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744in"/>
    </style:style>
    <style:style style:name="co2" style:family="table-column">
      <style:table-column-properties fo:break-before="auto" style:column-width="3.528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2571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0256in"/>
    </style:style>
    <style:style style:name="co11" style:family="table-column">
      <style:table-column-properties fo:break-before="auto" style:column-width="3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gg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romanize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gameFilename</text:p>
          </table:table-cell>
          <table:table-cell office:value-type="string" calcext:value-type="string">
            <text:p>thumbnailFilename</text:p>
          </table:table-cell>
          <table:table-cell office:value-type="string" calcext:value-type="string">
            <text:p>manualFilename</text:p>
          </table:table-cell>
          <table:table-cell office:value-type="string" calcext:value-type="string">
            <text:p>musicFilename</text:p>
          </table:table-cell>
          <table:table-cell office:value-type="string" calcext:value-type="string">
            <text:p>Store Page</text:p>
          </table:table-cell>
        </table:table-row>
        <table:table-row table:style-name="ro1">
          <table:table-cell office:value-type="string" calcext:value-type="string">
            <text:p>【BEEP EXTRA GAMES アンデッドラインMSX2復刻記念Ver】アンデッドライン</text:p>
          </table:table-cell>
          <table:table-cell office:value-type="string" calcext:value-type="string">
            <text:p>BEEP EXTRA GAMES Undeadline MSX2 Fukkoku Kinen Ver - Undeadlin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5a.bin</text:p>
          </table:table-cell>
          <table:table-cell office:value-type="string" calcext:value-type="string">
            <text:p>TAE1015.bmp</text:p>
          </table:table-cell>
          <table:table-cell office:value-type="string" calcext:value-type="string">
            <text:p>TAE1015m.bin</text:p>
          </table:table-cell>
          <table:table-cell/>
          <table:table-cell table:formula="of:=HYPERLINK(COM.MICROSOFT.CONCAT(&quot;https://www.amusement-center.com/project/egg/game/?product_id=&quot;; [.C2]))" office:value-type="string" office:string-value="https://www.amusement-center.com/project/egg/game/?product_id=1560" calcext:value-type="string">
            <text:p>https://www.amusement-center.com/project/egg/game/?product_id=1560</text:p>
          </table:table-cell>
        </table:table-row>
        <table:table-row table:style-name="ro1">
          <table:table-cell office:value-type="string" calcext:value-type="string">
            <text:p>【BEEP EXTRA GAMES 真・魔王ゴルべリアスMSX2復刻記念Ver】真・魔王ゴルべリアス</text:p>
          </table:table-cell>
          <table:table-cell office:value-type="string" calcext:value-type="string">
            <text:p>BEEP EXTRA GAMES Shin-Maou Golvellius MSX2 Fukkoku Kinen Ver - Shin-Maou Golvellius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0a.bin</text:p>
          </table:table-cell>
          <table:table-cell office:value-type="string" calcext:value-type="string">
            <text:p>COM1015.bmp</text:p>
          </table:table-cell>
          <table:table-cell table:number-columns-repeated="2"/>
          <table:table-cell table:formula="of:=HYPERLINK(COM.MICROSOFT.CONCAT(&quot;https://www.amusement-center.com/project/egg/game/?product_id=&quot;; [.C3]))" office:value-type="string" office:string-value="https://www.amusement-center.com/project/egg/game/?product_id=1566" calcext:value-type="string">
            <text:p>https://www.amusement-center.com/project/egg/game/?product_id=1566</text:p>
          </table:table-cell>
        </table:table-row>
        <table:table-row table:style-name="ro1">
          <table:table-cell office:value-type="string" calcext:value-type="string">
            <text:p>1chipMSXテストデータ_act</text:p>
          </table:table-cell>
          <table:table-cell office:value-type="string" calcext:value-type="string">
            <text:p>1-chip MSX Test Data ac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S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aa509.rombbb</text:p>
          </table:table-cell>
          <table:table-cell table:number-columns-repeated="2"/>
          <table:table-cell table:formula="of:=HYPERLINK(COM.MICROSOFT.CONCAT(&quot;https://www.amusement-center.com/project/egg/game/?product_id=&quot;; [.C4]))" office:value-type="string" office:string-value="https://www.amusement-center.com/project/egg/game/?product_id=509" calcext:value-type="string">
            <text:p>https://www.amusement-center.com/project/egg/game/?product_id=509</text:p>
          </table:table-cell>
        </table:table-row>
        <table:table-row table:style-name="ro1">
          <table:table-cell office:value-type="string" calcext:value-type="string">
            <text:p>38万キロの虚空</text:p>
          </table:table-cell>
          <table:table-cell office:value-type="string" calcext:value-type="string">
            <text:p>38-man Kilo no Kokuu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C-9801</text:p>
          </table:table-cell>
          <table:table-cell/>
          <table:table-cell office:value-type="string" calcext:value-type="string">
            <text:p>SAC0016.bmp</text:p>
          </table:table-cell>
          <table:table-cell office:value-type="string" calcext:value-type="string">
            <text:p>SAC0016m.bin</text:p>
          </table:table-cell>
          <table:table-cell/>
          <table:table-cell table:formula="of:=HYPERLINK(COM.MICROSOFT.CONCAT(&quot;https://www.amusement-center.com/project/egg/game/?product_id=&quot;; [.C5]))" office:value-type="string" office:string-value="https://www.amusement-center.com/project/egg/game/?product_id=576" calcext:value-type="string">
            <text:p>https://www.amusement-center.com/project/egg/game/?product_id=576</text:p>
          </table:table-cell>
        </table:table-row>
        <table:table-row table:style-name="ro1">
          <table:table-cell office:value-type="string" calcext:value-type="string">
            <text:p>38万キロの虚空</text:p>
          </table:table-cell>
          <table:table-cell office:value-type="string" calcext:value-type="string">
            <text:p>38-man Kilo no Kokuu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6a.bin</text:p>
          </table:table-cell>
          <table:table-cell office:value-type="string" calcext:value-type="string">
            <text:p>SAC0016.bmp</text:p>
          </table:table-cell>
          <table:table-cell office:value-type="string" calcext:value-type="string">
            <text:p>SAC0016m.bin</text:p>
          </table:table-cell>
          <table:table-cell/>
          <table:table-cell table:formula="of:=HYPERLINK(COM.MICROSOFT.CONCAT(&quot;https://www.amusement-center.com/project/egg/game/?product_id=&quot;; [.C6]))" office:value-type="string" office:string-value="https://www.amusement-center.com/project/egg/game/?product_id=1698" calcext:value-type="string">
            <text:p>https://www.amusement-center.com/project/egg/game/?product_id=1698</text:p>
          </table:table-cell>
        </table:table-row>
        <table:table-row table:style-name="ro1">
          <table:table-cell office:value-type="string" calcext:value-type="string">
            <text:p>3Dゴルフシミュレーション スーパーバージョン</text:p>
          </table:table-cell>
          <table:table-cell office:value-type="string" calcext:value-type="string">
            <text:p>3D Golf Simulation - Super Version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PC-6601</text:p>
          </table:table-cell>
          <table:table-cell office:value-type="string" calcext:value-type="string">
            <text:p>TAE0040a.bin</text:p>
          </table:table-cell>
          <table:table-cell office:value-type="string" calcext:value-type="string">
            <text:p>TAE0040.bmp</text:p>
          </table:table-cell>
          <table:table-cell office:value-type="string" calcext:value-type="string">
            <text:p>TAE0040m.bin</text:p>
          </table:table-cell>
          <table:table-cell/>
          <table:table-cell table:formula="of:=HYPERLINK(COM.MICROSOFT.CONCAT(&quot;https://www.amusement-center.com/project/egg/game/?product_id=&quot;; [.C7]))" office:value-type="string" office:string-value="https://www.amusement-center.com/project/egg/game/?product_id=1617" calcext:value-type="string">
            <text:p>https://www.amusement-center.com/project/egg/game/?product_id=1617</text:p>
          </table:table-cell>
        </table:table-row>
        <table:table-row table:style-name="ro1">
          <table:table-cell office:value-type="string" calcext:value-type="string">
            <text:p>3Dゴルフシミュレーション スーパーバージョン</text:p>
          </table:table-cell>
          <table:table-cell office:value-type="string" calcext:value-type="string">
            <text:p>3D Golf Simulation - Super Version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PC-6601</text:p>
          </table:table-cell>
          <table:table-cell office:value-type="string" calcext:value-type="string">
            <text:p>TAE0040a.bin</text:p>
          </table:table-cell>
          <table:table-cell office:value-type="string" calcext:value-type="string">
            <text:p>TAE0040.bmp</text:p>
          </table:table-cell>
          <table:table-cell office:value-type="string" calcext:value-type="string">
            <text:p>TAE0040m.bin</text:p>
          </table:table-cell>
          <table:table-cell/>
          <table:table-cell table:formula="of:=HYPERLINK(COM.MICROSOFT.CONCAT(&quot;https://www.amusement-center.com/project/egg/game/?product_id=&quot;; [.C8]))" office:value-type="string" office:string-value="https://www.amusement-center.com/project/egg/game/?product_id=1791" calcext:value-type="string">
            <text:p>https://www.amusement-center.com/project/egg/game/?product_id=1791</text:p>
          </table:table-cell>
        </table:table-row>
        <table:table-row table:style-name="ro1">
          <table:table-cell office:value-type="string" calcext:value-type="string">
            <text:p>8ビットリズムランド</text:p>
          </table:table-cell>
          <table:table-cell office:value-type="string" calcext:value-type="string">
            <text:p>8-bit Rhythm Land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C0002a.bin</text:p>
          </table:table-cell>
          <table:table-cell office:value-type="string" calcext:value-type="string">
            <text:p>CBC0002.bmp</text:p>
          </table:table-cell>
          <table:table-cell office:value-type="string" calcext:value-type="string">
            <text:p>CBC0002m.bin</text:p>
          </table:table-cell>
          <table:table-cell/>
          <table:table-cell table:formula="of:=HYPERLINK(COM.MICROSOFT.CONCAT(&quot;https://www.amusement-center.com/project/egg/game/?product_id=&quot;; [.C9]))" office:value-type="string" office:string-value="https://www.amusement-center.com/project/egg/game/?product_id=1628" calcext:value-type="string">
            <text:p>https://www.amusement-center.com/project/egg/game/?product_id=1628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Abys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4a.bin</text:p>
          </table:table-cell>
          <table:table-cell office:value-type="string" calcext:value-type="string">
            <text:p>HAM0004.bmp</text:p>
          </table:table-cell>
          <table:table-cell table:number-columns-repeated="2"/>
          <table:table-cell table:formula="of:=HYPERLINK(COM.MICROSOFT.CONCAT(&quot;https://www.amusement-center.com/project/egg/game/?product_id=&quot;; [.C10]))" office:value-type="string" office:string-value="https://www.amusement-center.com/project/egg/game/?product_id=190" calcext:value-type="string">
            <text:p>https://www.amusement-center.com/project/egg/game/?product_id=190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Abys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8a.bin</text:p>
          </table:table-cell>
          <table:table-cell office:value-type="string" calcext:value-type="string">
            <text:p>HAM0008.bmp</text:p>
          </table:table-cell>
          <table:table-cell office:value-type="string" calcext:value-type="string">
            <text:p>HAM0008m.bin</text:p>
          </table:table-cell>
          <table:table-cell/>
          <table:table-cell table:formula="of:=HYPERLINK(COM.MICROSOFT.CONCAT(&quot;https://www.amusement-center.com/project/egg/game/?product_id=&quot;; [.C11]))" office:value-type="string" office:string-value="https://www.amusement-center.com/project/egg/game/?product_id=1135" calcext:value-type="string">
            <text:p>https://www.amusement-center.com/project/egg/game/?product_id=1135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Abyss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8a.bin</text:p>
          </table:table-cell>
          <table:table-cell office:value-type="string" calcext:value-type="string">
            <text:p>HAM0008.bmp</text:p>
          </table:table-cell>
          <table:table-cell office:value-type="string" calcext:value-type="string">
            <text:p>HAM0008m.bin</text:p>
          </table:table-cell>
          <table:table-cell/>
          <table:table-cell table:formula="of:=HYPERLINK(COM.MICROSOFT.CONCAT(&quot;https://www.amusement-center.com/project/egg/game/?product_id=&quot;; [.C12]))" office:value-type="string" office:string-value="https://www.amusement-center.com/project/egg/game/?product_id=1367" calcext:value-type="string">
            <text:p>https://www.amusement-center.com/project/egg/game/?product_id=1367</text:p>
          </table:table-cell>
        </table:table-row>
        <table:table-row table:style-name="ro1">
          <table:table-cell office:value-type="string" calcext:value-type="string">
            <text:p>ABYSS II</text:p>
          </table:table-cell>
          <table:table-cell office:value-type="string" calcext:value-type="string">
            <text:p>Abyss II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11a.bin</text:p>
          </table:table-cell>
          <table:table-cell office:value-type="string" calcext:value-type="string">
            <text:p>HAM0011.bmp</text:p>
          </table:table-cell>
          <table:table-cell office:value-type="string" calcext:value-type="string">
            <text:p>HAM0011m.bin</text:p>
          </table:table-cell>
          <table:table-cell office:value-type="string" calcext:value-type="string">
            <text:p>HAM0011d.bin</text:p>
          </table:table-cell>
          <table:table-cell table:formula="of:=HYPERLINK(COM.MICROSOFT.CONCAT(&quot;https://www.amusement-center.com/project/egg/game/?product_id=&quot;; [.C13]))" office:value-type="string" office:string-value="https://www.amusement-center.com/project/egg/game/?product_id=1180" calcext:value-type="string">
            <text:p>https://www.amusement-center.com/project/egg/game/?product_id=1180</text:p>
          </table:table-cell>
        </table:table-row>
        <table:table-row table:style-name="ro1">
          <table:table-cell office:value-type="string" calcext:value-type="string">
            <text:p>ABYSS2 帝王の涙</text:p>
          </table:table-cell>
          <table:table-cell office:value-type="string" calcext:value-type="string">
            <text:p>Abyss 2 - Teiou no Namid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5a.bin</text:p>
          </table:table-cell>
          <table:table-cell office:value-type="string" calcext:value-type="string">
            <text:p>HAM0005.bmp</text:p>
          </table:table-cell>
          <table:table-cell/>
          <table:table-cell office:value-type="string" calcext:value-type="string">
            <text:p>HAM0005d.bin</text:p>
          </table:table-cell>
          <table:table-cell table:formula="of:=HYPERLINK(COM.MICROSOFT.CONCAT(&quot;https://www.amusement-center.com/project/egg/game/?product_id=&quot;; [.C14]))" office:value-type="string" office:string-value="https://www.amusement-center.com/project/egg/game/?product_id=191" calcext:value-type="string">
            <text:p>https://www.amusement-center.com/project/egg/game/?product_id=191</text:p>
          </table:table-cell>
        </table:table-row>
        <table:table-row table:style-name="ro1">
          <table:table-cell office:value-type="string" calcext:value-type="string">
            <text:p>ADDMATH</text:p>
          </table:table-cell>
          <table:table-cell table:style-name="ce2" office:value-type="string" calcext:value-type="string">
            <text:p>Addmath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15a.bin</text:p>
          </table:table-cell>
          <table:table-cell office:value-type="string" calcext:value-type="string">
            <text:p>COM3015.bmp</text:p>
          </table:table-cell>
          <table:table-cell table:number-columns-repeated="2"/>
          <table:table-cell table:formula="of:=HYPERLINK(COM.MICROSOFT.CONCAT(&quot;https://www.amusement-center.com/project/egg/game/?product_id=&quot;; [.C15]))" office:value-type="string" office:string-value="https://www.amusement-center.com/project/egg/game/?product_id=865" calcext:value-type="string">
            <text:p>https://www.amusement-center.com/project/egg/game/?product_id=865</text:p>
          </table:table-cell>
        </table:table-row>
        <table:table-row table:style-name="ro1">
          <table:table-cell office:value-type="string" calcext:value-type="string">
            <text:p>After Devil Force 〜狂王の後継者〜</text:p>
          </table:table-cell>
          <table:table-cell office:value-type="string" calcext:value-type="string">
            <text:p>After Devil Force - Kyou-ou no Koukeisha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5a.bin</text:p>
          </table:table-cell>
          <table:table-cell/>
          <table:table-cell office:value-type="string" calcext:value-type="string">
            <text:p>COM5035m.bin</text:p>
          </table:table-cell>
          <table:table-cell/>
          <table:table-cell table:formula="of:=HYPERLINK(COM.MICROSOFT.CONCAT(&quot;https://www.amusement-center.com/project/egg/game/?product_id=&quot;; [.C16]))" office:value-type="string" office:string-value="https://www.amusement-center.com/project/egg/game/?product_id=1268" calcext:value-type="string">
            <text:p>https://www.amusement-center.com/project/egg/game/?product_id=1268</text:p>
          </table:table-cell>
        </table:table-row>
        <table:table-row table:style-name="ro1">
          <table:table-cell office:value-type="string" calcext:value-type="string">
            <text:p>After Devil Force 外伝-THE SWORD BATTLE of QUAUDA-</text:p>
          </table:table-cell>
          <table:table-cell office:value-type="string" calcext:value-type="string">
            <text:p>After Devil Force Gaiden - The Sword Battle of Quad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2a.bin</text:p>
          </table:table-cell>
          <table:table-cell/>
          <table:table-cell office:value-type="string" calcext:value-type="string">
            <text:p>COM5032m.bin</text:p>
          </table:table-cell>
          <table:table-cell/>
          <table:table-cell table:formula="of:=HYPERLINK(COM.MICROSOFT.CONCAT(&quot;https://www.amusement-center.com/project/egg/game/?product_id=&quot;; [.C17]))" office:value-type="string" office:string-value="https://www.amusement-center.com/project/egg/game/?product_id=1265" calcext:value-type="string">
            <text:p>https://www.amusement-center.com/project/egg/game/?product_id=1265</text:p>
          </table:table-cell>
        </table:table-row>
        <table:table-row table:style-name="ro1">
          <table:table-cell office:value-type="string" calcext:value-type="string">
            <text:p>AIR COMBAT 遊撃王II</text:p>
          </table:table-cell>
          <table:table-cell office:value-type="string" calcext:value-type="string">
            <text:p>Air Combat - Yuugekiou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19a.bin</text:p>
          </table:table-cell>
          <table:table-cell office:value-type="string" calcext:value-type="string">
            <text:p>SYS0019.bmp</text:p>
          </table:table-cell>
          <table:table-cell office:value-type="string" calcext:value-type="string">
            <text:p>SYS0019m.bin</text:p>
          </table:table-cell>
          <table:table-cell/>
          <table:table-cell table:formula="of:=HYPERLINK(COM.MICROSOFT.CONCAT(&quot;https://www.amusement-center.com/project/egg/game/?product_id=&quot;; [.C18]))" office:value-type="string" office:string-value="https://www.amusement-center.com/project/egg/game/?product_id=514" calcext:value-type="string">
            <text:p>https://www.amusement-center.com/project/egg/game/?product_id=514</text:p>
          </table:table-cell>
        </table:table-row>
        <table:table-row table:style-name="ro1">
          <table:table-cell office:value-type="string" calcext:value-type="string">
            <text:p>Aleste 1 &amp; 2 Plus</text:p>
          </table:table-cell>
          <table:table-cell office:value-type="string" calcext:value-type="string">
            <text:p>Aleste - 1 &amp; 2 Plu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11a.bin</text:p>
          </table:table-cell>
          <table:table-cell office:value-type="string" calcext:value-type="string">
            <text:p>COM3011.bmp</text:p>
          </table:table-cell>
          <table:table-cell table:number-columns-repeated="2"/>
          <table:table-cell table:formula="of:=HYPERLINK(COM.MICROSOFT.CONCAT(&quot;https://www.amusement-center.com/project/egg/game/?product_id=&quot;; [.C19]))" office:value-type="string" office:string-value="https://www.amusement-center.com/project/egg/game/?product_id=794" calcext:value-type="string">
            <text:p>https://www.amusement-center.com/project/egg/game/?product_id=794</text:p>
          </table:table-cell>
        </table:table-row>
        <table:table-row table:style-name="ro1">
          <table:table-cell office:value-type="string" calcext:value-type="string">
            <text:p>Aleste English <text:s/></text:p>
          </table:table-cell>
          <table:table-cell office:value-type="string" calcext:value-type="string">
            <text:p>Aleste - English <text:s/>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2a.bin</text:p>
          </table:table-cell>
          <table:table-cell office:value-type="string" calcext:value-type="string">
            <text:p>COM3002.bmp</text:p>
          </table:table-cell>
          <table:table-cell office:value-type="string" calcext:value-type="string">
            <text:p>COM3002m.bin</text:p>
          </table:table-cell>
          <table:table-cell/>
          <table:table-cell table:formula="of:=HYPERLINK(COM.MICROSOFT.CONCAT(&quot;https://www.amusement-center.com/project/egg/game/?product_id=&quot;; [.C20]))" office:value-type="string" office:string-value="https://www.amusement-center.com/project/egg/game/?product_id=735" calcext:value-type="string">
            <text:p>https://www.amusement-center.com/project/egg/game/?product_id=735</text:p>
          </table:table-cell>
        </table:table-row>
        <table:table-row table:style-name="ro1">
          <table:table-cell office:value-type="string" calcext:value-type="string">
            <text:p>Aleste2 English</text:p>
          </table:table-cell>
          <table:table-cell office:value-type="string" calcext:value-type="string">
            <text:p>Aleste 2 - English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9a.bin</text:p>
          </table:table-cell>
          <table:table-cell office:value-type="string" calcext:value-type="string">
            <text:p>COM3009.bmp</text:p>
          </table:table-cell>
          <table:table-cell table:number-columns-repeated="2"/>
          <table:table-cell table:formula="of:=HYPERLINK(COM.MICROSOFT.CONCAT(&quot;https://www.amusement-center.com/project/egg/game/?product_id=&quot;; [.C21]))" office:value-type="string" office:string-value="https://www.amusement-center.com/project/egg/game/?product_id=782" calcext:value-type="string">
            <text:p>https://www.amusement-center.com/project/egg/game/?product_id=782</text:p>
          </table:table-cell>
        </table:table-row>
        <table:table-row table:style-name="ro1">
          <table:table-cell office:value-type="string" calcext:value-type="string">
            <text:p>Aleste2 English</text:p>
          </table:table-cell>
          <table:table-cell office:value-type="string" calcext:value-type="string">
            <text:p>Aleste 2 - English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9a.bin</text:p>
          </table:table-cell>
          <table:table-cell office:value-type="string" calcext:value-type="string">
            <text:p>COM3009.bmp</text:p>
          </table:table-cell>
          <table:table-cell table:number-columns-repeated="2"/>
          <table:table-cell table:formula="of:=HYPERLINK(COM.MICROSOFT.CONCAT(&quot;https://www.amusement-center.com/project/egg/game/?product_id=&quot;; [.C22]))" office:value-type="string" office:string-value="https://www.amusement-center.com/project/egg/game/?product_id=785" calcext:value-type="string">
            <text:p>https://www.amusement-center.com/project/egg/game/?product_id=78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QE0001a.bin</text:p>
          </table:table-cell>
          <table:table-cell office:value-type="string" calcext:value-type="string">
            <text:p>SQE0001.bmp</text:p>
          </table:table-cell>
          <table:table-cell office:value-type="string" calcext:value-type="string">
            <text:p>SQE0001m.bin</text:p>
          </table:table-cell>
          <table:table-cell office:value-type="string" calcext:value-type="string">
            <text:p>SQE0001d.bin</text:p>
          </table:table-cell>
          <table:table-cell table:formula="of:=HYPERLINK(COM.MICROSOFT.CONCAT(&quot;https://www.amusement-center.com/project/egg/game/?product_id=&quot;; [.C23]))" office:value-type="string" office:string-value="https://www.amusement-center.com/project/egg/game/?product_id=1136" calcext:value-type="string">
            <text:p>https://www.amusement-center.com/project/egg/game/?product_id=1136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QE0006a.bin</text:p>
          </table:table-cell>
          <table:table-cell office:value-type="string" calcext:value-type="string">
            <text:p>SQE0006.bmp</text:p>
          </table:table-cell>
          <table:table-cell office:value-type="string" calcext:value-type="string">
            <text:p>SQE0006m.bin</text:p>
          </table:table-cell>
          <table:table-cell/>
          <table:table-cell table:formula="of:=HYPERLINK(COM.MICROSOFT.CONCAT(&quot;https://www.amusement-center.com/project/egg/game/?product_id=&quot;; [.C24]))" office:value-type="string" office:string-value="https://www.amusement-center.com/project/egg/game/?product_id=1171" calcext:value-type="string">
            <text:p>https://www.amusement-center.com/project/egg/game/?product_id=117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QE0010a.bin</text:p>
          </table:table-cell>
          <table:table-cell office:value-type="string" calcext:value-type="string">
            <text:p>SQE0010.bmp</text:p>
          </table:table-cell>
          <table:table-cell office:value-type="string" calcext:value-type="string">
            <text:p>SQE0010m.bin</text:p>
          </table:table-cell>
          <table:table-cell office:value-type="string" calcext:value-type="string">
            <text:p>SQE0010d.bin</text:p>
          </table:table-cell>
          <table:table-cell table:formula="of:=HYPERLINK(COM.MICROSOFT.CONCAT(&quot;https://www.amusement-center.com/project/egg/game/?product_id=&quot;; [.C25]))" office:value-type="string" office:string-value="https://www.amusement-center.com/project/egg/game/?product_id=1213" calcext:value-type="string">
            <text:p>https://www.amusement-center.com/project/egg/game/?product_id=1213</text:p>
          </table:table-cell>
        </table:table-row>
        <table:table-row table:style-name="ro1">
          <table:table-cell office:value-type="string" calcext:value-type="string">
            <text:p>ANKOKU-YOUSAI RELICS </text:p>
          </table:table-cell>
          <table:table-cell table:style-name="ce2" office:value-type="string" calcext:value-type="string">
            <text:p>Ankoku-Yousai Relic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3024a.bin</text:p>
          </table:table-cell>
          <table:table-cell office:value-type="string" calcext:value-type="string">
            <text:p>BOT0033.bmp</text:p>
          </table:table-cell>
          <table:table-cell table:number-columns-repeated="2"/>
          <table:table-cell table:formula="of:=HYPERLINK(COM.MICROSOFT.CONCAT(&quot;https://www.amusement-center.com/project/egg/game/?product_id=&quot;; [.C26]))" office:value-type="string" office:string-value="https://www.amusement-center.com/project/egg/game/?product_id=1057" calcext:value-type="string">
            <text:p>https://www.amusement-center.com/project/egg/game/?product_id=1057</text:p>
          </table:table-cell>
        </table:table-row>
        <table:table-row table:style-name="ro1">
          <table:table-cell office:value-type="string" calcext:value-type="string">
            <text:p>ANTY</text:p>
          </table:table-cell>
          <table:table-cell table:style-name="ce2" office:value-type="string" calcext:value-type="string">
            <text:p>Anty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3007a.bin</text:p>
          </table:table-cell>
          <table:table-cell office:value-type="string" calcext:value-type="string">
            <text:p>BOT3007.bmp</text:p>
          </table:table-cell>
          <table:table-cell table:number-columns-repeated="2"/>
          <table:table-cell table:formula="of:=HYPERLINK(COM.MICROSOFT.CONCAT(&quot;https://www.amusement-center.com/project/egg/game/?product_id=&quot;; [.C27]))" office:value-type="string" office:string-value="https://www.amusement-center.com/project/egg/game/?product_id=761" calcext:value-type="string">
            <text:p>https://www.amusement-center.com/project/egg/game/?product_id=761</text:p>
          </table:table-cell>
        </table:table-row>
        <table:table-row table:style-name="ro1">
          <table:table-cell office:value-type="string" calcext:value-type="string">
            <text:p>APPLE SAUCE 7 むーれくろーずるっぱ <text:s/></text:p>
          </table:table-cell>
          <table:table-cell office:value-type="string" calcext:value-type="string">
            <text:p>Apple Sauce 7 - Moore Cuase Luppa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4a.bin</text:p>
          </table:table-cell>
          <table:table-cell office:value-type="string" calcext:value-type="string">
            <text:p>COM0044.bmp</text:p>
          </table:table-cell>
          <table:table-cell office:value-type="string" calcext:value-type="string">
            <text:p>COM0044m.bin</text:p>
          </table:table-cell>
          <table:table-cell/>
          <table:table-cell table:formula="of:=HYPERLINK(COM.MICROSOFT.CONCAT(&quot;https://www.amusement-center.com/project/egg/game/?product_id=&quot;; [.C28]))" office:value-type="string" office:string-value="https://www.amusement-center.com/project/egg/game/?product_id=799" calcext:value-type="string">
            <text:p>https://www.amusement-center.com/project/egg/game/?product_id=799</text:p>
          </table:table-cell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Arctic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5a.bin</text:p>
          </table:table-cell>
          <table:table-cell office:value-type="string" calcext:value-type="string">
            <text:p>ART0025.bmp</text:p>
          </table:table-cell>
          <table:table-cell office:value-type="string" calcext:value-type="string">
            <text:p>ART0025m.bin</text:p>
          </table:table-cell>
          <table:table-cell/>
          <table:table-cell table:formula="of:=HYPERLINK(COM.MICROSOFT.CONCAT(&quot;https://www.amusement-center.com/project/egg/game/?product_id=&quot;; [.C29]))" office:value-type="string" office:string-value="https://www.amusement-center.com/project/egg/game/?product_id=1473" calcext:value-type="string">
            <text:p>https://www.amusement-center.com/project/egg/game/?product_id=1473</text:p>
          </table:table-cell>
        </table:table-row>
        <table:table-row table:style-name="ro1">
          <table:table-cell office:value-type="string" calcext:value-type="string">
            <text:p>ARCUS</text:p>
          </table:table-cell>
          <table:table-cell office:value-type="string" calcext:value-type="string">
            <text:p>Arc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02a.bin</text:p>
          </table:table-cell>
          <table:table-cell office:value-type="string" calcext:value-type="string">
            <text:p>TEL0002.bmp</text:p>
          </table:table-cell>
          <table:table-cell/>
          <table:table-cell office:value-type="string" calcext:value-type="string">
            <text:p>TEL0002d.bin</text:p>
          </table:table-cell>
          <table:table-cell table:formula="of:=HYPERLINK(COM.MICROSOFT.CONCAT(&quot;https://www.amusement-center.com/project/egg/game/?product_id=&quot;; [.C30]))" office:value-type="string" office:string-value="https://www.amusement-center.com/project/egg/game/?product_id=250" calcext:value-type="string">
            <text:p>https://www.amusement-center.com/project/egg/game/?product_id=250</text:p>
          </table:table-cell>
        </table:table-row>
        <table:table-row table:style-name="ro1">
          <table:table-cell office:value-type="string" calcext:value-type="string">
            <text:p>ARCUS</text:p>
          </table:table-cell>
          <table:table-cell office:value-type="string" calcext:value-type="string">
            <text:p>Arcu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7a.bin</text:p>
          </table:table-cell>
          <table:table-cell office:value-type="string" calcext:value-type="string">
            <text:p>TEL1007.bmp</text:p>
          </table:table-cell>
          <table:table-cell table:number-columns-repeated="2"/>
          <table:table-cell table:formula="of:=HYPERLINK(COM.MICROSOFT.CONCAT(&quot;https://www.amusement-center.com/project/egg/game/?product_id=&quot;; [.C31]))" office:value-type="string" office:string-value="https://www.amusement-center.com/project/egg/game/?product_id=251" calcext:value-type="string">
            <text:p>https://www.amusement-center.com/project/egg/game/?product_id=251</text:p>
          </table:table-cell>
        </table:table-row>
        <table:table-row table:style-name="ro1">
          <table:table-cell office:value-type="string" calcext:value-type="string">
            <text:p>ARCUS 3</text:p>
          </table:table-cell>
          <table:table-cell office:value-type="string" calcext:value-type="string">
            <text:p>Arcus 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08a.bin</text:p>
          </table:table-cell>
          <table:table-cell office:value-type="string" calcext:value-type="string">
            <text:p>TEL0008.bmp</text:p>
          </table:table-cell>
          <table:table-cell table:number-columns-repeated="2"/>
          <table:table-cell table:formula="of:=HYPERLINK(COM.MICROSOFT.CONCAT(&quot;https://www.amusement-center.com/project/egg/game/?product_id=&quot;; [.C32]))" office:value-type="string" office:string-value="https://www.amusement-center.com/project/egg/game/?product_id=343" calcext:value-type="string">
            <text:p>https://www.amusement-center.com/project/egg/game/?product_id=343</text:p>
          </table:table-cell>
        </table:table-row>
        <table:table-row table:style-name="ro1">
          <table:table-cell office:value-type="string" calcext:value-type="string">
            <text:p>ARCUSII −Silent Symphony−</text:p>
          </table:table-cell>
          <table:table-cell office:value-type="string" calcext:value-type="string">
            <text:p>Arcus II - Silent Symphony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8a.bin</text:p>
          </table:table-cell>
          <table:table-cell office:value-type="string" calcext:value-type="string">
            <text:p>TEL1008.bmp</text:p>
          </table:table-cell>
          <table:table-cell table:number-columns-repeated="2"/>
          <table:table-cell table:formula="of:=HYPERLINK(COM.MICROSOFT.CONCAT(&quot;https://www.amusement-center.com/project/egg/game/?product_id=&quot;; [.C33]))" office:value-type="string" office:string-value="https://www.amusement-center.com/project/egg/game/?product_id=253" calcext:value-type="string">
            <text:p>https://www.amusement-center.com/project/egg/game/?product_id=253</text:p>
          </table:table-cell>
        </table:table-row>
        <table:table-row table:style-name="ro1">
          <table:table-cell office:value-type="string" calcext:value-type="string">
            <text:p>ARKSROAD</text:p>
          </table:table-cell>
          <table:table-cell table:style-name="ce2" office:value-type="string" calcext:value-type="string">
            <text:p>Arks Roa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2a.bin</text:p>
          </table:table-cell>
          <table:table-cell office:value-type="string" calcext:value-type="string">
            <text:p>WIN0002.bmp</text:p>
          </table:table-cell>
          <table:table-cell table:number-columns-repeated="2"/>
          <table:table-cell table:formula="of:=HYPERLINK(COM.MICROSOFT.CONCAT(&quot;https://www.amusement-center.com/project/egg/game/?product_id=&quot;; [.C34]))" office:value-type="string" office:string-value="https://www.amusement-center.com/project/egg/game/?product_id=26" calcext:value-type="string">
            <text:p>https://www.amusement-center.com/project/egg/game/?product_id=26</text:p>
          </table:table-cell>
        </table:table-row>
        <table:table-row table:style-name="ro1">
          <table:table-cell office:value-type="string" calcext:value-type="string">
            <text:p>ASHE</text:p>
          </table:table-cell>
          <table:table-cell table:style-name="ce2" office:value-type="string" calcext:value-type="string">
            <text:p>Ash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QSR0002a.bin</text:p>
          </table:table-cell>
          <table:table-cell office:value-type="string" calcext:value-type="string">
            <text:p>QSR0002.bmp</text:p>
          </table:table-cell>
          <table:table-cell office:value-type="string" calcext:value-type="string">
            <text:p>QSR0002m.bin</text:p>
          </table:table-cell>
          <table:table-cell/>
          <table:table-cell table:formula="of:=HYPERLINK(COM.MICROSOFT.CONCAT(&quot;https://www.amusement-center.com/project/egg/game/?product_id=&quot;; [.C35]))" office:value-type="string" office:string-value="https://www.amusement-center.com/project/egg/game/?product_id=1100" calcext:value-type="string">
            <text:p>https://www.amusement-center.com/project/egg/game/?product_id=1100</text:p>
          </table:table-cell>
        </table:table-row>
        <table:table-row table:style-name="ro1">
          <table:table-cell office:value-type="string" calcext:value-type="string">
            <text:p>ATLAS</text:p>
          </table:table-cell>
          <table:table-cell table:style-name="ce2" office:value-type="string" calcext:value-type="string">
            <text:p>Atla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4a.bin</text:p>
          </table:table-cell>
          <table:table-cell office:value-type="string" calcext:value-type="string">
            <text:p>ART0014.bmp</text:p>
          </table:table-cell>
          <table:table-cell office:value-type="string" calcext:value-type="string">
            <text:p>ART0014m.bin</text:p>
          </table:table-cell>
          <table:table-cell/>
          <table:table-cell table:formula="of:=HYPERLINK(COM.MICROSOFT.CONCAT(&quot;https://www.amusement-center.com/project/egg/game/?product_id=&quot;; [.C36]))" office:value-type="string" office:string-value="https://www.amusement-center.com/project/egg/game/?product_id=574" calcext:value-type="string">
            <text:p>https://www.amusement-center.com/project/egg/game/?product_id=574</text:p>
          </table:table-cell>
        </table:table-row>
        <table:table-row table:style-name="ro1">
          <table:table-cell office:value-type="string" calcext:value-type="string">
            <text:p>ATLASⅡ</text:p>
          </table:table-cell>
          <table:table-cell office:value-type="string" calcext:value-type="string">
            <text:p>Atlas II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5a.bin</text:p>
          </table:table-cell>
          <table:table-cell office:value-type="string" calcext:value-type="string">
            <text:p>ART0015.bmp</text:p>
          </table:table-cell>
          <table:table-cell office:value-type="string" calcext:value-type="string">
            <text:p>ART0015m.bin</text:p>
          </table:table-cell>
          <table:table-cell/>
          <table:table-cell table:formula="of:=HYPERLINK(COM.MICROSOFT.CONCAT(&quot;https://www.amusement-center.com/project/egg/game/?product_id=&quot;; [.C37]))" office:value-type="string" office:string-value="https://www.amusement-center.com/project/egg/game/?product_id=646" calcext:value-type="string">
            <text:p>https://www.amusement-center.com/project/egg/game/?product_id=646</text:p>
          </table:table-cell>
        </table:table-row>
        <table:table-row table:style-name="ro1">
          <table:table-cell office:value-type="string" calcext:value-type="string">
            <text:p>AX-1　デモンストレーション</text:p>
          </table:table-cell>
          <table:table-cell office:value-type="string" calcext:value-type="string">
            <text:p>AX-1 - Demonstration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07a.bin</text:p>
          </table:table-cell>
          <table:table-cell office:value-type="string" calcext:value-type="string">
            <text:p>EBS0007.bmp</text:p>
          </table:table-cell>
          <table:table-cell table:number-columns-repeated="2"/>
          <table:table-cell table:formula="of:=HYPERLINK(COM.MICROSOFT.CONCAT(&quot;https://www.amusement-center.com/project/egg/game/?product_id=&quot;; [.C38]))" office:value-type="string" office:string-value="https://www.amusement-center.com/project/egg/game/?product_id=672" calcext:value-type="string">
            <text:p>https://www.amusement-center.com/project/egg/game/?product_id=672</text:p>
          </table:table-cell>
        </table:table-row>
        <table:table-row table:style-name="ro1">
          <table:table-cell office:value-type="string" calcext:value-type="string">
            <text:p>AX-2　デュアル・エイリアン</text:p>
          </table:table-cell>
          <table:table-cell office:value-type="string" calcext:value-type="string">
            <text:p>AX-2 - Dual Alie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08a.bin</text:p>
          </table:table-cell>
          <table:table-cell office:value-type="string" calcext:value-type="string">
            <text:p>EBS0008.bmp</text:p>
          </table:table-cell>
          <table:table-cell office:value-type="string" calcext:value-type="string">
            <text:p>EBS0008m.bin</text:p>
          </table:table-cell>
          <table:table-cell/>
          <table:table-cell table:formula="of:=HYPERLINK(COM.MICROSOFT.CONCAT(&quot;https://www.amusement-center.com/project/egg/game/?product_id=&quot;; [.C39]))" office:value-type="string" office:string-value="https://www.amusement-center.com/project/egg/game/?product_id=673" calcext:value-type="string">
            <text:p>https://www.amusement-center.com/project/egg/game/?product_id=673</text:p>
          </table:table-cell>
        </table:table-row>
        <table:table-row table:style-name="ro1">
          <table:table-cell office:value-type="string" calcext:value-type="string">
            <text:p>AX-3　インターファイト</text:p>
          </table:table-cell>
          <table:table-cell office:value-type="string" calcext:value-type="string">
            <text:p>AX-3 - Interfigh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09a.bin</text:p>
          </table:table-cell>
          <table:table-cell office:value-type="string" calcext:value-type="string">
            <text:p>EBS0009.bmp</text:p>
          </table:table-cell>
          <table:table-cell office:value-type="string" calcext:value-type="string">
            <text:p>EBS0009m.bin</text:p>
          </table:table-cell>
          <table:table-cell/>
          <table:table-cell table:formula="of:=HYPERLINK(COM.MICROSOFT.CONCAT(&quot;https://www.amusement-center.com/project/egg/game/?product_id=&quot;; [.C40]))" office:value-type="string" office:string-value="https://www.amusement-center.com/project/egg/game/?product_id=675" calcext:value-type="string">
            <text:p>https://www.amusement-center.com/project/egg/game/?product_id=675</text:p>
          </table:table-cell>
        </table:table-row>
        <table:table-row table:style-name="ro1">
          <table:table-cell office:value-type="string" calcext:value-type="string">
            <text:p>AX-3　スロットポーカー</text:p>
          </table:table-cell>
          <table:table-cell office:value-type="string" calcext:value-type="string">
            <text:p>AX-3 - Slot Poker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12a.bin</text:p>
          </table:table-cell>
          <table:table-cell office:value-type="string" calcext:value-type="string">
            <text:p>EBS0012.bmp</text:p>
          </table:table-cell>
          <table:table-cell office:value-type="string" calcext:value-type="string">
            <text:p>EBS0012m.bin</text:p>
          </table:table-cell>
          <table:table-cell/>
          <table:table-cell table:formula="of:=HYPERLINK(COM.MICROSOFT.CONCAT(&quot;https://www.amusement-center.com/project/egg/game/?product_id=&quot;; [.C41]))" office:value-type="string" office:string-value="https://www.amusement-center.com/project/egg/game/?product_id=689" calcext:value-type="string">
            <text:p>https://www.amusement-center.com/project/egg/game/?product_id=689</text:p>
          </table:table-cell>
        </table:table-row>
        <table:table-row table:style-name="ro1">
          <table:table-cell office:value-type="string" calcext:value-type="string">
            <text:p>AX-4　ブラックホール <text:s/></text:p>
          </table:table-cell>
          <table:table-cell office:value-type="string" calcext:value-type="string">
            <text:p>AX-4 - Black Hole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11a.bin</text:p>
          </table:table-cell>
          <table:table-cell office:value-type="string" calcext:value-type="string">
            <text:p>EBS0011.bmp</text:p>
          </table:table-cell>
          <table:table-cell office:value-type="string" calcext:value-type="string">
            <text:p>EBS0011m.bin</text:p>
          </table:table-cell>
          <table:table-cell/>
          <table:table-cell table:formula="of:=HYPERLINK(COM.MICROSOFT.CONCAT(&quot;https://www.amusement-center.com/project/egg/game/?product_id=&quot;; [.C42]))" office:value-type="string" office:string-value="https://www.amusement-center.com/project/egg/game/?product_id=684" calcext:value-type="string">
            <text:p>https://www.amusement-center.com/project/egg/game/?product_id=684</text:p>
          </table:table-cell>
        </table:table-row>
        <table:table-row table:style-name="ro1">
          <table:table-cell office:value-type="string" calcext:value-type="string">
            <text:p>AX-5　オリオン</text:p>
          </table:table-cell>
          <table:table-cell office:value-type="string" calcext:value-type="string">
            <text:p>AX-5 - Olio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EBS0010a.bin</text:p>
          </table:table-cell>
          <table:table-cell office:value-type="string" calcext:value-type="string">
            <text:p>EBS0010.bmp</text:p>
          </table:table-cell>
          <table:table-cell office:value-type="string" calcext:value-type="string">
            <text:p>EBS0010m.bin</text:p>
          </table:table-cell>
          <table:table-cell/>
          <table:table-cell table:formula="of:=HYPERLINK(COM.MICROSOFT.CONCAT(&quot;https://www.amusement-center.com/project/egg/game/?product_id=&quot;; [.C43]))" office:value-type="string" office:string-value="https://www.amusement-center.com/project/egg/game/?product_id=680" calcext:value-type="string">
            <text:p>https://www.amusement-center.com/project/egg/game/?product_id=680</text:p>
          </table:table-cell>
        </table:table-row>
        <table:table-row table:style-name="ro1">
          <table:table-cell office:value-type="string" calcext:value-type="string">
            <text:p>A列車で行こう</text:p>
          </table:table-cell>
          <table:table-cell office:value-type="string" calcext:value-type="string">
            <text:p>A Ressha de Ikou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ART0018a.bin</text:p>
          </table:table-cell>
          <table:table-cell office:value-type="string" calcext:value-type="string">
            <text:p>ART0018.bmp</text:p>
          </table:table-cell>
          <table:table-cell office:value-type="string" calcext:value-type="string">
            <text:p>ART0018m.bin</text:p>
          </table:table-cell>
          <table:table-cell/>
          <table:table-cell table:formula="of:=HYPERLINK(COM.MICROSOFT.CONCAT(&quot;https://www.amusement-center.com/project/egg/game/?product_id=&quot;; [.C44]))" office:value-type="string" office:string-value="https://www.amusement-center.com/project/egg/game/?product_id=1120" calcext:value-type="string">
            <text:p>https://www.amusement-center.com/project/egg/game/?product_id=1120</text:p>
          </table:table-cell>
        </table:table-row>
        <table:table-row table:style-name="ro1">
          <table:table-cell office:value-type="string" calcext:value-type="string">
            <text:p>A列車で行こう</text:p>
          </table:table-cell>
          <table:table-cell office:value-type="string" calcext:value-type="string">
            <text:p>A Ressha de Ikou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ART0022a.bin</text:p>
          </table:table-cell>
          <table:table-cell office:value-type="string" calcext:value-type="string">
            <text:p>ART0022.bmp</text:p>
          </table:table-cell>
          <table:table-cell office:value-type="string" calcext:value-type="string">
            <text:p>ART0022m.bin</text:p>
          </table:table-cell>
          <table:table-cell/>
          <table:table-cell table:formula="of:=HYPERLINK(COM.MICROSOFT.CONCAT(&quot;https://www.amusement-center.com/project/egg/game/?product_id=&quot;; [.C45]))" office:value-type="string" office:string-value="https://www.amusement-center.com/project/egg/game/?product_id=1286" calcext:value-type="string">
            <text:p>https://www.amusement-center.com/project/egg/game/?product_id=1286</text:p>
          </table:table-cell>
        </table:table-row>
        <table:table-row table:style-name="ro1">
          <table:table-cell office:value-type="string" calcext:value-type="string">
            <text:p>A列車で行こう4</text:p>
          </table:table-cell>
          <table:table-cell office:value-type="string" calcext:value-type="string">
            <text:p>A Ressha de Ikou 4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1a.bin</text:p>
          </table:table-cell>
          <table:table-cell office:value-type="string" calcext:value-type="string">
            <text:p>ART0021.bmp</text:p>
          </table:table-cell>
          <table:table-cell office:value-type="string" calcext:value-type="string">
            <text:p>ART0021m.bin</text:p>
          </table:table-cell>
          <table:table-cell/>
          <table:table-cell table:formula="of:=HYPERLINK(COM.MICROSOFT.CONCAT(&quot;https://www.amusement-center.com/project/egg/game/?product_id=&quot;; [.C46]))" office:value-type="string" office:string-value="https://www.amusement-center.com/project/egg/game/?product_id=1192" calcext:value-type="string">
            <text:p>https://www.amusement-center.com/project/egg/game/?product_id=1192</text:p>
          </table:table-cell>
        </table:table-row>
        <table:table-row table:style-name="ro1">
          <table:table-cell office:value-type="string" calcext:value-type="string">
            <text:p>A列車で行こうII</text:p>
          </table:table-cell>
          <table:table-cell office:value-type="string" calcext:value-type="string">
            <text:p>A Ressha de Ikou II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ART0019a.bin</text:p>
          </table:table-cell>
          <table:table-cell office:value-type="string" calcext:value-type="string">
            <text:p>ART0019.bmp</text:p>
          </table:table-cell>
          <table:table-cell office:value-type="string" calcext:value-type="string">
            <text:p>ART0019m.bin</text:p>
          </table:table-cell>
          <table:table-cell/>
          <table:table-cell table:formula="of:=HYPERLINK(COM.MICROSOFT.CONCAT(&quot;https://www.amusement-center.com/project/egg/game/?product_id=&quot;; [.C47]))" office:value-type="string" office:string-value="https://www.amusement-center.com/project/egg/game/?product_id=1139" calcext:value-type="string">
            <text:p>https://www.amusement-center.com/project/egg/game/?product_id=1139</text:p>
          </table:table-cell>
        </table:table-row>
        <table:table-row table:style-name="ro1">
          <table:table-cell office:value-type="string" calcext:value-type="string">
            <text:p>A列車で行こうIII</text:p>
          </table:table-cell>
          <table:table-cell office:value-type="string" calcext:value-type="string">
            <text:p>A Ressha de Ikou III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0a.bin</text:p>
          </table:table-cell>
          <table:table-cell office:value-type="string" calcext:value-type="string">
            <text:p>ART0020.bmp</text:p>
          </table:table-cell>
          <table:table-cell office:value-type="string" calcext:value-type="string">
            <text:p>ART0020m.bin</text:p>
          </table:table-cell>
          <table:table-cell/>
          <table:table-cell table:formula="of:=HYPERLINK(COM.MICROSOFT.CONCAT(&quot;https://www.amusement-center.com/project/egg/game/?product_id=&quot;; [.C48]))" office:value-type="string" office:string-value="https://www.amusement-center.com/project/egg/game/?product_id=1167" calcext:value-type="string">
            <text:p>https://www.amusement-center.com/project/egg/game/?product_id=1167</text:p>
          </table:table-cell>
        </table:table-row>
        <table:table-row table:style-name="ro1">
          <table:table-cell office:value-type="string" calcext:value-type="string">
            <text:p>A列車で行こうIII</text:p>
          </table:table-cell>
          <table:table-cell office:value-type="string" calcext:value-type="string">
            <text:p>A Ressha de Ikou III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ART0029a.bin</text:p>
          </table:table-cell>
          <table:table-cell office:value-type="string" calcext:value-type="string">
            <text:p>ART0029.bmp</text:p>
          </table:table-cell>
          <table:table-cell office:value-type="string" calcext:value-type="string">
            <text:p>ART0029m.bin</text:p>
          </table:table-cell>
          <table:table-cell/>
          <table:table-cell table:formula="of:=HYPERLINK(COM.MICROSOFT.CONCAT(&quot;https://www.amusement-center.com/project/egg/game/?product_id=&quot;; [.C49]))" office:value-type="string" office:string-value="https://www.amusement-center.com/project/egg/game/?product_id=1554" calcext:value-type="string">
            <text:p>https://www.amusement-center.com/project/egg/game/?product_id=1554</text:p>
          </table:table-cell>
        </table:table-row>
        <table:table-row table:style-name="ro1">
          <table:table-cell office:value-type="string" calcext:value-type="string">
            <text:p>B-ウイング</text:p>
          </table:table-cell>
          <table:table-cell office:value-type="string" calcext:value-type="string">
            <text:p>B-Wing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2a.bin</text:p>
          </table:table-cell>
          <table:table-cell office:value-type="string" calcext:value-type="string">
            <text:p>GMD0002.bmp</text:p>
          </table:table-cell>
          <table:table-cell office:value-type="string" calcext:value-type="string">
            <text:p>GMD0002m.bin</text:p>
          </table:table-cell>
          <table:table-cell/>
          <table:table-cell table:formula="of:=HYPERLINK(COM.MICROSOFT.CONCAT(&quot;https://www.amusement-center.com/project/egg/game/?product_id=&quot;; [.C50]))" office:value-type="string" office:string-value="https://www.amusement-center.com/project/egg/game/?product_id=841" calcext:value-type="string">
            <text:p>https://www.amusement-center.com/project/egg/game/?product_id=841</text:p>
          </table:table-cell>
        </table:table-row>
        <table:table-row table:style-name="ro1">
          <table:table-cell office:value-type="string" calcext:value-type="string">
            <text:p>B.G.V　アストロスコープ <text:s/></text:p>
          </table:table-cell>
          <table:table-cell office:value-type="string" calcext:value-type="string">
            <text:p>B.G.V - Astro Scope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9a.bin</text:p>
          </table:table-cell>
          <table:table-cell office:value-type="string" calcext:value-type="string">
            <text:p>COM0039.bmp</text:p>
          </table:table-cell>
          <table:table-cell table:number-columns-repeated="2"/>
          <table:table-cell table:formula="of:=HYPERLINK(COM.MICROSOFT.CONCAT(&quot;https://www.amusement-center.com/project/egg/game/?product_id=&quot;; [.C51]))" office:value-type="string" office:string-value="https://www.amusement-center.com/project/egg/game/?product_id=774" calcext:value-type="string">
            <text:p>https://www.amusement-center.com/project/egg/game/?product_id=774</text:p>
          </table:table-cell>
        </table:table-row>
        <table:table-row table:style-name="ro1">
          <table:table-cell office:value-type="string" calcext:value-type="string">
            <text:p>B.G.V　こいのぼり</text:p>
          </table:table-cell>
          <table:table-cell office:value-type="string" calcext:value-type="string">
            <text:p>B.G.V - Koi Nobori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7a.bin</text:p>
          </table:table-cell>
          <table:table-cell office:value-type="string" calcext:value-type="string">
            <text:p>COM0027.bmp</text:p>
          </table:table-cell>
          <table:table-cell office:value-type="string" calcext:value-type="string">
            <text:p>COM0027m.bin</text:p>
          </table:table-cell>
          <table:table-cell/>
          <table:table-cell table:formula="of:=HYPERLINK(COM.MICROSOFT.CONCAT(&quot;https://www.amusement-center.com/project/egg/game/?product_id=&quot;; [.C52]))" office:value-type="string" office:string-value="https://www.amusement-center.com/project/egg/game/?product_id=763" calcext:value-type="string">
            <text:p>https://www.amusement-center.com/project/egg/game/?product_id=763</text:p>
          </table:table-cell>
        </table:table-row>
        <table:table-row table:style-name="ro1">
          <table:table-cell office:value-type="string" calcext:value-type="string">
            <text:p>B.G.V　雨</text:p>
          </table:table-cell>
          <table:table-cell office:value-type="string" calcext:value-type="string">
            <text:p>B.G.V - Ame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7a.bin</text:p>
          </table:table-cell>
          <table:table-cell office:value-type="string" calcext:value-type="string">
            <text:p>COM0037.bmp</text:p>
          </table:table-cell>
          <table:table-cell table:number-columns-repeated="2"/>
          <table:table-cell table:formula="of:=HYPERLINK(COM.MICROSOFT.CONCAT(&quot;https://www.amusement-center.com/project/egg/game/?product_id=&quot;; [.C53]))" office:value-type="string" office:string-value="https://www.amusement-center.com/project/egg/game/?product_id=769" calcext:value-type="string">
            <text:p>https://www.amusement-center.com/project/egg/game/?product_id=769</text:p>
          </table:table-cell>
        </table:table-row>
        <table:table-row table:style-name="ro1">
          <table:table-cell office:value-type="string" calcext:value-type="string">
            <text:p>BANG!BANG!IVAN</text:p>
          </table:table-cell>
          <table:table-cell table:style-name="ce2" office:value-type="string" calcext:value-type="string">
            <text:p>Bang! Bang! Ivan!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5a.bin</text:p>
          </table:table-cell>
          <table:table-cell/>
          <table:table-cell office:value-type="string" calcext:value-type="string">
            <text:p>COM5025m.bin</text:p>
          </table:table-cell>
          <table:table-cell/>
          <table:table-cell table:formula="of:=HYPERLINK(COM.MICROSOFT.CONCAT(&quot;https://www.amusement-center.com/project/egg/game/?product_id=&quot;; [.C54]))" office:value-type="string" office:string-value="https://www.amusement-center.com/project/egg/game/?product_id=1258" calcext:value-type="string">
            <text:p>https://www.amusement-center.com/project/egg/game/?product_id=1258</text:p>
          </table:table-cell>
        </table:table-row>
        <table:table-row table:style-name="ro1">
          <table:table-cell office:value-type="string" calcext:value-type="string">
            <text:p>BEE &amp; FLOWER</text:p>
          </table:table-cell>
          <table:table-cell table:style-name="ce2" office:value-type="string" calcext:value-type="string">
            <text:p>Bee &amp; Flower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52a.bin</text:p>
          </table:table-cell>
          <table:table-cell office:value-type="string" calcext:value-type="string">
            <text:p>COM1052.bmp</text:p>
          </table:table-cell>
          <table:table-cell office:value-type="string" calcext:value-type="string">
            <text:p>COM1052m.bin</text:p>
          </table:table-cell>
          <table:table-cell/>
          <table:table-cell table:formula="of:=HYPERLINK(COM.MICROSOFT.CONCAT(&quot;https://www.amusement-center.com/project/egg/game/?product_id=&quot;; [.C55]))" office:value-type="string" office:string-value="https://www.amusement-center.com/project/egg/game/?product_id=1654" calcext:value-type="string">
            <text:p>https://www.amusement-center.com/project/egg/game/?product_id=1654</text:p>
          </table:table-cell>
        </table:table-row>
        <table:table-row table:style-name="ro1">
          <table:table-cell office:value-type="string" calcext:value-type="string">
            <text:p>Blaster Burn Collection 1 </text:p>
          </table:table-cell>
          <table:table-cell table:style-name="ce2" office:value-type="string" calcext:value-type="string">
            <text:p>Blaster Burn Collection 1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12a.bin</text:p>
          </table:table-cell>
          <table:table-cell office:value-type="string" calcext:value-type="string">
            <text:p>COM3012.bmp</text:p>
          </table:table-cell>
          <table:table-cell table:number-columns-repeated="2"/>
          <table:table-cell table:formula="of:=HYPERLINK(COM.MICROSOFT.CONCAT(&quot;https://www.amusement-center.com/project/egg/game/?product_id=&quot;; [.C56]))" office:value-type="string" office:string-value="https://www.amusement-center.com/project/egg/game/?product_id=818" calcext:value-type="string">
            <text:p>https://www.amusement-center.com/project/egg/game/?product_id=818</text:p>
          </table:table-cell>
        </table:table-row>
        <table:table-row table:style-name="ro1">
          <table:table-cell office:value-type="string" calcext:value-type="string">
            <text:p>Blaster Burn Collection 2 </text:p>
          </table:table-cell>
          <table:table-cell table:style-name="ce2" office:value-type="string" calcext:value-type="string">
            <text:p>Blaster Burn Collection 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13a.bin</text:p>
          </table:table-cell>
          <table:table-cell office:value-type="string" calcext:value-type="string">
            <text:p>COM3013.bmp</text:p>
          </table:table-cell>
          <table:table-cell table:number-columns-repeated="2"/>
          <table:table-cell table:formula="of:=HYPERLINK(COM.MICROSOFT.CONCAT(&quot;https://www.amusement-center.com/project/egg/game/?product_id=&quot;; [.C57]))" office:value-type="string" office:string-value="https://www.amusement-center.com/project/egg/game/?product_id=832" calcext:value-type="string">
            <text:p>https://www.amusement-center.com/project/egg/game/?product_id=832</text:p>
          </table:table-cell>
        </table:table-row>
        <table:table-row table:style-name="ro1">
          <table:table-cell office:value-type="string" calcext:value-type="string">
            <text:p>BROADWAY LEGEND ELENA</text:p>
          </table:table-cell>
          <table:table-cell table:style-name="ce2" office:value-type="string" calcext:value-type="string">
            <text:p>Broadway Legend Elena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8a.bin</text:p>
          </table:table-cell>
          <table:table-cell table:number-columns-repeated="3"/>
          <table:table-cell table:formula="of:=HYPERLINK(COM.MICROSOFT.CONCAT(&quot;https://www.amusement-center.com/project/egg/game/?product_id=&quot;; [.C58]))" office:value-type="string" office:string-value="https://www.amusement-center.com/project/egg/game/?product_id=994" calcext:value-type="string">
            <text:p>https://www.amusement-center.com/project/egg/game/?product_id=994</text:p>
          </table:table-cell>
        </table:table-row>
        <table:table-row table:style-name="ro1">
          <table:table-cell office:value-type="string" calcext:value-type="string">
            <text:p>BURAI上巻</text:p>
          </table:table-cell>
          <table:table-cell office:value-type="string" calcext:value-type="string">
            <text:p>Burai - Jouka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12a.bin</text:p>
          </table:table-cell>
          <table:table-cell office:value-type="string" calcext:value-type="string">
            <text:p>RIV0012.bmp</text:p>
          </table:table-cell>
          <table:table-cell table:number-columns-repeated="2"/>
          <table:table-cell table:formula="of:=HYPERLINK(COM.MICROSOFT.CONCAT(&quot;https://www.amusement-center.com/project/egg/game/?product_id=&quot;; [.C59]))" office:value-type="string" office:string-value="https://www.amusement-center.com/project/egg/game/?product_id=111" calcext:value-type="string">
            <text:p>https://www.amusement-center.com/project/egg/game/?product_id=111</text:p>
          </table:table-cell>
        </table:table-row>
        <table:table-row table:style-name="ro1">
          <table:table-cell office:value-type="string" calcext:value-type="string">
            <text:p>BURAI上巻</text:p>
          </table:table-cell>
          <table:table-cell office:value-type="string" calcext:value-type="string">
            <text:p>Burai - Jouka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RIV1004a.bin</text:p>
          </table:table-cell>
          <table:table-cell office:value-type="string" calcext:value-type="string">
            <text:p>RIV1004.bmp</text:p>
          </table:table-cell>
          <table:table-cell table:number-columns-repeated="2"/>
          <table:table-cell table:formula="of:=HYPERLINK(COM.MICROSOFT.CONCAT(&quot;https://www.amusement-center.com/project/egg/game/?product_id=&quot;; [.C60]))" office:value-type="string" office:string-value="https://www.amusement-center.com/project/egg/game/?product_id=117" calcext:value-type="string">
            <text:p>https://www.amusement-center.com/project/egg/game/?product_id=117</text:p>
          </table:table-cell>
        </table:table-row>
        <table:table-row table:style-name="ro1">
          <table:table-cell office:value-type="string" calcext:value-type="string">
            <text:p>BURAI上巻</text:p>
          </table:table-cell>
          <table:table-cell office:value-type="string" calcext:value-type="string">
            <text:p>Burai - Joukan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24a.bin</text:p>
          </table:table-cell>
          <table:table-cell office:value-type="string" calcext:value-type="string">
            <text:p>RIV0024.bmp</text:p>
          </table:table-cell>
          <table:table-cell office:value-type="string" calcext:value-type="string">
            <text:p>RIV0024m.bin</text:p>
          </table:table-cell>
          <table:table-cell/>
          <table:table-cell table:formula="of:=HYPERLINK(COM.MICROSOFT.CONCAT(&quot;https://www.amusement-center.com/project/egg/game/?product_id=&quot;; [.C61]))" office:value-type="string" office:string-value="https://www.amusement-center.com/project/egg/game/?product_id=688" calcext:value-type="string">
            <text:p>https://www.amusement-center.com/project/egg/game/?product_id=688</text:p>
          </table:table-cell>
        </table:table-row>
        <table:table-row table:style-name="ro1">
          <table:table-cell office:value-type="string" calcext:value-type="string">
            <text:p>BURAI下巻</text:p>
          </table:table-cell>
          <table:table-cell office:value-type="string" calcext:value-type="string">
            <text:p>Burai - Gek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13a.bin</text:p>
          </table:table-cell>
          <table:table-cell office:value-type="string" calcext:value-type="string">
            <text:p>RIV0013.bmp</text:p>
          </table:table-cell>
          <table:table-cell office:value-type="string" calcext:value-type="string">
            <text:p>RIV0013m.bin</text:p>
          </table:table-cell>
          <table:table-cell/>
          <table:table-cell table:formula="of:=HYPERLINK(COM.MICROSOFT.CONCAT(&quot;https://www.amusement-center.com/project/egg/game/?product_id=&quot;; [.C62]))" office:value-type="string" office:string-value="https://www.amusement-center.com/project/egg/game/?product_id=112" calcext:value-type="string">
            <text:p>https://www.amusement-center.com/project/egg/game/?product_id=112</text:p>
          </table:table-cell>
        </table:table-row>
        <table:table-row table:style-name="ro1">
          <table:table-cell office:value-type="string" calcext:value-type="string">
            <text:p>BURAI完結編</text:p>
          </table:table-cell>
          <table:table-cell office:value-type="string" calcext:value-type="string">
            <text:p>Burai - Kanketsu-h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RIV1005a.bin</text:p>
          </table:table-cell>
          <table:table-cell office:value-type="string" calcext:value-type="string">
            <text:p>RIV1005.bmp</text:p>
          </table:table-cell>
          <table:table-cell table:number-columns-repeated="2"/>
          <table:table-cell table:formula="of:=HYPERLINK(COM.MICROSOFT.CONCAT(&quot;https://www.amusement-center.com/project/egg/game/?product_id=&quot;; [.C63]))" office:value-type="string" office:string-value="https://www.amusement-center.com/project/egg/game/?product_id=119" calcext:value-type="string">
            <text:p>https://www.amusement-center.com/project/egg/game/?product_id=119</text:p>
          </table:table-cell>
        </table:table-row>
        <table:table-row table:style-name="ro1">
          <table:table-cell office:value-type="string" calcext:value-type="string">
            <text:p>C-SO</text:p>
          </table:table-cell>
          <table:table-cell table:style-name="ce2" office:value-type="string" calcext:value-type="string">
            <text:p>C-So!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56a.bin</text:p>
          </table:table-cell>
          <table:table-cell office:value-type="string" calcext:value-type="string">
            <text:p>COM1056.bmp</text:p>
          </table:table-cell>
          <table:table-cell table:number-columns-repeated="2"/>
          <table:table-cell table:formula="of:=HYPERLINK(COM.MICROSOFT.CONCAT(&quot;https://www.amusement-center.com/project/egg/game/?product_id=&quot;; [.C64]))" office:value-type="string" office:string-value="https://www.amusement-center.com/project/egg/game/?product_id=1762" calcext:value-type="string">
            <text:p>https://www.amusement-center.com/project/egg/game/?product_id=1762</text:p>
          </table:table-cell>
        </table:table-row>
        <table:table-row table:style-name="ro1">
          <table:table-cell office:value-type="string" calcext:value-type="string">
            <text:p>Ｃａｓｔｌｅ EXCELLENT</text:p>
          </table:table-cell>
          <table:table-cell table:style-name="ce2" office:value-type="string" calcext:value-type="string">
            <text:p>Castle Excellen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03a.bin</text:p>
          </table:table-cell>
          <table:table-cell office:value-type="string" calcext:value-type="string">
            <text:p>EBS0003.bmp</text:p>
          </table:table-cell>
          <table:table-cell office:value-type="string" calcext:value-type="string">
            <text:p>EBS0003m.bin</text:p>
          </table:table-cell>
          <table:table-cell/>
          <table:table-cell table:formula="of:=HYPERLINK(COM.MICROSOFT.CONCAT(&quot;https://www.amusement-center.com/project/egg/game/?product_id=&quot;; [.C65]))" office:value-type="string" office:string-value="https://www.amusement-center.com/project/egg/game/?product_id=279" calcext:value-type="string">
            <text:p>https://www.amusement-center.com/project/egg/game/?product_id=279</text:p>
          </table:table-cell>
        </table:table-row>
        <table:table-row table:style-name="ro1">
          <table:table-cell office:value-type="string" calcext:value-type="string">
            <text:p>Castle EXCELLENT</text:p>
          </table:table-cell>
          <table:table-cell table:style-name="ce2" office:value-type="string" calcext:value-type="string">
            <text:p>Castle Excellen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15a.bin</text:p>
          </table:table-cell>
          <table:table-cell office:value-type="string" calcext:value-type="string">
            <text:p>EBS0015.bmp</text:p>
          </table:table-cell>
          <table:table-cell office:value-type="string" calcext:value-type="string">
            <text:p>EBS0015m.bin</text:p>
          </table:table-cell>
          <table:table-cell/>
          <table:table-cell table:formula="of:=HYPERLINK(COM.MICROSOFT.CONCAT(&quot;https://www.amusement-center.com/project/egg/game/?product_id=&quot;; [.C66]))" office:value-type="string" office:string-value="https://www.amusement-center.com/project/egg/game/?product_id=1336" calcext:value-type="string">
            <text:p>https://www.amusement-center.com/project/egg/game/?product_id=1336</text:p>
          </table:table-cell>
        </table:table-row>
        <table:table-row table:style-name="ro1">
          <table:table-cell office:value-type="string" calcext:value-type="string">
            <text:p>Chima Chima</text:p>
          </table:table-cell>
          <table:table-cell table:style-name="ce2" office:value-type="string" calcext:value-type="string">
            <text:p>Chima Chima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06a.bin</text:p>
          </table:table-cell>
          <table:table-cell office:value-type="string" calcext:value-type="string">
            <text:p>BOT3006.bmp</text:p>
          </table:table-cell>
          <table:table-cell table:number-columns-repeated="2"/>
          <table:table-cell table:formula="of:=HYPERLINK(COM.MICROSOFT.CONCAT(&quot;https://www.amusement-center.com/project/egg/game/?product_id=&quot;; [.C67]))" office:value-type="string" office:string-value="https://www.amusement-center.com/project/egg/game/?product_id=748" calcext:value-type="string">
            <text:p>https://www.amusement-center.com/project/egg/game/?product_id=748</text:p>
          </table:table-cell>
        </table:table-row>
        <table:table-row table:style-name="ro1">
          <table:table-cell office:value-type="string" calcext:value-type="string">
            <text:p>Chima Chima</text:p>
          </table:table-cell>
          <table:table-cell table:style-name="ce2" office:value-type="string" calcext:value-type="string">
            <text:p>Chima Chima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3022a.bin</text:p>
          </table:table-cell>
          <table:table-cell office:value-type="string" calcext:value-type="string">
            <text:p>BOT3022.bmp</text:p>
          </table:table-cell>
          <table:table-cell table:number-columns-repeated="2"/>
          <table:table-cell table:formula="of:=HYPERLINK(COM.MICROSOFT.CONCAT(&quot;https://www.amusement-center.com/project/egg/game/?product_id=&quot;; [.C68]))" office:value-type="string" office:string-value="https://www.amusement-center.com/project/egg/game/?product_id=1013" calcext:value-type="string">
            <text:p>https://www.amusement-center.com/project/egg/game/?product_id=1013</text:p>
          </table:table-cell>
        </table:table-row>
        <table:table-row table:style-name="ro1">
          <table:table-cell office:value-type="string" calcext:value-type="string">
            <text:p>Compile Shooting Collection <text:s/></text:p>
          </table:table-cell>
          <table:table-cell table:style-name="ce2" office:value-type="string" calcext:value-type="string">
            <text:p>Compile Shooting Collection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10a.bin</text:p>
          </table:table-cell>
          <table:table-cell office:value-type="string" calcext:value-type="string">
            <text:p>COM3010.bmp</text:p>
          </table:table-cell>
          <table:table-cell table:number-columns-repeated="2"/>
          <table:table-cell table:formula="of:=HYPERLINK(COM.MICROSOFT.CONCAT(&quot;https://www.amusement-center.com/project/egg/game/?product_id=&quot;; [.C69]))" office:value-type="string" office:string-value="https://www.amusement-center.com/project/egg/game/?product_id=789" calcext:value-type="string">
            <text:p>https://www.amusement-center.com/project/egg/game/?product_id=789</text:p>
          </table:table-cell>
        </table:table-row>
        <table:table-row table:style-name="ro1">
          <table:table-cell office:value-type="string" calcext:value-type="string">
            <text:p>CREASTAR</text:p>
          </table:table-cell>
          <table:table-cell table:style-name="ce2" office:value-type="string" calcext:value-type="string">
            <text:p>Creastar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3020a.bin</text:p>
          </table:table-cell>
          <table:table-cell office:value-type="string" calcext:value-type="string">
            <text:p>BOT3020.bmp</text:p>
          </table:table-cell>
          <table:table-cell table:number-columns-repeated="2"/>
          <table:table-cell table:formula="of:=HYPERLINK(COM.MICROSOFT.CONCAT(&quot;https://www.amusement-center.com/project/egg/game/?product_id=&quot;; [.C70]))" office:value-type="string" office:string-value="https://www.amusement-center.com/project/egg/game/?product_id=990" calcext:value-type="string">
            <text:p>https://www.amusement-center.com/project/egg/game/?product_id=990</text:p>
          </table:table-cell>
        </table:table-row>
        <table:table-row table:style-name="ro1">
          <table:table-cell office:value-type="string" calcext:value-type="string">
            <text:p>CRUISE CHASER BLASSTY</text:p>
          </table:table-cell>
          <table:table-cell table:style-name="ce2" office:value-type="string" calcext:value-type="string">
            <text:p>Cruise Chaser Blassty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QE0005a.bin</text:p>
          </table:table-cell>
          <table:table-cell office:value-type="string" calcext:value-type="string">
            <text:p>SQE0005.bmp</text:p>
          </table:table-cell>
          <table:table-cell office:value-type="string" calcext:value-type="string">
            <text:p>SQE0005m.bin</text:p>
          </table:table-cell>
          <table:table-cell office:value-type="string" calcext:value-type="string">
            <text:p>SQE0005d.bin</text:p>
          </table:table-cell>
          <table:table-cell table:formula="of:=HYPERLINK(COM.MICROSOFT.CONCAT(&quot;https://www.amusement-center.com/project/egg/game/?product_id=&quot;; [.C71]))" office:value-type="string" office:string-value="https://www.amusement-center.com/project/egg/game/?product_id=1166" calcext:value-type="string">
            <text:p>https://www.amusement-center.com/project/egg/game/?product_id=1166</text:p>
          </table:table-cell>
        </table:table-row>
        <table:table-row table:style-name="ro1">
          <table:table-cell office:value-type="string" calcext:value-type="string">
            <text:p>CRYSTAL PRISON</text:p>
          </table:table-cell>
          <table:table-cell table:style-name="ce2" office:value-type="string" calcext:value-type="string">
            <text:p>Crystal Priso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12a.bin</text:p>
          </table:table-cell>
          <table:table-cell office:value-type="string" calcext:value-type="string">
            <text:p>BOT0012.bmp</text:p>
          </table:table-cell>
          <table:table-cell office:value-type="string" calcext:value-type="string">
            <text:p>BOT0012m.bin</text:p>
          </table:table-cell>
          <table:table-cell/>
          <table:table-cell table:formula="of:=HYPERLINK(COM.MICROSOFT.CONCAT(&quot;https://www.amusement-center.com/project/egg/game/?product_id=&quot;; [.C72]))" office:value-type="string" office:string-value="https://www.amusement-center.com/project/egg/game/?product_id=208" calcext:value-type="string">
            <text:p>https://www.amusement-center.com/project/egg/game/?product_id=208</text:p>
          </table:table-cell>
        </table:table-row>
        <table:table-row table:style-name="ro1">
          <table:table-cell office:value-type="string" calcext:value-type="string">
            <text:p>CRYSTAL PRISON</text:p>
          </table:table-cell>
          <table:table-cell table:style-name="ce2" office:value-type="string" calcext:value-type="string">
            <text:p>Crystal Prison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12a.bin</text:p>
          </table:table-cell>
          <table:table-cell office:value-type="string" calcext:value-type="string">
            <text:p>BOT0012.bmp</text:p>
          </table:table-cell>
          <table:table-cell office:value-type="string" calcext:value-type="string">
            <text:p>BOT0012m.bin</text:p>
          </table:table-cell>
          <table:table-cell/>
          <table:table-cell table:formula="of:=HYPERLINK(COM.MICROSOFT.CONCAT(&quot;https://www.amusement-center.com/project/egg/game/?product_id=&quot;; [.C73]))" office:value-type="string" office:string-value="https://www.amusement-center.com/project/egg/game/?product_id=1391" calcext:value-type="string">
            <text:p>https://www.amusement-center.com/project/egg/game/?product_id=1391</text:p>
          </table:table-cell>
        </table:table-row>
        <table:table-row table:style-name="ro1">
          <table:table-cell office:value-type="string" calcext:value-type="string">
            <text:p>Ｄ〜欧州蜃気楼〜</text:p>
          </table:table-cell>
          <table:table-cell office:value-type="string" calcext:value-type="string">
            <text:p>D - Oushuu Shinkirou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31a.bin</text:p>
          </table:table-cell>
          <table:table-cell office:value-type="string" calcext:value-type="string">
            <text:p>TEL0031.bmp</text:p>
          </table:table-cell>
          <table:table-cell office:value-type="string" calcext:value-type="string">
            <text:p>TEL0031m.bin</text:p>
          </table:table-cell>
          <table:table-cell/>
          <table:table-cell table:formula="of:=HYPERLINK(COM.MICROSOFT.CONCAT(&quot;https://www.amusement-center.com/project/egg/game/?product_id=&quot;; [.C74]))" office:value-type="string" office:string-value="https://www.amusement-center.com/project/egg/game/?product_id=411" calcext:value-type="string">
            <text:p>https://www.amusement-center.com/project/egg/game/?product_id=411</text:p>
          </table:table-cell>
        </table:table-row>
        <table:table-row table:style-name="ro1">
          <table:table-cell office:value-type="string" calcext:value-type="string">
            <text:p>DAI-SENRYAKU</text:p>
          </table:table-cell>
          <table:table-cell office:value-type="string" calcext:value-type="string">
            <text:p>Daisenryaku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3025a.bin</text:p>
          </table:table-cell>
          <table:table-cell office:value-type="string" calcext:value-type="string">
            <text:p>BOT3025.bmp</text:p>
          </table:table-cell>
          <table:table-cell table:number-columns-repeated="2"/>
          <table:table-cell table:formula="of:=HYPERLINK(COM.MICROSOFT.CONCAT(&quot;https://www.amusement-center.com/project/egg/game/?product_id=&quot;; [.C75]))" office:value-type="string" office:string-value="https://www.amusement-center.com/project/egg/game/?product_id=1081" calcext:value-type="string">
            <text:p>https://www.amusement-center.com/project/egg/game/?product_id=1081</text:p>
          </table:table-cell>
        </table:table-row>
        <table:table-row table:style-name="ro1">
          <table:table-cell office:value-type="string" calcext:value-type="string">
            <text:p>DCコネクション</text:p>
          </table:table-cell>
          <table:table-cell office:value-type="string" calcext:value-type="string">
            <text:p>DC Connectio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02a.bin</text:p>
          </table:table-cell>
          <table:table-cell office:value-type="string" calcext:value-type="string">
            <text:p>RIV0002.bmp</text:p>
          </table:table-cell>
          <table:table-cell office:value-type="string" calcext:value-type="string">
            <text:p>RIV0002m.bin</text:p>
          </table:table-cell>
          <table:table-cell/>
          <table:table-cell table:formula="of:=HYPERLINK(COM.MICROSOFT.CONCAT(&quot;https://www.amusement-center.com/project/egg/game/?product_id=&quot;; [.C76]))" office:value-type="string" office:string-value="https://www.amusement-center.com/project/egg/game/?product_id=107" calcext:value-type="string">
            <text:p>https://www.amusement-center.com/project/egg/game/?product_id=107</text:p>
          </table:table-cell>
        </table:table-row>
        <table:table-row table:style-name="ro1">
          <table:table-cell office:value-type="string" calcext:value-type="string">
            <text:p>DCコネクション</text:p>
          </table:table-cell>
          <table:table-cell office:value-type="string" calcext:value-type="string">
            <text:p>DC Connection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RIV1006a.bin</text:p>
          </table:table-cell>
          <table:table-cell office:value-type="string" calcext:value-type="string">
            <text:p>RIV1006.bmp</text:p>
          </table:table-cell>
          <table:table-cell table:number-columns-repeated="2"/>
          <table:table-cell table:formula="of:=HYPERLINK(COM.MICROSOFT.CONCAT(&quot;https://www.amusement-center.com/project/egg/game/?product_id=&quot;; [.C77]))" office:value-type="string" office:string-value="https://www.amusement-center.com/project/egg/game/?product_id=378" calcext:value-type="string">
            <text:p>https://www.amusement-center.com/project/egg/game/?product_id=378</text:p>
          </table:table-cell>
        </table:table-row>
        <table:table-row table:style-name="ro1">
          <table:table-cell office:value-type="string" calcext:value-type="string">
            <text:p>DCコネクション <text:s/></text:p>
          </table:table-cell>
          <table:table-cell office:value-type="string" calcext:value-type="string">
            <text:p>DC Connection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27a.bin</text:p>
          </table:table-cell>
          <table:table-cell office:value-type="string" calcext:value-type="string">
            <text:p>RIV0027.bmp</text:p>
          </table:table-cell>
          <table:table-cell office:value-type="string" calcext:value-type="string">
            <text:p>RIV0027m.bin</text:p>
          </table:table-cell>
          <table:table-cell/>
          <table:table-cell table:formula="of:=HYPERLINK(COM.MICROSOFT.CONCAT(&quot;https://www.amusement-center.com/project/egg/game/?product_id=&quot;; [.C78]))" office:value-type="string" office:string-value="https://www.amusement-center.com/project/egg/game/?product_id=787" calcext:value-type="string">
            <text:p>https://www.amusement-center.com/project/egg/game/?product_id=787</text:p>
          </table:table-cell>
        </table:table-row>
        <table:table-row table:style-name="ro1">
          <table:table-cell office:value-type="string" calcext:value-type="string">
            <text:p>DE・BLOCK</text:p>
          </table:table-cell>
          <table:table-cell table:style-name="ce2" office:value-type="string" calcext:value-type="string">
            <text:p>De Block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10a.bin</text:p>
          </table:table-cell>
          <table:table-cell office:value-type="string" calcext:value-type="string">
            <text:p>ATN0010.bmp</text:p>
          </table:table-cell>
          <table:table-cell table:number-columns-repeated="2"/>
          <table:table-cell table:formula="of:=HYPERLINK(COM.MICROSOFT.CONCAT(&quot;https://www.amusement-center.com/project/egg/game/?product_id=&quot;; [.C79]))" office:value-type="string" office:string-value="https://www.amusement-center.com/project/egg/game/?product_id=1474" calcext:value-type="string">
            <text:p>https://www.amusement-center.com/project/egg/game/?product_id=1474</text:p>
          </table:table-cell>
        </table:table-row>
        <table:table-row table:style-name="ro1">
          <table:table-cell office:value-type="string" calcext:value-type="string">
            <text:p>DEVIL FORCE III〜剣と花束〜</text:p>
          </table:table-cell>
          <table:table-cell office:value-type="string" calcext:value-type="string">
            <text:p>DEVIL FORCE III: Ken to Hanataba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4a.bin</text:p>
          </table:table-cell>
          <table:table-cell/>
          <table:table-cell office:value-type="string" calcext:value-type="string">
            <text:p>COM5034m.bin</text:p>
          </table:table-cell>
          <table:table-cell/>
          <table:table-cell table:formula="of:=HYPERLINK(COM.MICROSOFT.CONCAT(&quot;https://www.amusement-center.com/project/egg/game/?product_id=&quot;; [.C80]))" office:value-type="string" office:string-value="https://www.amusement-center.com/project/egg/game/?product_id=1267" calcext:value-type="string">
            <text:p>https://www.amusement-center.com/project/egg/game/?product_id=1267</text:p>
          </table:table-cell>
        </table:table-row>
        <table:table-row table:style-name="ro1">
          <table:table-cell office:value-type="string" calcext:value-type="string">
            <text:p>DIRES -giger・loop-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3010a.bin</text:p>
          </table:table-cell>
          <table:table-cell office:value-type="string" calcext:value-type="string">
            <text:p>BOT3010.bmp</text:p>
          </table:table-cell>
          <table:table-cell table:number-columns-repeated="2"/>
          <table:table-cell table:formula="of:=HYPERLINK(COM.MICROSOFT.CONCAT(&quot;https://www.amusement-center.com/project/egg/game/?product_id=&quot;; [.C81]))" office:value-type="string" office:string-value="https://www.amusement-center.com/project/egg/game/?product_id=808" calcext:value-type="string">
            <text:p>https://www.amusement-center.com/project/egg/game/?product_id=808</text:p>
          </table:table-cell>
        </table:table-row>
        <table:table-row table:style-name="ro1">
          <table:table-cell office:value-type="string" calcext:value-type="string">
            <text:p>DIRES -giger・loop-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38a.bin</text:p>
          </table:table-cell>
          <table:table-cell office:value-type="string" calcext:value-type="string">
            <text:p>BOT0038.bmp</text:p>
          </table:table-cell>
          <table:table-cell office:value-type="string" calcext:value-type="string">
            <text:p>BOT0038m.bin</text:p>
          </table:table-cell>
          <table:table-cell/>
          <table:table-cell table:formula="of:=HYPERLINK(COM.MICROSOFT.CONCAT(&quot;https://www.amusement-center.com/project/egg/game/?product_id=&quot;; [.C82]))" office:value-type="string" office:string-value="https://www.amusement-center.com/project/egg/game/?product_id=1110" calcext:value-type="string">
            <text:p>https://www.amusement-center.com/project/egg/game/?product_id=1110</text:p>
          </table:table-cell>
        </table:table-row>
        <table:table-row table:style-name="ro1">
          <table:table-cell office:value-type="string" calcext:value-type="string">
            <text:p>DIRES -giger・loop-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BOT0040a.bin</text:p>
          </table:table-cell>
          <table:table-cell office:value-type="string" calcext:value-type="string">
            <text:p>BOT0040.bmp</text:p>
          </table:table-cell>
          <table:table-cell table:number-columns-repeated="2"/>
          <table:table-cell table:formula="of:=HYPERLINK(COM.MICROSOFT.CONCAT(&quot;https://www.amusement-center.com/project/egg/game/?product_id=&quot;; [.C83]))" office:value-type="string" office:string-value="https://www.amusement-center.com/project/egg/game/?product_id=1200" calcext:value-type="string">
            <text:p>https://www.amusement-center.com/project/egg/game/?product_id=1200</text:p>
          </table:table-cell>
        </table:table-row>
        <table:table-row table:style-name="ro1">
          <table:table-cell office:value-type="string" calcext:value-type="string">
            <text:p>DIRES -giger・loop-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38a.bin</text:p>
          </table:table-cell>
          <table:table-cell office:value-type="string" calcext:value-type="string">
            <text:p>BOT0038.bmp</text:p>
          </table:table-cell>
          <table:table-cell office:value-type="string" calcext:value-type="string">
            <text:p>BOT0038m.bin</text:p>
          </table:table-cell>
          <table:table-cell/>
          <table:table-cell table:formula="of:=HYPERLINK(COM.MICROSOFT.CONCAT(&quot;https://www.amusement-center.com/project/egg/game/?product_id=&quot;; [.C84]))" office:value-type="string" office:string-value="https://www.amusement-center.com/project/egg/game/?product_id=1361" calcext:value-type="string">
            <text:p>https://www.amusement-center.com/project/egg/game/?product_id=1361</text:p>
          </table:table-cell>
        </table:table-row>
        <table:table-row table:style-name="ro1">
          <table:table-cell office:value-type="string" calcext:value-type="string">
            <text:p>DIRES -giger・loop-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BOT0040a.bin</text:p>
          </table:table-cell>
          <table:table-cell office:value-type="string" calcext:value-type="string">
            <text:p>BOT0040.bmp</text:p>
          </table:table-cell>
          <table:table-cell office:value-type="string" calcext:value-type="string">
            <text:p>BOT0040m.bin</text:p>
          </table:table-cell>
          <table:table-cell/>
          <table:table-cell table:formula="of:=HYPERLINK(COM.MICROSOFT.CONCAT(&quot;https://www.amusement-center.com/project/egg/game/?product_id=&quot;; [.C85]))" office:value-type="string" office:string-value="https://www.amusement-center.com/project/egg/game/?product_id=1514" calcext:value-type="string">
            <text:p>https://www.amusement-center.com/project/egg/game/?product_id=1514</text:p>
          </table:table-cell>
        </table:table-row>
        <table:table-row table:style-name="ro1">
          <table:table-cell office:value-type="string" calcext:value-type="string">
            <text:p>DIRES -giger・loop- 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7a.bin</text:p>
          </table:table-cell>
          <table:table-cell office:value-type="string" calcext:value-type="string">
            <text:p>BOT1017.bmp</text:p>
          </table:table-cell>
          <table:table-cell table:number-columns-repeated="2"/>
          <table:table-cell table:formula="of:=HYPERLINK(COM.MICROSOFT.CONCAT(&quot;https://www.amusement-center.com/project/egg/game/?product_id=&quot;; [.C86]))" office:value-type="string" office:string-value="https://www.amusement-center.com/project/egg/game/?product_id=958" calcext:value-type="string">
            <text:p>https://www.amusement-center.com/project/egg/game/?product_id=958</text:p>
          </table:table-cell>
        </table:table-row>
        <table:table-row table:style-name="ro1">
          <table:table-cell office:value-type="string" calcext:value-type="string">
            <text:p>DIRES -giger・loop- <text:s/></text:p>
          </table:table-cell>
          <table:table-cell table:style-name="ce2" office:value-type="string" calcext:value-type="string">
            <text:p>Dires - Giger Loop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7a.bin</text:p>
          </table:table-cell>
          <table:table-cell office:value-type="string" calcext:value-type="string">
            <text:p>BOT1017.bmp</text:p>
          </table:table-cell>
          <table:table-cell table:number-columns-repeated="2"/>
          <table:table-cell table:formula="of:=HYPERLINK(COM.MICROSOFT.CONCAT(&quot;https://www.amusement-center.com/project/egg/game/?product_id=&quot;; [.C87]))" office:value-type="string" office:string-value="https://www.amusement-center.com/project/egg/game/?product_id=727" calcext:value-type="string">
            <text:p>https://www.amusement-center.com/project/egg/game/?product_id=727</text:p>
          </table:table-cell>
        </table:table-row>
        <table:table-row table:style-name="ro1">
          <table:table-cell office:value-type="string" calcext:value-type="string">
            <text:p>DISC SAGA　依頼者はモンスター？</text:p>
          </table:table-cell>
          <table:table-cell office:value-type="string" calcext:value-type="string">
            <text:p>Disc Saga - Iraisha wa Monster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5a.bin</text:p>
          </table:table-cell>
          <table:table-cell office:value-type="string" calcext:value-type="string">
            <text:p>COM0025.bmp</text:p>
          </table:table-cell>
          <table:table-cell office:value-type="string" calcext:value-type="string">
            <text:p>COM0025m.bin</text:p>
          </table:table-cell>
          <table:table-cell/>
          <table:table-cell table:formula="of:=HYPERLINK(COM.MICROSOFT.CONCAT(&quot;https://www.amusement-center.com/project/egg/game/?product_id=&quot;; [.C88]))" office:value-type="string" office:string-value="https://www.amusement-center.com/project/egg/game/?product_id=851" calcext:value-type="string">
            <text:p>https://www.amusement-center.com/project/egg/game/?product_id=851</text:p>
          </table:table-cell>
        </table:table-row>
        <table:table-row table:style-name="ro1">
          <table:table-cell office:value-type="string" calcext:value-type="string">
            <text:p>DISC SAGA 依頼者はモンスター？</text:p>
          </table:table-cell>
          <table:table-cell office:value-type="string" calcext:value-type="string">
            <text:p>Disc Saga - Iraisha wa Monster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5a.bin</text:p>
          </table:table-cell>
          <table:table-cell office:value-type="string" calcext:value-type="string">
            <text:p>COM0025.bmp</text:p>
          </table:table-cell>
          <table:table-cell office:value-type="string" calcext:value-type="string">
            <text:p>COM0025m.bin</text:p>
          </table:table-cell>
          <table:table-cell/>
          <table:table-cell table:formula="of:=HYPERLINK(COM.MICROSOFT.CONCAT(&quot;https://www.amusement-center.com/project/egg/game/?product_id=&quot;; [.C89]))" office:value-type="string" office:string-value="https://www.amusement-center.com/project/egg/game/?product_id=1490" calcext:value-type="string">
            <text:p>https://www.amusement-center.com/project/egg/game/?product_id=1490</text:p>
          </table:table-cell>
        </table:table-row>
        <table:table-row table:style-name="ro1">
          <table:table-cell office:value-type="string" calcext:value-type="string">
            <text:p>DISC SAGA 依頼者はモンスター？ <text:s/></text:p>
          </table:table-cell>
          <table:table-cell office:value-type="string" calcext:value-type="string">
            <text:p>Disc Saga - Iraisha wa Monster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5a.bin</text:p>
          </table:table-cell>
          <table:table-cell office:value-type="string" calcext:value-type="string">
            <text:p>COM0025.bmp</text:p>
          </table:table-cell>
          <table:table-cell office:value-type="string" calcext:value-type="string">
            <text:p>COM0025m.bin</text:p>
          </table:table-cell>
          <table:table-cell/>
          <table:table-cell table:formula="of:=HYPERLINK(COM.MICROSOFT.CONCAT(&quot;https://www.amusement-center.com/project/egg/game/?product_id=&quot;; [.C90]))" office:value-type="string" office:string-value="https://www.amusement-center.com/project/egg/game/?product_id=755" calcext:value-type="string">
            <text:p>https://www.amusement-center.com/project/egg/game/?product_id=755</text:p>
          </table:table-cell>
        </table:table-row>
        <table:table-row table:style-name="ro1">
          <table:table-cell office:value-type="string" calcext:value-type="string">
            <text:p>DISC SAGA 渚のバカ大将</text:p>
          </table:table-cell>
          <table:table-cell office:value-type="string" calcext:value-type="string">
            <text:p>Disc Saga - Nagisa no Baka Taishou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0a.bin</text:p>
          </table:table-cell>
          <table:table-cell office:value-type="string" calcext:value-type="string">
            <text:p>COM0030.bmp</text:p>
          </table:table-cell>
          <table:table-cell office:value-type="string" calcext:value-type="string">
            <text:p>COM0030m.bin</text:p>
          </table:table-cell>
          <table:table-cell/>
          <table:table-cell table:formula="of:=HYPERLINK(COM.MICROSOFT.CONCAT(&quot;https://www.amusement-center.com/project/egg/game/?product_id=&quot;; [.C91]))" office:value-type="string" office:string-value="https://www.amusement-center.com/project/egg/game/?product_id=1128" calcext:value-type="string">
            <text:p>https://www.amusement-center.com/project/egg/game/?product_id=1128</text:p>
          </table:table-cell>
        </table:table-row>
        <table:table-row table:style-name="ro1">
          <table:table-cell office:value-type="string" calcext:value-type="string">
            <text:p>DISC SAGA　渚のバカ大将 <text:s/></text:p>
          </table:table-cell>
          <table:table-cell office:value-type="string" calcext:value-type="string">
            <text:p>Disc Saga - Nagisa no Baka Taishou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0a.bin</text:p>
          </table:table-cell>
          <table:table-cell office:value-type="string" calcext:value-type="string">
            <text:p>COM0030.bmp</text:p>
          </table:table-cell>
          <table:table-cell office:value-type="string" calcext:value-type="string">
            <text:p>COM0030m.bin</text:p>
          </table:table-cell>
          <table:table-cell/>
          <table:table-cell table:formula="of:=HYPERLINK(COM.MICROSOFT.CONCAT(&quot;https://www.amusement-center.com/project/egg/game/?product_id=&quot;; [.C92]))" office:value-type="string" office:string-value="https://www.amusement-center.com/project/egg/game/?product_id=764" calcext:value-type="string">
            <text:p>https://www.amusement-center.com/project/egg/game/?product_id=764</text:p>
          </table:table-cell>
        </table:table-row>
        <table:table-row table:style-name="ro1">
          <table:table-cell office:value-type="string" calcext:value-type="string">
            <text:p>DISC SAGA　湯煙に消えた美女たち 夢の中へランデブー</text:p>
          </table:table-cell>
          <table:table-cell office:value-type="string" calcext:value-type="string">
            <text:p>Disc Saga - Yukemuri ni Kieta Bijo-tachi - Yume no Naka e Rendezvou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2a.bin</text:p>
          </table:table-cell>
          <table:table-cell office:value-type="string" calcext:value-type="string">
            <text:p>COM0032.bmp</text:p>
          </table:table-cell>
          <table:table-cell office:value-type="string" calcext:value-type="string">
            <text:p>COM0032m.bin</text:p>
          </table:table-cell>
          <table:table-cell/>
          <table:table-cell table:formula="of:=HYPERLINK(COM.MICROSOFT.CONCAT(&quot;https://www.amusement-center.com/project/egg/game/?product_id=&quot;; [.C93]))" office:value-type="string" office:string-value="https://www.amusement-center.com/project/egg/game/?product_id=776" calcext:value-type="string">
            <text:p>https://www.amusement-center.com/project/egg/game/?product_id=776</text:p>
          </table:table-cell>
        </table:table-row>
        <table:table-row table:style-name="ro1">
          <table:table-cell office:value-type="string" calcext:value-type="string">
            <text:p>DISC SAGA 湯煙に消えた美女たち 夢の中へランデブー</text:p>
          </table:table-cell>
          <table:table-cell office:value-type="string" calcext:value-type="string">
            <text:p>Disc Saga - Yukemuri ni Kieta Bijo-tachi - Yume no Naka e Rendezvous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2a.bin</text:p>
          </table:table-cell>
          <table:table-cell office:value-type="string" calcext:value-type="string">
            <text:p>COM0032.bmp</text:p>
          </table:table-cell>
          <table:table-cell office:value-type="string" calcext:value-type="string">
            <text:p>COM0032m.bin</text:p>
          </table:table-cell>
          <table:table-cell/>
          <table:table-cell table:formula="of:=HYPERLINK(COM.MICROSOFT.CONCAT(&quot;https://www.amusement-center.com/project/egg/game/?product_id=&quot;; [.C94]))" office:value-type="string" office:string-value="https://www.amusement-center.com/project/egg/game/?product_id=1321" calcext:value-type="string">
            <text:p>https://www.amusement-center.com/project/egg/game/?product_id=1321</text:p>
          </table:table-cell>
        </table:table-row>
        <table:table-row table:style-name="ro1">
          <table:table-cell office:value-type="string" calcext:value-type="string">
            <text:p>DISC SAGA 焼けよ剣！</text:p>
          </table:table-cell>
          <table:table-cell office:value-type="string" calcext:value-type="string">
            <text:p>Disc Saga - Yake yo Ken!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6a.bin</text:p>
          </table:table-cell>
          <table:table-cell office:value-type="string" calcext:value-type="string">
            <text:p>COM0006.bmp</text:p>
          </table:table-cell>
          <table:table-cell office:value-type="string" calcext:value-type="string">
            <text:p>COM0006m.bin</text:p>
          </table:table-cell>
          <table:table-cell/>
          <table:table-cell table:formula="of:=HYPERLINK(COM.MICROSOFT.CONCAT(&quot;https://www.amusement-center.com/project/egg/game/?product_id=&quot;; [.C95]))" office:value-type="string" office:string-value="https://www.amusement-center.com/project/egg/game/?product_id=1201" calcext:value-type="string">
            <text:p>https://www.amusement-center.com/project/egg/game/?product_id=1201</text:p>
          </table:table-cell>
        </table:table-row>
        <table:table-row table:style-name="ro1">
          <table:table-cell office:value-type="string" calcext:value-type="string">
            <text:p>DISC SAGA　焼けよ剣！ </text:p>
          </table:table-cell>
          <table:table-cell office:value-type="string" calcext:value-type="string">
            <text:p>Disc Saga - Yake yo Ken!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6a.bin</text:p>
          </table:table-cell>
          <table:table-cell office:value-type="string" calcext:value-type="string">
            <text:p>COM0006.bmp</text:p>
          </table:table-cell>
          <table:table-cell office:value-type="string" calcext:value-type="string">
            <text:p>COM0006m.bin</text:p>
          </table:table-cell>
          <table:table-cell/>
          <table:table-cell table:formula="of:=HYPERLINK(COM.MICROSOFT.CONCAT(&quot;https://www.amusement-center.com/project/egg/game/?product_id=&quot;; [.C96]))" office:value-type="string" office:string-value="https://www.amusement-center.com/project/egg/game/?product_id=709" calcext:value-type="string">
            <text:p>https://www.amusement-center.com/project/egg/game/?product_id=709</text:p>
          </table:table-cell>
        </table:table-row>
        <table:table-row table:style-name="ro1">
          <table:table-cell office:value-type="string" calcext:value-type="string">
            <text:p>DISC SAGA　番外編 THE TOWER OF MUDA</text:p>
          </table:table-cell>
          <table:table-cell office:value-type="string" calcext:value-type="string">
            <text:p>Disc Saga - Bangai-hen - The Tower of Muda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7a.bin</text:p>
          </table:table-cell>
          <table:table-cell office:value-type="string" calcext:value-type="string">
            <text:p>COM0017.bmp</text:p>
          </table:table-cell>
          <table:table-cell table:number-columns-repeated="2"/>
          <table:table-cell table:formula="of:=HYPERLINK(COM.MICROSOFT.CONCAT(&quot;https://www.amusement-center.com/project/egg/game/?product_id=&quot;; [.C97]))" office:value-type="string" office:string-value="https://www.amusement-center.com/project/egg/game/?product_id=1311" calcext:value-type="string">
            <text:p>https://www.amusement-center.com/project/egg/game/?product_id=1311</text:p>
          </table:table-cell>
        </table:table-row>
        <table:table-row table:style-name="ro1">
          <table:table-cell office:value-type="string" calcext:value-type="string">
            <text:p>DISC SAGA　番外編 THE TOWER OF MUDA </text:p>
          </table:table-cell>
          <table:table-cell office:value-type="string" calcext:value-type="string">
            <text:p>Disc Saga - Bangai-hen - The Tower of Muda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7a.bin</text:p>
          </table:table-cell>
          <table:table-cell office:value-type="string" calcext:value-type="string">
            <text:p>COM0017.bmp</text:p>
          </table:table-cell>
          <table:table-cell table:number-columns-repeated="2"/>
          <table:table-cell table:formula="of:=HYPERLINK(COM.MICROSOFT.CONCAT(&quot;https://www.amusement-center.com/project/egg/game/?product_id=&quot;; [.C98]))" office:value-type="string" office:string-value="https://www.amusement-center.com/project/egg/game/?product_id=721" calcext:value-type="string">
            <text:p>https://www.amusement-center.com/project/egg/game/?product_id=721</text:p>
          </table:table-cell>
        </table:table-row>
        <table:table-row table:style-name="ro1">
          <table:table-cell office:value-type="string" calcext:value-type="string">
            <text:p>DISC SAGA　眠れる森のお宝</text:p>
          </table:table-cell>
          <table:table-cell office:value-type="string" calcext:value-type="string">
            <text:p>Disc Saga - Nemureru Mori no Otakara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5a.bin</text:p>
          </table:table-cell>
          <table:table-cell office:value-type="string" calcext:value-type="string">
            <text:p>COM0005.bmp</text:p>
          </table:table-cell>
          <table:table-cell office:value-type="string" calcext:value-type="string">
            <text:p>COM0005m.bin</text:p>
          </table:table-cell>
          <table:table-cell/>
          <table:table-cell table:formula="of:=HYPERLINK(COM.MICROSOFT.CONCAT(&quot;https://www.amusement-center.com/project/egg/game/?product_id=&quot;; [.C99]))" office:value-type="string" office:string-value="https://www.amusement-center.com/project/egg/game/?product_id=704" calcext:value-type="string">
            <text:p>https://www.amusement-center.com/project/egg/game/?product_id=704</text:p>
          </table:table-cell>
        </table:table-row>
        <table:table-row table:style-name="ro1">
          <table:table-cell office:value-type="string" calcext:value-type="string">
            <text:p>DISC SAGA　眠れる森のお宝</text:p>
          </table:table-cell>
          <table:table-cell office:value-type="string" calcext:value-type="string">
            <text:p>Disc Saga - Nemureru Mori no Otakara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5a.bin</text:p>
          </table:table-cell>
          <table:table-cell office:value-type="string" calcext:value-type="string">
            <text:p>COM0005.bmp</text:p>
          </table:table-cell>
          <table:table-cell office:value-type="string" calcext:value-type="string">
            <text:p>COM0005m.bin</text:p>
          </table:table-cell>
          <table:table-cell/>
          <table:table-cell table:formula="of:=HYPERLINK(COM.MICROSOFT.CONCAT(&quot;https://www.amusement-center.com/project/egg/game/?product_id=&quot;; [.C100]))" office:value-type="string" office:string-value="https://www.amusement-center.com/project/egg/game/?product_id=1106" calcext:value-type="string">
            <text:p>https://www.amusement-center.com/project/egg/game/?product_id=1106</text:p>
          </table:table-cell>
        </table:table-row>
        <table:table-row table:style-name="ro1">
          <table:table-cell office:value-type="string" calcext:value-type="string">
            <text:p>DISC SAGA 背徳の竜</text:p>
          </table:table-cell>
          <table:table-cell office:value-type="string" calcext:value-type="string">
            <text:p>Disc Saga - Haitoku no Ryuu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4a.bin</text:p>
          </table:table-cell>
          <table:table-cell office:value-type="string" calcext:value-type="string">
            <text:p>COM0004.bmp</text:p>
          </table:table-cell>
          <table:table-cell office:value-type="string" calcext:value-type="string">
            <text:p>COM0004m.bin</text:p>
          </table:table-cell>
          <table:table-cell/>
          <table:table-cell table:formula="of:=HYPERLINK(COM.MICROSOFT.CONCAT(&quot;https://www.amusement-center.com/project/egg/game/?product_id=&quot;; [.C101]))" office:value-type="string" office:string-value="https://www.amusement-center.com/project/egg/game/?product_id=1335" calcext:value-type="string">
            <text:p>https://www.amusement-center.com/project/egg/game/?product_id=1335</text:p>
          </table:table-cell>
        </table:table-row>
        <table:table-row table:style-name="ro1">
          <table:table-cell office:value-type="string" calcext:value-type="string">
            <text:p>DISC SAGA　背徳の竜 <text:s/></text:p>
          </table:table-cell>
          <table:table-cell office:value-type="string" calcext:value-type="string">
            <text:p>Disc Saga - Haitoku no Ryuu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4a.bin</text:p>
          </table:table-cell>
          <table:table-cell office:value-type="string" calcext:value-type="string">
            <text:p>COM0004.bmp</text:p>
          </table:table-cell>
          <table:table-cell table:number-columns-repeated="2"/>
          <table:table-cell table:formula="of:=HYPERLINK(COM.MICROSOFT.CONCAT(&quot;https://www.amusement-center.com/project/egg/game/?product_id=&quot;; [.C102]))" office:value-type="string" office:string-value="https://www.amusement-center.com/project/egg/game/?product_id=699" calcext:value-type="string">
            <text:p>https://www.amusement-center.com/project/egg/game/?product_id=699</text:p>
          </table:table-cell>
        </table:table-row>
        <table:table-row table:style-name="ro1">
          <table:table-cell office:value-type="string" calcext:value-type="string">
            <text:p>DRAGON 'N' SPIRIT</text:p>
          </table:table-cell>
          <table:table-cell table:style-name="ce2" office:value-type="string" calcext:value-type="string">
            <text:p>Dragon 'n' Spir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GT0001a.bin</text:p>
          </table:table-cell>
          <table:table-cell office:value-type="string" calcext:value-type="string">
            <text:p>BGT0001.bmp</text:p>
          </table:table-cell>
          <table:table-cell table:number-columns-repeated="2"/>
          <table:table-cell table:formula="of:=HYPERLINK(COM.MICROSOFT.CONCAT(&quot;https://www.amusement-center.com/project/egg/game/?product_id=&quot;; [.C103]))" office:value-type="string" office:string-value="https://www.amusement-center.com/project/egg/game/?product_id=1278" calcext:value-type="string">
            <text:p>https://www.amusement-center.com/project/egg/game/?product_id=1278</text:p>
          </table:table-cell>
        </table:table-row>
        <table:table-row table:style-name="ro1">
          <table:table-cell office:value-type="string" calcext:value-type="string">
            <text:p>DS Collection 1 <text:s/></text:p>
          </table:table-cell>
          <table:table-cell table:style-name="ce2" office:value-type="string" calcext:value-type="string">
            <text:p>DS Collection 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1a.bin</text:p>
          </table:table-cell>
          <table:table-cell office:value-type="string" calcext:value-type="string">
            <text:p>COM3001.bmp</text:p>
          </table:table-cell>
          <table:table-cell table:number-columns-repeated="2"/>
          <table:table-cell table:formula="of:=HYPERLINK(COM.MICROSOFT.CONCAT(&quot;https://www.amusement-center.com/project/egg/game/?product_id=&quot;; [.C104]))" office:value-type="string" office:string-value="https://www.amusement-center.com/project/egg/game/?product_id=734" calcext:value-type="string">
            <text:p>https://www.amusement-center.com/project/egg/game/?product_id=734</text:p>
          </table:table-cell>
        </table:table-row>
        <table:table-row table:style-name="ro1">
          <table:table-cell office:value-type="string" calcext:value-type="string">
            <text:p>DS Collection 4 </text:p>
          </table:table-cell>
          <table:table-cell table:style-name="ce2" office:value-type="string" calcext:value-type="string">
            <text:p>DS Collection 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18a.bin</text:p>
          </table:table-cell>
          <table:table-cell office:value-type="string" calcext:value-type="string">
            <text:p>COM3018.bmp</text:p>
          </table:table-cell>
          <table:table-cell table:number-columns-repeated="2"/>
          <table:table-cell table:formula="of:=HYPERLINK(COM.MICROSOFT.CONCAT(&quot;https://www.amusement-center.com/project/egg/game/?product_id=&quot;; [.C105]))" office:value-type="string" office:string-value="https://www.amusement-center.com/project/egg/game/?product_id=884" calcext:value-type="string">
            <text:p>https://www.amusement-center.com/project/egg/game/?product_id=884</text:p>
          </table:table-cell>
        </table:table-row>
        <table:table-row table:style-name="ro1">
          <table:table-cell office:value-type="string" calcext:value-type="string">
            <text:p>DS Collection 6 </text:p>
          </table:table-cell>
          <table:table-cell table:style-name="ce2" office:value-type="string" calcext:value-type="string">
            <text:p>DS Collection 6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19a.bin</text:p>
          </table:table-cell>
          <table:table-cell office:value-type="string" calcext:value-type="string">
            <text:p>COM3019.bmp</text:p>
          </table:table-cell>
          <table:table-cell table:number-columns-repeated="2"/>
          <table:table-cell table:formula="of:=HYPERLINK(COM.MICROSOFT.CONCAT(&quot;https://www.amusement-center.com/project/egg/game/?product_id=&quot;; [.C106]))" office:value-type="string" office:string-value="https://www.amusement-center.com/project/egg/game/?product_id=896" calcext:value-type="string">
            <text:p>https://www.amusement-center.com/project/egg/game/?product_id=896</text:p>
          </table:table-cell>
        </table:table-row>
        <table:table-row table:style-name="ro1">
          <table:table-cell office:value-type="string" calcext:value-type="string">
            <text:p>DS Collection 7 </text:p>
          </table:table-cell>
          <table:table-cell table:style-name="ce2" office:value-type="string" calcext:value-type="string">
            <text:p>DS Collection 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21a.bin</text:p>
          </table:table-cell>
          <table:table-cell office:value-type="string" calcext:value-type="string">
            <text:p>COM3021.bmp</text:p>
          </table:table-cell>
          <table:table-cell table:number-columns-repeated="2"/>
          <table:table-cell table:formula="of:=HYPERLINK(COM.MICROSOFT.CONCAT(&quot;https://www.amusement-center.com/project/egg/game/?product_id=&quot;; [.C107]))" office:value-type="string" office:string-value="https://www.amusement-center.com/project/egg/game/?product_id=906" calcext:value-type="string">
            <text:p>https://www.amusement-center.com/project/egg/game/?product_id=906</text:p>
          </table:table-cell>
        </table:table-row>
        <table:table-row table:style-name="ro1">
          <table:table-cell office:value-type="string" calcext:value-type="string">
            <text:p>ＤＳコレクション１　〜ジャブーンコレション for MSX2〜</text:p>
          </table:table-cell>
          <table:table-cell office:value-type="string" calcext:value-type="string">
            <text:p>DS Collection 1 - Juboom Collection for MSX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1a.bin</text:p>
          </table:table-cell>
          <table:table-cell office:value-type="string" calcext:value-type="string">
            <text:p>PCOM0001.bmp</text:p>
          </table:table-cell>
          <table:table-cell office:value-type="string" calcext:value-type="string">
            <text:p>PCOM0001m.bin</text:p>
          </table:table-cell>
          <table:table-cell/>
          <table:table-cell table:formula="of:=HYPERLINK(COM.MICROSOFT.CONCAT(&quot;https://www.amusement-center.com/project/egg/game/?product_id=&quot;; [.C108]))" office:value-type="string" office:string-value="https://www.amusement-center.com/project/egg/game/?product_id=581" calcext:value-type="string">
            <text:p>https://www.amusement-center.com/project/egg/game/?product_id=581</text:p>
          </table:table-cell>
        </table:table-row>
        <table:table-row table:style-name="ro1">
          <table:table-cell office:value-type="string" calcext:value-type="string">
            <text:p>ＤＳコレクション２　〜グリーンクリスタル for MSX2〜</text:p>
          </table:table-cell>
          <table:table-cell office:value-type="string" calcext:value-type="string">
            <text:p>DS Collection 2 - Green Crystal Collection for MSX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2a.bin</text:p>
          </table:table-cell>
          <table:table-cell office:value-type="string" calcext:value-type="string">
            <text:p>PCOM0002.bmp</text:p>
          </table:table-cell>
          <table:table-cell office:value-type="string" calcext:value-type="string">
            <text:p>PCOM0002m.bin</text:p>
          </table:table-cell>
          <table:table-cell/>
          <table:table-cell table:formula="of:=HYPERLINK(COM.MICROSOFT.CONCAT(&quot;https://www.amusement-center.com/project/egg/game/?product_id=&quot;; [.C109]))" office:value-type="string" office:string-value="https://www.amusement-center.com/project/egg/game/?product_id=582" calcext:value-type="string">
            <text:p>https://www.amusement-center.com/project/egg/game/?product_id=582</text:p>
          </table:table-cell>
        </table:table-row>
        <table:table-row table:style-name="ro1">
          <table:table-cell office:value-type="string" calcext:value-type="string">
            <text:p>ＤＳコレクション３</text:p>
          </table:table-cell>
          <table:table-cell office:value-type="string" calcext:value-type="string">
            <text:p>DS Collection 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3a.bin</text:p>
          </table:table-cell>
          <table:table-cell office:value-type="string" calcext:value-type="string">
            <text:p>PCOM0003.bmp</text:p>
          </table:table-cell>
          <table:table-cell office:value-type="string" calcext:value-type="string">
            <text:p>PCOM0003m.bin</text:p>
          </table:table-cell>
          <table:table-cell/>
          <table:table-cell table:formula="of:=HYPERLINK(COM.MICROSOFT.CONCAT(&quot;https://www.amusement-center.com/project/egg/game/?product_id=&quot;; [.C110]))" office:value-type="string" office:string-value="https://www.amusement-center.com/project/egg/game/?product_id=587" calcext:value-type="string">
            <text:p>https://www.amusement-center.com/project/egg/game/?product_id=587</text:p>
          </table:table-cell>
        </table:table-row>
        <table:table-row table:style-name="ro1">
          <table:table-cell office:value-type="string" calcext:value-type="string">
            <text:p>ＤＳコレクション４</text:p>
          </table:table-cell>
          <table:table-cell office:value-type="string" calcext:value-type="string">
            <text:p>DS Collection 4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4a.bin</text:p>
          </table:table-cell>
          <table:table-cell office:value-type="string" calcext:value-type="string">
            <text:p>PCOM0004.bmp</text:p>
          </table:table-cell>
          <table:table-cell office:value-type="string" calcext:value-type="string">
            <text:p>PCOM0004m.bin</text:p>
          </table:table-cell>
          <table:table-cell/>
          <table:table-cell table:formula="of:=HYPERLINK(COM.MICROSOFT.CONCAT(&quot;https://www.amusement-center.com/project/egg/game/?product_id=&quot;; [.C111]))" office:value-type="string" office:string-value="https://www.amusement-center.com/project/egg/game/?product_id=588" calcext:value-type="string">
            <text:p>https://www.amusement-center.com/project/egg/game/?product_id=588</text:p>
          </table:table-cell>
        </table:table-row>
        <table:table-row table:style-name="ro1">
          <table:table-cell office:value-type="string" calcext:value-type="string">
            <text:p>DSコレクション6</text:p>
          </table:table-cell>
          <table:table-cell office:value-type="string" calcext:value-type="string">
            <text:p>DS Collection 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6a.bin</text:p>
          </table:table-cell>
          <table:table-cell office:value-type="string" calcext:value-type="string">
            <text:p>PCOM0006.bmp</text:p>
          </table:table-cell>
          <table:table-cell office:value-type="string" calcext:value-type="string">
            <text:p>PCOM0006m.bin</text:p>
          </table:table-cell>
          <table:table-cell/>
          <table:table-cell table:formula="of:=HYPERLINK(COM.MICROSOFT.CONCAT(&quot;https://www.amusement-center.com/project/egg/game/?product_id=&quot;; [.C112]))" office:value-type="string" office:string-value="https://www.amusement-center.com/project/egg/game/?product_id=590" calcext:value-type="string">
            <text:p>https://www.amusement-center.com/project/egg/game/?product_id=590</text:p>
          </table:table-cell>
        </table:table-row>
        <table:table-row table:style-name="ro1">
          <table:table-cell office:value-type="string" calcext:value-type="string">
            <text:p>ＤＳコレクション７</text:p>
          </table:table-cell>
          <table:table-cell office:value-type="string" calcext:value-type="string">
            <text:p>DS Collection 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COM0009a.bin</text:p>
          </table:table-cell>
          <table:table-cell office:value-type="string" calcext:value-type="string">
            <text:p>PCOM0009.bmp</text:p>
          </table:table-cell>
          <table:table-cell table:number-columns-repeated="2"/>
          <table:table-cell table:formula="of:=HYPERLINK(COM.MICROSOFT.CONCAT(&quot;https://www.amusement-center.com/project/egg/game/?product_id=&quot;; [.C113]))" office:value-type="string" office:string-value="https://www.amusement-center.com/project/egg/game/?product_id=592" calcext:value-type="string">
            <text:p>https://www.amusement-center.com/project/egg/game/?product_id=592</text:p>
          </table:table-cell>
        </table:table-row>
        <table:table-row table:style-name="ro1">
          <table:table-cell office:value-type="string" calcext:value-type="string">
            <text:p>ＤＵＥＬ</text:p>
          </table:table-cell>
          <table:table-cell table:style-name="ce2" office:value-type="string" calcext:value-type="string">
            <text:p>Du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06a.bin</text:p>
          </table:table-cell>
          <table:table-cell office:value-type="string" calcext:value-type="string">
            <text:p>KUR0006.bmp</text:p>
          </table:table-cell>
          <table:table-cell table:number-columns-repeated="2"/>
          <table:table-cell table:formula="of:=HYPERLINK(COM.MICROSOFT.CONCAT(&quot;https://www.amusement-center.com/project/egg/game/?product_id=&quot;; [.C114]))" office:value-type="string" office:string-value="https://www.amusement-center.com/project/egg/game/?product_id=29" calcext:value-type="string">
            <text:p>https://www.amusement-center.com/project/egg/game/?product_id=29</text:p>
          </table:table-cell>
        </table:table-row>
        <table:table-row table:style-name="ro1">
          <table:table-cell office:value-type="string" calcext:value-type="string">
            <text:p>ＤＵＥＬ</text:p>
          </table:table-cell>
          <table:table-cell table:style-name="ce2" office:value-type="string" calcext:value-type="string">
            <text:p>Due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08a.bin</text:p>
          </table:table-cell>
          <table:table-cell office:value-type="string" calcext:value-type="string">
            <text:p>KUR0008.bmp</text:p>
          </table:table-cell>
          <table:table-cell table:number-columns-repeated="2"/>
          <table:table-cell table:formula="of:=HYPERLINK(COM.MICROSOFT.CONCAT(&quot;https://www.amusement-center.com/project/egg/game/?product_id=&quot;; [.C115]))" office:value-type="string" office:string-value="https://www.amusement-center.com/project/egg/game/?product_id=304" calcext:value-type="string">
            <text:p>https://www.amusement-center.com/project/egg/game/?product_id=304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table:style-name="ce2" office:value-type="string" calcext:value-type="string">
            <text:p>Duel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18a.bin</text:p>
          </table:table-cell>
          <table:table-cell office:value-type="string" calcext:value-type="string">
            <text:p>KUR0018.bmp</text:p>
          </table:table-cell>
          <table:table-cell office:value-type="string" calcext:value-type="string">
            <text:p>KUR0018m.bin</text:p>
          </table:table-cell>
          <table:table-cell office:value-type="string" calcext:value-type="string">
            <text:p>KUR0018d.bin</text:p>
          </table:table-cell>
          <table:table-cell table:formula="of:=HYPERLINK(COM.MICROSOFT.CONCAT(&quot;https://www.amusement-center.com/project/egg/game/?product_id=&quot;; [.C116]))" office:value-type="string" office:string-value="https://www.amusement-center.com/project/egg/game/?product_id=1381" calcext:value-type="string">
            <text:p>https://www.amusement-center.com/project/egg/game/?product_id=1381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2a.bin</text:p>
          </table:table-cell>
          <table:table-cell office:value-type="string" calcext:value-type="string">
            <text:p>BOT1002.bmp</text:p>
          </table:table-cell>
          <table:table-cell table:number-columns-repeated="2"/>
          <table:table-cell table:formula="of:=HYPERLINK(COM.MICROSOFT.CONCAT(&quot;https://www.amusement-center.com/project/egg/game/?product_id=&quot;; [.C117]))" office:value-type="string" office:string-value="https://www.amusement-center.com/project/egg/game/?product_id=205" calcext:value-type="string">
            <text:p>https://www.amusement-center.com/project/egg/game/?product_id=205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9a.bin</text:p>
          </table:table-cell>
          <table:table-cell office:value-type="string" calcext:value-type="string">
            <text:p>BOT0009.bmp</text:p>
          </table:table-cell>
          <table:table-cell table:number-columns-repeated="2"/>
          <table:table-cell table:formula="of:=HYPERLINK(COM.MICROSOFT.CONCAT(&quot;https://www.amusement-center.com/project/egg/game/?product_id=&quot;; [.C118]))" office:value-type="string" office:string-value="https://www.amusement-center.com/project/egg/game/?product_id=212" calcext:value-type="string">
            <text:p>https://www.amusement-center.com/project/egg/game/?product_id=212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2a.bin</text:p>
          </table:table-cell>
          <table:table-cell office:value-type="string" calcext:value-type="string">
            <text:p>BOT1002.bmp</text:p>
          </table:table-cell>
          <table:table-cell office:value-type="string" calcext:value-type="string">
            <text:p>BOT1002m.bin</text:p>
          </table:table-cell>
          <table:table-cell/>
          <table:table-cell table:formula="of:=HYPERLINK(COM.MICROSOFT.CONCAT(&quot;https://www.amusement-center.com/project/egg/game/?product_id=&quot;; [.C119]))" office:value-type="string" office:string-value="https://www.amusement-center.com/project/egg/game/?product_id=358" calcext:value-type="string">
            <text:p>https://www.amusement-center.com/project/egg/game/?product_id=358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0031a.bin</text:p>
          </table:table-cell>
          <table:table-cell office:value-type="string" calcext:value-type="string">
            <text:p>BOT0031.bmp</text:p>
          </table:table-cell>
          <table:table-cell office:value-type="string" calcext:value-type="string">
            <text:p>BOT0031m.bin</text:p>
          </table:table-cell>
          <table:table-cell/>
          <table:table-cell table:formula="of:=HYPERLINK(COM.MICROSOFT.CONCAT(&quot;https://www.amusement-center.com/project/egg/game/?product_id=&quot;; [.C120]))" office:value-type="string" office:string-value="https://www.amusement-center.com/project/egg/game/?product_id=790" calcext:value-type="string">
            <text:p>https://www.amusement-center.com/project/egg/game/?product_id=790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9a.bin</text:p>
          </table:table-cell>
          <table:table-cell office:value-type="string" calcext:value-type="string">
            <text:p>BOT0009.bmp</text:p>
          </table:table-cell>
          <table:table-cell office:value-type="string" calcext:value-type="string">
            <text:p>BOT0009m.bin</text:p>
          </table:table-cell>
          <table:table-cell/>
          <table:table-cell table:formula="of:=HYPERLINK(COM.MICROSOFT.CONCAT(&quot;https://www.amusement-center.com/project/egg/game/?product_id=&quot;; [.C121]))" office:value-type="string" office:string-value="https://www.amusement-center.com/project/egg/game/?product_id=1340" calcext:value-type="string">
            <text:p>https://www.amusement-center.com/project/egg/game/?product_id=1340</text:p>
          </table:table-cell>
        </table:table-row>
        <table:table-row table:style-name="ro1">
          <table:table-cell office:value-type="string" calcext:value-type="string">
            <text:p>EGGY</text:p>
          </table:table-cell>
          <table:table-cell table:style-name="ce2" office:value-type="string" calcext:value-type="string">
            <text:p>Eggy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BOT0045a.bin</text:p>
          </table:table-cell>
          <table:table-cell office:value-type="string" calcext:value-type="string">
            <text:p>BOT0045.bmp</text:p>
          </table:table-cell>
          <table:table-cell office:value-type="string" calcext:value-type="string">
            <text:p>BOT0045m.bin</text:p>
          </table:table-cell>
          <table:table-cell/>
          <table:table-cell table:formula="of:=HYPERLINK(COM.MICROSOFT.CONCAT(&quot;https://www.amusement-center.com/project/egg/game/?product_id=&quot;; [.C122]))" office:value-type="string" office:string-value="https://www.amusement-center.com/project/egg/game/?product_id=1603" calcext:value-type="string">
            <text:p>https://www.amusement-center.com/project/egg/game/?product_id=1603</text:p>
          </table:table-cell>
        </table:table-row>
        <table:table-row table:style-name="ro1">
          <table:table-cell office:value-type="string" calcext:value-type="string">
            <text:p>EGGY </text:p>
          </table:table-cell>
          <table:table-cell table:style-name="ce2" office:value-type="string" calcext:value-type="string">
            <text:p>Eggy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12a.bin</text:p>
          </table:table-cell>
          <table:table-cell office:value-type="string" calcext:value-type="string">
            <text:p>BOT3012.bmp</text:p>
          </table:table-cell>
          <table:table-cell table:number-columns-repeated="2"/>
          <table:table-cell table:formula="of:=HYPERLINK(COM.MICROSOFT.CONCAT(&quot;https://www.amusement-center.com/project/egg/game/?product_id=&quot;; [.C123]))" office:value-type="string" office:string-value="https://www.amusement-center.com/project/egg/game/?product_id=843" calcext:value-type="string">
            <text:p>https://www.amusement-center.com/project/egg/game/?product_id=843</text:p>
          </table:table-cell>
        </table:table-row>
        <table:table-row table:style-name="ro1">
          <table:table-cell office:value-type="string" calcext:value-type="string">
            <text:p>EGGY <text:s/></text:p>
          </table:table-cell>
          <table:table-cell table:style-name="ce2" office:value-type="string" calcext:value-type="string">
            <text:p>Eggy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3001a.bin</text:p>
          </table:table-cell>
          <table:table-cell office:value-type="string" calcext:value-type="string">
            <text:p>BOT3001.bmp</text:p>
          </table:table-cell>
          <table:table-cell table:number-columns-repeated="2"/>
          <table:table-cell table:formula="of:=HYPERLINK(COM.MICROSOFT.CONCAT(&quot;https://www.amusement-center.com/project/egg/game/?product_id=&quot;; [.C124]))" office:value-type="string" office:string-value="https://www.amusement-center.com/project/egg/game/?product_id=743" calcext:value-type="string">
            <text:p>https://www.amusement-center.com/project/egg/game/?product_id=743</text:p>
          </table:table-cell>
        </table:table-row>
        <table:table-row table:style-name="ro1">
          <table:table-cell office:value-type="string" calcext:value-type="string">
            <text:p>ELMKNIGHT</text:p>
          </table:table-cell>
          <table:table-cell table:style-name="ce2" office:value-type="string" calcext:value-type="string">
            <text:p>Elmknigh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15a.bin</text:p>
          </table:table-cell>
          <table:table-cell office:value-type="string" calcext:value-type="string">
            <text:p>MIC0015.bmp</text:p>
          </table:table-cell>
          <table:table-cell table:number-columns-repeated="2"/>
          <table:table-cell table:formula="of:=HYPERLINK(COM.MICROSOFT.CONCAT(&quot;https://www.amusement-center.com/project/egg/game/?product_id=&quot;; [.C125]))" office:value-type="string" office:string-value="https://www.amusement-center.com/project/egg/game/?product_id=242" calcext:value-type="string">
            <text:p>https://www.amusement-center.com/project/egg/game/?product_id=242</text:p>
          </table:table-cell>
        </table:table-row>
        <table:table-row table:style-name="ro1">
          <table:table-cell office:value-type="string" calcext:value-type="string">
            <text:p>ELMKNIGHT</text:p>
          </table:table-cell>
          <table:table-cell table:style-name="ce2" office:value-type="string" calcext:value-type="string">
            <text:p>Elmknight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45a.bin</text:p>
          </table:table-cell>
          <table:table-cell office:value-type="string" calcext:value-type="string">
            <text:p>MIC0045.bmp</text:p>
          </table:table-cell>
          <table:table-cell table:number-columns-repeated="2"/>
          <table:table-cell table:formula="of:=HYPERLINK(COM.MICROSOFT.CONCAT(&quot;https://www.amusement-center.com/project/egg/game/?product_id=&quot;; [.C126]))" office:value-type="string" office:string-value="https://www.amusement-center.com/project/egg/game/?product_id=1509" calcext:value-type="string">
            <text:p>https://www.amusement-center.com/project/egg/game/?product_id=1509</text:p>
          </table:table-cell>
        </table:table-row>
        <table:table-row table:style-name="ro1">
          <table:table-cell office:value-type="string" calcext:value-type="string">
            <text:p>EmmyII</text:p>
          </table:table-cell>
          <table:table-cell table:style-name="ce2" office:value-type="string" calcext:value-type="string">
            <text:p>Emmy II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2a.bin</text:p>
          </table:table-cell>
          <table:table-cell office:value-type="string" calcext:value-type="string">
            <text:p>KSK1002.bmp</text:p>
          </table:table-cell>
          <table:table-cell office:value-type="string" calcext:value-type="string">
            <text:p>KSK1002m.bin</text:p>
          </table:table-cell>
          <table:table-cell/>
          <table:table-cell table:formula="of:=HYPERLINK(COM.MICROSOFT.CONCAT(&quot;https://www.amusement-center.com/project/egg/game/?product_id=&quot;; [.C127]))" office:value-type="string" office:string-value="https://www.amusement-center.com/project/egg/game/?product_id=147" calcext:value-type="string">
            <text:p>https://www.amusement-center.com/project/egg/game/?product_id=147</text:p>
          </table:table-cell>
        </table:table-row>
        <table:table-row table:style-name="ro1">
          <table:table-cell office:value-type="string" calcext:value-type="string">
            <text:p>FATAL FURY</text:p>
          </table:table-cell>
          <table:table-cell table:style-name="ce2" office:value-type="string" calcext:value-type="string">
            <text:p>Fatal Fury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2a.bin</text:p>
          </table:table-cell>
          <table:table-cell office:value-type="string" calcext:value-type="string">
            <text:p>SKP0012.bmp</text:p>
          </table:table-cell>
          <table:table-cell office:value-type="string" calcext:value-type="string">
            <text:p>SKP0012m.bin</text:p>
          </table:table-cell>
          <table:table-cell/>
          <table:table-cell table:formula="of:=HYPERLINK(COM.MICROSOFT.CONCAT(&quot;https://www.amusement-center.com/project/egg/game/?product_id=&quot;; [.C128]))" office:value-type="string" office:string-value="https://www.amusement-center.com/project/egg/game/?product_id=1053" calcext:value-type="string">
            <text:p>https://www.amusement-center.com/project/egg/game/?product_id=1053</text:p>
          </table:table-cell>
        </table:table-row>
        <table:table-row table:style-name="ro1">
          <table:table-cell office:value-type="string" calcext:value-type="string">
            <text:p>Fatal Fury </text:p>
          </table:table-cell>
          <table:table-cell table:style-name="ce2" office:value-type="string" calcext:value-type="string">
            <text:p>Fatal Fury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3002a.bin</text:p>
          </table:table-cell>
          <table:table-cell office:value-type="string" calcext:value-type="string">
            <text:p>SKP3002.bmp</text:p>
          </table:table-cell>
          <table:table-cell table:number-columns-repeated="2"/>
          <table:table-cell table:formula="of:=HYPERLINK(COM.MICROSOFT.CONCAT(&quot;https://www.amusement-center.com/project/egg/game/?product_id=&quot;; [.C129]))" office:value-type="string" office:string-value="https://www.amusement-center.com/project/egg/game/?product_id=1051" calcext:value-type="string">
            <text:p>https://www.amusement-center.com/project/egg/game/?product_id=1051</text:p>
          </table:table-cell>
        </table:table-row>
        <table:table-row table:style-name="ro1">
          <table:table-cell office:value-type="string" calcext:value-type="string">
            <text:p>FINAL ZONE II</text:p>
          </table:table-cell>
          <table:table-cell table:style-name="ce2" office:value-type="string" calcext:value-type="string">
            <text:p>Fatal Fur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SNT0022a.bin</text:p>
          </table:table-cell>
          <table:table-cell office:value-type="string" calcext:value-type="string">
            <text:p>SNT0022.bmp</text:p>
          </table:table-cell>
          <table:table-cell office:value-type="string" calcext:value-type="string">
            <text:p>SNT0022m.bin</text:p>
          </table:table-cell>
          <table:table-cell/>
          <table:table-cell table:formula="of:=HYPERLINK(COM.MICROSOFT.CONCAT(&quot;https://www.amusement-center.com/project/egg/game/?product_id=&quot;; [.C130]))" office:value-type="string" office:string-value="https://www.amusement-center.com/project/egg/game/?product_id=1056" calcext:value-type="string">
            <text:p>https://www.amusement-center.com/project/egg/game/?product_id=1056</text:p>
          </table:table-cell>
        </table:table-row>
        <table:table-row table:style-name="ro1">
          <table:table-cell office:value-type="string" calcext:value-type="string">
            <text:p>FRAY</text:p>
          </table:table-cell>
          <table:table-cell table:style-name="ce2" office:value-type="string" calcext:value-type="string">
            <text:p>Fray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1a.bin</text:p>
          </table:table-cell>
          <table:table-cell office:value-type="string" calcext:value-type="string">
            <text:p>MIC1001.bmp</text:p>
          </table:table-cell>
          <table:table-cell office:value-type="string" calcext:value-type="string">
            <text:p>MIC1001m.bin</text:p>
          </table:table-cell>
          <table:table-cell/>
          <table:table-cell table:formula="of:=HYPERLINK(COM.MICROSOFT.CONCAT(&quot;https://www.amusement-center.com/project/egg/game/?product_id=&quot;; [.C131]))" office:value-type="string" office:string-value="https://www.amusement-center.com/project/egg/game/?product_id=232" calcext:value-type="string">
            <text:p>https://www.amusement-center.com/project/egg/game/?product_id=232</text:p>
          </table:table-cell>
        </table:table-row>
        <table:table-row table:style-name="ro1">
          <table:table-cell office:value-type="string" calcext:value-type="string">
            <text:p>FRAY</text:p>
          </table:table-cell>
          <table:table-cell table:style-name="ce2" office:value-type="string" calcext:value-type="string">
            <text:p>Fray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26a.bin</text:p>
          </table:table-cell>
          <table:table-cell office:value-type="string" calcext:value-type="string">
            <text:p>MIC0026.bmp</text:p>
          </table:table-cell>
          <table:table-cell office:value-type="string" calcext:value-type="string">
            <text:p>MIC0026m.bin</text:p>
          </table:table-cell>
          <table:table-cell/>
          <table:table-cell table:formula="of:=HYPERLINK(COM.MICROSOFT.CONCAT(&quot;https://www.amusement-center.com/project/egg/game/?product_id=&quot;; [.C132]))" office:value-type="string" office:string-value="https://www.amusement-center.com/project/egg/game/?product_id=777" calcext:value-type="string">
            <text:p>https://www.amusement-center.com/project/egg/game/?product_id=777</text:p>
          </table:table-cell>
        </table:table-row>
        <table:table-row table:style-name="ro1">
          <table:table-cell office:value-type="string" calcext:value-type="string">
            <text:p>FRAY</text:p>
          </table:table-cell>
          <table:table-cell table:style-name="ce2" office:value-type="string" calcext:value-type="string">
            <text:p>Fray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10a.bin</text:p>
          </table:table-cell>
          <table:table-cell office:value-type="string" calcext:value-type="string">
            <text:p>MIC1010.bmp</text:p>
          </table:table-cell>
          <table:table-cell office:value-type="string" calcext:value-type="string">
            <text:p>MIC1010m.bin</text:p>
          </table:table-cell>
          <table:table-cell/>
          <table:table-cell table:formula="of:=HYPERLINK(COM.MICROSOFT.CONCAT(&quot;https://www.amusement-center.com/project/egg/game/?product_id=&quot;; [.C133]))" office:value-type="string" office:string-value="https://www.amusement-center.com/project/egg/game/?product_id=1209" calcext:value-type="string">
            <text:p>https://www.amusement-center.com/project/egg/game/?product_id=1209</text:p>
          </table:table-cell>
        </table:table-row>
        <table:table-row table:style-name="ro1">
          <table:table-cell office:value-type="string" calcext:value-type="string">
            <text:p>FRAY CD 〜Xak外伝〜 </text:p>
          </table:table-cell>
          <table:table-cell office:value-type="string" calcext:value-type="string">
            <text:p>Fray CD - Xak Gaide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MIC0036a.bin</text:p>
          </table:table-cell>
          <table:table-cell office:value-type="string" calcext:value-type="string">
            <text:p>MIC0036.bmp</text:p>
          </table:table-cell>
          <table:table-cell office:value-type="string" calcext:value-type="string">
            <text:p>MIC0036m.bin</text:p>
          </table:table-cell>
          <table:table-cell/>
          <table:table-cell table:formula="of:=HYPERLINK(COM.MICROSOFT.CONCAT(&quot;https://www.amusement-center.com/project/egg/game/?product_id=&quot;; [.C134]))" office:value-type="string" office:string-value="https://www.amusement-center.com/project/egg/game/?product_id=1048" calcext:value-type="string">
            <text:p>https://www.amusement-center.com/project/egg/game/?product_id=1048</text:p>
          </table:table-cell>
        </table:table-row>
        <table:table-row table:style-name="ro1">
          <table:table-cell office:value-type="string" calcext:value-type="string">
            <text:p>FREE WAY</text:p>
          </table:table-cell>
          <table:table-cell table:style-name="ce2" office:value-type="string" calcext:value-type="string">
            <text:p>Free Way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41a.bin</text:p>
          </table:table-cell>
          <table:table-cell office:value-type="string" calcext:value-type="string">
            <text:p>BOT0041.bmp</text:p>
          </table:table-cell>
          <table:table-cell office:value-type="string" calcext:value-type="string">
            <text:p>BOT0041m.bin</text:p>
          </table:table-cell>
          <table:table-cell/>
          <table:table-cell table:formula="of:=HYPERLINK(COM.MICROSOFT.CONCAT(&quot;https://www.amusement-center.com/project/egg/game/?product_id=&quot;; [.C135]))" office:value-type="string" office:string-value="https://www.amusement-center.com/project/egg/game/?product_id=1214" calcext:value-type="string">
            <text:p>https://www.amusement-center.com/project/egg/game/?product_id=1214</text:p>
          </table:table-cell>
        </table:table-row>
        <table:table-row table:style-name="ro1">
          <table:table-cell office:value-type="string" calcext:value-type="string">
            <text:p>FZ戦記アクシス</text:p>
          </table:table-cell>
          <table:table-cell office:value-type="string" calcext:value-type="string">
            <text:p>FZ Senki Axi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27a.bin</text:p>
          </table:table-cell>
          <table:table-cell office:value-type="string" calcext:value-type="string">
            <text:p>TEL0027.bmp</text:p>
          </table:table-cell>
          <table:table-cell table:number-columns-repeated="2"/>
          <table:table-cell table:formula="of:=HYPERLINK(COM.MICROSOFT.CONCAT(&quot;https://www.amusement-center.com/project/egg/game/?product_id=&quot;; [.C136]))" office:value-type="string" office:string-value="https://www.amusement-center.com/project/egg/game/?product_id=331" calcext:value-type="string">
            <text:p>https://www.amusement-center.com/project/egg/game/?product_id=331</text:p>
          </table:table-cell>
        </table:table-row>
        <table:table-row table:style-name="ro1">
          <table:table-cell office:value-type="string" calcext:value-type="string">
            <text:p>FZ戦記アクシス</text:p>
          </table:table-cell>
          <table:table-cell office:value-type="string" calcext:value-type="string">
            <text:p>FZ Senki Axi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0050a.bin</text:p>
          </table:table-cell>
          <table:table-cell office:value-type="string" calcext:value-type="string">
            <text:p>TEL0050.bmp</text:p>
          </table:table-cell>
          <table:table-cell office:value-type="string" calcext:value-type="string">
            <text:p>TEL0050m.bin</text:p>
          </table:table-cell>
          <table:table-cell/>
          <table:table-cell table:formula="of:=HYPERLINK(COM.MICROSOFT.CONCAT(&quot;https://www.amusement-center.com/project/egg/game/?product_id=&quot;; [.C137]))" office:value-type="string" office:string-value="https://www.amusement-center.com/project/egg/game/?product_id=1129" calcext:value-type="string">
            <text:p>https://www.amusement-center.com/project/egg/game/?product_id=1129</text:p>
          </table:table-cell>
        </table:table-row>
        <table:table-row table:style-name="ro1">
          <table:table-cell office:value-type="string" calcext:value-type="string">
            <text:p>GAGAGAスプリント</text:p>
          </table:table-cell>
          <table:table-cell office:value-type="string" calcext:value-type="string">
            <text:p>GAGAGA Sprint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5a.bin</text:p>
          </table:table-cell>
          <table:table-cell office:value-type="string" calcext:value-type="string">
            <text:p>COM0075.bmp</text:p>
          </table:table-cell>
          <table:table-cell office:value-type="string" calcext:value-type="string">
            <text:p>COM0075m.bin</text:p>
          </table:table-cell>
          <table:table-cell/>
          <table:table-cell table:formula="of:=HYPERLINK(COM.MICROSOFT.CONCAT(&quot;https://www.amusement-center.com/project/egg/game/?product_id=&quot;; [.C138]))" office:value-type="string" office:string-value="https://www.amusement-center.com/project/egg/game/?product_id=1181" calcext:value-type="string">
            <text:p>https://www.amusement-center.com/project/egg/game/?product_id=1181</text:p>
          </table:table-cell>
        </table:table-row>
        <table:table-row table:style-name="ro1">
          <table:table-cell office:value-type="string" calcext:value-type="string">
            <text:p>GAGAGAスプリント</text:p>
          </table:table-cell>
          <table:table-cell office:value-type="string" calcext:value-type="string">
            <text:p>GAGAGA Sprint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5a.bin</text:p>
          </table:table-cell>
          <table:table-cell office:value-type="string" calcext:value-type="string">
            <text:p>COM0075.bmp</text:p>
          </table:table-cell>
          <table:table-cell office:value-type="string" calcext:value-type="string">
            <text:p>COM0075m.bin</text:p>
          </table:table-cell>
          <table:table-cell/>
          <table:table-cell table:formula="of:=HYPERLINK(COM.MICROSOFT.CONCAT(&quot;https://www.amusement-center.com/project/egg/game/?product_id=&quot;; [.C139]))" office:value-type="string" office:string-value="https://www.amusement-center.com/project/egg/game/?product_id=1316" calcext:value-type="string">
            <text:p>https://www.amusement-center.com/project/egg/game/?product_id=1316</text:p>
          </table:table-cell>
        </table:table-row>
        <table:table-row table:style-name="ro1">
          <table:table-cell office:value-type="string" calcext:value-type="string">
            <text:p>Gaudi 〜バルセロナの風〜</text:p>
          </table:table-cell>
          <table:table-cell office:value-type="string" calcext:value-type="string">
            <text:p>Gaudi - Barcelona no Kaz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1a.bin</text:p>
          </table:table-cell>
          <table:table-cell office:value-type="string" calcext:value-type="string">
            <text:p>TEL1011.bmp</text:p>
          </table:table-cell>
          <table:table-cell table:number-columns-repeated="2"/>
          <table:table-cell table:formula="of:=HYPERLINK(COM.MICROSOFT.CONCAT(&quot;https://www.amusement-center.com/project/egg/game/?product_id=&quot;; [.C140]))" office:value-type="string" office:string-value="https://www.amusement-center.com/project/egg/game/?product_id=260" calcext:value-type="string">
            <text:p>https://www.amusement-center.com/project/egg/game/?product_id=260</text:p>
          </table:table-cell>
        </table:table-row>
        <table:table-row table:style-name="ro1">
          <table:table-cell office:value-type="string" calcext:value-type="string">
            <text:p>GE・TEN</text:p>
          </table:table-cell>
          <table:table-cell table:style-name="ce2" office:value-type="string" calcext:value-type="string">
            <text:p>Ge Ten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HOK0001a.bin</text:p>
          </table:table-cell>
          <table:table-cell office:value-type="string" calcext:value-type="string">
            <text:p>HOK0001.bmp</text:p>
          </table:table-cell>
          <table:table-cell office:value-type="string" calcext:value-type="string">
            <text:p>HOK0001m.bin</text:p>
          </table:table-cell>
          <table:table-cell/>
          <table:table-cell table:formula="of:=HYPERLINK(COM.MICROSOFT.CONCAT(&quot;https://www.amusement-center.com/project/egg/game/?product_id=&quot;; [.C141]))" office:value-type="string" office:string-value="https://www.amusement-center.com/project/egg/game/?product_id=698" calcext:value-type="string">
            <text:p>https://www.amusement-center.com/project/egg/game/?product_id=698</text:p>
          </table:table-cell>
        </table:table-row>
        <table:table-row table:style-name="ro1">
          <table:table-cell office:value-type="string" calcext:value-type="string">
            <text:p>GE・TEN II <text:s/></text:p>
          </table:table-cell>
          <table:table-cell table:style-name="ce2" office:value-type="string" calcext:value-type="string">
            <text:p>Ge Ten II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HOK0002a.bin</text:p>
          </table:table-cell>
          <table:table-cell office:value-type="string" calcext:value-type="string">
            <text:p>HOK0002.bmp</text:p>
          </table:table-cell>
          <table:table-cell office:value-type="string" calcext:value-type="string">
            <text:p>HOK0002m.bin</text:p>
          </table:table-cell>
          <table:table-cell/>
          <table:table-cell table:formula="of:=HYPERLINK(COM.MICROSOFT.CONCAT(&quot;https://www.amusement-center.com/project/egg/game/?product_id=&quot;; [.C142]))" office:value-type="string" office:string-value="https://www.amusement-center.com/project/egg/game/?product_id=706" calcext:value-type="string">
            <text:p>https://www.amusement-center.com/project/egg/game/?product_id=706</text:p>
          </table:table-cell>
        </table:table-row>
        <table:table-row table:style-name="ro1">
          <table:table-cell office:value-type="string" calcext:value-type="string">
            <text:p>GENESIS</text:p>
          </table:table-cell>
          <table:table-cell table:style-name="ce2" office:value-type="string" calcext:value-type="string">
            <text:p>Genesis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QE0004a.bin</text:p>
          </table:table-cell>
          <table:table-cell office:value-type="string" calcext:value-type="string">
            <text:p>SQE0004.bmp</text:p>
          </table:table-cell>
          <table:table-cell office:value-type="string" calcext:value-type="string">
            <text:p>SQE0004m.bin</text:p>
          </table:table-cell>
          <table:table-cell office:value-type="string" calcext:value-type="string">
            <text:p>SQE0004d.bin</text:p>
          </table:table-cell>
          <table:table-cell table:formula="of:=HYPERLINK(COM.MICROSOFT.CONCAT(&quot;https://www.amusement-center.com/project/egg/game/?product_id=&quot;; [.C143]))" office:value-type="string" office:string-value="https://www.amusement-center.com/project/egg/game/?product_id=1155" calcext:value-type="string">
            <text:p>https://www.amusement-center.com/project/egg/game/?product_id=1155</text:p>
          </table:table-cell>
        </table:table-row>
        <table:table-row table:style-name="ro1">
          <table:table-cell office:value-type="string" calcext:value-type="string">
            <text:p>GENESIS</text:p>
          </table:table-cell>
          <table:table-cell table:style-name="ce2" office:value-type="string" calcext:value-type="string">
            <text:p>Genesis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QE0009a.bin</text:p>
          </table:table-cell>
          <table:table-cell office:value-type="string" calcext:value-type="string">
            <text:p>SQE0009.bmp</text:p>
          </table:table-cell>
          <table:table-cell office:value-type="string" calcext:value-type="string">
            <text:p>SQE0009m.bin</text:p>
          </table:table-cell>
          <table:table-cell/>
          <table:table-cell table:formula="of:=HYPERLINK(COM.MICROSOFT.CONCAT(&quot;https://www.amusement-center.com/project/egg/game/?product_id=&quot;; [.C144]))" office:value-type="string" office:string-value="https://www.amusement-center.com/project/egg/game/?product_id=1199" calcext:value-type="string">
            <text:p>https://www.amusement-center.com/project/egg/game/?product_id=1199</text:p>
          </table:table-cell>
        </table:table-row>
        <table:table-row table:style-name="ro1">
          <table:table-cell office:value-type="string" calcext:value-type="string">
            <text:p>Genji</text:p>
          </table:table-cell>
          <table:table-cell table:style-name="ce2" office:value-type="string" calcext:value-type="string">
            <text:p>Genji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OT0007a.bin</text:p>
          </table:table-cell>
          <table:table-cell office:value-type="string" calcext:value-type="string">
            <text:p>HOT0007.bmp</text:p>
          </table:table-cell>
          <table:table-cell table:number-columns-repeated="2"/>
          <table:table-cell table:formula="of:=HYPERLINK(COM.MICROSOFT.CONCAT(&quot;https://www.amusement-center.com/project/egg/game/?product_id=&quot;; [.C145]))" office:value-type="string" office:string-value="https://www.amusement-center.com/project/egg/game/?product_id=102" calcext:value-type="string">
            <text:p>https://www.amusement-center.com/project/egg/game/?product_id=102</text:p>
          </table:table-cell>
        </table:table-row>
        <table:table-row table:style-name="ro1">
          <table:table-cell office:value-type="string" calcext:value-type="string">
            <text:p>GENOCIDE</text:p>
          </table:table-cell>
          <table:table-cell table:style-name="ce2" office:value-type="string" calcext:value-type="string">
            <text:p>Genocid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ZOM0001a.bin</text:p>
          </table:table-cell>
          <table:table-cell office:value-type="string" calcext:value-type="string">
            <text:p>ZOM0001.bmp</text:p>
          </table:table-cell>
          <table:table-cell office:value-type="string" calcext:value-type="string">
            <text:p>ZOM0001m.bin</text:p>
          </table:table-cell>
          <table:table-cell/>
          <table:table-cell table:formula="of:=HYPERLINK(COM.MICROSOFT.CONCAT(&quot;https://www.amusement-center.com/project/egg/game/?product_id=&quot;; [.C146]))" office:value-type="string" office:string-value="https://www.amusement-center.com/project/egg/game/?product_id=283" calcext:value-type="string">
            <text:p>https://www.amusement-center.com/project/egg/game/?product_id=283</text:p>
          </table:table-cell>
        </table:table-row>
        <table:table-row table:style-name="ro1">
          <table:table-cell office:value-type="string" calcext:value-type="string">
            <text:p>GENOCIDE（体験版）</text:p>
          </table:table-cell>
          <table:table-cell table:style-name="ce2" office:value-type="string" calcext:value-type="string">
            <text:p>Genocide (Taikenban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ZOM0002a.bin</text:p>
          </table:table-cell>
          <table:table-cell office:value-type="string" calcext:value-type="string">
            <text:p>ZOM0002.bmp</text:p>
          </table:table-cell>
          <table:table-cell table:number-columns-repeated="2"/>
          <table:table-cell table:formula="of:=HYPERLINK(COM.MICROSOFT.CONCAT(&quot;https://www.amusement-center.com/project/egg/game/?product_id=&quot;; [.C147]))" office:value-type="string" office:string-value="https://www.amusement-center.com/project/egg/game/?product_id=282" calcext:value-type="string">
            <text:p>https://www.amusement-center.com/project/egg/game/?product_id=282</text:p>
          </table:table-cell>
        </table:table-row>
        <table:table-row table:style-name="ro1">
          <table:table-cell office:value-type="string" calcext:value-type="string">
            <text:p>GENOCIDE2</text:p>
          </table:table-cell>
          <table:table-cell table:style-name="ce2" office:value-type="string" calcext:value-type="string">
            <text:p>Genocide 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ZOM0006a.bin</text:p>
          </table:table-cell>
          <table:table-cell office:value-type="string" calcext:value-type="string">
            <text:p>ZOM0006.bmp</text:p>
          </table:table-cell>
          <table:table-cell table:number-columns-repeated="2"/>
          <table:table-cell table:formula="of:=HYPERLINK(COM.MICROSOFT.CONCAT(&quot;https://www.amusement-center.com/project/egg/game/?product_id=&quot;; [.C148]))" office:value-type="string" office:string-value="https://www.amusement-center.com/project/egg/game/?product_id=308" calcext:value-type="string">
            <text:p>https://www.amusement-center.com/project/egg/game/?product_id=308</text:p>
          </table:table-cell>
        </table:table-row>
        <table:table-row table:style-name="ro1">
          <table:table-cell office:value-type="string" calcext:value-type="string">
            <text:p>GEO CONFLICT 〜争乱の大地〜</text:p>
          </table:table-cell>
          <table:table-cell office:value-type="string" calcext:value-type="string">
            <text:p>Geo Conflict - Souran no Daichi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9a.bin</text:p>
          </table:table-cell>
          <table:table-cell office:value-type="string" calcext:value-type="string">
            <text:p>COM0059.bmp</text:p>
          </table:table-cell>
          <table:table-cell office:value-type="string" calcext:value-type="string">
            <text:p>COM0059m.bin</text:p>
          </table:table-cell>
          <table:table-cell/>
          <table:table-cell table:formula="of:=HYPERLINK(COM.MICROSOFT.CONCAT(&quot;https://www.amusement-center.com/project/egg/game/?product_id=&quot;; [.C149]))" office:value-type="string" office:string-value="https://www.amusement-center.com/project/egg/game/?product_id=988" calcext:value-type="string">
            <text:p>https://www.amusement-center.com/project/egg/game/?product_id=988</text:p>
          </table:table-cell>
        </table:table-row>
        <table:table-row table:style-name="ro1">
          <table:table-cell office:value-type="string" calcext:value-type="string">
            <text:p>GEO CONFLICT 〜争乱の大地〜</text:p>
          </table:table-cell>
          <table:table-cell office:value-type="string" calcext:value-type="string">
            <text:p>Geo Conflict - Souran no Daichi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9a.bin</text:p>
          </table:table-cell>
          <table:table-cell office:value-type="string" calcext:value-type="string">
            <text:p>COM0059.bmp</text:p>
          </table:table-cell>
          <table:table-cell office:value-type="string" calcext:value-type="string">
            <text:p>COM0059m.bin</text:p>
          </table:table-cell>
          <table:table-cell/>
          <table:table-cell table:formula="of:=HYPERLINK(COM.MICROSOFT.CONCAT(&quot;https://www.amusement-center.com/project/egg/game/?product_id=&quot;; [.C150]))" office:value-type="string" office:string-value="https://www.amusement-center.com/project/egg/game/?product_id=1345" calcext:value-type="string">
            <text:p>https://www.amusement-center.com/project/egg/game/?product_id=1345</text:p>
          </table:table-cell>
        </table:table-row>
        <table:table-row table:style-name="ro1">
          <table:table-cell office:value-type="string" calcext:value-type="string">
            <text:p>GEO CONFLICT 3-Hell's Gate Crusaders-</text:p>
          </table:table-cell>
          <table:table-cell table:style-name="ce2" office:value-type="string" calcext:value-type="string">
            <text:p>Geo Conflict 3 - Hell's Gate Crusaders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6a.bin</text:p>
          </table:table-cell>
          <table:table-cell/>
          <table:table-cell office:value-type="string" calcext:value-type="string">
            <text:p>COM5036m.bin</text:p>
          </table:table-cell>
          <table:table-cell/>
          <table:table-cell table:formula="of:=HYPERLINK(COM.MICROSOFT.CONCAT(&quot;https://www.amusement-center.com/project/egg/game/?product_id=&quot;; [.C151]))" office:value-type="string" office:string-value="https://www.amusement-center.com/project/egg/game/?product_id=1269" calcext:value-type="string">
            <text:p>https://www.amusement-center.com/project/egg/game/?product_id=1269</text:p>
          </table:table-cell>
        </table:table-row>
        <table:table-row table:style-name="ro1">
          <table:table-cell office:value-type="string" calcext:value-type="string">
            <text:p>GEO CONFLICT 4 - The End of Reincarnation - </text:p>
          </table:table-cell>
          <table:table-cell table:style-name="ce2" office:value-type="string" calcext:value-type="string">
            <text:p>Geo Conflict 4 - The End of Reincarnation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7a.bin</text:p>
          </table:table-cell>
          <table:table-cell/>
          <table:table-cell office:value-type="string" calcext:value-type="string">
            <text:p>COM5037m.bin</text:p>
          </table:table-cell>
          <table:table-cell/>
          <table:table-cell table:formula="of:=HYPERLINK(COM.MICROSOFT.CONCAT(&quot;https://www.amusement-center.com/project/egg/game/?product_id=&quot;; [.C152]))" office:value-type="string" office:string-value="https://www.amusement-center.com/project/egg/game/?product_id=1251" calcext:value-type="string">
            <text:p>https://www.amusement-center.com/project/egg/game/?product_id=1251</text:p>
          </table:table-cell>
        </table:table-row>
        <table:table-row table:style-name="ro1">
          <table:table-cell office:value-type="string" calcext:value-type="string">
            <text:p>GEO CONFLICT ADVENTURE−孤影の精霊−</text:p>
          </table:table-cell>
          <table:table-cell office:value-type="string" calcext:value-type="string">
            <text:p>Geo Conflict Adventure - Koei no Seirei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4a.bin</text:p>
          </table:table-cell>
          <table:table-cell/>
          <table:table-cell office:value-type="string" calcext:value-type="string">
            <text:p>COM5024m.bin</text:p>
          </table:table-cell>
          <table:table-cell/>
          <table:table-cell table:formula="of:=HYPERLINK(COM.MICROSOFT.CONCAT(&quot;https://www.amusement-center.com/project/egg/game/?product_id=&quot;; [.C153]))" office:value-type="string" office:string-value="https://www.amusement-center.com/project/egg/game/?product_id=1257" calcext:value-type="string">
            <text:p>https://www.amusement-center.com/project/egg/game/?product_id=1257</text:p>
          </table:table-cell>
        </table:table-row>
        <table:table-row table:style-name="ro1">
          <table:table-cell office:value-type="string" calcext:value-type="string">
            <text:p>GOLVELLIUS</text:p>
          </table:table-cell>
          <table:table-cell table:style-name="ce2" office:value-type="string" calcext:value-type="string">
            <text:p>Golvelliu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14a.bin</text:p>
          </table:table-cell>
          <table:table-cell office:value-type="string" calcext:value-type="string">
            <text:p>COM3014.bmp</text:p>
          </table:table-cell>
          <table:table-cell table:number-columns-repeated="2"/>
          <table:table-cell table:formula="of:=HYPERLINK(COM.MICROSOFT.CONCAT(&quot;https://www.amusement-center.com/project/egg/game/?product_id=&quot;; [.C154]))" office:value-type="string" office:string-value="https://www.amusement-center.com/project/egg/game/?product_id=852" calcext:value-type="string">
            <text:p>https://www.amusement-center.com/project/egg/game/?product_id=852</text:p>
          </table:table-cell>
        </table:table-row>
        <table:table-row table:style-name="ro1">
          <table:table-cell office:value-type="string" calcext:value-type="string">
            <text:p>Golvellius 2 </text:p>
          </table:table-cell>
          <table:table-cell table:style-name="ce2" office:value-type="string" calcext:value-type="string">
            <text:p>Golvellius 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17a.bin</text:p>
          </table:table-cell>
          <table:table-cell office:value-type="string" calcext:value-type="string">
            <text:p>COM3017.bmp</text:p>
          </table:table-cell>
          <table:table-cell table:number-columns-repeated="2"/>
          <table:table-cell table:formula="of:=HYPERLINK(COM.MICROSOFT.CONCAT(&quot;https://www.amusement-center.com/project/egg/game/?product_id=&quot;; [.C155]))" office:value-type="string" office:string-value="https://www.amusement-center.com/project/egg/game/?product_id=881" calcext:value-type="string">
            <text:p>https://www.amusement-center.com/project/egg/game/?product_id=881</text:p>
          </table:table-cell>
        </table:table-row>
        <table:table-row table:style-name="ro1">
          <table:table-cell office:value-type="string" calcext:value-type="string">
            <text:p>Guardic</text:p>
          </table:table-cell>
          <table:table-cell table:style-name="ce2" office:value-type="string" calcext:value-type="string">
            <text:p>Guardic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07a.bin</text:p>
          </table:table-cell>
          <table:table-cell office:value-type="string" calcext:value-type="string">
            <text:p>COM3007.bmp</text:p>
          </table:table-cell>
          <table:table-cell table:number-columns-repeated="2"/>
          <table:table-cell table:formula="of:=HYPERLINK(COM.MICROSOFT.CONCAT(&quot;https://www.amusement-center.com/project/egg/game/?product_id=&quot;; [.C156]))" office:value-type="string" office:string-value="https://www.amusement-center.com/project/egg/game/?product_id=771" calcext:value-type="string">
            <text:p>https://www.amusement-center.com/project/egg/game/?product_id=771</text:p>
          </table:table-cell>
        </table:table-row>
        <table:table-row table:style-name="ro1">
          <table:table-cell office:value-type="string" calcext:value-type="string">
            <text:p>HAMLET</text:p>
          </table:table-cell>
          <table:table-cell table:style-name="ce2" office:value-type="string" calcext:value-type="string">
            <text:p>Hamle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0005a.bin</text:p>
          </table:table-cell>
          <table:table-cell office:value-type="string" calcext:value-type="string">
            <text:p>PHA0005.bmp</text:p>
          </table:table-cell>
          <table:table-cell office:value-type="string" calcext:value-type="string">
            <text:p>PHA0005m.bin</text:p>
          </table:table-cell>
          <table:table-cell/>
          <table:table-cell table:formula="of:=HYPERLINK(COM.MICROSOFT.CONCAT(&quot;https://www.amusement-center.com/project/egg/game/?product_id=&quot;; [.C157]))" office:value-type="string" office:string-value="https://www.amusement-center.com/project/egg/game/?product_id=860" calcext:value-type="string">
            <text:p>https://www.amusement-center.com/project/egg/game/?product_id=860</text:p>
          </table:table-cell>
        </table:table-row>
        <table:table-row table:style-name="ro1">
          <table:table-cell office:value-type="string" calcext:value-type="string">
            <text:p>HARAKIRI</text:p>
          </table:table-cell>
          <table:table-cell table:style-name="ce2" office:value-type="string" calcext:value-type="string">
            <text:p>Harakiri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8a.bin</text:p>
          </table:table-cell>
          <table:table-cell office:value-type="string" calcext:value-type="string">
            <text:p>GAR0008.bmp</text:p>
          </table:table-cell>
          <table:table-cell table:number-columns-repeated="2"/>
          <table:table-cell table:formula="of:=HYPERLINK(COM.MICROSOFT.CONCAT(&quot;https://www.amusement-center.com/project/egg/game/?product_id=&quot;; [.C158]))" office:value-type="string" office:string-value="https://www.amusement-center.com/project/egg/game/?product_id=413" calcext:value-type="string">
            <text:p>https://www.amusement-center.com/project/egg/game/?product_id=413</text:p>
          </table:table-cell>
        </table:table-row>
        <table:table-row table:style-name="ro1">
          <table:table-cell office:value-type="string" calcext:value-type="string">
            <text:p>HEADQUARTERS アメリカの悪夢</text:p>
          </table:table-cell>
          <table:table-cell office:value-type="string" calcext:value-type="string">
            <text:p>Headquarters - America no Akumu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GL0001a.bin</text:p>
          </table:table-cell>
          <table:table-cell office:value-type="string" calcext:value-type="string">
            <text:p>AGL0001.bmp</text:p>
          </table:table-cell>
          <table:table-cell office:value-type="string" calcext:value-type="string">
            <text:p>AGL0001m.bin</text:p>
          </table:table-cell>
          <table:table-cell/>
          <table:table-cell table:formula="of:=HYPERLINK(COM.MICROSOFT.CONCAT(&quot;https://www.amusement-center.com/project/egg/game/?product_id=&quot;; [.C159]))" office:value-type="string" office:string-value="https://www.amusement-center.com/project/egg/game/?product_id=926" calcext:value-type="string">
            <text:p>https://www.amusement-center.com/project/egg/game/?product_id=926</text:p>
          </table:table-cell>
        </table:table-row>
        <table:table-row table:style-name="ro1">
          <table:table-cell office:value-type="string" calcext:value-type="string">
            <text:p>HOTDOG</text:p>
          </table:table-cell>
          <table:table-cell table:style-name="ce2" office:value-type="string" calcext:value-type="string">
            <text:p>Hotdo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0006a.bin</text:p>
          </table:table-cell>
          <table:table-cell office:value-type="string" calcext:value-type="string">
            <text:p>BOT0006.bmp</text:p>
          </table:table-cell>
          <table:table-cell office:value-type="string" calcext:value-type="string">
            <text:p>BOT0006m.bin</text:p>
          </table:table-cell>
          <table:table-cell/>
          <table:table-cell table:formula="of:=HYPERLINK(COM.MICROSOFT.CONCAT(&quot;https://www.amusement-center.com/project/egg/game/?product_id=&quot;; [.C160]))" office:value-type="string" office:string-value="https://www.amusement-center.com/project/egg/game/?product_id=201" calcext:value-type="string">
            <text:p>https://www.amusement-center.com/project/egg/game/?product_id=201</text:p>
          </table:table-cell>
        </table:table-row>
        <table:table-row table:style-name="ro1">
          <table:table-cell office:value-type="string" calcext:value-type="string">
            <text:p>HOTDOG</text:p>
          </table:table-cell>
          <table:table-cell table:style-name="ce2" office:value-type="string" calcext:value-type="string">
            <text:p>Hotdo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02a.bin</text:p>
          </table:table-cell>
          <table:table-cell office:value-type="string" calcext:value-type="string">
            <text:p>BOT3002.bmp</text:p>
          </table:table-cell>
          <table:table-cell table:number-columns-repeated="2"/>
          <table:table-cell table:formula="of:=HYPERLINK(COM.MICROSOFT.CONCAT(&quot;https://www.amusement-center.com/project/egg/game/?product_id=&quot;; [.C161]))" office:value-type="string" office:string-value="https://www.amusement-center.com/project/egg/game/?product_id=744" calcext:value-type="string">
            <text:p>https://www.amusement-center.com/project/egg/game/?product_id=744</text:p>
          </table:table-cell>
        </table:table-row>
        <table:table-row table:style-name="ro1">
          <table:table-cell office:value-type="string" calcext:value-type="string">
            <text:p>Hotdog </text:p>
          </table:table-cell>
          <table:table-cell table:style-name="ce2" office:value-type="string" calcext:value-type="string">
            <text:p>Hotdog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3011a.bin</text:p>
          </table:table-cell>
          <table:table-cell office:value-type="string" calcext:value-type="string">
            <text:p>BOT3011.bmp</text:p>
          </table:table-cell>
          <table:table-cell table:number-columns-repeated="2"/>
          <table:table-cell table:formula="of:=HYPERLINK(COM.MICROSOFT.CONCAT(&quot;https://www.amusement-center.com/project/egg/game/?product_id=&quot;; [.C162]))" office:value-type="string" office:string-value="https://www.amusement-center.com/project/egg/game/?product_id=813" calcext:value-type="string">
            <text:p>https://www.amusement-center.com/project/egg/game/?product_id=813</text:p>
          </table:table-cell>
        </table:table-row>
        <table:table-row table:style-name="ro1">
          <table:table-cell office:value-type="string" calcext:value-type="string">
            <text:p>HUSTLE Chumiy</text:p>
          </table:table-cell>
          <table:table-cell table:style-name="ce2" office:value-type="string" calcext:value-type="string">
            <text:p>Hustle Chumy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G-1000</text:p>
          </table:table-cell>
          <table:table-cell office:value-type="string" calcext:value-type="string">
            <text:p>COM3029a.bin</text:p>
          </table:table-cell>
          <table:table-cell office:value-type="string" calcext:value-type="string">
            <text:p>COM3029.bmp</text:p>
          </table:table-cell>
          <table:table-cell table:number-columns-repeated="2"/>
          <table:table-cell table:formula="of:=HYPERLINK(COM.MICROSOFT.CONCAT(&quot;https://www.amusement-center.com/project/egg/game/?product_id=&quot;; [.C163]))" office:value-type="string" office:string-value="https://www.amusement-center.com/project/egg/game/?product_id=1074" calcext:value-type="string">
            <text:p>https://www.amusement-center.com/project/egg/game/?product_id=1074</text:p>
          </table:table-cell>
        </table:table-row>
        <table:table-row table:style-name="ro1">
          <table:table-cell office:value-type="string" calcext:value-type="string">
            <text:p>HYDLIDE music collection RENEWAL</text:p>
          </table:table-cell>
          <table:table-cell table:style-name="ce2" office:value-type="string" calcext:value-type="string">
            <text:p>Hydlide - Music Collection Renew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TAE0003a.bin</text:p>
          </table:table-cell>
          <table:table-cell office:value-type="string" calcext:value-type="string">
            <text:p>PTAE0003.bmp</text:p>
          </table:table-cell>
          <table:table-cell table:number-columns-repeated="2"/>
          <table:table-cell table:formula="of:=HYPERLINK(COM.MICROSOFT.CONCAT(&quot;https://www.amusement-center.com/project/egg/game/?product_id=&quot;; [.C164]))" office:value-type="string" office:string-value="https://www.amusement-center.com/project/egg/game/?product_id=584" calcext:value-type="string">
            <text:p>https://www.amusement-center.com/project/egg/game/?product_id=584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 table:style-name="ce2" office:value-type="string" calcext:value-type="string">
            <text:p>Ironclad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1a.bin</text:p>
          </table:table-cell>
          <table:table-cell office:value-type="string" calcext:value-type="string">
            <text:p>SKP0011.bmp</text:p>
          </table:table-cell>
          <table:table-cell table:number-columns-repeated="2"/>
          <table:table-cell table:formula="of:=HYPERLINK(COM.MICROSOFT.CONCAT(&quot;https://www.amusement-center.com/project/egg/game/?product_id=&quot;; [.C165]))" office:value-type="string" office:string-value="https://www.amusement-center.com/project/egg/game/?product_id=1033" calcext:value-type="string">
            <text:p>https://www.amusement-center.com/project/egg/game/?product_id=1033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 table:style-name="ce2" office:value-type="string" calcext:value-type="string">
            <text:p>Ironclad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3001a.bin</text:p>
          </table:table-cell>
          <table:table-cell office:value-type="string" calcext:value-type="string">
            <text:p>SKP3001.bmp</text:p>
          </table:table-cell>
          <table:table-cell table:number-columns-repeated="2"/>
          <table:table-cell table:formula="of:=HYPERLINK(COM.MICROSOFT.CONCAT(&quot;https://www.amusement-center.com/project/egg/game/?product_id=&quot;; [.C166]))" office:value-type="string" office:string-value="https://www.amusement-center.com/project/egg/game/?product_id=1042" calcext:value-type="string">
            <text:p>https://www.amusement-center.com/project/egg/game/?product_id=1042</text:p>
          </table:table-cell>
        </table:table-row>
        <table:table-row table:style-name="ro1">
          <table:table-cell office:value-type="string" calcext:value-type="string">
            <text:p>IRONCLAD </text:p>
          </table:table-cell>
          <table:table-cell table:style-name="ce2" office:value-type="string" calcext:value-type="string">
            <text:p>Ironclad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1a.bin</text:p>
          </table:table-cell>
          <table:table-cell office:value-type="string" calcext:value-type="string">
            <text:p>SKP0011.bmp</text:p>
          </table:table-cell>
          <table:table-cell office:value-type="string" calcext:value-type="string">
            <text:p>SKP0011m.bin</text:p>
          </table:table-cell>
          <table:table-cell/>
          <table:table-cell table:formula="of:=HYPERLINK(COM.MICROSOFT.CONCAT(&quot;https://www.amusement-center.com/project/egg/game/?product_id=&quot;; [.C167]))" office:value-type="string" office:string-value="https://www.amusement-center.com/project/egg/game/?product_id=1044" calcext:value-type="string">
            <text:p>https://www.amusement-center.com/project/egg/game/?product_id=1044</text:p>
          </table:table-cell>
        </table:table-row>
        <table:table-row table:style-name="ro1">
          <table:table-cell office:value-type="string" calcext:value-type="string">
            <text:p>Jino-Brodiaea's WanderNumber</text:p>
          </table:table-cell>
          <table:table-cell table:style-name="ce2" office:value-type="string" calcext:value-type="string">
            <text:p>Jino-Brodiaea's Wander Number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2a.bin</text:p>
          </table:table-cell>
          <table:table-cell/>
          <table:table-cell office:value-type="string" calcext:value-type="string">
            <text:p>COM5032m.bin</text:p>
          </table:table-cell>
          <table:table-cell/>
          <table:table-cell table:formula="of:=HYPERLINK(COM.MICROSOFT.CONCAT(&quot;https://www.amusement-center.com/project/egg/game/?product_id=&quot;; [.C168]))" office:value-type="string" office:string-value="https://www.amusement-center.com/project/egg/game/?product_id=1264" calcext:value-type="string">
            <text:p>https://www.amusement-center.com/project/egg/game/?product_id=1264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table:style-name="ce2" office:value-type="string" calcext:value-type="string">
            <text:p>Joshu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PHA0007a.bin</text:p>
          </table:table-cell>
          <table:table-cell office:value-type="string" calcext:value-type="string">
            <text:p>PHA0007.bmp</text:p>
          </table:table-cell>
          <table:table-cell office:value-type="string" calcext:value-type="string">
            <text:p>PHA0007m.bin</text:p>
          </table:table-cell>
          <table:table-cell/>
          <table:table-cell table:formula="of:=HYPERLINK(COM.MICROSOFT.CONCAT(&quot;https://www.amusement-center.com/project/egg/game/?product_id=&quot;; [.C169]))" office:value-type="string" office:string-value="https://www.amusement-center.com/project/egg/game/?product_id=1102" calcext:value-type="string">
            <text:p>https://www.amusement-center.com/project/egg/game/?product_id=1102</text:p>
          </table:table-cell>
        </table:table-row>
        <table:table-row table:style-name="ro1">
          <table:table-cell office:value-type="string" calcext:value-type="string">
            <text:p>JUMP HERO</text:p>
          </table:table-cell>
          <table:table-cell table:style-name="ce2" office:value-type="string" calcext:value-type="string">
            <text:p>Jump Her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9a.bin</text:p>
          </table:table-cell>
          <table:table-cell office:value-type="string" calcext:value-type="string">
            <text:p>COM0049.bmp</text:p>
          </table:table-cell>
          <table:table-cell office:value-type="string" calcext:value-type="string">
            <text:p>COM0049m.bin</text:p>
          </table:table-cell>
          <table:table-cell/>
          <table:table-cell table:formula="of:=HYPERLINK(COM.MICROSOFT.CONCAT(&quot;https://www.amusement-center.com/project/egg/game/?product_id=&quot;; [.C170]))" office:value-type="string" office:string-value="https://www.amusement-center.com/project/egg/game/?product_id=820" calcext:value-type="string">
            <text:p>https://www.amusement-center.com/project/egg/game/?product_id=820</text:p>
          </table:table-cell>
        </table:table-row>
        <table:table-row table:style-name="ro1">
          <table:table-cell office:value-type="string" calcext:value-type="string">
            <text:p>JUMP HERO</text:p>
          </table:table-cell>
          <table:table-cell table:style-name="ce2" office:value-type="string" calcext:value-type="string">
            <text:p>Jump Hero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0a.bin</text:p>
          </table:table-cell>
          <table:table-cell office:value-type="string" calcext:value-type="string">
            <text:p>COM3020.bmp</text:p>
          </table:table-cell>
          <table:table-cell table:number-columns-repeated="2"/>
          <table:table-cell table:formula="of:=HYPERLINK(COM.MICROSOFT.CONCAT(&quot;https://www.amusement-center.com/project/egg/game/?product_id=&quot;; [.C171]))" office:value-type="string" office:string-value="https://www.amusement-center.com/project/egg/game/?product_id=901" calcext:value-type="string">
            <text:p>https://www.amusement-center.com/project/egg/game/?product_id=901</text:p>
          </table:table-cell>
        </table:table-row>
        <table:table-row table:style-name="ro1">
          <table:table-cell office:value-type="string" calcext:value-type="string">
            <text:p>JUMP HERO </text:p>
          </table:table-cell>
          <table:table-cell table:style-name="ce2" office:value-type="string" calcext:value-type="string">
            <text:p>Jump Hero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9a.bin</text:p>
          </table:table-cell>
          <table:table-cell office:value-type="string" calcext:value-type="string">
            <text:p>COM0049.bmp</text:p>
          </table:table-cell>
          <table:table-cell office:value-type="string" calcext:value-type="string">
            <text:p>COM0049m.bin</text:p>
          </table:table-cell>
          <table:table-cell/>
          <table:table-cell table:formula="of:=HYPERLINK(COM.MICROSOFT.CONCAT(&quot;https://www.amusement-center.com/project/egg/game/?product_id=&quot;; [.C172]))" office:value-type="string" office:string-value="https://www.amusement-center.com/project/egg/game/?product_id=934" calcext:value-type="string">
            <text:p>https://www.amusement-center.com/project/egg/game/?product_id=934</text:p>
          </table:table-cell>
        </table:table-row>
        <table:table-row table:style-name="ro1">
          <table:table-cell office:value-type="string" calcext:value-type="string">
            <text:p>JUMPHERO外伝4 〜ブッちぎりアクションワールド〜</text:p>
          </table:table-cell>
          <table:table-cell office:value-type="string" calcext:value-type="string">
            <text:p>Jump Hero Gaiden 4 - Bucchigiri Action World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02a.bin</text:p>
          </table:table-cell>
          <table:table-cell/>
          <table:table-cell office:value-type="string" calcext:value-type="string">
            <text:p>COM5002m.bin</text:p>
          </table:table-cell>
          <table:table-cell/>
          <table:table-cell table:formula="of:=HYPERLINK(COM.MICROSOFT.CONCAT(&quot;https://www.amusement-center.com/project/egg/game/?product_id=&quot;; [.C173]))" office:value-type="string" office:string-value="https://www.amusement-center.com/project/egg/game/?product_id=1208" calcext:value-type="string">
            <text:p>https://www.amusement-center.com/project/egg/game/?product_id=1208</text:p>
          </table:table-cell>
        </table:table-row>
        <table:table-row table:style-name="ro1">
          <table:table-cell table:number-columns-repeated="2" office:value-type="string" calcext:value-type="string">
            <text:p>Kerosuke's Midwinter Swimming 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5a.bin</text:p>
          </table:table-cell>
          <table:table-cell office:value-type="string" calcext:value-type="string">
            <text:p>COM3025.bmp</text:p>
          </table:table-cell>
          <table:table-cell table:number-columns-repeated="2"/>
          <table:table-cell table:formula="of:=HYPERLINK(COM.MICROSOFT.CONCAT(&quot;https://www.amusement-center.com/project/egg/game/?product_id=&quot;; [.C174]))" office:value-type="string" office:string-value="https://www.amusement-center.com/project/egg/game/?product_id=953" calcext:value-type="string">
            <text:p>https://www.amusement-center.com/project/egg/game/?product_id=953</text:p>
          </table:table-cell>
        </table:table-row>
        <table:table-row table:style-name="ro1">
          <table:table-cell office:value-type="string" calcext:value-type="string">
            <text:p>KIGEN</text:p>
          </table:table-cell>
          <table:table-cell table:style-name="ce2" office:value-type="string" calcext:value-type="string">
            <text:p>Kig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17a.bin</text:p>
          </table:table-cell>
          <table:table-cell office:value-type="string" calcext:value-type="string">
            <text:p>RIV0017.bmp</text:p>
          </table:table-cell>
          <table:table-cell table:number-columns-repeated="2"/>
          <table:table-cell table:formula="of:=HYPERLINK(COM.MICROSOFT.CONCAT(&quot;https://www.amusement-center.com/project/egg/game/?product_id=&quot;; [.C175]))" office:value-type="string" office:string-value="https://www.amusement-center.com/project/egg/game/?product_id=340" calcext:value-type="string">
            <text:p>https://www.amusement-center.com/project/egg/game/?product_id=340</text:p>
          </table:table-cell>
        </table:table-row>
        <table:table-row table:style-name="ro1">
          <table:table-cell office:value-type="string" calcext:value-type="string">
            <text:p>KISS OF MURDER -殺意の接吻-</text:p>
          </table:table-cell>
          <table:table-cell office:value-type="string" calcext:value-type="string">
            <text:p>Kiss of Murder - Satsui no Seppun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20a.bin</text:p>
          </table:table-cell>
          <table:table-cell office:value-type="string" calcext:value-type="string">
            <text:p>RIV0020.bmp</text:p>
          </table:table-cell>
          <table:table-cell table:number-columns-repeated="2"/>
          <table:table-cell table:formula="of:=HYPERLINK(COM.MICROSOFT.CONCAT(&quot;https://www.amusement-center.com/project/egg/game/?product_id=&quot;; [.C176]))" office:value-type="string" office:string-value="https://www.amusement-center.com/project/egg/game/?product_id=376" calcext:value-type="string">
            <text:p>https://www.amusement-center.com/project/egg/game/?product_id=376</text:p>
          </table:table-cell>
        </table:table-row>
        <table:table-row table:style-name="ro1">
          <table:table-cell office:value-type="string" calcext:value-type="string">
            <text:p>KISS OF MURDER -殺意の接吻-</text:p>
          </table:table-cell>
          <table:table-cell office:value-type="string" calcext:value-type="string">
            <text:p>Kiss of Murder - Satsui no Seppu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RIV0023a.bin</text:p>
          </table:table-cell>
          <table:table-cell office:value-type="string" calcext:value-type="string">
            <text:p>RIV0023.bmp</text:p>
          </table:table-cell>
          <table:table-cell table:number-columns-repeated="2"/>
          <table:table-cell table:formula="of:=HYPERLINK(COM.MICROSOFT.CONCAT(&quot;https://www.amusement-center.com/project/egg/game/?product_id=&quot;; [.C177]))" office:value-type="string" office:string-value="https://www.amusement-center.com/project/egg/game/?product_id=480" calcext:value-type="string">
            <text:p>https://www.amusement-center.com/project/egg/game/?product_id=480</text:p>
          </table:table-cell>
        </table:table-row>
        <table:table-row table:style-name="ro1">
          <table:table-cell office:value-type="string" calcext:value-type="string">
            <text:p>KISS OF MURDER -殺意の接吻-</text:p>
          </table:table-cell>
          <table:table-cell office:value-type="string" calcext:value-type="string">
            <text:p>Kiss of Murder - Satsui no Seppun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26a.bin</text:p>
          </table:table-cell>
          <table:table-cell office:value-type="string" calcext:value-type="string">
            <text:p>RIV0026.bmp</text:p>
          </table:table-cell>
          <table:table-cell table:number-columns-repeated="2"/>
          <table:table-cell table:formula="of:=HYPERLINK(COM.MICROSOFT.CONCAT(&quot;https://www.amusement-center.com/project/egg/game/?product_id=&quot;; [.C178]))" office:value-type="string" office:string-value="https://www.amusement-center.com/project/egg/game/?product_id=767" calcext:value-type="string">
            <text:p>https://www.amusement-center.com/project/egg/game/?product_id=767</text:p>
          </table:table-cell>
        </table:table-row>
        <table:table-row table:style-name="ro1">
          <table:table-cell office:value-type="string" calcext:value-type="string">
            <text:p>Knight Arms THE HYBLID FRAMER</text:p>
          </table:table-cell>
          <table:table-cell table:style-name="ce2" office:value-type="string" calcext:value-type="string">
            <text:p>Knight Arms - The Hybrid Framer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ARS0006a.bin</text:p>
          </table:table-cell>
          <table:table-cell office:value-type="string" calcext:value-type="string">
            <text:p>ARS0006.bmp</text:p>
          </table:table-cell>
          <table:table-cell office:value-type="string" calcext:value-type="string">
            <text:p>ARS0006m.bin</text:p>
          </table:table-cell>
          <table:table-cell/>
          <table:table-cell table:formula="of:=HYPERLINK(COM.MICROSOFT.CONCAT(&quot;https://www.amusement-center.com/project/egg/game/?product_id=&quot;; [.C179]))" office:value-type="string" office:string-value="https://www.amusement-center.com/project/egg/game/?product_id=1060" calcext:value-type="string">
            <text:p>https://www.amusement-center.com/project/egg/game/?product_id=1060</text:p>
          </table:table-cell>
        </table:table-row>
        <table:table-row table:style-name="ro1">
          <table:table-cell office:value-type="string" calcext:value-type="string">
            <text:p>Knuckle Kid</text:p>
          </table:table-cell>
          <table:table-cell table:style-name="ce2" office:value-type="string" calcext:value-type="string">
            <text:p>Knuckle Kid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31a.bin</text:p>
          </table:table-cell>
          <table:table-cell office:value-type="string" calcext:value-type="string">
            <text:p>COM3031.bmp</text:p>
          </table:table-cell>
          <table:table-cell table:number-columns-repeated="2"/>
          <table:table-cell table:formula="of:=HYPERLINK(COM.MICROSOFT.CONCAT(&quot;https://www.amusement-center.com/project/egg/game/?product_id=&quot;; [.C180]))" office:value-type="string" office:string-value="https://www.amusement-center.com/project/egg/game/?product_id=1088" calcext:value-type="string">
            <text:p>https://www.amusement-center.com/project/egg/game/?product_id=1088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2" office:value-type="string" calcext:value-type="string">
            <text:p>Legend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QSR0001a.bin</text:p>
          </table:table-cell>
          <table:table-cell office:value-type="string" calcext:value-type="string">
            <text:p>QSR0001.bmp</text:p>
          </table:table-cell>
          <table:table-cell office:value-type="string" calcext:value-type="string">
            <text:p>QSR0001m.bin</text:p>
          </table:table-cell>
          <table:table-cell/>
          <table:table-cell table:formula="of:=HYPERLINK(COM.MICROSOFT.CONCAT(&quot;https://www.amusement-center.com/project/egg/game/?product_id=&quot;; [.C181]))" office:value-type="string" office:string-value="https://www.amusement-center.com/project/egg/game/?product_id=1096" calcext:value-type="string">
            <text:p>https://www.amusement-center.com/project/egg/game/?product_id=1096</text:p>
          </table:table-cell>
        </table:table-row>
        <table:table-row table:style-name="ro1">
          <table:table-cell office:value-type="string" calcext:value-type="string">
            <text:p>Let's play with muscle</text:p>
          </table:table-cell>
          <table:table-cell table:style-name="ce2" office:value-type="string" calcext:value-type="string">
            <text:p>Let's Play With Muscle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30a.bin</text:p>
          </table:table-cell>
          <table:table-cell office:value-type="string" calcext:value-type="string">
            <text:p>COM3030.bmp</text:p>
          </table:table-cell>
          <table:table-cell table:number-columns-repeated="2"/>
          <table:table-cell table:formula="of:=HYPERLINK(COM.MICROSOFT.CONCAT(&quot;https://www.amusement-center.com/project/egg/game/?product_id=&quot;; [.C182]))" office:value-type="string" office:string-value="https://www.amusement-center.com/project/egg/game/?product_id=1075" calcext:value-type="string">
            <text:p>https://www.amusement-center.com/project/egg/game/?product_id=1075</text:p>
          </table:table-cell>
        </table:table-row>
        <table:table-row table:style-name="ro1">
          <table:table-cell office:value-type="string" calcext:value-type="string">
            <text:p>Lolly Takashima's - Smack Smack - Touch Me!</text:p>
          </table:table-cell>
          <table:table-cell table:style-name="ce2" office:value-type="string" calcext:value-type="string">
            <text:p>Lolly Takashima's - Smack Smack - Touch Me!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4a.bin</text:p>
          </table:table-cell>
          <table:table-cell office:value-type="string" calcext:value-type="string">
            <text:p>COM3024.bmp</text:p>
          </table:table-cell>
          <table:table-cell table:number-columns-repeated="2"/>
          <table:table-cell table:formula="of:=HYPERLINK(COM.MICROSOFT.CONCAT(&quot;https://www.amusement-center.com/project/egg/game/?product_id=&quot;; [.C183]))" office:value-type="string" office:string-value="https://www.amusement-center.com/project/egg/game/?product_id=929" calcext:value-type="string">
            <text:p>https://www.amusement-center.com/project/egg/game/?product_id=929</text:p>
          </table:table-cell>
        </table:table-row>
        <table:table-row table:style-name="ro1">
          <table:table-cell office:value-type="string" calcext:value-type="string">
            <text:p>ＬＵＸＳＯＲ</text:p>
          </table:table-cell>
          <table:table-cell table:style-name="ce2" office:value-type="string" calcext:value-type="string">
            <text:p>Luxso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TEL0004a.bin</text:p>
          </table:table-cell>
          <table:table-cell office:value-type="string" calcext:value-type="string">
            <text:p>TEL0004.bmp</text:p>
          </table:table-cell>
          <table:table-cell table:number-columns-repeated="2"/>
          <table:table-cell table:formula="of:=HYPERLINK(COM.MICROSOFT.CONCAT(&quot;https://www.amusement-center.com/project/egg/game/?product_id=&quot;; [.C184]))" office:value-type="string" office:string-value="https://www.amusement-center.com/project/egg/game/?product_id=258" calcext:value-type="string">
            <text:p>https://www.amusement-center.com/project/egg/game/?product_id=258</text:p>
          </table:table-cell>
        </table:table-row>
        <table:table-row table:style-name="ro1">
          <table:table-cell office:value-type="string" calcext:value-type="string">
            <text:p>ＬＵＸＳＯＲ</text:p>
          </table:table-cell>
          <table:table-cell table:style-name="ce2" office:value-type="string" calcext:value-type="string">
            <text:p>Luxso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10a.bin</text:p>
          </table:table-cell>
          <table:table-cell office:value-type="string" calcext:value-type="string">
            <text:p>TEL0010.bmp</text:p>
          </table:table-cell>
          <table:table-cell/>
          <table:table-cell office:value-type="string" calcext:value-type="string">
            <text:p>TEL0010d.bin</text:p>
          </table:table-cell>
          <table:table-cell table:formula="of:=HYPERLINK(COM.MICROSOFT.CONCAT(&quot;https://www.amusement-center.com/project/egg/game/?product_id=&quot;; [.C185]))" office:value-type="string" office:string-value="https://www.amusement-center.com/project/egg/game/?product_id=267" calcext:value-type="string">
            <text:p>https://www.amusement-center.com/project/egg/game/?product_id=267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05a.bin</text:p>
          </table:table-cell>
          <table:table-cell office:value-type="string" calcext:value-type="string">
            <text:p>RIV0005.bmp</text:p>
          </table:table-cell>
          <table:table-cell table:number-columns-repeated="2"/>
          <table:table-cell table:formula="of:=HYPERLINK(COM.MICROSOFT.CONCAT(&quot;https://www.amusement-center.com/project/egg/game/?product_id=&quot;; [.C186]))" office:value-type="string" office:string-value="https://www.amusement-center.com/project/egg/game/?product_id=109" calcext:value-type="string">
            <text:p>https://www.amusement-center.com/project/egg/game/?product_id=109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15a.bin</text:p>
          </table:table-cell>
          <table:table-cell office:value-type="string" calcext:value-type="string">
            <text:p>RIV0015.bmp</text:p>
          </table:table-cell>
          <table:table-cell table:number-columns-repeated="2"/>
          <table:table-cell table:formula="of:=HYPERLINK(COM.MICROSOFT.CONCAT(&quot;https://www.amusement-center.com/project/egg/game/?product_id=&quot;; [.C187]))" office:value-type="string" office:string-value="https://www.amusement-center.com/project/egg/game/?product_id=116" calcext:value-type="string">
            <text:p>https://www.amusement-center.com/project/egg/game/?product_id=116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IV0016a.bin</text:p>
          </table:table-cell>
          <table:table-cell office:value-type="string" calcext:value-type="string">
            <text:p>RIV0016.bmp</text:p>
          </table:table-cell>
          <table:table-cell table:number-columns-repeated="2"/>
          <table:table-cell table:formula="of:=HYPERLINK(COM.MICROSOFT.CONCAT(&quot;https://www.amusement-center.com/project/egg/game/?product_id=&quot;; [.C188]))" office:value-type="string" office:string-value="https://www.amusement-center.com/project/egg/game/?product_id=118" calcext:value-type="string">
            <text:p>https://www.amusement-center.com/project/egg/game/?product_id=118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19a.bin</text:p>
          </table:table-cell>
          <table:table-cell office:value-type="string" calcext:value-type="string">
            <text:p>RIV0019.bmp</text:p>
          </table:table-cell>
          <table:table-cell table:number-columns-repeated="2"/>
          <table:table-cell table:formula="of:=HYPERLINK(COM.MICROSOFT.CONCAT(&quot;https://www.amusement-center.com/project/egg/game/?product_id=&quot;; [.C189]))" office:value-type="string" office:string-value="https://www.amusement-center.com/project/egg/game/?product_id=360" calcext:value-type="string">
            <text:p>https://www.amusement-center.com/project/egg/game/?product_id=360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RIV0022a.bin</text:p>
          </table:table-cell>
          <table:table-cell office:value-type="string" calcext:value-type="string">
            <text:p>RIV0022.bmp</text:p>
          </table:table-cell>
          <table:table-cell table:number-columns-repeated="2"/>
          <table:table-cell table:formula="of:=HYPERLINK(COM.MICROSOFT.CONCAT(&quot;https://www.amusement-center.com/project/egg/game/?product_id=&quot;; [.C190]))" office:value-type="string" office:string-value="https://www.amusement-center.com/project/egg/game/?product_id=475" calcext:value-type="string">
            <text:p>https://www.amusement-center.com/project/egg/game/?product_id=475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28a.bin</text:p>
          </table:table-cell>
          <table:table-cell office:value-type="string" calcext:value-type="string">
            <text:p>RIV0028.bmp</text:p>
          </table:table-cell>
          <table:table-cell table:number-columns-repeated="2"/>
          <table:table-cell table:formula="of:=HYPERLINK(COM.MICROSOFT.CONCAT(&quot;https://www.amusement-center.com/project/egg/game/?product_id=&quot;; [.C191]))" office:value-type="string" office:string-value="https://www.amusement-center.com/project/egg/game/?product_id=821" calcext:value-type="string">
            <text:p>https://www.amusement-center.com/project/egg/game/?product_id=821</text:p>
          </table:table-cell>
        </table:table-row>
        <table:table-row table:style-name="ro1">
          <table:table-cell office:value-type="string" calcext:value-type="string">
            <text:p>Manhattan Requiem</text:p>
          </table:table-cell>
          <table:table-cell table:style-name="ce2" office:value-type="string" calcext:value-type="string">
            <text:p>Manhattan Requiem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33a.bin</text:p>
          </table:table-cell>
          <table:table-cell office:value-type="string" calcext:value-type="string">
            <text:p>RIV0033.bmp</text:p>
          </table:table-cell>
          <table:table-cell office:value-type="string" calcext:value-type="string">
            <text:p>RIV0033m.bin</text:p>
          </table:table-cell>
          <table:table-cell office:value-type="string" calcext:value-type="string">
            <text:p>RIV0033d.bin</text:p>
          </table:table-cell>
          <table:table-cell table:formula="of:=HYPERLINK(COM.MICROSOFT.CONCAT(&quot;https://www.amusement-center.com/project/egg/game/?product_id=&quot;; [.C192]))" office:value-type="string" office:string-value="https://www.amusement-center.com/project/egg/game/?product_id=1393" calcext:value-type="string">
            <text:p>https://www.amusement-center.com/project/egg/game/?product_id=1393</text:p>
          </table:table-cell>
        </table:table-row>
        <table:table-row table:style-name="ro1">
          <table:table-cell office:value-type="string" calcext:value-type="string">
            <text:p>Marvel PuttGolf</text:p>
          </table:table-cell>
          <table:table-cell table:style-name="ce2" office:value-type="string" calcext:value-type="string">
            <text:p>Marvel Putt Golf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ECOM3005a.bin</text:p>
          </table:table-cell>
          <table:table-cell office:value-type="string" calcext:value-type="string">
            <text:p>COM3005.bmp</text:p>
          </table:table-cell>
          <table:table-cell table:number-columns-repeated="2"/>
          <table:table-cell table:formula="of:=HYPERLINK(COM.MICROSOFT.CONCAT(&quot;https://www.amusement-center.com/project/egg/game/?product_id=&quot;; [.C193]))" office:value-type="string" office:string-value="https://www.amusement-center.com/project/egg/game/?product_id=740" calcext:value-type="string">
            <text:p>https://www.amusement-center.com/project/egg/game/?product_id=740</text:p>
          </table:table-cell>
        </table:table-row>
        <table:table-row table:style-name="ro1">
          <table:table-cell office:value-type="string" calcext:value-type="string">
            <text:p>Marvel PuttGolf 2</text:p>
          </table:table-cell>
          <table:table-cell table:style-name="ce2" office:value-type="string" calcext:value-type="string">
            <text:p>Marvel Putt Golf 2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16a.bin</text:p>
          </table:table-cell>
          <table:table-cell office:value-type="string" calcext:value-type="string">
            <text:p>COM3016.bmp</text:p>
          </table:table-cell>
          <table:table-cell table:number-columns-repeated="2"/>
          <table:table-cell table:formula="of:=HYPERLINK(COM.MICROSOFT.CONCAT(&quot;https://www.amusement-center.com/project/egg/game/?product_id=&quot;; [.C194]))" office:value-type="string" office:string-value="https://www.amusement-center.com/project/egg/game/?product_id=876" calcext:value-type="string">
            <text:p>https://www.amusement-center.com/project/egg/game/?product_id=876</text:p>
          </table:table-cell>
        </table:table-row>
        <table:table-row table:style-name="ro1">
          <table:table-cell office:value-type="string" calcext:value-type="string">
            <text:p>Metal Slug</text:p>
          </table:table-cell>
          <table:table-cell table:style-name="ce2" office:value-type="string" calcext:value-type="string">
            <text:p>Metal Slug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3003a.bin</text:p>
          </table:table-cell>
          <table:table-cell office:value-type="string" calcext:value-type="string">
            <text:p>SKP3003.bmp</text:p>
          </table:table-cell>
          <table:table-cell table:number-columns-repeated="2"/>
          <table:table-cell table:formula="of:=HYPERLINK(COM.MICROSOFT.CONCAT(&quot;https://www.amusement-center.com/project/egg/game/?product_id=&quot;; [.C195]))" office:value-type="string" office:string-value="https://www.amusement-center.com/project/egg/game/?product_id=1064" calcext:value-type="string">
            <text:p>https://www.amusement-center.com/project/egg/game/?product_id=1064</text:p>
          </table:table-cell>
        </table:table-row>
        <table:table-row table:style-name="ro1">
          <table:table-cell office:value-type="string" calcext:value-type="string">
            <text:p>METAL SLUG</text:p>
          </table:table-cell>
          <table:table-cell table:style-name="ce2" office:value-type="string" calcext:value-type="string">
            <text:p>Metal Slug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3a.bin</text:p>
          </table:table-cell>
          <table:table-cell office:value-type="string" calcext:value-type="string">
            <text:p>SKP0013.bmp</text:p>
          </table:table-cell>
          <table:table-cell office:value-type="string" calcext:value-type="string">
            <text:p>SKP0013m.bin</text:p>
          </table:table-cell>
          <table:table-cell/>
          <table:table-cell table:formula="of:=HYPERLINK(COM.MICROSOFT.CONCAT(&quot;https://www.amusement-center.com/project/egg/game/?product_id=&quot;; [.C196]))" office:value-type="string" office:string-value="https://www.amusement-center.com/project/egg/game/?product_id=1092" calcext:value-type="string">
            <text:p>https://www.amusement-center.com/project/egg/game/?product_id=1092</text:p>
          </table:table-cell>
        </table:table-row>
        <table:table-row table:style-name="ro1">
          <table:table-cell office:value-type="string" calcext:value-type="string">
            <text:p>MIGHTYバトルスキンパニック </text:p>
          </table:table-cell>
          <table:table-cell office:value-type="string" calcext:value-type="string">
            <text:p>Mighty Battle Skin Panic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GNX0003a.bin</text:p>
          </table:table-cell>
          <table:table-cell office:value-type="string" calcext:value-type="string">
            <text:p>GNX0003.bmp</text:p>
          </table:table-cell>
          <table:table-cell office:value-type="string" calcext:value-type="string">
            <text:p>GNX0003m.bin</text:p>
          </table:table-cell>
          <table:table-cell/>
          <table:table-cell table:formula="of:=HYPERLINK(COM.MICROSOFT.CONCAT(&quot;https://www.amusement-center.com/project/egg/game/?product_id=&quot;; [.C197]))" office:value-type="string" office:string-value="https://www.amusement-center.com/project/egg/game/?product_id=950" calcext:value-type="string">
            <text:p>https://www.amusement-center.com/project/egg/game/?product_id=950</text:p>
          </table:table-cell>
        </table:table-row>
        <table:table-row table:style-name="ro1">
          <table:table-cell office:value-type="string" calcext:value-type="string">
            <text:p>Mr.Bump</text:p>
          </table:table-cell>
          <table:table-cell table:style-name="ce2" office:value-type="string" calcext:value-type="string">
            <text:p>Mr. Bump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13a.bin</text:p>
          </table:table-cell>
          <table:table-cell office:value-type="string" calcext:value-type="string">
            <text:p>NCS0013.bmp</text:p>
          </table:table-cell>
          <table:table-cell office:value-type="string" calcext:value-type="string">
            <text:p>NCS0013m.bin</text:p>
          </table:table-cell>
          <table:table-cell/>
          <table:table-cell table:formula="of:=HYPERLINK(COM.MICROSOFT.CONCAT(&quot;https://www.amusement-center.com/project/egg/game/?product_id=&quot;; [.C198]))" office:value-type="string" office:string-value="https://www.amusement-center.com/project/egg/game/?product_id=548" calcext:value-type="string">
            <text:p>https://www.amusement-center.com/project/egg/game/?product_id=548</text:p>
          </table:table-cell>
        </table:table-row>
        <table:table-row table:style-name="ro1">
          <table:table-cell office:value-type="string" calcext:value-type="string">
            <text:p>MSXTraiN 〜MSXトレイン〜</text:p>
          </table:table-cell>
          <table:table-cell office:value-type="string" calcext:value-type="string">
            <text:p>MSXTraiN - MSX Trai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S1002a.bin</text:p>
          </table:table-cell>
          <table:table-cell office:value-type="string" calcext:value-type="string">
            <text:p>FAS1002.bmp</text:p>
          </table:table-cell>
          <table:table-cell table:number-columns-repeated="2"/>
          <table:table-cell table:formula="of:=HYPERLINK(COM.MICROSOFT.CONCAT(&quot;https://www.amusement-center.com/project/egg/game/?product_id=&quot;; [.C199]))" office:value-type="string" office:string-value="https://www.amusement-center.com/project/egg/game/?product_id=121" calcext:value-type="string">
            <text:p>https://www.amusement-center.com/project/egg/game/?product_id=121</text:p>
          </table:table-cell>
        </table:table-row>
        <table:table-row table:style-name="ro1">
          <table:table-cell office:value-type="string" calcext:value-type="string">
            <text:p>MSXTraiN2 〜MSXトレイン2号〜</text:p>
          </table:table-cell>
          <table:table-cell office:value-type="string" calcext:value-type="string">
            <text:p>MSXTraiN2 - MSX Train 2-gou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S1003a.bin</text:p>
          </table:table-cell>
          <table:table-cell office:value-type="string" calcext:value-type="string">
            <text:p>FAS1003.bmp</text:p>
          </table:table-cell>
          <table:table-cell table:number-columns-repeated="2"/>
          <table:table-cell table:formula="of:=HYPERLINK(COM.MICROSOFT.CONCAT(&quot;https://www.amusement-center.com/project/egg/game/?product_id=&quot;; [.C200]))" office:value-type="string" office:string-value="https://www.amusement-center.com/project/egg/game/?product_id=122" calcext:value-type="string">
            <text:p>https://www.amusement-center.com/project/egg/game/?product_id=122</text:p>
          </table:table-cell>
        </table:table-row>
        <table:table-row table:style-name="ro1">
          <table:table-cell table:number-columns-repeated="2" office:value-type="string" calcext:value-type="string">
            <text:p>NAM-197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5a.bin</text:p>
          </table:table-cell>
          <table:table-cell office:value-type="string" calcext:value-type="string">
            <text:p>SKP0005.bmp</text:p>
          </table:table-cell>
          <table:table-cell office:value-type="string" calcext:value-type="string">
            <text:p>SKP0005m.bin</text:p>
          </table:table-cell>
          <table:table-cell/>
          <table:table-cell table:formula="of:=HYPERLINK(COM.MICROSOFT.CONCAT(&quot;https://www.amusement-center.com/project/egg/game/?product_id=&quot;; [.C201]))" office:value-type="string" office:string-value="https://www.amusement-center.com/project/egg/game/?product_id=930" calcext:value-type="string">
            <text:p>https://www.amusement-center.com/project/egg/game/?product_id=930</text:p>
          </table:table-cell>
        </table:table-row>
        <table:table-row table:style-name="ro1">
          <table:table-cell table:number-columns-repeated="2" office:value-type="string" calcext:value-type="string">
            <text:p>NAM-197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5a.bin</text:p>
          </table:table-cell>
          <table:table-cell office:value-type="string" calcext:value-type="string">
            <text:p>SKP0005.bmp</text:p>
          </table:table-cell>
          <table:table-cell office:value-type="string" calcext:value-type="string">
            <text:p>SKP0005m.bin</text:p>
          </table:table-cell>
          <table:table-cell/>
          <table:table-cell table:formula="of:=HYPERLINK(COM.MICROSOFT.CONCAT(&quot;https://www.amusement-center.com/project/egg/game/?product_id=&quot;; [.C202]))" office:value-type="string" office:string-value="https://www.amusement-center.com/project/egg/game/?product_id=1024" calcext:value-type="string">
            <text:p>https://www.amusement-center.com/project/egg/game/?product_id=1024</text:p>
          </table:table-cell>
        </table:table-row>
        <table:table-row table:style-name="ro1">
          <table:table-cell office:value-type="string" calcext:value-type="string">
            <text:p>NEO平安京エイリアン</text:p>
          </table:table-cell>
          <table:table-cell table:style-name="ce2" office:value-type="string" calcext:value-type="string">
            <text:p>Neo Heiankyou Alien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C0001a.bin</text:p>
          </table:table-cell>
          <table:table-cell office:value-type="string" calcext:value-type="string">
            <text:p>CBC0001.bmp</text:p>
          </table:table-cell>
          <table:table-cell table:number-columns-repeated="2"/>
          <table:table-cell table:formula="of:=HYPERLINK(COM.MICROSOFT.CONCAT(&quot;https://www.amusement-center.com/project/egg/game/?product_id=&quot;; [.C203]))" office:value-type="string" office:string-value="https://www.amusement-center.com/project/egg/game/?product_id=1614" calcext:value-type="string">
            <text:p>https://www.amusement-center.com/project/egg/game/?product_id=1614</text:p>
          </table:table-cell>
        </table:table-row>
        <table:table-row table:style-name="ro1">
          <table:table-cell office:value-type="string" calcext:value-type="string">
            <text:p>Niko2 〜ニコニコ〜</text:p>
          </table:table-cell>
          <table:table-cell table:style-name="ce2" office:value-type="string" calcext:value-type="string">
            <text:p>Niko 2 - Nikoniko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5a.bin</text:p>
          </table:table-cell>
          <table:table-cell office:value-type="string" calcext:value-type="string">
            <text:p>TEL1005.bmp</text:p>
          </table:table-cell>
          <table:table-cell table:number-columns-repeated="2"/>
          <table:table-cell table:formula="of:=HYPERLINK(COM.MICROSOFT.CONCAT(&quot;https://www.amusement-center.com/project/egg/game/?product_id=&quot;; [.C204]))" office:value-type="string" office:string-value="https://www.amusement-center.com/project/egg/game/?product_id=252" calcext:value-type="string">
            <text:p>https://www.amusement-center.com/project/egg/game/?product_id=252</text:p>
          </table:table-cell>
        </table:table-row>
        <table:table-row table:style-name="ro1">
          <table:table-cell office:value-type="string" calcext:value-type="string">
            <text:p>Nyanpi</text:p>
          </table:table-cell>
          <table:table-cell table:style-name="ce2" office:value-type="string" calcext:value-type="string">
            <text:p>Nyanpi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4a.bin</text:p>
          </table:table-cell>
          <table:table-cell office:value-type="string" calcext:value-type="string">
            <text:p>COM3004.bmp</text:p>
          </table:table-cell>
          <table:table-cell table:number-columns-repeated="2"/>
          <table:table-cell table:formula="of:=HYPERLINK(COM.MICROSOFT.CONCAT(&quot;https://www.amusement-center.com/project/egg/game/?product_id=&quot;; [.C205]))" office:value-type="string" office:string-value="https://www.amusement-center.com/project/egg/game/?product_id=737" calcext:value-type="string">
            <text:p>https://www.amusement-center.com/project/egg/game/?product_id=737</text:p>
          </table:table-cell>
        </table:table-row>
        <table:table-row table:style-name="ro1">
          <table:table-cell office:value-type="string" calcext:value-type="string">
            <text:p>Nyanpi Collection <text:s/></text:p>
          </table:table-cell>
          <table:table-cell table:style-name="ce2" office:value-type="string" calcext:value-type="string">
            <text:p>Nyanpi Collection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08a.bin</text:p>
          </table:table-cell>
          <table:table-cell office:value-type="string" calcext:value-type="string">
            <text:p>COM3008.bmp</text:p>
          </table:table-cell>
          <table:table-cell table:number-columns-repeated="2"/>
          <table:table-cell table:formula="of:=HYPERLINK(COM.MICROSOFT.CONCAT(&quot;https://www.amusement-center.com/project/egg/game/?product_id=&quot;; [.C206]))" office:value-type="string" office:string-value="https://www.amusement-center.com/project/egg/game/?product_id=778" calcext:value-type="string">
            <text:p>https://www.amusement-center.com/project/egg/game/?product_id=778</text:p>
          </table:table-cell>
        </table:table-row>
        <table:table-row table:style-name="ro1">
          <table:table-cell office:value-type="string" calcext:value-type="string">
            <text:p>Pa☆パ☆ぱずる たぬキッズ</text:p>
          </table:table-cell>
          <table:table-cell table:style-name="ce2" office:value-type="string" calcext:value-type="string">
            <text:p>Pa Pa Pazzle - Tanukids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6a.bin</text:p>
          </table:table-cell>
          <table:table-cell/>
          <table:table-cell office:value-type="string" calcext:value-type="string">
            <text:p>COM5026m.bin</text:p>
          </table:table-cell>
          <table:table-cell/>
          <table:table-cell table:formula="of:=HYPERLINK(COM.MICROSOFT.CONCAT(&quot;https://www.amusement-center.com/project/egg/game/?product_id=&quot;; [.C207]))" office:value-type="string" office:string-value="https://www.amusement-center.com/project/egg/game/?product_id=1259" calcext:value-type="string">
            <text:p>https://www.amusement-center.com/project/egg/game/?product_id=1259</text:p>
          </table:table-cell>
        </table:table-row>
        <table:table-row table:style-name="ro1">
          <table:table-cell office:value-type="string" calcext:value-type="string">
            <text:p>Pa☆パ☆ぱずる たぬキッズ 2nd</text:p>
          </table:table-cell>
          <table:table-cell office:value-type="string" calcext:value-type="string">
            <text:p>Pa Pa Pazzle - Tanukids 2nd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7a.bin</text:p>
          </table:table-cell>
          <table:table-cell/>
          <table:table-cell office:value-type="string" calcext:value-type="string">
            <text:p>COM5027m.bin</text:p>
          </table:table-cell>
          <table:table-cell/>
          <table:table-cell table:formula="of:=HYPERLINK(COM.MICROSOFT.CONCAT(&quot;https://www.amusement-center.com/project/egg/game/?product_id=&quot;; [.C208]))" office:value-type="string" office:string-value="https://www.amusement-center.com/project/egg/game/?product_id=1260" calcext:value-type="string">
            <text:p>https://www.amusement-center.com/project/egg/game/?product_id=1260</text:p>
          </table:table-cell>
        </table:table-row>
        <table:table-row table:style-name="ro1">
          <table:table-cell office:value-type="string" calcext:value-type="string">
            <text:p>Pa☆パ☆ぱずる たぬキッズ 3rd</text:p>
          </table:table-cell>
          <table:table-cell office:value-type="string" calcext:value-type="string">
            <text:p>Pa Pa Pazzle - Tanukids 3rd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8a.bin</text:p>
          </table:table-cell>
          <table:table-cell/>
          <table:table-cell office:value-type="string" calcext:value-type="string">
            <text:p>COM5028m.bin</text:p>
          </table:table-cell>
          <table:table-cell/>
          <table:table-cell table:formula="of:=HYPERLINK(COM.MICROSOFT.CONCAT(&quot;https://www.amusement-center.com/project/egg/game/?product_id=&quot;; [.C209]))" office:value-type="string" office:string-value="https://www.amusement-center.com/project/egg/game/?product_id=1261" calcext:value-type="string">
            <text:p>https://www.amusement-center.com/project/egg/game/?product_id=1261</text:p>
          </table:table-cell>
        </table:table-row>
        <table:table-row table:style-name="ro1">
          <table:table-cell office:value-type="string" calcext:value-type="string">
            <text:p>Paladin</text:p>
          </table:table-cell>
          <table:table-cell table:style-name="ce2" office:value-type="string" calcext:value-type="string">
            <text:p>Paladi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14a.bin</text:p>
          </table:table-cell>
          <table:table-cell office:value-type="string" calcext:value-type="string">
            <text:p>BOT3014.bmp</text:p>
          </table:table-cell>
          <table:table-cell table:number-columns-repeated="2"/>
          <table:table-cell table:formula="of:=HYPERLINK(COM.MICROSOFT.CONCAT(&quot;https://www.amusement-center.com/project/egg/game/?product_id=&quot;; [.C210]))" office:value-type="string" office:string-value="https://www.amusement-center.com/project/egg/game/?product_id=890" calcext:value-type="string">
            <text:p>https://www.amusement-center.com/project/egg/game/?product_id=890</text:p>
          </table:table-cell>
        </table:table-row>
        <table:table-row table:style-name="ro1">
          <table:table-cell office:value-type="string" calcext:value-type="string">
            <text:p>PALAMEDES 〜パラメデス〜</text:p>
          </table:table-cell>
          <table:table-cell office:value-type="string" calcext:value-type="string">
            <text:p>Palamed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1a.bin</text:p>
          </table:table-cell>
          <table:table-cell office:value-type="string" calcext:value-type="string">
            <text:p>HOT1001.bmp</text:p>
          </table:table-cell>
          <table:table-cell table:number-columns-repeated="2"/>
          <table:table-cell table:formula="of:=HYPERLINK(COM.MICROSOFT.CONCAT(&quot;https://www.amusement-center.com/project/egg/game/?product_id=&quot;; [.C211]))" office:value-type="string" office:string-value="https://www.amusement-center.com/project/egg/game/?product_id=101" calcext:value-type="string">
            <text:p>https://www.amusement-center.com/project/egg/game/?product_id=101</text:p>
          </table:table-cell>
        </table:table-row>
        <table:table-row table:style-name="ro1">
          <table:table-cell office:value-type="string" calcext:value-type="string">
            <text:p>PALAMEDES〜パラメデス〜（PocketPC版）</text:p>
          </table:table-cell>
          <table:table-cell office:value-type="string" calcext:value-type="string">
            <text:p><text:span text:style-name="T1">Palamedes (</text:span>Pocket PC-ban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3a.bin</text:p>
          </table:table-cell>
          <table:table-cell office:value-type="string" calcext:value-type="string">
            <text:p>HOT1003.bmp</text:p>
          </table:table-cell>
          <table:table-cell table:number-columns-repeated="2"/>
          <table:table-cell table:formula="of:=HYPERLINK(COM.MICROSOFT.CONCAT(&quot;https://www.amusement-center.com/project/egg/game/?product_id=&quot;; [.C212]))" office:value-type="string" office:string-value="https://www.amusement-center.com/project/egg/game/?product_id=303" calcext:value-type="string">
            <text:p>https://www.amusement-center.com/project/egg/game/?product_id=303</text:p>
          </table:table-cell>
        </table:table-row>
        <table:table-row table:style-name="ro1">
          <table:table-cell office:value-type="string" calcext:value-type="string">
            <text:p>PEEPING SCANDAL</text:p>
          </table:table-cell>
          <table:table-cell table:style-name="ce2" office:value-type="string" calcext:value-type="string">
            <text:p>Peeping Scandal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37a.bin</text:p>
          </table:table-cell>
          <table:table-cell office:value-type="string" calcext:value-type="string">
            <text:p>BOT0037.bmp</text:p>
          </table:table-cell>
          <table:table-cell table:number-columns-repeated="2"/>
          <table:table-cell table:formula="of:=HYPERLINK(COM.MICROSOFT.CONCAT(&quot;https://www.amusement-center.com/project/egg/game/?product_id=&quot;; [.C213]))" office:value-type="string" office:string-value="https://www.amusement-center.com/project/egg/game/?product_id=1038" calcext:value-type="string">
            <text:p>https://www.amusement-center.com/project/egg/game/?product_id=1038</text:p>
          </table:table-cell>
        </table:table-row>
        <table:table-row table:style-name="ro1">
          <table:table-cell office:value-type="string" calcext:value-type="string">
            <text:p>PICOPICO</text:p>
          </table:table-cell>
          <table:table-cell table:style-name="ce2" office:value-type="string" calcext:value-type="string">
            <text:p>Pico Pico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MIC1006a.bin</text:p>
          </table:table-cell>
          <table:table-cell office:value-type="string" calcext:value-type="string">
            <text:p>MIC1006.bmp</text:p>
          </table:table-cell>
          <table:table-cell table:number-columns-repeated="2"/>
          <table:table-cell table:formula="of:=HYPERLINK(COM.MICROSOFT.CONCAT(&quot;https://www.amusement-center.com/project/egg/game/?product_id=&quot;; [.C214]))" office:value-type="string" office:string-value="https://www.amusement-center.com/project/egg/game/?product_id=238" calcext:value-type="string">
            <text:p>https://www.amusement-center.com/project/egg/game/?product_id=238</text:p>
          </table:table-cell>
        </table:table-row>
        <table:table-row table:style-name="ro1">
          <table:table-cell office:value-type="string" calcext:value-type="string">
            <text:p>POWER SINGER <text:s/>ELLANCE・SAGA #1 <text:s/></text:p>
          </table:table-cell>
          <table:table-cell table:style-name="ce2" office:value-type="string" calcext:value-type="string">
            <text:p>Power Singer - Ellance Saga #1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8a.bin</text:p>
          </table:table-cell>
          <table:table-cell office:value-type="string" calcext:value-type="string">
            <text:p>SAC0018.bmp</text:p>
          </table:table-cell>
          <table:table-cell office:value-type="string" calcext:value-type="string">
            <text:p>SAC0018m.bin</text:p>
          </table:table-cell>
          <table:table-cell/>
          <table:table-cell table:formula="of:=HYPERLINK(COM.MICROSOFT.CONCAT(&quot;https://www.amusement-center.com/project/egg/game/?product_id=&quot;; [.C215]))" office:value-type="string" office:string-value="https://www.amusement-center.com/project/egg/game/?product_id=719" calcext:value-type="string">
            <text:p>https://www.amusement-center.com/project/egg/game/?product_id=719</text:p>
          </table:table-cell>
        </table:table-row>
        <table:table-row table:style-name="ro1">
          <table:table-cell office:value-type="string" calcext:value-type="string">
            <text:p>POWER SINGER ELLANCE・SAGA #1</text:p>
          </table:table-cell>
          <table:table-cell table:style-name="ce2" office:value-type="string" calcext:value-type="string">
            <text:p>Power Singer - Ellance Saga #1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8a.bin</text:p>
          </table:table-cell>
          <table:table-cell office:value-type="string" calcext:value-type="string">
            <text:p>SAC0018.bmp</text:p>
          </table:table-cell>
          <table:table-cell office:value-type="string" calcext:value-type="string">
            <text:p>SAC0018m.bin</text:p>
          </table:table-cell>
          <table:table-cell/>
          <table:table-cell table:formula="of:=HYPERLINK(COM.MICROSOFT.CONCAT(&quot;https://www.amusement-center.com/project/egg/game/?product_id=&quot;; [.C216]))" office:value-type="string" office:string-value="https://www.amusement-center.com/project/egg/game/?product_id=1744" calcext:value-type="string">
            <text:p>https://www.amusement-center.com/project/egg/game/?product_id=1744</text:p>
          </table:table-cell>
        </table:table-row>
        <table:table-row table:style-name="ro1">
          <table:table-cell table:number-columns-repeated="2" office:value-type="string" calcext:value-type="string">
            <text:p>Push'n Pop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7a.bin</text:p>
          </table:table-cell>
          <table:table-cell office:value-type="string" calcext:value-type="string">
            <text:p>COM0047.bmp</text:p>
          </table:table-cell>
          <table:table-cell office:value-type="string" calcext:value-type="string">
            <text:p>COM0047m.bin</text:p>
          </table:table-cell>
          <table:table-cell/>
          <table:table-cell table:formula="of:=HYPERLINK(COM.MICROSOFT.CONCAT(&quot;https://www.amusement-center.com/project/egg/game/?product_id=&quot;; [.C217]))" office:value-type="string" office:string-value="https://www.amusement-center.com/project/egg/game/?product_id=915" calcext:value-type="string">
            <text:p>https://www.amusement-center.com/project/egg/game/?product_id=915</text:p>
          </table:table-cell>
        </table:table-row>
        <table:table-row table:style-name="ro1">
          <table:table-cell office:value-type="string" calcext:value-type="string">
            <text:p>Push'n Pop </text:p>
          </table:table-cell>
          <table:table-cell office:value-type="string" calcext:value-type="string">
            <text:p>Push'n Pop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7a.bin</text:p>
          </table:table-cell>
          <table:table-cell office:value-type="string" calcext:value-type="string">
            <text:p>COM0047.bmp</text:p>
          </table:table-cell>
          <table:table-cell office:value-type="string" calcext:value-type="string">
            <text:p>COM0047m.bin</text:p>
          </table:table-cell>
          <table:table-cell/>
          <table:table-cell table:formula="of:=HYPERLINK(COM.MICROSOFT.CONCAT(&quot;https://www.amusement-center.com/project/egg/game/?product_id=&quot;; [.C218]))" office:value-type="string" office:string-value="https://www.amusement-center.com/project/egg/game/?product_id=816" calcext:value-type="string">
            <text:p>https://www.amusement-center.com/project/egg/game/?product_id=816</text:p>
          </table:table-cell>
        </table:table-row>
        <table:table-row table:style-name="ro1">
          <table:table-cell office:value-type="string" calcext:value-type="string">
            <text:p>Push'n Pop </text:p>
          </table:table-cell>
          <table:table-cell office:value-type="string" calcext:value-type="string">
            <text:p>Push'n Pop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3a.bin</text:p>
          </table:table-cell>
          <table:table-cell office:value-type="string" calcext:value-type="string">
            <text:p>COM3023.bmp</text:p>
          </table:table-cell>
          <table:table-cell table:number-columns-repeated="2"/>
          <table:table-cell table:formula="of:=HYPERLINK(COM.MICROSOFT.CONCAT(&quot;https://www.amusement-center.com/project/egg/game/?product_id=&quot;; [.C219]))" office:value-type="string" office:string-value="https://www.amusement-center.com/project/egg/game/?product_id=924" calcext:value-type="string">
            <text:p>https://www.amusement-center.com/project/egg/game/?product_id=924</text:p>
          </table:table-cell>
        </table:table-row>
        <table:table-row table:style-name="ro1">
          <table:table-cell office:value-type="string" calcext:value-type="string">
            <text:p>Red Stack</text:p>
          </table:table-cell>
          <table:table-cell table:style-name="ce2" office:value-type="string" calcext:value-type="string">
            <text:p>Red Stack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OS0007a.bin</text:p>
          </table:table-cell>
          <table:table-cell office:value-type="string" calcext:value-type="string">
            <text:p>COS0007.bmp</text:p>
          </table:table-cell>
          <table:table-cell table:number-columns-repeated="2"/>
          <table:table-cell table:formula="of:=HYPERLINK(COM.MICROSOFT.CONCAT(&quot;https://www.amusement-center.com/project/egg/game/?product_id=&quot;; [.C220]))" office:value-type="string" office:string-value="https://www.amusement-center.com/project/egg/game/?product_id=1502" calcext:value-type="string">
            <text:p>https://www.amusement-center.com/project/egg/game/?product_id=1502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1a.bin</text:p>
          </table:table-cell>
          <table:table-cell office:value-type="string" calcext:value-type="string">
            <text:p>BOT0001.bmp</text:p>
          </table:table-cell>
          <table:table-cell office:value-type="string" calcext:value-type="string">
            <text:p>BOT0001m.bin</text:p>
          </table:table-cell>
          <table:table-cell office:value-type="string" calcext:value-type="string">
            <text:p>BOT0001d.bin</text:p>
          </table:table-cell>
          <table:table-cell table:formula="of:=HYPERLINK(COM.MICROSOFT.CONCAT(&quot;https://www.amusement-center.com/project/egg/game/?product_id=&quot;; [.C221]))" office:value-type="string" office:string-value="https://www.amusement-center.com/project/egg/game/?product_id=198" calcext:value-type="string">
            <text:p>https://www.amusement-center.com/project/egg/game/?product_id=198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1a.bin</text:p>
          </table:table-cell>
          <table:table-cell office:value-type="string" calcext:value-type="string">
            <text:p>BOT1001.bmp</text:p>
          </table:table-cell>
          <table:table-cell table:number-columns-repeated="2"/>
          <table:table-cell table:formula="of:=HYPERLINK(COM.MICROSOFT.CONCAT(&quot;https://www.amusement-center.com/project/egg/game/?product_id=&quot;; [.C222]))" office:value-type="string" office:string-value="https://www.amusement-center.com/project/egg/game/?product_id=203" calcext:value-type="string">
            <text:p>https://www.amusement-center.com/project/egg/game/?product_id=203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3a.bin</text:p>
          </table:table-cell>
          <table:table-cell office:value-type="string" calcext:value-type="string">
            <text:p>BOT1003.bmp</text:p>
          </table:table-cell>
          <table:table-cell table:number-columns-repeated="2"/>
          <table:table-cell table:formula="of:=HYPERLINK(COM.MICROSOFT.CONCAT(&quot;https://www.amusement-center.com/project/egg/game/?product_id=&quot;; [.C223]))" office:value-type="string" office:string-value="https://www.amusement-center.com/project/egg/game/?product_id=204" calcext:value-type="string">
            <text:p>https://www.amusement-center.com/project/egg/game/?product_id=204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OT0026a.bin</text:p>
          </table:table-cell>
          <table:table-cell office:value-type="string" calcext:value-type="string">
            <text:p>BOT0026.bmp</text:p>
          </table:table-cell>
          <table:table-cell table:number-columns-repeated="2"/>
          <table:table-cell table:formula="of:=HYPERLINK(COM.MICROSOFT.CONCAT(&quot;https://www.amusement-center.com/project/egg/game/?product_id=&quot;; [.C224]))" office:value-type="string" office:string-value="https://www.amusement-center.com/project/egg/game/?product_id=668" calcext:value-type="string">
            <text:p>https://www.amusement-center.com/project/egg/game/?product_id=668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0027a.bin</text:p>
          </table:table-cell>
          <table:table-cell office:value-type="string" calcext:value-type="string">
            <text:p>BOT0027.bmp</text:p>
          </table:table-cell>
          <table:table-cell table:number-columns-repeated="2"/>
          <table:table-cell table:formula="of:=HYPERLINK(COM.MICROSOFT.CONCAT(&quot;https://www.amusement-center.com/project/egg/game/?product_id=&quot;; [.C225]))" office:value-type="string" office:string-value="https://www.amusement-center.com/project/egg/game/?product_id=674" calcext:value-type="string">
            <text:p>https://www.amusement-center.com/project/egg/game/?product_id=674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9a.bin</text:p>
          </table:table-cell>
          <table:table-cell office:value-type="string" calcext:value-type="string">
            <text:p>BOT0029.bmp</text:p>
          </table:table-cell>
          <table:table-cell table:number-columns-repeated="2"/>
          <table:table-cell table:formula="of:=HYPERLINK(COM.MICROSOFT.CONCAT(&quot;https://www.amusement-center.com/project/egg/game/?product_id=&quot;; [.C226]))" office:value-type="string" office:string-value="https://www.amusement-center.com/project/egg/game/?product_id=681" calcext:value-type="string">
            <text:p>https://www.amusement-center.com/project/egg/game/?product_id=681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3003a.bin</text:p>
          </table:table-cell>
          <table:table-cell office:value-type="string" calcext:value-type="string">
            <text:p>BOT3003.bmp</text:p>
          </table:table-cell>
          <table:table-cell table:number-columns-repeated="2"/>
          <table:table-cell table:formula="of:=HYPERLINK(COM.MICROSOFT.CONCAT(&quot;https://www.amusement-center.com/project/egg/game/?product_id=&quot;; [.C227]))" office:value-type="string" office:string-value="https://www.amusement-center.com/project/egg/game/?product_id=745" calcext:value-type="string">
            <text:p>https://www.amusement-center.com/project/egg/game/?product_id=745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BOT0032a.bin</text:p>
          </table:table-cell>
          <table:table-cell office:value-type="string" calcext:value-type="string">
            <text:p>BOT0032.bmp</text:p>
          </table:table-cell>
          <table:table-cell office:value-type="string" calcext:value-type="string">
            <text:p>BOT0032m.bin</text:p>
          </table:table-cell>
          <table:table-cell/>
          <table:table-cell table:formula="of:=HYPERLINK(COM.MICROSOFT.CONCAT(&quot;https://www.amusement-center.com/project/egg/game/?product_id=&quot;; [.C228]))" office:value-type="string" office:string-value="https://www.amusement-center.com/project/egg/game/?product_id=801" calcext:value-type="string">
            <text:p>https://www.amusement-center.com/project/egg/game/?product_id=801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OT0026a.bin</text:p>
          </table:table-cell>
          <table:table-cell office:value-type="string" calcext:value-type="string">
            <text:p>BOT0026.bmp</text:p>
          </table:table-cell>
          <table:table-cell table:number-columns-repeated="2"/>
          <table:table-cell table:formula="of:=HYPERLINK(COM.MICROSOFT.CONCAT(&quot;https://www.amusement-center.com/project/egg/game/?product_id=&quot;; [.C229]))" office:value-type="string" office:string-value="https://www.amusement-center.com/project/egg/game/?product_id=802" calcext:value-type="string">
            <text:p>https://www.amusement-center.com/project/egg/game/?product_id=802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0027a.bin</text:p>
          </table:table-cell>
          <table:table-cell office:value-type="string" calcext:value-type="string">
            <text:p>BOT0027.bmp</text:p>
          </table:table-cell>
          <table:table-cell table:number-columns-repeated="2"/>
          <table:table-cell table:formula="of:=HYPERLINK(COM.MICROSOFT.CONCAT(&quot;https://www.amusement-center.com/project/egg/game/?product_id=&quot;; [.C230]))" office:value-type="string" office:string-value="https://www.amusement-center.com/project/egg/game/?product_id=803" calcext:value-type="string">
            <text:p>https://www.amusement-center.com/project/egg/game/?product_id=803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9a.bin</text:p>
          </table:table-cell>
          <table:table-cell office:value-type="string" calcext:value-type="string">
            <text:p>BOT0029.bmp</text:p>
          </table:table-cell>
          <table:table-cell table:number-columns-repeated="2"/>
          <table:table-cell table:formula="of:=HYPERLINK(COM.MICROSOFT.CONCAT(&quot;https://www.amusement-center.com/project/egg/game/?product_id=&quot;; [.C231]))" office:value-type="string" office:string-value="https://www.amusement-center.com/project/egg/game/?product_id=804" calcext:value-type="string">
            <text:p>https://www.amusement-center.com/project/egg/game/?product_id=804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3a.bin</text:p>
          </table:table-cell>
          <table:table-cell office:value-type="string" calcext:value-type="string">
            <text:p>BOT1003.bmp</text:p>
          </table:table-cell>
          <table:table-cell table:number-columns-repeated="2"/>
          <table:table-cell table:formula="of:=HYPERLINK(COM.MICROSOFT.CONCAT(&quot;https://www.amusement-center.com/project/egg/game/?product_id=&quot;; [.C232]))" office:value-type="string" office:string-value="https://www.amusement-center.com/project/egg/game/?product_id=805" calcext:value-type="string">
            <text:p>https://www.amusement-center.com/project/egg/game/?product_id=805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1a.bin</text:p>
          </table:table-cell>
          <table:table-cell office:value-type="string" calcext:value-type="string">
            <text:p>BOT1001.bmp</text:p>
          </table:table-cell>
          <table:table-cell office:value-type="string" calcext:value-type="string">
            <text:p>BOT1001m.bin</text:p>
          </table:table-cell>
          <table:table-cell/>
          <table:table-cell table:formula="of:=HYPERLINK(COM.MICROSOFT.CONCAT(&quot;https://www.amusement-center.com/project/egg/game/?product_id=&quot;; [.C233]))" office:value-type="string" office:string-value="https://www.amusement-center.com/project/egg/game/?product_id=904" calcext:value-type="string">
            <text:p>https://www.amusement-center.com/project/egg/game/?product_id=904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BOT3016a.bin</text:p>
          </table:table-cell>
          <table:table-cell office:value-type="string" calcext:value-type="string">
            <text:p>BOT3016.bmp</text:p>
          </table:table-cell>
          <table:table-cell table:number-columns-repeated="2"/>
          <table:table-cell table:formula="of:=HYPERLINK(COM.MICROSOFT.CONCAT(&quot;https://www.amusement-center.com/project/egg/game/?product_id=&quot;; [.C234]))" office:value-type="string" office:string-value="https://www.amusement-center.com/project/egg/game/?product_id=948" calcext:value-type="string">
            <text:p>https://www.amusement-center.com/project/egg/game/?product_id=948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3017a.bin</text:p>
          </table:table-cell>
          <table:table-cell table:number-columns-repeated="3"/>
          <table:table-cell table:formula="of:=HYPERLINK(COM.MICROSOFT.CONCAT(&quot;https://www.amusement-center.com/project/egg/game/?product_id=&quot;; [.C235]))" office:value-type="string" office:string-value="https://www.amusement-center.com/project/egg/game/?product_id=959" calcext:value-type="string">
            <text:p>https://www.amusement-center.com/project/egg/game/?product_id=959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3018a.bin</text:p>
          </table:table-cell>
          <table:table-cell office:value-type="string" calcext:value-type="string">
            <text:p>BOT3018.bmp</text:p>
          </table:table-cell>
          <table:table-cell table:number-columns-repeated="2"/>
          <table:table-cell table:formula="of:=HYPERLINK(COM.MICROSOFT.CONCAT(&quot;https://www.amusement-center.com/project/egg/game/?product_id=&quot;; [.C236]))" office:value-type="string" office:string-value="https://www.amusement-center.com/project/egg/game/?product_id=968" calcext:value-type="string">
            <text:p>https://www.amusement-center.com/project/egg/game/?product_id=968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0027a.bin</text:p>
          </table:table-cell>
          <table:table-cell office:value-type="string" calcext:value-type="string">
            <text:p>BOT0027.bmp</text:p>
          </table:table-cell>
          <table:table-cell table:number-columns-repeated="2"/>
          <table:table-cell table:formula="of:=HYPERLINK(COM.MICROSOFT.CONCAT(&quot;https://www.amusement-center.com/project/egg/game/?product_id=&quot;; [.C237]))" office:value-type="string" office:string-value="https://www.amusement-center.com/project/egg/game/?product_id=970" calcext:value-type="string">
            <text:p>https://www.amusement-center.com/project/egg/game/?product_id=970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3021a.bin</text:p>
          </table:table-cell>
          <table:table-cell office:value-type="string" calcext:value-type="string">
            <text:p>BOT3021.bmp</text:p>
          </table:table-cell>
          <table:table-cell table:number-columns-repeated="2"/>
          <table:table-cell table:formula="of:=HYPERLINK(COM.MICROSOFT.CONCAT(&quot;https://www.amusement-center.com/project/egg/game/?product_id=&quot;; [.C238]))" office:value-type="string" office:string-value="https://www.amusement-center.com/project/egg/game/?product_id=1003" calcext:value-type="string">
            <text:p>https://www.amusement-center.com/project/egg/game/?product_id=1003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39a.bin</text:p>
          </table:table-cell>
          <table:table-cell office:value-type="string" calcext:value-type="string">
            <text:p>BOT0039.bmp</text:p>
          </table:table-cell>
          <table:table-cell office:value-type="string" calcext:value-type="string">
            <text:p>BOT0039m.bin</text:p>
          </table:table-cell>
          <table:table-cell office:value-type="string" calcext:value-type="string">
            <text:p>BOT0039d.bin</text:p>
          </table:table-cell>
          <table:table-cell table:formula="of:=HYPERLINK(COM.MICROSOFT.CONCAT(&quot;https://www.amusement-center.com/project/egg/game/?product_id=&quot;; [.C239]))" office:value-type="string" office:string-value="https://www.amusement-center.com/project/egg/game/?product_id=1179" calcext:value-type="string">
            <text:p>https://www.amusement-center.com/project/egg/game/?product_id=1179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OT0044a.bin</text:p>
          </table:table-cell>
          <table:table-cell office:value-type="string" calcext:value-type="string">
            <text:p>BOT0044.bmp</text:p>
          </table:table-cell>
          <table:table-cell office:value-type="string" calcext:value-type="string">
            <text:p>BOT0044m.bin</text:p>
          </table:table-cell>
          <table:table-cell/>
          <table:table-cell table:formula="of:=HYPERLINK(COM.MICROSOFT.CONCAT(&quot;https://www.amusement-center.com/project/egg/game/?product_id=&quot;; [.C240]))" office:value-type="string" office:string-value="https://www.amusement-center.com/project/egg/game/?product_id=1372" calcext:value-type="string">
            <text:p>https://www.amusement-center.com/project/egg/game/?product_id=1372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8a.bin</text:p>
          </table:table-cell>
          <table:table-cell office:value-type="string" calcext:value-type="string">
            <text:p>BOT1018.bmp</text:p>
          </table:table-cell>
          <table:table-cell table:number-columns-repeated="2"/>
          <table:table-cell table:formula="of:=HYPERLINK(COM.MICROSOFT.CONCAT(&quot;https://www.amusement-center.com/project/egg/game/?product_id=&quot;; [.C241]))" office:value-type="string" office:string-value="https://www.amusement-center.com/project/egg/game/?product_id=1635" calcext:value-type="string">
            <text:p>https://www.amusement-center.com/project/egg/game/?product_id=1635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9a.bin</text:p>
          </table:table-cell>
          <table:table-cell office:value-type="string" calcext:value-type="string">
            <text:p>BOT0029.bmp</text:p>
          </table:table-cell>
          <table:table-cell table:number-columns-repeated="2"/>
          <table:table-cell table:formula="of:=HYPERLINK(COM.MICROSOFT.CONCAT(&quot;https://www.amusement-center.com/project/egg/game/?product_id=&quot;; [.C242]))" office:value-type="string" office:string-value="https://www.amusement-center.com/project/egg/game/?product_id=1719" calcext:value-type="string">
            <text:p>https://www.amusement-center.com/project/egg/game/?product_id=1719</text:p>
          </table:table-cell>
        </table:table-row>
        <table:table-row table:style-name="ro1">
          <table:table-cell office:value-type="string" calcext:value-type="string">
            <text:p>RELICS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BOT0032a.bin</text:p>
          </table:table-cell>
          <table:table-cell office:value-type="string" calcext:value-type="string">
            <text:p>BOT0032.bmp</text:p>
          </table:table-cell>
          <table:table-cell office:value-type="string" calcext:value-type="string">
            <text:p>BOT0032m.bin</text:p>
          </table:table-cell>
          <table:table-cell/>
          <table:table-cell table:formula="of:=HYPERLINK(COM.MICROSOFT.CONCAT(&quot;https://www.amusement-center.com/project/egg/game/?product_id=&quot;; [.C243]))" office:value-type="string" office:string-value="https://www.amusement-center.com/project/egg/game/?product_id=1767" calcext:value-type="string">
            <text:p>https://www.amusement-center.com/project/egg/game/?product_id=1767</text:p>
          </table:table-cell>
        </table:table-row>
        <table:table-row table:style-name="ro1">
          <table:table-cell office:value-type="string" calcext:value-type="string">
            <text:p>RELICS 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13a.bin</text:p>
          </table:table-cell>
          <table:table-cell office:value-type="string" calcext:value-type="string">
            <text:p>BOT3013.bmp</text:p>
          </table:table-cell>
          <table:table-cell table:number-columns-repeated="2"/>
          <table:table-cell table:formula="of:=HYPERLINK(COM.MICROSOFT.CONCAT(&quot;https://www.amusement-center.com/project/egg/game/?product_id=&quot;; [.C244]))" office:value-type="string" office:string-value="https://www.amusement-center.com/project/egg/game/?product_id=857" calcext:value-type="string">
            <text:p>https://www.amusement-center.com/project/egg/game/?product_id=857</text:p>
          </table:table-cell>
        </table:table-row>
        <table:table-row table:style-name="ro1">
          <table:table-cell office:value-type="string" calcext:value-type="string">
            <text:p>RELICS </text:p>
          </table:table-cell>
          <table:table-cell table:style-name="ce2" office:value-type="string" calcext:value-type="string">
            <text:p>Relic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OT3019a.bin</text:p>
          </table:table-cell>
          <table:table-cell office:value-type="string" calcext:value-type="string">
            <text:p>BOT3019.bmp</text:p>
          </table:table-cell>
          <table:table-cell table:number-columns-repeated="2"/>
          <table:table-cell table:formula="of:=HYPERLINK(COM.MICROSOFT.CONCAT(&quot;https://www.amusement-center.com/project/egg/game/?product_id=&quot;; [.C245]))" office:value-type="string" office:string-value="https://www.amusement-center.com/project/egg/game/?product_id=984" calcext:value-type="string">
            <text:p>https://www.amusement-center.com/project/egg/game/?product_id=984</text:p>
          </table:table-cell>
        </table:table-row>
        <table:table-row table:style-name="ro1">
          <table:table-cell office:value-type="string" calcext:value-type="string">
            <text:p>RENEGADE</text:p>
          </table:table-cell>
          <table:table-cell table:style-name="ce2" office:value-type="string" calcext:value-type="string">
            <text:p>Renegade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MIL0011a.bin</text:p>
          </table:table-cell>
          <table:table-cell office:value-type="string" calcext:value-type="string">
            <text:p>MIL0011.bmp</text:p>
          </table:table-cell>
          <table:table-cell table:number-columns-repeated="2"/>
          <table:table-cell table:formula="of:=HYPERLINK(COM.MICROSOFT.CONCAT(&quot;https://www.amusement-center.com/project/egg/game/?product_id=&quot;; [.C246]))" office:value-type="string" office:string-value="https://www.amusement-center.com/project/egg/game/?product_id=967" calcext:value-type="string">
            <text:p>https://www.amusement-center.com/project/egg/game/?product_id=967</text:p>
          </table:table-cell>
        </table:table-row>
        <table:table-row table:style-name="ro1">
          <table:table-cell office:value-type="string" calcext:value-type="string">
            <text:p>Revival Xanadu EASY Ver.</text:p>
          </table:table-cell>
          <table:table-cell table:style-name="ce2" office:value-type="string" calcext:value-type="string">
            <text:p>Revival Xanadu - Easy Ver.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68a.bin</text:p>
          </table:table-cell>
          <table:table-cell office:value-type="string" calcext:value-type="string">
            <text:p>FAL0068.bmp</text:p>
          </table:table-cell>
          <table:table-cell office:value-type="string" calcext:value-type="string">
            <text:p>FAL0068m.bin</text:p>
          </table:table-cell>
          <table:table-cell/>
          <table:table-cell table:formula="of:=HYPERLINK(COM.MICROSOFT.CONCAT(&quot;https://www.amusement-center.com/project/egg/game/?product_id=&quot;; [.C247]))" office:value-type="string" office:string-value="https://www.amusement-center.com/project/egg/game/?product_id=577" calcext:value-type="string">
            <text:p>https://www.amusement-center.com/project/egg/game/?product_id=577</text:p>
          </table:table-cell>
        </table:table-row>
        <table:table-row table:style-name="ro1">
          <table:table-cell office:value-type="string" calcext:value-type="string">
            <text:p>Revival Xanadu EASY Ver.</text:p>
          </table:table-cell>
          <table:table-cell table:style-name="ce2" office:value-type="string" calcext:value-type="string">
            <text:p>Revival Xanadu - Easy Ver.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7a.bin</text:p>
          </table:table-cell>
          <table:table-cell office:value-type="string" calcext:value-type="string">
            <text:p>FAL0127.bmp</text:p>
          </table:table-cell>
          <table:table-cell office:value-type="string" calcext:value-type="string">
            <text:p>FAL0127m.bin</text:p>
          </table:table-cell>
          <table:table-cell/>
          <table:table-cell table:formula="of:=HYPERLINK(COM.MICROSOFT.CONCAT(&quot;https://www.amusement-center.com/project/egg/game/?product_id=&quot;; [.C248]))" office:value-type="string" office:string-value="https://www.amusement-center.com/project/egg/game/?product_id=1455" calcext:value-type="string">
            <text:p>https://www.amusement-center.com/project/egg/game/?product_id=1455</text:p>
          </table:table-cell>
        </table:table-row>
        <table:table-row table:style-name="ro1">
          <table:table-cell office:value-type="string" calcext:value-type="string">
            <text:p>RUDE BREAKER</text:p>
          </table:table-cell>
          <table:table-cell table:style-name="ce2" office:value-type="string" calcext:value-type="string">
            <text:p>Rude Breaker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33a.bin</text:p>
          </table:table-cell>
          <table:table-cell office:value-type="string" calcext:value-type="string">
            <text:p>COM3033.bmp</text:p>
          </table:table-cell>
          <table:table-cell table:number-columns-repeated="2"/>
          <table:table-cell table:formula="of:=HYPERLINK(COM.MICROSOFT.CONCAT(&quot;https://www.amusement-center.com/project/egg/game/?product_id=&quot;; [.C249]))" office:value-type="string" office:string-value="https://www.amusement-center.com/project/egg/game/?product_id=1101" calcext:value-type="string">
            <text:p>https://www.amusement-center.com/project/egg/game/?product_id=1101</text:p>
          </table:table-cell>
        </table:table-row>
        <table:table-row table:style-name="ro1">
          <table:table-cell office:value-type="string" calcext:value-type="string">
            <text:p>rusty #1</text:p>
          </table:table-cell>
          <table:table-cell table:style-name="ce2" office:value-type="string" calcext:value-type="string">
            <text:p>Rusty #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4a.bin</text:p>
          </table:table-cell>
          <table:table-cell office:value-type="string" calcext:value-type="string">
            <text:p>COM0024.bmp</text:p>
          </table:table-cell>
          <table:table-cell office:value-type="string" calcext:value-type="string">
            <text:p>COM0024m.bin</text:p>
          </table:table-cell>
          <table:table-cell/>
          <table:table-cell table:formula="of:=HYPERLINK(COM.MICROSOFT.CONCAT(&quot;https://www.amusement-center.com/project/egg/game/?product_id=&quot;; [.C250]))" office:value-type="string" office:string-value="https://www.amusement-center.com/project/egg/game/?product_id=844" calcext:value-type="string">
            <text:p>https://www.amusement-center.com/project/egg/game/?product_id=844</text:p>
          </table:table-cell>
        </table:table-row>
        <table:table-row table:style-name="ro1">
          <table:table-cell office:value-type="string" calcext:value-type="string">
            <text:p>rusty #1</text:p>
          </table:table-cell>
          <table:table-cell table:style-name="ce2" office:value-type="string" calcext:value-type="string">
            <text:p>Rusty #1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4a.bin</text:p>
          </table:table-cell>
          <table:table-cell office:value-type="string" calcext:value-type="string">
            <text:p>COM0024.bmp</text:p>
          </table:table-cell>
          <table:table-cell office:value-type="string" calcext:value-type="string">
            <text:p>COM0024m.bin</text:p>
          </table:table-cell>
          <table:table-cell/>
          <table:table-cell table:formula="of:=HYPERLINK(COM.MICROSOFT.CONCAT(&quot;https://www.amusement-center.com/project/egg/game/?product_id=&quot;; [.C251]))" office:value-type="string" office:string-value="https://www.amusement-center.com/project/egg/game/?product_id=1485" calcext:value-type="string">
            <text:p>https://www.amusement-center.com/project/egg/game/?product_id=1485</text:p>
          </table:table-cell>
        </table:table-row>
        <table:table-row table:style-name="ro1">
          <table:table-cell office:value-type="string" calcext:value-type="string">
            <text:p>rusty #1 <text:s/></text:p>
          </table:table-cell>
          <table:table-cell table:style-name="ce2" office:value-type="string" calcext:value-type="string">
            <text:p>Rusty #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4a.bin</text:p>
          </table:table-cell>
          <table:table-cell office:value-type="string" calcext:value-type="string">
            <text:p>COM0024.bmp</text:p>
          </table:table-cell>
          <table:table-cell office:value-type="string" calcext:value-type="string">
            <text:p>COM0024m.bin</text:p>
          </table:table-cell>
          <table:table-cell/>
          <table:table-cell table:formula="of:=HYPERLINK(COM.MICROSOFT.CONCAT(&quot;https://www.amusement-center.com/project/egg/game/?product_id=&quot;; [.C252]))" office:value-type="string" office:string-value="https://www.amusement-center.com/project/egg/game/?product_id=757" calcext:value-type="string">
            <text:p>https://www.amusement-center.com/project/egg/game/?product_id=757</text:p>
          </table:table-cell>
        </table:table-row>
        <table:table-row table:style-name="ro1">
          <table:table-cell office:value-type="string" calcext:value-type="string">
            <text:p>rusty #2</text:p>
          </table:table-cell>
          <table:table-cell table:style-name="ce2" office:value-type="string" calcext:value-type="string">
            <text:p>Rusty #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9a.bin</text:p>
          </table:table-cell>
          <table:table-cell office:value-type="string" calcext:value-type="string">
            <text:p>COM0029.bmp</text:p>
          </table:table-cell>
          <table:table-cell office:value-type="string" calcext:value-type="string">
            <text:p>COM0029m.bin</text:p>
          </table:table-cell>
          <table:table-cell/>
          <table:table-cell table:formula="of:=HYPERLINK(COM.MICROSOFT.CONCAT(&quot;https://www.amusement-center.com/project/egg/game/?product_id=&quot;; [.C253]))" office:value-type="string" office:string-value="https://www.amusement-center.com/project/egg/game/?product_id=766" calcext:value-type="string">
            <text:p>https://www.amusement-center.com/project/egg/game/?product_id=766</text:p>
          </table:table-cell>
        </table:table-row>
        <table:table-row table:style-name="ro1">
          <table:table-cell office:value-type="string" calcext:value-type="string">
            <text:p>rusty #2</text:p>
          </table:table-cell>
          <table:table-cell table:style-name="ce2" office:value-type="string" calcext:value-type="string">
            <text:p>Rusty #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9a.bin</text:p>
          </table:table-cell>
          <table:table-cell office:value-type="string" calcext:value-type="string">
            <text:p>COM0029.bmp</text:p>
          </table:table-cell>
          <table:table-cell office:value-type="string" calcext:value-type="string">
            <text:p>COM0029m.bin</text:p>
          </table:table-cell>
          <table:table-cell/>
          <table:table-cell table:formula="of:=HYPERLINK(COM.MICROSOFT.CONCAT(&quot;https://www.amusement-center.com/project/egg/game/?product_id=&quot;; [.C254]))" office:value-type="string" office:string-value="https://www.amusement-center.com/project/egg/game/?product_id=1143" calcext:value-type="string">
            <text:p>https://www.amusement-center.com/project/egg/game/?product_id=1143</text:p>
          </table:table-cell>
        </table:table-row>
        <table:table-row table:style-name="ro1">
          <table:table-cell office:value-type="string" calcext:value-type="string">
            <text:p>rusty #3</text:p>
          </table:table-cell>
          <table:table-cell table:style-name="ce2" office:value-type="string" calcext:value-type="string">
            <text:p>Rusty #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3a.bin</text:p>
          </table:table-cell>
          <table:table-cell office:value-type="string" calcext:value-type="string">
            <text:p>COM0033.bmp</text:p>
          </table:table-cell>
          <table:table-cell office:value-type="string" calcext:value-type="string">
            <text:p>COM0033m.bin</text:p>
          </table:table-cell>
          <table:table-cell/>
          <table:table-cell table:formula="of:=HYPERLINK(COM.MICROSOFT.CONCAT(&quot;https://www.amusement-center.com/project/egg/game/?product_id=&quot;; [.C255]))" office:value-type="string" office:string-value="https://www.amusement-center.com/project/egg/game/?product_id=783" calcext:value-type="string">
            <text:p>https://www.amusement-center.com/project/egg/game/?product_id=783</text:p>
          </table:table-cell>
        </table:table-row>
        <table:table-row table:style-name="ro1">
          <table:table-cell office:value-type="string" calcext:value-type="string">
            <text:p>rusty #3</text:p>
          </table:table-cell>
          <table:table-cell table:style-name="ce2" office:value-type="string" calcext:value-type="string">
            <text:p>Rusty #3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3a.bin</text:p>
          </table:table-cell>
          <table:table-cell office:value-type="string" calcext:value-type="string">
            <text:p>COM0033.bmp</text:p>
          </table:table-cell>
          <table:table-cell office:value-type="string" calcext:value-type="string">
            <text:p>COM0033m.bin</text:p>
          </table:table-cell>
          <table:table-cell/>
          <table:table-cell table:formula="of:=HYPERLINK(COM.MICROSOFT.CONCAT(&quot;https://www.amusement-center.com/project/egg/game/?product_id=&quot;; [.C256]))" office:value-type="string" office:string-value="https://www.amusement-center.com/project/egg/game/?product_id=1172" calcext:value-type="string">
            <text:p>https://www.amusement-center.com/project/egg/game/?product_id=1172</text:p>
          </table:table-cell>
        </table:table-row>
        <table:table-row table:style-name="ro1">
          <table:table-cell office:value-type="string" calcext:value-type="string">
            <text:p>rusty #4</text:p>
          </table:table-cell>
          <table:table-cell table:style-name="ce2" office:value-type="string" calcext:value-type="string">
            <text:p>Rusty #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4a.bin</text:p>
          </table:table-cell>
          <table:table-cell office:value-type="string" calcext:value-type="string">
            <text:p>COM0034.bmp</text:p>
          </table:table-cell>
          <table:table-cell office:value-type="string" calcext:value-type="string">
            <text:p>COM0034m.bin</text:p>
          </table:table-cell>
          <table:table-cell/>
          <table:table-cell table:formula="of:=HYPERLINK(COM.MICROSOFT.CONCAT(&quot;https://www.amusement-center.com/project/egg/game/?product_id=&quot;; [.C257]))" office:value-type="string" office:string-value="https://www.amusement-center.com/project/egg/game/?product_id=792" calcext:value-type="string">
            <text:p>https://www.amusement-center.com/project/egg/game/?product_id=792</text:p>
          </table:table-cell>
        </table:table-row>
        <table:table-row table:style-name="ro1">
          <table:table-cell office:value-type="string" calcext:value-type="string">
            <text:p>rusty #4</text:p>
          </table:table-cell>
          <table:table-cell table:style-name="ce2" office:value-type="string" calcext:value-type="string">
            <text:p>Rusty #4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4a.bin</text:p>
          </table:table-cell>
          <table:table-cell office:value-type="string" calcext:value-type="string">
            <text:p>COM0034.bmp</text:p>
          </table:table-cell>
          <table:table-cell office:value-type="string" calcext:value-type="string">
            <text:p>COM0034m.bin</text:p>
          </table:table-cell>
          <table:table-cell/>
          <table:table-cell table:formula="of:=HYPERLINK(COM.MICROSOFT.CONCAT(&quot;https://www.amusement-center.com/project/egg/game/?product_id=&quot;; [.C258]))" office:value-type="string" office:string-value="https://www.amusement-center.com/project/egg/game/?product_id=1454" calcext:value-type="string">
            <text:p>https://www.amusement-center.com/project/egg/game/?product_id=1454</text:p>
          </table:table-cell>
        </table:table-row>
        <table:table-row table:style-name="ro1">
          <table:table-cell office:value-type="string" calcext:value-type="string">
            <text:p>S.T.G</text:p>
          </table:table-cell>
          <table:table-cell table:style-name="ce2" office:value-type="string" calcext:value-type="string">
            <text:p>S.T.G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02a.bin</text:p>
          </table:table-cell>
          <table:table-cell office:value-type="string" calcext:value-type="string">
            <text:p>ATN0002.bmp</text:p>
          </table:table-cell>
          <table:table-cell office:value-type="string" calcext:value-type="string">
            <text:p>ATN0002m.bin</text:p>
          </table:table-cell>
          <table:table-cell/>
          <table:table-cell table:formula="of:=HYPERLINK(COM.MICROSOFT.CONCAT(&quot;https://www.amusement-center.com/project/egg/game/?product_id=&quot;; [.C259]))" office:value-type="string" office:string-value="https://www.amusement-center.com/project/egg/game/?product_id=1296" calcext:value-type="string">
            <text:p>https://www.amusement-center.com/project/egg/game/?product_id=1296</text:p>
          </table:table-cell>
        </table:table-row>
        <table:table-row table:style-name="ro1">
          <table:table-cell office:value-type="string" calcext:value-type="string">
            <text:p>SA・ZI・RI</text:p>
          </table:table-cell>
          <table:table-cell table:style-name="ce2" office:value-type="string" calcext:value-type="string">
            <text:p>Sa Zi 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33a.bin</text:p>
          </table:table-cell>
          <table:table-cell office:value-type="string" calcext:value-type="string">
            <text:p>TEL0033.bmp</text:p>
          </table:table-cell>
          <table:table-cell office:value-type="string" calcext:value-type="string">
            <text:p>TEL0033m.bin</text:p>
          </table:table-cell>
          <table:table-cell office:value-type="string" calcext:value-type="string">
            <text:p>TEL0033d.bin</text:p>
          </table:table-cell>
          <table:table-cell table:formula="of:=HYPERLINK(COM.MICROSOFT.CONCAT(&quot;https://www.amusement-center.com/project/egg/game/?product_id=&quot;; [.C260]))" office:value-type="string" office:string-value="https://www.amusement-center.com/project/egg/game/?product_id=466" calcext:value-type="string">
            <text:p>https://www.amusement-center.com/project/egg/game/?product_id=466</text:p>
          </table:table-cell>
        </table:table-row>
        <table:table-row table:style-name="ro1">
          <table:table-cell table:number-columns-repeated="2" office:value-type="string" calcext:value-type="string">
            <text:p>Saruyama Tengoku <text:s/>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03a.bin</text:p>
          </table:table-cell>
          <table:table-cell office:value-type="string" calcext:value-type="string">
            <text:p>COM3003.bmp</text:p>
          </table:table-cell>
          <table:table-cell table:number-columns-repeated="2"/>
          <table:table-cell table:formula="of:=HYPERLINK(COM.MICROSOFT.CONCAT(&quot;https://www.amusement-center.com/project/egg/game/?product_id=&quot;; [.C261]))" office:value-type="string" office:string-value="https://www.amusement-center.com/project/egg/game/?product_id=736" calcext:value-type="string">
            <text:p>https://www.amusement-center.com/project/egg/game/?product_id=736</text:p>
          </table:table-cell>
        </table:table-row>
        <table:table-row table:style-name="ro1">
          <table:table-cell office:value-type="string" calcext:value-type="string">
            <text:p>Satiety king</text:p>
          </table:table-cell>
          <table:table-cell office:value-type="string" calcext:value-type="string">
            <text:p>Satiety King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34a.bin</text:p>
          </table:table-cell>
          <table:table-cell office:value-type="string" calcext:value-type="string">
            <text:p>COM3034.bmp</text:p>
          </table:table-cell>
          <table:table-cell table:number-columns-repeated="2"/>
          <table:table-cell table:formula="of:=HYPERLINK(COM.MICROSOFT.CONCAT(&quot;https://www.amusement-center.com/project/egg/game/?product_id=&quot;; [.C262]))" office:value-type="string" office:string-value="https://www.amusement-center.com/project/egg/game/?product_id=1109" calcext:value-type="string">
            <text:p>https://www.amusement-center.com/project/egg/game/?product_id=1109</text:p>
          </table:table-cell>
        </table:table-row>
        <table:table-row table:style-name="ro1">
          <table:table-cell office:value-type="string" calcext:value-type="string">
            <text:p>SDヴァリス</text:p>
          </table:table-cell>
          <table:table-cell office:value-type="string" calcext:value-type="string">
            <text:p>SD Vali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3a.bin</text:p>
          </table:table-cell>
          <table:table-cell office:value-type="string" calcext:value-type="string">
            <text:p>TEL2003.bmp</text:p>
          </table:table-cell>
          <table:table-cell table:number-columns-repeated="2"/>
          <table:table-cell table:formula="of:=HYPERLINK(COM.MICROSOFT.CONCAT(&quot;https://www.amusement-center.com/project/egg/game/?product_id=&quot;; [.C263]))" office:value-type="string" office:string-value="https://www.amusement-center.com/project/egg/game/?product_id=266" calcext:value-type="string">
            <text:p>https://www.amusement-center.com/project/egg/game/?product_id=266</text:p>
          </table:table-cell>
        </table:table-row>
        <table:table-row table:style-name="ro1">
          <table:table-cell office:value-type="string" calcext:value-type="string">
            <text:p>See・Na</text:p>
          </table:table-cell>
          <table:table-cell office:value-type="string" calcext:value-type="string">
            <text:p>See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1a.bin</text:p>
          </table:table-cell>
          <table:table-cell office:value-type="string" calcext:value-type="string">
            <text:p>SYS0001.bmp</text:p>
          </table:table-cell>
          <table:table-cell office:value-type="string" calcext:value-type="string">
            <text:p>SYS0001m.bin</text:p>
          </table:table-cell>
          <table:table-cell office:value-type="string" calcext:value-type="string">
            <text:p>SYS0001d.bin</text:p>
          </table:table-cell>
          <table:table-cell table:formula="of:=HYPERLINK(COM.MICROSOFT.CONCAT(&quot;https://www.amusement-center.com/project/egg/game/?product_id=&quot;; [.C264]))" office:value-type="string" office:string-value="https://www.amusement-center.com/project/egg/game/?product_id=40" calcext:value-type="string">
            <text:p>https://www.amusement-center.com/project/egg/game/?product_id=40</text:p>
          </table:table-cell>
        </table:table-row>
        <table:table-row table:style-name="ro1">
          <table:table-cell table:number-columns-repeated="2" office:value-type="string" calcext:value-type="string">
            <text:p>SeeNa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55a.bin</text:p>
          </table:table-cell>
          <table:table-cell office:value-type="string" calcext:value-type="string">
            <text:p>SYS0055.bmp</text:p>
          </table:table-cell>
          <table:table-cell office:value-type="string" calcext:value-type="string">
            <text:p>SYS0055m.bin</text:p>
          </table:table-cell>
          <table:table-cell/>
          <table:table-cell table:formula="of:=HYPERLINK(COM.MICROSOFT.CONCAT(&quot;https://www.amusement-center.com/project/egg/game/?product_id=&quot;; [.C265]))" office:value-type="string" office:string-value="https://www.amusement-center.com/project/egg/game/?product_id=1504" calcext:value-type="string">
            <text:p>https://www.amusement-center.com/project/egg/game/?product_id=1504</text:p>
          </table:table-cell>
        </table:table-row>
        <table:table-row table:style-name="ro1">
          <table:table-cell office:value-type="string" calcext:value-type="string">
            <text:p>SF特攻警備隊ダイナマイト轟轟(冒険編)</text:p>
          </table:table-cell>
          <table:table-cell office:value-type="string" calcext:value-type="string">
            <text:p>SF Tokkou Keibi-tai Dynamite Gou Gou (Bouken-hen)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RTG0002a.bin</text:p>
          </table:table-cell>
          <table:table-cell office:value-type="string" calcext:value-type="string">
            <text:p>RTG0002.bmp</text:p>
          </table:table-cell>
          <table:table-cell table:number-columns-repeated="2"/>
          <table:table-cell table:formula="of:=HYPERLINK(COM.MICROSOFT.CONCAT(&quot;https://www.amusement-center.com/project/egg/game/?product_id=&quot;; [.C266]))" office:value-type="string" office:string-value="https://www.amusement-center.com/project/egg/game/?product_id=1620" calcext:value-type="string">
            <text:p>https://www.amusement-center.com/project/egg/game/?product_id=1620</text:p>
          </table:table-cell>
        </table:table-row>
        <table:table-row table:style-name="ro1">
          <table:table-cell office:value-type="string" calcext:value-type="string">
            <text:p>SF特攻警備隊ダイナマイト轟轟(対決編)</text:p>
          </table:table-cell>
          <table:table-cell office:value-type="string" calcext:value-type="string">
            <text:p>SF Tokkou Keibi-tai Dynamite Gou Gou (Taiketsu-hen)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RTG0001a.bin</text:p>
          </table:table-cell>
          <table:table-cell office:value-type="string" calcext:value-type="string">
            <text:p>RTG0001.bmp</text:p>
          </table:table-cell>
          <table:table-cell table:number-columns-repeated="2"/>
          <table:table-cell table:formula="of:=HYPERLINK(COM.MICROSOFT.CONCAT(&quot;https://www.amusement-center.com/project/egg/game/?product_id=&quot;; [.C267]))" office:value-type="string" office:string-value="https://www.amusement-center.com/project/egg/game/?product_id=1619" calcext:value-type="string">
            <text:p>https://www.amusement-center.com/project/egg/game/?product_id=1619</text:p>
          </table:table-cell>
        </table:table-row>
        <table:table-row table:style-name="ro1">
          <table:table-cell office:value-type="string" calcext:value-type="string">
            <text:p>SOL-FEACE</text:p>
          </table:table-cell>
          <table:table-cell table:style-name="ce2" office:value-type="string" calcext:value-type="string">
            <text:p>Sol-Feace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47a.bin</text:p>
          </table:table-cell>
          <table:table-cell office:value-type="string" calcext:value-type="string">
            <text:p>TEL0047.bmp</text:p>
          </table:table-cell>
          <table:table-cell office:value-type="string" calcext:value-type="string">
            <text:p>TEL0047m.bin</text:p>
          </table:table-cell>
          <table:table-cell/>
          <table:table-cell table:formula="of:=HYPERLINK(COM.MICROSOFT.CONCAT(&quot;https://www.amusement-center.com/project/egg/game/?product_id=&quot;; [.C268]))" office:value-type="string" office:string-value="https://www.amusement-center.com/project/egg/game/?product_id=989" calcext:value-type="string">
            <text:p>https://www.amusement-center.com/project/egg/game/?product_id=989</text:p>
          </table:table-cell>
        </table:table-row>
        <table:table-row table:style-name="ro1">
          <table:table-cell office:value-type="string" calcext:value-type="string">
            <text:p>SPACE DIAMOND <text:s/></text:p>
          </table:table-cell>
          <table:table-cell table:style-name="ce2" office:value-type="string" calcext:value-type="string">
            <text:p>Space Diamon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09a.bin</text:p>
          </table:table-cell>
          <table:table-cell office:value-type="string" calcext:value-type="string">
            <text:p>BOT3009.bmp</text:p>
          </table:table-cell>
          <table:table-cell table:number-columns-repeated="2"/>
          <table:table-cell table:formula="of:=HYPERLINK(COM.MICROSOFT.CONCAT(&quot;https://www.amusement-center.com/project/egg/game/?product_id=&quot;; [.C269]))" office:value-type="string" office:string-value="https://www.amusement-center.com/project/egg/game/?product_id=800" calcext:value-type="string">
            <text:p>https://www.amusement-center.com/project/egg/game/?product_id=800</text:p>
          </table:table-cell>
        </table:table-row>
        <table:table-row table:style-name="ro1">
          <table:table-cell office:value-type="string" calcext:value-type="string">
            <text:p>STAR TRADER</text:p>
          </table:table-cell>
          <table:table-cell table:style-name="ce2" office:value-type="string" calcext:value-type="string">
            <text:p>Star Trader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62a.bin</text:p>
          </table:table-cell>
          <table:table-cell office:value-type="string" calcext:value-type="string">
            <text:p>FAL0062.bmp</text:p>
          </table:table-cell>
          <table:table-cell office:value-type="string" calcext:value-type="string">
            <text:p>FAL0062m.bin</text:p>
          </table:table-cell>
          <table:table-cell office:value-type="string" calcext:value-type="string">
            <text:p>FAL0062d.bin</text:p>
          </table:table-cell>
          <table:table-cell table:formula="of:=HYPERLINK(COM.MICROSOFT.CONCAT(&quot;https://www.amusement-center.com/project/egg/game/?product_id=&quot;; [.C270]))" office:value-type="string" office:string-value="https://www.amusement-center.com/project/egg/game/?product_id=521" calcext:value-type="string">
            <text:p>https://www.amusement-center.com/project/egg/game/?product_id=52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table:style-name="ce2" office:value-type="string" calcext:value-type="string">
            <text:p>Storm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CN0007a.bin</text:p>
          </table:table-cell>
          <table:table-cell office:value-type="string" calcext:value-type="string">
            <text:p>MCN0007.bmp</text:p>
          </table:table-cell>
          <table:table-cell table:number-columns-repeated="2"/>
          <table:table-cell table:formula="of:=HYPERLINK(COM.MICROSOFT.CONCAT(&quot;https://www.amusement-center.com/project/egg/game/?product_id=&quot;; [.C271]))" office:value-type="string" office:string-value="https://www.amusement-center.com/project/egg/game/?product_id=1169" calcext:value-type="string">
            <text:p>https://www.amusement-center.com/project/egg/game/?product_id=1169</text:p>
          </table:table-cell>
        </table:table-row>
        <table:table-row table:style-name="ro1">
          <table:table-cell office:value-type="string" calcext:value-type="string">
            <text:p>SUPER！！パチンコ</text:p>
          </table:table-cell>
          <table:table-cell table:style-name="ce2" office:value-type="string" calcext:value-type="string">
            <text:p>Super!! Pachinko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8a.bin</text:p>
          </table:table-cell>
          <table:table-cell office:value-type="string" calcext:value-type="string">
            <text:p>IMX0008.bmp</text:p>
          </table:table-cell>
          <table:table-cell office:value-type="string" calcext:value-type="string">
            <text:p>IMX0008m.bin</text:p>
          </table:table-cell>
          <table:table-cell/>
          <table:table-cell table:formula="of:=HYPERLINK(COM.MICROSOFT.CONCAT(&quot;https://www.amusement-center.com/project/egg/game/?product_id=&quot;; [.C272]))" office:value-type="string" office:string-value="https://www.amusement-center.com/project/egg/game/?product_id=892" calcext:value-type="string">
            <text:p>https://www.amusement-center.com/project/egg/game/?product_id=892</text:p>
          </table:table-cell>
        </table:table-row>
        <table:table-row table:style-name="ro1">
          <table:table-cell office:value-type="string" calcext:value-type="string">
            <text:p>SUPERヴァリス 赤き月の乙女</text:p>
          </table:table-cell>
          <table:table-cell office:value-type="string" calcext:value-type="string">
            <text:p>Super Valis - Akakitsuki no Otome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EL3001a.bin</text:p>
          </table:table-cell>
          <table:table-cell office:value-type="string" calcext:value-type="string">
            <text:p>TEL3001.bmp</text:p>
          </table:table-cell>
          <table:table-cell office:value-type="string" calcext:value-type="string">
            <text:p>TEL3001m.bin</text:p>
          </table:table-cell>
          <table:table-cell/>
          <table:table-cell table:formula="of:=HYPERLINK(COM.MICROSOFT.CONCAT(&quot;https://www.amusement-center.com/project/egg/game/?product_id=&quot;; [.C273]))" office:value-type="string" office:string-value="https://www.amusement-center.com/project/egg/game/?product_id=1470" calcext:value-type="string">
            <text:p>https://www.amusement-center.com/project/egg/game/?product_id=1470</text:p>
          </table:table-cell>
        </table:table-row>
        <table:table-row table:style-name="ro1">
          <table:table-cell office:value-type="string" calcext:value-type="string">
            <text:p>SUPERバトルスキンパニック </text:p>
          </table:table-cell>
          <table:table-cell office:value-type="string" calcext:value-type="string">
            <text:p>Super Battle Skin Panic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GNX0002a.bin</text:p>
          </table:table-cell>
          <table:table-cell office:value-type="string" calcext:value-type="string">
            <text:p>GNX0002.bmp</text:p>
          </table:table-cell>
          <table:table-cell office:value-type="string" calcext:value-type="string">
            <text:p>GNX0002m.bin</text:p>
          </table:table-cell>
          <table:table-cell/>
          <table:table-cell table:formula="of:=HYPERLINK(COM.MICROSOFT.CONCAT(&quot;https://www.amusement-center.com/project/egg/game/?product_id=&quot;; [.C274]))" office:value-type="string" office:string-value="https://www.amusement-center.com/project/egg/game/?product_id=885" calcext:value-type="string">
            <text:p>https://www.amusement-center.com/project/egg/game/?product_id=885</text:p>
          </table:table-cell>
        </table:table-row>
        <table:table-row table:style-name="ro1">
          <table:table-cell office:value-type="string" calcext:value-type="string">
            <text:p>SUPER大戦略</text:p>
          </table:table-cell>
          <table:table-cell office:value-type="string" calcext:value-type="string">
            <text:p>Super Daisenryaku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7a.bin</text:p>
          </table:table-cell>
          <table:table-cell office:value-type="string" calcext:value-type="string">
            <text:p>SYS0007.bmp</text:p>
          </table:table-cell>
          <table:table-cell/>
          <table:table-cell office:value-type="string" calcext:value-type="string">
            <text:p>SYS0007d.bin</text:p>
          </table:table-cell>
          <table:table-cell table:formula="of:=HYPERLINK(COM.MICROSOFT.CONCAT(&quot;https://www.amusement-center.com/project/egg/game/?product_id=&quot;; [.C275]))" office:value-type="string" office:string-value="https://www.amusement-center.com/project/egg/game/?product_id=41" calcext:value-type="string">
            <text:p>https://www.amusement-center.com/project/egg/game/?product_id=41</text:p>
          </table:table-cell>
        </table:table-row>
        <table:table-row table:style-name="ro1">
          <table:table-cell office:value-type="string" calcext:value-type="string">
            <text:p>SUPER大戦略</text:p>
          </table:table-cell>
          <table:table-cell office:value-type="string" calcext:value-type="string">
            <text:p>Super Daisenryak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8a.bin</text:p>
          </table:table-cell>
          <table:table-cell office:value-type="string" calcext:value-type="string">
            <text:p>MIC1008.bmp</text:p>
          </table:table-cell>
          <table:table-cell table:number-columns-repeated="2"/>
          <table:table-cell table:formula="of:=HYPERLINK(COM.MICROSOFT.CONCAT(&quot;https://www.amusement-center.com/project/egg/game/?product_id=&quot;; [.C276]))" office:value-type="string" office:string-value="https://www.amusement-center.com/project/egg/game/?product_id=240" calcext:value-type="string">
            <text:p>https://www.amusement-center.com/project/egg/game/?product_id=240</text:p>
          </table:table-cell>
        </table:table-row>
        <table:table-row table:style-name="ro1">
          <table:table-cell office:value-type="string" calcext:value-type="string">
            <text:p>SUPER大戦略68K</text:p>
          </table:table-cell>
          <table:table-cell office:value-type="string" calcext:value-type="string">
            <text:p>Super Daisenryaku 68K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48a.bin</text:p>
          </table:table-cell>
          <table:table-cell office:value-type="string" calcext:value-type="string">
            <text:p>SYS0048.bmp</text:p>
          </table:table-cell>
          <table:table-cell office:value-type="string" calcext:value-type="string">
            <text:p>SYS0048m.bin</text:p>
          </table:table-cell>
          <table:table-cell/>
          <table:table-cell table:formula="of:=HYPERLINK(COM.MICROSOFT.CONCAT(&quot;https://www.amusement-center.com/project/egg/game/?product_id=&quot;; [.C277]))" office:value-type="string" office:string-value="https://www.amusement-center.com/project/egg/game/?product_id=1132" calcext:value-type="string">
            <text:p>https://www.amusement-center.com/project/egg/game/?product_id=1132</text:p>
          </table:table-cell>
        </table:table-row>
        <table:table-row table:style-name="ro1">
          <table:table-cell office:value-type="string" calcext:value-type="string">
            <text:p>SUPER大戦略98</text:p>
          </table:table-cell>
          <table:table-cell office:value-type="string" calcext:value-type="string">
            <text:p>Super Daisenryaku 98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2a.bin</text:p>
          </table:table-cell>
          <table:table-cell office:value-type="string" calcext:value-type="string">
            <text:p>SYS0052.bmp</text:p>
          </table:table-cell>
          <table:table-cell office:value-type="string" calcext:value-type="string">
            <text:p>SYS0052m.bin</text:p>
          </table:table-cell>
          <table:table-cell/>
          <table:table-cell table:formula="of:=HYPERLINK(COM.MICROSOFT.CONCAT(&quot;https://www.amusement-center.com/project/egg/game/?product_id=&quot;; [.C278]))" office:value-type="string" office:string-value="https://www.amusement-center.com/project/egg/game/?product_id=1325" calcext:value-type="string">
            <text:p>https://www.amusement-center.com/project/egg/game/?product_id=1325</text:p>
          </table:table-cell>
        </table:table-row>
        <table:table-row table:style-name="ro1">
          <table:table-cell office:value-type="string" calcext:value-type="string">
            <text:p>SUPER将棋2</text:p>
          </table:table-cell>
          <table:table-cell office:value-type="string" calcext:value-type="string">
            <text:p>Super Shogi 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9a.bin</text:p>
          </table:table-cell>
          <table:table-cell office:value-type="string" calcext:value-type="string">
            <text:p>IMX0009.bmp</text:p>
          </table:table-cell>
          <table:table-cell office:value-type="string" calcext:value-type="string">
            <text:p>IMX0009m.bin</text:p>
          </table:table-cell>
          <table:table-cell/>
          <table:table-cell table:formula="of:=HYPERLINK(COM.MICROSOFT.CONCAT(&quot;https://www.amusement-center.com/project/egg/game/?product_id=&quot;; [.C279]))" office:value-type="string" office:string-value="https://www.amusement-center.com/project/egg/game/?product_id=1006" calcext:value-type="string">
            <text:p>https://www.amusement-center.com/project/egg/game/?product_id=1006</text:p>
          </table:table-cell>
        </table:table-row>
        <table:table-row table:style-name="ro1">
          <table:table-cell office:value-type="string" calcext:value-type="string">
            <text:p>SUPER花札</text:p>
          </table:table-cell>
          <table:table-cell office:value-type="string" calcext:value-type="string">
            <text:p>Super Hanafud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1a.bin</text:p>
          </table:table-cell>
          <table:table-cell office:value-type="string" calcext:value-type="string">
            <text:p>IMX0001.bmp</text:p>
          </table:table-cell>
          <table:table-cell office:value-type="string" calcext:value-type="string">
            <text:p>IMX0001m.bin</text:p>
          </table:table-cell>
          <table:table-cell/>
          <table:table-cell table:formula="of:=HYPERLINK(COM.MICROSOFT.CONCAT(&quot;https://www.amusement-center.com/project/egg/game/?product_id=&quot;; [.C280]))" office:value-type="string" office:string-value="https://www.amusement-center.com/project/egg/game/?product_id=900" calcext:value-type="string">
            <text:p>https://www.amusement-center.com/project/egg/game/?product_id=900</text:p>
          </table:table-cell>
        </table:table-row>
        <table:table-row table:style-name="ro1">
          <table:table-cell office:value-type="string" calcext:value-type="string">
            <text:p>SUPER花札 弐</text:p>
          </table:table-cell>
          <table:table-cell office:value-type="string" calcext:value-type="string">
            <text:p>Super Hanafuda - Ni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6a.bin</text:p>
          </table:table-cell>
          <table:table-cell office:value-type="string" calcext:value-type="string">
            <text:p>IMX0006.bmp</text:p>
          </table:table-cell>
          <table:table-cell office:value-type="string" calcext:value-type="string">
            <text:p>IMX0006m.bin</text:p>
          </table:table-cell>
          <table:table-cell/>
          <table:table-cell table:formula="of:=HYPERLINK(COM.MICROSOFT.CONCAT(&quot;https://www.amusement-center.com/project/egg/game/?product_id=&quot;; [.C281]))" office:value-type="string" office:string-value="https://www.amusement-center.com/project/egg/game/?product_id=987" calcext:value-type="string">
            <text:p>https://www.amusement-center.com/project/egg/game/?product_id=987</text:p>
          </table:table-cell>
        </table:table-row>
        <table:table-row table:style-name="ro1">
          <table:table-cell office:value-type="string" calcext:value-type="string">
            <text:p>SUPER麻雀</text:p>
          </table:table-cell>
          <table:table-cell office:value-type="string" calcext:value-type="string">
            <text:p>Super Mahjong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11a.bin</text:p>
          </table:table-cell>
          <table:table-cell office:value-type="string" calcext:value-type="string">
            <text:p>IMX0011.bmp</text:p>
          </table:table-cell>
          <table:table-cell office:value-type="string" calcext:value-type="string">
            <text:p>IMX0011m.bin</text:p>
          </table:table-cell>
          <table:table-cell/>
          <table:table-cell table:formula="of:=HYPERLINK(COM.MICROSOFT.CONCAT(&quot;https://www.amusement-center.com/project/egg/game/?product_id=&quot;; [.C282]))" office:value-type="string" office:string-value="https://www.amusement-center.com/project/egg/game/?product_id=893" calcext:value-type="string">
            <text:p>https://www.amusement-center.com/project/egg/game/?product_id=893</text:p>
          </table:table-cell>
        </table:table-row>
        <table:table-row table:style-name="ro1">
          <table:table-cell office:value-type="string" calcext:value-type="string">
            <text:p>SUPER麻雀2</text:p>
          </table:table-cell>
          <table:table-cell office:value-type="string" calcext:value-type="string">
            <text:p>Super Mahjong 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7a.bin</text:p>
          </table:table-cell>
          <table:table-cell office:value-type="string" calcext:value-type="string">
            <text:p>IMX0007.bmp</text:p>
          </table:table-cell>
          <table:table-cell office:value-type="string" calcext:value-type="string">
            <text:p>IMX0007m.bin</text:p>
          </table:table-cell>
          <table:table-cell/>
          <table:table-cell table:formula="of:=HYPERLINK(COM.MICROSOFT.CONCAT(&quot;https://www.amusement-center.com/project/egg/game/?product_id=&quot;; [.C283]))" office:value-type="string" office:string-value="https://www.amusement-center.com/project/egg/game/?product_id=995" calcext:value-type="string">
            <text:p>https://www.amusement-center.com/project/egg/game/?product_id=995</text:p>
          </table:table-cell>
        </table:table-row>
        <table:table-row table:style-name="ro1">
          <table:table-cell office:value-type="string" calcext:value-type="string">
            <text:p>SUPER麻雀3 辛口</text:p>
          </table:table-cell>
          <table:table-cell office:value-type="string" calcext:value-type="string">
            <text:p>Super Mahjong 3 - Karakuchi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12a.bin</text:p>
          </table:table-cell>
          <table:table-cell office:value-type="string" calcext:value-type="string">
            <text:p>IMX0012.bmp</text:p>
          </table:table-cell>
          <table:table-cell office:value-type="string" calcext:value-type="string">
            <text:p>IMX0012m.bin</text:p>
          </table:table-cell>
          <table:table-cell/>
          <table:table-cell table:formula="of:=HYPERLINK(COM.MICROSOFT.CONCAT(&quot;https://www.amusement-center.com/project/egg/game/?product_id=&quot;; [.C284]))" office:value-type="string" office:string-value="https://www.amusement-center.com/project/egg/game/?product_id=1111" calcext:value-type="string">
            <text:p>https://www.amusement-center.com/project/egg/game/?product_id=1111</text:p>
          </table:table-cell>
        </table:table-row>
        <table:table-row table:style-name="ro1">
          <table:table-cell office:value-type="string" calcext:value-type="string">
            <text:p>SUZAKU</text:p>
          </table:table-cell>
          <table:table-cell table:style-name="ce2" office:value-type="string" calcext:value-type="string">
            <text:p>Suzaku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41a.bin</text:p>
          </table:table-cell>
          <table:table-cell office:value-type="string" calcext:value-type="string">
            <text:p>TEL0041.bmp</text:p>
          </table:table-cell>
          <table:table-cell office:value-type="string" calcext:value-type="string">
            <text:p>TEL0041m.bin</text:p>
          </table:table-cell>
          <table:table-cell/>
          <table:table-cell table:formula="of:=HYPERLINK(COM.MICROSOFT.CONCAT(&quot;https://www.amusement-center.com/project/egg/game/?product_id=&quot;; [.C285]))" office:value-type="string" office:string-value="https://www.amusement-center.com/project/egg/game/?product_id=658" calcext:value-type="string">
            <text:p>https://www.amusement-center.com/project/egg/game/?product_id=658</text:p>
          </table:table-cell>
        </table:table-row>
        <table:table-row table:style-name="ro1">
          <table:table-cell office:value-type="string" calcext:value-type="string">
            <text:p>T.N.T</text:p>
          </table:table-cell>
          <table:table-cell table:style-name="ce2" office:value-type="string" calcext:value-type="string">
            <text:p>T.N.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6a.bin</text:p>
          </table:table-cell>
          <table:table-cell office:value-type="string" calcext:value-type="string">
            <text:p>BOT1016.bmp</text:p>
          </table:table-cell>
          <table:table-cell table:number-columns-repeated="2"/>
          <table:table-cell table:formula="of:=HYPERLINK(COM.MICROSOFT.CONCAT(&quot;https://www.amusement-center.com/project/egg/game/?product_id=&quot;; [.C286]))" office:value-type="string" office:string-value="https://www.amusement-center.com/project/egg/game/?product_id=222" calcext:value-type="string">
            <text:p>https://www.amusement-center.com/project/egg/game/?product_id=222</text:p>
          </table:table-cell>
        </table:table-row>
        <table:table-row table:style-name="ro1">
          <table:table-cell office:value-type="string" calcext:value-type="string">
            <text:p>T.N.T</text:p>
          </table:table-cell>
          <table:table-cell table:style-name="ce2" office:value-type="string" calcext:value-type="string">
            <text:p>T.N.T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3008a.bin</text:p>
          </table:table-cell>
          <table:table-cell office:value-type="string" calcext:value-type="string">
            <text:p>BOT3008.bmp</text:p>
          </table:table-cell>
          <table:table-cell table:number-columns-repeated="2"/>
          <table:table-cell table:formula="of:=HYPERLINK(COM.MICROSOFT.CONCAT(&quot;https://www.amusement-center.com/project/egg/game/?product_id=&quot;; [.C287]))" office:value-type="string" office:string-value="https://www.amusement-center.com/project/egg/game/?product_id=765" calcext:value-type="string">
            <text:p>https://www.amusement-center.com/project/egg/game/?product_id=765</text:p>
          </table:table-cell>
        </table:table-row>
        <table:table-row table:style-name="ro1">
          <table:table-cell office:value-type="string" calcext:value-type="string">
            <text:p>T.N.T</text:p>
          </table:table-cell>
          <table:table-cell table:style-name="ce2" office:value-type="string" calcext:value-type="string">
            <text:p>T.N.T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6a.bin</text:p>
          </table:table-cell>
          <table:table-cell office:value-type="string" calcext:value-type="string">
            <text:p>BOT1016.bmp</text:p>
          </table:table-cell>
          <table:table-cell table:number-columns-repeated="2"/>
          <table:table-cell table:formula="of:=HYPERLINK(COM.MICROSOFT.CONCAT(&quot;https://www.amusement-center.com/project/egg/game/?product_id=&quot;; [.C288]))" office:value-type="string" office:string-value="https://www.amusement-center.com/project/egg/game/?product_id=866" calcext:value-type="string">
            <text:p>https://www.amusement-center.com/project/egg/game/?product_id=866</text:p>
          </table:table-cell>
        </table:table-row>
        <table:table-row table:style-name="ro1">
          <table:table-cell table:number-columns-repeated="2" office:value-type="string" calcext:value-type="string">
            <text:p>Taro Bombersan's Bomb Paradise 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6a.bin</text:p>
          </table:table-cell>
          <table:table-cell office:value-type="string" calcext:value-type="string">
            <text:p>COM3026.bmp</text:p>
          </table:table-cell>
          <table:table-cell office:value-type="string" calcext:value-type="string">
            <text:p>COM3026m.bin</text:p>
          </table:table-cell>
          <table:table-cell/>
          <table:table-cell table:formula="of:=HYPERLINK(COM.MICROSOFT.CONCAT(&quot;https://www.amusement-center.com/project/egg/game/?product_id=&quot;; [.C289]))" office:value-type="string" office:string-value="https://www.amusement-center.com/project/egg/game/?product_id=963" calcext:value-type="string">
            <text:p>https://www.amusement-center.com/project/egg/game/?product_id=963</text:p>
          </table:table-cell>
        </table:table-row>
        <table:table-row table:style-name="ro1">
          <table:table-cell office:value-type="string" calcext:value-type="string">
            <text:p>THE ATLAS</text:p>
          </table:table-cell>
          <table:table-cell table:style-name="ce2" office:value-type="string" calcext:value-type="string">
            <text:p>The Atlas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ART0030a.bin</text:p>
          </table:table-cell>
          <table:table-cell office:value-type="string" calcext:value-type="string">
            <text:p>ART0030.bmp</text:p>
          </table:table-cell>
          <table:table-cell table:number-columns-repeated="2"/>
          <table:table-cell table:formula="of:=HYPERLINK(COM.MICROSOFT.CONCAT(&quot;https://www.amusement-center.com/project/egg/game/?product_id=&quot;; [.C290]))" office:value-type="string" office:string-value="https://www.amusement-center.com/project/egg/game/?product_id=1558" calcext:value-type="string">
            <text:p>https://www.amusement-center.com/project/egg/game/?product_id=1558</text:p>
          </table:table-cell>
        </table:table-row>
        <table:table-row table:style-name="ro1">
          <table:table-cell office:value-type="string" calcext:value-type="string">
            <text:p>Ｔｈｅ Ｃａｓｔｌｅ</text:p>
          </table:table-cell>
          <table:table-cell table:style-name="ce2" office:value-type="string" calcext:value-type="string">
            <text:p>The Castl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02a.bin</text:p>
          </table:table-cell>
          <table:table-cell office:value-type="string" calcext:value-type="string">
            <text:p>EBS0002.bmp</text:p>
          </table:table-cell>
          <table:table-cell office:value-type="string" calcext:value-type="string">
            <text:p>EBS0002m.bin</text:p>
          </table:table-cell>
          <table:table-cell/>
          <table:table-cell table:formula="of:=HYPERLINK(COM.MICROSOFT.CONCAT(&quot;https://www.amusement-center.com/project/egg/game/?product_id=&quot;; [.C291]))" office:value-type="string" office:string-value="https://www.amusement-center.com/project/egg/game/?product_id=278" calcext:value-type="string">
            <text:p>https://www.amusement-center.com/project/egg/game/?product_id=278</text:p>
          </table:table-cell>
        </table:table-row>
        <table:table-row table:style-name="ro1">
          <table:table-cell office:value-type="string" calcext:value-type="string">
            <text:p>The Castle</text:p>
          </table:table-cell>
          <table:table-cell table:style-name="ce2" office:value-type="string" calcext:value-type="string">
            <text:p>The Castle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14a.bin</text:p>
          </table:table-cell>
          <table:table-cell office:value-type="string" calcext:value-type="string">
            <text:p>EBS0014.bmp</text:p>
          </table:table-cell>
          <table:table-cell office:value-type="string" calcext:value-type="string">
            <text:p>EBS0014m.bin</text:p>
          </table:table-cell>
          <table:table-cell/>
          <table:table-cell table:formula="of:=HYPERLINK(COM.MICROSOFT.CONCAT(&quot;https://www.amusement-center.com/project/egg/game/?product_id=&quot;; [.C292]))" office:value-type="string" office:string-value="https://www.amusement-center.com/project/egg/game/?product_id=1332" calcext:value-type="string">
            <text:p>https://www.amusement-center.com/project/egg/game/?product_id=1332</text:p>
          </table:table-cell>
        </table:table-row>
        <table:table-row table:style-name="ro1">
          <table:table-cell office:value-type="string" calcext:value-type="string">
            <text:p>THE DEATH TRAP</text:p>
          </table:table-cell>
          <table:table-cell table:style-name="ce2" office:value-type="string" calcext:value-type="string">
            <text:p>The Death Trap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QE0002a.bin</text:p>
          </table:table-cell>
          <table:table-cell office:value-type="string" calcext:value-type="string">
            <text:p>SQE0002.bmp</text:p>
          </table:table-cell>
          <table:table-cell office:value-type="string" calcext:value-type="string">
            <text:p>SQE0002m.bin</text:p>
          </table:table-cell>
          <table:table-cell/>
          <table:table-cell table:formula="of:=HYPERLINK(COM.MICROSOFT.CONCAT(&quot;https://www.amusement-center.com/project/egg/game/?product_id=&quot;; [.C293]))" office:value-type="string" office:string-value="https://www.amusement-center.com/project/egg/game/?product_id=1142" calcext:value-type="string">
            <text:p>https://www.amusement-center.com/project/egg/game/?product_id=1142</text:p>
          </table:table-cell>
        </table:table-row>
        <table:table-row table:style-name="ro1">
          <table:table-cell office:value-type="string" calcext:value-type="string">
            <text:p>THE DEATH TRAP</text:p>
          </table:table-cell>
          <table:table-cell table:style-name="ce2" office:value-type="string" calcext:value-type="string">
            <text:p>The Death Trap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QE0007a.bin</text:p>
          </table:table-cell>
          <table:table-cell office:value-type="string" calcext:value-type="string">
            <text:p>SQE0007.bmp</text:p>
          </table:table-cell>
          <table:table-cell office:value-type="string" calcext:value-type="string">
            <text:p>SQE0007m.bin</text:p>
          </table:table-cell>
          <table:table-cell/>
          <table:table-cell table:formula="of:=HYPERLINK(COM.MICROSOFT.CONCAT(&quot;https://www.amusement-center.com/project/egg/game/?product_id=&quot;; [.C294]))" office:value-type="string" office:string-value="https://www.amusement-center.com/project/egg/game/?product_id=1178" calcext:value-type="string">
            <text:p>https://www.amusement-center.com/project/egg/game/?product_id=1178</text:p>
          </table:table-cell>
        </table:table-row>
        <table:table-row table:style-name="ro1">
          <table:table-cell office:value-type="string" calcext:value-type="string">
            <text:p>THE MAN I LOVE</text:p>
          </table:table-cell>
          <table:table-cell table:style-name="ce2" office:value-type="string" calcext:value-type="string">
            <text:p>The Man I Lov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03a.bin</text:p>
          </table:table-cell>
          <table:table-cell office:value-type="string" calcext:value-type="string">
            <text:p>THR0003.bmp</text:p>
          </table:table-cell>
          <table:table-cell table:number-columns-repeated="2"/>
          <table:table-cell table:formula="of:=HYPERLINK(COM.MICROSOFT.CONCAT(&quot;https://www.amusement-center.com/project/egg/game/?product_id=&quot;; [.C295]))" office:value-type="string" office:string-value="https://www.amusement-center.com/project/egg/game/?product_id=167" calcext:value-type="string">
            <text:p>https://www.amusement-center.com/project/egg/game/?product_id=167</text:p>
          </table:table-cell>
        </table:table-row>
        <table:table-row table:style-name="ro1">
          <table:table-cell office:value-type="string" calcext:value-type="string">
            <text:p>THE MAN I LOVE</text:p>
          </table:table-cell>
          <table:table-cell table:style-name="ce2" office:value-type="string" calcext:value-type="string">
            <text:p>The Man I Lov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HR0007a.bin</text:p>
          </table:table-cell>
          <table:table-cell office:value-type="string" calcext:value-type="string">
            <text:p>THR0007.bmp</text:p>
          </table:table-cell>
          <table:table-cell table:number-columns-repeated="2"/>
          <table:table-cell table:formula="of:=HYPERLINK(COM.MICROSOFT.CONCAT(&quot;https://www.amusement-center.com/project/egg/game/?product_id=&quot;; [.C296]))" office:value-type="string" office:string-value="https://www.amusement-center.com/project/egg/game/?product_id=305" calcext:value-type="string">
            <text:p>https://www.amusement-center.com/project/egg/game/?product_id=305</text:p>
          </table:table-cell>
        </table:table-row>
        <table:table-row table:style-name="ro1">
          <table:table-cell office:value-type="string" calcext:value-type="string">
            <text:p>THE PALMS</text:p>
          </table:table-cell>
          <table:table-cell table:style-name="ce2" office:value-type="string" calcext:value-type="string">
            <text:p>The Palms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AM0009a.bin</text:p>
          </table:table-cell>
          <table:table-cell office:value-type="string" calcext:value-type="string">
            <text:p>HAM0009.bmp</text:p>
          </table:table-cell>
          <table:table-cell table:number-columns-repeated="2"/>
          <table:table-cell table:formula="of:=HYPERLINK(COM.MICROSOFT.CONCAT(&quot;https://www.amusement-center.com/project/egg/game/?product_id=&quot;; [.C297]))" office:value-type="string" office:string-value="https://www.amusement-center.com/project/egg/game/?product_id=1153" calcext:value-type="string">
            <text:p>https://www.amusement-center.com/project/egg/game/?product_id=1153</text:p>
          </table:table-cell>
        </table:table-row>
        <table:table-row table:style-name="ro1">
          <table:table-cell office:value-type="string" calcext:value-type="string">
            <text:p>THE PALMS</text:p>
          </table:table-cell>
          <table:table-cell table:style-name="ce2" office:value-type="string" calcext:value-type="string">
            <text:p>The Palms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AM0009a.bin</text:p>
          </table:table-cell>
          <table:table-cell office:value-type="string" calcext:value-type="string">
            <text:p>HAM0009.bmp</text:p>
          </table:table-cell>
          <table:table-cell table:number-columns-repeated="2"/>
          <table:table-cell table:formula="of:=HYPERLINK(COM.MICROSOFT.CONCAT(&quot;https://www.amusement-center.com/project/egg/game/?product_id=&quot;; [.C298]))" office:value-type="string" office:string-value="https://www.amusement-center.com/project/egg/game/?product_id=1531" calcext:value-type="string">
            <text:p>https://www.amusement-center.com/project/egg/game/?product_id=1531</text:p>
          </table:table-cell>
        </table:table-row>
        <table:table-row table:style-name="ro1">
          <table:table-cell office:value-type="string" calcext:value-type="string">
            <text:p>The Scheme</text:p>
          </table:table-cell>
          <table:table-cell table:style-name="ce2" office:value-type="string" calcext:value-type="string">
            <text:p>The Schem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05a.bin</text:p>
          </table:table-cell>
          <table:table-cell office:value-type="string" calcext:value-type="string">
            <text:p>BOT3005.bmp</text:p>
          </table:table-cell>
          <table:table-cell table:number-columns-repeated="2"/>
          <table:table-cell table:formula="of:=HYPERLINK(COM.MICROSOFT.CONCAT(&quot;https://www.amusement-center.com/project/egg/game/?product_id=&quot;; [.C299]))" office:value-type="string" office:string-value="https://www.amusement-center.com/project/egg/game/?product_id=747" calcext:value-type="string">
            <text:p>https://www.amusement-center.com/project/egg/game/?product_id=747</text:p>
          </table:table-cell>
        </table:table-row>
        <table:table-row table:style-name="ro1">
          <table:table-cell office:value-type="string" calcext:value-type="string">
            <text:p>THE SCREAMER</text:p>
          </table:table-cell>
          <table:table-cell table:style-name="ce2" office:value-type="string" calcext:value-type="string">
            <text:p>The Screame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OM0002a.bin</text:p>
          </table:table-cell>
          <table:table-cell office:value-type="string" calcext:value-type="string">
            <text:p>ROM0002.bmp</text:p>
          </table:table-cell>
          <table:table-cell office:value-type="string" calcext:value-type="string">
            <text:p>ROM0002m.bin</text:p>
          </table:table-cell>
          <table:table-cell/>
          <table:table-cell table:formula="of:=HYPERLINK(COM.MICROSOFT.CONCAT(&quot;https://www.amusement-center.com/project/egg/game/?product_id=&quot;; [.C300]))" office:value-type="string" office:string-value="https://www.amusement-center.com/project/egg/game/?product_id=520" calcext:value-type="string">
            <text:p>https://www.amusement-center.com/project/egg/game/?product_id=520</text:p>
          </table:table-cell>
        </table:table-row>
        <table:table-row table:style-name="ro1">
          <table:table-cell office:value-type="string" calcext:value-type="string">
            <text:p>THE TOWER OF CABIN？ 〜キャビンパニック〜 </text:p>
          </table:table-cell>
          <table:table-cell office:value-type="string" calcext:value-type="string">
            <text:p>The Tower of Cabin - Cabin Pani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3a.bin</text:p>
          </table:table-cell>
          <table:table-cell office:value-type="string" calcext:value-type="string">
            <text:p>MIC1003.bmp</text:p>
          </table:table-cell>
          <table:table-cell office:value-type="string" calcext:value-type="string">
            <text:p>MIC1003m.bin</text:p>
          </table:table-cell>
          <table:table-cell/>
          <table:table-cell table:formula="of:=HYPERLINK(COM.MICROSOFT.CONCAT(&quot;https://www.amusement-center.com/project/egg/game/?product_id=&quot;; [.C301]))" office:value-type="string" office:string-value="https://www.amusement-center.com/project/egg/game/?product_id=233" calcext:value-type="string">
            <text:p>https://www.amusement-center.com/project/egg/game/?product_id=233</text:p>
          </table:table-cell>
        </table:table-row>
        <table:table-row table:style-name="ro1">
          <table:table-cell office:value-type="string" calcext:value-type="string">
            <text:p>THE TOWER OF CABIN？ 〜キャビンパニック〜 </text:p>
          </table:table-cell>
          <table:table-cell office:value-type="string" calcext:value-type="string">
            <text:p>The Tower of Cabin - Cabin Panic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32a.bin</text:p>
          </table:table-cell>
          <table:table-cell office:value-type="string" calcext:value-type="string">
            <text:p>MIC0032.bmp</text:p>
          </table:table-cell>
          <table:table-cell office:value-type="string" calcext:value-type="string">
            <text:p>MIC0032m.bin</text:p>
          </table:table-cell>
          <table:table-cell/>
          <table:table-cell table:formula="of:=HYPERLINK(COM.MICROSOFT.CONCAT(&quot;https://www.amusement-center.com/project/egg/game/?product_id=&quot;; [.C302]))" office:value-type="string" office:string-value="https://www.amusement-center.com/project/egg/game/?product_id=806" calcext:value-type="string">
            <text:p>https://www.amusement-center.com/project/egg/game/?product_id=806</text:p>
          </table:table-cell>
        </table:table-row>
        <table:table-row table:style-name="ro1">
          <table:table-cell office:value-type="string" calcext:value-type="string">
            <text:p>TOPPLE ZIP</text:p>
          </table:table-cell>
          <table:table-cell table:style-name="ce2" office:value-type="string" calcext:value-type="string">
            <text:p>Topple Zip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15a.bin</text:p>
          </table:table-cell>
          <table:table-cell office:value-type="string" calcext:value-type="string">
            <text:p>BOT1015.bmp</text:p>
          </table:table-cell>
          <table:table-cell table:number-columns-repeated="2"/>
          <table:table-cell table:formula="of:=HYPERLINK(COM.MICROSOFT.CONCAT(&quot;https://www.amusement-center.com/project/egg/game/?product_id=&quot;; [.C303]))" office:value-type="string" office:string-value="https://www.amusement-center.com/project/egg/game/?product_id=221" calcext:value-type="string">
            <text:p>https://www.amusement-center.com/project/egg/game/?product_id=221</text:p>
          </table:table-cell>
        </table:table-row>
        <table:table-row table:style-name="ro1">
          <table:table-cell office:value-type="string" calcext:value-type="string">
            <text:p>Topple Zip</text:p>
          </table:table-cell>
          <table:table-cell table:style-name="ce2" office:value-type="string" calcext:value-type="string">
            <text:p>Topple Zip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3004a.bin</text:p>
          </table:table-cell>
          <table:table-cell office:value-type="string" calcext:value-type="string">
            <text:p>BOT3004.bmp</text:p>
          </table:table-cell>
          <table:table-cell table:number-columns-repeated="2"/>
          <table:table-cell table:formula="of:=HYPERLINK(COM.MICROSOFT.CONCAT(&quot;https://www.amusement-center.com/project/egg/game/?product_id=&quot;; [.C304]))" office:value-type="string" office:string-value="https://www.amusement-center.com/project/egg/game/?product_id=746" calcext:value-type="string">
            <text:p>https://www.amusement-center.com/project/egg/game/?product_id=746</text:p>
          </table:table-cell>
        </table:table-row>
        <table:table-row table:style-name="ro1">
          <table:table-cell office:value-type="string" calcext:value-type="string">
            <text:p>Topple Zip</text:p>
          </table:table-cell>
          <table:table-cell table:style-name="ce2" office:value-type="string" calcext:value-type="string">
            <text:p>Topple Zip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3015a.bin</text:p>
          </table:table-cell>
          <table:table-cell office:value-type="string" calcext:value-type="string">
            <text:p>BOT3015.bmp</text:p>
          </table:table-cell>
          <table:table-cell table:number-columns-repeated="2"/>
          <table:table-cell table:formula="of:=HYPERLINK(COM.MICROSOFT.CONCAT(&quot;https://www.amusement-center.com/project/egg/game/?product_id=&quot;; [.C305]))" office:value-type="string" office:string-value="https://www.amusement-center.com/project/egg/game/?product_id=942" calcext:value-type="string">
            <text:p>https://www.amusement-center.com/project/egg/game/?product_id=942</text:p>
          </table:table-cell>
        </table:table-row>
        <table:table-row table:style-name="ro1">
          <table:table-cell office:value-type="string" calcext:value-type="string">
            <text:p>Topple Zip</text:p>
          </table:table-cell>
          <table:table-cell table:style-name="ce2" office:value-type="string" calcext:value-type="string">
            <text:p>Topple Zip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3023a.bin</text:p>
          </table:table-cell>
          <table:table-cell office:value-type="string" calcext:value-type="string">
            <text:p>BOT3023.bmp</text:p>
          </table:table-cell>
          <table:table-cell table:number-columns-repeated="2"/>
          <table:table-cell table:formula="of:=HYPERLINK(COM.MICROSOFT.CONCAT(&quot;https://www.amusement-center.com/project/egg/game/?product_id=&quot;; [.C306]))" office:value-type="string" office:string-value="https://www.amusement-center.com/project/egg/game/?product_id=1035" calcext:value-type="string">
            <text:p>https://www.amusement-center.com/project/egg/game/?product_id=1035</text:p>
          </table:table-cell>
        </table:table-row>
        <table:table-row table:style-name="ro1">
          <table:table-cell office:value-type="string" calcext:value-type="string">
            <text:p>Transborder</text:p>
          </table:table-cell>
          <table:table-cell table:style-name="ce2" office:value-type="string" calcext:value-type="string">
            <text:p>Transborder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22a.bin</text:p>
          </table:table-cell>
          <table:table-cell office:value-type="string" calcext:value-type="string">
            <text:p>COM0045.bmp</text:p>
          </table:table-cell>
          <table:table-cell table:number-columns-repeated="2"/>
          <table:table-cell table:formula="of:=HYPERLINK(COM.MICROSOFT.CONCAT(&quot;https://www.amusement-center.com/project/egg/game/?product_id=&quot;; [.C307]))" office:value-type="string" office:string-value="https://www.amusement-center.com/project/egg/game/?product_id=914" calcext:value-type="string">
            <text:p>https://www.amusement-center.com/project/egg/game/?product_id=914</text:p>
          </table:table-cell>
        </table:table-row>
        <table:table-row table:style-name="ro1">
          <table:table-cell office:value-type="string" calcext:value-type="string">
            <text:p>TUNED HEART</text:p>
          </table:table-cell>
          <table:table-cell table:style-name="ce2" office:value-type="string" calcext:value-type="string">
            <text:p>Tuned Heart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8a.bin</text:p>
          </table:table-cell>
          <table:table-cell office:value-type="string" calcext:value-type="string">
            <text:p>SYS0038.bmp</text:p>
          </table:table-cell>
          <table:table-cell office:value-type="string" calcext:value-type="string">
            <text:p>SYS0038m.bin</text:p>
          </table:table-cell>
          <table:table-cell/>
          <table:table-cell table:formula="of:=HYPERLINK(COM.MICROSOFT.CONCAT(&quot;https://www.amusement-center.com/project/egg/game/?product_id=&quot;; [.C308]))" office:value-type="string" office:string-value="https://www.amusement-center.com/project/egg/game/?product_id=1049" calcext:value-type="string">
            <text:p>https://www.amusement-center.com/project/egg/game/?product_id=1049</text:p>
          </table:table-cell>
        </table:table-row>
        <table:table-row table:style-name="ro1">
          <table:table-cell office:value-type="string" calcext:value-type="string">
            <text:p>U.S.CHAMPIONSHIP V'BALL</text:p>
          </table:table-cell>
          <table:table-cell table:style-name="ce2" office:value-type="string" calcext:value-type="string">
            <text:p>U.S. Championship V'Ball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9a.bin</text:p>
          </table:table-cell>
          <table:table-cell office:value-type="string" calcext:value-type="string">
            <text:p>MIL0009.bmp</text:p>
          </table:table-cell>
          <table:table-cell office:value-type="string" calcext:value-type="string">
            <text:p>MIL0009m.bin</text:p>
          </table:table-cell>
          <table:table-cell/>
          <table:table-cell table:formula="of:=HYPERLINK(COM.MICROSOFT.CONCAT(&quot;https://www.amusement-center.com/project/egg/game/?product_id=&quot;; [.C309]))" office:value-type="string" office:string-value="https://www.amusement-center.com/project/egg/game/?product_id=836" calcext:value-type="string">
            <text:p>https://www.amusement-center.com/project/egg/game/?product_id=836</text:p>
          </table:table-cell>
        </table:table-row>
        <table:table-row table:style-name="ro1">
          <table:table-cell office:value-type="string" calcext:value-type="string">
            <text:p>VEIGUES</text:p>
          </table:table-cell>
          <table:table-cell table:style-name="ce2" office:value-type="string" calcext:value-type="string">
            <text:p>Veigu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6a.bin</text:p>
          </table:table-cell>
          <table:table-cell office:value-type="string" calcext:value-type="string">
            <text:p>GAR0006.bmp</text:p>
          </table:table-cell>
          <table:table-cell table:number-columns-repeated="2"/>
          <table:table-cell table:formula="of:=HYPERLINK(COM.MICROSOFT.CONCAT(&quot;https://www.amusement-center.com/project/egg/game/?product_id=&quot;; [.C310]))" office:value-type="string" office:string-value="https://www.amusement-center.com/project/egg/game/?product_id=128" calcext:value-type="string">
            <text:p>https://www.amusement-center.com/project/egg/game/?product_id=128</text:p>
          </table:table-cell>
        </table:table-row>
        <table:table-row table:style-name="ro1">
          <table:table-cell office:value-type="string" calcext:value-type="string">
            <text:p>VEIGUES</text:p>
          </table:table-cell>
          <table:table-cell table:style-name="ce2" office:value-type="string" calcext:value-type="string">
            <text:p>Veigue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12a.bin</text:p>
          </table:table-cell>
          <table:table-cell office:value-type="string" calcext:value-type="string">
            <text:p>GAR0012.bmp</text:p>
          </table:table-cell>
          <table:table-cell office:value-type="string" calcext:value-type="string">
            <text:p>GAR0012m.bin</text:p>
          </table:table-cell>
          <table:table-cell office:value-type="string" calcext:value-type="string">
            <text:p>GAR0012d.bin</text:p>
          </table:table-cell>
          <table:table-cell table:formula="of:=HYPERLINK(COM.MICROSOFT.CONCAT(&quot;https://www.amusement-center.com/project/egg/game/?product_id=&quot;; [.C311]))" office:value-type="string" office:string-value="https://www.amusement-center.com/project/egg/game/?product_id=1091" calcext:value-type="string">
            <text:p>https://www.amusement-center.com/project/egg/game/?product_id=1091</text:p>
          </table:table-cell>
        </table:table-row>
        <table:table-row table:style-name="ro1">
          <table:table-cell office:value-type="string" calcext:value-type="string">
            <text:p>VS 〜格闘王への道〜</text:p>
          </table:table-cell>
          <table:table-cell office:value-type="string" calcext:value-type="string">
            <text:p>VS - Kakutou-ou e no Michi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4a.bin</text:p>
          </table:table-cell>
          <table:table-cell office:value-type="string" calcext:value-type="string">
            <text:p>COM0074.bmp</text:p>
          </table:table-cell>
          <table:table-cell office:value-type="string" calcext:value-type="string">
            <text:p>COM0074m.bin</text:p>
          </table:table-cell>
          <table:table-cell/>
          <table:table-cell table:formula="of:=HYPERLINK(COM.MICROSOFT.CONCAT(&quot;https://www.amusement-center.com/project/egg/game/?product_id=&quot;; [.C312]))" office:value-type="string" office:string-value="https://www.amusement-center.com/project/egg/game/?product_id=1164" calcext:value-type="string">
            <text:p>https://www.amusement-center.com/project/egg/game/?product_id=1164</text:p>
          </table:table-cell>
        </table:table-row>
        <table:table-row table:style-name="ro1">
          <table:table-cell office:value-type="string" calcext:value-type="string">
            <text:p>VS 〜格闘王への道〜</text:p>
          </table:table-cell>
          <table:table-cell office:value-type="string" calcext:value-type="string">
            <text:p>VS - Kakutou-ou e no Michi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4a.bin</text:p>
          </table:table-cell>
          <table:table-cell office:value-type="string" calcext:value-type="string">
            <text:p>COM0074.bmp</text:p>
          </table:table-cell>
          <table:table-cell office:value-type="string" calcext:value-type="string">
            <text:p>COM0074m.bin</text:p>
          </table:table-cell>
          <table:table-cell/>
          <table:table-cell table:formula="of:=HYPERLINK(COM.MICROSOFT.CONCAT(&quot;https://www.amusement-center.com/project/egg/game/?product_id=&quot;; [.C313]))" office:value-type="string" office:string-value="https://www.amusement-center.com/project/egg/game/?product_id=1294" calcext:value-type="string">
            <text:p>https://www.amusement-center.com/project/egg/game/?product_id=1294</text:p>
          </table:table-cell>
        </table:table-row>
        <table:table-row table:style-name="ro1">
          <table:table-cell office:value-type="string" calcext:value-type="string">
            <text:p>WILL −THE DEATH TRAP II−</text:p>
          </table:table-cell>
          <table:table-cell table:style-name="ce2" office:value-type="string" calcext:value-type="string">
            <text:p>Will - The Death Trap II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QE0003a.bin</text:p>
          </table:table-cell>
          <table:table-cell office:value-type="string" calcext:value-type="string">
            <text:p>SQE0003.bmp</text:p>
          </table:table-cell>
          <table:table-cell office:value-type="string" calcext:value-type="string">
            <text:p>SQE0003m.bin</text:p>
          </table:table-cell>
          <table:table-cell office:value-type="string" calcext:value-type="string">
            <text:p>SQE0003d.bin</text:p>
          </table:table-cell>
          <table:table-cell table:formula="of:=HYPERLINK(COM.MICROSOFT.CONCAT(&quot;https://www.amusement-center.com/project/egg/game/?product_id=&quot;; [.C314]))" office:value-type="string" office:string-value="https://www.amusement-center.com/project/egg/game/?product_id=1147" calcext:value-type="string">
            <text:p>https://www.amusement-center.com/project/egg/game/?product_id=1147</text:p>
          </table:table-cell>
        </table:table-row>
        <table:table-row table:style-name="ro1">
          <table:table-cell office:value-type="string" calcext:value-type="string">
            <text:p>WILL −THE DEATH TRAP II−</text:p>
          </table:table-cell>
          <table:table-cell table:style-name="ce2" office:value-type="string" calcext:value-type="string">
            <text:p>Will - The Death Trap II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QE0008a.bin</text:p>
          </table:table-cell>
          <table:table-cell office:value-type="string" calcext:value-type="string">
            <text:p>SQE0008.bmp</text:p>
          </table:table-cell>
          <table:table-cell office:value-type="string" calcext:value-type="string">
            <text:p>SQE0008m.bin</text:p>
          </table:table-cell>
          <table:table-cell/>
          <table:table-cell table:formula="of:=HYPERLINK(COM.MICROSOFT.CONCAT(&quot;https://www.amusement-center.com/project/egg/game/?product_id=&quot;; [.C315]))" office:value-type="string" office:string-value="https://www.amusement-center.com/project/egg/game/?product_id=1186" calcext:value-type="string">
            <text:p>https://www.amusement-center.com/project/egg/game/?product_id=1186</text:p>
          </table:table-cell>
        </table:table-row>
        <table:table-row table:style-name="ro1">
          <table:table-cell office:value-type="string" calcext:value-type="string">
            <text:p>Wind'sSeed</text:p>
          </table:table-cell>
          <table:table-cell office:value-type="string" calcext:value-type="string">
            <text:p>Wind's Seed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3032a.bin</text:p>
          </table:table-cell>
          <table:table-cell office:value-type="string" calcext:value-type="string">
            <text:p>COM3032.bmp</text:p>
          </table:table-cell>
          <table:table-cell table:number-columns-repeated="2"/>
          <table:table-cell table:formula="of:=HYPERLINK(COM.MICROSOFT.CONCAT(&quot;https://www.amusement-center.com/project/egg/game/?product_id=&quot;; [.C316]))" office:value-type="string" office:string-value="https://www.amusement-center.com/project/egg/game/?product_id=1095" calcext:value-type="string">
            <text:p>https://www.amusement-center.com/project/egg/game/?product_id=1095</text:p>
          </table:table-cell>
        </table:table-row>
        <table:table-row table:style-name="ro1">
          <table:table-cell office:value-type="string" calcext:value-type="string">
            <text:p>Wind'sSeed 〜風の種〜</text:p>
          </table:table-cell>
          <table:table-cell office:value-type="string" calcext:value-type="string">
            <text:p>Wind's Seed - Kaze no Tane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8a.bin</text:p>
          </table:table-cell>
          <table:table-cell office:value-type="string" calcext:value-type="string">
            <text:p>COM0058.bmp</text:p>
          </table:table-cell>
          <table:table-cell office:value-type="string" calcext:value-type="string">
            <text:p>COM0058m.bin</text:p>
          </table:table-cell>
          <table:table-cell/>
          <table:table-cell table:formula="of:=HYPERLINK(COM.MICROSOFT.CONCAT(&quot;https://www.amusement-center.com/project/egg/game/?product_id=&quot;; [.C317]))" office:value-type="string" office:string-value="https://www.amusement-center.com/project/egg/game/?product_id=983" calcext:value-type="string">
            <text:p>https://www.amusement-center.com/project/egg/game/?product_id=983</text:p>
          </table:table-cell>
        </table:table-row>
        <table:table-row table:style-name="ro1">
          <table:table-cell office:value-type="string" calcext:value-type="string">
            <text:p>Wind'sSeed 〜風の種〜</text:p>
          </table:table-cell>
          <table:table-cell office:value-type="string" calcext:value-type="string">
            <text:p>Wind's Seed - Kaze no Tane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8a.bin</text:p>
          </table:table-cell>
          <table:table-cell office:value-type="string" calcext:value-type="string">
            <text:p>COM0058.bmp</text:p>
          </table:table-cell>
          <table:table-cell office:value-type="string" calcext:value-type="string">
            <text:p>COM0058m.bin</text:p>
          </table:table-cell>
          <table:table-cell/>
          <table:table-cell table:formula="of:=HYPERLINK(COM.MICROSOFT.CONCAT(&quot;https://www.amusement-center.com/project/egg/game/?product_id=&quot;; [.C318]))" office:value-type="string" office:string-value="https://www.amusement-center.com/project/egg/game/?product_id=1082" calcext:value-type="string">
            <text:p>https://www.amusement-center.com/project/egg/game/?product_id=1082</text:p>
          </table:table-cell>
        </table:table-row>
        <table:table-row table:style-name="ro1">
          <table:table-cell office:value-type="string" calcext:value-type="string">
            <text:p>Wit's</text:p>
          </table:table-cell>
          <table:table-cell table:style-name="ce2" office:value-type="string" calcext:value-type="string">
            <text:p>Wit's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12a.bin</text:p>
          </table:table-cell>
          <table:table-cell office:value-type="string" calcext:value-type="string">
            <text:p>ATN0012.bmp</text:p>
          </table:table-cell>
          <table:table-cell office:value-type="string" calcext:value-type="string">
            <text:p>ATN0012m.bin</text:p>
          </table:table-cell>
          <table:table-cell/>
          <table:table-cell table:formula="of:=HYPERLINK(COM.MICROSOFT.CONCAT(&quot;https://www.amusement-center.com/project/egg/game/?product_id=&quot;; [.C319]))" office:value-type="string" office:string-value="https://www.amusement-center.com/project/egg/game/?product_id=1499" calcext:value-type="string">
            <text:p>https://www.amusement-center.com/project/egg/game/?product_id=1499</text:p>
          </table:table-cell>
        </table:table-row>
        <table:table-row table:style-name="ro1">
          <table:table-cell office:value-type="string" calcext:value-type="string">
            <text:p>WIZARDRY CRUSADERS of the DARK SAVANT <text:s/></text:p>
          </table:table-cell>
          <table:table-cell table:style-name="ce2" office:value-type="string" calcext:value-type="string">
            <text:p>Wizardy Crusaders of the Dark Savant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IPM0001a.bin</text:p>
          </table:table-cell>
          <table:table-cell office:value-type="string" calcext:value-type="string">
            <text:p>IPM0001.bmp</text:p>
          </table:table-cell>
          <table:table-cell office:value-type="string" calcext:value-type="string">
            <text:p>IPM0001m.bin</text:p>
          </table:table-cell>
          <table:table-cell/>
          <table:table-cell table:formula="of:=HYPERLINK(COM.MICROSOFT.CONCAT(&quot;https://www.amusement-center.com/project/egg/game/?product_id=&quot;; [.C320]))" office:value-type="string" office:string-value="https://www.amusement-center.com/project/egg/game/?product_id=695" calcext:value-type="string">
            <text:p>https://www.amusement-center.com/project/egg/game/?product_id=695</text:p>
          </table:table-cell>
        </table:table-row>
        <table:table-row table:style-name="ro1">
          <table:table-cell office:value-type="string" calcext:value-type="string">
            <text:p>WOOM</text:p>
          </table:table-cell>
          <table:table-cell table:style-name="ce2" office:value-type="string" calcext:value-type="string">
            <text:p>Woom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20a.bin</text:p>
          </table:table-cell>
          <table:table-cell office:value-type="string" calcext:value-type="string">
            <text:p>SAC0020.bmp</text:p>
          </table:table-cell>
          <table:table-cell office:value-type="string" calcext:value-type="string">
            <text:p>SAC0020m.bin</text:p>
          </table:table-cell>
          <table:table-cell/>
          <table:table-cell table:formula="of:=HYPERLINK(COM.MICROSOFT.CONCAT(&quot;https://www.amusement-center.com/project/egg/game/?product_id=&quot;; [.C321]))" office:value-type="string" office:string-value="https://www.amusement-center.com/project/egg/game/?product_id=1009" calcext:value-type="string">
            <text:p>https://www.amusement-center.com/project/egg/game/?product_id=1009</text:p>
          </table:table-cell>
        </table:table-row>
        <table:table-row table:style-name="ro1">
          <table:table-cell office:value-type="string" calcext:value-type="string">
            <text:p>WOOM</text:p>
          </table:table-cell>
          <table:table-cell table:style-name="ce2" office:value-type="string" calcext:value-type="string">
            <text:p>Woom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29a.bin</text:p>
          </table:table-cell>
          <table:table-cell office:value-type="string" calcext:value-type="string">
            <text:p>SAC0029.bmp</text:p>
          </table:table-cell>
          <table:table-cell office:value-type="string" calcext:value-type="string">
            <text:p>SAC0029m.bin</text:p>
          </table:table-cell>
          <table:table-cell/>
          <table:table-cell table:formula="of:=HYPERLINK(COM.MICROSOFT.CONCAT(&quot;https://www.amusement-center.com/project/egg/game/?product_id=&quot;; [.C322]))" office:value-type="string" office:string-value="https://www.amusement-center.com/project/egg/game/?product_id=1622" calcext:value-type="string">
            <text:p>https://www.amusement-center.com/project/egg/game/?product_id=1622</text:p>
          </table:table-cell>
        </table:table-row>
        <table:table-row table:style-name="ro1">
          <table:table-cell office:value-type="string" calcext:value-type="string">
            <text:p>WORLD GRAND-PRIX POLE to FINISH</text:p>
          </table:table-cell>
          <table:table-cell table:style-name="ce2" office:value-type="string" calcext:value-type="string">
            <text:p>World Grand-Prix - Pole to Finish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8a.bin</text:p>
          </table:table-cell>
          <table:table-cell office:value-type="string" calcext:value-type="string">
            <text:p>GMD0008.bmp</text:p>
          </table:table-cell>
          <table:table-cell office:value-type="string" calcext:value-type="string">
            <text:p>GMD0008m.bin</text:p>
          </table:table-cell>
          <table:table-cell/>
          <table:table-cell table:formula="of:=HYPERLINK(COM.MICROSOFT.CONCAT(&quot;https://www.amusement-center.com/project/egg/game/?product_id=&quot;; [.C323]))" office:value-type="string" office:string-value="https://www.amusement-center.com/project/egg/game/?product_id=869" calcext:value-type="string">
            <text:p>https://www.amusement-center.com/project/egg/game/?product_id=869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01a.bin</text:p>
          </table:table-cell>
          <table:table-cell office:value-type="string" calcext:value-type="string">
            <text:p>MIC0001.bmp</text:p>
          </table:table-cell>
          <table:table-cell office:value-type="string" calcext:value-type="string">
            <text:p>MIC0001m.bin</text:p>
          </table:table-cell>
          <table:table-cell office:value-type="string" calcext:value-type="string">
            <text:p>MIC0001d.bin</text:p>
          </table:table-cell>
          <table:table-cell table:formula="of:=HYPERLINK(COM.MICROSOFT.CONCAT(&quot;https://www.amusement-center.com/project/egg/game/?product_id=&quot;; [.C324]))" office:value-type="string" office:string-value="https://www.amusement-center.com/project/egg/game/?product_id=225" calcext:value-type="string">
            <text:p>https://www.amusement-center.com/project/egg/game/?product_id=225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2a.bin</text:p>
          </table:table-cell>
          <table:table-cell office:value-type="string" calcext:value-type="string">
            <text:p>MIC1002.bmp</text:p>
          </table:table-cell>
          <table:table-cell table:number-columns-repeated="2"/>
          <table:table-cell table:formula="of:=HYPERLINK(COM.MICROSOFT.CONCAT(&quot;https://www.amusement-center.com/project/egg/game/?product_id=&quot;; [.C325]))" office:value-type="string" office:string-value="https://www.amusement-center.com/project/egg/game/?product_id=234" calcext:value-type="string">
            <text:p>https://www.amusement-center.com/project/egg/game/?product_id=234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MIC0019a.bin</text:p>
          </table:table-cell>
          <table:table-cell office:value-type="string" calcext:value-type="string">
            <text:p>MIC0019.bmp</text:p>
          </table:table-cell>
          <table:table-cell table:number-columns-repeated="2"/>
          <table:table-cell table:formula="of:=HYPERLINK(COM.MICROSOFT.CONCAT(&quot;https://www.amusement-center.com/project/egg/game/?product_id=&quot;; [.C326]))" office:value-type="string" office:string-value="https://www.amusement-center.com/project/egg/game/?product_id=364" calcext:value-type="string">
            <text:p>https://www.amusement-center.com/project/egg/game/?product_id=364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24a.bin</text:p>
          </table:table-cell>
          <table:table-cell office:value-type="string" calcext:value-type="string">
            <text:p>MIC0024.bmp</text:p>
          </table:table-cell>
          <table:table-cell office:value-type="string" calcext:value-type="string">
            <text:p>MIC0024m.bin</text:p>
          </table:table-cell>
          <table:table-cell/>
          <table:table-cell table:formula="of:=HYPERLINK(COM.MICROSOFT.CONCAT(&quot;https://www.amusement-center.com/project/egg/game/?product_id=&quot;; [.C327]))" office:value-type="string" office:string-value="https://www.amusement-center.com/project/egg/game/?product_id=686" calcext:value-type="string">
            <text:p>https://www.amusement-center.com/project/egg/game/?product_id=686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23a.bin</text:p>
          </table:table-cell>
          <table:table-cell office:value-type="string" calcext:value-type="string">
            <text:p>SNT0023.bmp</text:p>
          </table:table-cell>
          <table:table-cell office:value-type="string" calcext:value-type="string">
            <text:p>SNT0023m.bin</text:p>
          </table:table-cell>
          <table:table-cell/>
          <table:table-cell table:formula="of:=HYPERLINK(COM.MICROSOFT.CONCAT(&quot;https://www.amusement-center.com/project/egg/game/?product_id=&quot;; [.C328]))" office:value-type="string" office:string-value="https://www.amusement-center.com/project/egg/game/?product_id=1078" calcext:value-type="string">
            <text:p>https://www.amusement-center.com/project/egg/game/?product_id=1078</text:p>
          </table:table-cell>
        </table:table-row>
        <table:table-row table:style-name="ro1">
          <table:table-cell office:value-type="string" calcext:value-type="string">
            <text:p>Xak</text:p>
          </table:table-cell>
          <table:table-cell table:style-name="ce2" office:value-type="string" calcext:value-type="string">
            <text:p>Xak - The Art of Visual Stage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41a.bin</text:p>
          </table:table-cell>
          <table:table-cell office:value-type="string" calcext:value-type="string">
            <text:p>MIC0041.bmp</text:p>
          </table:table-cell>
          <table:table-cell office:value-type="string" calcext:value-type="string">
            <text:p>MIC0041m.bin</text:p>
          </table:table-cell>
          <table:table-cell office:value-type="string" calcext:value-type="string">
            <text:p>MIC0041d.bin</text:p>
          </table:table-cell>
          <table:table-cell table:formula="of:=HYPERLINK(COM.MICROSOFT.CONCAT(&quot;https://www.amusement-center.com/project/egg/game/?product_id=&quot;; [.C329]))" office:value-type="string" office:string-value="https://www.amusement-center.com/project/egg/game/?product_id=1341" calcext:value-type="string">
            <text:p>https://www.amusement-center.com/project/egg/game/?product_id=1341</text:p>
          </table:table-cell>
        </table:table-row>
        <table:table-row table:style-name="ro1">
          <table:table-cell office:value-type="string" calcext:value-type="string">
            <text:p>Xak −ガゼルの塔−</text:p>
          </table:table-cell>
          <table:table-cell office:value-type="string" calcext:value-type="string">
            <text:p>Xak - Gazzel no Tou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11a.bin</text:p>
          </table:table-cell>
          <table:table-cell office:value-type="string" calcext:value-type="string">
            <text:p>MIC1011.bmp</text:p>
          </table:table-cell>
          <table:table-cell office:value-type="string" calcext:value-type="string">
            <text:p>MIC1011m.bin</text:p>
          </table:table-cell>
          <table:table-cell/>
          <table:table-cell table:formula="of:=HYPERLINK(COM.MICROSOFT.CONCAT(&quot;https://www.amusement-center.com/project/egg/game/?product_id=&quot;; [.C330]))" office:value-type="string" office:string-value="https://www.amusement-center.com/project/egg/game/?product_id=1447" calcext:value-type="string">
            <text:p>https://www.amusement-center.com/project/egg/game/?product_id=1447</text:p>
          </table:table-cell>
        </table:table-row>
        <table:table-row table:style-name="ro1">
          <table:table-cell office:value-type="string" calcext:value-type="string">
            <text:p>Xak III The eternal recurrence</text:p>
          </table:table-cell>
          <table:table-cell table:style-name="ce2" office:value-type="string" calcext:value-type="string">
            <text:p>Xak III - The Eternal Recurrence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MIC0035a.bin</text:p>
          </table:table-cell>
          <table:table-cell office:value-type="string" calcext:value-type="string">
            <text:p>MIC0035.bmp</text:p>
          </table:table-cell>
          <table:table-cell office:value-type="string" calcext:value-type="string">
            <text:p>MIC0035m.bin</text:p>
          </table:table-cell>
          <table:table-cell/>
          <table:table-cell table:formula="of:=HYPERLINK(COM.MICROSOFT.CONCAT(&quot;https://www.amusement-center.com/project/egg/game/?product_id=&quot;; [.C331]))" office:value-type="string" office:string-value="https://www.amusement-center.com/project/egg/game/?product_id=1099" calcext:value-type="string">
            <text:p>https://www.amusement-center.com/project/egg/game/?product_id=1099</text:p>
          </table:table-cell>
        </table:table-row>
        <table:table-row table:style-name="ro1">
          <table:table-cell office:value-type="string" calcext:value-type="string">
            <text:p>Xak〜ガゼルの塔〜</text:p>
          </table:table-cell>
          <table:table-cell office:value-type="string" calcext:value-type="string">
            <text:p>Xak - Gazzel no Tou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09a.bin</text:p>
          </table:table-cell>
          <table:table-cell office:value-type="string" calcext:value-type="string">
            <text:p>MIC0009.bmp</text:p>
          </table:table-cell>
          <table:table-cell office:value-type="string" calcext:value-type="string">
            <text:p>MIC0009m.bin</text:p>
          </table:table-cell>
          <table:table-cell/>
          <table:table-cell table:formula="of:=HYPERLINK(COM.MICROSOFT.CONCAT(&quot;https://www.amusement-center.com/project/egg/game/?product_id=&quot;; [.C332]))" office:value-type="string" office:string-value="https://www.amusement-center.com/project/egg/game/?product_id=231" calcext:value-type="string">
            <text:p>https://www.amusement-center.com/project/egg/game/?product_id=231</text:p>
          </table:table-cell>
        </table:table-row>
        <table:table-row table:style-name="ro1">
          <table:table-cell office:value-type="string" calcext:value-type="string">
            <text:p>Xak〜ガゼルの塔〜</text:p>
          </table:table-cell>
          <table:table-cell office:value-type="string" calcext:value-type="string">
            <text:p>Xak - Gazzel no Tou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5a.bin</text:p>
          </table:table-cell>
          <table:table-cell office:value-type="string" calcext:value-type="string">
            <text:p>MIC1005.bmp</text:p>
          </table:table-cell>
          <table:table-cell table:number-columns-repeated="2"/>
          <table:table-cell table:formula="of:=HYPERLINK(COM.MICROSOFT.CONCAT(&quot;https://www.amusement-center.com/project/egg/game/?product_id=&quot;; [.C333]))" office:value-type="string" office:string-value="https://www.amusement-center.com/project/egg/game/?product_id=236" calcext:value-type="string">
            <text:p>https://www.amusement-center.com/project/egg/game/?product_id=236</text:p>
          </table:table-cell>
        </table:table-row>
        <table:table-row table:style-name="ro1">
          <table:table-cell office:value-type="string" calcext:value-type="string">
            <text:p>Xak〜ガゼルの塔〜</text:p>
          </table:table-cell>
          <table:table-cell office:value-type="string" calcext:value-type="string">
            <text:p>Xak - Gazzel no Tou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30a.bin</text:p>
          </table:table-cell>
          <table:table-cell office:value-type="string" calcext:value-type="string">
            <text:p>MIC0030.bmp</text:p>
          </table:table-cell>
          <table:table-cell office:value-type="string" calcext:value-type="string">
            <text:p>MIC0030m.bin</text:p>
          </table:table-cell>
          <table:table-cell/>
          <table:table-cell table:formula="of:=HYPERLINK(COM.MICROSOFT.CONCAT(&quot;https://www.amusement-center.com/project/egg/game/?product_id=&quot;; [.C334]))" office:value-type="string" office:string-value="https://www.amusement-center.com/project/egg/game/?product_id=812" calcext:value-type="string">
            <text:p>https://www.amusement-center.com/project/egg/game/?product_id=812</text:p>
          </table:table-cell>
        </table:table-row>
        <table:table-row table:style-name="ro1">
          <table:table-cell office:value-type="string" calcext:value-type="string">
            <text:p>XakII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02a.bin</text:p>
          </table:table-cell>
          <table:table-cell office:value-type="string" calcext:value-type="string">
            <text:p>MIC0002.bmp</text:p>
          </table:table-cell>
          <table:table-cell office:value-type="string" calcext:value-type="string">
            <text:p>MIC0002m.bin</text:p>
          </table:table-cell>
          <table:table-cell/>
          <table:table-cell table:formula="of:=HYPERLINK(COM.MICROSOFT.CONCAT(&quot;https://www.amusement-center.com/project/egg/game/?product_id=&quot;; [.C335]))" office:value-type="string" office:string-value="https://www.amusement-center.com/project/egg/game/?product_id=227" calcext:value-type="string">
            <text:p>https://www.amusement-center.com/project/egg/game/?product_id=227</text:p>
          </table:table-cell>
        </table:table-row>
        <table:table-row table:style-name="ro1">
          <table:table-cell office:value-type="string" calcext:value-type="string">
            <text:p>XakII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4a.bin</text:p>
          </table:table-cell>
          <table:table-cell office:value-type="string" calcext:value-type="string">
            <text:p>MIC1004.bmp</text:p>
          </table:table-cell>
          <table:table-cell table:number-columns-repeated="2"/>
          <table:table-cell table:formula="of:=HYPERLINK(COM.MICROSOFT.CONCAT(&quot;https://www.amusement-center.com/project/egg/game/?product_id=&quot;; [.C336]))" office:value-type="string" office:string-value="https://www.amusement-center.com/project/egg/game/?product_id=235" calcext:value-type="string">
            <text:p>https://www.amusement-center.com/project/egg/game/?product_id=235</text:p>
          </table:table-cell>
        </table:table-row>
        <table:table-row table:style-name="ro1">
          <table:table-cell office:value-type="string" calcext:value-type="string">
            <text:p>XakII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31a.bin</text:p>
          </table:table-cell>
          <table:table-cell office:value-type="string" calcext:value-type="string">
            <text:p>MIC0031.bmp</text:p>
          </table:table-cell>
          <table:table-cell office:value-type="string" calcext:value-type="string">
            <text:p>MIC0031m.bin</text:p>
          </table:table-cell>
          <table:table-cell/>
          <table:table-cell table:formula="of:=HYPERLINK(COM.MICROSOFT.CONCAT(&quot;https://www.amusement-center.com/project/egg/game/?product_id=&quot;; [.C337]))" office:value-type="string" office:string-value="https://www.amusement-center.com/project/egg/game/?product_id=798" calcext:value-type="string">
            <text:p>https://www.amusement-center.com/project/egg/game/?product_id=798</text:p>
          </table:table-cell>
        </table:table-row>
        <table:table-row table:style-name="ro1">
          <table:table-cell office:value-type="string" calcext:value-type="string">
            <text:p>XakII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43a.bin</text:p>
          </table:table-cell>
          <table:table-cell office:value-type="string" calcext:value-type="string">
            <text:p>MIC0043.bmp</text:p>
          </table:table-cell>
          <table:table-cell office:value-type="string" calcext:value-type="string">
            <text:p>MIC0043m.bin</text:p>
          </table:table-cell>
          <table:table-cell/>
          <table:table-cell table:formula="of:=HYPERLINK(COM.MICROSOFT.CONCAT(&quot;https://www.amusement-center.com/project/egg/game/?product_id=&quot;; [.C338]))" office:value-type="string" office:string-value="https://www.amusement-center.com/project/egg/game/?product_id=1452" calcext:value-type="string">
            <text:p>https://www.amusement-center.com/project/egg/game/?product_id=1452</text:p>
          </table:table-cell>
        </table:table-row>
        <table:table-row table:style-name="ro1">
          <table:table-cell office:value-type="string" calcext:value-type="string">
            <text:p>XakII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12a.bin</text:p>
          </table:table-cell>
          <table:table-cell office:value-type="string" calcext:value-type="string">
            <text:p>MIC1012.bmp</text:p>
          </table:table-cell>
          <table:table-cell office:value-type="string" calcext:value-type="string">
            <text:p>MIC1012m.bin</text:p>
          </table:table-cell>
          <table:table-cell/>
          <table:table-cell table:formula="of:=HYPERLINK(COM.MICROSOFT.CONCAT(&quot;https://www.amusement-center.com/project/egg/game/?product_id=&quot;; [.C339]))" office:value-type="string" office:string-value="https://www.amusement-center.com/project/egg/game/?product_id=1505" calcext:value-type="string">
            <text:p>https://www.amusement-center.com/project/egg/game/?product_id=1505</text:p>
          </table:table-cell>
        </table:table-row>
        <table:table-row table:style-name="ro1">
          <table:table-cell office:value-type="string" calcext:value-type="string">
            <text:p>XakII <text:s/></text:p>
          </table:table-cell>
          <table:table-cell table:style-name="ce2" office:value-type="string" calcext:value-type="string">
            <text:p>Xak I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25a.bin</text:p>
          </table:table-cell>
          <table:table-cell office:value-type="string" calcext:value-type="string">
            <text:p>MIC0025.bmp</text:p>
          </table:table-cell>
          <table:table-cell office:value-type="string" calcext:value-type="string">
            <text:p>MIC0025m.bin</text:p>
          </table:table-cell>
          <table:table-cell/>
          <table:table-cell table:formula="of:=HYPERLINK(COM.MICROSOFT.CONCAT(&quot;https://www.amusement-center.com/project/egg/game/?product_id=&quot;; [.C340]))" office:value-type="string" office:string-value="https://www.amusement-center.com/project/egg/game/?product_id=692" calcext:value-type="string">
            <text:p>https://www.amusement-center.com/project/egg/game/?product_id=692</text:p>
          </table:table-cell>
        </table:table-row>
        <table:table-row table:style-name="ro1">
          <table:table-cell office:value-type="string" calcext:value-type="string">
            <text:p>XakIII</text:p>
          </table:table-cell>
          <table:table-cell table:style-name="ce2" office:value-type="string" calcext:value-type="string">
            <text:p>Xak III - The Eternal Recurrenc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07a.bin</text:p>
          </table:table-cell>
          <table:table-cell office:value-type="string" calcext:value-type="string">
            <text:p>MIC0007.bmp</text:p>
          </table:table-cell>
          <table:table-cell office:value-type="string" calcext:value-type="string">
            <text:p>MIC0007m.bin</text:p>
          </table:table-cell>
          <table:table-cell/>
          <table:table-cell table:formula="of:=HYPERLINK(COM.MICROSOFT.CONCAT(&quot;https://www.amusement-center.com/project/egg/game/?product_id=&quot;; [.C341]))" office:value-type="string" office:string-value="https://www.amusement-center.com/project/egg/game/?product_id=229" calcext:value-type="string">
            <text:p>https://www.amusement-center.com/project/egg/game/?product_id=229</text:p>
          </table:table-cell>
        </table:table-row>
        <table:table-row table:style-name="ro1">
          <table:table-cell office:value-type="string" calcext:value-type="string">
            <text:p>XakIII</text:p>
          </table:table-cell>
          <table:table-cell table:style-name="ce2" office:value-type="string" calcext:value-type="string">
            <text:p>Xak III - The Eternal Recurrence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34a.bin</text:p>
          </table:table-cell>
          <table:table-cell office:value-type="string" calcext:value-type="string">
            <text:p>MIC0034.bmp</text:p>
          </table:table-cell>
          <table:table-cell office:value-type="string" calcext:value-type="string">
            <text:p>MIC0034m.bin</text:p>
          </table:table-cell>
          <table:table-cell/>
          <table:table-cell table:formula="of:=HYPERLINK(COM.MICROSOFT.CONCAT(&quot;https://www.amusement-center.com/project/egg/game/?product_id=&quot;; [.C342]))" office:value-type="string" office:string-value="https://www.amusement-center.com/project/egg/game/?product_id=985" calcext:value-type="string">
            <text:p>https://www.amusement-center.com/project/egg/game/?product_id=985</text:p>
          </table:table-cell>
        </table:table-row>
        <table:table-row table:style-name="ro1">
          <table:table-cell office:value-type="string" calcext:value-type="string">
            <text:p>XakIII</text:p>
          </table:table-cell>
          <table:table-cell table:style-name="ce2" office:value-type="string" calcext:value-type="string">
            <text:p>Xak III - The Eternal Recurrence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46a.bin</text:p>
          </table:table-cell>
          <table:table-cell office:value-type="string" calcext:value-type="string">
            <text:p>MIC0046.bmp</text:p>
          </table:table-cell>
          <table:table-cell office:value-type="string" calcext:value-type="string">
            <text:p>MIC0046m.bin</text:p>
          </table:table-cell>
          <table:table-cell/>
          <table:table-cell table:formula="of:=HYPERLINK(COM.MICROSOFT.CONCAT(&quot;https://www.amusement-center.com/project/egg/game/?product_id=&quot;; [.C343]))" office:value-type="string" office:string-value="https://www.amusement-center.com/project/egg/game/?product_id=1515" calcext:value-type="string">
            <text:p>https://www.amusement-center.com/project/egg/game/?product_id=1515</text:p>
          </table:table-cell>
        </table:table-row>
        <table:table-row table:style-name="ro1">
          <table:table-cell office:value-type="string" calcext:value-type="string">
            <text:p>XZR 〜破戒の偶像〜</text:p>
          </table:table-cell>
          <table:table-cell office:value-type="string" calcext:value-type="string">
            <text:p>XZR - Hakai no Guuzou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1a.bin</text:p>
          </table:table-cell>
          <table:table-cell office:value-type="string" calcext:value-type="string">
            <text:p>TEL1001.bmp</text:p>
          </table:table-cell>
          <table:table-cell table:number-columns-repeated="2"/>
          <table:table-cell table:formula="of:=HYPERLINK(COM.MICROSOFT.CONCAT(&quot;https://www.amusement-center.com/project/egg/game/?product_id=&quot;; [.C344]))" office:value-type="string" office:string-value="https://www.amusement-center.com/project/egg/game/?product_id=247" calcext:value-type="string">
            <text:p>https://www.amusement-center.com/project/egg/game/?product_id=247</text:p>
          </table:table-cell>
        </table:table-row>
        <table:table-row table:style-name="ro1">
          <table:table-cell office:value-type="string" calcext:value-type="string">
            <text:p>XZR 〜破戒の偶像〜</text:p>
          </table:table-cell>
          <table:table-cell office:value-type="string" calcext:value-type="string">
            <text:p>XZR - Hakai no Guuzou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14a.bin</text:p>
          </table:table-cell>
          <table:table-cell office:value-type="string" calcext:value-type="string">
            <text:p>TEL0014.bmp</text:p>
          </table:table-cell>
          <table:table-cell office:value-type="string" calcext:value-type="string">
            <text:p>TEL0014m.bin</text:p>
          </table:table-cell>
          <table:table-cell office:value-type="string" calcext:value-type="string">
            <text:p>TEL0014d.bin</text:p>
          </table:table-cell>
          <table:table-cell table:formula="of:=HYPERLINK(COM.MICROSOFT.CONCAT(&quot;https://www.amusement-center.com/project/egg/game/?product_id=&quot;; [.C345]))" office:value-type="string" office:string-value="https://www.amusement-center.com/project/egg/game/?product_id=469" calcext:value-type="string">
            <text:p>https://www.amusement-center.com/project/egg/game/?product_id=469</text:p>
          </table:table-cell>
        </table:table-row>
        <table:table-row table:style-name="ro1">
          <table:table-cell office:value-type="string" calcext:value-type="string">
            <text:p>XZR 〜破滅の偶像〜</text:p>
          </table:table-cell>
          <table:table-cell office:value-type="string" calcext:value-type="string">
            <text:p>XZR - Hakai no Guuzou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8a.bin</text:p>
          </table:table-cell>
          <table:table-cell office:value-type="string" calcext:value-type="string">
            <text:p>TEL1018.bmp</text:p>
          </table:table-cell>
          <table:table-cell office:value-type="string" calcext:value-type="string">
            <text:p>TEL1018m.bin</text:p>
          </table:table-cell>
          <table:table-cell/>
          <table:table-cell table:formula="of:=HYPERLINK(COM.MICROSOFT.CONCAT(&quot;https://www.amusement-center.com/project/egg/game/?product_id=&quot;; [.C346]))" office:value-type="string" office:string-value="https://www.amusement-center.com/project/egg/game/?product_id=1185" calcext:value-type="string">
            <text:p>https://www.amusement-center.com/project/egg/game/?product_id=1185</text:p>
          </table:table-cell>
        </table:table-row>
        <table:table-row table:style-name="ro1">
          <table:table-cell office:value-type="string" calcext:value-type="string">
            <text:p>XZR II</text:p>
          </table:table-cell>
          <table:table-cell table:style-name="ce2" office:value-type="string" calcext:value-type="string">
            <text:p>XZR II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20a.bin</text:p>
          </table:table-cell>
          <table:table-cell office:value-type="string" calcext:value-type="string">
            <text:p>TEL1020.bmp</text:p>
          </table:table-cell>
          <table:table-cell office:value-type="string" calcext:value-type="string">
            <text:p>TEL1020m.bin</text:p>
          </table:table-cell>
          <table:table-cell/>
          <table:table-cell table:formula="of:=HYPERLINK(COM.MICROSOFT.CONCAT(&quot;https://www.amusement-center.com/project/egg/game/?product_id=&quot;; [.C347]))" office:value-type="string" office:string-value="https://www.amusement-center.com/project/egg/game/?product_id=1390" calcext:value-type="string">
            <text:p>https://www.amusement-center.com/project/egg/game/?product_id=1390</text:p>
          </table:table-cell>
        </table:table-row>
        <table:table-row table:style-name="ro1">
          <table:table-cell office:value-type="string" calcext:value-type="string">
            <text:p>XZRII</text:p>
          </table:table-cell>
          <table:table-cell table:style-name="ce2" office:value-type="string" calcext:value-type="string">
            <text:p>XZR II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6a.bin</text:p>
          </table:table-cell>
          <table:table-cell office:value-type="string" calcext:value-type="string">
            <text:p>TEL1006.bmp</text:p>
          </table:table-cell>
          <table:table-cell table:number-columns-repeated="2"/>
          <table:table-cell table:formula="of:=HYPERLINK(COM.MICROSOFT.CONCAT(&quot;https://www.amusement-center.com/project/egg/game/?product_id=&quot;; [.C348]))" office:value-type="string" office:string-value="https://www.amusement-center.com/project/egg/game/?product_id=254" calcext:value-type="string">
            <text:p>https://www.amusement-center.com/project/egg/game/?product_id=254</text:p>
          </table:table-cell>
        </table:table-row>
        <table:table-row table:style-name="ro1">
          <table:table-cell office:value-type="string" calcext:value-type="string">
            <text:p>XZRII</text:p>
          </table:table-cell>
          <table:table-cell table:style-name="ce2" office:value-type="string" calcext:value-type="string">
            <text:p>XZR II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15a.bin</text:p>
          </table:table-cell>
          <table:table-cell office:value-type="string" calcext:value-type="string">
            <text:p>TEL0015.bmp</text:p>
          </table:table-cell>
          <table:table-cell office:value-type="string" calcext:value-type="string">
            <text:p>TEL0015m.bin</text:p>
          </table:table-cell>
          <table:table-cell office:value-type="string" calcext:value-type="string">
            <text:p>TEL0015d.bin</text:p>
          </table:table-cell>
          <table:table-cell table:formula="of:=HYPERLINK(COM.MICROSOFT.CONCAT(&quot;https://www.amusement-center.com/project/egg/game/?product_id=&quot;; [.C349]))" office:value-type="string" office:string-value="https://www.amusement-center.com/project/egg/game/?product_id=471" calcext:value-type="string">
            <text:p>https://www.amusement-center.com/project/egg/game/?product_id=471</text:p>
          </table:table-cell>
        </table:table-row>
        <table:table-row table:style-name="ro1">
          <table:table-cell office:value-type="string" calcext:value-type="string">
            <text:p>YAKSA</text:p>
          </table:table-cell>
          <table:table-cell table:style-name="ce2" office:value-type="string" calcext:value-type="string">
            <text:p>Yaksa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13a.bin</text:p>
          </table:table-cell>
          <table:table-cell office:value-type="string" calcext:value-type="string">
            <text:p>TEL0013.bmp</text:p>
          </table:table-cell>
          <table:table-cell office:value-type="string" calcext:value-type="string">
            <text:p>TEL0013m.bin</text:p>
          </table:table-cell>
          <table:table-cell office:value-type="string" calcext:value-type="string">
            <text:p>TEL0013d.bin</text:p>
          </table:table-cell>
          <table:table-cell table:formula="of:=HYPERLINK(COM.MICROSOFT.CONCAT(&quot;https://www.amusement-center.com/project/egg/game/?product_id=&quot;; [.C350]))" office:value-type="string" office:string-value="https://www.amusement-center.com/project/egg/game/?product_id=477" calcext:value-type="string">
            <text:p>https://www.amusement-center.com/project/egg/game/?product_id=477</text:p>
          </table:table-cell>
        </table:table-row>
        <table:table-row table:style-name="ro1">
          <table:table-cell office:value-type="string" calcext:value-type="string">
            <text:p>ZANAC</text:p>
          </table:table-cell>
          <table:table-cell table:style-name="ce2" office:value-type="string" calcext:value-type="string">
            <text:p>Zanac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2a.bin</text:p>
          </table:table-cell>
          <table:table-cell office:value-type="string" calcext:value-type="string">
            <text:p>COM1002.bmp</text:p>
          </table:table-cell>
          <table:table-cell table:number-columns-repeated="2"/>
          <table:table-cell table:formula="of:=HYPERLINK(COM.MICROSOFT.CONCAT(&quot;https://www.amusement-center.com/project/egg/game/?product_id=&quot;; [.C351]))" office:value-type="string" office:string-value="https://www.amusement-center.com/project/egg/game/?product_id=292" calcext:value-type="string">
            <text:p>https://www.amusement-center.com/project/egg/game/?product_id=292</text:p>
          </table:table-cell>
        </table:table-row>
        <table:table-row table:style-name="ro1">
          <table:table-cell office:value-type="string" calcext:value-type="string">
            <text:p>Zanac</text:p>
          </table:table-cell>
          <table:table-cell table:style-name="ce2" office:value-type="string" calcext:value-type="string">
            <text:p>Zanac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06a.bin</text:p>
          </table:table-cell>
          <table:table-cell office:value-type="string" calcext:value-type="string">
            <text:p>COM3006.bmp</text:p>
          </table:table-cell>
          <table:table-cell table:number-columns-repeated="2"/>
          <table:table-cell table:formula="of:=HYPERLINK(COM.MICROSOFT.CONCAT(&quot;https://www.amusement-center.com/project/egg/game/?product_id=&quot;; [.C352]))" office:value-type="string" office:string-value="https://www.amusement-center.com/project/egg/game/?product_id=753" calcext:value-type="string">
            <text:p>https://www.amusement-center.com/project/egg/game/?product_id=753</text:p>
          </table:table-cell>
        </table:table-row>
        <table:table-row table:style-name="ro1">
          <table:table-cell office:value-type="string" calcext:value-type="string">
            <text:p>ZANAC</text:p>
          </table:table-cell>
          <table:table-cell table:style-name="ce2" office:value-type="string" calcext:value-type="string">
            <text:p>Zanac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3006a.bin</text:p>
          </table:table-cell>
          <table:table-cell office:value-type="string" calcext:value-type="string">
            <text:p>COM3006.bmp</text:p>
          </table:table-cell>
          <table:table-cell table:number-columns-repeated="2"/>
          <table:table-cell table:formula="of:=HYPERLINK(COM.MICROSOFT.CONCAT(&quot;https://www.amusement-center.com/project/egg/game/?product_id=&quot;; [.C353]))" office:value-type="string" office:string-value="https://www.amusement-center.com/project/egg/game/?product_id=1012" calcext:value-type="string">
            <text:p>https://www.amusement-center.com/project/egg/game/?product_id=1012</text:p>
          </table:table-cell>
        </table:table-row>
        <table:table-row table:style-name="ro1">
          <table:table-cell office:value-type="string" calcext:value-type="string">
            <text:p>ZANAC EX </text:p>
          </table:table-cell>
          <table:table-cell table:style-name="ce2" office:value-type="string" calcext:value-type="string">
            <text:p>Zanac EX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3027a.bin</text:p>
          </table:table-cell>
          <table:table-cell office:value-type="string" calcext:value-type="string">
            <text:p>COM3027.bmp</text:p>
          </table:table-cell>
          <table:table-cell table:number-columns-repeated="2"/>
          <table:table-cell table:formula="of:=HYPERLINK(COM.MICROSOFT.CONCAT(&quot;https://www.amusement-center.com/project/egg/game/?product_id=&quot;; [.C354]))" office:value-type="string" office:string-value="https://www.amusement-center.com/project/egg/game/?product_id=974" calcext:value-type="string">
            <text:p>https://www.amusement-center.com/project/egg/game/?product_id=974</text:p>
          </table:table-cell>
        </table:table-row>
        <table:table-row table:style-name="ro1">
          <table:table-cell office:value-type="string" calcext:value-type="string">
            <text:p>ZONE</text:p>
          </table:table-cell>
          <table:table-cell table:style-name="ce2" office:value-type="string" calcext:value-type="string">
            <text:p>Zone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7a.bin</text:p>
          </table:table-cell>
          <table:table-cell office:value-type="string" calcext:value-type="string">
            <text:p>SAC0017.bmp</text:p>
          </table:table-cell>
          <table:table-cell table:number-columns-repeated="2"/>
          <table:table-cell table:formula="of:=HYPERLINK(COM.MICROSOFT.CONCAT(&quot;https://www.amusement-center.com/project/egg/game/?product_id=&quot;; [.C355]))" office:value-type="string" office:string-value="https://www.amusement-center.com/project/egg/game/?product_id=714" calcext:value-type="string">
            <text:p>https://www.amusement-center.com/project/egg/game/?product_id=714</text:p>
          </table:table-cell>
        </table:table-row>
        <table:table-row table:style-name="ro1">
          <table:table-cell office:value-type="string" calcext:value-type="string">
            <text:p>ZONE</text:p>
          </table:table-cell>
          <table:table-cell table:style-name="ce2" office:value-type="string" calcext:value-type="string">
            <text:p>Zone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7a.bin</text:p>
          </table:table-cell>
          <table:table-cell office:value-type="string" calcext:value-type="string">
            <text:p>SAC0017.bmp</text:p>
          </table:table-cell>
          <table:table-cell table:number-columns-repeated="2"/>
          <table:table-cell table:formula="of:=HYPERLINK(COM.MICROSOFT.CONCAT(&quot;https://www.amusement-center.com/project/egg/game/?product_id=&quot;; [.C356]))" office:value-type="string" office:string-value="https://www.amusement-center.com/project/egg/game/?product_id=1755" calcext:value-type="string">
            <text:p>https://www.amusement-center.com/project/egg/game/?product_id=1755</text:p>
          </table:table-cell>
        </table:table-row>
        <table:table-row table:style-name="ro1">
          <table:table-cell office:value-type="string" calcext:value-type="string">
            <text:p>アーガス</text:p>
          </table:table-cell>
          <table:table-cell office:value-type="string" calcext:value-type="string">
            <text:p>Argu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6a.bin</text:p>
          </table:table-cell>
          <table:table-cell office:value-type="string" calcext:value-type="string">
            <text:p>JLC0006.bmp</text:p>
          </table:table-cell>
          <table:table-cell office:value-type="string" calcext:value-type="string">
            <text:p>JLC0006m.bin</text:p>
          </table:table-cell>
          <table:table-cell/>
          <table:table-cell table:formula="of:=HYPERLINK(COM.MICROSOFT.CONCAT(&quot;https://www.amusement-center.com/project/egg/game/?product_id=&quot;; [.C357]))" office:value-type="string" office:string-value="https://www.amusement-center.com/project/egg/game/?product_id=879" calcext:value-type="string">
            <text:p>https://www.amusement-center.com/project/egg/game/?product_id=879</text:p>
          </table:table-cell>
        </table:table-row>
        <table:table-row table:style-name="ro1">
          <table:table-cell office:value-type="string" calcext:value-type="string">
            <text:p>あーくしゅ</text:p>
          </table:table-cell>
          <table:table-cell office:value-type="string" calcext:value-type="string">
            <text:p>Arcus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0a.bin</text:p>
          </table:table-cell>
          <table:table-cell office:value-type="string" calcext:value-type="string">
            <text:p>TEL1010.bmp</text:p>
          </table:table-cell>
          <table:table-cell table:number-columns-repeated="2"/>
          <table:table-cell table:formula="of:=HYPERLINK(COM.MICROSOFT.CONCAT(&quot;https://www.amusement-center.com/project/egg/game/?product_id=&quot;; [.C358]))" office:value-type="string" office:string-value="https://www.amusement-center.com/project/egg/game/?product_id=257" calcext:value-type="string">
            <text:p>https://www.amusement-center.com/project/egg/game/?product_id=257</text:p>
          </table:table-cell>
        </table:table-row>
        <table:table-row table:style-name="ro1">
          <table:table-cell office:value-type="string" calcext:value-type="string">
            <text:p>あーくしゅ</text:p>
          </table:table-cell>
          <table:table-cell office:value-type="string" calcext:value-type="string">
            <text:p>Arcush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34a.bin</text:p>
          </table:table-cell>
          <table:table-cell office:value-type="string" calcext:value-type="string">
            <text:p>TEL0034.bmp</text:p>
          </table:table-cell>
          <table:table-cell table:number-columns-repeated="2"/>
          <table:table-cell table:formula="of:=HYPERLINK(COM.MICROSOFT.CONCAT(&quot;https://www.amusement-center.com/project/egg/game/?product_id=&quot;; [.C359]))" office:value-type="string" office:string-value="https://www.amusement-center.com/project/egg/game/?product_id=487" calcext:value-type="string">
            <text:p>https://www.amusement-center.com/project/egg/game/?product_id=487</text:p>
          </table:table-cell>
        </table:table-row>
        <table:table-row table:style-name="ro1">
          <table:table-cell office:value-type="string" calcext:value-type="string">
            <text:p>あーくしゅ</text:p>
          </table:table-cell>
          <table:table-cell office:value-type="string" calcext:value-type="string">
            <text:p>Arcush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21a.bin</text:p>
          </table:table-cell>
          <table:table-cell office:value-type="string" calcext:value-type="string">
            <text:p>TEL1021.bmp</text:p>
          </table:table-cell>
          <table:table-cell office:value-type="string" calcext:value-type="string">
            <text:p>TEL1021m.bin</text:p>
          </table:table-cell>
          <table:table-cell/>
          <table:table-cell table:formula="of:=HYPERLINK(COM.MICROSOFT.CONCAT(&quot;https://www.amusement-center.com/project/egg/game/?product_id=&quot;; [.C360]))" office:value-type="string" office:string-value="https://www.amusement-center.com/project/egg/game/?product_id=1417" calcext:value-type="string">
            <text:p>https://www.amusement-center.com/project/egg/game/?product_id=1417</text:p>
          </table:table-cell>
        </table:table-row>
        <table:table-row table:style-name="ro1">
          <table:table-cell office:value-type="string" calcext:value-type="string">
            <text:p>アークスII Silent Symphony</text:p>
          </table:table-cell>
          <table:table-cell office:value-type="string" calcext:value-type="string">
            <text:p>Arcus II - Silent Symphony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22a.bin</text:p>
          </table:table-cell>
          <table:table-cell office:value-type="string" calcext:value-type="string">
            <text:p>TEL1022.bmp</text:p>
          </table:table-cell>
          <table:table-cell table:number-columns-repeated="2"/>
          <table:table-cell table:formula="of:=HYPERLINK(COM.MICROSOFT.CONCAT(&quot;https://www.amusement-center.com/project/egg/game/?product_id=&quot;; [.C361]))" office:value-type="string" office:string-value="https://www.amusement-center.com/project/egg/game/?product_id=1648" calcext:value-type="string">
            <text:p>https://www.amusement-center.com/project/egg/game/?product_id=1648</text:p>
          </table:table-cell>
        </table:table-row>
        <table:table-row table:style-name="ro1">
          <table:table-cell office:value-type="string" calcext:value-type="string">
            <text:p>アークスオデッセイ</text:p>
          </table:table-cell>
          <table:table-cell office:value-type="string" calcext:value-type="string">
            <text:p>Arcus Odyssey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4a.bin</text:p>
          </table:table-cell>
          <table:table-cell office:value-type="string" calcext:value-type="string">
            <text:p>TEL2004.bmp</text:p>
          </table:table-cell>
          <table:table-cell table:number-columns-repeated="2"/>
          <table:table-cell table:formula="of:=HYPERLINK(COM.MICROSOFT.CONCAT(&quot;https://www.amusement-center.com/project/egg/game/?product_id=&quot;; [.C362]))" office:value-type="string" office:string-value="https://www.amusement-center.com/project/egg/game/?product_id=263" calcext:value-type="string">
            <text:p>https://www.amusement-center.com/project/egg/game/?product_id=263</text:p>
          </table:table-cell>
        </table:table-row>
        <table:table-row table:style-name="ro1">
          <table:table-cell office:value-type="string" calcext:value-type="string">
            <text:p>アークスオデッセイ</text:p>
          </table:table-cell>
          <table:table-cell office:value-type="string" calcext:value-type="string">
            <text:p>Arcus Odyssey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52a.bin</text:p>
          </table:table-cell>
          <table:table-cell office:value-type="string" calcext:value-type="string">
            <text:p>TEL0052.bmp</text:p>
          </table:table-cell>
          <table:table-cell office:value-type="string" calcext:value-type="string">
            <text:p>TEL0052m.bin</text:p>
          </table:table-cell>
          <table:table-cell/>
          <table:table-cell table:formula="of:=HYPERLINK(COM.MICROSOFT.CONCAT(&quot;https://www.amusement-center.com/project/egg/game/?product_id=&quot;; [.C363]))" office:value-type="string" office:string-value="https://www.amusement-center.com/project/egg/game/?product_id=1112" calcext:value-type="string">
            <text:p>https://www.amusement-center.com/project/egg/game/?product_id=1112</text:p>
          </table:table-cell>
        </table:table-row>
        <table:table-row table:style-name="ro1">
          <table:table-cell office:value-type="string" calcext:value-type="string">
            <text:p>アークスロード</text:p>
          </table:table-cell>
          <table:table-cell office:value-type="string" calcext:value-type="string">
            <text:p>Arks Roa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7a.bin</text:p>
          </table:table-cell>
          <table:table-cell office:value-type="string" calcext:value-type="string">
            <text:p>WIN0007.bmp</text:p>
          </table:table-cell>
          <table:table-cell office:value-type="string" calcext:value-type="string">
            <text:p>WIN0007m.bin</text:p>
          </table:table-cell>
          <table:table-cell/>
          <table:table-cell table:formula="of:=HYPERLINK(COM.MICROSOFT.CONCAT(&quot;https://www.amusement-center.com/project/egg/game/?product_id=&quot;; [.C364]))" office:value-type="string" office:string-value="https://www.amusement-center.com/project/egg/game/?product_id=1562" calcext:value-type="string">
            <text:p>https://www.amusement-center.com/project/egg/game/?product_id=1562</text:p>
          </table:table-cell>
        </table:table-row>
        <table:table-row table:style-name="ro1">
          <table:table-cell office:value-type="string" calcext:value-type="string">
            <text:p>アークスロード</text:p>
          </table:table-cell>
          <table:table-cell office:value-type="string" calcext:value-type="string">
            <text:p>Arks Road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7a.bin</text:p>
          </table:table-cell>
          <table:table-cell office:value-type="string" calcext:value-type="string">
            <text:p>WIN0007.bmp</text:p>
          </table:table-cell>
          <table:table-cell office:value-type="string" calcext:value-type="string">
            <text:p>WIN0007m.bin</text:p>
          </table:table-cell>
          <table:table-cell/>
          <table:table-cell table:formula="of:=HYPERLINK(COM.MICROSOFT.CONCAT(&quot;https://www.amusement-center.com/project/egg/game/?product_id=&quot;; [.C365]))" office:value-type="string" office:string-value="https://www.amusement-center.com/project/egg/game/?product_id=1757" calcext:value-type="string">
            <text:p>https://www.amusement-center.com/project/egg/game/?product_id=1757</text:p>
          </table:table-cell>
        </table:table-row>
        <table:table-row table:style-name="ro1">
          <table:table-cell office:value-type="string" calcext:value-type="string">
            <text:p>アースバウンド</text:p>
          </table:table-cell>
          <table:table-cell office:value-type="string" calcext:value-type="string">
            <text:p>Earthbound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XTA0030a.bin</text:p>
          </table:table-cell>
          <table:table-cell office:value-type="string" calcext:value-type="string">
            <text:p>XTA0030.bmp</text:p>
          </table:table-cell>
          <table:table-cell table:number-columns-repeated="2"/>
          <table:table-cell table:formula="of:=HYPERLINK(COM.MICROSOFT.CONCAT(&quot;https://www.amusement-center.com/project/egg/game/?product_id=&quot;; [.C366]))" office:value-type="string" office:string-value="https://www.amusement-center.com/project/egg/game/?product_id=1659" calcext:value-type="string">
            <text:p>https://www.amusement-center.com/project/egg/game/?product_id=1659</text:p>
          </table:table-cell>
        </table:table-row>
        <table:table-row table:style-name="ro1">
          <table:table-cell office:value-type="string" calcext:value-type="string">
            <text:p>アートジグソー Vol.1 スーパーウェポン</text:p>
          </table:table-cell>
          <table:table-cell office:value-type="string" calcext:value-type="string">
            <text:p>Art Jigsaw - Vol. 1 - Superweapon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7a.bin</text:p>
          </table:table-cell>
          <table:table-cell office:value-type="string" calcext:value-type="string">
            <text:p>SYS0047.bmp</text:p>
          </table:table-cell>
          <table:table-cell office:value-type="string" calcext:value-type="string">
            <text:p>SYS0047m.bin</text:p>
          </table:table-cell>
          <table:table-cell/>
          <table:table-cell table:formula="of:=HYPERLINK(COM.MICROSOFT.CONCAT(&quot;https://www.amusement-center.com/project/egg/game/?product_id=&quot;; [.C367]))" office:value-type="string" office:string-value="https://www.amusement-center.com/project/egg/game/?product_id=1118" calcext:value-type="string">
            <text:p>https://www.amusement-center.com/project/egg/game/?product_id=1118</text:p>
          </table:table-cell>
        </table:table-row>
        <table:table-row table:style-name="ro1">
          <table:table-cell office:value-type="string" calcext:value-type="string">
            <text:p>アートジグソー Vol.3 ファンタスティック</text:p>
          </table:table-cell>
          <table:table-cell office:value-type="string" calcext:value-type="string">
            <text:p>Art Jigsaw - Vol. 3 - Fantastic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9a.bin</text:p>
          </table:table-cell>
          <table:table-cell office:value-type="string" calcext:value-type="string">
            <text:p>SYS0049.bmp</text:p>
          </table:table-cell>
          <table:table-cell office:value-type="string" calcext:value-type="string">
            <text:p>SYS0049m.bin</text:p>
          </table:table-cell>
          <table:table-cell/>
          <table:table-cell table:formula="of:=HYPERLINK(COM.MICROSOFT.CONCAT(&quot;https://www.amusement-center.com/project/egg/game/?product_id=&quot;; [.C368]))" office:value-type="string" office:string-value="https://www.amusement-center.com/project/egg/game/?product_id=1134" calcext:value-type="string">
            <text:p>https://www.amusement-center.com/project/egg/game/?product_id=1134</text:p>
          </table:table-cell>
        </table:table-row>
        <table:table-row table:style-name="ro1">
          <table:table-cell office:value-type="string" calcext:value-type="string">
            <text:p>アートジグソーVol.2 プリティガール</text:p>
          </table:table-cell>
          <table:table-cell office:value-type="string" calcext:value-type="string">
            <text:p>Art Jigsaw - Vol. 2 - Pretty Gir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0a.bin</text:p>
          </table:table-cell>
          <table:table-cell office:value-type="string" calcext:value-type="string">
            <text:p>SYS0040.bmp</text:p>
          </table:table-cell>
          <table:table-cell office:value-type="string" calcext:value-type="string">
            <text:p>SYS0040m.bin</text:p>
          </table:table-cell>
          <table:table-cell/>
          <table:table-cell table:formula="of:=HYPERLINK(COM.MICROSOFT.CONCAT(&quot;https://www.amusement-center.com/project/egg/game/?product_id=&quot;; [.C369]))" office:value-type="string" office:string-value="https://www.amusement-center.com/project/egg/game/?product_id=1050" calcext:value-type="string">
            <text:p>https://www.amusement-center.com/project/egg/game/?product_id=1050</text:p>
          </table:table-cell>
        </table:table-row>
        <table:table-row table:style-name="ro1">
          <table:table-cell office:value-type="string" calcext:value-type="string">
            <text:p>あーぱーみゃあどっく</text:p>
          </table:table-cell>
          <table:table-cell office:value-type="string" calcext:value-type="string">
            <text:p>Aapaa Myaa Doc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08a.bin</text:p>
          </table:table-cell>
          <table:table-cell office:value-type="string" calcext:value-type="string">
            <text:p>TAE1008.bmp</text:p>
          </table:table-cell>
          <table:table-cell table:number-columns-repeated="2"/>
          <table:table-cell table:formula="of:=HYPERLINK(COM.MICROSOFT.CONCAT(&quot;https://www.amusement-center.com/project/egg/game/?product_id=&quot;; [.C370]))" office:value-type="string" office:string-value="https://www.amusement-center.com/project/egg/game/?product_id=63" calcext:value-type="string">
            <text:p>https://www.amusement-center.com/project/egg/game/?product_id=63</text:p>
          </table:table-cell>
        </table:table-row>
        <table:table-row table:style-name="ro1">
          <table:table-cell office:value-type="string" calcext:value-type="string">
            <text:p>あーぱーみゃあどっく</text:p>
          </table:table-cell>
          <table:table-cell office:value-type="string" calcext:value-type="string">
            <text:p>Aapaa Myaa Dock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21a.bin</text:p>
          </table:table-cell>
          <table:table-cell table:number-columns-repeated="3"/>
          <table:table-cell table:formula="of:=HYPERLINK(COM.MICROSOFT.CONCAT(&quot;https://www.amusement-center.com/project/egg/game/?product_id=&quot;; [.C371]))" office:value-type="string" office:string-value="https://www.amusement-center.com/project/egg/game/?product_id=1738" calcext:value-type="string">
            <text:p>https://www.amusement-center.com/project/egg/game/?product_id=1738</text:p>
          </table:table-cell>
        </table:table-row>
        <table:table-row table:style-name="ro1">
          <table:table-cell office:value-type="string" calcext:value-type="string">
            <text:p>アヴェンジャー</text:p>
          </table:table-cell>
          <table:table-cell office:value-type="string" calcext:value-type="string">
            <text:p>Avenger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54a.bin</text:p>
          </table:table-cell>
          <table:table-cell office:value-type="string" calcext:value-type="string">
            <text:p>TEL0054.bmp</text:p>
          </table:table-cell>
          <table:table-cell office:value-type="string" calcext:value-type="string">
            <text:p>TEL0054m.bin</text:p>
          </table:table-cell>
          <table:table-cell/>
          <table:table-cell table:formula="of:=HYPERLINK(COM.MICROSOFT.CONCAT(&quot;https://www.amusement-center.com/project/egg/game/?product_id=&quot;; [.C372]))" office:value-type="string" office:string-value="https://www.amusement-center.com/project/egg/game/?product_id=1184" calcext:value-type="string">
            <text:p>https://www.amusement-center.com/project/egg/game/?product_id=1184</text:p>
          </table:table-cell>
        </table:table-row>
        <table:table-row table:style-name="ro1">
          <table:table-cell office:value-type="string" calcext:value-type="string">
            <text:p>アウトライブ</text:p>
          </table:table-cell>
          <table:table-cell office:value-type="string" calcext:value-type="string">
            <text:p>Out Live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SNT0028a.bin</text:p>
          </table:table-cell>
          <table:table-cell office:value-type="string" calcext:value-type="string">
            <text:p>SNT0028.bmp</text:p>
          </table:table-cell>
          <table:table-cell office:value-type="string" calcext:value-type="string">
            <text:p>SNT0028m.bin</text:p>
          </table:table-cell>
          <table:table-cell/>
          <table:table-cell table:formula="of:=HYPERLINK(COM.MICROSOFT.CONCAT(&quot;https://www.amusement-center.com/project/egg/game/?product_id=&quot;; [.C373]))" office:value-type="string" office:string-value="https://www.amusement-center.com/project/egg/game/?product_id=1427" calcext:value-type="string">
            <text:p>https://www.amusement-center.com/project/egg/game/?product_id=1427</text:p>
          </table:table-cell>
        </table:table-row>
        <table:table-row table:style-name="ro1">
          <table:table-cell office:value-type="string" calcext:value-type="string">
            <text:p>あかんべドラゴン</text:p>
          </table:table-cell>
          <table:table-cell office:value-type="string" calcext:value-type="string">
            <text:p>Akanbe Drag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WIN1001a.bin</text:p>
          </table:table-cell>
          <table:table-cell office:value-type="string" calcext:value-type="string">
            <text:p>WIN1001.bmp</text:p>
          </table:table-cell>
          <table:table-cell office:value-type="string" calcext:value-type="string">
            <text:p>WIN1001m.bin</text:p>
          </table:table-cell>
          <table:table-cell/>
          <table:table-cell table:formula="of:=HYPERLINK(COM.MICROSOFT.CONCAT(&quot;https://www.amusement-center.com/project/egg/game/?product_id=&quot;; [.C374]))" office:value-type="string" office:string-value="https://www.amusement-center.com/project/egg/game/?product_id=25" calcext:value-type="string">
            <text:p>https://www.amusement-center.com/project/egg/game/?product_id=25</text:p>
          </table:table-cell>
        </table:table-row>
        <table:table-row table:style-name="ro1">
          <table:table-cell office:value-type="string" calcext:value-type="string">
            <text:p>あかんべドラゴン</text:p>
          </table:table-cell>
          <table:table-cell office:value-type="string" calcext:value-type="string">
            <text:p>Akanbe Dragon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WIN1002a.bin</text:p>
          </table:table-cell>
          <table:table-cell office:value-type="string" calcext:value-type="string">
            <text:p>WIN1002.bmp</text:p>
          </table:table-cell>
          <table:table-cell office:value-type="string" calcext:value-type="string">
            <text:p>WIN1002m.bin</text:p>
          </table:table-cell>
          <table:table-cell/>
          <table:table-cell table:formula="of:=HYPERLINK(COM.MICROSOFT.CONCAT(&quot;https://www.amusement-center.com/project/egg/game/?product_id=&quot;; [.C375]))" office:value-type="string" office:string-value="https://www.amusement-center.com/project/egg/game/?product_id=1557" calcext:value-type="string">
            <text:p>https://www.amusement-center.com/project/egg/game/?product_id=1557</text:p>
          </table:table-cell>
        </table:table-row>
        <table:table-row table:style-name="ro1">
          <table:table-cell office:value-type="string" calcext:value-type="string">
            <text:p>あかんべドラゴン</text:p>
          </table:table-cell>
          <table:table-cell office:value-type="string" calcext:value-type="string">
            <text:p>Akanbe Dragon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WIN1002a.bin</text:p>
          </table:table-cell>
          <table:table-cell office:value-type="string" calcext:value-type="string">
            <text:p>WIN1002.bmp</text:p>
          </table:table-cell>
          <table:table-cell office:value-type="string" calcext:value-type="string">
            <text:p>WIN1002m.bin</text:p>
          </table:table-cell>
          <table:table-cell/>
          <table:table-cell table:formula="of:=HYPERLINK(COM.MICROSOFT.CONCAT(&quot;https://www.amusement-center.com/project/egg/game/?product_id=&quot;; [.C376]))" office:value-type="string" office:string-value="https://www.amusement-center.com/project/egg/game/?product_id=1669" calcext:value-type="string">
            <text:p>https://www.amusement-center.com/project/egg/game/?product_id=1669</text:p>
          </table:table-cell>
        </table:table-row>
        <table:table-row table:style-name="ro1">
          <table:table-cell office:value-type="string" calcext:value-type="string">
            <text:p>アクアポリスSOS</text:p>
          </table:table-cell>
          <table:table-cell office:value-type="string" calcext:value-type="string">
            <text:p>Aqua Polis SOS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50a.bin</text:p>
          </table:table-cell>
          <table:table-cell office:value-type="string" calcext:value-type="string">
            <text:p>COM1050.bmp</text:p>
          </table:table-cell>
          <table:table-cell office:value-type="string" calcext:value-type="string">
            <text:p>COM1050m.bin</text:p>
          </table:table-cell>
          <table:table-cell/>
          <table:table-cell table:formula="of:=HYPERLINK(COM.MICROSOFT.CONCAT(&quot;https://www.amusement-center.com/project/egg/game/?product_id=&quot;; [.C377]))" office:value-type="string" office:string-value="https://www.amusement-center.com/project/egg/game/?product_id=1650" calcext:value-type="string">
            <text:p>https://www.amusement-center.com/project/egg/game/?product_id=1650</text:p>
          </table:table-cell>
        </table:table-row>
        <table:table-row table:style-name="ro1">
          <table:table-cell office:value-type="string" calcext:value-type="string">
            <text:p>アグニの石</text:p>
          </table:table-cell>
          <table:table-cell office:value-type="string" calcext:value-type="string">
            <text:p>Agni no Ish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2a.bin</text:p>
          </table:table-cell>
          <table:table-cell office:value-type="string" calcext:value-type="string">
            <text:p>HAM0002.bmp</text:p>
          </table:table-cell>
          <table:table-cell/>
          <table:table-cell office:value-type="string" calcext:value-type="string">
            <text:p>HAM0002d.bin</text:p>
          </table:table-cell>
          <table:table-cell table:formula="of:=HYPERLINK(COM.MICROSOFT.CONCAT(&quot;https://www.amusement-center.com/project/egg/game/?product_id=&quot;; [.C378]))" office:value-type="string" office:string-value="https://www.amusement-center.com/project/egg/game/?product_id=193" calcext:value-type="string">
            <text:p>https://www.amusement-center.com/project/egg/game/?product_id=193</text:p>
          </table:table-cell>
        </table:table-row>
        <table:table-row table:style-name="ro1">
          <table:table-cell office:value-type="string" calcext:value-type="string">
            <text:p>アグニの石</text:p>
          </table:table-cell>
          <table:table-cell office:value-type="string" calcext:value-type="string">
            <text:p>Agni no Ishi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AM1002a.bin</text:p>
          </table:table-cell>
          <table:table-cell office:value-type="string" calcext:value-type="string">
            <text:p>HAM1002.bmp</text:p>
          </table:table-cell>
          <table:table-cell table:number-columns-repeated="2"/>
          <table:table-cell table:formula="of:=HYPERLINK(COM.MICROSOFT.CONCAT(&quot;https://www.amusement-center.com/project/egg/game/?product_id=&quot;; [.C379]))" office:value-type="string" office:string-value="https://www.amusement-center.com/project/egg/game/?product_id=433" calcext:value-type="string">
            <text:p>https://www.amusement-center.com/project/egg/game/?product_id=433</text:p>
          </table:table-cell>
        </table:table-row>
        <table:table-row table:style-name="ro1">
          <table:table-cell office:value-type="string" calcext:value-type="string">
            <text:p>アグニの石</text:p>
          </table:table-cell>
          <table:table-cell office:value-type="string" calcext:value-type="string">
            <text:p>Agni no Ishi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AM1002a.bin</text:p>
          </table:table-cell>
          <table:table-cell office:value-type="string" calcext:value-type="string">
            <text:p>HAM1002.bmp</text:p>
          </table:table-cell>
          <table:table-cell table:number-columns-repeated="2"/>
          <table:table-cell table:formula="of:=HYPERLINK(COM.MICROSOFT.CONCAT(&quot;https://www.amusement-center.com/project/egg/game/?product_id=&quot;; [.C380]))" office:value-type="string" office:string-value="https://www.amusement-center.com/project/egg/game/?product_id=1722" calcext:value-type="string">
            <text:p>https://www.amusement-center.com/project/egg/game/?product_id=1722</text:p>
          </table:table-cell>
        </table:table-row>
        <table:table-row table:style-name="ro1">
          <table:table-cell office:value-type="string" calcext:value-type="string">
            <text:p>アグニの石</text:p>
          </table:table-cell>
          <table:table-cell office:value-type="string" calcext:value-type="string">
            <text:p>Agni no Ishi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2a.bin</text:p>
          </table:table-cell>
          <table:table-cell office:value-type="string" calcext:value-type="string">
            <text:p>HAM0002.bmp</text:p>
          </table:table-cell>
          <table:table-cell/>
          <table:table-cell office:value-type="string" calcext:value-type="string">
            <text:p>HAM0002d.bin</text:p>
          </table:table-cell>
          <table:table-cell table:formula="of:=HYPERLINK(COM.MICROSOFT.CONCAT(&quot;https://www.amusement-center.com/project/egg/game/?product_id=&quot;; [.C381]))" office:value-type="string" office:string-value="https://www.amusement-center.com/project/egg/game/?product_id=1770" calcext:value-type="string">
            <text:p>https://www.amusement-center.com/project/egg/game/?product_id=1770</text:p>
          </table:table-cell>
        </table:table-row>
        <table:table-row table:style-name="ro1">
          <table:table-cell office:value-type="string" calcext:value-type="string">
            <text:p>アグレス</text:p>
          </table:table-cell>
          <table:table-cell office:value-type="string" calcext:value-type="string">
            <text:p>Aggre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10a.bin</text:p>
          </table:table-cell>
          <table:table-cell office:value-type="string" calcext:value-type="string">
            <text:p>RIV0010.bmp</text:p>
          </table:table-cell>
          <table:table-cell table:number-columns-repeated="2"/>
          <table:table-cell table:formula="of:=HYPERLINK(COM.MICROSOFT.CONCAT(&quot;https://www.amusement-center.com/project/egg/game/?product_id=&quot;; [.C382]))" office:value-type="string" office:string-value="https://www.amusement-center.com/project/egg/game/?product_id=461" calcext:value-type="string">
            <text:p>https://www.amusement-center.com/project/egg/game/?product_id=461</text:p>
          </table:table-cell>
        </table:table-row>
        <table:table-row table:style-name="ro1">
          <table:table-cell office:value-type="string" calcext:value-type="string">
            <text:p>あすか１２０％　BURNING Fest</text:p>
          </table:table-cell>
          <table:table-cell office:value-type="string" calcext:value-type="string">
            <text:p>Asuka 120% - Burning Fes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M0002a.bin</text:p>
          </table:table-cell>
          <table:table-cell office:value-type="string" calcext:value-type="string">
            <text:p>FAM0002.bmp</text:p>
          </table:table-cell>
          <table:table-cell table:number-columns-repeated="2"/>
          <table:table-cell table:formula="of:=HYPERLINK(COM.MICROSOFT.CONCAT(&quot;https://www.amusement-center.com/project/egg/game/?product_id=&quot;; [.C383]))" office:value-type="string" office:string-value="https://www.amusement-center.com/project/egg/game/?product_id=290" calcext:value-type="string">
            <text:p>https://www.amusement-center.com/project/egg/game/?product_id=290</text:p>
          </table:table-cell>
        </table:table-row>
        <table:table-row table:style-name="ro1">
          <table:table-cell office:value-type="string" calcext:value-type="string">
            <text:p>アステカ</text:p>
          </table:table-cell>
          <table:table-cell office:value-type="string" calcext:value-type="string">
            <text:p>Astek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31a.bin</text:p>
          </table:table-cell>
          <table:table-cell office:value-type="string" calcext:value-type="string">
            <text:p>FAL0031.bmp</text:p>
          </table:table-cell>
          <table:table-cell office:value-type="string" calcext:value-type="string">
            <text:p>FAL0031m.bin</text:p>
          </table:table-cell>
          <table:table-cell/>
          <table:table-cell table:formula="of:=HYPERLINK(COM.MICROSOFT.CONCAT(&quot;https://www.amusement-center.com/project/egg/game/?product_id=&quot;; [.C384]))" office:value-type="string" office:string-value="https://www.amusement-center.com/project/egg/game/?product_id=80" calcext:value-type="string">
            <text:p>https://www.amusement-center.com/project/egg/game/?product_id=80</text:p>
          </table:table-cell>
        </table:table-row>
        <table:table-row table:style-name="ro1">
          <table:table-cell office:value-type="string" calcext:value-type="string">
            <text:p>アステカ</text:p>
          </table:table-cell>
          <table:table-cell office:value-type="string" calcext:value-type="string">
            <text:p>Asteka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9a.bin</text:p>
          </table:table-cell>
          <table:table-cell office:value-type="string" calcext:value-type="string">
            <text:p>FAL0059.bmp</text:p>
          </table:table-cell>
          <table:table-cell office:value-type="string" calcext:value-type="string">
            <text:p>FAL0059m.bin</text:p>
          </table:table-cell>
          <table:table-cell/>
          <table:table-cell table:formula="of:=HYPERLINK(COM.MICROSOFT.CONCAT(&quot;https://www.amusement-center.com/project/egg/game/?product_id=&quot;; [.C385]))" office:value-type="string" office:string-value="https://www.amusement-center.com/project/egg/game/?product_id=531" calcext:value-type="string">
            <text:p>https://www.amusement-center.com/project/egg/game/?product_id=531</text:p>
          </table:table-cell>
        </table:table-row>
        <table:table-row table:style-name="ro1">
          <table:table-cell office:value-type="string" calcext:value-type="string">
            <text:p>アステカ</text:p>
          </table:table-cell>
          <table:table-cell office:value-type="string" calcext:value-type="string">
            <text:p>Asteka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4a.bin</text:p>
          </table:table-cell>
          <table:table-cell office:value-type="string" calcext:value-type="string">
            <text:p>FAL0114.bmp</text:p>
          </table:table-cell>
          <table:table-cell office:value-type="string" calcext:value-type="string">
            <text:p>FAL0114m.bin</text:p>
          </table:table-cell>
          <table:table-cell/>
          <table:table-cell table:formula="of:=HYPERLINK(COM.MICROSOFT.CONCAT(&quot;https://www.amusement-center.com/project/egg/game/?product_id=&quot;; [.C386]))" office:value-type="string" office:string-value="https://www.amusement-center.com/project/egg/game/?product_id=1239" calcext:value-type="string">
            <text:p>https://www.amusement-center.com/project/egg/game/?product_id=1239</text:p>
          </table:table-cell>
        </table:table-row>
        <table:table-row table:style-name="ro1">
          <table:table-cell office:value-type="string" calcext:value-type="string">
            <text:p>アスピック</text:p>
          </table:table-cell>
          <table:table-cell office:value-type="string" calcext:value-type="string">
            <text:p>Aspic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XTA0029a.bin</text:p>
          </table:table-cell>
          <table:table-cell office:value-type="string" calcext:value-type="string">
            <text:p>XTA0029.bmp</text:p>
          </table:table-cell>
          <table:table-cell table:number-columns-repeated="2"/>
          <table:table-cell table:formula="of:=HYPERLINK(COM.MICROSOFT.CONCAT(&quot;https://www.amusement-center.com/project/egg/game/?product_id=&quot;; [.C387]))" office:value-type="string" office:string-value="https://www.amusement-center.com/project/egg/game/?product_id=1651" calcext:value-type="string">
            <text:p>https://www.amusement-center.com/project/egg/game/?product_id=1651</text:p>
          </table:table-cell>
        </table:table-row>
        <table:table-row table:style-name="ro1">
          <table:table-cell office:value-type="string" calcext:value-type="string">
            <text:p>アスピック</text:p>
          </table:table-cell>
          <table:table-cell office:value-type="string" calcext:value-type="string">
            <text:p>Aspic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XTA0029a.bin</text:p>
          </table:table-cell>
          <table:table-cell office:value-type="string" calcext:value-type="string">
            <text:p>XTA0029.bmp</text:p>
          </table:table-cell>
          <table:table-cell table:number-columns-repeated="2"/>
          <table:table-cell table:formula="of:=HYPERLINK(COM.MICROSOFT.CONCAT(&quot;https://www.amusement-center.com/project/egg/game/?product_id=&quot;; [.C388]))" office:value-type="string" office:string-value="https://www.amusement-center.com/project/egg/game/?product_id=1778" calcext:value-type="string">
            <text:p>https://www.amusement-center.com/project/egg/game/?product_id=1778</text:p>
          </table:table-cell>
        </table:table-row>
        <table:table-row table:style-name="ro1">
          <table:table-cell office:value-type="string" calcext:value-type="string">
            <text:p>アスピックスペシャル</text:p>
          </table:table-cell>
          <table:table-cell office:value-type="string" calcext:value-type="string">
            <text:p>Aspic - Speci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0006a.bin</text:p>
          </table:table-cell>
          <table:table-cell office:value-type="string" calcext:value-type="string">
            <text:p>XTA0006.bmp</text:p>
          </table:table-cell>
          <table:table-cell table:number-columns-repeated="2"/>
          <table:table-cell table:formula="of:=HYPERLINK(COM.MICROSOFT.CONCAT(&quot;https://www.amusement-center.com/project/egg/game/?product_id=&quot;; [.C389]))" office:value-type="string" office:string-value="https://www.amusement-center.com/project/egg/game/?product_id=131" calcext:value-type="string">
            <text:p>https://www.amusement-center.com/project/egg/game/?product_id=131</text:p>
          </table:table-cell>
        </table:table-row>
        <table:table-row table:style-name="ro1">
          <table:table-cell office:value-type="string" calcext:value-type="string">
            <text:p>アスピックスペシャル</text:p>
          </table:table-cell>
          <table:table-cell office:value-type="string" calcext:value-type="string">
            <text:p>Aspic - Special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0019a.bin</text:p>
          </table:table-cell>
          <table:table-cell office:value-type="string" calcext:value-type="string">
            <text:p>XTA0019.bmp</text:p>
          </table:table-cell>
          <table:table-cell/>
          <table:table-cell office:value-type="string" calcext:value-type="string">
            <text:p>XTA0019d.bin</text:p>
          </table:table-cell>
          <table:table-cell table:formula="of:=HYPERLINK(COM.MICROSOFT.CONCAT(&quot;https://www.amusement-center.com/project/egg/game/?product_id=&quot;; [.C390]))" office:value-type="string" office:string-value="https://www.amusement-center.com/project/egg/game/?product_id=1319" calcext:value-type="string">
            <text:p>https://www.amusement-center.com/project/egg/game/?product_id=1319</text:p>
          </table:table-cell>
        </table:table-row>
        <table:table-row table:style-name="ro1">
          <table:table-cell office:value-type="string" calcext:value-type="string">
            <text:p>アスピックスペシャル</text:p>
          </table:table-cell>
          <table:table-cell office:value-type="string" calcext:value-type="string">
            <text:p>Aspic - Special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0019a.bin</text:p>
          </table:table-cell>
          <table:table-cell office:value-type="string" calcext:value-type="string">
            <text:p>XTA0019.bmp</text:p>
          </table:table-cell>
          <table:table-cell/>
          <table:table-cell office:value-type="string" calcext:value-type="string">
            <text:p>XTA0019d.bin</text:p>
          </table:table-cell>
          <table:table-cell table:formula="of:=HYPERLINK(COM.MICROSOFT.CONCAT(&quot;https://www.amusement-center.com/project/egg/game/?product_id=&quot;; [.C391]))" office:value-type="string" office:string-value="https://www.amusement-center.com/project/egg/game/?product_id=1733" calcext:value-type="string">
            <text:p>https://www.amusement-center.com/project/egg/game/?product_id=1733</text:p>
          </table:table-cell>
        </table:table-row>
        <table:table-row table:style-name="ro1">
          <table:table-cell office:value-type="string" calcext:value-type="string">
            <text:p>あっぷるそーす JOURNEY</text:p>
          </table:table-cell>
          <table:table-cell office:value-type="string" calcext:value-type="string">
            <text:p>Apple Sauce - Journey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2a.bin</text:p>
          </table:table-cell>
          <table:table-cell/>
          <table:table-cell office:value-type="string" calcext:value-type="string">
            <text:p>COM5022m.bin</text:p>
          </table:table-cell>
          <table:table-cell/>
          <table:table-cell table:formula="of:=HYPERLINK(COM.MICROSOFT.CONCAT(&quot;https://www.amusement-center.com/project/egg/game/?product_id=&quot;; [.C392]))" office:value-type="string" office:string-value="https://www.amusement-center.com/project/egg/game/?product_id=1255" calcext:value-type="string">
            <text:p>https://www.amusement-center.com/project/egg/game/?product_id=1255</text:p>
          </table:table-cell>
        </table:table-row>
        <table:table-row table:style-name="ro1">
          <table:table-cell office:value-type="string" calcext:value-type="string">
            <text:p>あっぷるそーす WESTERN</text:p>
          </table:table-cell>
          <table:table-cell office:value-type="string" calcext:value-type="string">
            <text:p>Apple Sauce - Western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1a.bin</text:p>
          </table:table-cell>
          <table:table-cell office:value-type="string" calcext:value-type="string">
            <text:p>COM0041.bmp</text:p>
          </table:table-cell>
          <table:table-cell office:value-type="string" calcext:value-type="string">
            <text:p>COM0041m.bin</text:p>
          </table:table-cell>
          <table:table-cell/>
          <table:table-cell table:formula="of:=HYPERLINK(COM.MICROSOFT.CONCAT(&quot;https://www.amusement-center.com/project/egg/game/?product_id=&quot;; [.C393]))" office:value-type="string" office:string-value="https://www.amusement-center.com/project/egg/game/?product_id=780" calcext:value-type="string">
            <text:p>https://www.amusement-center.com/project/egg/game/?product_id=780</text:p>
          </table:table-cell>
        </table:table-row>
        <table:table-row table:style-name="ro1">
          <table:table-cell office:value-type="string" calcext:value-type="string">
            <text:p>あっぷるそーす アングラー</text:p>
          </table:table-cell>
          <table:table-cell office:value-type="string" calcext:value-type="string">
            <text:p>Apple Sauce - Angler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1a.bin</text:p>
          </table:table-cell>
          <table:table-cell/>
          <table:table-cell office:value-type="string" calcext:value-type="string">
            <text:p>COM5021m.bin</text:p>
          </table:table-cell>
          <table:table-cell/>
          <table:table-cell table:formula="of:=HYPERLINK(COM.MICROSOFT.CONCAT(&quot;https://www.amusement-center.com/project/egg/game/?product_id=&quot;; [.C394]))" office:value-type="string" office:string-value="https://www.amusement-center.com/project/egg/game/?product_id=1254" calcext:value-type="string">
            <text:p>https://www.amusement-center.com/project/egg/game/?product_id=1254</text:p>
          </table:table-cell>
        </table:table-row>
        <table:table-row table:style-name="ro1">
          <table:table-cell office:value-type="string" calcext:value-type="string">
            <text:p>あっぷるそーす　パイレーツ</text:p>
          </table:table-cell>
          <table:table-cell office:value-type="string" calcext:value-type="string">
            <text:p>Apple Sauce - Pirate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6a.bin</text:p>
          </table:table-cell>
          <table:table-cell office:value-type="string" calcext:value-type="string">
            <text:p>COM0046.bmp</text:p>
          </table:table-cell>
          <table:table-cell table:number-columns-repeated="2"/>
          <table:table-cell table:formula="of:=HYPERLINK(COM.MICROSOFT.CONCAT(&quot;https://www.amusement-center.com/project/egg/game/?product_id=&quot;; [.C395]))" office:value-type="string" office:string-value="https://www.amusement-center.com/project/egg/game/?product_id=809" calcext:value-type="string">
            <text:p>https://www.amusement-center.com/project/egg/game/?product_id=809</text:p>
          </table:table-cell>
        </table:table-row>
        <table:table-row table:style-name="ro1">
          <table:table-cell office:value-type="string" calcext:value-type="string">
            <text:p>あっぷるそーす　ひなまつり</text:p>
          </table:table-cell>
          <table:table-cell office:value-type="string" calcext:value-type="string">
            <text:p>Apple Sauce - Hinamatsuri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2a.bin</text:p>
          </table:table-cell>
          <table:table-cell office:value-type="string" calcext:value-type="string">
            <text:p>COM0022.bmp</text:p>
          </table:table-cell>
          <table:table-cell office:value-type="string" calcext:value-type="string">
            <text:p>COM0022m.bin</text:p>
          </table:table-cell>
          <table:table-cell/>
          <table:table-cell table:formula="of:=HYPERLINK(COM.MICROSOFT.CONCAT(&quot;https://www.amusement-center.com/project/egg/game/?product_id=&quot;; [.C396]))" office:value-type="string" office:string-value="https://www.amusement-center.com/project/egg/game/?product_id=752" calcext:value-type="string">
            <text:p>https://www.amusement-center.com/project/egg/game/?product_id=752</text:p>
          </table:table-cell>
        </table:table-row>
        <table:table-row table:style-name="ro1">
          <table:table-cell office:value-type="string" calcext:value-type="string">
            <text:p>あっぷるそーす　るーむ</text:p>
          </table:table-cell>
          <table:table-cell office:value-type="string" calcext:value-type="string">
            <text:p>Apple Sauce - Room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07a.bin</text:p>
          </table:table-cell>
          <table:table-cell office:value-type="string" calcext:value-type="string">
            <text:p>COM0007.bmp</text:p>
          </table:table-cell>
          <table:table-cell office:value-type="string" calcext:value-type="string">
            <text:p>COM0007m.bin</text:p>
          </table:table-cell>
          <table:table-cell/>
          <table:table-cell table:formula="of:=HYPERLINK(COM.MICROSOFT.CONCAT(&quot;https://www.amusement-center.com/project/egg/game/?product_id=&quot;; [.C397]))" office:value-type="string" office:string-value="https://www.amusement-center.com/project/egg/game/?product_id=705" calcext:value-type="string">
            <text:p>https://www.amusement-center.com/project/egg/game/?product_id=705</text:p>
          </table:table-cell>
        </table:table-row>
        <table:table-row table:style-name="ro1">
          <table:table-cell office:value-type="string" calcext:value-type="string">
            <text:p>あっぷるそーす 森のクリスマス</text:p>
          </table:table-cell>
          <table:table-cell office:value-type="string" calcext:value-type="string">
            <text:p>Apple Sauce - Mori no Christma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7a.bin</text:p>
          </table:table-cell>
          <table:table-cell office:value-type="string" calcext:value-type="string">
            <text:p>COM0067.bmp</text:p>
          </table:table-cell>
          <table:table-cell office:value-type="string" calcext:value-type="string">
            <text:p>COM0067m.bin</text:p>
          </table:table-cell>
          <table:table-cell/>
          <table:table-cell table:formula="of:=HYPERLINK(COM.MICROSOFT.CONCAT(&quot;https://www.amusement-center.com/project/egg/game/?product_id=&quot;; [.C398]))" office:value-type="string" office:string-value="https://www.amusement-center.com/project/egg/game/?product_id=1063" calcext:value-type="string">
            <text:p>https://www.amusement-center.com/project/egg/game/?product_id=1063</text:p>
          </table:table-cell>
        </table:table-row>
        <table:table-row table:style-name="ro1">
          <table:table-cell office:value-type="string" calcext:value-type="string">
            <text:p>あっぷるそーす 秘境探検隊 </text:p>
          </table:table-cell>
          <table:table-cell office:value-type="string" calcext:value-type="string">
            <text:p>Apple Sauce - Hikyou Tankentai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0a.bin</text:p>
          </table:table-cell>
          <table:table-cell office:value-type="string" calcext:value-type="string">
            <text:p>COM0050.bmp</text:p>
          </table:table-cell>
          <table:table-cell office:value-type="string" calcext:value-type="string">
            <text:p>COM0050m.bin</text:p>
          </table:table-cell>
          <table:table-cell/>
          <table:table-cell table:formula="of:=HYPERLINK(COM.MICROSOFT.CONCAT(&quot;https://www.amusement-center.com/project/egg/game/?product_id=&quot;; [.C399]))" office:value-type="string" office:string-value="https://www.amusement-center.com/project/egg/game/?product_id=833" calcext:value-type="string">
            <text:p>https://www.amusement-center.com/project/egg/game/?product_id=833</text:p>
          </table:table-cell>
        </table:table-row>
        <table:table-row table:style-name="ro1">
          <table:table-cell office:value-type="string" calcext:value-type="string">
            <text:p>あっぷるそーすWESTERN</text:p>
          </table:table-cell>
          <table:table-cell office:value-type="string" calcext:value-type="string">
            <text:p>Apple Sauce - Western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1a.bin</text:p>
          </table:table-cell>
          <table:table-cell office:value-type="string" calcext:value-type="string">
            <text:p>COM0041.bmp</text:p>
          </table:table-cell>
          <table:table-cell office:value-type="string" calcext:value-type="string">
            <text:p>COM0041m.bin</text:p>
          </table:table-cell>
          <table:table-cell/>
          <table:table-cell table:formula="of:=HYPERLINK(COM.MICROSOFT.CONCAT(&quot;https://www.amusement-center.com/project/egg/game/?product_id=&quot;; [.C400]))" office:value-type="string" office:string-value="https://www.amusement-center.com/project/egg/game/?product_id=1543" calcext:value-type="string">
            <text:p>https://www.amusement-center.com/project/egg/game/?product_id=1543</text:p>
          </table:table-cell>
        </table:table-row>
        <table:table-row table:style-name="ro1">
          <table:table-cell office:value-type="string" calcext:value-type="string">
            <text:p>アドヴァンスト・ファンタジアン</text:p>
          </table:table-cell>
          <table:table-cell office:value-type="string" calcext:value-type="string">
            <text:p>Advanced Fantasia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7a.bin</text:p>
          </table:table-cell>
          <table:table-cell office:value-type="string" calcext:value-type="string">
            <text:p>XTA0007.bmp</text:p>
          </table:table-cell>
          <table:table-cell office:value-type="string" calcext:value-type="string">
            <text:p>XTA0007m.bin</text:p>
          </table:table-cell>
          <table:table-cell/>
          <table:table-cell table:formula="of:=HYPERLINK(COM.MICROSOFT.CONCAT(&quot;https://www.amusement-center.com/project/egg/game/?product_id=&quot;; [.C401]))" office:value-type="string" office:string-value="https://www.amusement-center.com/project/egg/game/?product_id=141" calcext:value-type="string">
            <text:p>https://www.amusement-center.com/project/egg/game/?product_id=141</text:p>
          </table:table-cell>
        </table:table-row>
        <table:table-row table:style-name="ro1">
          <table:table-cell office:value-type="string" calcext:value-type="string">
            <text:p>アドバンスド・ロードモナーク</text:p>
          </table:table-cell>
          <table:table-cell office:value-type="string" calcext:value-type="string">
            <text:p>Advanced Lord Monar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33a.bin</text:p>
          </table:table-cell>
          <table:table-cell office:value-type="string" calcext:value-type="string">
            <text:p>FAL0033.bmp</text:p>
          </table:table-cell>
          <table:table-cell table:number-columns-repeated="2"/>
          <table:table-cell table:formula="of:=HYPERLINK(COM.MICROSOFT.CONCAT(&quot;https://www.amusement-center.com/project/egg/game/?product_id=&quot;; [.C402]))" office:value-type="string" office:string-value="https://www.amusement-center.com/project/egg/game/?product_id=84" calcext:value-type="string">
            <text:p>https://www.amusement-center.com/project/egg/game/?product_id=84</text:p>
          </table:table-cell>
        </table:table-row>
        <table:table-row table:style-name="ro1">
          <table:table-cell office:value-type="string" calcext:value-type="string">
            <text:p>アドバンスド・ロードモナーク</text:p>
          </table:table-cell>
          <table:table-cell office:value-type="string" calcext:value-type="string">
            <text:p>Advanced Lord Monarch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1a.bin</text:p>
          </table:table-cell>
          <table:table-cell office:value-type="string" calcext:value-type="string">
            <text:p>FAL0071.bmp</text:p>
          </table:table-cell>
          <table:table-cell office:value-type="string" calcext:value-type="string">
            <text:p>FAL0071m.bin</text:p>
          </table:table-cell>
          <table:table-cell/>
          <table:table-cell table:formula="of:=HYPERLINK(COM.MICROSOFT.CONCAT(&quot;https://www.amusement-center.com/project/egg/game/?product_id=&quot;; [.C403]))" office:value-type="string" office:string-value="https://www.amusement-center.com/project/egg/game/?product_id=654" calcext:value-type="string">
            <text:p>https://www.amusement-center.com/project/egg/game/?product_id=654</text:p>
          </table:table-cell>
        </table:table-row>
        <table:table-row table:style-name="ro1">
          <table:table-cell office:value-type="string" calcext:value-type="string">
            <text:p>アドマス</text:p>
          </table:table-cell>
          <table:table-cell office:value-type="string" calcext:value-type="string">
            <text:p>Addmath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5a.bin</text:p>
          </table:table-cell>
          <table:table-cell office:value-type="string" calcext:value-type="string">
            <text:p>COM0035.bmp</text:p>
          </table:table-cell>
          <table:table-cell office:value-type="string" calcext:value-type="string">
            <text:p>COM0035m.bin</text:p>
          </table:table-cell>
          <table:table-cell/>
          <table:table-cell table:formula="of:=HYPERLINK(COM.MICROSOFT.CONCAT(&quot;https://www.amusement-center.com/project/egg/game/?product_id=&quot;; [.C404]))" office:value-type="string" office:string-value="https://www.amusement-center.com/project/egg/game/?product_id=770" calcext:value-type="string">
            <text:p>https://www.amusement-center.com/project/egg/game/?product_id=770</text:p>
          </table:table-cell>
        </table:table-row>
        <table:table-row table:style-name="ro1">
          <table:table-cell office:value-type="string" calcext:value-type="string">
            <text:p>アドマス</text:p>
          </table:table-cell>
          <table:table-cell office:value-type="string" calcext:value-type="string">
            <text:p>Addmath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5a.bin</text:p>
          </table:table-cell>
          <table:table-cell office:value-type="string" calcext:value-type="string">
            <text:p>COM0035.bmp</text:p>
          </table:table-cell>
          <table:table-cell office:value-type="string" calcext:value-type="string">
            <text:p>COM0035m.bin</text:p>
          </table:table-cell>
          <table:table-cell/>
          <table:table-cell table:formula="of:=HYPERLINK(COM.MICROSOFT.CONCAT(&quot;https://www.amusement-center.com/project/egg/game/?product_id=&quot;; [.C405]))" office:value-type="string" office:string-value="https://www.amusement-center.com/project/egg/game/?product_id=858" calcext:value-type="string">
            <text:p>https://www.amusement-center.com/project/egg/game/?product_id=858</text:p>
          </table:table-cell>
        </table:table-row>
        <table:table-row table:style-name="ro1">
          <table:table-cell office:value-type="string" calcext:value-type="string">
            <text:p>アトランチスの謎</text:p>
          </table:table-cell>
          <table:table-cell office:value-type="string" calcext:value-type="string">
            <text:p>Atlantis no Nazo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13a.bin</text:p>
          </table:table-cell>
          <table:table-cell office:value-type="string" calcext:value-type="string">
            <text:p>SNT0013.bmp</text:p>
          </table:table-cell>
          <table:table-cell office:value-type="string" calcext:value-type="string">
            <text:p>SNT0013m.bin</text:p>
          </table:table-cell>
          <table:table-cell/>
          <table:table-cell table:formula="of:=HYPERLINK(COM.MICROSOFT.CONCAT(&quot;https://www.amusement-center.com/project/egg/game/?product_id=&quot;; [.C406]))" office:value-type="string" office:string-value="https://www.amusement-center.com/project/egg/game/?product_id=845" calcext:value-type="string">
            <text:p>https://www.amusement-center.com/project/egg/game/?product_id=845</text:p>
          </table:table-cell>
        </table:table-row>
        <table:table-row table:style-name="ro1">
          <table:table-cell office:value-type="string" calcext:value-type="string">
            <text:p>アナザ</text:p>
          </table:table-cell>
          <table:table-cell office:value-type="string" calcext:value-type="string">
            <text:p>Another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OT1005a.bin</text:p>
          </table:table-cell>
          <table:table-cell office:value-type="string" calcext:value-type="string">
            <text:p>HOT1005.bmp</text:p>
          </table:table-cell>
          <table:table-cell table:number-columns-repeated="2"/>
          <table:table-cell table:formula="of:=HYPERLINK(COM.MICROSOFT.CONCAT(&quot;https://www.amusement-center.com/project/egg/game/?product_id=&quot;; [.C407]))" office:value-type="string" office:string-value="https://www.amusement-center.com/project/egg/game/?product_id=435" calcext:value-type="string">
            <text:p>https://www.amusement-center.com/project/egg/game/?product_id=435</text:p>
          </table:table-cell>
        </table:table-row>
        <table:table-row table:style-name="ro1">
          <table:table-cell office:value-type="string" calcext:value-type="string">
            <text:p>アビス</text:p>
          </table:table-cell>
          <table:table-cell office:value-type="string" calcext:value-type="string">
            <text:p>Abyss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AM0018a.bin</text:p>
          </table:table-cell>
          <table:table-cell office:value-type="string" calcext:value-type="string">
            <text:p>HAM0018.bmp</text:p>
          </table:table-cell>
          <table:table-cell table:number-columns-repeated="2"/>
          <table:table-cell table:formula="of:=HYPERLINK(COM.MICROSOFT.CONCAT(&quot;https://www.amusement-center.com/project/egg/game/?product_id=&quot;; [.C408]))" office:value-type="string" office:string-value="https://www.amusement-center.com/project/egg/game/?product_id=1682" calcext:value-type="string">
            <text:p>https://www.amusement-center.com/project/egg/game/?product_id=1682</text:p>
          </table:table-cell>
        </table:table-row>
        <table:table-row table:style-name="ro1">
          <table:table-cell office:value-type="string" calcext:value-type="string">
            <text:p>アビスII 帝王の涙</text:p>
          </table:table-cell>
          <table:table-cell office:value-type="string" calcext:value-type="string">
            <text:p>Abyss II - Teiou no Namida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16a.bin</text:p>
          </table:table-cell>
          <table:table-cell office:value-type="string" calcext:value-type="string">
            <text:p>HAM0016.bmp</text:p>
          </table:table-cell>
          <table:table-cell table:number-columns-repeated="2"/>
          <table:table-cell table:formula="of:=HYPERLINK(COM.MICROSOFT.CONCAT(&quot;https://www.amusement-center.com/project/egg/game/?product_id=&quot;; [.C409]))" office:value-type="string" office:string-value="https://www.amusement-center.com/project/egg/game/?product_id=1594" calcext:value-type="string">
            <text:p>https://www.amusement-center.com/project/egg/game/?product_id=1594</text:p>
          </table:table-cell>
        </table:table-row>
        <table:table-row table:style-name="ro1">
          <table:table-cell office:value-type="string" calcext:value-type="string">
            <text:p>アマランスⅠ・Ⅱセット</text:p>
          </table:table-cell>
          <table:table-cell office:value-type="string" calcext:value-type="string">
            <text:p>Phantasie RPG - Amaranth - I &amp; II Set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FUG0001a.bin</text:p>
          </table:table-cell>
          <table:table-cell office:value-type="string" calcext:value-type="string">
            <text:p>PFUG0001.bmp</text:p>
          </table:table-cell>
          <table:table-cell table:number-columns-repeated="2"/>
          <table:table-cell table:formula="of:=HYPERLINK(COM.MICROSOFT.CONCAT(&quot;https://www.amusement-center.com/project/egg/game/?product_id=&quot;; [.C410]))" office:value-type="string" office:string-value="https://www.amusement-center.com/project/egg/game/?product_id=616" calcext:value-type="string">
            <text:p>https://www.amusement-center.com/project/egg/game/?product_id=616</text:p>
          </table:table-cell>
        </table:table-row>
        <table:table-row table:style-name="ro1">
          <table:table-cell office:value-type="string" calcext:value-type="string">
            <text:p>アマランスIII</text:p>
          </table:table-cell>
          <table:table-cell office:value-type="string" calcext:value-type="string">
            <text:p>Amaranth III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UG0002a.bin</text:p>
          </table:table-cell>
          <table:table-cell office:value-type="string" calcext:value-type="string">
            <text:p>FUG0002.bmp</text:p>
          </table:table-cell>
          <table:table-cell office:value-type="string" calcext:value-type="string">
            <text:p>FUG0002m.bin</text:p>
          </table:table-cell>
          <table:table-cell/>
          <table:table-cell table:formula="of:=HYPERLINK(COM.MICROSOFT.CONCAT(&quot;https://www.amusement-center.com/project/egg/game/?product_id=&quot;; [.C411]))" office:value-type="string" office:string-value="https://www.amusement-center.com/project/egg/game/?product_id=655" calcext:value-type="string">
            <text:p>https://www.amusement-center.com/project/egg/game/?product_id=655</text:p>
          </table:table-cell>
        </table:table-row>
        <table:table-row table:style-name="ro1">
          <table:table-cell office:value-type="string" calcext:value-type="string">
            <text:p>アマランスIV</text:p>
          </table:table-cell>
          <table:table-cell office:value-type="string" calcext:value-type="string">
            <text:p>Amaranth IV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UG0003a.bin</text:p>
          </table:table-cell>
          <table:table-cell office:value-type="string" calcext:value-type="string">
            <text:p>FUG0003.bmp</text:p>
          </table:table-cell>
          <table:table-cell office:value-type="string" calcext:value-type="string">
            <text:p>FUG0003m.bin</text:p>
          </table:table-cell>
          <table:table-cell/>
          <table:table-cell table:formula="of:=HYPERLINK(COM.MICROSOFT.CONCAT(&quot;https://www.amusement-center.com/project/egg/game/?product_id=&quot;; [.C412]))" office:value-type="string" office:string-value="https://www.amusement-center.com/project/egg/game/?product_id=657" calcext:value-type="string">
            <text:p>https://www.amusement-center.com/project/egg/game/?product_id=657</text:p>
          </table:table-cell>
        </table:table-row>
        <table:table-row table:style-name="ro1">
          <table:table-cell office:value-type="string" calcext:value-type="string">
            <text:p>アメリカンサクセス</text:p>
          </table:table-cell>
          <table:table-cell office:value-type="string" calcext:value-type="string">
            <text:p>American Success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3a.bin</text:p>
          </table:table-cell>
          <table:table-cell office:value-type="string" calcext:value-type="string">
            <text:p>WIN0003.bmp</text:p>
          </table:table-cell>
          <table:table-cell table:number-columns-repeated="2"/>
          <table:table-cell table:formula="of:=HYPERLINK(COM.MICROSOFT.CONCAT(&quot;https://www.amusement-center.com/project/egg/game/?product_id=&quot;; [.C413]))" office:value-type="string" office:string-value="https://www.amusement-center.com/project/egg/game/?product_id=1369" calcext:value-type="string">
            <text:p>https://www.amusement-center.com/project/egg/game/?product_id=1369</text:p>
          </table:table-cell>
        </table:table-row>
        <table:table-row table:style-name="ro1">
          <table:table-cell office:value-type="string" calcext:value-type="string">
            <text:p>アメリカンサクセス</text:p>
          </table:table-cell>
          <table:table-cell office:value-type="string" calcext:value-type="string">
            <text:p>American Success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3a.bin</text:p>
          </table:table-cell>
          <table:table-cell office:value-type="string" calcext:value-type="string">
            <text:p>WIN0003.bmp</text:p>
          </table:table-cell>
          <table:table-cell table:number-columns-repeated="2"/>
          <table:table-cell table:formula="of:=HYPERLINK(COM.MICROSOFT.CONCAT(&quot;https://www.amusement-center.com/project/egg/game/?product_id=&quot;; [.C414]))" office:value-type="string" office:string-value="https://www.amusement-center.com/project/egg/game/?product_id=1547" calcext:value-type="string">
            <text:p>https://www.amusement-center.com/project/egg/game/?product_id=1547</text:p>
          </table:table-cell>
        </table:table-row>
        <table:table-row table:style-name="ro1">
          <table:table-cell office:value-type="string" calcext:value-type="string">
            <text:p>アメリカンサクセス</text:p>
          </table:table-cell>
          <table:table-cell office:value-type="string" calcext:value-type="string">
            <text:p>American Success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WIN1003a.bin</text:p>
          </table:table-cell>
          <table:table-cell office:value-type="string" calcext:value-type="string">
            <text:p>WIN1003.bmp</text:p>
          </table:table-cell>
          <table:table-cell table:number-columns-repeated="2"/>
          <table:table-cell table:formula="of:=HYPERLINK(COM.MICROSOFT.CONCAT(&quot;https://www.amusement-center.com/project/egg/game/?product_id=&quot;; [.C415]))" office:value-type="string" office:string-value="https://www.amusement-center.com/project/egg/game/?product_id=1589" calcext:value-type="string">
            <text:p>https://www.amusement-center.com/project/egg/game/?product_id=1589</text:p>
          </table:table-cell>
        </table:table-row>
        <table:table-row table:style-name="ro1">
          <table:table-cell office:value-type="string" calcext:value-type="string">
            <text:p>アメリカントラック</text:p>
          </table:table-cell>
          <table:table-cell office:value-type="string" calcext:value-type="string">
            <text:p>American Truck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EL1002a.bin</text:p>
          </table:table-cell>
          <table:table-cell office:value-type="string" calcext:value-type="string">
            <text:p>TEL1002.bmp</text:p>
          </table:table-cell>
          <table:table-cell table:number-columns-repeated="2"/>
          <table:table-cell table:formula="of:=HYPERLINK(COM.MICROSOFT.CONCAT(&quot;https://www.amusement-center.com/project/egg/game/?product_id=&quot;; [.C416]))" office:value-type="string" office:string-value="https://www.amusement-center.com/project/egg/game/?product_id=245" calcext:value-type="string">
            <text:p>https://www.amusement-center.com/project/egg/game/?product_id=245</text:p>
          </table:table-cell>
        </table:table-row>
        <table:table-row table:style-name="ro1">
          <table:table-cell office:value-type="string" calcext:value-type="string">
            <text:p>アメリカントラック</text:p>
          </table:table-cell>
          <table:table-cell office:value-type="string" calcext:value-type="string">
            <text:p>American Truck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EL0017a.bin</text:p>
          </table:table-cell>
          <table:table-cell office:value-type="string" calcext:value-type="string">
            <text:p>TEL0017.bmp</text:p>
          </table:table-cell>
          <table:table-cell table:number-columns-repeated="2"/>
          <table:table-cell table:formula="of:=HYPERLINK(COM.MICROSOFT.CONCAT(&quot;https://www.amusement-center.com/project/egg/game/?product_id=&quot;; [.C417]))" office:value-type="string" office:string-value="https://www.amusement-center.com/project/egg/game/?product_id=306" calcext:value-type="string">
            <text:p>https://www.amusement-center.com/project/egg/game/?product_id=306</text:p>
          </table:table-cell>
        </table:table-row>
        <table:table-row table:style-name="ro1">
          <table:table-cell office:value-type="string" calcext:value-type="string">
            <text:p>アメリカントラック</text:p>
          </table:table-cell>
          <table:table-cell office:value-type="string" calcext:value-type="string">
            <text:p>American Truck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EL1019a.bin</text:p>
          </table:table-cell>
          <table:table-cell office:value-type="string" calcext:value-type="string">
            <text:p>TEL1019.bmp</text:p>
          </table:table-cell>
          <table:table-cell table:number-columns-repeated="2"/>
          <table:table-cell table:formula="of:=HYPERLINK(COM.MICROSOFT.CONCAT(&quot;https://www.amusement-center.com/project/egg/game/?product_id=&quot;; [.C418]))" office:value-type="string" office:string-value="https://www.amusement-center.com/project/egg/game/?product_id=1287" calcext:value-type="string">
            <text:p>https://www.amusement-center.com/project/egg/game/?product_id=1287</text:p>
          </table:table-cell>
        </table:table-row>
        <table:table-row table:style-name="ro1">
          <table:table-cell office:value-type="string" calcext:value-type="string">
            <text:p>アメリカントラック</text:p>
          </table:table-cell>
          <table:table-cell office:value-type="string" calcext:value-type="string">
            <text:p>American Truck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EL0069a.bin</text:p>
          </table:table-cell>
          <table:table-cell office:value-type="string" calcext:value-type="string">
            <text:p>TEL0069.bmp</text:p>
          </table:table-cell>
          <table:table-cell table:number-columns-repeated="2"/>
          <table:table-cell table:formula="of:=HYPERLINK(COM.MICROSOFT.CONCAT(&quot;https://www.amusement-center.com/project/egg/game/?product_id=&quot;; [.C419]))" office:value-type="string" office:string-value="https://www.amusement-center.com/project/egg/game/?product_id=1706" calcext:value-type="string">
            <text:p>https://www.amusement-center.com/project/egg/game/?product_id=1706</text:p>
          </table:table-cell>
        </table:table-row>
        <table:table-row table:style-name="ro1">
          <table:table-cell office:value-type="string" calcext:value-type="string">
            <text:p>アラモ</text:p>
          </table:table-cell>
          <table:table-cell office:value-type="string" calcext:value-type="string">
            <text:p>Aramo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BR1001a.bin</text:p>
          </table:table-cell>
          <table:table-cell office:value-type="string" calcext:value-type="string">
            <text:p>CBR1001.bmp</text:p>
          </table:table-cell>
          <table:table-cell office:value-type="string" calcext:value-type="string">
            <text:p>CBR1001m.bin</text:p>
          </table:table-cell>
          <table:table-cell/>
          <table:table-cell table:formula="of:=HYPERLINK(COM.MICROSOFT.CONCAT(&quot;https://www.amusement-center.com/project/egg/game/?product_id=&quot;; [.C420]))" office:value-type="string" office:string-value="https://www.amusement-center.com/project/egg/game/?product_id=1592" calcext:value-type="string">
            <text:p>https://www.amusement-center.com/project/egg/game/?product_id=1592</text:p>
          </table:table-cell>
        </table:table-row>
        <table:table-row table:style-name="ro1">
          <table:table-cell office:value-type="string" calcext:value-type="string">
            <text:p>アルギースの翼</text:p>
          </table:table-cell>
          <table:table-cell office:value-type="string" calcext:value-type="string">
            <text:p>Arguice no Tsubas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01a.bin</text:p>
          </table:table-cell>
          <table:table-cell office:value-type="string" calcext:value-type="string">
            <text:p>KSK0001.bmp</text:p>
          </table:table-cell>
          <table:table-cell office:value-type="string" calcext:value-type="string">
            <text:p>KSK0001m.bin</text:p>
          </table:table-cell>
          <table:table-cell/>
          <table:table-cell table:formula="of:=HYPERLINK(COM.MICROSOFT.CONCAT(&quot;https://www.amusement-center.com/project/egg/game/?product_id=&quot;; [.C421]))" office:value-type="string" office:string-value="https://www.amusement-center.com/project/egg/game/?product_id=144" calcext:value-type="string">
            <text:p>https://www.amusement-center.com/project/egg/game/?product_id=144</text:p>
          </table:table-cell>
        </table:table-row>
        <table:table-row table:style-name="ro1">
          <table:table-cell office:value-type="string" calcext:value-type="string">
            <text:p>アルギースの翼</text:p>
          </table:table-cell>
          <table:table-cell office:value-type="string" calcext:value-type="string">
            <text:p>Arguice no Tsubasa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25a.bin</text:p>
          </table:table-cell>
          <table:table-cell office:value-type="string" calcext:value-type="string">
            <text:p>KSK0025.bmp</text:p>
          </table:table-cell>
          <table:table-cell office:value-type="string" calcext:value-type="string">
            <text:p>KSK0025m.bin</text:p>
          </table:table-cell>
          <table:table-cell/>
          <table:table-cell table:formula="of:=HYPERLINK(COM.MICROSOFT.CONCAT(&quot;https://www.amusement-center.com/project/egg/game/?product_id=&quot;; [.C422]))" office:value-type="string" office:string-value="https://www.amusement-center.com/project/egg/game/?product_id=977" calcext:value-type="string">
            <text:p>https://www.amusement-center.com/project/egg/game/?product_id=977</text:p>
          </table:table-cell>
        </table:table-row>
        <table:table-row table:style-name="ro1">
          <table:table-cell office:value-type="string" calcext:value-type="string">
            <text:p>アルギースの翼</text:p>
          </table:table-cell>
          <table:table-cell office:value-type="string" calcext:value-type="string">
            <text:p>Arguice no Tsubasa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8a.bin</text:p>
          </table:table-cell>
          <table:table-cell office:value-type="string" calcext:value-type="string">
            <text:p>KSK1008.bmp</text:p>
          </table:table-cell>
          <table:table-cell office:value-type="string" calcext:value-type="string">
            <text:p>KSK1008m.bin</text:p>
          </table:table-cell>
          <table:table-cell/>
          <table:table-cell table:formula="of:=HYPERLINK(COM.MICROSOFT.CONCAT(&quot;https://www.amusement-center.com/project/egg/game/?product_id=&quot;; [.C423]))" office:value-type="string" office:string-value="https://www.amusement-center.com/project/egg/game/?product_id=1163" calcext:value-type="string">
            <text:p>https://www.amusement-center.com/project/egg/game/?product_id=1163</text:p>
          </table:table-cell>
        </table:table-row>
        <table:table-row table:style-name="ro1">
          <table:table-cell office:value-type="string" calcext:value-type="string">
            <text:p>アルギースの翼</text:p>
          </table:table-cell>
          <table:table-cell office:value-type="string" calcext:value-type="string">
            <text:p>Arguice no Tsubasa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34a.bin</text:p>
          </table:table-cell>
          <table:table-cell office:value-type="string" calcext:value-type="string">
            <text:p>KSK0034.bmp</text:p>
          </table:table-cell>
          <table:table-cell office:value-type="string" calcext:value-type="string">
            <text:p>KSK0034m.bin</text:p>
          </table:table-cell>
          <table:table-cell office:value-type="string" calcext:value-type="string">
            <text:p>KSK0034d.bin</text:p>
          </table:table-cell>
          <table:table-cell table:formula="of:=HYPERLINK(COM.MICROSOFT.CONCAT(&quot;https://www.amusement-center.com/project/egg/game/?product_id=&quot;; [.C424]))" office:value-type="string" office:string-value="https://www.amusement-center.com/project/egg/game/?product_id=1282" calcext:value-type="string">
            <text:p>https://www.amusement-center.com/project/egg/game/?product_id=1282</text:p>
          </table:table-cell>
        </table:table-row>
        <table:table-row table:style-name="ro1">
          <table:table-cell office:value-type="string" calcext:value-type="string">
            <text:p>アルゴー</text:p>
          </table:table-cell>
          <table:table-cell office:value-type="string" calcext:value-type="string">
            <text:p>Arg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01a.bin</text:p>
          </table:table-cell>
          <table:table-cell office:value-type="string" calcext:value-type="string">
            <text:p>KUR0001.bmp</text:p>
          </table:table-cell>
          <table:table-cell office:value-type="string" calcext:value-type="string">
            <text:p>KUR0001m.bin</text:p>
          </table:table-cell>
          <table:table-cell/>
          <table:table-cell table:formula="of:=HYPERLINK(COM.MICROSOFT.CONCAT(&quot;https://www.amusement-center.com/project/egg/game/?product_id=&quot;; [.C425]))" office:value-type="string" office:string-value="https://www.amusement-center.com/project/egg/game/?product_id=27" calcext:value-type="string">
            <text:p>https://www.amusement-center.com/project/egg/game/?product_id=27</text:p>
          </table:table-cell>
        </table:table-row>
        <table:table-row table:style-name="ro1">
          <table:table-cell office:value-type="string" calcext:value-type="string">
            <text:p>アルゴー</text:p>
          </table:table-cell>
          <table:table-cell office:value-type="string" calcext:value-type="string">
            <text:p>Argo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20a.bin</text:p>
          </table:table-cell>
          <table:table-cell office:value-type="string" calcext:value-type="string">
            <text:p>KUR0020.bmp</text:p>
          </table:table-cell>
          <table:table-cell office:value-type="string" calcext:value-type="string">
            <text:p>KUR0020m.bin</text:p>
          </table:table-cell>
          <table:table-cell/>
          <table:table-cell table:formula="of:=HYPERLINK(COM.MICROSOFT.CONCAT(&quot;https://www.amusement-center.com/project/egg/game/?product_id=&quot;; [.C426]))" office:value-type="string" office:string-value="https://www.amusement-center.com/project/egg/game/?product_id=1511" calcext:value-type="string">
            <text:p>https://www.amusement-center.com/project/egg/game/?product_id=1511</text:p>
          </table:table-cell>
        </table:table-row>
        <table:table-row table:style-name="ro1">
          <table:table-cell office:value-type="string" calcext:value-type="string">
            <text:p>アルバートオデッセイ </text:p>
          </table:table-cell>
          <table:table-cell office:value-type="string" calcext:value-type="string">
            <text:p>Albert Odyssey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08a.bin</text:p>
          </table:table-cell>
          <table:table-cell office:value-type="string" calcext:value-type="string">
            <text:p>SNT0008.bmp</text:p>
          </table:table-cell>
          <table:table-cell office:value-type="string" calcext:value-type="string">
            <text:p>SNT0008m.bin</text:p>
          </table:table-cell>
          <table:table-cell/>
          <table:table-cell table:formula="of:=HYPERLINK(COM.MICROSOFT.CONCAT(&quot;https://www.amusement-center.com/project/egg/game/?product_id=&quot;; [.C427]))" office:value-type="string" office:string-value="https://www.amusement-center.com/project/egg/game/?product_id=878" calcext:value-type="string">
            <text:p>https://www.amusement-center.com/project/egg/game/?product_id=878</text:p>
          </table:table-cell>
        </table:table-row>
        <table:table-row table:style-name="ro1">
          <table:table-cell office:value-type="string" calcext:value-type="string">
            <text:p>アルバトロス</text:p>
          </table:table-cell>
          <table:table-cell office:value-type="string" calcext:value-type="string">
            <text:p>Albatros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EL1012a.bin</text:p>
          </table:table-cell>
          <table:table-cell office:value-type="string" calcext:value-type="string">
            <text:p>TEL1012.bmp</text:p>
          </table:table-cell>
          <table:table-cell table:number-columns-repeated="2"/>
          <table:table-cell table:formula="of:=HYPERLINK(COM.MICROSOFT.CONCAT(&quot;https://www.amusement-center.com/project/egg/game/?product_id=&quot;; [.C428]))" office:value-type="string" office:string-value="https://www.amusement-center.com/project/egg/game/?product_id=261" calcext:value-type="string">
            <text:p>https://www.amusement-center.com/project/egg/game/?product_id=261</text:p>
          </table:table-cell>
        </table:table-row>
        <table:table-row table:style-name="ro1">
          <table:table-cell office:value-type="string" calcext:value-type="string">
            <text:p>アルファックスZ</text:p>
          </table:table-cell>
          <table:table-cell office:value-type="string" calcext:value-type="string">
            <text:p>Alphax Z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WDP0003a.bin</text:p>
          </table:table-cell>
          <table:table-cell office:value-type="string" calcext:value-type="string">
            <text:p>WDP0003.bmp</text:p>
          </table:table-cell>
          <table:table-cell table:number-columns-repeated="2"/>
          <table:table-cell table:formula="of:=HYPERLINK(COM.MICROSOFT.CONCAT(&quot;https://www.amusement-center.com/project/egg/game/?product_id=&quot;; [.C429]))" office:value-type="string" office:string-value="https://www.amusement-center.com/project/egg/game/?product_id=1717" calcext:value-type="string">
            <text:p>https://www.amusement-center.com/project/egg/game/?product_id=1717</text:p>
          </table:table-cell>
        </table:table-row>
        <table:table-row table:style-name="ro1">
          <table:table-cell office:value-type="string" calcext:value-type="string">
            <text:p>アレスタ</text:p>
          </table:table-cell>
          <table:table-cell office:value-type="string" calcext:value-type="string">
            <text:p>Alest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6a.bin</text:p>
          </table:table-cell>
          <table:table-cell office:value-type="string" calcext:value-type="string">
            <text:p>COM1016.bmp</text:p>
          </table:table-cell>
          <table:table-cell table:number-columns-repeated="2"/>
          <table:table-cell table:formula="of:=HYPERLINK(COM.MICROSOFT.CONCAT(&quot;https://www.amusement-center.com/project/egg/game/?product_id=&quot;; [.C430]))" office:value-type="string" office:string-value="https://www.amusement-center.com/project/egg/game/?product_id=430" calcext:value-type="string">
            <text:p>https://www.amusement-center.com/project/egg/game/?product_id=430</text:p>
          </table:table-cell>
        </table:table-row>
        <table:table-row table:style-name="ro1">
          <table:table-cell office:value-type="string" calcext:value-type="string">
            <text:p>アレスタ</text:p>
          </table:table-cell>
          <table:table-cell office:value-type="string" calcext:value-type="string">
            <text:p>Aleste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6a.bin</text:p>
          </table:table-cell>
          <table:table-cell office:value-type="string" calcext:value-type="string">
            <text:p>COM1016.bmp</text:p>
          </table:table-cell>
          <table:table-cell table:number-columns-repeated="2"/>
          <table:table-cell table:formula="of:=HYPERLINK(COM.MICROSOFT.CONCAT(&quot;https://www.amusement-center.com/project/egg/game/?product_id=&quot;; [.C431]))" office:value-type="string" office:string-value="https://www.amusement-center.com/project/egg/game/?product_id=975" calcext:value-type="string">
            <text:p>https://www.amusement-center.com/project/egg/game/?product_id=975</text:p>
          </table:table-cell>
        </table:table-row>
        <table:table-row table:style-name="ro1">
          <table:table-cell office:value-type="string" calcext:value-type="string">
            <text:p>アレスタ </text:p>
          </table:table-cell>
          <table:table-cell office:value-type="string" calcext:value-type="string">
            <text:p>Aleste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6a.bin</text:p>
          </table:table-cell>
          <table:table-cell office:value-type="string" calcext:value-type="string">
            <text:p>COM1016.bmp</text:p>
          </table:table-cell>
          <table:table-cell table:number-columns-repeated="2"/>
          <table:table-cell table:formula="of:=HYPERLINK(COM.MICROSOFT.CONCAT(&quot;https://www.amusement-center.com/project/egg/game/?product_id=&quot;; [.C432]))" office:value-type="string" office:string-value="https://www.amusement-center.com/project/egg/game/?product_id=954" calcext:value-type="string">
            <text:p>https://www.amusement-center.com/project/egg/game/?product_id=954</text:p>
          </table:table-cell>
        </table:table-row>
        <table:table-row table:style-name="ro1">
          <table:table-cell office:value-type="string" calcext:value-type="string">
            <text:p>アレスタ（英語版） <text:s/></text:p>
          </table:table-cell>
          <table:table-cell office:value-type="string" calcext:value-type="string">
            <text:p>Aleste (Eigo-ban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1a.bin</text:p>
          </table:table-cell>
          <table:table-cell office:value-type="string" calcext:value-type="string">
            <text:p>COM1021.bmp</text:p>
          </table:table-cell>
          <table:table-cell office:value-type="string" calcext:value-type="string">
            <text:p>COM1021m.bin</text:p>
          </table:table-cell>
          <table:table-cell/>
          <table:table-cell table:formula="of:=HYPERLINK(COM.MICROSOFT.CONCAT(&quot;https://www.amusement-center.com/project/egg/game/?product_id=&quot;; [.C433]))" office:value-type="string" office:string-value="https://www.amusement-center.com/project/egg/game/?product_id=733" calcext:value-type="string">
            <text:p>https://www.amusement-center.com/project/egg/game/?product_id=733</text:p>
          </table:table-cell>
        </table:table-row>
        <table:table-row table:style-name="ro1">
          <table:table-cell office:value-type="string" calcext:value-type="string">
            <text:p>アレスタ1・2PLUS</text:p>
          </table:table-cell>
          <table:table-cell office:value-type="string" calcext:value-type="string">
            <text:p>Aleste 1 &amp; 2 Plu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1a.bin</text:p>
          </table:table-cell>
          <table:table-cell office:value-type="string" calcext:value-type="string">
            <text:p>PCOM0011.bmp</text:p>
          </table:table-cell>
          <table:table-cell table:number-columns-repeated="2"/>
          <table:table-cell table:formula="of:=HYPERLINK(COM.MICROSOFT.CONCAT(&quot;https://www.amusement-center.com/project/egg/game/?product_id=&quot;; [.C434]))" office:value-type="string" office:string-value="https://www.amusement-center.com/project/egg/game/?product_id=597" calcext:value-type="string">
            <text:p>https://www.amusement-center.com/project/egg/game/?product_id=597</text:p>
          </table:table-cell>
        </table:table-row>
        <table:table-row table:style-name="ro1">
          <table:table-cell office:value-type="string" calcext:value-type="string">
            <text:p>アレスタ２</text:p>
          </table:table-cell>
          <table:table-cell office:value-type="string" calcext:value-type="string">
            <text:p>Aleste 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7a.bin</text:p>
          </table:table-cell>
          <table:table-cell office:value-type="string" calcext:value-type="string">
            <text:p>COM1017.bmp</text:p>
          </table:table-cell>
          <table:table-cell table:number-columns-repeated="2"/>
          <table:table-cell table:formula="of:=HYPERLINK(COM.MICROSOFT.CONCAT(&quot;https://www.amusement-center.com/project/egg/game/?product_id=&quot;; [.C435]))" office:value-type="string" office:string-value="https://www.amusement-center.com/project/egg/game/?product_id=431" calcext:value-type="string">
            <text:p>https://www.amusement-center.com/project/egg/game/?product_id=431</text:p>
          </table:table-cell>
        </table:table-row>
        <table:table-row table:style-name="ro1">
          <table:table-cell office:value-type="string" calcext:value-type="string">
            <text:p>アレスタ２</text:p>
          </table:table-cell>
          <table:table-cell office:value-type="string" calcext:value-type="string">
            <text:p>Aleste 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7a.bin</text:p>
          </table:table-cell>
          <table:table-cell office:value-type="string" calcext:value-type="string">
            <text:p>COM1017.bmp</text:p>
          </table:table-cell>
          <table:table-cell table:number-columns-repeated="2"/>
          <table:table-cell table:formula="of:=HYPERLINK(COM.MICROSOFT.CONCAT(&quot;https://www.amusement-center.com/project/egg/game/?product_id=&quot;; [.C436]))" office:value-type="string" office:string-value="https://www.amusement-center.com/project/egg/game/?product_id=976" calcext:value-type="string">
            <text:p>https://www.amusement-center.com/project/egg/game/?product_id=976</text:p>
          </table:table-cell>
        </table:table-row>
        <table:table-row table:style-name="ro1">
          <table:table-cell office:value-type="string" calcext:value-type="string">
            <text:p>アレスタ2（英語版） <text:s/></text:p>
          </table:table-cell>
          <table:table-cell office:value-type="string" calcext:value-type="string">
            <text:p>Aleste 2 (Eigo-ban)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2a.bin</text:p>
          </table:table-cell>
          <table:table-cell office:value-type="string" calcext:value-type="string">
            <text:p>COM1022.bmp</text:p>
          </table:table-cell>
          <table:table-cell table:number-columns-repeated="2"/>
          <table:table-cell table:formula="of:=HYPERLINK(COM.MICROSOFT.CONCAT(&quot;https://www.amusement-center.com/project/egg/game/?product_id=&quot;; [.C437]))" office:value-type="string" office:string-value="https://www.amusement-center.com/project/egg/game/?product_id=758" calcext:value-type="string">
            <text:p>https://www.amusement-center.com/project/egg/game/?product_id=758</text:p>
          </table:table-cell>
        </table:table-row>
        <table:table-row table:style-name="ro1">
          <table:table-cell office:value-type="string" calcext:value-type="string">
            <text:p>アンティ</text:p>
          </table:table-cell>
          <table:table-cell office:value-type="string" calcext:value-type="string">
            <text:p>Ant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11a.bin</text:p>
          </table:table-cell>
          <table:table-cell office:value-type="string" calcext:value-type="string">
            <text:p>BOT1011.bmp</text:p>
          </table:table-cell>
          <table:table-cell table:number-columns-repeated="2"/>
          <table:table-cell table:formula="of:=HYPERLINK(COM.MICROSOFT.CONCAT(&quot;https://www.amusement-center.com/project/egg/game/?product_id=&quot;; [.C438]))" office:value-type="string" office:string-value="https://www.amusement-center.com/project/egg/game/?product_id=215" calcext:value-type="string">
            <text:p>https://www.amusement-center.com/project/egg/game/?product_id=215</text:p>
          </table:table-cell>
        </table:table-row>
        <table:table-row table:style-name="ro1">
          <table:table-cell office:value-type="string" calcext:value-type="string">
            <text:p>アンティ</text:p>
          </table:table-cell>
          <table:table-cell office:value-type="string" calcext:value-type="string">
            <text:p>Anty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11a.bin</text:p>
          </table:table-cell>
          <table:table-cell office:value-type="string" calcext:value-type="string">
            <text:p>BOT1011.bmp</text:p>
          </table:table-cell>
          <table:table-cell table:number-columns-repeated="2"/>
          <table:table-cell table:formula="of:=HYPERLINK(COM.MICROSOFT.CONCAT(&quot;https://www.amusement-center.com/project/egg/game/?product_id=&quot;; [.C439]))" office:value-type="string" office:string-value="https://www.amusement-center.com/project/egg/game/?product_id=899" calcext:value-type="string">
            <text:p>https://www.amusement-center.com/project/egg/game/?product_id=899</text:p>
          </table:table-cell>
        </table:table-row>
        <table:table-row table:style-name="ro1">
          <table:table-cell office:value-type="string" calcext:value-type="string">
            <text:p>アンデッドライン</text:p>
          </table:table-cell>
          <table:table-cell office:value-type="string" calcext:value-type="string">
            <text:p>Undead Line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1a.bin</text:p>
          </table:table-cell>
          <table:table-cell office:value-type="string" calcext:value-type="string">
            <text:p>TAE1011.bmp</text:p>
          </table:table-cell>
          <table:table-cell office:value-type="string" calcext:value-type="string">
            <text:p>TAE1011m.bin</text:p>
          </table:table-cell>
          <table:table-cell/>
          <table:table-cell table:formula="of:=HYPERLINK(COM.MICROSOFT.CONCAT(&quot;https://www.amusement-center.com/project/egg/game/?product_id=&quot;; [.C440]))" office:value-type="string" office:string-value="https://www.amusement-center.com/project/egg/game/?product_id=1513" calcext:value-type="string">
            <text:p>https://www.amusement-center.com/project/egg/game/?product_id=1513</text:p>
          </table:table-cell>
        </table:table-row>
        <table:table-row table:style-name="ro1">
          <table:table-cell office:value-type="string" calcext:value-type="string">
            <text:p>アンデッドライン</text:p>
          </table:table-cell>
          <table:table-cell office:value-type="string" calcext:value-type="string">
            <text:p>Undead Line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AE0044a.bin</text:p>
          </table:table-cell>
          <table:table-cell office:value-type="string" calcext:value-type="string">
            <text:p>TAE0044.bmp</text:p>
          </table:table-cell>
          <table:table-cell table:number-columns-repeated="2"/>
          <table:table-cell table:formula="of:=HYPERLINK(COM.MICROSOFT.CONCAT(&quot;https://www.amusement-center.com/project/egg/game/?product_id=&quot;; [.C441]))" office:value-type="string" office:string-value="https://www.amusement-center.com/project/egg/game/?product_id=1647" calcext:value-type="string">
            <text:p>https://www.amusement-center.com/project/egg/game/?product_id=1647</text:p>
          </table:table-cell>
        </table:table-row>
        <table:table-row table:style-name="ro1">
          <table:table-cell office:value-type="string" calcext:value-type="string">
            <text:p>アンデッドライン</text:p>
          </table:table-cell>
          <table:table-cell office:value-type="string" calcext:value-type="string">
            <text:p>Undead Line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1a.bin</text:p>
          </table:table-cell>
          <table:table-cell office:value-type="string" calcext:value-type="string">
            <text:p>TAE1011.bmp</text:p>
          </table:table-cell>
          <table:table-cell office:value-type="string" calcext:value-type="string">
            <text:p>TAE1011m.bin</text:p>
          </table:table-cell>
          <table:table-cell/>
          <table:table-cell table:formula="of:=HYPERLINK(COM.MICROSOFT.CONCAT(&quot;https://www.amusement-center.com/project/egg/game/?product_id=&quot;; [.C442]))" office:value-type="string" office:string-value="https://www.amusement-center.com/project/egg/game/?product_id=1699" calcext:value-type="string">
            <text:p>https://www.amusement-center.com/project/egg/game/?product_id=1699</text:p>
          </table:table-cell>
        </table:table-row>
        <table:table-row table:style-name="ro1">
          <table:table-cell office:value-type="string" calcext:value-type="string">
            <text:p>イー・アル・カンフー</text:p>
          </table:table-cell>
          <table:table-cell office:value-type="string" calcext:value-type="string">
            <text:p>Yie Ar Kung Fu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1a.bin</text:p>
          </table:table-cell>
          <table:table-cell office:value-type="string" calcext:value-type="string">
            <text:p>KNM1011.bmp</text:p>
          </table:table-cell>
          <table:table-cell office:value-type="string" calcext:value-type="string">
            <text:p>KNM1011m.bin</text:p>
          </table:table-cell>
          <table:table-cell/>
          <table:table-cell table:formula="of:=HYPERLINK(COM.MICROSOFT.CONCAT(&quot;https://www.amusement-center.com/project/egg/game/?product_id=&quot;; [.C443]))" office:value-type="string" office:string-value="https://www.amusement-center.com/project/egg/game/?product_id=1221" calcext:value-type="string">
            <text:p>https://www.amusement-center.com/project/egg/game/?product_id=1221</text:p>
          </table:table-cell>
        </table:table-row>
        <table:table-row table:style-name="ro1">
          <table:table-cell office:value-type="string" calcext:value-type="string">
            <text:p>イーガー皇帝の逆襲 イー・アル・カンフーII</text:p>
          </table:table-cell>
          <table:table-cell office:value-type="string" calcext:value-type="string">
            <text:p>Yie-Gah-koutei no Gyakushuu - Yie Ar Kung Fu 2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8a.bin</text:p>
          </table:table-cell>
          <table:table-cell office:value-type="string" calcext:value-type="string">
            <text:p>KNM1018.bmp</text:p>
          </table:table-cell>
          <table:table-cell office:value-type="string" calcext:value-type="string">
            <text:p>KNM1018m.bin</text:p>
          </table:table-cell>
          <table:table-cell/>
          <table:table-cell table:formula="of:=HYPERLINK(COM.MICROSOFT.CONCAT(&quot;https://www.amusement-center.com/project/egg/game/?product_id=&quot;; [.C444]))" office:value-type="string" office:string-value="https://www.amusement-center.com/project/egg/game/?product_id=1229" calcext:value-type="string">
            <text:p>https://www.amusement-center.com/project/egg/game/?product_id=1229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017a.bin</text:p>
          </table:table-cell>
          <table:table-cell office:value-type="string" calcext:value-type="string">
            <text:p>FAL0017.bmp</text:p>
          </table:table-cell>
          <table:table-cell table:number-columns-repeated="2"/>
          <table:table-cell table:formula="of:=HYPERLINK(COM.MICROSOFT.CONCAT(&quot;https://www.amusement-center.com/project/egg/game/?product_id=&quot;; [.C445]))" office:value-type="string" office:string-value="https://www.amusement-center.com/project/egg/game/?product_id=73" calcext:value-type="string">
            <text:p>https://www.amusement-center.com/project/egg/game/?product_id=73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01a.bin</text:p>
          </table:table-cell>
          <table:table-cell office:value-type="string" calcext:value-type="string">
            <text:p>FAL1001.bmp</text:p>
          </table:table-cell>
          <table:table-cell table:number-columns-repeated="2"/>
          <table:table-cell table:formula="of:=HYPERLINK(COM.MICROSOFT.CONCAT(&quot;https://www.amusement-center.com/project/egg/game/?product_id=&quot;; [.C446]))" office:value-type="string" office:string-value="https://www.amusement-center.com/project/egg/game/?product_id=86" calcext:value-type="string">
            <text:p>https://www.amusement-center.com/project/egg/game/?product_id=86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1a.bin</text:p>
          </table:table-cell>
          <table:table-cell office:value-type="string" calcext:value-type="string">
            <text:p>FAL0001.bmp</text:p>
          </table:table-cell>
          <table:table-cell office:value-type="string" calcext:value-type="string">
            <text:p>FAL0001m.bin</text:p>
          </table:table-cell>
          <table:table-cell/>
          <table:table-cell table:formula="of:=HYPERLINK(COM.MICROSOFT.CONCAT(&quot;https://www.amusement-center.com/project/egg/game/?product_id=&quot;; [.C447]))" office:value-type="string" office:string-value="https://www.amusement-center.com/project/egg/game/?product_id=93" calcext:value-type="string">
            <text:p>https://www.amusement-center.com/project/egg/game/?product_id=93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Ancient Ys Vanished Omen - Y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FAL0051a.bin</text:p>
          </table:table-cell>
          <table:table-cell office:value-type="string" calcext:value-type="string">
            <text:p>FAL0051.bmp</text:p>
          </table:table-cell>
          <table:table-cell office:value-type="string" calcext:value-type="string">
            <text:p>FAL0051m.bin</text:p>
          </table:table-cell>
          <table:table-cell office:value-type="string" calcext:value-type="string">
            <text:p>FAL0051d.bin</text:p>
          </table:table-cell>
          <table:table-cell table:formula="of:=HYPERLINK(COM.MICROSOFT.CONCAT(&quot;https://www.amusement-center.com/project/egg/game/?product_id=&quot;; [.C448]))" office:value-type="string" office:string-value="https://www.amusement-center.com/project/egg/game/?product_id=522" calcext:value-type="string">
            <text:p>https://www.amusement-center.com/project/egg/game/?product_id=522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052a.bin</text:p>
          </table:table-cell>
          <table:table-cell office:value-type="string" calcext:value-type="string">
            <text:p>FAL0052.bmp</text:p>
          </table:table-cell>
          <table:table-cell office:value-type="string" calcext:value-type="string">
            <text:p>FAL0052m.bin</text:p>
          </table:table-cell>
          <table:table-cell/>
          <table:table-cell table:formula="of:=HYPERLINK(COM.MICROSOFT.CONCAT(&quot;https://www.amusement-center.com/project/egg/game/?product_id=&quot;; [.C449]))" office:value-type="string" office:string-value="https://www.amusement-center.com/project/egg/game/?product_id=523" calcext:value-type="string">
            <text:p>https://www.amusement-center.com/project/egg/game/?product_id=523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1a.bin</text:p>
          </table:table-cell>
          <table:table-cell office:value-type="string" calcext:value-type="string">
            <text:p>FAL1051.bmp</text:p>
          </table:table-cell>
          <table:table-cell office:value-type="string" calcext:value-type="string">
            <text:p>FAL1051m.bin</text:p>
          </table:table-cell>
          <table:table-cell/>
          <table:table-cell table:formula="of:=HYPERLINK(COM.MICROSOFT.CONCAT(&quot;https://www.amusement-center.com/project/egg/game/?product_id=&quot;; [.C450]))" office:value-type="string" office:string-value="https://www.amusement-center.com/project/egg/game/?product_id=524" calcext:value-type="string">
            <text:p>https://www.amusement-center.com/project/egg/game/?product_id=524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4a.bin</text:p>
          </table:table-cell>
          <table:table-cell office:value-type="string" calcext:value-type="string">
            <text:p>FAL0084.bmp</text:p>
          </table:table-cell>
          <table:table-cell office:value-type="string" calcext:value-type="string">
            <text:p>FAL0084m.bin</text:p>
          </table:table-cell>
          <table:table-cell/>
          <table:table-cell table:formula="of:=HYPERLINK(COM.MICROSOFT.CONCAT(&quot;https://www.amusement-center.com/project/egg/game/?product_id=&quot;; [.C451]))" office:value-type="string" office:string-value="https://www.amusement-center.com/project/egg/game/?product_id=685" calcext:value-type="string">
            <text:p>https://www.amusement-center.com/project/egg/game/?product_id=685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103a.bin</text:p>
          </table:table-cell>
          <table:table-cell office:value-type="string" calcext:value-type="string">
            <text:p>FAL0103.bmp</text:p>
          </table:table-cell>
          <table:table-cell office:value-type="string" calcext:value-type="string">
            <text:p>FAL0103m.bin</text:p>
          </table:table-cell>
          <table:table-cell/>
          <table:table-cell table:formula="of:=HYPERLINK(COM.MICROSOFT.CONCAT(&quot;https://www.amusement-center.com/project/egg/game/?product_id=&quot;; [.C452]))" office:value-type="string" office:string-value="https://www.amusement-center.com/project/egg/game/?product_id=1190" calcext:value-type="string">
            <text:p>https://www.amusement-center.com/project/egg/game/?product_id=1190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8a.bin</text:p>
          </table:table-cell>
          <table:table-cell office:value-type="string" calcext:value-type="string">
            <text:p>FAL1058.bmp</text:p>
          </table:table-cell>
          <table:table-cell office:value-type="string" calcext:value-type="string">
            <text:p>FAL1058m.bin</text:p>
          </table:table-cell>
          <table:table-cell/>
          <table:table-cell table:formula="of:=HYPERLINK(COM.MICROSOFT.CONCAT(&quot;https://www.amusement-center.com/project/egg/game/?product_id=&quot;; [.C453]))" office:value-type="string" office:string-value="https://www.amusement-center.com/project/egg/game/?product_id=1398" calcext:value-type="string">
            <text:p>https://www.amusement-center.com/project/egg/game/?product_id=1398</text:p>
          </table:table-cell>
        </table:table-row>
        <table:table-row table:style-name="ro1">
          <table:table-cell office:value-type="string" calcext:value-type="string">
            <text:p>イース</text:p>
          </table:table-cell>
          <table:table-cell office:value-type="string" calcext:value-type="string">
            <text:p>Y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4a.bin</text:p>
          </table:table-cell>
          <table:table-cell office:value-type="string" calcext:value-type="string">
            <text:p>FAL0124.bmp</text:p>
          </table:table-cell>
          <table:table-cell office:value-type="string" calcext:value-type="string">
            <text:p>FAL0124m.bin</text:p>
          </table:table-cell>
          <table:table-cell/>
          <table:table-cell table:formula="of:=HYPERLINK(COM.MICROSOFT.CONCAT(&quot;https://www.amusement-center.com/project/egg/game/?product_id=&quot;; [.C454]))" office:value-type="string" office:string-value="https://www.amusement-center.com/project/egg/game/?product_id=1440" calcext:value-type="string">
            <text:p>https://www.amusement-center.com/project/egg/game/?product_id=1440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019a.bin</text:p>
          </table:table-cell>
          <table:table-cell office:value-type="string" calcext:value-type="string">
            <text:p>FAL0019.bmp</text:p>
          </table:table-cell>
          <table:table-cell table:number-columns-repeated="2"/>
          <table:table-cell table:formula="of:=HYPERLINK(COM.MICROSOFT.CONCAT(&quot;https://www.amusement-center.com/project/egg/game/?product_id=&quot;; [.C455]))" office:value-type="string" office:string-value="https://www.amusement-center.com/project/egg/game/?product_id=78" calcext:value-type="string">
            <text:p>https://www.amusement-center.com/project/egg/game/?product_id=78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02a.bin</text:p>
          </table:table-cell>
          <table:table-cell office:value-type="string" calcext:value-type="string">
            <text:p>FAL1002.bmp</text:p>
          </table:table-cell>
          <table:table-cell table:number-columns-repeated="2"/>
          <table:table-cell table:formula="of:=HYPERLINK(COM.MICROSOFT.CONCAT(&quot;https://www.amusement-center.com/project/egg/game/?product_id=&quot;; [.C456]))" office:value-type="string" office:string-value="https://www.amusement-center.com/project/egg/game/?product_id=87" calcext:value-type="string">
            <text:p>https://www.amusement-center.com/project/egg/game/?product_id=87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11a.bin</text:p>
          </table:table-cell>
          <table:table-cell office:value-type="string" calcext:value-type="string">
            <text:p>FAL0011.bmp</text:p>
          </table:table-cell>
          <table:table-cell office:value-type="string" calcext:value-type="string">
            <text:p>FAL0011m.bin</text:p>
          </table:table-cell>
          <table:table-cell/>
          <table:table-cell table:formula="of:=HYPERLINK(COM.MICROSOFT.CONCAT(&quot;https://www.amusement-center.com/project/egg/game/?product_id=&quot;; [.C457]))" office:value-type="string" office:string-value="https://www.amusement-center.com/project/egg/game/?product_id=90" calcext:value-type="string">
            <text:p>https://www.amusement-center.com/project/egg/game/?product_id=90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3a.bin</text:p>
          </table:table-cell>
          <table:table-cell office:value-type="string" calcext:value-type="string">
            <text:p>FAL0053.bmp</text:p>
          </table:table-cell>
          <table:table-cell office:value-type="string" calcext:value-type="string">
            <text:p>FAL0053m.bin</text:p>
          </table:table-cell>
          <table:table-cell office:value-type="string" calcext:value-type="string">
            <text:p>FAL0053d.bin</text:p>
          </table:table-cell>
          <table:table-cell table:formula="of:=HYPERLINK(COM.MICROSOFT.CONCAT(&quot;https://www.amusement-center.com/project/egg/game/?product_id=&quot;; [.C458]))" office:value-type="string" office:string-value="https://www.amusement-center.com/project/egg/game/?product_id=525" calcext:value-type="string">
            <text:p>https://www.amusement-center.com/project/egg/game/?product_id=525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2a.bin</text:p>
          </table:table-cell>
          <table:table-cell office:value-type="string" calcext:value-type="string">
            <text:p>FAL1052.bmp</text:p>
          </table:table-cell>
          <table:table-cell table:number-columns-repeated="2"/>
          <table:table-cell table:formula="of:=HYPERLINK(COM.MICROSOFT.CONCAT(&quot;https://www.amusement-center.com/project/egg/game/?product_id=&quot;; [.C459]))" office:value-type="string" office:string-value="https://www.amusement-center.com/project/egg/game/?product_id=526" calcext:value-type="string">
            <text:p>https://www.amusement-center.com/project/egg/game/?product_id=526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054a.bin</text:p>
          </table:table-cell>
          <table:table-cell office:value-type="string" calcext:value-type="string">
            <text:p>FAL0054.bmp</text:p>
          </table:table-cell>
          <table:table-cell table:number-columns-repeated="2"/>
          <table:table-cell table:formula="of:=HYPERLINK(COM.MICROSOFT.CONCAT(&quot;https://www.amusement-center.com/project/egg/game/?product_id=&quot;; [.C460]))" office:value-type="string" office:string-value="https://www.amusement-center.com/project/egg/game/?product_id=527" calcext:value-type="string">
            <text:p>https://www.amusement-center.com/project/egg/game/?product_id=527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6a.bin</text:p>
          </table:table-cell>
          <table:table-cell office:value-type="string" calcext:value-type="string">
            <text:p>FAL0086.bmp</text:p>
          </table:table-cell>
          <table:table-cell table:number-columns-repeated="2"/>
          <table:table-cell table:formula="of:=HYPERLINK(COM.MICROSOFT.CONCAT(&quot;https://www.amusement-center.com/project/egg/game/?product_id=&quot;; [.C461]))" office:value-type="string" office:string-value="https://www.amusement-center.com/project/egg/game/?product_id=693" calcext:value-type="string">
            <text:p>https://www.amusement-center.com/project/egg/game/?product_id=693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FAL0104a.bin</text:p>
          </table:table-cell>
          <table:table-cell office:value-type="string" calcext:value-type="string">
            <text:p>FAL0104.bmp</text:p>
          </table:table-cell>
          <table:table-cell office:value-type="string" calcext:value-type="string">
            <text:p>FAL0104m.bin</text:p>
          </table:table-cell>
          <table:table-cell/>
          <table:table-cell table:formula="of:=HYPERLINK(COM.MICROSOFT.CONCAT(&quot;https://www.amusement-center.com/project/egg/game/?product_id=&quot;; [.C462]))" office:value-type="string" office:string-value="https://www.amusement-center.com/project/egg/game/?product_id=1191" calcext:value-type="string">
            <text:p>https://www.amusement-center.com/project/egg/game/?product_id=1191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9a.bin</text:p>
          </table:table-cell>
          <table:table-cell office:value-type="string" calcext:value-type="string">
            <text:p>FAL1059.bmp</text:p>
          </table:table-cell>
          <table:table-cell office:value-type="string" calcext:value-type="string">
            <text:p>FAL1059m.bin</text:p>
          </table:table-cell>
          <table:table-cell/>
          <table:table-cell table:formula="of:=HYPERLINK(COM.MICROSOFT.CONCAT(&quot;https://www.amusement-center.com/project/egg/game/?product_id=&quot;; [.C463]))" office:value-type="string" office:string-value="https://www.amusement-center.com/project/egg/game/?product_id=1402" calcext:value-type="string">
            <text:p>https://www.amusement-center.com/project/egg/game/?product_id=1402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5a.bin</text:p>
          </table:table-cell>
          <table:table-cell office:value-type="string" calcext:value-type="string">
            <text:p>FAL0125.bmp</text:p>
          </table:table-cell>
          <table:table-cell office:value-type="string" calcext:value-type="string">
            <text:p>FAL0125m.bin</text:p>
          </table:table-cell>
          <table:table-cell/>
          <table:table-cell table:formula="of:=HYPERLINK(COM.MICROSOFT.CONCAT(&quot;https://www.amusement-center.com/project/egg/game/?product_id=&quot;; [.C464]))" office:value-type="string" office:string-value="https://www.amusement-center.com/project/egg/game/?product_id=1445" calcext:value-type="string">
            <text:p>https://www.amusement-center.com/project/egg/game/?product_id=1445</text:p>
          </table:table-cell>
        </table:table-row>
        <table:table-row table:style-name="ro1">
          <table:table-cell office:value-type="string" calcext:value-type="string">
            <text:p>イースII</text:p>
          </table:table-cell>
          <table:table-cell office:value-type="string" calcext:value-type="string">
            <text:p>Ys II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32a.bin</text:p>
          </table:table-cell>
          <table:table-cell office:value-type="string" calcext:value-type="string">
            <text:p>FAL0132.bmp</text:p>
          </table:table-cell>
          <table:table-cell office:value-type="string" calcext:value-type="string">
            <text:p>FAL0132m.bin</text:p>
          </table:table-cell>
          <table:table-cell/>
          <table:table-cell table:formula="of:=HYPERLINK(COM.MICROSOFT.CONCAT(&quot;https://www.amusement-center.com/project/egg/game/?product_id=&quot;; [.C465]))" office:value-type="string" office:string-value="https://www.amusement-center.com/project/egg/game/?product_id=1493" calcext:value-type="string">
            <text:p>https://www.amusement-center.com/project/egg/game/?product_id=1493</text:p>
          </table:table-cell>
        </table:table-row>
        <table:table-row table:style-name="ro1">
          <table:table-cell office:value-type="string" calcext:value-type="string">
            <text:p>イースⅤ 失われた砂の都ケフィン </text:p>
          </table:table-cell>
          <table:table-cell office:value-type="string" calcext:value-type="string">
            <text:p>Ys V - Ushinawareta Suna no Miyako Kefi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FAL0100a.bin</text:p>
          </table:table-cell>
          <table:table-cell office:value-type="string" calcext:value-type="string">
            <text:p>FAL0100.bmp</text:p>
          </table:table-cell>
          <table:table-cell office:value-type="string" calcext:value-type="string">
            <text:p>FAL0100m.bin</text:p>
          </table:table-cell>
          <table:table-cell/>
          <table:table-cell table:formula="of:=HYPERLINK(COM.MICROSOFT.CONCAT(&quot;https://www.amusement-center.com/project/egg/game/?product_id=&quot;; [.C466]))" office:value-type="string" office:string-value="https://www.amusement-center.com/project/egg/game/?product_id=888" calcext:value-type="string">
            <text:p>https://www.amusement-center.com/project/egg/game/?product_id=888</text:p>
          </table:table-cell>
        </table:table-row>
        <table:table-row table:style-name="ro1">
          <table:table-cell office:value-type="string" calcext:value-type="string">
            <text:p>イース大全集 〜Ys complete works 〜</text:p>
          </table:table-cell>
          <table:table-cell office:value-type="string" calcext:value-type="string">
            <text:p>Ys Daizenshuu - Ys Complete Work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FAL0001a.bin</text:p>
          </table:table-cell>
          <table:table-cell office:value-type="string" calcext:value-type="string">
            <text:p>PFAL0001.bmp</text:p>
          </table:table-cell>
          <table:table-cell office:value-type="string" calcext:value-type="string">
            <text:p>PFAL0001m.bin</text:p>
          </table:table-cell>
          <table:table-cell/>
          <table:table-cell table:formula="of:=HYPERLINK(COM.MICROSOFT.CONCAT(&quot;https://www.amusement-center.com/project/egg/game/?product_id=&quot;; [.C467]))" office:value-type="string" office:string-value="https://www.amusement-center.com/project/egg/game/?product_id=638" calcext:value-type="string">
            <text:p>https://www.amusement-center.com/project/egg/game/?product_id=638</text:p>
          </table:table-cell>
        </table:table-row>
        <table:table-row table:style-name="ro1">
          <table:table-cell office:value-type="string" calcext:value-type="string">
            <text:p>いっき</text:p>
          </table:table-cell>
          <table:table-cell office:value-type="string" calcext:value-type="string">
            <text:p>Ikki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1a.bin</text:p>
          </table:table-cell>
          <table:table-cell office:value-type="string" calcext:value-type="string">
            <text:p>SNT0001.bmp</text:p>
          </table:table-cell>
          <table:table-cell office:value-type="string" calcext:value-type="string">
            <text:p>SNT0001m.bin</text:p>
          </table:table-cell>
          <table:table-cell/>
          <table:table-cell table:formula="of:=HYPERLINK(COM.MICROSOFT.CONCAT(&quot;https://www.amusement-center.com/project/egg/game/?product_id=&quot;; [.C468]))" office:value-type="string" office:string-value="https://www.amusement-center.com/project/egg/game/?product_id=827" calcext:value-type="string">
            <text:p>https://www.amusement-center.com/project/egg/game/?product_id=827</text:p>
          </table:table-cell>
        </table:table-row>
        <table:table-row table:style-name="ro1">
          <table:table-cell office:value-type="string" calcext:value-type="string">
            <text:p>いっき</text:p>
          </table:table-cell>
          <table:table-cell office:value-type="string" calcext:value-type="string">
            <text:p>Ikki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SNT0027a.bin</text:p>
          </table:table-cell>
          <table:table-cell office:value-type="string" calcext:value-type="string">
            <text:p>SNT0027.bmp</text:p>
          </table:table-cell>
          <table:table-cell table:number-columns-repeated="2"/>
          <table:table-cell table:formula="of:=HYPERLINK(COM.MICROSOFT.CONCAT(&quot;https://www.amusement-center.com/project/egg/game/?product_id=&quot;; [.C469]))" office:value-type="string" office:string-value="https://www.amusement-center.com/project/egg/game/?product_id=1422" calcext:value-type="string">
            <text:p>https://www.amusement-center.com/project/egg/game/?product_id=1422</text:p>
          </table:table-cell>
        </table:table-row>
        <table:table-row table:style-name="ro1">
          <table:table-cell office:value-type="string" calcext:value-type="string">
            <text:p>インペリアルフォース</text:p>
          </table:table-cell>
          <table:table-cell office:value-type="string" calcext:value-type="string">
            <text:p>Imperial War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7a.bin</text:p>
          </table:table-cell>
          <table:table-cell office:value-type="string" calcext:value-type="string">
            <text:p>SYS0037.bmp</text:p>
          </table:table-cell>
          <table:table-cell office:value-type="string" calcext:value-type="string">
            <text:p>SYS0037m.bin</text:p>
          </table:table-cell>
          <table:table-cell/>
          <table:table-cell table:formula="of:=HYPERLINK(COM.MICROSOFT.CONCAT(&quot;https://www.amusement-center.com/project/egg/game/?product_id=&quot;; [.C470]))" office:value-type="string" office:string-value="https://www.amusement-center.com/project/egg/game/?product_id=1007" calcext:value-type="string">
            <text:p>https://www.amusement-center.com/project/egg/game/?product_id=1007</text:p>
          </table:table-cell>
        </table:table-row>
        <table:table-row table:style-name="ro1">
          <table:table-cell office:value-type="string" calcext:value-type="string">
            <text:p>インペリアルフォース</text:p>
          </table:table-cell>
          <table:table-cell office:value-type="string" calcext:value-type="string">
            <text:p>Imperial Wars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54a.bin</text:p>
          </table:table-cell>
          <table:table-cell office:value-type="string" calcext:value-type="string">
            <text:p>SYS0054.bmp</text:p>
          </table:table-cell>
          <table:table-cell office:value-type="string" calcext:value-type="string">
            <text:p>SYS0054m.bin</text:p>
          </table:table-cell>
          <table:table-cell/>
          <table:table-cell table:formula="of:=HYPERLINK(COM.MICROSOFT.CONCAT(&quot;https://www.amusement-center.com/project/egg/game/?product_id=&quot;; [.C471]))" office:value-type="string" office:string-value="https://www.amusement-center.com/project/egg/game/?product_id=1348" calcext:value-type="string">
            <text:p>https://www.amusement-center.com/project/egg/game/?product_id=1348</text:p>
          </table:table-cell>
        </table:table-row>
        <table:table-row table:style-name="ro1">
          <table:table-cell office:value-type="string" calcext:value-type="string">
            <text:p>ヴァリスIII </text:p>
          </table:table-cell>
          <table:table-cell office:value-type="string" calcext:value-type="string">
            <text:p>Valis III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0043a.bin</text:p>
          </table:table-cell>
          <table:table-cell office:value-type="string" calcext:value-type="string">
            <text:p>TEL0043.bmp</text:p>
          </table:table-cell>
          <table:table-cell office:value-type="string" calcext:value-type="string">
            <text:p>TEL0043m.bin</text:p>
          </table:table-cell>
          <table:table-cell/>
          <table:table-cell table:formula="of:=HYPERLINK(COM.MICROSOFT.CONCAT(&quot;https://www.amusement-center.com/project/egg/game/?product_id=&quot;; [.C472]))" office:value-type="string" office:string-value="https://www.amusement-center.com/project/egg/game/?product_id=1010" calcext:value-type="string">
            <text:p>https://www.amusement-center.com/project/egg/game/?product_id=1010</text:p>
          </table:table-cell>
        </table:table-row>
        <table:table-row table:style-name="ro1">
          <table:table-cell office:value-type="string" calcext:value-type="string">
            <text:p>ヴァルナ</text:p>
          </table:table-cell>
          <table:table-cell office:value-type="string" calcext:value-type="string">
            <text:p>Varn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7a.bin</text:p>
          </table:table-cell>
          <table:table-cell office:value-type="string" calcext:value-type="string">
            <text:p>SAC0007.bmp</text:p>
          </table:table-cell>
          <table:table-cell office:value-type="string" calcext:value-type="string">
            <text:p>SAC0007m.bin</text:p>
          </table:table-cell>
          <table:table-cell office:value-type="string" calcext:value-type="string">
            <text:p>SAC0007d.bin</text:p>
          </table:table-cell>
          <table:table-cell table:formula="of:=HYPERLINK(COM.MICROSOFT.CONCAT(&quot;https://www.amusement-center.com/project/egg/game/?product_id=&quot;; [.C473]))" office:value-type="string" office:string-value="https://www.amusement-center.com/project/egg/game/?product_id=163" calcext:value-type="string">
            <text:p>https://www.amusement-center.com/project/egg/game/?product_id=163</text:p>
          </table:table-cell>
        </table:table-row>
        <table:table-row table:style-name="ro1">
          <table:table-cell office:value-type="string" calcext:value-type="string">
            <text:p>ヴァルナ</text:p>
          </table:table-cell>
          <table:table-cell office:value-type="string" calcext:value-type="string">
            <text:p>Varn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7a.bin</text:p>
          </table:table-cell>
          <table:table-cell office:value-type="string" calcext:value-type="string">
            <text:p>SAC0007.bmp</text:p>
          </table:table-cell>
          <table:table-cell office:value-type="string" calcext:value-type="string">
            <text:p>SAC0007m.bin</text:p>
          </table:table-cell>
          <table:table-cell office:value-type="string" calcext:value-type="string">
            <text:p>SAC0007d.bin</text:p>
          </table:table-cell>
          <table:table-cell table:formula="of:=HYPERLINK(COM.MICROSOFT.CONCAT(&quot;https://www.amusement-center.com/project/egg/game/?product_id=&quot;; [.C474]))" office:value-type="string" office:string-value="https://www.amusement-center.com/project/egg/game/?product_id=1771" calcext:value-type="string">
            <text:p>https://www.amusement-center.com/project/egg/game/?product_id=1771</text:p>
          </table:table-cell>
        </table:table-row>
        <table:table-row table:style-name="ro1">
          <table:table-cell office:value-type="string" calcext:value-type="string">
            <text:p>ヴィクセン357</text:p>
          </table:table-cell>
          <table:table-cell office:value-type="string" calcext:value-type="string">
            <text:p>Vixen 357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39a.bin</text:p>
          </table:table-cell>
          <table:table-cell office:value-type="string" calcext:value-type="string">
            <text:p>NCS0039.bmp</text:p>
          </table:table-cell>
          <table:table-cell office:value-type="string" calcext:value-type="string">
            <text:p>NCS0039m.bin</text:p>
          </table:table-cell>
          <table:table-cell/>
          <table:table-cell table:formula="of:=HYPERLINK(COM.MICROSOFT.CONCAT(&quot;https://www.amusement-center.com/project/egg/game/?product_id=&quot;; [.C475]))" office:value-type="string" office:string-value="https://www.amusement-center.com/project/egg/game/?product_id=1443" calcext:value-type="string">
            <text:p>https://www.amusement-center.com/project/egg/game/?product_id=1443</text:p>
          </table:table-cell>
        </table:table-row>
        <table:table-row table:style-name="ro1">
          <table:table-cell office:value-type="string" calcext:value-type="string">
            <text:p>ウィニングショット</text:p>
          </table:table-cell>
          <table:table-cell office:value-type="string" calcext:value-type="string">
            <text:p>Winning Shot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28a.bin</text:p>
          </table:table-cell>
          <table:table-cell office:value-type="string" calcext:value-type="string">
            <text:p>GMD0028.bmp</text:p>
          </table:table-cell>
          <table:table-cell office:value-type="string" calcext:value-type="string">
            <text:p>GMD0028m.bin</text:p>
          </table:table-cell>
          <table:table-cell/>
          <table:table-cell table:formula="of:=HYPERLINK(COM.MICROSOFT.CONCAT(&quot;https://www.amusement-center.com/project/egg/game/?product_id=&quot;; [.C476]))" office:value-type="string" office:string-value="https://www.amusement-center.com/project/egg/game/?product_id=1400" calcext:value-type="string">
            <text:p>https://www.amusement-center.com/project/egg/game/?product_id=1400</text:p>
          </table:table-cell>
        </table:table-row>
        <table:table-row table:style-name="ro1">
          <table:table-cell office:value-type="string" calcext:value-type="string">
            <text:p>ウィバーン</text:p>
          </table:table-cell>
          <table:table-cell office:value-type="string" calcext:value-type="string">
            <text:p>Wibarm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ARS0001a.bin</text:p>
          </table:table-cell>
          <table:table-cell office:value-type="string" calcext:value-type="string">
            <text:p>ARS0001.bmp</text:p>
          </table:table-cell>
          <table:table-cell office:value-type="string" calcext:value-type="string">
            <text:p>ARS0001m.bin</text:p>
          </table:table-cell>
          <table:table-cell/>
          <table:table-cell table:formula="of:=HYPERLINK(COM.MICROSOFT.CONCAT(&quot;https://www.amusement-center.com/project/egg/game/?product_id=&quot;; [.C477]))" office:value-type="string" office:string-value="https://www.amusement-center.com/project/egg/game/?product_id=691" calcext:value-type="string">
            <text:p>https://www.amusement-center.com/project/egg/game/?product_id=691</text:p>
          </table:table-cell>
        </table:table-row>
        <table:table-row table:style-name="ro1">
          <table:table-cell office:value-type="string" calcext:value-type="string">
            <text:p>ヴェルスナーグ戦乱</text:p>
          </table:table-cell>
          <table:table-cell office:value-type="string" calcext:value-type="string">
            <text:p>Versnag Senr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M0007a.bin</text:p>
          </table:table-cell>
          <table:table-cell office:value-type="string" calcext:value-type="string">
            <text:p>FAM0007.bmp</text:p>
          </table:table-cell>
          <table:table-cell office:value-type="string" calcext:value-type="string">
            <text:p>FAM0007m.bin</text:p>
          </table:table-cell>
          <table:table-cell/>
          <table:table-cell table:formula="of:=HYPERLINK(COM.MICROSOFT.CONCAT(&quot;https://www.amusement-center.com/project/egg/game/?product_id=&quot;; [.C478]))" office:value-type="string" office:string-value="https://www.amusement-center.com/project/egg/game/?product_id=547" calcext:value-type="string">
            <text:p>https://www.amusement-center.com/project/egg/game/?product_id=547</text:p>
          </table:table-cell>
        </table:table-row>
        <table:table-row table:style-name="ro1">
          <table:table-cell office:value-type="string" calcext:value-type="string">
            <text:p>ウォーニング</text:p>
          </table:table-cell>
          <table:table-cell office:value-type="string" calcext:value-type="string">
            <text:p>Warning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OS0014a.bin</text:p>
          </table:table-cell>
          <table:table-cell office:value-type="string" calcext:value-type="string">
            <text:p>COS0014.bmp</text:p>
          </table:table-cell>
          <table:table-cell table:number-columns-repeated="2"/>
          <table:table-cell table:formula="of:=HYPERLINK(COM.MICROSOFT.CONCAT(&quot;https://www.amusement-center.com/project/egg/game/?product_id=&quot;; [.C479]))" office:value-type="string" office:string-value="https://www.amusement-center.com/project/egg/game/?product_id=1671" calcext:value-type="string">
            <text:p>https://www.amusement-center.com/project/egg/game/?product_id=1671</text:p>
          </table:table-cell>
        </table:table-row>
        <table:table-row table:style-name="ro1">
          <table:table-cell office:value-type="string" calcext:value-type="string">
            <text:p>ウォーニング TYPE68</text:p>
          </table:table-cell>
          <table:table-cell office:value-type="string" calcext:value-type="string">
            <text:p>Warning Type 68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COS0006a.bin</text:p>
          </table:table-cell>
          <table:table-cell office:value-type="string" calcext:value-type="string">
            <text:p>COS0006.bmp</text:p>
          </table:table-cell>
          <table:table-cell office:value-type="string" calcext:value-type="string">
            <text:p>COS0006m.bin</text:p>
          </table:table-cell>
          <table:table-cell/>
          <table:table-cell table:formula="of:=HYPERLINK(COM.MICROSOFT.CONCAT(&quot;https://www.amusement-center.com/project/egg/game/?product_id=&quot;; [.C480]))" office:value-type="string" office:string-value="https://www.amusement-center.com/project/egg/game/?product_id=1304" calcext:value-type="string">
            <text:p>https://www.amusement-center.com/project/egg/game/?product_id=1304</text:p>
          </table:table-cell>
        </table:table-row>
        <table:table-row table:style-name="ro1">
          <table:table-cell office:value-type="string" calcext:value-type="string">
            <text:p>ウォーニング TYPE68</text:p>
          </table:table-cell>
          <table:table-cell office:value-type="string" calcext:value-type="string">
            <text:p>Warning Type 68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COS0006a.bin</text:p>
          </table:table-cell>
          <table:table-cell office:value-type="string" calcext:value-type="string">
            <text:p>COS0006.bmp</text:p>
          </table:table-cell>
          <table:table-cell office:value-type="string" calcext:value-type="string">
            <text:p>COS0006m.bin</text:p>
          </table:table-cell>
          <table:table-cell/>
          <table:table-cell table:formula="of:=HYPERLINK(COM.MICROSOFT.CONCAT(&quot;https://www.amusement-center.com/project/egg/game/?product_id=&quot;; [.C481]))" office:value-type="string" office:string-value="https://www.amusement-center.com/project/egg/game/?product_id=1756" calcext:value-type="string">
            <text:p>https://www.amusement-center.com/project/egg/game/?product_id=1756</text:p>
          </table:table-cell>
        </table:table-row>
        <table:table-row table:style-name="ro1">
          <table:table-cell office:value-type="string" calcext:value-type="string">
            <text:p>ヴォルガード</text:p>
          </table:table-cell>
          <table:table-cell office:value-type="string" calcext:value-type="string">
            <text:p>Volguar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DBS0006a.bin</text:p>
          </table:table-cell>
          <table:table-cell office:value-type="string" calcext:value-type="string">
            <text:p>DBS0006.bmp</text:p>
          </table:table-cell>
          <table:table-cell office:value-type="string" calcext:value-type="string">
            <text:p>DBS0006m.bin</text:p>
          </table:table-cell>
          <table:table-cell/>
          <table:table-cell table:formula="of:=HYPERLINK(COM.MICROSOFT.CONCAT(&quot;https://www.amusement-center.com/project/egg/game/?product_id=&quot;; [.C482]))" office:value-type="string" office:string-value="https://www.amusement-center.com/project/egg/game/?product_id=180" calcext:value-type="string">
            <text:p>https://www.amusement-center.com/project/egg/game/?product_id=180</text:p>
          </table:table-cell>
        </table:table-row>
        <table:table-row table:style-name="ro1">
          <table:table-cell office:value-type="string" calcext:value-type="string">
            <text:p>ヴォルガード</text:p>
          </table:table-cell>
          <table:table-cell office:value-type="string" calcext:value-type="string">
            <text:p>Volguar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DBS0008a.bin</text:p>
          </table:table-cell>
          <table:table-cell office:value-type="string" calcext:value-type="string">
            <text:p>DBS0008.bmp</text:p>
          </table:table-cell>
          <table:table-cell table:number-columns-repeated="2"/>
          <table:table-cell table:formula="of:=HYPERLINK(COM.MICROSOFT.CONCAT(&quot;https://www.amusement-center.com/project/egg/game/?product_id=&quot;; [.C483]))" office:value-type="string" office:string-value="https://www.amusement-center.com/project/egg/game/?product_id=311" calcext:value-type="string">
            <text:p>https://www.amusement-center.com/project/egg/game/?product_id=311</text:p>
          </table:table-cell>
        </table:table-row>
        <table:table-row table:style-name="ro1">
          <table:table-cell office:value-type="string" calcext:value-type="string">
            <text:p>ヴォルガード</text:p>
          </table:table-cell>
          <table:table-cell office:value-type="string" calcext:value-type="string">
            <text:p>Volguard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DBS0012a.bin</text:p>
          </table:table-cell>
          <table:table-cell office:value-type="string" calcext:value-type="string">
            <text:p>DBS0012.bmp</text:p>
          </table:table-cell>
          <table:table-cell table:number-columns-repeated="2"/>
          <table:table-cell table:formula="of:=HYPERLINK(COM.MICROSOFT.CONCAT(&quot;https://www.amusement-center.com/project/egg/game/?product_id=&quot;; [.C484]))" office:value-type="string" office:string-value="https://www.amusement-center.com/project/egg/game/?product_id=1694" calcext:value-type="string">
            <text:p>https://www.amusement-center.com/project/egg/game/?product_id=1694</text:p>
          </table:table-cell>
        </table:table-row>
        <table:table-row table:style-name="ro1">
          <table:table-cell office:value-type="string" calcext:value-type="string">
            <text:p>ウサギの国のカンガルーレース ワラビー!!</text:p>
          </table:table-cell>
          <table:table-cell office:value-type="string" calcext:value-type="string">
            <text:p><text:span text:style-name="T1">Wallaby!! - </text:span>Usagi no Kuni no Kangaroo Race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3a.bin</text:p>
          </table:table-cell>
          <table:table-cell office:value-type="string" calcext:value-type="string">
            <text:p>NCS0033.bmp</text:p>
          </table:table-cell>
          <table:table-cell office:value-type="string" calcext:value-type="string">
            <text:p>NCS0033m.bin</text:p>
          </table:table-cell>
          <table:table-cell/>
          <table:table-cell table:formula="of:=HYPERLINK(COM.MICROSOFT.CONCAT(&quot;https://www.amusement-center.com/project/egg/game/?product_id=&quot;; [.C485]))" office:value-type="string" office:string-value="https://www.amusement-center.com/project/egg/game/?product_id=1364" calcext:value-type="string">
            <text:p>https://www.amusement-center.com/project/egg/game/?product_id=1364</text:p>
          </table:table-cell>
        </table:table-row>
        <table:table-row table:style-name="ro1">
          <table:table-cell office:value-type="string" calcext:value-type="string">
            <text:p>うさ雀 覇邪王の復活</text:p>
          </table:table-cell>
          <table:table-cell office:value-type="string" calcext:value-type="string">
            <text:p>Usa Jong - Haja-ou no Fukkatsu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3a.bin</text:p>
          </table:table-cell>
          <table:table-cell office:value-type="string" calcext:value-type="string">
            <text:p>COM1033.bmp</text:p>
          </table:table-cell>
          <table:table-cell office:value-type="string" calcext:value-type="string">
            <text:p>COM1033m.bin</text:p>
          </table:table-cell>
          <table:table-cell/>
          <table:table-cell table:formula="of:=HYPERLINK(COM.MICROSOFT.CONCAT(&quot;https://www.amusement-center.com/project/egg/game/?product_id=&quot;; [.C486]))" office:value-type="string" office:string-value="https://www.amusement-center.com/project/egg/game/?product_id=1439" calcext:value-type="string">
            <text:p>https://www.amusement-center.com/project/egg/game/?product_id=1439</text:p>
          </table:table-cell>
        </table:table-row>
        <table:table-row table:style-name="ro1">
          <table:table-cell office:value-type="string" calcext:value-type="string">
            <text:p>うさ雀 覇邪王の復活</text:p>
          </table:table-cell>
          <table:table-cell office:value-type="string" calcext:value-type="string">
            <text:p>Usa Jong - Haja-ou no Fukkatsu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3a.bin</text:p>
          </table:table-cell>
          <table:table-cell office:value-type="string" calcext:value-type="string">
            <text:p>COM1033.bmp</text:p>
          </table:table-cell>
          <table:table-cell office:value-type="string" calcext:value-type="string">
            <text:p>COM1033m.bin</text:p>
          </table:table-cell>
          <table:table-cell/>
          <table:table-cell table:formula="of:=HYPERLINK(COM.MICROSOFT.CONCAT(&quot;https://www.amusement-center.com/project/egg/game/?product_id=&quot;; [.C487]))" office:value-type="string" office:string-value="https://www.amusement-center.com/project/egg/game/?product_id=1510" calcext:value-type="string">
            <text:p>https://www.amusement-center.com/project/egg/game/?product_id=1510</text:p>
          </table:table-cell>
        </table:table-row>
        <table:table-row table:style-name="ro1">
          <table:table-cell office:value-type="string" calcext:value-type="string">
            <text:p>うさ雀外伝 俺が切り札！</text:p>
          </table:table-cell>
          <table:table-cell office:value-type="string" calcext:value-type="string">
            <text:p>Usa Jong - Ore ga Kirifuda!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3a.bin</text:p>
          </table:table-cell>
          <table:table-cell office:value-type="string" calcext:value-type="string">
            <text:p>COM0063.bmp</text:p>
          </table:table-cell>
          <table:table-cell office:value-type="string" calcext:value-type="string">
            <text:p>COM0063m.bin</text:p>
          </table:table-cell>
          <table:table-cell/>
          <table:table-cell table:formula="of:=HYPERLINK(COM.MICROSOFT.CONCAT(&quot;https://www.amusement-center.com/project/egg/game/?product_id=&quot;; [.C488]))" office:value-type="string" office:string-value="https://www.amusement-center.com/project/egg/game/?product_id=1122" calcext:value-type="string">
            <text:p>https://www.amusement-center.com/project/egg/game/?product_id=1122</text:p>
          </table:table-cell>
        </table:table-row>
        <table:table-row table:style-name="ro1">
          <table:table-cell office:value-type="string" calcext:value-type="string">
            <text:p>うさ雀外伝 俺が切り札！ </text:p>
          </table:table-cell>
          <table:table-cell office:value-type="string" calcext:value-type="string">
            <text:p>Usa Jong - Ore ga Kirifuda!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3a.bin</text:p>
          </table:table-cell>
          <table:table-cell office:value-type="string" calcext:value-type="string">
            <text:p>COM0063.bmp</text:p>
          </table:table-cell>
          <table:table-cell office:value-type="string" calcext:value-type="string">
            <text:p>COM0063m.bin</text:p>
          </table:table-cell>
          <table:table-cell/>
          <table:table-cell table:formula="of:=HYPERLINK(COM.MICROSOFT.CONCAT(&quot;https://www.amusement-center.com/project/egg/game/?product_id=&quot;; [.C489]))" office:value-type="string" office:string-value="https://www.amusement-center.com/project/egg/game/?product_id=1017" calcext:value-type="string">
            <text:p>https://www.amusement-center.com/project/egg/game/?product_id=1017</text:p>
          </table:table-cell>
        </table:table-row>
        <table:table-row table:style-name="ro1">
          <table:table-cell office:value-type="string" calcext:value-type="string">
            <text:p>ウシャス</text:p>
          </table:table-cell>
          <table:table-cell office:value-type="string" calcext:value-type="string">
            <text:p>Usas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NM1019a.bin</text:p>
          </table:table-cell>
          <table:table-cell office:value-type="string" calcext:value-type="string">
            <text:p>KNM1019.bmp</text:p>
          </table:table-cell>
          <table:table-cell office:value-type="string" calcext:value-type="string">
            <text:p>KNM1019m.bin</text:p>
          </table:table-cell>
          <table:table-cell/>
          <table:table-cell table:formula="of:=HYPERLINK(COM.MICROSOFT.CONCAT(&quot;https://www.amusement-center.com/project/egg/game/?product_id=&quot;; [.C490]))" office:value-type="string" office:string-value="https://www.amusement-center.com/project/egg/game/?product_id=1291" calcext:value-type="string">
            <text:p>https://www.amusement-center.com/project/egg/game/?product_id=1291</text:p>
          </table:table-cell>
        </table:table-row>
        <table:table-row table:style-name="ro1">
          <table:table-cell office:value-type="string" calcext:value-type="string">
            <text:p>うっでいぽこ</text:p>
          </table:table-cell>
          <table:table-cell office:value-type="string" calcext:value-type="string">
            <text:p>Woody Poc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DBS1005a.bin</text:p>
          </table:table-cell>
          <table:table-cell office:value-type="string" calcext:value-type="string">
            <text:p>DBS1005.bmp</text:p>
          </table:table-cell>
          <table:table-cell table:number-columns-repeated="2"/>
          <table:table-cell table:formula="of:=HYPERLINK(COM.MICROSOFT.CONCAT(&quot;https://www.amusement-center.com/project/egg/game/?product_id=&quot;; [.C491]))" office:value-type="string" office:string-value="https://www.amusement-center.com/project/egg/game/?product_id=185" calcext:value-type="string">
            <text:p>https://www.amusement-center.com/project/egg/game/?product_id=185</text:p>
          </table:table-cell>
        </table:table-row>
        <table:table-row table:style-name="ro1">
          <table:table-cell office:value-type="string" calcext:value-type="string">
            <text:p>うっでぃぽこ</text:p>
          </table:table-cell>
          <table:table-cell office:value-type="string" calcext:value-type="string">
            <text:p>Woody Poc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DBS0002a.bin</text:p>
          </table:table-cell>
          <table:table-cell office:value-type="string" calcext:value-type="string">
            <text:p>DBS0002.bmp</text:p>
          </table:table-cell>
          <table:table-cell table:number-columns-repeated="2"/>
          <table:table-cell table:formula="of:=HYPERLINK(COM.MICROSOFT.CONCAT(&quot;https://www.amusement-center.com/project/egg/game/?product_id=&quot;; [.C492]))" office:value-type="string" office:string-value="https://www.amusement-center.com/project/egg/game/?product_id=187" calcext:value-type="string">
            <text:p>https://www.amusement-center.com/project/egg/game/?product_id=187</text:p>
          </table:table-cell>
        </table:table-row>
        <table:table-row table:style-name="ro1">
          <table:table-cell office:value-type="string" calcext:value-type="string">
            <text:p>うっでいぽこ</text:p>
          </table:table-cell>
          <table:table-cell office:value-type="string" calcext:value-type="string">
            <text:p>Woody Poco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DBS0011a.bin</text:p>
          </table:table-cell>
          <table:table-cell office:value-type="string" calcext:value-type="string">
            <text:p>DBS0011.bmp</text:p>
          </table:table-cell>
          <table:table-cell table:number-columns-repeated="2"/>
          <table:table-cell table:formula="of:=HYPERLINK(COM.MICROSOFT.CONCAT(&quot;https://www.amusement-center.com/project/egg/game/?product_id=&quot;; [.C493]))" office:value-type="string" office:string-value="https://www.amusement-center.com/project/egg/game/?product_id=1492" calcext:value-type="string">
            <text:p>https://www.amusement-center.com/project/egg/game/?product_id=1492</text:p>
          </table:table-cell>
        </table:table-row>
        <table:table-row table:style-name="ro1">
          <table:table-cell office:value-type="string" calcext:value-type="string">
            <text:p>エアーコンバットII</text:p>
          </table:table-cell>
          <table:table-cell office:value-type="string" calcext:value-type="string">
            <text:p>Air Combat II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1a.bin</text:p>
          </table:table-cell>
          <table:table-cell office:value-type="string" calcext:value-type="string">
            <text:p>SYS0031.bmp</text:p>
          </table:table-cell>
          <table:table-cell office:value-type="string" calcext:value-type="string">
            <text:p>SYS0031m.bin</text:p>
          </table:table-cell>
          <table:table-cell/>
          <table:table-cell table:formula="of:=HYPERLINK(COM.MICROSOFT.CONCAT(&quot;https://www.amusement-center.com/project/egg/game/?product_id=&quot;; [.C494]))" office:value-type="string" office:string-value="https://www.amusement-center.com/project/egg/game/?product_id=662" calcext:value-type="string">
            <text:p>https://www.amusement-center.com/project/egg/game/?product_id=662</text:p>
          </table:table-cell>
        </table:table-row>
        <table:table-row table:style-name="ro1">
          <table:table-cell office:value-type="string" calcext:value-type="string">
            <text:p>エアーコンバットIII</text:p>
          </table:table-cell>
          <table:table-cell office:value-type="string" calcext:value-type="string">
            <text:p>Air Combat III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2a.bin</text:p>
          </table:table-cell>
          <table:table-cell office:value-type="string" calcext:value-type="string">
            <text:p>SYS0032.bmp</text:p>
          </table:table-cell>
          <table:table-cell office:value-type="string" calcext:value-type="string">
            <text:p>SYS0032m.bin</text:p>
          </table:table-cell>
          <table:table-cell/>
          <table:table-cell table:formula="of:=HYPERLINK(COM.MICROSOFT.CONCAT(&quot;https://www.amusement-center.com/project/egg/game/?product_id=&quot;; [.C495]))" office:value-type="string" office:string-value="https://www.amusement-center.com/project/egg/game/?product_id=666" calcext:value-type="string">
            <text:p>https://www.amusement-center.com/project/egg/game/?product_id=666</text:p>
          </table:table-cell>
        </table:table-row>
        <table:table-row table:style-name="ro1">
          <table:table-cell office:value-type="string" calcext:value-type="string">
            <text:p>エアロクロス</text:p>
          </table:table-cell>
          <table:table-cell office:value-type="string" calcext:value-type="string">
            <text:p>Aero-Cross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BNE0003a.bin</text:p>
          </table:table-cell>
          <table:table-cell office:value-type="string" calcext:value-type="string">
            <text:p>BNE0003.bmp</text:p>
          </table:table-cell>
          <table:table-cell table:number-columns-repeated="2"/>
          <table:table-cell table:formula="of:=HYPERLINK(COM.MICROSOFT.CONCAT(&quot;https://www.amusement-center.com/project/egg/game/?product_id=&quot;; [.C496]))" office:value-type="string" office:string-value="https://www.amusement-center.com/project/egg/game/?product_id=1606" calcext:value-type="string">
            <text:p>https://www.amusement-center.com/project/egg/game/?product_id=1606</text:p>
          </table:table-cell>
        </table:table-row>
        <table:table-row table:style-name="ro1">
          <table:table-cell office:value-type="string" calcext:value-type="string">
            <text:p>エアロブラスターズ</text:p>
          </table:table-cell>
          <table:table-cell office:value-type="string" calcext:value-type="string">
            <text:p>Aero Blasters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KNK0002a.bin</text:p>
          </table:table-cell>
          <table:table-cell office:value-type="string" calcext:value-type="string">
            <text:p>KNK0002.bmp</text:p>
          </table:table-cell>
          <table:table-cell office:value-type="string" calcext:value-type="string">
            <text:p>KNK0002m.bin</text:p>
          </table:table-cell>
          <table:table-cell/>
          <table:table-cell table:formula="of:=HYPERLINK(COM.MICROSOFT.CONCAT(&quot;https://www.amusement-center.com/project/egg/game/?product_id=&quot;; [.C497]))" office:value-type="string" office:string-value="https://www.amusement-center.com/project/egg/game/?product_id=1211" calcext:value-type="string">
            <text:p>https://www.amusement-center.com/project/egg/game/?product_id=1211</text:p>
          </table:table-cell>
        </table:table-row>
        <table:table-row table:style-name="ro1">
          <table:table-cell office:value-type="string" calcext:value-type="string">
            <text:p>エグザイル 〜時の狭間へ〜</text:p>
          </table:table-cell>
          <table:table-cell office:value-type="string" calcext:value-type="string">
            <text:p>Exile - Toki no Hazama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0051a.bin</text:p>
          </table:table-cell>
          <table:table-cell office:value-type="string" calcext:value-type="string">
            <text:p>TEL0051.bmp</text:p>
          </table:table-cell>
          <table:table-cell office:value-type="string" calcext:value-type="string">
            <text:p>TEL0051m.bin</text:p>
          </table:table-cell>
          <table:table-cell/>
          <table:table-cell table:formula="of:=HYPERLINK(COM.MICROSOFT.CONCAT(&quot;https://www.amusement-center.com/project/egg/game/?product_id=&quot;; [.C498]))" office:value-type="string" office:string-value="https://www.amusement-center.com/project/egg/game/?product_id=1224" calcext:value-type="string">
            <text:p>https://www.amusement-center.com/project/egg/game/?product_id=1224</text:p>
          </table:table-cell>
        </table:table-row>
        <table:table-row table:style-name="ro1">
          <table:table-cell office:value-type="string" calcext:value-type="string">
            <text:p>エグザイル 〜時の狭間へ〜</text:p>
          </table:table-cell>
          <table:table-cell office:value-type="string" calcext:value-type="string">
            <text:p>Exile - Toki no Hazama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60a.bin</text:p>
          </table:table-cell>
          <table:table-cell office:value-type="string" calcext:value-type="string">
            <text:p>TEL0060.bmp</text:p>
          </table:table-cell>
          <table:table-cell office:value-type="string" calcext:value-type="string">
            <text:p>TEL0060m.bin</text:p>
          </table:table-cell>
          <table:table-cell/>
          <table:table-cell table:formula="of:=HYPERLINK(COM.MICROSOFT.CONCAT(&quot;https://www.amusement-center.com/project/egg/game/?product_id=&quot;; [.C499]))" office:value-type="string" office:string-value="https://www.amusement-center.com/project/egg/game/?product_id=1328" calcext:value-type="string">
            <text:p>https://www.amusement-center.com/project/egg/game/?product_id=1328</text:p>
          </table:table-cell>
        </table:table-row>
        <table:table-row table:style-name="ro1">
          <table:table-cell office:value-type="string" calcext:value-type="string">
            <text:p>エクスランダー</text:p>
          </table:table-cell>
          <table:table-cell office:value-type="string" calcext:value-type="string">
            <text:p>Ex-Lander - Aoki no Monshou no Kishid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MCV0001a.bin</text:p>
          </table:table-cell>
          <table:table-cell office:value-type="string" calcext:value-type="string">
            <text:p>PMCV0001.bmp</text:p>
          </table:table-cell>
          <table:table-cell office:value-type="string" calcext:value-type="string">
            <text:p>PMCV0001m.bin</text:p>
          </table:table-cell>
          <table:table-cell/>
          <table:table-cell table:formula="of:=HYPERLINK(COM.MICROSOFT.CONCAT(&quot;https://www.amusement-center.com/project/egg/game/?product_id=&quot;; [.C500]))" office:value-type="string" office:string-value="https://www.amusement-center.com/project/egg/game/?product_id=629" calcext:value-type="string">
            <text:p>https://www.amusement-center.com/project/egg/game/?product_id=629</text:p>
          </table:table-cell>
        </table:table-row>
        <table:table-row table:style-name="ro1">
          <table:table-cell office:value-type="string" calcext:value-type="string">
            <text:p>エクセリオン </text:p>
          </table:table-cell>
          <table:table-cell office:value-type="string" calcext:value-type="string">
            <text:p>Exerion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1a.bin</text:p>
          </table:table-cell>
          <table:table-cell office:value-type="string" calcext:value-type="string">
            <text:p>JLC0001.bmp</text:p>
          </table:table-cell>
          <table:table-cell office:value-type="string" calcext:value-type="string">
            <text:p>JLC0001m.bin</text:p>
          </table:table-cell>
          <table:table-cell/>
          <table:table-cell table:formula="of:=HYPERLINK(COM.MICROSOFT.CONCAT(&quot;https://www.amusement-center.com/project/egg/game/?product_id=&quot;; [.C501]))" office:value-type="string" office:string-value="https://www.amusement-center.com/project/egg/game/?product_id=849" calcext:value-type="string">
            <text:p>https://www.amusement-center.com/project/egg/game/?product_id=849</text:p>
          </table:table-cell>
        </table:table-row>
        <table:table-row table:style-name="ro1">
          <table:table-cell office:value-type="string" calcext:value-type="string">
            <text:p>エスパー無宿</text:p>
          </table:table-cell>
          <table:table-cell office:value-type="string" calcext:value-type="string">
            <text:p>Esper Mushuku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8a.bin</text:p>
          </table:table-cell>
          <table:table-cell office:value-type="string" calcext:value-type="string">
            <text:p>COM0048.bmp</text:p>
          </table:table-cell>
          <table:table-cell office:value-type="string" calcext:value-type="string">
            <text:p>COM0048m.bin</text:p>
          </table:table-cell>
          <table:table-cell/>
          <table:table-cell table:formula="of:=HYPERLINK(COM.MICROSOFT.CONCAT(&quot;https://www.amusement-center.com/project/egg/game/?product_id=&quot;; [.C502]))" office:value-type="string" office:string-value="https://www.amusement-center.com/project/egg/game/?product_id=998" calcext:value-type="string">
            <text:p>https://www.amusement-center.com/project/egg/game/?product_id=998</text:p>
          </table:table-cell>
        </table:table-row>
        <table:table-row table:style-name="ro1">
          <table:table-cell office:value-type="string" calcext:value-type="string">
            <text:p>エスパー無宿 </text:p>
          </table:table-cell>
          <table:table-cell office:value-type="string" calcext:value-type="string">
            <text:p>Esper Mushuku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8a.bin</text:p>
          </table:table-cell>
          <table:table-cell office:value-type="string" calcext:value-type="string">
            <text:p>COM0048.bmp</text:p>
          </table:table-cell>
          <table:table-cell office:value-type="string" calcext:value-type="string">
            <text:p>COM0048m.bin</text:p>
          </table:table-cell>
          <table:table-cell/>
          <table:table-cell table:formula="of:=HYPERLINK(COM.MICROSOFT.CONCAT(&quot;https://www.amusement-center.com/project/egg/game/?product_id=&quot;; [.C503]))" office:value-type="string" office:string-value="https://www.amusement-center.com/project/egg/game/?product_id=889" calcext:value-type="string">
            <text:p>https://www.amusement-center.com/project/egg/game/?product_id=889</text:p>
          </table:table-cell>
        </table:table-row>
        <table:table-row table:style-name="ro1">
          <table:table-cell office:value-type="string" calcext:value-type="string">
            <text:p>エスパ冒険隊</text:p>
          </table:table-cell>
          <table:table-cell office:value-type="string" calcext:value-type="string">
            <text:p>Esper Boukentai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9a.bin</text:p>
          </table:table-cell>
          <table:table-cell office:value-type="string" calcext:value-type="string">
            <text:p>JLC0009.bmp</text:p>
          </table:table-cell>
          <table:table-cell office:value-type="string" calcext:value-type="string">
            <text:p>JLC0009m.bin</text:p>
          </table:table-cell>
          <table:table-cell/>
          <table:table-cell table:formula="of:=HYPERLINK(COM.MICROSOFT.CONCAT(&quot;https://www.amusement-center.com/project/egg/game/?product_id=&quot;; [.C504]))" office:value-type="string" office:string-value="https://www.amusement-center.com/project/egg/game/?product_id=873" calcext:value-type="string">
            <text:p>https://www.amusement-center.com/project/egg/game/?product_id=873</text:p>
          </table:table-cell>
        </table:table-row>
        <table:table-row table:style-name="ro1">
          <table:table-cell office:value-type="string" calcext:value-type="string">
            <text:p>エテミブル −天壌無窮−</text:p>
          </table:table-cell>
          <table:table-cell office:value-type="string" calcext:value-type="string">
            <text:p>Etemible - Tenjou Mukyuu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GDA0003a.bin</text:p>
          </table:table-cell>
          <table:table-cell office:value-type="string" calcext:value-type="string">
            <text:p>GDA0003.bmp</text:p>
          </table:table-cell>
          <table:table-cell office:value-type="string" calcext:value-type="string">
            <text:p>GDA0003m.bin</text:p>
          </table:table-cell>
          <table:table-cell/>
          <table:table-cell table:formula="of:=HYPERLINK(COM.MICROSOFT.CONCAT(&quot;https://www.amusement-center.com/project/egg/game/?product_id=&quot;; [.C505]))" office:value-type="string" office:string-value="https://www.amusement-center.com/project/egg/game/?product_id=1240" calcext:value-type="string">
            <text:p>https://www.amusement-center.com/project/egg/game/?product_id=1240</text:p>
          </table:table-cell>
        </table:table-row>
        <table:table-row table:style-name="ro1">
          <table:table-cell office:value-type="string" calcext:value-type="string">
            <text:p>エナジー</text:p>
          </table:table-cell>
          <table:table-cell office:value-type="string" calcext:value-type="string">
            <text:p>Energy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5a.bin</text:p>
          </table:table-cell>
          <table:table-cell office:value-type="string" calcext:value-type="string">
            <text:p>NCS0025.bmp</text:p>
          </table:table-cell>
          <table:table-cell office:value-type="string" calcext:value-type="string">
            <text:p>NCS0025m.bin</text:p>
          </table:table-cell>
          <table:table-cell/>
          <table:table-cell table:formula="of:=HYPERLINK(COM.MICROSOFT.CONCAT(&quot;https://www.amusement-center.com/project/egg/game/?product_id=&quot;; [.C506]))" office:value-type="string" office:string-value="https://www.amusement-center.com/project/egg/game/?product_id=1323" calcext:value-type="string">
            <text:p>https://www.amusement-center.com/project/egg/game/?product_id=1323</text:p>
          </table:table-cell>
        </table:table-row>
        <table:table-row table:style-name="ro1">
          <table:table-cell office:value-type="string" calcext:value-type="string">
            <text:p>エリュシオン</text:p>
          </table:table-cell>
          <table:table-cell office:value-type="string" calcext:value-type="string">
            <text:p>Elys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09a.bin</text:p>
          </table:table-cell>
          <table:table-cell office:value-type="string" calcext:value-type="string">
            <text:p>SYS0009.bmp</text:p>
          </table:table-cell>
          <table:table-cell office:value-type="string" calcext:value-type="string">
            <text:p>SYS0009m.bin</text:p>
          </table:table-cell>
          <table:table-cell/>
          <table:table-cell table:formula="of:=HYPERLINK(COM.MICROSOFT.CONCAT(&quot;https://www.amusement-center.com/project/egg/game/?product_id=&quot;; [.C507]))" office:value-type="string" office:string-value="https://www.amusement-center.com/project/egg/game/?product_id=36" calcext:value-type="string">
            <text:p>https://www.amusement-center.com/project/egg/game/?product_id=36</text:p>
          </table:table-cell>
        </table:table-row>
        <table:table-row table:style-name="ro1">
          <table:table-cell office:value-type="string" calcext:value-type="string">
            <text:p>エル・ヴィエント</text:p>
          </table:table-cell>
          <table:table-cell office:value-type="string" calcext:value-type="string">
            <text:p>El Viento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6a.bin</text:p>
          </table:table-cell>
          <table:table-cell office:value-type="string" calcext:value-type="string">
            <text:p>TEL2006.bmp</text:p>
          </table:table-cell>
          <table:table-cell table:number-columns-repeated="2"/>
          <table:table-cell table:formula="of:=HYPERLINK(COM.MICROSOFT.CONCAT(&quot;https://www.amusement-center.com/project/egg/game/?product_id=&quot;; [.C508]))" office:value-type="string" office:string-value="https://www.amusement-center.com/project/egg/game/?product_id=1370" calcext:value-type="string">
            <text:p>https://www.amusement-center.com/project/egg/game/?product_id=1370</text:p>
          </table:table-cell>
        </table:table-row>
        <table:table-row table:style-name="ro1">
          <table:table-cell office:value-type="string" calcext:value-type="string">
            <text:p>エルステディア</text:p>
          </table:table-cell>
          <table:table-cell office:value-type="string" calcext:value-type="string">
            <text:p>Oerstedia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UG0004a.bin</text:p>
          </table:table-cell>
          <table:table-cell office:value-type="string" calcext:value-type="string">
            <text:p>FUG0004.bmp</text:p>
          </table:table-cell>
          <table:table-cell table:number-columns-repeated="2"/>
          <table:table-cell table:formula="of:=HYPERLINK(COM.MICROSOFT.CONCAT(&quot;https://www.amusement-center.com/project/egg/game/?product_id=&quot;; [.C509]))" office:value-type="string" office:string-value="https://www.amusement-center.com/project/egg/game/?product_id=665" calcext:value-type="string">
            <text:p>https://www.amusement-center.com/project/egg/game/?product_id=665</text:p>
          </table:table-cell>
        </table:table-row>
        <table:table-row table:style-name="ro1">
          <table:table-cell office:value-type="string" calcext:value-type="string">
            <text:p>エルスリード</text:p>
          </table:table-cell>
          <table:table-cell office:value-type="string" calcext:value-type="string">
            <text:p>Elthlea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NCS1001a.bin</text:p>
          </table:table-cell>
          <table:table-cell office:value-type="string" calcext:value-type="string">
            <text:p>NCS1001.bmp</text:p>
          </table:table-cell>
          <table:table-cell table:number-columns-repeated="2"/>
          <table:table-cell table:formula="of:=HYPERLINK(COM.MICROSOFT.CONCAT(&quot;https://www.amusement-center.com/project/egg/game/?product_id=&quot;; [.C510]))" office:value-type="string" office:string-value="https://www.amusement-center.com/project/egg/game/?product_id=386" calcext:value-type="string">
            <text:p>https://www.amusement-center.com/project/egg/game/?product_id=386</text:p>
          </table:table-cell>
        </table:table-row>
        <table:table-row table:style-name="ro1">
          <table:table-cell office:value-type="string" calcext:value-type="string">
            <text:p>エルスリード</text:p>
          </table:table-cell>
          <table:table-cell office:value-type="string" calcext:value-type="string">
            <text:p>Elthle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09a.bin</text:p>
          </table:table-cell>
          <table:table-cell office:value-type="string" calcext:value-type="string">
            <text:p>NCS0009.bmp</text:p>
          </table:table-cell>
          <table:table-cell/>
          <table:table-cell office:value-type="string" calcext:value-type="string">
            <text:p>NCS0009d.bin</text:p>
          </table:table-cell>
          <table:table-cell table:formula="of:=HYPERLINK(COM.MICROSOFT.CONCAT(&quot;https://www.amusement-center.com/project/egg/game/?product_id=&quot;; [.C511]))" office:value-type="string" office:string-value="https://www.amusement-center.com/project/egg/game/?product_id=504" calcext:value-type="string">
            <text:p>https://www.amusement-center.com/project/egg/game/?product_id=504</text:p>
          </table:table-cell>
        </table:table-row>
        <table:table-row table:style-name="ro1">
          <table:table-cell office:value-type="string" calcext:value-type="string">
            <text:p>エルスリード</text:p>
          </table:table-cell>
          <table:table-cell office:value-type="string" calcext:value-type="string">
            <text:p>Elthlead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NCS1002a.bin</text:p>
          </table:table-cell>
          <table:table-cell office:value-type="string" calcext:value-type="string">
            <text:p>NCS1002.bmp</text:p>
          </table:table-cell>
          <table:table-cell table:number-columns-repeated="2"/>
          <table:table-cell table:formula="of:=HYPERLINK(COM.MICROSOFT.CONCAT(&quot;https://www.amusement-center.com/project/egg/game/?product_id=&quot;; [.C512]))" office:value-type="string" office:string-value="https://www.amusement-center.com/project/egg/game/?product_id=1638" calcext:value-type="string">
            <text:p>https://www.amusement-center.com/project/egg/game/?product_id=1638</text:p>
          </table:table-cell>
        </table:table-row>
        <table:table-row table:style-name="ro1">
          <table:table-cell office:value-type="string" calcext:value-type="string">
            <text:p>エレベータアクション＆ジャイロダイン／タイトーＭＳＸコレクション１</text:p>
          </table:table-cell>
          <table:table-cell office:value-type="string" calcext:value-type="string">
            <text:p>Elevator Action &amp; Gyrodine - Taito MSX Collection 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TIT0003a.bin</text:p>
          </table:table-cell>
          <table:table-cell office:value-type="string" calcext:value-type="string">
            <text:p>PTIT0003.bmp</text:p>
          </table:table-cell>
          <table:table-cell table:number-columns-repeated="2"/>
          <table:table-cell table:formula="of:=HYPERLINK(COM.MICROSOFT.CONCAT(&quot;https://www.amusement-center.com/project/egg/game/?product_id=&quot;; [.C513]))" office:value-type="string" office:string-value="https://www.amusement-center.com/project/egg/game/?product_id=639" calcext:value-type="string">
            <text:p>https://www.amusement-center.com/project/egg/game/?product_id=639</text:p>
          </table:table-cell>
        </table:table-row>
        <table:table-row table:style-name="ro1">
          <table:table-cell office:value-type="string" calcext:value-type="string">
            <text:p>エレベータアクション＆ビクトリアスナイン／タイトー８８コレクション２</text:p>
          </table:table-cell>
          <table:table-cell office:value-type="string" calcext:value-type="string">
            <text:p>Elevator Action &amp; Gyrodine - Taito 88 Collection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TIT0002a.bin</text:p>
          </table:table-cell>
          <table:table-cell office:value-type="string" calcext:value-type="string">
            <text:p>PTIT0002.bmp</text:p>
          </table:table-cell>
          <table:table-cell table:number-columns-repeated="2"/>
          <table:table-cell table:formula="of:=HYPERLINK(COM.MICROSOFT.CONCAT(&quot;https://www.amusement-center.com/project/egg/game/?product_id=&quot;; [.C514]))" office:value-type="string" office:string-value="https://www.amusement-center.com/project/egg/game/?product_id=631" calcext:value-type="string">
            <text:p>https://www.amusement-center.com/project/egg/game/?product_id=631</text:p>
          </table:table-cell>
        </table:table-row>
        <table:table-row table:style-name="ro1">
          <table:table-cell office:value-type="string" calcext:value-type="string">
            <text:p>オーバーライド</text:p>
          </table:table-cell>
          <table:table-cell office:value-type="string" calcext:value-type="string">
            <text:p>Override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29a.bin</text:p>
          </table:table-cell>
          <table:table-cell office:value-type="string" calcext:value-type="string">
            <text:p>GMD0029.bmp</text:p>
          </table:table-cell>
          <table:table-cell office:value-type="string" calcext:value-type="string">
            <text:p>GMD0029m.bin</text:p>
          </table:table-cell>
          <table:table-cell/>
          <table:table-cell table:formula="of:=HYPERLINK(COM.MICROSOFT.CONCAT(&quot;https://www.amusement-center.com/project/egg/game/?product_id=&quot;; [.C515]))" office:value-type="string" office:string-value="https://www.amusement-center.com/project/egg/game/?product_id=1406" calcext:value-type="string">
            <text:p>https://www.amusement-center.com/project/egg/game/?product_id=1406</text:p>
          </table:table-cell>
        </table:table-row>
        <table:table-row table:style-name="ro1">
          <table:table-cell office:value-type="string" calcext:value-type="string">
            <text:p>オホーツクに消ゆ</text:p>
          </table:table-cell>
          <table:table-cell office:value-type="string" calcext:value-type="string">
            <text:p>Okhota ni Kiyu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01a.bin</text:p>
          </table:table-cell>
          <table:table-cell office:value-type="string" calcext:value-type="string">
            <text:p>EBS0001.bmp</text:p>
          </table:table-cell>
          <table:table-cell table:number-columns-repeated="2"/>
          <table:table-cell table:formula="of:=HYPERLINK(COM.MICROSOFT.CONCAT(&quot;https://www.amusement-center.com/project/egg/game/?product_id=&quot;; [.C516]))" office:value-type="string" office:string-value="https://www.amusement-center.com/project/egg/game/?product_id=277" calcext:value-type="string">
            <text:p>https://www.amusement-center.com/project/egg/game/?product_id=277</text:p>
          </table:table-cell>
        </table:table-row>
        <table:table-row table:style-name="ro1">
          <table:table-cell office:value-type="string" calcext:value-type="string">
            <text:p>オルテウスII</text:p>
          </table:table-cell>
          <table:table-cell office:value-type="string" calcext:value-type="string">
            <text:p>Olteus II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WIN0005a.bin</text:p>
          </table:table-cell>
          <table:table-cell office:value-type="string" calcext:value-type="string">
            <text:p>WIN0005.bmp</text:p>
          </table:table-cell>
          <table:table-cell office:value-type="string" calcext:value-type="string">
            <text:p>WIN0005m.bin</text:p>
          </table:table-cell>
          <table:table-cell/>
          <table:table-cell table:formula="of:=HYPERLINK(COM.MICROSOFT.CONCAT(&quot;https://www.amusement-center.com/project/egg/game/?product_id=&quot;; [.C517]))" office:value-type="string" office:string-value="https://www.amusement-center.com/project/egg/game/?product_id=1448" calcext:value-type="string">
            <text:p>https://www.amusement-center.com/project/egg/game/?product_id=1448</text:p>
          </table:table-cell>
        </table:table-row>
        <table:table-row table:style-name="ro1">
          <table:table-cell office:value-type="string" calcext:value-type="string">
            <text:p>オルテウスII</text:p>
          </table:table-cell>
          <table:table-cell office:value-type="string" calcext:value-type="string">
            <text:p>Olteus II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WIN0008a.bin</text:p>
          </table:table-cell>
          <table:table-cell office:value-type="string" calcext:value-type="string">
            <text:p>WIN0008.bmp</text:p>
          </table:table-cell>
          <table:table-cell office:value-type="string" calcext:value-type="string">
            <text:p>WIN0008m.bin</text:p>
          </table:table-cell>
          <table:table-cell/>
          <table:table-cell table:formula="of:=HYPERLINK(COM.MICROSOFT.CONCAT(&quot;https://www.amusement-center.com/project/egg/game/?product_id=&quot;; [.C518]))" office:value-type="string" office:string-value="https://www.amusement-center.com/project/egg/game/?product_id=1612" calcext:value-type="string">
            <text:p>https://www.amusement-center.com/project/egg/game/?product_id=1612</text:p>
          </table:table-cell>
        </table:table-row>
        <table:table-row table:style-name="ro1">
          <table:table-cell office:value-type="string" calcext:value-type="string">
            <text:p>カース</text:p>
          </table:table-cell>
          <table:table-cell office:value-type="string" calcext:value-type="string">
            <text:p>Curse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MCN0001a.bin</text:p>
          </table:table-cell>
          <table:table-cell office:value-type="string" calcext:value-type="string">
            <text:p>MCN0001.bmp</text:p>
          </table:table-cell>
          <table:table-cell office:value-type="string" calcext:value-type="string">
            <text:p>MCN0001m.bin</text:p>
          </table:table-cell>
          <table:table-cell/>
          <table:table-cell table:formula="of:=HYPERLINK(COM.MICROSOFT.CONCAT(&quot;https://www.amusement-center.com/project/egg/game/?product_id=&quot;; [.C519]))" office:value-type="string" office:string-value="https://www.amusement-center.com/project/egg/game/?product_id=1114" calcext:value-type="string">
            <text:p>https://www.amusement-center.com/project/egg/game/?product_id=1114</text:p>
          </table:table-cell>
        </table:table-row>
        <table:table-row table:style-name="ro1">
          <table:table-cell office:value-type="string" calcext:value-type="string">
            <text:p>ガーディック</text:p>
          </table:table-cell>
          <table:table-cell office:value-type="string" calcext:value-type="string">
            <text:p>Guardic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18a.bin</text:p>
          </table:table-cell>
          <table:table-cell office:value-type="string" calcext:value-type="string">
            <text:p>COM1018.bmp</text:p>
          </table:table-cell>
          <table:table-cell table:number-columns-repeated="2"/>
          <table:table-cell table:formula="of:=HYPERLINK(COM.MICROSOFT.CONCAT(&quot;https://www.amusement-center.com/project/egg/game/?product_id=&quot;; [.C520]))" office:value-type="string" office:string-value="https://www.amusement-center.com/project/egg/game/?product_id=541" calcext:value-type="string">
            <text:p>https://www.amusement-center.com/project/egg/game/?product_id=541</text:p>
          </table:table-cell>
        </table:table-row>
        <table:table-row table:style-name="ro1">
          <table:table-cell office:value-type="string" calcext:value-type="string">
            <text:p>ガーディック</text:p>
          </table:table-cell>
          <table:table-cell office:value-type="string" calcext:value-type="string">
            <text:p>Guardic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18a.bin</text:p>
          </table:table-cell>
          <table:table-cell office:value-type="string" calcext:value-type="string">
            <text:p>COM1018.bmp</text:p>
          </table:table-cell>
          <table:table-cell table:number-columns-repeated="2"/>
          <table:table-cell table:formula="of:=HYPERLINK(COM.MICROSOFT.CONCAT(&quot;https://www.amusement-center.com/project/egg/game/?product_id=&quot;; [.C521]))" office:value-type="string" office:string-value="https://www.amusement-center.com/project/egg/game/?product_id=1356" calcext:value-type="string">
            <text:p>https://www.amusement-center.com/project/egg/game/?product_id=1356</text:p>
          </table:table-cell>
        </table:table-row>
        <table:table-row table:style-name="ro1">
          <table:table-cell office:value-type="string" calcext:value-type="string">
            <text:p>カーマイン</text:p>
          </table:table-cell>
          <table:table-cell office:value-type="string" calcext:value-type="string">
            <text:p>Carmin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14a.bin</text:p>
          </table:table-cell>
          <table:table-cell office:value-type="string" calcext:value-type="string">
            <text:p>MIC0014.bmp</text:p>
          </table:table-cell>
          <table:table-cell/>
          <table:table-cell office:value-type="string" calcext:value-type="string">
            <text:p>MIC0014d.bin</text:p>
          </table:table-cell>
          <table:table-cell table:formula="of:=HYPERLINK(COM.MICROSOFT.CONCAT(&quot;https://www.amusement-center.com/project/egg/game/?product_id=&quot;; [.C522]))" office:value-type="string" office:string-value="https://www.amusement-center.com/project/egg/game/?product_id=241" calcext:value-type="string">
            <text:p>https://www.amusement-center.com/project/egg/game/?product_id=241</text:p>
          </table:table-cell>
        </table:table-row>
        <table:table-row table:style-name="ro1">
          <table:table-cell office:value-type="string" calcext:value-type="string">
            <text:p>カーマイン</text:p>
          </table:table-cell>
          <table:table-cell office:value-type="string" calcext:value-type="string">
            <text:p>Carmin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IC0023a.bin</text:p>
          </table:table-cell>
          <table:table-cell office:value-type="string" calcext:value-type="string">
            <text:p>MIC0023.bmp</text:p>
          </table:table-cell>
          <table:table-cell table:number-columns-repeated="2"/>
          <table:table-cell table:formula="of:=HYPERLINK(COM.MICROSOFT.CONCAT(&quot;https://www.amusement-center.com/project/egg/game/?product_id=&quot;; [.C523]))" office:value-type="string" office:string-value="https://www.amusement-center.com/project/egg/game/?product_id=441" calcext:value-type="string">
            <text:p>https://www.amusement-center.com/project/egg/game/?product_id=441</text:p>
          </table:table-cell>
        </table:table-row>
        <table:table-row table:style-name="ro1">
          <table:table-cell office:value-type="string" calcext:value-type="string">
            <text:p>カーマイン</text:p>
          </table:table-cell>
          <table:table-cell office:value-type="string" calcext:value-type="string">
            <text:p>Carmine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37a.bin</text:p>
          </table:table-cell>
          <table:table-cell office:value-type="string" calcext:value-type="string">
            <text:p>MIC0037.bmp</text:p>
          </table:table-cell>
          <table:table-cell office:value-type="string" calcext:value-type="string">
            <text:p>MIC0037m.bin</text:p>
          </table:table-cell>
          <table:table-cell/>
          <table:table-cell table:formula="of:=HYPERLINK(COM.MICROSOFT.CONCAT(&quot;https://www.amusement-center.com/project/egg/game/?product_id=&quot;; [.C524]))" office:value-type="string" office:string-value="https://www.amusement-center.com/project/egg/game/?product_id=1119" calcext:value-type="string">
            <text:p>https://www.amusement-center.com/project/egg/game/?product_id=1119</text:p>
          </table:table-cell>
        </table:table-row>
        <table:table-row table:style-name="ro1">
          <table:table-cell office:value-type="string" calcext:value-type="string">
            <text:p>ガイアの紋章</text:p>
          </table:table-cell>
          <table:table-cell office:value-type="string" calcext:value-type="string">
            <text:p>Gaia no Monshou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06a.bin</text:p>
          </table:table-cell>
          <table:table-cell office:value-type="string" calcext:value-type="string">
            <text:p>NCS0006.bmp</text:p>
          </table:table-cell>
          <table:table-cell/>
          <table:table-cell office:value-type="string" calcext:value-type="string">
            <text:p>NCS0006d.bin</text:p>
          </table:table-cell>
          <table:table-cell table:formula="of:=HYPERLINK(COM.MICROSOFT.CONCAT(&quot;https://www.amusement-center.com/project/egg/game/?product_id=&quot;; [.C525]))" office:value-type="string" office:string-value="https://www.amusement-center.com/project/egg/game/?product_id=489" calcext:value-type="string">
            <text:p>https://www.amusement-center.com/project/egg/game/?product_id=489</text:p>
          </table:table-cell>
        </table:table-row>
        <table:table-row table:style-name="ro1">
          <table:table-cell office:value-type="string" calcext:value-type="string">
            <text:p>ガイアの紋章</text:p>
          </table:table-cell>
          <table:table-cell office:value-type="string" calcext:value-type="string">
            <text:p>Gaia no Monshou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4a.bin</text:p>
          </table:table-cell>
          <table:table-cell office:value-type="string" calcext:value-type="string">
            <text:p>NCS0034.bmp</text:p>
          </table:table-cell>
          <table:table-cell office:value-type="string" calcext:value-type="string">
            <text:p>NCS0034m.bin</text:p>
          </table:table-cell>
          <table:table-cell/>
          <table:table-cell table:formula="of:=HYPERLINK(COM.MICROSOFT.CONCAT(&quot;https://www.amusement-center.com/project/egg/game/?product_id=&quot;; [.C526]))" office:value-type="string" office:string-value="https://www.amusement-center.com/project/egg/game/?product_id=1368" calcext:value-type="string">
            <text:p>https://www.amusement-center.com/project/egg/game/?product_id=1368</text:p>
          </table:table-cell>
        </table:table-row>
        <table:table-row table:style-name="ro1">
          <table:table-cell office:value-type="string" calcext:value-type="string">
            <text:p>ガイアレス</text:p>
          </table:table-cell>
          <table:table-cell office:value-type="string" calcext:value-type="string">
            <text:p>Gaiar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0045a.bin</text:p>
          </table:table-cell>
          <table:table-cell office:value-type="string" calcext:value-type="string">
            <text:p>TEL0045.bmp</text:p>
          </table:table-cell>
          <table:table-cell office:value-type="string" calcext:value-type="string">
            <text:p>TEL0045m.bin</text:p>
          </table:table-cell>
          <table:table-cell/>
          <table:table-cell table:formula="of:=HYPERLINK(COM.MICROSOFT.CONCAT(&quot;https://www.amusement-center.com/project/egg/game/?product_id=&quot;; [.C527]))" office:value-type="string" office:string-value="https://www.amusement-center.com/project/egg/game/?product_id=973" calcext:value-type="string">
            <text:p>https://www.amusement-center.com/project/egg/game/?product_id=973</text:p>
          </table:table-cell>
        </table:table-row>
        <table:table-row table:style-name="ro1">
          <table:table-cell office:value-type="string" calcext:value-type="string">
            <text:p>ガイフレーム</text:p>
          </table:table-cell>
          <table:table-cell office:value-type="string" calcext:value-type="string">
            <text:p>Gaifram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08a.bin</text:p>
          </table:table-cell>
          <table:table-cell office:value-type="string" calcext:value-type="string">
            <text:p>NCS0008.bmp</text:p>
          </table:table-cell>
          <table:table-cell office:value-type="string" calcext:value-type="string">
            <text:p>NCS0008m.bin</text:p>
          </table:table-cell>
          <table:table-cell/>
          <table:table-cell table:formula="of:=HYPERLINK(COM.MICROSOFT.CONCAT(&quot;https://www.amusement-center.com/project/egg/game/?product_id=&quot;; [.C528]))" office:value-type="string" office:string-value="https://www.amusement-center.com/project/egg/game/?product_id=501" calcext:value-type="string">
            <text:p>https://www.amusement-center.com/project/egg/game/?product_id=501</text:p>
          </table:table-cell>
        </table:table-row>
        <table:table-row table:style-name="ro1">
          <table:table-cell office:value-type="string" calcext:value-type="string">
            <text:p>ガイフレーム</text:p>
          </table:table-cell>
          <table:table-cell office:value-type="string" calcext:value-type="string">
            <text:p>Gaiframe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6a.bin</text:p>
          </table:table-cell>
          <table:table-cell office:value-type="string" calcext:value-type="string">
            <text:p>NCS0036.bmp</text:p>
          </table:table-cell>
          <table:table-cell office:value-type="string" calcext:value-type="string">
            <text:p>NCS0036m.bin</text:p>
          </table:table-cell>
          <table:table-cell/>
          <table:table-cell table:formula="of:=HYPERLINK(COM.MICROSOFT.CONCAT(&quot;https://www.amusement-center.com/project/egg/game/?product_id=&quot;; [.C529]))" office:value-type="string" office:string-value="https://www.amusement-center.com/project/egg/game/?product_id=1396" calcext:value-type="string">
            <text:p>https://www.amusement-center.com/project/egg/game/?product_id=1396</text:p>
          </table:table-cell>
        </table:table-row>
        <table:table-row table:style-name="ro1">
          <table:table-cell office:value-type="string" calcext:value-type="string">
            <text:p>カサブランカに愛を</text:p>
          </table:table-cell>
          <table:table-cell office:value-type="string" calcext:value-type="string">
            <text:p>Casablanca ni Ai o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02a.bin</text:p>
          </table:table-cell>
          <table:table-cell office:value-type="string" calcext:value-type="string">
            <text:p>THR0002.bmp</text:p>
          </table:table-cell>
          <table:table-cell office:value-type="string" calcext:value-type="string">
            <text:p>THR0002m.bin</text:p>
          </table:table-cell>
          <table:table-cell/>
          <table:table-cell table:formula="of:=HYPERLINK(COM.MICROSOFT.CONCAT(&quot;https://www.amusement-center.com/project/egg/game/?product_id=&quot;; [.C530]))" office:value-type="string" office:string-value="https://www.amusement-center.com/project/egg/game/?product_id=166" calcext:value-type="string">
            <text:p>https://www.amusement-center.com/project/egg/game/?product_id=166</text:p>
          </table:table-cell>
        </table:table-row>
        <table:table-row table:style-name="ro1">
          <table:table-cell office:value-type="string" calcext:value-type="string">
            <text:p>カサブランカに愛を</text:p>
          </table:table-cell>
          <table:table-cell office:value-type="string" calcext:value-type="string">
            <text:p>Casablanca ni Ai 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HR0006a.bin</text:p>
          </table:table-cell>
          <table:table-cell office:value-type="string" calcext:value-type="string">
            <text:p>THR0006.bmp</text:p>
          </table:table-cell>
          <table:table-cell table:number-columns-repeated="2"/>
          <table:table-cell table:formula="of:=HYPERLINK(COM.MICROSOFT.CONCAT(&quot;https://www.amusement-center.com/project/egg/game/?product_id=&quot;; [.C531]))" office:value-type="string" office:string-value="https://www.amusement-center.com/project/egg/game/?product_id=170" calcext:value-type="string">
            <text:p>https://www.amusement-center.com/project/egg/game/?product_id=170</text:p>
          </table:table-cell>
        </table:table-row>
        <table:table-row table:style-name="ro1">
          <table:table-cell office:value-type="string" calcext:value-type="string">
            <text:p>カサブランカに愛を</text:p>
          </table:table-cell>
          <table:table-cell office:value-type="string" calcext:value-type="string">
            <text:p>Casablanca ni Ai o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HR1001a.bin</text:p>
          </table:table-cell>
          <table:table-cell office:value-type="string" calcext:value-type="string">
            <text:p>THR1001.bmp</text:p>
          </table:table-cell>
          <table:table-cell table:number-columns-repeated="2"/>
          <table:table-cell table:formula="of:=HYPERLINK(COM.MICROSOFT.CONCAT(&quot;https://www.amusement-center.com/project/egg/game/?product_id=&quot;; [.C532]))" office:value-type="string" office:string-value="https://www.amusement-center.com/project/egg/game/?product_id=371" calcext:value-type="string">
            <text:p>https://www.amusement-center.com/project/egg/game/?product_id=371</text:p>
          </table:table-cell>
        </table:table-row>
        <table:table-row table:style-name="ro1">
          <table:table-cell office:value-type="string" calcext:value-type="string">
            <text:p>カサブランカに愛を</text:p>
          </table:table-cell>
          <table:table-cell office:value-type="string" calcext:value-type="string">
            <text:p>Casablanca ni Ai o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11a.bin</text:p>
          </table:table-cell>
          <table:table-cell office:value-type="string" calcext:value-type="string">
            <text:p>THR0011.bmp</text:p>
          </table:table-cell>
          <table:table-cell office:value-type="string" calcext:value-type="string">
            <text:p>THR0011m.bin</text:p>
          </table:table-cell>
          <table:table-cell/>
          <table:table-cell table:formula="of:=HYPERLINK(COM.MICROSOFT.CONCAT(&quot;https://www.amusement-center.com/project/egg/game/?product_id=&quot;; [.C533]))" office:value-type="string" office:string-value="https://www.amusement-center.com/project/egg/game/?product_id=1431" calcext:value-type="string">
            <text:p>https://www.amusement-center.com/project/egg/game/?product_id=1431</text:p>
          </table:table-cell>
        </table:table-row>
        <table:table-row table:style-name="ro1">
          <table:table-cell office:value-type="string" calcext:value-type="string">
            <text:p>カサブランカに愛を</text:p>
          </table:table-cell>
          <table:table-cell office:value-type="string" calcext:value-type="string">
            <text:p>Casablanca ni Ai 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HR1002a.bin</text:p>
          </table:table-cell>
          <table:table-cell office:value-type="string" calcext:value-type="string">
            <text:p>THR1002.bmp</text:p>
          </table:table-cell>
          <table:table-cell office:value-type="string" calcext:value-type="string">
            <text:p>THR1002m.bin</text:p>
          </table:table-cell>
          <table:table-cell/>
          <table:table-cell table:formula="of:=HYPERLINK(COM.MICROSOFT.CONCAT(&quot;https://www.amusement-center.com/project/egg/game/?product_id=&quot;; [.C534]))" office:value-type="string" office:string-value="https://www.amusement-center.com/project/egg/game/?product_id=1508" calcext:value-type="string">
            <text:p>https://www.amusement-center.com/project/egg/game/?product_id=1508</text:p>
          </table:table-cell>
        </table:table-row>
        <table:table-row table:style-name="ro1">
          <table:table-cell office:value-type="string" calcext:value-type="string">
            <text:p>カサブランカに愛を </text:p>
          </table:table-cell>
          <table:table-cell office:value-type="string" calcext:value-type="string">
            <text:p>Casablanca ni Ai o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HR0008a.bin</text:p>
          </table:table-cell>
          <table:table-cell office:value-type="string" calcext:value-type="string">
            <text:p>THR0008.bmp</text:p>
          </table:table-cell>
          <table:table-cell office:value-type="string" calcext:value-type="string">
            <text:p>THR0008m.bin</text:p>
          </table:table-cell>
          <table:table-cell/>
          <table:table-cell table:formula="of:=HYPERLINK(COM.MICROSOFT.CONCAT(&quot;https://www.amusement-center.com/project/egg/game/?product_id=&quot;; [.C535]))" office:value-type="string" office:string-value="https://www.amusement-center.com/project/egg/game/?product_id=1016" calcext:value-type="string">
            <text:p>https://www.amusement-center.com/project/egg/game/?product_id=1016</text:p>
          </table:table-cell>
        </table:table-row>
        <table:table-row table:style-name="ro1">
          <table:table-cell office:value-type="string" calcext:value-type="string">
            <text:p>ガルケーブ</text:p>
          </table:table-cell>
          <table:table-cell office:value-type="string" calcext:value-type="string">
            <text:p>Gulkave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43a.bin</text:p>
          </table:table-cell>
          <table:table-cell office:value-type="string" calcext:value-type="string">
            <text:p>COM1043.bmp</text:p>
          </table:table-cell>
          <table:table-cell table:number-columns-repeated="2"/>
          <table:table-cell table:formula="of:=HYPERLINK(COM.MICROSOFT.CONCAT(&quot;https://www.amusement-center.com/project/egg/game/?product_id=&quot;; [.C536]))" office:value-type="string" office:string-value="https://www.amusement-center.com/project/egg/game/?product_id=1577" calcext:value-type="string">
            <text:p>https://www.amusement-center.com/project/egg/game/?product_id=1577</text:p>
          </table:table-cell>
        </table:table-row>
        <table:table-row table:style-name="ro1">
          <table:table-cell office:value-type="string" calcext:value-type="string">
            <text:p>ガルケーブ</text:p>
          </table:table-cell>
          <table:table-cell office:value-type="string" calcext:value-type="string">
            <text:p>Gulkave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43a.bin</text:p>
          </table:table-cell>
          <table:table-cell office:value-type="string" calcext:value-type="string">
            <text:p>COM1043.bmp</text:p>
          </table:table-cell>
          <table:table-cell table:number-columns-repeated="2"/>
          <table:table-cell table:formula="of:=HYPERLINK(COM.MICROSOFT.CONCAT(&quot;https://www.amusement-center.com/project/egg/game/?product_id=&quot;; [.C537]))" office:value-type="string" office:string-value="https://www.amusement-center.com/project/egg/game/?product_id=1668" calcext:value-type="string">
            <text:p>https://www.amusement-center.com/project/egg/game/?product_id=1668</text:p>
          </table:table-cell>
        </table:table-row>
        <table:table-row table:style-name="ro1">
          <table:table-cell office:value-type="string" calcext:value-type="string">
            <text:p>カルノフ</text:p>
          </table:table-cell>
          <table:table-cell office:value-type="string" calcext:value-type="string">
            <text:p>Karnov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PPD0001a.bin</text:p>
          </table:table-cell>
          <table:table-cell office:value-type="string" calcext:value-type="string">
            <text:p>PPD0001.bmp</text:p>
          </table:table-cell>
          <table:table-cell table:number-columns-repeated="2"/>
          <table:table-cell table:formula="of:=HYPERLINK(COM.MICROSOFT.CONCAT(&quot;https://www.amusement-center.com/project/egg/game/?product_id=&quot;; [.C538]))" office:value-type="string" office:string-value="https://www.amusement-center.com/project/egg/game/?product_id=1565" calcext:value-type="string">
            <text:p>https://www.amusement-center.com/project/egg/game/?product_id=1565</text:p>
          </table:table-cell>
        </table:table-row>
        <table:table-row table:style-name="ro1">
          <table:table-cell office:value-type="string" calcext:value-type="string">
            <text:p>カルノフ</text:p>
          </table:table-cell>
          <table:table-cell office:value-type="string" calcext:value-type="string">
            <text:p>Karnov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PD0005a.bin</text:p>
          </table:table-cell>
          <table:table-cell office:value-type="string" calcext:value-type="string">
            <text:p>PPD0005.bmp</text:p>
          </table:table-cell>
          <table:table-cell table:number-columns-repeated="2"/>
          <table:table-cell table:formula="of:=HYPERLINK(COM.MICROSOFT.CONCAT(&quot;https://www.amusement-center.com/project/egg/game/?product_id=&quot;; [.C539]))" office:value-type="string" office:string-value="https://www.amusement-center.com/project/egg/game/?product_id=1591" calcext:value-type="string">
            <text:p>https://www.amusement-center.com/project/egg/game/?product_id=1591</text:p>
          </table:table-cell>
        </table:table-row>
        <table:table-row table:style-name="ro1">
          <table:table-cell office:value-type="string" calcext:value-type="string">
            <text:p>カレイジアスペルセウス</text:p>
          </table:table-cell>
          <table:table-cell office:value-type="string" calcext:value-type="string">
            <text:p>Courageous Perse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OS0002a.bin</text:p>
          </table:table-cell>
          <table:table-cell office:value-type="string" calcext:value-type="string">
            <text:p>COS0002.bmp</text:p>
          </table:table-cell>
          <table:table-cell table:number-columns-repeated="2"/>
          <table:table-cell table:formula="of:=HYPERLINK(COM.MICROSOFT.CONCAT(&quot;https://www.amusement-center.com/project/egg/game/?product_id=&quot;; [.C540]))" office:value-type="string" office:string-value="https://www.amusement-center.com/project/egg/game/?product_id=31" calcext:value-type="string">
            <text:p>https://www.amusement-center.com/project/egg/game/?product_id=31</text:p>
          </table:table-cell>
        </table:table-row>
        <table:table-row table:style-name="ro1">
          <table:table-cell office:value-type="string" calcext:value-type="string">
            <text:p>カレイジアスペルセウス</text:p>
          </table:table-cell>
          <table:table-cell office:value-type="string" calcext:value-type="string">
            <text:p>Courageous Perseus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OS0010a.bin</text:p>
          </table:table-cell>
          <table:table-cell office:value-type="string" calcext:value-type="string">
            <text:p>COS0010.bmp</text:p>
          </table:table-cell>
          <table:table-cell office:value-type="string" calcext:value-type="string">
            <text:p>COS0010m.bin</text:p>
          </table:table-cell>
          <table:table-cell/>
          <table:table-cell table:formula="of:=HYPERLINK(COM.MICROSOFT.CONCAT(&quot;https://www.amusement-center.com/project/egg/game/?product_id=&quot;; [.C541]))" office:value-type="string" office:string-value="https://www.amusement-center.com/project/egg/game/?product_id=1552" calcext:value-type="string">
            <text:p>https://www.amusement-center.com/project/egg/game/?product_id=1552</text:p>
          </table:table-cell>
        </table:table-row>
        <table:table-row table:style-name="ro1">
          <table:table-cell office:value-type="string" calcext:value-type="string">
            <text:p>カレイジアスペルセウス</text:p>
          </table:table-cell>
          <table:table-cell office:value-type="string" calcext:value-type="string">
            <text:p>Courageous Perseus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S1003a.bin</text:p>
          </table:table-cell>
          <table:table-cell office:value-type="string" calcext:value-type="string">
            <text:p>COS1003.bmp</text:p>
          </table:table-cell>
          <table:table-cell office:value-type="string" calcext:value-type="string">
            <text:p>COS1003m.bin</text:p>
          </table:table-cell>
          <table:table-cell/>
          <table:table-cell table:formula="of:=HYPERLINK(COM.MICROSOFT.CONCAT(&quot;https://www.amusement-center.com/project/egg/game/?product_id=&quot;; [.C542]))" office:value-type="string" office:string-value="https://www.amusement-center.com/project/egg/game/?product_id=1749" calcext:value-type="string">
            <text:p>https://www.amusement-center.com/project/egg/game/?product_id=1749</text:p>
          </table:table-cell>
        </table:table-row>
        <table:table-row table:style-name="ro1">
          <table:table-cell office:value-type="string" calcext:value-type="string">
            <text:p>カレイドスコープ#1、#2（発汗惑星）</text:p>
          </table:table-cell>
          <table:table-cell office:value-type="string" calcext:value-type="string">
            <text:p>Kaleidoscope #1, #2 (Hakkan Wakusei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OT0002a.bin</text:p>
          </table:table-cell>
          <table:table-cell office:value-type="string" calcext:value-type="string">
            <text:p>HOT0002.bmp</text:p>
          </table:table-cell>
          <table:table-cell office:value-type="string" calcext:value-type="string">
            <text:p>HOT0002m.bin</text:p>
          </table:table-cell>
          <table:table-cell/>
          <table:table-cell table:formula="of:=HYPERLINK(COM.MICROSOFT.CONCAT(&quot;https://www.amusement-center.com/project/egg/game/?product_id=&quot;; [.C543]))" office:value-type="string" office:string-value="https://www.amusement-center.com/project/egg/game/?product_id=98" calcext:value-type="string">
            <text:p>https://www.amusement-center.com/project/egg/game/?product_id=98</text:p>
          </table:table-cell>
        </table:table-row>
        <table:table-row table:style-name="ro1">
          <table:table-cell office:value-type="string" calcext:value-type="string">
            <text:p>かわいそう物語</text:p>
          </table:table-cell>
          <table:table-cell office:value-type="string" calcext:value-type="string">
            <text:p>Kawaisou Monogatar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2a.bin</text:p>
          </table:table-cell>
          <table:table-cell office:value-type="string" calcext:value-type="string">
            <text:p>SYS0002.bmp</text:p>
          </table:table-cell>
          <table:table-cell office:value-type="string" calcext:value-type="string">
            <text:p>SYS0002m.bin</text:p>
          </table:table-cell>
          <table:table-cell office:value-type="string" calcext:value-type="string">
            <text:p>SYS0002d.bin</text:p>
          </table:table-cell>
          <table:table-cell table:formula="of:=HYPERLINK(COM.MICROSOFT.CONCAT(&quot;https://www.amusement-center.com/project/egg/game/?product_id=&quot;; [.C544]))" office:value-type="string" office:string-value="https://www.amusement-center.com/project/egg/game/?product_id=34" calcext:value-type="string">
            <text:p>https://www.amusement-center.com/project/egg/game/?product_id=34</text:p>
          </table:table-cell>
        </table:table-row>
        <table:table-row table:style-name="ro1">
          <table:table-cell office:value-type="string" calcext:value-type="string">
            <text:p>かわいそう物語</text:p>
          </table:table-cell>
          <table:table-cell office:value-type="string" calcext:value-type="string">
            <text:p>Kawaisou Monogatari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50a.bin</text:p>
          </table:table-cell>
          <table:table-cell office:value-type="string" calcext:value-type="string">
            <text:p>SYS0050.bmp</text:p>
          </table:table-cell>
          <table:table-cell office:value-type="string" calcext:value-type="string">
            <text:p>SYS0050m.bin</text:p>
          </table:table-cell>
          <table:table-cell office:value-type="string" calcext:value-type="string">
            <text:p>SYS0050d.bin</text:p>
          </table:table-cell>
          <table:table-cell table:formula="of:=HYPERLINK(COM.MICROSOFT.CONCAT(&quot;https://www.amusement-center.com/project/egg/game/?product_id=&quot;; [.C545]))" office:value-type="string" office:string-value="https://www.amusement-center.com/project/egg/game/?product_id=1212" calcext:value-type="string">
            <text:p>https://www.amusement-center.com/project/egg/game/?product_id=1212</text:p>
          </table:table-cell>
        </table:table-row>
        <table:table-row table:style-name="ro1">
          <table:table-cell office:value-type="string" calcext:value-type="string">
            <text:p>かんしゃく玉なげカン太郎の東海道五十三次</text:p>
          </table:table-cell>
          <table:table-cell office:value-type="string" calcext:value-type="string">
            <text:p>Kanshakudama Nage Kantarou no Toukaidou Gojuusan Tsugi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14a.bin</text:p>
          </table:table-cell>
          <table:table-cell office:value-type="string" calcext:value-type="string">
            <text:p>SNT0014.bmp</text:p>
          </table:table-cell>
          <table:table-cell office:value-type="string" calcext:value-type="string">
            <text:p>SNT0014m.bin</text:p>
          </table:table-cell>
          <table:table-cell/>
          <table:table-cell table:formula="of:=HYPERLINK(COM.MICROSOFT.CONCAT(&quot;https://www.amusement-center.com/project/egg/game/?product_id=&quot;; [.C546]))" office:value-type="string" office:string-value="https://www.amusement-center.com/project/egg/game/?product_id=831" calcext:value-type="string">
            <text:p>https://www.amusement-center.com/project/egg/game/?product_id=831</text:p>
          </table:table-cell>
        </table:table-row>
        <table:table-row table:style-name="ro1">
          <table:table-cell office:value-type="string" calcext:value-type="string">
            <text:p>ガンマー5</text:p>
          </table:table-cell>
          <table:table-cell office:value-type="string" calcext:value-type="string">
            <text:p>Gamma 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12a.bin</text:p>
          </table:table-cell>
          <table:table-cell office:value-type="string" calcext:value-type="string">
            <text:p>KUR0012.bmp</text:p>
          </table:table-cell>
          <table:table-cell table:number-columns-repeated="2"/>
          <table:table-cell table:formula="of:=HYPERLINK(COM.MICROSOFT.CONCAT(&quot;https://www.amusement-center.com/project/egg/game/?product_id=&quot;; [.C547]))" office:value-type="string" office:string-value="https://www.amusement-center.com/project/egg/game/?product_id=438" calcext:value-type="string">
            <text:p>https://www.amusement-center.com/project/egg/game/?product_id=438</text:p>
          </table:table-cell>
        </table:table-row>
        <table:table-row table:style-name="ro1">
          <table:table-cell office:value-type="string" calcext:value-type="string">
            <text:p>キーパー</text:p>
          </table:table-cell>
          <table:table-cell office:value-type="string" calcext:value-type="string">
            <text:p>Keeper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CS0001a.bin</text:p>
          </table:table-cell>
          <table:table-cell office:value-type="string" calcext:value-type="string">
            <text:p>SCS0001.bmp</text:p>
          </table:table-cell>
          <table:table-cell table:number-columns-repeated="2"/>
          <table:table-cell table:formula="of:=HYPERLINK(COM.MICROSOFT.CONCAT(&quot;https://www.amusement-center.com/project/egg/game/?product_id=&quot;; [.C548]))" office:value-type="string" office:string-value="https://www.amusement-center.com/project/egg/game/?product_id=1802" calcext:value-type="string">
            <text:p>https://www.amusement-center.com/project/egg/game/?product_id=1802</text:p>
          </table:table-cell>
        </table:table-row>
        <table:table-row table:style-name="ro1">
          <table:table-cell office:value-type="string" calcext:value-type="string">
            <text:p>ギミック</text:p>
          </table:table-cell>
          <table:table-cell office:value-type="string" calcext:value-type="string">
            <text:p>Gimmick!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5a.bin</text:p>
          </table:table-cell>
          <table:table-cell office:value-type="string" calcext:value-type="string">
            <text:p>SNT0005.bmp</text:p>
          </table:table-cell>
          <table:table-cell office:value-type="string" calcext:value-type="string">
            <text:p>SNT0005m.bin</text:p>
          </table:table-cell>
          <table:table-cell/>
          <table:table-cell table:formula="of:=HYPERLINK(COM.MICROSOFT.CONCAT(&quot;https://www.amusement-center.com/project/egg/game/?product_id=&quot;; [.C549]))" office:value-type="string" office:string-value="https://www.amusement-center.com/project/egg/game/?product_id=853" calcext:value-type="string">
            <text:p>https://www.amusement-center.com/project/egg/game/?product_id=853</text:p>
          </table:table-cell>
        </table:table-row>
        <table:table-row table:style-name="ro1">
          <table:table-cell office:value-type="string" calcext:value-type="string">
            <text:p>キャプテン ラング</text:p>
          </table:table-cell>
          <table:table-cell office:value-type="string" calcext:value-type="string">
            <text:p>Captain Lang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GMD0031a.bin</text:p>
          </table:table-cell>
          <table:table-cell office:value-type="string" calcext:value-type="string">
            <text:p>GMD0031.bmp</text:p>
          </table:table-cell>
          <table:table-cell office:value-type="string" calcext:value-type="string">
            <text:p>GMD0031m.bin</text:p>
          </table:table-cell>
          <table:table-cell/>
          <table:table-cell table:formula="of:=HYPERLINK(COM.MICROSOFT.CONCAT(&quot;https://www.amusement-center.com/project/egg/game/?product_id=&quot;; [.C550]))" office:value-type="string" office:string-value="https://www.amusement-center.com/project/egg/game/?product_id=1465" calcext:value-type="string">
            <text:p>https://www.amusement-center.com/project/egg/game/?product_id=1465</text:p>
          </table:table-cell>
        </table:table-row>
        <table:table-row table:style-name="ro1">
          <table:table-cell office:value-type="string" calcext:value-type="string">
            <text:p>ギャラクシーファイト </text:p>
          </table:table-cell>
          <table:table-cell office:value-type="string" calcext:value-type="string">
            <text:p>Galaxy Fight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NT0021a.bin</text:p>
          </table:table-cell>
          <table:table-cell office:value-type="string" calcext:value-type="string">
            <text:p>SNT0021.bmp</text:p>
          </table:table-cell>
          <table:table-cell office:value-type="string" calcext:value-type="string">
            <text:p>SNT0021m.bin</text:p>
          </table:table-cell>
          <table:table-cell/>
          <table:table-cell table:formula="of:=HYPERLINK(COM.MICROSOFT.CONCAT(&quot;https://www.amusement-center.com/project/egg/game/?product_id=&quot;; [.C551]))" office:value-type="string" office:string-value="https://www.amusement-center.com/project/egg/game/?product_id=1040" calcext:value-type="string">
            <text:p>https://www.amusement-center.com/project/egg/game/?product_id=1040</text:p>
          </table:table-cell>
        </table:table-row>
        <table:table-row table:style-name="ro1">
          <table:table-cell office:value-type="string" calcext:value-type="string">
            <text:p>ギャラクシーファイト </text:p>
          </table:table-cell>
          <table:table-cell office:value-type="string" calcext:value-type="string">
            <text:p>Galaxy Fight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NT0021a.bin</text:p>
          </table:table-cell>
          <table:table-cell office:value-type="string" calcext:value-type="string">
            <text:p>SNT0021.bmp</text:p>
          </table:table-cell>
          <table:table-cell office:value-type="string" calcext:value-type="string">
            <text:p>SNT0021m.bin</text:p>
          </table:table-cell>
          <table:table-cell/>
          <table:table-cell table:formula="of:=HYPERLINK(COM.MICROSOFT.CONCAT(&quot;https://www.amusement-center.com/project/egg/game/?product_id=&quot;; [.C552]))" office:value-type="string" office:string-value="https://www.amusement-center.com/project/egg/game/?product_id=1046" calcext:value-type="string">
            <text:p>https://www.amusement-center.com/project/egg/game/?product_id=1046</text:p>
          </table:table-cell>
        </table:table-row>
        <table:table-row table:style-name="ro1">
          <table:table-cell office:value-type="string" calcext:value-type="string">
            <text:p>キャリーラボ1，100円セット【2021夏のトリプルキャンペーン限定】</text:p>
          </table:table-cell>
          <table:table-cell office:value-type="string" calcext:value-type="string">
            <text:p>Carry lab 1,000-en Set (2021 Natsu no Triple Campaign Gentei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0006a.bin</text:p>
          </table:table-cell>
          <table:table-cell office:value-type="string" calcext:value-type="string">
            <text:p>CAR0006.bmp</text:p>
          </table:table-cell>
          <table:table-cell office:value-type="string" calcext:value-type="string">
            <text:p>CAR0006m.bin</text:p>
          </table:table-cell>
          <table:table-cell/>
          <table:table-cell table:formula="of:=HYPERLINK(COM.MICROSOFT.CONCAT(&quot;https://www.amusement-center.com/project/egg/game/?product_id=&quot;; [.C553]))" office:value-type="string" office:string-value="https://www.amusement-center.com/project/egg/game/?product_id=1640" calcext:value-type="string">
            <text:p>https://www.amusement-center.com/project/egg/game/?product_id=1640</text:p>
          </table:table-cell>
        </table:table-row>
        <table:table-row table:style-name="ro1">
          <table:table-cell office:value-type="string" calcext:value-type="string">
            <text:p>ギャルッぽクラブ</text:p>
          </table:table-cell>
          <table:table-cell office:value-type="string" calcext:value-type="string">
            <text:p>Gal-ppo Club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MIC0001a.bin</text:p>
          </table:table-cell>
          <table:table-cell office:value-type="string" calcext:value-type="string">
            <text:p>PMIC0001.bmp</text:p>
          </table:table-cell>
          <table:table-cell office:value-type="string" calcext:value-type="string">
            <text:p>PMIC0001m.bin</text:p>
          </table:table-cell>
          <table:table-cell/>
          <table:table-cell table:formula="of:=HYPERLINK(COM.MICROSOFT.CONCAT(&quot;https://www.amusement-center.com/project/egg/game/?product_id=&quot;; [.C554]))" office:value-type="string" office:string-value="https://www.amusement-center.com/project/egg/game/?product_id=605" calcext:value-type="string">
            <text:p>https://www.amusement-center.com/project/egg/game/?product_id=605</text:p>
          </table:table-cell>
        </table:table-row>
        <table:table-row table:style-name="ro1">
          <table:table-cell office:value-type="string" calcext:value-type="string">
            <text:p>キャンペーン版大戦略II</text:p>
          </table:table-cell>
          <table:table-cell office:value-type="string" calcext:value-type="string">
            <text:p>Campaign-ban Daisakusen II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YS1003a.bin</text:p>
          </table:table-cell>
          <table:table-cell office:value-type="string" calcext:value-type="string">
            <text:p>SYS1003.bmp</text:p>
          </table:table-cell>
          <table:table-cell office:value-type="string" calcext:value-type="string">
            <text:p>SYS1003m.bin</text:p>
          </table:table-cell>
          <table:table-cell/>
          <table:table-cell table:formula="of:=HYPERLINK(COM.MICROSOFT.CONCAT(&quot;https://www.amusement-center.com/project/egg/game/?product_id=&quot;; [.C555]))" office:value-type="string" office:string-value="https://www.amusement-center.com/project/egg/game/?product_id=492" calcext:value-type="string">
            <text:p>https://www.amusement-center.com/project/egg/game/?product_id=492</text:p>
          </table:table-cell>
        </table:table-row>
        <table:table-row table:style-name="ro1">
          <table:table-cell office:value-type="string" calcext:value-type="string">
            <text:p>キャンペーン版大戦略II</text:p>
          </table:table-cell>
          <table:table-cell office:value-type="string" calcext:value-type="string">
            <text:p>Campaign-ban Daisakusen II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8a.bin</text:p>
          </table:table-cell>
          <table:table-cell office:value-type="string" calcext:value-type="string">
            <text:p>SYS0008.bmp</text:p>
          </table:table-cell>
          <table:table-cell office:value-type="string" calcext:value-type="string">
            <text:p>SYS0008m.bin</text:p>
          </table:table-cell>
          <table:table-cell office:value-type="string" calcext:value-type="string">
            <text:p>SYS0008d.bin</text:p>
          </table:table-cell>
          <table:table-cell table:formula="of:=HYPERLINK(COM.MICROSOFT.CONCAT(&quot;https://www.amusement-center.com/project/egg/game/?product_id=&quot;; [.C556]))" office:value-type="string" office:string-value="https://www.amusement-center.com/project/egg/game/?product_id=497" calcext:value-type="string">
            <text:p>https://www.amusement-center.com/project/egg/game/?product_id=497</text:p>
          </table:table-cell>
        </table:table-row>
        <table:table-row table:style-name="ro1">
          <table:table-cell office:value-type="string" calcext:value-type="string">
            <text:p>キャンペーン版大戦略II</text:p>
          </table:table-cell>
          <table:table-cell office:value-type="string" calcext:value-type="string">
            <text:p>Campaign-ban Daisakusen II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12a.bin</text:p>
          </table:table-cell>
          <table:table-cell office:value-type="string" calcext:value-type="string">
            <text:p>SYS0012.bmp</text:p>
          </table:table-cell>
          <table:table-cell office:value-type="string" calcext:value-type="string">
            <text:p>SYS0012m.bin</text:p>
          </table:table-cell>
          <table:table-cell/>
          <table:table-cell table:formula="of:=HYPERLINK(COM.MICROSOFT.CONCAT(&quot;https://www.amusement-center.com/project/egg/game/?product_id=&quot;; [.C557]))" office:value-type="string" office:string-value="https://www.amusement-center.com/project/egg/game/?product_id=518" calcext:value-type="string">
            <text:p>https://www.amusement-center.com/project/egg/game/?product_id=518</text:p>
          </table:table-cell>
        </table:table-row>
        <table:table-row table:style-name="ro1">
          <table:table-cell office:value-type="string" calcext:value-type="string">
            <text:p>キャンペーン版大戦略II</text:p>
          </table:table-cell>
          <table:table-cell office:value-type="string" calcext:value-type="string">
            <text:p>Campaign-ban Daisakusen II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YS1007a.bin</text:p>
          </table:table-cell>
          <table:table-cell office:value-type="string" calcext:value-type="string">
            <text:p>SYS1007.bmp</text:p>
          </table:table-cell>
          <table:table-cell office:value-type="string" calcext:value-type="string">
            <text:p>SYS1007m.bin</text:p>
          </table:table-cell>
          <table:table-cell/>
          <table:table-cell table:formula="of:=HYPERLINK(COM.MICROSOFT.CONCAT(&quot;https://www.amusement-center.com/project/egg/game/?product_id=&quot;; [.C558]))" office:value-type="string" office:string-value="https://www.amusement-center.com/project/egg/game/?product_id=1433" calcext:value-type="string">
            <text:p>https://www.amusement-center.com/project/egg/game/?product_id=1433</text:p>
          </table:table-cell>
        </table:table-row>
        <table:table-row table:style-name="ro1">
          <table:table-cell office:value-type="string" calcext:value-type="string">
            <text:p>キングオブボクサー</text:p>
          </table:table-cell>
          <table:table-cell office:value-type="string" calcext:value-type="string">
            <text:p>King of Boxer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WDP0002a.bin</text:p>
          </table:table-cell>
          <table:table-cell office:value-type="string" calcext:value-type="string">
            <text:p>WDP0002.bmp</text:p>
          </table:table-cell>
          <table:table-cell table:number-columns-repeated="2"/>
          <table:table-cell table:formula="of:=HYPERLINK(COM.MICROSOFT.CONCAT(&quot;https://www.amusement-center.com/project/egg/game/?product_id=&quot;; [.C559]))" office:value-type="string" office:string-value="https://www.amusement-center.com/project/egg/game/?product_id=1695" calcext:value-type="string">
            <text:p>https://www.amusement-center.com/project/egg/game/?product_id=1695</text:p>
          </table:table-cell>
        </table:table-row>
        <table:table-row table:style-name="ro1">
          <table:table-cell office:value-type="string" calcext:value-type="string">
            <text:p>キングフラッピー</text:p>
          </table:table-cell>
          <table:table-cell office:value-type="string" calcext:value-type="string">
            <text:p>King Flapp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DBS0004a.bin</text:p>
          </table:table-cell>
          <table:table-cell office:value-type="string" calcext:value-type="string">
            <text:p>DBS0004.bmp</text:p>
          </table:table-cell>
          <table:table-cell table:number-columns-repeated="2"/>
          <table:table-cell table:formula="of:=HYPERLINK(COM.MICROSOFT.CONCAT(&quot;https://www.amusement-center.com/project/egg/game/?product_id=&quot;; [.C560]))" office:value-type="string" office:string-value="https://www.amusement-center.com/project/egg/game/?product_id=188" calcext:value-type="string">
            <text:p>https://www.amusement-center.com/project/egg/game/?product_id=188</text:p>
          </table:table-cell>
        </table:table-row>
        <table:table-row table:style-name="ro1">
          <table:table-cell office:value-type="string" calcext:value-type="string">
            <text:p>キングフラッピー</text:p>
          </table:table-cell>
          <table:table-cell office:value-type="string" calcext:value-type="string">
            <text:p>King Flappy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DBS0010a.bin</text:p>
          </table:table-cell>
          <table:table-cell office:value-type="string" calcext:value-type="string">
            <text:p>DBS0010.bmp</text:p>
          </table:table-cell>
          <table:table-cell table:number-columns-repeated="2"/>
          <table:table-cell table:formula="of:=HYPERLINK(COM.MICROSOFT.CONCAT(&quot;https://www.amusement-center.com/project/egg/game/?product_id=&quot;; [.C561]))" office:value-type="string" office:string-value="https://www.amusement-center.com/project/egg/game/?product_id=1487" calcext:value-type="string">
            <text:p>https://www.amusement-center.com/project/egg/game/?product_id=1487</text:p>
          </table:table-cell>
        </table:table-row>
        <table:table-row table:style-name="ro1">
          <table:table-cell office:value-type="string" calcext:value-type="string">
            <text:p>クイズつなひきチャンプ</text:p>
          </table:table-cell>
          <table:table-cell office:value-type="string" calcext:value-type="string">
            <text:p>Quiz Tsunahiki Champ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9a.bin</text:p>
          </table:table-cell>
          <table:table-cell/>
          <table:table-cell office:value-type="string" calcext:value-type="string">
            <text:p>COM5039m.bin</text:p>
          </table:table-cell>
          <table:table-cell/>
          <table:table-cell table:formula="of:=HYPERLINK(COM.MICROSOFT.CONCAT(&quot;https://www.amusement-center.com/project/egg/game/?product_id=&quot;; [.C562]))" office:value-type="string" office:string-value="https://www.amusement-center.com/project/egg/game/?product_id=1271" calcext:value-type="string">
            <text:p>https://www.amusement-center.com/project/egg/game/?product_id=1271</text:p>
          </table:table-cell>
        </table:table-row>
        <table:table-row table:style-name="ro1">
          <table:table-cell office:value-type="string" calcext:value-type="string">
            <text:p>クウ ツー</text:p>
          </table:table-cell>
          <table:table-cell office:value-type="string" calcext:value-type="string">
            <text:p>Ku Two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PHA0004a.bin</text:p>
          </table:table-cell>
          <table:table-cell office:value-type="string" calcext:value-type="string">
            <text:p>PHA0004.bmp</text:p>
          </table:table-cell>
          <table:table-cell table:number-columns-repeated="2"/>
          <table:table-cell table:formula="of:=HYPERLINK(COM.MICROSOFT.CONCAT(&quot;https://www.amusement-center.com/project/egg/game/?product_id=&quot;; [.C563]))" office:value-type="string" office:string-value="https://www.amusement-center.com/project/egg/game/?product_id=312" calcext:value-type="string">
            <text:p>https://www.amusement-center.com/project/egg/game/?product_id=312</text:p>
          </table:table-cell>
        </table:table-row>
        <table:table-row table:style-name="ro1">
          <table:table-cell office:value-type="string" calcext:value-type="string">
            <text:p>クオンパ</text:p>
          </table:table-cell>
          <table:table-cell office:value-type="string" calcext:value-type="string">
            <text:p>Cu-On-P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AE0052a.bin</text:p>
          </table:table-cell>
          <table:table-cell office:value-type="string" calcext:value-type="string">
            <text:p>TAE0052.bmp</text:p>
          </table:table-cell>
          <table:table-cell table:number-columns-repeated="2"/>
          <table:table-cell table:formula="of:=HYPERLINK(COM.MICROSOFT.CONCAT(&quot;https://www.amusement-center.com/project/egg/game/?product_id=&quot;; [.C564]))" office:value-type="string" office:string-value="https://www.amusement-center.com/project/egg/game/?product_id=1773" calcext:value-type="string">
            <text:p>https://www.amusement-center.com/project/egg/game/?product_id=1773</text:p>
          </table:table-cell>
        </table:table-row>
        <table:table-row table:style-name="ro1">
          <table:table-cell office:value-type="string" calcext:value-type="string">
            <text:p>グラディウス</text:p>
          </table:table-cell>
          <table:table-cell office:value-type="string" calcext:value-type="string">
            <text:p>Gradius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NM0001a.bin</text:p>
          </table:table-cell>
          <table:table-cell office:value-type="string" calcext:value-type="string">
            <text:p>KNM0001.bmp</text:p>
          </table:table-cell>
          <table:table-cell office:value-type="string" calcext:value-type="string">
            <text:p>KNM0001m.bin</text:p>
          </table:table-cell>
          <table:table-cell/>
          <table:table-cell table:formula="of:=HYPERLINK(COM.MICROSOFT.CONCAT(&quot;https://www.amusement-center.com/project/egg/game/?product_id=&quot;; [.C565]))" office:value-type="string" office:string-value="https://www.amusement-center.com/project/egg/game/?product_id=1150" calcext:value-type="string">
            <text:p>https://www.amusement-center.com/project/egg/game/?product_id=1150</text:p>
          </table:table-cell>
        </table:table-row>
        <table:table-row table:style-name="ro1">
          <table:table-cell office:value-type="string" calcext:value-type="string">
            <text:p>グラディウス2</text:p>
          </table:table-cell>
          <table:table-cell office:value-type="string" calcext:value-type="string">
            <text:p>Gradius 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3a.bin</text:p>
          </table:table-cell>
          <table:table-cell office:value-type="string" calcext:value-type="string">
            <text:p>KNM1003.bmp</text:p>
          </table:table-cell>
          <table:table-cell office:value-type="string" calcext:value-type="string">
            <text:p>KNM1003m.bin</text:p>
          </table:table-cell>
          <table:table-cell/>
          <table:table-cell table:formula="of:=HYPERLINK(COM.MICROSOFT.CONCAT(&quot;https://www.amusement-center.com/project/egg/game/?product_id=&quot;; [.C566]))" office:value-type="string" office:string-value="https://www.amusement-center.com/project/egg/game/?product_id=1244" calcext:value-type="string">
            <text:p>https://www.amusement-center.com/project/egg/game/?product_id=1244</text:p>
          </table:table-cell>
        </table:table-row>
        <table:table-row table:style-name="ro1">
          <table:table-cell office:value-type="string" calcext:value-type="string">
            <text:p>グラナダ</text:p>
          </table:table-cell>
          <table:table-cell office:value-type="string" calcext:value-type="string">
            <text:p>Granad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18a.bin</text:p>
          </table:table-cell>
          <table:table-cell office:value-type="string" calcext:value-type="string">
            <text:p>TEL0018.bmp</text:p>
          </table:table-cell>
          <table:table-cell table:number-columns-repeated="2"/>
          <table:table-cell table:formula="of:=HYPERLINK(COM.MICROSOFT.CONCAT(&quot;https://www.amusement-center.com/project/egg/game/?product_id=&quot;; [.C567]))" office:value-type="string" office:string-value="https://www.amusement-center.com/project/egg/game/?product_id=269" calcext:value-type="string">
            <text:p>https://www.amusement-center.com/project/egg/game/?product_id=269</text:p>
          </table:table-cell>
        </table:table-row>
        <table:table-row table:style-name="ro1">
          <table:table-cell office:value-type="string" calcext:value-type="string">
            <text:p>グラナダ</text:p>
          </table:table-cell>
          <table:table-cell office:value-type="string" calcext:value-type="string">
            <text:p>Granada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0044a.bin</text:p>
          </table:table-cell>
          <table:table-cell office:value-type="string" calcext:value-type="string">
            <text:p>TEL0044.bmp</text:p>
          </table:table-cell>
          <table:table-cell office:value-type="string" calcext:value-type="string">
            <text:p>TEL0044m.bin</text:p>
          </table:table-cell>
          <table:table-cell/>
          <table:table-cell table:formula="of:=HYPERLINK(COM.MICROSOFT.CONCAT(&quot;https://www.amusement-center.com/project/egg/game/?product_id=&quot;; [.C568]))" office:value-type="string" office:string-value="https://www.amusement-center.com/project/egg/game/?product_id=1005" calcext:value-type="string">
            <text:p>https://www.amusement-center.com/project/egg/game/?product_id=1005</text:p>
          </table:table-cell>
        </table:table-row>
        <table:table-row table:style-name="ro1">
          <table:table-cell office:value-type="string" calcext:value-type="string">
            <text:p>グリーンクリスタル</text:p>
          </table:table-cell>
          <table:table-cell office:value-type="string" calcext:value-type="string">
            <text:p>Green Crystal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1a.bin</text:p>
          </table:table-cell>
          <table:table-cell office:value-type="string" calcext:value-type="string">
            <text:p>COM1031.bmp</text:p>
          </table:table-cell>
          <table:table-cell office:value-type="string" calcext:value-type="string">
            <text:p>COM1031m.bin</text:p>
          </table:table-cell>
          <table:table-cell/>
          <table:table-cell table:formula="of:=HYPERLINK(COM.MICROSOFT.CONCAT(&quot;https://www.amusement-center.com/project/egg/game/?product_id=&quot;; [.C569]))" office:value-type="string" office:string-value="https://www.amusement-center.com/project/egg/game/?product_id=1430" calcext:value-type="string">
            <text:p>https://www.amusement-center.com/project/egg/game/?product_id=1430</text:p>
          </table:table-cell>
        </table:table-row>
        <table:table-row table:style-name="ro1">
          <table:table-cell office:value-type="string" calcext:value-type="string">
            <text:p>クリスタルソフト1，100円セット【2021夏のトリプルキャンペーン限定】</text:p>
          </table:table-cell>
          <table:table-cell office:value-type="string" calcext:value-type="string">
            <text:p>Xtal Soft 1, 100-en Set (2021 Natsu no Triple Campaign Gentei)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TA0028a.bin</text:p>
          </table:table-cell>
          <table:table-cell office:value-type="string" calcext:value-type="string">
            <text:p>XTA0028.bmp</text:p>
          </table:table-cell>
          <table:table-cell office:value-type="string" calcext:value-type="string">
            <text:p>XTA0028m.bin</text:p>
          </table:table-cell>
          <table:table-cell/>
          <table:table-cell table:formula="of:=HYPERLINK(COM.MICROSOFT.CONCAT(&quot;https://www.amusement-center.com/project/egg/game/?product_id=&quot;; [.C570]))" office:value-type="string" office:string-value="https://www.amusement-center.com/project/egg/game/?product_id=1641" calcext:value-type="string">
            <text:p>https://www.amusement-center.com/project/egg/game/?product_id=1641</text:p>
          </table:table-cell>
        </table:table-row>
        <table:table-row table:style-name="ro1">
          <table:table-cell office:value-type="string" calcext:value-type="string">
            <text:p>クリスタルチェイサー</text:p>
          </table:table-cell>
          <table:table-cell office:value-type="string" calcext:value-type="string">
            <text:p>Crystal Chaser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H0001a.bin</text:p>
          </table:table-cell>
          <table:table-cell office:value-type="string" calcext:value-type="string">
            <text:p>TEH0001.bmp</text:p>
          </table:table-cell>
          <table:table-cell office:value-type="string" calcext:value-type="string">
            <text:p>TEH0001m.bin</text:p>
          </table:table-cell>
          <table:table-cell/>
          <table:table-cell table:formula="of:=HYPERLINK(COM.MICROSOFT.CONCAT(&quot;https://www.amusement-center.com/project/egg/game/?product_id=&quot;; [.C571]))" office:value-type="string" office:string-value="https://www.amusement-center.com/project/egg/game/?product_id=1412" calcext:value-type="string">
            <text:p>https://www.amusement-center.com/project/egg/game/?product_id=1412</text:p>
          </table:table-cell>
        </table:table-row>
        <table:table-row table:style-name="ro1">
          <table:table-cell office:value-type="string" calcext:value-type="string">
            <text:p>クリスタルチェイサー デモディスク</text:p>
          </table:table-cell>
          <table:table-cell office:value-type="string" calcext:value-type="string">
            <text:p>Crystal Chaser Demo Disc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H0002a.bin</text:p>
          </table:table-cell>
          <table:table-cell office:value-type="string" calcext:value-type="string">
            <text:p>TEH0002.bmp</text:p>
          </table:table-cell>
          <table:table-cell table:number-columns-repeated="2"/>
          <table:table-cell table:formula="of:=HYPERLINK(COM.MICROSOFT.CONCAT(&quot;https://www.amusement-center.com/project/egg/game/?product_id=&quot;; [.C572]))" office:value-type="string" office:string-value="https://www.amusement-center.com/project/egg/game/?product_id=1415" calcext:value-type="string">
            <text:p>https://www.amusement-center.com/project/egg/game/?product_id=1415</text:p>
          </table:table-cell>
        </table:table-row>
        <table:table-row table:style-name="ro1">
          <table:table-cell office:value-type="string" calcext:value-type="string">
            <text:p>クリムゾン</text:p>
          </table:table-cell>
          <table:table-cell office:value-type="string" calcext:value-type="string">
            <text:p>Crims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9a.bin</text:p>
          </table:table-cell>
          <table:table-cell office:value-type="string" calcext:value-type="string">
            <text:p>XTA0009.bmp</text:p>
          </table:table-cell>
          <table:table-cell table:number-columns-repeated="2"/>
          <table:table-cell table:formula="of:=HYPERLINK(COM.MICROSOFT.CONCAT(&quot;https://www.amusement-center.com/project/egg/game/?product_id=&quot;; [.C573]))" office:value-type="string" office:string-value="https://www.amusement-center.com/project/egg/game/?product_id=135" calcext:value-type="string">
            <text:p>https://www.amusement-center.com/project/egg/game/?product_id=135</text:p>
          </table:table-cell>
        </table:table-row>
        <table:table-row table:style-name="ro1">
          <table:table-cell office:value-type="string" calcext:value-type="string">
            <text:p>クリムゾン</text:p>
          </table:table-cell>
          <table:table-cell office:value-type="string" calcext:value-type="string">
            <text:p>Crimso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2a.bin</text:p>
          </table:table-cell>
          <table:table-cell office:value-type="string" calcext:value-type="string">
            <text:p>XTA1002.bmp</text:p>
          </table:table-cell>
          <table:table-cell table:number-columns-repeated="2"/>
          <table:table-cell table:formula="of:=HYPERLINK(COM.MICROSOFT.CONCAT(&quot;https://www.amusement-center.com/project/egg/game/?product_id=&quot;; [.C574]))" office:value-type="string" office:string-value="https://www.amusement-center.com/project/egg/game/?product_id=505" calcext:value-type="string">
            <text:p>https://www.amusement-center.com/project/egg/game/?product_id=505</text:p>
          </table:table-cell>
        </table:table-row>
        <table:table-row table:style-name="ro1">
          <table:table-cell office:value-type="string" calcext:value-type="string">
            <text:p>クリムゾン</text:p>
          </table:table-cell>
          <table:table-cell office:value-type="string" calcext:value-type="string">
            <text:p>Crimson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XTA0017a.bin</text:p>
          </table:table-cell>
          <table:table-cell office:value-type="string" calcext:value-type="string">
            <text:p>XTA0017.bmp</text:p>
          </table:table-cell>
          <table:table-cell office:value-type="string" calcext:value-type="string">
            <text:p>XTA0017m.bin</text:p>
          </table:table-cell>
          <table:table-cell office:value-type="string" calcext:value-type="string">
            <text:p>XTA0017d.bin</text:p>
          </table:table-cell>
          <table:table-cell table:formula="of:=HYPERLINK(COM.MICROSOFT.CONCAT(&quot;https://www.amusement-center.com/project/egg/game/?product_id=&quot;; [.C575]))" office:value-type="string" office:string-value="https://www.amusement-center.com/project/egg/game/?product_id=1168" calcext:value-type="string">
            <text:p>https://www.amusement-center.com/project/egg/game/?product_id=1168</text:p>
          </table:table-cell>
        </table:table-row>
        <table:table-row table:style-name="ro1">
          <table:table-cell office:value-type="string" calcext:value-type="string">
            <text:p>クリムゾン</text:p>
          </table:table-cell>
          <table:table-cell office:value-type="string" calcext:value-type="string">
            <text:p>Crimson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2a.bin</text:p>
          </table:table-cell>
          <table:table-cell office:value-type="string" calcext:value-type="string">
            <text:p>XTA1002.bmp</text:p>
          </table:table-cell>
          <table:table-cell table:number-columns-repeated="2"/>
          <table:table-cell table:formula="of:=HYPERLINK(COM.MICROSOFT.CONCAT(&quot;https://www.amusement-center.com/project/egg/game/?product_id=&quot;; [.C576]))" office:value-type="string" office:string-value="https://www.amusement-center.com/project/egg/game/?product_id=1675" calcext:value-type="string">
            <text:p>https://www.amusement-center.com/project/egg/game/?product_id=1675</text:p>
          </table:table-cell>
        </table:table-row>
        <table:table-row table:style-name="ro1">
          <table:table-cell office:value-type="string" calcext:value-type="string">
            <text:p>クリムゾン</text:p>
          </table:table-cell>
          <table:table-cell office:value-type="string" calcext:value-type="string">
            <text:p>Crimson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XTA0035a.bin</text:p>
          </table:table-cell>
          <table:table-cell office:value-type="string" calcext:value-type="string">
            <text:p>XTA0035.bmp</text:p>
          </table:table-cell>
          <table:table-cell office:value-type="string" calcext:value-type="string">
            <text:p>XTA0035m.bin</text:p>
          </table:table-cell>
          <table:table-cell/>
          <table:table-cell table:formula="of:=HYPERLINK(COM.MICROSOFT.CONCAT(&quot;https://www.amusement-center.com/project/egg/game/?product_id=&quot;; [.C577]))" office:value-type="string" office:string-value="https://www.amusement-center.com/project/egg/game/?product_id=1794" calcext:value-type="string">
            <text:p>https://www.amusement-center.com/project/egg/game/?product_id=1794</text:p>
          </table:table-cell>
        </table:table-row>
        <table:table-row table:style-name="ro1">
          <table:table-cell office:value-type="string" calcext:value-type="string">
            <text:p>クリムゾンII</text:p>
          </table:table-cell>
          <table:table-cell office:value-type="string" calcext:value-type="string">
            <text:p>Crimson II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4a.bin</text:p>
          </table:table-cell>
          <table:table-cell office:value-type="string" calcext:value-type="string">
            <text:p>XTA0004.bmp</text:p>
          </table:table-cell>
          <table:table-cell office:value-type="string" calcext:value-type="string">
            <text:p>XTA0004m.bin</text:p>
          </table:table-cell>
          <table:table-cell/>
          <table:table-cell table:formula="of:=HYPERLINK(COM.MICROSOFT.CONCAT(&quot;https://www.amusement-center.com/project/egg/game/?product_id=&quot;; [.C578]))" office:value-type="string" office:string-value="https://www.amusement-center.com/project/egg/game/?product_id=129" calcext:value-type="string">
            <text:p>https://www.amusement-center.com/project/egg/game/?product_id=129</text:p>
          </table:table-cell>
        </table:table-row>
        <table:table-row table:style-name="ro1">
          <table:table-cell office:value-type="string" calcext:value-type="string">
            <text:p>クリムゾンII</text:p>
          </table:table-cell>
          <table:table-cell office:value-type="string" calcext:value-type="string">
            <text:p>Crimson II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3a.bin</text:p>
          </table:table-cell>
          <table:table-cell office:value-type="string" calcext:value-type="string">
            <text:p>XTA1003.bmp</text:p>
          </table:table-cell>
          <table:table-cell table:number-columns-repeated="2"/>
          <table:table-cell table:formula="of:=HYPERLINK(COM.MICROSOFT.CONCAT(&quot;https://www.amusement-center.com/project/egg/game/?product_id=&quot;; [.C579]))" office:value-type="string" office:string-value="https://www.amusement-center.com/project/egg/game/?product_id=511" calcext:value-type="string">
            <text:p>https://www.amusement-center.com/project/egg/game/?product_id=511</text:p>
          </table:table-cell>
        </table:table-row>
        <table:table-row table:style-name="ro1">
          <table:table-cell office:value-type="string" calcext:value-type="string">
            <text:p>クリムゾンII</text:p>
          </table:table-cell>
          <table:table-cell office:value-type="string" calcext:value-type="string">
            <text:p>Crimson II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3a.bin</text:p>
          </table:table-cell>
          <table:table-cell office:value-type="string" calcext:value-type="string">
            <text:p>XTA1003.bmp</text:p>
          </table:table-cell>
          <table:table-cell table:number-columns-repeated="2"/>
          <table:table-cell table:formula="of:=HYPERLINK(COM.MICROSOFT.CONCAT(&quot;https://www.amusement-center.com/project/egg/game/?product_id=&quot;; [.C580]))" office:value-type="string" office:string-value="https://www.amusement-center.com/project/egg/game/?product_id=1685" calcext:value-type="string">
            <text:p>https://www.amusement-center.com/project/egg/game/?product_id=1685</text:p>
          </table:table-cell>
        </table:table-row>
        <table:table-row table:style-name="ro1">
          <table:table-cell office:value-type="string" calcext:value-type="string">
            <text:p>クリムゾンII −邪神の逆襲−</text:p>
          </table:table-cell>
          <table:table-cell office:value-type="string" calcext:value-type="string">
            <text:p>Crimson II - Jashin no Gyakushuu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5a.bin</text:p>
          </table:table-cell>
          <table:table-cell office:value-type="string" calcext:value-type="string">
            <text:p>XTA0015.bmp</text:p>
          </table:table-cell>
          <table:table-cell office:value-type="string" calcext:value-type="string">
            <text:p>XTA0015m.bin</text:p>
          </table:table-cell>
          <table:table-cell office:value-type="string" calcext:value-type="string">
            <text:p>XTA0015d.bin</text:p>
          </table:table-cell>
          <table:table-cell table:formula="of:=HYPERLINK(COM.MICROSOFT.CONCAT(&quot;https://www.amusement-center.com/project/egg/game/?product_id=&quot;; [.C581]))" office:value-type="string" office:string-value="https://www.amusement-center.com/project/egg/game/?product_id=1121" calcext:value-type="string">
            <text:p>https://www.amusement-center.com/project/egg/game/?product_id=1121</text:p>
          </table:table-cell>
        </table:table-row>
        <table:table-row table:style-name="ro1">
          <table:table-cell office:value-type="string" calcext:value-type="string">
            <text:p>クリムゾンIII</text:p>
          </table:table-cell>
          <table:table-cell office:value-type="string" calcext:value-type="string">
            <text:p>Crimson II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3a.bin</text:p>
          </table:table-cell>
          <table:table-cell office:value-type="string" calcext:value-type="string">
            <text:p>XTA0013.bmp</text:p>
          </table:table-cell>
          <table:table-cell table:number-columns-repeated="2"/>
          <table:table-cell table:formula="of:=HYPERLINK(COM.MICROSOFT.CONCAT(&quot;https://www.amusement-center.com/project/egg/game/?product_id=&quot;; [.C582]))" office:value-type="string" office:string-value="https://www.amusement-center.com/project/egg/game/?product_id=137" calcext:value-type="string">
            <text:p>https://www.amusement-center.com/project/egg/game/?product_id=137</text:p>
          </table:table-cell>
        </table:table-row>
        <table:table-row table:style-name="ro1">
          <table:table-cell office:value-type="string" calcext:value-type="string">
            <text:p>クリムゾンIII</text:p>
          </table:table-cell>
          <table:table-cell office:value-type="string" calcext:value-type="string">
            <text:p>Crimson III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4a.bin</text:p>
          </table:table-cell>
          <table:table-cell office:value-type="string" calcext:value-type="string">
            <text:p>XTA1004.bmp</text:p>
          </table:table-cell>
          <table:table-cell office:value-type="string" calcext:value-type="string">
            <text:p>XTA1004m.bin</text:p>
          </table:table-cell>
          <table:table-cell/>
          <table:table-cell table:formula="of:=HYPERLINK(COM.MICROSOFT.CONCAT(&quot;https://www.amusement-center.com/project/egg/game/?product_id=&quot;; [.C583]))" office:value-type="string" office:string-value="https://www.amusement-center.com/project/egg/game/?product_id=653" calcext:value-type="string">
            <text:p>https://www.amusement-center.com/project/egg/game/?product_id=653</text:p>
          </table:table-cell>
        </table:table-row>
        <table:table-row table:style-name="ro1">
          <table:table-cell office:value-type="string" calcext:value-type="string">
            <text:p>クリムゾンIII</text:p>
          </table:table-cell>
          <table:table-cell office:value-type="string" calcext:value-type="string">
            <text:p>Crimson III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XTA1004a.bin</text:p>
          </table:table-cell>
          <table:table-cell office:value-type="string" calcext:value-type="string">
            <text:p>XTA1004.bmp</text:p>
          </table:table-cell>
          <table:table-cell office:value-type="string" calcext:value-type="string">
            <text:p>XTA1004m.bin</text:p>
          </table:table-cell>
          <table:table-cell/>
          <table:table-cell table:formula="of:=HYPERLINK(COM.MICROSOFT.CONCAT(&quot;https://www.amusement-center.com/project/egg/game/?product_id=&quot;; [.C584]))" office:value-type="string" office:string-value="https://www.amusement-center.com/project/egg/game/?product_id=1696" calcext:value-type="string">
            <text:p>https://www.amusement-center.com/project/egg/game/?product_id=1696</text:p>
          </table:table-cell>
        </table:table-row>
        <table:table-row table:style-name="ro1">
          <table:table-cell office:value-type="string" calcext:value-type="string">
            <text:p>クリムゾンIII</text:p>
          </table:table-cell>
          <table:table-cell office:value-type="string" calcext:value-type="string">
            <text:p>Crimson III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XTA0036a.bin</text:p>
          </table:table-cell>
          <table:table-cell office:value-type="string" calcext:value-type="string">
            <text:p>XTA0036.bmp</text:p>
          </table:table-cell>
          <table:table-cell office:value-type="string" calcext:value-type="string">
            <text:p>XTA0036m.bin</text:p>
          </table:table-cell>
          <table:table-cell/>
          <table:table-cell table:formula="of:=HYPERLINK(COM.MICROSOFT.CONCAT(&quot;https://www.amusement-center.com/project/egg/game/?product_id=&quot;; [.C585]))" office:value-type="string" office:string-value="https://www.amusement-center.com/project/egg/game/?product_id=1801" calcext:value-type="string">
            <text:p>https://www.amusement-center.com/project/egg/game/?product_id=1801</text:p>
          </table:table-cell>
        </table:table-row>
        <table:table-row table:style-name="ro1">
          <table:table-cell office:value-type="string" calcext:value-type="string">
            <text:p>クルードバスター</text:p>
          </table:table-cell>
          <table:table-cell office:value-type="string" calcext:value-type="string">
            <text:p>Crude Buster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GMD0011a.bin</text:p>
          </table:table-cell>
          <table:table-cell office:value-type="string" calcext:value-type="string">
            <text:p>GMD0011.bmp</text:p>
          </table:table-cell>
          <table:table-cell office:value-type="string" calcext:value-type="string">
            <text:p>GMD0011m.bin</text:p>
          </table:table-cell>
          <table:table-cell/>
          <table:table-cell table:formula="of:=HYPERLINK(COM.MICROSOFT.CONCAT(&quot;https://www.amusement-center.com/project/egg/game/?product_id=&quot;; [.C586]))" office:value-type="string" office:string-value="https://www.amusement-center.com/project/egg/game/?product_id=848" calcext:value-type="string">
            <text:p>https://www.amusement-center.com/project/egg/game/?product_id=848</text:p>
          </table:table-cell>
        </table:table-row>
        <table:table-row table:style-name="ro1">
          <table:table-cell office:value-type="string" calcext:value-type="string">
            <text:p>クルセーダー</text:p>
          </table:table-cell>
          <table:table-cell office:value-type="string" calcext:value-type="string">
            <text:p>Crusader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54a.bin</text:p>
          </table:table-cell>
          <table:table-cell office:value-type="string" calcext:value-type="string">
            <text:p>COM1054.bmp</text:p>
          </table:table-cell>
          <table:table-cell office:value-type="string" calcext:value-type="string">
            <text:p>COM1054m.bin</text:p>
          </table:table-cell>
          <table:table-cell/>
          <table:table-cell table:formula="of:=HYPERLINK(COM.MICROSOFT.CONCAT(&quot;https://www.amusement-center.com/project/egg/game/?product_id=&quot;; [.C587]))" office:value-type="string" office:string-value="https://www.amusement-center.com/project/egg/game/?product_id=1703" calcext:value-type="string">
            <text:p>https://www.amusement-center.com/project/egg/game/?product_id=1703</text:p>
          </table:table-cell>
        </table:table-row>
        <table:table-row table:style-name="ro1">
          <table:table-cell office:value-type="string" calcext:value-type="string">
            <text:p>グレーテストドライバー</text:p>
          </table:table-cell>
          <table:table-cell office:value-type="string" calcext:value-type="string">
            <text:p>Greatest Driver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06a.bin</text:p>
          </table:table-cell>
          <table:table-cell office:value-type="string" calcext:value-type="string">
            <text:p>TAE1006.bmp</text:p>
          </table:table-cell>
          <table:table-cell table:number-columns-repeated="2"/>
          <table:table-cell table:formula="of:=HYPERLINK(COM.MICROSOFT.CONCAT(&quot;https://www.amusement-center.com/project/egg/game/?product_id=&quot;; [.C588]))" office:value-type="string" office:string-value="https://www.amusement-center.com/project/egg/game/?product_id=346" calcext:value-type="string">
            <text:p>https://www.amusement-center.com/project/egg/game/?product_id=346</text:p>
          </table:table-cell>
        </table:table-row>
        <table:table-row table:style-name="ro1">
          <table:table-cell office:value-type="string" calcext:value-type="string">
            <text:p>クレアスター</text:p>
          </table:table-cell>
          <table:table-cell office:value-type="string" calcext:value-type="string">
            <text:p>Crusader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5a.bin</text:p>
          </table:table-cell>
          <table:table-cell office:value-type="string" calcext:value-type="string">
            <text:p>BOT0025.bmp</text:p>
          </table:table-cell>
          <table:table-cell table:number-columns-repeated="2"/>
          <table:table-cell table:formula="of:=HYPERLINK(COM.MICROSOFT.CONCAT(&quot;https://www.amusement-center.com/project/egg/game/?product_id=&quot;; [.C589]))" office:value-type="string" office:string-value="https://www.amusement-center.com/project/egg/game/?product_id=459" calcext:value-type="string">
            <text:p>https://www.amusement-center.com/project/egg/game/?product_id=459</text:p>
          </table:table-cell>
        </table:table-row>
        <table:table-row table:style-name="ro1">
          <table:table-cell office:value-type="string" calcext:value-type="string">
            <text:p>クレアスター</text:p>
          </table:table-cell>
          <table:table-cell office:value-type="string" calcext:value-type="string">
            <text:p>Crusader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5a.bin</text:p>
          </table:table-cell>
          <table:table-cell office:value-type="string" calcext:value-type="string">
            <text:p>BOT0025.bmp</text:p>
          </table:table-cell>
          <table:table-cell table:number-columns-repeated="2"/>
          <table:table-cell table:formula="of:=HYPERLINK(COM.MICROSOFT.CONCAT(&quot;https://www.amusement-center.com/project/egg/game/?product_id=&quot;; [.C590]))" office:value-type="string" office:string-value="https://www.amusement-center.com/project/egg/game/?product_id=1680" calcext:value-type="string">
            <text:p>https://www.amusement-center.com/project/egg/game/?product_id=1680</text:p>
          </table:table-cell>
        </table:table-row>
        <table:table-row table:style-name="ro1">
          <table:table-cell office:value-type="string" calcext:value-type="string">
            <text:p>クレイジークライマー</text:p>
          </table:table-cell>
          <table:table-cell office:value-type="string" calcext:value-type="string">
            <text:p>Crazy Climbe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06a.bin</text:p>
          </table:table-cell>
          <table:table-cell office:value-type="string" calcext:value-type="string">
            <text:p>NTB0006.bmp</text:p>
          </table:table-cell>
          <table:table-cell table:number-columns-repeated="2"/>
          <table:table-cell table:formula="of:=HYPERLINK(COM.MICROSOFT.CONCAT(&quot;https://www.amusement-center.com/project/egg/game/?product_id=&quot;; [.C591]))" office:value-type="string" office:string-value="https://www.amusement-center.com/project/egg/game/?product_id=1206" calcext:value-type="string">
            <text:p>https://www.amusement-center.com/project/egg/game/?product_id=1206</text:p>
          </table:table-cell>
        </table:table-row>
        <table:table-row table:style-name="ro1">
          <table:table-cell office:value-type="string" calcext:value-type="string">
            <text:p>グレイテストドライバー</text:p>
          </table:table-cell>
          <table:table-cell office:value-type="string" calcext:value-type="string">
            <text:p>Greatest Driver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7a.bin</text:p>
          </table:table-cell>
          <table:table-cell office:value-type="string" calcext:value-type="string">
            <text:p>TAE1017.bmp</text:p>
          </table:table-cell>
          <table:table-cell table:number-columns-repeated="2"/>
          <table:table-cell table:formula="of:=HYPERLINK(COM.MICROSOFT.CONCAT(&quot;https://www.amusement-center.com/project/egg/game/?product_id=&quot;; [.C592]))" office:value-type="string" office:string-value="https://www.amusement-center.com/project/egg/game/?product_id=1607" calcext:value-type="string">
            <text:p>https://www.amusement-center.com/project/egg/game/?product_id=1607</text:p>
          </table:table-cell>
        </table:table-row>
        <table:table-row table:style-name="ro1">
          <table:table-cell office:value-type="string" calcext:value-type="string">
            <text:p>グレイテストドライバー</text:p>
          </table:table-cell>
          <table:table-cell office:value-type="string" calcext:value-type="string">
            <text:p>Greatest Driver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7a.bin</text:p>
          </table:table-cell>
          <table:table-cell office:value-type="string" calcext:value-type="string">
            <text:p>TAE1017.bmp</text:p>
          </table:table-cell>
          <table:table-cell table:number-columns-repeated="2"/>
          <table:table-cell table:formula="of:=HYPERLINK(COM.MICROSOFT.CONCAT(&quot;https://www.amusement-center.com/project/egg/game/?product_id=&quot;; [.C593]))" office:value-type="string" office:string-value="https://www.amusement-center.com/project/egg/game/?product_id=1665" calcext:value-type="string">
            <text:p>https://www.amusement-center.com/project/egg/game/?product_id=1665</text:p>
          </table:table-cell>
        </table:table-row>
        <table:table-row table:style-name="ro1">
          <table:table-cell office:value-type="string" calcext:value-type="string">
            <text:p>グレイランサー</text:p>
          </table:table-cell>
          <table:table-cell office:value-type="string" calcext:value-type="string">
            <text:p>Gley Lanc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31a.bin</text:p>
          </table:table-cell>
          <table:table-cell office:value-type="string" calcext:value-type="string">
            <text:p>NCS0031.bmp</text:p>
          </table:table-cell>
          <table:table-cell table:number-columns-repeated="2"/>
          <table:table-cell table:formula="of:=HYPERLINK(COM.MICROSOFT.CONCAT(&quot;https://www.amusement-center.com/project/egg/game/?product_id=&quot;; [.C594]))" office:value-type="string" office:string-value="https://www.amusement-center.com/project/egg/game/?product_id=1357" calcext:value-type="string">
            <text:p>https://www.amusement-center.com/project/egg/game/?product_id=1357</text:p>
          </table:table-cell>
        </table:table-row>
        <table:table-row table:style-name="ro1">
          <table:table-cell office:value-type="string" calcext:value-type="string">
            <text:p>クロスブレイム</text:p>
          </table:table-cell>
          <table:table-cell office:value-type="string" calcext:value-type="string">
            <text:p>Cross Blaim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7a.bin</text:p>
          </table:table-cell>
          <table:table-cell office:value-type="string" calcext:value-type="string">
            <text:p>DBS1007.bmp</text:p>
          </table:table-cell>
          <table:table-cell table:number-columns-repeated="2"/>
          <table:table-cell table:formula="of:=HYPERLINK(COM.MICROSOFT.CONCAT(&quot;https://www.amusement-center.com/project/egg/game/?product_id=&quot;; [.C595]))" office:value-type="string" office:string-value="https://www.amusement-center.com/project/egg/game/?product_id=351" calcext:value-type="string">
            <text:p>https://www.amusement-center.com/project/egg/game/?product_id=351</text:p>
          </table:table-cell>
        </table:table-row>
        <table:table-row table:style-name="ro1">
          <table:table-cell office:value-type="string" calcext:value-type="string">
            <text:p>クロックタワー</text:p>
          </table:table-cell>
          <table:table-cell office:value-type="string" calcext:value-type="string">
            <text:p>Clock Tower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25a.bin</text:p>
          </table:table-cell>
          <table:table-cell office:value-type="string" calcext:value-type="string">
            <text:p>SNT0025.bmp</text:p>
          </table:table-cell>
          <table:table-cell table:number-columns-repeated="2"/>
          <table:table-cell table:formula="of:=HYPERLINK(COM.MICROSOFT.CONCAT(&quot;https://www.amusement-center.com/project/egg/game/?product_id=&quot;; [.C596]))" office:value-type="string" office:string-value="https://www.amusement-center.com/project/egg/game/?product_id=1407" calcext:value-type="string">
            <text:p>https://www.amusement-center.com/project/egg/game/?product_id=1407</text:p>
          </table:table-cell>
        </table:table-row>
        <table:table-row table:style-name="ro1">
          <table:table-cell office:value-type="string" calcext:value-type="string">
            <text:p>けっきょく南極大冒険</text:p>
          </table:table-cell>
          <table:table-cell office:value-type="string" calcext:value-type="string">
            <text:p>Kekkyoku Nankyoku Daibouken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8a.bin</text:p>
          </table:table-cell>
          <table:table-cell office:value-type="string" calcext:value-type="string">
            <text:p>KNM1008.bmp</text:p>
          </table:table-cell>
          <table:table-cell office:value-type="string" calcext:value-type="string">
            <text:p>KNM1008m.bin</text:p>
          </table:table-cell>
          <table:table-cell/>
          <table:table-cell table:formula="of:=HYPERLINK(COM.MICROSOFT.CONCAT(&quot;https://www.amusement-center.com/project/egg/game/?product_id=&quot;; [.C597]))" office:value-type="string" office:string-value="https://www.amusement-center.com/project/egg/game/?product_id=1228" calcext:value-type="string">
            <text:p>https://www.amusement-center.com/project/egg/game/?product_id=1228</text:p>
          </table:table-cell>
        </table:table-row>
        <table:table-row table:style-name="ro1">
          <table:table-cell office:value-type="string" calcext:value-type="string">
            <text:p>ケロ助の寒中訓練</text:p>
          </table:table-cell>
          <table:table-cell office:value-type="string" calcext:value-type="string">
            <text:p>Kerosuke no Kanchuu Kunre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8a.bin</text:p>
          </table:table-cell>
          <table:table-cell office:value-type="string" calcext:value-type="string">
            <text:p>COM0038.bmp</text:p>
          </table:table-cell>
          <table:table-cell office:value-type="string" calcext:value-type="string">
            <text:p>COM0038m.bin</text:p>
          </table:table-cell>
          <table:table-cell/>
          <table:table-cell table:formula="of:=HYPERLINK(COM.MICROSOFT.CONCAT(&quot;https://www.amusement-center.com/project/egg/game/?product_id=&quot;; [.C598]))" office:value-type="string" office:string-value="https://www.amusement-center.com/project/egg/game/?product_id=788" calcext:value-type="string">
            <text:p>https://www.amusement-center.com/project/egg/game/?product_id=788</text:p>
          </table:table-cell>
        </table:table-row>
        <table:table-row table:style-name="ro1">
          <table:table-cell office:value-type="string" calcext:value-type="string">
            <text:p>ケロ助の寒中訓練 </text:p>
          </table:table-cell>
          <table:table-cell office:value-type="string" calcext:value-type="string">
            <text:p>Kerosuke no Kanchuu Kunren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8a.bin</text:p>
          </table:table-cell>
          <table:table-cell office:value-type="string" calcext:value-type="string">
            <text:p>COM0038.bmp</text:p>
          </table:table-cell>
          <table:table-cell office:value-type="string" calcext:value-type="string">
            <text:p>COM0038m.bin</text:p>
          </table:table-cell>
          <table:table-cell/>
          <table:table-cell table:formula="of:=HYPERLINK(COM.MICROSOFT.CONCAT(&quot;https://www.amusement-center.com/project/egg/game/?product_id=&quot;; [.C599]))" office:value-type="string" office:string-value="https://www.amusement-center.com/project/egg/game/?product_id=925" calcext:value-type="string">
            <text:p>https://www.amusement-center.com/project/egg/game/?product_id=925</text:p>
          </table:table-cell>
        </table:table-row>
        <table:table-row table:style-name="ro1">
          <table:table-cell office:value-type="string" calcext:value-type="string">
            <text:p>ケロ助の極寒地獄</text:p>
          </table:table-cell>
          <table:table-cell office:value-type="string" calcext:value-type="string">
            <text:p>Kerosuke no Gokkan Jigoku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8a.bin</text:p>
          </table:table-cell>
          <table:table-cell office:value-type="string" calcext:value-type="string">
            <text:p>COM1028.bmp</text:p>
          </table:table-cell>
          <table:table-cell office:value-type="string" calcext:value-type="string">
            <text:p>COM1028m.bin</text:p>
          </table:table-cell>
          <table:table-cell/>
          <table:table-cell table:formula="of:=HYPERLINK(COM.MICROSOFT.CONCAT(&quot;https://www.amusement-center.com/project/egg/game/?product_id=&quot;; [.C600]))" office:value-type="string" office:string-value="https://www.amusement-center.com/project/egg/game/?product_id=1416" calcext:value-type="string">
            <text:p>https://www.amusement-center.com/project/egg/game/?product_id=1416</text:p>
          </table:table-cell>
        </table:table-row>
        <table:table-row table:style-name="ro1">
          <table:table-cell office:value-type="string" calcext:value-type="string">
            <text:p>ゴーファーの野望・EPISODE II</text:p>
          </table:table-cell>
          <table:table-cell office:value-type="string" calcext:value-type="string">
            <text:p>Gofer no Yabou - Episode II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6a.bin</text:p>
          </table:table-cell>
          <table:table-cell office:value-type="string" calcext:value-type="string">
            <text:p>KNM1006.bmp</text:p>
          </table:table-cell>
          <table:table-cell office:value-type="string" calcext:value-type="string">
            <text:p>KNM1006m.bin</text:p>
          </table:table-cell>
          <table:table-cell/>
          <table:table-cell table:formula="of:=HYPERLINK(COM.MICROSOFT.CONCAT(&quot;https://www.amusement-center.com/project/egg/game/?product_id=&quot;; [.C601]))" office:value-type="string" office:string-value="https://www.amusement-center.com/project/egg/game/?product_id=1280" calcext:value-type="string">
            <text:p>https://www.amusement-center.com/project/egg/game/?product_id=1280</text:p>
          </table:table-cell>
        </table:table-row>
        <table:table-row table:style-name="ro1">
          <table:table-cell office:value-type="string" calcext:value-type="string">
            <text:p>コズミック・ファンタジー 冒険少年ユウ</text:p>
          </table:table-cell>
          <table:table-cell office:value-type="string" calcext:value-type="string">
            <text:p>Cosmic Fantasy - Bouken Shounen Yuu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65a.bin</text:p>
          </table:table-cell>
          <table:table-cell office:value-type="string" calcext:value-type="string">
            <text:p>TEL0065.bmp</text:p>
          </table:table-cell>
          <table:table-cell office:value-type="string" calcext:value-type="string">
            <text:p>TEL0065m.bin</text:p>
          </table:table-cell>
          <table:table-cell/>
          <table:table-cell table:formula="of:=HYPERLINK(COM.MICROSOFT.CONCAT(&quot;https://www.amusement-center.com/project/egg/game/?product_id=&quot;; [.C602]))" office:value-type="string" office:string-value="https://www.amusement-center.com/project/egg/game/?product_id=1475" calcext:value-type="string">
            <text:p>https://www.amusement-center.com/project/egg/game/?product_id=1475</text:p>
          </table:table-cell>
        </table:table-row>
        <table:table-row table:style-name="ro1">
          <table:table-cell office:value-type="string" calcext:value-type="string">
            <text:p>コズミック・ファンタジー2 冒険少年バン</text:p>
          </table:table-cell>
          <table:table-cell office:value-type="string" calcext:value-type="string">
            <text:p>Cosmic Fantasy 2 - Bouken Shounen Ban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66a.bin</text:p>
          </table:table-cell>
          <table:table-cell office:value-type="string" calcext:value-type="string">
            <text:p>TEL0066.bmp</text:p>
          </table:table-cell>
          <table:table-cell office:value-type="string" calcext:value-type="string">
            <text:p>TEL0066m.bin</text:p>
          </table:table-cell>
          <table:table-cell/>
          <table:table-cell table:formula="of:=HYPERLINK(COM.MICROSOFT.CONCAT(&quot;https://www.amusement-center.com/project/egg/game/?product_id=&quot;; [.C603]))" office:value-type="string" office:string-value="https://www.amusement-center.com/project/egg/game/?product_id=1480" calcext:value-type="string">
            <text:p>https://www.amusement-center.com/project/egg/game/?product_id=1480</text:p>
          </table:table-cell>
        </table:table-row>
        <table:table-row table:style-name="ro1">
          <table:table-cell office:value-type="string" calcext:value-type="string">
            <text:p>コズミックソルジャー</text:p>
          </table:table-cell>
          <table:table-cell office:value-type="string" calcext:value-type="string">
            <text:p>Cosmic Soldi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13a.bin</text:p>
          </table:table-cell>
          <table:table-cell office:value-type="string" calcext:value-type="string">
            <text:p>KSK0013.bmp</text:p>
          </table:table-cell>
          <table:table-cell table:number-columns-repeated="2"/>
          <table:table-cell table:formula="of:=HYPERLINK(COM.MICROSOFT.CONCAT(&quot;https://www.amusement-center.com/project/egg/game/?product_id=&quot;; [.C604]))" office:value-type="string" office:string-value="https://www.amusement-center.com/project/egg/game/?product_id=149" calcext:value-type="string">
            <text:p>https://www.amusement-center.com/project/egg/game/?product_id=149</text:p>
          </table:table-cell>
        </table:table-row>
        <table:table-row table:style-name="ro1">
          <table:table-cell office:value-type="string" calcext:value-type="string">
            <text:p>コスモスコンピュータ1，100円セット【2021夏のトリプルキャンペーン限定】</text:p>
          </table:table-cell>
          <table:table-cell office:value-type="string" calcext:value-type="string">
            <text:p>Cosmos Computer 1, 100-en Set (2021 Natsu no Triple Campaign Gentei)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S0012a.bin</text:p>
          </table:table-cell>
          <table:table-cell office:value-type="string" calcext:value-type="string">
            <text:p>COS0012.bmp</text:p>
          </table:table-cell>
          <table:table-cell office:value-type="string" calcext:value-type="string">
            <text:p>COS0012m.bin</text:p>
          </table:table-cell>
          <table:table-cell/>
          <table:table-cell table:formula="of:=HYPERLINK(COM.MICROSOFT.CONCAT(&quot;https://www.amusement-center.com/project/egg/game/?product_id=&quot;; [.C605]))" office:value-type="string" office:string-value="https://www.amusement-center.com/project/egg/game/?product_id=1642" calcext:value-type="string">
            <text:p>https://www.amusement-center.com/project/egg/game/?product_id=1642</text:p>
          </table:table-cell>
        </table:table-row>
        <table:table-row table:style-name="ro1">
          <table:table-cell office:value-type="string" calcext:value-type="string">
            <text:p>コスモポリス ギャリバン</text:p>
          </table:table-cell>
          <table:table-cell office:value-type="string" calcext:value-type="string">
            <text:p>Cosmo Polis - Galivan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10a.bin</text:p>
          </table:table-cell>
          <table:table-cell office:value-type="string" calcext:value-type="string">
            <text:p>NTB0010.bmp</text:p>
          </table:table-cell>
          <table:table-cell table:number-columns-repeated="2"/>
          <table:table-cell table:formula="of:=HYPERLINK(COM.MICROSOFT.CONCAT(&quot;https://www.amusement-center.com/project/egg/game/?product_id=&quot;; [.C606]))" office:value-type="string" office:string-value="https://www.amusement-center.com/project/egg/game/?product_id=1253" calcext:value-type="string">
            <text:p>https://www.amusement-center.com/project/egg/game/?product_id=1253</text:p>
          </table:table-cell>
        </table:table-row>
        <table:table-row table:style-name="ro1">
          <table:table-cell office:value-type="string" calcext:value-type="string">
            <text:p>コスモポリス ギャリバン </text:p>
          </table:table-cell>
          <table:table-cell office:value-type="string" calcext:value-type="string">
            <text:p>Cosmo Polis - Galivan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NTB0003a.bin</text:p>
          </table:table-cell>
          <table:table-cell office:value-type="string" calcext:value-type="string">
            <text:p>NTB0003.bmp</text:p>
          </table:table-cell>
          <table:table-cell office:value-type="string" calcext:value-type="string">
            <text:p>NTB0003m.bin</text:p>
          </table:table-cell>
          <table:table-cell/>
          <table:table-cell table:formula="of:=HYPERLINK(COM.MICROSOFT.CONCAT(&quot;https://www.amusement-center.com/project/egg/game/?product_id=&quot;; [.C607]))" office:value-type="string" office:string-value="https://www.amusement-center.com/project/egg/game/?product_id=952" calcext:value-type="string">
            <text:p>https://www.amusement-center.com/project/egg/game/?product_id=952</text:p>
          </table:table-cell>
        </table:table-row>
        <table:table-row table:style-name="ro1">
          <table:table-cell office:value-type="string" calcext:value-type="string">
            <text:p>コテ・DE・メクール</text:p>
          </table:table-cell>
          <table:table-cell office:value-type="string" calcext:value-type="string">
            <text:p>Kote de Mekuru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4a.bin</text:p>
          </table:table-cell>
          <table:table-cell office:value-type="string" calcext:value-type="string">
            <text:p>COM0054.bmp</text:p>
          </table:table-cell>
          <table:table-cell office:value-type="string" calcext:value-type="string">
            <text:p>COM0054m.bin</text:p>
          </table:table-cell>
          <table:table-cell/>
          <table:table-cell table:formula="of:=HYPERLINK(COM.MICROSOFT.CONCAT(&quot;https://www.amusement-center.com/project/egg/game/?product_id=&quot;; [.C608]))" office:value-type="string" office:string-value="https://www.amusement-center.com/project/egg/game/?product_id=1052" calcext:value-type="string">
            <text:p>https://www.amusement-center.com/project/egg/game/?product_id=1052</text:p>
          </table:table-cell>
        </table:table-row>
        <table:table-row table:style-name="ro1">
          <table:table-cell office:value-type="string" calcext:value-type="string">
            <text:p>コテ・DE・メクール </text:p>
          </table:table-cell>
          <table:table-cell office:value-type="string" calcext:value-type="string">
            <text:p>Kote de Mekuru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4a.bin</text:p>
          </table:table-cell>
          <table:table-cell office:value-type="string" calcext:value-type="string">
            <text:p>COM0054.bmp</text:p>
          </table:table-cell>
          <table:table-cell office:value-type="string" calcext:value-type="string">
            <text:p>COM0054m.bin</text:p>
          </table:table-cell>
          <table:table-cell/>
          <table:table-cell table:formula="of:=HYPERLINK(COM.MICROSOFT.CONCAT(&quot;https://www.amusement-center.com/project/egg/game/?product_id=&quot;; [.C609]))" office:value-type="string" office:string-value="https://www.amusement-center.com/project/egg/game/?product_id=956" calcext:value-type="string">
            <text:p>https://www.amusement-center.com/project/egg/game/?product_id=956</text:p>
          </table:table-cell>
        </table:table-row>
        <table:table-row table:style-name="ro1">
          <table:table-cell office:value-type="string" calcext:value-type="string">
            <text:p>コナミのサッカー</text:p>
          </table:table-cell>
          <table:table-cell office:value-type="string" calcext:value-type="string">
            <text:p>Konami no Soccer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2a.bin</text:p>
          </table:table-cell>
          <table:table-cell office:value-type="string" calcext:value-type="string">
            <text:p>KNM1012.bmp</text:p>
          </table:table-cell>
          <table:table-cell office:value-type="string" calcext:value-type="string">
            <text:p>KNM1012m.bin</text:p>
          </table:table-cell>
          <table:table-cell/>
          <table:table-cell table:formula="of:=HYPERLINK(COM.MICROSOFT.CONCAT(&quot;https://www.amusement-center.com/project/egg/game/?product_id=&quot;; [.C610]))" office:value-type="string" office:string-value="https://www.amusement-center.com/project/egg/game/?product_id=1236" calcext:value-type="string">
            <text:p>https://www.amusement-center.com/project/egg/game/?product_id=1236</text:p>
          </table:table-cell>
        </table:table-row>
        <table:table-row table:style-name="ro1">
          <table:table-cell office:value-type="string" calcext:value-type="string">
            <text:p>コブラコマンド</text:p>
          </table:table-cell>
          <table:table-cell office:value-type="string" calcext:value-type="string">
            <text:p>Cobra Command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1a.bin</text:p>
          </table:table-cell>
          <table:table-cell office:value-type="string" calcext:value-type="string">
            <text:p>GMD0001.bmp</text:p>
          </table:table-cell>
          <table:table-cell office:value-type="string" calcext:value-type="string">
            <text:p>GMD0001m.bin</text:p>
          </table:table-cell>
          <table:table-cell/>
          <table:table-cell table:formula="of:=HYPERLINK(COM.MICROSOFT.CONCAT(&quot;https://www.amusement-center.com/project/egg/game/?product_id=&quot;; [.C611]))" office:value-type="string" office:string-value="https://www.amusement-center.com/project/egg/game/?product_id=840" calcext:value-type="string">
            <text:p>https://www.amusement-center.com/project/egg/game/?product_id=840</text:p>
          </table:table-cell>
        </table:table-row>
        <table:table-row table:style-name="ro1">
          <table:table-cell office:value-type="string" calcext:value-type="string">
            <text:p>ゴルフ倶楽部 バーディ・ラッシュ</text:p>
          </table:table-cell>
          <table:table-cell office:value-type="string" calcext:value-type="string">
            <text:p>Golf Club Birdy Rush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5a.bin</text:p>
          </table:table-cell>
          <table:table-cell office:value-type="string" calcext:value-type="string">
            <text:p>GMD0005.bmp</text:p>
          </table:table-cell>
          <table:table-cell office:value-type="string" calcext:value-type="string">
            <text:p>GMD0005m.bin</text:p>
          </table:table-cell>
          <table:table-cell/>
          <table:table-cell table:formula="of:=HYPERLINK(COM.MICROSOFT.CONCAT(&quot;https://www.amusement-center.com/project/egg/game/?product_id=&quot;; [.C612]))" office:value-type="string" office:string-value="https://www.amusement-center.com/project/egg/game/?product_id=868" calcext:value-type="string">
            <text:p>https://www.amusement-center.com/project/egg/game/?product_id=868</text:p>
          </table:table-cell>
        </table:table-row>
        <table:table-row table:style-name="ro1">
          <table:table-cell office:value-type="string" calcext:value-type="string">
            <text:p>コンパイル1，100円セット【2021夏のトリプルキャンペーン限定】</text:p>
          </table:table-cell>
          <table:table-cell office:value-type="string" calcext:value-type="string">
            <text:p>Compile 1,100-en Set (2021 Natsu no Triple Campaign Gentei)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0081a.bin</text:p>
          </table:table-cell>
          <table:table-cell office:value-type="string" calcext:value-type="string">
            <text:p>COM0081.bmp</text:p>
          </table:table-cell>
          <table:table-cell office:value-type="string" calcext:value-type="string">
            <text:p>COM0081m.bin</text:p>
          </table:table-cell>
          <table:table-cell/>
          <table:table-cell table:formula="of:=HYPERLINK(COM.MICROSOFT.CONCAT(&quot;https://www.amusement-center.com/project/egg/game/?product_id=&quot;; [.C613]))" office:value-type="string" office:string-value="https://www.amusement-center.com/project/egg/game/?product_id=1643" calcext:value-type="string">
            <text:p>https://www.amusement-center.com/project/egg/game/?product_id=1643</text:p>
          </table:table-cell>
        </table:table-row>
        <table:table-row table:style-name="ro1">
          <table:table-cell office:value-type="string" calcext:value-type="string">
            <text:p>コンパイルシューティングコレクション</text:p>
          </table:table-cell>
          <table:table-cell office:value-type="string" calcext:value-type="string">
            <text:p>Compile Shooting Collectio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COM0015a.bin</text:p>
          </table:table-cell>
          <table:table-cell office:value-type="string" calcext:value-type="string">
            <text:p>PCOM0015.bmp</text:p>
          </table:table-cell>
          <table:table-cell table:number-columns-repeated="2"/>
          <table:table-cell table:formula="of:=HYPERLINK(COM.MICROSOFT.CONCAT(&quot;https://www.amusement-center.com/project/egg/game/?product_id=&quot;; [.C614]))" office:value-type="string" office:string-value="https://www.amusement-center.com/project/egg/game/?product_id=598" calcext:value-type="string">
            <text:p>https://www.amusement-center.com/project/egg/game/?product_id=598</text:p>
          </table:table-cell>
        </table:table-row>
        <table:table-row table:style-name="ro1">
          <table:table-cell office:value-type="string" calcext:value-type="string">
            <text:p>コンバットライブス</text:p>
          </table:table-cell>
          <table:table-cell office:value-type="string" calcext:value-type="string">
            <text:p>The Combat Tribe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MIL0012a.bin</text:p>
          </table:table-cell>
          <table:table-cell office:value-type="string" calcext:value-type="string">
            <text:p>MIL0012.bmp</text:p>
          </table:table-cell>
          <table:table-cell office:value-type="string" calcext:value-type="string">
            <text:p>MIL0012m.bin</text:p>
          </table:table-cell>
          <table:table-cell/>
          <table:table-cell table:formula="of:=HYPERLINK(COM.MICROSOFT.CONCAT(&quot;https://www.amusement-center.com/project/egg/game/?product_id=&quot;; [.C615]))" office:value-type="string" office:string-value="https://www.amusement-center.com/project/egg/game/?product_id=927" calcext:value-type="string">
            <text:p>https://www.amusement-center.com/project/egg/game/?product_id=927</text:p>
          </table:table-cell>
        </table:table-row>
        <table:table-row table:style-name="ro1">
          <table:table-cell office:value-type="string" calcext:value-type="string">
            <text:p>ザ・キング・オブ・ファイターズ '94 </text:p>
          </table:table-cell>
          <table:table-cell office:value-type="string" calcext:value-type="string">
            <text:p>Combatribes '94, The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2a.bin</text:p>
          </table:table-cell>
          <table:table-cell office:value-type="string" calcext:value-type="string">
            <text:p>SKP0002.bmp</text:p>
          </table:table-cell>
          <table:table-cell office:value-type="string" calcext:value-type="string">
            <text:p>SKP0002m.bin</text:p>
          </table:table-cell>
          <table:table-cell/>
          <table:table-cell table:formula="of:=HYPERLINK(COM.MICROSOFT.CONCAT(&quot;https://www.amusement-center.com/project/egg/game/?product_id=&quot;; [.C616]))" office:value-type="string" office:string-value="https://www.amusement-center.com/project/egg/game/?product_id=918" calcext:value-type="string">
            <text:p>https://www.amusement-center.com/project/egg/game/?product_id=918</text:p>
          </table:table-cell>
        </table:table-row>
        <table:table-row table:style-name="ro1">
          <table:table-cell office:value-type="string" calcext:value-type="string">
            <text:p>ザ・キング・オブ・ファイターズ '94 </text:p>
          </table:table-cell>
          <table:table-cell office:value-type="string" calcext:value-type="string">
            <text:p>Combatribes '94, The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2a.bin</text:p>
          </table:table-cell>
          <table:table-cell office:value-type="string" calcext:value-type="string">
            <text:p>SKP0002.bmp</text:p>
          </table:table-cell>
          <table:table-cell office:value-type="string" calcext:value-type="string">
            <text:p>SKP0002m.bin</text:p>
          </table:table-cell>
          <table:table-cell/>
          <table:table-cell table:formula="of:=HYPERLINK(COM.MICROSOFT.CONCAT(&quot;https://www.amusement-center.com/project/egg/game/?product_id=&quot;; [.C617]))" office:value-type="string" office:string-value="https://www.amusement-center.com/project/egg/game/?product_id=1018" calcext:value-type="string">
            <text:p>https://www.amusement-center.com/project/egg/game/?product_id=1018</text:p>
          </table:table-cell>
        </table:table-row>
        <table:table-row table:style-name="ro1">
          <table:table-cell office:value-type="string" calcext:value-type="string">
            <text:p>ザ・グレイル・ハンター</text:p>
          </table:table-cell>
          <table:table-cell office:value-type="string" calcext:value-type="string">
            <text:p>Grail Hunter, The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64a.bin</text:p>
          </table:table-cell>
          <table:table-cell office:value-type="string" calcext:value-type="string">
            <text:p>TEL0064.bmp</text:p>
          </table:table-cell>
          <table:table-cell office:value-type="string" calcext:value-type="string">
            <text:p>TEL0064m.bin</text:p>
          </table:table-cell>
          <table:table-cell/>
          <table:table-cell table:formula="of:=HYPERLINK(COM.MICROSOFT.CONCAT(&quot;https://www.amusement-center.com/project/egg/game/?product_id=&quot;; [.C618]))" office:value-type="string" office:string-value="https://www.amusement-center.com/project/egg/game/?product_id=1397" calcext:value-type="string">
            <text:p>https://www.amusement-center.com/project/egg/game/?product_id=1397</text:p>
          </table:table-cell>
        </table:table-row>
        <table:table-row table:style-name="ro1">
          <table:table-cell office:value-type="string" calcext:value-type="string">
            <text:p>ザ・スキーム</text:p>
          </table:table-cell>
          <table:table-cell office:value-type="string" calcext:value-type="string">
            <text:p>Scheme, T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5a.bin</text:p>
          </table:table-cell>
          <table:table-cell office:value-type="string" calcext:value-type="string">
            <text:p>BOT0005.bmp</text:p>
          </table:table-cell>
          <table:table-cell office:value-type="string" calcext:value-type="string">
            <text:p>BOT0005m.bin</text:p>
          </table:table-cell>
          <table:table-cell office:value-type="string" calcext:value-type="string">
            <text:p>BOT0005d.bin</text:p>
          </table:table-cell>
          <table:table-cell table:formula="of:=HYPERLINK(COM.MICROSOFT.CONCAT(&quot;https://www.amusement-center.com/project/egg/game/?product_id=&quot;; [.C619]))" office:value-type="string" office:string-value="https://www.amusement-center.com/project/egg/game/?product_id=200" calcext:value-type="string">
            <text:p>https://www.amusement-center.com/project/egg/game/?product_id=200</text:p>
          </table:table-cell>
        </table:table-row>
        <table:table-row table:style-name="ro1">
          <table:table-cell office:value-type="string" calcext:value-type="string">
            <text:p>ザ・スキーム</text:p>
          </table:table-cell>
          <table:table-cell office:value-type="string" calcext:value-type="string">
            <text:p>Scheme, The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42a.bin</text:p>
          </table:table-cell>
          <table:table-cell office:value-type="string" calcext:value-type="string">
            <text:p>BOT0042.bmp</text:p>
          </table:table-cell>
          <table:table-cell office:value-type="string" calcext:value-type="string">
            <text:p>BOT0042m.bin</text:p>
          </table:table-cell>
          <table:table-cell office:value-type="string" calcext:value-type="string">
            <text:p>BOT0042d.bin</text:p>
          </table:table-cell>
          <table:table-cell table:formula="of:=HYPERLINK(COM.MICROSOFT.CONCAT(&quot;https://www.amusement-center.com/project/egg/game/?product_id=&quot;; [.C620]))" office:value-type="string" office:string-value="https://www.amusement-center.com/project/egg/game/?product_id=1288" calcext:value-type="string">
            <text:p>https://www.amusement-center.com/project/egg/game/?product_id=1288</text:p>
          </table:table-cell>
        </table:table-row>
        <table:table-row table:style-name="ro1">
          <table:table-cell office:value-type="string" calcext:value-type="string">
            <text:p>ザ・ナイトオブワンダーランド</text:p>
          </table:table-cell>
          <table:table-cell office:value-type="string" calcext:value-type="string">
            <text:p>Knight of Wonderland, The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AM0013a.bin</text:p>
          </table:table-cell>
          <table:table-cell office:value-type="string" calcext:value-type="string">
            <text:p>HAM0013.bmp</text:p>
          </table:table-cell>
          <table:table-cell table:number-columns-repeated="2"/>
          <table:table-cell table:formula="of:=HYPERLINK(COM.MICROSOFT.CONCAT(&quot;https://www.amusement-center.com/project/egg/game/?product_id=&quot;; [.C621]))" office:value-type="string" office:string-value="https://www.amusement-center.com/project/egg/game/?product_id=1219" calcext:value-type="string">
            <text:p>https://www.amusement-center.com/project/egg/game/?product_id=1219</text:p>
          </table:table-cell>
        </table:table-row>
        <table:table-row table:style-name="ro1">
          <table:table-cell office:value-type="string" calcext:value-type="string">
            <text:p>ザ・ナイトオブワンダーランド</text:p>
          </table:table-cell>
          <table:table-cell office:value-type="string" calcext:value-type="string">
            <text:p>Adventure #2 - The Knight of Wonderland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AM0013a.bin</text:p>
          </table:table-cell>
          <table:table-cell table:number-columns-repeated="3"/>
          <table:table-cell table:formula="of:=HYPERLINK(COM.MICROSOFT.CONCAT(&quot;https://www.amusement-center.com/project/egg/game/?product_id=&quot;; [.C622]))" office:value-type="string" office:string-value="https://www.amusement-center.com/project/egg/game/?product_id=1745" calcext:value-type="string">
            <text:p>https://www.amusement-center.com/project/egg/game/?product_id=1745</text:p>
          </table:table-cell>
        </table:table-row>
        <table:table-row table:style-name="ro1">
          <table:table-cell office:value-type="string" calcext:value-type="string">
            <text:p>ザ・病院</text:p>
          </table:table-cell>
          <table:table-cell office:value-type="string" calcext:value-type="string">
            <text:p>Byouin, The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SK0001a.bin</text:p>
          </table:table-cell>
          <table:table-cell office:value-type="string" calcext:value-type="string">
            <text:p>PSK0001.bmp</text:p>
          </table:table-cell>
          <table:table-cell office:value-type="string" calcext:value-type="string">
            <text:p>PSK0001m.bin</text:p>
          </table:table-cell>
          <table:table-cell/>
          <table:table-cell table:formula="of:=HYPERLINK(COM.MICROSOFT.CONCAT(&quot;https://www.amusement-center.com/project/egg/game/?product_id=&quot;; [.C623]))" office:value-type="string" office:string-value="https://www.amusement-center.com/project/egg/game/?product_id=1684" calcext:value-type="string">
            <text:p>https://www.amusement-center.com/project/egg/game/?product_id=1684</text:p>
          </table:table-cell>
        </table:table-row>
        <table:table-row table:style-name="ro1">
          <table:table-cell office:value-type="string" calcext:value-type="string">
            <text:p>サイオブレード</text:p>
          </table:table-cell>
          <table:table-cell office:value-type="string" calcext:value-type="string">
            <text:p>Psy-O-Bla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06a.bin</text:p>
          </table:table-cell>
          <table:table-cell office:value-type="string" calcext:value-type="string">
            <text:p>TAE0006.bmp</text:p>
          </table:table-cell>
          <table:table-cell office:value-type="string" calcext:value-type="string">
            <text:p>TAE0006m.bin</text:p>
          </table:table-cell>
          <table:table-cell/>
          <table:table-cell table:formula="of:=HYPERLINK(COM.MICROSOFT.CONCAT(&quot;https://www.amusement-center.com/project/egg/game/?product_id=&quot;; [.C624]))" office:value-type="string" office:string-value="https://www.amusement-center.com/project/egg/game/?product_id=43" calcext:value-type="string">
            <text:p>https://www.amusement-center.com/project/egg/game/?product_id=43</text:p>
          </table:table-cell>
        </table:table-row>
        <table:table-row table:style-name="ro1">
          <table:table-cell office:value-type="string" calcext:value-type="string">
            <text:p>サイオブレード</text:p>
          </table:table-cell>
          <table:table-cell office:value-type="string" calcext:value-type="string">
            <text:p>Psy-O-Blade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31a.bin</text:p>
          </table:table-cell>
          <table:table-cell office:value-type="string" calcext:value-type="string">
            <text:p>TAE0031.bmp</text:p>
          </table:table-cell>
          <table:table-cell office:value-type="string" calcext:value-type="string">
            <text:p>TAE0031m.bin</text:p>
          </table:table-cell>
          <table:table-cell/>
          <table:table-cell table:formula="of:=HYPERLINK(COM.MICROSOFT.CONCAT(&quot;https://www.amusement-center.com/project/egg/game/?product_id=&quot;; [.C625]))" office:value-type="string" office:string-value="https://www.amusement-center.com/project/egg/game/?product_id=1343" calcext:value-type="string">
            <text:p>https://www.amusement-center.com/project/egg/game/?product_id=1343</text:p>
          </table:table-cell>
        </table:table-row>
        <table:table-row table:style-name="ro1">
          <table:table-cell office:value-type="string" calcext:value-type="string">
            <text:p>サイオブレード</text:p>
          </table:table-cell>
          <table:table-cell office:value-type="string" calcext:value-type="string">
            <text:p>Psy-O-Blade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3a.bin</text:p>
          </table:table-cell>
          <table:table-cell office:value-type="string" calcext:value-type="string">
            <text:p>TAE0033.bmp</text:p>
          </table:table-cell>
          <table:table-cell office:value-type="string" calcext:value-type="string">
            <text:p>TAE0033m.bin</text:p>
          </table:table-cell>
          <table:table-cell/>
          <table:table-cell table:formula="of:=HYPERLINK(COM.MICROSOFT.CONCAT(&quot;https://www.amusement-center.com/project/egg/game/?product_id=&quot;; [.C626]))" office:value-type="string" office:string-value="https://www.amusement-center.com/project/egg/game/?product_id=1516" calcext:value-type="string">
            <text:p>https://www.amusement-center.com/project/egg/game/?product_id=1516</text:p>
          </table:table-cell>
        </table:table-row>
        <table:table-row table:style-name="ro1">
          <table:table-cell office:value-type="string" calcext:value-type="string">
            <text:p>サイオブレード</text:p>
          </table:table-cell>
          <table:table-cell office:value-type="string" calcext:value-type="string">
            <text:p>Psy-O-Blade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3a.bin</text:p>
          </table:table-cell>
          <table:table-cell office:value-type="string" calcext:value-type="string">
            <text:p>TAE0033.bmp</text:p>
          </table:table-cell>
          <table:table-cell office:value-type="string" calcext:value-type="string">
            <text:p>TAE0033m.bin</text:p>
          </table:table-cell>
          <table:table-cell/>
          <table:table-cell table:formula="of:=HYPERLINK(COM.MICROSOFT.CONCAT(&quot;https://www.amusement-center.com/project/egg/game/?product_id=&quot;; [.C627]))" office:value-type="string" office:string-value="https://www.amusement-center.com/project/egg/game/?product_id=1663" calcext:value-type="string">
            <text:p>https://www.amusement-center.com/project/egg/game/?product_id=1663</text:p>
          </table:table-cell>
        </table:table-row>
        <table:table-row table:style-name="ro1">
          <table:table-cell office:value-type="string" calcext:value-type="string">
            <text:p>サイオブレード</text:p>
          </table:table-cell>
          <table:table-cell office:value-type="string" calcext:value-type="string">
            <text:p>Psy-O-Blade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31a.bin</text:p>
          </table:table-cell>
          <table:table-cell office:value-type="string" calcext:value-type="string">
            <text:p>TAE0031.bmp</text:p>
          </table:table-cell>
          <table:table-cell office:value-type="string" calcext:value-type="string">
            <text:p>TAE0031m.bin</text:p>
          </table:table-cell>
          <table:table-cell/>
          <table:table-cell table:formula="of:=HYPERLINK(COM.MICROSOFT.CONCAT(&quot;https://www.amusement-center.com/project/egg/game/?product_id=&quot;; [.C628]))" office:value-type="string" office:string-value="https://www.amusement-center.com/project/egg/game/?product_id=1753" calcext:value-type="string">
            <text:p>https://www.amusement-center.com/project/egg/game/?product_id=1753</text:p>
          </table:table-cell>
        </table:table-row>
        <table:table-row table:style-name="ro1">
          <table:table-cell office:value-type="string" calcext:value-type="string">
            <text:p>サイキックウォー</text:p>
          </table:table-cell>
          <table:table-cell office:value-type="string" calcext:value-type="string">
            <text:p>Psychic War - Cosmic Soldier 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03a.bin</text:p>
          </table:table-cell>
          <table:table-cell office:value-type="string" calcext:value-type="string">
            <text:p>KSK0003.bmp</text:p>
          </table:table-cell>
          <table:table-cell office:value-type="string" calcext:value-type="string">
            <text:p>KSK0003m.bin</text:p>
          </table:table-cell>
          <table:table-cell/>
          <table:table-cell table:formula="of:=HYPERLINK(COM.MICROSOFT.CONCAT(&quot;https://www.amusement-center.com/project/egg/game/?product_id=&quot;; [.C629]))" office:value-type="string" office:string-value="https://www.amusement-center.com/project/egg/game/?product_id=143" calcext:value-type="string">
            <text:p>https://www.amusement-center.com/project/egg/game/?product_id=143</text:p>
          </table:table-cell>
        </table:table-row>
        <table:table-row table:style-name="ro1">
          <table:table-cell office:value-type="string" calcext:value-type="string">
            <text:p>サイキックウォー</text:p>
          </table:table-cell>
          <table:table-cell office:value-type="string" calcext:value-type="string">
            <text:p>Psychic War - Cosmic Soldier 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SK1007a.bin</text:p>
          </table:table-cell>
          <table:table-cell office:value-type="string" calcext:value-type="string">
            <text:p>KSK1007.bmp</text:p>
          </table:table-cell>
          <table:table-cell table:number-columns-repeated="2"/>
          <table:table-cell table:formula="of:=HYPERLINK(COM.MICROSOFT.CONCAT(&quot;https://www.amusement-center.com/project/egg/game/?product_id=&quot;; [.C630]))" office:value-type="string" office:string-value="https://www.amusement-center.com/project/egg/game/?product_id=512" calcext:value-type="string">
            <text:p>https://www.amusement-center.com/project/egg/game/?product_id=512</text:p>
          </table:table-cell>
        </table:table-row>
        <table:table-row table:style-name="ro1">
          <table:table-cell office:value-type="string" calcext:value-type="string">
            <text:p>サイキックウォー</text:p>
          </table:table-cell>
          <table:table-cell office:value-type="string" calcext:value-type="string">
            <text:p>Psychic War - Cosmic Soldier 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KSK0026a.bin</text:p>
          </table:table-cell>
          <table:table-cell office:value-type="string" calcext:value-type="string">
            <text:p>KSK0026.bmp</text:p>
          </table:table-cell>
          <table:table-cell office:value-type="string" calcext:value-type="string">
            <text:p>KSK0026m.bin</text:p>
          </table:table-cell>
          <table:table-cell office:value-type="string" calcext:value-type="string">
            <text:p>KSK0026d.bin</text:p>
          </table:table-cell>
          <table:table-cell table:formula="of:=HYPERLINK(COM.MICROSOFT.CONCAT(&quot;https://www.amusement-center.com/project/egg/game/?product_id=&quot;; [.C631]))" office:value-type="string" office:string-value="https://www.amusement-center.com/project/egg/game/?product_id=1131" calcext:value-type="string">
            <text:p>https://www.amusement-center.com/project/egg/game/?product_id=1131</text:p>
          </table:table-cell>
        </table:table-row>
        <table:table-row table:style-name="ro1">
          <table:table-cell office:value-type="string" calcext:value-type="string">
            <text:p>サイキックシティ</text:p>
          </table:table-cell>
          <table:table-cell office:value-type="string" calcext:value-type="string">
            <text:p>Psychic City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OT0011a.bin</text:p>
          </table:table-cell>
          <table:table-cell office:value-type="string" calcext:value-type="string">
            <text:p>HOT0011.bmp</text:p>
          </table:table-cell>
          <table:table-cell table:number-columns-repeated="2"/>
          <table:table-cell table:formula="of:=HYPERLINK(COM.MICROSOFT.CONCAT(&quot;https://www.amusement-center.com/project/egg/game/?product_id=&quot;; [.C632]))" office:value-type="string" office:string-value="https://www.amusement-center.com/project/egg/game/?product_id=414" calcext:value-type="string">
            <text:p>https://www.amusement-center.com/project/egg/game/?product_id=414</text:p>
          </table:table-cell>
        </table:table-row>
        <table:table-row table:style-name="ro1">
          <table:table-cell office:value-type="string" calcext:value-type="string">
            <text:p>サイコドリーム</text:p>
          </table:table-cell>
          <table:table-cell office:value-type="string" calcext:value-type="string">
            <text:p>Psycho Dream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EL0048a.bin</text:p>
          </table:table-cell>
          <table:table-cell office:value-type="string" calcext:value-type="string">
            <text:p>TEL0048.bmp</text:p>
          </table:table-cell>
          <table:table-cell office:value-type="string" calcext:value-type="string">
            <text:p>TEL0048m.bin</text:p>
          </table:table-cell>
          <table:table-cell/>
          <table:table-cell table:formula="of:=HYPERLINK(COM.MICROSOFT.CONCAT(&quot;https://www.amusement-center.com/project/egg/game/?product_id=&quot;; [.C633]))" office:value-type="string" office:string-value="https://www.amusement-center.com/project/egg/game/?product_id=1001" calcext:value-type="string">
            <text:p>https://www.amusement-center.com/project/egg/game/?product_id=1001</text:p>
          </table:table-cell>
        </table:table-row>
        <table:table-row table:style-name="ro1">
          <table:table-cell office:value-type="string" calcext:value-type="string">
            <text:p>サイコワールド</text:p>
          </table:table-cell>
          <table:table-cell office:value-type="string" calcext:value-type="string">
            <text:p>Psycho Worl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RZ1001a.bin</text:p>
          </table:table-cell>
          <table:table-cell office:value-type="string" calcext:value-type="string">
            <text:p>HRZ1001.bmp</text:p>
          </table:table-cell>
          <table:table-cell table:number-columns-repeated="2"/>
          <table:table-cell table:formula="of:=HYPERLINK(COM.MICROSOFT.CONCAT(&quot;https://www.amusement-center.com/project/egg/game/?product_id=&quot;; [.C634]))" office:value-type="string" office:string-value="https://www.amusement-center.com/project/egg/game/?product_id=550" calcext:value-type="string">
            <text:p>https://www.amusement-center.com/project/egg/game/?product_id=550</text:p>
          </table:table-cell>
        </table:table-row>
        <table:table-row table:style-name="ro1">
          <table:table-cell office:value-type="string" calcext:value-type="string">
            <text:p>サイドポケット</text:p>
          </table:table-cell>
          <table:table-cell office:value-type="string" calcext:value-type="string">
            <text:p>Side Pocket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GMD0013a.bin</text:p>
          </table:table-cell>
          <table:table-cell office:value-type="string" calcext:value-type="string">
            <text:p>GMD0013.bmp</text:p>
          </table:table-cell>
          <table:table-cell office:value-type="string" calcext:value-type="string">
            <text:p>GMD0013m.bin</text:p>
          </table:table-cell>
          <table:table-cell/>
          <table:table-cell table:formula="of:=HYPERLINK(COM.MICROSOFT.CONCAT(&quot;https://www.amusement-center.com/project/egg/game/?product_id=&quot;; [.C635]))" office:value-type="string" office:string-value="https://www.amusement-center.com/project/egg/game/?product_id=870" calcext:value-type="string">
            <text:p>https://www.amusement-center.com/project/egg/game/?product_id=870</text:p>
          </table:table-cell>
        </table:table-row>
        <table:table-row table:style-name="ro1">
          <table:table-cell office:value-type="string" calcext:value-type="string">
            <text:p>サイドポケット</text:p>
          </table:table-cell>
          <table:table-cell office:value-type="string" calcext:value-type="string">
            <text:p>Side Pock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22a.bin</text:p>
          </table:table-cell>
          <table:table-cell office:value-type="string" calcext:value-type="string">
            <text:p>GMD0022.bmp</text:p>
          </table:table-cell>
          <table:table-cell table:number-columns-repeated="2"/>
          <table:table-cell table:formula="of:=HYPERLINK(COM.MICROSOFT.CONCAT(&quot;https://www.amusement-center.com/project/egg/game/?product_id=&quot;; [.C636]))" office:value-type="string" office:string-value="https://www.amusement-center.com/project/egg/game/?product_id=1000" calcext:value-type="string">
            <text:p>https://www.amusement-center.com/project/egg/game/?product_id=1000</text:p>
          </table:table-cell>
        </table:table-row>
        <table:table-row table:style-name="ro1">
          <table:table-cell office:value-type="string" calcext:value-type="string">
            <text:p>サイバーコア</text:p>
          </table:table-cell>
          <table:table-cell office:value-type="string" calcext:value-type="string">
            <text:p>Cyber Core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PS0003a.bin</text:p>
          </table:table-cell>
          <table:table-cell office:value-type="string" calcext:value-type="string">
            <text:p>SPS0003.bmp</text:p>
          </table:table-cell>
          <table:table-cell office:value-type="string" calcext:value-type="string">
            <text:p>SPS0003m.bin</text:p>
          </table:table-cell>
          <table:table-cell/>
          <table:table-cell table:formula="of:=HYPERLINK(COM.MICROSOFT.CONCAT(&quot;https://www.amusement-center.com/project/egg/game/?product_id=&quot;; [.C637]))" office:value-type="string" office:string-value="https://www.amusement-center.com/project/egg/game/?product_id=1086" calcext:value-type="string">
            <text:p>https://www.amusement-center.com/project/egg/game/?product_id=1086</text:p>
          </table:table-cell>
        </table:table-row>
        <table:table-row table:style-name="ro1">
          <table:table-cell office:value-type="string" calcext:value-type="string">
            <text:p>サイレントデバッガーズ</text:p>
          </table:table-cell>
          <table:table-cell office:value-type="string" calcext:value-type="string">
            <text:p>Silent Debuggers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27a.bin</text:p>
          </table:table-cell>
          <table:table-cell office:value-type="string" calcext:value-type="string">
            <text:p>GMD0027.bmp</text:p>
          </table:table-cell>
          <table:table-cell office:value-type="string" calcext:value-type="string">
            <text:p>GMD0027m.bin</text:p>
          </table:table-cell>
          <table:table-cell/>
          <table:table-cell table:formula="of:=HYPERLINK(COM.MICROSOFT.CONCAT(&quot;https://www.amusement-center.com/project/egg/game/?product_id=&quot;; [.C638]))" office:value-type="string" office:string-value="https://www.amusement-center.com/project/egg/game/?product_id=1387" calcext:value-type="string">
            <text:p>https://www.amusement-center.com/project/egg/game/?product_id=1387</text:p>
          </table:table-cell>
        </table:table-row>
        <table:table-row table:style-name="ro1">
          <table:table-cell office:value-type="string" calcext:value-type="string">
            <text:p>サイレントメビウス</text:p>
          </table:table-cell>
          <table:table-cell office:value-type="string" calcext:value-type="string">
            <text:p>Silent Moebius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GNX0004a.bin</text:p>
          </table:table-cell>
          <table:table-cell office:value-type="string" calcext:value-type="string">
            <text:p>GNX0004.bmp</text:p>
          </table:table-cell>
          <table:table-cell office:value-type="string" calcext:value-type="string">
            <text:p>GNX0004m.bin</text:p>
          </table:table-cell>
          <table:table-cell/>
          <table:table-cell table:formula="of:=HYPERLINK(COM.MICROSOFT.CONCAT(&quot;https://www.amusement-center.com/project/egg/game/?product_id=&quot;; [.C639]))" office:value-type="string" office:string-value="https://www.amusement-center.com/project/egg/game/?product_id=1598" calcext:value-type="string">
            <text:p>https://www.amusement-center.com/project/egg/game/?product_id=1598</text:p>
          </table:table-cell>
        </table:table-row>
        <table:table-row table:style-name="ro1">
          <table:table-cell office:value-type="string" calcext:value-type="string">
            <text:p>サッカーリーグ ウィナーズカップ </text:p>
          </table:table-cell>
          <table:table-cell office:value-type="string" calcext:value-type="string">
            <text:p>Soccer League - Winner's Cup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3a.bin</text:p>
          </table:table-cell>
          <table:table-cell office:value-type="string" calcext:value-type="string">
            <text:p>GMD0003.bmp</text:p>
          </table:table-cell>
          <table:table-cell office:value-type="string" calcext:value-type="string">
            <text:p>GMD0003m.bin</text:p>
          </table:table-cell>
          <table:table-cell/>
          <table:table-cell table:formula="of:=HYPERLINK(COM.MICROSOFT.CONCAT(&quot;https://www.amusement-center.com/project/egg/game/?product_id=&quot;; [.C640]))" office:value-type="string" office:string-value="https://www.amusement-center.com/project/egg/game/?product_id=854" calcext:value-type="string">
            <text:p>https://www.amusement-center.com/project/egg/game/?product_id=854</text:p>
          </table:table-cell>
        </table:table-row>
        <table:table-row table:style-name="ro1">
          <table:table-cell office:value-type="string" calcext:value-type="string">
            <text:p>ザナック</text:p>
          </table:table-cell>
          <table:table-cell office:value-type="string" calcext:value-type="string">
            <text:p>Zanac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2a.bin</text:p>
          </table:table-cell>
          <table:table-cell office:value-type="string" calcext:value-type="string">
            <text:p>COM1002.bmp</text:p>
          </table:table-cell>
          <table:table-cell table:number-columns-repeated="2"/>
          <table:table-cell table:formula="of:=HYPERLINK(COM.MICROSOFT.CONCAT(&quot;https://www.amusement-center.com/project/egg/game/?product_id=&quot;; [.C641]))" office:value-type="string" office:string-value="https://www.amusement-center.com/project/egg/game/?product_id=945" calcext:value-type="string">
            <text:p>https://www.amusement-center.com/project/egg/game/?product_id=945</text:p>
          </table:table-cell>
        </table:table-row>
        <table:table-row table:style-name="ro1">
          <table:table-cell office:value-type="string" calcext:value-type="string">
            <text:p>ザナック</text:p>
          </table:table-cell>
          <table:table-cell office:value-type="string" calcext:value-type="string">
            <text:p>Zanac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2a.bin</text:p>
          </table:table-cell>
          <table:table-cell office:value-type="string" calcext:value-type="string">
            <text:p>COM1002.bmp</text:p>
          </table:table-cell>
          <table:table-cell table:number-columns-repeated="2"/>
          <table:table-cell table:formula="of:=HYPERLINK(COM.MICROSOFT.CONCAT(&quot;https://www.amusement-center.com/project/egg/game/?product_id=&quot;; [.C642]))" office:value-type="string" office:string-value="https://www.amusement-center.com/project/egg/game/?product_id=1002" calcext:value-type="string">
            <text:p>https://www.amusement-center.com/project/egg/game/?product_id=1002</text:p>
          </table:table-cell>
        </table:table-row>
        <table:table-row table:style-name="ro1">
          <table:table-cell office:value-type="string" calcext:value-type="string">
            <text:p>ザナック</text:p>
          </table:table-cell>
          <table:table-cell office:value-type="string" calcext:value-type="string">
            <text:p>Zanac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OM6001a.bin</text:p>
          </table:table-cell>
          <table:table-cell office:value-type="string" calcext:value-type="string">
            <text:p>COM6001.bmp</text:p>
          </table:table-cell>
          <table:table-cell office:value-type="string" calcext:value-type="string">
            <text:p>COM6001m.bin</text:p>
          </table:table-cell>
          <table:table-cell/>
          <table:table-cell table:formula="of:=HYPERLINK(COM.MICROSOFT.CONCAT(&quot;https://www.amusement-center.com/project/egg/game/?product_id=&quot;; [.C643]))" office:value-type="string" office:string-value="https://www.amusement-center.com/project/egg/game/?product_id=1305" calcext:value-type="string">
            <text:p>https://www.amusement-center.com/project/egg/game/?product_id=1305</text:p>
          </table:table-cell>
        </table:table-row>
        <table:table-row table:style-name="ro1">
          <table:table-cell office:value-type="string" calcext:value-type="string">
            <text:p>ザナック（海外Version）</text:p>
          </table:table-cell>
          <table:table-cell office:value-type="string" calcext:value-type="string">
            <text:p>Zanac (Kaigai Version)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OM6003a.bin</text:p>
          </table:table-cell>
          <table:table-cell office:value-type="string" calcext:value-type="string">
            <text:p>COM6003.bmp</text:p>
          </table:table-cell>
          <table:table-cell table:number-columns-repeated="2"/>
          <table:table-cell table:formula="of:=HYPERLINK(COM.MICROSOFT.CONCAT(&quot;https://www.amusement-center.com/project/egg/game/?product_id=&quot;; [.C644]))" office:value-type="string" office:string-value="https://www.amusement-center.com/project/egg/game/?product_id=1670" calcext:value-type="string">
            <text:p>https://www.amusement-center.com/project/egg/game/?product_id=1670</text:p>
          </table:table-cell>
        </table:table-row>
        <table:table-row table:style-name="ro1">
          <table:table-cell office:value-type="string" calcext:value-type="string">
            <text:p>ザナックEX</text:p>
          </table:table-cell>
          <table:table-cell office:value-type="string" calcext:value-type="string">
            <text:p>Zanac EX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0053a.bin</text:p>
          </table:table-cell>
          <table:table-cell office:value-type="string" calcext:value-type="string">
            <text:p>COM0053.bmp</text:p>
          </table:table-cell>
          <table:table-cell table:number-columns-repeated="2"/>
          <table:table-cell table:formula="of:=HYPERLINK(COM.MICROSOFT.CONCAT(&quot;https://www.amusement-center.com/project/egg/game/?product_id=&quot;; [.C645]))" office:value-type="string" office:string-value="https://www.amusement-center.com/project/egg/game/?product_id=964" calcext:value-type="string">
            <text:p>https://www.amusement-center.com/project/egg/game/?product_id=964</text:p>
          </table:table-cell>
        </table:table-row>
        <table:table-row table:style-name="ro1">
          <table:table-cell office:value-type="string" calcext:value-type="string">
            <text:p>ザナックEX </text:p>
          </table:table-cell>
          <table:table-cell office:value-type="string" calcext:value-type="string">
            <text:p>Zanac EX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0053a.bin</text:p>
          </table:table-cell>
          <table:table-cell office:value-type="string" calcext:value-type="string">
            <text:p>COM0053.bmp</text:p>
          </table:table-cell>
          <table:table-cell table:number-columns-repeated="2"/>
          <table:table-cell table:formula="of:=HYPERLINK(COM.MICROSOFT.CONCAT(&quot;https://www.amusement-center.com/project/egg/game/?product_id=&quot;; [.C646]))" office:value-type="string" office:string-value="https://www.amusement-center.com/project/egg/game/?product_id=944" calcext:value-type="string">
            <text:p>https://www.amusement-center.com/project/egg/game/?product_id=944</text:p>
          </table:table-cell>
        </table:table-row>
        <table:table-row table:style-name="ro1">
          <table:table-cell office:value-type="string" calcext:value-type="string">
            <text:p>ザナドゥ</text:p>
          </table:table-cell>
          <table:table-cell office:value-type="string" calcext:value-type="string">
            <text:p>Xanadu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FAL0064a.bin</text:p>
          </table:table-cell>
          <table:table-cell office:value-type="string" calcext:value-type="string">
            <text:p>FAL0064.bmp</text:p>
          </table:table-cell>
          <table:table-cell office:value-type="string" calcext:value-type="string">
            <text:p>FAL0064m.bin</text:p>
          </table:table-cell>
          <table:table-cell/>
          <table:table-cell table:formula="of:=HYPERLINK(COM.MICROSOFT.CONCAT(&quot;https://www.amusement-center.com/project/egg/game/?product_id=&quot;; [.C647]))" office:value-type="string" office:string-value="https://www.amusement-center.com/project/egg/game/?product_id=532" calcext:value-type="string">
            <text:p>https://www.amusement-center.com/project/egg/game/?product_id=532</text:p>
          </table:table-cell>
        </table:table-row>
        <table:table-row table:style-name="ro1">
          <table:table-cell office:value-type="string" calcext:value-type="string">
            <text:p>ザナドゥ</text:p>
          </table:table-cell>
          <table:table-cell office:value-type="string" calcext:value-type="string">
            <text:p>Xanadu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FAL1056a.bin</text:p>
          </table:table-cell>
          <table:table-cell office:value-type="string" calcext:value-type="string">
            <text:p>FAL1056.bmp</text:p>
          </table:table-cell>
          <table:table-cell office:value-type="string" calcext:value-type="string">
            <text:p>FAL1056m.bin</text:p>
          </table:table-cell>
          <table:table-cell/>
          <table:table-cell table:formula="of:=HYPERLINK(COM.MICROSOFT.CONCAT(&quot;https://www.amusement-center.com/project/egg/game/?product_id=&quot;; [.C648]))" office:value-type="string" office:string-value="https://www.amusement-center.com/project/egg/game/?product_id=1079" calcext:value-type="string">
            <text:p>https://www.amusement-center.com/project/egg/game/?product_id=1079</text:p>
          </table:table-cell>
        </table:table-row>
        <table:table-row table:style-name="ro1">
          <table:table-cell office:value-type="string" calcext:value-type="string">
            <text:p>ザナドゥ </text:p>
          </table:table-cell>
          <table:table-cell office:value-type="string" calcext:value-type="string">
            <text:p>Xanadu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01a.bin</text:p>
          </table:table-cell>
          <table:table-cell office:value-type="string" calcext:value-type="string">
            <text:p>FAL0101.bmp</text:p>
          </table:table-cell>
          <table:table-cell office:value-type="string" calcext:value-type="string">
            <text:p>FAL0101m.bin</text:p>
          </table:table-cell>
          <table:table-cell office:value-type="string" calcext:value-type="string">
            <text:p>FAL0101d.bin</text:p>
          </table:table-cell>
          <table:table-cell table:formula="of:=HYPERLINK(COM.MICROSOFT.CONCAT(&quot;https://www.amusement-center.com/project/egg/game/?product_id=&quot;; [.C649]))" office:value-type="string" office:string-value="https://www.amusement-center.com/project/egg/game/?product_id=1068" calcext:value-type="string">
            <text:p>https://www.amusement-center.com/project/egg/game/?product_id=1068</text:p>
          </table:table-cell>
        </table:table-row>
        <table:table-row table:style-name="ro1">
          <table:table-cell office:value-type="string" calcext:value-type="string">
            <text:p>ザナドゥ シナリオII </text:p>
          </table:table-cell>
          <table:table-cell office:value-type="string" calcext:value-type="string">
            <text:p>Xanadu Scenario II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02a.bin</text:p>
          </table:table-cell>
          <table:table-cell office:value-type="string" calcext:value-type="string">
            <text:p>FAL0102.bmp</text:p>
          </table:table-cell>
          <table:table-cell office:value-type="string" calcext:value-type="string">
            <text:p>FAL0102m.bin</text:p>
          </table:table-cell>
          <table:table-cell office:value-type="string" calcext:value-type="string">
            <text:p>FAL0102d.bin</text:p>
          </table:table-cell>
          <table:table-cell table:formula="of:=HYPERLINK(COM.MICROSOFT.CONCAT(&quot;https://www.amusement-center.com/project/egg/game/?product_id=&quot;; [.C650]))" office:value-type="string" office:string-value="https://www.amusement-center.com/project/egg/game/?product_id=1069" calcext:value-type="string">
            <text:p>https://www.amusement-center.com/project/egg/game/?product_id=1069</text:p>
          </table:table-cell>
        </table:table-row>
        <table:table-row table:style-name="ro1">
          <table:table-cell office:value-type="string" calcext:value-type="string">
            <text:p>ザナドゥ／ザナドゥシナリオII</text:p>
          </table:table-cell>
          <table:table-cell office:value-type="string" calcext:value-type="string">
            <text:p>Xanadu + Xanadu Scenario I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3a.bin</text:p>
          </table:table-cell>
          <table:table-cell office:value-type="string" calcext:value-type="string">
            <text:p>FAL0003.bmp</text:p>
          </table:table-cell>
          <table:table-cell office:value-type="string" calcext:value-type="string">
            <text:p>FAL0003m.bin</text:p>
          </table:table-cell>
          <table:table-cell/>
          <table:table-cell table:formula="of:=HYPERLINK(COM.MICROSOFT.CONCAT(&quot;https://www.amusement-center.com/project/egg/game/?product_id=&quot;; [.C651]))" office:value-type="string" office:string-value="https://www.amusement-center.com/project/egg/game/?product_id=67" calcext:value-type="string">
            <text:p>https://www.amusement-center.com/project/egg/game/?product_id=67</text:p>
          </table:table-cell>
        </table:table-row>
        <table:table-row table:style-name="ro1">
          <table:table-cell office:value-type="string" calcext:value-type="string">
            <text:p>サバッシュ</text:p>
          </table:table-cell>
          <table:table-cell office:value-type="string" calcext:value-type="string">
            <text:p>Zava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OP0001a.bin</text:p>
          </table:table-cell>
          <table:table-cell office:value-type="string" calcext:value-type="string">
            <text:p>POP0001.bmp</text:p>
          </table:table-cell>
          <table:table-cell office:value-type="string" calcext:value-type="string">
            <text:p>POP0001m.bin</text:p>
          </table:table-cell>
          <table:table-cell/>
          <table:table-cell table:formula="of:=HYPERLINK(COM.MICROSOFT.CONCAT(&quot;https://www.amusement-center.com/project/egg/game/?product_id=&quot;; [.C652]))" office:value-type="string" office:string-value="https://www.amusement-center.com/project/egg/game/?product_id=104" calcext:value-type="string">
            <text:p>https://www.amusement-center.com/project/egg/game/?product_id=104</text:p>
          </table:table-cell>
        </table:table-row>
        <table:table-row table:style-name="ro1">
          <table:table-cell office:value-type="string" calcext:value-type="string">
            <text:p>サバッシュ</text:p>
          </table:table-cell>
          <table:table-cell office:value-type="string" calcext:value-type="string">
            <text:p>Zava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POP0004a.bin</text:p>
          </table:table-cell>
          <table:table-cell office:value-type="string" calcext:value-type="string">
            <text:p>POP0004.bmp</text:p>
          </table:table-cell>
          <table:table-cell office:value-type="string" calcext:value-type="string">
            <text:p>POP0004m.bin</text:p>
          </table:table-cell>
          <table:table-cell/>
          <table:table-cell table:formula="of:=HYPERLINK(COM.MICROSOFT.CONCAT(&quot;https://www.amusement-center.com/project/egg/game/?product_id=&quot;; [.C653]))" office:value-type="string" office:string-value="https://www.amusement-center.com/project/egg/game/?product_id=1065" calcext:value-type="string">
            <text:p>https://www.amusement-center.com/project/egg/game/?product_id=1065</text:p>
          </table:table-cell>
        </table:table-row>
        <table:table-row table:style-name="ro1">
          <table:table-cell office:value-type="string" calcext:value-type="string">
            <text:p>サバッシュ</text:p>
          </table:table-cell>
          <table:table-cell office:value-type="string" calcext:value-type="string">
            <text:p>Zava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OP0005a.bin</text:p>
          </table:table-cell>
          <table:table-cell office:value-type="string" calcext:value-type="string">
            <text:p>POP0005.bmp</text:p>
          </table:table-cell>
          <table:table-cell office:value-type="string" calcext:value-type="string">
            <text:p>POP0005m.bin</text:p>
          </table:table-cell>
          <table:table-cell office:value-type="string" calcext:value-type="string">
            <text:p>POP0005d.bin</text:p>
          </table:table-cell>
          <table:table-cell table:formula="of:=HYPERLINK(COM.MICROSOFT.CONCAT(&quot;https://www.amusement-center.com/project/egg/game/?product_id=&quot;; [.C654]))" office:value-type="string" office:string-value="https://www.amusement-center.com/project/egg/game/?product_id=1127" calcext:value-type="string">
            <text:p>https://www.amusement-center.com/project/egg/game/?product_id=1127</text:p>
          </table:table-cell>
        </table:table-row>
        <table:table-row table:style-name="ro1">
          <table:table-cell office:value-type="string" calcext:value-type="string">
            <text:p>サバッシュⅡ</text:p>
          </table:table-cell>
          <table:table-cell office:value-type="string" calcext:value-type="string">
            <text:p>Zavas II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OP0003a.bin</text:p>
          </table:table-cell>
          <table:table-cell office:value-type="string" calcext:value-type="string">
            <text:p>POP0003.bmp</text:p>
          </table:table-cell>
          <table:table-cell office:value-type="string" calcext:value-type="string">
            <text:p>POP0003m.bin</text:p>
          </table:table-cell>
          <table:table-cell/>
          <table:table-cell table:formula="of:=HYPERLINK(COM.MICROSOFT.CONCAT(&quot;https://www.amusement-center.com/project/egg/game/?product_id=&quot;; [.C655]))" office:value-type="string" office:string-value="https://www.amusement-center.com/project/egg/game/?product_id=567" calcext:value-type="string">
            <text:p>https://www.amusement-center.com/project/egg/game/?product_id=567</text:p>
          </table:table-cell>
        </table:table-row>
        <table:table-row table:style-name="ro1">
          <table:table-cell office:value-type="string" calcext:value-type="string">
            <text:p>サブナック</text:p>
          </table:table-cell>
          <table:table-cell office:value-type="string" calcext:value-type="string">
            <text:p>Sabnack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19a.bin</text:p>
          </table:table-cell>
          <table:table-cell office:value-type="string" calcext:value-type="string">
            <text:p>KSK0019.bmp</text:p>
          </table:table-cell>
          <table:table-cell table:number-columns-repeated="2"/>
          <table:table-cell table:formula="of:=HYPERLINK(COM.MICROSOFT.CONCAT(&quot;https://www.amusement-center.com/project/egg/game/?product_id=&quot;; [.C656]))" office:value-type="string" office:string-value="https://www.amusement-center.com/project/egg/game/?product_id=313" calcext:value-type="string">
            <text:p>https://www.amusement-center.com/project/egg/game/?product_id=313</text:p>
          </table:table-cell>
        </table:table-row>
        <table:table-row table:style-name="ro1">
          <table:table-cell office:value-type="string" calcext:value-type="string">
            <text:p>サブナック</text:p>
          </table:table-cell>
          <table:table-cell office:value-type="string" calcext:value-type="string">
            <text:p>Sabnack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38a.bin</text:p>
          </table:table-cell>
          <table:table-cell office:value-type="string" calcext:value-type="string">
            <text:p>KSK0038.bmp</text:p>
          </table:table-cell>
          <table:table-cell table:number-columns-repeated="2"/>
          <table:table-cell table:formula="of:=HYPERLINK(COM.MICROSOFT.CONCAT(&quot;https://www.amusement-center.com/project/egg/game/?product_id=&quot;; [.C657]))" office:value-type="string" office:string-value="https://www.amusement-center.com/project/egg/game/?product_id=1365" calcext:value-type="string">
            <text:p>https://www.amusement-center.com/project/egg/game/?product_id=1365</text:p>
          </table:table-cell>
        </table:table-row>
        <table:table-row table:style-name="ro1">
          <table:table-cell office:value-type="string" calcext:value-type="string">
            <text:p>サブナック</text:p>
          </table:table-cell>
          <table:table-cell office:value-type="string" calcext:value-type="string">
            <text:p>Sabnack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KSK0044a.bin</text:p>
          </table:table-cell>
          <table:table-cell office:value-type="string" calcext:value-type="string">
            <text:p>KSK0044.bmp</text:p>
          </table:table-cell>
          <table:table-cell table:number-columns-repeated="2"/>
          <table:table-cell table:formula="of:=HYPERLINK(COM.MICROSOFT.CONCAT(&quot;https://www.amusement-center.com/project/egg/game/?product_id=&quot;; [.C658]))" office:value-type="string" office:string-value="https://www.amusement-center.com/project/egg/game/?product_id=1483" calcext:value-type="string">
            <text:p>https://www.amusement-center.com/project/egg/game/?product_id=1483</text:p>
          </table:table-cell>
        </table:table-row>
        <table:table-row table:style-name="ro1">
          <table:table-cell office:value-type="string" calcext:value-type="string">
            <text:p>サムライキング メガスオンZ</text:p>
          </table:table-cell>
          <table:table-cell office:value-type="string" calcext:value-type="string">
            <text:p>Samurai King - Megas On Z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6a.bin</text:p>
          </table:table-cell>
          <table:table-cell office:value-type="string" calcext:value-type="string">
            <text:p>COM1026.bmp</text:p>
          </table:table-cell>
          <table:table-cell office:value-type="string" calcext:value-type="string">
            <text:p>COM1026m.bin</text:p>
          </table:table-cell>
          <table:table-cell/>
          <table:table-cell table:formula="of:=HYPERLINK(COM.MICROSOFT.CONCAT(&quot;https://www.amusement-center.com/project/egg/game/?product_id=&quot;; [.C659]))" office:value-type="string" office:string-value="https://www.amusement-center.com/project/egg/game/?product_id=1403" calcext:value-type="string">
            <text:p>https://www.amusement-center.com/project/egg/game/?product_id=1403</text:p>
          </table:table-cell>
        </table:table-row>
        <table:table-row table:style-name="ro1">
          <table:table-cell office:value-type="string" calcext:value-type="string">
            <text:p>サラダの国のトマト姫</text:p>
          </table:table-cell>
          <table:table-cell office:value-type="string" calcext:value-type="string">
            <text:p>Salad no Kuni no Tomato-him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UD0001a.bin</text:p>
          </table:table-cell>
          <table:table-cell office:value-type="string" calcext:value-type="string">
            <text:p>HUD0001.bmp</text:p>
          </table:table-cell>
          <table:table-cell office:value-type="string" calcext:value-type="string">
            <text:p>HUD0001m.bin</text:p>
          </table:table-cell>
          <table:table-cell/>
          <table:table-cell table:formula="of:=HYPERLINK(COM.MICROSOFT.CONCAT(&quot;https://www.amusement-center.com/project/egg/game/?product_id=&quot;; [.C660]))" office:value-type="string" office:string-value="https://www.amusement-center.com/project/egg/game/?product_id=281" calcext:value-type="string">
            <text:p>https://www.amusement-center.com/project/egg/game/?product_id=281</text:p>
          </table:table-cell>
        </table:table-row>
        <table:table-row table:style-name="ro1">
          <table:table-cell office:value-type="string" calcext:value-type="string">
            <text:p>さる山天国</text:p>
          </table:table-cell>
          <table:table-cell office:value-type="string" calcext:value-type="string">
            <text:p>Saruyama Tengoku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3a.bin</text:p>
          </table:table-cell>
          <table:table-cell office:value-type="string" calcext:value-type="string">
            <text:p>COM0013.bmp</text:p>
          </table:table-cell>
          <table:table-cell table:number-columns-repeated="2"/>
          <table:table-cell table:formula="of:=HYPERLINK(COM.MICROSOFT.CONCAT(&quot;https://www.amusement-center.com/project/egg/game/?product_id=&quot;; [.C661]))" office:value-type="string" office:string-value="https://www.amusement-center.com/project/egg/game/?product_id=713" calcext:value-type="string">
            <text:p>https://www.amusement-center.com/project/egg/game/?product_id=713</text:p>
          </table:table-cell>
        </table:table-row>
        <table:table-row table:style-name="ro1">
          <table:table-cell office:value-type="string" calcext:value-type="string">
            <text:p>シーザーの野望</text:p>
          </table:table-cell>
          <table:table-cell office:value-type="string" calcext:value-type="string">
            <text:p>Caesar no Yabou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MCN0005a.bin</text:p>
          </table:table-cell>
          <table:table-cell office:value-type="string" calcext:value-type="string">
            <text:p>MCN0005.bmp</text:p>
          </table:table-cell>
          <table:table-cell office:value-type="string" calcext:value-type="string">
            <text:p>MCN0005m.bin</text:p>
          </table:table-cell>
          <table:table-cell/>
          <table:table-cell table:formula="of:=HYPERLINK(COM.MICROSOFT.CONCAT(&quot;https://www.amusement-center.com/project/egg/game/?product_id=&quot;; [.C662]))" office:value-type="string" office:string-value="https://www.amusement-center.com/project/egg/game/?product_id=1152" calcext:value-type="string">
            <text:p>https://www.amusement-center.com/project/egg/game/?product_id=1152</text:p>
          </table:table-cell>
        </table:table-row>
        <table:table-row table:style-name="ro1">
          <table:table-cell office:value-type="string" calcext:value-type="string">
            <text:p>シーザーの野望II</text:p>
          </table:table-cell>
          <table:table-cell office:value-type="string" calcext:value-type="string">
            <text:p>Caesar no Yabou II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MCN0009a.bin</text:p>
          </table:table-cell>
          <table:table-cell office:value-type="string" calcext:value-type="string">
            <text:p>MCN0009.bmp</text:p>
          </table:table-cell>
          <table:table-cell office:value-type="string" calcext:value-type="string">
            <text:p>MCN0009m.bin</text:p>
          </table:table-cell>
          <table:table-cell/>
          <table:table-cell table:formula="of:=HYPERLINK(COM.MICROSOFT.CONCAT(&quot;https://www.amusement-center.com/project/egg/game/?product_id=&quot;; [.C663]))" office:value-type="string" office:string-value="https://www.amusement-center.com/project/egg/game/?product_id=1232" calcext:value-type="string">
            <text:p>https://www.amusement-center.com/project/egg/game/?product_id=1232</text:p>
          </table:table-cell>
        </table:table-row>
        <table:table-row table:style-name="ro1">
          <table:table-cell office:value-type="string" calcext:value-type="string">
            <text:p>ジェルダ</text:p>
          </table:table-cell>
          <table:table-cell office:value-type="string" calcext:value-type="string">
            <text:p>Jeld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AR0002a.bin</text:p>
          </table:table-cell>
          <table:table-cell office:value-type="string" calcext:value-type="string">
            <text:p>CAR0002.bmp</text:p>
          </table:table-cell>
          <table:table-cell table:number-columns-repeated="2"/>
          <table:table-cell table:formula="of:=HYPERLINK(COM.MICROSOFT.CONCAT(&quot;https://www.amusement-center.com/project/egg/game/?product_id=&quot;; [.C664]))" office:value-type="string" office:string-value="https://www.amusement-center.com/project/egg/game/?product_id=450" calcext:value-type="string">
            <text:p>https://www.amusement-center.com/project/egg/game/?product_id=450</text:p>
          </table:table-cell>
        </table:table-row>
        <table:table-row table:style-name="ro1">
          <table:table-cell office:value-type="string" calcext:value-type="string">
            <text:p>ジェルダ</text:p>
          </table:table-cell>
          <table:table-cell office:value-type="string" calcext:value-type="string">
            <text:p>Jelda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AR0002a.bin</text:p>
          </table:table-cell>
          <table:table-cell office:value-type="string" calcext:value-type="string">
            <text:p>CAR0002.bmp</text:p>
          </table:table-cell>
          <table:table-cell table:number-columns-repeated="2"/>
          <table:table-cell table:formula="of:=HYPERLINK(COM.MICROSOFT.CONCAT(&quot;https://www.amusement-center.com/project/egg/game/?product_id=&quot;; [.C665]))" office:value-type="string" office:string-value="https://www.amusement-center.com/project/egg/game/?product_id=1666" calcext:value-type="string">
            <text:p>https://www.amusement-center.com/project/egg/game/?product_id=1666</text:p>
          </table:table-cell>
        </table:table-row>
        <table:table-row table:style-name="ro1">
          <table:table-cell office:value-type="string" calcext:value-type="string">
            <text:p>ジェルダ</text:p>
          </table:table-cell>
          <table:table-cell office:value-type="string" calcext:value-type="string">
            <text:p>Jelda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C-6001mkII</text:p>
          </table:table-cell>
          <table:table-cell table:number-columns-repeated="4"/>
          <table:table-cell table:formula="of:=HYPERLINK(COM.MICROSOFT.CONCAT(&quot;https://www.amusement-center.com/project/egg/game/?product_id=&quot;; [.C666]))" office:value-type="string" office:string-value="https://www.amusement-center.com/project/egg/game/?product_id=1728" calcext:value-type="string">
            <text:p>https://www.amusement-center.com/project/egg/game/?product_id=1728</text:p>
          </table:table-cell>
        </table:table-row>
        <table:table-row table:style-name="ro1">
          <table:table-cell office:value-type="string" calcext:value-type="string">
            <text:p>ジェルダ2</text:p>
          </table:table-cell>
          <table:table-cell office:value-type="string" calcext:value-type="string">
            <text:p>Jelda 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AR0003a.bin</text:p>
          </table:table-cell>
          <table:table-cell office:value-type="string" calcext:value-type="string">
            <text:p>CAR0003.bmp</text:p>
          </table:table-cell>
          <table:table-cell table:number-columns-repeated="2"/>
          <table:table-cell table:formula="of:=HYPERLINK(COM.MICROSOFT.CONCAT(&quot;https://www.amusement-center.com/project/egg/game/?product_id=&quot;; [.C667]))" office:value-type="string" office:string-value="https://www.amusement-center.com/project/egg/game/?product_id=453" calcext:value-type="string">
            <text:p>https://www.amusement-center.com/project/egg/game/?product_id=453</text:p>
          </table:table-cell>
        </table:table-row>
        <table:table-row table:style-name="ro1">
          <table:table-cell office:value-type="string" calcext:value-type="string">
            <text:p>ジェルダ2</text:p>
          </table:table-cell>
          <table:table-cell office:value-type="string" calcext:value-type="string">
            <text:p>Jelda 2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AR0003a.bin</text:p>
          </table:table-cell>
          <table:table-cell office:value-type="string" calcext:value-type="string">
            <text:p>CAR0003.bmp</text:p>
          </table:table-cell>
          <table:table-cell table:number-columns-repeated="2"/>
          <table:table-cell table:formula="of:=HYPERLINK(COM.MICROSOFT.CONCAT(&quot;https://www.amusement-center.com/project/egg/game/?product_id=&quot;; [.C668]))" office:value-type="string" office:string-value="https://www.amusement-center.com/project/egg/game/?product_id=1711" calcext:value-type="string">
            <text:p>https://www.amusement-center.com/project/egg/game/?product_id=1711</text:p>
          </table:table-cell>
        </table:table-row>
        <table:table-row table:style-name="ro1">
          <table:table-cell office:value-type="string" calcext:value-type="string">
            <text:p>ジグソーアドベンチャー</text:p>
          </table:table-cell>
          <table:table-cell office:value-type="string" calcext:value-type="string">
            <text:p>Jigsaw Adventur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30a.bin</text:p>
          </table:table-cell>
          <table:table-cell office:value-type="string" calcext:value-type="string">
            <text:p>SYS0030.bmp</text:p>
          </table:table-cell>
          <table:table-cell table:number-columns-repeated="2"/>
          <table:table-cell table:formula="of:=HYPERLINK(COM.MICROSOFT.CONCAT(&quot;https://www.amusement-center.com/project/egg/game/?product_id=&quot;; [.C669]))" office:value-type="string" office:string-value="https://www.amusement-center.com/project/egg/game/?product_id=561" calcext:value-type="string">
            <text:p>https://www.amusement-center.com/project/egg/game/?product_id=561</text:p>
          </table:table-cell>
        </table:table-row>
        <table:table-row table:style-name="ro1">
          <table:table-cell office:value-type="string" calcext:value-type="string">
            <text:p>システムサコム1，100円セット【2021夏のトリプルキャンペーン限定】</text:p>
          </table:table-cell>
          <table:table-cell office:value-type="string" calcext:value-type="string">
            <text:p>System Sacom 1,100-en Set (2021 Natsu no Triple Campaign Gentei)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AC0030a.bin</text:p>
          </table:table-cell>
          <table:table-cell office:value-type="string" calcext:value-type="string">
            <text:p>SAC0030.bmp</text:p>
          </table:table-cell>
          <table:table-cell office:value-type="string" calcext:value-type="string">
            <text:p>SAC0030m.bin</text:p>
          </table:table-cell>
          <table:table-cell/>
          <table:table-cell table:formula="of:=HYPERLINK(COM.MICROSOFT.CONCAT(&quot;https://www.amusement-center.com/project/egg/game/?product_id=&quot;; [.C670]))" office:value-type="string" office:string-value="https://www.amusement-center.com/project/egg/game/?product_id=1644" calcext:value-type="string">
            <text:p>https://www.amusement-center.com/project/egg/game/?product_id=1644</text:p>
          </table:table-cell>
        </table:table-row>
        <table:table-row table:style-name="ro1">
          <table:table-cell office:value-type="string" calcext:value-type="string">
            <text:p>シティコネクション </text:p>
          </table:table-cell>
          <table:table-cell office:value-type="string" calcext:value-type="string">
            <text:p>City Connection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7a.bin</text:p>
          </table:table-cell>
          <table:table-cell office:value-type="string" calcext:value-type="string">
            <text:p>JLC0007.bmp</text:p>
          </table:table-cell>
          <table:table-cell office:value-type="string" calcext:value-type="string">
            <text:p>JLC0007m.bin</text:p>
          </table:table-cell>
          <table:table-cell/>
          <table:table-cell table:formula="of:=HYPERLINK(COM.MICROSOFT.CONCAT(&quot;https://www.amusement-center.com/project/egg/game/?product_id=&quot;; [.C671]))" office:value-type="string" office:string-value="https://www.amusement-center.com/project/egg/game/?product_id=886" calcext:value-type="string">
            <text:p>https://www.amusement-center.com/project/egg/game/?product_id=886</text:p>
          </table:table-cell>
        </table:table-row>
        <table:table-row table:style-name="ro1">
          <table:table-cell office:value-type="string" calcext:value-type="string">
            <text:p>ジノーグ</text:p>
          </table:table-cell>
          <table:table-cell office:value-type="string" calcext:value-type="string">
            <text:p>Gynou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29a.bin</text:p>
          </table:table-cell>
          <table:table-cell office:value-type="string" calcext:value-type="string">
            <text:p>NCS0029.bmp</text:p>
          </table:table-cell>
          <table:table-cell table:number-columns-repeated="2"/>
          <table:table-cell table:formula="of:=HYPERLINK(COM.MICROSOFT.CONCAT(&quot;https://www.amusement-center.com/project/egg/game/?product_id=&quot;; [.C672]))" office:value-type="string" office:string-value="https://www.amusement-center.com/project/egg/game/?product_id=1346" calcext:value-type="string">
            <text:p>https://www.amusement-center.com/project/egg/game/?product_id=1346</text:p>
          </table:table-cell>
        </table:table-row>
        <table:table-row table:style-name="ro1">
          <table:table-cell office:value-type="string" calcext:value-type="string">
            <text:p>ジハード</text:p>
          </table:table-cell>
          <table:table-cell office:value-type="string" calcext:value-type="string">
            <text:p>Jehard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4a.bin</text:p>
          </table:table-cell>
          <table:table-cell office:value-type="string" calcext:value-type="string">
            <text:p>XTA0024.bmp</text:p>
          </table:table-cell>
          <table:table-cell office:value-type="string" calcext:value-type="string">
            <text:p>XTA0024m.bin</text:p>
          </table:table-cell>
          <table:table-cell/>
          <table:table-cell table:formula="of:=HYPERLINK(COM.MICROSOFT.CONCAT(&quot;https://www.amusement-center.com/project/egg/game/?product_id=&quot;; [.C673]))" office:value-type="string" office:string-value="https://www.amusement-center.com/project/egg/game/?product_id=1534" calcext:value-type="string">
            <text:p>https://www.amusement-center.com/project/egg/game/?product_id=1534</text:p>
          </table:table-cell>
        </table:table-row>
        <table:table-row table:style-name="ro1">
          <table:table-cell office:value-type="string" calcext:value-type="string">
            <text:p>ジハード</text:p>
          </table:table-cell>
          <table:table-cell office:value-type="string" calcext:value-type="string">
            <text:p>Jehard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XTA0024a.bin</text:p>
          </table:table-cell>
          <table:table-cell office:value-type="string" calcext:value-type="string">
            <text:p>XTA0024.bmp</text:p>
          </table:table-cell>
          <table:table-cell office:value-type="string" calcext:value-type="string">
            <text:p>XTA0024m.bin</text:p>
          </table:table-cell>
          <table:table-cell/>
          <table:table-cell table:formula="of:=HYPERLINK(COM.MICROSOFT.CONCAT(&quot;https://www.amusement-center.com/project/egg/game/?product_id=&quot;; [.C674]))" office:value-type="string" office:string-value="https://www.amusement-center.com/project/egg/game/?product_id=1790" calcext:value-type="string">
            <text:p>https://www.amusement-center.com/project/egg/game/?product_id=1790</text:p>
          </table:table-cell>
        </table:table-row>
        <table:table-row table:style-name="ro1">
          <table:table-cell office:value-type="string" calcext:value-type="string">
            <text:p>ジャガー5</text:p>
          </table:table-cell>
          <table:table-cell office:value-type="string" calcext:value-type="string">
            <text:p>Jagur 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UD1001a.bin</text:p>
          </table:table-cell>
          <table:table-cell office:value-type="string" calcext:value-type="string">
            <text:p>HUD1001.bmp</text:p>
          </table:table-cell>
          <table:table-cell table:number-columns-repeated="2"/>
          <table:table-cell table:formula="of:=HYPERLINK(COM.MICROSOFT.CONCAT(&quot;https://www.amusement-center.com/project/egg/game/?product_id=&quot;; [.C675]))" office:value-type="string" office:string-value="https://www.amusement-center.com/project/egg/game/?product_id=309" calcext:value-type="string">
            <text:p>https://www.amusement-center.com/project/egg/game/?product_id=309</text:p>
          </table:table-cell>
        </table:table-row>
        <table:table-row table:style-name="ro1">
          <table:table-cell office:value-type="string" calcext:value-type="string">
            <text:p>ジャグラーストーン</text:p>
          </table:table-cell>
          <table:table-cell office:value-type="string" calcext:value-type="string">
            <text:p>Juggler Ston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21a.bin</text:p>
          </table:table-cell>
          <table:table-cell office:value-type="string" calcext:value-type="string">
            <text:p>RIV0021.bmp</text:p>
          </table:table-cell>
          <table:table-cell table:number-columns-repeated="2"/>
          <table:table-cell table:formula="of:=HYPERLINK(COM.MICROSOFT.CONCAT(&quot;https://www.amusement-center.com/project/egg/game/?product_id=&quot;; [.C676]))" office:value-type="string" office:string-value="https://www.amusement-center.com/project/egg/game/?product_id=456" calcext:value-type="string">
            <text:p>https://www.amusement-center.com/project/egg/game/?product_id=456</text:p>
          </table:table-cell>
        </table:table-row>
        <table:table-row table:style-name="ro1">
          <table:table-cell office:value-type="string" calcext:value-type="string">
            <text:p>じゃじゃ丸の大冒険</text:p>
          </table:table-cell>
          <table:table-cell office:value-type="string" calcext:value-type="string">
            <text:p>Jajamaru no Daibouke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3a.bin</text:p>
          </table:table-cell>
          <table:table-cell office:value-type="string" calcext:value-type="string">
            <text:p>JLC0003.bmp</text:p>
          </table:table-cell>
          <table:table-cell office:value-type="string" calcext:value-type="string">
            <text:p>JLC0003m.bin</text:p>
          </table:table-cell>
          <table:table-cell/>
          <table:table-cell table:formula="of:=HYPERLINK(COM.MICROSOFT.CONCAT(&quot;https://www.amusement-center.com/project/egg/game/?product_id=&quot;; [.C677]))" office:value-type="string" office:string-value="https://www.amusement-center.com/project/egg/game/?product_id=861" calcext:value-type="string">
            <text:p>https://www.amusement-center.com/project/egg/game/?product_id=861</text:p>
          </table:table-cell>
        </table:table-row>
        <table:table-row table:style-name="ro1">
          <table:table-cell office:value-type="string" calcext:value-type="string">
            <text:p>シャティ</text:p>
          </table:table-cell>
          <table:table-cell office:value-type="string" calcext:value-type="string">
            <text:p>Chat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9a.bin</text:p>
          </table:table-cell>
          <table:table-cell office:value-type="string" calcext:value-type="string">
            <text:p>SAC0009.bmp</text:p>
          </table:table-cell>
          <table:table-cell/>
          <table:table-cell office:value-type="string" calcext:value-type="string">
            <text:p>SAC0009d.bin</text:p>
          </table:table-cell>
          <table:table-cell table:formula="of:=HYPERLINK(COM.MICROSOFT.CONCAT(&quot;https://www.amusement-center.com/project/egg/game/?product_id=&quot;; [.C678]))" office:value-type="string" office:string-value="https://www.amusement-center.com/project/egg/game/?product_id=161" calcext:value-type="string">
            <text:p>https://www.amusement-center.com/project/egg/game/?product_id=161</text:p>
          </table:table-cell>
        </table:table-row>
        <table:table-row table:style-name="ro1">
          <table:table-cell office:value-type="string" calcext:value-type="string">
            <text:p>シャティ</text:p>
          </table:table-cell>
          <table:table-cell office:value-type="string" calcext:value-type="string">
            <text:p>Chatty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SAC0009a.bin</text:p>
          </table:table-cell>
          <table:table-cell office:value-type="string" calcext:value-type="string">
            <text:p>SAC0009.bmp</text:p>
          </table:table-cell>
          <table:table-cell/>
          <table:table-cell office:value-type="string" calcext:value-type="string">
            <text:p>SAC0009d.bin</text:p>
          </table:table-cell>
          <table:table-cell table:formula="of:=HYPERLINK(COM.MICROSOFT.CONCAT(&quot;https://www.amusement-center.com/project/egg/game/?product_id=&quot;; [.C679]))" office:value-type="string" office:string-value="https://www.amusement-center.com/project/egg/game/?product_id=1734" calcext:value-type="string">
            <text:p>https://www.amusement-center.com/project/egg/game/?product_id=1734</text:p>
          </table:table-cell>
        </table:table-row>
        <table:table-row table:style-name="ro1">
          <table:table-cell office:value-type="string" calcext:value-type="string">
            <text:p>ジャパンバッシング</text:p>
          </table:table-cell>
          <table:table-cell office:value-type="string" calcext:value-type="string">
            <text:p>Japan Bashin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6a.bin</text:p>
          </table:table-cell>
          <table:table-cell office:value-type="string" calcext:value-type="string">
            <text:p>SYS0046.bmp</text:p>
          </table:table-cell>
          <table:table-cell office:value-type="string" calcext:value-type="string">
            <text:p>SYS0046m.bin</text:p>
          </table:table-cell>
          <table:table-cell/>
          <table:table-cell table:formula="of:=HYPERLINK(COM.MICROSOFT.CONCAT(&quot;https://www.amusement-center.com/project/egg/game/?product_id=&quot;; [.C680]))" office:value-type="string" office:string-value="https://www.amusement-center.com/project/egg/game/?product_id=1116" calcext:value-type="string">
            <text:p>https://www.amusement-center.com/project/egg/game/?product_id=1116</text:p>
          </table:table-cell>
        </table:table-row>
        <table:table-row table:style-name="ro1">
          <table:table-cell office:value-type="string" calcext:value-type="string">
            <text:p>ジャブーンランナー</text:p>
          </table:table-cell>
          <table:table-cell office:value-type="string" calcext:value-type="string">
            <text:p>Juboom Runner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7a.bin</text:p>
          </table:table-cell>
          <table:table-cell office:value-type="string" calcext:value-type="string">
            <text:p>COM1027.bmp</text:p>
          </table:table-cell>
          <table:table-cell office:value-type="string" calcext:value-type="string">
            <text:p>COM1027m.bin</text:p>
          </table:table-cell>
          <table:table-cell/>
          <table:table-cell table:formula="of:=HYPERLINK(COM.MICROSOFT.CONCAT(&quot;https://www.amusement-center.com/project/egg/game/?product_id=&quot;; [.C681]))" office:value-type="string" office:string-value="https://www.amusement-center.com/project/egg/game/?product_id=1409" calcext:value-type="string">
            <text:p>https://www.amusement-center.com/project/egg/game/?product_id=1409</text:p>
          </table:table-cell>
        </table:table-row>
        <table:table-row table:style-name="ro1">
          <table:table-cell office:value-type="string" calcext:value-type="string">
            <text:p>シャロム 魔城伝説III 完結編</text:p>
          </table:table-cell>
          <table:table-cell office:value-type="string" calcext:value-type="string">
            <text:p>Shalom - Majou Densetsu III - Kanketsu-hen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4a.bin</text:p>
          </table:table-cell>
          <table:table-cell office:value-type="string" calcext:value-type="string">
            <text:p>KNM1014.bmp</text:p>
          </table:table-cell>
          <table:table-cell office:value-type="string" calcext:value-type="string">
            <text:p>KNM1014m.bin</text:p>
          </table:table-cell>
          <table:table-cell/>
          <table:table-cell table:formula="of:=HYPERLINK(COM.MICROSOFT.CONCAT(&quot;https://www.amusement-center.com/project/egg/game/?product_id=&quot;; [.C682]))" office:value-type="string" office:string-value="https://www.amusement-center.com/project/egg/game/?product_id=1330" calcext:value-type="string">
            <text:p>https://www.amusement-center.com/project/egg/game/?product_id=1330</text:p>
          </table:table-cell>
        </table:table-row>
        <table:table-row table:style-name="ro1">
          <table:table-cell office:value-type="string" calcext:value-type="string">
            <text:p>シュヴァルツシルト 〜狂嵐の銀河〜</text:p>
          </table:table-cell>
          <table:table-cell office:value-type="string" calcext:value-type="string">
            <text:p>Schwarzschild - Kyouran no Ging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1a.bin</text:p>
          </table:table-cell>
          <table:table-cell office:value-type="string" calcext:value-type="string">
            <text:p>KSK1001.bmp</text:p>
          </table:table-cell>
          <table:table-cell office:value-type="string" calcext:value-type="string">
            <text:p>KSK1001m.bin</text:p>
          </table:table-cell>
          <table:table-cell/>
          <table:table-cell table:formula="of:=HYPERLINK(COM.MICROSOFT.CONCAT(&quot;https://www.amusement-center.com/project/egg/game/?product_id=&quot;; [.C683]))" office:value-type="string" office:string-value="https://www.amusement-center.com/project/egg/game/?product_id=148" calcext:value-type="string">
            <text:p>https://www.amusement-center.com/project/egg/game/?product_id=148</text:p>
          </table:table-cell>
        </table:table-row>
        <table:table-row table:style-name="ro1">
          <table:table-cell office:value-type="string" calcext:value-type="string">
            <text:p>シュヴァルツシルト 狂嵐の銀河</text:p>
          </table:table-cell>
          <table:table-cell office:value-type="string" calcext:value-type="string">
            <text:p>Schwarzschild - Kyouran no Ginga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9a.bin</text:p>
          </table:table-cell>
          <table:table-cell office:value-type="string" calcext:value-type="string">
            <text:p>KSK1009.bmp</text:p>
          </table:table-cell>
          <table:table-cell office:value-type="string" calcext:value-type="string">
            <text:p>KSK1009m.bin</text:p>
          </table:table-cell>
          <table:table-cell/>
          <table:table-cell table:formula="of:=HYPERLINK(COM.MICROSOFT.CONCAT(&quot;https://www.amusement-center.com/project/egg/game/?product_id=&quot;; [.C684]))" office:value-type="string" office:string-value="https://www.amusement-center.com/project/egg/game/?product_id=1334" calcext:value-type="string">
            <text:p>https://www.amusement-center.com/project/egg/game/?product_id=1334</text:p>
          </table:table-cell>
        </table:table-row>
        <table:table-row table:style-name="ro1">
          <table:table-cell office:value-type="string" calcext:value-type="string">
            <text:p>シュヴァルツシルト 狂嵐の銀河</text:p>
          </table:table-cell>
          <table:table-cell office:value-type="string" calcext:value-type="string">
            <text:p>Schwarzschild - Kyouran no Ginga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41a.bin</text:p>
          </table:table-cell>
          <table:table-cell office:value-type="string" calcext:value-type="string">
            <text:p>KSK0041.bmp</text:p>
          </table:table-cell>
          <table:table-cell office:value-type="string" calcext:value-type="string">
            <text:p>KSK0041m.bin</text:p>
          </table:table-cell>
          <table:table-cell/>
          <table:table-cell table:formula="of:=HYPERLINK(COM.MICROSOFT.CONCAT(&quot;https://www.amusement-center.com/project/egg/game/?product_id=&quot;; [.C685]))" office:value-type="string" office:string-value="https://www.amusement-center.com/project/egg/game/?product_id=1428" calcext:value-type="string">
            <text:p>https://www.amusement-center.com/project/egg/game/?product_id=1428</text:p>
          </table:table-cell>
        </table:table-row>
        <table:table-row table:style-name="ro1">
          <table:table-cell office:value-type="string" calcext:value-type="string">
            <text:p>シュヴァルツシルトII 〜帝国の背信〜</text:p>
          </table:table-cell>
          <table:table-cell office:value-type="string" calcext:value-type="string">
            <text:p>Schwarzschild II - Teikoku no Haishi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5a.bin</text:p>
          </table:table-cell>
          <table:table-cell office:value-type="string" calcext:value-type="string">
            <text:p>KSK1005.bmp</text:p>
          </table:table-cell>
          <table:table-cell table:number-columns-repeated="2"/>
          <table:table-cell table:formula="of:=HYPERLINK(COM.MICROSOFT.CONCAT(&quot;https://www.amusement-center.com/project/egg/game/?product_id=&quot;; [.C686]))" office:value-type="string" office:string-value="https://www.amusement-center.com/project/egg/game/?product_id=152" calcext:value-type="string">
            <text:p>https://www.amusement-center.com/project/egg/game/?product_id=152</text:p>
          </table:table-cell>
        </table:table-row>
        <table:table-row table:style-name="ro1">
          <table:table-cell office:value-type="string" calcext:value-type="string">
            <text:p>シュヴァルツシルトII 帝國ノ背信</text:p>
          </table:table-cell>
          <table:table-cell office:value-type="string" calcext:value-type="string">
            <text:p>Schwarzschild II - Teikoku no Haishin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11a.bin</text:p>
          </table:table-cell>
          <table:table-cell office:value-type="string" calcext:value-type="string">
            <text:p>KSK1011.bmp</text:p>
          </table:table-cell>
          <table:table-cell table:number-columns-repeated="2"/>
          <table:table-cell table:formula="of:=HYPERLINK(COM.MICROSOFT.CONCAT(&quot;https://www.amusement-center.com/project/egg/game/?product_id=&quot;; [.C687]))" office:value-type="string" office:string-value="https://www.amusement-center.com/project/egg/game/?product_id=1495" calcext:value-type="string">
            <text:p>https://www.amusement-center.com/project/egg/game/?product_id=1495</text:p>
          </table:table-cell>
        </table:table-row>
        <table:table-row table:style-name="ro1">
          <table:table-cell office:value-type="string" calcext:value-type="string">
            <text:p>ショックトルーパーズ </text:p>
          </table:table-cell>
          <table:table-cell office:value-type="string" calcext:value-type="string">
            <text:p>Shock Trooper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4a.bin</text:p>
          </table:table-cell>
          <table:table-cell office:value-type="string" calcext:value-type="string">
            <text:p>SKP0004.bmp</text:p>
          </table:table-cell>
          <table:table-cell office:value-type="string" calcext:value-type="string">
            <text:p>SKP0004m.bin</text:p>
          </table:table-cell>
          <table:table-cell/>
          <table:table-cell table:formula="of:=HYPERLINK(COM.MICROSOFT.CONCAT(&quot;https://www.amusement-center.com/project/egg/game/?product_id=&quot;; [.C688]))" office:value-type="string" office:string-value="https://www.amusement-center.com/project/egg/game/?product_id=921" calcext:value-type="string">
            <text:p>https://www.amusement-center.com/project/egg/game/?product_id=921</text:p>
          </table:table-cell>
        </table:table-row>
        <table:table-row table:style-name="ro1">
          <table:table-cell office:value-type="string" calcext:value-type="string">
            <text:p>ショックトルーパーズ </text:p>
          </table:table-cell>
          <table:table-cell office:value-type="string" calcext:value-type="string">
            <text:p>Shock Trooper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4a.bin</text:p>
          </table:table-cell>
          <table:table-cell office:value-type="string" calcext:value-type="string">
            <text:p>SKP0004.bmp</text:p>
          </table:table-cell>
          <table:table-cell office:value-type="string" calcext:value-type="string">
            <text:p>SKP0004m.bin</text:p>
          </table:table-cell>
          <table:table-cell/>
          <table:table-cell table:formula="of:=HYPERLINK(COM.MICROSOFT.CONCAT(&quot;https://www.amusement-center.com/project/egg/game/?product_id=&quot;; [.C689]))" office:value-type="string" office:string-value="https://www.amusement-center.com/project/egg/game/?product_id=1021" calcext:value-type="string">
            <text:p>https://www.amusement-center.com/project/egg/game/?product_id=1021</text:p>
          </table:table-cell>
        </table:table-row>
        <table:table-row table:style-name="ro1">
          <table:table-cell office:value-type="string" calcext:value-type="string">
            <text:p>シルバーゴースト</text:p>
          </table:table-cell>
          <table:table-cell office:value-type="string" calcext:value-type="string">
            <text:p>Silver Gho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02a.bin</text:p>
          </table:table-cell>
          <table:table-cell office:value-type="string" calcext:value-type="string">
            <text:p>KUR0002.bmp</text:p>
          </table:table-cell>
          <table:table-cell office:value-type="string" calcext:value-type="string">
            <text:p>KUR0002m.bin</text:p>
          </table:table-cell>
          <table:table-cell/>
          <table:table-cell table:formula="of:=HYPERLINK(COM.MICROSOFT.CONCAT(&quot;https://www.amusement-center.com/project/egg/game/?product_id=&quot;; [.C690]))" office:value-type="string" office:string-value="https://www.amusement-center.com/project/egg/game/?product_id=28" calcext:value-type="string">
            <text:p>https://www.amusement-center.com/project/egg/game/?product_id=28</text:p>
          </table:table-cell>
        </table:table-row>
        <table:table-row table:style-name="ro1">
          <table:table-cell office:value-type="string" calcext:value-type="string">
            <text:p>シルバーゴースト</text:p>
          </table:table-cell>
          <table:table-cell office:value-type="string" calcext:value-type="string">
            <text:p>Silver Ghos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UR0021a.bin</text:p>
          </table:table-cell>
          <table:table-cell office:value-type="string" calcext:value-type="string">
            <text:p>KUR0021.bmp</text:p>
          </table:table-cell>
          <table:table-cell office:value-type="string" calcext:value-type="string">
            <text:p>KUR0021m.bin</text:p>
          </table:table-cell>
          <table:table-cell/>
          <table:table-cell table:formula="of:=HYPERLINK(COM.MICROSOFT.CONCAT(&quot;https://www.amusement-center.com/project/egg/game/?product_id=&quot;; [.C691]))" office:value-type="string" office:string-value="https://www.amusement-center.com/project/egg/game/?product_id=1523" calcext:value-type="string">
            <text:p>https://www.amusement-center.com/project/egg/game/?product_id=1523</text:p>
          </table:table-cell>
        </table:table-row>
        <table:table-row table:style-name="ro1">
          <table:table-cell office:value-type="string" calcext:value-type="string">
            <text:p>シルフィード</text:p>
          </table:table-cell>
          <table:table-cell office:value-type="string" calcext:value-type="string">
            <text:p>Silphe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2a.bin</text:p>
          </table:table-cell>
          <table:table-cell office:value-type="string" calcext:value-type="string">
            <text:p>GAR0002.bmp</text:p>
          </table:table-cell>
          <table:table-cell table:number-columns-repeated="2"/>
          <table:table-cell table:formula="of:=HYPERLINK(COM.MICROSOFT.CONCAT(&quot;https://www.amusement-center.com/project/egg/game/?product_id=&quot;; [.C692]))" office:value-type="string" office:string-value="https://www.amusement-center.com/project/egg/game/?product_id=124" calcext:value-type="string">
            <text:p>https://www.amusement-center.com/project/egg/game/?product_id=124</text:p>
          </table:table-cell>
        </table:table-row>
        <table:table-row table:style-name="ro1">
          <table:table-cell office:value-type="string" calcext:value-type="string">
            <text:p>シルフィード</text:p>
          </table:table-cell>
          <table:table-cell office:value-type="string" calcext:value-type="string">
            <text:p>Silphe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GAR0003a.bin</text:p>
          </table:table-cell>
          <table:table-cell office:value-type="string" calcext:value-type="string">
            <text:p>GAR0003.bmp</text:p>
          </table:table-cell>
          <table:table-cell table:number-columns-repeated="2"/>
          <table:table-cell table:formula="of:=HYPERLINK(COM.MICROSOFT.CONCAT(&quot;https://www.amusement-center.com/project/egg/game/?product_id=&quot;; [.C693]))" office:value-type="string" office:string-value="https://www.amusement-center.com/project/egg/game/?product_id=125" calcext:value-type="string">
            <text:p>https://www.amusement-center.com/project/egg/game/?product_id=125</text:p>
          </table:table-cell>
        </table:table-row>
        <table:table-row table:style-name="ro1">
          <table:table-cell office:value-type="string" calcext:value-type="string">
            <text:p>シルフィード</text:p>
          </table:table-cell>
          <table:table-cell office:value-type="string" calcext:value-type="string">
            <text:p>Silpheed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13a.bin</text:p>
          </table:table-cell>
          <table:table-cell office:value-type="string" calcext:value-type="string">
            <text:p>GAR0013.bmp</text:p>
          </table:table-cell>
          <table:table-cell office:value-type="string" calcext:value-type="string">
            <text:p>GAR0013m.bin</text:p>
          </table:table-cell>
          <table:table-cell office:value-type="string" calcext:value-type="string">
            <text:p>GAR0013d.bin</text:p>
          </table:table-cell>
          <table:table-cell table:formula="of:=HYPERLINK(COM.MICROSOFT.CONCAT(&quot;https://www.amusement-center.com/project/egg/game/?product_id=&quot;; [.C694]))" office:value-type="string" office:string-value="https://www.amusement-center.com/project/egg/game/?product_id=1093" calcext:value-type="string">
            <text:p>https://www.amusement-center.com/project/egg/game/?product_id=1093</text:p>
          </table:table-cell>
        </table:table-row>
        <table:table-row table:style-name="ro1">
          <table:table-cell office:value-type="string" calcext:value-type="string">
            <text:p>スーパー バーディ・ラッシュ</text:p>
          </table:table-cell>
          <table:table-cell office:value-type="string" calcext:value-type="string">
            <text:p>Super Birdie Rush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16a.bin</text:p>
          </table:table-cell>
          <table:table-cell office:value-type="string" calcext:value-type="string">
            <text:p>GMD0016.bmp</text:p>
          </table:table-cell>
          <table:table-cell office:value-type="string" calcext:value-type="string">
            <text:p>GMD0016m.bin</text:p>
          </table:table-cell>
          <table:table-cell/>
          <table:table-cell table:formula="of:=HYPERLINK(COM.MICROSOFT.CONCAT(&quot;https://www.amusement-center.com/project/egg/game/?product_id=&quot;; [.C695]))" office:value-type="string" office:string-value="https://www.amusement-center.com/project/egg/game/?product_id=936" calcext:value-type="string">
            <text:p>https://www.amusement-center.com/project/egg/game/?product_id=936</text:p>
          </table:table-cell>
        </table:table-row>
        <table:table-row table:style-name="ro1">
          <table:table-cell office:value-type="string" calcext:value-type="string">
            <text:p>スーパーアラビアン </text:p>
          </table:table-cell>
          <table:table-cell office:value-type="string" calcext:value-type="string">
            <text:p>Super Arabian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7a.bin</text:p>
          </table:table-cell>
          <table:table-cell office:value-type="string" calcext:value-type="string">
            <text:p>SNT0007.bmp</text:p>
          </table:table-cell>
          <table:table-cell office:value-type="string" calcext:value-type="string">
            <text:p>SNT0007m.bin</text:p>
          </table:table-cell>
          <table:table-cell/>
          <table:table-cell table:formula="of:=HYPERLINK(COM.MICROSOFT.CONCAT(&quot;https://www.amusement-center.com/project/egg/game/?product_id=&quot;; [.C696]))" office:value-type="string" office:string-value="https://www.amusement-center.com/project/egg/game/?product_id=839" calcext:value-type="string">
            <text:p>https://www.amusement-center.com/project/egg/game/?product_id=839</text:p>
          </table:table-cell>
        </table:table-row>
        <table:table-row table:style-name="ro1">
          <table:table-cell office:value-type="string" calcext:value-type="string">
            <text:p>スーパーウルトラベースボール</text:p>
          </table:table-cell>
          <table:table-cell office:value-type="string" calcext:value-type="string">
            <text:p>Super Ultra Baseball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CBE0002a.bin</text:p>
          </table:table-cell>
          <table:table-cell office:value-type="string" calcext:value-type="string">
            <text:p>CBE0002.bmp</text:p>
          </table:table-cell>
          <table:table-cell office:value-type="string" calcext:value-type="string">
            <text:p>CBE0002m.bin</text:p>
          </table:table-cell>
          <table:table-cell/>
          <table:table-cell table:formula="of:=HYPERLINK(COM.MICROSOFT.CONCAT(&quot;https://www.amusement-center.com/project/egg/game/?product_id=&quot;; [.C697]))" office:value-type="string" office:string-value="https://www.amusement-center.com/project/egg/game/?product_id=1457" calcext:value-type="string">
            <text:p>https://www.amusement-center.com/project/egg/game/?product_id=1457</text:p>
          </table:table-cell>
        </table:table-row>
        <table:table-row table:style-name="ro1">
          <table:table-cell office:value-type="string" calcext:value-type="string">
            <text:p>スーパーコックス</text:p>
          </table:table-cell>
          <table:table-cell office:value-type="string" calcext:value-type="string">
            <text:p>Super Cooks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7a.bin</text:p>
          </table:table-cell>
          <table:table-cell office:value-type="string" calcext:value-type="string">
            <text:p>COM1037.bmp</text:p>
          </table:table-cell>
          <table:table-cell table:number-columns-repeated="2"/>
          <table:table-cell table:formula="of:=HYPERLINK(COM.MICROSOFT.CONCAT(&quot;https://www.amusement-center.com/project/egg/game/?product_id=&quot;; [.C698]))" office:value-type="string" office:string-value="https://www.amusement-center.com/project/egg/game/?product_id=1527" calcext:value-type="string">
            <text:p>https://www.amusement-center.com/project/egg/game/?product_id=1527</text:p>
          </table:table-cell>
        </table:table-row>
        <table:table-row table:style-name="ro1">
          <table:table-cell office:value-type="string" calcext:value-type="string">
            <text:p>スーパーシュヴァルツシルト</text:p>
          </table:table-cell>
          <table:table-cell office:value-type="string" calcext:value-type="string">
            <text:p>Super Schwarzschild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SK0029a.bin</text:p>
          </table:table-cell>
          <table:table-cell office:value-type="string" calcext:value-type="string">
            <text:p>KSK0029.bmp</text:p>
          </table:table-cell>
          <table:table-cell office:value-type="string" calcext:value-type="string">
            <text:p>KSK0029m.bin</text:p>
          </table:table-cell>
          <table:table-cell/>
          <table:table-cell table:formula="of:=HYPERLINK(COM.MICROSOFT.CONCAT(&quot;https://www.amusement-center.com/project/egg/game/?product_id=&quot;; [.C699]))" office:value-type="string" office:string-value="https://www.amusement-center.com/project/egg/game/?product_id=1174" calcext:value-type="string">
            <text:p>https://www.amusement-center.com/project/egg/game/?product_id=1174</text:p>
          </table:table-cell>
        </table:table-row>
        <table:table-row table:style-name="ro1">
          <table:table-cell office:value-type="string" calcext:value-type="string">
            <text:p>スーパーシュヴァルツシルト2</text:p>
          </table:table-cell>
          <table:table-cell office:value-type="string" calcext:value-type="string">
            <text:p>Super Schwarzschild 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SK0030a.bin</text:p>
          </table:table-cell>
          <table:table-cell office:value-type="string" calcext:value-type="string">
            <text:p>KSK0030.bmp</text:p>
          </table:table-cell>
          <table:table-cell office:value-type="string" calcext:value-type="string">
            <text:p>KSK0030m.bin</text:p>
          </table:table-cell>
          <table:table-cell/>
          <table:table-cell table:formula="of:=HYPERLINK(COM.MICROSOFT.CONCAT(&quot;https://www.amusement-center.com/project/egg/game/?product_id=&quot;; [.C700]))" office:value-type="string" office:string-value="https://www.amusement-center.com/project/egg/game/?product_id=1217" calcext:value-type="string">
            <text:p>https://www.amusement-center.com/project/egg/game/?product_id=1217</text:p>
          </table:table-cell>
        </table:table-row>
        <table:table-row table:style-name="ro1">
          <table:table-cell office:value-type="string" calcext:value-type="string">
            <text:p>スーパーチャイニーズ</text:p>
          </table:table-cell>
          <table:table-cell office:value-type="string" calcext:value-type="string">
            <text:p>Super Chinese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E0003a.bin</text:p>
          </table:table-cell>
          <table:table-cell office:value-type="string" calcext:value-type="string">
            <text:p>CBE0003.bmp</text:p>
          </table:table-cell>
          <table:table-cell table:number-columns-repeated="2"/>
          <table:table-cell table:formula="of:=HYPERLINK(COM.MICROSOFT.CONCAT(&quot;https://www.amusement-center.com/project/egg/game/?product_id=&quot;; [.C701]))" office:value-type="string" office:string-value="https://www.amusement-center.com/project/egg/game/?product_id=1461" calcext:value-type="string">
            <text:p>https://www.amusement-center.com/project/egg/game/?product_id=1461</text:p>
          </table:table-cell>
        </table:table-row>
        <table:table-row table:style-name="ro1">
          <table:table-cell office:value-type="string" calcext:value-type="string">
            <text:p>スーパートリトーン</text:p>
          </table:table-cell>
          <table:table-cell office:value-type="string" calcext:value-type="string">
            <text:p>Super Tritorn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BR1002a.bin</text:p>
          </table:table-cell>
          <table:table-cell office:value-type="string" calcext:value-type="string">
            <text:p>CBR1002.bmp</text:p>
          </table:table-cell>
          <table:table-cell office:value-type="string" calcext:value-type="string">
            <text:p>CBR1002m.bin</text:p>
          </table:table-cell>
          <table:table-cell/>
          <table:table-cell table:formula="of:=HYPERLINK(COM.MICROSOFT.CONCAT(&quot;https://www.amusement-center.com/project/egg/game/?product_id=&quot;; [.C702]))" office:value-type="string" office:string-value="https://www.amusement-center.com/project/egg/game/?product_id=1610" calcext:value-type="string">
            <text:p>https://www.amusement-center.com/project/egg/game/?product_id=1610</text:p>
          </table:table-cell>
        </table:table-row>
        <table:table-row table:style-name="ro1">
          <table:table-cell office:value-type="string" calcext:value-type="string">
            <text:p>スーパーボウリング</text:p>
          </table:table-cell>
          <table:table-cell office:value-type="string" calcext:value-type="string">
            <text:p>Super Bowl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07a.bin</text:p>
          </table:table-cell>
          <table:table-cell office:value-type="string" calcext:value-type="string">
            <text:p>ATN0007.bmp</text:p>
          </table:table-cell>
          <table:table-cell office:value-type="string" calcext:value-type="string">
            <text:p>ATN0007m.bin</text:p>
          </table:table-cell>
          <table:table-cell/>
          <table:table-cell table:formula="of:=HYPERLINK(COM.MICROSOFT.CONCAT(&quot;https://www.amusement-center.com/project/egg/game/?product_id=&quot;; [.C703]))" office:value-type="string" office:string-value="https://www.amusement-center.com/project/egg/game/?product_id=1344" calcext:value-type="string">
            <text:p>https://www.amusement-center.com/project/egg/game/?product_id=1344</text:p>
          </table:table-cell>
        </table:table-row>
        <table:table-row table:style-name="ro1">
          <table:table-cell office:value-type="string" calcext:value-type="string">
            <text:p>スーパーレイドック</text:p>
          </table:table-cell>
          <table:table-cell office:value-type="string" calcext:value-type="string">
            <text:p>Super Laydo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13a.bin</text:p>
          </table:table-cell>
          <table:table-cell office:value-type="string" calcext:value-type="string">
            <text:p>TAE0013.bmp</text:p>
          </table:table-cell>
          <table:table-cell table:number-columns-repeated="2"/>
          <table:table-cell table:formula="of:=HYPERLINK(COM.MICROSOFT.CONCAT(&quot;https://www.amusement-center.com/project/egg/game/?product_id=&quot;; [.C704]))" office:value-type="string" office:string-value="https://www.amusement-center.com/project/egg/game/?product_id=58" calcext:value-type="string">
            <text:p>https://www.amusement-center.com/project/egg/game/?product_id=58</text:p>
          </table:table-cell>
        </table:table-row>
        <table:table-row table:style-name="ro1">
          <table:table-cell office:value-type="string" calcext:value-type="string">
            <text:p>スーパーレイドック ミッションストライカー</text:p>
          </table:table-cell>
          <table:table-cell office:value-type="string" calcext:value-type="string">
            <text:p>Super Laydock - Mission Striker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6a.bin</text:p>
          </table:table-cell>
          <table:table-cell office:value-type="string" calcext:value-type="string">
            <text:p>TAE1016.bmp</text:p>
          </table:table-cell>
          <table:table-cell office:value-type="string" calcext:value-type="string">
            <text:p>TAE1016m.bin</text:p>
          </table:table-cell>
          <table:table-cell/>
          <table:table-cell table:formula="of:=HYPERLINK(COM.MICROSOFT.CONCAT(&quot;https://www.amusement-center.com/project/egg/game/?product_id=&quot;; [.C705]))" office:value-type="string" office:string-value="https://www.amusement-center.com/project/egg/game/?product_id=1593" calcext:value-type="string">
            <text:p>https://www.amusement-center.com/project/egg/game/?product_id=1593</text:p>
          </table:table-cell>
        </table:table-row>
        <table:table-row table:style-name="ro1">
          <table:table-cell office:value-type="string" calcext:value-type="string">
            <text:p>スーパーレイドック ミッションストライカー</text:p>
          </table:table-cell>
          <table:table-cell office:value-type="string" calcext:value-type="string">
            <text:p>Super Laydock - Mission Striker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43a.bin</text:p>
          </table:table-cell>
          <table:table-cell office:value-type="string" calcext:value-type="string">
            <text:p>TAE0043.bmp</text:p>
          </table:table-cell>
          <table:table-cell table:number-columns-repeated="2"/>
          <table:table-cell table:formula="of:=HYPERLINK(COM.MICROSOFT.CONCAT(&quot;https://www.amusement-center.com/project/egg/game/?product_id=&quot;; [.C706]))" office:value-type="string" office:string-value="https://www.amusement-center.com/project/egg/game/?product_id=1636" calcext:value-type="string">
            <text:p>https://www.amusement-center.com/project/egg/game/?product_id=1636</text:p>
          </table:table-cell>
        </table:table-row>
        <table:table-row table:style-name="ro1">
          <table:table-cell office:value-type="string" calcext:value-type="string">
            <text:p>スーパーレイドック ミッションストライカー</text:p>
          </table:table-cell>
          <table:table-cell office:value-type="string" calcext:value-type="string">
            <text:p>Super Laydock - Mission Strik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43a.bin</text:p>
          </table:table-cell>
          <table:table-cell office:value-type="string" calcext:value-type="string">
            <text:p>TAE0043.bmp</text:p>
          </table:table-cell>
          <table:table-cell table:number-columns-repeated="2"/>
          <table:table-cell table:formula="of:=HYPERLINK(COM.MICROSOFT.CONCAT(&quot;https://www.amusement-center.com/project/egg/game/?product_id=&quot;; [.C707]))" office:value-type="string" office:string-value="https://www.amusement-center.com/project/egg/game/?product_id=1789" calcext:value-type="string">
            <text:p>https://www.amusement-center.com/project/egg/game/?product_id=1789</text:p>
          </table:table-cell>
        </table:table-row>
        <table:table-row table:style-name="ro1">
          <table:table-cell office:value-type="string" calcext:value-type="string">
            <text:p>スーパーロードランナー</text:p>
          </table:table-cell>
          <table:table-cell office:value-type="string" calcext:value-type="string">
            <text:p>Super Lode Runner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ISE0002a.bin</text:p>
          </table:table-cell>
          <table:table-cell office:value-type="string" calcext:value-type="string">
            <text:p>ISE0002.bmp</text:p>
          </table:table-cell>
          <table:table-cell office:value-type="string" calcext:value-type="string">
            <text:p>ISE0002m.bin</text:p>
          </table:table-cell>
          <table:table-cell/>
          <table:table-cell table:formula="of:=HYPERLINK(COM.MICROSOFT.CONCAT(&quot;https://www.amusement-center.com/project/egg/game/?product_id=&quot;; [.C708]))" office:value-type="string" office:string-value="https://www.amusement-center.com/project/egg/game/?product_id=807" calcext:value-type="string">
            <text:p>https://www.amusement-center.com/project/egg/game/?product_id=807</text:p>
          </table:table-cell>
        </table:table-row>
        <table:table-row table:style-name="ro1">
          <table:table-cell office:value-type="string" calcext:value-type="string">
            <text:p>スーパーロードランナー</text:p>
          </table:table-cell>
          <table:table-cell office:value-type="string" calcext:value-type="string">
            <text:p>Super Lode Runner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ZG0002a.bin</text:p>
          </table:table-cell>
          <table:table-cell office:value-type="string" calcext:value-type="string">
            <text:p>TZG0002.bmp</text:p>
          </table:table-cell>
          <table:table-cell office:value-type="string" calcext:value-type="string">
            <text:p>TZG0002m.bin</text:p>
          </table:table-cell>
          <table:table-cell/>
          <table:table-cell table:formula="of:=HYPERLINK(COM.MICROSOFT.CONCAT(&quot;https://www.amusement-center.com/project/egg/game/?product_id=&quot;; [.C709]))" office:value-type="string" office:string-value="https://www.amusement-center.com/project/egg/game/?product_id=997" calcext:value-type="string">
            <text:p>https://www.amusement-center.com/project/egg/game/?product_id=997</text:p>
          </table:table-cell>
        </table:table-row>
        <table:table-row table:style-name="ro1">
          <table:table-cell office:value-type="string" calcext:value-type="string">
            <text:p>スーパー競輪</text:p>
          </table:table-cell>
          <table:table-cell office:value-type="string" calcext:value-type="string">
            <text:p>Super Keirin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13a.bin</text:p>
          </table:table-cell>
          <table:table-cell office:value-type="string" calcext:value-type="string">
            <text:p>IMX0013.bmp</text:p>
          </table:table-cell>
          <table:table-cell office:value-type="string" calcext:value-type="string">
            <text:p>IMX0013m.bin</text:p>
          </table:table-cell>
          <table:table-cell/>
          <table:table-cell table:formula="of:=HYPERLINK(COM.MICROSOFT.CONCAT(&quot;https://www.amusement-center.com/project/egg/game/?product_id=&quot;; [.C710]))" office:value-type="string" office:string-value="https://www.amusement-center.com/project/egg/game/?product_id=1362" calcext:value-type="string">
            <text:p>https://www.amusement-center.com/project/egg/game/?product_id=1362</text:p>
          </table:table-cell>
        </table:table-row>
        <table:table-row table:style-name="ro1">
          <table:table-cell office:value-type="string" calcext:value-type="string">
            <text:p>スーパー高校野球 一球入魂</text:p>
          </table:table-cell>
          <table:table-cell office:value-type="string" calcext:value-type="string">
            <text:p>Super Koukou Yakyuu - Ikkyuu Nyuukon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10a.bin</text:p>
          </table:table-cell>
          <table:table-cell office:value-type="string" calcext:value-type="string">
            <text:p>IMX0010.bmp</text:p>
          </table:table-cell>
          <table:table-cell office:value-type="string" calcext:value-type="string">
            <text:p>IMX0010m.bin</text:p>
          </table:table-cell>
          <table:table-cell/>
          <table:table-cell table:formula="of:=HYPERLINK(COM.MICROSOFT.CONCAT(&quot;https://www.amusement-center.com/project/egg/game/?product_id=&quot;; [.C711]))" office:value-type="string" office:string-value="https://www.amusement-center.com/project/egg/game/?product_id=1037" calcext:value-type="string">
            <text:p>https://www.amusement-center.com/project/egg/game/?product_id=1037</text:p>
          </table:table-cell>
        </table:table-row>
        <table:table-row table:style-name="ro1">
          <table:table-cell office:value-type="string" calcext:value-type="string">
            <text:p>スカイジャガー</text:p>
          </table:table-cell>
          <table:table-cell office:value-type="string" calcext:value-type="string">
            <text:p>Sky Jaguar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5a.bin</text:p>
          </table:table-cell>
          <table:table-cell office:value-type="string" calcext:value-type="string">
            <text:p>KNM1015.bmp</text:p>
          </table:table-cell>
          <table:table-cell office:value-type="string" calcext:value-type="string">
            <text:p>KNM1015m.bin</text:p>
          </table:table-cell>
          <table:table-cell/>
          <table:table-cell table:formula="of:=HYPERLINK(COM.MICROSOFT.CONCAT(&quot;https://www.amusement-center.com/project/egg/game/?product_id=&quot;; [.C712]))" office:value-type="string" office:string-value="https://www.amusement-center.com/project/egg/game/?product_id=1237" calcext:value-type="string">
            <text:p>https://www.amusement-center.com/project/egg/game/?product_id=1237</text:p>
          </table:table-cell>
        </table:table-row>
        <table:table-row table:style-name="ro1">
          <table:table-cell office:value-type="string" calcext:value-type="string">
            <text:p>スクウェア・リゾート〜ハイパー戦車戦〜</text:p>
          </table:table-cell>
          <table:table-cell office:value-type="string" calcext:value-type="string">
            <text:p>Square Resort - Hyper Senshasen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M0006a.bin</text:p>
          </table:table-cell>
          <table:table-cell office:value-type="string" calcext:value-type="string">
            <text:p>FAM0006.bmp</text:p>
          </table:table-cell>
          <table:table-cell office:value-type="string" calcext:value-type="string">
            <text:p>FAM0006m.bin</text:p>
          </table:table-cell>
          <table:table-cell/>
          <table:table-cell table:formula="of:=HYPERLINK(COM.MICROSOFT.CONCAT(&quot;https://www.amusement-center.com/project/egg/game/?product_id=&quot;; [.C713]))" office:value-type="string" office:string-value="https://www.amusement-center.com/project/egg/game/?product_id=542" calcext:value-type="string">
            <text:p>https://www.amusement-center.com/project/egg/game/?product_id=542</text:p>
          </table:table-cell>
        </table:table-row>
        <table:table-row table:style-name="ro1">
          <table:table-cell office:value-type="string" calcext:value-type="string">
            <text:p>スクランブルフォーメーション＆フロントライン／タイトーＭＳＸコレクション２</text:p>
          </table:table-cell>
          <table:table-cell office:value-type="string" calcext:value-type="string">
            <text:p>Scramble Formation &amp; Frontline - Taito MSX Collection 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TIT0004a.bin</text:p>
          </table:table-cell>
          <table:table-cell office:value-type="string" calcext:value-type="string">
            <text:p>PTIT0004.bmp</text:p>
          </table:table-cell>
          <table:table-cell table:number-columns-repeated="2"/>
          <table:table-cell table:formula="of:=HYPERLINK(COM.MICROSOFT.CONCAT(&quot;https://www.amusement-center.com/project/egg/game/?product_id=&quot;; [.C714]))" office:value-type="string" office:string-value="https://www.amusement-center.com/project/egg/game/?product_id=640" calcext:value-type="string">
            <text:p>https://www.amusement-center.com/project/egg/game/?product_id=640</text:p>
          </table:table-cell>
        </table:table-row>
        <table:table-row table:style-name="ro1">
          <table:table-cell office:value-type="string" calcext:value-type="string">
            <text:p>すごいへべれけ </text:p>
          </table:table-cell>
          <table:table-cell office:value-type="string" calcext:value-type="string">
            <text:p>Sugoi Hebereke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16a.bin</text:p>
          </table:table-cell>
          <table:table-cell office:value-type="string" calcext:value-type="string">
            <text:p>SNT0016.bmp</text:p>
          </table:table-cell>
          <table:table-cell office:value-type="string" calcext:value-type="string">
            <text:p>SNT0016m.bin</text:p>
          </table:table-cell>
          <table:table-cell/>
          <table:table-cell table:formula="of:=HYPERLINK(COM.MICROSOFT.CONCAT(&quot;https://www.amusement-center.com/project/egg/game/?product_id=&quot;; [.C715]))" office:value-type="string" office:string-value="https://www.amusement-center.com/project/egg/game/?product_id=971" calcext:value-type="string">
            <text:p>https://www.amusement-center.com/project/egg/game/?product_id=971</text:p>
          </table:table-cell>
        </table:table-row>
        <table:table-row table:style-name="ro1">
          <table:table-cell office:value-type="string" calcext:value-type="string">
            <text:p>すごろクエスト</text:p>
          </table:table-cell>
          <table:table-cell office:value-type="string" calcext:value-type="string">
            <text:p>Sugoro Ques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4a.bin</text:p>
          </table:table-cell>
          <table:table-cell office:value-type="string" calcext:value-type="string">
            <text:p>MIL0004.bmp</text:p>
          </table:table-cell>
          <table:table-cell office:value-type="string" calcext:value-type="string">
            <text:p>MIL0004m.bin</text:p>
          </table:table-cell>
          <table:table-cell/>
          <table:table-cell table:formula="of:=HYPERLINK(COM.MICROSOFT.CONCAT(&quot;https://www.amusement-center.com/project/egg/game/?product_id=&quot;; [.C716]))" office:value-type="string" office:string-value="https://www.amusement-center.com/project/egg/game/?product_id=825" calcext:value-type="string">
            <text:p>https://www.amusement-center.com/project/egg/game/?product_id=825</text:p>
          </table:table-cell>
        </table:table-row>
        <table:table-row table:style-name="ro1">
          <table:table-cell office:value-type="string" calcext:value-type="string">
            <text:p>スタークルーザー</text:p>
          </table:table-cell>
          <table:table-cell office:value-type="string" calcext:value-type="string">
            <text:p>Star Cruiser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42a.bin</text:p>
          </table:table-cell>
          <table:table-cell office:value-type="string" calcext:value-type="string">
            <text:p>NCS0042.bmp</text:p>
          </table:table-cell>
          <table:table-cell office:value-type="string" calcext:value-type="string">
            <text:p>NCS0042m.bin</text:p>
          </table:table-cell>
          <table:table-cell/>
          <table:table-cell table:formula="of:=HYPERLINK(COM.MICROSOFT.CONCAT(&quot;https://www.amusement-center.com/project/egg/game/?product_id=&quot;; [.C717]))" office:value-type="string" office:string-value="https://www.amusement-center.com/project/egg/game/?product_id=1662" calcext:value-type="string">
            <text:p>https://www.amusement-center.com/project/egg/game/?product_id=1662</text:p>
          </table:table-cell>
        </table:table-row>
        <table:table-row table:style-name="ro1">
          <table:table-cell office:value-type="string" calcext:value-type="string">
            <text:p>スタークルーザー </text:p>
          </table:table-cell>
          <table:table-cell office:value-type="string" calcext:value-type="string">
            <text:p>Star Cruise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ARS0005a.bin</text:p>
          </table:table-cell>
          <table:table-cell office:value-type="string" calcext:value-type="string">
            <text:p>ARS0005.bmp</text:p>
          </table:table-cell>
          <table:table-cell office:value-type="string" calcext:value-type="string">
            <text:p>ARS0005m.bin</text:p>
          </table:table-cell>
          <table:table-cell/>
          <table:table-cell table:formula="of:=HYPERLINK(COM.MICROSOFT.CONCAT(&quot;https://www.amusement-center.com/project/egg/game/?product_id=&quot;; [.C718]))" office:value-type="string" office:string-value="https://www.amusement-center.com/project/egg/game/?product_id=969" calcext:value-type="string">
            <text:p>https://www.amusement-center.com/project/egg/game/?product_id=969</text:p>
          </table:table-cell>
        </table:table-row>
        <table:table-row table:style-name="ro1">
          <table:table-cell office:value-type="string" calcext:value-type="string">
            <text:p>スタークルーザー <text:s/></text:p>
          </table:table-cell>
          <table:table-cell office:value-type="string" calcext:value-type="string">
            <text:p>Star Cruiser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ARS0003a.bin</text:p>
          </table:table-cell>
          <table:table-cell office:value-type="string" calcext:value-type="string">
            <text:p>ARS0003.bmp</text:p>
          </table:table-cell>
          <table:table-cell office:value-type="string" calcext:value-type="string">
            <text:p>ARS0003m.bin</text:p>
          </table:table-cell>
          <table:table-cell/>
          <table:table-cell table:formula="of:=HYPERLINK(COM.MICROSOFT.CONCAT(&quot;https://www.amusement-center.com/project/egg/game/?product_id=&quot;; [.C719]))" office:value-type="string" office:string-value="https://www.amusement-center.com/project/egg/game/?product_id=696" calcext:value-type="string">
            <text:p>https://www.amusement-center.com/project/egg/game/?product_id=696</text:p>
          </table:table-cell>
        </table:table-row>
        <table:table-row table:style-name="ro1">
          <table:table-cell office:value-type="string" calcext:value-type="string">
            <text:p>スタートレーダー</text:p>
          </table:table-cell>
          <table:table-cell office:value-type="string" calcext:value-type="string">
            <text:p>Star Cruis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6a.bin</text:p>
          </table:table-cell>
          <table:table-cell office:value-type="string" calcext:value-type="string">
            <text:p>FAL0006.bmp</text:p>
          </table:table-cell>
          <table:table-cell table:number-columns-repeated="2"/>
          <table:table-cell table:formula="of:=HYPERLINK(COM.MICROSOFT.CONCAT(&quot;https://www.amusement-center.com/project/egg/game/?product_id=&quot;; [.C720]))" office:value-type="string" office:string-value="https://www.amusement-center.com/project/egg/game/?product_id=92" calcext:value-type="string">
            <text:p>https://www.amusement-center.com/project/egg/game/?product_id=92</text:p>
          </table:table-cell>
        </table:table-row>
        <table:table-row table:style-name="ro1">
          <table:table-cell office:value-type="string" calcext:value-type="string">
            <text:p>スタートレーダー</text:p>
          </table:table-cell>
          <table:table-cell office:value-type="string" calcext:value-type="string">
            <text:p>Star Cruiser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5a.bin</text:p>
          </table:table-cell>
          <table:table-cell office:value-type="string" calcext:value-type="string">
            <text:p>FAL0085.bmp</text:p>
          </table:table-cell>
          <table:table-cell table:number-columns-repeated="2"/>
          <table:table-cell table:formula="of:=HYPERLINK(COM.MICROSOFT.CONCAT(&quot;https://www.amusement-center.com/project/egg/game/?product_id=&quot;; [.C721]))" office:value-type="string" office:string-value="https://www.amusement-center.com/project/egg/game/?product_id=682" calcext:value-type="string">
            <text:p>https://www.amusement-center.com/project/egg/game/?product_id=682</text:p>
          </table:table-cell>
        </table:table-row>
        <table:table-row table:style-name="ro1">
          <table:table-cell office:value-type="string" calcext:value-type="string">
            <text:p>スタートレーダー</text:p>
          </table:table-cell>
          <table:table-cell office:value-type="string" calcext:value-type="string">
            <text:p>Star Cruiser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L0098a.bin</text:p>
          </table:table-cell>
          <table:table-cell office:value-type="string" calcext:value-type="string">
            <text:p>FAL0098.bmp</text:p>
          </table:table-cell>
          <table:table-cell table:number-columns-repeated="2"/>
          <table:table-cell table:formula="of:=HYPERLINK(COM.MICROSOFT.CONCAT(&quot;https://www.amusement-center.com/project/egg/game/?product_id=&quot;; [.C722]))" office:value-type="string" office:string-value="https://www.amusement-center.com/project/egg/game/?product_id=867" calcext:value-type="string">
            <text:p>https://www.amusement-center.com/project/egg/game/?product_id=867</text:p>
          </table:table-cell>
        </table:table-row>
        <table:table-row table:style-name="ro1">
          <table:table-cell office:value-type="string" calcext:value-type="string">
            <text:p>スタートレーダー</text:p>
          </table:table-cell>
          <table:table-cell office:value-type="string" calcext:value-type="string">
            <text:p>Star Cruiser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5a.bin</text:p>
          </table:table-cell>
          <table:table-cell office:value-type="string" calcext:value-type="string">
            <text:p>FAL0115.bmp</text:p>
          </table:table-cell>
          <table:table-cell office:value-type="string" calcext:value-type="string">
            <text:p>FAL0115m.bin</text:p>
          </table:table-cell>
          <table:table-cell office:value-type="string" calcext:value-type="string">
            <text:p>FAL0115d.bin</text:p>
          </table:table-cell>
          <table:table-cell table:formula="of:=HYPERLINK(COM.MICROSOFT.CONCAT(&quot;https://www.amusement-center.com/project/egg/game/?product_id=&quot;; [.C723]))" office:value-type="string" office:string-value="https://www.amusement-center.com/project/egg/game/?product_id=1242" calcext:value-type="string">
            <text:p>https://www.amusement-center.com/project/egg/game/?product_id=1242</text:p>
          </table:table-cell>
        </table:table-row>
        <table:table-row table:style-name="ro1">
          <table:table-cell office:value-type="string" calcext:value-type="string">
            <text:p>スタートレーダー</text:p>
          </table:table-cell>
          <table:table-cell office:value-type="string" calcext:value-type="string">
            <text:p>Star Cruiser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1a.bin</text:p>
          </table:table-cell>
          <table:table-cell office:value-type="string" calcext:value-type="string">
            <text:p>FAL0121.bmp</text:p>
          </table:table-cell>
          <table:table-cell office:value-type="string" calcext:value-type="string">
            <text:p>FAL0121m.bin</text:p>
          </table:table-cell>
          <table:table-cell/>
          <table:table-cell table:formula="of:=HYPERLINK(COM.MICROSOFT.CONCAT(&quot;https://www.amusement-center.com/project/egg/game/?product_id=&quot;; [.C724]))" office:value-type="string" office:string-value="https://www.amusement-center.com/project/egg/game/?product_id=1419" calcext:value-type="string">
            <text:p>https://www.amusement-center.com/project/egg/game/?product_id=1419</text:p>
          </table:table-cell>
        </table:table-row>
        <table:table-row table:style-name="ro1">
          <table:table-cell office:value-type="string" calcext:value-type="string">
            <text:p>ステークスウィナー</text:p>
          </table:table-cell>
          <table:table-cell office:value-type="string" calcext:value-type="string">
            <text:p>Stakes Winner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7a.bin</text:p>
          </table:table-cell>
          <table:table-cell office:value-type="string" calcext:value-type="string">
            <text:p>SKP0007.bmp</text:p>
          </table:table-cell>
          <table:table-cell office:value-type="string" calcext:value-type="string">
            <text:p>SKP0007m.bin</text:p>
          </table:table-cell>
          <table:table-cell/>
          <table:table-cell table:formula="of:=HYPERLINK(COM.MICROSOFT.CONCAT(&quot;https://www.amusement-center.com/project/egg/game/?product_id=&quot;; [.C725]))" office:value-type="string" office:string-value="https://www.amusement-center.com/project/egg/game/?product_id=932" calcext:value-type="string">
            <text:p>https://www.amusement-center.com/project/egg/game/?product_id=932</text:p>
          </table:table-cell>
        </table:table-row>
        <table:table-row table:style-name="ro1">
          <table:table-cell office:value-type="string" calcext:value-type="string">
            <text:p>ステークスウィナー</text:p>
          </table:table-cell>
          <table:table-cell office:value-type="string" calcext:value-type="string">
            <text:p>Stakes Winner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7a.bin</text:p>
          </table:table-cell>
          <table:table-cell office:value-type="string" calcext:value-type="string">
            <text:p>SKP0007.bmp</text:p>
          </table:table-cell>
          <table:table-cell office:value-type="string" calcext:value-type="string">
            <text:p>SKP0007m.bin</text:p>
          </table:table-cell>
          <table:table-cell/>
          <table:table-cell table:formula="of:=HYPERLINK(COM.MICROSOFT.CONCAT(&quot;https://www.amusement-center.com/project/egg/game/?product_id=&quot;; [.C726]))" office:value-type="string" office:string-value="https://www.amusement-center.com/project/egg/game/?product_id=1022" calcext:value-type="string">
            <text:p>https://www.amusement-center.com/project/egg/game/?product_id=1022</text:p>
          </table:table-cell>
        </table:table-row>
        <table:table-row table:style-name="ro1">
          <table:table-cell office:value-type="string" calcext:value-type="string">
            <text:p>スペースダイアモンド</text:p>
          </table:table-cell>
          <table:table-cell office:value-type="string" calcext:value-type="string">
            <text:p>Space Diamond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21a.bin</text:p>
          </table:table-cell>
          <table:table-cell office:value-type="string" calcext:value-type="string">
            <text:p>BOT0021.bmp</text:p>
          </table:table-cell>
          <table:table-cell table:number-columns-repeated="2"/>
          <table:table-cell table:formula="of:=HYPERLINK(COM.MICROSOFT.CONCAT(&quot;https://www.amusement-center.com/project/egg/game/?product_id=&quot;; [.C727]))" office:value-type="string" office:string-value="https://www.amusement-center.com/project/egg/game/?product_id=449" calcext:value-type="string">
            <text:p>https://www.amusement-center.com/project/egg/game/?product_id=449</text:p>
          </table:table-cell>
        </table:table-row>
        <table:table-row table:style-name="ro1">
          <table:table-cell office:value-type="string" calcext:value-type="string">
            <text:p>スペースダイアモンド</text:p>
          </table:table-cell>
          <table:table-cell office:value-type="string" calcext:value-type="string">
            <text:p>Space Diamond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21a.bin</text:p>
          </table:table-cell>
          <table:table-cell office:value-type="string" calcext:value-type="string">
            <text:p>BOT0021.bmp</text:p>
          </table:table-cell>
          <table:table-cell office:value-type="string" calcext:value-type="string">
            <text:p>BOT0021m.bin</text:p>
          </table:table-cell>
          <table:table-cell/>
          <table:table-cell table:formula="of:=HYPERLINK(COM.MICROSOFT.CONCAT(&quot;https://www.amusement-center.com/project/egg/game/?product_id=&quot;; [.C728]))" office:value-type="string" office:string-value="https://www.amusement-center.com/project/egg/game/?product_id=991" calcext:value-type="string">
            <text:p>https://www.amusement-center.com/project/egg/game/?product_id=991</text:p>
          </table:table-cell>
        </table:table-row>
        <table:table-row table:style-name="ro1">
          <table:table-cell office:value-type="string" calcext:value-type="string">
            <text:p>スペースマンボウ</text:p>
          </table:table-cell>
          <table:table-cell office:value-type="string" calcext:value-type="string">
            <text:p>Space Manbow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NM1004a.bin</text:p>
          </table:table-cell>
          <table:table-cell office:value-type="string" calcext:value-type="string">
            <text:p>KNM1004.bmp</text:p>
          </table:table-cell>
          <table:table-cell office:value-type="string" calcext:value-type="string">
            <text:p>KNM1004m.bin</text:p>
          </table:table-cell>
          <table:table-cell/>
          <table:table-cell table:formula="of:=HYPERLINK(COM.MICROSOFT.CONCAT(&quot;https://www.amusement-center.com/project/egg/game/?product_id=&quot;; [.C729]))" office:value-type="string" office:string-value="https://www.amusement-center.com/project/egg/game/?product_id=1299" calcext:value-type="string">
            <text:p>https://www.amusement-center.com/project/egg/game/?product_id=1299</text:p>
          </table:table-cell>
        </table:table-row>
        <table:table-row table:style-name="ro1">
          <table:table-cell office:value-type="string" calcext:value-type="string">
            <text:p>スペランカー</text:p>
          </table:table-cell>
          <table:table-cell office:value-type="string" calcext:value-type="string">
            <text:p>Spelunke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ISE0001a.bin</text:p>
          </table:table-cell>
          <table:table-cell office:value-type="string" calcext:value-type="string">
            <text:p>ISE0001.bmp</text:p>
          </table:table-cell>
          <table:table-cell office:value-type="string" calcext:value-type="string">
            <text:p>ISE0001m.bin</text:p>
          </table:table-cell>
          <table:table-cell/>
          <table:table-cell table:formula="of:=HYPERLINK(COM.MICROSOFT.CONCAT(&quot;https://www.amusement-center.com/project/egg/game/?product_id=&quot;; [.C730]))" office:value-type="string" office:string-value="https://www.amusement-center.com/project/egg/game/?product_id=760" calcext:value-type="string">
            <text:p>https://www.amusement-center.com/project/egg/game/?product_id=760</text:p>
          </table:table-cell>
        </table:table-row>
        <table:table-row table:style-name="ro1">
          <table:table-cell office:value-type="string" calcext:value-type="string">
            <text:p>スペランカー </text:p>
          </table:table-cell>
          <table:table-cell office:value-type="string" calcext:value-type="string">
            <text:p>Spelunker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ZG0001a.bin</text:p>
          </table:table-cell>
          <table:table-cell office:value-type="string" calcext:value-type="string">
            <text:p>TZG0001.bmp</text:p>
          </table:table-cell>
          <table:table-cell office:value-type="string" calcext:value-type="string">
            <text:p>TZG0001m.bin</text:p>
          </table:table-cell>
          <table:table-cell/>
          <table:table-cell table:formula="of:=HYPERLINK(COM.MICROSOFT.CONCAT(&quot;https://www.amusement-center.com/project/egg/game/?product_id=&quot;; [.C731]))" office:value-type="string" office:string-value="https://www.amusement-center.com/project/egg/game/?product_id=996" calcext:value-type="string">
            <text:p>https://www.amusement-center.com/project/egg/game/?product_id=996</text:p>
          </table:table-cell>
        </table:table-row>
        <table:table-row table:style-name="ro1">
          <table:table-cell office:value-type="string" calcext:value-type="string">
            <text:p>セイレーン</text:p>
          </table:table-cell>
          <table:table-cell office:value-type="string" calcext:value-type="string">
            <text:p>Seilan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06a.bin</text:p>
          </table:table-cell>
          <table:table-cell office:value-type="string" calcext:value-type="string">
            <text:p>MIC0006.bmp</text:p>
          </table:table-cell>
          <table:table-cell office:value-type="string" calcext:value-type="string">
            <text:p>MIC0006m.bin</text:p>
          </table:table-cell>
          <table:table-cell office:value-type="string" calcext:value-type="string">
            <text:p>MIC0006d.bin</text:p>
          </table:table-cell>
          <table:table-cell table:formula="of:=HYPERLINK(COM.MICROSOFT.CONCAT(&quot;https://www.amusement-center.com/project/egg/game/?product_id=&quot;; [.C732]))" office:value-type="string" office:string-value="https://www.amusement-center.com/project/egg/game/?product_id=228" calcext:value-type="string">
            <text:p>https://www.amusement-center.com/project/egg/game/?product_id=228</text:p>
          </table:table-cell>
        </table:table-row>
        <table:table-row table:style-name="ro1">
          <table:table-cell office:value-type="string" calcext:value-type="string">
            <text:p>セイレーン</text:p>
          </table:table-cell>
          <table:table-cell office:value-type="string" calcext:value-type="string">
            <text:p>Seilane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0033a.bin</text:p>
          </table:table-cell>
          <table:table-cell office:value-type="string" calcext:value-type="string">
            <text:p>MIC0033.bmp</text:p>
          </table:table-cell>
          <table:table-cell office:value-type="string" calcext:value-type="string">
            <text:p>MIC0033m.bin</text:p>
          </table:table-cell>
          <table:table-cell/>
          <table:table-cell table:formula="of:=HYPERLINK(COM.MICROSOFT.CONCAT(&quot;https://www.amusement-center.com/project/egg/game/?product_id=&quot;; [.C733]))" office:value-type="string" office:string-value="https://www.amusement-center.com/project/egg/game/?product_id=891" calcext:value-type="string">
            <text:p>https://www.amusement-center.com/project/egg/game/?product_id=891</text:p>
          </table:table-cell>
        </table:table-row>
        <table:table-row table:style-name="ro1">
          <table:table-cell office:value-type="string" calcext:value-type="string">
            <text:p>セイレーン</text:p>
          </table:table-cell>
          <table:table-cell office:value-type="string" calcext:value-type="string">
            <text:p>Seilane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38a.bin</text:p>
          </table:table-cell>
          <table:table-cell office:value-type="string" calcext:value-type="string">
            <text:p>MIC0038.bmp</text:p>
          </table:table-cell>
          <table:table-cell office:value-type="string" calcext:value-type="string">
            <text:p>MIC0038m.bin</text:p>
          </table:table-cell>
          <table:table-cell/>
          <table:table-cell table:formula="of:=HYPERLINK(COM.MICROSOFT.CONCAT(&quot;https://www.amusement-center.com/project/egg/game/?product_id=&quot;; [.C734]))" office:value-type="string" office:string-value="https://www.amusement-center.com/project/egg/game/?product_id=1125" calcext:value-type="string">
            <text:p>https://www.amusement-center.com/project/egg/game/?product_id=1125</text:p>
          </table:table-cell>
        </table:table-row>
        <table:table-row table:style-name="ro1">
          <table:table-cell office:value-type="string" calcext:value-type="string">
            <text:p>セイレーン</text:p>
          </table:table-cell>
          <table:table-cell office:value-type="string" calcext:value-type="string">
            <text:p>Seilane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44a.bin</text:p>
          </table:table-cell>
          <table:table-cell office:value-type="string" calcext:value-type="string">
            <text:p>MIC0044.bmp</text:p>
          </table:table-cell>
          <table:table-cell office:value-type="string" calcext:value-type="string">
            <text:p>MIC0044m.bin</text:p>
          </table:table-cell>
          <table:table-cell/>
          <table:table-cell table:formula="of:=HYPERLINK(COM.MICROSOFT.CONCAT(&quot;https://www.amusement-center.com/project/egg/game/?product_id=&quot;; [.C735]))" office:value-type="string" office:string-value="https://www.amusement-center.com/project/egg/game/?product_id=1466" calcext:value-type="string">
            <text:p>https://www.amusement-center.com/project/egg/game/?product_id=1466</text:p>
          </table:table-cell>
        </table:table-row>
        <table:table-row table:style-name="ro1">
          <table:table-cell office:value-type="string" calcext:value-type="string">
            <text:p>ゼクサス リミテッド</text:p>
          </table:table-cell>
          <table:table-cell office:value-type="string" calcext:value-type="string">
            <text:p>Zexas Limite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4a.bin</text:p>
          </table:table-cell>
          <table:table-cell office:value-type="string" calcext:value-type="string">
            <text:p>DBS1004.bmp</text:p>
          </table:table-cell>
          <table:table-cell table:number-columns-repeated="2"/>
          <table:table-cell table:formula="of:=HYPERLINK(COM.MICROSOFT.CONCAT(&quot;https://www.amusement-center.com/project/egg/game/?product_id=&quot;; [.C736]))" office:value-type="string" office:string-value="https://www.amusement-center.com/project/egg/game/?product_id=183" calcext:value-type="string">
            <text:p>https://www.amusement-center.com/project/egg/game/?product_id=183</text:p>
          </table:table-cell>
        </table:table-row>
        <table:table-row table:style-name="ro1">
          <table:table-cell office:value-type="string" calcext:value-type="string">
            <text:p>ゼクサス リミテッド</text:p>
          </table:table-cell>
          <table:table-cell office:value-type="string" calcext:value-type="string">
            <text:p>Zexas Limited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11a.bin</text:p>
          </table:table-cell>
          <table:table-cell office:value-type="string" calcext:value-type="string">
            <text:p>DBS1011.bmp</text:p>
          </table:table-cell>
          <table:table-cell table:number-columns-repeated="2"/>
          <table:table-cell table:formula="of:=HYPERLINK(COM.MICROSOFT.CONCAT(&quot;https://www.amusement-center.com/project/egg/game/?product_id=&quot;; [.C737]))" office:value-type="string" office:string-value="https://www.amusement-center.com/project/egg/game/?product_id=1553" calcext:value-type="string">
            <text:p>https://www.amusement-center.com/project/egg/game/?product_id=1553</text:p>
          </table:table-cell>
        </table:table-row>
        <table:table-row table:style-name="ro1">
          <table:table-cell office:value-type="string" calcext:value-type="string">
            <text:p>ゼクサス光速2000光年</text:p>
          </table:table-cell>
          <table:table-cell office:value-type="string" calcext:value-type="string">
            <text:p>Zexas Kousoku - Kousoku 2000-koun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3a.bin</text:p>
          </table:table-cell>
          <table:table-cell office:value-type="string" calcext:value-type="string">
            <text:p>DBS1003.bmp</text:p>
          </table:table-cell>
          <table:table-cell table:number-columns-repeated="2"/>
          <table:table-cell table:formula="of:=HYPERLINK(COM.MICROSOFT.CONCAT(&quot;https://www.amusement-center.com/project/egg/game/?product_id=&quot;; [.C738]))" office:value-type="string" office:string-value="https://www.amusement-center.com/project/egg/game/?product_id=182" calcext:value-type="string">
            <text:p>https://www.amusement-center.com/project/egg/game/?product_id=182</text:p>
          </table:table-cell>
        </table:table-row>
        <table:table-row table:style-name="ro1">
          <table:table-cell office:value-type="string" calcext:value-type="string">
            <text:p>ゼクサス光速2000光年</text:p>
          </table:table-cell>
          <table:table-cell office:value-type="string" calcext:value-type="string">
            <text:p>Zexas Kousoku - Kousoku 2000-kounen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10a.bin</text:p>
          </table:table-cell>
          <table:table-cell office:value-type="string" calcext:value-type="string">
            <text:p>DBS1010.bmp</text:p>
          </table:table-cell>
          <table:table-cell table:number-columns-repeated="2"/>
          <table:table-cell table:formula="of:=HYPERLINK(COM.MICROSOFT.CONCAT(&quot;https://www.amusement-center.com/project/egg/game/?product_id=&quot;; [.C739]))" office:value-type="string" office:string-value="https://www.amusement-center.com/project/egg/game/?product_id=1532" calcext:value-type="string">
            <text:p>https://www.amusement-center.com/project/egg/game/?product_id=1532</text:p>
          </table:table-cell>
        </table:table-row>
        <table:table-row table:style-name="ro1">
          <table:table-cell office:value-type="string" calcext:value-type="string">
            <text:p>セクロス</text:p>
          </table:table-cell>
          <table:table-cell office:value-type="string" calcext:value-type="string">
            <text:p>Seicros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05a.bin</text:p>
          </table:table-cell>
          <table:table-cell office:value-type="string" calcext:value-type="string">
            <text:p>NTB0005.bmp</text:p>
          </table:table-cell>
          <table:table-cell office:value-type="string" calcext:value-type="string">
            <text:p>NTB0005m.bin</text:p>
          </table:table-cell>
          <table:table-cell/>
          <table:table-cell table:formula="of:=HYPERLINK(COM.MICROSOFT.CONCAT(&quot;https://www.amusement-center.com/project/egg/game/?product_id=&quot;; [.C740]))" office:value-type="string" office:string-value="https://www.amusement-center.com/project/egg/game/?product_id=1207" calcext:value-type="string">
            <text:p>https://www.amusement-center.com/project/egg/game/?product_id=1207</text:p>
          </table:table-cell>
        </table:table-row>
        <table:table-row table:style-name="ro1">
          <table:table-cell office:value-type="string" calcext:value-type="string">
            <text:p>ゼビウス</text:p>
          </table:table-cell>
          <table:table-cell office:value-type="string" calcext:value-type="string">
            <text:p>Seicross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BNE0001a.bin</text:p>
          </table:table-cell>
          <table:table-cell office:value-type="string" calcext:value-type="string">
            <text:p>BNE0001.bmp</text:p>
          </table:table-cell>
          <table:table-cell table:number-columns-repeated="2"/>
          <table:table-cell table:formula="of:=HYPERLINK(COM.MICROSOFT.CONCAT(&quot;https://www.amusement-center.com/project/egg/game/?product_id=&quot;; [.C741]))" office:value-type="string" office:string-value="https://www.amusement-center.com/project/egg/game/?product_id=1595" calcext:value-type="string">
            <text:p>https://www.amusement-center.com/project/egg/game/?product_id=1595</text:p>
          </table:table-cell>
        </table:table-row>
        <table:table-row table:style-name="ro1">
          <table:table-cell office:value-type="string" calcext:value-type="string">
            <text:p>ゼリアード</text:p>
          </table:table-cell>
          <table:table-cell office:value-type="string" calcext:value-type="string">
            <text:p>Zeliar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5a.bin</text:p>
          </table:table-cell>
          <table:table-cell office:value-type="string" calcext:value-type="string">
            <text:p>GAR0005.bmp</text:p>
          </table:table-cell>
          <table:table-cell table:number-columns-repeated="2"/>
          <table:table-cell table:formula="of:=HYPERLINK(COM.MICROSOFT.CONCAT(&quot;https://www.amusement-center.com/project/egg/game/?product_id=&quot;; [.C742]))" office:value-type="string" office:string-value="https://www.amusement-center.com/project/egg/game/?product_id=127" calcext:value-type="string">
            <text:p>https://www.amusement-center.com/project/egg/game/?product_id=127</text:p>
          </table:table-cell>
        </table:table-row>
        <table:table-row table:style-name="ro1">
          <table:table-cell office:value-type="string" calcext:value-type="string">
            <text:p>ゼリアード</text:p>
          </table:table-cell>
          <table:table-cell office:value-type="string" calcext:value-type="string">
            <text:p>Zeliar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14a.bin</text:p>
          </table:table-cell>
          <table:table-cell office:value-type="string" calcext:value-type="string">
            <text:p>GAR0014.bmp</text:p>
          </table:table-cell>
          <table:table-cell office:value-type="string" calcext:value-type="string">
            <text:p>GAR0014m.bin</text:p>
          </table:table-cell>
          <table:table-cell office:value-type="string" calcext:value-type="string">
            <text:p>GAR0014d.bin</text:p>
          </table:table-cell>
          <table:table-cell table:formula="of:=HYPERLINK(COM.MICROSOFT.CONCAT(&quot;https://www.amusement-center.com/project/egg/game/?product_id=&quot;; [.C743]))" office:value-type="string" office:string-value="https://www.amusement-center.com/project/egg/game/?product_id=1292" calcext:value-type="string">
            <text:p>https://www.amusement-center.com/project/egg/game/?product_id=1292</text:p>
          </table:table-cell>
        </table:table-row>
        <table:table-row table:style-name="ro1">
          <table:table-cell office:value-type="string" calcext:value-type="string">
            <text:p>ソーサリアン</text:p>
          </table:table-cell>
          <table:table-cell office:value-type="string" calcext:value-type="string">
            <text:p>Sorcerian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AL0106a.bin</text:p>
          </table:table-cell>
          <table:table-cell office:value-type="string" calcext:value-type="string">
            <text:p>FAL0106.bmp</text:p>
          </table:table-cell>
          <table:table-cell office:value-type="string" calcext:value-type="string">
            <text:p>FAL0106m.bin</text:p>
          </table:table-cell>
          <table:table-cell office:value-type="string" calcext:value-type="string">
            <text:p>FAL0106d.bin</text:p>
          </table:table-cell>
          <table:table-cell table:formula="of:=HYPERLINK(COM.MICROSOFT.CONCAT(&quot;https://www.amusement-center.com/project/egg/game/?product_id=&quot;; [.C744]))" office:value-type="string" office:string-value="https://www.amusement-center.com/project/egg/game/?product_id=1194" calcext:value-type="string">
            <text:p>https://www.amusement-center.com/project/egg/game/?product_id=1194</text:p>
          </table:table-cell>
        </table:table-row>
        <table:table-row table:style-name="ro1">
          <table:table-cell office:value-type="string" calcext:value-type="string">
            <text:p>ソーサリアン ユーティリティーDISK</text:p>
          </table:table-cell>
          <table:table-cell office:value-type="string" calcext:value-type="string">
            <text:p>Sorcerian - Utility Disk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AL0107a.bin</text:p>
          </table:table-cell>
          <table:table-cell office:value-type="string" calcext:value-type="string">
            <text:p>FAL0107.bmp</text:p>
          </table:table-cell>
          <table:table-cell office:value-type="string" calcext:value-type="string">
            <text:p>FAL0107m.bin</text:p>
          </table:table-cell>
          <table:table-cell office:value-type="string" calcext:value-type="string">
            <text:p>FAL0107d.bin</text:p>
          </table:table-cell>
          <table:table-cell table:formula="of:=HYPERLINK(COM.MICROSOFT.CONCAT(&quot;https://www.amusement-center.com/project/egg/game/?product_id=&quot;; [.C745]))" office:value-type="string" office:string-value="https://www.amusement-center.com/project/egg/game/?product_id=1195" calcext:value-type="string">
            <text:p>https://www.amusement-center.com/project/egg/game/?product_id=1195</text:p>
          </table:table-cell>
        </table:table-row>
        <table:table-row table:style-name="ro1">
          <table:table-cell office:value-type="string" calcext:value-type="string">
            <text:p>ソーサリアン 追加シナリオ ギルガメッシュ ソーサリアン <text:s/></text:p>
          </table:table-cell>
          <table:table-cell office:value-type="string" calcext:value-type="string">
            <text:p>Sorcerian Tsuika Scenario - Gilgamesh Sorceria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0a.bin</text:p>
          </table:table-cell>
          <table:table-cell office:value-type="string" calcext:value-type="string">
            <text:p>FAL0090.bmp</text:p>
          </table:table-cell>
          <table:table-cell table:number-columns-repeated="2"/>
          <table:table-cell table:formula="of:=HYPERLINK(COM.MICROSOFT.CONCAT(&quot;https://www.amusement-center.com/project/egg/game/?product_id=&quot;; [.C746]))" office:value-type="string" office:string-value="https://www.amusement-center.com/project/egg/game/?product_id=700" calcext:value-type="string">
            <text:p>https://www.amusement-center.com/project/egg/game/?product_id=700</text:p>
          </table:table-cell>
        </table:table-row>
        <table:table-row table:style-name="ro1">
          <table:table-cell office:value-type="string" calcext:value-type="string">
            <text:p>ソーサリアン 追加シナリオ セレクテッド・ソーサリアン１</text:p>
          </table:table-cell>
          <table:table-cell office:value-type="string" calcext:value-type="string">
            <text:p>Sorcerian Tsuika Scenario - Selected Scenario - Sorcerian 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1a.bin</text:p>
          </table:table-cell>
          <table:table-cell office:value-type="string" calcext:value-type="string">
            <text:p>FAL0091.bmp</text:p>
          </table:table-cell>
          <table:table-cell table:number-columns-repeated="2"/>
          <table:table-cell table:formula="of:=HYPERLINK(COM.MICROSOFT.CONCAT(&quot;https://www.amusement-center.com/project/egg/game/?product_id=&quot;; [.C747]))" office:value-type="string" office:string-value="https://www.amusement-center.com/project/egg/game/?product_id=703" calcext:value-type="string">
            <text:p>https://www.amusement-center.com/project/egg/game/?product_id=703</text:p>
          </table:table-cell>
        </table:table-row>
        <table:table-row table:style-name="ro1">
          <table:table-cell office:value-type="string" calcext:value-type="string">
            <text:p>ソーサリアン 追加シナリオ セレクテッド・ソーサリアン２</text:p>
          </table:table-cell>
          <table:table-cell office:value-type="string" calcext:value-type="string">
            <text:p>Sorcerian Tsuika Scenario - Selected Scenario - Sorcerian 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2a.bin</text:p>
          </table:table-cell>
          <table:table-cell office:value-type="string" calcext:value-type="string">
            <text:p>FAL0092.bmp</text:p>
          </table:table-cell>
          <table:table-cell table:number-columns-repeated="2"/>
          <table:table-cell table:formula="of:=HYPERLINK(COM.MICROSOFT.CONCAT(&quot;https://www.amusement-center.com/project/egg/game/?product_id=&quot;; [.C748]))" office:value-type="string" office:string-value="https://www.amusement-center.com/project/egg/game/?product_id=707" calcext:value-type="string">
            <text:p>https://www.amusement-center.com/project/egg/game/?product_id=707</text:p>
          </table:table-cell>
        </table:table-row>
        <table:table-row table:style-name="ro1">
          <table:table-cell office:value-type="string" calcext:value-type="string">
            <text:p>ソーサリアン 追加シナリオ セレクテッド・ソーサリアン３ <text:s/></text:p>
          </table:table-cell>
          <table:table-cell office:value-type="string" calcext:value-type="string">
            <text:p>Sorcerian Tsuika Scenario - Selected Scenario - Sorcerian 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3a.bin</text:p>
          </table:table-cell>
          <table:table-cell office:value-type="string" calcext:value-type="string">
            <text:p>FAL0093.bmp</text:p>
          </table:table-cell>
          <table:table-cell table:number-columns-repeated="2"/>
          <table:table-cell table:formula="of:=HYPERLINK(COM.MICROSOFT.CONCAT(&quot;https://www.amusement-center.com/project/egg/game/?product_id=&quot;; [.C749]))" office:value-type="string" office:string-value="https://www.amusement-center.com/project/egg/game/?product_id=710" calcext:value-type="string">
            <text:p>https://www.amusement-center.com/project/egg/game/?product_id=710</text:p>
          </table:table-cell>
        </table:table-row>
        <table:table-row table:style-name="ro1">
          <table:table-cell office:value-type="string" calcext:value-type="string">
            <text:p>ソーサリアン 追加シナリオ セレクテッド・ソーサリアン４ <text:s/></text:p>
          </table:table-cell>
          <table:table-cell office:value-type="string" calcext:value-type="string">
            <text:p>Sorcerian Tsuika Scenario - Selected Scenario - Sorcerian 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4a.bin</text:p>
          </table:table-cell>
          <table:table-cell office:value-type="string" calcext:value-type="string">
            <text:p>FAL0094.bmp</text:p>
          </table:table-cell>
          <table:table-cell table:number-columns-repeated="2"/>
          <table:table-cell table:formula="of:=HYPERLINK(COM.MICROSOFT.CONCAT(&quot;https://www.amusement-center.com/project/egg/game/?product_id=&quot;; [.C750]))" office:value-type="string" office:string-value="https://www.amusement-center.com/project/egg/game/?product_id=715" calcext:value-type="string">
            <text:p>https://www.amusement-center.com/project/egg/game/?product_id=715</text:p>
          </table:table-cell>
        </table:table-row>
        <table:table-row table:style-name="ro1">
          <table:table-cell office:value-type="string" calcext:value-type="string">
            <text:p>ソーサリアン 追加シナリオ セレクテッド・ソーサリアン５ <text:s/></text:p>
          </table:table-cell>
          <table:table-cell office:value-type="string" calcext:value-type="string">
            <text:p>Sorcerian Tsuika Scenario - Selected Scenario - Sorcerian 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95a.bin</text:p>
          </table:table-cell>
          <table:table-cell office:value-type="string" calcext:value-type="string">
            <text:p>FAL0095.bmp</text:p>
          </table:table-cell>
          <table:table-cell table:number-columns-repeated="2"/>
          <table:table-cell table:formula="of:=HYPERLINK(COM.MICROSOFT.CONCAT(&quot;https://www.amusement-center.com/project/egg/game/?product_id=&quot;; [.C751]))" office:value-type="string" office:string-value="https://www.amusement-center.com/project/egg/game/?product_id=720" calcext:value-type="string">
            <text:p>https://www.amusement-center.com/project/egg/game/?product_id=720</text:p>
          </table:table-cell>
        </table:table-row>
        <table:table-row table:style-name="ro1">
          <table:table-cell office:value-type="string" calcext:value-type="string">
            <text:p>ソーサリアン 追加シナリオvol.1</text:p>
          </table:table-cell>
          <table:table-cell office:value-type="string" calcext:value-type="string">
            <text:p>Sorcerian Tsuika Scenario - Vol. 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2a.bin</text:p>
          </table:table-cell>
          <table:table-cell office:value-type="string" calcext:value-type="string">
            <text:p>FAL0082.bmp</text:p>
          </table:table-cell>
          <table:table-cell office:value-type="string" calcext:value-type="string">
            <text:p>FAL0082m.bin</text:p>
          </table:table-cell>
          <table:table-cell/>
          <table:table-cell table:formula="of:=HYPERLINK(COM.MICROSOFT.CONCAT(&quot;https://www.amusement-center.com/project/egg/game/?product_id=&quot;; [.C752]))" office:value-type="string" office:string-value="https://www.amusement-center.com/project/egg/game/?product_id=683" calcext:value-type="string">
            <text:p>https://www.amusement-center.com/project/egg/game/?product_id=683</text:p>
          </table:table-cell>
        </table:table-row>
        <table:table-row table:style-name="ro1">
          <table:table-cell office:value-type="string" calcext:value-type="string">
            <text:p>ソーサリアン 追加シナリオvol.1</text:p>
          </table:table-cell>
          <table:table-cell office:value-type="string" calcext:value-type="string">
            <text:p>Sorcerian Tsuika Scenario - Vol. 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AL0108a.bin</text:p>
          </table:table-cell>
          <table:table-cell office:value-type="string" calcext:value-type="string">
            <text:p>FAL0108.bmp</text:p>
          </table:table-cell>
          <table:table-cell office:value-type="string" calcext:value-type="string">
            <text:p>FAL0108m.bin</text:p>
          </table:table-cell>
          <table:table-cell office:value-type="string" calcext:value-type="string">
            <text:p>FAL0108d.bin</text:p>
          </table:table-cell>
          <table:table-cell table:formula="of:=HYPERLINK(COM.MICROSOFT.CONCAT(&quot;https://www.amusement-center.com/project/egg/game/?product_id=&quot;; [.C753]))" office:value-type="string" office:string-value="https://www.amusement-center.com/project/egg/game/?product_id=1196" calcext:value-type="string">
            <text:p>https://www.amusement-center.com/project/egg/game/?product_id=1196</text:p>
          </table:table-cell>
        </table:table-row>
        <table:table-row table:style-name="ro1">
          <table:table-cell office:value-type="string" calcext:value-type="string">
            <text:p>ソーサリアン 追加シナリオvol.2　戦国ソーサリアン</text:p>
          </table:table-cell>
          <table:table-cell office:value-type="string" calcext:value-type="string">
            <text:p>Sorcerian Tsuika Scenario - Vol. 2 - Sengoku Sorcerian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3a.bin</text:p>
          </table:table-cell>
          <table:table-cell office:value-type="string" calcext:value-type="string">
            <text:p>FAL0083.bmp</text:p>
          </table:table-cell>
          <table:table-cell office:value-type="string" calcext:value-type="string">
            <text:p>FAL0083m.bin</text:p>
          </table:table-cell>
          <table:table-cell/>
          <table:table-cell table:formula="of:=HYPERLINK(COM.MICROSOFT.CONCAT(&quot;https://www.amusement-center.com/project/egg/game/?product_id=&quot;; [.C754]))" office:value-type="string" office:string-value="https://www.amusement-center.com/project/egg/game/?product_id=687" calcext:value-type="string">
            <text:p>https://www.amusement-center.com/project/egg/game/?product_id=687</text:p>
          </table:table-cell>
        </table:table-row>
        <table:table-row table:style-name="ro1">
          <table:table-cell office:value-type="string" calcext:value-type="string">
            <text:p>ソーサリアン 追加シナリオvol.2 戦国ソーサリアン</text:p>
          </table:table-cell>
          <table:table-cell office:value-type="string" calcext:value-type="string">
            <text:p>Sorcerian Tsuika Scenario - Vol. 2 - Sengoku Sorcerian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AL0109a.bin</text:p>
          </table:table-cell>
          <table:table-cell office:value-type="string" calcext:value-type="string">
            <text:p>FAL0109.bmp</text:p>
          </table:table-cell>
          <table:table-cell office:value-type="string" calcext:value-type="string">
            <text:p>FAL0109m.bin</text:p>
          </table:table-cell>
          <table:table-cell office:value-type="string" calcext:value-type="string">
            <text:p>FAL0109d.bin</text:p>
          </table:table-cell>
          <table:table-cell table:formula="of:=HYPERLINK(COM.MICROSOFT.CONCAT(&quot;https://www.amusement-center.com/project/egg/game/?product_id=&quot;; [.C755]))" office:value-type="string" office:string-value="https://www.amusement-center.com/project/egg/game/?product_id=1197" calcext:value-type="string">
            <text:p>https://www.amusement-center.com/project/egg/game/?product_id=1197</text:p>
          </table:table-cell>
        </table:table-row>
        <table:table-row table:style-name="ro1">
          <table:table-cell office:value-type="string" calcext:value-type="string">
            <text:p>ソーサリアン 追加シナリオvol.3　ピラミッドソーサリアン</text:p>
          </table:table-cell>
          <table:table-cell office:value-type="string" calcext:value-type="string">
            <text:p>Sorcerian Tsuika Scenario - Vol. 3 - Pyramid Sorcerian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AL0110a.bin</text:p>
          </table:table-cell>
          <table:table-cell office:value-type="string" calcext:value-type="string">
            <text:p>FAL0110.bmp</text:p>
          </table:table-cell>
          <table:table-cell office:value-type="string" calcext:value-type="string">
            <text:p>FAL0110m.bin</text:p>
          </table:table-cell>
          <table:table-cell office:value-type="string" calcext:value-type="string">
            <text:p>FAL0110d.bin</text:p>
          </table:table-cell>
          <table:table-cell table:formula="of:=HYPERLINK(COM.MICROSOFT.CONCAT(&quot;https://www.amusement-center.com/project/egg/game/?product_id=&quot;; [.C756]))" office:value-type="string" office:string-value="https://www.amusement-center.com/project/egg/game/?product_id=1198" calcext:value-type="string">
            <text:p>https://www.amusement-center.com/project/egg/game/?product_id=1198</text:p>
          </table:table-cell>
        </table:table-row>
        <table:table-row table:style-name="ro1">
          <table:table-cell office:value-type="string" calcext:value-type="string">
            <text:p>ソーサリアン 追加シナリオvol.3　ピラミッドソーサリアン <text:s/></text:p>
          </table:table-cell>
          <table:table-cell office:value-type="string" calcext:value-type="string">
            <text:p>Sorcerian Tsuika Scenario - Vol. 3 - Pyramid Sorceria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8a.bin</text:p>
          </table:table-cell>
          <table:table-cell office:value-type="string" calcext:value-type="string">
            <text:p>FAL0088.bmp</text:p>
          </table:table-cell>
          <table:table-cell office:value-type="string" calcext:value-type="string">
            <text:p>FAL0088m.bin</text:p>
          </table:table-cell>
          <table:table-cell/>
          <table:table-cell table:formula="of:=HYPERLINK(COM.MICROSOFT.CONCAT(&quot;https://www.amusement-center.com/project/egg/game/?product_id=&quot;; [.C757]))" office:value-type="string" office:string-value="https://www.amusement-center.com/project/egg/game/?product_id=690" calcext:value-type="string">
            <text:p>https://www.amusement-center.com/project/egg/game/?product_id=690</text:p>
          </table:table-cell>
        </table:table-row>
        <table:table-row table:style-name="ro1">
          <table:table-cell office:value-type="string" calcext:value-type="string">
            <text:p>ソーサリアン+ユーティリティーDISK</text:p>
          </table:table-cell>
          <table:table-cell office:value-type="string" calcext:value-type="string">
            <text:p>Sorcerian + Utility Disk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1a.bin</text:p>
          </table:table-cell>
          <table:table-cell office:value-type="string" calcext:value-type="string">
            <text:p>FAL0081.bmp</text:p>
          </table:table-cell>
          <table:table-cell office:value-type="string" calcext:value-type="string">
            <text:p>FAL0081m.bin</text:p>
          </table:table-cell>
          <table:table-cell office:value-type="string" calcext:value-type="string">
            <text:p>FAL0081d.bin</text:p>
          </table:table-cell>
          <table:table-cell table:formula="of:=HYPERLINK(COM.MICROSOFT.CONCAT(&quot;https://www.amusement-center.com/project/egg/game/?product_id=&quot;; [.C758]))" office:value-type="string" office:string-value="https://www.amusement-center.com/project/egg/game/?product_id=679" calcext:value-type="string">
            <text:p>https://www.amusement-center.com/project/egg/game/?product_id=679</text:p>
          </table:table-cell>
        </table:table-row>
        <table:table-row table:style-name="ro1">
          <table:table-cell office:value-type="string" calcext:value-type="string">
            <text:p>ソーサリアンNEWシナリオ Vol.1 宇宙からの訪問者 <text:s/></text:p>
          </table:table-cell>
          <table:table-cell office:value-type="string" calcext:value-type="string">
            <text:p>Sorcerian - New Scenario Vol. 1 - Uchuu kara no Houmonsha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9a.bin</text:p>
          </table:table-cell>
          <table:table-cell office:value-type="string" calcext:value-type="string">
            <text:p>FAL0089.bmp</text:p>
          </table:table-cell>
          <table:table-cell table:number-columns-repeated="2"/>
          <table:table-cell table:formula="of:=HYPERLINK(COM.MICROSOFT.CONCAT(&quot;https://www.amusement-center.com/project/egg/game/?product_id=&quot;; [.C759]))" office:value-type="string" office:string-value="https://www.amusement-center.com/project/egg/game/?product_id=694" calcext:value-type="string">
            <text:p>https://www.amusement-center.com/project/egg/game/?product_id=694</text:p>
          </table:table-cell>
        </table:table-row>
        <table:table-row table:style-name="ro1">
          <table:table-cell office:value-type="string" calcext:value-type="string">
            <text:p>ゾーディアック</text:p>
          </table:table-cell>
          <table:table-cell office:value-type="string" calcext:value-type="string">
            <text:p>Zodia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08a.bin</text:p>
          </table:table-cell>
          <table:table-cell office:value-type="string" calcext:value-type="string">
            <text:p>RIV0008.bmp</text:p>
          </table:table-cell>
          <table:table-cell table:number-columns-repeated="2"/>
          <table:table-cell table:formula="of:=HYPERLINK(COM.MICROSOFT.CONCAT(&quot;https://www.amusement-center.com/project/egg/game/?product_id=&quot;; [.C760]))" office:value-type="string" office:string-value="https://www.amusement-center.com/project/egg/game/?product_id=446" calcext:value-type="string">
            <text:p>https://www.amusement-center.com/project/egg/game/?product_id=446</text:p>
          </table:table-cell>
        </table:table-row>
        <table:table-row table:style-name="ro1">
          <table:table-cell office:value-type="string" calcext:value-type="string">
            <text:p>ソードダンサー</text:p>
          </table:table-cell>
          <table:table-cell office:value-type="string" calcext:value-type="string">
            <text:p>Sword Dancer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ETG0001a.bin</text:p>
          </table:table-cell>
          <table:table-cell office:value-type="string" calcext:value-type="string">
            <text:p>ETG0001.bmp</text:p>
          </table:table-cell>
          <table:table-cell office:value-type="string" calcext:value-type="string">
            <text:p>ETG0001m.bin</text:p>
          </table:table-cell>
          <table:table-cell/>
          <table:table-cell table:formula="of:=HYPERLINK(COM.MICROSOFT.CONCAT(&quot;https://www.amusement-center.com/project/egg/game/?product_id=&quot;; [.C761]))" office:value-type="string" office:string-value="https://www.amusement-center.com/project/egg/game/?product_id=1797" calcext:value-type="string">
            <text:p>https://www.amusement-center.com/project/egg/game/?product_id=1797</text:p>
          </table:table-cell>
        </table:table-row>
        <table:table-row table:style-name="ro1">
          <table:table-cell office:value-type="string" calcext:value-type="string">
            <text:p>ソードダンサー増刊号</text:p>
          </table:table-cell>
          <table:table-cell office:value-type="string" calcext:value-type="string">
            <text:p>Sword Dancer - Zoukan-gou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ETG0002a.bin</text:p>
          </table:table-cell>
          <table:table-cell office:value-type="string" calcext:value-type="string">
            <text:p>ETG0002.bmp</text:p>
          </table:table-cell>
          <table:table-cell office:value-type="string" calcext:value-type="string">
            <text:p>ETG0002m.bin</text:p>
          </table:table-cell>
          <table:table-cell/>
          <table:table-cell table:formula="of:=HYPERLINK(COM.MICROSOFT.CONCAT(&quot;https://www.amusement-center.com/project/egg/game/?product_id=&quot;; [.C762]))" office:value-type="string" office:string-value="https://www.amusement-center.com/project/egg/game/?product_id=1798" calcext:value-type="string">
            <text:p>https://www.amusement-center.com/project/egg/game/?product_id=1798</text:p>
          </table:table-cell>
        </table:table-row>
        <table:table-row table:style-name="ro1">
          <table:table-cell office:value-type="string" calcext:value-type="string">
            <text:p>ソードダンサー増刊号'93</text:p>
          </table:table-cell>
          <table:table-cell office:value-type="string" calcext:value-type="string">
            <text:p>Sword Dancer - Zoukan-gou '93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ETG0003a.bin</text:p>
          </table:table-cell>
          <table:table-cell office:value-type="string" calcext:value-type="string">
            <text:p>ETG0003.bmp</text:p>
          </table:table-cell>
          <table:table-cell office:value-type="string" calcext:value-type="string">
            <text:p>ETG0003m.bin</text:p>
          </table:table-cell>
          <table:table-cell/>
          <table:table-cell table:formula="of:=HYPERLINK(COM.MICROSOFT.CONCAT(&quot;https://www.amusement-center.com/project/egg/game/?product_id=&quot;; [.C763]))" office:value-type="string" office:string-value="https://www.amusement-center.com/project/egg/game/?product_id=1799" calcext:value-type="string">
            <text:p>https://www.amusement-center.com/project/egg/game/?product_id=1799</text:p>
          </table:table-cell>
        </table:table-row>
        <table:table-row table:style-name="ro1">
          <table:table-cell office:value-type="string" calcext:value-type="string">
            <text:p>ソードワールドPC</text:p>
          </table:table-cell>
          <table:table-cell office:value-type="string" calcext:value-type="string">
            <text:p>Sword World PC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AE0004a.bin</text:p>
          </table:table-cell>
          <table:table-cell office:value-type="string" calcext:value-type="string">
            <text:p>PTAE0004.bmp</text:p>
          </table:table-cell>
          <table:table-cell office:value-type="string" calcext:value-type="string">
            <text:p>PTAE0004m.bin</text:p>
          </table:table-cell>
          <table:table-cell/>
          <table:table-cell table:formula="of:=HYPERLINK(COM.MICROSOFT.CONCAT(&quot;https://www.amusement-center.com/project/egg/game/?product_id=&quot;; [.C764]))" office:value-type="string" office:string-value="https://www.amusement-center.com/project/egg/game/?product_id=586" calcext:value-type="string">
            <text:p>https://www.amusement-center.com/project/egg/game/?product_id=586</text:p>
          </table:table-cell>
        </table:table-row>
        <table:table-row table:style-name="ro1">
          <table:table-cell office:value-type="string" calcext:value-type="string">
            <text:p>ソードワールドSFC</text:p>
          </table:table-cell>
          <table:table-cell office:value-type="string" calcext:value-type="string">
            <text:p>Sword World SFC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FC</text:p>
          </table:table-cell>
          <table:table-cell table:number-columns-repeated="4"/>
          <table:table-cell table:formula="of:=HYPERLINK(COM.MICROSOFT.CONCAT(&quot;https://www.amusement-center.com/project/egg/game/?product_id=&quot;; [.C765]))" office:value-type="string" office:string-value="https://www.amusement-center.com/project/egg/game/?product_id=1807" calcext:value-type="string">
            <text:p>https://www.amusement-center.com/project/egg/game/?product_id=1807</text:p>
          </table:table-cell>
        </table:table-row>
        <table:table-row table:style-name="ro1">
          <table:table-cell office:value-type="string" calcext:value-type="string">
            <text:p>ソフトでハードな物語</text:p>
          </table:table-cell>
          <table:table-cell office:value-type="string" calcext:value-type="string">
            <text:p>Soft de Hard na Monogatari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4a.bin</text:p>
          </table:table-cell>
          <table:table-cell office:value-type="string" calcext:value-type="string">
            <text:p>SAC0004.bmp</text:p>
          </table:table-cell>
          <table:table-cell office:value-type="string" calcext:value-type="string">
            <text:p>SAC0004m.bin</text:p>
          </table:table-cell>
          <table:table-cell/>
          <table:table-cell table:formula="of:=HYPERLINK(COM.MICROSOFT.CONCAT(&quot;https://www.amusement-center.com/project/egg/game/?product_id=&quot;; [.C766]))" office:value-type="string" office:string-value="https://www.amusement-center.com/project/egg/game/?product_id=158" calcext:value-type="string">
            <text:p>https://www.amusement-center.com/project/egg/game/?product_id=158</text:p>
          </table:table-cell>
        </table:table-row>
        <table:table-row table:style-name="ro1">
          <table:table-cell office:value-type="string" calcext:value-type="string">
            <text:p>ソフトでハードな物語</text:p>
          </table:table-cell>
          <table:table-cell office:value-type="string" calcext:value-type="string">
            <text:p>Soft de Hard na Monogatari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4a.bin</text:p>
          </table:table-cell>
          <table:table-cell office:value-type="string" calcext:value-type="string">
            <text:p>SAC0014.bmp</text:p>
          </table:table-cell>
          <table:table-cell table:number-columns-repeated="2"/>
          <table:table-cell table:formula="of:=HYPERLINK(COM.MICROSOFT.CONCAT(&quot;https://www.amusement-center.com/project/egg/game/?product_id=&quot;; [.C767]))" office:value-type="string" office:string-value="https://www.amusement-center.com/project/egg/game/?product_id=352" calcext:value-type="string">
            <text:p>https://www.amusement-center.com/project/egg/game/?product_id=352</text:p>
          </table:table-cell>
        </table:table-row>
        <table:table-row table:style-name="ro1">
          <table:table-cell office:value-type="string" calcext:value-type="string">
            <text:p>ソフトでハードな物語</text:p>
          </table:table-cell>
          <table:table-cell office:value-type="string" calcext:value-type="string">
            <text:p>Soft de Hard na Monogatari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4a.bin</text:p>
          </table:table-cell>
          <table:table-cell office:value-type="string" calcext:value-type="string">
            <text:p>SAC0014.bmp</text:p>
          </table:table-cell>
          <table:table-cell table:number-columns-repeated="2"/>
          <table:table-cell table:formula="of:=HYPERLINK(COM.MICROSOFT.CONCAT(&quot;https://www.amusement-center.com/project/egg/game/?product_id=&quot;; [.C768]))" office:value-type="string" office:string-value="https://www.amusement-center.com/project/egg/game/?product_id=1710" calcext:value-type="string">
            <text:p>https://www.amusement-center.com/project/egg/game/?product_id=1710</text:p>
          </table:table-cell>
        </table:table-row>
        <table:table-row table:style-name="ro1">
          <table:table-cell office:value-type="string" calcext:value-type="string">
            <text:p>ソフトでハードな物語</text:p>
          </table:table-cell>
          <table:table-cell office:value-type="string" calcext:value-type="string">
            <text:p>Soft de Hard na Monogatari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4a.bin</text:p>
          </table:table-cell>
          <table:table-cell/>
          <table:table-cell office:value-type="string" calcext:value-type="string">
            <text:p>SAC0004m.bin</text:p>
          </table:table-cell>
          <table:table-cell/>
          <table:table-cell table:formula="of:=HYPERLINK(COM.MICROSOFT.CONCAT(&quot;https://www.amusement-center.com/project/egg/game/?product_id=&quot;; [.C769]))" office:value-type="string" office:string-value="https://www.amusement-center.com/project/egg/game/?product_id=1747" calcext:value-type="string">
            <text:p>https://www.amusement-center.com/project/egg/game/?product_id=1747</text:p>
          </table:table-cell>
        </table:table-row>
        <table:table-row table:style-name="ro1">
          <table:table-cell office:value-type="string" calcext:value-type="string">
            <text:p>ソフトでハードな物語2</text:p>
          </table:table-cell>
          <table:table-cell office:value-type="string" calcext:value-type="string">
            <text:p>Soft de Hard na Monogatari 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5a.bin</text:p>
          </table:table-cell>
          <table:table-cell office:value-type="string" calcext:value-type="string">
            <text:p>SAC0005.bmp</text:p>
          </table:table-cell>
          <table:table-cell office:value-type="string" calcext:value-type="string">
            <text:p>SAC0005m.bin</text:p>
          </table:table-cell>
          <table:table-cell/>
          <table:table-cell table:formula="of:=HYPERLINK(COM.MICROSOFT.CONCAT(&quot;https://www.amusement-center.com/project/egg/game/?product_id=&quot;; [.C770]))" office:value-type="string" office:string-value="https://www.amusement-center.com/project/egg/game/?product_id=155" calcext:value-type="string">
            <text:p>https://www.amusement-center.com/project/egg/game/?product_id=155</text:p>
          </table:table-cell>
        </table:table-row>
        <table:table-row table:style-name="ro1">
          <table:table-cell office:value-type="string" calcext:value-type="string">
            <text:p>ソフトでハードな物語2</text:p>
          </table:table-cell>
          <table:table-cell office:value-type="string" calcext:value-type="string">
            <text:p>Soft de Hard na Monogatari 2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5a.bin</text:p>
          </table:table-cell>
          <table:table-cell office:value-type="string" calcext:value-type="string">
            <text:p>SAC0005.bmp</text:p>
          </table:table-cell>
          <table:table-cell office:value-type="string" calcext:value-type="string">
            <text:p>SAC0005m.bin</text:p>
          </table:table-cell>
          <table:table-cell/>
          <table:table-cell table:formula="of:=HYPERLINK(COM.MICROSOFT.CONCAT(&quot;https://www.amusement-center.com/project/egg/game/?product_id=&quot;; [.C771]))" office:value-type="string" office:string-value="https://www.amusement-center.com/project/egg/game/?product_id=1758" calcext:value-type="string">
            <text:p>https://www.amusement-center.com/project/egg/game/?product_id=1758</text:p>
          </table:table-cell>
        </table:table-row>
        <table:table-row table:style-name="ro1">
          <table:table-cell office:value-type="string" calcext:value-type="string">
            <text:p>ソフトでハードな物語Ⅱ</text:p>
          </table:table-cell>
          <table:table-cell office:value-type="string" calcext:value-type="string">
            <text:p>Soft de Hard na Monogatari II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5a.bin</text:p>
          </table:table-cell>
          <table:table-cell office:value-type="string" calcext:value-type="string">
            <text:p>SAC0015.bmp</text:p>
          </table:table-cell>
          <table:table-cell table:number-columns-repeated="2"/>
          <table:table-cell table:formula="of:=HYPERLINK(COM.MICROSOFT.CONCAT(&quot;https://www.amusement-center.com/project/egg/game/?product_id=&quot;; [.C772]))" office:value-type="string" office:string-value="https://www.amusement-center.com/project/egg/game/?product_id=365" calcext:value-type="string">
            <text:p>https://www.amusement-center.com/project/egg/game/?product_id=365</text:p>
          </table:table-cell>
        </table:table-row>
        <table:table-row table:style-name="ro1">
          <table:table-cell office:value-type="string" calcext:value-type="string">
            <text:p>ソフトでハードな物語II</text:p>
          </table:table-cell>
          <table:table-cell office:value-type="string" calcext:value-type="string">
            <text:p>Soft de Hard na Monogatari II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5a.bin</text:p>
          </table:table-cell>
          <table:table-cell office:value-type="string" calcext:value-type="string">
            <text:p>SAC0015.bmp</text:p>
          </table:table-cell>
          <table:table-cell table:number-columns-repeated="2"/>
          <table:table-cell table:formula="of:=HYPERLINK(COM.MICROSOFT.CONCAT(&quot;https://www.amusement-center.com/project/egg/game/?product_id=&quot;; [.C773]))" office:value-type="string" office:string-value="https://www.amusement-center.com/project/egg/game/?product_id=1723" calcext:value-type="string">
            <text:p>https://www.amusement-center.com/project/egg/game/?product_id=1723</text:p>
          </table:table-cell>
        </table:table-row>
        <table:table-row table:style-name="ro1">
          <table:table-cell office:value-type="string" calcext:value-type="string">
            <text:p>ソリッドランサー </text:p>
          </table:table-cell>
          <table:table-cell office:value-type="string" calcext:value-type="string">
            <text:p>Solid Lancer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6a.bin</text:p>
          </table:table-cell>
          <table:table-cell office:value-type="string" calcext:value-type="string">
            <text:p>SYS0036.bmp</text:p>
          </table:table-cell>
          <table:table-cell office:value-type="string" calcext:value-type="string">
            <text:p>SYS0036m.bin</text:p>
          </table:table-cell>
          <table:table-cell/>
          <table:table-cell table:formula="of:=HYPERLINK(COM.MICROSOFT.CONCAT(&quot;https://www.amusement-center.com/project/egg/game/?product_id=&quot;; [.C774]))" office:value-type="string" office:string-value="https://www.amusement-center.com/project/egg/game/?product_id=880" calcext:value-type="string">
            <text:p>https://www.amusement-center.com/project/egg/game/?product_id=880</text:p>
          </table:table-cell>
        </table:table-row>
        <table:table-row table:style-name="ro1">
          <table:table-cell office:value-type="string" calcext:value-type="string">
            <text:p>ダークセラフィム</text:p>
          </table:table-cell>
          <table:table-cell office:value-type="string" calcext:value-type="string">
            <text:p>Dark Seraphi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10a.bin</text:p>
          </table:table-cell>
          <table:table-cell office:value-type="string" calcext:value-type="string">
            <text:p>KUR0010.bmp</text:p>
          </table:table-cell>
          <table:table-cell table:number-columns-repeated="2"/>
          <table:table-cell table:formula="of:=HYPERLINK(COM.MICROSOFT.CONCAT(&quot;https://www.amusement-center.com/project/egg/game/?product_id=&quot;; [.C775]))" office:value-type="string" office:string-value="https://www.amusement-center.com/project/egg/game/?product_id=339" calcext:value-type="string">
            <text:p>https://www.amusement-center.com/project/egg/game/?product_id=339</text:p>
          </table:table-cell>
        </table:table-row>
        <table:table-row table:style-name="ro1">
          <table:table-cell office:value-type="string" calcext:value-type="string">
            <text:p>ダークロード</text:p>
          </table:table-cell>
          <table:table-cell office:value-type="string" calcext:value-type="string">
            <text:p>Dark Lord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4a.bin</text:p>
          </table:table-cell>
          <table:table-cell office:value-type="string" calcext:value-type="string">
            <text:p>GMD0004.bmp</text:p>
          </table:table-cell>
          <table:table-cell office:value-type="string" calcext:value-type="string">
            <text:p>GMD0004m.bin</text:p>
          </table:table-cell>
          <table:table-cell/>
          <table:table-cell table:formula="of:=HYPERLINK(COM.MICROSOFT.CONCAT(&quot;https://www.amusement-center.com/project/egg/game/?product_id=&quot;; [.C776]))" office:value-type="string" office:string-value="https://www.amusement-center.com/project/egg/game/?product_id=842" calcext:value-type="string">
            <text:p>https://www.amusement-center.com/project/egg/game/?product_id=842</text:p>
          </table:table-cell>
        </table:table-row>
        <table:table-row table:style-name="ro1">
          <table:table-cell office:value-type="string" calcext:value-type="string">
            <text:p>ダイナソア</text:p>
          </table:table-cell>
          <table:table-cell office:value-type="string" calcext:value-type="string">
            <text:p>Dinosa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14a.bin</text:p>
          </table:table-cell>
          <table:table-cell office:value-type="string" calcext:value-type="string">
            <text:p>FAL0014.bmp</text:p>
          </table:table-cell>
          <table:table-cell office:value-type="string" calcext:value-type="string">
            <text:p>FAL0014m.bin</text:p>
          </table:table-cell>
          <table:table-cell/>
          <table:table-cell table:formula="of:=HYPERLINK(COM.MICROSOFT.CONCAT(&quot;https://www.amusement-center.com/project/egg/game/?product_id=&quot;; [.C777]))" office:value-type="string" office:string-value="https://www.amusement-center.com/project/egg/game/?product_id=72" calcext:value-type="string">
            <text:p>https://www.amusement-center.com/project/egg/game/?product_id=72</text:p>
          </table:table-cell>
        </table:table-row>
        <table:table-row table:style-name="ro1">
          <table:table-cell office:value-type="string" calcext:value-type="string">
            <text:p>ダイナソア</text:p>
          </table:table-cell>
          <table:table-cell office:value-type="string" calcext:value-type="string">
            <text:p>Dinosaur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61a.bin</text:p>
          </table:table-cell>
          <table:table-cell office:value-type="string" calcext:value-type="string">
            <text:p>FAL0061.bmp</text:p>
          </table:table-cell>
          <table:table-cell office:value-type="string" calcext:value-type="string">
            <text:p>FAL0061m.bin</text:p>
          </table:table-cell>
          <table:table-cell/>
          <table:table-cell table:formula="of:=HYPERLINK(COM.MICROSOFT.CONCAT(&quot;https://www.amusement-center.com/project/egg/game/?product_id=&quot;; [.C778]))" office:value-type="string" office:string-value="https://www.amusement-center.com/project/egg/game/?product_id=570" calcext:value-type="string">
            <text:p>https://www.amusement-center.com/project/egg/game/?product_id=570</text:p>
          </table:table-cell>
        </table:table-row>
        <table:table-row table:style-name="ro1">
          <table:table-cell office:value-type="string" calcext:value-type="string">
            <text:p>ダイナソア</text:p>
          </table:table-cell>
          <table:table-cell office:value-type="string" calcext:value-type="string">
            <text:p>Dinosaur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80a.bin</text:p>
          </table:table-cell>
          <table:table-cell office:value-type="string" calcext:value-type="string">
            <text:p>FAL0080.bmp</text:p>
          </table:table-cell>
          <table:table-cell office:value-type="string" calcext:value-type="string">
            <text:p>FAL0080m.bin</text:p>
          </table:table-cell>
          <table:table-cell office:value-type="string" calcext:value-type="string">
            <text:p>FAL0080d.bin</text:p>
          </table:table-cell>
          <table:table-cell table:formula="of:=HYPERLINK(COM.MICROSOFT.CONCAT(&quot;https://www.amusement-center.com/project/egg/game/?product_id=&quot;; [.C779]))" office:value-type="string" office:string-value="https://www.amusement-center.com/project/egg/game/?product_id=678" calcext:value-type="string">
            <text:p>https://www.amusement-center.com/project/egg/game/?product_id=678</text:p>
          </table:table-cell>
        </table:table-row>
        <table:table-row table:style-name="ro1">
          <table:table-cell office:value-type="string" calcext:value-type="string">
            <text:p>ダウンタウン熱血物語</text:p>
          </table:table-cell>
          <table:table-cell office:value-type="string" calcext:value-type="string">
            <text:p>Downtown - Nekketsu Monogatari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2a.bin</text:p>
          </table:table-cell>
          <table:table-cell office:value-type="string" calcext:value-type="string">
            <text:p>MIL0002.bmp</text:p>
          </table:table-cell>
          <table:table-cell office:value-type="string" calcext:value-type="string">
            <text:p>MIL0002m.bin</text:p>
          </table:table-cell>
          <table:table-cell/>
          <table:table-cell table:formula="of:=HYPERLINK(COM.MICROSOFT.CONCAT(&quot;https://www.amusement-center.com/project/egg/game/?product_id=&quot;; [.C780]))" office:value-type="string" office:string-value="https://www.amusement-center.com/project/egg/game/?product_id=823" calcext:value-type="string">
            <text:p>https://www.amusement-center.com/project/egg/game/?product_id=823</text:p>
          </table:table-cell>
        </table:table-row>
        <table:table-row table:style-name="ro1">
          <table:table-cell office:value-type="string" calcext:value-type="string">
            <text:p>ダウンタウン熱血行進曲　それゆけ大運動会</text:p>
          </table:table-cell>
          <table:table-cell office:value-type="string" calcext:value-type="string">
            <text:p>Downtown - Nekketsu Koushinkyoku - Soreyuke Daiundoukai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5a.bin</text:p>
          </table:table-cell>
          <table:table-cell office:value-type="string" calcext:value-type="string">
            <text:p>MIL0005.bmp</text:p>
          </table:table-cell>
          <table:table-cell office:value-type="string" calcext:value-type="string">
            <text:p>MIL0005m.bin</text:p>
          </table:table-cell>
          <table:table-cell/>
          <table:table-cell table:formula="of:=HYPERLINK(COM.MICROSOFT.CONCAT(&quot;https://www.amusement-center.com/project/egg/game/?product_id=&quot;; [.C781]))" office:value-type="string" office:string-value="https://www.amusement-center.com/project/egg/game/?product_id=826" calcext:value-type="string">
            <text:p>https://www.amusement-center.com/project/egg/game/?product_id=826</text:p>
          </table:table-cell>
        </table:table-row>
        <table:table-row table:style-name="ro1">
          <table:table-cell office:value-type="string" calcext:value-type="string">
            <text:p>たぬキッズ</text:p>
          </table:table-cell>
          <table:table-cell office:value-type="string" calcext:value-type="string">
            <text:p>Tanukid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1a.bin</text:p>
          </table:table-cell>
          <table:table-cell office:value-type="string" calcext:value-type="string">
            <text:p>COM0071.bmp</text:p>
          </table:table-cell>
          <table:table-cell office:value-type="string" calcext:value-type="string">
            <text:p>COM0071m.bin</text:p>
          </table:table-cell>
          <table:table-cell/>
          <table:table-cell table:formula="of:=HYPERLINK(COM.MICROSOFT.CONCAT(&quot;https://www.amusement-center.com/project/egg/game/?product_id=&quot;; [.C782]))" office:value-type="string" office:string-value="https://www.amusement-center.com/project/egg/game/?product_id=1141" calcext:value-type="string">
            <text:p>https://www.amusement-center.com/project/egg/game/?product_id=1141</text:p>
          </table:table-cell>
        </table:table-row>
        <table:table-row table:style-name="ro1">
          <table:table-cell office:value-type="string" calcext:value-type="string">
            <text:p>たぬキッズ</text:p>
          </table:table-cell>
          <table:table-cell office:value-type="string" calcext:value-type="string">
            <text:p>Tanukids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1a.bin</text:p>
          </table:table-cell>
          <table:table-cell office:value-type="string" calcext:value-type="string">
            <text:p>COM0071.bmp</text:p>
          </table:table-cell>
          <table:table-cell office:value-type="string" calcext:value-type="string">
            <text:p>COM0071m.bin</text:p>
          </table:table-cell>
          <table:table-cell/>
          <table:table-cell table:formula="of:=HYPERLINK(COM.MICROSOFT.CONCAT(&quot;https://www.amusement-center.com/project/egg/game/?product_id=&quot;; [.C783]))" office:value-type="string" office:string-value="https://www.amusement-center.com/project/egg/game/?product_id=1283" calcext:value-type="string">
            <text:p>https://www.amusement-center.com/project/egg/game/?product_id=1283</text:p>
          </table:table-cell>
        </table:table-row>
        <table:table-row table:style-name="ro1">
          <table:table-cell office:value-type="string" calcext:value-type="string">
            <text:p>ダブルイーグル</text:p>
          </table:table-cell>
          <table:table-cell office:value-type="string" calcext:value-type="string">
            <text:p>Double Eagl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5a.bin</text:p>
          </table:table-cell>
          <table:table-cell office:value-type="string" calcext:value-type="string">
            <text:p>ART0005.bmp</text:p>
          </table:table-cell>
          <table:table-cell table:number-columns-repeated="2"/>
          <table:table-cell table:formula="of:=HYPERLINK(COM.MICROSOFT.CONCAT(&quot;https://www.amusement-center.com/project/egg/game/?product_id=&quot;; [.C784]))" office:value-type="string" office:string-value="https://www.amusement-center.com/project/egg/game/?product_id=275" calcext:value-type="string">
            <text:p>https://www.amusement-center.com/project/egg/game/?product_id=275</text:p>
          </table:table-cell>
        </table:table-row>
        <table:table-row table:style-name="ro1">
          <table:table-cell office:value-type="string" calcext:value-type="string">
            <text:p>ダブルダンジョン</text:p>
          </table:table-cell>
          <table:table-cell office:value-type="string" calcext:value-type="string">
            <text:p>Double Dungeon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7a.bin</text:p>
          </table:table-cell>
          <table:table-cell office:value-type="string" calcext:value-type="string">
            <text:p>NCS0027.bmp</text:p>
          </table:table-cell>
          <table:table-cell office:value-type="string" calcext:value-type="string">
            <text:p>NCS0027m.bin</text:p>
          </table:table-cell>
          <table:table-cell/>
          <table:table-cell table:formula="of:=HYPERLINK(COM.MICROSOFT.CONCAT(&quot;https://www.amusement-center.com/project/egg/game/?product_id=&quot;; [.C785]))" office:value-type="string" office:string-value="https://www.amusement-center.com/project/egg/game/?product_id=1337" calcext:value-type="string">
            <text:p>https://www.amusement-center.com/project/egg/game/?product_id=1337</text:p>
          </table:table-cell>
        </table:table-row>
        <table:table-row table:style-name="ro1">
          <table:table-cell office:value-type="string" calcext:value-type="string">
            <text:p>ダブルドラゴン</text:p>
          </table:table-cell>
          <table:table-cell office:value-type="string" calcext:value-type="string">
            <text:p>Double Dragon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3a.bin</text:p>
          </table:table-cell>
          <table:table-cell office:value-type="string" calcext:value-type="string">
            <text:p>MIL0003.bmp</text:p>
          </table:table-cell>
          <table:table-cell office:value-type="string" calcext:value-type="string">
            <text:p>MIL0003m.bin</text:p>
          </table:table-cell>
          <table:table-cell/>
          <table:table-cell table:formula="of:=HYPERLINK(COM.MICROSOFT.CONCAT(&quot;https://www.amusement-center.com/project/egg/game/?product_id=&quot;; [.C786]))" office:value-type="string" office:string-value="https://www.amusement-center.com/project/egg/game/?product_id=824" calcext:value-type="string">
            <text:p>https://www.amusement-center.com/project/egg/game/?product_id=824</text:p>
          </table:table-cell>
        </table:table-row>
        <table:table-row table:style-name="ro1">
          <table:table-cell office:value-type="string" calcext:value-type="string">
            <text:p>ダブルドラゴン2 ザ・リベンジ </text:p>
          </table:table-cell>
          <table:table-cell office:value-type="string" calcext:value-type="string">
            <text:p>Double Dragon 2 - The Revenge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7a.bin</text:p>
          </table:table-cell>
          <table:table-cell office:value-type="string" calcext:value-type="string">
            <text:p>MIL0007.bmp</text:p>
          </table:table-cell>
          <table:table-cell office:value-type="string" calcext:value-type="string">
            <text:p>MIL0007m.bin</text:p>
          </table:table-cell>
          <table:table-cell/>
          <table:table-cell table:formula="of:=HYPERLINK(COM.MICROSOFT.CONCAT(&quot;https://www.amusement-center.com/project/egg/game/?product_id=&quot;; [.C787]))" office:value-type="string" office:string-value="https://www.amusement-center.com/project/egg/game/?product_id=834" calcext:value-type="string">
            <text:p>https://www.amusement-center.com/project/egg/game/?product_id=834</text:p>
          </table:table-cell>
        </table:table-row>
        <table:table-row table:style-name="ro1">
          <table:table-cell office:value-type="string" calcext:value-type="string">
            <text:p>ダブルドラゴン3 </text:p>
          </table:table-cell>
          <table:table-cell office:value-type="string" calcext:value-type="string">
            <text:p>Double Dragon 3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6a.bin</text:p>
          </table:table-cell>
          <table:table-cell office:value-type="string" calcext:value-type="string">
            <text:p>MIL0006.bmp</text:p>
          </table:table-cell>
          <table:table-cell office:value-type="string" calcext:value-type="string">
            <text:p>MIL0006m.bin</text:p>
          </table:table-cell>
          <table:table-cell/>
          <table:table-cell table:formula="of:=HYPERLINK(COM.MICROSOFT.CONCAT(&quot;https://www.amusement-center.com/project/egg/game/?product_id=&quot;; [.C788]))" office:value-type="string" office:string-value="https://www.amusement-center.com/project/egg/game/?product_id=859" calcext:value-type="string">
            <text:p>https://www.amusement-center.com/project/egg/game/?product_id=859</text:p>
          </table:table-cell>
        </table:table-row>
        <table:table-row table:style-name="ro1">
          <table:table-cell office:value-type="string" calcext:value-type="string">
            <text:p>ダブルムーン伝説</text:p>
          </table:table-cell>
          <table:table-cell office:value-type="string" calcext:value-type="string">
            <text:p>Double Moon Densetsu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CS0041a.bin</text:p>
          </table:table-cell>
          <table:table-cell office:value-type="string" calcext:value-type="string">
            <text:p>NCS0041.bmp</text:p>
          </table:table-cell>
          <table:table-cell office:value-type="string" calcext:value-type="string">
            <text:p>NCS0041m.bin</text:p>
          </table:table-cell>
          <table:table-cell/>
          <table:table-cell table:formula="of:=HYPERLINK(COM.MICROSOFT.CONCAT(&quot;https://www.amusement-center.com/project/egg/game/?product_id=&quot;; [.C789]))" office:value-type="string" office:string-value="https://www.amusement-center.com/project/egg/game/?product_id=1544" calcext:value-type="string">
            <text:p>https://www.amusement-center.com/project/egg/game/?product_id=1544</text:p>
          </table:table-cell>
        </table:table-row>
        <table:table-row table:style-name="ro1">
          <table:table-cell office:value-type="string" calcext:value-type="string">
            <text:p>ダンクドリーム</text:p>
          </table:table-cell>
          <table:table-cell office:value-type="string" calcext:value-type="string">
            <text:p>Dunk Drea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5a.bin</text:p>
          </table:table-cell>
          <table:table-cell office:value-type="string" calcext:value-type="string">
            <text:p>GMD0015.bmp</text:p>
          </table:table-cell>
          <table:table-cell office:value-type="string" calcext:value-type="string">
            <text:p>GMD0015m.bin</text:p>
          </table:table-cell>
          <table:table-cell/>
          <table:table-cell table:formula="of:=HYPERLINK(COM.MICROSOFT.CONCAT(&quot;https://www.amusement-center.com/project/egg/game/?product_id=&quot;; [.C790]))" office:value-type="string" office:string-value="https://www.amusement-center.com/project/egg/game/?product_id=940" calcext:value-type="string">
            <text:p>https://www.amusement-center.com/project/egg/game/?product_id=940</text:p>
          </table:table-cell>
        </table:table-row>
        <table:table-row table:style-name="ro1">
          <table:table-cell office:value-type="string" calcext:value-type="string">
            <text:p>ダンクドリーム</text:p>
          </table:table-cell>
          <table:table-cell office:value-type="string" calcext:value-type="string">
            <text:p>Dunk Dream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5a.bin</text:p>
          </table:table-cell>
          <table:table-cell office:value-type="string" calcext:value-type="string">
            <text:p>GMD0015.bmp</text:p>
          </table:table-cell>
          <table:table-cell office:value-type="string" calcext:value-type="string">
            <text:p>GMD0015m.bin</text:p>
          </table:table-cell>
          <table:table-cell/>
          <table:table-cell table:formula="of:=HYPERLINK(COM.MICROSOFT.CONCAT(&quot;https://www.amusement-center.com/project/egg/game/?product_id=&quot;; [.C791]))" office:value-type="string" office:string-value="https://www.amusement-center.com/project/egg/game/?product_id=1029" calcext:value-type="string">
            <text:p>https://www.amusement-center.com/project/egg/game/?product_id=1029</text:p>
          </table:table-cell>
        </table:table-row>
        <table:table-row table:style-name="ro1">
          <table:table-cell office:value-type="string" calcext:value-type="string">
            <text:p>たんば</text:p>
          </table:table-cell>
          <table:table-cell office:value-type="string" calcext:value-type="string">
            <text:p>Tamb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MCN0006a.bin</text:p>
          </table:table-cell>
          <table:table-cell office:value-type="string" calcext:value-type="string">
            <text:p>MCN0006.bmp</text:p>
          </table:table-cell>
          <table:table-cell office:value-type="string" calcext:value-type="string">
            <text:p>MCN0006m.bin</text:p>
          </table:table-cell>
          <table:table-cell/>
          <table:table-cell table:formula="of:=HYPERLINK(COM.MICROSOFT.CONCAT(&quot;https://www.amusement-center.com/project/egg/game/?product_id=&quot;; [.C792]))" office:value-type="string" office:string-value="https://www.amusement-center.com/project/egg/game/?product_id=1160" calcext:value-type="string">
            <text:p>https://www.amusement-center.com/project/egg/game/?product_id=1160</text:p>
          </table:table-cell>
        </table:table-row>
        <table:table-row table:style-name="ro1">
          <table:table-cell office:value-type="string" calcext:value-type="string">
            <text:p>チェルノブ</text:p>
          </table:table-cell>
          <table:table-cell office:value-type="string" calcext:value-type="string">
            <text:p>Chelnov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PPD0003a.bin</text:p>
          </table:table-cell>
          <table:table-cell office:value-type="string" calcext:value-type="string">
            <text:p>PPD0003.bmp</text:p>
          </table:table-cell>
          <table:table-cell table:number-columns-repeated="2"/>
          <table:table-cell table:formula="of:=HYPERLINK(COM.MICROSOFT.CONCAT(&quot;https://www.amusement-center.com/project/egg/game/?product_id=&quot;; [.C793]))" office:value-type="string" office:string-value="https://www.amusement-center.com/project/egg/game/?product_id=1579" calcext:value-type="string">
            <text:p>https://www.amusement-center.com/project/egg/game/?product_id=1579</text:p>
          </table:table-cell>
        </table:table-row>
        <table:table-row table:style-name="ro1">
          <table:table-cell office:value-type="string" calcext:value-type="string">
            <text:p>チェルノブ</text:p>
          </table:table-cell>
          <table:table-cell office:value-type="string" calcext:value-type="string">
            <text:p>Chelnov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PPD0004a.bin</text:p>
          </table:table-cell>
          <table:table-cell office:value-type="string" calcext:value-type="string">
            <text:p>PPD0004.bmp</text:p>
          </table:table-cell>
          <table:table-cell office:value-type="string" calcext:value-type="string">
            <text:p>PPD0004m.bin</text:p>
          </table:table-cell>
          <table:table-cell/>
          <table:table-cell table:formula="of:=HYPERLINK(COM.MICROSOFT.CONCAT(&quot;https://www.amusement-center.com/project/egg/game/?product_id=&quot;; [.C794]))" office:value-type="string" office:string-value="https://www.amusement-center.com/project/egg/game/?product_id=1583" calcext:value-type="string">
            <text:p>https://www.amusement-center.com/project/egg/game/?product_id=1583</text:p>
          </table:table-cell>
        </table:table-row>
        <table:table-row table:style-name="ro1">
          <table:table-cell office:value-type="string" calcext:value-type="string">
            <text:p>チェルノブ </text:p>
          </table:table-cell>
          <table:table-cell office:value-type="string" calcext:value-type="string">
            <text:p>Chelnov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PON0001a.bin</text:p>
          </table:table-cell>
          <table:table-cell office:value-type="string" calcext:value-type="string">
            <text:p>PON0001.bmp</text:p>
          </table:table-cell>
          <table:table-cell office:value-type="string" calcext:value-type="string">
            <text:p>PON0001m.bin</text:p>
          </table:table-cell>
          <table:table-cell/>
          <table:table-cell table:formula="of:=HYPERLINK(COM.MICROSOFT.CONCAT(&quot;https://www.amusement-center.com/project/egg/game/?product_id=&quot;; [.C795]))" office:value-type="string" office:string-value="https://www.amusement-center.com/project/egg/game/?product_id=815" calcext:value-type="string">
            <text:p>https://www.amusement-center.com/project/egg/game/?product_id=815</text:p>
          </table:table-cell>
        </table:table-row>
        <table:table-row table:style-name="ro1">
          <table:table-cell office:value-type="string" calcext:value-type="string">
            <text:p>ちゃっくんぽっぷ＆ジャイロダイン／タイトー８８コレクション１</text:p>
          </table:table-cell>
          <table:table-cell office:value-type="string" calcext:value-type="string">
            <text:p>Chack'n Pop &amp; Gyrodine - Taito 88 Collection 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TIT0001a.bin</text:p>
          </table:table-cell>
          <table:table-cell office:value-type="string" calcext:value-type="string">
            <text:p>PTIT0001.bmp</text:p>
          </table:table-cell>
          <table:table-cell table:number-columns-repeated="2"/>
          <table:table-cell table:formula="of:=HYPERLINK(COM.MICROSOFT.CONCAT(&quot;https://www.amusement-center.com/project/egg/game/?product_id=&quot;; [.C796]))" office:value-type="string" office:string-value="https://www.amusement-center.com/project/egg/game/?product_id=628" calcext:value-type="string">
            <text:p>https://www.amusement-center.com/project/egg/game/?product_id=628</text:p>
          </table:table-cell>
        </table:table-row>
        <table:table-row table:style-name="ro1">
          <table:table-cell office:value-type="string" calcext:value-type="string">
            <text:p>チャンピオンシップボーリング</text:p>
          </table:table-cell>
          <table:table-cell office:value-type="string" calcext:value-type="string">
            <text:p>Championship Bowl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04a.bin</text:p>
          </table:table-cell>
          <table:table-cell office:value-type="string" calcext:value-type="string">
            <text:p>ATN0004.bmp</text:p>
          </table:table-cell>
          <table:table-cell office:value-type="string" calcext:value-type="string">
            <text:p>ATN0004m.bin</text:p>
          </table:table-cell>
          <table:table-cell/>
          <table:table-cell table:formula="of:=HYPERLINK(COM.MICROSOFT.CONCAT(&quot;https://www.amusement-center.com/project/egg/game/?product_id=&quot;; [.C797]))" office:value-type="string" office:string-value="https://www.amusement-center.com/project/egg/game/?product_id=1317" calcext:value-type="string">
            <text:p>https://www.amusement-center.com/project/egg/game/?product_id=1317</text:p>
          </table:table-cell>
        </table:table-row>
        <table:table-row table:style-name="ro1">
          <table:table-cell office:value-type="string" calcext:value-type="string">
            <text:p>ちるどれんうぉーず</text:p>
          </table:table-cell>
          <table:table-cell office:value-type="string" calcext:value-type="string">
            <text:p>Children Wars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6a.bin</text:p>
          </table:table-cell>
          <table:table-cell office:value-type="string" calcext:value-type="string">
            <text:p>COM1036.bmp</text:p>
          </table:table-cell>
          <table:table-cell office:value-type="string" calcext:value-type="string">
            <text:p>COM1036m.bin</text:p>
          </table:table-cell>
          <table:table-cell/>
          <table:table-cell table:formula="of:=HYPERLINK(COM.MICROSOFT.CONCAT(&quot;https://www.amusement-center.com/project/egg/game/?product_id=&quot;; [.C798]))" office:value-type="string" office:string-value="https://www.amusement-center.com/project/egg/game/?product_id=1460" calcext:value-type="string">
            <text:p>https://www.amusement-center.com/project/egg/game/?product_id=1460</text:p>
          </table:table-cell>
        </table:table-row>
        <table:table-row table:style-name="ro1">
          <table:table-cell office:value-type="string" calcext:value-type="string">
            <text:p>ちるどれんうぉーず</text:p>
          </table:table-cell>
          <table:table-cell office:value-type="string" calcext:value-type="string">
            <text:p>Children Wars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6a.bin</text:p>
          </table:table-cell>
          <table:table-cell office:value-type="string" calcext:value-type="string">
            <text:p>COM1036.bmp</text:p>
          </table:table-cell>
          <table:table-cell office:value-type="string" calcext:value-type="string">
            <text:p>COM1036m.bin</text:p>
          </table:table-cell>
          <table:table-cell/>
          <table:table-cell table:formula="of:=HYPERLINK(COM.MICROSOFT.CONCAT(&quot;https://www.amusement-center.com/project/egg/game/?product_id=&quot;; [.C799]))" office:value-type="string" office:string-value="https://www.amusement-center.com/project/egg/game/?product_id=1518" calcext:value-type="string">
            <text:p>https://www.amusement-center.com/project/egg/game/?product_id=1518</text:p>
          </table:table-cell>
        </table:table-row>
        <table:table-row table:style-name="ro1">
          <table:table-cell office:value-type="string" calcext:value-type="string">
            <text:p>ツインビー</text:p>
          </table:table-cell>
          <table:table-cell office:value-type="string" calcext:value-type="string">
            <text:p>TwinBee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7a.bin</text:p>
          </table:table-cell>
          <table:table-cell office:value-type="string" calcext:value-type="string">
            <text:p>KNM1007.bmp</text:p>
          </table:table-cell>
          <table:table-cell office:value-type="string" calcext:value-type="string">
            <text:p>KNM1007m.bin</text:p>
          </table:table-cell>
          <table:table-cell/>
          <table:table-cell table:formula="of:=HYPERLINK(COM.MICROSOFT.CONCAT(&quot;https://www.amusement-center.com/project/egg/game/?product_id=&quot;; [.C800]))" office:value-type="string" office:string-value="https://www.amusement-center.com/project/egg/game/?product_id=1193" calcext:value-type="string">
            <text:p>https://www.amusement-center.com/project/egg/game/?product_id=1193</text:p>
          </table:table-cell>
        </table:table-row>
        <table:table-row table:style-name="ro1">
          <table:table-cell office:value-type="string" calcext:value-type="string">
            <text:p>デーモンズリング</text:p>
          </table:table-cell>
          <table:table-cell office:value-type="string" calcext:value-type="string">
            <text:p>Demons Rin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30a.bin</text:p>
          </table:table-cell>
          <table:table-cell office:value-type="string" calcext:value-type="string">
            <text:p>FAL0030.bmp</text:p>
          </table:table-cell>
          <table:table-cell table:number-columns-repeated="2"/>
          <table:table-cell table:formula="of:=HYPERLINK(COM.MICROSOFT.CONCAT(&quot;https://www.amusement-center.com/project/egg/game/?product_id=&quot;; [.C801]))" office:value-type="string" office:string-value="https://www.amusement-center.com/project/egg/game/?product_id=81" calcext:value-type="string">
            <text:p>https://www.amusement-center.com/project/egg/game/?product_id=81</text:p>
          </table:table-cell>
        </table:table-row>
        <table:table-row table:style-name="ro1">
          <table:table-cell office:value-type="string" calcext:value-type="string">
            <text:p>デーモンズリング</text:p>
          </table:table-cell>
          <table:table-cell office:value-type="string" calcext:value-type="string">
            <text:p>Demons R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65a.bin</text:p>
          </table:table-cell>
          <table:table-cell office:value-type="string" calcext:value-type="string">
            <text:p>FAL0065.bmp</text:p>
          </table:table-cell>
          <table:table-cell office:value-type="string" calcext:value-type="string">
            <text:p>FAL0065m.bin</text:p>
          </table:table-cell>
          <table:table-cell/>
          <table:table-cell table:formula="of:=HYPERLINK(COM.MICROSOFT.CONCAT(&quot;https://www.amusement-center.com/project/egg/game/?product_id=&quot;; [.C802]))" office:value-type="string" office:string-value="https://www.amusement-center.com/project/egg/game/?product_id=533" calcext:value-type="string">
            <text:p>https://www.amusement-center.com/project/egg/game/?product_id=533</text:p>
          </table:table-cell>
        </table:table-row>
        <table:table-row table:style-name="ro1">
          <table:table-cell office:value-type="string" calcext:value-type="string">
            <text:p>デア ラングリッサー</text:p>
          </table:table-cell>
          <table:table-cell office:value-type="string" calcext:value-type="string">
            <text:p>Der Langrisser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NCS0016a.bin</text:p>
          </table:table-cell>
          <table:table-cell office:value-type="string" calcext:value-type="string">
            <text:p>NCS0016.bmp</text:p>
          </table:table-cell>
          <table:table-cell table:number-columns-repeated="2"/>
          <table:table-cell table:formula="of:=HYPERLINK(COM.MICROSOFT.CONCAT(&quot;https://www.amusement-center.com/project/egg/game/?product_id=&quot;; [.C803]))" office:value-type="string" office:string-value="https://www.amusement-center.com/project/egg/game/?product_id=1233" calcext:value-type="string">
            <text:p>https://www.amusement-center.com/project/egg/game/?product_id=1233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TAE0001a.bin</text:p>
          </table:table-cell>
          <table:table-cell office:value-type="string" calcext:value-type="string">
            <text:p>PTAE0001.bmp</text:p>
          </table:table-cell>
          <table:table-cell office:value-type="string" calcext:value-type="string">
            <text:p>PTAE0001m.bin</text:p>
          </table:table-cell>
          <table:table-cell/>
          <table:table-cell table:formula="of:=HYPERLINK(COM.MICROSOFT.CONCAT(&quot;https://www.amusement-center.com/project/egg/game/?product_id=&quot;; [.C804]))" office:value-type="string" office:string-value="https://www.amusement-center.com/project/egg/game/?product_id=583" calcext:value-type="string">
            <text:p>https://www.amusement-center.com/project/egg/game/?product_id=583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7a.bin</text:p>
          </table:table-cell>
          <table:table-cell office:value-type="string" calcext:value-type="string">
            <text:p>TAE0037.bmp</text:p>
          </table:table-cell>
          <table:table-cell office:value-type="string" calcext:value-type="string">
            <text:p>TAE0037m.bin</text:p>
          </table:table-cell>
          <table:table-cell/>
          <table:table-cell table:formula="of:=HYPERLINK(COM.MICROSOFT.CONCAT(&quot;https://www.amusement-center.com/project/egg/game/?product_id=&quot;; [.C805]))" office:value-type="string" office:string-value="https://www.amusement-center.com/project/egg/game/?product_id=1555" calcext:value-type="string">
            <text:p>https://www.amusement-center.com/project/egg/game/?product_id=1555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TAE0039a.bin</text:p>
          </table:table-cell>
          <table:table-cell office:value-type="string" calcext:value-type="string">
            <text:p>TAE0039.bmp</text:p>
          </table:table-cell>
          <table:table-cell office:value-type="string" calcext:value-type="string">
            <text:p>TAE0039m.bin</text:p>
          </table:table-cell>
          <table:table-cell/>
          <table:table-cell table:formula="of:=HYPERLINK(COM.MICROSOFT.CONCAT(&quot;https://www.amusement-center.com/project/egg/game/?product_id=&quot;; [.C806]))" office:value-type="string" office:string-value="https://www.amusement-center.com/project/egg/game/?product_id=1582" calcext:value-type="string">
            <text:p>https://www.amusement-center.com/project/egg/game/?product_id=1582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8a.bin</text:p>
          </table:table-cell>
          <table:table-cell office:value-type="string" calcext:value-type="string">
            <text:p>TAE1018.bmp</text:p>
          </table:table-cell>
          <table:table-cell table:number-columns-repeated="2"/>
          <table:table-cell table:formula="of:=HYPERLINK(COM.MICROSOFT.CONCAT(&quot;https://www.amusement-center.com/project/egg/game/?product_id=&quot;; [.C807]))" office:value-type="string" office:string-value="https://www.amusement-center.com/project/egg/game/?product_id=1623" calcext:value-type="string">
            <text:p>https://www.amusement-center.com/project/egg/game/?product_id=1623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47a.bin</text:p>
          </table:table-cell>
          <table:table-cell office:value-type="string" calcext:value-type="string">
            <text:p>TAE0047.bmp</text:p>
          </table:table-cell>
          <table:table-cell office:value-type="string" calcext:value-type="string">
            <text:p>TAE0047m.bin</text:p>
          </table:table-cell>
          <table:table-cell/>
          <table:table-cell table:formula="of:=HYPERLINK(COM.MICROSOFT.CONCAT(&quot;https://www.amusement-center.com/project/egg/game/?product_id=&quot;; [.C808]))" office:value-type="string" office:string-value="https://www.amusement-center.com/project/egg/game/?product_id=1704" calcext:value-type="string">
            <text:p>https://www.amusement-center.com/project/egg/game/?product_id=1704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7a.bin</text:p>
          </table:table-cell>
          <table:table-cell office:value-type="string" calcext:value-type="string">
            <text:p>TAE0037.bmp</text:p>
          </table:table-cell>
          <table:table-cell office:value-type="string" calcext:value-type="string">
            <text:p>TAE0037m.bin</text:p>
          </table:table-cell>
          <table:table-cell/>
          <table:table-cell table:formula="of:=HYPERLINK(COM.MICROSOFT.CONCAT(&quot;https://www.amusement-center.com/project/egg/game/?product_id=&quot;; [.C809]))" office:value-type="string" office:string-value="https://www.amusement-center.com/project/egg/game/?product_id=1720" calcext:value-type="string">
            <text:p>https://www.amusement-center.com/project/egg/game/?product_id=1720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8a.bin</text:p>
          </table:table-cell>
          <table:table-cell table:number-columns-repeated="3"/>
          <table:table-cell table:formula="of:=HYPERLINK(COM.MICROSOFT.CONCAT(&quot;https://www.amusement-center.com/project/egg/game/?product_id=&quot;; [.C810]))" office:value-type="string" office:string-value="https://www.amusement-center.com/project/egg/game/?product_id=1742" calcext:value-type="string">
            <text:p>https://www.amusement-center.com/project/egg/game/?product_id=1742</text:p>
          </table:table-cell>
        </table:table-row>
        <table:table-row table:style-name="ro1">
          <table:table-cell office:value-type="string" calcext:value-type="string">
            <text:p>ディーヴァ</text:p>
          </table:table-cell>
          <table:table-cell office:value-type="string" calcext:value-type="string">
            <text:p>Daiva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TAE0039a.bin</text:p>
          </table:table-cell>
          <table:table-cell office:value-type="string" calcext:value-type="string">
            <text:p>TAE0039.bmp</text:p>
          </table:table-cell>
          <table:table-cell office:value-type="string" calcext:value-type="string">
            <text:p>TAE0039m.bin</text:p>
          </table:table-cell>
          <table:table-cell/>
          <table:table-cell table:formula="of:=HYPERLINK(COM.MICROSOFT.CONCAT(&quot;https://www.amusement-center.com/project/egg/game/?product_id=&quot;; [.C811]))" office:value-type="string" office:string-value="https://www.amusement-center.com/project/egg/game/?product_id=1765" calcext:value-type="string">
            <text:p>https://www.amusement-center.com/project/egg/game/?product_id=1765</text:p>
          </table:table-cell>
        </table:table-row>
        <table:table-row table:style-name="ro1">
          <table:table-cell office:value-type="string" calcext:value-type="string">
            <text:p>ディーヴァ全シナリオセット</text:p>
          </table:table-cell>
          <table:table-cell office:value-type="string" calcext:value-type="string">
            <text:p>Daiva - Zen Scenario Set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TAE0007a.bin</text:p>
          </table:table-cell>
          <table:table-cell office:value-type="string" calcext:value-type="string">
            <text:p>PTAE0007.bmp</text:p>
          </table:table-cell>
          <table:table-cell office:value-type="string" calcext:value-type="string">
            <text:p>PTAE0007m.bin</text:p>
          </table:table-cell>
          <table:table-cell/>
          <table:table-cell table:formula="of:=HYPERLINK(COM.MICROSOFT.CONCAT(&quot;https://www.amusement-center.com/project/egg/game/?product_id=&quot;; [.C812]))" office:value-type="string" office:string-value="https://www.amusement-center.com/project/egg/game/?product_id=610" calcext:value-type="string">
            <text:p>https://www.amusement-center.com/project/egg/game/?product_id=610</text:p>
          </table:table-cell>
        </table:table-row>
        <table:table-row table:style-name="ro1">
          <table:table-cell office:value-type="string" calcext:value-type="string">
            <text:p>ディープダンジョン</text:p>
          </table:table-cell>
          <table:table-cell office:value-type="string" calcext:value-type="string">
            <text:p>Deep Dungeon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AM1003a.bin</text:p>
          </table:table-cell>
          <table:table-cell office:value-type="string" calcext:value-type="string">
            <text:p>HAM1003.bmp</text:p>
          </table:table-cell>
          <table:table-cell office:value-type="string" calcext:value-type="string">
            <text:p>HAM1003m.bin</text:p>
          </table:table-cell>
          <table:table-cell/>
          <table:table-cell table:formula="of:=HYPERLINK(COM.MICROSOFT.CONCAT(&quot;https://www.amusement-center.com/project/egg/game/?product_id=&quot;; [.C813]))" office:value-type="string" office:string-value="https://www.amusement-center.com/project/egg/game/?product_id=1105" calcext:value-type="string">
            <text:p>https://www.amusement-center.com/project/egg/game/?product_id=1105</text:p>
          </table:table-cell>
        </table:table-row>
        <table:table-row table:style-name="ro1">
          <table:table-cell office:value-type="string" calcext:value-type="string">
            <text:p>ディープダンジョン</text:p>
          </table:table-cell>
          <table:table-cell office:value-type="string" calcext:value-type="string">
            <text:p>Deep Dungeon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AM1003a.bin</text:p>
          </table:table-cell>
          <table:table-cell office:value-type="string" calcext:value-type="string">
            <text:p>HAM1003.bmp</text:p>
          </table:table-cell>
          <table:table-cell office:value-type="string" calcext:value-type="string">
            <text:p>HAM1003m.bin</text:p>
          </table:table-cell>
          <table:table-cell/>
          <table:table-cell table:formula="of:=HYPERLINK(COM.MICROSOFT.CONCAT(&quot;https://www.amusement-center.com/project/egg/game/?product_id=&quot;; [.C814]))" office:value-type="string" office:string-value="https://www.amusement-center.com/project/egg/game/?product_id=1377" calcext:value-type="string">
            <text:p>https://www.amusement-center.com/project/egg/game/?product_id=1377</text:p>
          </table:table-cell>
        </table:table-row>
        <table:table-row table:style-name="ro1">
          <table:table-cell office:value-type="string" calcext:value-type="string">
            <text:p>ディープダンジョンII　勇士の紋章</text:p>
          </table:table-cell>
          <table:table-cell office:value-type="string" calcext:value-type="string">
            <text:p>Deep Dungeon II - Yuushi no Monshou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AM1004a.bin</text:p>
          </table:table-cell>
          <table:table-cell office:value-type="string" calcext:value-type="string">
            <text:p>HAM1004.bmp</text:p>
          </table:table-cell>
          <table:table-cell table:number-columns-repeated="2"/>
          <table:table-cell table:formula="of:=HYPERLINK(COM.MICROSOFT.CONCAT(&quot;https://www.amusement-center.com/project/egg/game/?product_id=&quot;; [.C815]))" office:value-type="string" office:string-value="https://www.amusement-center.com/project/egg/game/?product_id=1145" calcext:value-type="string">
            <text:p>https://www.amusement-center.com/project/egg/game/?product_id=1145</text:p>
          </table:table-cell>
        </table:table-row>
        <table:table-row table:style-name="ro1">
          <table:table-cell office:value-type="string" calcext:value-type="string">
            <text:p>ディープダンジョンII　勇士の紋章</text:p>
          </table:table-cell>
          <table:table-cell office:value-type="string" calcext:value-type="string">
            <text:p>Deep Dungeon II - Yuushi no Monshou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HAM1004a.bin</text:p>
          </table:table-cell>
          <table:table-cell office:value-type="string" calcext:value-type="string">
            <text:p>HAM1004.bmp</text:p>
          </table:table-cell>
          <table:table-cell table:number-columns-repeated="2"/>
          <table:table-cell table:formula="of:=HYPERLINK(COM.MICROSOFT.CONCAT(&quot;https://www.amusement-center.com/project/egg/game/?product_id=&quot;; [.C816]))" office:value-type="string" office:string-value="https://www.amusement-center.com/project/egg/game/?product_id=1446" calcext:value-type="string">
            <text:p>https://www.amusement-center.com/project/egg/game/?product_id=1446</text:p>
          </table:table-cell>
        </table:table-row>
        <table:table-row table:style-name="ro1">
          <table:table-cell office:value-type="string" calcext:value-type="string">
            <text:p>ディアドラム</text:p>
          </table:table-cell>
          <table:table-cell office:value-type="string" calcext:value-type="string">
            <text:p>Diadrum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NIC0001a.bin</text:p>
          </table:table-cell>
          <table:table-cell office:value-type="string" calcext:value-type="string">
            <text:p>NIC0001.bmp</text:p>
          </table:table-cell>
          <table:table-cell office:value-type="string" calcext:value-type="string">
            <text:p>NIC0001m.bin</text:p>
          </table:table-cell>
          <table:table-cell/>
          <table:table-cell table:formula="of:=HYPERLINK(COM.MICROSOFT.CONCAT(&quot;https://www.amusement-center.com/project/egg/game/?product_id=&quot;; [.C817]))" office:value-type="string" office:string-value="https://www.amusement-center.com/project/egg/game/?product_id=731" calcext:value-type="string">
            <text:p>https://www.amusement-center.com/project/egg/game/?product_id=731</text:p>
          </table:table-cell>
        </table:table-row>
        <table:table-row table:style-name="ro1">
          <table:table-cell office:value-type="string" calcext:value-type="string">
            <text:p>ディフレクター</text:p>
          </table:table-cell>
          <table:table-cell office:value-type="string" calcext:value-type="string">
            <text:p>Deflektor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PS0004a.bin</text:p>
          </table:table-cell>
          <table:table-cell office:value-type="string" calcext:value-type="string">
            <text:p>BPS0004.bmp</text:p>
          </table:table-cell>
          <table:table-cell table:number-columns-repeated="2"/>
          <table:table-cell table:formula="of:=HYPERLINK(COM.MICROSOFT.CONCAT(&quot;https://www.amusement-center.com/project/egg/game/?product_id=&quot;; [.C818]))" office:value-type="string" office:string-value="https://www.amusement-center.com/project/egg/game/?product_id=316" calcext:value-type="string">
            <text:p>https://www.amusement-center.com/project/egg/game/?product_id=316</text:p>
          </table:table-cell>
        </table:table-row>
        <table:table-row table:style-name="ro1">
          <table:table-cell office:value-type="string" calcext:value-type="string">
            <text:p>ティル・ナ・ノーグ</text:p>
          </table:table-cell>
          <table:table-cell office:value-type="string" calcext:value-type="string">
            <text:p>Tir Na No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25a.bin</text:p>
          </table:table-cell>
          <table:table-cell office:value-type="string" calcext:value-type="string">
            <text:p>SYS0025.bmp</text:p>
          </table:table-cell>
          <table:table-cell office:value-type="string" calcext:value-type="string">
            <text:p>SYS0025m.bin</text:p>
          </table:table-cell>
          <table:table-cell office:value-type="string" calcext:value-type="string">
            <text:p>SYS0025d.bin</text:p>
          </table:table-cell>
          <table:table-cell table:formula="of:=HYPERLINK(COM.MICROSOFT.CONCAT(&quot;https://www.amusement-center.com/project/egg/game/?product_id=&quot;; [.C819]))" office:value-type="string" office:string-value="https://www.amusement-center.com/project/egg/game/?product_id=465" calcext:value-type="string">
            <text:p>https://www.amusement-center.com/project/egg/game/?product_id=465</text:p>
          </table:table-cell>
        </table:table-row>
        <table:table-row table:style-name="ro1">
          <table:table-cell office:value-type="string" calcext:value-type="string">
            <text:p>ティル・ナ・ノーグ</text:p>
          </table:table-cell>
          <table:table-cell office:value-type="string" calcext:value-type="string">
            <text:p>Tir Na No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26a.bin</text:p>
          </table:table-cell>
          <table:table-cell office:value-type="string" calcext:value-type="string">
            <text:p>SYS0026.bmp</text:p>
          </table:table-cell>
          <table:table-cell office:value-type="string" calcext:value-type="string">
            <text:p>SYS0026m.bin</text:p>
          </table:table-cell>
          <table:table-cell/>
          <table:table-cell table:formula="of:=HYPERLINK(COM.MICROSOFT.CONCAT(&quot;https://www.amusement-center.com/project/egg/game/?product_id=&quot;; [.C820]))" office:value-type="string" office:string-value="https://www.amusement-center.com/project/egg/game/?product_id=545" calcext:value-type="string">
            <text:p>https://www.amusement-center.com/project/egg/game/?product_id=545</text:p>
          </table:table-cell>
        </table:table-row>
        <table:table-row table:style-name="ro1">
          <table:table-cell office:value-type="string" calcext:value-type="string">
            <text:p>ティル・ナ・ノーグ</text:p>
          </table:table-cell>
          <table:table-cell office:value-type="string" calcext:value-type="string">
            <text:p>Tir Na Nog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YS1005a.bin</text:p>
          </table:table-cell>
          <table:table-cell office:value-type="string" calcext:value-type="string">
            <text:p>SYS1005.bmp</text:p>
          </table:table-cell>
          <table:table-cell office:value-type="string" calcext:value-type="string">
            <text:p>SYS1005m.bin</text:p>
          </table:table-cell>
          <table:table-cell/>
          <table:table-cell table:formula="of:=HYPERLINK(COM.MICROSOFT.CONCAT(&quot;https://www.amusement-center.com/project/egg/game/?product_id=&quot;; [.C821]))" office:value-type="string" office:string-value="https://www.amusement-center.com/project/egg/game/?product_id=1176" calcext:value-type="string">
            <text:p>https://www.amusement-center.com/project/egg/game/?product_id=1176</text:p>
          </table:table-cell>
        </table:table-row>
        <table:table-row table:style-name="ro1">
          <table:table-cell office:value-type="string" calcext:value-type="string">
            <text:p>ティル・ナ・ノーグII カオスの警鐘</text:p>
          </table:table-cell>
          <table:table-cell office:value-type="string" calcext:value-type="string">
            <text:p>Tir Na Nog II - Chaos no Keishou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2a.bin</text:p>
          </table:table-cell>
          <table:table-cell office:value-type="string" calcext:value-type="string">
            <text:p>SYS0042.bmp</text:p>
          </table:table-cell>
          <table:table-cell office:value-type="string" calcext:value-type="string">
            <text:p>SYS0042m.bin</text:p>
          </table:table-cell>
          <table:table-cell/>
          <table:table-cell table:formula="of:=HYPERLINK(COM.MICROSOFT.CONCAT(&quot;https://www.amusement-center.com/project/egg/game/?product_id=&quot;; [.C822]))" office:value-type="string" office:string-value="https://www.amusement-center.com/project/egg/game/?product_id=1066" calcext:value-type="string">
            <text:p>https://www.amusement-center.com/project/egg/game/?product_id=1066</text:p>
          </table:table-cell>
        </table:table-row>
        <table:table-row table:style-name="ro1">
          <table:table-cell office:value-type="string" calcext:value-type="string">
            <text:p>テグザー</text:p>
          </table:table-cell>
          <table:table-cell office:value-type="string" calcext:value-type="string">
            <text:p>Thexd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1a.bin</text:p>
          </table:table-cell>
          <table:table-cell office:value-type="string" calcext:value-type="string">
            <text:p>GAR0001.bmp</text:p>
          </table:table-cell>
          <table:table-cell table:number-columns-repeated="2"/>
          <table:table-cell table:formula="of:=HYPERLINK(COM.MICROSOFT.CONCAT(&quot;https://www.amusement-center.com/project/egg/game/?product_id=&quot;; [.C823]))" office:value-type="string" office:string-value="https://www.amusement-center.com/project/egg/game/?product_id=123" calcext:value-type="string">
            <text:p>https://www.amusement-center.com/project/egg/game/?product_id=123</text:p>
          </table:table-cell>
        </table:table-row>
        <table:table-row table:style-name="ro1">
          <table:table-cell office:value-type="string" calcext:value-type="string">
            <text:p>テグザー</text:p>
          </table:table-cell>
          <table:table-cell office:value-type="string" calcext:value-type="string">
            <text:p>Thexder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GAR0011a.bin</text:p>
          </table:table-cell>
          <table:table-cell office:value-type="string" calcext:value-type="string">
            <text:p>GAR0011.bmp</text:p>
          </table:table-cell>
          <table:table-cell table:number-columns-repeated="2"/>
          <table:table-cell table:formula="of:=HYPERLINK(COM.MICROSOFT.CONCAT(&quot;https://www.amusement-center.com/project/egg/game/?product_id=&quot;; [.C824]))" office:value-type="string" office:string-value="https://www.amusement-center.com/project/egg/game/?product_id=483" calcext:value-type="string">
            <text:p>https://www.amusement-center.com/project/egg/game/?product_id=483</text:p>
          </table:table-cell>
        </table:table-row>
        <table:table-row table:style-name="ro1">
          <table:table-cell office:value-type="string" calcext:value-type="string">
            <text:p>テグザー</text:p>
          </table:table-cell>
          <table:table-cell office:value-type="string" calcext:value-type="string">
            <text:p>Thexder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15a.bin</text:p>
          </table:table-cell>
          <table:table-cell office:value-type="string" calcext:value-type="string">
            <text:p>GAR0015.bmp</text:p>
          </table:table-cell>
          <table:table-cell office:value-type="string" calcext:value-type="string">
            <text:p>GAR0015m.bin</text:p>
          </table:table-cell>
          <table:table-cell/>
          <table:table-cell table:formula="of:=HYPERLINK(COM.MICROSOFT.CONCAT(&quot;https://www.amusement-center.com/project/egg/game/?product_id=&quot;; [.C825]))" office:value-type="string" office:string-value="https://www.amusement-center.com/project/egg/game/?product_id=1546" calcext:value-type="string">
            <text:p>https://www.amusement-center.com/project/egg/game/?product_id=1546</text:p>
          </table:table-cell>
        </table:table-row>
        <table:table-row table:style-name="ro1">
          <table:table-cell office:value-type="string" calcext:value-type="string">
            <text:p>テグザー</text:p>
          </table:table-cell>
          <table:table-cell office:value-type="string" calcext:value-type="string">
            <text:p>Thexder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GAR1001a.bin</text:p>
          </table:table-cell>
          <table:table-cell office:value-type="string" calcext:value-type="string">
            <text:p>GAR1001.bmp</text:p>
          </table:table-cell>
          <table:table-cell table:number-columns-repeated="2"/>
          <table:table-cell table:formula="of:=HYPERLINK(COM.MICROSOFT.CONCAT(&quot;https://www.amusement-center.com/project/egg/game/?product_id=&quot;; [.C826]))" office:value-type="string" office:string-value="https://www.amusement-center.com/project/egg/game/?product_id=1559" calcext:value-type="string">
            <text:p>https://www.amusement-center.com/project/egg/game/?product_id=1559</text:p>
          </table:table-cell>
        </table:table-row>
        <table:table-row table:style-name="ro1">
          <table:table-cell office:value-type="string" calcext:value-type="string">
            <text:p>テグザー</text:p>
          </table:table-cell>
          <table:table-cell office:value-type="string" calcext:value-type="string">
            <text:p>Thexder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GAR0017a.bin</text:p>
          </table:table-cell>
          <table:table-cell office:value-type="string" calcext:value-type="string">
            <text:p>GAR0017.bmp</text:p>
          </table:table-cell>
          <table:table-cell table:number-columns-repeated="2"/>
          <table:table-cell table:formula="of:=HYPERLINK(COM.MICROSOFT.CONCAT(&quot;https://www.amusement-center.com/project/egg/game/?product_id=&quot;; [.C827]))" office:value-type="string" office:string-value="https://www.amusement-center.com/project/egg/game/?product_id=1634" calcext:value-type="string">
            <text:p>https://www.amusement-center.com/project/egg/game/?product_id=1634</text:p>
          </table:table-cell>
        </table:table-row>
        <table:table-row table:style-name="ro1">
          <table:table-cell office:value-type="string" calcext:value-type="string">
            <text:p>テグザー＆ファイアーホーク</text:p>
          </table:table-cell>
          <table:table-cell office:value-type="string" calcext:value-type="string">
            <text:p>Thexder &amp; Fire Hawk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GAR0001a.bin</text:p>
          </table:table-cell>
          <table:table-cell office:value-type="string" calcext:value-type="string">
            <text:p>PGAR0001.bmp</text:p>
          </table:table-cell>
          <table:table-cell table:number-columns-repeated="2"/>
          <table:table-cell table:formula="of:=HYPERLINK(COM.MICROSOFT.CONCAT(&quot;https://www.amusement-center.com/project/egg/game/?product_id=&quot;; [.C828]))" office:value-type="string" office:string-value="https://www.amusement-center.com/project/egg/game/?product_id=600" calcext:value-type="string">
            <text:p>https://www.amusement-center.com/project/egg/game/?product_id=600</text:p>
          </table:table-cell>
        </table:table-row>
        <table:table-row table:style-name="ro1">
          <table:table-cell office:value-type="string" calcext:value-type="string">
            <text:p>デザートドラグーン</text:p>
          </table:table-cell>
          <table:table-cell office:value-type="string" calcext:value-type="string">
            <text:p>Desert Dragoon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N0002a.bin</text:p>
          </table:table-cell>
          <table:table-cell office:value-type="string" calcext:value-type="string">
            <text:p>PTEN0002.bmp</text:p>
          </table:table-cell>
          <table:table-cell office:value-type="string" calcext:value-type="string">
            <text:p>PTEN0002m.bin</text:p>
          </table:table-cell>
          <table:table-cell/>
          <table:table-cell table:formula="of:=HYPERLINK(COM.MICROSOFT.CONCAT(&quot;https://www.amusement-center.com/project/egg/game/?product_id=&quot;; [.C829]))" office:value-type="string" office:string-value="https://www.amusement-center.com/project/egg/game/?product_id=636" calcext:value-type="string">
            <text:p>https://www.amusement-center.com/project/egg/game/?product_id=636</text:p>
          </table:table-cell>
        </table:table-row>
        <table:table-row table:style-name="ro1">
          <table:table-cell office:value-type="string" calcext:value-type="string">
            <text:p>デストラクション上巻</text:p>
          </table:table-cell>
          <table:table-cell office:value-type="string" calcext:value-type="string">
            <text:p>Destruction - Jouk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TW0004a.bin</text:p>
          </table:table-cell>
          <table:table-cell office:value-type="string" calcext:value-type="string">
            <text:p>STW0004.bmp</text:p>
          </table:table-cell>
          <table:table-cell table:number-columns-repeated="2"/>
          <table:table-cell table:formula="of:=HYPERLINK(COM.MICROSOFT.CONCAT(&quot;https://www.amusement-center.com/project/egg/game/?product_id=&quot;; [.C830]))" office:value-type="string" office:string-value="https://www.amusement-center.com/project/egg/game/?product_id=177" calcext:value-type="string">
            <text:p>https://www.amusement-center.com/project/egg/game/?product_id=177</text:p>
          </table:table-cell>
        </table:table-row>
        <table:table-row table:style-name="ro1">
          <table:table-cell office:value-type="string" calcext:value-type="string">
            <text:p>デストラクション下巻</text:p>
          </table:table-cell>
          <table:table-cell office:value-type="string" calcext:value-type="string">
            <text:p>Destruction - Geka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TW0005a.bin</text:p>
          </table:table-cell>
          <table:table-cell office:value-type="string" calcext:value-type="string">
            <text:p>STW0005.bmp</text:p>
          </table:table-cell>
          <table:table-cell table:number-columns-repeated="2"/>
          <table:table-cell table:formula="of:=HYPERLINK(COM.MICROSOFT.CONCAT(&quot;https://www.amusement-center.com/project/egg/game/?product_id=&quot;; [.C831]))" office:value-type="string" office:string-value="https://www.amusement-center.com/project/egg/game/?product_id=176" calcext:value-type="string">
            <text:p>https://www.amusement-center.com/project/egg/game/?product_id=176</text:p>
          </table:table-cell>
        </table:table-row>
        <table:table-row table:style-name="ro1">
          <table:table-cell office:value-type="string" calcext:value-type="string">
            <text:p>デスフォース</text:p>
          </table:table-cell>
          <table:table-cell office:value-type="string" calcext:value-type="string">
            <text:p>Death Forc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RIV0006a.bin</text:p>
          </table:table-cell>
          <table:table-cell office:value-type="string" calcext:value-type="string">
            <text:p>RIV0006.bmp</text:p>
          </table:table-cell>
          <table:table-cell table:number-columns-repeated="2"/>
          <table:table-cell table:formula="of:=HYPERLINK(COM.MICROSOFT.CONCAT(&quot;https://www.amusement-center.com/project/egg/game/?product_id=&quot;; [.C832]))" office:value-type="string" office:string-value="https://www.amusement-center.com/project/egg/game/?product_id=114" calcext:value-type="string">
            <text:p>https://www.amusement-center.com/project/egg/game/?product_id=114</text:p>
          </table:table-cell>
        </table:table-row>
        <table:table-row table:style-name="ro1">
          <table:table-cell office:value-type="string" calcext:value-type="string">
            <text:p>デスブリンガー</text:p>
          </table:table-cell>
          <table:table-cell office:value-type="string" calcext:value-type="string">
            <text:p>Death Bring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16a.bin</text:p>
          </table:table-cell>
          <table:table-cell office:value-type="string" calcext:value-type="string">
            <text:p>TEL0016.bmp</text:p>
          </table:table-cell>
          <table:table-cell office:value-type="string" calcext:value-type="string">
            <text:p>TEL0016m.bin</text:p>
          </table:table-cell>
          <table:table-cell/>
          <table:table-cell table:formula="of:=HYPERLINK(COM.MICROSOFT.CONCAT(&quot;https://www.amusement-center.com/project/egg/game/?product_id=&quot;; [.C833]))" office:value-type="string" office:string-value="https://www.amusement-center.com/project/egg/game/?product_id=268" calcext:value-type="string">
            <text:p>https://www.amusement-center.com/project/egg/game/?product_id=268</text:p>
          </table:table-cell>
        </table:table-row>
        <table:table-row table:style-name="ro1">
          <table:table-cell office:value-type="string" calcext:value-type="string">
            <text:p>デスブリンガー</text:p>
          </table:table-cell>
          <table:table-cell office:value-type="string" calcext:value-type="string">
            <text:p>Death Bring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12a.bin</text:p>
          </table:table-cell>
          <table:table-cell office:value-type="string" calcext:value-type="string">
            <text:p>TEL0012.bmp</text:p>
          </table:table-cell>
          <table:table-cell office:value-type="string" calcext:value-type="string">
            <text:p>TEL0012m.bin</text:p>
          </table:table-cell>
          <table:table-cell/>
          <table:table-cell table:formula="of:=HYPERLINK(COM.MICROSOFT.CONCAT(&quot;https://www.amusement-center.com/project/egg/game/?product_id=&quot;; [.C834]))" office:value-type="string" office:string-value="https://www.amusement-center.com/project/egg/game/?product_id=273" calcext:value-type="string">
            <text:p>https://www.amusement-center.com/project/egg/game/?product_id=273</text:p>
          </table:table-cell>
        </table:table-row>
        <table:table-row table:style-name="ro1">
          <table:table-cell office:value-type="string" calcext:value-type="string">
            <text:p>デスブリンガー</text:p>
          </table:table-cell>
          <table:table-cell office:value-type="string" calcext:value-type="string">
            <text:p>Death Bringer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70a.bin</text:p>
          </table:table-cell>
          <table:table-cell table:number-columns-repeated="3"/>
          <table:table-cell table:formula="of:=HYPERLINK(COM.MICROSOFT.CONCAT(&quot;https://www.amusement-center.com/project/egg/game/?product_id=&quot;; [.C835]))" office:value-type="string" office:string-value="https://www.amusement-center.com/project/egg/game/?product_id=1752" calcext:value-type="string">
            <text:p>https://www.amusement-center.com/project/egg/game/?product_id=1752</text:p>
          </table:table-cell>
        </table:table-row>
        <table:table-row table:style-name="ro1">
          <table:table-cell office:value-type="string" calcext:value-type="string">
            <text:p>デッドフォース</text:p>
          </table:table-cell>
          <table:table-cell office:value-type="string" calcext:value-type="string">
            <text:p>Dead Force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UG0005a.bin</text:p>
          </table:table-cell>
          <table:table-cell office:value-type="string" calcext:value-type="string">
            <text:p>FUG0005.bmp</text:p>
          </table:table-cell>
          <table:table-cell office:value-type="string" calcext:value-type="string">
            <text:p>FUG0005m.bin</text:p>
          </table:table-cell>
          <table:table-cell/>
          <table:table-cell table:formula="of:=HYPERLINK(COM.MICROSOFT.CONCAT(&quot;https://www.amusement-center.com/project/egg/game/?product_id=&quot;; [.C836]))" office:value-type="string" office:string-value="https://www.amusement-center.com/project/egg/game/?product_id=663" calcext:value-type="string">
            <text:p>https://www.amusement-center.com/project/egg/game/?product_id=663</text:p>
          </table:table-cell>
        </table:table-row>
        <table:table-row table:style-name="ro1">
          <table:table-cell office:value-type="string" calcext:value-type="string">
            <text:p>デビルズコース</text:p>
          </table:table-cell>
          <table:table-cell office:value-type="string" calcext:value-type="string">
            <text:p>Devil's Course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AE0049a.bin</text:p>
          </table:table-cell>
          <table:table-cell office:value-type="string" calcext:value-type="string">
            <text:p>TAE0049.bmp</text:p>
          </table:table-cell>
          <table:table-cell table:number-columns-repeated="2"/>
          <table:table-cell table:formula="of:=HYPERLINK(COM.MICROSOFT.CONCAT(&quot;https://www.amusement-center.com/project/egg/game/?product_id=&quot;; [.C837]))" office:value-type="string" office:string-value="https://www.amusement-center.com/project/egg/game/?product_id=1727" calcext:value-type="string">
            <text:p>https://www.amusement-center.com/project/egg/game/?product_id=1727</text:p>
          </table:table-cell>
        </table:table-row>
        <table:table-row table:style-name="ro1">
          <table:table-cell office:value-type="string" calcext:value-type="string">
            <text:p>デビルズヘブン</text:p>
          </table:table-cell>
          <table:table-cell office:value-type="string" calcext:value-type="string">
            <text:p>Devil's Heaven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45a.bin</text:p>
          </table:table-cell>
          <table:table-cell office:value-type="string" calcext:value-type="string">
            <text:p>COM1045.bmp</text:p>
          </table:table-cell>
          <table:table-cell table:number-columns-repeated="2"/>
          <table:table-cell table:formula="of:=HYPERLINK(COM.MICROSOFT.CONCAT(&quot;https://www.amusement-center.com/project/egg/game/?product_id=&quot;; [.C838]))" office:value-type="string" office:string-value="https://www.amusement-center.com/project/egg/game/?product_id=1585" calcext:value-type="string">
            <text:p>https://www.amusement-center.com/project/egg/game/?product_id=1585</text:p>
          </table:table-cell>
        </table:table-row>
        <table:table-row table:style-name="ro1">
          <table:table-cell office:value-type="string" calcext:value-type="string">
            <text:p>デビルフォース 前編</text:p>
          </table:table-cell>
          <table:table-cell office:value-type="string" calcext:value-type="string">
            <text:p>Devil Force - Zen-he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5a.bin</text:p>
          </table:table-cell>
          <table:table-cell office:value-type="string" calcext:value-type="string">
            <text:p>COM0055.bmp</text:p>
          </table:table-cell>
          <table:table-cell office:value-type="string" calcext:value-type="string">
            <text:p>COM0055m.bin</text:p>
          </table:table-cell>
          <table:table-cell/>
          <table:table-cell table:formula="of:=HYPERLINK(COM.MICROSOFT.CONCAT(&quot;https://www.amusement-center.com/project/egg/game/?product_id=&quot;; [.C839]))" office:value-type="string" office:string-value="https://www.amusement-center.com/project/egg/game/?product_id=961" calcext:value-type="string">
            <text:p>https://www.amusement-center.com/project/egg/game/?product_id=961</text:p>
          </table:table-cell>
        </table:table-row>
        <table:table-row table:style-name="ro1">
          <table:table-cell office:value-type="string" calcext:value-type="string">
            <text:p>デビルフォース 前編</text:p>
          </table:table-cell>
          <table:table-cell office:value-type="string" calcext:value-type="string">
            <text:p>Devil Force - Zen-hen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5a.bin</text:p>
          </table:table-cell>
          <table:table-cell office:value-type="string" calcext:value-type="string">
            <text:p>COM0055.bmp</text:p>
          </table:table-cell>
          <table:table-cell office:value-type="string" calcext:value-type="string">
            <text:p>COM0055m.bin</text:p>
          </table:table-cell>
          <table:table-cell/>
          <table:table-cell table:formula="of:=HYPERLINK(COM.MICROSOFT.CONCAT(&quot;https://www.amusement-center.com/project/egg/game/?product_id=&quot;; [.C840]))" office:value-type="string" office:string-value="https://www.amusement-center.com/project/egg/game/?product_id=1058" calcext:value-type="string">
            <text:p>https://www.amusement-center.com/project/egg/game/?product_id=1058</text:p>
          </table:table-cell>
        </table:table-row>
        <table:table-row table:style-name="ro1">
          <table:table-cell office:value-type="string" calcext:value-type="string">
            <text:p>デビルフォース 後編</text:p>
          </table:table-cell>
          <table:table-cell office:value-type="string" calcext:value-type="string">
            <text:p>Devil Force - Kou-hen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4a.bin</text:p>
          </table:table-cell>
          <table:table-cell office:value-type="string" calcext:value-type="string">
            <text:p>COM0064.bmp</text:p>
          </table:table-cell>
          <table:table-cell office:value-type="string" calcext:value-type="string">
            <text:p>COM0064m.bin</text:p>
          </table:table-cell>
          <table:table-cell/>
          <table:table-cell table:formula="of:=HYPERLINK(COM.MICROSOFT.CONCAT(&quot;https://www.amusement-center.com/project/egg/game/?product_id=&quot;; [.C841]))" office:value-type="string" office:string-value="https://www.amusement-center.com/project/egg/game/?product_id=1472" calcext:value-type="string">
            <text:p>https://www.amusement-center.com/project/egg/game/?product_id=1472</text:p>
          </table:table-cell>
        </table:table-row>
        <table:table-row table:style-name="ro1">
          <table:table-cell office:value-type="string" calcext:value-type="string">
            <text:p>デビルフォース 後編 </text:p>
          </table:table-cell>
          <table:table-cell office:value-type="string" calcext:value-type="string">
            <text:p>Devil Force - Kou-hen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4a.bin</text:p>
          </table:table-cell>
          <table:table-cell office:value-type="string" calcext:value-type="string">
            <text:p>COM0064.bmp</text:p>
          </table:table-cell>
          <table:table-cell office:value-type="string" calcext:value-type="string">
            <text:p>COM0064m.bin</text:p>
          </table:table-cell>
          <table:table-cell/>
          <table:table-cell table:formula="of:=HYPERLINK(COM.MICROSOFT.CONCAT(&quot;https://www.amusement-center.com/project/egg/game/?product_id=&quot;; [.C842]))" office:value-type="string" office:string-value="https://www.amusement-center.com/project/egg/game/?product_id=1047" calcext:value-type="string">
            <text:p>https://www.amusement-center.com/project/egg/game/?product_id=1047</text:p>
          </table:table-cell>
        </table:table-row>
        <table:table-row table:style-name="ro1">
          <table:table-cell office:value-type="string" calcext:value-type="string">
            <text:p>デビルフォースII 〜奪われた秘宝〜</text:p>
          </table:table-cell>
          <table:table-cell office:value-type="string" calcext:value-type="string">
            <text:p>Devil Force II - Ubawareta Hihou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0a.bin</text:p>
          </table:table-cell>
          <table:table-cell office:value-type="string" calcext:value-type="string">
            <text:p>COM0070.bmp</text:p>
          </table:table-cell>
          <table:table-cell office:value-type="string" calcext:value-type="string">
            <text:p>COM0070m.bin</text:p>
          </table:table-cell>
          <table:table-cell/>
          <table:table-cell table:formula="of:=HYPERLINK(COM.MICROSOFT.CONCAT(&quot;https://www.amusement-center.com/project/egg/game/?product_id=&quot;; [.C843]))" office:value-type="string" office:string-value="https://www.amusement-center.com/project/egg/game/?product_id=1103" calcext:value-type="string">
            <text:p>https://www.amusement-center.com/project/egg/game/?product_id=1103</text:p>
          </table:table-cell>
        </table:table-row>
        <table:table-row table:style-name="ro1">
          <table:table-cell office:value-type="string" calcext:value-type="string">
            <text:p>デビルフォースII 〜奪われた秘宝〜</text:p>
          </table:table-cell>
          <table:table-cell office:value-type="string" calcext:value-type="string">
            <text:p>Devil Force II - Ubawareta Hihou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0a.bin</text:p>
          </table:table-cell>
          <table:table-cell office:value-type="string" calcext:value-type="string">
            <text:p>COM0070.bmp</text:p>
          </table:table-cell>
          <table:table-cell office:value-type="string" calcext:value-type="string">
            <text:p>COM0070m.bin</text:p>
          </table:table-cell>
          <table:table-cell/>
          <table:table-cell table:formula="of:=HYPERLINK(COM.MICROSOFT.CONCAT(&quot;https://www.amusement-center.com/project/egg/game/?product_id=&quot;; [.C844]))" office:value-type="string" office:string-value="https://www.amusement-center.com/project/egg/game/?product_id=1506" calcext:value-type="string">
            <text:p>https://www.amusement-center.com/project/egg/game/?product_id=1506</text:p>
          </table:table-cell>
        </table:table-row>
        <table:table-row table:style-name="ro1">
          <table:table-cell office:value-type="string" calcext:value-type="string">
            <text:p>デュアルオーブII </text:p>
          </table:table-cell>
          <table:table-cell office:value-type="string" calcext:value-type="string">
            <text:p>Dual Orb II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4a.bin</text:p>
          </table:table-cell>
          <table:table-cell office:value-type="string" calcext:value-type="string">
            <text:p>IMX0004.bmp</text:p>
          </table:table-cell>
          <table:table-cell office:value-type="string" calcext:value-type="string">
            <text:p>IMX0004m.bin</text:p>
          </table:table-cell>
          <table:table-cell/>
          <table:table-cell table:formula="of:=HYPERLINK(COM.MICROSOFT.CONCAT(&quot;https://www.amusement-center.com/project/egg/game/?product_id=&quot;; [.C845]))" office:value-type="string" office:string-value="https://www.amusement-center.com/project/egg/game/?product_id=972" calcext:value-type="string">
            <text:p>https://www.amusement-center.com/project/egg/game/?product_id=972</text:p>
          </table:table-cell>
        </table:table-row>
        <table:table-row table:style-name="ro1">
          <table:table-cell office:value-type="string" calcext:value-type="string">
            <text:p>テラ4001</text:p>
          </table:table-cell>
          <table:table-cell office:value-type="string" calcext:value-type="string">
            <text:p>Terra 400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23a.bin</text:p>
          </table:table-cell>
          <table:table-cell office:value-type="string" calcext:value-type="string">
            <text:p>TAE0023.bmp</text:p>
          </table:table-cell>
          <table:table-cell table:number-columns-repeated="2"/>
          <table:table-cell table:formula="of:=HYPERLINK(COM.MICROSOFT.CONCAT(&quot;https://www.amusement-center.com/project/egg/game/?product_id=&quot;; [.C846]))" office:value-type="string" office:string-value="https://www.amusement-center.com/project/egg/game/?product_id=495" calcext:value-type="string">
            <text:p>https://www.amusement-center.com/project/egg/game/?product_id=495</text:p>
          </table:table-cell>
        </table:table-row>
        <table:table-row table:style-name="ro1">
          <table:table-cell office:value-type="string" calcext:value-type="string">
            <text:p>テラクレスタ</text:p>
          </table:table-cell>
          <table:table-cell office:value-type="string" calcext:value-type="string">
            <text:p>Terra Cresta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07a.bin</text:p>
          </table:table-cell>
          <table:table-cell office:value-type="string" calcext:value-type="string">
            <text:p>NTB0007.bmp</text:p>
          </table:table-cell>
          <table:table-cell office:value-type="string" calcext:value-type="string">
            <text:p>NTB0007m.bin</text:p>
          </table:table-cell>
          <table:table-cell/>
          <table:table-cell table:formula="of:=HYPERLINK(COM.MICROSOFT.CONCAT(&quot;https://www.amusement-center.com/project/egg/game/?product_id=&quot;; [.C847]))" office:value-type="string" office:string-value="https://www.amusement-center.com/project/egg/game/?product_id=1220" calcext:value-type="string">
            <text:p>https://www.amusement-center.com/project/egg/game/?product_id=1220</text:p>
          </table:table-cell>
        </table:table-row>
        <table:table-row table:style-name="ro1">
          <table:table-cell office:value-type="string" calcext:value-type="string">
            <text:p>てんしんらんまんセイギマン</text:p>
          </table:table-cell>
          <table:table-cell office:value-type="string" calcext:value-type="string">
            <text:p>Tenshin Ranman Seigiman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9a.bin</text:p>
          </table:table-cell>
          <table:table-cell/>
          <table:table-cell office:value-type="string" calcext:value-type="string">
            <text:p>COM5030m.bin</text:p>
          </table:table-cell>
          <table:table-cell/>
          <table:table-cell table:formula="of:=HYPERLINK(COM.MICROSOFT.CONCAT(&quot;https://www.amusement-center.com/project/egg/game/?product_id=&quot;; [.C848]))" office:value-type="string" office:string-value="https://www.amusement-center.com/project/egg/game/?product_id=1262" calcext:value-type="string">
            <text:p>https://www.amusement-center.com/project/egg/game/?product_id=1262</text:p>
          </table:table-cell>
        </table:table-row>
        <table:table-row table:style-name="ro1">
          <table:table-cell office:value-type="string" calcext:value-type="string">
            <text:p>ドーム</text:p>
          </table:table-cell>
          <table:table-cell office:value-type="string" calcext:value-type="string">
            <text:p>Dom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2a.bin</text:p>
          </table:table-cell>
          <table:table-cell office:value-type="string" calcext:value-type="string">
            <text:p>SAC0002.bmp</text:p>
          </table:table-cell>
          <table:table-cell office:value-type="string" calcext:value-type="string">
            <text:p>SAC0002m.bin</text:p>
          </table:table-cell>
          <table:table-cell office:value-type="string" calcext:value-type="string">
            <text:p>SAC0002d.bin</text:p>
          </table:table-cell>
          <table:table-cell table:formula="of:=HYPERLINK(COM.MICROSOFT.CONCAT(&quot;https://www.amusement-center.com/project/egg/game/?product_id=&quot;; [.C849]))" office:value-type="string" office:string-value="https://www.amusement-center.com/project/egg/game/?product_id=157" calcext:value-type="string">
            <text:p>https://www.amusement-center.com/project/egg/game/?product_id=157</text:p>
          </table:table-cell>
        </table:table-row>
        <table:table-row table:style-name="ro1">
          <table:table-cell office:value-type="string" calcext:value-type="string">
            <text:p>トキオ</text:p>
          </table:table-cell>
          <table:table-cell office:value-type="string" calcext:value-type="string">
            <text:p>Tokio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3a.bin</text:p>
          </table:table-cell>
          <table:table-cell office:value-type="string" calcext:value-type="string">
            <text:p>ART0023.bmp</text:p>
          </table:table-cell>
          <table:table-cell office:value-type="string" calcext:value-type="string">
            <text:p>ART0023m.bin</text:p>
          </table:table-cell>
          <table:table-cell/>
          <table:table-cell table:formula="of:=HYPERLINK(COM.MICROSOFT.CONCAT(&quot;https://www.amusement-center.com/project/egg/game/?product_id=&quot;; [.C850]))" office:value-type="string" office:string-value="https://www.amusement-center.com/project/egg/game/?product_id=1459" calcext:value-type="string">
            <text:p>https://www.amusement-center.com/project/egg/game/?product_id=1459</text:p>
          </table:table-cell>
        </table:table-row>
        <table:table-row table:style-name="ro1">
          <table:table-cell office:value-type="string" calcext:value-type="string">
            <text:p>どっすん！岩石バトル</text:p>
          </table:table-cell>
          <table:table-cell office:value-type="string" calcext:value-type="string">
            <text:p>Dossun! Ganseki Battl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3a.bin</text:p>
          </table:table-cell>
          <table:table-cell office:value-type="string" calcext:value-type="string">
            <text:p>IMX0003.bmp</text:p>
          </table:table-cell>
          <table:table-cell office:value-type="string" calcext:value-type="string">
            <text:p>IMX0003m.bin</text:p>
          </table:table-cell>
          <table:table-cell/>
          <table:table-cell table:formula="of:=HYPERLINK(COM.MICROSOFT.CONCAT(&quot;https://www.amusement-center.com/project/egg/game/?product_id=&quot;; [.C851]))" office:value-type="string" office:string-value="https://www.amusement-center.com/project/egg/game/?product_id=916" calcext:value-type="string">
            <text:p>https://www.amusement-center.com/project/egg/game/?product_id=916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3a.bin</text:p>
          </table:table-cell>
          <table:table-cell office:value-type="string" calcext:value-type="string">
            <text:p>BOT0003.bmp</text:p>
          </table:table-cell>
          <table:table-cell/>
          <table:table-cell office:value-type="string" calcext:value-type="string">
            <text:p>BOT0003d.bin</text:p>
          </table:table-cell>
          <table:table-cell table:formula="of:=HYPERLINK(COM.MICROSOFT.CONCAT(&quot;https://www.amusement-center.com/project/egg/game/?product_id=&quot;; [.C852]))" office:value-type="string" office:string-value="https://www.amusement-center.com/project/egg/game/?product_id=199" calcext:value-type="string">
            <text:p>https://www.amusement-center.com/project/egg/game/?product_id=199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0a.bin</text:p>
          </table:table-cell>
          <table:table-cell office:value-type="string" calcext:value-type="string">
            <text:p>BOT0020.bmp</text:p>
          </table:table-cell>
          <table:table-cell table:number-columns-repeated="2"/>
          <table:table-cell table:formula="of:=HYPERLINK(COM.MICROSOFT.CONCAT(&quot;https://www.amusement-center.com/project/egg/game/?product_id=&quot;; [.C853]))" office:value-type="string" office:string-value="https://www.amusement-center.com/project/egg/game/?product_id=452" calcext:value-type="string">
            <text:p>https://www.amusement-center.com/project/egg/game/?product_id=452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0043a.bin</text:p>
          </table:table-cell>
          <table:table-cell office:value-type="string" calcext:value-type="string">
            <text:p>BOT0043.bmp</text:p>
          </table:table-cell>
          <table:table-cell office:value-type="string" calcext:value-type="string">
            <text:p>BOT0043m.bin</text:p>
          </table:table-cell>
          <table:table-cell/>
          <table:table-cell table:formula="of:=HYPERLINK(COM.MICROSOFT.CONCAT(&quot;https://www.amusement-center.com/project/egg/game/?product_id=&quot;; [.C854]))" office:value-type="string" office:string-value="https://www.amusement-center.com/project/egg/game/?product_id=1315" calcext:value-type="string">
            <text:p>https://www.amusement-center.com/project/egg/game/?product_id=1315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BOT0020a.bin</text:p>
          </table:table-cell>
          <table:table-cell office:value-type="string" calcext:value-type="string">
            <text:p>BOT0020.bmp</text:p>
          </table:table-cell>
          <table:table-cell table:number-columns-repeated="2"/>
          <table:table-cell table:formula="of:=HYPERLINK(COM.MICROSOFT.CONCAT(&quot;https://www.amusement-center.com/project/egg/game/?product_id=&quot;; [.C855]))" office:value-type="string" office:string-value="https://www.amusement-center.com/project/egg/game/?product_id=1386" calcext:value-type="string">
            <text:p>https://www.amusement-center.com/project/egg/game/?product_id=1386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0043a.bin</text:p>
          </table:table-cell>
          <table:table-cell office:value-type="string" calcext:value-type="string">
            <text:p>BOT0043.bmp</text:p>
          </table:table-cell>
          <table:table-cell office:value-type="string" calcext:value-type="string">
            <text:p>BOT0043m.bin</text:p>
          </table:table-cell>
          <table:table-cell/>
          <table:table-cell table:formula="of:=HYPERLINK(COM.MICROSOFT.CONCAT(&quot;https://www.amusement-center.com/project/egg/game/?product_id=&quot;; [.C856]))" office:value-type="string" office:string-value="https://www.amusement-center.com/project/egg/game/?product_id=1477" calcext:value-type="string">
            <text:p>https://www.amusement-center.com/project/egg/game/?product_id=1477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3a.bin</text:p>
          </table:table-cell>
          <table:table-cell office:value-type="string" calcext:value-type="string">
            <text:p>BOT0003.bmp</text:p>
          </table:table-cell>
          <table:table-cell office:value-type="string" calcext:value-type="string">
            <text:p>BOT0003m.bin</text:p>
          </table:table-cell>
          <table:table-cell/>
          <table:table-cell table:formula="of:=HYPERLINK(COM.MICROSOFT.CONCAT(&quot;https://www.amusement-center.com/project/egg/game/?product_id=&quot;; [.C857]))" office:value-type="string" office:string-value="https://www.amusement-center.com/project/egg/game/?product_id=1494" calcext:value-type="string">
            <text:p>https://www.amusement-center.com/project/egg/game/?product_id=1494</text:p>
          </table:table-cell>
        </table:table-row>
        <table:table-row table:style-name="ro1">
          <table:table-cell office:value-type="string" calcext:value-type="string">
            <text:p>トップルジップ</text:p>
          </table:table-cell>
          <table:table-cell office:value-type="string" calcext:value-type="string">
            <text:p>Topple Zi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BOT0047a.bin</text:p>
          </table:table-cell>
          <table:table-cell office:value-type="string" calcext:value-type="string">
            <text:p>BOT0047.bmp</text:p>
          </table:table-cell>
          <table:table-cell table:number-columns-repeated="2"/>
          <table:table-cell table:formula="of:=HYPERLINK(COM.MICROSOFT.CONCAT(&quot;https://www.amusement-center.com/project/egg/game/?product_id=&quot;; [.C858]))" office:value-type="string" office:string-value="https://www.amusement-center.com/project/egg/game/?product_id=1681" calcext:value-type="string">
            <text:p>https://www.amusement-center.com/project/egg/game/?product_id=1681</text:p>
          </table:table-cell>
        </table:table-row>
        <table:table-row table:style-name="ro1">
          <table:table-cell office:value-type="string" calcext:value-type="string">
            <text:p>トップルジップ </text:p>
          </table:table-cell>
          <table:table-cell office:value-type="string" calcext:value-type="string">
            <text:p>Topple Zip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15a.bin</text:p>
          </table:table-cell>
          <table:table-cell office:value-type="string" calcext:value-type="string">
            <text:p>BOT1015.bmp</text:p>
          </table:table-cell>
          <table:table-cell table:number-columns-repeated="2"/>
          <table:table-cell table:formula="of:=HYPERLINK(COM.MICROSOFT.CONCAT(&quot;https://www.amusement-center.com/project/egg/game/?product_id=&quot;; [.C859]))" office:value-type="string" office:string-value="https://www.amusement-center.com/project/egg/game/?product_id=894" calcext:value-type="string">
            <text:p>https://www.amusement-center.com/project/egg/game/?product_id=894</text:p>
          </table:table-cell>
        </table:table-row>
        <table:table-row table:style-name="ro1">
          <table:table-cell office:value-type="string" calcext:value-type="string">
            <text:p>どみのん</text:p>
          </table:table-cell>
          <table:table-cell office:value-type="string" calcext:value-type="string">
            <text:p>Dominon X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PM1000a.bin</text:p>
          </table:table-cell>
          <table:table-cell office:value-type="string" calcext:value-type="string">
            <text:p>CPM1000.bmp</text:p>
          </table:table-cell>
          <table:table-cell table:number-columns-repeated="2"/>
          <table:table-cell table:formula="of:=HYPERLINK(COM.MICROSOFT.CONCAT(&quot;https://www.amusement-center.com/project/egg/game/?product_id=&quot;; [.C860]))" office:value-type="string" office:string-value="https://www.amusement-center.com/project/egg/game/?product_id=1410" calcext:value-type="string">
            <text:p>https://www.amusement-center.com/project/egg/game/?product_id=1410</text:p>
          </table:table-cell>
        </table:table-row>
        <table:table-row table:style-name="ro1">
          <table:table-cell office:value-type="string" calcext:value-type="string">
            <text:p>どらごんEGG！</text:p>
          </table:table-cell>
          <table:table-cell office:value-type="string" calcext:value-type="string">
            <text:p>Dragon Egg!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7a.bin</text:p>
          </table:table-cell>
          <table:table-cell office:value-type="string" calcext:value-type="string">
            <text:p>NCS0037.bmp</text:p>
          </table:table-cell>
          <table:table-cell office:value-type="string" calcext:value-type="string">
            <text:p>NCS0037m.bin</text:p>
          </table:table-cell>
          <table:table-cell/>
          <table:table-cell table:formula="of:=HYPERLINK(COM.MICROSOFT.CONCAT(&quot;https://www.amusement-center.com/project/egg/game/?product_id=&quot;; [.C861]))" office:value-type="string" office:string-value="https://www.amusement-center.com/project/egg/game/?product_id=1413" calcext:value-type="string">
            <text:p>https://www.amusement-center.com/project/egg/game/?product_id=1413</text:p>
          </table:table-cell>
        </table:table-row>
        <table:table-row table:style-name="ro1">
          <table:table-cell office:value-type="string" calcext:value-type="string">
            <text:p>ドラゴンクイズ</text:p>
          </table:table-cell>
          <table:table-cell office:value-type="string" calcext:value-type="string">
            <text:p>Dragon Quiz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08a.bin</text:p>
          </table:table-cell>
          <table:table-cell office:value-type="string" calcext:value-type="string">
            <text:p>PCOM0008.bmp</text:p>
          </table:table-cell>
          <table:table-cell office:value-type="string" calcext:value-type="string">
            <text:p>PCOM0008m.bin</text:p>
          </table:table-cell>
          <table:table-cell/>
          <table:table-cell table:formula="of:=HYPERLINK(COM.MICROSOFT.CONCAT(&quot;https://www.amusement-center.com/project/egg/game/?product_id=&quot;; [.C862]))" office:value-type="string" office:string-value="https://www.amusement-center.com/project/egg/game/?product_id=589" calcext:value-type="string">
            <text:p>https://www.amusement-center.com/project/egg/game/?product_id=589</text:p>
          </table:table-cell>
        </table:table-row>
        <table:table-row table:style-name="ro1">
          <table:table-cell office:value-type="string" calcext:value-type="string">
            <text:p>ドラゴンクイズ</text:p>
          </table:table-cell>
          <table:table-cell office:value-type="string" calcext:value-type="string">
            <text:p>Dragon Quiz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7a.bin</text:p>
          </table:table-cell>
          <table:table-cell office:value-type="string" calcext:value-type="string">
            <text:p>COM1047.bmp</text:p>
          </table:table-cell>
          <table:table-cell office:value-type="string" calcext:value-type="string">
            <text:p>COM1047m.bin</text:p>
          </table:table-cell>
          <table:table-cell/>
          <table:table-cell table:formula="of:=HYPERLINK(COM.MICROSOFT.CONCAT(&quot;https://www.amusement-center.com/project/egg/game/?product_id=&quot;; [.C863]))" office:value-type="string" office:string-value="https://www.amusement-center.com/project/egg/game/?product_id=1604" calcext:value-type="string">
            <text:p>https://www.amusement-center.com/project/egg/game/?product_id=1604</text:p>
          </table:table-cell>
        </table:table-row>
        <table:table-row table:style-name="ro1">
          <table:table-cell office:value-type="string" calcext:value-type="string">
            <text:p>ドラゴンクイズ</text:p>
          </table:table-cell>
          <table:table-cell office:value-type="string" calcext:value-type="string">
            <text:p>Dragon Quiz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57a.bin</text:p>
          </table:table-cell>
          <table:table-cell office:value-type="string" calcext:value-type="string">
            <text:p>COM1057.bmp</text:p>
          </table:table-cell>
          <table:table-cell office:value-type="string" calcext:value-type="string">
            <text:p>COM1057m.bin</text:p>
          </table:table-cell>
          <table:table-cell/>
          <table:table-cell table:formula="of:=HYPERLINK(COM.MICROSOFT.CONCAT(&quot;https://www.amusement-center.com/project/egg/game/?product_id=&quot;; [.C864]))" office:value-type="string" office:string-value="https://www.amusement-center.com/project/egg/game/?product_id=1804" calcext:value-type="string">
            <text:p>https://www.amusement-center.com/project/egg/game/?product_id=1804</text:p>
          </table:table-cell>
        </table:table-row>
        <table:table-row table:style-name="ro1">
          <table:table-cell office:value-type="string" calcext:value-type="string">
            <text:p>ドラゴンクイズ</text:p>
          </table:table-cell>
          <table:table-cell office:value-type="string" calcext:value-type="string">
            <text:p>Dragon Quiz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7a.bin</text:p>
          </table:table-cell>
          <table:table-cell office:value-type="string" calcext:value-type="string">
            <text:p>COM1047.bmp</text:p>
          </table:table-cell>
          <table:table-cell office:value-type="string" calcext:value-type="string">
            <text:p>COM1047m.bin</text:p>
          </table:table-cell>
          <table:table-cell/>
          <table:table-cell table:formula="of:=HYPERLINK(COM.MICROSOFT.CONCAT(&quot;https://www.amusement-center.com/project/egg/game/?product_id=&quot;; [.C865]))" office:value-type="string" office:string-value="https://www.amusement-center.com/project/egg/game/?product_id=1737" calcext:value-type="string">
            <text:p>https://www.amusement-center.com/project/egg/game/?product_id=1737</text:p>
          </table:table-cell>
        </table:table-row>
        <table:table-row table:style-name="ro1">
          <table:table-cell office:value-type="string" calcext:value-type="string">
            <text:p>ドラゴンスレイヤー</text:p>
          </table:table-cell>
          <table:table-cell office:value-type="string" calcext:value-type="string">
            <text:p>Dragon Slay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13a.bin</text:p>
          </table:table-cell>
          <table:table-cell office:value-type="string" calcext:value-type="string">
            <text:p>FAL0013.bmp</text:p>
          </table:table-cell>
          <table:table-cell table:number-columns-repeated="2"/>
          <table:table-cell table:formula="of:=HYPERLINK(COM.MICROSOFT.CONCAT(&quot;https://www.amusement-center.com/project/egg/game/?product_id=&quot;; [.C866]))" office:value-type="string" office:string-value="https://www.amusement-center.com/project/egg/game/?product_id=74" calcext:value-type="string">
            <text:p>https://www.amusement-center.com/project/egg/game/?product_id=74</text:p>
          </table:table-cell>
        </table:table-row>
        <table:table-row table:style-name="ro1">
          <table:table-cell office:value-type="string" calcext:value-type="string">
            <text:p>ドラゴンスレイヤー Level 1.1</text:p>
          </table:table-cell>
          <table:table-cell office:value-type="string" calcext:value-type="string">
            <text:p>Dragon Slayer - Level 1.1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05a.bin</text:p>
          </table:table-cell>
          <table:table-cell office:value-type="string" calcext:value-type="string">
            <text:p>FAL0105.bmp</text:p>
          </table:table-cell>
          <table:table-cell office:value-type="string" calcext:value-type="string">
            <text:p>FAL0105m.bin</text:p>
          </table:table-cell>
          <table:table-cell/>
          <table:table-cell table:formula="of:=HYPERLINK(COM.MICROSOFT.CONCAT(&quot;https://www.amusement-center.com/project/egg/game/?product_id=&quot;; [.C867]))" office:value-type="string" office:string-value="https://www.amusement-center.com/project/egg/game/?product_id=1203" calcext:value-type="string">
            <text:p>https://www.amusement-center.com/project/egg/game/?product_id=1203</text:p>
          </table:table-cell>
        </table:table-row>
        <table:table-row table:style-name="ro1">
          <table:table-cell office:value-type="string" calcext:value-type="string">
            <text:p>ドラゴンスレイヤー Level 2.0</text:p>
          </table:table-cell>
          <table:table-cell office:value-type="string" calcext:value-type="string">
            <text:p>Dragon Slayer - Level 2.0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1a.bin</text:p>
          </table:table-cell>
          <table:table-cell office:value-type="string" calcext:value-type="string">
            <text:p>FAL0111.bmp</text:p>
          </table:table-cell>
          <table:table-cell office:value-type="string" calcext:value-type="string">
            <text:p>FAL0111m.bin</text:p>
          </table:table-cell>
          <table:table-cell/>
          <table:table-cell table:formula="of:=HYPERLINK(COM.MICROSOFT.CONCAT(&quot;https://www.amusement-center.com/project/egg/game/?product_id=&quot;; [.C868]))" office:value-type="string" office:string-value="https://www.amusement-center.com/project/egg/game/?product_id=1204" calcext:value-type="string">
            <text:p>https://www.amusement-center.com/project/egg/game/?product_id=1204</text:p>
          </table:table-cell>
        </table:table-row>
        <table:table-row table:style-name="ro1">
          <table:table-cell office:value-type="string" calcext:value-type="string">
            <text:p>ドラゴンスレイヤー　Level1.1</text:p>
          </table:table-cell>
          <table:table-cell office:value-type="string" calcext:value-type="string">
            <text:p>Dragon Slayer - Level 1.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6a.bin</text:p>
          </table:table-cell>
          <table:table-cell office:value-type="string" calcext:value-type="string">
            <text:p>FAL0056.bmp</text:p>
          </table:table-cell>
          <table:table-cell table:number-columns-repeated="2"/>
          <table:table-cell table:formula="of:=HYPERLINK(COM.MICROSOFT.CONCAT(&quot;https://www.amusement-center.com/project/egg/game/?product_id=&quot;; [.C869]))" office:value-type="string" office:string-value="https://www.amusement-center.com/project/egg/game/?product_id=534" calcext:value-type="string">
            <text:p>https://www.amusement-center.com/project/egg/game/?product_id=534</text:p>
          </table:table-cell>
        </table:table-row>
        <table:table-row table:style-name="ro1">
          <table:table-cell office:value-type="string" calcext:value-type="string">
            <text:p>ドラゴンスレイヤー Level2.0</text:p>
          </table:table-cell>
          <table:table-cell office:value-type="string" calcext:value-type="string">
            <text:p>Dragon Slayer - Level 2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21a.bin</text:p>
          </table:table-cell>
          <table:table-cell office:value-type="string" calcext:value-type="string">
            <text:p>FAL0021.bmp</text:p>
          </table:table-cell>
          <table:table-cell table:number-columns-repeated="2"/>
          <table:table-cell table:formula="of:=HYPERLINK(COM.MICROSOFT.CONCAT(&quot;https://www.amusement-center.com/project/egg/game/?product_id=&quot;; [.C870]))" office:value-type="string" office:string-value="https://www.amusement-center.com/project/egg/game/?product_id=75" calcext:value-type="string">
            <text:p>https://www.amusement-center.com/project/egg/game/?product_id=75</text:p>
          </table:table-cell>
        </table:table-row>
        <table:table-row table:style-name="ro1">
          <table:table-cell office:value-type="string" calcext:value-type="string">
            <text:p>ドラゴンスレイヤー Level2.0</text:p>
          </table:table-cell>
          <table:table-cell office:value-type="string" calcext:value-type="string">
            <text:p>Dragon Slayer - Level 2.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21a.bin</text:p>
          </table:table-cell>
          <table:table-cell office:value-type="string" calcext:value-type="string">
            <text:p>FAL0021.bmp</text:p>
          </table:table-cell>
          <table:table-cell table:number-columns-repeated="2"/>
          <table:table-cell table:formula="of:=HYPERLINK(COM.MICROSOFT.CONCAT(&quot;https://www.amusement-center.com/project/egg/game/?product_id=&quot;; [.C871]))" office:value-type="string" office:string-value="https://www.amusement-center.com/project/egg/game/?product_id=356" calcext:value-type="string">
            <text:p>https://www.amusement-center.com/project/egg/game/?product_id=356</text:p>
          </table:table-cell>
        </table:table-row>
        <table:table-row table:style-name="ro1">
          <table:table-cell office:value-type="string" calcext:value-type="string">
            <text:p>ドラゴンスレイヤー　Level2.0</text:p>
          </table:table-cell>
          <table:table-cell office:value-type="string" calcext:value-type="string">
            <text:p>Dragon Slayer - Level 2.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7a.bin</text:p>
          </table:table-cell>
          <table:table-cell office:value-type="string" calcext:value-type="string">
            <text:p>FAL0057.bmp</text:p>
          </table:table-cell>
          <table:table-cell table:number-columns-repeated="2"/>
          <table:table-cell table:formula="of:=HYPERLINK(COM.MICROSOFT.CONCAT(&quot;https://www.amusement-center.com/project/egg/game/?product_id=&quot;; [.C872]))" office:value-type="string" office:string-value="https://www.amusement-center.com/project/egg/game/?product_id=535" calcext:value-type="string">
            <text:p>https://www.amusement-center.com/project/egg/game/?product_id=535</text:p>
          </table:table-cell>
        </table:table-row>
        <table:table-row table:style-name="ro1">
          <table:table-cell office:value-type="string" calcext:value-type="string">
            <text:p>ドラゴンスレイヤーIV　ドラスレファミリー</text:p>
          </table:table-cell>
          <table:table-cell office:value-type="string" calcext:value-type="string">
            <text:p>Dragon Slayer IV - Dra-Sle Family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4a.bin</text:p>
          </table:table-cell>
          <table:table-cell office:value-type="string" calcext:value-type="string">
            <text:p>FAL1054.bmp</text:p>
          </table:table-cell>
          <table:table-cell office:value-type="string" calcext:value-type="string">
            <text:p>FAL1054m.bin</text:p>
          </table:table-cell>
          <table:table-cell/>
          <table:table-cell table:formula="of:=HYPERLINK(COM.MICROSOFT.CONCAT(&quot;https://www.amusement-center.com/project/egg/game/?product_id=&quot;; [.C873]))" office:value-type="string" office:string-value="https://www.amusement-center.com/project/egg/game/?product_id=536" calcext:value-type="string">
            <text:p>https://www.amusement-center.com/project/egg/game/?product_id=536</text:p>
          </table:table-cell>
        </table:table-row>
        <table:table-row table:style-name="ro1">
          <table:table-cell office:value-type="string" calcext:value-type="string">
            <text:p>ドラゴンスレイヤーIV ドラスレファミリー</text:p>
          </table:table-cell>
          <table:table-cell office:value-type="string" calcext:value-type="string">
            <text:p>Dragon Slayer IV - Dra-Sle Family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FAL1057a.bin</text:p>
          </table:table-cell>
          <table:table-cell office:value-type="string" calcext:value-type="string">
            <text:p>FAL1057.bmp</text:p>
          </table:table-cell>
          <table:table-cell office:value-type="string" calcext:value-type="string">
            <text:p>FAL1057m.bin</text:p>
          </table:table-cell>
          <table:table-cell/>
          <table:table-cell table:formula="of:=HYPERLINK(COM.MICROSOFT.CONCAT(&quot;https://www.amusement-center.com/project/egg/game/?product_id=&quot;; [.C874]))" office:value-type="string" office:string-value="https://www.amusement-center.com/project/egg/game/?product_id=1084" calcext:value-type="string">
            <text:p>https://www.amusement-center.com/project/egg/game/?product_id=1084</text:p>
          </table:table-cell>
        </table:table-row>
        <table:table-row table:style-name="ro1">
          <table:table-cell office:value-type="string" calcext:value-type="string">
            <text:p>ドラゴンスレイヤーIV ドラスレファミリー</text:p>
          </table:table-cell>
          <table:table-cell office:value-type="string" calcext:value-type="string">
            <text:p>Dragon Slayer IV - Dra-Sle Family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62a.bin</text:p>
          </table:table-cell>
          <table:table-cell office:value-type="string" calcext:value-type="string">
            <text:p>FAL1062.bmp</text:p>
          </table:table-cell>
          <table:table-cell office:value-type="string" calcext:value-type="string">
            <text:p>FAL1062m.bin</text:p>
          </table:table-cell>
          <table:table-cell/>
          <table:table-cell table:formula="of:=HYPERLINK(COM.MICROSOFT.CONCAT(&quot;https://www.amusement-center.com/project/egg/game/?product_id=&quot;; [.C875]))" office:value-type="string" office:string-value="https://www.amusement-center.com/project/egg/game/?product_id=1453" calcext:value-type="string">
            <text:p>https://www.amusement-center.com/project/egg/game/?product_id=1453</text:p>
          </table:table-cell>
        </table:table-row>
        <table:table-row table:style-name="ro1">
          <table:table-cell office:value-type="string" calcext:value-type="string">
            <text:p>ドラゴンスレイヤーⅥ　英雄伝説</text:p>
          </table:table-cell>
          <table:table-cell office:value-type="string" calcext:value-type="string">
            <text:p>Dragon Slayer VI - Eiyuu Denstsu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66a.bin</text:p>
          </table:table-cell>
          <table:table-cell office:value-type="string" calcext:value-type="string">
            <text:p>FAL0066.bmp</text:p>
          </table:table-cell>
          <table:table-cell table:number-columns-repeated="2"/>
          <table:table-cell table:formula="of:=HYPERLINK(COM.MICROSOFT.CONCAT(&quot;https://www.amusement-center.com/project/egg/game/?product_id=&quot;; [.C876]))" office:value-type="string" office:string-value="https://www.amusement-center.com/project/egg/game/?product_id=537" calcext:value-type="string">
            <text:p>https://www.amusement-center.com/project/egg/game/?product_id=537</text:p>
          </table:table-cell>
        </table:table-row>
        <table:table-row table:style-name="ro1">
          <table:table-cell office:value-type="string" calcext:value-type="string">
            <text:p>ドラゴンスレイヤーVI 英雄伝説</text:p>
          </table:table-cell>
          <table:table-cell office:value-type="string" calcext:value-type="string">
            <text:p>Dragon Slayer VI - Eiyuu Denstsu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18a.bin</text:p>
          </table:table-cell>
          <table:table-cell office:value-type="string" calcext:value-type="string">
            <text:p>FAL0118.bmp</text:p>
          </table:table-cell>
          <table:table-cell office:value-type="string" calcext:value-type="string">
            <text:p>FAL0118m.bin</text:p>
          </table:table-cell>
          <table:table-cell/>
          <table:table-cell table:formula="of:=HYPERLINK(COM.MICROSOFT.CONCAT(&quot;https://www.amusement-center.com/project/egg/game/?product_id=&quot;; [.C877]))" office:value-type="string" office:string-value="https://www.amusement-center.com/project/egg/game/?product_id=1385" calcext:value-type="string">
            <text:p>https://www.amusement-center.com/project/egg/game/?product_id=1385</text:p>
          </table:table-cell>
        </table:table-row>
        <table:table-row table:style-name="ro1">
          <table:table-cell office:value-type="string" calcext:value-type="string">
            <text:p>ドラゴンスレイヤーVI 英雄伝説 <text:s/></text:p>
          </table:table-cell>
          <table:table-cell office:value-type="string" calcext:value-type="string">
            <text:p>Dragon Slayer VI - Eiyuu Denstsu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5a.bin</text:p>
          </table:table-cell>
          <table:table-cell office:value-type="string" calcext:value-type="string">
            <text:p>FAL1055.bmp</text:p>
          </table:table-cell>
          <table:table-cell office:value-type="string" calcext:value-type="string">
            <text:p>FAL1055m.bin</text:p>
          </table:table-cell>
          <table:table-cell/>
          <table:table-cell table:formula="of:=HYPERLINK(COM.MICROSOFT.CONCAT(&quot;https://www.amusement-center.com/project/egg/game/?product_id=&quot;; [.C878]))" office:value-type="string" office:string-value="https://www.amusement-center.com/project/egg/game/?product_id=717" calcext:value-type="string">
            <text:p>https://www.amusement-center.com/project/egg/game/?product_id=717</text:p>
          </table:table-cell>
        </table:table-row>
        <table:table-row table:style-name="ro1">
          <table:table-cell office:value-type="string" calcext:value-type="string">
            <text:p>ドラゴンスレイヤーVI 英雄伝説 <text:s/></text:p>
          </table:table-cell>
          <table:table-cell office:value-type="string" calcext:value-type="string">
            <text:p>Dragon Slayer VI - Eiyuu Denstsu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96a.bin</text:p>
          </table:table-cell>
          <table:table-cell office:value-type="string" calcext:value-type="string">
            <text:p>FAL0096.bmp</text:p>
          </table:table-cell>
          <table:table-cell office:value-type="string" calcext:value-type="string">
            <text:p>FAL0096m.bin</text:p>
          </table:table-cell>
          <table:table-cell/>
          <table:table-cell table:formula="of:=HYPERLINK(COM.MICROSOFT.CONCAT(&quot;https://www.amusement-center.com/project/egg/game/?product_id=&quot;; [.C879]))" office:value-type="string" office:string-value="https://www.amusement-center.com/project/egg/game/?product_id=751" calcext:value-type="string">
            <text:p>https://www.amusement-center.com/project/egg/game/?product_id=751</text:p>
          </table:table-cell>
        </table:table-row>
        <table:table-row table:style-name="ro1">
          <table:table-cell office:value-type="string" calcext:value-type="string">
            <text:p>ドラゴンスレイヤーⅥ　英雄伝説Ⅱ</text:p>
          </table:table-cell>
          <table:table-cell office:value-type="string" calcext:value-type="string">
            <text:p>Dragon Slayer VI - Eiyuu Denstsu II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67a.bin</text:p>
          </table:table-cell>
          <table:table-cell office:value-type="string" calcext:value-type="string">
            <text:p>FAL0067.bmp</text:p>
          </table:table-cell>
          <table:table-cell table:number-columns-repeated="2"/>
          <table:table-cell table:formula="of:=HYPERLINK(COM.MICROSOFT.CONCAT(&quot;https://www.amusement-center.com/project/egg/game/?product_id=&quot;; [.C880]))" office:value-type="string" office:string-value="https://www.amusement-center.com/project/egg/game/?product_id=538" calcext:value-type="string">
            <text:p>https://www.amusement-center.com/project/egg/game/?product_id=538</text:p>
          </table:table-cell>
        </table:table-row>
        <table:table-row table:style-name="ro1">
          <table:table-cell office:value-type="string" calcext:value-type="string">
            <text:p>ドラゴンスレイヤー英雄伝説</text:p>
          </table:table-cell>
          <table:table-cell office:value-type="string" calcext:value-type="string">
            <text:p>Dragon Slayer - Eiyuu Densts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15a.bin</text:p>
          </table:table-cell>
          <table:table-cell office:value-type="string" calcext:value-type="string">
            <text:p>FAL0015.bmp</text:p>
          </table:table-cell>
          <table:table-cell office:value-type="string" calcext:value-type="string">
            <text:p>FAL0015m.bin</text:p>
          </table:table-cell>
          <table:table-cell/>
          <table:table-cell table:formula="of:=HYPERLINK(COM.MICROSOFT.CONCAT(&quot;https://www.amusement-center.com/project/egg/game/?product_id=&quot;; [.C881]))" office:value-type="string" office:string-value="https://www.amusement-center.com/project/egg/game/?product_id=77" calcext:value-type="string">
            <text:p>https://www.amusement-center.com/project/egg/game/?product_id=77</text:p>
          </table:table-cell>
        </table:table-row>
        <table:table-row table:style-name="ro1">
          <table:table-cell office:value-type="string" calcext:value-type="string">
            <text:p>ドラゴンスレイヤー英雄伝説</text:p>
          </table:table-cell>
          <table:table-cell office:value-type="string" calcext:value-type="string">
            <text:p>Dragon Slayer - Eiyuu Denstsu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63a.bin</text:p>
          </table:table-cell>
          <table:table-cell office:value-type="string" calcext:value-type="string">
            <text:p>FAL1063.bmp</text:p>
          </table:table-cell>
          <table:table-cell office:value-type="string" calcext:value-type="string">
            <text:p>FAL1063m.bin</text:p>
          </table:table-cell>
          <table:table-cell/>
          <table:table-cell table:formula="of:=HYPERLINK(COM.MICROSOFT.CONCAT(&quot;https://www.amusement-center.com/project/egg/game/?product_id=&quot;; [.C882]))" office:value-type="string" office:string-value="https://www.amusement-center.com/project/egg/game/?product_id=1467" calcext:value-type="string">
            <text:p>https://www.amusement-center.com/project/egg/game/?product_id=1467</text:p>
          </table:table-cell>
        </table:table-row>
        <table:table-row table:style-name="ro1">
          <table:table-cell office:value-type="string" calcext:value-type="string">
            <text:p>ドラゴンスレイヤー英雄伝説II</text:p>
          </table:table-cell>
          <table:table-cell office:value-type="string" calcext:value-type="string">
            <text:p>Dragon Slayer - Eiyuu Denstsu II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16a.bin</text:p>
          </table:table-cell>
          <table:table-cell office:value-type="string" calcext:value-type="string">
            <text:p>FAL0016.bmp</text:p>
          </table:table-cell>
          <table:table-cell table:number-columns-repeated="2"/>
          <table:table-cell table:formula="of:=HYPERLINK(COM.MICROSOFT.CONCAT(&quot;https://www.amusement-center.com/project/egg/game/?product_id=&quot;; [.C883]))" office:value-type="string" office:string-value="https://www.amusement-center.com/project/egg/game/?product_id=82" calcext:value-type="string">
            <text:p>https://www.amusement-center.com/project/egg/game/?product_id=82</text:p>
          </table:table-cell>
        </table:table-row>
        <table:table-row table:style-name="ro1">
          <table:table-cell office:value-type="string" calcext:value-type="string">
            <text:p>ドラゴンスレイヤー英雄伝説II</text:p>
          </table:table-cell>
          <table:table-cell office:value-type="string" calcext:value-type="string">
            <text:p>Dragon Slayer - Eiyuu Denstsu II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9a.bin</text:p>
          </table:table-cell>
          <table:table-cell office:value-type="string" calcext:value-type="string">
            <text:p>FAL0129.bmp</text:p>
          </table:table-cell>
          <table:table-cell office:value-type="string" calcext:value-type="string">
            <text:p>FAL0129m.bin</text:p>
          </table:table-cell>
          <table:table-cell/>
          <table:table-cell table:formula="of:=HYPERLINK(COM.MICROSOFT.CONCAT(&quot;https://www.amusement-center.com/project/egg/game/?product_id=&quot;; [.C884]))" office:value-type="string" office:string-value="https://www.amusement-center.com/project/egg/game/?product_id=1476" calcext:value-type="string">
            <text:p>https://www.amusement-center.com/project/egg/game/?product_id=1476</text:p>
          </table:table-cell>
        </table:table-row>
        <table:table-row table:style-name="ro1">
          <table:table-cell office:value-type="string" calcext:value-type="string">
            <text:p>ドラゴンユニット</text:p>
          </table:table-cell>
          <table:table-cell office:value-type="string" calcext:value-type="string">
            <text:p>Dragon Unit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14a.bin</text:p>
          </table:table-cell>
          <table:table-cell office:value-type="string" calcext:value-type="string">
            <text:p>ATN0014.bmp</text:p>
          </table:table-cell>
          <table:table-cell table:number-columns-repeated="2"/>
          <table:table-cell table:formula="of:=HYPERLINK(COM.MICROSOFT.CONCAT(&quot;https://www.amusement-center.com/project/egg/game/?product_id=&quot;; [.C885]))" office:value-type="string" office:string-value="https://www.amusement-center.com/project/egg/game/?product_id=1578" calcext:value-type="string">
            <text:p>https://www.amusement-center.com/project/egg/game/?product_id=1578</text:p>
          </table:table-cell>
        </table:table-row>
        <table:table-row table:style-name="ro1">
          <table:table-cell office:value-type="string" calcext:value-type="string">
            <text:p>トランスボーダー</text:p>
          </table:table-cell>
          <table:table-cell office:value-type="string" calcext:value-type="string">
            <text:p>Transborde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5a.bin</text:p>
          </table:table-cell>
          <table:table-cell office:value-type="string" calcext:value-type="string">
            <text:p>COM0045.bmp</text:p>
          </table:table-cell>
          <table:table-cell office:value-type="string" calcext:value-type="string">
            <text:p>COM0045m.bin</text:p>
          </table:table-cell>
          <table:table-cell/>
          <table:table-cell table:formula="of:=HYPERLINK(COM.MICROSOFT.CONCAT(&quot;https://www.amusement-center.com/project/egg/game/?product_id=&quot;; [.C886]))" office:value-type="string" office:string-value="https://www.amusement-center.com/project/egg/game/?product_id=811" calcext:value-type="string">
            <text:p>https://www.amusement-center.com/project/egg/game/?product_id=811</text:p>
          </table:table-cell>
        </table:table-row>
        <table:table-row table:style-name="ro1">
          <table:table-cell office:value-type="string" calcext:value-type="string">
            <text:p>トランスボーダー</text:p>
          </table:table-cell>
          <table:table-cell office:value-type="string" calcext:value-type="string">
            <text:p>Transborder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5a.bin</text:p>
          </table:table-cell>
          <table:table-cell office:value-type="string" calcext:value-type="string">
            <text:p>COM0045.bmp</text:p>
          </table:table-cell>
          <table:table-cell office:value-type="string" calcext:value-type="string">
            <text:p>COM0045m.bin</text:p>
          </table:table-cell>
          <table:table-cell/>
          <table:table-cell table:formula="of:=HYPERLINK(COM.MICROSOFT.CONCAT(&quot;https://www.amusement-center.com/project/egg/game/?product_id=&quot;; [.C887]))" office:value-type="string" office:string-value="https://www.amusement-center.com/project/egg/game/?product_id=943" calcext:value-type="string">
            <text:p>https://www.amusement-center.com/project/egg/game/?product_id=943</text:p>
          </table:table-cell>
        </table:table-row>
        <table:table-row table:style-name="ro1">
          <table:table-cell office:value-type="string" calcext:value-type="string">
            <text:p>トリッキー</text:p>
          </table:table-cell>
          <table:table-cell office:value-type="string" calcext:value-type="string">
            <text:p>Tricky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32a.bin</text:p>
          </table:table-cell>
          <table:table-cell office:value-type="string" calcext:value-type="string">
            <text:p>TEL0032.bmp</text:p>
          </table:table-cell>
          <table:table-cell table:number-columns-repeated="2"/>
          <table:table-cell table:formula="of:=HYPERLINK(COM.MICROSOFT.CONCAT(&quot;https://www.amusement-center.com/project/egg/game/?product_id=&quot;; [.C888]))" office:value-type="string" office:string-value="https://www.amusement-center.com/project/egg/game/?product_id=447" calcext:value-type="string">
            <text:p>https://www.amusement-center.com/project/egg/game/?product_id=447</text:p>
          </table:table-cell>
        </table:table-row>
        <table:table-row table:style-name="ro1">
          <table:table-cell office:value-type="string" calcext:value-type="string">
            <text:p>トリックボーイ</text:p>
          </table:table-cell>
          <table:table-cell office:value-type="string" calcext:value-type="string">
            <text:p>Trick Boy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TAE0050a.bin</text:p>
          </table:table-cell>
          <table:table-cell table:number-columns-repeated="3"/>
          <table:table-cell table:formula="of:=HYPERLINK(COM.MICROSOFT.CONCAT(&quot;https://www.amusement-center.com/project/egg/game/?product_id=&quot;; [.C889]))" office:value-type="string" office:string-value="https://www.amusement-center.com/project/egg/game/?product_id=1739" calcext:value-type="string">
            <text:p>https://www.amusement-center.com/project/egg/game/?product_id=1739</text:p>
          </table:table-cell>
        </table:table-row>
        <table:table-row table:style-name="ro1">
          <table:table-cell office:value-type="string" calcext:value-type="string">
            <text:p>トリトーン</text:p>
          </table:table-cell>
          <table:table-cell office:value-type="string" calcext:value-type="string">
            <text:p>Tritorn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BR0001a.bin</text:p>
          </table:table-cell>
          <table:table-cell office:value-type="string" calcext:value-type="string">
            <text:p>CBR0001.bmp</text:p>
          </table:table-cell>
          <table:table-cell office:value-type="string" calcext:value-type="string">
            <text:p>CBR0001m.bin</text:p>
          </table:table-cell>
          <table:table-cell/>
          <table:table-cell table:formula="of:=HYPERLINK(COM.MICROSOFT.CONCAT(&quot;https://www.amusement-center.com/project/egg/game/?product_id=&quot;; [.C890]))" office:value-type="string" office:string-value="https://www.amusement-center.com/project/egg/game/?product_id=1587" calcext:value-type="string">
            <text:p>https://www.amusement-center.com/project/egg/game/?product_id=1587</text:p>
          </table:table-cell>
        </table:table-row>
        <table:table-row table:style-name="ro1">
          <table:table-cell office:value-type="string" calcext:value-type="string">
            <text:p>トリトーン</text:p>
          </table:table-cell>
          <table:table-cell office:value-type="string" calcext:value-type="string">
            <text:p>Tritorn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CBR0004a.bin</text:p>
          </table:table-cell>
          <table:table-cell office:value-type="string" calcext:value-type="string">
            <text:p>CBR0004.bmp</text:p>
          </table:table-cell>
          <table:table-cell table:number-columns-repeated="2"/>
          <table:table-cell table:formula="of:=HYPERLINK(COM.MICROSOFT.CONCAT(&quot;https://www.amusement-center.com/project/egg/game/?product_id=&quot;; [.C891]))" office:value-type="string" office:string-value="https://www.amusement-center.com/project/egg/game/?product_id=1649" calcext:value-type="string">
            <text:p>https://www.amusement-center.com/project/egg/game/?product_id=1649</text:p>
          </table:table-cell>
        </table:table-row>
        <table:table-row table:style-name="ro1">
          <table:table-cell office:value-type="string" calcext:value-type="string">
            <text:p>トリトーン</text:p>
          </table:table-cell>
          <table:table-cell office:value-type="string" calcext:value-type="string">
            <text:p>Tritorn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BR1003a.bin</text:p>
          </table:table-cell>
          <table:table-cell office:value-type="string" calcext:value-type="string">
            <text:p>CBR1003.bmp</text:p>
          </table:table-cell>
          <table:table-cell office:value-type="string" calcext:value-type="string">
            <text:p>CBR1003m.bin</text:p>
          </table:table-cell>
          <table:table-cell/>
          <table:table-cell table:formula="of:=HYPERLINK(COM.MICROSOFT.CONCAT(&quot;https://www.amusement-center.com/project/egg/game/?product_id=&quot;; [.C892]))" office:value-type="string" office:string-value="https://www.amusement-center.com/project/egg/game/?product_id=1683" calcext:value-type="string">
            <text:p>https://www.amusement-center.com/project/egg/game/?product_id=1683</text:p>
          </table:table-cell>
        </table:table-row>
        <table:table-row table:style-name="ro1">
          <table:table-cell office:value-type="string" calcext:value-type="string">
            <text:p>トリトーン</text:p>
          </table:table-cell>
          <table:table-cell office:value-type="string" calcext:value-type="string">
            <text:p>Tritorn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X1</text:p>
          </table:table-cell>
          <table:table-cell table:number-columns-repeated="4"/>
          <table:table-cell table:formula="of:=HYPERLINK(COM.MICROSOFT.CONCAT(&quot;https://www.amusement-center.com/project/egg/game/?product_id=&quot;; [.C893]))" office:value-type="string" office:string-value="https://www.amusement-center.com/project/egg/game/?product_id=1729" calcext:value-type="string">
            <text:p>https://www.amusement-center.com/project/egg/game/?product_id=1729</text:p>
          </table:table-cell>
        </table:table-row>
        <table:table-row table:style-name="ro1">
          <table:table-cell office:value-type="string" calcext:value-type="string">
            <text:p>ドロップロック ほらホラ</text:p>
          </table:table-cell>
          <table:table-cell office:value-type="string" calcext:value-type="string">
            <text:p>Drop Rock Hora Horror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30a.bin</text:p>
          </table:table-cell>
          <table:table-cell office:value-type="string" calcext:value-type="string">
            <text:p>GMD0030.bmp</text:p>
          </table:table-cell>
          <table:table-cell office:value-type="string" calcext:value-type="string">
            <text:p>GMD0030m.bin</text:p>
          </table:table-cell>
          <table:table-cell/>
          <table:table-cell table:formula="of:=HYPERLINK(COM.MICROSOFT.CONCAT(&quot;https://www.amusement-center.com/project/egg/game/?product_id=&quot;; [.C894]))" office:value-type="string" office:string-value="https://www.amusement-center.com/project/egg/game/?product_id=1424" calcext:value-type="string">
            <text:p>https://www.amusement-center.com/project/egg/game/?product_id=1424</text:p>
          </table:table-cell>
        </table:table-row>
        <table:table-row table:style-name="ro1">
          <table:table-cell office:value-type="string" calcext:value-type="string">
            <text:p>ナックルキッド</text:p>
          </table:table-cell>
          <table:table-cell office:value-type="string" calcext:value-type="string">
            <text:p>Knuckle Ki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1a.bin</text:p>
          </table:table-cell>
          <table:table-cell office:value-type="string" calcext:value-type="string">
            <text:p>COM0061.bmp</text:p>
          </table:table-cell>
          <table:table-cell office:value-type="string" calcext:value-type="string">
            <text:p>COM0061m.bin</text:p>
          </table:table-cell>
          <table:table-cell/>
          <table:table-cell table:formula="of:=HYPERLINK(COM.MICROSOFT.CONCAT(&quot;https://www.amusement-center.com/project/egg/game/?product_id=&quot;; [.C895]))" office:value-type="string" office:string-value="https://www.amusement-center.com/project/egg/game/?product_id=999" calcext:value-type="string">
            <text:p>https://www.amusement-center.com/project/egg/game/?product_id=999</text:p>
          </table:table-cell>
        </table:table-row>
        <table:table-row table:style-name="ro1">
          <table:table-cell office:value-type="string" calcext:value-type="string">
            <text:p>ナックルキッド</text:p>
          </table:table-cell>
          <table:table-cell office:value-type="string" calcext:value-type="string">
            <text:p>Knuckle Kid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1a.bin</text:p>
          </table:table-cell>
          <table:table-cell office:value-type="string" calcext:value-type="string">
            <text:p>COM0061.bmp</text:p>
          </table:table-cell>
          <table:table-cell office:value-type="string" calcext:value-type="string">
            <text:p>COM0061m.bin</text:p>
          </table:table-cell>
          <table:table-cell/>
          <table:table-cell table:formula="of:=HYPERLINK(COM.MICROSOFT.CONCAT(&quot;https://www.amusement-center.com/project/egg/game/?product_id=&quot;; [.C896]))" office:value-type="string" office:string-value="https://www.amusement-center.com/project/egg/game/?product_id=1113" calcext:value-type="string">
            <text:p>https://www.amusement-center.com/project/egg/game/?product_id=1113</text:p>
          </table:table-cell>
        </table:table-row>
        <table:table-row table:style-name="ro1">
          <table:table-cell office:value-type="string" calcext:value-type="string">
            <text:p>ナビチューン・ドラゴン航海記</text:p>
          </table:table-cell>
          <table:table-cell office:value-type="string" calcext:value-type="string">
            <text:p>Navitune - Dragon Koukaiki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6a.bin</text:p>
          </table:table-cell>
          <table:table-cell office:value-type="string" calcext:value-type="string">
            <text:p>KSK1006.bmp</text:p>
          </table:table-cell>
          <table:table-cell office:value-type="string" calcext:value-type="string">
            <text:p>KSK1006m.bin</text:p>
          </table:table-cell>
          <table:table-cell/>
          <table:table-cell table:formula="of:=HYPERLINK(COM.MICROSOFT.CONCAT(&quot;https://www.amusement-center.com/project/egg/game/?product_id=&quot;; [.C897]))" office:value-type="string" office:string-value="https://www.amusement-center.com/project/egg/game/?product_id=153" calcext:value-type="string">
            <text:p>https://www.amusement-center.com/project/egg/game/?product_id=153</text:p>
          </table:table-cell>
        </table:table-row>
        <table:table-row table:style-name="ro1">
          <table:table-cell office:value-type="string" calcext:value-type="string">
            <text:p>ナビチューン・ドラゴン航海記</text:p>
          </table:table-cell>
          <table:table-cell office:value-type="string" calcext:value-type="string">
            <text:p>Navitune - Dragon Koukaiki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31a.bin</text:p>
          </table:table-cell>
          <table:table-cell office:value-type="string" calcext:value-type="string">
            <text:p>KSK0031.bmp</text:p>
          </table:table-cell>
          <table:table-cell office:value-type="string" calcext:value-type="string">
            <text:p>KSK0031m.bin</text:p>
          </table:table-cell>
          <table:table-cell/>
          <table:table-cell table:formula="of:=HYPERLINK(COM.MICROSOFT.CONCAT(&quot;https://www.amusement-center.com/project/egg/game/?product_id=&quot;; [.C898]))" office:value-type="string" office:string-value="https://www.amusement-center.com/project/egg/game/?product_id=1162" calcext:value-type="string">
            <text:p>https://www.amusement-center.com/project/egg/game/?product_id=1162</text:p>
          </table:table-cell>
        </table:table-row>
        <table:table-row table:style-name="ro1">
          <table:table-cell office:value-type="string" calcext:value-type="string">
            <text:p>ナビチューン・ドラゴン航海記</text:p>
          </table:table-cell>
          <table:table-cell office:value-type="string" calcext:value-type="string">
            <text:p>Navitune - Dragon Koukaiki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13a.bin</text:p>
          </table:table-cell>
          <table:table-cell office:value-type="string" calcext:value-type="string">
            <text:p>KSK1013.bmp</text:p>
          </table:table-cell>
          <table:table-cell table:number-columns-repeated="2"/>
          <table:table-cell table:formula="of:=HYPERLINK(COM.MICROSOFT.CONCAT(&quot;https://www.amusement-center.com/project/egg/game/?product_id=&quot;; [.C899]))" office:value-type="string" office:string-value="https://www.amusement-center.com/project/egg/game/?product_id=1615" calcext:value-type="string">
            <text:p>https://www.amusement-center.com/project/egg/game/?product_id=1615</text:p>
          </table:table-cell>
        </table:table-row>
        <table:table-row table:style-name="ro1">
          <table:table-cell office:value-type="string" calcext:value-type="string">
            <text:p>ならず者戦闘部隊 ブラッディウルフ</text:p>
          </table:table-cell>
          <table:table-cell office:value-type="string" calcext:value-type="string">
            <text:p>Narazumono Sentou Butai - Bloody Wolf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25a.bin</text:p>
          </table:table-cell>
          <table:table-cell office:value-type="string" calcext:value-type="string">
            <text:p>GMD0025.bmp</text:p>
          </table:table-cell>
          <table:table-cell office:value-type="string" calcext:value-type="string">
            <text:p>GMD0025m.bin</text:p>
          </table:table-cell>
          <table:table-cell/>
          <table:table-cell table:formula="of:=HYPERLINK(COM.MICROSOFT.CONCAT(&quot;https://www.amusement-center.com/project/egg/game/?product_id=&quot;; [.C900]))" office:value-type="string" office:string-value="https://www.amusement-center.com/project/egg/game/?product_id=1373" calcext:value-type="string">
            <text:p>https://www.amusement-center.com/project/egg/game/?product_id=1373</text:p>
          </table:table-cell>
        </table:table-row>
        <table:table-row table:style-name="ro1">
          <table:table-cell office:value-type="string" calcext:value-type="string">
            <text:p>にゃんぴ</text:p>
          </table:table-cell>
          <table:table-cell office:value-type="string" calcext:value-type="string">
            <text:p>Nyanpi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0a.bin</text:p>
          </table:table-cell>
          <table:table-cell office:value-type="string" calcext:value-type="string">
            <text:p>COM1010.bmp</text:p>
          </table:table-cell>
          <table:table-cell table:number-columns-repeated="2"/>
          <table:table-cell table:formula="of:=HYPERLINK(COM.MICROSOFT.CONCAT(&quot;https://www.amusement-center.com/project/egg/game/?product_id=&quot;; [.C901]))" office:value-type="string" office:string-value="https://www.amusement-center.com/project/egg/game/?product_id=296" calcext:value-type="string">
            <text:p>https://www.amusement-center.com/project/egg/game/?product_id=296</text:p>
          </table:table-cell>
        </table:table-row>
        <table:table-row table:style-name="ro1">
          <table:table-cell office:value-type="string" calcext:value-type="string">
            <text:p>にゃんぴ</text:p>
          </table:table-cell>
          <table:table-cell office:value-type="string" calcext:value-type="string">
            <text:p>Nyanpi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0a.bin</text:p>
          </table:table-cell>
          <table:table-cell office:value-type="string" calcext:value-type="string">
            <text:p>COM1010.bmp</text:p>
          </table:table-cell>
          <table:table-cell table:number-columns-repeated="2"/>
          <table:table-cell table:formula="of:=HYPERLINK(COM.MICROSOFT.CONCAT(&quot;https://www.amusement-center.com/project/egg/game/?product_id=&quot;; [.C902]))" office:value-type="string" office:string-value="https://www.amusement-center.com/project/egg/game/?product_id=909" calcext:value-type="string">
            <text:p>https://www.amusement-center.com/project/egg/game/?product_id=909</text:p>
          </table:table-cell>
        </table:table-row>
        <table:table-row table:style-name="ro1">
          <table:table-cell office:value-type="string" calcext:value-type="string">
            <text:p>にゃんぴ☆これくしょん</text:p>
          </table:table-cell>
          <table:table-cell office:value-type="string" calcext:value-type="string">
            <text:p>Nyanpi Collection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2a.bin</text:p>
          </table:table-cell>
          <table:table-cell office:value-type="string" calcext:value-type="string">
            <text:p>PCOM0012.bmp</text:p>
          </table:table-cell>
          <table:table-cell table:number-columns-repeated="2"/>
          <table:table-cell table:formula="of:=HYPERLINK(COM.MICROSOFT.CONCAT(&quot;https://www.amusement-center.com/project/egg/game/?product_id=&quot;; [.C903]))" office:value-type="string" office:string-value="https://www.amusement-center.com/project/egg/game/?product_id=593" calcext:value-type="string">
            <text:p>https://www.amusement-center.com/project/egg/game/?product_id=593</text:p>
          </table:table-cell>
        </table:table-row>
        <table:table-row table:style-name="ro1">
          <table:table-cell office:value-type="string" calcext:value-type="string">
            <text:p>にゃんぴ☆これくしょん</text:p>
          </table:table-cell>
          <table:table-cell office:value-type="string" calcext:value-type="string">
            <text:p>Nyanpi Collectio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9a.bin</text:p>
          </table:table-cell>
          <table:table-cell office:value-type="string" calcext:value-type="string">
            <text:p>COM1049.bmp</text:p>
          </table:table-cell>
          <table:table-cell table:number-columns-repeated="2"/>
          <table:table-cell table:formula="of:=HYPERLINK(COM.MICROSOFT.CONCAT(&quot;https://www.amusement-center.com/project/egg/game/?product_id=&quot;; [.C904]))" office:value-type="string" office:string-value="https://www.amusement-center.com/project/egg/game/?product_id=1646" calcext:value-type="string">
            <text:p>https://www.amusement-center.com/project/egg/game/?product_id=1646</text:p>
          </table:table-cell>
        </table:table-row>
        <table:table-row table:style-name="ro1">
          <table:table-cell office:value-type="string" calcext:value-type="string">
            <text:p>ノイギーア 〜海と風の鼓動〜</text:p>
          </table:table-cell>
          <table:table-cell office:value-type="string" calcext:value-type="string">
            <text:p>Neugier - Umi to Kaze no Kodou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EL0049a.bin</text:p>
          </table:table-cell>
          <table:table-cell office:value-type="string" calcext:value-type="string">
            <text:p>TEL0049.bmp</text:p>
          </table:table-cell>
          <table:table-cell office:value-type="string" calcext:value-type="string">
            <text:p>TEL0049m.bin</text:p>
          </table:table-cell>
          <table:table-cell/>
          <table:table-cell table:formula="of:=HYPERLINK(COM.MICROSOFT.CONCAT(&quot;https://www.amusement-center.com/project/egg/game/?product_id=&quot;; [.C905]))" office:value-type="string" office:string-value="https://www.amusement-center.com/project/egg/game/?product_id=1015" calcext:value-type="string">
            <text:p>https://www.amusement-center.com/project/egg/game/?product_id=1015</text:p>
          </table:table-cell>
        </table:table-row>
        <table:table-row table:style-name="ro1">
          <table:table-cell office:value-type="string" calcext:value-type="string">
            <text:p>は〜りぃふぉっくす</text:p>
          </table:table-cell>
          <table:table-cell office:value-type="string" calcext:value-type="string">
            <text:p>Hurry Fox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39a.bin</text:p>
          </table:table-cell>
          <table:table-cell office:value-type="string" calcext:value-type="string">
            <text:p>MIC0039.bmp</text:p>
          </table:table-cell>
          <table:table-cell office:value-type="string" calcext:value-type="string">
            <text:p>MIC0039m.bin</text:p>
          </table:table-cell>
          <table:table-cell/>
          <table:table-cell table:formula="of:=HYPERLINK(COM.MICROSOFT.CONCAT(&quot;https://www.amusement-center.com/project/egg/game/?product_id=&quot;; [.C906]))" office:value-type="string" office:string-value="https://www.amusement-center.com/project/egg/game/?product_id=1324" calcext:value-type="string">
            <text:p>https://www.amusement-center.com/project/egg/game/?product_id=1324</text:p>
          </table:table-cell>
        </table:table-row>
        <table:table-row table:style-name="ro1">
          <table:table-cell office:value-type="string" calcext:value-type="string">
            <text:p>は〜りぃふぉっくす</text:p>
          </table:table-cell>
          <table:table-cell office:value-type="string" calcext:value-type="string">
            <text:p>Hurry Fox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MIC0047a.bin</text:p>
          </table:table-cell>
          <table:table-cell office:value-type="string" calcext:value-type="string">
            <text:p>MIC0047.bmp</text:p>
          </table:table-cell>
          <table:table-cell table:number-columns-repeated="2"/>
          <table:table-cell table:formula="of:=HYPERLINK(COM.MICROSOFT.CONCAT(&quot;https://www.amusement-center.com/project/egg/game/?product_id=&quot;; [.C907]))" office:value-type="string" office:string-value="https://www.amusement-center.com/project/egg/game/?product_id=1656" calcext:value-type="string">
            <text:p>https://www.amusement-center.com/project/egg/game/?product_id=1656</text:p>
          </table:table-cell>
        </table:table-row>
        <table:table-row table:style-name="ro1">
          <table:table-cell office:value-type="string" calcext:value-type="string">
            <text:p>は〜りぃふぉっくす MSXスペシャル <text:s/></text:p>
          </table:table-cell>
          <table:table-cell office:value-type="string" calcext:value-type="string">
            <text:p>Hurry Fox - MSX Special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MIC0027a.bin</text:p>
          </table:table-cell>
          <table:table-cell office:value-type="string" calcext:value-type="string">
            <text:p>MIC0027.bmp</text:p>
          </table:table-cell>
          <table:table-cell table:number-columns-repeated="2"/>
          <table:table-cell table:formula="of:=HYPERLINK(COM.MICROSOFT.CONCAT(&quot;https://www.amusement-center.com/project/egg/game/?product_id=&quot;; [.C908]))" office:value-type="string" office:string-value="https://www.amusement-center.com/project/egg/game/?product_id=791" calcext:value-type="string">
            <text:p>https://www.amusement-center.com/project/egg/game/?product_id=791</text:p>
          </table:table-cell>
        </table:table-row>
        <table:table-row table:style-name="ro1">
          <table:table-cell office:value-type="string" calcext:value-type="string">
            <text:p>は〜りぃふぉっくす 雪の魔王編</text:p>
          </table:table-cell>
          <table:table-cell office:value-type="string" calcext:value-type="string">
            <text:p>Hurry Fox - Yuki no Maou-hen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40a.bin</text:p>
          </table:table-cell>
          <table:table-cell office:value-type="string" calcext:value-type="string">
            <text:p>MIC0040.bmp</text:p>
          </table:table-cell>
          <table:table-cell office:value-type="string" calcext:value-type="string">
            <text:p>MIC0040m.bin</text:p>
          </table:table-cell>
          <table:table-cell/>
          <table:table-cell table:formula="of:=HYPERLINK(COM.MICROSOFT.CONCAT(&quot;https://www.amusement-center.com/project/egg/game/?product_id=&quot;; [.C909]))" office:value-type="string" office:string-value="https://www.amusement-center.com/project/egg/game/?product_id=1339" calcext:value-type="string">
            <text:p>https://www.amusement-center.com/project/egg/game/?product_id=1339</text:p>
          </table:table-cell>
        </table:table-row>
        <table:table-row table:style-name="ro1">
          <table:table-cell office:value-type="string" calcext:value-type="string">
            <text:p>は〜りぃふぉっくす 雪の魔王編</text:p>
          </table:table-cell>
          <table:table-cell office:value-type="string" calcext:value-type="string">
            <text:p>Hurry Fox - Yuki no Maou-hen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MIC0048a.bin</text:p>
          </table:table-cell>
          <table:table-cell office:value-type="string" calcext:value-type="string">
            <text:p>MIC0048.bmp</text:p>
          </table:table-cell>
          <table:table-cell table:number-columns-repeated="2"/>
          <table:table-cell table:formula="of:=HYPERLINK(COM.MICROSOFT.CONCAT(&quot;https://www.amusement-center.com/project/egg/game/?product_id=&quot;; [.C910]))" office:value-type="string" office:string-value="https://www.amusement-center.com/project/egg/game/?product_id=1660" calcext:value-type="string">
            <text:p>https://www.amusement-center.com/project/egg/game/?product_id=1660</text:p>
          </table:table-cell>
        </table:table-row>
        <table:table-row table:style-name="ro1">
          <table:table-cell office:value-type="string" calcext:value-type="string">
            <text:p>バーガータイム</text:p>
          </table:table-cell>
          <table:table-cell office:value-type="string" calcext:value-type="string">
            <text:p>Burger Time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32a.bin</text:p>
          </table:table-cell>
          <table:table-cell office:value-type="string" calcext:value-type="string">
            <text:p>GMD0032.bmp</text:p>
          </table:table-cell>
          <table:table-cell table:number-columns-repeated="2"/>
          <table:table-cell table:formula="of:=HYPERLINK(COM.MICROSOFT.CONCAT(&quot;https://www.amusement-center.com/project/egg/game/?product_id=&quot;; [.C911]))" office:value-type="string" office:string-value="https://www.amusement-center.com/project/egg/game/?product_id=1618" calcext:value-type="string">
            <text:p>https://www.amusement-center.com/project/egg/game/?product_id=1618</text:p>
          </table:table-cell>
        </table:table-row>
        <table:table-row table:style-name="ro1">
          <table:table-cell office:value-type="string" calcext:value-type="string">
            <text:p>はーりぃふぉっくす</text:p>
          </table:table-cell>
          <table:table-cell office:value-type="string" calcext:value-type="string">
            <text:p>Hurry Fox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03a.bin</text:p>
          </table:table-cell>
          <table:table-cell office:value-type="string" calcext:value-type="string">
            <text:p>MIC0003.bmp</text:p>
          </table:table-cell>
          <table:table-cell office:value-type="string" calcext:value-type="string">
            <text:p>MIC0003m.bin</text:p>
          </table:table-cell>
          <table:table-cell/>
          <table:table-cell table:formula="of:=HYPERLINK(COM.MICROSOFT.CONCAT(&quot;https://www.amusement-center.com/project/egg/game/?product_id=&quot;; [.C912]))" office:value-type="string" office:string-value="https://www.amusement-center.com/project/egg/game/?product_id=226" calcext:value-type="string">
            <text:p>https://www.amusement-center.com/project/egg/game/?product_id=226</text:p>
          </table:table-cell>
        </table:table-row>
        <table:table-row table:style-name="ro1">
          <table:table-cell office:value-type="string" calcext:value-type="string">
            <text:p>はーりぃふぉっくす雪の魔王</text:p>
          </table:table-cell>
          <table:table-cell office:value-type="string" calcext:value-type="string">
            <text:p>Hurry Fox - Yuki no Maou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04a.bin</text:p>
          </table:table-cell>
          <table:table-cell office:value-type="string" calcext:value-type="string">
            <text:p>MIC0004.bmp</text:p>
          </table:table-cell>
          <table:table-cell office:value-type="string" calcext:value-type="string">
            <text:p>MIC0004m.bin</text:p>
          </table:table-cell>
          <table:table-cell/>
          <table:table-cell table:formula="of:=HYPERLINK(COM.MICROSOFT.CONCAT(&quot;https://www.amusement-center.com/project/egg/game/?product_id=&quot;; [.C913]))" office:value-type="string" office:string-value="https://www.amusement-center.com/project/egg/game/?product_id=223" calcext:value-type="string">
            <text:p>https://www.amusement-center.com/project/egg/game/?product_id=223</text:p>
          </table:table-cell>
        </table:table-row>
        <table:table-row table:style-name="ro1">
          <table:table-cell office:value-type="string" calcext:value-type="string">
            <text:p>ハイウェイスター</text:p>
          </table:table-cell>
          <table:table-cell office:value-type="string" calcext:value-type="string">
            <text:p>Highway Star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9a.bin</text:p>
          </table:table-cell>
          <table:table-cell office:value-type="string" calcext:value-type="string">
            <text:p>SAC0019.bmp</text:p>
          </table:table-cell>
          <table:table-cell table:number-columns-repeated="2"/>
          <table:table-cell table:formula="of:=HYPERLINK(COM.MICROSOFT.CONCAT(&quot;https://www.amusement-center.com/project/egg/game/?product_id=&quot;; [.C914]))" office:value-type="string" office:string-value="https://www.amusement-center.com/project/egg/game/?product_id=723" calcext:value-type="string">
            <text:p>https://www.amusement-center.com/project/egg/game/?product_id=723</text:p>
          </table:table-cell>
        </table:table-row>
        <table:table-row table:style-name="ro1">
          <table:table-cell office:value-type="string" calcext:value-type="string">
            <text:p>ハイウェイスター</text:p>
          </table:table-cell>
          <table:table-cell office:value-type="string" calcext:value-type="string">
            <text:p>Highway Sta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19a.bin</text:p>
          </table:table-cell>
          <table:table-cell office:value-type="string" calcext:value-type="string">
            <text:p>SAC0019.bmp</text:p>
          </table:table-cell>
          <table:table-cell table:number-columns-repeated="2"/>
          <table:table-cell table:formula="of:=HYPERLINK(COM.MICROSOFT.CONCAT(&quot;https://www.amusement-center.com/project/egg/game/?product_id=&quot;; [.C915]))" office:value-type="string" office:string-value="https://www.amusement-center.com/project/egg/game/?product_id=1700" calcext:value-type="string">
            <text:p>https://www.amusement-center.com/project/egg/game/?product_id=1700</text:p>
          </table:table-cell>
        </table:table-row>
        <table:table-row table:style-name="ro1">
          <table:table-cell office:value-type="string" calcext:value-type="string">
            <text:p>バイオメタル</text:p>
          </table:table-cell>
          <table:table-cell office:value-type="string" calcext:value-type="string">
            <text:p>Biometal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08a.bin</text:p>
          </table:table-cell>
          <table:table-cell office:value-type="string" calcext:value-type="string">
            <text:p>ATN0008.bmp</text:p>
          </table:table-cell>
          <table:table-cell table:number-columns-repeated="2"/>
          <table:table-cell table:formula="of:=HYPERLINK(COM.MICROSOFT.CONCAT(&quot;https://www.amusement-center.com/project/egg/game/?product_id=&quot;; [.C916]))" office:value-type="string" office:string-value="https://www.amusement-center.com/project/egg/game/?product_id=1380" calcext:value-type="string">
            <text:p>https://www.amusement-center.com/project/egg/game/?product_id=1380</text:p>
          </table:table-cell>
        </table:table-row>
        <table:table-row table:style-name="ro1">
          <table:table-cell office:value-type="string" calcext:value-type="string">
            <text:p>バイオ戦士DAN インクリーザーとの闘い </text:p>
          </table:table-cell>
          <table:table-cell office:value-type="string" calcext:value-type="string">
            <text:p>Bio Senshi Dan - Increaser to no Tatakai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8a.bin</text:p>
          </table:table-cell>
          <table:table-cell office:value-type="string" calcext:value-type="string">
            <text:p>JLC0008.bmp</text:p>
          </table:table-cell>
          <table:table-cell office:value-type="string" calcext:value-type="string">
            <text:p>JLC0008m.bin</text:p>
          </table:table-cell>
          <table:table-cell/>
          <table:table-cell table:formula="of:=HYPERLINK(COM.MICROSOFT.CONCAT(&quot;https://www.amusement-center.com/project/egg/game/?product_id=&quot;; [.C917]))" office:value-type="string" office:string-value="https://www.amusement-center.com/project/egg/game/?product_id=871" calcext:value-type="string">
            <text:p>https://www.amusement-center.com/project/egg/game/?product_id=871</text:p>
          </table:table-cell>
        </table:table-row>
        <table:table-row table:style-name="ro1">
          <table:table-cell office:value-type="string" calcext:value-type="string">
            <text:p>ハイディフォス</text:p>
          </table:table-cell>
          <table:table-cell office:value-type="string" calcext:value-type="string">
            <text:p>Hydefos - Hyper Defending Force System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RZ1002a.bin</text:p>
          </table:table-cell>
          <table:table-cell office:value-type="string" calcext:value-type="string">
            <text:p>HRZ1002.bmp</text:p>
          </table:table-cell>
          <table:table-cell table:number-columns-repeated="2"/>
          <table:table-cell table:formula="of:=HYPERLINK(COM.MICROSOFT.CONCAT(&quot;https://www.amusement-center.com/project/egg/game/?product_id=&quot;; [.C918]))" office:value-type="string" office:string-value="https://www.amusement-center.com/project/egg/game/?product_id=554" calcext:value-type="string">
            <text:p>https://www.amusement-center.com/project/egg/game/?product_id=554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02a.bin</text:p>
          </table:table-cell>
          <table:table-cell office:value-type="string" calcext:value-type="string">
            <text:p>TAE0002.bmp</text:p>
          </table:table-cell>
          <table:table-cell table:number-columns-repeated="2"/>
          <table:table-cell table:formula="of:=HYPERLINK(COM.MICROSOFT.CONCAT(&quot;https://www.amusement-center.com/project/egg/game/?product_id=&quot;; [.C919]))" office:value-type="string" office:string-value="https://www.amusement-center.com/project/egg/game/?product_id=48" calcext:value-type="string">
            <text:p>https://www.amusement-center.com/project/egg/game/?product_id=48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01a.bin</text:p>
          </table:table-cell>
          <table:table-cell office:value-type="string" calcext:value-type="string">
            <text:p>TAE0001.bmp</text:p>
          </table:table-cell>
          <table:table-cell office:value-type="string" calcext:value-type="string">
            <text:p>TAE0001m.bin</text:p>
          </table:table-cell>
          <table:table-cell/>
          <table:table-cell table:formula="of:=HYPERLINK(COM.MICROSOFT.CONCAT(&quot;https://www.amusement-center.com/project/egg/game/?product_id=&quot;; [.C920]))" office:value-type="string" office:string-value="https://www.amusement-center.com/project/egg/game/?product_id=49" calcext:value-type="string">
            <text:p>https://www.amusement-center.com/project/egg/game/?product_id=49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03a.bin</text:p>
          </table:table-cell>
          <table:table-cell office:value-type="string" calcext:value-type="string">
            <text:p>TAE1003.bmp</text:p>
          </table:table-cell>
          <table:table-cell office:value-type="string" calcext:value-type="string">
            <text:p>TAE1003m.bin</text:p>
          </table:table-cell>
          <table:table-cell/>
          <table:table-cell table:formula="of:=HYPERLINK(COM.MICROSOFT.CONCAT(&quot;https://www.amusement-center.com/project/egg/game/?product_id=&quot;; [.C921]))" office:value-type="string" office:string-value="https://www.amusement-center.com/project/egg/game/?product_id=55" calcext:value-type="string">
            <text:p>https://www.amusement-center.com/project/egg/game/?product_id=55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2a.bin</text:p>
          </table:table-cell>
          <table:table-cell office:value-type="string" calcext:value-type="string">
            <text:p>TAE1002.bmp</text:p>
          </table:table-cell>
          <table:table-cell office:value-type="string" calcext:value-type="string">
            <text:p>TAE1002m.bin</text:p>
          </table:table-cell>
          <table:table-cell/>
          <table:table-cell table:formula="of:=HYPERLINK(COM.MICROSOFT.CONCAT(&quot;https://www.amusement-center.com/project/egg/game/?product_id=&quot;; [.C922]))" office:value-type="string" office:string-value="https://www.amusement-center.com/project/egg/game/?product_id=56" calcext:value-type="string">
            <text:p>https://www.amusement-center.com/project/egg/game/?product_id=56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16a.bin</text:p>
          </table:table-cell>
          <table:table-cell office:value-type="string" calcext:value-type="string">
            <text:p>TAE0016.bmp</text:p>
          </table:table-cell>
          <table:table-cell table:number-columns-repeated="2"/>
          <table:table-cell table:formula="of:=HYPERLINK(COM.MICROSOFT.CONCAT(&quot;https://www.amusement-center.com/project/egg/game/?product_id=&quot;; [.C923]))" office:value-type="string" office:string-value="https://www.amusement-center.com/project/egg/game/?product_id=60" calcext:value-type="string">
            <text:p>https://www.amusement-center.com/project/egg/game/?product_id=60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AE0017a.bin</text:p>
          </table:table-cell>
          <table:table-cell office:value-type="string" calcext:value-type="string">
            <text:p>TAE0017.bmp</text:p>
          </table:table-cell>
          <table:table-cell table:number-columns-repeated="2"/>
          <table:table-cell table:formula="of:=HYPERLINK(COM.MICROSOFT.CONCAT(&quot;https://www.amusement-center.com/project/egg/game/?product_id=&quot;; [.C924]))" office:value-type="string" office:string-value="https://www.amusement-center.com/project/egg/game/?product_id=61" calcext:value-type="string">
            <text:p>https://www.amusement-center.com/project/egg/game/?product_id=61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01a.bin</text:p>
          </table:table-cell>
          <table:table-cell office:value-type="string" calcext:value-type="string">
            <text:p>TAE0001.bmp</text:p>
          </table:table-cell>
          <table:table-cell office:value-type="string" calcext:value-type="string">
            <text:p>TAE0001m.bin</text:p>
          </table:table-cell>
          <table:table-cell/>
          <table:table-cell table:formula="of:=HYPERLINK(COM.MICROSOFT.CONCAT(&quot;https://www.amusement-center.com/project/egg/game/?product_id=&quot;; [.C925]))" office:value-type="string" office:string-value="https://www.amusement-center.com/project/egg/game/?product_id=355" calcext:value-type="string">
            <text:p>https://www.amusement-center.com/project/egg/game/?product_id=355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AE0002a.bin</text:p>
          </table:table-cell>
          <table:table-cell office:value-type="string" calcext:value-type="string">
            <text:p>PTAE0002.bmp</text:p>
          </table:table-cell>
          <table:table-cell office:value-type="string" calcext:value-type="string">
            <text:p>PTAE0002m.bin</text:p>
          </table:table-cell>
          <table:table-cell/>
          <table:table-cell table:formula="of:=HYPERLINK(COM.MICROSOFT.CONCAT(&quot;https://www.amusement-center.com/project/egg/game/?product_id=&quot;; [.C926]))" office:value-type="string" office:string-value="https://www.amusement-center.com/project/egg/game/?product_id=585" calcext:value-type="string">
            <text:p>https://www.amusement-center.com/project/egg/game/?product_id=585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24a.bin</text:p>
          </table:table-cell>
          <table:table-cell office:value-type="string" calcext:value-type="string">
            <text:p>TAE0024.bmp</text:p>
          </table:table-cell>
          <table:table-cell office:value-type="string" calcext:value-type="string">
            <text:p>TAE0024m.bin</text:p>
          </table:table-cell>
          <table:table-cell/>
          <table:table-cell table:formula="of:=HYPERLINK(COM.MICROSOFT.CONCAT(&quot;https://www.amusement-center.com/project/egg/game/?product_id=&quot;; [.C927]))" office:value-type="string" office:string-value="https://www.amusement-center.com/project/egg/game/?product_id=1104" calcext:value-type="string">
            <text:p>https://www.amusement-center.com/project/egg/game/?product_id=1104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6a.bin</text:p>
          </table:table-cell>
          <table:table-cell office:value-type="string" calcext:value-type="string">
            <text:p>TAE0036.bmp</text:p>
          </table:table-cell>
          <table:table-cell office:value-type="string" calcext:value-type="string">
            <text:p>TAE0036m.bin</text:p>
          </table:table-cell>
          <table:table-cell/>
          <table:table-cell table:formula="of:=HYPERLINK(COM.MICROSOFT.CONCAT(&quot;https://www.amusement-center.com/project/egg/game/?product_id=&quot;; [.C928]))" office:value-type="string" office:string-value="https://www.amusement-center.com/project/egg/game/?product_id=1535" calcext:value-type="string">
            <text:p>https://www.amusement-center.com/project/egg/game/?product_id=1535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4a.bin</text:p>
          </table:table-cell>
          <table:table-cell office:value-type="string" calcext:value-type="string">
            <text:p>TAE1014.bmp</text:p>
          </table:table-cell>
          <table:table-cell office:value-type="string" calcext:value-type="string">
            <text:p>TAE1014m.bin</text:p>
          </table:table-cell>
          <table:table-cell/>
          <table:table-cell table:formula="of:=HYPERLINK(COM.MICROSOFT.CONCAT(&quot;https://www.amusement-center.com/project/egg/game/?product_id=&quot;; [.C929]))" office:value-type="string" office:string-value="https://www.amusement-center.com/project/egg/game/?product_id=1549" calcext:value-type="string">
            <text:p>https://www.amusement-center.com/project/egg/game/?product_id=1549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PC-6601</text:p>
          </table:table-cell>
          <table:table-cell office:value-type="string" calcext:value-type="string">
            <text:p>TAE0042a.bin</text:p>
          </table:table-cell>
          <table:table-cell office:value-type="string" calcext:value-type="string">
            <text:p>TAE0042.bmp</text:p>
          </table:table-cell>
          <table:table-cell table:number-columns-repeated="2"/>
          <table:table-cell table:formula="of:=HYPERLINK(COM.MICROSOFT.CONCAT(&quot;https://www.amusement-center.com/project/egg/game/?product_id=&quot;; [.C930]))" office:value-type="string" office:string-value="https://www.amusement-center.com/project/egg/game/?product_id=1633" calcext:value-type="string">
            <text:p>https://www.amusement-center.com/project/egg/game/?product_id=1633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TAE0045a.bin</text:p>
          </table:table-cell>
          <table:table-cell office:value-type="string" calcext:value-type="string">
            <text:p>TAE0045.bmp</text:p>
          </table:table-cell>
          <table:table-cell table:number-columns-repeated="2"/>
          <table:table-cell table:formula="of:=HYPERLINK(COM.MICROSOFT.CONCAT(&quot;https://www.amusement-center.com/project/egg/game/?product_id=&quot;; [.C931]))" office:value-type="string" office:string-value="https://www.amusement-center.com/project/egg/game/?product_id=1655" calcext:value-type="string">
            <text:p>https://www.amusement-center.com/project/egg/game/?product_id=1655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AE0002a.bin</text:p>
          </table:table-cell>
          <table:table-cell office:value-type="string" calcext:value-type="string">
            <text:p>PTAE0002.bmp</text:p>
          </table:table-cell>
          <table:table-cell office:value-type="string" calcext:value-type="string">
            <text:p>PTAE0002m.bin</text:p>
          </table:table-cell>
          <table:table-cell/>
          <table:table-cell table:formula="of:=HYPERLINK(COM.MICROSOFT.CONCAT(&quot;https://www.amusement-center.com/project/egg/game/?product_id=&quot;; [.C932]))" office:value-type="string" office:string-value="https://www.amusement-center.com/project/egg/game/?product_id=1664" calcext:value-type="string">
            <text:p>https://www.amusement-center.com/project/egg/game/?product_id=1664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46a.bin</text:p>
          </table:table-cell>
          <table:table-cell office:value-type="string" calcext:value-type="string">
            <text:p>TAE0046.bmp</text:p>
          </table:table-cell>
          <table:table-cell table:number-columns-repeated="2"/>
          <table:table-cell table:formula="of:=HYPERLINK(COM.MICROSOFT.CONCAT(&quot;https://www.amusement-center.com/project/egg/game/?product_id=&quot;; [.C933]))" office:value-type="string" office:string-value="https://www.amusement-center.com/project/egg/game/?product_id=1693" calcext:value-type="string">
            <text:p>https://www.amusement-center.com/project/egg/game/?product_id=1693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2a.bin</text:p>
          </table:table-cell>
          <table:table-cell office:value-type="string" calcext:value-type="string">
            <text:p>TAE1002.bmp</text:p>
          </table:table-cell>
          <table:table-cell office:value-type="string" calcext:value-type="string">
            <text:p>TAE1002m.bin</text:p>
          </table:table-cell>
          <table:table-cell/>
          <table:table-cell table:formula="of:=HYPERLINK(COM.MICROSOFT.CONCAT(&quot;https://www.amusement-center.com/project/egg/game/?product_id=&quot;; [.C934]))" office:value-type="string" office:string-value="https://www.amusement-center.com/project/egg/game/?product_id=1721" calcext:value-type="string">
            <text:p>https://www.amusement-center.com/project/egg/game/?product_id=1721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46a.bin</text:p>
          </table:table-cell>
          <table:table-cell office:value-type="string" calcext:value-type="string">
            <text:p>TAE0046.bmp</text:p>
          </table:table-cell>
          <table:table-cell table:number-columns-repeated="2"/>
          <table:table-cell table:formula="of:=HYPERLINK(COM.MICROSOFT.CONCAT(&quot;https://www.amusement-center.com/project/egg/game/?product_id=&quot;; [.C935]))" office:value-type="string" office:string-value="https://www.amusement-center.com/project/egg/game/?product_id=1754" calcext:value-type="string">
            <text:p>https://www.amusement-center.com/project/egg/game/?product_id=1754</text:p>
          </table:table-cell>
        </table:table-row>
        <table:table-row table:style-name="ro1">
          <table:table-cell office:value-type="string" calcext:value-type="string">
            <text:p>ハイドライド</text:p>
          </table:table-cell>
          <table:table-cell office:value-type="string" calcext:value-type="string">
            <text:p>Hydlide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PC-6601</text:p>
          </table:table-cell>
          <table:table-cell office:value-type="string" calcext:value-type="string">
            <text:p>TAE0042a.bin</text:p>
          </table:table-cell>
          <table:table-cell office:value-type="string" calcext:value-type="string">
            <text:p>TAE0042.bmp</text:p>
          </table:table-cell>
          <table:table-cell table:number-columns-repeated="2"/>
          <table:table-cell table:formula="of:=HYPERLINK(COM.MICROSOFT.CONCAT(&quot;https://www.amusement-center.com/project/egg/game/?product_id=&quot;; [.C936]))" office:value-type="string" office:string-value="https://www.amusement-center.com/project/egg/game/?product_id=1787" calcext:value-type="string">
            <text:p>https://www.amusement-center.com/project/egg/game/?product_id=1787</text:p>
          </table:table-cell>
        </table:table-row>
        <table:table-row table:style-name="ro1">
          <table:table-cell office:value-type="string" calcext:value-type="string">
            <text:p>ハイドライド 異次元バージョン</text:p>
          </table:table-cell>
          <table:table-cell office:value-type="string" calcext:value-type="string">
            <text:p>Hydlide - Ijigen Version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54a.bin</text:p>
          </table:table-cell>
          <table:table-cell office:value-type="string" calcext:value-type="string">
            <text:p>TAE0054.bmp</text:p>
          </table:table-cell>
          <table:table-cell table:number-columns-repeated="2"/>
          <table:table-cell table:formula="of:=HYPERLINK(COM.MICROSOFT.CONCAT(&quot;https://www.amusement-center.com/project/egg/game/?product_id=&quot;; [.C937]))" office:value-type="string" office:string-value="https://www.amusement-center.com/project/egg/game/?product_id=1785" calcext:value-type="string">
            <text:p>https://www.amusement-center.com/project/egg/game/?product_id=1785</text:p>
          </table:table-cell>
        </table:table-row>
        <table:table-row table:style-name="ro1">
          <table:table-cell office:value-type="string" calcext:value-type="string">
            <text:p>ハイドライド・スペシャル</text:p>
          </table:table-cell>
          <table:table-cell office:value-type="string" calcext:value-type="string">
            <text:p>Hydlide - Special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TAE0038a.bin</text:p>
          </table:table-cell>
          <table:table-cell office:value-type="string" calcext:value-type="string">
            <text:p>TAE0038.bmp</text:p>
          </table:table-cell>
          <table:table-cell table:number-columns-repeated="2"/>
          <table:table-cell table:formula="of:=HYPERLINK(COM.MICROSOFT.CONCAT(&quot;https://www.amusement-center.com/project/egg/game/?product_id=&quot;; [.C938]))" office:value-type="string" office:string-value="https://www.amusement-center.com/project/egg/game/?product_id=1574" calcext:value-type="string">
            <text:p>https://www.amusement-center.com/project/egg/game/?product_id=1574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09a.bin</text:p>
          </table:table-cell>
          <table:table-cell office:value-type="string" calcext:value-type="string">
            <text:p>TAE0009.bmp</text:p>
          </table:table-cell>
          <table:table-cell office:value-type="string" calcext:value-type="string">
            <text:p>TAE0009m.bin</text:p>
          </table:table-cell>
          <table:table-cell/>
          <table:table-cell table:formula="of:=HYPERLINK(COM.MICROSOFT.CONCAT(&quot;https://www.amusement-center.com/project/egg/game/?product_id=&quot;; [.C939]))" office:value-type="string" office:string-value="https://www.amusement-center.com/project/egg/game/?product_id=50" calcext:value-type="string">
            <text:p>https://www.amusement-center.com/project/egg/game/?product_id=50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12a.bin</text:p>
          </table:table-cell>
          <table:table-cell office:value-type="string" calcext:value-type="string">
            <text:p>TAE0012.bmp</text:p>
          </table:table-cell>
          <table:table-cell table:number-columns-repeated="2"/>
          <table:table-cell table:formula="of:=HYPERLINK(COM.MICROSOFT.CONCAT(&quot;https://www.amusement-center.com/project/egg/game/?product_id=&quot;; [.C940]))" office:value-type="string" office:string-value="https://www.amusement-center.com/project/egg/game/?product_id=59" calcext:value-type="string">
            <text:p>https://www.amusement-center.com/project/egg/game/?product_id=59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0a.bin</text:p>
          </table:table-cell>
          <table:table-cell office:value-type="string" calcext:value-type="string">
            <text:p>TAE1010.bmp</text:p>
          </table:table-cell>
          <table:table-cell office:value-type="string" calcext:value-type="string">
            <text:p>TAE1010m.bin</text:p>
          </table:table-cell>
          <table:table-cell/>
          <table:table-cell table:formula="of:=HYPERLINK(COM.MICROSOFT.CONCAT(&quot;https://www.amusement-center.com/project/egg/game/?product_id=&quot;; [.C941]))" office:value-type="string" office:string-value="https://www.amusement-center.com/project/egg/game/?product_id=65" calcext:value-type="string">
            <text:p>https://www.amusement-center.com/project/egg/game/?product_id=65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0a.bin</text:p>
          </table:table-cell>
          <table:table-cell office:value-type="string" calcext:value-type="string">
            <text:p>TAE0030.bmp</text:p>
          </table:table-cell>
          <table:table-cell office:value-type="string" calcext:value-type="string">
            <text:p>TAE0030m.bin</text:p>
          </table:table-cell>
          <table:table-cell office:value-type="string" calcext:value-type="string">
            <text:p>TAE0030d.bin</text:p>
          </table:table-cell>
          <table:table-cell table:formula="of:=HYPERLINK(COM.MICROSOFT.CONCAT(&quot;https://www.amusement-center.com/project/egg/game/?product_id=&quot;; [.C942]))" office:value-type="string" office:string-value="https://www.amusement-center.com/project/egg/game/?product_id=1314" calcext:value-type="string">
            <text:p>https://www.amusement-center.com/project/egg/game/?product_id=1314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12a.bin</text:p>
          </table:table-cell>
          <table:table-cell office:value-type="string" calcext:value-type="string">
            <text:p>TAE1012.bmp</text:p>
          </table:table-cell>
          <table:table-cell office:value-type="string" calcext:value-type="string">
            <text:p>TAE1012m.bin</text:p>
          </table:table-cell>
          <table:table-cell/>
          <table:table-cell table:formula="of:=HYPERLINK(COM.MICROSOFT.CONCAT(&quot;https://www.amusement-center.com/project/egg/game/?product_id=&quot;; [.C943]))" office:value-type="string" office:string-value="https://www.amusement-center.com/project/egg/game/?product_id=1521" calcext:value-type="string">
            <text:p>https://www.amusement-center.com/project/egg/game/?product_id=1521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AE0012a.bin</text:p>
          </table:table-cell>
          <table:table-cell office:value-type="string" calcext:value-type="string">
            <text:p>TAE0012.bmp</text:p>
          </table:table-cell>
          <table:table-cell table:number-columns-repeated="2"/>
          <table:table-cell table:formula="of:=HYPERLINK(COM.MICROSOFT.CONCAT(&quot;https://www.amusement-center.com/project/egg/game/?product_id=&quot;; [.C944]))" office:value-type="string" office:string-value="https://www.amusement-center.com/project/egg/game/?product_id=1686" calcext:value-type="string">
            <text:p>https://www.amusement-center.com/project/egg/game/?product_id=1686</text:p>
          </table:table-cell>
        </table:table-row>
        <table:table-row table:style-name="ro1">
          <table:table-cell office:value-type="string" calcext:value-type="string">
            <text:p>ハイドライド3</text:p>
          </table:table-cell>
          <table:table-cell office:value-type="string" calcext:value-type="string">
            <text:p>Hydlide 3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0a.bin</text:p>
          </table:table-cell>
          <table:table-cell office:value-type="string" calcext:value-type="string">
            <text:p>TAE1010.bmp</text:p>
          </table:table-cell>
          <table:table-cell office:value-type="string" calcext:value-type="string">
            <text:p>TAE1010m.bin</text:p>
          </table:table-cell>
          <table:table-cell/>
          <table:table-cell table:formula="of:=HYPERLINK(COM.MICROSOFT.CONCAT(&quot;https://www.amusement-center.com/project/egg/game/?product_id=&quot;; [.C945]))" office:value-type="string" office:string-value="https://www.amusement-center.com/project/egg/game/?product_id=1776" calcext:value-type="string">
            <text:p>https://www.amusement-center.com/project/egg/game/?product_id=1776</text:p>
          </table:table-cell>
        </table:table-row>
        <table:table-row table:style-name="ro1">
          <table:table-cell office:value-type="string" calcext:value-type="string">
            <text:p>ハイドライド3SV</text:p>
          </table:table-cell>
          <table:table-cell office:value-type="string" calcext:value-type="string">
            <text:p>Hydlide 3 S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11a.bin</text:p>
          </table:table-cell>
          <table:table-cell office:value-type="string" calcext:value-type="string">
            <text:p>TAE0011.bmp</text:p>
          </table:table-cell>
          <table:table-cell office:value-type="string" calcext:value-type="string">
            <text:p>TAE0011m.bin</text:p>
          </table:table-cell>
          <table:table-cell/>
          <table:table-cell table:formula="of:=HYPERLINK(COM.MICROSOFT.CONCAT(&quot;https://www.amusement-center.com/project/egg/game/?product_id=&quot;; [.C946]))" office:value-type="string" office:string-value="https://www.amusement-center.com/project/egg/game/?product_id=52" calcext:value-type="string">
            <text:p>https://www.amusement-center.com/project/egg/game/?product_id=52</text:p>
          </table:table-cell>
        </table:table-row>
        <table:table-row table:style-name="ro1">
          <table:table-cell office:value-type="string" calcext:value-type="string">
            <text:p>ハイドライド３SV</text:p>
          </table:table-cell>
          <table:table-cell office:value-type="string" calcext:value-type="string">
            <text:p>Hydlide 3 SV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20a.bin</text:p>
          </table:table-cell>
          <table:table-cell office:value-type="string" calcext:value-type="string">
            <text:p>TAE0020.bmp</text:p>
          </table:table-cell>
          <table:table-cell table:number-columns-repeated="2"/>
          <table:table-cell table:formula="of:=HYPERLINK(COM.MICROSOFT.CONCAT(&quot;https://www.amusement-center.com/project/egg/game/?product_id=&quot;; [.C947]))" office:value-type="string" office:string-value="https://www.amusement-center.com/project/egg/game/?product_id=486" calcext:value-type="string">
            <text:p>https://www.amusement-center.com/project/egg/game/?product_id=486</text:p>
          </table:table-cell>
        </table:table-row>
        <table:table-row table:style-name="ro1">
          <table:table-cell office:value-type="string" calcext:value-type="string">
            <text:p>ハイドライド3SV</text:p>
          </table:table-cell>
          <table:table-cell office:value-type="string" calcext:value-type="string">
            <text:p>Hydlide 3 SV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PC-9801</text:p>
          </table:table-cell>
          <table:table-cell table:number-columns-repeated="4"/>
          <table:table-cell table:formula="of:=HYPERLINK(COM.MICROSOFT.CONCAT(&quot;https://www.amusement-center.com/project/egg/game/?product_id=&quot;; [.C948]))" office:value-type="string" office:string-value="https://www.amusement-center.com/project/egg/game/?product_id=1805" calcext:value-type="string">
            <text:p>https://www.amusement-center.com/project/egg/game/?product_id=1805</text:p>
          </table:table-cell>
        </table:table-row>
        <table:table-row table:style-name="ro1">
          <table:table-cell office:value-type="string" calcext:value-type="string">
            <text:p>ハイドライド3SV</text:p>
          </table:table-cell>
          <table:table-cell office:value-type="string" calcext:value-type="string">
            <text:p>Hydlide 3 SV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20a.bin</text:p>
          </table:table-cell>
          <table:table-cell office:value-type="string" calcext:value-type="string">
            <text:p>TAE0020.bmp</text:p>
          </table:table-cell>
          <table:table-cell table:number-columns-repeated="2"/>
          <table:table-cell table:formula="of:=HYPERLINK(COM.MICROSOFT.CONCAT(&quot;https://www.amusement-center.com/project/egg/game/?product_id=&quot;; [.C949]))" office:value-type="string" office:string-value="https://www.amusement-center.com/project/egg/game/?product_id=1731" calcext:value-type="string">
            <text:p>https://www.amusement-center.com/project/egg/game/?product_id=1731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04a.bin</text:p>
          </table:table-cell>
          <table:table-cell office:value-type="string" calcext:value-type="string">
            <text:p>TAE0004.bmp</text:p>
          </table:table-cell>
          <table:table-cell table:number-columns-repeated="2"/>
          <table:table-cell table:formula="of:=HYPERLINK(COM.MICROSOFT.CONCAT(&quot;https://www.amusement-center.com/project/egg/game/?product_id=&quot;; [.C950]))" office:value-type="string" office:string-value="https://www.amusement-center.com/project/egg/game/?product_id=44" calcext:value-type="string">
            <text:p>https://www.amusement-center.com/project/egg/game/?product_id=44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03a.bin</text:p>
          </table:table-cell>
          <table:table-cell office:value-type="string" calcext:value-type="string">
            <text:p>TAE0003.bmp</text:p>
          </table:table-cell>
          <table:table-cell office:value-type="string" calcext:value-type="string">
            <text:p>TAE0003m.bin</text:p>
          </table:table-cell>
          <table:table-cell/>
          <table:table-cell table:formula="of:=HYPERLINK(COM.MICROSOFT.CONCAT(&quot;https://www.amusement-center.com/project/egg/game/?product_id=&quot;; [.C951]))" office:value-type="string" office:string-value="https://www.amusement-center.com/project/egg/game/?product_id=47" calcext:value-type="string">
            <text:p>https://www.amusement-center.com/project/egg/game/?product_id=47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7a.bin</text:p>
          </table:table-cell>
          <table:table-cell office:value-type="string" calcext:value-type="string">
            <text:p>TAE1007.bmp</text:p>
          </table:table-cell>
          <table:table-cell table:number-columns-repeated="2"/>
          <table:table-cell table:formula="of:=HYPERLINK(COM.MICROSOFT.CONCAT(&quot;https://www.amusement-center.com/project/egg/game/?product_id=&quot;; [.C952]))" office:value-type="string" office:string-value="https://www.amusement-center.com/project/egg/game/?product_id=62" calcext:value-type="string">
            <text:p>https://www.amusement-center.com/project/egg/game/?product_id=62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25a.bin</text:p>
          </table:table-cell>
          <table:table-cell office:value-type="string" calcext:value-type="string">
            <text:p>TAE0025.bmp</text:p>
          </table:table-cell>
          <table:table-cell office:value-type="string" calcext:value-type="string">
            <text:p>TAE0025m.bin</text:p>
          </table:table-cell>
          <table:table-cell/>
          <table:table-cell table:formula="of:=HYPERLINK(COM.MICROSOFT.CONCAT(&quot;https://www.amusement-center.com/project/egg/game/?product_id=&quot;; [.C953]))" office:value-type="string" office:string-value="https://www.amusement-center.com/project/egg/game/?product_id=1107" calcext:value-type="string">
            <text:p>https://www.amusement-center.com/project/egg/game/?product_id=1107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29a.bin</text:p>
          </table:table-cell>
          <table:table-cell office:value-type="string" calcext:value-type="string">
            <text:p>TAE0029.bmp</text:p>
          </table:table-cell>
          <table:table-cell office:value-type="string" calcext:value-type="string">
            <text:p>TAE0029m.bin</text:p>
          </table:table-cell>
          <table:table-cell/>
          <table:table-cell table:formula="of:=HYPERLINK(COM.MICROSOFT.CONCAT(&quot;https://www.amusement-center.com/project/egg/game/?product_id=&quot;; [.C954]))" office:value-type="string" office:string-value="https://www.amusement-center.com/project/egg/game/?product_id=1309" calcext:value-type="string">
            <text:p>https://www.amusement-center.com/project/egg/game/?product_id=1309</text:p>
          </table:table-cell>
        </table:table-row>
        <table:table-row table:style-name="ro1">
          <table:table-cell office:value-type="string" calcext:value-type="string">
            <text:p>ハイドライドII</text:p>
          </table:table-cell>
          <table:table-cell office:value-type="string" calcext:value-type="string">
            <text:p>Hydlide II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7a.bin</text:p>
          </table:table-cell>
          <table:table-cell office:value-type="string" calcext:value-type="string">
            <text:p>TAE1007.bmp</text:p>
          </table:table-cell>
          <table:table-cell table:number-columns-repeated="2"/>
          <table:table-cell table:formula="of:=HYPERLINK(COM.MICROSOFT.CONCAT(&quot;https://www.amusement-center.com/project/egg/game/?product_id=&quot;; [.C955]))" office:value-type="string" office:string-value="https://www.amusement-center.com/project/egg/game/?product_id=1674" calcext:value-type="string">
            <text:p>https://www.amusement-center.com/project/egg/game/?product_id=1674</text:p>
          </table:table-cell>
        </table:table-row>
        <table:table-row table:style-name="ro1">
          <table:table-cell office:value-type="string" calcext:value-type="string">
            <text:p>ハイドライドWIN版１，２，３セット</text:p>
          </table:table-cell>
          <table:table-cell office:value-type="string" calcext:value-type="string">
            <text:p>Hydlide Win-ban 1, 2, 3 Set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PTAE0005a.bin</text:p>
          </table:table-cell>
          <table:table-cell office:value-type="string" calcext:value-type="string">
            <text:p>PTAE0005.bmp</text:p>
          </table:table-cell>
          <table:table-cell office:value-type="string" calcext:value-type="string">
            <text:p>PTAE0005m.bin</text:p>
          </table:table-cell>
          <table:table-cell/>
          <table:table-cell table:formula="of:=HYPERLINK(COM.MICROSOFT.CONCAT(&quot;https://www.amusement-center.com/project/egg/game/?product_id=&quot;; [.C956]))" office:value-type="string" office:string-value="https://www.amusement-center.com/project/egg/game/?product_id=591" calcext:value-type="string">
            <text:p>https://www.amusement-center.com/project/egg/game/?product_id=591</text:p>
          </table:table-cell>
        </table:table-row>
        <table:table-row table:style-name="ro1">
          <table:table-cell office:value-type="string" calcext:value-type="string">
            <text:p>ハイパースポーツ2</text:p>
          </table:table-cell>
          <table:table-cell office:value-type="string" calcext:value-type="string">
            <text:p>Hyper Sports 2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7a.bin</text:p>
          </table:table-cell>
          <table:table-cell office:value-type="string" calcext:value-type="string">
            <text:p>KNM1017.bmp</text:p>
          </table:table-cell>
          <table:table-cell office:value-type="string" calcext:value-type="string">
            <text:p>KNM1017m.bin</text:p>
          </table:table-cell>
          <table:table-cell/>
          <table:table-cell table:formula="of:=HYPERLINK(COM.MICROSOFT.CONCAT(&quot;https://www.amusement-center.com/project/egg/game/?product_id=&quot;; [.C957]))" office:value-type="string" office:string-value="https://www.amusement-center.com/project/egg/game/?product_id=1248" calcext:value-type="string">
            <text:p>https://www.amusement-center.com/project/egg/game/?product_id=1248</text:p>
          </table:table-cell>
        </table:table-row>
        <table:table-row table:style-name="ro1">
          <table:table-cell office:value-type="string" calcext:value-type="string">
            <text:p>パイプライン大作戦</text:p>
          </table:table-cell>
          <table:table-cell office:value-type="string" calcext:value-type="string">
            <text:p>Pipeline Daisakusen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OM6002a.bin</text:p>
          </table:table-cell>
          <table:table-cell office:value-type="string" calcext:value-type="string">
            <text:p>COM6002.bmp</text:p>
          </table:table-cell>
          <table:table-cell office:value-type="string" calcext:value-type="string">
            <text:p>COM6002m.bin</text:p>
          </table:table-cell>
          <table:table-cell/>
          <table:table-cell table:formula="of:=HYPERLINK(COM.MICROSOFT.CONCAT(&quot;https://www.amusement-center.com/project/egg/game/?product_id=&quot;; [.C958]))" office:value-type="string" office:string-value="https://www.amusement-center.com/project/egg/game/?product_id=1632" calcext:value-type="string">
            <text:p>https://www.amusement-center.com/project/egg/game/?product_id=1632</text:p>
          </table:table-cell>
        </table:table-row>
        <table:table-row table:style-name="ro1">
          <table:table-cell office:value-type="string" calcext:value-type="string">
            <text:p>パイプライン大作戦</text:p>
          </table:table-cell>
          <table:table-cell office:value-type="string" calcext:value-type="string">
            <text:p>Pipeline Daisakusen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OM6002a.bin</text:p>
          </table:table-cell>
          <table:table-cell/>
          <table:table-cell office:value-type="string" calcext:value-type="string">
            <text:p>COM6002m.bin</text:p>
          </table:table-cell>
          <table:table-cell/>
          <table:table-cell table:formula="of:=HYPERLINK(COM.MICROSOFT.CONCAT(&quot;https://www.amusement-center.com/project/egg/game/?product_id=&quot;; [.C959]))" office:value-type="string" office:string-value="https://www.amusement-center.com/project/egg/game/?product_id=1748" calcext:value-type="string">
            <text:p>https://www.amusement-center.com/project/egg/game/?product_id=1748</text:p>
          </table:table-cell>
        </table:table-row>
        <table:table-row table:style-name="ro1">
          <table:table-cell office:value-type="string" calcext:value-type="string">
            <text:p>バイブルマスター</text:p>
          </table:table-cell>
          <table:table-cell office:value-type="string" calcext:value-type="string">
            <text:p>Bible Master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GDA0001a.bin</text:p>
          </table:table-cell>
          <table:table-cell office:value-type="string" calcext:value-type="string">
            <text:p>GDA0001.bmp</text:p>
          </table:table-cell>
          <table:table-cell office:value-type="string" calcext:value-type="string">
            <text:p>GDA0001m.bin</text:p>
          </table:table-cell>
          <table:table-cell/>
          <table:table-cell table:formula="of:=HYPERLINK(COM.MICROSOFT.CONCAT(&quot;https://www.amusement-center.com/project/egg/game/?product_id=&quot;; [.C960]))" office:value-type="string" office:string-value="https://www.amusement-center.com/project/egg/game/?product_id=1161" calcext:value-type="string">
            <text:p>https://www.amusement-center.com/project/egg/game/?product_id=1161</text:p>
          </table:table-cell>
        </table:table-row>
        <table:table-row table:style-name="ro1">
          <table:table-cell office:value-type="string" calcext:value-type="string">
            <text:p>バイブルマスター2</text:p>
          </table:table-cell>
          <table:table-cell office:value-type="string" calcext:value-type="string">
            <text:p>Bible Master 2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GDA0002a.bin</text:p>
          </table:table-cell>
          <table:table-cell office:value-type="string" calcext:value-type="string">
            <text:p>GDA0002.bmp</text:p>
          </table:table-cell>
          <table:table-cell table:number-columns-repeated="2"/>
          <table:table-cell table:formula="of:=HYPERLINK(COM.MICROSOFT.CONCAT(&quot;https://www.amusement-center.com/project/egg/game/?product_id=&quot;; [.C961]))" office:value-type="string" office:string-value="https://www.amusement-center.com/project/egg/game/?product_id=1216" calcext:value-type="string">
            <text:p>https://www.amusement-center.com/project/egg/game/?product_id=1216</text:p>
          </table:table-cell>
        </table:table-row>
        <table:table-row table:style-name="ro1">
          <table:table-cell office:value-type="string" calcext:value-type="string">
            <text:p>ハウ・メニ・ロボット</text:p>
          </table:table-cell>
          <table:table-cell office:value-type="string" calcext:value-type="string">
            <text:p>How Many Robot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4a.bin</text:p>
          </table:table-cell>
          <table:table-cell office:value-type="string" calcext:value-type="string">
            <text:p>ART0024.bmp</text:p>
          </table:table-cell>
          <table:table-cell office:value-type="string" calcext:value-type="string">
            <text:p>ART0024m.bin</text:p>
          </table:table-cell>
          <table:table-cell/>
          <table:table-cell table:formula="of:=HYPERLINK(COM.MICROSOFT.CONCAT(&quot;https://www.amusement-center.com/project/egg/game/?product_id=&quot;; [.C962]))" office:value-type="string" office:string-value="https://www.amusement-center.com/project/egg/game/?product_id=1469" calcext:value-type="string">
            <text:p>https://www.amusement-center.com/project/egg/game/?product_id=1469</text:p>
          </table:table-cell>
        </table:table-row>
        <table:table-row table:style-name="ro1">
          <table:table-cell office:value-type="string" calcext:value-type="string">
            <text:p>ハウメニロボット</text:p>
          </table:table-cell>
          <table:table-cell office:value-type="string" calcext:value-type="string">
            <text:p>How Many Robo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ART0001a.bin</text:p>
          </table:table-cell>
          <table:table-cell office:value-type="string" calcext:value-type="string">
            <text:p>ART0001.bmp</text:p>
          </table:table-cell>
          <table:table-cell office:value-type="string" calcext:value-type="string">
            <text:p>ART0001m.bin</text:p>
          </table:table-cell>
          <table:table-cell/>
          <table:table-cell table:formula="of:=HYPERLINK(COM.MICROSOFT.CONCAT(&quot;https://www.amusement-center.com/project/egg/game/?product_id=&quot;; [.C963]))" office:value-type="string" office:string-value="https://www.amusement-center.com/project/egg/game/?product_id=274" calcext:value-type="string">
            <text:p>https://www.amusement-center.com/project/egg/game/?product_id=274</text:p>
          </table:table-cell>
        </table:table-row>
        <table:table-row table:style-name="ro1">
          <table:table-cell office:value-type="string" calcext:value-type="string">
            <text:p>バギーポッパー </text:p>
          </table:table-cell>
          <table:table-cell office:value-type="string" calcext:value-type="string">
            <text:p>Buggy Popper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6a.bin</text:p>
          </table:table-cell>
          <table:table-cell office:value-type="string" calcext:value-type="string">
            <text:p>GMD0006.bmp</text:p>
          </table:table-cell>
          <table:table-cell office:value-type="string" calcext:value-type="string">
            <text:p>GMD0006m.bin</text:p>
          </table:table-cell>
          <table:table-cell/>
          <table:table-cell table:formula="of:=HYPERLINK(COM.MICROSOFT.CONCAT(&quot;https://www.amusement-center.com/project/egg/game/?product_id=&quot;; [.C964]))" office:value-type="string" office:string-value="https://www.amusement-center.com/project/egg/game/?product_id=902" calcext:value-type="string">
            <text:p>https://www.amusement-center.com/project/egg/game/?product_id=902</text:p>
          </table:table-cell>
        </table:table-row>
        <table:table-row table:style-name="ro1">
          <table:table-cell office:value-type="string" calcext:value-type="string">
            <text:p>バケツリレーチャンプ</text:p>
          </table:table-cell>
          <table:table-cell office:value-type="string" calcext:value-type="string">
            <text:p>Bucket Relay Champ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01a.bin</text:p>
          </table:table-cell>
          <table:table-cell/>
          <table:table-cell office:value-type="string" calcext:value-type="string">
            <text:p>COM5001m.bin</text:p>
          </table:table-cell>
          <table:table-cell/>
          <table:table-cell table:formula="of:=HYPERLINK(COM.MICROSOFT.CONCAT(&quot;https://www.amusement-center.com/project/egg/game/?product_id=&quot;; [.C965]))" office:value-type="string" office:string-value="https://www.amusement-center.com/project/egg/game/?product_id=1205" calcext:value-type="string">
            <text:p>https://www.amusement-center.com/project/egg/game/?product_id=1205</text:p>
          </table:table-cell>
        </table:table-row>
        <table:table-row table:style-name="ro1">
          <table:table-cell office:value-type="string" calcext:value-type="string">
            <text:p>はしれへべれけ</text:p>
          </table:table-cell>
          <table:table-cell office:value-type="string" calcext:value-type="string">
            <text:p>Hashire Heberek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10a.bin</text:p>
          </table:table-cell>
          <table:table-cell office:value-type="string" calcext:value-type="string">
            <text:p>SNT0010.bmp</text:p>
          </table:table-cell>
          <table:table-cell office:value-type="string" calcext:value-type="string">
            <text:p>SNT0010m.bin</text:p>
          </table:table-cell>
          <table:table-cell/>
          <table:table-cell table:formula="of:=HYPERLINK(COM.MICROSOFT.CONCAT(&quot;https://www.amusement-center.com/project/egg/game/?product_id=&quot;; [.C966]))" office:value-type="string" office:string-value="https://www.amusement-center.com/project/egg/game/?product_id=960" calcext:value-type="string">
            <text:p>https://www.amusement-center.com/project/egg/game/?product_id=960</text:p>
          </table:table-cell>
        </table:table-row>
        <table:table-row table:style-name="ro1">
          <table:table-cell office:value-type="string" calcext:value-type="string">
            <text:p>パックランド</text:p>
          </table:table-cell>
          <table:table-cell office:value-type="string" calcext:value-type="string">
            <text:p>Pac-Land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BNE0002a.bin</text:p>
          </table:table-cell>
          <table:table-cell office:value-type="string" calcext:value-type="string">
            <text:p>BNE0002.bmp</text:p>
          </table:table-cell>
          <table:table-cell table:number-columns-repeated="2"/>
          <table:table-cell table:formula="of:=HYPERLINK(COM.MICROSOFT.CONCAT(&quot;https://www.amusement-center.com/project/egg/game/?product_id=&quot;; [.C967]))" office:value-type="string" office:string-value="https://www.amusement-center.com/project/egg/game/?product_id=1602" calcext:value-type="string">
            <text:p>https://www.amusement-center.com/project/egg/game/?product_id=1602</text:p>
          </table:table-cell>
        </table:table-row>
        <table:table-row table:style-name="ro1">
          <table:table-cell office:value-type="string" calcext:value-type="string">
            <text:p>ハッスルチューミー</text:p>
          </table:table-cell>
          <table:table-cell office:value-type="string" calcext:value-type="string">
            <text:p>Hustle Chumy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G-1000</text:p>
          </table:table-cell>
          <table:table-cell office:value-type="string" calcext:value-type="string">
            <text:p>COM4002a.bin</text:p>
          </table:table-cell>
          <table:table-cell office:value-type="string" calcext:value-type="string">
            <text:p>COM4002.bmp</text:p>
          </table:table-cell>
          <table:table-cell table:number-columns-repeated="2"/>
          <table:table-cell table:formula="of:=HYPERLINK(COM.MICROSOFT.CONCAT(&quot;https://www.amusement-center.com/project/egg/game/?product_id=&quot;; [.C968]))" office:value-type="string" office:string-value="https://www.amusement-center.com/project/egg/game/?product_id=1062" calcext:value-type="string">
            <text:p>https://www.amusement-center.com/project/egg/game/?product_id=1062</text:p>
          </table:table-cell>
        </table:table-row>
        <table:table-row table:style-name="ro1">
          <table:table-cell office:value-type="string" calcext:value-type="string">
            <text:p>ハッスルチューミー</text:p>
          </table:table-cell>
          <table:table-cell office:value-type="string" calcext:value-type="string">
            <text:p>Hustle Chumy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23a.bin</text:p>
          </table:table-cell>
          <table:table-cell office:value-type="string" calcext:value-type="string">
            <text:p>COM1023.bmp</text:p>
          </table:table-cell>
          <table:table-cell table:number-columns-repeated="2"/>
          <table:table-cell table:formula="of:=HYPERLINK(COM.MICROSOFT.CONCAT(&quot;https://www.amusement-center.com/project/egg/game/?product_id=&quot;; [.C969]))" office:value-type="string" office:string-value="https://www.amusement-center.com/project/egg/game/?product_id=1126" calcext:value-type="string">
            <text:p>https://www.amusement-center.com/project/egg/game/?product_id=1126</text:p>
          </table:table-cell>
        </table:table-row>
        <table:table-row table:style-name="ro1">
          <table:table-cell office:value-type="string" calcext:value-type="string">
            <text:p>ハッスルチューミー</text:p>
          </table:table-cell>
          <table:table-cell office:value-type="string" calcext:value-type="string">
            <text:p>Hustle Chum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23a.bin</text:p>
          </table:table-cell>
          <table:table-cell office:value-type="string" calcext:value-type="string">
            <text:p>COM1023.bmp</text:p>
          </table:table-cell>
          <table:table-cell table:number-columns-repeated="2"/>
          <table:table-cell table:formula="of:=HYPERLINK(COM.MICROSOFT.CONCAT(&quot;https://www.amusement-center.com/project/egg/game/?product_id=&quot;; [.C970]))" office:value-type="string" office:string-value="https://www.amusement-center.com/project/egg/game/?product_id=1230" calcext:value-type="string">
            <text:p>https://www.amusement-center.com/project/egg/game/?product_id=1230</text:p>
          </table:table-cell>
        </table:table-row>
        <table:table-row table:style-name="ro1">
          <table:table-cell office:value-type="string" calcext:value-type="string">
            <text:p>バトルゴリラ</text:p>
          </table:table-cell>
          <table:table-cell office:value-type="string" calcext:value-type="string">
            <text:p>Battle Gorill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31a.bin</text:p>
          </table:table-cell>
          <table:table-cell office:value-type="string" calcext:value-type="string">
            <text:p>XTA0031.bmp</text:p>
          </table:table-cell>
          <table:table-cell table:number-columns-repeated="2"/>
          <table:table-cell table:formula="of:=HYPERLINK(COM.MICROSOFT.CONCAT(&quot;https://www.amusement-center.com/project/egg/game/?product_id=&quot;; [.C971]))" office:value-type="string" office:string-value="https://www.amusement-center.com/project/egg/game/?product_id=1661" calcext:value-type="string">
            <text:p>https://www.amusement-center.com/project/egg/game/?product_id=1661</text:p>
          </table:table-cell>
        </table:table-row>
        <table:table-row table:style-name="ro1">
          <table:table-cell office:value-type="string" calcext:value-type="string">
            <text:p>バトルシップクラプトン2</text:p>
          </table:table-cell>
          <table:table-cell office:value-type="string" calcext:value-type="string">
            <text:p>Battleship Clapton 2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20a.bin</text:p>
          </table:table-cell>
          <table:table-cell office:value-type="string" calcext:value-type="string">
            <text:p>TAE1020.bmp</text:p>
          </table:table-cell>
          <table:table-cell table:number-columns-repeated="2"/>
          <table:table-cell table:formula="of:=HYPERLINK(COM.MICROSOFT.CONCAT(&quot;https://www.amusement-center.com/project/egg/game/?product_id=&quot;; [.C972]))" office:value-type="string" office:string-value="https://www.amusement-center.com/project/egg/game/?product_id=1726" calcext:value-type="string">
            <text:p>https://www.amusement-center.com/project/egg/game/?product_id=1726</text:p>
          </table:table-cell>
        </table:table-row>
        <table:table-row table:style-name="ro1">
          <table:table-cell office:value-type="string" calcext:value-type="string">
            <text:p>バトルシティー</text:p>
          </table:table-cell>
          <table:table-cell office:value-type="string" calcext:value-type="string">
            <text:p>Battle City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NE0004a.bin</text:p>
          </table:table-cell>
          <table:table-cell office:value-type="string" calcext:value-type="string">
            <text:p>BNE0004.bmp</text:p>
          </table:table-cell>
          <table:table-cell office:value-type="string" calcext:value-type="string">
            <text:p>BNE0004m.bin</text:p>
          </table:table-cell>
          <table:table-cell/>
          <table:table-cell table:formula="of:=HYPERLINK(COM.MICROSOFT.CONCAT(&quot;https://www.amusement-center.com/project/egg/game/?product_id=&quot;; [.C973]))" office:value-type="string" office:string-value="https://www.amusement-center.com/project/egg/game/?product_id=1611" calcext:value-type="string">
            <text:p>https://www.amusement-center.com/project/egg/game/?product_id=1611</text:p>
          </table:table-cell>
        </table:table-row>
        <table:table-row table:style-name="ro1">
          <table:table-cell office:value-type="string" calcext:value-type="string">
            <text:p>バトルスキンパニック </text:p>
          </table:table-cell>
          <table:table-cell office:value-type="string" calcext:value-type="string">
            <text:p>Battle Skin Panic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NX0001a.bin</text:p>
          </table:table-cell>
          <table:table-cell office:value-type="string" calcext:value-type="string">
            <text:p>GNX0001.bmp</text:p>
          </table:table-cell>
          <table:table-cell office:value-type="string" calcext:value-type="string">
            <text:p>GNX0001m.bin</text:p>
          </table:table-cell>
          <table:table-cell/>
          <table:table-cell table:formula="of:=HYPERLINK(COM.MICROSOFT.CONCAT(&quot;https://www.amusement-center.com/project/egg/game/?product_id=&quot;; [.C974]))" office:value-type="string" office:string-value="https://www.amusement-center.com/project/egg/game/?product_id=908" calcext:value-type="string">
            <text:p>https://www.amusement-center.com/project/egg/game/?product_id=908</text:p>
          </table:table-cell>
        </table:table-row>
        <table:table-row table:style-name="ro1">
          <table:table-cell office:value-type="string" calcext:value-type="string">
            <text:p>バトルフォーミュラ</text:p>
          </table:table-cell>
          <table:table-cell office:value-type="string" calcext:value-type="string">
            <text:p>Battle Formula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24a.bin</text:p>
          </table:table-cell>
          <table:table-cell office:value-type="string" calcext:value-type="string">
            <text:p>SNT0024.bmp</text:p>
          </table:table-cell>
          <table:table-cell table:number-columns-repeated="2"/>
          <table:table-cell table:formula="of:=HYPERLINK(COM.MICROSOFT.CONCAT(&quot;https://www.amusement-center.com/project/egg/game/?product_id=&quot;; [.C975]))" office:value-type="string" office:string-value="https://www.amusement-center.com/project/egg/game/?product_id=1089" calcext:value-type="string">
            <text:p>https://www.amusement-center.com/project/egg/game/?product_id=1089</text:p>
          </table:table-cell>
        </table:table-row>
        <table:table-row table:style-name="ro1">
          <table:table-cell office:value-type="string" calcext:value-type="string">
            <text:p>バビロン</text:p>
          </table:table-cell>
          <table:table-cell office:value-type="string" calcext:value-type="string">
            <text:p>Babyl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3a.bin</text:p>
          </table:table-cell>
          <table:table-cell office:value-type="string" calcext:value-type="string">
            <text:p>XTA0003.bmp</text:p>
          </table:table-cell>
          <table:table-cell office:value-type="string" calcext:value-type="string">
            <text:p>XTA0003m.bin</text:p>
          </table:table-cell>
          <table:table-cell/>
          <table:table-cell table:formula="of:=HYPERLINK(COM.MICROSOFT.CONCAT(&quot;https://www.amusement-center.com/project/egg/game/?product_id=&quot;; [.C976]))" office:value-type="string" office:string-value="https://www.amusement-center.com/project/egg/game/?product_id=130" calcext:value-type="string">
            <text:p>https://www.amusement-center.com/project/egg/game/?product_id=130</text:p>
          </table:table-cell>
        </table:table-row>
        <table:table-row table:style-name="ro1">
          <table:table-cell office:value-type="string" calcext:value-type="string">
            <text:p>バビロン</text:p>
          </table:table-cell>
          <table:table-cell office:value-type="string" calcext:value-type="string">
            <text:p>Babylon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6a.bin</text:p>
          </table:table-cell>
          <table:table-cell office:value-type="string" calcext:value-type="string">
            <text:p>XTA0016.bmp</text:p>
          </table:table-cell>
          <table:table-cell office:value-type="string" calcext:value-type="string">
            <text:p>XTA0016m.bin</text:p>
          </table:table-cell>
          <table:table-cell/>
          <table:table-cell table:formula="of:=HYPERLINK(COM.MICROSOFT.CONCAT(&quot;https://www.amusement-center.com/project/egg/game/?product_id=&quot;; [.C977]))" office:value-type="string" office:string-value="https://www.amusement-center.com/project/egg/game/?product_id=1124" calcext:value-type="string">
            <text:p>https://www.amusement-center.com/project/egg/game/?product_id=1124</text:p>
          </table:table-cell>
        </table:table-row>
        <table:table-row table:style-name="ro1">
          <table:table-cell office:value-type="string" calcext:value-type="string">
            <text:p>バビロン</text:p>
          </table:table-cell>
          <table:table-cell office:value-type="string" calcext:value-type="string">
            <text:p>Babylon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6a.bin</text:p>
          </table:table-cell>
          <table:table-cell office:value-type="string" calcext:value-type="string">
            <text:p>XTA0016.bmp</text:p>
          </table:table-cell>
          <table:table-cell office:value-type="string" calcext:value-type="string">
            <text:p>XTA0016m.bin</text:p>
          </table:table-cell>
          <table:table-cell/>
          <table:table-cell table:formula="of:=HYPERLINK(COM.MICROSOFT.CONCAT(&quot;https://www.amusement-center.com/project/egg/game/?product_id=&quot;; [.C978]))" office:value-type="string" office:string-value="https://www.amusement-center.com/project/egg/game/?product_id=1725" calcext:value-type="string">
            <text:p>https://www.amusement-center.com/project/egg/game/?product_id=1725</text:p>
          </table:table-cell>
        </table:table-row>
        <table:table-row table:style-name="ro1">
          <table:table-cell office:value-type="string" calcext:value-type="string">
            <text:p>バビロン</text:p>
          </table:table-cell>
          <table:table-cell office:value-type="string" calcext:value-type="string">
            <text:p>Babylon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XTA0033a.bin</text:p>
          </table:table-cell>
          <table:table-cell table:number-columns-repeated="3"/>
          <table:table-cell table:formula="of:=HYPERLINK(COM.MICROSOFT.CONCAT(&quot;https://www.amusement-center.com/project/egg/game/?product_id=&quot;; [.C979]))" office:value-type="string" office:string-value="https://www.amusement-center.com/project/egg/game/?product_id=1740" calcext:value-type="string">
            <text:p>https://www.amusement-center.com/project/egg/game/?product_id=1740</text:p>
          </table:table-cell>
        </table:table-row>
        <table:table-row table:style-name="ro1">
          <table:table-cell office:value-type="string" calcext:value-type="string">
            <text:p>バビロン</text:p>
          </table:table-cell>
          <table:table-cell office:value-type="string" calcext:value-type="string">
            <text:p>Babylon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XTA0034a.bin</text:p>
          </table:table-cell>
          <table:table-cell office:value-type="string" calcext:value-type="string">
            <text:p>XTA0034.bmp</text:p>
          </table:table-cell>
          <table:table-cell office:value-type="string" calcext:value-type="string">
            <text:p>XTA0034m.bin</text:p>
          </table:table-cell>
          <table:table-cell/>
          <table:table-cell table:formula="of:=HYPERLINK(COM.MICROSOFT.CONCAT(&quot;https://www.amusement-center.com/project/egg/game/?product_id=&quot;; [.C980]))" office:value-type="string" office:string-value="https://www.amusement-center.com/project/egg/game/?product_id=1772" calcext:value-type="string">
            <text:p>https://www.amusement-center.com/project/egg/game/?product_id=1772</text:p>
          </table:table-cell>
        </table:table-row>
        <table:table-row table:style-name="ro1">
          <table:table-cell office:value-type="string" calcext:value-type="string">
            <text:p>ハミングバードソフト1，100円セット【2021夏のトリプルキャンペーン限定】</text:p>
          </table:table-cell>
          <table:table-cell office:value-type="string" calcext:value-type="string">
            <text:p>Hummingbird Soft (1, 100-en Set (2021 Natsu no Triple Campaign Gentei)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M0017a.bin</text:p>
          </table:table-cell>
          <table:table-cell office:value-type="string" calcext:value-type="string">
            <text:p>HAM0017.bmp</text:p>
          </table:table-cell>
          <table:table-cell office:value-type="string" calcext:value-type="string">
            <text:p>HAM0017m.bin</text:p>
          </table:table-cell>
          <table:table-cell/>
          <table:table-cell table:formula="of:=HYPERLINK(COM.MICROSOFT.CONCAT(&quot;https://www.amusement-center.com/project/egg/game/?product_id=&quot;; [.C981]))" office:value-type="string" office:string-value="https://www.amusement-center.com/project/egg/game/?product_id=1645" calcext:value-type="string">
            <text:p>https://www.amusement-center.com/project/egg/game/?product_id=1645</text:p>
          </table:table-cell>
        </table:table-row>
        <table:table-row table:style-name="ro1">
          <table:table-cell office:value-type="string" calcext:value-type="string">
            <text:p>パラケルススの魔剣</text:p>
          </table:table-cell>
          <table:table-cell office:value-type="string" calcext:value-type="string">
            <text:p>Paracelsus no Make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HAM0003a.bin</text:p>
          </table:table-cell>
          <table:table-cell office:value-type="string" calcext:value-type="string">
            <text:p>HAM0003.bmp</text:p>
          </table:table-cell>
          <table:table-cell office:value-type="string" calcext:value-type="string">
            <text:p>HAM0003m.bin</text:p>
          </table:table-cell>
          <table:table-cell/>
          <table:table-cell table:formula="of:=HYPERLINK(COM.MICROSOFT.CONCAT(&quot;https://www.amusement-center.com/project/egg/game/?product_id=&quot;; [.C982]))" office:value-type="string" office:string-value="https://www.amusement-center.com/project/egg/game/?product_id=189" calcext:value-type="string">
            <text:p>https://www.amusement-center.com/project/egg/game/?product_id=189</text:p>
          </table:table-cell>
        </table:table-row>
        <table:table-row table:style-name="ro1">
          <table:table-cell office:value-type="string" calcext:value-type="string">
            <text:p>パラディン</text:p>
          </table:table-cell>
          <table:table-cell office:value-type="string" calcext:value-type="string">
            <text:p>Paladin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22a.bin</text:p>
          </table:table-cell>
          <table:table-cell office:value-type="string" calcext:value-type="string">
            <text:p>BOT0022.bmp</text:p>
          </table:table-cell>
          <table:table-cell table:number-columns-repeated="2"/>
          <table:table-cell table:formula="of:=HYPERLINK(COM.MICROSOFT.CONCAT(&quot;https://www.amusement-center.com/project/egg/game/?product_id=&quot;; [.C983]))" office:value-type="string" office:string-value="https://www.amusement-center.com/project/egg/game/?product_id=462" calcext:value-type="string">
            <text:p>https://www.amusement-center.com/project/egg/game/?product_id=462</text:p>
          </table:table-cell>
        </table:table-row>
        <table:table-row table:style-name="ro1">
          <table:table-cell office:value-type="string" calcext:value-type="string">
            <text:p>パラメデス</text:p>
          </table:table-cell>
          <table:table-cell office:value-type="string" calcext:value-type="string">
            <text:p>Palamedes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6a.bin</text:p>
          </table:table-cell>
          <table:table-cell office:value-type="string" calcext:value-type="string">
            <text:p>HOT1006.bmp</text:p>
          </table:table-cell>
          <table:table-cell table:number-columns-repeated="2"/>
          <table:table-cell table:formula="of:=HYPERLINK(COM.MICROSOFT.CONCAT(&quot;https://www.amusement-center.com/project/egg/game/?product_id=&quot;; [.C984]))" office:value-type="string" office:string-value="https://www.amusement-center.com/project/egg/game/?product_id=1563" calcext:value-type="string">
            <text:p>https://www.amusement-center.com/project/egg/game/?product_id=1563</text:p>
          </table:table-cell>
        </table:table-row>
        <table:table-row table:style-name="ro1">
          <table:table-cell office:value-type="string" calcext:value-type="string">
            <text:p>パルスター</text:p>
          </table:table-cell>
          <table:table-cell office:value-type="string" calcext:value-type="string">
            <text:p>Pulstar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9a.bin</text:p>
          </table:table-cell>
          <table:table-cell office:value-type="string" calcext:value-type="string">
            <text:p>SKP0009.bmp</text:p>
          </table:table-cell>
          <table:table-cell office:value-type="string" calcext:value-type="string">
            <text:p>SKP0009m.bin</text:p>
          </table:table-cell>
          <table:table-cell/>
          <table:table-cell table:formula="of:=HYPERLINK(COM.MICROSOFT.CONCAT(&quot;https://www.amusement-center.com/project/egg/game/?product_id=&quot;; [.C985]))" office:value-type="string" office:string-value="https://www.amusement-center.com/project/egg/game/?product_id=938" calcext:value-type="string">
            <text:p>https://www.amusement-center.com/project/egg/game/?product_id=938</text:p>
          </table:table-cell>
        </table:table-row>
        <table:table-row table:style-name="ro1">
          <table:table-cell office:value-type="string" calcext:value-type="string">
            <text:p>パルスター</text:p>
          </table:table-cell>
          <table:table-cell office:value-type="string" calcext:value-type="string">
            <text:p>Pulstar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9a.bin</text:p>
          </table:table-cell>
          <table:table-cell office:value-type="string" calcext:value-type="string">
            <text:p>SKP0009.bmp</text:p>
          </table:table-cell>
          <table:table-cell office:value-type="string" calcext:value-type="string">
            <text:p>SKP0009m.bin</text:p>
          </table:table-cell>
          <table:table-cell/>
          <table:table-cell table:formula="of:=HYPERLINK(COM.MICROSOFT.CONCAT(&quot;https://www.amusement-center.com/project/egg/game/?product_id=&quot;; [.C986]))" office:value-type="string" office:string-value="https://www.amusement-center.com/project/egg/game/?product_id=1026" calcext:value-type="string">
            <text:p>https://www.amusement-center.com/project/egg/game/?product_id=1026</text:p>
          </table:table-cell>
        </table:table-row>
        <table:table-row table:style-name="ro1">
          <table:table-cell office:value-type="string" calcext:value-type="string">
            <text:p>パロディウス</text:p>
          </table:table-cell>
          <table:table-cell office:value-type="string" calcext:value-type="string">
            <text:p>Parodius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1a.bin</text:p>
          </table:table-cell>
          <table:table-cell office:value-type="string" calcext:value-type="string">
            <text:p>KNM1001.bmp</text:p>
          </table:table-cell>
          <table:table-cell office:value-type="string" calcext:value-type="string">
            <text:p>KNM1001m.bin</text:p>
          </table:table-cell>
          <table:table-cell/>
          <table:table-cell table:formula="of:=HYPERLINK(COM.MICROSOFT.CONCAT(&quot;https://www.amusement-center.com/project/egg/game/?product_id=&quot;; [.C987]))" office:value-type="string" office:string-value="https://www.amusement-center.com/project/egg/game/?product_id=1159" calcext:value-type="string">
            <text:p>https://www.amusement-center.com/project/egg/game/?product_id=1159</text:p>
          </table:table-cell>
        </table:table-row>
        <table:table-row table:style-name="ro1">
          <table:table-cell office:value-type="string" calcext:value-type="string">
            <text:p>パワーアスリート</text:p>
          </table:table-cell>
          <table:table-cell office:value-type="string" calcext:value-type="string">
            <text:p>Power Athlete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KNK0005a.bin</text:p>
          </table:table-cell>
          <table:table-cell office:value-type="string" calcext:value-type="string">
            <text:p>KNK0005.bmp</text:p>
          </table:table-cell>
          <table:table-cell office:value-type="string" calcext:value-type="string">
            <text:p>KNK0005m.bin</text:p>
          </table:table-cell>
          <table:table-cell/>
          <table:table-cell table:formula="of:=HYPERLINK(COM.MICROSOFT.CONCAT(&quot;https://www.amusement-center.com/project/egg/game/?product_id=&quot;; [.C988]))" office:value-type="string" office:string-value="https://www.amusement-center.com/project/egg/game/?product_id=1246" calcext:value-type="string">
            <text:p>https://www.amusement-center.com/project/egg/game/?product_id=1246</text:p>
          </table:table-cell>
        </table:table-row>
        <table:table-row table:style-name="ro1">
          <table:table-cell office:value-type="string" calcext:value-type="string">
            <text:p>パワーアスリート</text:p>
          </table:table-cell>
          <table:table-cell office:value-type="string" calcext:value-type="string">
            <text:p>Power Athlete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KNK0004a.bin</text:p>
          </table:table-cell>
          <table:table-cell office:value-type="string" calcext:value-type="string">
            <text:p>KNK0004.bmp</text:p>
          </table:table-cell>
          <table:table-cell table:number-columns-repeated="2"/>
          <table:table-cell table:formula="of:=HYPERLINK(COM.MICROSOFT.CONCAT(&quot;https://www.amusement-center.com/project/egg/game/?product_id=&quot;; [.C989]))" office:value-type="string" office:string-value="https://www.amusement-center.com/project/egg/game/?product_id=1289" calcext:value-type="string">
            <text:p>https://www.amusement-center.com/project/egg/game/?product_id=1289</text:p>
          </table:table-cell>
        </table:table-row>
        <table:table-row table:style-name="ro1">
          <table:table-cell office:value-type="string" calcext:value-type="string">
            <text:p>パワードール</text:p>
          </table:table-cell>
          <table:table-cell office:value-type="string" calcext:value-type="string">
            <text:p>Power Dol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KSK0001a.bin</text:p>
          </table:table-cell>
          <table:table-cell office:value-type="string" calcext:value-type="string">
            <text:p>PKSK0001.bmp</text:p>
          </table:table-cell>
          <table:table-cell office:value-type="string" calcext:value-type="string">
            <text:p>PKSK0001m.bin</text:p>
          </table:table-cell>
          <table:table-cell/>
          <table:table-cell table:formula="of:=HYPERLINK(COM.MICROSOFT.CONCAT(&quot;https://www.amusement-center.com/project/egg/game/?product_id=&quot;; [.C990]))" office:value-type="string" office:string-value="https://www.amusement-center.com/project/egg/game/?product_id=626" calcext:value-type="string">
            <text:p>https://www.amusement-center.com/project/egg/game/?product_id=626</text:p>
          </table:table-cell>
        </table:table-row>
        <table:table-row table:style-name="ro1">
          <table:table-cell office:value-type="string" calcext:value-type="string">
            <text:p>パワードール</text:p>
          </table:table-cell>
          <table:table-cell office:value-type="string" calcext:value-type="string">
            <text:p>Power Dolls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43a.bin</text:p>
          </table:table-cell>
          <table:table-cell office:value-type="string" calcext:value-type="string">
            <text:p>KSK0043.bmp</text:p>
          </table:table-cell>
          <table:table-cell office:value-type="string" calcext:value-type="string">
            <text:p>KSK0043m.bin</text:p>
          </table:table-cell>
          <table:table-cell/>
          <table:table-cell table:formula="of:=HYPERLINK(COM.MICROSOFT.CONCAT(&quot;https://www.amusement-center.com/project/egg/game/?product_id=&quot;; [.C991]))" office:value-type="string" office:string-value="https://www.amusement-center.com/project/egg/game/?product_id=1463" calcext:value-type="string">
            <text:p>https://www.amusement-center.com/project/egg/game/?product_id=1463</text:p>
          </table:table-cell>
        </table:table-row>
        <table:table-row table:style-name="ro1">
          <table:table-cell office:value-type="string" calcext:value-type="string">
            <text:p>パワードール2</text:p>
          </table:table-cell>
          <table:table-cell office:value-type="string" calcext:value-type="string">
            <text:p>Power Dolls 2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36a.bin</text:p>
          </table:table-cell>
          <table:table-cell office:value-type="string" calcext:value-type="string">
            <text:p>KSK0036.bmp</text:p>
          </table:table-cell>
          <table:table-cell office:value-type="string" calcext:value-type="string">
            <text:p>KSK0036m.bin</text:p>
          </table:table-cell>
          <table:table-cell/>
          <table:table-cell table:formula="of:=HYPERLINK(COM.MICROSOFT.CONCAT(&quot;https://www.amusement-center.com/project/egg/game/?product_id=&quot;; [.C992]))" office:value-type="string" office:string-value="https://www.amusement-center.com/project/egg/game/?product_id=1355" calcext:value-type="string">
            <text:p>https://www.amusement-center.com/project/egg/game/?product_id=1355</text:p>
          </table:table-cell>
        </table:table-row>
        <table:table-row table:style-name="ro1">
          <table:table-cell office:value-type="string" calcext:value-type="string">
            <text:p>ピーチアップコレクションⅠ</text:p>
          </table:table-cell>
          <table:table-cell office:value-type="string" calcext:value-type="string">
            <text:p>Peach Up Collection I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7a.bin</text:p>
          </table:table-cell>
          <table:table-cell office:value-type="string" calcext:value-type="string">
            <text:p>PCOM0017.bmp</text:p>
          </table:table-cell>
          <table:table-cell table:number-columns-repeated="2"/>
          <table:table-cell table:formula="of:=HYPERLINK(COM.MICROSOFT.CONCAT(&quot;https://www.amusement-center.com/project/egg/game/?product_id=&quot;; [.C993]))" office:value-type="string" office:string-value="https://www.amusement-center.com/project/egg/game/?product_id=602" calcext:value-type="string">
            <text:p>https://www.amusement-center.com/project/egg/game/?product_id=602</text:p>
          </table:table-cell>
        </table:table-row>
        <table:table-row table:style-name="ro1">
          <table:table-cell office:value-type="string" calcext:value-type="string">
            <text:p>ピーチアップコレクションⅡ</text:p>
          </table:table-cell>
          <table:table-cell office:value-type="string" calcext:value-type="string">
            <text:p>Peach Up Collection II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8a.bin</text:p>
          </table:table-cell>
          <table:table-cell office:value-type="string" calcext:value-type="string">
            <text:p>PCOM0018.bmp</text:p>
          </table:table-cell>
          <table:table-cell table:number-columns-repeated="2"/>
          <table:table-cell table:formula="of:=HYPERLINK(COM.MICROSOFT.CONCAT(&quot;https://www.amusement-center.com/project/egg/game/?product_id=&quot;; [.C994]))" office:value-type="string" office:string-value="https://www.amusement-center.com/project/egg/game/?product_id=603" calcext:value-type="string">
            <text:p>https://www.amusement-center.com/project/egg/game/?product_id=603</text:p>
          </table:table-cell>
        </table:table-row>
        <table:table-row table:style-name="ro1">
          <table:table-cell office:value-type="string" calcext:value-type="string">
            <text:p>ピーチアップコレクションⅢ</text:p>
          </table:table-cell>
          <table:table-cell office:value-type="string" calcext:value-type="string">
            <text:p>Peach Up Collection II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9a.bin</text:p>
          </table:table-cell>
          <table:table-cell office:value-type="string" calcext:value-type="string">
            <text:p>PCOM0019.bmp</text:p>
          </table:table-cell>
          <table:table-cell table:number-columns-repeated="2"/>
          <table:table-cell table:formula="of:=HYPERLINK(COM.MICROSOFT.CONCAT(&quot;https://www.amusement-center.com/project/egg/game/?product_id=&quot;; [.C995]))" office:value-type="string" office:string-value="https://www.amusement-center.com/project/egg/game/?product_id=604" calcext:value-type="string">
            <text:p>https://www.amusement-center.com/project/egg/game/?product_id=604</text:p>
          </table:table-cell>
        </table:table-row>
        <table:table-row table:style-name="ro1">
          <table:table-cell office:value-type="string" calcext:value-type="string">
            <text:p>ヒストリー オブ エルスリード</text:p>
          </table:table-cell>
          <table:table-cell office:value-type="string" calcext:value-type="string">
            <text:p>History of Elthlead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NCS0043a.bin</text:p>
          </table:table-cell>
          <table:table-cell office:value-type="string" calcext:value-type="string">
            <text:p>NCS0043.bmp</text:p>
          </table:table-cell>
          <table:table-cell office:value-type="string" calcext:value-type="string">
            <text:p>NCS0043m.bin</text:p>
          </table:table-cell>
          <table:table-cell/>
          <table:table-cell table:formula="of:=HYPERLINK(COM.MICROSOFT.CONCAT(&quot;https://www.amusement-center.com/project/egg/game/?product_id=&quot;; [.C996]))" office:value-type="string" office:string-value="https://www.amusement-center.com/project/egg/game/?product_id=1763" calcext:value-type="string">
            <text:p>https://www.amusement-center.com/project/egg/game/?product_id=1763</text:p>
          </table:table-cell>
        </table:table-row>
        <table:table-row table:style-name="ro1">
          <table:table-cell office:value-type="string" calcext:value-type="string">
            <text:p>ヒストリーオブエルスリード</text:p>
          </table:table-cell>
          <table:table-cell office:value-type="string" calcext:value-type="string">
            <text:p>History of Elthlead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NCS0012a.bin</text:p>
          </table:table-cell>
          <table:table-cell office:value-type="string" calcext:value-type="string">
            <text:p>NCS0012.bmp</text:p>
          </table:table-cell>
          <table:table-cell table:number-columns-repeated="2"/>
          <table:table-cell table:formula="of:=HYPERLINK(COM.MICROSOFT.CONCAT(&quot;https://www.amusement-center.com/project/egg/game/?product_id=&quot;; [.C997]))" office:value-type="string" office:string-value="https://www.amusement-center.com/project/egg/game/?product_id=544" calcext:value-type="string">
            <text:p>https://www.amusement-center.com/project/egg/game/?product_id=544</text:p>
          </table:table-cell>
        </table:table-row>
        <table:table-row table:style-name="ro1">
          <table:table-cell office:value-type="string" calcext:value-type="string">
            <text:p>ビッグオナー</text:p>
          </table:table-cell>
          <table:table-cell office:value-type="string" calcext:value-type="string">
            <text:p>Big Honor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32a.bin</text:p>
          </table:table-cell>
          <table:table-cell office:value-type="string" calcext:value-type="string">
            <text:p>ART0032.bmp</text:p>
          </table:table-cell>
          <table:table-cell table:number-columns-repeated="2"/>
          <table:table-cell table:formula="of:=HYPERLINK(COM.MICROSOFT.CONCAT(&quot;https://www.amusement-center.com/project/egg/game/?product_id=&quot;; [.C998]))" office:value-type="string" office:string-value="https://www.amusement-center.com/project/egg/game/?product_id=1570" calcext:value-type="string">
            <text:p>https://www.amusement-center.com/project/egg/game/?product_id=1570</text:p>
          </table:table-cell>
        </table:table-row>
        <table:table-row table:style-name="ro1">
          <table:table-cell office:value-type="string" calcext:value-type="string">
            <text:p>ピラミッド・ワープ</text:p>
          </table:table-cell>
          <table:table-cell office:value-type="string" calcext:value-type="string">
            <text:p>Pyramid Warp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9a.bin</text:p>
          </table:table-cell>
          <table:table-cell office:value-type="string" calcext:value-type="string">
            <text:p>TAE1019.bmp</text:p>
          </table:table-cell>
          <table:table-cell office:value-type="string" calcext:value-type="string">
            <text:p>TAE1019m.bin</text:p>
          </table:table-cell>
          <table:table-cell/>
          <table:table-cell table:formula="of:=HYPERLINK(COM.MICROSOFT.CONCAT(&quot;https://www.amusement-center.com/project/egg/game/?product_id=&quot;; [.C999]))" office:value-type="string" office:string-value="https://www.amusement-center.com/project/egg/game/?product_id=1631" calcext:value-type="string">
            <text:p>https://www.amusement-center.com/project/egg/game/?product_id=1631</text:p>
          </table:table-cell>
        </table:table-row>
        <table:table-row table:style-name="ro1">
          <table:table-cell office:value-type="string" calcext:value-type="string">
            <text:p>ピラミッド・ワープ</text:p>
          </table:table-cell>
          <table:table-cell office:value-type="string" calcext:value-type="string">
            <text:p>Pyramid Warp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19a.bin</text:p>
          </table:table-cell>
          <table:table-cell office:value-type="string" calcext:value-type="string">
            <text:p>TAE1019.bmp</text:p>
          </table:table-cell>
          <table:table-cell office:value-type="string" calcext:value-type="string">
            <text:p>TAE1019m.bin</text:p>
          </table:table-cell>
          <table:table-cell/>
          <table:table-cell table:formula="of:=HYPERLINK(COM.MICROSOFT.CONCAT(&quot;https://www.amusement-center.com/project/egg/game/?product_id=&quot;; [.C1000]))" office:value-type="string" office:string-value="https://www.amusement-center.com/project/egg/game/?product_id=1691" calcext:value-type="string">
            <text:p>https://www.amusement-center.com/project/egg/game/?product_id=1691</text:p>
          </table:table-cell>
        </table:table-row>
        <table:table-row table:style-name="ro1">
          <table:table-cell office:value-type="string" calcext:value-type="string">
            <text:p>ピラミッド・ワープ</text:p>
          </table:table-cell>
          <table:table-cell office:value-type="string" calcext:value-type="string">
            <text:p>Pyramid Warp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22a.bin</text:p>
          </table:table-cell>
          <table:table-cell office:value-type="string" calcext:value-type="string">
            <text:p>TAE1022.bmp</text:p>
          </table:table-cell>
          <table:table-cell office:value-type="string" calcext:value-type="string">
            <text:p>TAE1022m.bin</text:p>
          </table:table-cell>
          <table:table-cell/>
          <table:table-cell table:formula="of:=HYPERLINK(COM.MICROSOFT.CONCAT(&quot;https://www.amusement-center.com/project/egg/game/?product_id=&quot;; [.C1001]))" office:value-type="string" office:string-value="https://www.amusement-center.com/project/egg/game/?product_id=1760" calcext:value-type="string">
            <text:p>https://www.amusement-center.com/project/egg/game/?product_id=1760</text:p>
          </table:table-cell>
        </table:table-row>
        <table:table-row table:style-name="ro1">
          <table:table-cell office:value-type="string" calcext:value-type="string">
            <text:p>ヒロトンウォーズ</text:p>
          </table:table-cell>
          <table:table-cell office:value-type="string" calcext:value-type="string">
            <text:p>Hiroton War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AR0001a.bin</text:p>
          </table:table-cell>
          <table:table-cell office:value-type="string" calcext:value-type="string">
            <text:p>CAR0001.bmp</text:p>
          </table:table-cell>
          <table:table-cell table:number-columns-repeated="2"/>
          <table:table-cell table:formula="of:=HYPERLINK(COM.MICROSOFT.CONCAT(&quot;https://www.amusement-center.com/project/egg/game/?product_id=&quot;; [.C1002]))" office:value-type="string" office:string-value="https://www.amusement-center.com/project/egg/game/?product_id=443" calcext:value-type="string">
            <text:p>https://www.amusement-center.com/project/egg/game/?product_id=443</text:p>
          </table:table-cell>
        </table:table-row>
        <table:table-row table:style-name="ro1">
          <table:table-cell office:value-type="string" calcext:value-type="string">
            <text:p>ヒロトンウォーズ</text:p>
          </table:table-cell>
          <table:table-cell office:value-type="string" calcext:value-type="string">
            <text:p>Hiroton Wars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AR0001a.bin</text:p>
          </table:table-cell>
          <table:table-cell office:value-type="string" calcext:value-type="string">
            <text:p>CAR0001.bmp</text:p>
          </table:table-cell>
          <table:table-cell table:number-columns-repeated="2"/>
          <table:table-cell table:formula="of:=HYPERLINK(COM.MICROSOFT.CONCAT(&quot;https://www.amusement-center.com/project/egg/game/?product_id=&quot;; [.C1003]))" office:value-type="string" office:string-value="https://www.amusement-center.com/project/egg/game/?product_id=1769" calcext:value-type="string">
            <text:p>https://www.amusement-center.com/project/egg/game/?product_id=1769</text:p>
          </table:table-cell>
        </table:table-row>
        <table:table-row table:style-name="ro1">
          <table:table-cell office:value-type="string" calcext:value-type="string">
            <text:p>ブービーキッズ</text:p>
          </table:table-cell>
          <table:table-cell office:value-type="string" calcext:value-type="string">
            <text:p>Booby Kids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08a.bin</text:p>
          </table:table-cell>
          <table:table-cell office:value-type="string" calcext:value-type="string">
            <text:p>NTB0008.bmp</text:p>
          </table:table-cell>
          <table:table-cell office:value-type="string" calcext:value-type="string">
            <text:p>NTB0008m.bin</text:p>
          </table:table-cell>
          <table:table-cell/>
          <table:table-cell table:formula="of:=HYPERLINK(COM.MICROSOFT.CONCAT(&quot;https://www.amusement-center.com/project/egg/game/?product_id=&quot;; [.C1004]))" office:value-type="string" office:string-value="https://www.amusement-center.com/project/egg/game/?product_id=1241" calcext:value-type="string">
            <text:p>https://www.amusement-center.com/project/egg/game/?product_id=1241</text:p>
          </table:table-cell>
        </table:table-row>
        <table:table-row table:style-name="ro1">
          <table:table-cell office:value-type="string" calcext:value-type="string">
            <text:p>ファーストクイーン 〜オルニック戦記〜</text:p>
          </table:table-cell>
          <table:table-cell office:value-type="string" calcext:value-type="string">
            <text:p>First Queen - Ornic Senki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17a.bin</text:p>
          </table:table-cell>
          <table:table-cell office:value-type="string" calcext:value-type="string">
            <text:p>KUR0017.bmp</text:p>
          </table:table-cell>
          <table:table-cell table:number-columns-repeated="2"/>
          <table:table-cell table:formula="of:=HYPERLINK(COM.MICROSOFT.CONCAT(&quot;https://www.amusement-center.com/project/egg/game/?product_id=&quot;; [.C1005]))" office:value-type="string" office:string-value="https://www.amusement-center.com/project/egg/game/?product_id=729" calcext:value-type="string">
            <text:p>https://www.amusement-center.com/project/egg/game/?product_id=729</text:p>
          </table:table-cell>
        </table:table-row>
        <table:table-row table:style-name="ro1">
          <table:table-cell office:value-type="string" calcext:value-type="string">
            <text:p>ファーストクイーンII 〜砂漠の女王〜</text:p>
          </table:table-cell>
          <table:table-cell office:value-type="string" calcext:value-type="string">
            <text:p>First Queen II - Sabaku no Jo-ou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KUR0019a.bin</text:p>
          </table:table-cell>
          <table:table-cell office:value-type="string" calcext:value-type="string">
            <text:p>KUR0019.bmp</text:p>
          </table:table-cell>
          <table:table-cell office:value-type="string" calcext:value-type="string">
            <text:p>KUR0019m.bin</text:p>
          </table:table-cell>
          <table:table-cell/>
          <table:table-cell table:formula="of:=HYPERLINK(COM.MICROSOFT.CONCAT(&quot;https://www.amusement-center.com/project/egg/game/?product_id=&quot;; [.C1006]))" office:value-type="string" office:string-value="https://www.amusement-center.com/project/egg/game/?product_id=1401" calcext:value-type="string">
            <text:p>https://www.amusement-center.com/project/egg/game/?product_id=1401</text:p>
          </table:table-cell>
        </table:table-row>
        <table:table-row table:style-name="ro1">
          <table:table-cell office:value-type="string" calcext:value-type="string">
            <text:p>ファーストクイーンⅡ ～砂漠の女王～</text:p>
          </table:table-cell>
          <table:table-cell office:value-type="string" calcext:value-type="string">
            <text:p>First Queen II - Sabaku no Jo-ou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03a.bin</text:p>
          </table:table-cell>
          <table:table-cell office:value-type="string" calcext:value-type="string">
            <text:p>KUR0003.bmp</text:p>
          </table:table-cell>
          <table:table-cell office:value-type="string" calcext:value-type="string">
            <text:p>KUR0003m.bin</text:p>
          </table:table-cell>
          <table:table-cell/>
          <table:table-cell table:formula="of:=HYPERLINK(COM.MICROSOFT.CONCAT(&quot;https://www.amusement-center.com/project/egg/game/?product_id=&quot;; [.C1007]))" office:value-type="string" office:string-value="https://www.amusement-center.com/project/egg/game/?product_id=670" calcext:value-type="string">
            <text:p>https://www.amusement-center.com/project/egg/game/?product_id=670</text:p>
          </table:table-cell>
        </table:table-row>
        <table:table-row table:style-name="ro1">
          <table:table-cell office:value-type="string" calcext:value-type="string">
            <text:p>ファーストクイーンIII <text:s text:c="2"/></text:p>
          </table:table-cell>
          <table:table-cell office:value-type="string" calcext:value-type="string">
            <text:p>First Queen III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13a.bin</text:p>
          </table:table-cell>
          <table:table-cell office:value-type="string" calcext:value-type="string">
            <text:p>KUR0013.bmp</text:p>
          </table:table-cell>
          <table:table-cell table:number-columns-repeated="2"/>
          <table:table-cell table:formula="of:=HYPERLINK(COM.MICROSOFT.CONCAT(&quot;https://www.amusement-center.com/project/egg/game/?product_id=&quot;; [.C1008]))" office:value-type="string" office:string-value="https://www.amusement-center.com/project/egg/game/?product_id=708" calcext:value-type="string">
            <text:p>https://www.amusement-center.com/project/egg/game/?product_id=708</text:p>
          </table:table-cell>
        </table:table-row>
        <table:table-row table:style-name="ro1">
          <table:table-cell office:value-type="string" calcext:value-type="string">
            <text:p>ファーストクイーンIV</text:p>
          </table:table-cell>
          <table:table-cell office:value-type="string" calcext:value-type="string">
            <text:p>First Queen IV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UR0014a.bin</text:p>
          </table:table-cell>
          <table:table-cell office:value-type="string" calcext:value-type="string">
            <text:p>KUR0014.bmp</text:p>
          </table:table-cell>
          <table:table-cell table:number-columns-repeated="2"/>
          <table:table-cell table:formula="of:=HYPERLINK(COM.MICROSOFT.CONCAT(&quot;https://www.amusement-center.com/project/egg/game/?product_id=&quot;; [.C1009]))" office:value-type="string" office:string-value="https://www.amusement-center.com/project/egg/game/?product_id=712" calcext:value-type="string">
            <text:p>https://www.amusement-center.com/project/egg/game/?product_id=712</text:p>
          </table:table-cell>
        </table:table-row>
        <table:table-row table:style-name="ro1">
          <table:table-cell office:value-type="string" calcext:value-type="string">
            <text:p>ファイアーホーク</text:p>
          </table:table-cell>
          <table:table-cell office:value-type="string" calcext:value-type="string">
            <text:p>Fire Haw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04a.bin</text:p>
          </table:table-cell>
          <table:table-cell office:value-type="string" calcext:value-type="string">
            <text:p>GAR0004.bmp</text:p>
          </table:table-cell>
          <table:table-cell office:value-type="string" calcext:value-type="string">
            <text:p>GAR0004m.bin</text:p>
          </table:table-cell>
          <table:table-cell/>
          <table:table-cell table:formula="of:=HYPERLINK(COM.MICROSOFT.CONCAT(&quot;https://www.amusement-center.com/project/egg/game/?product_id=&quot;; [.C1010]))" office:value-type="string" office:string-value="https://www.amusement-center.com/project/egg/game/?product_id=126" calcext:value-type="string">
            <text:p>https://www.amusement-center.com/project/egg/game/?product_id=126</text:p>
          </table:table-cell>
        </table:table-row>
        <table:table-row table:style-name="ro1">
          <table:table-cell office:value-type="string" calcext:value-type="string">
            <text:p>ファイアーホーク</text:p>
          </table:table-cell>
          <table:table-cell office:value-type="string" calcext:value-type="string">
            <text:p>Fire Hawk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GAR0016a.bin</text:p>
          </table:table-cell>
          <table:table-cell office:value-type="string" calcext:value-type="string">
            <text:p>GAR0016.bmp</text:p>
          </table:table-cell>
          <table:table-cell office:value-type="string" calcext:value-type="string">
            <text:p>GAR0016m.bin</text:p>
          </table:table-cell>
          <table:table-cell/>
          <table:table-cell table:formula="of:=HYPERLINK(COM.MICROSOFT.CONCAT(&quot;https://www.amusement-center.com/project/egg/game/?product_id=&quot;; [.C1011]))" office:value-type="string" office:string-value="https://www.amusement-center.com/project/egg/game/?product_id=1551" calcext:value-type="string">
            <text:p>https://www.amusement-center.com/project/egg/game/?product_id=1551</text:p>
          </table:table-cell>
        </table:table-row>
        <table:table-row table:style-name="ro1">
          <table:table-cell office:value-type="string" calcext:value-type="string">
            <text:p>ファイアーホーク</text:p>
          </table:table-cell>
          <table:table-cell office:value-type="string" calcext:value-type="string">
            <text:p>Fire Hawk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GAR1002a.bin</text:p>
          </table:table-cell>
          <table:table-cell office:value-type="string" calcext:value-type="string">
            <text:p>GAR1002.bmp</text:p>
          </table:table-cell>
          <table:table-cell table:number-columns-repeated="2"/>
          <table:table-cell table:formula="of:=HYPERLINK(COM.MICROSOFT.CONCAT(&quot;https://www.amusement-center.com/project/egg/game/?product_id=&quot;; [.C1012]))" office:value-type="string" office:string-value="https://www.amusement-center.com/project/egg/game/?product_id=1575" calcext:value-type="string">
            <text:p>https://www.amusement-center.com/project/egg/game/?product_id=1575</text:p>
          </table:table-cell>
        </table:table-row>
        <table:table-row table:style-name="ro1">
          <table:table-cell office:value-type="string" calcext:value-type="string">
            <text:p>ファイアボール</text:p>
          </table:table-cell>
          <table:table-cell office:value-type="string" calcext:value-type="string">
            <text:p>Fire Bal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HAM0007a.bin</text:p>
          </table:table-cell>
          <table:table-cell office:value-type="string" calcext:value-type="string">
            <text:p>HAM0007.bmp</text:p>
          </table:table-cell>
          <table:table-cell table:number-columns-repeated="2"/>
          <table:table-cell table:formula="of:=HYPERLINK(COM.MICROSOFT.CONCAT(&quot;https://www.amusement-center.com/project/egg/game/?product_id=&quot;; [.C1013]))" office:value-type="string" office:string-value="https://www.amusement-center.com/project/egg/game/?product_id=196" calcext:value-type="string">
            <text:p>https://www.amusement-center.com/project/egg/game/?product_id=196</text:p>
          </table:table-cell>
        </table:table-row>
        <table:table-row table:style-name="ro1">
          <table:table-cell office:value-type="string" calcext:value-type="string">
            <text:p>ファイアボール</text:p>
          </table:table-cell>
          <table:table-cell office:value-type="string" calcext:value-type="string">
            <text:p>Fire Ball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HAM0007a.bin</text:p>
          </table:table-cell>
          <table:table-cell office:value-type="string" calcext:value-type="string">
            <text:p>HAM0007.bmp</text:p>
          </table:table-cell>
          <table:table-cell table:number-columns-repeated="2"/>
          <table:table-cell table:formula="of:=HYPERLINK(COM.MICROSOFT.CONCAT(&quot;https://www.amusement-center.com/project/egg/game/?product_id=&quot;; [.C1014]))" office:value-type="string" office:string-value="https://www.amusement-center.com/project/egg/game/?product_id=1712" calcext:value-type="string">
            <text:p>https://www.amusement-center.com/project/egg/game/?product_id=1712</text:p>
          </table:table-cell>
        </table:table-row>
        <table:table-row table:style-name="ro1">
          <table:table-cell office:value-type="string" calcext:value-type="string">
            <text:p>ファイターズヒストリー</text:p>
          </table:table-cell>
          <table:table-cell office:value-type="string" calcext:value-type="string">
            <text:p>Fighter's History - Dynamite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18a.bin</text:p>
          </table:table-cell>
          <table:table-cell office:value-type="string" calcext:value-type="string">
            <text:p>GMD0018.bmp</text:p>
          </table:table-cell>
          <table:table-cell office:value-type="string" calcext:value-type="string">
            <text:p>GMD0018m.bin</text:p>
          </table:table-cell>
          <table:table-cell/>
          <table:table-cell table:formula="of:=HYPERLINK(COM.MICROSOFT.CONCAT(&quot;https://www.amusement-center.com/project/egg/game/?product_id=&quot;; [.C1015]))" office:value-type="string" office:string-value="https://www.amusement-center.com/project/egg/game/?product_id=946" calcext:value-type="string">
            <text:p>https://www.amusement-center.com/project/egg/game/?product_id=946</text:p>
          </table:table-cell>
        </table:table-row>
        <table:table-row table:style-name="ro1">
          <table:table-cell office:value-type="string" calcext:value-type="string">
            <text:p>ファイターズヒストリーダイナマイト </text:p>
          </table:table-cell>
          <table:table-cell office:value-type="string" calcext:value-type="string">
            <text:p>Fighter's History - Dynamite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7a.bin</text:p>
          </table:table-cell>
          <table:table-cell office:value-type="string" calcext:value-type="string">
            <text:p>GMD0017.bmp</text:p>
          </table:table-cell>
          <table:table-cell office:value-type="string" calcext:value-type="string">
            <text:p>GMD0017m.bin</text:p>
          </table:table-cell>
          <table:table-cell/>
          <table:table-cell table:formula="of:=HYPERLINK(COM.MICROSOFT.CONCAT(&quot;https://www.amusement-center.com/project/egg/game/?product_id=&quot;; [.C1016]))" office:value-type="string" office:string-value="https://www.amusement-center.com/project/egg/game/?product_id=947" calcext:value-type="string">
            <text:p>https://www.amusement-center.com/project/egg/game/?product_id=947</text:p>
          </table:table-cell>
        </table:table-row>
        <table:table-row table:style-name="ro1">
          <table:table-cell office:value-type="string" calcext:value-type="string">
            <text:p>ファイターズヒストリーダイナマイト </text:p>
          </table:table-cell>
          <table:table-cell office:value-type="string" calcext:value-type="string">
            <text:p>Fighter's History - Dynamite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7a.bin</text:p>
          </table:table-cell>
          <table:table-cell office:value-type="string" calcext:value-type="string">
            <text:p>GMD0017.bmp</text:p>
          </table:table-cell>
          <table:table-cell office:value-type="string" calcext:value-type="string">
            <text:p>GMD0017m.bin</text:p>
          </table:table-cell>
          <table:table-cell/>
          <table:table-cell table:formula="of:=HYPERLINK(COM.MICROSOFT.CONCAT(&quot;https://www.amusement-center.com/project/egg/game/?product_id=&quot;; [.C1017]))" office:value-type="string" office:string-value="https://www.amusement-center.com/project/egg/game/?product_id=1030" calcext:value-type="string">
            <text:p>https://www.amusement-center.com/project/egg/game/?product_id=1030</text:p>
          </table:table-cell>
        </table:table-row>
        <table:table-row table:style-name="ro1">
          <table:table-cell office:value-type="string" calcext:value-type="string">
            <text:p>ファイナルジャスティス</text:p>
          </table:table-cell>
          <table:table-cell office:value-type="string" calcext:value-type="string">
            <text:p>Final Justic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41a.bin</text:p>
          </table:table-cell>
          <table:table-cell office:value-type="string" calcext:value-type="string">
            <text:p>COM1041.bmp</text:p>
          </table:table-cell>
          <table:table-cell table:number-columns-repeated="2"/>
          <table:table-cell table:formula="of:=HYPERLINK(COM.MICROSOFT.CONCAT(&quot;https://www.amusement-center.com/project/egg/game/?product_id=&quot;; [.C1018]))" office:value-type="string" office:string-value="https://www.amusement-center.com/project/egg/game/?product_id=1572" calcext:value-type="string">
            <text:p>https://www.amusement-center.com/project/egg/game/?product_id=1572</text:p>
          </table:table-cell>
        </table:table-row>
        <table:table-row table:style-name="ro1">
          <table:table-cell office:value-type="string" calcext:value-type="string">
            <text:p>ファイナルジャブーン</text:p>
          </table:table-cell>
          <table:table-cell office:value-type="string" calcext:value-type="string">
            <text:p>Final Juboom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0a.bin</text:p>
          </table:table-cell>
          <table:table-cell office:value-type="string" calcext:value-type="string">
            <text:p>COM1030.bmp</text:p>
          </table:table-cell>
          <table:table-cell office:value-type="string" calcext:value-type="string">
            <text:p>COM1030m.bin</text:p>
          </table:table-cell>
          <table:table-cell/>
          <table:table-cell table:formula="of:=HYPERLINK(COM.MICROSOFT.CONCAT(&quot;https://www.amusement-center.com/project/egg/game/?product_id=&quot;; [.C1019]))" office:value-type="string" office:string-value="https://www.amusement-center.com/project/egg/game/?product_id=1426" calcext:value-type="string">
            <text:p>https://www.amusement-center.com/project/egg/game/?product_id=1426</text:p>
          </table:table-cell>
        </table:table-row>
        <table:table-row table:style-name="ro1">
          <table:table-cell office:value-type="string" calcext:value-type="string">
            <text:p>ファイナルゾーン</text:p>
          </table:table-cell>
          <table:table-cell office:value-type="string" calcext:value-type="string">
            <text:p>Final Zone - Wolf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EL0005a.bin</text:p>
          </table:table-cell>
          <table:table-cell office:value-type="string" calcext:value-type="string">
            <text:p>TEL0005.bmp</text:p>
          </table:table-cell>
          <table:table-cell/>
          <table:table-cell office:value-type="string" calcext:value-type="string">
            <text:p>TEL0005d.bin</text:p>
          </table:table-cell>
          <table:table-cell table:formula="of:=HYPERLINK(COM.MICROSOFT.CONCAT(&quot;https://www.amusement-center.com/project/egg/game/?product_id=&quot;; [.C1020]))" office:value-type="string" office:string-value="https://www.amusement-center.com/project/egg/game/?product_id=259" calcext:value-type="string">
            <text:p>https://www.amusement-center.com/project/egg/game/?product_id=259</text:p>
          </table:table-cell>
        </table:table-row>
        <table:table-row table:style-name="ro1">
          <table:table-cell office:value-type="string" calcext:value-type="string">
            <text:p>ファイナルゾーン</text:p>
          </table:table-cell>
          <table:table-cell office:value-type="string" calcext:value-type="string">
            <text:p>Final Zone - Wolf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7a.bin</text:p>
          </table:table-cell>
          <table:table-cell office:value-type="string" calcext:value-type="string">
            <text:p>TEL1017.bmp</text:p>
          </table:table-cell>
          <table:table-cell table:number-columns-repeated="2"/>
          <table:table-cell table:formula="of:=HYPERLINK(COM.MICROSOFT.CONCAT(&quot;https://www.amusement-center.com/project/egg/game/?product_id=&quot;; [.C1021]))" office:value-type="string" office:string-value="https://www.amusement-center.com/project/egg/game/?product_id=354" calcext:value-type="string">
            <text:p>https://www.amusement-center.com/project/egg/game/?product_id=354</text:p>
          </table:table-cell>
        </table:table-row>
        <table:table-row table:style-name="ro1">
          <table:table-cell office:value-type="string" calcext:value-type="string">
            <text:p>ファイナルゾーン</text:p>
          </table:table-cell>
          <table:table-cell office:value-type="string" calcext:value-type="string">
            <text:p>Final Zone - Wolf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TEL0063a.bin</text:p>
          </table:table-cell>
          <table:table-cell office:value-type="string" calcext:value-type="string">
            <text:p>TEL0063.bmp</text:p>
          </table:table-cell>
          <table:table-cell office:value-type="string" calcext:value-type="string">
            <text:p>TEL0063m.bin</text:p>
          </table:table-cell>
          <table:table-cell office:value-type="string" calcext:value-type="string">
            <text:p>TEL0063d.bin</text:p>
          </table:table-cell>
          <table:table-cell table:formula="of:=HYPERLINK(COM.MICROSOFT.CONCAT(&quot;https://www.amusement-center.com/project/egg/game/?product_id=&quot;; [.C1022]))" office:value-type="string" office:string-value="https://www.amusement-center.com/project/egg/game/?product_id=1389" calcext:value-type="string">
            <text:p>https://www.amusement-center.com/project/egg/game/?product_id=1389</text:p>
          </table:table-cell>
        </table:table-row>
        <table:table-row table:style-name="ro1">
          <table:table-cell office:value-type="string" calcext:value-type="string">
            <text:p>ファイナルブレイカー</text:p>
          </table:table-cell>
          <table:table-cell office:value-type="string" calcext:value-type="string">
            <text:p>Final Break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1a.bin</text:p>
          </table:table-cell>
          <table:table-cell office:value-type="string" calcext:value-type="string">
            <text:p>SYS0051.bmp</text:p>
          </table:table-cell>
          <table:table-cell office:value-type="string" calcext:value-type="string">
            <text:p>SYS0051m.bin</text:p>
          </table:table-cell>
          <table:table-cell/>
          <table:table-cell table:formula="of:=HYPERLINK(COM.MICROSOFT.CONCAT(&quot;https://www.amusement-center.com/project/egg/game/?product_id=&quot;; [.C1023]))" office:value-type="string" office:string-value="https://www.amusement-center.com/project/egg/game/?product_id=1250" calcext:value-type="string">
            <text:p>https://www.amusement-center.com/project/egg/game/?product_id=1250</text:p>
          </table:table-cell>
        </table:table-row>
        <table:table-row table:style-name="ro1">
          <table:table-cell office:value-type="string" calcext:value-type="string">
            <text:p>ファイヤートラップ</text:p>
          </table:table-cell>
          <table:table-cell office:value-type="string" calcext:value-type="string">
            <text:p>Fire Trap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アーケード</text:p>
          </table:table-cell>
          <table:table-cell office:value-type="string" calcext:value-type="string">
            <text:p>WDP0005a.bin</text:p>
          </table:table-cell>
          <table:table-cell office:value-type="string" calcext:value-type="string">
            <text:p>WDP0005.bmp</text:p>
          </table:table-cell>
          <table:table-cell table:number-columns-repeated="2"/>
          <table:table-cell table:formula="of:=HYPERLINK(COM.MICROSOFT.CONCAT(&quot;https://www.amusement-center.com/project/egg/game/?product_id=&quot;; [.C1024]))" office:value-type="string" office:string-value="https://www.amusement-center.com/project/egg/game/?product_id=1786" calcext:value-type="string">
            <text:p>https://www.amusement-center.com/project/egg/game/?product_id=1786</text:p>
          </table:table-cell>
        </table:table-row>
        <table:table-row table:style-name="ro1">
          <table:table-cell office:value-type="string" calcext:value-type="string">
            <text:p>ファミリークイズ 4人はライバル</text:p>
          </table:table-cell>
          <table:table-cell office:value-type="string" calcext:value-type="string">
            <text:p>Family Quiz - 4-nin wa Rival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01a.bin</text:p>
          </table:table-cell>
          <table:table-cell office:value-type="string" calcext:value-type="string">
            <text:p>ATN0001.bmp</text:p>
          </table:table-cell>
          <table:table-cell office:value-type="string" calcext:value-type="string">
            <text:p>ATN0001m.bin</text:p>
          </table:table-cell>
          <table:table-cell/>
          <table:table-cell table:formula="of:=HYPERLINK(COM.MICROSOFT.CONCAT(&quot;https://www.amusement-center.com/project/egg/game/?product_id=&quot;; [.C1025]))" office:value-type="string" office:string-value="https://www.amusement-center.com/project/egg/game/?product_id=1295" calcext:value-type="string">
            <text:p>https://www.amusement-center.com/project/egg/game/?product_id=1295</text:p>
          </table:table-cell>
        </table:table-row>
        <table:table-row table:style-name="ro1">
          <table:table-cell office:value-type="string" calcext:value-type="string">
            <text:p>ファミリーブロック</text:p>
          </table:table-cell>
          <table:table-cell office:value-type="string" calcext:value-type="string">
            <text:p>Family Block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06a.bin</text:p>
          </table:table-cell>
          <table:table-cell office:value-type="string" calcext:value-type="string">
            <text:p>ATN0006.bmp</text:p>
          </table:table-cell>
          <table:table-cell office:value-type="string" calcext:value-type="string">
            <text:p>ATN0006m.bin</text:p>
          </table:table-cell>
          <table:table-cell/>
          <table:table-cell table:formula="of:=HYPERLINK(COM.MICROSOFT.CONCAT(&quot;https://www.amusement-center.com/project/egg/game/?product_id=&quot;; [.C1026]))" office:value-type="string" office:string-value="https://www.amusement-center.com/project/egg/game/?product_id=1338" calcext:value-type="string">
            <text:p>https://www.amusement-center.com/project/egg/game/?product_id=1338</text:p>
          </table:table-cell>
        </table:table-row>
        <table:table-row table:style-name="ro1">
          <table:table-cell office:value-type="string" calcext:value-type="string">
            <text:p>ファランクス</text:p>
          </table:table-cell>
          <table:table-cell office:value-type="string" calcext:value-type="string">
            <text:p>Phalanx - The Enforce Fighter R-14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ZOM0004a.bin</text:p>
          </table:table-cell>
          <table:table-cell office:value-type="string" calcext:value-type="string">
            <text:p>ZOM0004.bmp</text:p>
          </table:table-cell>
          <table:table-cell table:number-columns-repeated="2"/>
          <table:table-cell table:formula="of:=HYPERLINK(COM.MICROSOFT.CONCAT(&quot;https://www.amusement-center.com/project/egg/game/?product_id=&quot;; [.C1027]))" office:value-type="string" office:string-value="https://www.amusement-center.com/project/egg/game/?product_id=284" calcext:value-type="string">
            <text:p>https://www.amusement-center.com/project/egg/game/?product_id=284</text:p>
          </table:table-cell>
        </table:table-row>
        <table:table-row table:style-name="ro1">
          <table:table-cell office:value-type="string" calcext:value-type="string">
            <text:p>ファンタジーナイト</text:p>
          </table:table-cell>
          <table:table-cell office:value-type="string" calcext:value-type="string">
            <text:p>Fantasy Knight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3a.bin</text:p>
          </table:table-cell>
          <table:table-cell office:value-type="string" calcext:value-type="string">
            <text:p>SYS0033.bmp</text:p>
          </table:table-cell>
          <table:table-cell office:value-type="string" calcext:value-type="string">
            <text:p>SYS0033m.bin</text:p>
          </table:table-cell>
          <table:table-cell/>
          <table:table-cell table:formula="of:=HYPERLINK(COM.MICROSOFT.CONCAT(&quot;https://www.amusement-center.com/project/egg/game/?product_id=&quot;; [.C1028]))" office:value-type="string" office:string-value="https://www.amusement-center.com/project/egg/game/?product_id=669" calcext:value-type="string">
            <text:p>https://www.amusement-center.com/project/egg/game/?product_id=669</text:p>
          </table:table-cell>
        </table:table-row>
        <table:table-row table:style-name="ro1">
          <table:table-cell office:value-type="string" calcext:value-type="string">
            <text:p>ファンタジアン</text:p>
          </table:table-cell>
          <table:table-cell office:value-type="string" calcext:value-type="string">
            <text:p>Fantasia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5a.bin</text:p>
          </table:table-cell>
          <table:table-cell office:value-type="string" calcext:value-type="string">
            <text:p>XTA0005.bmp</text:p>
          </table:table-cell>
          <table:table-cell office:value-type="string" calcext:value-type="string">
            <text:p>XTA0005m.bin</text:p>
          </table:table-cell>
          <table:table-cell/>
          <table:table-cell table:formula="of:=HYPERLINK(COM.MICROSOFT.CONCAT(&quot;https://www.amusement-center.com/project/egg/game/?product_id=&quot;; [.C1029]))" office:value-type="string" office:string-value="https://www.amusement-center.com/project/egg/game/?product_id=132" calcext:value-type="string">
            <text:p>https://www.amusement-center.com/project/egg/game/?product_id=132</text:p>
          </table:table-cell>
        </table:table-row>
        <table:table-row table:style-name="ro1">
          <table:table-cell office:value-type="string" calcext:value-type="string">
            <text:p>ファンタジアン</text:p>
          </table:table-cell>
          <table:table-cell office:value-type="string" calcext:value-type="string">
            <text:p>Fantasian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1a.bin</text:p>
          </table:table-cell>
          <table:table-cell office:value-type="string" calcext:value-type="string">
            <text:p>XTA0021.bmp</text:p>
          </table:table-cell>
          <table:table-cell office:value-type="string" calcext:value-type="string">
            <text:p>XTA0021m.bin</text:p>
          </table:table-cell>
          <table:table-cell/>
          <table:table-cell table:formula="of:=HYPERLINK(COM.MICROSOFT.CONCAT(&quot;https://www.amusement-center.com/project/egg/game/?product_id=&quot;; [.C1030]))" office:value-type="string" office:string-value="https://www.amusement-center.com/project/egg/game/?product_id=1423" calcext:value-type="string">
            <text:p>https://www.amusement-center.com/project/egg/game/?product_id=1423</text:p>
          </table:table-cell>
        </table:table-row>
        <table:table-row table:style-name="ro1">
          <table:table-cell office:value-type="string" calcext:value-type="string">
            <text:p>ファンタジアン</text:p>
          </table:table-cell>
          <table:table-cell office:value-type="string" calcext:value-type="string">
            <text:p>Fantasian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1a.bin</text:p>
          </table:table-cell>
          <table:table-cell office:value-type="string" calcext:value-type="string">
            <text:p>XTA0021.bmp</text:p>
          </table:table-cell>
          <table:table-cell office:value-type="string" calcext:value-type="string">
            <text:p>XTA0021m.bin</text:p>
          </table:table-cell>
          <table:table-cell/>
          <table:table-cell table:formula="of:=HYPERLINK(COM.MICROSOFT.CONCAT(&quot;https://www.amusement-center.com/project/egg/game/?product_id=&quot;; [.C1031]))" office:value-type="string" office:string-value="https://www.amusement-center.com/project/egg/game/?product_id=1788" calcext:value-type="string">
            <text:p>https://www.amusement-center.com/project/egg/game/?product_id=1788</text:p>
          </table:table-cell>
        </table:table-row>
        <table:table-row table:style-name="ro1">
          <table:table-cell office:value-type="string" calcext:value-type="string">
            <text:p>フィールドコンバット </text:p>
          </table:table-cell>
          <table:table-cell office:value-type="string" calcext:value-type="string">
            <text:p>Field Combat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5a.bin</text:p>
          </table:table-cell>
          <table:table-cell office:value-type="string" calcext:value-type="string">
            <text:p>JLC0005.bmp</text:p>
          </table:table-cell>
          <table:table-cell office:value-type="string" calcext:value-type="string">
            <text:p>JLC0005m.bin</text:p>
          </table:table-cell>
          <table:table-cell/>
          <table:table-cell table:formula="of:=HYPERLINK(COM.MICROSOFT.CONCAT(&quot;https://www.amusement-center.com/project/egg/game/?product_id=&quot;; [.C1032]))" office:value-type="string" office:string-value="https://www.amusement-center.com/project/egg/game/?product_id=863" calcext:value-type="string">
            <text:p>https://www.amusement-center.com/project/egg/game/?product_id=863</text:p>
          </table:table-cell>
        </table:table-row>
        <table:table-row table:style-name="ro1">
          <table:table-cell office:value-type="string" calcext:value-type="string">
            <text:p>フォーメーションZ</text:p>
          </table:table-cell>
          <table:table-cell office:value-type="string" calcext:value-type="string">
            <text:p>Formation Z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4a.bin</text:p>
          </table:table-cell>
          <table:table-cell office:value-type="string" calcext:value-type="string">
            <text:p>JLC0004.bmp</text:p>
          </table:table-cell>
          <table:table-cell office:value-type="string" calcext:value-type="string">
            <text:p>JLC0004m.bin</text:p>
          </table:table-cell>
          <table:table-cell/>
          <table:table-cell table:formula="of:=HYPERLINK(COM.MICROSOFT.CONCAT(&quot;https://www.amusement-center.com/project/egg/game/?product_id=&quot;; [.C1033]))" office:value-type="string" office:string-value="https://www.amusement-center.com/project/egg/game/?product_id=862" calcext:value-type="string">
            <text:p>https://www.amusement-center.com/project/egg/game/?product_id=862</text:p>
          </table:table-cell>
        </table:table-row>
        <table:table-row table:style-name="ro1">
          <table:table-cell office:value-type="string" calcext:value-type="string">
            <text:p>ブラスターバーン スコアトライアル</text:p>
          </table:table-cell>
          <table:table-cell office:value-type="string" calcext:value-type="string">
            <text:p>Blaster Burn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4a.bin</text:p>
          </table:table-cell>
          <table:table-cell office:value-type="string" calcext:value-type="string">
            <text:p>COM1034.bmp</text:p>
          </table:table-cell>
          <table:table-cell table:number-columns-repeated="2"/>
          <table:table-cell table:formula="of:=HYPERLINK(COM.MICROSOFT.CONCAT(&quot;https://www.amusement-center.com/project/egg/game/?product_id=&quot;; [.C1034]))" office:value-type="string" office:string-value="https://www.amusement-center.com/project/egg/game/?product_id=1441" calcext:value-type="string">
            <text:p>https://www.amusement-center.com/project/egg/game/?product_id=1441</text:p>
          </table:table-cell>
        </table:table-row>
        <table:table-row table:style-name="ro1">
          <table:table-cell office:value-type="string" calcext:value-type="string">
            <text:p>ブラスターバーン総集編(前編)</text:p>
          </table:table-cell>
          <table:table-cell office:value-type="string" calcext:value-type="string">
            <text:p>Blaster Burn - Soushuu-hen (Zen-hen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3a.bin</text:p>
          </table:table-cell>
          <table:table-cell office:value-type="string" calcext:value-type="string">
            <text:p>PCOM0013.bmp</text:p>
          </table:table-cell>
          <table:table-cell table:number-columns-repeated="2"/>
          <table:table-cell table:formula="of:=HYPERLINK(COM.MICROSOFT.CONCAT(&quot;https://www.amusement-center.com/project/egg/game/?product_id=&quot;; [.C1035]))" office:value-type="string" office:string-value="https://www.amusement-center.com/project/egg/game/?product_id=594" calcext:value-type="string">
            <text:p>https://www.amusement-center.com/project/egg/game/?product_id=594</text:p>
          </table:table-cell>
        </table:table-row>
        <table:table-row table:style-name="ro1">
          <table:table-cell office:value-type="string" calcext:value-type="string">
            <text:p>ブラスターバーン総集編(前編)</text:p>
          </table:table-cell>
          <table:table-cell office:value-type="string" calcext:value-type="string">
            <text:p>Blaster Burn - Soushuu-hen (Zen-hen)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3a.bin</text:p>
          </table:table-cell>
          <table:table-cell office:value-type="string" calcext:value-type="string">
            <text:p>PCOM0013.bmp</text:p>
          </table:table-cell>
          <table:table-cell table:number-columns-repeated="2"/>
          <table:table-cell table:formula="of:=HYPERLINK(COM.MICROSOFT.CONCAT(&quot;https://www.amusement-center.com/project/egg/game/?product_id=&quot;; [.C1036]))" office:value-type="string" office:string-value="https://www.amusement-center.com/project/egg/game/?product_id=1688" calcext:value-type="string">
            <text:p>https://www.amusement-center.com/project/egg/game/?product_id=1688</text:p>
          </table:table-cell>
        </table:table-row>
        <table:table-row table:style-name="ro1">
          <table:table-cell office:value-type="string" calcext:value-type="string">
            <text:p>ブラスターバーン総集編(後編)</text:p>
          </table:table-cell>
          <table:table-cell office:value-type="string" calcext:value-type="string">
            <text:p>Blaster Burn - Soushuu-hen (Kou-hen)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COM0014a.bin</text:p>
          </table:table-cell>
          <table:table-cell office:value-type="string" calcext:value-type="string">
            <text:p>PCOM0014.bmp</text:p>
          </table:table-cell>
          <table:table-cell table:number-columns-repeated="2"/>
          <table:table-cell table:formula="of:=HYPERLINK(COM.MICROSOFT.CONCAT(&quot;https://www.amusement-center.com/project/egg/game/?product_id=&quot;; [.C1037]))" office:value-type="string" office:string-value="https://www.amusement-center.com/project/egg/game/?product_id=595" calcext:value-type="string">
            <text:p>https://www.amusement-center.com/project/egg/game/?product_id=595</text:p>
          </table:table-cell>
        </table:table-row>
        <table:table-row table:style-name="ro1">
          <table:table-cell office:value-type="string" calcext:value-type="string">
            <text:p>ブラスターバーン総集編(後編)</text:p>
          </table:table-cell>
          <table:table-cell office:value-type="string" calcext:value-type="string">
            <text:p>Blaster Burn - Soushuu-hen (Kou-hen)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COM0014a.bin</text:p>
          </table:table-cell>
          <table:table-cell office:value-type="string" calcext:value-type="string">
            <text:p>PCOM0014.bmp</text:p>
          </table:table-cell>
          <table:table-cell table:number-columns-repeated="2"/>
          <table:table-cell table:formula="of:=HYPERLINK(COM.MICROSOFT.CONCAT(&quot;https://www.amusement-center.com/project/egg/game/?product_id=&quot;; [.C1038]))" office:value-type="string" office:string-value="https://www.amusement-center.com/project/egg/game/?product_id=1701" calcext:value-type="string">
            <text:p>https://www.amusement-center.com/project/egg/game/?product_id=1701</text:p>
          </table:table-cell>
        </table:table-row>
        <table:table-row table:style-name="ro1">
          <table:table-cell office:value-type="string" calcext:value-type="string">
            <text:p>フラッピー</text:p>
          </table:table-cell>
          <table:table-cell office:value-type="string" calcext:value-type="string">
            <text:p>Flappy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DBS0003a.bin</text:p>
          </table:table-cell>
          <table:table-cell office:value-type="string" calcext:value-type="string">
            <text:p>DBS0003.bmp</text:p>
          </table:table-cell>
          <table:table-cell table:number-columns-repeated="2"/>
          <table:table-cell table:formula="of:=HYPERLINK(COM.MICROSOFT.CONCAT(&quot;https://www.amusement-center.com/project/egg/game/?product_id=&quot;; [.C1039]))" office:value-type="string" office:string-value="https://www.amusement-center.com/project/egg/game/?product_id=186" calcext:value-type="string">
            <text:p>https://www.amusement-center.com/project/egg/game/?product_id=186</text:p>
          </table:table-cell>
        </table:table-row>
        <table:table-row table:style-name="ro1">
          <table:table-cell office:value-type="string" calcext:value-type="string">
            <text:p>フラッピー</text:p>
          </table:table-cell>
          <table:table-cell office:value-type="string" calcext:value-type="string">
            <text:p>Flappy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DBS0009a.bin</text:p>
          </table:table-cell>
          <table:table-cell office:value-type="string" calcext:value-type="string">
            <text:p>DBS0009.bmp</text:p>
          </table:table-cell>
          <table:table-cell table:number-columns-repeated="2"/>
          <table:table-cell table:formula="of:=HYPERLINK(COM.MICROSOFT.CONCAT(&quot;https://www.amusement-center.com/project/egg/game/?product_id=&quot;; [.C1040]))" office:value-type="string" office:string-value="https://www.amusement-center.com/project/egg/game/?product_id=1388" calcext:value-type="string">
            <text:p>https://www.amusement-center.com/project/egg/game/?product_id=1388</text:p>
          </table:table-cell>
        </table:table-row>
        <table:table-row table:style-name="ro1">
          <table:table-cell office:value-type="string" calcext:value-type="string">
            <text:p>フラッピーリミテッド'85</text:p>
          </table:table-cell>
          <table:table-cell office:value-type="string" calcext:value-type="string">
            <text:p>Flappy - Limited 8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8a.bin</text:p>
          </table:table-cell>
          <table:table-cell office:value-type="string" calcext:value-type="string">
            <text:p>DBS1008.bmp</text:p>
          </table:table-cell>
          <table:table-cell table:number-columns-repeated="2"/>
          <table:table-cell table:formula="of:=HYPERLINK(COM.MICROSOFT.CONCAT(&quot;https://www.amusement-center.com/project/egg/game/?product_id=&quot;; [.C1041]))" office:value-type="string" office:string-value="https://www.amusement-center.com/project/egg/game/?product_id=472" calcext:value-type="string">
            <text:p>https://www.amusement-center.com/project/egg/game/?product_id=472</text:p>
          </table:table-cell>
        </table:table-row>
        <table:table-row table:style-name="ro1">
          <table:table-cell office:value-type="string" calcext:value-type="string">
            <text:p>フランチック</text:p>
          </table:table-cell>
          <table:table-cell office:value-type="string" calcext:value-type="string">
            <text:p>Frantic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ANM0001a.bin</text:p>
          </table:table-cell>
          <table:table-cell office:value-type="string" calcext:value-type="string">
            <text:p>PANM0001.bmp</text:p>
          </table:table-cell>
          <table:table-cell office:value-type="string" calcext:value-type="string">
            <text:p>PANM0001m.bin</text:p>
          </table:table-cell>
          <table:table-cell/>
          <table:table-cell table:formula="of:=HYPERLINK(COM.MICROSOFT.CONCAT(&quot;https://www.amusement-center.com/project/egg/game/?product_id=&quot;; [.C1042]))" office:value-type="string" office:string-value="https://www.amusement-center.com/project/egg/game/?product_id=630" calcext:value-type="string">
            <text:p>https://www.amusement-center.com/project/egg/game/?product_id=630</text:p>
          </table:table-cell>
        </table:table-row>
        <table:table-row table:style-name="ro1">
          <table:table-cell office:value-type="string" calcext:value-type="string">
            <text:p>ブランディッシュ</text:p>
          </table:table-cell>
          <table:table-cell office:value-type="string" calcext:value-type="string">
            <text:p>Brandis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18a.bin</text:p>
          </table:table-cell>
          <table:table-cell office:value-type="string" calcext:value-type="string">
            <text:p>FAL0018.bmp</text:p>
          </table:table-cell>
          <table:table-cell office:value-type="string" calcext:value-type="string">
            <text:p>FAL0018m.bin</text:p>
          </table:table-cell>
          <table:table-cell/>
          <table:table-cell table:formula="of:=HYPERLINK(COM.MICROSOFT.CONCAT(&quot;https://www.amusement-center.com/project/egg/game/?product_id=&quot;; [.C1043]))" office:value-type="string" office:string-value="https://www.amusement-center.com/project/egg/game/?product_id=76" calcext:value-type="string">
            <text:p>https://www.amusement-center.com/project/egg/game/?product_id=76</text:p>
          </table:table-cell>
        </table:table-row>
        <table:table-row table:style-name="ro1">
          <table:table-cell office:value-type="string" calcext:value-type="string">
            <text:p>ブランディッシュ　リニューアル</text:p>
          </table:table-cell>
          <table:table-cell office:value-type="string" calcext:value-type="string">
            <text:p>Brandish - Renew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2a.bin</text:p>
          </table:table-cell>
          <table:table-cell office:value-type="string" calcext:value-type="string">
            <text:p>FAL0072.bmp</text:p>
          </table:table-cell>
          <table:table-cell office:value-type="string" calcext:value-type="string">
            <text:p>FAL0072m.bin</text:p>
          </table:table-cell>
          <table:table-cell/>
          <table:table-cell table:formula="of:=HYPERLINK(COM.MICROSOFT.CONCAT(&quot;https://www.amusement-center.com/project/egg/game/?product_id=&quot;; [.C1044]))" office:value-type="string" office:string-value="https://www.amusement-center.com/project/egg/game/?product_id=555" calcext:value-type="string">
            <text:p>https://www.amusement-center.com/project/egg/game/?product_id=555</text:p>
          </table:table-cell>
        </table:table-row>
        <table:table-row table:style-name="ro1">
          <table:table-cell office:value-type="string" calcext:value-type="string">
            <text:p>ブランディッシュ リニューアル</text:p>
          </table:table-cell>
          <table:table-cell office:value-type="string" calcext:value-type="string">
            <text:p>Brandish - Renewal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17a.bin</text:p>
          </table:table-cell>
          <table:table-cell office:value-type="string" calcext:value-type="string">
            <text:p>FAL0117.bmp</text:p>
          </table:table-cell>
          <table:table-cell office:value-type="string" calcext:value-type="string">
            <text:p>FAL0117m.bin</text:p>
          </table:table-cell>
          <table:table-cell/>
          <table:table-cell table:formula="of:=HYPERLINK(COM.MICROSOFT.CONCAT(&quot;https://www.amusement-center.com/project/egg/game/?product_id=&quot;; [.C1045]))" office:value-type="string" office:string-value="https://www.amusement-center.com/project/egg/game/?product_id=1376" calcext:value-type="string">
            <text:p>https://www.amusement-center.com/project/egg/game/?product_id=1376</text:p>
          </table:table-cell>
        </table:table-row>
        <table:table-row table:style-name="ro1">
          <table:table-cell office:value-type="string" calcext:value-type="string">
            <text:p>ブランディッシュ2</text:p>
          </table:table-cell>
          <table:table-cell office:value-type="string" calcext:value-type="string">
            <text:p>Brandish 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20a.bin</text:p>
          </table:table-cell>
          <table:table-cell office:value-type="string" calcext:value-type="string">
            <text:p>FAL0020.bmp</text:p>
          </table:table-cell>
          <table:table-cell table:number-columns-repeated="2"/>
          <table:table-cell table:formula="of:=HYPERLINK(COM.MICROSOFT.CONCAT(&quot;https://www.amusement-center.com/project/egg/game/?product_id=&quot;; [.C1046]))" office:value-type="string" office:string-value="https://www.amusement-center.com/project/egg/game/?product_id=79" calcext:value-type="string">
            <text:p>https://www.amusement-center.com/project/egg/game/?product_id=79</text:p>
          </table:table-cell>
        </table:table-row>
        <table:table-row table:style-name="ro1">
          <table:table-cell office:value-type="string" calcext:value-type="string">
            <text:p>ブランディッシュ２</text:p>
          </table:table-cell>
          <table:table-cell office:value-type="string" calcext:value-type="string">
            <text:p>Brandish 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3a.bin</text:p>
          </table:table-cell>
          <table:table-cell office:value-type="string" calcext:value-type="string">
            <text:p>FAL0073.bmp</text:p>
          </table:table-cell>
          <table:table-cell office:value-type="string" calcext:value-type="string">
            <text:p>FAL0073m.bin</text:p>
          </table:table-cell>
          <table:table-cell/>
          <table:table-cell table:formula="of:=HYPERLINK(COM.MICROSOFT.CONCAT(&quot;https://www.amusement-center.com/project/egg/game/?product_id=&quot;; [.C1047]))" office:value-type="string" office:string-value="https://www.amusement-center.com/project/egg/game/?product_id=556" calcext:value-type="string">
            <text:p>https://www.amusement-center.com/project/egg/game/?product_id=556</text:p>
          </table:table-cell>
        </table:table-row>
        <table:table-row table:style-name="ro1">
          <table:table-cell office:value-type="string" calcext:value-type="string">
            <text:p>ブランディッシュ2</text:p>
          </table:table-cell>
          <table:table-cell office:value-type="string" calcext:value-type="string">
            <text:p>Brandish 2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3a.bin</text:p>
          </table:table-cell>
          <table:table-cell office:value-type="string" calcext:value-type="string">
            <text:p>FAL0123.bmp</text:p>
          </table:table-cell>
          <table:table-cell office:value-type="string" calcext:value-type="string">
            <text:p>FAL0123m.bin</text:p>
          </table:table-cell>
          <table:table-cell/>
          <table:table-cell table:formula="of:=HYPERLINK(COM.MICROSOFT.CONCAT(&quot;https://www.amusement-center.com/project/egg/game/?product_id=&quot;; [.C1048]))" office:value-type="string" office:string-value="https://www.amusement-center.com/project/egg/game/?product_id=1434" calcext:value-type="string">
            <text:p>https://www.amusement-center.com/project/egg/game/?product_id=1434</text:p>
          </table:table-cell>
        </table:table-row>
        <table:table-row table:style-name="ro1">
          <table:table-cell office:value-type="string" calcext:value-type="string">
            <text:p>ブランディッシュ３</text:p>
          </table:table-cell>
          <table:table-cell office:value-type="string" calcext:value-type="string">
            <text:p>Brandish 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4a.bin</text:p>
          </table:table-cell>
          <table:table-cell office:value-type="string" calcext:value-type="string">
            <text:p>FAL0074.bmp</text:p>
          </table:table-cell>
          <table:table-cell office:value-type="string" calcext:value-type="string">
            <text:p>FAL0074m.bin</text:p>
          </table:table-cell>
          <table:table-cell/>
          <table:table-cell table:formula="of:=HYPERLINK(COM.MICROSOFT.CONCAT(&quot;https://www.amusement-center.com/project/egg/game/?product_id=&quot;; [.C1049]))" office:value-type="string" office:string-value="https://www.amusement-center.com/project/egg/game/?product_id=553" calcext:value-type="string">
            <text:p>https://www.amusement-center.com/project/egg/game/?product_id=553</text:p>
          </table:table-cell>
        </table:table-row>
        <table:table-row table:style-name="ro1">
          <table:table-cell office:value-type="string" calcext:value-type="string">
            <text:p>ブランディッシュ3</text:p>
          </table:table-cell>
          <table:table-cell office:value-type="string" calcext:value-type="string">
            <text:p>Brandish 3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31a.bin</text:p>
          </table:table-cell>
          <table:table-cell office:value-type="string" calcext:value-type="string">
            <text:p>FAL0131.bmp</text:p>
          </table:table-cell>
          <table:table-cell office:value-type="string" calcext:value-type="string">
            <text:p>FAL0131m.bin</text:p>
          </table:table-cell>
          <table:table-cell/>
          <table:table-cell table:formula="of:=HYPERLINK(COM.MICROSOFT.CONCAT(&quot;https://www.amusement-center.com/project/egg/game/?product_id=&quot;; [.C1050]))" office:value-type="string" office:string-value="https://www.amusement-center.com/project/egg/game/?product_id=1489" calcext:value-type="string">
            <text:p>https://www.amusement-center.com/project/egg/game/?product_id=1489</text:p>
          </table:table-cell>
        </table:table-row>
        <table:table-row table:style-name="ro1">
          <table:table-cell office:value-type="string" calcext:value-type="string">
            <text:p>ブリッツクリーク</text:p>
          </table:table-cell>
          <table:table-cell office:value-type="string" calcext:value-type="string">
            <text:p>Blitzkrieg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5a.bin</text:p>
          </table:table-cell>
          <table:table-cell office:value-type="string" calcext:value-type="string">
            <text:p>SYS0045.bmp</text:p>
          </table:table-cell>
          <table:table-cell office:value-type="string" calcext:value-type="string">
            <text:p>SYS0045m.bin</text:p>
          </table:table-cell>
          <table:table-cell/>
          <table:table-cell table:formula="of:=HYPERLINK(COM.MICROSOFT.CONCAT(&quot;https://www.amusement-center.com/project/egg/game/?product_id=&quot;; [.C1051]))" office:value-type="string" office:string-value="https://www.amusement-center.com/project/egg/game/?product_id=1108" calcext:value-type="string">
            <text:p>https://www.amusement-center.com/project/egg/game/?product_id=1108</text:p>
          </table:table-cell>
        </table:table-row>
        <table:table-row table:style-name="ro1">
          <table:table-cell office:value-type="string" calcext:value-type="string">
            <text:p>ブルトン・レイ</text:p>
          </table:table-cell>
          <table:table-cell office:value-type="string" calcext:value-type="string">
            <text:p>Bretonne Lai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13a.bin</text:p>
          </table:table-cell>
          <table:table-cell office:value-type="string" calcext:value-type="string">
            <text:p>SYS0013.bmp</text:p>
          </table:table-cell>
          <table:table-cell office:value-type="string" calcext:value-type="string">
            <text:p>SYS0013m.bin</text:p>
          </table:table-cell>
          <table:table-cell/>
          <table:table-cell table:formula="of:=HYPERLINK(COM.MICROSOFT.CONCAT(&quot;https://www.amusement-center.com/project/egg/game/?product_id=&quot;; [.C1052]))" office:value-type="string" office:string-value="https://www.amusement-center.com/project/egg/game/?product_id=517" calcext:value-type="string">
            <text:p>https://www.amusement-center.com/project/egg/game/?product_id=517</text:p>
          </table:table-cell>
        </table:table-row>
        <table:table-row table:style-name="ro1">
          <table:table-cell office:value-type="string" calcext:value-type="string">
            <text:p>フレイ</text:p>
          </table:table-cell>
          <table:table-cell office:value-type="string" calcext:value-type="string">
            <text:p>Fra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05a.bin</text:p>
          </table:table-cell>
          <table:table-cell office:value-type="string" calcext:value-type="string">
            <text:p>MIC0005.bmp</text:p>
          </table:table-cell>
          <table:table-cell office:value-type="string" calcext:value-type="string">
            <text:p>MIC0005m.bin</text:p>
          </table:table-cell>
          <table:table-cell/>
          <table:table-cell table:formula="of:=HYPERLINK(COM.MICROSOFT.CONCAT(&quot;https://www.amusement-center.com/project/egg/game/?product_id=&quot;; [.C1053]))" office:value-type="string" office:string-value="https://www.amusement-center.com/project/egg/game/?product_id=224" calcext:value-type="string">
            <text:p>https://www.amusement-center.com/project/egg/game/?product_id=224</text:p>
          </table:table-cell>
        </table:table-row>
        <table:table-row table:style-name="ro1">
          <table:table-cell office:value-type="string" calcext:value-type="string">
            <text:p>ブロードウェイ伝説エレナ </text:p>
          </table:table-cell>
          <table:table-cell office:value-type="string" calcext:value-type="string">
            <text:p>Broadway Densetsu Elena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1a.bin</text:p>
          </table:table-cell>
          <table:table-cell office:value-type="string" calcext:value-type="string">
            <text:p>COM0051.bmp</text:p>
          </table:table-cell>
          <table:table-cell office:value-type="string" calcext:value-type="string">
            <text:p>COM0051m.bin</text:p>
          </table:table-cell>
          <table:table-cell/>
          <table:table-cell table:formula="of:=HYPERLINK(COM.MICROSOFT.CONCAT(&quot;https://www.amusement-center.com/project/egg/game/?product_id=&quot;; [.C1054]))" office:value-type="string" office:string-value="https://www.amusement-center.com/project/egg/game/?product_id=911" calcext:value-type="string">
            <text:p>https://www.amusement-center.com/project/egg/game/?product_id=911</text:p>
          </table:table-cell>
        </table:table-row>
        <table:table-row table:style-name="ro1">
          <table:table-cell office:value-type="string" calcext:value-type="string">
            <text:p>ブロードウェイ伝説エレナ </text:p>
          </table:table-cell>
          <table:table-cell office:value-type="string" calcext:value-type="string">
            <text:p>Broadway Densetsu Elena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1a.bin</text:p>
          </table:table-cell>
          <table:table-cell office:value-type="string" calcext:value-type="string">
            <text:p>COM0051.bmp</text:p>
          </table:table-cell>
          <table:table-cell office:value-type="string" calcext:value-type="string">
            <text:p>COM0051m.bin</text:p>
          </table:table-cell>
          <table:table-cell/>
          <table:table-cell table:formula="of:=HYPERLINK(COM.MICROSOFT.CONCAT(&quot;https://www.amusement-center.com/project/egg/game/?product_id=&quot;; [.C1055]))" office:value-type="string" office:string-value="https://www.amusement-center.com/project/egg/game/?product_id=1008" calcext:value-type="string">
            <text:p>https://www.amusement-center.com/project/egg/game/?product_id=1008</text:p>
          </table:table-cell>
        </table:table-row>
        <table:table-row table:style-name="ro1">
          <table:table-cell office:value-type="string" calcext:value-type="string">
            <text:p>フロートランドのおとぎばなし</text:p>
          </table:table-cell>
          <table:table-cell office:value-type="string" calcext:value-type="string">
            <text:p>Floatland no Otogibanashi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0a.bin</text:p>
          </table:table-cell>
          <table:table-cell/>
          <table:table-cell office:value-type="string" calcext:value-type="string">
            <text:p>COM5030m.bin</text:p>
          </table:table-cell>
          <table:table-cell/>
          <table:table-cell table:formula="of:=HYPERLINK(COM.MICROSOFT.CONCAT(&quot;https://www.amusement-center.com/project/egg/game/?product_id=&quot;; [.C1056]))" office:value-type="string" office:string-value="https://www.amusement-center.com/project/egg/game/?product_id=1263" calcext:value-type="string">
            <text:p>https://www.amusement-center.com/project/egg/game/?product_id=1263</text:p>
          </table:table-cell>
        </table:table-row>
        <table:table-row table:style-name="ro1">
          <table:table-cell office:value-type="string" calcext:value-type="string">
            <text:p>フロートランドのおとぎばなし The Book of TIPPLE</text:p>
          </table:table-cell>
          <table:table-cell office:value-type="string" calcext:value-type="string">
            <text:p>Floatland no Otogibanashi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23a.bin</text:p>
          </table:table-cell>
          <table:table-cell/>
          <table:table-cell office:value-type="string" calcext:value-type="string">
            <text:p>COM5023m.bin</text:p>
          </table:table-cell>
          <table:table-cell/>
          <table:table-cell table:formula="of:=HYPERLINK(COM.MICROSOFT.CONCAT(&quot;https://www.amusement-center.com/project/egg/game/?product_id=&quot;; [.C1057]))" office:value-type="string" office:string-value="https://www.amusement-center.com/project/egg/game/?product_id=1256" calcext:value-type="string">
            <text:p>https://www.amusement-center.com/project/egg/game/?product_id=1256</text:p>
          </table:table-cell>
        </table:table-row>
        <table:table-row table:style-name="ro1">
          <table:table-cell office:value-type="string" calcext:value-type="string">
            <text:p>プロヴィデンス</text:p>
          </table:table-cell>
          <table:table-cell office:value-type="string" calcext:value-type="string">
            <text:p>Providenc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1a.bin</text:p>
          </table:table-cell>
          <table:table-cell office:value-type="string" calcext:value-type="string">
            <text:p>SAC0001.bmp</text:p>
          </table:table-cell>
          <table:table-cell office:value-type="string" calcext:value-type="string">
            <text:p>SAC0001m.bin</text:p>
          </table:table-cell>
          <table:table-cell office:value-type="string" calcext:value-type="string">
            <text:p>SAC0001d.bin</text:p>
          </table:table-cell>
          <table:table-cell table:formula="of:=HYPERLINK(COM.MICROSOFT.CONCAT(&quot;https://www.amusement-center.com/project/egg/game/?product_id=&quot;; [.C1058]))" office:value-type="string" office:string-value="https://www.amusement-center.com/project/egg/game/?product_id=159" calcext:value-type="string">
            <text:p>https://www.amusement-center.com/project/egg/game/?product_id=159</text:p>
          </table:table-cell>
        </table:table-row>
        <table:table-row table:style-name="ro1">
          <table:table-cell office:value-type="string" calcext:value-type="string">
            <text:p>プロヴィデンス</text:p>
          </table:table-cell>
          <table:table-cell office:value-type="string" calcext:value-type="string">
            <text:p>Providence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27a.bin</text:p>
          </table:table-cell>
          <table:table-cell office:value-type="string" calcext:value-type="string">
            <text:p>SAC0027.bmp</text:p>
          </table:table-cell>
          <table:table-cell office:value-type="string" calcext:value-type="string">
            <text:p>SAC0027m.bin</text:p>
          </table:table-cell>
          <table:table-cell/>
          <table:table-cell table:formula="of:=HYPERLINK(COM.MICROSOFT.CONCAT(&quot;https://www.amusement-center.com/project/egg/game/?product_id=&quot;; [.C1059]))" office:value-type="string" office:string-value="https://www.amusement-center.com/project/egg/game/?product_id=1573" calcext:value-type="string">
            <text:p>https://www.amusement-center.com/project/egg/game/?product_id=1573</text:p>
          </table:table-cell>
        </table:table-row>
        <table:table-row table:style-name="ro1">
          <table:table-cell office:value-type="string" calcext:value-type="string">
            <text:p>プロヴィデンス</text:p>
          </table:table-cell>
          <table:table-cell office:value-type="string" calcext:value-type="string">
            <text:p>Providence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SAC0027a.bin</text:p>
          </table:table-cell>
          <table:table-cell office:value-type="string" calcext:value-type="string">
            <text:p>SAC0027.bmp</text:p>
          </table:table-cell>
          <table:table-cell office:value-type="string" calcext:value-type="string">
            <text:p>SAC0027m.bin</text:p>
          </table:table-cell>
          <table:table-cell/>
          <table:table-cell table:formula="of:=HYPERLINK(COM.MICROSOFT.CONCAT(&quot;https://www.amusement-center.com/project/egg/game/?product_id=&quot;; [.C1060]))" office:value-type="string" office:string-value="https://www.amusement-center.com/project/egg/game/?product_id=1792" calcext:value-type="string">
            <text:p>https://www.amusement-center.com/project/egg/game/?product_id=1792</text:p>
          </table:table-cell>
        </table:table-row>
        <table:table-row table:style-name="ro1">
          <table:table-cell office:value-type="string" calcext:value-type="string">
            <text:p>プロ麻雀 極</text:p>
          </table:table-cell>
          <table:table-cell office:value-type="string" calcext:value-type="string">
            <text:p>Mahjong - Kiwame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09a.bin</text:p>
          </table:table-cell>
          <table:table-cell office:value-type="string" calcext:value-type="string">
            <text:p>ATN0009.bmp</text:p>
          </table:table-cell>
          <table:table-cell office:value-type="string" calcext:value-type="string">
            <text:p>ATN0009m.bin</text:p>
          </table:table-cell>
          <table:table-cell/>
          <table:table-cell table:formula="of:=HYPERLINK(COM.MICROSOFT.CONCAT(&quot;https://www.amusement-center.com/project/egg/game/?product_id=&quot;; [.C1061]))" office:value-type="string" office:string-value="https://www.amusement-center.com/project/egg/game/?product_id=1384" calcext:value-type="string">
            <text:p>https://www.amusement-center.com/project/egg/game/?product_id=1384</text:p>
          </table:table-cell>
        </table:table-row>
        <table:table-row table:style-name="ro1">
          <table:table-cell office:value-type="string" calcext:value-type="string">
            <text:p>プロ麻雀 極II</text:p>
          </table:table-cell>
          <table:table-cell office:value-type="string" calcext:value-type="string">
            <text:p>Mahjong - Kiwame II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11a.bin</text:p>
          </table:table-cell>
          <table:table-cell office:value-type="string" calcext:value-type="string">
            <text:p>ATN0011.bmp</text:p>
          </table:table-cell>
          <table:table-cell office:value-type="string" calcext:value-type="string">
            <text:p>ATN0011m.bin</text:p>
          </table:table-cell>
          <table:table-cell/>
          <table:table-cell table:formula="of:=HYPERLINK(COM.MICROSOFT.CONCAT(&quot;https://www.amusement-center.com/project/egg/game/?product_id=&quot;; [.C1062]))" office:value-type="string" office:string-value="https://www.amusement-center.com/project/egg/game/?product_id=1486" calcext:value-type="string">
            <text:p>https://www.amusement-center.com/project/egg/game/?product_id=1486</text:p>
          </table:table-cell>
        </table:table-row>
        <table:table-row table:style-name="ro1">
          <table:table-cell office:value-type="string" calcext:value-type="string">
            <text:p>ヘビーバレル </text:p>
          </table:table-cell>
          <table:table-cell office:value-type="string" calcext:value-type="string">
            <text:p>Heavy Barrel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7a.bin</text:p>
          </table:table-cell>
          <table:table-cell office:value-type="string" calcext:value-type="string">
            <text:p>GMD0007.bmp</text:p>
          </table:table-cell>
          <table:table-cell office:value-type="string" calcext:value-type="string">
            <text:p>GMD0007m.bin</text:p>
          </table:table-cell>
          <table:table-cell/>
          <table:table-cell table:formula="of:=HYPERLINK(COM.MICROSOFT.CONCAT(&quot;https://www.amusement-center.com/project/egg/game/?product_id=&quot;; [.C1063]))" office:value-type="string" office:string-value="https://www.amusement-center.com/project/egg/game/?product_id=846" calcext:value-type="string">
            <text:p>https://www.amusement-center.com/project/egg/game/?product_id=846</text:p>
          </table:table-cell>
        </table:table-row>
        <table:table-row table:style-name="ro1">
          <table:table-cell office:value-type="string" calcext:value-type="string">
            <text:p>ヘビーユニット</text:p>
          </table:table-cell>
          <table:table-cell office:value-type="string" calcext:value-type="string">
            <text:p>Heavy Unit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NK0001a.bin</text:p>
          </table:table-cell>
          <table:table-cell office:value-type="string" calcext:value-type="string">
            <text:p>KNK0001.bmp</text:p>
          </table:table-cell>
          <table:table-cell office:value-type="string" calcext:value-type="string">
            <text:p>KNK0001m.bin</text:p>
          </table:table-cell>
          <table:table-cell/>
          <table:table-cell table:formula="of:=HYPERLINK(COM.MICROSOFT.CONCAT(&quot;https://www.amusement-center.com/project/egg/game/?product_id=&quot;; [.C1064]))" office:value-type="string" office:string-value="https://www.amusement-center.com/project/egg/game/?product_id=1313" calcext:value-type="string">
            <text:p>https://www.amusement-center.com/project/egg/game/?product_id=1313</text:p>
          </table:table-cell>
        </table:table-row>
        <table:table-row table:style-name="ro1">
          <table:table-cell office:value-type="string" calcext:value-type="string">
            <text:p>へべれけ </text:p>
          </table:table-cell>
          <table:table-cell office:value-type="string" calcext:value-type="string">
            <text:p>Hebereke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4a.bin</text:p>
          </table:table-cell>
          <table:table-cell office:value-type="string" calcext:value-type="string">
            <text:p>SNT0004.bmp</text:p>
          </table:table-cell>
          <table:table-cell office:value-type="string" calcext:value-type="string">
            <text:p>SNT0004m.bin</text:p>
          </table:table-cell>
          <table:table-cell/>
          <table:table-cell table:formula="of:=HYPERLINK(COM.MICROSOFT.CONCAT(&quot;https://www.amusement-center.com/project/egg/game/?product_id=&quot;; [.C1065]))" office:value-type="string" office:string-value="https://www.amusement-center.com/project/egg/game/?product_id=837" calcext:value-type="string">
            <text:p>https://www.amusement-center.com/project/egg/game/?product_id=837</text:p>
          </table:table-cell>
        </table:table-row>
        <table:table-row table:style-name="ro1">
          <table:table-cell office:value-type="string" calcext:value-type="string">
            <text:p>へべれけのぽぷーん</text:p>
          </table:table-cell>
          <table:table-cell office:value-type="string" calcext:value-type="string">
            <text:p>Hebereke no Popo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09a.bin</text:p>
          </table:table-cell>
          <table:table-cell office:value-type="string" calcext:value-type="string">
            <text:p>SNT0009.bmp</text:p>
          </table:table-cell>
          <table:table-cell office:value-type="string" calcext:value-type="string">
            <text:p>SNT0009m.bin</text:p>
          </table:table-cell>
          <table:table-cell/>
          <table:table-cell table:formula="of:=HYPERLINK(COM.MICROSOFT.CONCAT(&quot;https://www.amusement-center.com/project/egg/game/?product_id=&quot;; [.C1066]))" office:value-type="string" office:string-value="https://www.amusement-center.com/project/egg/game/?product_id=910" calcext:value-type="string">
            <text:p>https://www.amusement-center.com/project/egg/game/?product_id=910</text:p>
          </table:table-cell>
        </table:table-row>
        <table:table-row table:style-name="ro1">
          <table:table-cell office:value-type="string" calcext:value-type="string">
            <text:p>へらくれす</text:p>
          </table:table-cell>
          <table:table-cell office:value-type="string" calcext:value-type="string">
            <text:p>Heracles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33a.bin</text:p>
          </table:table-cell>
          <table:table-cell office:value-type="string" calcext:value-type="string">
            <text:p>KSK0033.bmp</text:p>
          </table:table-cell>
          <table:table-cell office:value-type="string" calcext:value-type="string">
            <text:p>KSK0033m.bin</text:p>
          </table:table-cell>
          <table:table-cell/>
          <table:table-cell table:formula="of:=HYPERLINK(COM.MICROSOFT.CONCAT(&quot;https://www.amusement-center.com/project/egg/game/?product_id=&quot;; [.C1067]))" office:value-type="string" office:string-value="https://www.amusement-center.com/project/egg/game/?product_id=1281" calcext:value-type="string">
            <text:p>https://www.amusement-center.com/project/egg/game/?product_id=1281</text:p>
          </table:table-cell>
        </table:table-row>
        <table:table-row table:style-name="ro1">
          <table:table-cell office:value-type="string" calcext:value-type="string">
            <text:p>ヘラクレスの栄光</text:p>
          </table:table-cell>
          <table:table-cell office:value-type="string" calcext:value-type="string">
            <text:p>Heracles no Eikou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PD0006a.bin</text:p>
          </table:table-cell>
          <table:table-cell office:value-type="string" calcext:value-type="string">
            <text:p>PPD0006.bmp</text:p>
          </table:table-cell>
          <table:table-cell office:value-type="string" calcext:value-type="string">
            <text:p>PPD0006m.bin</text:p>
          </table:table-cell>
          <table:table-cell/>
          <table:table-cell table:formula="of:=HYPERLINK(COM.MICROSOFT.CONCAT(&quot;https://www.amusement-center.com/project/egg/game/?product_id=&quot;; [.C1068]))" office:value-type="string" office:string-value="https://www.amusement-center.com/project/egg/game/?product_id=1596" calcext:value-type="string">
            <text:p>https://www.amusement-center.com/project/egg/game/?product_id=1596</text:p>
          </table:table-cell>
        </table:table-row>
        <table:table-row table:style-name="ro1">
          <table:table-cell office:value-type="string" calcext:value-type="string">
            <text:p>ヘラクレスの栄光II</text:p>
          </table:table-cell>
          <table:table-cell office:value-type="string" calcext:value-type="string">
            <text:p>Heracles no Eikou II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PD0007a.bin</text:p>
          </table:table-cell>
          <table:table-cell office:value-type="string" calcext:value-type="string">
            <text:p>PPD0007.bmp</text:p>
          </table:table-cell>
          <table:table-cell table:number-columns-repeated="2"/>
          <table:table-cell table:formula="of:=HYPERLINK(COM.MICROSOFT.CONCAT(&quot;https://www.amusement-center.com/project/egg/game/?product_id=&quot;; [.C1069]))" office:value-type="string" office:string-value="https://www.amusement-center.com/project/egg/game/?product_id=1605" calcext:value-type="string">
            <text:p>https://www.amusement-center.com/project/egg/game/?product_id=1605</text:p>
          </table:table-cell>
        </table:table-row>
        <table:table-row table:style-name="ro1">
          <table:table-cell office:value-type="string" calcext:value-type="string">
            <text:p>ヘラクレスの栄光III 神々の沈黙</text:p>
          </table:table-cell>
          <table:table-cell office:value-type="string" calcext:value-type="string">
            <text:p>Heracles no Eikou III - Kamigami no Chinmoku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PPD0008a.bin</text:p>
          </table:table-cell>
          <table:table-cell office:value-type="string" calcext:value-type="string">
            <text:p>PPD0008.bmp</text:p>
          </table:table-cell>
          <table:table-cell table:number-columns-repeated="2"/>
          <table:table-cell table:formula="of:=HYPERLINK(COM.MICROSOFT.CONCAT(&quot;https://www.amusement-center.com/project/egg/game/?product_id=&quot;; [.C1070]))" office:value-type="string" office:string-value="https://www.amusement-center.com/project/egg/game/?product_id=1629" calcext:value-type="string">
            <text:p>https://www.amusement-center.com/project/egg/game/?product_id=1629</text:p>
          </table:table-cell>
        </table:table-row>
        <table:table-row table:style-name="ro1">
          <table:table-cell office:value-type="string" calcext:value-type="string">
            <text:p>ヘリコイド</text:p>
          </table:table-cell>
          <table:table-cell office:value-type="string" calcext:value-type="string">
            <text:p>Helicoid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CN0003a.bin</text:p>
          </table:table-cell>
          <table:table-cell office:value-type="string" calcext:value-type="string">
            <text:p>MCN0003.bmp</text:p>
          </table:table-cell>
          <table:table-cell table:number-columns-repeated="2"/>
          <table:table-cell table:formula="of:=HYPERLINK(COM.MICROSOFT.CONCAT(&quot;https://www.amusement-center.com/project/egg/game/?product_id=&quot;; [.C1071]))" office:value-type="string" office:string-value="https://www.amusement-center.com/project/egg/game/?product_id=1130" calcext:value-type="string">
            <text:p>https://www.amusement-center.com/project/egg/game/?product_id=1130</text:p>
          </table:table-cell>
        </table:table-row>
        <table:table-row table:style-name="ro1">
          <table:table-cell office:value-type="string" calcext:value-type="string">
            <text:p>ボーステック1，100円セット【2021夏のトリプルキャンペーン限定】</text:p>
          </table:table-cell>
          <table:table-cell office:value-type="string" calcext:value-type="string">
            <text:p>Bothtec (1, 100-en Set (2021 Natsu no Triple Campaign Gentei)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OT0046a.bin</text:p>
          </table:table-cell>
          <table:table-cell office:value-type="string" calcext:value-type="string">
            <text:p>BOT0046.bmp</text:p>
          </table:table-cell>
          <table:table-cell office:value-type="string" calcext:value-type="string">
            <text:p>BOT0046m.bin</text:p>
          </table:table-cell>
          <table:table-cell/>
          <table:table-cell table:formula="of:=HYPERLINK(COM.MICROSOFT.CONCAT(&quot;https://www.amusement-center.com/project/egg/game/?product_id=&quot;; [.C1072]))" office:value-type="string" office:string-value="https://www.amusement-center.com/project/egg/game/?product_id=1639" calcext:value-type="string">
            <text:p>https://www.amusement-center.com/project/egg/game/?product_id=1639</text:p>
          </table:table-cell>
        </table:table-row>
        <table:table-row table:style-name="ro1">
          <table:table-cell office:value-type="string" calcext:value-type="string">
            <text:p>ボール・ブレッド・ガン</text:p>
          </table:table-cell>
          <table:table-cell office:value-type="string" calcext:value-type="string">
            <text:p>Ball Bullet Gun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IMX0002a.bin</text:p>
          </table:table-cell>
          <table:table-cell office:value-type="string" calcext:value-type="string">
            <text:p>IMX0002.bmp</text:p>
          </table:table-cell>
          <table:table-cell office:value-type="string" calcext:value-type="string">
            <text:p>IMX0002m.bin</text:p>
          </table:table-cell>
          <table:table-cell/>
          <table:table-cell table:formula="of:=HYPERLINK(COM.MICROSOFT.CONCAT(&quot;https://www.amusement-center.com/project/egg/game/?product_id=&quot;; [.C1073]))" office:value-type="string" office:string-value="https://www.amusement-center.com/project/egg/game/?product_id=907" calcext:value-type="string">
            <text:p>https://www.amusement-center.com/project/egg/game/?product_id=907</text:p>
          </table:table-cell>
        </table:table-row>
        <table:table-row table:style-name="ro1">
          <table:table-cell office:value-type="string" calcext:value-type="string">
            <text:p>ぼうけんろまん</text:p>
          </table:table-cell>
          <table:table-cell office:value-type="string" calcext:value-type="string">
            <text:p>Bouken Rom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YS1002a.bin</text:p>
          </table:table-cell>
          <table:table-cell office:value-type="string" calcext:value-type="string">
            <text:p>SYS1002.bmp</text:p>
          </table:table-cell>
          <table:table-cell table:number-columns-repeated="2"/>
          <table:table-cell table:formula="of:=HYPERLINK(COM.MICROSOFT.CONCAT(&quot;https://www.amusement-center.com/project/egg/game/?product_id=&quot;; [.C1074]))" office:value-type="string" office:string-value="https://www.amusement-center.com/project/egg/game/?product_id=37" calcext:value-type="string">
            <text:p>https://www.amusement-center.com/project/egg/game/?product_id=37</text:p>
          </table:table-cell>
        </table:table-row>
        <table:table-row table:style-name="ro1">
          <table:table-cell office:value-type="string" calcext:value-type="string">
            <text:p>ぼうけんろまん</text:p>
          </table:table-cell>
          <table:table-cell office:value-type="string" calcext:value-type="string">
            <text:p>Bouken Roman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YS1006a.bin</text:p>
          </table:table-cell>
          <table:table-cell office:value-type="string" calcext:value-type="string">
            <text:p>SYS1006.bmp</text:p>
          </table:table-cell>
          <table:table-cell table:number-columns-repeated="2"/>
          <table:table-cell table:formula="of:=HYPERLINK(COM.MICROSOFT.CONCAT(&quot;https://www.amusement-center.com/project/egg/game/?product_id=&quot;; [.C1075]))" office:value-type="string" office:string-value="https://www.amusement-center.com/project/egg/game/?product_id=1293" calcext:value-type="string">
            <text:p>https://www.amusement-center.com/project/egg/game/?product_id=1293</text:p>
          </table:table-cell>
        </table:table-row>
        <table:table-row table:style-name="ro1">
          <table:table-cell office:value-type="string" calcext:value-type="string">
            <text:p>ボコスカウォーズ</text:p>
          </table:table-cell>
          <table:table-cell office:value-type="string" calcext:value-type="string">
            <text:p>Bokosuka War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04a.bin</text:p>
          </table:table-cell>
          <table:table-cell office:value-type="string" calcext:value-type="string">
            <text:p>EBS0004.bmp</text:p>
          </table:table-cell>
          <table:table-cell table:number-columns-repeated="2"/>
          <table:table-cell table:formula="of:=HYPERLINK(COM.MICROSOFT.CONCAT(&quot;https://www.amusement-center.com/project/egg/game/?product_id=&quot;; [.C1076]))" office:value-type="string" office:string-value="https://www.amusement-center.com/project/egg/game/?product_id=280" calcext:value-type="string">
            <text:p>https://www.amusement-center.com/project/egg/game/?product_id=280</text:p>
          </table:table-cell>
        </table:table-row>
        <table:table-row table:style-name="ro1">
          <table:table-cell office:value-type="string" calcext:value-type="string">
            <text:p>ボコスカウォーズ</text:p>
          </table:table-cell>
          <table:table-cell office:value-type="string" calcext:value-type="string">
            <text:p>Bokosuka War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EBS0013a.bin</text:p>
          </table:table-cell>
          <table:table-cell office:value-type="string" calcext:value-type="string">
            <text:p>EBS0013.bmp</text:p>
          </table:table-cell>
          <table:table-cell/>
          <table:table-cell office:value-type="string" calcext:value-type="string">
            <text:p>EBS0013d.bin</text:p>
          </table:table-cell>
          <table:table-cell table:formula="of:=HYPERLINK(COM.MICROSOFT.CONCAT(&quot;https://www.amusement-center.com/project/egg/game/?product_id=&quot;; [.C1077]))" office:value-type="string" office:string-value="https://www.amusement-center.com/project/egg/game/?product_id=1298" calcext:value-type="string">
            <text:p>https://www.amusement-center.com/project/egg/game/?product_id=1298</text:p>
          </table:table-cell>
        </table:table-row>
        <table:table-row table:style-name="ro1">
          <table:table-cell office:value-type="string" calcext:value-type="string">
            <text:p>ホッターマンの地底探検</text:p>
          </table:table-cell>
          <table:table-cell office:value-type="string" calcext:value-type="string">
            <text:p>Hotter Man no Chitei Tanken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USE0004a.bin</text:p>
          </table:table-cell>
          <table:table-cell office:value-type="string" calcext:value-type="string">
            <text:p>USE0004.bmp</text:p>
          </table:table-cell>
          <table:table-cell office:value-type="string" calcext:value-type="string">
            <text:p>USE0004m.bin</text:p>
          </table:table-cell>
          <table:table-cell/>
          <table:table-cell table:formula="of:=HYPERLINK(COM.MICROSOFT.CONCAT(&quot;https://www.amusement-center.com/project/egg/game/?product_id=&quot;; [.C1078]))" office:value-type="string" office:string-value="https://www.amusement-center.com/project/egg/game/?product_id=1540" calcext:value-type="string">
            <text:p>https://www.amusement-center.com/project/egg/game/?product_id=1540</text:p>
          </table:table-cell>
        </table:table-row>
        <table:table-row table:style-name="ro1">
          <table:table-cell office:value-type="string" calcext:value-type="string">
            <text:p>ホットドッグ</text:p>
          </table:table-cell>
          <table:table-cell office:value-type="string" calcext:value-type="string">
            <text:p>Hotdo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23a.bin</text:p>
          </table:table-cell>
          <table:table-cell office:value-type="string" calcext:value-type="string">
            <text:p>BOT0023.bmp</text:p>
          </table:table-cell>
          <table:table-cell table:number-columns-repeated="2"/>
          <table:table-cell table:formula="of:=HYPERLINK(COM.MICROSOFT.CONCAT(&quot;https://www.amusement-center.com/project/egg/game/?product_id=&quot;; [.C1079]))" office:value-type="string" office:string-value="https://www.amusement-center.com/project/egg/game/?product_id=455" calcext:value-type="string">
            <text:p>https://www.amusement-center.com/project/egg/game/?product_id=455</text:p>
          </table:table-cell>
        </table:table-row>
        <table:table-row table:style-name="ro1">
          <table:table-cell office:value-type="string" calcext:value-type="string">
            <text:p>ホットドッグ</text:p>
          </table:table-cell>
          <table:table-cell office:value-type="string" calcext:value-type="string">
            <text:p>Hotdog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23a.bin</text:p>
          </table:table-cell>
          <table:table-cell office:value-type="string" calcext:value-type="string">
            <text:p>BOT0023.bmp</text:p>
          </table:table-cell>
          <table:table-cell table:number-columns-repeated="2"/>
          <table:table-cell table:formula="of:=HYPERLINK(COM.MICROSOFT.CONCAT(&quot;https://www.amusement-center.com/project/egg/game/?product_id=&quot;; [.C1080]))" office:value-type="string" office:string-value="https://www.amusement-center.com/project/egg/game/?product_id=979" calcext:value-type="string">
            <text:p>https://www.amusement-center.com/project/egg/game/?product_id=979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32a.bin</text:p>
          </table:table-cell>
          <table:table-cell office:value-type="string" calcext:value-type="string">
            <text:p>FAL0032.bmp</text:p>
          </table:table-cell>
          <table:table-cell table:number-columns-repeated="2"/>
          <table:table-cell table:formula="of:=HYPERLINK(COM.MICROSOFT.CONCAT(&quot;https://www.amusement-center.com/project/egg/game/?product_id=&quot;; [.C1081]))" office:value-type="string" office:string-value="https://www.amusement-center.com/project/egg/game/?product_id=85" calcext:value-type="string">
            <text:p>https://www.amusement-center.com/project/egg/game/?product_id=85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7a.bin</text:p>
          </table:table-cell>
          <table:table-cell office:value-type="string" calcext:value-type="string">
            <text:p>FAL0007.bmp</text:p>
          </table:table-cell>
          <table:table-cell table:number-columns-repeated="2"/>
          <table:table-cell table:formula="of:=HYPERLINK(COM.MICROSOFT.CONCAT(&quot;https://www.amusement-center.com/project/egg/game/?product_id=&quot;; [.C1082]))" office:value-type="string" office:string-value="https://www.amusement-center.com/project/egg/game/?product_id=89" calcext:value-type="string">
            <text:p>https://www.amusement-center.com/project/egg/game/?product_id=89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63a.bin</text:p>
          </table:table-cell>
          <table:table-cell office:value-type="string" calcext:value-type="string">
            <text:p>FAL0063.bmp</text:p>
          </table:table-cell>
          <table:table-cell office:value-type="string" calcext:value-type="string">
            <text:p>FAL0063m.bin</text:p>
          </table:table-cell>
          <table:table-cell office:value-type="string" calcext:value-type="string">
            <text:p>FAL0063d.bin</text:p>
          </table:table-cell>
          <table:table-cell table:formula="of:=HYPERLINK(COM.MICROSOFT.CONCAT(&quot;https://www.amusement-center.com/project/egg/game/?product_id=&quot;; [.C1083]))" office:value-type="string" office:string-value="https://www.amusement-center.com/project/egg/game/?product_id=530" calcext:value-type="string">
            <text:p>https://www.amusement-center.com/project/egg/game/?product_id=530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5a.bin</text:p>
          </table:table-cell>
          <table:table-cell office:value-type="string" calcext:value-type="string">
            <text:p>FAL0075.bmp</text:p>
          </table:table-cell>
          <table:table-cell office:value-type="string" calcext:value-type="string">
            <text:p>FAL0075m.bin</text:p>
          </table:table-cell>
          <table:table-cell/>
          <table:table-cell table:formula="of:=HYPERLINK(COM.MICROSOFT.CONCAT(&quot;https://www.amusement-center.com/project/egg/game/?product_id=&quot;; [.C1084]))" office:value-type="string" office:string-value="https://www.amusement-center.com/project/egg/game/?product_id=649" calcext:value-type="string">
            <text:p>https://www.amusement-center.com/project/egg/game/?product_id=649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6a.bin</text:p>
          </table:table-cell>
          <table:table-cell office:value-type="string" calcext:value-type="string">
            <text:p>FAL0116.bmp</text:p>
          </table:table-cell>
          <table:table-cell office:value-type="string" calcext:value-type="string">
            <text:p>FAL0116m.bin</text:p>
          </table:table-cell>
          <table:table-cell office:value-type="string" calcext:value-type="string">
            <text:p>FAL0116d.bin</text:p>
          </table:table-cell>
          <table:table-cell table:formula="of:=HYPERLINK(COM.MICROSOFT.CONCAT(&quot;https://www.amusement-center.com/project/egg/game/?product_id=&quot;; [.C1085]))" office:value-type="string" office:string-value="https://www.amusement-center.com/project/egg/game/?product_id=1273" calcext:value-type="string">
            <text:p>https://www.amusement-center.com/project/egg/game/?product_id=1273</text:p>
          </table:table-cell>
        </table:table-row>
        <table:table-row table:style-name="ro1">
          <table:table-cell office:value-type="string" calcext:value-type="string">
            <text:p>ぽっぷるメイル</text:p>
          </table:table-cell>
          <table:table-cell office:value-type="string" calcext:value-type="string">
            <text:p>Poppuru Mail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0a.bin</text:p>
          </table:table-cell>
          <table:table-cell office:value-type="string" calcext:value-type="string">
            <text:p>FAL0120.bmp</text:p>
          </table:table-cell>
          <table:table-cell office:value-type="string" calcext:value-type="string">
            <text:p>FAL0120m.bin</text:p>
          </table:table-cell>
          <table:table-cell/>
          <table:table-cell table:formula="of:=HYPERLINK(COM.MICROSOFT.CONCAT(&quot;https://www.amusement-center.com/project/egg/game/?product_id=&quot;; [.C1086]))" office:value-type="string" office:string-value="https://www.amusement-center.com/project/egg/game/?product_id=1414" calcext:value-type="string">
            <text:p>https://www.amusement-center.com/project/egg/game/?product_id=1414</text:p>
          </table:table-cell>
        </table:table-row>
        <table:table-row table:style-name="ro1">
          <table:table-cell office:value-type="string" calcext:value-type="string">
            <text:p>ぽっぷるメイル </text:p>
          </table:table-cell>
          <table:table-cell office:value-type="string" calcext:value-type="string">
            <text:p>Poppuru Mai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FAL0099a.bin</text:p>
          </table:table-cell>
          <table:table-cell office:value-type="string" calcext:value-type="string">
            <text:p>FAL0099.bmp</text:p>
          </table:table-cell>
          <table:table-cell office:value-type="string" calcext:value-type="string">
            <text:p>FAL0099m.bin</text:p>
          </table:table-cell>
          <table:table-cell/>
          <table:table-cell table:formula="of:=HYPERLINK(COM.MICROSOFT.CONCAT(&quot;https://www.amusement-center.com/project/egg/game/?product_id=&quot;; [.C1087]))" office:value-type="string" office:string-value="https://www.amusement-center.com/project/egg/game/?product_id=965" calcext:value-type="string">
            <text:p>https://www.amusement-center.com/project/egg/game/?product_id=965</text:p>
          </table:table-cell>
        </table:table-row>
        <table:table-row table:style-name="ro1">
          <table:table-cell office:value-type="string" calcext:value-type="string">
            <text:p>ホテルウォーズ</text:p>
          </table:table-cell>
          <table:table-cell office:value-type="string" calcext:value-type="string">
            <text:p>Hotel War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BOT0024a.bin</text:p>
          </table:table-cell>
          <table:table-cell office:value-type="string" calcext:value-type="string">
            <text:p>BOT0024.bmp</text:p>
          </table:table-cell>
          <table:table-cell table:number-columns-repeated="2"/>
          <table:table-cell table:formula="of:=HYPERLINK(COM.MICROSOFT.CONCAT(&quot;https://www.amusement-center.com/project/egg/game/?product_id=&quot;; [.C1088]))" office:value-type="string" office:string-value="https://www.amusement-center.com/project/egg/game/?product_id=458" calcext:value-type="string">
            <text:p>https://www.amusement-center.com/project/egg/game/?product_id=458</text:p>
          </table:table-cell>
        </table:table-row>
        <table:table-row table:style-name="ro1">
          <table:table-cell office:value-type="string" calcext:value-type="string">
            <text:p>ホテルウォーズ</text:p>
          </table:table-cell>
          <table:table-cell office:value-type="string" calcext:value-type="string">
            <text:p>Hotel Wars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BOT0024a.bin</text:p>
          </table:table-cell>
          <table:table-cell office:value-type="string" calcext:value-type="string">
            <text:p>BOT0024.bmp</text:p>
          </table:table-cell>
          <table:table-cell table:number-columns-repeated="2"/>
          <table:table-cell table:formula="of:=HYPERLINK(COM.MICROSOFT.CONCAT(&quot;https://www.amusement-center.com/project/egg/game/?product_id=&quot;; [.C1089]))" office:value-type="string" office:string-value="https://www.amusement-center.com/project/egg/game/?product_id=1714" calcext:value-type="string">
            <text:p>https://www.amusement-center.com/project/egg/game/?product_id=1714</text:p>
          </table:table-cell>
        </table:table-row>
        <table:table-row table:style-name="ro1">
          <table:table-cell office:value-type="string" calcext:value-type="string">
            <text:p>ホテルウォーズ</text:p>
          </table:table-cell>
          <table:table-cell office:value-type="string" calcext:value-type="string">
            <text:p>Hotel Wars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48a.bin</text:p>
          </table:table-cell>
          <table:table-cell office:value-type="string" calcext:value-type="string">
            <text:p>BOT0048.bmp</text:p>
          </table:table-cell>
          <table:table-cell table:number-columns-repeated="2"/>
          <table:table-cell table:formula="of:=HYPERLINK(COM.MICROSOFT.CONCAT(&quot;https://www.amusement-center.com/project/egg/game/?product_id=&quot;; [.C1090]))" office:value-type="string" office:string-value="https://www.amusement-center.com/project/egg/game/?product_id=1750" calcext:value-type="string">
            <text:p>https://www.amusement-center.com/project/egg/game/?product_id=1750</text:p>
          </table:table-cell>
        </table:table-row>
        <table:table-row table:style-name="ro1">
          <table:table-cell office:value-type="string" calcext:value-type="string">
            <text:p>ポポイっとへべれけ</text:p>
          </table:table-cell>
          <table:table-cell office:value-type="string" calcext:value-type="string">
            <text:p>Popoitto Hebereke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NT0015a.bin</text:p>
          </table:table-cell>
          <table:table-cell office:value-type="string" calcext:value-type="string">
            <text:p>SNT0015.bmp</text:p>
          </table:table-cell>
          <table:table-cell office:value-type="string" calcext:value-type="string">
            <text:p>SNT0015m.bin</text:p>
          </table:table-cell>
          <table:table-cell/>
          <table:table-cell table:formula="of:=HYPERLINK(COM.MICROSOFT.CONCAT(&quot;https://www.amusement-center.com/project/egg/game/?product_id=&quot;; [.C1091]))" office:value-type="string" office:string-value="https://www.amusement-center.com/project/egg/game/?product_id=955" calcext:value-type="string">
            <text:p>https://www.amusement-center.com/project/egg/game/?product_id=955</text:p>
          </table:table-cell>
        </table:table-row>
        <table:table-row table:style-name="ro1">
          <table:table-cell office:value-type="string" calcext:value-type="string">
            <text:p>ポリポリ！スピード大作戦</text:p>
          </table:table-cell>
          <table:table-cell office:value-type="string" calcext:value-type="string">
            <text:p>Poly Poly! Speed Daisakusen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40a.bin</text:p>
          </table:table-cell>
          <table:table-cell/>
          <table:table-cell office:value-type="string" calcext:value-type="string">
            <text:p>COM5040m.bin</text:p>
          </table:table-cell>
          <table:table-cell/>
          <table:table-cell table:formula="of:=HYPERLINK(COM.MICROSOFT.CONCAT(&quot;https://www.amusement-center.com/project/egg/game/?product_id=&quot;; [.C1092]))" office:value-type="string" office:string-value="https://www.amusement-center.com/project/egg/game/?product_id=1272" calcext:value-type="string">
            <text:p>https://www.amusement-center.com/project/egg/game/?product_id=1272</text:p>
          </table:table-cell>
        </table:table-row>
        <table:table-row table:style-name="ro1">
          <table:table-cell office:value-type="string" calcext:value-type="string">
            <text:p>ボルフェスと５人の悪魔</text:p>
          </table:table-cell>
          <table:table-cell office:value-type="string" calcext:value-type="string">
            <text:p>Bolfes to 5-nin no Akum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XTA1001a.bin</text:p>
          </table:table-cell>
          <table:table-cell office:value-type="string" calcext:value-type="string">
            <text:p>XTA1001.bmp</text:p>
          </table:table-cell>
          <table:table-cell table:number-columns-repeated="2"/>
          <table:table-cell table:formula="of:=HYPERLINK(COM.MICROSOFT.CONCAT(&quot;https://www.amusement-center.com/project/egg/game/?product_id=&quot;; [.C1093]))" office:value-type="string" office:string-value="https://www.amusement-center.com/project/egg/game/?product_id=139" calcext:value-type="string">
            <text:p>https://www.amusement-center.com/project/egg/game/?product_id=139</text:p>
          </table:table-cell>
        </table:table-row>
        <table:table-row table:style-name="ro1">
          <table:table-cell office:value-type="string" calcext:value-type="string">
            <text:p>ボルフェスと5人の悪魔</text:p>
          </table:table-cell>
          <table:table-cell office:value-type="string" calcext:value-type="string">
            <text:p>Bolfes to 5-nin no Akuma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XTA1005a.bin</text:p>
          </table:table-cell>
          <table:table-cell office:value-type="string" calcext:value-type="string">
            <text:p>XTA1005.bmp</text:p>
          </table:table-cell>
          <table:table-cell table:number-columns-repeated="2"/>
          <table:table-cell table:formula="of:=HYPERLINK(COM.MICROSOFT.CONCAT(&quot;https://www.amusement-center.com/project/egg/game/?product_id=&quot;; [.C1094]))" office:value-type="string" office:string-value="https://www.amusement-center.com/project/egg/game/?product_id=1584" calcext:value-type="string">
            <text:p>https://www.amusement-center.com/project/egg/game/?product_id=1584</text:p>
          </table:table-cell>
        </table:table-row>
        <table:table-row table:style-name="ro1">
          <table:table-cell office:value-type="string" calcext:value-type="string">
            <text:p>ボルフェスと5人の悪魔</text:p>
          </table:table-cell>
          <table:table-cell office:value-type="string" calcext:value-type="string">
            <text:p>Bolfes to 5-nin no Akuma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XTA1005a.bin</text:p>
          </table:table-cell>
          <table:table-cell office:value-type="string" calcext:value-type="string">
            <text:p>XTA1005.bmp</text:p>
          </table:table-cell>
          <table:table-cell table:number-columns-repeated="2"/>
          <table:table-cell table:formula="of:=HYPERLINK(COM.MICROSOFT.CONCAT(&quot;https://www.amusement-center.com/project/egg/game/?product_id=&quot;; [.C1095]))" office:value-type="string" office:string-value="https://www.amusement-center.com/project/egg/game/?product_id=1793" calcext:value-type="string">
            <text:p>https://www.amusement-center.com/project/egg/game/?product_id=1793</text:p>
          </table:table-cell>
        </table:table-row>
        <table:table-row table:style-name="ro1">
          <table:table-cell office:value-type="string" calcext:value-type="string">
            <text:p>ボンバーさん太郎の爆弾天国</text:p>
          </table:table-cell>
          <table:table-cell office:value-type="string" calcext:value-type="string">
            <text:p>Bomber-san Tarou no Bakudan Tengoku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2a.bin</text:p>
          </table:table-cell>
          <table:table-cell office:value-type="string" calcext:value-type="string">
            <text:p>COM0052.bmp</text:p>
          </table:table-cell>
          <table:table-cell office:value-type="string" calcext:value-type="string">
            <text:p>COM0052m.bin</text:p>
          </table:table-cell>
          <table:table-cell/>
          <table:table-cell table:formula="of:=HYPERLINK(COM.MICROSOFT.CONCAT(&quot;https://www.amusement-center.com/project/egg/game/?product_id=&quot;; [.C1096]))" office:value-type="string" office:string-value="https://www.amusement-center.com/project/egg/game/?product_id=935" calcext:value-type="string">
            <text:p>https://www.amusement-center.com/project/egg/game/?product_id=935</text:p>
          </table:table-cell>
        </table:table-row>
        <table:table-row table:style-name="ro1">
          <table:table-cell office:value-type="string" calcext:value-type="string">
            <text:p>ボンバーさん太郎の爆弾天国 </text:p>
          </table:table-cell>
          <table:table-cell office:value-type="string" calcext:value-type="string">
            <text:p>Bomber-san Tarou no Bakudan Tengoku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2a.bin</text:p>
          </table:table-cell>
          <table:table-cell office:value-type="string" calcext:value-type="string">
            <text:p>COM0052.bmp</text:p>
          </table:table-cell>
          <table:table-cell office:value-type="string" calcext:value-type="string">
            <text:p>COM0052m.bin</text:p>
          </table:table-cell>
          <table:table-cell/>
          <table:table-cell table:formula="of:=HYPERLINK(COM.MICROSOFT.CONCAT(&quot;https://www.amusement-center.com/project/egg/game/?product_id=&quot;; [.C1097]))" office:value-type="string" office:string-value="https://www.amusement-center.com/project/egg/game/?product_id=1014" calcext:value-type="string">
            <text:p>https://www.amusement-center.com/project/egg/game/?product_id=1014</text:p>
          </table:table-cell>
        </table:table-row>
        <table:table-row table:style-name="ro1">
          <table:table-cell office:value-type="string" calcext:value-type="string">
            <text:p>まーじゃんバニラシンドローム</text:p>
          </table:table-cell>
          <table:table-cell office:value-type="string" calcext:value-type="string">
            <text:p>Mahjong Vanilla Syndrome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TB0004a.bin</text:p>
          </table:table-cell>
          <table:table-cell office:value-type="string" calcext:value-type="string">
            <text:p>NTB0004.bmp</text:p>
          </table:table-cell>
          <table:table-cell office:value-type="string" calcext:value-type="string">
            <text:p>NTB0004m.bin</text:p>
          </table:table-cell>
          <table:table-cell/>
          <table:table-cell table:formula="of:=HYPERLINK(COM.MICROSOFT.CONCAT(&quot;https://www.amusement-center.com/project/egg/game/?product_id=&quot;; [.C1098]))" office:value-type="string" office:string-value="https://www.amusement-center.com/project/egg/game/?product_id=1071" calcext:value-type="string">
            <text:p>https://www.amusement-center.com/project/egg/game/?product_id=1071</text:p>
          </table:table-cell>
        </table:table-row>
        <table:table-row table:style-name="ro1">
          <table:table-cell office:value-type="string" calcext:value-type="string">
            <text:p>まーじゃんバニラシンドローム <text:s/></text:p>
          </table:table-cell>
          <table:table-cell office:value-type="string" calcext:value-type="string">
            <text:p>Mahjong Vanilla Syndrome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NTB0001a.bin</text:p>
          </table:table-cell>
          <table:table-cell office:value-type="string" calcext:value-type="string">
            <text:p>NTB0001.bmp</text:p>
          </table:table-cell>
          <table:table-cell office:value-type="string" calcext:value-type="string">
            <text:p>NTB0001m.bin</text:p>
          </table:table-cell>
          <table:table-cell/>
          <table:table-cell table:formula="of:=HYPERLINK(COM.MICROSOFT.CONCAT(&quot;https://www.amusement-center.com/project/egg/game/?product_id=&quot;; [.C1099]))" office:value-type="string" office:string-value="https://www.amusement-center.com/project/egg/game/?product_id=754" calcext:value-type="string">
            <text:p>https://www.amusement-center.com/project/egg/game/?product_id=754</text:p>
          </table:table-cell>
        </table:table-row>
        <table:table-row table:style-name="ro1">
          <table:table-cell office:value-type="string" calcext:value-type="string">
            <text:p>マース</text:p>
          </table:table-cell>
          <table:table-cell office:value-type="string" calcext:value-type="string">
            <text:p>Strategic - Mar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DBS0001a.bin</text:p>
          </table:table-cell>
          <table:table-cell office:value-type="string" calcext:value-type="string">
            <text:p>PDBS0001.bmp</text:p>
          </table:table-cell>
          <table:table-cell table:number-columns-repeated="2"/>
          <table:table-cell table:formula="of:=HYPERLINK(COM.MICROSOFT.CONCAT(&quot;https://www.amusement-center.com/project/egg/game/?product_id=&quot;; [.C1100]))" office:value-type="string" office:string-value="https://www.amusement-center.com/project/egg/game/?product_id=617" calcext:value-type="string">
            <text:p>https://www.amusement-center.com/project/egg/game/?product_id=617</text:p>
          </table:table-cell>
        </table:table-row>
        <table:table-row table:style-name="ro1">
          <table:table-cell office:value-type="string" calcext:value-type="string">
            <text:p>マーベル・パットゴルフ</text:p>
          </table:table-cell>
          <table:table-cell office:value-type="string" calcext:value-type="string">
            <text:p>Marvel Putt Golf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6a.bin</text:p>
          </table:table-cell>
          <table:table-cell office:value-type="string" calcext:value-type="string">
            <text:p>COM0016.bmp</text:p>
          </table:table-cell>
          <table:table-cell table:number-columns-repeated="2"/>
          <table:table-cell table:formula="of:=HYPERLINK(COM.MICROSOFT.CONCAT(&quot;https://www.amusement-center.com/project/egg/game/?product_id=&quot;; [.C1101]))" office:value-type="string" office:string-value="https://www.amusement-center.com/project/egg/game/?product_id=718" calcext:value-type="string">
            <text:p>https://www.amusement-center.com/project/egg/game/?product_id=718</text:p>
          </table:table-cell>
        </table:table-row>
        <table:table-row table:style-name="ro1">
          <table:table-cell office:value-type="string" calcext:value-type="string">
            <text:p>マーベル・パットゴルフ2</text:p>
          </table:table-cell>
          <table:table-cell office:value-type="string" calcext:value-type="string">
            <text:p>Marvel Putt Golf 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6a.bin</text:p>
          </table:table-cell>
          <table:table-cell office:value-type="string" calcext:value-type="string">
            <text:p>COM0026.bmp</text:p>
          </table:table-cell>
          <table:table-cell office:value-type="string" calcext:value-type="string">
            <text:p>COM0026m.bin</text:p>
          </table:table-cell>
          <table:table-cell/>
          <table:table-cell table:formula="of:=HYPERLINK(COM.MICROSOFT.CONCAT(&quot;https://www.amusement-center.com/project/egg/game/?product_id=&quot;; [.C1102]))" office:value-type="string" office:string-value="https://www.amusement-center.com/project/egg/game/?product_id=756" calcext:value-type="string">
            <text:p>https://www.amusement-center.com/project/egg/game/?product_id=756</text:p>
          </table:table-cell>
        </table:table-row>
        <table:table-row table:style-name="ro1">
          <table:table-cell office:value-type="string" calcext:value-type="string">
            <text:p>マーベルパットゴルフ</text:p>
          </table:table-cell>
          <table:table-cell office:value-type="string" calcext:value-type="string">
            <text:p>Marvel Putt Golf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2a.bin</text:p>
          </table:table-cell>
          <table:table-cell office:value-type="string" calcext:value-type="string">
            <text:p>COM0042.bmp</text:p>
          </table:table-cell>
          <table:table-cell table:number-columns-repeated="2"/>
          <table:table-cell table:formula="of:=HYPERLINK(COM.MICROSOFT.CONCAT(&quot;https://www.amusement-center.com/project/egg/game/?product_id=&quot;; [.C1103]))" office:value-type="string" office:string-value="https://www.amusement-center.com/project/egg/game/?product_id=784" calcext:value-type="string">
            <text:p>https://www.amusement-center.com/project/egg/game/?product_id=784</text:p>
          </table:table-cell>
        </table:table-row>
        <table:table-row table:style-name="ro1">
          <table:table-cell office:value-type="string" calcext:value-type="string">
            <text:p>マーベルパットゴルフ</text:p>
          </table:table-cell>
          <table:table-cell office:value-type="string" calcext:value-type="string">
            <text:p>Marvel Putt Golf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2a.bin</text:p>
          </table:table-cell>
          <table:table-cell office:value-type="string" calcext:value-type="string">
            <text:p>COM0042.bmp</text:p>
          </table:table-cell>
          <table:table-cell table:number-columns-repeated="2"/>
          <table:table-cell table:formula="of:=HYPERLINK(COM.MICROSOFT.CONCAT(&quot;https://www.amusement-center.com/project/egg/game/?product_id=&quot;; [.C1104]))" office:value-type="string" office:string-value="https://www.amusement-center.com/project/egg/game/?product_id=1538" calcext:value-type="string">
            <text:p>https://www.amusement-center.com/project/egg/game/?product_id=1538</text:p>
          </table:table-cell>
        </table:table-row>
        <table:table-row table:style-name="ro1">
          <table:table-cell office:value-type="string" calcext:value-type="string">
            <text:p>マーベルパットゴルフ2</text:p>
          </table:table-cell>
          <table:table-cell office:value-type="string" calcext:value-type="string">
            <text:p>Marvel Putt Golf 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6a.bin</text:p>
          </table:table-cell>
          <table:table-cell office:value-type="string" calcext:value-type="string">
            <text:p>COM0026.bmp</text:p>
          </table:table-cell>
          <table:table-cell office:value-type="string" calcext:value-type="string">
            <text:p>COM0026m.bin</text:p>
          </table:table-cell>
          <table:table-cell/>
          <table:table-cell table:formula="of:=HYPERLINK(COM.MICROSOFT.CONCAT(&quot;https://www.amusement-center.com/project/egg/game/?product_id=&quot;; [.C1105]))" office:value-type="string" office:string-value="https://www.amusement-center.com/project/egg/game/?product_id=1087" calcext:value-type="string">
            <text:p>https://www.amusement-center.com/project/egg/game/?product_id=1087</text:p>
          </table:table-cell>
        </table:table-row>
        <table:table-row table:style-name="ro1">
          <table:table-cell office:value-type="string" calcext:value-type="string">
            <text:p>マグマックス</text:p>
          </table:table-cell>
          <table:table-cell office:value-type="string" calcext:value-type="string">
            <text:p>Magmax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TB0009a.bin</text:p>
          </table:table-cell>
          <table:table-cell office:value-type="string" calcext:value-type="string">
            <text:p>NTB0009.bmp</text:p>
          </table:table-cell>
          <table:table-cell office:value-type="string" calcext:value-type="string">
            <text:p>NTB0009m.bin</text:p>
          </table:table-cell>
          <table:table-cell/>
          <table:table-cell table:formula="of:=HYPERLINK(COM.MICROSOFT.CONCAT(&quot;https://www.amusement-center.com/project/egg/game/?product_id=&quot;; [.C1106]))" office:value-type="string" office:string-value="https://www.amusement-center.com/project/egg/game/?product_id=1247" calcext:value-type="string">
            <text:p>https://www.amusement-center.com/project/egg/game/?product_id=1247</text:p>
          </table:table-cell>
        </table:table-row>
        <table:table-row table:style-name="ro1">
          <table:table-cell office:value-type="string" calcext:value-type="string">
            <text:p>マクロス・カウントダウン</text:p>
          </table:table-cell>
          <table:table-cell office:value-type="string" calcext:value-type="string">
            <text:p>Macross - Countdow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13a.bin</text:p>
          </table:table-cell>
          <table:table-cell office:value-type="string" calcext:value-type="string">
            <text:p>BOT0013.bmp</text:p>
          </table:table-cell>
          <table:table-cell table:number-columns-repeated="2"/>
          <table:table-cell table:formula="of:=HYPERLINK(COM.MICROSOFT.CONCAT(&quot;https://www.amusement-center.com/project/egg/game/?product_id=&quot;; [.C1107]))" office:value-type="string" office:string-value="https://www.amusement-center.com/project/egg/game/?product_id=210" calcext:value-type="string">
            <text:p>https://www.amusement-center.com/project/egg/game/?product_id=210</text:p>
          </table:table-cell>
        </table:table-row>
        <table:table-row table:style-name="ro1">
          <table:table-cell office:value-type="string" calcext:value-type="string">
            <text:p>マクロス・カウントダウン</text:p>
          </table:table-cell>
          <table:table-cell office:value-type="string" calcext:value-type="string">
            <text:p>Macross - Countdow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6a.bin</text:p>
          </table:table-cell>
          <table:table-cell office:value-type="string" calcext:value-type="string">
            <text:p>BOT1006.bmp</text:p>
          </table:table-cell>
          <table:table-cell table:number-columns-repeated="2"/>
          <table:table-cell table:formula="of:=HYPERLINK(COM.MICROSOFT.CONCAT(&quot;https://www.amusement-center.com/project/egg/game/?product_id=&quot;; [.C1108]))" office:value-type="string" office:string-value="https://www.amusement-center.com/project/egg/game/?product_id=211" calcext:value-type="string">
            <text:p>https://www.amusement-center.com/project/egg/game/?product_id=211</text:p>
          </table:table-cell>
        </table:table-row>
        <table:table-row table:style-name="ro1">
          <table:table-cell office:value-type="string" calcext:value-type="string">
            <text:p>マジカル ツリー</text:p>
          </table:table-cell>
          <table:table-cell office:value-type="string" calcext:value-type="string">
            <text:p>Magical Tree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6a.bin</text:p>
          </table:table-cell>
          <table:table-cell office:value-type="string" calcext:value-type="string">
            <text:p>KNM1016.bmp</text:p>
          </table:table-cell>
          <table:table-cell office:value-type="string" calcext:value-type="string">
            <text:p>KNM1016m.bin</text:p>
          </table:table-cell>
          <table:table-cell/>
          <table:table-cell table:formula="of:=HYPERLINK(COM.MICROSOFT.CONCAT(&quot;https://www.amusement-center.com/project/egg/game/?product_id=&quot;; [.C1109]))" office:value-type="string" office:string-value="https://www.amusement-center.com/project/egg/game/?product_id=1243" calcext:value-type="string">
            <text:p>https://www.amusement-center.com/project/egg/game/?product_id=1243</text:p>
          </table:table-cell>
        </table:table-row>
        <table:table-row table:style-name="ro1">
          <table:table-cell office:value-type="string" calcext:value-type="string">
            <text:p>マジカルドロップ2</text:p>
          </table:table-cell>
          <table:table-cell office:value-type="string" calcext:value-type="string">
            <text:p>Magical Drop 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4a.bin</text:p>
          </table:table-cell>
          <table:table-cell office:value-type="string" calcext:value-type="string">
            <text:p>GMD0014.bmp</text:p>
          </table:table-cell>
          <table:table-cell office:value-type="string" calcext:value-type="string">
            <text:p>GMD0014m.bin</text:p>
          </table:table-cell>
          <table:table-cell/>
          <table:table-cell table:formula="of:=HYPERLINK(COM.MICROSOFT.CONCAT(&quot;https://www.amusement-center.com/project/egg/game/?product_id=&quot;; [.C1110]))" office:value-type="string" office:string-value="https://www.amusement-center.com/project/egg/game/?product_id=933" calcext:value-type="string">
            <text:p>https://www.amusement-center.com/project/egg/game/?product_id=933</text:p>
          </table:table-cell>
        </table:table-row>
        <table:table-row table:style-name="ro1">
          <table:table-cell office:value-type="string" calcext:value-type="string">
            <text:p>マジカルドロップ2</text:p>
          </table:table-cell>
          <table:table-cell office:value-type="string" calcext:value-type="string">
            <text:p>Magical Drop 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4a.bin</text:p>
          </table:table-cell>
          <table:table-cell office:value-type="string" calcext:value-type="string">
            <text:p>GMD0014.bmp</text:p>
          </table:table-cell>
          <table:table-cell office:value-type="string" calcext:value-type="string">
            <text:p>GMD0014m.bin</text:p>
          </table:table-cell>
          <table:table-cell/>
          <table:table-cell table:formula="of:=HYPERLINK(COM.MICROSOFT.CONCAT(&quot;https://www.amusement-center.com/project/egg/game/?product_id=&quot;; [.C1111]))" office:value-type="string" office:string-value="https://www.amusement-center.com/project/egg/game/?product_id=1025" calcext:value-type="string">
            <text:p>https://www.amusement-center.com/project/egg/game/?product_id=1025</text:p>
          </table:table-cell>
        </table:table-row>
        <table:table-row table:style-name="ro1">
          <table:table-cell office:value-type="string" calcext:value-type="string">
            <text:p>マジカルドロップIII </text:p>
          </table:table-cell>
          <table:table-cell office:value-type="string" calcext:value-type="string">
            <text:p>Magical Drop III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20a.bin</text:p>
          </table:table-cell>
          <table:table-cell office:value-type="string" calcext:value-type="string">
            <text:p>GMD0020.bmp</text:p>
          </table:table-cell>
          <table:table-cell table:number-columns-repeated="2"/>
          <table:table-cell table:formula="of:=HYPERLINK(COM.MICROSOFT.CONCAT(&quot;https://www.amusement-center.com/project/egg/game/?product_id=&quot;; [.C1112]))" office:value-type="string" office:string-value="https://www.amusement-center.com/project/egg/game/?product_id=957" calcext:value-type="string">
            <text:p>https://www.amusement-center.com/project/egg/game/?product_id=957</text:p>
          </table:table-cell>
        </table:table-row>
        <table:table-row table:style-name="ro1">
          <table:table-cell office:value-type="string" calcext:value-type="string">
            <text:p>マジカルドロップIII </text:p>
          </table:table-cell>
          <table:table-cell office:value-type="string" calcext:value-type="string">
            <text:p>Magical Drop III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20a.bin</text:p>
          </table:table-cell>
          <table:table-cell office:value-type="string" calcext:value-type="string">
            <text:p>GMD0020.bmp</text:p>
          </table:table-cell>
          <table:table-cell table:number-columns-repeated="2"/>
          <table:table-cell table:formula="of:=HYPERLINK(COM.MICROSOFT.CONCAT(&quot;https://www.amusement-center.com/project/egg/game/?product_id=&quot;; [.C1113]))" office:value-type="string" office:string-value="https://www.amusement-center.com/project/egg/game/?product_id=1032" calcext:value-type="string">
            <text:p>https://www.amusement-center.com/project/egg/game/?product_id=1032</text:p>
          </table:table-cell>
        </table:table-row>
        <table:table-row table:style-name="ro1">
          <table:table-cell office:value-type="string" calcext:value-type="string">
            <text:p>マジクリメント</text:p>
          </table:table-cell>
          <table:table-cell office:value-type="string" calcext:value-type="string">
            <text:p>Magicremen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5a.bin</text:p>
          </table:table-cell>
          <table:table-cell office:value-type="string" calcext:value-type="string">
            <text:p>COS0005.bmp</text:p>
          </table:table-cell>
          <table:table-cell office:value-type="string" calcext:value-type="string">
            <text:p>COS0005m.bin</text:p>
          </table:table-cell>
          <table:table-cell/>
          <table:table-cell table:formula="of:=HYPERLINK(COM.MICROSOFT.CONCAT(&quot;https://www.amusement-center.com/project/egg/game/?product_id=&quot;; [.C1114]))" office:value-type="string" office:string-value="https://www.amusement-center.com/project/egg/game/?product_id=1123" calcext:value-type="string">
            <text:p>https://www.amusement-center.com/project/egg/game/?product_id=1123</text:p>
          </table:table-cell>
        </table:table-row>
        <table:table-row table:style-name="ro1">
          <table:table-cell office:value-type="string" calcext:value-type="string">
            <text:p>マジクリメント</text:p>
          </table:table-cell>
          <table:table-cell office:value-type="string" calcext:value-type="string">
            <text:p>Magicrement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11a.bin</text:p>
          </table:table-cell>
          <table:table-cell office:value-type="string" calcext:value-type="string">
            <text:p>COS0011.bmp</text:p>
          </table:table-cell>
          <table:table-cell office:value-type="string" calcext:value-type="string">
            <text:p>COS0011m.bin</text:p>
          </table:table-cell>
          <table:table-cell/>
          <table:table-cell table:formula="of:=HYPERLINK(COM.MICROSOFT.CONCAT(&quot;https://www.amusement-center.com/project/egg/game/?product_id=&quot;; [.C1115]))" office:value-type="string" office:string-value="https://www.amusement-center.com/project/egg/game/?product_id=1626" calcext:value-type="string">
            <text:p>https://www.amusement-center.com/project/egg/game/?product_id=1626</text:p>
          </table:table-cell>
        </table:table-row>
        <table:table-row table:style-name="ro1">
          <table:table-cell office:value-type="string" calcext:value-type="string">
            <text:p>マジック・ジョン </text:p>
          </table:table-cell>
          <table:table-cell office:value-type="string" calcext:value-type="string">
            <text:p>Magic John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10a.bin</text:p>
          </table:table-cell>
          <table:table-cell office:value-type="string" calcext:value-type="string">
            <text:p>JLC0010.bmp</text:p>
          </table:table-cell>
          <table:table-cell office:value-type="string" calcext:value-type="string">
            <text:p>JLC0010m.bin</text:p>
          </table:table-cell>
          <table:table-cell/>
          <table:table-cell table:formula="of:=HYPERLINK(COM.MICROSOFT.CONCAT(&quot;https://www.amusement-center.com/project/egg/game/?product_id=&quot;; [.C1116]))" office:value-type="string" office:string-value="https://www.amusement-center.com/project/egg/game/?product_id=905" calcext:value-type="string">
            <text:p>https://www.amusement-center.com/project/egg/game/?product_id=905</text:p>
          </table:table-cell>
        </table:table-row>
        <table:table-row table:style-name="ro1">
          <table:table-cell office:value-type="string" calcext:value-type="string">
            <text:p>マスター・オブ・モンスターズfinal</text:p>
          </table:table-cell>
          <table:table-cell office:value-type="string" calcext:value-type="string">
            <text:p>Master of Monsters - Final - Rings of Twilight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7a.bin</text:p>
          </table:table-cell>
          <table:table-cell table:number-columns-repeated="3"/>
          <table:table-cell table:formula="of:=HYPERLINK(COM.MICROSOFT.CONCAT(&quot;https://www.amusement-center.com/project/egg/game/?product_id=&quot;; [.C1117]))" office:value-type="string" office:string-value="https://www.amusement-center.com/project/egg/game/?product_id=1571" calcext:value-type="string">
            <text:p>https://www.amusement-center.com/project/egg/game/?product_id=1571</text:p>
          </table:table-cell>
        </table:table-row>
        <table:table-row table:style-name="ro1">
          <table:table-cell office:value-type="string" calcext:value-type="string">
            <text:p>マスター・オブ・モンスターズfinal</text:p>
          </table:table-cell>
          <table:table-cell office:value-type="string" calcext:value-type="string">
            <text:p>Master of Monsters - Final - Rings of Twilight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8a.bin</text:p>
          </table:table-cell>
          <table:table-cell office:value-type="string" calcext:value-type="string">
            <text:p>SYS0058.bmp</text:p>
          </table:table-cell>
          <table:table-cell office:value-type="string" calcext:value-type="string">
            <text:p>SYS0058m.bin</text:p>
          </table:table-cell>
          <table:table-cell/>
          <table:table-cell table:formula="of:=HYPERLINK(COM.MICROSOFT.CONCAT(&quot;https://www.amusement-center.com/project/egg/game/?product_id=&quot;; [.C1118]))" office:value-type="string" office:string-value="https://www.amusement-center.com/project/egg/game/?product_id=1588" calcext:value-type="string">
            <text:p>https://www.amusement-center.com/project/egg/game/?product_id=1588</text:p>
          </table:table-cell>
        </table:table-row>
        <table:table-row table:style-name="ro1">
          <table:table-cell office:value-type="string" calcext:value-type="string">
            <text:p>マスターオブモンスターズ</text:p>
          </table:table-cell>
          <table:table-cell office:value-type="string" calcext:value-type="string">
            <text:p>Master of Monster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5a.bin</text:p>
          </table:table-cell>
          <table:table-cell office:value-type="string" calcext:value-type="string">
            <text:p>SYS0005.bmp</text:p>
          </table:table-cell>
          <table:table-cell office:value-type="string" calcext:value-type="string">
            <text:p>SYS0005m.bin</text:p>
          </table:table-cell>
          <table:table-cell office:value-type="string" calcext:value-type="string">
            <text:p>SYS0005d.bin</text:p>
          </table:table-cell>
          <table:table-cell table:formula="of:=HYPERLINK(COM.MICROSOFT.CONCAT(&quot;https://www.amusement-center.com/project/egg/game/?product_id=&quot;; [.C1119]))" office:value-type="string" office:string-value="https://www.amusement-center.com/project/egg/game/?product_id=39" calcext:value-type="string">
            <text:p>https://www.amusement-center.com/project/egg/game/?product_id=39</text:p>
          </table:table-cell>
        </table:table-row>
        <table:table-row table:style-name="ro1">
          <table:table-cell office:value-type="string" calcext:value-type="string">
            <text:p>マスターオブモンスターズ</text:p>
          </table:table-cell>
          <table:table-cell office:value-type="string" calcext:value-type="string">
            <text:p>Master of Monster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SYS1004a.bin</text:p>
          </table:table-cell>
          <table:table-cell office:value-type="string" calcext:value-type="string">
            <text:p>SYS1004.bmp</text:p>
          </table:table-cell>
          <table:table-cell table:number-columns-repeated="2"/>
          <table:table-cell table:formula="of:=HYPERLINK(COM.MICROSOFT.CONCAT(&quot;https://www.amusement-center.com/project/egg/game/?product_id=&quot;; [.C1120]))" office:value-type="string" office:string-value="https://www.amusement-center.com/project/egg/game/?product_id=1080" calcext:value-type="string">
            <text:p>https://www.amusement-center.com/project/egg/game/?product_id=1080</text:p>
          </table:table-cell>
        </table:table-row>
        <table:table-row table:style-name="ro1">
          <table:table-cell office:value-type="string" calcext:value-type="string">
            <text:p>マスターオブモンスターズFinal</text:p>
          </table:table-cell>
          <table:table-cell office:value-type="string" calcext:value-type="string">
            <text:p>Master of Monsters - Fina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5a.bin</text:p>
          </table:table-cell>
          <table:table-cell office:value-type="string" calcext:value-type="string">
            <text:p>PSYS0005.bmp</text:p>
          </table:table-cell>
          <table:table-cell office:value-type="string" calcext:value-type="string">
            <text:p>PSYS0005m.bin</text:p>
          </table:table-cell>
          <table:table-cell/>
          <table:table-cell table:formula="of:=HYPERLINK(COM.MICROSOFT.CONCAT(&quot;https://www.amusement-center.com/project/egg/game/?product_id=&quot;; [.C1121]))" office:value-type="string" office:string-value="https://www.amusement-center.com/project/egg/game/?product_id=623" calcext:value-type="string">
            <text:p>https://www.amusement-center.com/project/egg/game/?product_id=623</text:p>
          </table:table-cell>
        </table:table-row>
        <table:table-row table:style-name="ro1">
          <table:table-cell office:value-type="string" calcext:value-type="string">
            <text:p>マスターオブモンスターズII</text:p>
          </table:table-cell>
          <table:table-cell office:value-type="string" calcext:value-type="string">
            <text:p>Master of Monsters II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16a.bin</text:p>
          </table:table-cell>
          <table:table-cell office:value-type="string" calcext:value-type="string">
            <text:p>SYS0016.bmp</text:p>
          </table:table-cell>
          <table:table-cell table:number-columns-repeated="2"/>
          <table:table-cell table:formula="of:=HYPERLINK(COM.MICROSOFT.CONCAT(&quot;https://www.amusement-center.com/project/egg/game/?product_id=&quot;; [.C1122]))" office:value-type="string" office:string-value="https://www.amusement-center.com/project/egg/game/?product_id=464" calcext:value-type="string">
            <text:p>https://www.amusement-center.com/project/egg/game/?product_id=464</text:p>
          </table:table-cell>
        </table:table-row>
        <table:table-row table:style-name="ro1">
          <table:table-cell office:value-type="string" calcext:value-type="string">
            <text:p>マスターオブモンスターズII＋シナリオ集</text:p>
          </table:table-cell>
          <table:table-cell office:value-type="string" calcext:value-type="string">
            <text:p>Master of Monsters II - Scenario-shuu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3a.bin</text:p>
          </table:table-cell>
          <table:table-cell office:value-type="string" calcext:value-type="string">
            <text:p>PSYS0003.bmp</text:p>
          </table:table-cell>
          <table:table-cell office:value-type="string" calcext:value-type="string">
            <text:p>PSYS0003m.bin</text:p>
          </table:table-cell>
          <table:table-cell/>
          <table:table-cell table:formula="of:=HYPERLINK(COM.MICROSOFT.CONCAT(&quot;https://www.amusement-center.com/project/egg/game/?product_id=&quot;; [.C1123]))" office:value-type="string" office:string-value="https://www.amusement-center.com/project/egg/game/?product_id=618" calcext:value-type="string">
            <text:p>https://www.amusement-center.com/project/egg/game/?product_id=618</text:p>
          </table:table-cell>
        </table:table-row>
        <table:table-row table:style-name="ro1">
          <table:table-cell office:value-type="string" calcext:value-type="string">
            <text:p>マスターオブモンスターズII＋シナリオ集</text:p>
          </table:table-cell>
          <table:table-cell office:value-type="string" calcext:value-type="string">
            <text:p>Master of Monsters II - Scenario-shuu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6a.bin</text:p>
          </table:table-cell>
          <table:table-cell office:value-type="string" calcext:value-type="string">
            <text:p>SYS0056.bmp</text:p>
          </table:table-cell>
          <table:table-cell office:value-type="string" calcext:value-type="string">
            <text:p>SYS0056m.bin</text:p>
          </table:table-cell>
          <table:table-cell/>
          <table:table-cell table:formula="of:=HYPERLINK(COM.MICROSOFT.CONCAT(&quot;https://www.amusement-center.com/project/egg/game/?product_id=&quot;; [.C1124]))" office:value-type="string" office:string-value="https://www.amusement-center.com/project/egg/game/?product_id=1512" calcext:value-type="string">
            <text:p>https://www.amusement-center.com/project/egg/game/?product_id=1512</text:p>
          </table:table-cell>
        </table:table-row>
        <table:table-row table:style-name="ro1">
          <table:table-cell office:value-type="string" calcext:value-type="string">
            <text:p>マッドストーカー</text:p>
          </table:table-cell>
          <table:table-cell office:value-type="string" calcext:value-type="string">
            <text:p>Mad Stalker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M0003a.bin</text:p>
          </table:table-cell>
          <table:table-cell office:value-type="string" calcext:value-type="string">
            <text:p>FAM0003.bmp</text:p>
          </table:table-cell>
          <table:table-cell table:number-columns-repeated="2"/>
          <table:table-cell table:formula="of:=HYPERLINK(COM.MICROSOFT.CONCAT(&quot;https://www.amusement-center.com/project/egg/game/?product_id=&quot;; [.C1125]))" office:value-type="string" office:string-value="https://www.amusement-center.com/project/egg/game/?product_id=291" calcext:value-type="string">
            <text:p>https://www.amusement-center.com/project/egg/game/?product_id=291</text:p>
          </table:table-cell>
        </table:table-row>
        <table:table-row table:style-name="ro1">
          <table:table-cell office:value-type="string" calcext:value-type="string">
            <text:p>マッドライダー</text:p>
          </table:table-cell>
          <table:table-cell office:value-type="string" calcext:value-type="string">
            <text:p>Mad Rider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2a.bin</text:p>
          </table:table-cell>
          <table:table-cell office:value-type="string" calcext:value-type="string">
            <text:p>CAR1002.bmp</text:p>
          </table:table-cell>
          <table:table-cell table:number-columns-repeated="2"/>
          <table:table-cell table:formula="of:=HYPERLINK(COM.MICROSOFT.CONCAT(&quot;https://www.amusement-center.com/project/egg/game/?product_id=&quot;; [.C1126]))" office:value-type="string" office:string-value="https://www.amusement-center.com/project/egg/game/?product_id=370" calcext:value-type="string">
            <text:p>https://www.amusement-center.com/project/egg/game/?product_id=370</text:p>
          </table:table-cell>
        </table:table-row>
        <table:table-row table:style-name="ro1">
          <table:table-cell office:value-type="string" calcext:value-type="string">
            <text:p>マッドライダー</text:p>
          </table:table-cell>
          <table:table-cell office:value-type="string" calcext:value-type="string">
            <text:p>Mad Rider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4a.bin</text:p>
          </table:table-cell>
          <table:table-cell office:value-type="string" calcext:value-type="string">
            <text:p>CAR1004.bmp</text:p>
          </table:table-cell>
          <table:table-cell table:number-columns-repeated="2"/>
          <table:table-cell table:formula="of:=HYPERLINK(COM.MICROSOFT.CONCAT(&quot;https://www.amusement-center.com/project/egg/game/?product_id=&quot;; [.C1127]))" office:value-type="string" office:string-value="https://www.amusement-center.com/project/egg/game/?product_id=1561" calcext:value-type="string">
            <text:p>https://www.amusement-center.com/project/egg/game/?product_id=1561</text:p>
          </table:table-cell>
        </table:table-row>
        <table:table-row table:style-name="ro1">
          <table:table-cell office:value-type="string" calcext:value-type="string">
            <text:p>マデリーン</text:p>
          </table:table-cell>
          <table:table-cell office:value-type="string" calcext:value-type="string">
            <text:p>Madelein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01a.bin</text:p>
          </table:table-cell>
          <table:table-cell office:value-type="string" calcext:value-type="string">
            <text:p>THR0001.bmp</text:p>
          </table:table-cell>
          <table:table-cell office:value-type="string" calcext:value-type="string">
            <text:p>THR0001m.bin</text:p>
          </table:table-cell>
          <table:table-cell/>
          <table:table-cell table:formula="of:=HYPERLINK(COM.MICROSOFT.CONCAT(&quot;https://www.amusement-center.com/project/egg/game/?product_id=&quot;; [.C1128]))" office:value-type="string" office:string-value="https://www.amusement-center.com/project/egg/game/?product_id=165" calcext:value-type="string">
            <text:p>https://www.amusement-center.com/project/egg/game/?product_id=165</text:p>
          </table:table-cell>
        </table:table-row>
        <table:table-row table:style-name="ro1">
          <table:table-cell office:value-type="string" calcext:value-type="string">
            <text:p>マドゥーラの翼</text:p>
          </table:table-cell>
          <table:table-cell office:value-type="string" calcext:value-type="string">
            <text:p>Madoola no Tsubasa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2a.bin</text:p>
          </table:table-cell>
          <table:table-cell office:value-type="string" calcext:value-type="string">
            <text:p>SNT0002.bmp</text:p>
          </table:table-cell>
          <table:table-cell office:value-type="string" calcext:value-type="string">
            <text:p>SNT0002m.bin</text:p>
          </table:table-cell>
          <table:table-cell/>
          <table:table-cell table:formula="of:=HYPERLINK(COM.MICROSOFT.CONCAT(&quot;https://www.amusement-center.com/project/egg/game/?product_id=&quot;; [.C1129]))" office:value-type="string" office:string-value="https://www.amusement-center.com/project/egg/game/?product_id=828" calcext:value-type="string">
            <text:p>https://www.amusement-center.com/project/egg/game/?product_id=828</text:p>
          </table:table-cell>
        </table:table-row>
        <table:table-row table:style-name="ro1">
          <table:table-cell office:value-type="string" calcext:value-type="string">
            <text:p>ミオのミステリーアドベンチャー</text:p>
          </table:table-cell>
          <table:table-cell office:value-type="string" calcext:value-type="string">
            <text:p>Meo's Mystery Adventur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28a.bin</text:p>
          </table:table-cell>
          <table:table-cell office:value-type="string" calcext:value-type="string">
            <text:p>SYS0028.bmp</text:p>
          </table:table-cell>
          <table:table-cell office:value-type="string" calcext:value-type="string">
            <text:p>SYS0028m.bin</text:p>
          </table:table-cell>
          <table:table-cell/>
          <table:table-cell table:formula="of:=HYPERLINK(COM.MICROSOFT.CONCAT(&quot;https://www.amusement-center.com/project/egg/game/?product_id=&quot;; [.C1130]))" office:value-type="string" office:string-value="https://www.amusement-center.com/project/egg/game/?product_id=490" calcext:value-type="string">
            <text:p>https://www.amusement-center.com/project/egg/game/?product_id=490</text:p>
          </table:table-cell>
        </table:table-row>
        <table:table-row table:style-name="ro1">
          <table:table-cell office:value-type="string" calcext:value-type="string">
            <text:p>みちよドリーミィ 〜ザ・クイズマスター〜</text:p>
          </table:table-cell>
          <table:table-cell office:value-type="string" calcext:value-type="string">
            <text:p>Michiyo Dreamy - The Quiz Maste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21a.bin</text:p>
          </table:table-cell>
          <table:table-cell office:value-type="string" calcext:value-type="string">
            <text:p>SAC0021.bmp</text:p>
          </table:table-cell>
          <table:table-cell office:value-type="string" calcext:value-type="string">
            <text:p>SAC0021m.bin</text:p>
          </table:table-cell>
          <table:table-cell/>
          <table:table-cell table:formula="of:=HYPERLINK(COM.MICROSOFT.CONCAT(&quot;https://www.amusement-center.com/project/egg/game/?product_id=&quot;; [.C1131]))" office:value-type="string" office:string-value="https://www.amusement-center.com/project/egg/game/?product_id=1090" calcext:value-type="string">
            <text:p>https://www.amusement-center.com/project/egg/game/?product_id=1090</text:p>
          </table:table-cell>
        </table:table-row>
        <table:table-row table:style-name="ro1">
          <table:table-cell office:value-type="string" calcext:value-type="string">
            <text:p>みちよドリーミィ 〜ザ・クイズマスター〜</text:p>
          </table:table-cell>
          <table:table-cell office:value-type="string" calcext:value-type="string">
            <text:p>Michiyo Dreamy - The Quiz Master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21a.bin</text:p>
          </table:table-cell>
          <table:table-cell office:value-type="string" calcext:value-type="string">
            <text:p>SAC0021.bmp</text:p>
          </table:table-cell>
          <table:table-cell office:value-type="string" calcext:value-type="string">
            <text:p>SAC0021m.bin</text:p>
          </table:table-cell>
          <table:table-cell/>
          <table:table-cell table:formula="of:=HYPERLINK(COM.MICROSOFT.CONCAT(&quot;https://www.amusement-center.com/project/egg/game/?product_id=&quot;; [.C1132]))" office:value-type="string" office:string-value="https://www.amusement-center.com/project/egg/game/?product_id=1679" calcext:value-type="string">
            <text:p>https://www.amusement-center.com/project/egg/game/?product_id=1679</text:p>
          </table:table-cell>
        </table:table-row>
        <table:table-row table:style-name="ro1">
          <table:table-cell office:value-type="string" calcext:value-type="string">
            <text:p>ミッション660</text:p>
          </table:table-cell>
          <table:table-cell office:value-type="string" calcext:value-type="string">
            <text:p>Mission 660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アーケード</text:p>
          </table:table-cell>
          <table:table-cell office:value-type="string" calcext:value-type="string">
            <text:p>WDP0004a.bin</text:p>
          </table:table-cell>
          <table:table-cell office:value-type="string" calcext:value-type="string">
            <text:p>WDP0004.bmp</text:p>
          </table:table-cell>
          <table:table-cell table:number-columns-repeated="2"/>
          <table:table-cell table:formula="of:=HYPERLINK(COM.MICROSOFT.CONCAT(&quot;https://www.amusement-center.com/project/egg/game/?product_id=&quot;; [.C1133]))" office:value-type="string" office:string-value="https://www.amusement-center.com/project/egg/game/?product_id=1764" calcext:value-type="string">
            <text:p>https://www.amusement-center.com/project/egg/game/?product_id=1764</text:p>
          </table:table-cell>
        </table:table-row>
        <table:table-row table:style-name="ro1">
          <table:table-cell office:value-type="string" calcext:value-type="string">
            <text:p>ミッドガルツ</text:p>
          </table:table-cell>
          <table:table-cell office:value-type="string" calcext:value-type="string">
            <text:p>Mid-Gart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20a.bin</text:p>
          </table:table-cell>
          <table:table-cell office:value-type="string" calcext:value-type="string">
            <text:p>TEL0020.bmp</text:p>
          </table:table-cell>
          <table:table-cell table:number-columns-repeated="2"/>
          <table:table-cell table:formula="of:=HYPERLINK(COM.MICROSOFT.CONCAT(&quot;https://www.amusement-center.com/project/egg/game/?product_id=&quot;; [.C1134]))" office:value-type="string" office:string-value="https://www.amusement-center.com/project/egg/game/?product_id=271" calcext:value-type="string">
            <text:p>https://www.amusement-center.com/project/egg/game/?product_id=271</text:p>
          </table:table-cell>
        </table:table-row>
        <table:table-row table:style-name="ro1">
          <table:table-cell office:value-type="string" calcext:value-type="string">
            <text:p>ミッドガルツ・デュアルサイド</text:p>
          </table:table-cell>
          <table:table-cell office:value-type="string" calcext:value-type="string">
            <text:p>Mid-Garts - Dual Sid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4a.bin</text:p>
          </table:table-cell>
          <table:table-cell office:value-type="string" calcext:value-type="string">
            <text:p>TEL1014.bmp</text:p>
          </table:table-cell>
          <table:table-cell office:value-type="string" calcext:value-type="string">
            <text:p>TEL1014m.bin</text:p>
          </table:table-cell>
          <table:table-cell/>
          <table:table-cell table:formula="of:=HYPERLINK(COM.MICROSOFT.CONCAT(&quot;https://www.amusement-center.com/project/egg/game/?product_id=&quot;; [.C1135]))" office:value-type="string" office:string-value="https://www.amusement-center.com/project/egg/game/?product_id=270" calcext:value-type="string">
            <text:p>https://www.amusement-center.com/project/egg/game/?product_id=270</text:p>
          </table:table-cell>
        </table:table-row>
        <table:table-row table:style-name="ro1">
          <table:table-cell office:value-type="string" calcext:value-type="string">
            <text:p>ミッドガルツゴールド68K</text:p>
          </table:table-cell>
          <table:table-cell office:value-type="string" calcext:value-type="string">
            <text:p>Mid-Garts - Gold 68K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57a.bin</text:p>
          </table:table-cell>
          <table:table-cell office:value-type="string" calcext:value-type="string">
            <text:p>TEL0057.bmp</text:p>
          </table:table-cell>
          <table:table-cell table:number-columns-repeated="2"/>
          <table:table-cell table:formula="of:=HYPERLINK(COM.MICROSOFT.CONCAT(&quot;https://www.amusement-center.com/project/egg/game/?product_id=&quot;; [.C1136]))" office:value-type="string" office:string-value="https://www.amusement-center.com/project/egg/game/?product_id=1225" calcext:value-type="string">
            <text:p>https://www.amusement-center.com/project/egg/game/?product_id=1225</text:p>
          </table:table-cell>
        </table:table-row>
        <table:table-row table:style-name="ro1">
          <table:table-cell office:value-type="string" calcext:value-type="string">
            <text:p>ミッドナイトレジスタンス </text:p>
          </table:table-cell>
          <table:table-cell office:value-type="string" calcext:value-type="string">
            <text:p>Midnight Resistance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GMD0012a.bin</text:p>
          </table:table-cell>
          <table:table-cell office:value-type="string" calcext:value-type="string">
            <text:p>GMD0012.bmp</text:p>
          </table:table-cell>
          <table:table-cell office:value-type="string" calcext:value-type="string">
            <text:p>GMD0012m.bin</text:p>
          </table:table-cell>
          <table:table-cell/>
          <table:table-cell table:formula="of:=HYPERLINK(COM.MICROSOFT.CONCAT(&quot;https://www.amusement-center.com/project/egg/game/?product_id=&quot;; [.C1137]))" office:value-type="string" office:string-value="https://www.amusement-center.com/project/egg/game/?product_id=856" calcext:value-type="string">
            <text:p>https://www.amusement-center.com/project/egg/game/?product_id=856</text:p>
          </table:table-cell>
        </table:table-row>
        <table:table-row table:style-name="ro1">
          <table:table-cell office:value-type="string" calcext:value-type="string">
            <text:p>ミラクルアドベンチャー</text:p>
          </table:table-cell>
          <table:table-cell office:value-type="string" calcext:value-type="string">
            <text:p>Miracle Adventure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9a.bin</text:p>
          </table:table-cell>
          <table:table-cell office:value-type="string" calcext:value-type="string">
            <text:p>GMD0019.bmp</text:p>
          </table:table-cell>
          <table:table-cell office:value-type="string" calcext:value-type="string">
            <text:p>GMD0019m.bin</text:p>
          </table:table-cell>
          <table:table-cell/>
          <table:table-cell table:formula="of:=HYPERLINK(COM.MICROSOFT.CONCAT(&quot;https://www.amusement-center.com/project/egg/game/?product_id=&quot;; [.C1138]))" office:value-type="string" office:string-value="https://www.amusement-center.com/project/egg/game/?product_id=951" calcext:value-type="string">
            <text:p>https://www.amusement-center.com/project/egg/game/?product_id=951</text:p>
          </table:table-cell>
        </table:table-row>
        <table:table-row table:style-name="ro1">
          <table:table-cell office:value-type="string" calcext:value-type="string">
            <text:p>ミラクルアドベンチャー</text:p>
          </table:table-cell>
          <table:table-cell office:value-type="string" calcext:value-type="string">
            <text:p>Miracle Adventure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GMD0019a.bin</text:p>
          </table:table-cell>
          <table:table-cell office:value-type="string" calcext:value-type="string">
            <text:p>GMD0019.bmp</text:p>
          </table:table-cell>
          <table:table-cell office:value-type="string" calcext:value-type="string">
            <text:p>GMD0019m.bin</text:p>
          </table:table-cell>
          <table:table-cell/>
          <table:table-cell table:formula="of:=HYPERLINK(COM.MICROSOFT.CONCAT(&quot;https://www.amusement-center.com/project/egg/game/?product_id=&quot;; [.C1139]))" office:value-type="string" office:string-value="https://www.amusement-center.com/project/egg/game/?product_id=1031" calcext:value-type="string">
            <text:p>https://www.amusement-center.com/project/egg/game/?product_id=1031</text:p>
          </table:table-cell>
        </table:table-row>
        <table:table-row table:style-name="ro1">
          <table:table-cell office:value-type="string" calcext:value-type="string">
            <text:p>めいず君</text:p>
          </table:table-cell>
          <table:table-cell office:value-type="string" calcext:value-type="string">
            <text:p>Maze-kun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16a.bin</text:p>
          </table:table-cell>
          <table:table-cell office:value-type="string" calcext:value-type="string">
            <text:p>TEL1016.bmp</text:p>
          </table:table-cell>
          <table:table-cell table:number-columns-repeated="2"/>
          <table:table-cell table:formula="of:=HYPERLINK(COM.MICROSOFT.CONCAT(&quot;https://www.amusement-center.com/project/egg/game/?product_id=&quot;; [.C1140]))" office:value-type="string" office:string-value="https://www.amusement-center.com/project/egg/game/?product_id=474" calcext:value-type="string">
            <text:p>https://www.amusement-center.com/project/egg/game/?product_id=474</text:p>
          </table:table-cell>
        </table:table-row>
        <table:table-row table:style-name="ro1">
          <table:table-cell office:value-type="string" calcext:value-type="string">
            <text:p>メイドゥム</text:p>
          </table:table-cell>
          <table:table-cell office:value-type="string" calcext:value-type="string">
            <text:p>Maidum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10a.bin</text:p>
          </table:table-cell>
          <table:table-cell office:value-type="string" calcext:value-type="string">
            <text:p>NCS0010.bmp</text:p>
          </table:table-cell>
          <table:table-cell table:number-columns-repeated="2"/>
          <table:table-cell table:formula="of:=HYPERLINK(COM.MICROSOFT.CONCAT(&quot;https://www.amusement-center.com/project/egg/game/?product_id=&quot;; [.C1141]))" office:value-type="string" office:string-value="https://www.amusement-center.com/project/egg/game/?product_id=508" calcext:value-type="string">
            <text:p>https://www.amusement-center.com/project/egg/game/?product_id=508</text:p>
          </table:table-cell>
        </table:table-row>
        <table:table-row table:style-name="ro1">
          <table:table-cell office:value-type="string" calcext:value-type="string">
            <text:p>メガロポリスSOS</text:p>
          </table:table-cell>
          <table:table-cell office:value-type="string" calcext:value-type="string">
            <text:p>Megalopolis SOS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44a.bin</text:p>
          </table:table-cell>
          <table:table-cell office:value-type="string" calcext:value-type="string">
            <text:p>COM1044.bmp</text:p>
          </table:table-cell>
          <table:table-cell table:number-columns-repeated="2"/>
          <table:table-cell table:formula="of:=HYPERLINK(COM.MICROSOFT.CONCAT(&quot;https://www.amusement-center.com/project/egg/game/?product_id=&quot;; [.C1142]))" office:value-type="string" office:string-value="https://www.amusement-center.com/project/egg/game/?product_id=1581" calcext:value-type="string">
            <text:p>https://www.amusement-center.com/project/egg/game/?product_id=1581</text:p>
          </table:table-cell>
        </table:table-row>
        <table:table-row table:style-name="ro1">
          <table:table-cell office:value-type="string" calcext:value-type="string">
            <text:p>メタルサイト</text:p>
          </table:table-cell>
          <table:table-cell office:value-type="string" calcext:value-type="string">
            <text:p>Metal Sigh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0a.bin</text:p>
          </table:table-cell>
          <table:table-cell office:value-type="string" calcext:value-type="string">
            <text:p>SAC0010.bmp</text:p>
          </table:table-cell>
          <table:table-cell table:number-columns-repeated="2"/>
          <table:table-cell table:formula="of:=HYPERLINK(COM.MICROSOFT.CONCAT(&quot;https://www.amusement-center.com/project/egg/game/?product_id=&quot;; [.C1143]))" office:value-type="string" office:string-value="https://www.amusement-center.com/project/egg/game/?product_id=164" calcext:value-type="string">
            <text:p>https://www.amusement-center.com/project/egg/game/?product_id=164</text:p>
          </table:table-cell>
        </table:table-row>
        <table:table-row table:style-name="ro1">
          <table:table-cell office:value-type="string" calcext:value-type="string">
            <text:p>メタルスラッグ</text:p>
          </table:table-cell>
          <table:table-cell office:value-type="string" calcext:value-type="string">
            <text:p>Metal Slug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8a.bin</text:p>
          </table:table-cell>
          <table:table-cell office:value-type="string" calcext:value-type="string">
            <text:p>SKP0008.bmp</text:p>
          </table:table-cell>
          <table:table-cell office:value-type="string" calcext:value-type="string">
            <text:p>SKP0008m.bin</text:p>
          </table:table-cell>
          <table:table-cell/>
          <table:table-cell table:formula="of:=HYPERLINK(COM.MICROSOFT.CONCAT(&quot;https://www.amusement-center.com/project/egg/game/?product_id=&quot;; [.C1144]))" office:value-type="string" office:string-value="https://www.amusement-center.com/project/egg/game/?product_id=937" calcext:value-type="string">
            <text:p>https://www.amusement-center.com/project/egg/game/?product_id=937</text:p>
          </table:table-cell>
        </table:table-row>
        <table:table-row table:style-name="ro1">
          <table:table-cell office:value-type="string" calcext:value-type="string">
            <text:p>メタルスラッグ</text:p>
          </table:table-cell>
          <table:table-cell office:value-type="string" calcext:value-type="string">
            <text:p>Metal Slug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8a.bin</text:p>
          </table:table-cell>
          <table:table-cell office:value-type="string" calcext:value-type="string">
            <text:p>SKP0008.bmp</text:p>
          </table:table-cell>
          <table:table-cell office:value-type="string" calcext:value-type="string">
            <text:p>SKP0008m.bin</text:p>
          </table:table-cell>
          <table:table-cell/>
          <table:table-cell table:formula="of:=HYPERLINK(COM.MICROSOFT.CONCAT(&quot;https://www.amusement-center.com/project/egg/game/?product_id=&quot;; [.C1145]))" office:value-type="string" office:string-value="https://www.amusement-center.com/project/egg/game/?product_id=1027" calcext:value-type="string">
            <text:p>https://www.amusement-center.com/project/egg/game/?product_id=1027</text:p>
          </table:table-cell>
        </table:table-row>
        <table:table-row table:style-name="ro1">
          <table:table-cell office:value-type="string" calcext:value-type="string">
            <text:p>メルティランサー</text:p>
          </table:table-cell>
          <table:table-cell office:value-type="string" calcext:value-type="string">
            <text:p>Melty Lancer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N0001a.bin</text:p>
          </table:table-cell>
          <table:table-cell office:value-type="string" calcext:value-type="string">
            <text:p>PTEN0001.bmp</text:p>
          </table:table-cell>
          <table:table-cell office:value-type="string" calcext:value-type="string">
            <text:p>PTEN0001m.bin</text:p>
          </table:table-cell>
          <table:table-cell/>
          <table:table-cell table:formula="of:=HYPERLINK(COM.MICROSOFT.CONCAT(&quot;https://www.amusement-center.com/project/egg/game/?product_id=&quot;; [.C1146]))" office:value-type="string" office:string-value="https://www.amusement-center.com/project/egg/game/?product_id=633" calcext:value-type="string">
            <text:p>https://www.amusement-center.com/project/egg/game/?product_id=633</text:p>
          </table:table-cell>
        </table:table-row>
        <table:table-row table:style-name="ro1">
          <table:table-cell office:value-type="string" calcext:value-type="string">
            <text:p>メルプールランド</text:p>
          </table:table-cell>
          <table:table-cell office:value-type="string" calcext:value-type="string">
            <text:p>Melpool Land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2a.bin</text:p>
          </table:table-cell>
          <table:table-cell office:value-type="string" calcext:value-type="string">
            <text:p>COM0072.bmp</text:p>
          </table:table-cell>
          <table:table-cell office:value-type="string" calcext:value-type="string">
            <text:p>COM0072m.bin</text:p>
          </table:table-cell>
          <table:table-cell/>
          <table:table-cell table:formula="of:=HYPERLINK(COM.MICROSOFT.CONCAT(&quot;https://www.amusement-center.com/project/egg/game/?product_id=&quot;; [.C1147]))" office:value-type="string" office:string-value="https://www.amusement-center.com/project/egg/game/?product_id=1144" calcext:value-type="string">
            <text:p>https://www.amusement-center.com/project/egg/game/?product_id=1144</text:p>
          </table:table-cell>
        </table:table-row>
        <table:table-row table:style-name="ro1">
          <table:table-cell office:value-type="string" calcext:value-type="string">
            <text:p>メルプールランド</text:p>
          </table:table-cell>
          <table:table-cell office:value-type="string" calcext:value-type="string">
            <text:p>Melpool Land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2a.bin</text:p>
          </table:table-cell>
          <table:table-cell office:value-type="string" calcext:value-type="string">
            <text:p>COM0072.bmp</text:p>
          </table:table-cell>
          <table:table-cell office:value-type="string" calcext:value-type="string">
            <text:p>COM0072m.bin</text:p>
          </table:table-cell>
          <table:table-cell/>
          <table:table-cell table:formula="of:=HYPERLINK(COM.MICROSOFT.CONCAT(&quot;https://www.amusement-center.com/project/egg/game/?product_id=&quot;; [.C1148]))" office:value-type="string" office:string-value="https://www.amusement-center.com/project/egg/game/?product_id=1331" calcext:value-type="string">
            <text:p>https://www.amusement-center.com/project/egg/game/?product_id=1331</text:p>
          </table:table-cell>
        </table:table-row>
        <table:table-row table:style-name="ro1">
          <table:table-cell office:value-type="string" calcext:value-type="string">
            <text:p>メルプールランドStories</text:p>
          </table:table-cell>
          <table:table-cell office:value-type="string" calcext:value-type="string">
            <text:p>Melpool Land Stories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3a.bin</text:p>
          </table:table-cell>
          <table:table-cell office:value-type="string" calcext:value-type="string">
            <text:p>COM0073.bmp</text:p>
          </table:table-cell>
          <table:table-cell office:value-type="string" calcext:value-type="string">
            <text:p>COM0073m.bin</text:p>
          </table:table-cell>
          <table:table-cell/>
          <table:table-cell table:formula="of:=HYPERLINK(COM.MICROSOFT.CONCAT(&quot;https://www.amusement-center.com/project/egg/game/?product_id=&quot;; [.C1149]))" office:value-type="string" office:string-value="https://www.amusement-center.com/project/egg/game/?product_id=1154" calcext:value-type="string">
            <text:p>https://www.amusement-center.com/project/egg/game/?product_id=1154</text:p>
          </table:table-cell>
        </table:table-row>
        <table:table-row table:style-name="ro1">
          <table:table-cell office:value-type="string" calcext:value-type="string">
            <text:p>メルプールランドStories</text:p>
          </table:table-cell>
          <table:table-cell office:value-type="string" calcext:value-type="string">
            <text:p>Melpool Land Stories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3a.bin</text:p>
          </table:table-cell>
          <table:table-cell office:value-type="string" calcext:value-type="string">
            <text:p>COM0073.bmp</text:p>
          </table:table-cell>
          <table:table-cell office:value-type="string" calcext:value-type="string">
            <text:p>COM0073m.bin</text:p>
          </table:table-cell>
          <table:table-cell/>
          <table:table-cell table:formula="of:=HYPERLINK(COM.MICROSOFT.CONCAT(&quot;https://www.amusement-center.com/project/egg/game/?product_id=&quot;; [.C1150]))" office:value-type="string" office:string-value="https://www.amusement-center.com/project/egg/game/?product_id=1420" calcext:value-type="string">
            <text:p>https://www.amusement-center.com/project/egg/game/?product_id=1420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03a.bin</text:p>
          </table:table-cell>
          <table:table-cell office:value-type="string" calcext:value-type="string">
            <text:p>SAC0003.bmp</text:p>
          </table:table-cell>
          <table:table-cell office:value-type="string" calcext:value-type="string">
            <text:p>SAC0003m.bin</text:p>
          </table:table-cell>
          <table:table-cell office:value-type="string" calcext:value-type="string">
            <text:p>SAC0003d.bin</text:p>
          </table:table-cell>
          <table:table-cell table:formula="of:=HYPERLINK(COM.MICROSOFT.CONCAT(&quot;https://www.amusement-center.com/project/egg/game/?product_id=&quot;; [.C1151]))" office:value-type="string" office:string-value="https://www.amusement-center.com/project/egg/game/?product_id=154" calcext:value-type="string">
            <text:p>https://www.amusement-center.com/project/egg/game/?product_id=154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23a.bin</text:p>
          </table:table-cell>
          <table:table-cell office:value-type="string" calcext:value-type="string">
            <text:p>SAC0023.bmp</text:p>
          </table:table-cell>
          <table:table-cell office:value-type="string" calcext:value-type="string">
            <text:p>SAC0023m.bin</text:p>
          </table:table-cell>
          <table:table-cell office:value-type="string" calcext:value-type="string">
            <text:p>SAC0023d.bin</text:p>
          </table:table-cell>
          <table:table-cell table:formula="of:=HYPERLINK(COM.MICROSOFT.CONCAT(&quot;https://www.amusement-center.com/project/egg/game/?product_id=&quot;; [.C1152]))" office:value-type="string" office:string-value="https://www.amusement-center.com/project/egg/game/?product_id=1215" calcext:value-type="string">
            <text:p>https://www.amusement-center.com/project/egg/game/?product_id=1215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AC1002a.bin</text:p>
          </table:table-cell>
          <table:table-cell office:value-type="string" calcext:value-type="string">
            <text:p>SAC1002.bmp</text:p>
          </table:table-cell>
          <table:table-cell office:value-type="string" calcext:value-type="string">
            <text:p>SAC1002m.bin</text:p>
          </table:table-cell>
          <table:table-cell/>
          <table:table-cell table:formula="of:=HYPERLINK(COM.MICROSOFT.CONCAT(&quot;https://www.amusement-center.com/project/egg/game/?product_id=&quot;; [.C1153]))" office:value-type="string" office:string-value="https://www.amusement-center.com/project/egg/game/?product_id=1322" calcext:value-type="string">
            <text:p>https://www.amusement-center.com/project/egg/game/?product_id=1322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25a.bin</text:p>
          </table:table-cell>
          <table:table-cell office:value-type="string" calcext:value-type="string">
            <text:p>SAC0025.bmp</text:p>
          </table:table-cell>
          <table:table-cell office:value-type="string" calcext:value-type="string">
            <text:p>SAC0025m.bin</text:p>
          </table:table-cell>
          <table:table-cell/>
          <table:table-cell table:formula="of:=HYPERLINK(COM.MICROSOFT.CONCAT(&quot;https://www.amusement-center.com/project/egg/game/?product_id=&quot;; [.C1154]))" office:value-type="string" office:string-value="https://www.amusement-center.com/project/egg/game/?product_id=1537" calcext:value-type="string">
            <text:p>https://www.amusement-center.com/project/egg/game/?product_id=1537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AC0026a.bin</text:p>
          </table:table-cell>
          <table:table-cell office:value-type="string" calcext:value-type="string">
            <text:p>SAC0026.bmp</text:p>
          </table:table-cell>
          <table:table-cell office:value-type="string" calcext:value-type="string">
            <text:p>SAC0026m.bin</text:p>
          </table:table-cell>
          <table:table-cell/>
          <table:table-cell table:formula="of:=HYPERLINK(COM.MICROSOFT.CONCAT(&quot;https://www.amusement-center.com/project/egg/game/?product_id=&quot;; [.C1155]))" office:value-type="string" office:string-value="https://www.amusement-center.com/project/egg/game/?product_id=1556" calcext:value-type="string">
            <text:p>https://www.amusement-center.com/project/egg/game/?product_id=1556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SAC0028a.bin</text:p>
          </table:table-cell>
          <table:table-cell office:value-type="string" calcext:value-type="string">
            <text:p>SAC0028.bmp</text:p>
          </table:table-cell>
          <table:table-cell table:number-columns-repeated="2"/>
          <table:table-cell table:formula="of:=HYPERLINK(COM.MICROSOFT.CONCAT(&quot;https://www.amusement-center.com/project/egg/game/?product_id=&quot;; [.C1156]))" office:value-type="string" office:string-value="https://www.amusement-center.com/project/egg/game/?product_id=1609" calcext:value-type="string">
            <text:p>https://www.amusement-center.com/project/egg/game/?product_id=1609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AC1003a.bin</text:p>
          </table:table-cell>
          <table:table-cell office:value-type="string" calcext:value-type="string">
            <text:p>SAC1003.bmp</text:p>
          </table:table-cell>
          <table:table-cell office:value-type="string" calcext:value-type="string">
            <text:p>SAC1003m.bin</text:p>
          </table:table-cell>
          <table:table-cell/>
          <table:table-cell table:formula="of:=HYPERLINK(COM.MICROSOFT.CONCAT(&quot;https://www.amusement-center.com/project/egg/game/?product_id=&quot;; [.C1157]))" office:value-type="string" office:string-value="https://www.amusement-center.com/project/egg/game/?product_id=1630" calcext:value-type="string">
            <text:p>https://www.amusement-center.com/project/egg/game/?product_id=1630</text:p>
          </table:table-cell>
        </table:table-row>
        <table:table-row table:style-name="ro1">
          <table:table-cell office:value-type="string" calcext:value-type="string">
            <text:p>メルヘンヴェール</text:p>
          </table:table-cell>
          <table:table-cell office:value-type="string" calcext:value-type="string">
            <text:p>Melpool Land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SAC0028a.bin</text:p>
          </table:table-cell>
          <table:table-cell office:value-type="string" calcext:value-type="string">
            <text:p>SAC0028.bmp</text:p>
          </table:table-cell>
          <table:table-cell table:number-columns-repeated="2"/>
          <table:table-cell table:formula="of:=HYPERLINK(COM.MICROSOFT.CONCAT(&quot;https://www.amusement-center.com/project/egg/game/?product_id=&quot;; [.C1158]))" office:value-type="string" office:string-value="https://www.amusement-center.com/project/egg/game/?product_id=1697" calcext:value-type="string">
            <text:p>https://www.amusement-center.com/project/egg/game/?product_id=1697</text:p>
          </table:table-cell>
        </table:table-row>
        <table:table-row table:style-name="ro1">
          <table:table-cell office:value-type="string" calcext:value-type="string">
            <text:p>メルヘンヴェールⅠ・Ⅱ</text:p>
          </table:table-cell>
          <table:table-cell office:value-type="string" calcext:value-type="string">
            <text:p>Maerchen Veil I &amp; II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AC0001a.bin</text:p>
          </table:table-cell>
          <table:table-cell office:value-type="string" calcext:value-type="string">
            <text:p>PSAC0001.bmp</text:p>
          </table:table-cell>
          <table:table-cell office:value-type="string" calcext:value-type="string">
            <text:p>PSAC0001m.bin</text:p>
          </table:table-cell>
          <table:table-cell/>
          <table:table-cell table:formula="of:=HYPERLINK(COM.MICROSOFT.CONCAT(&quot;https://www.amusement-center.com/project/egg/game/?product_id=&quot;; [.C1159]))" office:value-type="string" office:string-value="https://www.amusement-center.com/project/egg/game/?product_id=622" calcext:value-type="string">
            <text:p>https://www.amusement-center.com/project/egg/game/?product_id=622</text:p>
          </table:table-cell>
        </table:table-row>
        <table:table-row table:style-name="ro1">
          <table:table-cell office:value-type="string" calcext:value-type="string">
            <text:p>メルヘンヴェールII</text:p>
          </table:table-cell>
          <table:table-cell office:value-type="string" calcext:value-type="string">
            <text:p>Melpool Land I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8a.bin</text:p>
          </table:table-cell>
          <table:table-cell office:value-type="string" calcext:value-type="string">
            <text:p>SAC0008.bmp</text:p>
          </table:table-cell>
          <table:table-cell table:number-columns-repeated="2"/>
          <table:table-cell table:formula="of:=HYPERLINK(COM.MICROSOFT.CONCAT(&quot;https://www.amusement-center.com/project/egg/game/?product_id=&quot;; [.C1160]))" office:value-type="string" office:string-value="https://www.amusement-center.com/project/egg/game/?product_id=160" calcext:value-type="string">
            <text:p>https://www.amusement-center.com/project/egg/game/?product_id=160</text:p>
          </table:table-cell>
        </table:table-row>
        <table:table-row table:style-name="ro1">
          <table:table-cell office:value-type="string" calcext:value-type="string">
            <text:p>メルヘンヴェールII</text:p>
          </table:table-cell>
          <table:table-cell office:value-type="string" calcext:value-type="string">
            <text:p>Melpool Land II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08a.bin</text:p>
          </table:table-cell>
          <table:table-cell office:value-type="string" calcext:value-type="string">
            <text:p>SAC0008.bmp</text:p>
          </table:table-cell>
          <table:table-cell table:number-columns-repeated="2"/>
          <table:table-cell table:formula="of:=HYPERLINK(COM.MICROSOFT.CONCAT(&quot;https://www.amusement-center.com/project/egg/game/?product_id=&quot;; [.C1161]))" office:value-type="string" office:string-value="https://www.amusement-center.com/project/egg/game/?product_id=1709" calcext:value-type="string">
            <text:p>https://www.amusement-center.com/project/egg/game/?product_id=1709</text:p>
          </table:table-cell>
        </table:table-row>
        <table:table-row table:style-name="ro1">
          <table:table-cell office:value-type="string" calcext:value-type="string">
            <text:p>もってけOh！ドロボー</text:p>
          </table:table-cell>
          <table:table-cell office:value-type="string" calcext:value-type="string">
            <text:p>Motteke Oh! Dorobou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24a.bin</text:p>
          </table:table-cell>
          <table:table-cell office:value-type="string" calcext:value-type="string">
            <text:p>GMD0024.bmp</text:p>
          </table:table-cell>
          <table:table-cell table:number-columns-repeated="2"/>
          <table:table-cell table:formula="of:=HYPERLINK(COM.MICROSOFT.CONCAT(&quot;https://www.amusement-center.com/project/egg/game/?product_id=&quot;; [.C1162]))" office:value-type="string" office:string-value="https://www.amusement-center.com/project/egg/game/?product_id=1307" calcext:value-type="string">
            <text:p>https://www.amusement-center.com/project/egg/game/?product_id=1307</text:p>
          </table:table-cell>
        </table:table-row>
        <table:table-row table:style-name="ro1">
          <table:table-cell office:value-type="string" calcext:value-type="string">
            <text:p>モトローダー</text:p>
          </table:table-cell>
          <table:table-cell office:value-type="string" calcext:value-type="string">
            <text:p>Moto Roader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05a.bin</text:p>
          </table:table-cell>
          <table:table-cell office:value-type="string" calcext:value-type="string">
            <text:p>NCS0005.bmp</text:p>
          </table:table-cell>
          <table:table-cell table:number-columns-repeated="2"/>
          <table:table-cell table:formula="of:=HYPERLINK(COM.MICROSOFT.CONCAT(&quot;https://www.amusement-center.com/project/egg/game/?product_id=&quot;; [.C1163]))" office:value-type="string" office:string-value="https://www.amusement-center.com/project/egg/game/?product_id=323" calcext:value-type="string">
            <text:p>https://www.amusement-center.com/project/egg/game/?product_id=323</text:p>
          </table:table-cell>
        </table:table-row>
        <table:table-row table:style-name="ro1">
          <table:table-cell office:value-type="string" calcext:value-type="string">
            <text:p>モトローダーII</text:p>
          </table:table-cell>
          <table:table-cell office:value-type="string" calcext:value-type="string">
            <text:p>Moto Roader II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0a.bin</text:p>
          </table:table-cell>
          <table:table-cell office:value-type="string" calcext:value-type="string">
            <text:p>NCS0030.bmp</text:p>
          </table:table-cell>
          <table:table-cell office:value-type="string" calcext:value-type="string">
            <text:p>NCS0030m.bin</text:p>
          </table:table-cell>
          <table:table-cell/>
          <table:table-cell table:formula="of:=HYPERLINK(COM.MICROSOFT.CONCAT(&quot;https://www.amusement-center.com/project/egg/game/?product_id=&quot;; [.C1164]))" office:value-type="string" office:string-value="https://www.amusement-center.com/project/egg/game/?product_id=1352" calcext:value-type="string">
            <text:p>https://www.amusement-center.com/project/egg/game/?product_id=1352</text:p>
          </table:table-cell>
        </table:table-row>
        <table:table-row table:style-name="ro1">
          <table:table-cell office:value-type="string" calcext:value-type="string">
            <text:p>モトローダーMC</text:p>
          </table:table-cell>
          <table:table-cell office:value-type="string" calcext:value-type="string">
            <text:p>Moto Roader MC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4a.bin</text:p>
          </table:table-cell>
          <table:table-cell office:value-type="string" calcext:value-type="string">
            <text:p>NCS0024.bmp</text:p>
          </table:table-cell>
          <table:table-cell office:value-type="string" calcext:value-type="string">
            <text:p>NCS0024m.bin</text:p>
          </table:table-cell>
          <table:table-cell/>
          <table:table-cell table:formula="of:=HYPERLINK(COM.MICROSOFT.CONCAT(&quot;https://www.amusement-center.com/project/egg/game/?product_id=&quot;; [.C1165]))" office:value-type="string" office:string-value="https://www.amusement-center.com/project/egg/game/?product_id=1318" calcext:value-type="string">
            <text:p>https://www.amusement-center.com/project/egg/game/?product_id=1318</text:p>
          </table:table-cell>
        </table:table-row>
        <table:table-row table:style-name="ro1">
          <table:table-cell office:value-type="string" calcext:value-type="string">
            <text:p>モリコ脅迫事件</text:p>
          </table:table-cell>
          <table:table-cell office:value-type="string" calcext:value-type="string">
            <text:p>Moriko Kyouhaku Jike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07a.bin</text:p>
          </table:table-cell>
          <table:table-cell office:value-type="string" calcext:value-type="string">
            <text:p>STW1007.bmp</text:p>
          </table:table-cell>
          <table:table-cell table:number-columns-repeated="2"/>
          <table:table-cell table:formula="of:=HYPERLINK(COM.MICROSOFT.CONCAT(&quot;https://www.amusement-center.com/project/egg/game/?product_id=&quot;; [.C1166]))" office:value-type="string" office:string-value="https://www.amusement-center.com/project/egg/game/?product_id=408" calcext:value-type="string">
            <text:p>https://www.amusement-center.com/project/egg/game/?product_id=408</text:p>
          </table:table-cell>
        </table:table-row>
        <table:table-row table:style-name="ro1">
          <table:table-cell office:value-type="string" calcext:value-type="string">
            <text:p>モリコ脅迫事件</text:p>
          </table:table-cell>
          <table:table-cell office:value-type="string" calcext:value-type="string">
            <text:p>Moriko Kyouhaku Jiken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11a.bin</text:p>
          </table:table-cell>
          <table:table-cell table:number-columns-repeated="3"/>
          <table:table-cell table:formula="of:=HYPERLINK(COM.MICROSOFT.CONCAT(&quot;https://www.amusement-center.com/project/egg/game/?product_id=&quot;; [.C1167]))" office:value-type="string" office:string-value="https://www.amusement-center.com/project/egg/game/?product_id=1741" calcext:value-type="string">
            <text:p>https://www.amusement-center.com/project/egg/game/?product_id=1741</text:p>
          </table:table-cell>
        </table:table-row>
        <table:table-row table:style-name="ro1">
          <table:table-cell office:value-type="string" calcext:value-type="string">
            <text:p>モンモンモンスター</text:p>
          </table:table-cell>
          <table:table-cell office:value-type="string" calcext:value-type="string">
            <text:p>Mon Mon Monst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2a.bin</text:p>
          </table:table-cell>
          <table:table-cell office:value-type="string" calcext:value-type="string">
            <text:p>HOT1002.bmp</text:p>
          </table:table-cell>
          <table:table-cell table:number-columns-repeated="2"/>
          <table:table-cell table:formula="of:=HYPERLINK(COM.MICROSOFT.CONCAT(&quot;https://www.amusement-center.com/project/egg/game/?product_id=&quot;; [.C1168]))" office:value-type="string" office:string-value="https://www.amusement-center.com/project/egg/game/?product_id=103" calcext:value-type="string">
            <text:p>https://www.amusement-center.com/project/egg/game/?product_id=103</text:p>
          </table:table-cell>
        </table:table-row>
        <table:table-row table:style-name="ro1">
          <table:table-cell office:value-type="string" calcext:value-type="string">
            <text:p>ユーフォリー</text:p>
          </table:table-cell>
          <table:table-cell office:value-type="string" calcext:value-type="string">
            <text:p>Euphory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AC0006a.bin</text:p>
          </table:table-cell>
          <table:table-cell office:value-type="string" calcext:value-type="string">
            <text:p>SAC0006.bmp</text:p>
          </table:table-cell>
          <table:table-cell office:value-type="string" calcext:value-type="string">
            <text:p>SAC0006m.bin</text:p>
          </table:table-cell>
          <table:table-cell office:value-type="string" calcext:value-type="string">
            <text:p>SAC0006d.bin</text:p>
          </table:table-cell>
          <table:table-cell table:formula="of:=HYPERLINK(COM.MICROSOFT.CONCAT(&quot;https://www.amusement-center.com/project/egg/game/?product_id=&quot;; [.C1169]))" office:value-type="string" office:string-value="https://www.amusement-center.com/project/egg/game/?product_id=156" calcext:value-type="string">
            <text:p>https://www.amusement-center.com/project/egg/game/?product_id=156</text:p>
          </table:table-cell>
        </table:table-row>
        <table:table-row table:style-name="ro1">
          <table:table-cell office:value-type="string" calcext:value-type="string">
            <text:p>ユーフォリー</text:p>
          </table:table-cell>
          <table:table-cell office:value-type="string" calcext:value-type="string">
            <text:p>Euphory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AC0024a.bin</text:p>
          </table:table-cell>
          <table:table-cell office:value-type="string" calcext:value-type="string">
            <text:p>SAC0024.bmp</text:p>
          </table:table-cell>
          <table:table-cell office:value-type="string" calcext:value-type="string">
            <text:p>SAC0024m.bin</text:p>
          </table:table-cell>
          <table:table-cell office:value-type="string" calcext:value-type="string">
            <text:p>SAC0024d.bin</text:p>
          </table:table-cell>
          <table:table-cell table:formula="of:=HYPERLINK(COM.MICROSOFT.CONCAT(&quot;https://www.amusement-center.com/project/egg/game/?product_id=&quot;; [.C1170]))" office:value-type="string" office:string-value="https://www.amusement-center.com/project/egg/game/?product_id=1303" calcext:value-type="string">
            <text:p>https://www.amusement-center.com/project/egg/game/?product_id=1303</text:p>
          </table:table-cell>
        </table:table-row>
        <table:table-row table:style-name="ro1">
          <table:table-cell office:value-type="string" calcext:value-type="string">
            <text:p>ライトニングバッカス</text:p>
          </table:table-cell>
          <table:table-cell office:value-type="string" calcext:value-type="string">
            <text:p>Lightning Baccus - The Knight of Ir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NCS0007a.bin</text:p>
          </table:table-cell>
          <table:table-cell office:value-type="string" calcext:value-type="string">
            <text:p>NCS0007.bmp</text:p>
          </table:table-cell>
          <table:table-cell office:value-type="string" calcext:value-type="string">
            <text:p>NCS0007m.bin</text:p>
          </table:table-cell>
          <table:table-cell office:value-type="string" calcext:value-type="string">
            <text:p>NCS0007d.bin</text:p>
          </table:table-cell>
          <table:table-cell table:formula="of:=HYPERLINK(COM.MICROSOFT.CONCAT(&quot;https://www.amusement-center.com/project/egg/game/?product_id=&quot;; [.C1171]))" office:value-type="string" office:string-value="https://www.amusement-center.com/project/egg/game/?product_id=498" calcext:value-type="string">
            <text:p>https://www.amusement-center.com/project/egg/game/?product_id=498</text:p>
          </table:table-cell>
        </table:table-row>
        <table:table-row table:style-name="ro1">
          <table:table-cell office:value-type="string" calcext:value-type="string">
            <text:p>ライトニングバッカス</text:p>
          </table:table-cell>
          <table:table-cell office:value-type="string" calcext:value-type="string">
            <text:p>Lightning Baccus - The Knight of Iron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NCS0011a.bin</text:p>
          </table:table-cell>
          <table:table-cell office:value-type="string" calcext:value-type="string">
            <text:p>NCS0011.bmp</text:p>
          </table:table-cell>
          <table:table-cell office:value-type="string" calcext:value-type="string">
            <text:p>NCS0011m.bin</text:p>
          </table:table-cell>
          <table:table-cell/>
          <table:table-cell table:formula="of:=HYPERLINK(COM.MICROSOFT.CONCAT(&quot;https://www.amusement-center.com/project/egg/game/?product_id=&quot;; [.C1172]))" office:value-type="string" office:string-value="https://www.amusement-center.com/project/egg/game/?product_id=515" calcext:value-type="string">
            <text:p>https://www.amusement-center.com/project/egg/game/?product_id=515</text:p>
          </table:table-cell>
        </table:table-row>
        <table:table-row table:style-name="ro1">
          <table:table-cell office:value-type="string" calcext:value-type="string">
            <text:p>ライトニングバッカス</text:p>
          </table:table-cell>
          <table:table-cell office:value-type="string" calcext:value-type="string">
            <text:p>Lightning Baccus - The Knight of Iron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NCS0044a.bin</text:p>
          </table:table-cell>
          <table:table-cell office:value-type="string" calcext:value-type="string">
            <text:p>NCS0044.bmp</text:p>
          </table:table-cell>
          <table:table-cell office:value-type="string" calcext:value-type="string">
            <text:p>NCS0044m.bin</text:p>
          </table:table-cell>
          <table:table-cell/>
          <table:table-cell table:formula="of:=HYPERLINK(COM.MICROSOFT.CONCAT(&quot;https://www.amusement-center.com/project/egg/game/?product_id=&quot;; [.C1173]))" office:value-type="string" office:string-value="https://www.amusement-center.com/project/egg/game/?product_id=1775" calcext:value-type="string">
            <text:p>https://www.amusement-center.com/project/egg/game/?product_id=1775</text:p>
          </table:table-cell>
        </table:table-row>
        <table:table-row table:style-name="ro1">
          <table:table-cell office:value-type="string" calcext:value-type="string">
            <text:p>ライレーン</text:p>
          </table:table-cell>
          <table:table-cell office:value-type="string" calcext:value-type="string">
            <text:p>Lyran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PS0001a.bin</text:p>
          </table:table-cell>
          <table:table-cell office:value-type="string" calcext:value-type="string">
            <text:p>BPS0001.bmp</text:p>
          </table:table-cell>
          <table:table-cell office:value-type="string" calcext:value-type="string">
            <text:p>BPS0001m.bin</text:p>
          </table:table-cell>
          <table:table-cell/>
          <table:table-cell table:formula="of:=HYPERLINK(COM.MICROSOFT.CONCAT(&quot;https://www.amusement-center.com/project/egg/game/?product_id=&quot;; [.C1174]))" office:value-type="string" office:string-value="https://www.amusement-center.com/project/egg/game/?product_id=197" calcext:value-type="string">
            <text:p>https://www.amusement-center.com/project/egg/game/?product_id=197</text:p>
          </table:table-cell>
        </table:table-row>
        <table:table-row table:style-name="ro1">
          <table:table-cell office:value-type="string" calcext:value-type="string">
            <text:p>ライレーン</text:p>
          </table:table-cell>
          <table:table-cell office:value-type="string" calcext:value-type="string">
            <text:p>Lyrane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PS0010a.bin</text:p>
          </table:table-cell>
          <table:table-cell office:value-type="string" calcext:value-type="string">
            <text:p>BPS0010.bmp</text:p>
          </table:table-cell>
          <table:table-cell office:value-type="string" calcext:value-type="string">
            <text:p>BPS0010m.bin</text:p>
          </table:table-cell>
          <table:table-cell/>
          <table:table-cell table:formula="of:=HYPERLINK(COM.MICROSOFT.CONCAT(&quot;https://www.amusement-center.com/project/egg/game/?product_id=&quot;; [.C1175]))" office:value-type="string" office:string-value="https://www.amusement-center.com/project/egg/game/?product_id=1539" calcext:value-type="string">
            <text:p>https://www.amusement-center.com/project/egg/game/?product_id=1539</text:p>
          </table:table-cell>
        </table:table-row>
        <table:table-row table:style-name="ro1">
          <table:table-cell office:value-type="string" calcext:value-type="string">
            <text:p>ラグーン</text:p>
          </table:table-cell>
          <table:table-cell office:value-type="string" calcext:value-type="string">
            <text:p>Lagoon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ZOM0003a.bin</text:p>
          </table:table-cell>
          <table:table-cell office:value-type="string" calcext:value-type="string">
            <text:p>ZOM0003.bmp</text:p>
          </table:table-cell>
          <table:table-cell table:number-columns-repeated="2"/>
          <table:table-cell table:formula="of:=HYPERLINK(COM.MICROSOFT.CONCAT(&quot;https://www.amusement-center.com/project/egg/game/?product_id=&quot;; [.C1176]))" office:value-type="string" office:string-value="https://www.amusement-center.com/project/egg/game/?product_id=310" calcext:value-type="string">
            <text:p>https://www.amusement-center.com/project/egg/game/?product_id=310</text:p>
          </table:table-cell>
        </table:table-row>
        <table:table-row table:style-name="ro1">
          <table:table-cell office:value-type="string" calcext:value-type="string">
            <text:p>ラスタンサーガ＆雀フレンド／タイトーＭＳＸコレクション３</text:p>
          </table:table-cell>
          <table:table-cell office:value-type="string" calcext:value-type="string">
            <text:p>Rastan Saga &amp; Jong Friend - Taito MSX Collection 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TIT0005a.bin</text:p>
          </table:table-cell>
          <table:table-cell office:value-type="string" calcext:value-type="string">
            <text:p>PTIT0005.bmp</text:p>
          </table:table-cell>
          <table:table-cell table:number-columns-repeated="2"/>
          <table:table-cell table:formula="of:=HYPERLINK(COM.MICROSOFT.CONCAT(&quot;https://www.amusement-center.com/project/egg/game/?product_id=&quot;; [.C1177]))" office:value-type="string" office:string-value="https://www.amusement-center.com/project/egg/game/?product_id=643" calcext:value-type="string">
            <text:p>https://www.amusement-center.com/project/egg/game/?product_id=643</text:p>
          </table:table-cell>
        </table:table-row>
        <table:table-row table:style-name="ro1">
          <table:table-cell office:value-type="string" calcext:value-type="string">
            <text:p>ラッシングビート</text:p>
          </table:table-cell>
          <table:table-cell office:value-type="string" calcext:value-type="string">
            <text:p>Rushing Beat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JLC0012a.bin</text:p>
          </table:table-cell>
          <table:table-cell office:value-type="string" calcext:value-type="string">
            <text:p>JLC0012.bmp</text:p>
          </table:table-cell>
          <table:table-cell office:value-type="string" calcext:value-type="string">
            <text:p>JLC0012m.bin</text:p>
          </table:table-cell>
          <table:table-cell/>
          <table:table-cell table:formula="of:=HYPERLINK(COM.MICROSOFT.CONCAT(&quot;https://www.amusement-center.com/project/egg/game/?product_id=&quot;; [.C1178]))" office:value-type="string" office:string-value="https://www.amusement-center.com/project/egg/game/?product_id=912" calcext:value-type="string">
            <text:p>https://www.amusement-center.com/project/egg/game/?product_id=912</text:p>
          </table:table-cell>
        </table:table-row>
        <table:table-row table:style-name="ro1">
          <table:table-cell office:value-type="string" calcext:value-type="string">
            <text:p>ラッシングビート乱 複製都市</text:p>
          </table:table-cell>
          <table:table-cell office:value-type="string" calcext:value-type="string">
            <text:p>Rushing Beat - Ran - Fukusei Toshi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JLC0013a.bin</text:p>
          </table:table-cell>
          <table:table-cell office:value-type="string" calcext:value-type="string">
            <text:p>JLC0013.bmp</text:p>
          </table:table-cell>
          <table:table-cell office:value-type="string" calcext:value-type="string">
            <text:p>JLC0013m.bin</text:p>
          </table:table-cell>
          <table:table-cell/>
          <table:table-cell table:formula="of:=HYPERLINK(COM.MICROSOFT.CONCAT(&quot;https://www.amusement-center.com/project/egg/game/?product_id=&quot;; [.C1179]))" office:value-type="string" office:string-value="https://www.amusement-center.com/project/egg/game/?product_id=913" calcext:value-type="string">
            <text:p>https://www.amusement-center.com/project/egg/game/?product_id=913</text:p>
          </table:table-cell>
        </table:table-row>
        <table:table-row table:style-name="ro1">
          <table:table-cell office:value-type="string" calcext:value-type="string">
            <text:p>ラッシングビート修羅</text:p>
          </table:table-cell>
          <table:table-cell office:value-type="string" calcext:value-type="string">
            <text:p>Rushing Beat - Shura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JLC0014a.bin</text:p>
          </table:table-cell>
          <table:table-cell office:value-type="string" calcext:value-type="string">
            <text:p>JLC0014.bmp</text:p>
          </table:table-cell>
          <table:table-cell table:number-columns-repeated="2"/>
          <table:table-cell table:formula="of:=HYPERLINK(COM.MICROSOFT.CONCAT(&quot;https://www.amusement-center.com/project/egg/game/?product_id=&quot;; [.C1180]))" office:value-type="string" office:string-value="https://www.amusement-center.com/project/egg/game/?product_id=928" calcext:value-type="string">
            <text:p>https://www.amusement-center.com/project/egg/game/?product_id=928</text:p>
          </table:table-cell>
        </table:table-row>
        <table:table-row table:style-name="ro1">
          <table:table-cell office:value-type="string" calcext:value-type="string">
            <text:p>ラフ ワールド</text:p>
          </table:table-cell>
          <table:table-cell office:value-type="string" calcext:value-type="string">
            <text:p>Raf World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26a.bin</text:p>
          </table:table-cell>
          <table:table-cell office:value-type="string" calcext:value-type="string">
            <text:p>SNT0026.bmp</text:p>
          </table:table-cell>
          <table:table-cell office:value-type="string" calcext:value-type="string">
            <text:p>SNT0026m.bin</text:p>
          </table:table-cell>
          <table:table-cell/>
          <table:table-cell table:formula="of:=HYPERLINK(COM.MICROSOFT.CONCAT(&quot;https://www.amusement-center.com/project/egg/game/?product_id=&quot;; [.C1181]))" office:value-type="string" office:string-value="https://www.amusement-center.com/project/egg/game/?product_id=1411" calcext:value-type="string">
            <text:p>https://www.amusement-center.com/project/egg/game/?product_id=1411</text:p>
          </table:table-cell>
        </table:table-row>
        <table:table-row table:style-name="ro1">
          <table:table-cell office:value-type="string" calcext:value-type="string">
            <text:p>ラプテック</text:p>
          </table:table-cell>
          <table:table-cell office:value-type="string" calcext:value-type="string">
            <text:p>Laptic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DBS0001a.bin</text:p>
          </table:table-cell>
          <table:table-cell office:value-type="string" calcext:value-type="string">
            <text:p>DBS0001.bmp</text:p>
          </table:table-cell>
          <table:table-cell table:number-columns-repeated="2"/>
          <table:table-cell table:formula="of:=HYPERLINK(COM.MICROSOFT.CONCAT(&quot;https://www.amusement-center.com/project/egg/game/?product_id=&quot;; [.C1182]))" office:value-type="string" office:string-value="https://www.amusement-center.com/project/egg/game/?product_id=179" calcext:value-type="string">
            <text:p>https://www.amusement-center.com/project/egg/game/?product_id=179</text:p>
          </table:table-cell>
        </table:table-row>
        <table:table-row table:style-name="ro1">
          <table:table-cell office:value-type="string" calcext:value-type="string">
            <text:p>らぷてっく2</text:p>
          </table:table-cell>
          <table:table-cell office:value-type="string" calcext:value-type="string">
            <text:p>Laptick 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1a.bin</text:p>
          </table:table-cell>
          <table:table-cell office:value-type="string" calcext:value-type="string">
            <text:p>DBS1001.bmp</text:p>
          </table:table-cell>
          <table:table-cell office:value-type="string" calcext:value-type="string">
            <text:p>DBS1001m.bin</text:p>
          </table:table-cell>
          <table:table-cell/>
          <table:table-cell table:formula="of:=HYPERLINK(COM.MICROSOFT.CONCAT(&quot;https://www.amusement-center.com/project/egg/game/?product_id=&quot;; [.C1183]))" office:value-type="string" office:string-value="https://www.amusement-center.com/project/egg/game/?product_id=181" calcext:value-type="string">
            <text:p>https://www.amusement-center.com/project/egg/game/?product_id=181</text:p>
          </table:table-cell>
        </table:table-row>
        <table:table-row table:style-name="ro1">
          <table:table-cell office:value-type="string" calcext:value-type="string">
            <text:p>ラプラスの魔</text:p>
          </table:table-cell>
          <table:table-cell office:value-type="string" calcext:value-type="string">
            <text:p>Laplace no M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1a.bin</text:p>
          </table:table-cell>
          <table:table-cell office:value-type="string" calcext:value-type="string">
            <text:p>HAM0001.bmp</text:p>
          </table:table-cell>
          <table:table-cell office:value-type="string" calcext:value-type="string">
            <text:p>HAM0001m.bin</text:p>
          </table:table-cell>
          <table:table-cell office:value-type="string" calcext:value-type="string">
            <text:p>HAM0001d.bin</text:p>
          </table:table-cell>
          <table:table-cell table:formula="of:=HYPERLINK(COM.MICROSOFT.CONCAT(&quot;https://www.amusement-center.com/project/egg/game/?product_id=&quot;; [.C1184]))" office:value-type="string" office:string-value="https://www.amusement-center.com/project/egg/game/?product_id=195" calcext:value-type="string">
            <text:p>https://www.amusement-center.com/project/egg/game/?product_id=195</text:p>
          </table:table-cell>
        </table:table-row>
        <table:table-row table:style-name="ro1">
          <table:table-cell office:value-type="string" calcext:value-type="string">
            <text:p>ラプラスの魔</text:p>
          </table:table-cell>
          <table:table-cell office:value-type="string" calcext:value-type="string">
            <text:p>Laplace no Ma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HAM0010a.bin</text:p>
          </table:table-cell>
          <table:table-cell office:value-type="string" calcext:value-type="string">
            <text:p>HAM0010.bmp</text:p>
          </table:table-cell>
          <table:table-cell office:value-type="string" calcext:value-type="string">
            <text:p>HAM0010m.bin</text:p>
          </table:table-cell>
          <table:table-cell/>
          <table:table-cell table:formula="of:=HYPERLINK(COM.MICROSOFT.CONCAT(&quot;https://www.amusement-center.com/project/egg/game/?product_id=&quot;; [.C1185]))" office:value-type="string" office:string-value="https://www.amusement-center.com/project/egg/game/?product_id=1157" calcext:value-type="string">
            <text:p>https://www.amusement-center.com/project/egg/game/?product_id=1157</text:p>
          </table:table-cell>
        </table:table-row>
        <table:table-row table:style-name="ro1">
          <table:table-cell office:value-type="string" calcext:value-type="string">
            <text:p>ラプラスの魔</text:p>
          </table:table-cell>
          <table:table-cell office:value-type="string" calcext:value-type="string">
            <text:p>Laplace no Ma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12a.bin</text:p>
          </table:table-cell>
          <table:table-cell office:value-type="string" calcext:value-type="string">
            <text:p>HAM0012.bmp</text:p>
          </table:table-cell>
          <table:table-cell office:value-type="string" calcext:value-type="string">
            <text:p>HAM0012m.bin</text:p>
          </table:table-cell>
          <table:table-cell office:value-type="string" calcext:value-type="string">
            <text:p>HAM0012d.bin</text:p>
          </table:table-cell>
          <table:table-cell table:formula="of:=HYPERLINK(COM.MICROSOFT.CONCAT(&quot;https://www.amusement-center.com/project/egg/game/?product_id=&quot;; [.C1186]))" office:value-type="string" office:string-value="https://www.amusement-center.com/project/egg/game/?product_id=1188" calcext:value-type="string">
            <text:p>https://www.amusement-center.com/project/egg/game/?product_id=1188</text:p>
          </table:table-cell>
        </table:table-row>
        <table:table-row table:style-name="ro1">
          <table:table-cell office:value-type="string" calcext:value-type="string">
            <text:p>ラプラスの魔</text:p>
          </table:table-cell>
          <table:table-cell office:value-type="string" calcext:value-type="string">
            <text:p>Laplace no Ma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HAM0014a.bin</text:p>
          </table:table-cell>
          <table:table-cell office:value-type="string" calcext:value-type="string">
            <text:p>HAM0014.bmp</text:p>
          </table:table-cell>
          <table:table-cell office:value-type="string" calcext:value-type="string">
            <text:p>HAM0014m.bin</text:p>
          </table:table-cell>
          <table:table-cell/>
          <table:table-cell table:formula="of:=HYPERLINK(COM.MICROSOFT.CONCAT(&quot;https://www.amusement-center.com/project/egg/game/?product_id=&quot;; [.C1187]))" office:value-type="string" office:string-value="https://www.amusement-center.com/project/egg/game/?product_id=1360" calcext:value-type="string">
            <text:p>https://www.amusement-center.com/project/egg/game/?product_id=1360</text:p>
          </table:table-cell>
        </table:table-row>
        <table:table-row table:style-name="ro1">
          <table:table-cell office:value-type="string" calcext:value-type="string">
            <text:p>ラングリッサー</text:p>
          </table:table-cell>
          <table:table-cell office:value-type="string" calcext:value-type="string">
            <text:p>Langrisser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20a.bin</text:p>
          </table:table-cell>
          <table:table-cell office:value-type="string" calcext:value-type="string">
            <text:p>NCS0020.bmp</text:p>
          </table:table-cell>
          <table:table-cell office:value-type="string" calcext:value-type="string">
            <text:p>NCS0020m.bin</text:p>
          </table:table-cell>
          <table:table-cell/>
          <table:table-cell table:formula="of:=HYPERLINK(COM.MICROSOFT.CONCAT(&quot;https://www.amusement-center.com/project/egg/game/?product_id=&quot;; [.C1188]))" office:value-type="string" office:string-value="https://www.amusement-center.com/project/egg/game/?product_id=1277" calcext:value-type="string">
            <text:p>https://www.amusement-center.com/project/egg/game/?product_id=1277</text:p>
          </table:table-cell>
        </table:table-row>
        <table:table-row table:style-name="ro1">
          <table:table-cell office:value-type="string" calcext:value-type="string">
            <text:p>ラングリッサー 光輝の末裔</text:p>
          </table:table-cell>
          <table:table-cell office:value-type="string" calcext:value-type="string">
            <text:p>Langrisser - Kouki no Matsuei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2a.bin</text:p>
          </table:table-cell>
          <table:table-cell office:value-type="string" calcext:value-type="string">
            <text:p>NCS0032.bmp</text:p>
          </table:table-cell>
          <table:table-cell office:value-type="string" calcext:value-type="string">
            <text:p>NCS0032m.bin</text:p>
          </table:table-cell>
          <table:table-cell/>
          <table:table-cell table:formula="of:=HYPERLINK(COM.MICROSOFT.CONCAT(&quot;https://www.amusement-center.com/project/egg/game/?product_id=&quot;; [.C1189]))" office:value-type="string" office:string-value="https://www.amusement-center.com/project/egg/game/?product_id=1363" calcext:value-type="string">
            <text:p>https://www.amusement-center.com/project/egg/game/?product_id=1363</text:p>
          </table:table-cell>
        </table:table-row>
        <table:table-row table:style-name="ro1">
          <table:table-cell office:value-type="string" calcext:value-type="string">
            <text:p>ラングリッサーII</text:p>
          </table:table-cell>
          <table:table-cell office:value-type="string" calcext:value-type="string">
            <text:p>Langrisser II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22a.bin</text:p>
          </table:table-cell>
          <table:table-cell office:value-type="string" calcext:value-type="string">
            <text:p>NCS0022.bmp</text:p>
          </table:table-cell>
          <table:table-cell office:value-type="string" calcext:value-type="string">
            <text:p>NCS0022m.bin</text:p>
          </table:table-cell>
          <table:table-cell/>
          <table:table-cell table:formula="of:=HYPERLINK(COM.MICROSOFT.CONCAT(&quot;https://www.amusement-center.com/project/egg/game/?product_id=&quot;; [.C1190]))" office:value-type="string" office:string-value="https://www.amusement-center.com/project/egg/game/?product_id=1301" calcext:value-type="string">
            <text:p>https://www.amusement-center.com/project/egg/game/?product_id=1301</text:p>
          </table:table-cell>
        </table:table-row>
        <table:table-row table:style-name="ro1">
          <table:table-cell office:value-type="string" calcext:value-type="string">
            <text:p>ランダーの冒険</text:p>
          </table:table-cell>
          <table:table-cell office:value-type="string" calcext:value-type="string">
            <text:p>Rander no Bouken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9a.bin</text:p>
          </table:table-cell>
          <table:table-cell office:value-type="string" calcext:value-type="string">
            <text:p>COM1029.bmp</text:p>
          </table:table-cell>
          <table:table-cell office:value-type="string" calcext:value-type="string">
            <text:p>COM1029m.bin</text:p>
          </table:table-cell>
          <table:table-cell/>
          <table:table-cell table:formula="of:=HYPERLINK(COM.MICROSOFT.CONCAT(&quot;https://www.amusement-center.com/project/egg/game/?product_id=&quot;; [.C1191]))" office:value-type="string" office:string-value="https://www.amusement-center.com/project/egg/game/?product_id=1421" calcext:value-type="string">
            <text:p>https://www.amusement-center.com/project/egg/game/?product_id=1421</text:p>
          </table:table-cell>
        </table:table-row>
        <table:table-row table:style-name="ro1">
          <table:table-cell office:value-type="string" calcext:value-type="string">
            <text:p>ランダーの冒険</text:p>
          </table:table-cell>
          <table:table-cell office:value-type="string" calcext:value-type="string">
            <text:p>Rander no Bouken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9a.bin</text:p>
          </table:table-cell>
          <table:table-cell office:value-type="string" calcext:value-type="string">
            <text:p>COM1029.bmp</text:p>
          </table:table-cell>
          <table:table-cell office:value-type="string" calcext:value-type="string">
            <text:p>COM1029m.bin</text:p>
          </table:table-cell>
          <table:table-cell/>
          <table:table-cell table:formula="of:=HYPERLINK(COM.MICROSOFT.CONCAT(&quot;https://www.amusement-center.com/project/egg/game/?product_id=&quot;; [.C1192]))" office:value-type="string" office:string-value="https://www.amusement-center.com/project/egg/game/?product_id=1468" calcext:value-type="string">
            <text:p>https://www.amusement-center.com/project/egg/game/?product_id=1468</text:p>
          </table:table-cell>
        </table:table-row>
        <table:table-row table:style-name="ro1">
          <table:table-cell office:value-type="string" calcext:value-type="string">
            <text:p>ランダーの冒険2</text:p>
          </table:table-cell>
          <table:table-cell office:value-type="string" calcext:value-type="string">
            <text:p>Rander no Bouken 2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8a.bin</text:p>
          </table:table-cell>
          <table:table-cell office:value-type="string" calcext:value-type="string">
            <text:p>COM1038.bmp</text:p>
          </table:table-cell>
          <table:table-cell office:value-type="string" calcext:value-type="string">
            <text:p>COM1038m.bin</text:p>
          </table:table-cell>
          <table:table-cell/>
          <table:table-cell table:formula="of:=HYPERLINK(COM.MICROSOFT.CONCAT(&quot;https://www.amusement-center.com/project/egg/game/?product_id=&quot;; [.C1193]))" office:value-type="string" office:string-value="https://www.amusement-center.com/project/egg/game/?product_id=1550" calcext:value-type="string">
            <text:p>https://www.amusement-center.com/project/egg/game/?product_id=1550</text:p>
          </table:table-cell>
        </table:table-row>
        <table:table-row table:style-name="ro1">
          <table:table-cell office:value-type="string" calcext:value-type="string">
            <text:p>ランダーの冒険2</text:p>
          </table:table-cell>
          <table:table-cell office:value-type="string" calcext:value-type="string">
            <text:p>Rander no Bouken 2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6a.bin</text:p>
          </table:table-cell>
          <table:table-cell office:value-type="string" calcext:value-type="string">
            <text:p>COM1046.bmp</text:p>
          </table:table-cell>
          <table:table-cell office:value-type="string" calcext:value-type="string">
            <text:p>COM1046m.bin</text:p>
          </table:table-cell>
          <table:table-cell/>
          <table:table-cell table:formula="of:=HYPERLINK(COM.MICROSOFT.CONCAT(&quot;https://www.amusement-center.com/project/egg/game/?product_id=&quot;; [.C1194]))" office:value-type="string" office:string-value="https://www.amusement-center.com/project/egg/game/?product_id=1599" calcext:value-type="string">
            <text:p>https://www.amusement-center.com/project/egg/game/?product_id=1599</text:p>
          </table:table-cell>
        </table:table-row>
        <table:table-row table:style-name="ro1">
          <table:table-cell office:value-type="string" calcext:value-type="string">
            <text:p>ランダーの冒険III 〜闇に魅せられた魔術師〜</text:p>
          </table:table-cell>
          <table:table-cell office:value-type="string" calcext:value-type="string">
            <text:p>Rander no Bouken III - Yami ni Miserareta Majutsushi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55a.bin</text:p>
          </table:table-cell>
          <table:table-cell office:value-type="string" calcext:value-type="string">
            <text:p>COM1055.bmp</text:p>
          </table:table-cell>
          <table:table-cell table:number-columns-repeated="2"/>
          <table:table-cell table:formula="of:=HYPERLINK(COM.MICROSOFT.CONCAT(&quot;https://www.amusement-center.com/project/egg/game/?product_id=&quot;; [.C1195]))" office:value-type="string" office:string-value="https://www.amusement-center.com/project/egg/game/?product_id=1705" calcext:value-type="string">
            <text:p>https://www.amusement-center.com/project/egg/game/?product_id=1705</text:p>
          </table:table-cell>
        </table:table-row>
        <table:table-row table:style-name="ro1">
          <table:table-cell office:value-type="string" calcext:value-type="string">
            <text:p>ランダーバーン</text:p>
          </table:table-cell>
          <table:table-cell office:value-type="string" calcext:value-type="string">
            <text:p>Randar Burn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2a.bin</text:p>
          </table:table-cell>
          <table:table-cell office:value-type="string" calcext:value-type="string">
            <text:p>COM1032.bmp</text:p>
          </table:table-cell>
          <table:table-cell table:number-columns-repeated="2"/>
          <table:table-cell table:formula="of:=HYPERLINK(COM.MICROSOFT.CONCAT(&quot;https://www.amusement-center.com/project/egg/game/?product_id=&quot;; [.C1196]))" office:value-type="string" office:string-value="https://www.amusement-center.com/project/egg/game/?product_id=1435" calcext:value-type="string">
            <text:p>https://www.amusement-center.com/project/egg/game/?product_id=1435</text:p>
          </table:table-cell>
        </table:table-row>
        <table:table-row table:style-name="ro1">
          <table:table-cell office:value-type="string" calcext:value-type="string">
            <text:p>ランナーズ・ハイ</text:p>
          </table:table-cell>
          <table:table-cell office:value-type="string" calcext:value-type="string">
            <text:p>Runner's High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6a.bin</text:p>
          </table:table-cell>
          <table:table-cell office:value-type="string" calcext:value-type="string">
            <text:p>COM0076.bmp</text:p>
          </table:table-cell>
          <table:table-cell office:value-type="string" calcext:value-type="string">
            <text:p>COM0076m.bin</text:p>
          </table:table-cell>
          <table:table-cell/>
          <table:table-cell table:formula="of:=HYPERLINK(COM.MICROSOFT.CONCAT(&quot;https://www.amusement-center.com/project/egg/game/?product_id=&quot;; [.C1197]))" office:value-type="string" office:string-value="https://www.amusement-center.com/project/egg/game/?product_id=1202" calcext:value-type="string">
            <text:p>https://www.amusement-center.com/project/egg/game/?product_id=1202</text:p>
          </table:table-cell>
        </table:table-row>
        <table:table-row table:style-name="ro1">
          <table:table-cell office:value-type="string" calcext:value-type="string">
            <text:p>ランナーズ・ハイ</text:p>
          </table:table-cell>
          <table:table-cell office:value-type="string" calcext:value-type="string">
            <text:p>Runner's High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6a.bin</text:p>
          </table:table-cell>
          <table:table-cell office:value-type="string" calcext:value-type="string">
            <text:p>COM0076.bmp</text:p>
          </table:table-cell>
          <table:table-cell office:value-type="string" calcext:value-type="string">
            <text:p>COM0076m.bin</text:p>
          </table:table-cell>
          <table:table-cell/>
          <table:table-cell table:formula="of:=HYPERLINK(COM.MICROSOFT.CONCAT(&quot;https://www.amusement-center.com/project/egg/game/?product_id=&quot;; [.C1198]))" office:value-type="string" office:string-value="https://www.amusement-center.com/project/egg/game/?product_id=1326" calcext:value-type="string">
            <text:p>https://www.amusement-center.com/project/egg/game/?product_id=1326</text:p>
          </table:table-cell>
        </table:table-row>
        <table:table-row table:style-name="ro1">
          <table:table-cell office:value-type="string" calcext:value-type="string">
            <text:p>リ・バース</text:p>
          </table:table-cell>
          <table:table-cell office:value-type="string" calcext:value-type="string">
            <text:p>Re-Birth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PS0001a.bin</text:p>
          </table:table-cell>
          <table:table-cell office:value-type="string" calcext:value-type="string">
            <text:p>SPS0001.bmp</text:p>
          </table:table-cell>
          <table:table-cell office:value-type="string" calcext:value-type="string">
            <text:p>SPS0001m.bin</text:p>
          </table:table-cell>
          <table:table-cell/>
          <table:table-cell table:formula="of:=HYPERLINK(COM.MICROSOFT.CONCAT(&quot;https://www.amusement-center.com/project/egg/game/?product_id=&quot;; [.C1199]))" office:value-type="string" office:string-value="https://www.amusement-center.com/project/egg/game/?product_id=1041" calcext:value-type="string">
            <text:p>https://www.amusement-center.com/project/egg/game/?product_id=1041</text:p>
          </table:table-cell>
        </table:table-row>
        <table:table-row table:style-name="ro1">
          <table:table-cell office:value-type="string" calcext:value-type="string">
            <text:p>リ・バース</text:p>
          </table:table-cell>
          <table:table-cell office:value-type="string" calcext:value-type="string">
            <text:p>Re-Birth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PS0005a.bin</text:p>
          </table:table-cell>
          <table:table-cell office:value-type="string" calcext:value-type="string">
            <text:p>SPS0005.bmp</text:p>
          </table:table-cell>
          <table:table-cell office:value-type="string" calcext:value-type="string">
            <text:p>SPS0005m.bin</text:p>
          </table:table-cell>
          <table:table-cell/>
          <table:table-cell table:formula="of:=HYPERLINK(COM.MICROSOFT.CONCAT(&quot;https://www.amusement-center.com/project/egg/game/?product_id=&quot;; [.C1200]))" office:value-type="string" office:string-value="https://www.amusement-center.com/project/egg/game/?product_id=1350" calcext:value-type="string">
            <text:p>https://www.amusement-center.com/project/egg/game/?product_id=1350</text:p>
          </table:table-cell>
        </table:table-row>
        <table:table-row table:style-name="ro1">
          <table:table-cell office:value-type="string" calcext:value-type="string">
            <text:p>リグラス −魂の回帰−</text:p>
          </table:table-cell>
          <table:table-cell office:value-type="string" calcext:value-type="string">
            <text:p>Riglas - Tamashi no Kaiki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DM0001a.bin</text:p>
          </table:table-cell>
          <table:table-cell office:value-type="string" calcext:value-type="string">
            <text:p>RDM0001.bmp</text:p>
          </table:table-cell>
          <table:table-cell office:value-type="string" calcext:value-type="string">
            <text:p>RDM0001m.bin</text:p>
          </table:table-cell>
          <table:table-cell/>
          <table:table-cell table:formula="of:=HYPERLINK(COM.MICROSOFT.CONCAT(&quot;https://www.amusement-center.com/project/egg/game/?product_id=&quot;; [.C1201]))" office:value-type="string" office:string-value="https://www.amusement-center.com/project/egg/game/?product_id=817" calcext:value-type="string">
            <text:p>https://www.amusement-center.com/project/egg/game/?product_id=817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Lizar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4a.bin</text:p>
          </table:table-cell>
          <table:table-cell office:value-type="string" calcext:value-type="string">
            <text:p>XTA0014.bmp</text:p>
          </table:table-cell>
          <table:table-cell table:number-columns-repeated="2"/>
          <table:table-cell table:formula="of:=HYPERLINK(COM.MICROSOFT.CONCAT(&quot;https://www.amusement-center.com/project/egg/game/?product_id=&quot;; [.C1202]))" office:value-type="string" office:string-value="https://www.amusement-center.com/project/egg/game/?product_id=140" calcext:value-type="string">
            <text:p>https://www.amusement-center.com/project/egg/game/?product_id=140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Lizard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3a.bin</text:p>
          </table:table-cell>
          <table:table-cell office:value-type="string" calcext:value-type="string">
            <text:p>XTA0023.bmp</text:p>
          </table:table-cell>
          <table:table-cell table:number-columns-repeated="2"/>
          <table:table-cell table:formula="of:=HYPERLINK(COM.MICROSOFT.CONCAT(&quot;https://www.amusement-center.com/project/egg/game/?product_id=&quot;; [.C1203]))" office:value-type="string" office:string-value="https://www.amusement-center.com/project/egg/game/?product_id=1507" calcext:value-type="string">
            <text:p>https://www.amusement-center.com/project/egg/game/?product_id=1507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Lizard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XTA0026a.bin</text:p>
          </table:table-cell>
          <table:table-cell office:value-type="string" calcext:value-type="string">
            <text:p>XTA0026.bmp</text:p>
          </table:table-cell>
          <table:table-cell office:value-type="string" calcext:value-type="string">
            <text:p>XTA0026m.bin</text:p>
          </table:table-cell>
          <table:table-cell/>
          <table:table-cell table:formula="of:=HYPERLINK(COM.MICROSOFT.CONCAT(&quot;https://www.amusement-center.com/project/egg/game/?product_id=&quot;; [.C1204]))" office:value-type="string" office:string-value="https://www.amusement-center.com/project/egg/game/?product_id=1627" calcext:value-type="string">
            <text:p>https://www.amusement-center.com/project/egg/game/?product_id=1627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Lizard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3a.bin</text:p>
          </table:table-cell>
          <table:table-cell office:value-type="string" calcext:value-type="string">
            <text:p>XTA0023.bmp</text:p>
          </table:table-cell>
          <table:table-cell table:number-columns-repeated="2"/>
          <table:table-cell table:formula="of:=HYPERLINK(COM.MICROSOFT.CONCAT(&quot;https://www.amusement-center.com/project/egg/game/?product_id=&quot;; [.C1205]))" office:value-type="string" office:string-value="https://www.amusement-center.com/project/egg/game/?product_id=1702" calcext:value-type="string">
            <text:p>https://www.amusement-center.com/project/egg/game/?product_id=1702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Lizard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XTA0026a.bin</text:p>
          </table:table-cell>
          <table:table-cell office:value-type="string" calcext:value-type="string">
            <text:p>XTA0026.bmp</text:p>
          </table:table-cell>
          <table:table-cell office:value-type="string" calcext:value-type="string">
            <text:p>XTA0026m.bin</text:p>
          </table:table-cell>
          <table:table-cell/>
          <table:table-cell table:formula="of:=HYPERLINK(COM.MICROSOFT.CONCAT(&quot;https://www.amusement-center.com/project/egg/game/?product_id=&quot;; [.C1206]))" office:value-type="string" office:string-value="https://www.amusement-center.com/project/egg/game/?product_id=1768" calcext:value-type="string">
            <text:p>https://www.amusement-center.com/project/egg/game/?product_id=1768</text:p>
          </table:table-cell>
        </table:table-row>
        <table:table-row table:style-name="ro1">
          <table:table-cell office:value-type="string" calcext:value-type="string">
            <text:p>リターン オブ ダブルドラゴン</text:p>
          </table:table-cell>
          <table:table-cell office:value-type="string" calcext:value-type="string">
            <text:p>Return of Double Dragon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MIL0014a.bin</text:p>
          </table:table-cell>
          <table:table-cell office:value-type="string" calcext:value-type="string">
            <text:p>MIL0014.bmp</text:p>
          </table:table-cell>
          <table:table-cell office:value-type="string" calcext:value-type="string">
            <text:p>MIL0014m.bin</text:p>
          </table:table-cell>
          <table:table-cell/>
          <table:table-cell table:formula="of:=HYPERLINK(COM.MICROSOFT.CONCAT(&quot;https://www.amusement-center.com/project/egg/game/?product_id=&quot;; [.C1207]))" office:value-type="string" office:string-value="https://www.amusement-center.com/project/egg/game/?product_id=903" calcext:value-type="string">
            <text:p>https://www.amusement-center.com/project/egg/game/?product_id=903</text:p>
          </table:table-cell>
        </table:table-row>
        <table:table-row table:style-name="ro1">
          <table:table-cell office:value-type="string" calcext:value-type="string">
            <text:p>リターンオブジェルダ</text:p>
          </table:table-cell>
          <table:table-cell office:value-type="string" calcext:value-type="string">
            <text:p>Return of Jeld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1a.bin</text:p>
          </table:table-cell>
          <table:table-cell office:value-type="string" calcext:value-type="string">
            <text:p>CAR1001.bmp</text:p>
          </table:table-cell>
          <table:table-cell table:number-columns-repeated="2"/>
          <table:table-cell table:formula="of:=HYPERLINK(COM.MICROSOFT.CONCAT(&quot;https://www.amusement-center.com/project/egg/game/?product_id=&quot;; [.C1208]))" office:value-type="string" office:string-value="https://www.amusement-center.com/project/egg/game/?product_id=373" calcext:value-type="string">
            <text:p>https://www.amusement-center.com/project/egg/game/?product_id=373</text:p>
          </table:table-cell>
        </table:table-row>
        <table:table-row table:style-name="ro1">
          <table:table-cell office:value-type="string" calcext:value-type="string">
            <text:p>リターンオブジェルダ</text:p>
          </table:table-cell>
          <table:table-cell office:value-type="string" calcext:value-type="string">
            <text:p>Return of Jelda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6a.bin</text:p>
          </table:table-cell>
          <table:table-cell office:value-type="string" calcext:value-type="string">
            <text:p>CAR1006.bmp</text:p>
          </table:table-cell>
          <table:table-cell table:number-columns-repeated="2"/>
          <table:table-cell table:formula="of:=HYPERLINK(COM.MICROSOFT.CONCAT(&quot;https://www.amusement-center.com/project/egg/game/?product_id=&quot;; [.C1209]))" office:value-type="string" office:string-value="https://www.amusement-center.com/project/egg/game/?product_id=1590" calcext:value-type="string">
            <text:p>https://www.amusement-center.com/project/egg/game/?product_id=1590</text:p>
          </table:table-cell>
        </table:table-row>
        <table:table-row table:style-name="ro1">
          <table:table-cell office:value-type="string" calcext:value-type="string">
            <text:p>リターンオブジェルダ</text:p>
          </table:table-cell>
          <table:table-cell office:value-type="string" calcext:value-type="string">
            <text:p>Return of Jelda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6a.bin</text:p>
          </table:table-cell>
          <table:table-cell table:number-columns-repeated="3"/>
          <table:table-cell table:formula="of:=HYPERLINK(COM.MICROSOFT.CONCAT(&quot;https://www.amusement-center.com/project/egg/game/?product_id=&quot;; [.C1210]))" office:value-type="string" office:string-value="https://www.amusement-center.com/project/egg/game/?product_id=1746" calcext:value-type="string">
            <text:p>https://www.amusement-center.com/project/egg/game/?product_id=1746</text:p>
          </table:table-cell>
        </table:table-row>
        <table:table-row table:style-name="ro1">
          <table:table-cell office:value-type="string" calcext:value-type="string">
            <text:p>リターンオブジェルダ</text:p>
          </table:table-cell>
          <table:table-cell office:value-type="string" calcext:value-type="string">
            <text:p>Return of Jeld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AR1008a.bin</text:p>
          </table:table-cell>
          <table:table-cell office:value-type="string" calcext:value-type="string">
            <text:p>CAR1008.bmp</text:p>
          </table:table-cell>
          <table:table-cell table:number-columns-repeated="2"/>
          <table:table-cell table:formula="of:=HYPERLINK(COM.MICROSOFT.CONCAT(&quot;https://www.amusement-center.com/project/egg/game/?product_id=&quot;; [.C1211]))" office:value-type="string" office:string-value="https://www.amusement-center.com/project/egg/game/?product_id=1800" calcext:value-type="string">
            <text:p>https://www.amusement-center.com/project/egg/game/?product_id=1800</text:p>
          </table:table-cell>
        </table:table-row>
        <table:table-row table:style-name="ro1">
          <table:table-cell office:value-type="string" calcext:value-type="string">
            <text:p>りっくとみっくの大冒険</text:p>
          </table:table-cell>
          <table:table-cell office:value-type="string" calcext:value-type="string">
            <text:p>Rick to Mick no Daibouke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AM1001a.bin</text:p>
          </table:table-cell>
          <table:table-cell office:value-type="string" calcext:value-type="string">
            <text:p>HAM1001.bmp</text:p>
          </table:table-cell>
          <table:table-cell table:number-columns-repeated="2"/>
          <table:table-cell table:formula="of:=HYPERLINK(COM.MICROSOFT.CONCAT(&quot;https://www.amusement-center.com/project/egg/game/?product_id=&quot;; [.C1212]))" office:value-type="string" office:string-value="https://www.amusement-center.com/project/egg/game/?product_id=194" calcext:value-type="string">
            <text:p>https://www.amusement-center.com/project/egg/game/?product_id=194</text:p>
          </table:table-cell>
        </table:table-row>
        <table:table-row table:style-name="ro1">
          <table:table-cell office:value-type="string" calcext:value-type="string">
            <text:p>りっくとみっくの大冒険</text:p>
          </table:table-cell>
          <table:table-cell office:value-type="string" calcext:value-type="string">
            <text:p>Rick to Mick no Daibouken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AM1005a.bin</text:p>
          </table:table-cell>
          <table:table-cell office:value-type="string" calcext:value-type="string">
            <text:p>HAM1005.bmp</text:p>
          </table:table-cell>
          <table:table-cell table:number-columns-repeated="2"/>
          <table:table-cell table:formula="of:=HYPERLINK(COM.MICROSOFT.CONCAT(&quot;https://www.amusement-center.com/project/egg/game/?product_id=&quot;; [.C1213]))" office:value-type="string" office:string-value="https://www.amusement-center.com/project/egg/game/?product_id=1545" calcext:value-type="string">
            <text:p>https://www.amusement-center.com/project/egg/game/?product_id=1545</text:p>
          </table:table-cell>
        </table:table-row>
        <table:table-row table:style-name="ro1">
          <table:table-cell office:value-type="string" calcext:value-type="string">
            <text:p>りっくとみっくの大冒険</text:p>
          </table:table-cell>
          <table:table-cell office:value-type="string" calcext:value-type="string">
            <text:p>Rick to Mick no Daibouken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AM1005a.bin</text:p>
          </table:table-cell>
          <table:table-cell office:value-type="string" calcext:value-type="string">
            <text:p>HAM1005.bmp</text:p>
          </table:table-cell>
          <table:table-cell table:number-columns-repeated="2"/>
          <table:table-cell table:formula="of:=HYPERLINK(COM.MICROSOFT.CONCAT(&quot;https://www.amusement-center.com/project/egg/game/?product_id=&quot;; [.C1214]))" office:value-type="string" office:string-value="https://www.amusement-center.com/project/egg/game/?product_id=1676" calcext:value-type="string">
            <text:p>https://www.amusement-center.com/project/egg/game/?product_id=1676</text:p>
          </table:table-cell>
        </table:table-row>
        <table:table-row table:style-name="ro1">
          <table:table-cell office:value-type="string" calcext:value-type="string">
            <text:p>リップルアイランド</text:p>
          </table:table-cell>
          <table:table-cell office:value-type="string" calcext:value-type="string">
            <text:p>Ripple Island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19a.bin</text:p>
          </table:table-cell>
          <table:table-cell office:value-type="string" calcext:value-type="string">
            <text:p>SNT0019.bmp</text:p>
          </table:table-cell>
          <table:table-cell office:value-type="string" calcext:value-type="string">
            <text:p>SNT0019m.bin</text:p>
          </table:table-cell>
          <table:table-cell/>
          <table:table-cell table:formula="of:=HYPERLINK(COM.MICROSOFT.CONCAT(&quot;https://www.amusement-center.com/project/egg/game/?product_id=&quot;; [.C1215]))" office:value-type="string" office:string-value="https://www.amusement-center.com/project/egg/game/?product_id=1011" calcext:value-type="string">
            <text:p>https://www.amusement-center.com/project/egg/game/?product_id=1011</text:p>
          </table:table-cell>
        </table:table-row>
        <table:table-row table:style-name="ro1">
          <table:table-cell office:value-type="string" calcext:value-type="string">
            <text:p>リトルマジック</text:p>
          </table:table-cell>
          <table:table-cell office:value-type="string" calcext:value-type="string">
            <text:p>Little Magic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09a.bin</text:p>
          </table:table-cell>
          <table:table-cell office:value-type="string" calcext:value-type="string">
            <text:p>GMD0009.bmp</text:p>
          </table:table-cell>
          <table:table-cell office:value-type="string" calcext:value-type="string">
            <text:p>GMD0009m.bin</text:p>
          </table:table-cell>
          <table:table-cell/>
          <table:table-cell table:formula="of:=HYPERLINK(COM.MICROSOFT.CONCAT(&quot;https://www.amusement-center.com/project/egg/game/?product_id=&quot;; [.C1216]))" office:value-type="string" office:string-value="https://www.amusement-center.com/project/egg/game/?product_id=847" calcext:value-type="string">
            <text:p>https://www.amusement-center.com/project/egg/game/?product_id=847</text:p>
          </table:table-cell>
        </table:table-row>
        <table:table-row table:style-name="ro1">
          <table:table-cell office:value-type="string" calcext:value-type="string">
            <text:p>リバイバルザナドゥ2</text:p>
          </table:table-cell>
          <table:table-cell office:value-type="string" calcext:value-type="string">
            <text:p>Revival Xanadu 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12a.bin</text:p>
          </table:table-cell>
          <table:table-cell office:value-type="string" calcext:value-type="string">
            <text:p>FAL0012.bmp</text:p>
          </table:table-cell>
          <table:table-cell table:number-columns-repeated="2"/>
          <table:table-cell table:formula="of:=HYPERLINK(COM.MICROSOFT.CONCAT(&quot;https://www.amusement-center.com/project/egg/game/?product_id=&quot;; [.C1217]))" office:value-type="string" office:string-value="https://www.amusement-center.com/project/egg/game/?product_id=71" calcext:value-type="string">
            <text:p>https://www.amusement-center.com/project/egg/game/?product_id=71</text:p>
          </table:table-cell>
        </table:table-row>
        <table:table-row table:style-name="ro1">
          <table:table-cell office:value-type="string" calcext:value-type="string">
            <text:p>リバイバルザナドゥEASYバージョン</text:p>
          </table:table-cell>
          <table:table-cell office:value-type="string" calcext:value-type="string">
            <text:p>Revival Xanadu - Easy Vers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08a.bin</text:p>
          </table:table-cell>
          <table:table-cell office:value-type="string" calcext:value-type="string">
            <text:p>FAL0008.bmp</text:p>
          </table:table-cell>
          <table:table-cell office:value-type="string" calcext:value-type="string">
            <text:p>FAL0008m.bin</text:p>
          </table:table-cell>
          <table:table-cell/>
          <table:table-cell table:formula="of:=HYPERLINK(COM.MICROSOFT.CONCAT(&quot;https://www.amusement-center.com/project/egg/game/?product_id=&quot;; [.C1218]))" office:value-type="string" office:string-value="https://www.amusement-center.com/project/egg/game/?product_id=69" calcext:value-type="string">
            <text:p>https://www.amusement-center.com/project/egg/game/?product_id=69</text:p>
          </table:table-cell>
        </table:table-row>
        <table:table-row table:style-name="ro1">
          <table:table-cell office:value-type="string" calcext:value-type="string">
            <text:p>リバイバルザナドゥII</text:p>
          </table:table-cell>
          <table:table-cell office:value-type="string" calcext:value-type="string">
            <text:p>Revival Xanadu II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69a.bin</text:p>
          </table:table-cell>
          <table:table-cell office:value-type="string" calcext:value-type="string">
            <text:p>FAL0069.bmp</text:p>
          </table:table-cell>
          <table:table-cell table:number-columns-repeated="2"/>
          <table:table-cell table:formula="of:=HYPERLINK(COM.MICROSOFT.CONCAT(&quot;https://www.amusement-center.com/project/egg/game/?product_id=&quot;; [.C1219]))" office:value-type="string" office:string-value="https://www.amusement-center.com/project/egg/game/?product_id=659" calcext:value-type="string">
            <text:p>https://www.amusement-center.com/project/egg/game/?product_id=659</text:p>
          </table:table-cell>
        </table:table-row>
        <table:table-row table:style-name="ro1">
          <table:table-cell office:value-type="string" calcext:value-type="string">
            <text:p>リバイバルザナドゥII</text:p>
          </table:table-cell>
          <table:table-cell office:value-type="string" calcext:value-type="string">
            <text:p>Revival Xanadu II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8a.bin</text:p>
          </table:table-cell>
          <table:table-cell office:value-type="string" calcext:value-type="string">
            <text:p>FAL0128.bmp</text:p>
          </table:table-cell>
          <table:table-cell office:value-type="string" calcext:value-type="string">
            <text:p>FAL0128m.bin</text:p>
          </table:table-cell>
          <table:table-cell/>
          <table:table-cell table:formula="of:=HYPERLINK(COM.MICROSOFT.CONCAT(&quot;https://www.amusement-center.com/project/egg/game/?product_id=&quot;; [.C1220]))" office:value-type="string" office:string-value="https://www.amusement-center.com/project/egg/game/?product_id=1462" calcext:value-type="string">
            <text:p>https://www.amusement-center.com/project/egg/game/?product_id=1462</text:p>
          </table:table-cell>
        </table:table-row>
        <table:table-row table:style-name="ro1">
          <table:table-cell office:value-type="string" calcext:value-type="string">
            <text:p>リングキング</text:p>
          </table:table-cell>
          <table:table-cell office:value-type="string" calcext:value-type="string">
            <text:p>Ring King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WDP0001a.bin</text:p>
          </table:table-cell>
          <table:table-cell office:value-type="string" calcext:value-type="string">
            <text:p>WDP0001.bmp</text:p>
          </table:table-cell>
          <table:table-cell table:number-columns-repeated="2"/>
          <table:table-cell table:formula="of:=HYPERLINK(COM.MICROSOFT.CONCAT(&quot;https://www.amusement-center.com/project/egg/game/?product_id=&quot;; [.C1221]))" office:value-type="string" office:string-value="https://www.amusement-center.com/project/egg/game/?product_id=1548" calcext:value-type="string">
            <text:p>https://www.amusement-center.com/project/egg/game/?product_id=1548</text:p>
          </table:table-cell>
        </table:table-row>
        <table:table-row table:style-name="ro1">
          <table:table-cell office:value-type="string" calcext:value-type="string">
            <text:p>ルート16ターボ</text:p>
          </table:table-cell>
          <table:table-cell office:value-type="string" calcext:value-type="string">
            <text:p>Route 16 - Turbo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6a.bin</text:p>
          </table:table-cell>
          <table:table-cell office:value-type="string" calcext:value-type="string">
            <text:p>SNT0006.bmp</text:p>
          </table:table-cell>
          <table:table-cell office:value-type="string" calcext:value-type="string">
            <text:p>SNT0006m.bin</text:p>
          </table:table-cell>
          <table:table-cell/>
          <table:table-cell table:formula="of:=HYPERLINK(COM.MICROSOFT.CONCAT(&quot;https://www.amusement-center.com/project/egg/game/?product_id=&quot;; [.C1222]))" office:value-type="string" office:string-value="https://www.amusement-center.com/project/egg/game/?product_id=838" calcext:value-type="string">
            <text:p>https://www.amusement-center.com/project/egg/game/?product_id=838</text:p>
          </table:table-cell>
        </table:table-row>
        <table:table-row table:style-name="ro1">
          <table:table-cell office:value-type="string" calcext:value-type="string">
            <text:p>ルードブレイカー</text:p>
          </table:table-cell>
          <table:table-cell office:value-type="string" calcext:value-type="string">
            <text:p>Rude Breaker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9a.bin</text:p>
          </table:table-cell>
          <table:table-cell office:value-type="string" calcext:value-type="string">
            <text:p>COM0069.bmp</text:p>
          </table:table-cell>
          <table:table-cell office:value-type="string" calcext:value-type="string">
            <text:p>COM0069m.bin</text:p>
          </table:table-cell>
          <table:table-cell/>
          <table:table-cell table:formula="of:=HYPERLINK(COM.MICROSOFT.CONCAT(&quot;https://www.amusement-center.com/project/egg/game/?product_id=&quot;; [.C1223]))" office:value-type="string" office:string-value="https://www.amusement-center.com/project/egg/game/?product_id=1085" calcext:value-type="string">
            <text:p>https://www.amusement-center.com/project/egg/game/?product_id=1085</text:p>
          </table:table-cell>
        </table:table-row>
        <table:table-row table:style-name="ro1">
          <table:table-cell office:value-type="string" calcext:value-type="string">
            <text:p>ルードブレイカー</text:p>
          </table:table-cell>
          <table:table-cell office:value-type="string" calcext:value-type="string">
            <text:p>Rude Breaker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9a.bin</text:p>
          </table:table-cell>
          <table:table-cell office:value-type="string" calcext:value-type="string">
            <text:p>COM0069.bmp</text:p>
          </table:table-cell>
          <table:table-cell office:value-type="string" calcext:value-type="string">
            <text:p>COM0069m.bin</text:p>
          </table:table-cell>
          <table:table-cell/>
          <table:table-cell table:formula="of:=HYPERLINK(COM.MICROSOFT.CONCAT(&quot;https://www.amusement-center.com/project/egg/game/?product_id=&quot;; [.C1224]))" office:value-type="string" office:string-value="https://www.amusement-center.com/project/egg/game/?product_id=1165" calcext:value-type="string">
            <text:p>https://www.amusement-center.com/project/egg/game/?product_id=1165</text:p>
          </table:table-cell>
        </table:table-row>
        <table:table-row table:style-name="ro1">
          <table:table-cell office:value-type="string" calcext:value-type="string">
            <text:p>ルーンマスター</text:p>
          </table:table-cell>
          <table:table-cell office:value-type="string" calcext:value-type="string">
            <text:p>Rune Master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6a.bin</text:p>
          </table:table-cell>
          <table:table-cell office:value-type="string" calcext:value-type="string">
            <text:p>COM1006.bmp</text:p>
          </table:table-cell>
          <table:table-cell table:number-columns-repeated="2"/>
          <table:table-cell table:formula="of:=HYPERLINK(COM.MICROSOFT.CONCAT(&quot;https://www.amusement-center.com/project/egg/game/?product_id=&quot;; [.C1225]))" office:value-type="string" office:string-value="https://www.amusement-center.com/project/egg/game/?product_id=295" calcext:value-type="string">
            <text:p>https://www.amusement-center.com/project/egg/game/?product_id=295</text:p>
          </table:table-cell>
        </table:table-row>
        <table:table-row table:style-name="ro1">
          <table:table-cell office:value-type="string" calcext:value-type="string">
            <text:p>ルーンマスター</text:p>
          </table:table-cell>
          <table:table-cell office:value-type="string" calcext:value-type="string">
            <text:p>Rune Master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06a.bin</text:p>
          </table:table-cell>
          <table:table-cell office:value-type="string" calcext:value-type="string">
            <text:p>COM1006.bmp</text:p>
          </table:table-cell>
          <table:table-cell table:number-columns-repeated="2"/>
          <table:table-cell table:formula="of:=HYPERLINK(COM.MICROSOFT.CONCAT(&quot;https://www.amusement-center.com/project/egg/game/?product_id=&quot;; [.C1226]))" office:value-type="string" office:string-value="https://www.amusement-center.com/project/egg/game/?product_id=1351" calcext:value-type="string">
            <text:p>https://www.amusement-center.com/project/egg/game/?product_id=1351</text:p>
          </table:table-cell>
        </table:table-row>
        <table:table-row table:style-name="ro1">
          <table:table-cell office:value-type="string" calcext:value-type="string">
            <text:p>ルーンマスター1-II-三</text:p>
          </table:table-cell>
          <table:table-cell office:value-type="string" calcext:value-type="string">
            <text:p>Rune Master - 1-II-San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21a.bin</text:p>
          </table:table-cell>
          <table:table-cell office:value-type="string" calcext:value-type="string">
            <text:p>PCOM0021.bmp</text:p>
          </table:table-cell>
          <table:table-cell office:value-type="string" calcext:value-type="string">
            <text:p>PCOM0021m.bin</text:p>
          </table:table-cell>
          <table:table-cell/>
          <table:table-cell table:formula="of:=HYPERLINK(COM.MICROSOFT.CONCAT(&quot;https://www.amusement-center.com/project/egg/game/?product_id=&quot;; [.C1227]))" office:value-type="string" office:string-value="https://www.amusement-center.com/project/egg/game/?product_id=637" calcext:value-type="string">
            <text:p>https://www.amusement-center.com/project/egg/game/?product_id=637</text:p>
          </table:table-cell>
        </table:table-row>
        <table:table-row table:style-name="ro1">
          <table:table-cell office:value-type="string" calcext:value-type="string">
            <text:p>ルーンマスターII</text:p>
          </table:table-cell>
          <table:table-cell office:value-type="string" calcext:value-type="string">
            <text:p>Rune Master II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8a.bin</text:p>
          </table:table-cell>
          <table:table-cell office:value-type="string" calcext:value-type="string">
            <text:p>COM1048.bmp</text:p>
          </table:table-cell>
          <table:table-cell table:number-columns-repeated="2"/>
          <table:table-cell table:formula="of:=HYPERLINK(COM.MICROSOFT.CONCAT(&quot;https://www.amusement-center.com/project/egg/game/?product_id=&quot;; [.C1228]))" office:value-type="string" office:string-value="https://www.amusement-center.com/project/egg/game/?product_id=1616" calcext:value-type="string">
            <text:p>https://www.amusement-center.com/project/egg/game/?product_id=1616</text:p>
          </table:table-cell>
        </table:table-row>
        <table:table-row table:style-name="ro1">
          <table:table-cell office:value-type="string" calcext:value-type="string">
            <text:p>ルーンマスター三国英傑伝</text:p>
          </table:table-cell>
          <table:table-cell office:value-type="string" calcext:value-type="string">
            <text:p>Rune Master - Sangoku Eiketsu-den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53a.bin</text:p>
          </table:table-cell>
          <table:table-cell office:value-type="string" calcext:value-type="string">
            <text:p>COM1053.bmp</text:p>
          </table:table-cell>
          <table:table-cell table:number-columns-repeated="2"/>
          <table:table-cell table:formula="of:=HYPERLINK(COM.MICROSOFT.CONCAT(&quot;https://www.amusement-center.com/project/egg/game/?product_id=&quot;; [.C1229]))" office:value-type="string" office:string-value="https://www.amusement-center.com/project/egg/game/?product_id=1658" calcext:value-type="string">
            <text:p>https://www.amusement-center.com/project/egg/game/?product_id=1658</text:p>
          </table:table-cell>
        </table:table-row>
        <table:table-row table:style-name="ro1">
          <table:table-cell office:value-type="string" calcext:value-type="string">
            <text:p>ルーンワース</text:p>
          </table:table-cell>
          <table:table-cell office:value-type="string" calcext:value-type="string">
            <text:p>Rune Wor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07a.bin</text:p>
          </table:table-cell>
          <table:table-cell office:value-type="string" calcext:value-type="string">
            <text:p>TAE0007.bmp</text:p>
          </table:table-cell>
          <table:table-cell office:value-type="string" calcext:value-type="string">
            <text:p>TAE0007m.bin</text:p>
          </table:table-cell>
          <table:table-cell/>
          <table:table-cell table:formula="of:=HYPERLINK(COM.MICROSOFT.CONCAT(&quot;https://www.amusement-center.com/project/egg/game/?product_id=&quot;; [.C1230]))" office:value-type="string" office:string-value="https://www.amusement-center.com/project/egg/game/?product_id=42" calcext:value-type="string">
            <text:p>https://www.amusement-center.com/project/egg/game/?product_id=42</text:p>
          </table:table-cell>
        </table:table-row>
        <table:table-row table:style-name="ro1">
          <table:table-cell office:value-type="string" calcext:value-type="string">
            <text:p>ルーンワース</text:p>
          </table:table-cell>
          <table:table-cell office:value-type="string" calcext:value-type="string">
            <text:p>Rune Wort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19a.bin</text:p>
          </table:table-cell>
          <table:table-cell office:value-type="string" calcext:value-type="string">
            <text:p>TAE0019.bmp</text:p>
          </table:table-cell>
          <table:table-cell office:value-type="string" calcext:value-type="string">
            <text:p>TAE0019m.bin</text:p>
          </table:table-cell>
          <table:table-cell/>
          <table:table-cell table:formula="of:=HYPERLINK(COM.MICROSOFT.CONCAT(&quot;https://www.amusement-center.com/project/egg/game/?product_id=&quot;; [.C1231]))" office:value-type="string" office:string-value="https://www.amusement-center.com/project/egg/game/?product_id=347" calcext:value-type="string">
            <text:p>https://www.amusement-center.com/project/egg/game/?product_id=347</text:p>
          </table:table-cell>
        </table:table-row>
        <table:table-row table:style-name="ro1">
          <table:table-cell office:value-type="string" calcext:value-type="string">
            <text:p>ルーンワース</text:p>
          </table:table-cell>
          <table:table-cell office:value-type="string" calcext:value-type="string">
            <text:p>Rune Worth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19a.bin</text:p>
          </table:table-cell>
          <table:table-cell office:value-type="string" calcext:value-type="string">
            <text:p>TAE0019.bmp</text:p>
          </table:table-cell>
          <table:table-cell office:value-type="string" calcext:value-type="string">
            <text:p>TAE0019m.bin</text:p>
          </table:table-cell>
          <table:table-cell/>
          <table:table-cell table:formula="of:=HYPERLINK(COM.MICROSOFT.CONCAT(&quot;https://www.amusement-center.com/project/egg/game/?product_id=&quot;; [.C1232]))" office:value-type="string" office:string-value="https://www.amusement-center.com/project/egg/game/?product_id=1777" calcext:value-type="string">
            <text:p>https://www.amusement-center.com/project/egg/game/?product_id=1777</text:p>
          </table:table-cell>
        </table:table-row>
        <table:table-row table:style-name="ro1">
          <table:table-cell office:value-type="string" calcext:value-type="string">
            <text:p>ルーンワース 黒衣の貴公子</text:p>
          </table:table-cell>
          <table:table-cell office:value-type="string" calcext:value-type="string">
            <text:p>Rune Worth - Kokui no Kikoushi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26a.bin</text:p>
          </table:table-cell>
          <table:table-cell office:value-type="string" calcext:value-type="string">
            <text:p>TAE0026.bmp</text:p>
          </table:table-cell>
          <table:table-cell office:value-type="string" calcext:value-type="string">
            <text:p>TAE0026m.bin</text:p>
          </table:table-cell>
          <table:table-cell office:value-type="string" calcext:value-type="string">
            <text:p>TAE0026d.bin</text:p>
          </table:table-cell>
          <table:table-cell table:formula="of:=HYPERLINK(COM.MICROSOFT.CONCAT(&quot;https://www.amusement-center.com/project/egg/game/?product_id=&quot;; [.C1233]))" office:value-type="string" office:string-value="https://www.amusement-center.com/project/egg/game/?product_id=1222" calcext:value-type="string">
            <text:p>https://www.amusement-center.com/project/egg/game/?product_id=1222</text:p>
          </table:table-cell>
        </table:table-row>
        <table:table-row table:style-name="ro1">
          <table:table-cell office:value-type="string" calcext:value-type="string">
            <text:p>ルーンワース 黒衣の貴公子</text:p>
          </table:table-cell>
          <table:table-cell office:value-type="string" calcext:value-type="string">
            <text:p>Rune Worth - Kokui no Kikoushi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53a.bin</text:p>
          </table:table-cell>
          <table:table-cell office:value-type="string" calcext:value-type="string">
            <text:p>TAE0053.bmp</text:p>
          </table:table-cell>
          <table:table-cell office:value-type="string" calcext:value-type="string">
            <text:p>TAE0053m.bin</text:p>
          </table:table-cell>
          <table:table-cell/>
          <table:table-cell table:formula="of:=HYPERLINK(COM.MICROSOFT.CONCAT(&quot;https://www.amusement-center.com/project/egg/game/?product_id=&quot;; [.C1234]))" office:value-type="string" office:string-value="https://www.amusement-center.com/project/egg/game/?product_id=1774" calcext:value-type="string">
            <text:p>https://www.amusement-center.com/project/egg/game/?product_id=1774</text:p>
          </table:table-cell>
        </table:table-row>
        <table:table-row table:style-name="ro1">
          <table:table-cell office:value-type="string" calcext:value-type="string">
            <text:p>ルーンワース 黒衣の貴公子</text:p>
          </table:table-cell>
          <table:table-cell office:value-type="string" calcext:value-type="string">
            <text:p>Rune Worth - Kokui no Kikoushi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PC-8801mkIISR</text:p>
          </table:table-cell>
          <table:table-cell office:value-type="string" calcext:value-type="string">
            <text:p>TAE0026a.bin</text:p>
          </table:table-cell>
          <table:table-cell office:value-type="string" calcext:value-type="string">
            <text:p>TAE0026.bmp</text:p>
          </table:table-cell>
          <table:table-cell office:value-type="string" calcext:value-type="string">
            <text:p>TAE0026m.bin</text:p>
          </table:table-cell>
          <table:table-cell office:value-type="string" calcext:value-type="string">
            <text:p>TAE0026d.bin</text:p>
          </table:table-cell>
          <table:table-cell table:formula="of:=HYPERLINK(COM.MICROSOFT.CONCAT(&quot;https://www.amusement-center.com/project/egg/game/?product_id=&quot;; [.C1235]))" office:value-type="string" office:string-value="https://www.amusement-center.com/project/egg/game/?product_id=1732" calcext:value-type="string">
            <text:p>https://www.amusement-center.com/project/egg/game/?product_id=1732</text:p>
          </table:table-cell>
        </table:table-row>
        <table:table-row table:style-name="ro1">
          <table:table-cell office:value-type="string" calcext:value-type="string">
            <text:p>ルーンワース1-2-3</text:p>
          </table:table-cell>
          <table:table-cell office:value-type="string" calcext:value-type="string">
            <text:p>Rune Worth - 1-2-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AE0008a.bin</text:p>
          </table:table-cell>
          <table:table-cell office:value-type="string" calcext:value-type="string">
            <text:p>PTAE0008.bmp</text:p>
          </table:table-cell>
          <table:table-cell office:value-type="string" calcext:value-type="string">
            <text:p>PTAE0008m.bin</text:p>
          </table:table-cell>
          <table:table-cell/>
          <table:table-cell table:formula="of:=HYPERLINK(COM.MICROSOFT.CONCAT(&quot;https://www.amusement-center.com/project/egg/game/?product_id=&quot;; [.C1236]))" office:value-type="string" office:string-value="https://www.amusement-center.com/project/egg/game/?product_id=614" calcext:value-type="string">
            <text:p>https://www.amusement-center.com/project/egg/game/?product_id=614</text:p>
          </table:table-cell>
        </table:table-row>
        <table:table-row table:style-name="ro1">
          <table:table-cell office:value-type="string" calcext:value-type="string">
            <text:p>ルーンワース2</text:p>
          </table:table-cell>
          <table:table-cell office:value-type="string" calcext:value-type="string">
            <text:p>Rune Worth 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08a.bin</text:p>
          </table:table-cell>
          <table:table-cell office:value-type="string" calcext:value-type="string">
            <text:p>TAE0008.bmp</text:p>
          </table:table-cell>
          <table:table-cell table:number-columns-repeated="2"/>
          <table:table-cell table:formula="of:=HYPERLINK(COM.MICROSOFT.CONCAT(&quot;https://www.amusement-center.com/project/egg/game/?product_id=&quot;; [.C1237]))" office:value-type="string" office:string-value="https://www.amusement-center.com/project/egg/game/?product_id=46" calcext:value-type="string">
            <text:p>https://www.amusement-center.com/project/egg/game/?product_id=46</text:p>
          </table:table-cell>
        </table:table-row>
        <table:table-row table:style-name="ro1">
          <table:table-cell office:value-type="string" calcext:value-type="string">
            <text:p>ルーンワース2</text:p>
          </table:table-cell>
          <table:table-cell office:value-type="string" calcext:value-type="string">
            <text:p>Rune Worth 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08a.bin</text:p>
          </table:table-cell>
          <table:table-cell office:value-type="string" calcext:value-type="string">
            <text:p>TAE0008.bmp</text:p>
          </table:table-cell>
          <table:table-cell table:number-columns-repeated="2"/>
          <table:table-cell table:formula="of:=HYPERLINK(COM.MICROSOFT.CONCAT(&quot;https://www.amusement-center.com/project/egg/game/?product_id=&quot;; [.C1238]))" office:value-type="string" office:string-value="https://www.amusement-center.com/project/egg/game/?product_id=349" calcext:value-type="string">
            <text:p>https://www.amusement-center.com/project/egg/game/?product_id=349</text:p>
          </table:table-cell>
        </table:table-row>
        <table:table-row table:style-name="ro1">
          <table:table-cell office:value-type="string" calcext:value-type="string">
            <text:p>ルーンワース2</text:p>
          </table:table-cell>
          <table:table-cell office:value-type="string" calcext:value-type="string">
            <text:p>Rune Worth 2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34a.bin</text:p>
          </table:table-cell>
          <table:table-cell office:value-type="string" calcext:value-type="string">
            <text:p>TAE0034.bmp</text:p>
          </table:table-cell>
          <table:table-cell office:value-type="string" calcext:value-type="string">
            <text:p>TAE0034m.bin</text:p>
          </table:table-cell>
          <table:table-cell/>
          <table:table-cell table:formula="of:=HYPERLINK(COM.MICROSOFT.CONCAT(&quot;https://www.amusement-center.com/project/egg/game/?product_id=&quot;; [.C1239]))" office:value-type="string" office:string-value="https://www.amusement-center.com/project/egg/game/?product_id=1526" calcext:value-type="string">
            <text:p>https://www.amusement-center.com/project/egg/game/?product_id=1526</text:p>
          </table:table-cell>
        </table:table-row>
        <table:table-row table:style-name="ro1">
          <table:table-cell office:value-type="string" calcext:value-type="string">
            <text:p>ルーンワース3</text:p>
          </table:table-cell>
          <table:table-cell office:value-type="string" calcext:value-type="string">
            <text:p>Rune Worth 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10a.bin</text:p>
          </table:table-cell>
          <table:table-cell office:value-type="string" calcext:value-type="string">
            <text:p>TAE0010.bmp</text:p>
          </table:table-cell>
          <table:table-cell table:number-columns-repeated="2"/>
          <table:table-cell table:formula="of:=HYPERLINK(COM.MICROSOFT.CONCAT(&quot;https://www.amusement-center.com/project/egg/game/?product_id=&quot;; [.C1240]))" office:value-type="string" office:string-value="https://www.amusement-center.com/project/egg/game/?product_id=51" calcext:value-type="string">
            <text:p>https://www.amusement-center.com/project/egg/game/?product_id=51</text:p>
          </table:table-cell>
        </table:table-row>
        <table:table-row table:style-name="ro1">
          <table:table-cell office:value-type="string" calcext:value-type="string">
            <text:p>ルーンワース3</text:p>
          </table:table-cell>
          <table:table-cell office:value-type="string" calcext:value-type="string">
            <text:p>Rune Worth 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10a.bin</text:p>
          </table:table-cell>
          <table:table-cell office:value-type="string" calcext:value-type="string">
            <text:p>TAE0010.bmp</text:p>
          </table:table-cell>
          <table:table-cell table:number-columns-repeated="2"/>
          <table:table-cell table:formula="of:=HYPERLINK(COM.MICROSOFT.CONCAT(&quot;https://www.amusement-center.com/project/egg/game/?product_id=&quot;; [.C1241]))" office:value-type="string" office:string-value="https://www.amusement-center.com/project/egg/game/?product_id=350" calcext:value-type="string">
            <text:p>https://www.amusement-center.com/project/egg/game/?product_id=350</text:p>
          </table:table-cell>
        </table:table-row>
        <table:table-row table:style-name="ro1">
          <table:table-cell office:value-type="string" calcext:value-type="string">
            <text:p>ルーンワース3</text:p>
          </table:table-cell>
          <table:table-cell office:value-type="string" calcext:value-type="string">
            <text:p>Rune Worth 3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AE0035a.bin</text:p>
          </table:table-cell>
          <table:table-cell office:value-type="string" calcext:value-type="string">
            <text:p>TAE0035.bmp</text:p>
          </table:table-cell>
          <table:table-cell office:value-type="string" calcext:value-type="string">
            <text:p>TAE0035m.bin</text:p>
          </table:table-cell>
          <table:table-cell/>
          <table:table-cell table:formula="of:=HYPERLINK(COM.MICROSOFT.CONCAT(&quot;https://www.amusement-center.com/project/egg/game/?product_id=&quot;; [.C1242]))" office:value-type="string" office:string-value="https://www.amusement-center.com/project/egg/game/?product_id=1530" calcext:value-type="string">
            <text:p>https://www.amusement-center.com/project/egg/game/?product_id=1530</text:p>
          </table:table-cell>
        </table:table-row>
        <table:table-row table:style-name="ro1">
          <table:table-cell office:value-type="string" calcext:value-type="string">
            <text:p>ルナティックドーンII</text:p>
          </table:table-cell>
          <table:table-cell office:value-type="string" calcext:value-type="string">
            <text:p>Lunatic Dawn II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ART0001a.bin</text:p>
          </table:table-cell>
          <table:table-cell office:value-type="string" calcext:value-type="string">
            <text:p>PART0001.bmp</text:p>
          </table:table-cell>
          <table:table-cell office:value-type="string" calcext:value-type="string">
            <text:p>PART0001m.bin</text:p>
          </table:table-cell>
          <table:table-cell/>
          <table:table-cell table:formula="of:=HYPERLINK(COM.MICROSOFT.CONCAT(&quot;https://www.amusement-center.com/project/egg/game/?product_id=&quot;; [.C1243]))" office:value-type="string" office:string-value="https://www.amusement-center.com/project/egg/game/?product_id=632" calcext:value-type="string">
            <text:p>https://www.amusement-center.com/project/egg/game/?product_id=632</text:p>
          </table:table-cell>
        </table:table-row>
        <table:table-row table:style-name="ro1">
          <table:table-cell office:value-type="string" calcext:value-type="string">
            <text:p>レイドック</text:p>
          </table:table-cell>
          <table:table-cell office:value-type="string" calcext:value-type="string">
            <text:p>Layd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TAE0005a.bin</text:p>
          </table:table-cell>
          <table:table-cell office:value-type="string" calcext:value-type="string">
            <text:p>TAE0005.bmp</text:p>
          </table:table-cell>
          <table:table-cell table:number-columns-repeated="2"/>
          <table:table-cell table:formula="of:=HYPERLINK(COM.MICROSOFT.CONCAT(&quot;https://www.amusement-center.com/project/egg/game/?product_id=&quot;; [.C1244]))" office:value-type="string" office:string-value="https://www.amusement-center.com/project/egg/game/?product_id=45" calcext:value-type="string">
            <text:p>https://www.amusement-center.com/project/egg/game/?product_id=45</text:p>
          </table:table-cell>
        </table:table-row>
        <table:table-row table:style-name="ro1">
          <table:table-cell office:value-type="string" calcext:value-type="string">
            <text:p>レイドック</text:p>
          </table:table-cell>
          <table:table-cell office:value-type="string" calcext:value-type="string">
            <text:p>Laydoc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01a.bin</text:p>
          </table:table-cell>
          <table:table-cell office:value-type="string" calcext:value-type="string">
            <text:p>TAE1001.bmp</text:p>
          </table:table-cell>
          <table:table-cell office:value-type="string" calcext:value-type="string">
            <text:p>TAE1001m.bin</text:p>
          </table:table-cell>
          <table:table-cell/>
          <table:table-cell table:formula="of:=HYPERLINK(COM.MICROSOFT.CONCAT(&quot;https://www.amusement-center.com/project/egg/game/?product_id=&quot;; [.C1245]))" office:value-type="string" office:string-value="https://www.amusement-center.com/project/egg/game/?product_id=53" calcext:value-type="string">
            <text:p>https://www.amusement-center.com/project/egg/game/?product_id=53</text:p>
          </table:table-cell>
        </table:table-row>
        <table:table-row table:style-name="ro1">
          <table:table-cell office:value-type="string" calcext:value-type="string">
            <text:p>レイドック</text:p>
          </table:table-cell>
          <table:table-cell office:value-type="string" calcext:value-type="string">
            <text:p>Laydock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TAE0005a.bin</text:p>
          </table:table-cell>
          <table:table-cell office:value-type="string" calcext:value-type="string">
            <text:p>TAE0005.bmp</text:p>
          </table:table-cell>
          <table:table-cell table:number-columns-repeated="2"/>
          <table:table-cell table:formula="of:=HYPERLINK(COM.MICROSOFT.CONCAT(&quot;https://www.amusement-center.com/project/egg/game/?product_id=&quot;; [.C1246]))" office:value-type="string" office:string-value="https://www.amusement-center.com/project/egg/game/?product_id=1678" calcext:value-type="string">
            <text:p>https://www.amusement-center.com/project/egg/game/?product_id=1678</text:p>
          </table:table-cell>
        </table:table-row>
        <table:table-row table:style-name="ro1">
          <table:table-cell office:value-type="string" calcext:value-type="string">
            <text:p>レイドック</text:p>
          </table:table-cell>
          <table:table-cell office:value-type="string" calcext:value-type="string">
            <text:p>Laydock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AE1023a.bin</text:p>
          </table:table-cell>
          <table:table-cell office:value-type="string" calcext:value-type="string">
            <text:p>TAE1023.bmp</text:p>
          </table:table-cell>
          <table:table-cell office:value-type="string" calcext:value-type="string">
            <text:p>TAE1023m.bin</text:p>
          </table:table-cell>
          <table:table-cell/>
          <table:table-cell table:formula="of:=HYPERLINK(COM.MICROSOFT.CONCAT(&quot;https://www.amusement-center.com/project/egg/game/?product_id=&quot;; [.C1247]))" office:value-type="string" office:string-value="https://www.amusement-center.com/project/egg/game/?product_id=1783" calcext:value-type="string">
            <text:p>https://www.amusement-center.com/project/egg/game/?product_id=1783</text:p>
          </table:table-cell>
        </table:table-row>
        <table:table-row table:style-name="ro1">
          <table:table-cell office:value-type="string" calcext:value-type="string">
            <text:p>レイドック2 〜LAST ATTACK〜</text:p>
          </table:table-cell>
          <table:table-cell office:value-type="string" calcext:value-type="string">
            <text:p>Laydock 2 - Last Atta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TAE1005a.bin</text:p>
          </table:table-cell>
          <table:table-cell office:value-type="string" calcext:value-type="string">
            <text:p>TAE1005.bmp</text:p>
          </table:table-cell>
          <table:table-cell office:value-type="string" calcext:value-type="string">
            <text:p>TAE1005m.bin</text:p>
          </table:table-cell>
          <table:table-cell/>
          <table:table-cell table:formula="of:=HYPERLINK(COM.MICROSOFT.CONCAT(&quot;https://www.amusement-center.com/project/egg/game/?product_id=&quot;; [.C1248]))" office:value-type="string" office:string-value="https://www.amusement-center.com/project/egg/game/?product_id=57" calcext:value-type="string">
            <text:p>https://www.amusement-center.com/project/egg/game/?product_id=57</text:p>
          </table:table-cell>
        </table:table-row>
        <table:table-row table:style-name="ro1">
          <table:table-cell office:value-type="string" calcext:value-type="string">
            <text:p>レイドック2 〜LAST ATTACK〜</text:p>
          </table:table-cell>
          <table:table-cell office:value-type="string" calcext:value-type="string">
            <text:p>Laydock 2 - Last Attack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TAE1013a.bin</text:p>
          </table:table-cell>
          <table:table-cell office:value-type="string" calcext:value-type="string">
            <text:p>TAE1013.bmp</text:p>
          </table:table-cell>
          <table:table-cell office:value-type="string" calcext:value-type="string">
            <text:p>TAE1013m.bin</text:p>
          </table:table-cell>
          <table:table-cell/>
          <table:table-cell table:formula="of:=HYPERLINK(COM.MICROSOFT.CONCAT(&quot;https://www.amusement-center.com/project/egg/game/?product_id=&quot;; [.C1249]))" office:value-type="string" office:string-value="https://www.amusement-center.com/project/egg/game/?product_id=1542" calcext:value-type="string">
            <text:p>https://www.amusement-center.com/project/egg/game/?product_id=1542</text:p>
          </table:table-cell>
        </table:table-row>
        <table:table-row table:style-name="ro1">
          <table:table-cell office:value-type="string" calcext:value-type="string">
            <text:p>レイドック2 〜LAST ATTACK〜</text:p>
          </table:table-cell>
          <table:table-cell office:value-type="string" calcext:value-type="string">
            <text:p>Laydock 2 - Last Attack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TAE1013a.bin</text:p>
          </table:table-cell>
          <table:table-cell office:value-type="string" calcext:value-type="string">
            <text:p>TAE1013.bmp</text:p>
          </table:table-cell>
          <table:table-cell office:value-type="string" calcext:value-type="string">
            <text:p>TAE1013m.bin</text:p>
          </table:table-cell>
          <table:table-cell/>
          <table:table-cell table:formula="of:=HYPERLINK(COM.MICROSOFT.CONCAT(&quot;https://www.amusement-center.com/project/egg/game/?product_id=&quot;; [.C1250]))" office:value-type="string" office:string-value="https://www.amusement-center.com/project/egg/game/?product_id=1735" calcext:value-type="string">
            <text:p>https://www.amusement-center.com/project/egg/game/?product_id=1735</text:p>
          </table:table-cell>
        </table:table-row>
        <table:table-row table:style-name="ro1">
          <table:table-cell office:value-type="string" calcext:value-type="string">
            <text:p>レジオナルパワー</text:p>
          </table:table-cell>
          <table:table-cell office:value-type="string" calcext:value-type="string">
            <text:p>Regional Pow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3a.bin</text:p>
          </table:table-cell>
          <table:table-cell office:value-type="string" calcext:value-type="string">
            <text:p>COS0003.bmp</text:p>
          </table:table-cell>
          <table:table-cell table:number-columns-repeated="2"/>
          <table:table-cell table:formula="of:=HYPERLINK(COM.MICROSOFT.CONCAT(&quot;https://www.amusement-center.com/project/egg/game/?product_id=&quot;; [.C1251]))" office:value-type="string" office:string-value="https://www.amusement-center.com/project/egg/game/?product_id=33" calcext:value-type="string">
            <text:p>https://www.amusement-center.com/project/egg/game/?product_id=33</text:p>
          </table:table-cell>
        </table:table-row>
        <table:table-row table:style-name="ro1">
          <table:table-cell office:value-type="string" calcext:value-type="string">
            <text:p>レジオナルパワー</text:p>
          </table:table-cell>
          <table:table-cell office:value-type="string" calcext:value-type="string">
            <text:p>Regional Power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3a.bin</text:p>
          </table:table-cell>
          <table:table-cell office:value-type="string" calcext:value-type="string">
            <text:p>COS0003.bmp</text:p>
          </table:table-cell>
          <table:table-cell table:number-columns-repeated="2"/>
          <table:table-cell table:formula="of:=HYPERLINK(COM.MICROSOFT.CONCAT(&quot;https://www.amusement-center.com/project/egg/game/?product_id=&quot;; [.C1252]))" office:value-type="string" office:string-value="https://www.amusement-center.com/project/egg/game/?product_id=1689" calcext:value-type="string">
            <text:p>https://www.amusement-center.com/project/egg/game/?product_id=1689</text:p>
          </table:table-cell>
        </table:table-row>
        <table:table-row table:style-name="ro1">
          <table:table-cell office:value-type="string" calcext:value-type="string">
            <text:p>レジオナルパワー2</text:p>
          </table:table-cell>
          <table:table-cell office:value-type="string" calcext:value-type="string">
            <text:p>Regional Power 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9a.bin</text:p>
          </table:table-cell>
          <table:table-cell office:value-type="string" calcext:value-type="string">
            <text:p>COS0009.bmp</text:p>
          </table:table-cell>
          <table:table-cell office:value-type="string" calcext:value-type="string">
            <text:p>COS0009m.bin</text:p>
          </table:table-cell>
          <table:table-cell/>
          <table:table-cell table:formula="of:=HYPERLINK(COM.MICROSOFT.CONCAT(&quot;https://www.amusement-center.com/project/egg/game/?product_id=&quot;; [.C1253]))" office:value-type="string" office:string-value="https://www.amusement-center.com/project/egg/game/?product_id=1541" calcext:value-type="string">
            <text:p>https://www.amusement-center.com/project/egg/game/?product_id=1541</text:p>
          </table:table-cell>
        </table:table-row>
        <table:table-row table:style-name="ro1">
          <table:table-cell office:value-type="string" calcext:value-type="string">
            <text:p>レジオナルパワー2</text:p>
          </table:table-cell>
          <table:table-cell office:value-type="string" calcext:value-type="string">
            <text:p>Regional Power 2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9a.bin</text:p>
          </table:table-cell>
          <table:table-cell office:value-type="string" calcext:value-type="string">
            <text:p>COS0009.bmp</text:p>
          </table:table-cell>
          <table:table-cell office:value-type="string" calcext:value-type="string">
            <text:p>COS0009m.bin</text:p>
          </table:table-cell>
          <table:table-cell/>
          <table:table-cell table:formula="of:=HYPERLINK(COM.MICROSOFT.CONCAT(&quot;https://www.amusement-center.com/project/egg/game/?product_id=&quot;; [.C1254]))" office:value-type="string" office:string-value="https://www.amusement-center.com/project/egg/game/?product_id=1713" calcext:value-type="string">
            <text:p>https://www.amusement-center.com/project/egg/game/?product_id=1713</text:p>
          </table:table-cell>
        </table:table-row>
        <table:table-row table:style-name="ro1">
          <table:table-cell office:value-type="string" calcext:value-type="string">
            <text:p>レジオナルパワー3</text:p>
          </table:table-cell>
          <table:table-cell office:value-type="string" calcext:value-type="string">
            <text:p>Regional Power 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8a.bin</text:p>
          </table:table-cell>
          <table:table-cell office:value-type="string" calcext:value-type="string">
            <text:p>COS0008.bmp</text:p>
          </table:table-cell>
          <table:table-cell office:value-type="string" calcext:value-type="string">
            <text:p>COS0008m.bin</text:p>
          </table:table-cell>
          <table:table-cell/>
          <table:table-cell table:formula="of:=HYPERLINK(COM.MICROSOFT.CONCAT(&quot;https://www.amusement-center.com/project/egg/game/?product_id=&quot;; [.C1255]))" office:value-type="string" office:string-value="https://www.amusement-center.com/project/egg/game/?product_id=1503" calcext:value-type="string">
            <text:p>https://www.amusement-center.com/project/egg/game/?product_id=1503</text:p>
          </table:table-cell>
        </table:table-row>
        <table:table-row table:style-name="ro1">
          <table:table-cell office:value-type="string" calcext:value-type="string">
            <text:p>レジオナルパワー3</text:p>
          </table:table-cell>
          <table:table-cell office:value-type="string" calcext:value-type="string">
            <text:p>Regional Power 3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S0008a.bin</text:p>
          </table:table-cell>
          <table:table-cell office:value-type="string" calcext:value-type="string">
            <text:p>COS0008.bmp</text:p>
          </table:table-cell>
          <table:table-cell office:value-type="string" calcext:value-type="string">
            <text:p>COS0008m.bin</text:p>
          </table:table-cell>
          <table:table-cell/>
          <table:table-cell table:formula="of:=HYPERLINK(COM.MICROSOFT.CONCAT(&quot;https://www.amusement-center.com/project/egg/game/?product_id=&quot;; [.C1256]))" office:value-type="string" office:string-value="https://www.amusement-center.com/project/egg/game/?product_id=1724" calcext:value-type="string">
            <text:p>https://www.amusement-center.com/project/egg/game/?product_id=1724</text:p>
          </table:table-cell>
        </table:table-row>
        <table:table-row table:style-name="ro1">
          <table:table-cell office:value-type="string" calcext:value-type="string">
            <text:p>レッサーメルン</text:p>
          </table:table-cell>
          <table:table-cell office:value-type="string" calcext:value-type="string">
            <text:p>Lesser Mer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0003a.bin</text:p>
          </table:table-cell>
          <table:table-cell office:value-type="string" calcext:value-type="string">
            <text:p>PHA0003.bmp</text:p>
          </table:table-cell>
          <table:table-cell table:number-columns-repeated="2"/>
          <table:table-cell table:formula="of:=HYPERLINK(COM.MICROSOFT.CONCAT(&quot;https://www.amusement-center.com/project/egg/game/?product_id=&quot;; [.C1257]))" office:value-type="string" office:string-value="https://www.amusement-center.com/project/egg/game/?product_id=97" calcext:value-type="string">
            <text:p>https://www.amusement-center.com/project/egg/game/?product_id=97</text:p>
          </table:table-cell>
        </table:table-row>
        <table:table-row table:style-name="ro1">
          <table:table-cell office:value-type="string" calcext:value-type="string">
            <text:p>レッドゾーン</text:p>
          </table:table-cell>
          <table:table-cell office:value-type="string" calcext:value-type="string">
            <text:p>Led Zon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AE0055a.bin</text:p>
          </table:table-cell>
          <table:table-cell office:value-type="string" calcext:value-type="string">
            <text:p>TAE0055.bmp</text:p>
          </table:table-cell>
          <table:table-cell table:number-columns-repeated="2"/>
          <table:table-cell table:formula="of:=HYPERLINK(COM.MICROSOFT.CONCAT(&quot;https://www.amusement-center.com/project/egg/game/?product_id=&quot;; [.C1258]))" office:value-type="string" office:string-value="https://www.amusement-center.com/project/egg/game/?product_id=1795" calcext:value-type="string">
            <text:p>https://www.amusement-center.com/project/egg/game/?product_id=1795</text:p>
          </table:table-cell>
        </table:table-row>
        <table:table-row table:style-name="ro1">
          <table:table-cell office:value-type="string" calcext:value-type="string">
            <text:p>レリクス暗黒要塞</text:p>
          </table:table-cell>
          <table:table-cell office:value-type="string" calcext:value-type="string">
            <text:p>Relics - Ankoku Yousai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OT0028a.bin</text:p>
          </table:table-cell>
          <table:table-cell office:value-type="string" calcext:value-type="string">
            <text:p>BOT0028.bmp</text:p>
          </table:table-cell>
          <table:table-cell office:value-type="string" calcext:value-type="string">
            <text:p>BOT0028m.bin</text:p>
          </table:table-cell>
          <table:table-cell/>
          <table:table-cell table:formula="of:=HYPERLINK(COM.MICROSOFT.CONCAT(&quot;https://www.amusement-center.com/project/egg/game/?product_id=&quot;; [.C1259]))" office:value-type="string" office:string-value="https://www.amusement-center.com/project/egg/game/?product_id=677" calcext:value-type="string">
            <text:p>https://www.amusement-center.com/project/egg/game/?product_id=677</text:p>
          </table:table-cell>
        </table:table-row>
        <table:table-row table:style-name="ro1">
          <table:table-cell office:value-type="string" calcext:value-type="string">
            <text:p>レリクス暗黒要塞 </text:p>
          </table:table-cell>
          <table:table-cell office:value-type="string" calcext:value-type="string">
            <text:p>Relics - Ankoku Yousai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0033a.bin</text:p>
          </table:table-cell>
          <table:table-cell office:value-type="string" calcext:value-type="string">
            <text:p>BOT0033.bmp</text:p>
          </table:table-cell>
          <table:table-cell office:value-type="string" calcext:value-type="string">
            <text:p>BOT0033m.bin</text:p>
          </table:table-cell>
          <table:table-cell/>
          <table:table-cell table:formula="of:=HYPERLINK(COM.MICROSOFT.CONCAT(&quot;https://www.amusement-center.com/project/egg/game/?product_id=&quot;; [.C1260]))" office:value-type="string" office:string-value="https://www.amusement-center.com/project/egg/game/?product_id=814" calcext:value-type="string">
            <text:p>https://www.amusement-center.com/project/egg/game/?product_id=814</text:p>
          </table:table-cell>
        </table:table-row>
        <table:table-row table:style-name="ro1">
          <table:table-cell office:value-type="string" calcext:value-type="string">
            <text:p>ロード・オブ・ウォーズ</text:p>
          </table:table-cell>
          <table:table-cell office:value-type="string" calcext:value-type="string">
            <text:p>Lord of Wars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SYS0053a.bin</text:p>
          </table:table-cell>
          <table:table-cell office:value-type="string" calcext:value-type="string">
            <text:p>SYS0053.bmp</text:p>
          </table:table-cell>
          <table:table-cell office:value-type="string" calcext:value-type="string">
            <text:p>SYS0053m.bin</text:p>
          </table:table-cell>
          <table:table-cell/>
          <table:table-cell table:formula="of:=HYPERLINK(COM.MICROSOFT.CONCAT(&quot;https://www.amusement-center.com/project/egg/game/?product_id=&quot;; [.C1261]))" office:value-type="string" office:string-value="https://www.amusement-center.com/project/egg/game/?product_id=1347" calcext:value-type="string">
            <text:p>https://www.amusement-center.com/project/egg/game/?product_id=1347</text:p>
          </table:table-cell>
        </table:table-row>
        <table:table-row table:style-name="ro1">
          <table:table-cell office:value-type="string" calcext:value-type="string">
            <text:p>ロードオブパンツァーズ</text:p>
          </table:table-cell>
          <table:table-cell office:value-type="string" calcext:value-type="string">
            <text:p>Lord of Panzer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4a.bin</text:p>
          </table:table-cell>
          <table:table-cell office:value-type="string" calcext:value-type="string">
            <text:p>SYS0034.bmp</text:p>
          </table:table-cell>
          <table:table-cell office:value-type="string" calcext:value-type="string">
            <text:p>SYS0034m.bin</text:p>
          </table:table-cell>
          <table:table-cell/>
          <table:table-cell table:formula="of:=HYPERLINK(COM.MICROSOFT.CONCAT(&quot;https://www.amusement-center.com/project/egg/game/?product_id=&quot;; [.C1262]))" office:value-type="string" office:string-value="https://www.amusement-center.com/project/egg/game/?product_id=664" calcext:value-type="string">
            <text:p>https://www.amusement-center.com/project/egg/game/?product_id=664</text:p>
          </table:table-cell>
        </table:table-row>
        <table:table-row table:style-name="ro1">
          <table:table-cell office:value-type="string" calcext:value-type="string">
            <text:p>ロードス島戦記</text:p>
          </table:table-cell>
          <table:table-cell office:value-type="string" calcext:value-type="string">
            <text:p>Lodoss-tou Senki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M0002a.bin</text:p>
          </table:table-cell>
          <table:table-cell office:value-type="string" calcext:value-type="string">
            <text:p>PHAM0002.bmp</text:p>
          </table:table-cell>
          <table:table-cell office:value-type="string" calcext:value-type="string">
            <text:p>PHAM0002m.bin</text:p>
          </table:table-cell>
          <table:table-cell/>
          <table:table-cell table:formula="of:=HYPERLINK(COM.MICROSOFT.CONCAT(&quot;https://www.amusement-center.com/project/egg/game/?product_id=&quot;; [.C1263]))" office:value-type="string" office:string-value="https://www.amusement-center.com/project/egg/game/?product_id=606" calcext:value-type="string">
            <text:p>https://www.amusement-center.com/project/egg/game/?product_id=606</text:p>
          </table:table-cell>
        </table:table-row>
        <table:table-row table:style-name="ro1">
          <table:table-cell office:value-type="string" calcext:value-type="string">
            <text:p>ロードス島戦記</text:p>
          </table:table-cell>
          <table:table-cell office:value-type="string" calcext:value-type="string">
            <text:p>Lodoss-tou Senki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KDK0001a.bin</text:p>
          </table:table-cell>
          <table:table-cell office:value-type="string" calcext:value-type="string">
            <text:p>KDK0001.bmp</text:p>
          </table:table-cell>
          <table:table-cell office:value-type="string" calcext:value-type="string">
            <text:p>KDK0001m.bin</text:p>
          </table:table-cell>
          <table:table-cell/>
          <table:table-cell table:formula="of:=HYPERLINK(COM.MICROSOFT.CONCAT(&quot;https://www.amusement-center.com/project/egg/game/?product_id=&quot;; [.C1264]))" office:value-type="string" office:string-value="https://www.amusement-center.com/project/egg/game/?product_id=1803" calcext:value-type="string">
            <text:p>https://www.amusement-center.com/project/egg/game/?product_id=1803</text:p>
          </table:table-cell>
        </table:table-row>
        <table:table-row table:style-name="ro1">
          <table:table-cell office:value-type="string" calcext:value-type="string">
            <text:p>ロードス島戦記II</text:p>
          </table:table-cell>
          <table:table-cell office:value-type="string" calcext:value-type="string">
            <text:p>Lodoss-tou Senki II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M0004a.bin</text:p>
          </table:table-cell>
          <table:table-cell office:value-type="string" calcext:value-type="string">
            <text:p>PHAM0004.bmp</text:p>
          </table:table-cell>
          <table:table-cell office:value-type="string" calcext:value-type="string">
            <text:p>PHAM0004m.bin</text:p>
          </table:table-cell>
          <table:table-cell/>
          <table:table-cell table:formula="of:=HYPERLINK(COM.MICROSOFT.CONCAT(&quot;https://www.amusement-center.com/project/egg/game/?product_id=&quot;; [.C1265]))" office:value-type="string" office:string-value="https://www.amusement-center.com/project/egg/game/?product_id=609" calcext:value-type="string">
            <text:p>https://www.amusement-center.com/project/egg/game/?product_id=609</text:p>
          </table:table-cell>
        </table:table-row>
        <table:table-row table:style-name="ro1">
          <table:table-cell office:value-type="string" calcext:value-type="string">
            <text:p>ロードス島戦記福神漬</text:p>
          </table:table-cell>
          <table:table-cell office:value-type="string" calcext:value-type="string">
            <text:p>Lodoss-tou Senki - Fukujinzuk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M0003a.bin</text:p>
          </table:table-cell>
          <table:table-cell office:value-type="string" calcext:value-type="string">
            <text:p>PHAM0003.bmp</text:p>
          </table:table-cell>
          <table:table-cell office:value-type="string" calcext:value-type="string">
            <text:p>PHAM0003m.bin</text:p>
          </table:table-cell>
          <table:table-cell/>
          <table:table-cell table:formula="of:=HYPERLINK(COM.MICROSOFT.CONCAT(&quot;https://www.amusement-center.com/project/egg/game/?product_id=&quot;; [.C1266]))" office:value-type="string" office:string-value="https://www.amusement-center.com/project/egg/game/?product_id=608" calcext:value-type="string">
            <text:p>https://www.amusement-center.com/project/egg/game/?product_id=608</text:p>
          </table:table-cell>
        </table:table-row>
        <table:table-row table:style-name="ro1">
          <table:table-cell office:value-type="string" calcext:value-type="string">
            <text:p>ロードス島戦記福神漬2</text:p>
          </table:table-cell>
          <table:table-cell office:value-type="string" calcext:value-type="string">
            <text:p>Lodoss-tou Senki - Fukujinzuke 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M0005a.bin</text:p>
          </table:table-cell>
          <table:table-cell office:value-type="string" calcext:value-type="string">
            <text:p>PHAM0005.bmp</text:p>
          </table:table-cell>
          <table:table-cell office:value-type="string" calcext:value-type="string">
            <text:p>PHAM0005m.bin</text:p>
          </table:table-cell>
          <table:table-cell/>
          <table:table-cell table:formula="of:=HYPERLINK(COM.MICROSOFT.CONCAT(&quot;https://www.amusement-center.com/project/egg/game/?product_id=&quot;; [.C1267]))" office:value-type="string" office:string-value="https://www.amusement-center.com/project/egg/game/?product_id=612" calcext:value-type="string">
            <text:p>https://www.amusement-center.com/project/egg/game/?product_id=612</text:p>
          </table:table-cell>
        </table:table-row>
        <table:table-row table:style-name="ro1">
          <table:table-cell office:value-type="string" calcext:value-type="string">
            <text:p>ロードス島戦記福神漬3</text:p>
          </table:table-cell>
          <table:table-cell office:value-type="string" calcext:value-type="string">
            <text:p>Lodoss-tou Senki - Fukujinzuke 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M0006a.bin</text:p>
          </table:table-cell>
          <table:table-cell office:value-type="string" calcext:value-type="string">
            <text:p>PHAM0006.bmp</text:p>
          </table:table-cell>
          <table:table-cell table:number-columns-repeated="2"/>
          <table:table-cell table:formula="of:=HYPERLINK(COM.MICROSOFT.CONCAT(&quot;https://www.amusement-center.com/project/egg/game/?product_id=&quot;; [.C1268]))" office:value-type="string" office:string-value="https://www.amusement-center.com/project/egg/game/?product_id=621" calcext:value-type="string">
            <text:p>https://www.amusement-center.com/project/egg/game/?product_id=621</text:p>
          </table:table-cell>
        </table:table-row>
        <table:table-row table:style-name="ro1">
          <table:table-cell office:value-type="string" calcext:value-type="string">
            <text:p>ロードモナーク</text:p>
          </table:table-cell>
          <table:table-cell office:value-type="string" calcext:value-type="string">
            <text:p>Lord Monarc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28a.bin</text:p>
          </table:table-cell>
          <table:table-cell office:value-type="string" calcext:value-type="string">
            <text:p>FAL0028.bmp</text:p>
          </table:table-cell>
          <table:table-cell office:value-type="string" calcext:value-type="string">
            <text:p>FAL0028m.bin</text:p>
          </table:table-cell>
          <table:table-cell/>
          <table:table-cell table:formula="of:=HYPERLINK(COM.MICROSOFT.CONCAT(&quot;https://www.amusement-center.com/project/egg/game/?product_id=&quot;; [.C1269]))" office:value-type="string" office:string-value="https://www.amusement-center.com/project/egg/game/?product_id=83" calcext:value-type="string">
            <text:p>https://www.amusement-center.com/project/egg/game/?product_id=83</text:p>
          </table:table-cell>
        </table:table-row>
        <table:table-row table:style-name="ro1">
          <table:table-cell office:value-type="string" calcext:value-type="string">
            <text:p>ロードモナーク</text:p>
          </table:table-cell>
          <table:table-cell office:value-type="string" calcext:value-type="string">
            <text:p>Lord Monarch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0a.bin</text:p>
          </table:table-cell>
          <table:table-cell office:value-type="string" calcext:value-type="string">
            <text:p>FAL0070.bmp</text:p>
          </table:table-cell>
          <table:table-cell office:value-type="string" calcext:value-type="string">
            <text:p>FAL0070m.bin</text:p>
          </table:table-cell>
          <table:table-cell/>
          <table:table-cell table:formula="of:=HYPERLINK(COM.MICROSOFT.CONCAT(&quot;https://www.amusement-center.com/project/egg/game/?product_id=&quot;; [.C1270]))" office:value-type="string" office:string-value="https://www.amusement-center.com/project/egg/game/?product_id=563" calcext:value-type="string">
            <text:p>https://www.amusement-center.com/project/egg/game/?product_id=563</text:p>
          </table:table-cell>
        </table:table-row>
        <table:table-row table:style-name="ro1">
          <table:table-cell office:value-type="string" calcext:value-type="string">
            <text:p>ロードモナーク</text:p>
          </table:table-cell>
          <table:table-cell office:value-type="string" calcext:value-type="string">
            <text:p>Lord Monarch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2a.bin</text:p>
          </table:table-cell>
          <table:table-cell office:value-type="string" calcext:value-type="string">
            <text:p>FAL0122.bmp</text:p>
          </table:table-cell>
          <table:table-cell office:value-type="string" calcext:value-type="string">
            <text:p>FAL0122m.bin</text:p>
          </table:table-cell>
          <table:table-cell/>
          <table:table-cell table:formula="of:=HYPERLINK(COM.MICROSOFT.CONCAT(&quot;https://www.amusement-center.com/project/egg/game/?product_id=&quot;; [.C1271]))" office:value-type="string" office:string-value="https://www.amusement-center.com/project/egg/game/?product_id=1425" calcext:value-type="string">
            <text:p>https://www.amusement-center.com/project/egg/game/?product_id=1425</text:p>
          </table:table-cell>
        </table:table-row>
        <table:table-row table:style-name="ro1">
          <table:table-cell office:value-type="string" calcext:value-type="string">
            <text:p>ローリー高島のペタペタさわって</text:p>
          </table:table-cell>
          <table:table-cell office:value-type="string" calcext:value-type="string">
            <text:p>Raleigh Takajima no Peta Peta Sawatte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1a.bin</text:p>
          </table:table-cell>
          <table:table-cell office:value-type="string" calcext:value-type="string">
            <text:p>COM0031.bmp</text:p>
          </table:table-cell>
          <table:table-cell office:value-type="string" calcext:value-type="string">
            <text:p>COM0031m.bin</text:p>
          </table:table-cell>
          <table:table-cell/>
          <table:table-cell table:formula="of:=HYPERLINK(COM.MICROSOFT.CONCAT(&quot;https://www.amusement-center.com/project/egg/game/?product_id=&quot;; [.C1272]))" office:value-type="string" office:string-value="https://www.amusement-center.com/project/egg/game/?product_id=786" calcext:value-type="string">
            <text:p>https://www.amusement-center.com/project/egg/game/?product_id=786</text:p>
          </table:table-cell>
        </table:table-row>
        <table:table-row table:style-name="ro1">
          <table:table-cell office:value-type="string" calcext:value-type="string">
            <text:p>ロストパワー</text:p>
          </table:table-cell>
          <table:table-cell office:value-type="string" calcext:value-type="string">
            <text:p>Lost Pow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1a.bin</text:p>
          </table:table-cell>
          <table:table-cell office:value-type="string" calcext:value-type="string">
            <text:p>WIN0001.bmp</text:p>
          </table:table-cell>
          <table:table-cell office:value-type="string" calcext:value-type="string">
            <text:p>WIN0001m.bin</text:p>
          </table:table-cell>
          <table:table-cell/>
          <table:table-cell table:formula="of:=HYPERLINK(COM.MICROSOFT.CONCAT(&quot;https://www.amusement-center.com/project/egg/game/?product_id=&quot;; [.C1273]))" office:value-type="string" office:string-value="https://www.amusement-center.com/project/egg/game/?product_id=24" calcext:value-type="string">
            <text:p>https://www.amusement-center.com/project/egg/game/?product_id=24</text:p>
          </table:table-cell>
        </table:table-row>
        <table:table-row table:style-name="ro1">
          <table:table-cell office:value-type="string" calcext:value-type="string">
            <text:p>ロストパワー</text:p>
          </table:table-cell>
          <table:table-cell office:value-type="string" calcext:value-type="string">
            <text:p>Lost Power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4a.bin</text:p>
          </table:table-cell>
          <table:table-cell office:value-type="string" calcext:value-type="string">
            <text:p>WIN0004.bmp</text:p>
          </table:table-cell>
          <table:table-cell office:value-type="string" calcext:value-type="string">
            <text:p>WIN0004m.bin</text:p>
          </table:table-cell>
          <table:table-cell office:value-type="string" calcext:value-type="string">
            <text:p>WIN0004d.bin</text:p>
          </table:table-cell>
          <table:table-cell table:formula="of:=HYPERLINK(COM.MICROSOFT.CONCAT(&quot;https://www.amusement-center.com/project/egg/game/?product_id=&quot;; [.C1274]))" office:value-type="string" office:string-value="https://www.amusement-center.com/project/egg/game/?product_id=1375" calcext:value-type="string">
            <text:p>https://www.amusement-center.com/project/egg/game/?product_id=1375</text:p>
          </table:table-cell>
        </table:table-row>
        <table:table-row table:style-name="ro1">
          <table:table-cell office:value-type="string" calcext:value-type="string">
            <text:p>ロストパワー</text:p>
          </table:table-cell>
          <table:table-cell office:value-type="string" calcext:value-type="string">
            <text:p>Lost Power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WIN0009a.bin</text:p>
          </table:table-cell>
          <table:table-cell office:value-type="string" calcext:value-type="string">
            <text:p>WIN0009.bmp</text:p>
          </table:table-cell>
          <table:table-cell office:value-type="string" calcext:value-type="string">
            <text:p>WIN0009m.bin</text:p>
          </table:table-cell>
          <table:table-cell office:value-type="string" calcext:value-type="string">
            <text:p>WIN0009d.bin</text:p>
          </table:table-cell>
          <table:table-cell table:formula="of:=HYPERLINK(COM.MICROSOFT.CONCAT(&quot;https://www.amusement-center.com/project/egg/game/?product_id=&quot;; [.C1275]))" office:value-type="string" office:string-value="https://www.amusement-center.com/project/egg/game/?product_id=1692" calcext:value-type="string">
            <text:p>https://www.amusement-center.com/project/egg/game/?product_id=1692</text:p>
          </table:table-cell>
        </table:table-row>
        <table:table-row table:style-name="ro1">
          <table:table-cell office:value-type="string" calcext:value-type="string">
            <text:p>ロボクラッシュ</text:p>
          </table:table-cell>
          <table:table-cell office:value-type="string" calcext:value-type="string">
            <text:p>Robo Crush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YS1001a.bin</text:p>
          </table:table-cell>
          <table:table-cell office:value-type="string" calcext:value-type="string">
            <text:p>SYS1001.bmp</text:p>
          </table:table-cell>
          <table:table-cell table:number-columns-repeated="2"/>
          <table:table-cell table:formula="of:=HYPERLINK(COM.MICROSOFT.CONCAT(&quot;https://www.amusement-center.com/project/egg/game/?product_id=&quot;; [.C1276]))" office:value-type="string" office:string-value="https://www.amusement-center.com/project/egg/game/?product_id=478" calcext:value-type="string">
            <text:p>https://www.amusement-center.com/project/egg/game/?product_id=478</text:p>
          </table:table-cell>
        </table:table-row>
        <table:table-row table:style-name="ro1">
          <table:table-cell office:value-type="string" calcext:value-type="string">
            <text:p>ロボクラッシュ２</text:p>
          </table:table-cell>
          <table:table-cell office:value-type="string" calcext:value-type="string">
            <text:p>Robo Crush 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6a.bin</text:p>
          </table:table-cell>
          <table:table-cell office:value-type="string" calcext:value-type="string">
            <text:p>PSYS0006.bmp</text:p>
          </table:table-cell>
          <table:table-cell office:value-type="string" calcext:value-type="string">
            <text:p>PSYS0006m.bin</text:p>
          </table:table-cell>
          <table:table-cell/>
          <table:table-cell table:formula="of:=HYPERLINK(COM.MICROSOFT.CONCAT(&quot;https://www.amusement-center.com/project/egg/game/?product_id=&quot;; [.C1277]))" office:value-type="string" office:string-value="https://www.amusement-center.com/project/egg/game/?product_id=625" calcext:value-type="string">
            <text:p>https://www.amusement-center.com/project/egg/game/?product_id=625</text:p>
          </table:table-cell>
        </table:table-row>
        <table:table-row table:style-name="ro1">
          <table:table-cell office:value-type="string" calcext:value-type="string">
            <text:p>ロボクラッシュ98</text:p>
          </table:table-cell>
          <table:table-cell office:value-type="string" calcext:value-type="string">
            <text:p>Robo Crush 9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4a.bin</text:p>
          </table:table-cell>
          <table:table-cell office:value-type="string" calcext:value-type="string">
            <text:p>PSYS0004.bmp</text:p>
          </table:table-cell>
          <table:table-cell office:value-type="string" calcext:value-type="string">
            <text:p>PSYS0004m.bin</text:p>
          </table:table-cell>
          <table:table-cell/>
          <table:table-cell table:formula="of:=HYPERLINK(COM.MICROSOFT.CONCAT(&quot;https://www.amusement-center.com/project/egg/game/?product_id=&quot;; [.C1278]))" office:value-type="string" office:string-value="https://www.amusement-center.com/project/egg/game/?product_id=620" calcext:value-type="string">
            <text:p>https://www.amusement-center.com/project/egg/game/?product_id=620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5a.bin</text:p>
          </table:table-cell>
          <table:table-cell office:value-type="string" calcext:value-type="string">
            <text:p>FAL0005.bmp</text:p>
          </table:table-cell>
          <table:table-cell office:value-type="string" calcext:value-type="string">
            <text:p>FAL0005m.bin</text:p>
          </table:table-cell>
          <table:table-cell/>
          <table:table-cell table:formula="of:=HYPERLINK(COM.MICROSOFT.CONCAT(&quot;https://www.amusement-center.com/project/egg/game/?product_id=&quot;; [.C1279]))" office:value-type="string" office:string-value="https://www.amusement-center.com/project/egg/game/?product_id=68" calcext:value-type="string">
            <text:p>https://www.amusement-center.com/project/egg/game/?product_id=68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8a.bin</text:p>
          </table:table-cell>
          <table:table-cell office:value-type="string" calcext:value-type="string">
            <text:p>FAL0058.bmp</text:p>
          </table:table-cell>
          <table:table-cell office:value-type="string" calcext:value-type="string">
            <text:p>FAL0058m.bin</text:p>
          </table:table-cell>
          <table:table-cell office:value-type="string" calcext:value-type="string">
            <text:p>FAL0058d.bin</text:p>
          </table:table-cell>
          <table:table-cell table:formula="of:=HYPERLINK(COM.MICROSOFT.CONCAT(&quot;https://www.amusement-center.com/project/egg/game/?product_id=&quot;; [.C1280]))" office:value-type="string" office:string-value="https://www.amusement-center.com/project/egg/game/?product_id=539" calcext:value-type="string">
            <text:p>https://www.amusement-center.com/project/egg/game/?product_id=539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FAL1005a.bin</text:p>
          </table:table-cell>
          <table:table-cell office:value-type="string" calcext:value-type="string">
            <text:p>FAL1005.bmp</text:p>
          </table:table-cell>
          <table:table-cell office:value-type="string" calcext:value-type="string">
            <text:p>FAL1005m.bin</text:p>
          </table:table-cell>
          <table:table-cell/>
          <table:table-cell table:formula="of:=HYPERLINK(COM.MICROSOFT.CONCAT(&quot;https://www.amusement-center.com/project/egg/game/?product_id=&quot;; [.C1281]))" office:value-type="string" office:string-value="https://www.amusement-center.com/project/egg/game/?product_id=676" calcext:value-type="string">
            <text:p>https://www.amusement-center.com/project/egg/game/?product_id=676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06a.bin</text:p>
          </table:table-cell>
          <table:table-cell office:value-type="string" calcext:value-type="string">
            <text:p>FAL1006.bmp</text:p>
          </table:table-cell>
          <table:table-cell office:value-type="string" calcext:value-type="string">
            <text:p>FAL1006m.bin</text:p>
          </table:table-cell>
          <table:table-cell/>
          <table:table-cell table:formula="of:=HYPERLINK(COM.MICROSOFT.CONCAT(&quot;https://www.amusement-center.com/project/egg/game/?product_id=&quot;; [.C1282]))" office:value-type="string" office:string-value="https://www.amusement-center.com/project/egg/game/?product_id=697" calcext:value-type="string">
            <text:p>https://www.amusement-center.com/project/egg/game/?product_id=697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2a.bin</text:p>
          </table:table-cell>
          <table:table-cell office:value-type="string" calcext:value-type="string">
            <text:p>FAL0112.bmp</text:p>
          </table:table-cell>
          <table:table-cell office:value-type="string" calcext:value-type="string">
            <text:p>FAL0112m.bin</text:p>
          </table:table-cell>
          <table:table-cell office:value-type="string" calcext:value-type="string">
            <text:p>FAL0112d.bin</text:p>
          </table:table-cell>
          <table:table-cell table:formula="of:=HYPERLINK(COM.MICROSOFT.CONCAT(&quot;https://www.amusement-center.com/project/egg/game/?product_id=&quot;; [.C1283]))" office:value-type="string" office:string-value="https://www.amusement-center.com/project/egg/game/?product_id=1218" calcext:value-type="string">
            <text:p>https://www.amusement-center.com/project/egg/game/?product_id=1218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61a.bin</text:p>
          </table:table-cell>
          <table:table-cell office:value-type="string" calcext:value-type="string">
            <text:p>FAL1061.bmp</text:p>
          </table:table-cell>
          <table:table-cell office:value-type="string" calcext:value-type="string">
            <text:p>FAL1061m.bin</text:p>
          </table:table-cell>
          <table:table-cell/>
          <table:table-cell table:formula="of:=HYPERLINK(COM.MICROSOFT.CONCAT(&quot;https://www.amusement-center.com/project/egg/game/?product_id=&quot;; [.C1284]))" office:value-type="string" office:string-value="https://www.amusement-center.com/project/egg/game/?product_id=1429" calcext:value-type="string">
            <text:p>https://www.amusement-center.com/project/egg/game/?product_id=1429</text:p>
          </table:table-cell>
        </table:table-row>
        <table:table-row table:style-name="ro1">
          <table:table-cell office:value-type="string" calcext:value-type="string">
            <text:p>ロマンシア</text:p>
          </table:table-cell>
          <table:table-cell office:value-type="string" calcext:value-type="string">
            <text:p>Romancia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FAL1064a.bin</text:p>
          </table:table-cell>
          <table:table-cell office:value-type="string" calcext:value-type="string">
            <text:p>FAL1064.bmp</text:p>
          </table:table-cell>
          <table:table-cell office:value-type="string" calcext:value-type="string">
            <text:p>FAL1064m.bin</text:p>
          </table:table-cell>
          <table:table-cell/>
          <table:table-cell table:formula="of:=HYPERLINK(COM.MICROSOFT.CONCAT(&quot;https://www.amusement-center.com/project/egg/game/?product_id=&quot;; [.C1285]))" office:value-type="string" office:string-value="https://www.amusement-center.com/project/egg/game/?product_id=1471" calcext:value-type="string">
            <text:p>https://www.amusement-center.com/project/egg/game/?product_id=1471</text:p>
          </table:table-cell>
        </table:table-row>
        <table:table-row table:style-name="ro1">
          <table:table-cell office:value-type="string" calcext:value-type="string">
            <text:p>ワールドヒーローズ</text:p>
          </table:table-cell>
          <table:table-cell office:value-type="string" calcext:value-type="string">
            <text:p>World Heroe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0a.bin</text:p>
          </table:table-cell>
          <table:table-cell office:value-type="string" calcext:value-type="string">
            <text:p>SKP0010.bmp</text:p>
          </table:table-cell>
          <table:table-cell office:value-type="string" calcext:value-type="string">
            <text:p>SKP0010m.bin</text:p>
          </table:table-cell>
          <table:table-cell/>
          <table:table-cell table:formula="of:=HYPERLINK(COM.MICROSOFT.CONCAT(&quot;https://www.amusement-center.com/project/egg/game/?product_id=&quot;; [.C1286]))" office:value-type="string" office:string-value="https://www.amusement-center.com/project/egg/game/?product_id=939" calcext:value-type="string">
            <text:p>https://www.amusement-center.com/project/egg/game/?product_id=939</text:p>
          </table:table-cell>
        </table:table-row>
        <table:table-row table:style-name="ro1">
          <table:table-cell office:value-type="string" calcext:value-type="string">
            <text:p>ワールドヒーローズ</text:p>
          </table:table-cell>
          <table:table-cell office:value-type="string" calcext:value-type="string">
            <text:p>World Heroe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10a.bin</text:p>
          </table:table-cell>
          <table:table-cell office:value-type="string" calcext:value-type="string">
            <text:p>SKP0010.bmp</text:p>
          </table:table-cell>
          <table:table-cell office:value-type="string" calcext:value-type="string">
            <text:p>SKP0010m.bin</text:p>
          </table:table-cell>
          <table:table-cell/>
          <table:table-cell table:formula="of:=HYPERLINK(COM.MICROSOFT.CONCAT(&quot;https://www.amusement-center.com/project/egg/game/?product_id=&quot;; [.C1287]))" office:value-type="string" office:string-value="https://www.amusement-center.com/project/egg/game/?product_id=1028" calcext:value-type="string">
            <text:p>https://www.amusement-center.com/project/egg/game/?product_id=1028</text:p>
          </table:table-cell>
        </table:table-row>
        <table:table-row table:style-name="ro1">
          <table:table-cell office:value-type="string" calcext:value-type="string">
            <text:p>わくわく7</text:p>
          </table:table-cell>
          <table:table-cell office:value-type="string" calcext:value-type="string">
            <text:p>Waku Waku 7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NT0020a.bin</text:p>
          </table:table-cell>
          <table:table-cell office:value-type="string" calcext:value-type="string">
            <text:p>SNT0020.bmp</text:p>
          </table:table-cell>
          <table:table-cell office:value-type="string" calcext:value-type="string">
            <text:p>SNT0020m.bin</text:p>
          </table:table-cell>
          <table:table-cell/>
          <table:table-cell table:formula="of:=HYPERLINK(COM.MICROSOFT.CONCAT(&quot;https://www.amusement-center.com/project/egg/game/?product_id=&quot;; [.C1288]))" office:value-type="string" office:string-value="https://www.amusement-center.com/project/egg/game/?product_id=1045" calcext:value-type="string">
            <text:p>https://www.amusement-center.com/project/egg/game/?product_id=1045</text:p>
          </table:table-cell>
        </table:table-row>
        <table:table-row table:style-name="ro1">
          <table:table-cell office:value-type="string" calcext:value-type="string">
            <text:p>わくわく7 </text:p>
          </table:table-cell>
          <table:table-cell office:value-type="string" calcext:value-type="string">
            <text:p>Waku Waku 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NT0020a.bin</text:p>
          </table:table-cell>
          <table:table-cell office:value-type="string" calcext:value-type="string">
            <text:p>SNT0020.bmp</text:p>
          </table:table-cell>
          <table:table-cell office:value-type="string" calcext:value-type="string">
            <text:p>SNT0020m.bin</text:p>
          </table:table-cell>
          <table:table-cell/>
          <table:table-cell table:formula="of:=HYPERLINK(COM.MICROSOFT.CONCAT(&quot;https://www.amusement-center.com/project/egg/game/?product_id=&quot;; [.C1289]))" office:value-type="string" office:string-value="https://www.amusement-center.com/project/egg/game/?product_id=1036" calcext:value-type="string">
            <text:p>https://www.amusement-center.com/project/egg/game/?product_id=1036</text:p>
          </table:table-cell>
        </table:table-row>
        <table:table-row table:style-name="ro1">
          <table:table-cell office:value-type="string" calcext:value-type="string">
            <text:p>ワニワニワールド</text:p>
          </table:table-cell>
          <table:table-cell office:value-type="string" calcext:value-type="string">
            <text:p>Wani Wani World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KNK0003a.bin</text:p>
          </table:table-cell>
          <table:table-cell office:value-type="string" calcext:value-type="string">
            <text:p>KNK0003.bmp</text:p>
          </table:table-cell>
          <table:table-cell office:value-type="string" calcext:value-type="string">
            <text:p>KNK0003m.bin</text:p>
          </table:table-cell>
          <table:table-cell/>
          <table:table-cell table:formula="of:=HYPERLINK(COM.MICROSOFT.CONCAT(&quot;https://www.amusement-center.com/project/egg/game/?product_id=&quot;; [.C1290]))" office:value-type="string" office:string-value="https://www.amusement-center.com/project/egg/game/?product_id=1284" calcext:value-type="string">
            <text:p>https://www.amusement-center.com/project/egg/game/?product_id=1284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03a.bin</text:p>
          </table:table-cell>
          <table:table-cell office:value-type="string" calcext:value-type="string">
            <text:p>FAL1003.bmp</text:p>
          </table:table-cell>
          <table:table-cell office:value-type="string" calcext:value-type="string">
            <text:p>FAL1003m.bin</text:p>
          </table:table-cell>
          <table:table-cell/>
          <table:table-cell table:formula="of:=HYPERLINK(COM.MICROSOFT.CONCAT(&quot;https://www.amusement-center.com/project/egg/game/?product_id=&quot;; [.C1291]))" office:value-type="string" office:string-value="https://www.amusement-center.com/project/egg/game/?product_id=88" calcext:value-type="string">
            <text:p>https://www.amusement-center.com/project/egg/game/?product_id=88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09a.bin</text:p>
          </table:table-cell>
          <table:table-cell office:value-type="string" calcext:value-type="string">
            <text:p>FAL0009.bmp</text:p>
          </table:table-cell>
          <table:table-cell table:number-columns-repeated="2"/>
          <table:table-cell table:formula="of:=HYPERLINK(COM.MICROSOFT.CONCAT(&quot;https://www.amusement-center.com/project/egg/game/?product_id=&quot;; [.C1292]))" office:value-type="string" office:string-value="https://www.amusement-center.com/project/egg/game/?product_id=91" calcext:value-type="string">
            <text:p>https://www.amusement-center.com/project/egg/game/?product_id=91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1a.bin</text:p>
          </table:table-cell>
          <table:table-cell office:value-type="string" calcext:value-type="string">
            <text:p>TEL2001.bmp</text:p>
          </table:table-cell>
          <table:table-cell office:value-type="string" calcext:value-type="string">
            <text:p>TEL2001m.bin</text:p>
          </table:table-cell>
          <table:table-cell/>
          <table:table-cell table:formula="of:=HYPERLINK(COM.MICROSOFT.CONCAT(&quot;https://www.amusement-center.com/project/egg/game/?product_id=&quot;; [.C1293]))" office:value-type="string" office:string-value="https://www.amusement-center.com/project/egg/game/?product_id=249" calcext:value-type="string">
            <text:p>https://www.amusement-center.com/project/egg/game/?product_id=249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55a.bin</text:p>
          </table:table-cell>
          <table:table-cell office:value-type="string" calcext:value-type="string">
            <text:p>FAL0055.bmp</text:p>
          </table:table-cell>
          <table:table-cell/>
          <table:table-cell office:value-type="string" calcext:value-type="string">
            <text:p>FAL0055d.bin</text:p>
          </table:table-cell>
          <table:table-cell table:formula="of:=HYPERLINK(COM.MICROSOFT.CONCAT(&quot;https://www.amusement-center.com/project/egg/game/?product_id=&quot;; [.C1294]))" office:value-type="string" office:string-value="https://www.amusement-center.com/project/egg/game/?product_id=528" calcext:value-type="string">
            <text:p>https://www.amusement-center.com/project/egg/game/?product_id=528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53a.bin</text:p>
          </table:table-cell>
          <table:table-cell office:value-type="string" calcext:value-type="string">
            <text:p>FAL1053.bmp</text:p>
          </table:table-cell>
          <table:table-cell office:value-type="string" calcext:value-type="string">
            <text:p>FAL1053m.bin</text:p>
          </table:table-cell>
          <table:table-cell/>
          <table:table-cell table:formula="of:=HYPERLINK(COM.MICROSOFT.CONCAT(&quot;https://www.amusement-center.com/project/egg/game/?product_id=&quot;; [.C1295]))" office:value-type="string" office:string-value="https://www.amusement-center.com/project/egg/game/?product_id=529" calcext:value-type="string">
            <text:p>https://www.amusement-center.com/project/egg/game/?product_id=529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87a.bin</text:p>
          </table:table-cell>
          <table:table-cell office:value-type="string" calcext:value-type="string">
            <text:p>FAL0087.bmp</text:p>
          </table:table-cell>
          <table:table-cell office:value-type="string" calcext:value-type="string">
            <text:p>FAL0087m.bin</text:p>
          </table:table-cell>
          <table:table-cell/>
          <table:table-cell table:formula="of:=HYPERLINK(COM.MICROSOFT.CONCAT(&quot;https://www.amusement-center.com/project/egg/game/?product_id=&quot;; [.C1296]))" office:value-type="string" office:string-value="https://www.amusement-center.com/project/egg/game/?product_id=701" calcext:value-type="string">
            <text:p>https://www.amusement-center.com/project/egg/game/?product_id=701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L0097a.bin</text:p>
          </table:table-cell>
          <table:table-cell office:value-type="string" calcext:value-type="string">
            <text:p>FAL0097.bmp</text:p>
          </table:table-cell>
          <table:table-cell office:value-type="string" calcext:value-type="string">
            <text:p>FAL0097m.bin</text:p>
          </table:table-cell>
          <table:table-cell/>
          <table:table-cell table:formula="of:=HYPERLINK(COM.MICROSOFT.CONCAT(&quot;https://www.amusement-center.com/project/egg/game/?product_id=&quot;; [.C1297]))" office:value-type="string" office:string-value="https://www.amusement-center.com/project/egg/game/?product_id=855" calcext:value-type="string">
            <text:p>https://www.amusement-center.com/project/egg/game/?product_id=855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3a.bin</text:p>
          </table:table-cell>
          <table:table-cell office:value-type="string" calcext:value-type="string">
            <text:p>FAL0113.bmp</text:p>
          </table:table-cell>
          <table:table-cell office:value-type="string" calcext:value-type="string">
            <text:p>FAL0113m.bin</text:p>
          </table:table-cell>
          <table:table-cell office:value-type="string" calcext:value-type="string">
            <text:p>FAL0113d.bin</text:p>
          </table:table-cell>
          <table:table-cell table:formula="of:=HYPERLINK(COM.MICROSOFT.CONCAT(&quot;https://www.amusement-center.com/project/egg/game/?product_id=&quot;; [.C1298]))" office:value-type="string" office:string-value="https://www.amusement-center.com/project/egg/game/?product_id=1235" calcext:value-type="string">
            <text:p>https://www.amusement-center.com/project/egg/game/?product_id=1235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1a.bin</text:p>
          </table:table-cell>
          <table:table-cell/>
          <table:table-cell office:value-type="string" calcext:value-type="string">
            <text:p>TEL2001m.bin</text:p>
          </table:table-cell>
          <table:table-cell/>
          <table:table-cell table:formula="of:=HYPERLINK(COM.MICROSOFT.CONCAT(&quot;https://www.amusement-center.com/project/egg/game/?product_id=&quot;; [.C1299]))" office:value-type="string" office:string-value="https://www.amusement-center.com/project/egg/game/?product_id=1353" calcext:value-type="string">
            <text:p>https://www.amusement-center.com/project/egg/game/?product_id=1353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L1060a.bin</text:p>
          </table:table-cell>
          <table:table-cell office:value-type="string" calcext:value-type="string">
            <text:p>FAL1060.bmp</text:p>
          </table:table-cell>
          <table:table-cell office:value-type="string" calcext:value-type="string">
            <text:p>FAL1060m.bin</text:p>
          </table:table-cell>
          <table:table-cell/>
          <table:table-cell table:formula="of:=HYPERLINK(COM.MICROSOFT.CONCAT(&quot;https://www.amusement-center.com/project/egg/game/?product_id=&quot;; [.C1300]))" office:value-type="string" office:string-value="https://www.amusement-center.com/project/egg/game/?product_id=1408" calcext:value-type="string">
            <text:p>https://www.amusement-center.com/project/egg/game/?product_id=1408</text:p>
          </table:table-cell>
        </table:table-row>
        <table:table-row table:style-name="ro1">
          <table:table-cell office:value-type="string" calcext:value-type="string">
            <text:p>ワンダラーズ フロム イース</text:p>
          </table:table-cell>
          <table:table-cell office:value-type="string" calcext:value-type="string">
            <text:p>Wanderers From Ys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26a.bin</text:p>
          </table:table-cell>
          <table:table-cell office:value-type="string" calcext:value-type="string">
            <text:p>FAL0126.bmp</text:p>
          </table:table-cell>
          <table:table-cell office:value-type="string" calcext:value-type="string">
            <text:p>FAL0126m.bin</text:p>
          </table:table-cell>
          <table:table-cell/>
          <table:table-cell table:formula="of:=HYPERLINK(COM.MICROSOFT.CONCAT(&quot;https://www.amusement-center.com/project/egg/game/?product_id=&quot;; [.C1301]))" office:value-type="string" office:string-value="https://www.amusement-center.com/project/egg/game/?product_id=1449" calcext:value-type="string">
            <text:p>https://www.amusement-center.com/project/egg/game/?product_id=1449</text:p>
          </table:table-cell>
        </table:table-row>
        <table:table-row table:style-name="ro1">
          <table:table-cell office:value-type="string" calcext:value-type="string">
            <text:p>ワンダラーズフロムスーパースキーム</text:p>
          </table:table-cell>
          <table:table-cell office:value-type="string" calcext:value-type="string">
            <text:p>Wanderers From Super Scheme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ONS0001a.bin</text:p>
          </table:table-cell>
          <table:table-cell office:value-type="string" calcext:value-type="string">
            <text:p>ONS0001.bmp</text:p>
          </table:table-cell>
          <table:table-cell table:number-columns-repeated="2"/>
          <table:table-cell table:formula="of:=HYPERLINK(COM.MICROSOFT.CONCAT(&quot;https://www.amusement-center.com/project/egg/game/?product_id=&quot;; [.C1302]))" office:value-type="string" office:string-value="https://www.amusement-center.com/project/egg/game/?product_id=1223" calcext:value-type="string">
            <text:p>https://www.amusement-center.com/project/egg/game/?product_id=1223</text:p>
          </table:table-cell>
        </table:table-row>
        <table:table-row table:style-name="ro1">
          <table:table-cell office:value-type="string" calcext:value-type="string">
            <text:p>上海</text:p>
          </table:table-cell>
          <table:table-cell office:value-type="string" calcext:value-type="string">
            <text:p>Shanghai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03a.bin</text:p>
          </table:table-cell>
          <table:table-cell office:value-type="string" calcext:value-type="string">
            <text:p>SNT0003.bmp</text:p>
          </table:table-cell>
          <table:table-cell office:value-type="string" calcext:value-type="string">
            <text:p>SNT0003m.bin</text:p>
          </table:table-cell>
          <table:table-cell/>
          <table:table-cell table:formula="of:=HYPERLINK(COM.MICROSOFT.CONCAT(&quot;https://www.amusement-center.com/project/egg/game/?product_id=&quot;; [.C1303]))" office:value-type="string" office:string-value="https://www.amusement-center.com/project/egg/game/?product_id=829" calcext:value-type="string">
            <text:p>https://www.amusement-center.com/project/egg/game/?product_id=829</text:p>
          </table:table-cell>
        </table:table-row>
        <table:table-row table:style-name="ro1">
          <table:table-cell office:value-type="string" calcext:value-type="string">
            <text:p>中華大仙</text:p>
          </table:table-cell>
          <table:table-cell office:value-type="string" calcext:value-type="string">
            <text:p>Chuuka Daisen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4a.bin</text:p>
          </table:table-cell>
          <table:table-cell office:value-type="string" calcext:value-type="string">
            <text:p>HOT1004.bmp</text:p>
          </table:table-cell>
          <table:table-cell table:number-columns-repeated="2"/>
          <table:table-cell table:formula="of:=HYPERLINK(COM.MICROSOFT.CONCAT(&quot;https://www.amusement-center.com/project/egg/game/?product_id=&quot;; [.C1304]))" office:value-type="string" office:string-value="https://www.amusement-center.com/project/egg/game/?product_id=367" calcext:value-type="string">
            <text:p>https://www.amusement-center.com/project/egg/game/?product_id=367</text:p>
          </table:table-cell>
        </table:table-row>
        <table:table-row table:style-name="ro1">
          <table:table-cell office:value-type="string" calcext:value-type="string">
            <text:p>人生はジャブーン</text:p>
          </table:table-cell>
          <table:table-cell office:value-type="string" calcext:value-type="string">
            <text:p>Jinsei wa Juboom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4a.bin</text:p>
          </table:table-cell>
          <table:table-cell office:value-type="string" calcext:value-type="string">
            <text:p>COM1024.bmp</text:p>
          </table:table-cell>
          <table:table-cell office:value-type="string" calcext:value-type="string">
            <text:p>COM1024m.bin</text:p>
          </table:table-cell>
          <table:table-cell/>
          <table:table-cell table:formula="of:=HYPERLINK(COM.MICROSOFT.CONCAT(&quot;https://www.amusement-center.com/project/egg/game/?product_id=&quot;; [.C1305]))" office:value-type="string" office:string-value="https://www.amusement-center.com/project/egg/game/?product_id=1395" calcext:value-type="string">
            <text:p>https://www.amusement-center.com/project/egg/game/?product_id=1395</text:p>
          </table:table-cell>
        </table:table-row>
        <table:table-row table:style-name="ro1">
          <table:table-cell office:value-type="string" calcext:value-type="string">
            <text:p>冒険浪漫</text:p>
          </table:table-cell>
          <table:table-cell office:value-type="string" calcext:value-type="string">
            <text:p>Bouken Rom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3a.bin</text:p>
          </table:table-cell>
          <table:table-cell office:value-type="string" calcext:value-type="string">
            <text:p>SYS0003.bmp</text:p>
          </table:table-cell>
          <table:table-cell/>
          <table:table-cell office:value-type="string" calcext:value-type="string">
            <text:p>SYS0003d.bin</text:p>
          </table:table-cell>
          <table:table-cell table:formula="of:=HYPERLINK(COM.MICROSOFT.CONCAT(&quot;https://www.amusement-center.com/project/egg/game/?product_id=&quot;; [.C1306]))" office:value-type="string" office:string-value="https://www.amusement-center.com/project/egg/game/?product_id=35" calcext:value-type="string">
            <text:p>https://www.amusement-center.com/project/egg/game/?product_id=35</text:p>
          </table:table-cell>
        </table:table-row>
        <table:table-row table:style-name="ro1">
          <table:table-cell office:value-type="string" calcext:value-type="string">
            <text:p>冒険浪漫</text:p>
          </table:table-cell>
          <table:table-cell office:value-type="string" calcext:value-type="string">
            <text:p>Bouken Roman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41a.bin</text:p>
          </table:table-cell>
          <table:table-cell office:value-type="string" calcext:value-type="string">
            <text:p>SYS0041.bmp</text:p>
          </table:table-cell>
          <table:table-cell office:value-type="string" calcext:value-type="string">
            <text:p>SYS0041m.bin</text:p>
          </table:table-cell>
          <table:table-cell office:value-type="string" calcext:value-type="string">
            <text:p>SYS0041d.bin</text:p>
          </table:table-cell>
          <table:table-cell table:formula="of:=HYPERLINK(COM.MICROSOFT.CONCAT(&quot;https://www.amusement-center.com/project/egg/game/?product_id=&quot;; [.C1307]))" office:value-type="string" office:string-value="https://www.amusement-center.com/project/egg/game/?product_id=1067" calcext:value-type="string">
            <text:p>https://www.amusement-center.com/project/egg/game/?product_id=1067</text:p>
          </table:table-cell>
        </table:table-row>
        <table:table-row table:style-name="ro1">
          <table:table-cell office:value-type="string" calcext:value-type="string">
            <text:p>出たな!! ツインビー</text:p>
          </table:table-cell>
          <table:table-cell office:value-type="string" calcext:value-type="string">
            <text:p>Deta Na! Twinbee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NM0003a.bin</text:p>
          </table:table-cell>
          <table:table-cell office:value-type="string" calcext:value-type="string">
            <text:p>KNM0003.bmp</text:p>
          </table:table-cell>
          <table:table-cell office:value-type="string" calcext:value-type="string">
            <text:p>KNM0003m.bin</text:p>
          </table:table-cell>
          <table:table-cell/>
          <table:table-cell table:formula="of:=HYPERLINK(COM.MICROSOFT.CONCAT(&quot;https://www.amusement-center.com/project/egg/game/?product_id=&quot;; [.C1308]))" office:value-type="string" office:string-value="https://www.amusement-center.com/project/egg/game/?product_id=1148" calcext:value-type="string">
            <text:p>https://www.amusement-center.com/project/egg/game/?product_id=1148</text:p>
          </table:table-cell>
        </table:table-row>
        <table:table-row table:style-name="ro1">
          <table:table-cell office:value-type="string" calcext:value-type="string">
            <text:p>刑事大打撃〜社長令嬢誘拐事件〜</text:p>
          </table:table-cell>
          <table:table-cell office:value-type="string" calcext:value-type="string">
            <text:p>Keiji Daidageki - Shachou Reijou Yuukai Jik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M1004a.bin</text:p>
          </table:table-cell>
          <table:table-cell office:value-type="string" calcext:value-type="string">
            <text:p>FAM1004.bmp</text:p>
          </table:table-cell>
          <table:table-cell table:number-columns-repeated="2"/>
          <table:table-cell table:formula="of:=HYPERLINK(COM.MICROSOFT.CONCAT(&quot;https://www.amusement-center.com/project/egg/game/?product_id=&quot;; [.C1309]))" office:value-type="string" office:string-value="https://www.amusement-center.com/project/egg/game/?product_id=286" calcext:value-type="string">
            <text:p>https://www.amusement-center.com/project/egg/game/?product_id=286</text:p>
          </table:table-cell>
        </table:table-row>
        <table:table-row table:style-name="ro1">
          <table:table-cell office:value-type="string" calcext:value-type="string">
            <text:p>初代熱血硬派くにおくん </text:p>
          </table:table-cell>
          <table:table-cell office:value-type="string" calcext:value-type="string">
            <text:p>Shodai Nekketsu Kouha Kunio-kun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MIL0013a.bin</text:p>
          </table:table-cell>
          <table:table-cell office:value-type="string" calcext:value-type="string">
            <text:p>MIL0013.bmp</text:p>
          </table:table-cell>
          <table:table-cell office:value-type="string" calcext:value-type="string">
            <text:p>MIL0013m.bin</text:p>
          </table:table-cell>
          <table:table-cell/>
          <table:table-cell table:formula="of:=HYPERLINK(COM.MICROSOFT.CONCAT(&quot;https://www.amusement-center.com/project/egg/game/?product_id=&quot;; [.C1310]))" office:value-type="string" office:string-value="https://www.amusement-center.com/project/egg/game/?product_id=895" calcext:value-type="string">
            <text:p>https://www.amusement-center.com/project/egg/game/?product_id=895</text:p>
          </table:table-cell>
        </table:table-row>
        <table:table-row table:style-name="ro1">
          <table:table-cell office:value-type="string" calcext:value-type="string">
            <text:p>剣の達人・ソードマスター</text:p>
          </table:table-cell>
          <table:table-cell office:value-type="string" calcext:value-type="string">
            <text:p>Tsurugi no Tatsujin - Sword Master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TN0003a.bin</text:p>
          </table:table-cell>
          <table:table-cell office:value-type="string" calcext:value-type="string">
            <text:p>ATN0003.bmp</text:p>
          </table:table-cell>
          <table:table-cell table:number-columns-repeated="2"/>
          <table:table-cell table:formula="of:=HYPERLINK(COM.MICROSOFT.CONCAT(&quot;https://www.amusement-center.com/project/egg/game/?product_id=&quot;; [.C1311]))" office:value-type="string" office:string-value="https://www.amusement-center.com/project/egg/game/?product_id=1302" calcext:value-type="string">
            <text:p>https://www.amusement-center.com/project/egg/game/?product_id=1302</text:p>
          </table:table-cell>
        </table:table-row>
        <table:table-row table:style-name="ro1">
          <table:table-cell office:value-type="string" calcext:value-type="string">
            <text:p>卒業Ⅰ・Ⅱセット</text:p>
          </table:table-cell>
          <table:table-cell office:value-type="string" calcext:value-type="string">
            <text:p>Sotsugyou - I + II Set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IRI0001a.bin</text:p>
          </table:table-cell>
          <table:table-cell office:value-type="string" calcext:value-type="string">
            <text:p>PIRI0001.bmp</text:p>
          </table:table-cell>
          <table:table-cell office:value-type="string" calcext:value-type="string">
            <text:p>PIRI0001m.bin</text:p>
          </table:table-cell>
          <table:table-cell/>
          <table:table-cell table:formula="of:=HYPERLINK(COM.MICROSOFT.CONCAT(&quot;https://www.amusement-center.com/project/egg/game/?product_id=&quot;; [.C1312]))" office:value-type="string" office:string-value="https://www.amusement-center.com/project/egg/game/?product_id=635" calcext:value-type="string">
            <text:p>https://www.amusement-center.com/project/egg/game/?product_id=635</text:p>
          </table:table-cell>
        </table:table-row>
        <table:table-row table:style-name="ro1">
          <table:table-cell office:value-type="string" calcext:value-type="string">
            <text:p>原宿AFTERDARK</text:p>
          </table:table-cell>
          <table:table-cell office:value-type="string" calcext:value-type="string">
            <text:p>Harajuku After Dark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4a.bin</text:p>
          </table:table-cell>
          <table:table-cell office:value-type="string" calcext:value-type="string">
            <text:p>KSK1004.bmp</text:p>
          </table:table-cell>
          <table:table-cell table:number-columns-repeated="2"/>
          <table:table-cell table:formula="of:=HYPERLINK(COM.MICROSOFT.CONCAT(&quot;https://www.amusement-center.com/project/egg/game/?product_id=&quot;; [.C1313]))" office:value-type="string" office:string-value="https://www.amusement-center.com/project/egg/game/?product_id=151" calcext:value-type="string">
            <text:p>https://www.amusement-center.com/project/egg/game/?product_id=151</text:p>
          </table:table-cell>
        </table:table-row>
        <table:table-row table:style-name="ro1">
          <table:table-cell office:value-type="string" calcext:value-type="string">
            <text:p>原宿AFTERDARK</text:p>
          </table:table-cell>
          <table:table-cell office:value-type="string" calcext:value-type="string">
            <text:p>Harajuku After Dark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10a.bin</text:p>
          </table:table-cell>
          <table:table-cell office:value-type="string" calcext:value-type="string">
            <text:p>KSK1010.bmp</text:p>
          </table:table-cell>
          <table:table-cell table:number-columns-repeated="2"/>
          <table:table-cell table:formula="of:=HYPERLINK(COM.MICROSOFT.CONCAT(&quot;https://www.amusement-center.com/project/egg/game/?product_id=&quot;; [.C1314]))" office:value-type="string" office:string-value="https://www.amusement-center.com/project/egg/game/?product_id=1488" calcext:value-type="string">
            <text:p>https://www.amusement-center.com/project/egg/game/?product_id=1488</text:p>
          </table:table-cell>
        </table:table-row>
        <table:table-row table:style-name="ro1">
          <table:table-cell office:value-type="string" calcext:value-type="string">
            <text:p>反生命戦機アンドロギュヌス</text:p>
          </table:table-cell>
          <table:table-cell office:value-type="string" calcext:value-type="string">
            <text:p>Han-Seimei Senki Androgynu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9a.bin</text:p>
          </table:table-cell>
          <table:table-cell office:value-type="string" calcext:value-type="string">
            <text:p>TEL1009.bmp</text:p>
          </table:table-cell>
          <table:table-cell table:number-columns-repeated="2"/>
          <table:table-cell table:formula="of:=HYPERLINK(COM.MICROSOFT.CONCAT(&quot;https://www.amusement-center.com/project/egg/game/?product_id=&quot;; [.C1315]))" office:value-type="string" office:string-value="https://www.amusement-center.com/project/egg/game/?product_id=256" calcext:value-type="string">
            <text:p>https://www.amusement-center.com/project/egg/game/?product_id=256</text:p>
          </table:table-cell>
        </table:table-row>
        <table:table-row table:style-name="ro1">
          <table:table-cell office:value-type="string" calcext:value-type="string">
            <text:p>反生命戦機アンドロギュヌス</text:p>
          </table:table-cell>
          <table:table-cell office:value-type="string" calcext:value-type="string">
            <text:p>Han-Seimei Senki Androgynu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09a.bin</text:p>
          </table:table-cell>
          <table:table-cell office:value-type="string" calcext:value-type="string">
            <text:p>TEL0009.bmp</text:p>
          </table:table-cell>
          <table:table-cell/>
          <table:table-cell office:value-type="string" calcext:value-type="string">
            <text:p>TEL0009d.bin</text:p>
          </table:table-cell>
          <table:table-cell table:formula="of:=HYPERLINK(COM.MICROSOFT.CONCAT(&quot;https://www.amusement-center.com/project/egg/game/?product_id=&quot;; [.C1316]))" office:value-type="string" office:string-value="https://www.amusement-center.com/project/egg/game/?product_id=264" calcext:value-type="string">
            <text:p>https://www.amusement-center.com/project/egg/game/?product_id=264</text:p>
          </table:table-cell>
        </table:table-row>
        <table:table-row table:style-name="ro1">
          <table:table-cell office:value-type="string" calcext:value-type="string">
            <text:p>反生命戦機アンドロギュヌス</text:p>
          </table:table-cell>
          <table:table-cell office:value-type="string" calcext:value-type="string">
            <text:p>Han-Seimei Senki Androgynus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59a.bin</text:p>
          </table:table-cell>
          <table:table-cell office:value-type="string" calcext:value-type="string">
            <text:p>TEL0059.bmp</text:p>
          </table:table-cell>
          <table:table-cell office:value-type="string" calcext:value-type="string">
            <text:p>TEL0059m.bin</text:p>
          </table:table-cell>
          <table:table-cell office:value-type="string" calcext:value-type="string">
            <text:p>TEL0059d.bin</text:p>
          </table:table-cell>
          <table:table-cell table:formula="of:=HYPERLINK(COM.MICROSOFT.CONCAT(&quot;https://www.amusement-center.com/project/egg/game/?product_id=&quot;; [.C1317]))" office:value-type="string" office:string-value="https://www.amusement-center.com/project/egg/game/?product_id=1310" calcext:value-type="string">
            <text:p>https://www.amusement-center.com/project/egg/game/?product_id=1310</text:p>
          </table:table-cell>
        </table:table-row>
        <table:table-row table:style-name="ro1">
          <table:table-cell office:value-type="string" calcext:value-type="string">
            <text:p>反生命戦機アンドロギュヌス</text:p>
          </table:table-cell>
          <table:table-cell office:value-type="string" calcext:value-type="string">
            <text:p>Han-Seimei Senki Androgynus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23a.bin</text:p>
          </table:table-cell>
          <table:table-cell office:value-type="string" calcext:value-type="string">
            <text:p>TEL1023.bmp</text:p>
          </table:table-cell>
          <table:table-cell table:number-columns-repeated="2"/>
          <table:table-cell table:formula="of:=HYPERLINK(COM.MICROSOFT.CONCAT(&quot;https://www.amusement-center.com/project/egg/game/?product_id=&quot;; [.C1318]))" office:value-type="string" office:string-value="https://www.amusement-center.com/project/egg/game/?product_id=1657" calcext:value-type="string">
            <text:p>https://www.amusement-center.com/project/egg/game/?product_id=1657</text:p>
          </table:table-cell>
        </table:table-row>
        <table:table-row table:style-name="ro1">
          <table:table-cell office:value-type="string" calcext:value-type="string">
            <text:p>合体ヴォルガード</text:p>
          </table:table-cell>
          <table:table-cell office:value-type="string" calcext:value-type="string">
            <text:p>Gattai Volguar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2a.bin</text:p>
          </table:table-cell>
          <table:table-cell office:value-type="string" calcext:value-type="string">
            <text:p>DBS1002.bmp</text:p>
          </table:table-cell>
          <table:table-cell table:number-columns-repeated="2"/>
          <table:table-cell table:formula="of:=HYPERLINK(COM.MICROSOFT.CONCAT(&quot;https://www.amusement-center.com/project/egg/game/?product_id=&quot;; [.C1319]))" office:value-type="string" office:string-value="https://www.amusement-center.com/project/egg/game/?product_id=184" calcext:value-type="string">
            <text:p>https://www.amusement-center.com/project/egg/game/?product_id=184</text:p>
          </table:table-cell>
        </table:table-row>
        <table:table-row table:style-name="ro1">
          <table:table-cell office:value-type="string" calcext:value-type="string">
            <text:p>合体ヴォルガード</text:p>
          </table:table-cell>
          <table:table-cell office:value-type="string" calcext:value-type="string">
            <text:p>Gattai Volguard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DBS1009a.bin</text:p>
          </table:table-cell>
          <table:table-cell office:value-type="string" calcext:value-type="string">
            <text:p>DBS1009.bmp</text:p>
          </table:table-cell>
          <table:table-cell table:number-columns-repeated="2"/>
          <table:table-cell table:formula="of:=HYPERLINK(COM.MICROSOFT.CONCAT(&quot;https://www.amusement-center.com/project/egg/game/?product_id=&quot;; [.C1320]))" office:value-type="string" office:string-value="https://www.amusement-center.com/project/egg/game/?product_id=1525" calcext:value-type="string">
            <text:p>https://www.amusement-center.com/project/egg/game/?product_id=1525</text:p>
          </table:table-cell>
        </table:table-row>
        <table:table-row table:style-name="ro1">
          <table:table-cell office:value-type="string" calcext:value-type="string">
            <text:p>吉田學園戦記（きちだがくえんせんき） 前編</text:p>
          </table:table-cell>
          <table:table-cell office:value-type="string" calcext:value-type="string">
            <text:p>Kichida Gakuen Senki - Zen-he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43a.bin</text:p>
          </table:table-cell>
          <table:table-cell office:value-type="string" calcext:value-type="string">
            <text:p>COM0043.bmp</text:p>
          </table:table-cell>
          <table:table-cell office:value-type="string" calcext:value-type="string">
            <text:p>COM0043m.bin</text:p>
          </table:table-cell>
          <table:table-cell/>
          <table:table-cell table:formula="of:=HYPERLINK(COM.MICROSOFT.CONCAT(&quot;https://www.amusement-center.com/project/egg/game/?product_id=&quot;; [.C1321]))" office:value-type="string" office:string-value="https://www.amusement-center.com/project/egg/game/?product_id=795" calcext:value-type="string">
            <text:p>https://www.amusement-center.com/project/egg/game/?product_id=795</text:p>
          </table:table-cell>
        </table:table-row>
        <table:table-row table:style-name="ro1">
          <table:table-cell office:value-type="string" calcext:value-type="string">
            <text:p>吉田學園戦記（きちだがくえんせんき） 前編 <text:s/></text:p>
          </table:table-cell>
          <table:table-cell office:value-type="string" calcext:value-type="string">
            <text:p>Kichida Gakuen Senki - Zen-he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4a.bin</text:p>
          </table:table-cell>
          <table:table-cell office:value-type="string" calcext:value-type="string">
            <text:p>COM0014.bmp</text:p>
          </table:table-cell>
          <table:table-cell office:value-type="string" calcext:value-type="string">
            <text:p>COM0014m.bin</text:p>
          </table:table-cell>
          <table:table-cell/>
          <table:table-cell table:formula="of:=HYPERLINK(COM.MICROSOFT.CONCAT(&quot;https://www.amusement-center.com/project/egg/game/?product_id=&quot;; [.C1322]))" office:value-type="string" office:string-value="https://www.amusement-center.com/project/egg/game/?product_id=716" calcext:value-type="string">
            <text:p>https://www.amusement-center.com/project/egg/game/?product_id=716</text:p>
          </table:table-cell>
        </table:table-row>
        <table:table-row table:style-name="ro1">
          <table:table-cell office:value-type="string" calcext:value-type="string">
            <text:p>吉田學園戦記（きちだがくえんせんき） 後編</text:p>
          </table:table-cell>
          <table:table-cell office:value-type="string" calcext:value-type="string">
            <text:p>Kichida Gakuen Senki - Kou-hen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5a.bin</text:p>
          </table:table-cell>
          <table:table-cell office:value-type="string" calcext:value-type="string">
            <text:p>COM0015.bmp</text:p>
          </table:table-cell>
          <table:table-cell office:value-type="string" calcext:value-type="string">
            <text:p>COM0015m.bin</text:p>
          </table:table-cell>
          <table:table-cell/>
          <table:table-cell table:formula="of:=HYPERLINK(COM.MICROSOFT.CONCAT(&quot;https://www.amusement-center.com/project/egg/game/?product_id=&quot;; [.C1323]))" office:value-type="string" office:string-value="https://www.amusement-center.com/project/egg/game/?product_id=1187" calcext:value-type="string">
            <text:p>https://www.amusement-center.com/project/egg/game/?product_id=1187</text:p>
          </table:table-cell>
        </table:table-row>
        <table:table-row table:style-name="ro1">
          <table:table-cell office:value-type="string" calcext:value-type="string">
            <text:p>吉田學園戦記（きちだがくえんせんき） 後編 <text:s/></text:p>
          </table:table-cell>
          <table:table-cell office:value-type="string" calcext:value-type="string">
            <text:p>Kichida Gakuen Senki - Kou-he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5a.bin</text:p>
          </table:table-cell>
          <table:table-cell office:value-type="string" calcext:value-type="string">
            <text:p>COM0015.bmp</text:p>
          </table:table-cell>
          <table:table-cell office:value-type="string" calcext:value-type="string">
            <text:p>COM0015m.bin</text:p>
          </table:table-cell>
          <table:table-cell/>
          <table:table-cell table:formula="of:=HYPERLINK(COM.MICROSOFT.CONCAT(&quot;https://www.amusement-center.com/project/egg/game/?product_id=&quot;; [.C1324]))" office:value-type="string" office:string-value="https://www.amusement-center.com/project/egg/game/?product_id=724" calcext:value-type="string">
            <text:p>https://www.amusement-center.com/project/egg/game/?product_id=724</text:p>
          </table:table-cell>
        </table:table-row>
        <table:table-row table:style-name="ro1">
          <table:table-cell office:value-type="string" calcext:value-type="string">
            <text:p>地獄の練習問題</text:p>
          </table:table-cell>
          <table:table-cell office:value-type="string" calcext:value-type="string">
            <text:p>Jigoku no Renshuu Mondai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06a.bin</text:p>
          </table:table-cell>
          <table:table-cell office:value-type="string" calcext:value-type="string">
            <text:p>HAM0006.bmp</text:p>
          </table:table-cell>
          <table:table-cell table:number-columns-repeated="2"/>
          <table:table-cell table:formula="of:=HYPERLINK(COM.MICROSOFT.CONCAT(&quot;https://www.amusement-center.com/project/egg/game/?product_id=&quot;; [.C1325]))" office:value-type="string" office:string-value="https://www.amusement-center.com/project/egg/game/?product_id=192" calcext:value-type="string">
            <text:p>https://www.amusement-center.com/project/egg/game/?product_id=192</text:p>
          </table:table-cell>
        </table:table-row>
        <table:table-row table:style-name="ro1">
          <table:table-cell office:value-type="string" calcext:value-type="string">
            <text:p>地獄の練習問題</text:p>
          </table:table-cell>
          <table:table-cell office:value-type="string" calcext:value-type="string">
            <text:p>Jigoku no Renshuu Mondai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15a.bin</text:p>
          </table:table-cell>
          <table:table-cell office:value-type="string" calcext:value-type="string">
            <text:p>HAM0015.bmp</text:p>
          </table:table-cell>
          <table:table-cell office:value-type="string" calcext:value-type="string">
            <text:p>HAM0015m.bin</text:p>
          </table:table-cell>
          <table:table-cell/>
          <table:table-cell table:formula="of:=HYPERLINK(COM.MICROSOFT.CONCAT(&quot;https://www.amusement-center.com/project/egg/game/?product_id=&quot;; [.C1326]))" office:value-type="string" office:string-value="https://www.amusement-center.com/project/egg/game/?product_id=1359" calcext:value-type="string">
            <text:p>https://www.amusement-center.com/project/egg/game/?product_id=1359</text:p>
          </table:table-cell>
        </table:table-row>
        <table:table-row table:style-name="ro1">
          <table:table-cell office:value-type="string" calcext:value-type="string">
            <text:p>地獄の練習問題</text:p>
          </table:table-cell>
          <table:table-cell office:value-type="string" calcext:value-type="string">
            <text:p>Jigoku no Renshuu Mondai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AM0015a.bin</text:p>
          </table:table-cell>
          <table:table-cell office:value-type="string" calcext:value-type="string">
            <text:p>HAM0015.bmp</text:p>
          </table:table-cell>
          <table:table-cell office:value-type="string" calcext:value-type="string">
            <text:p>HAM0015m.bin</text:p>
          </table:table-cell>
          <table:table-cell/>
          <table:table-cell table:formula="of:=HYPERLINK(COM.MICROSOFT.CONCAT(&quot;https://www.amusement-center.com/project/egg/game/?product_id=&quot;; [.C1327]))" office:value-type="string" office:string-value="https://www.amusement-center.com/project/egg/game/?product_id=1498" calcext:value-type="string">
            <text:p>https://www.amusement-center.com/project/egg/game/?product_id=1498</text:p>
          </table:table-cell>
        </table:table-row>
        <table:table-row table:style-name="ro1">
          <table:table-cell office:value-type="string" calcext:value-type="string">
            <text:p>夢大陸アドベンチャー</text:p>
          </table:table-cell>
          <table:table-cell office:value-type="string" calcext:value-type="string">
            <text:p>Yume Tairiku Adventure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2a.bin</text:p>
          </table:table-cell>
          <table:table-cell office:value-type="string" calcext:value-type="string">
            <text:p>KNM1002.bmp</text:p>
          </table:table-cell>
          <table:table-cell office:value-type="string" calcext:value-type="string">
            <text:p>KNM1002m.bin</text:p>
          </table:table-cell>
          <table:table-cell/>
          <table:table-cell table:formula="of:=HYPERLINK(COM.MICROSOFT.CONCAT(&quot;https://www.amusement-center.com/project/egg/game/?product_id=&quot;; [.C1328]))" office:value-type="string" office:string-value="https://www.amusement-center.com/project/egg/game/?product_id=1158" calcext:value-type="string">
            <text:p>https://www.amusement-center.com/project/egg/game/?product_id=1158</text:p>
          </table:table-cell>
        </table:table-row>
        <table:table-row table:style-name="ro1">
          <table:table-cell office:value-type="string" calcext:value-type="string">
            <text:p>夢幻の心臓</text:p>
          </table:table-cell>
          <table:table-cell office:value-type="string" calcext:value-type="string">
            <text:p>Mugen no Shinzou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1a.bin</text:p>
          </table:table-cell>
          <table:table-cell office:value-type="string" calcext:value-type="string">
            <text:p>XTA0011.bmp</text:p>
          </table:table-cell>
          <table:table-cell office:value-type="string" calcext:value-type="string">
            <text:p>XTA0011m.bin</text:p>
          </table:table-cell>
          <table:table-cell/>
          <table:table-cell table:formula="of:=HYPERLINK(COM.MICROSOFT.CONCAT(&quot;https://www.amusement-center.com/project/egg/game/?product_id=&quot;; [.C1329]))" office:value-type="string" office:string-value="https://www.amusement-center.com/project/egg/game/?product_id=134" calcext:value-type="string">
            <text:p>https://www.amusement-center.com/project/egg/game/?product_id=134</text:p>
          </table:table-cell>
        </table:table-row>
        <table:table-row table:style-name="ro1">
          <table:table-cell office:value-type="string" calcext:value-type="string">
            <text:p>夢幻の心臓</text:p>
          </table:table-cell>
          <table:table-cell office:value-type="string" calcext:value-type="string">
            <text:p>Mugen no Shinzou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1a.bin</text:p>
          </table:table-cell>
          <table:table-cell office:value-type="string" calcext:value-type="string">
            <text:p>XTA0011.bmp</text:p>
          </table:table-cell>
          <table:table-cell office:value-type="string" calcext:value-type="string">
            <text:p>XTA0011m.bin</text:p>
          </table:table-cell>
          <table:table-cell/>
          <table:table-cell table:formula="of:=HYPERLINK(COM.MICROSOFT.CONCAT(&quot;https://www.amusement-center.com/project/egg/game/?product_id=&quot;; [.C1330]))" office:value-type="string" office:string-value="https://www.amusement-center.com/project/egg/game/?product_id=357" calcext:value-type="string">
            <text:p>https://www.amusement-center.com/project/egg/game/?product_id=357</text:p>
          </table:table-cell>
        </table:table-row>
        <table:table-row table:style-name="ro1">
          <table:table-cell office:value-type="string" calcext:value-type="string">
            <text:p>夢幻の心臓</text:p>
          </table:table-cell>
          <table:table-cell office:value-type="string" calcext:value-type="string">
            <text:p>Mugen no Shinzou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8a.bin</text:p>
          </table:table-cell>
          <table:table-cell office:value-type="string" calcext:value-type="string">
            <text:p>XTA0018.bmp</text:p>
          </table:table-cell>
          <table:table-cell office:value-type="string" calcext:value-type="string">
            <text:p>XTA0018m.bin</text:p>
          </table:table-cell>
          <table:table-cell/>
          <table:table-cell table:formula="of:=HYPERLINK(COM.MICROSOFT.CONCAT(&quot;https://www.amusement-center.com/project/egg/game/?product_id=&quot;; [.C1331]))" office:value-type="string" office:string-value="https://www.amusement-center.com/project/egg/game/?product_id=1297" calcext:value-type="string">
            <text:p>https://www.amusement-center.com/project/egg/game/?product_id=1297</text:p>
          </table:table-cell>
        </table:table-row>
        <table:table-row table:style-name="ro1">
          <table:table-cell office:value-type="string" calcext:value-type="string">
            <text:p>夢幻の心臓</text:p>
          </table:table-cell>
          <table:table-cell office:value-type="string" calcext:value-type="string">
            <text:p>Mugen no Shinzou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5a.bin</text:p>
          </table:table-cell>
          <table:table-cell office:value-type="string" calcext:value-type="string">
            <text:p>XTA0025.bmp</text:p>
          </table:table-cell>
          <table:table-cell office:value-type="string" calcext:value-type="string">
            <text:p>XTA0025m.bin</text:p>
          </table:table-cell>
          <table:table-cell/>
          <table:table-cell table:formula="of:=HYPERLINK(COM.MICROSOFT.CONCAT(&quot;https://www.amusement-center.com/project/egg/game/?product_id=&quot;; [.C1332]))" office:value-type="string" office:string-value="https://www.amusement-center.com/project/egg/game/?product_id=1536" calcext:value-type="string">
            <text:p>https://www.amusement-center.com/project/egg/game/?product_id=1536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0008a.bin</text:p>
          </table:table-cell>
          <table:table-cell office:value-type="string" calcext:value-type="string">
            <text:p>XTA0008.bmp</text:p>
          </table:table-cell>
          <table:table-cell office:value-type="string" calcext:value-type="string">
            <text:p>XTA0008m.bin</text:p>
          </table:table-cell>
          <table:table-cell/>
          <table:table-cell table:formula="of:=HYPERLINK(COM.MICROSOFT.CONCAT(&quot;https://www.amusement-center.com/project/egg/game/?product_id=&quot;; [.C1333]))" office:value-type="string" office:string-value="https://www.amusement-center.com/project/egg/game/?product_id=133" calcext:value-type="string">
            <text:p>https://www.amusement-center.com/project/egg/game/?product_id=133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0a.bin</text:p>
          </table:table-cell>
          <table:table-cell office:value-type="string" calcext:value-type="string">
            <text:p>XTA0010.bmp</text:p>
          </table:table-cell>
          <table:table-cell table:number-columns-repeated="2"/>
          <table:table-cell table:formula="of:=HYPERLINK(COM.MICROSOFT.CONCAT(&quot;https://www.amusement-center.com/project/egg/game/?product_id=&quot;; [.C1334]))" office:value-type="string" office:string-value="https://www.amusement-center.com/project/egg/game/?product_id=136" calcext:value-type="string">
            <text:p>https://www.amusement-center.com/project/egg/game/?product_id=136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0a.bin</text:p>
          </table:table-cell>
          <table:table-cell office:value-type="string" calcext:value-type="string">
            <text:p>XTA0020.bmp</text:p>
          </table:table-cell>
          <table:table-cell office:value-type="string" calcext:value-type="string">
            <text:p>XTA0020m.bin</text:p>
          </table:table-cell>
          <table:table-cell/>
          <table:table-cell table:formula="of:=HYPERLINK(COM.MICROSOFT.CONCAT(&quot;https://www.amusement-center.com/project/egg/game/?product_id=&quot;; [.C1335]))" office:value-type="string" office:string-value="https://www.amusement-center.com/project/egg/game/?product_id=1374" calcext:value-type="string">
            <text:p>https://www.amusement-center.com/project/egg/game/?product_id=1374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XTA0027a.bin</text:p>
          </table:table-cell>
          <table:table-cell office:value-type="string" calcext:value-type="string">
            <text:p>XTA0027.bmp</text:p>
          </table:table-cell>
          <table:table-cell table:number-columns-repeated="2"/>
          <table:table-cell table:formula="of:=HYPERLINK(COM.MICROSOFT.CONCAT(&quot;https://www.amusement-center.com/project/egg/game/?product_id=&quot;; [.C1336]))" office:value-type="string" office:string-value="https://www.amusement-center.com/project/egg/game/?product_id=1637" calcext:value-type="string">
            <text:p>https://www.amusement-center.com/project/egg/game/?product_id=1637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0008a.bin</text:p>
          </table:table-cell>
          <table:table-cell office:value-type="string" calcext:value-type="string">
            <text:p>XTA0008.bmp</text:p>
          </table:table-cell>
          <table:table-cell office:value-type="string" calcext:value-type="string">
            <text:p>XTA0008m.bin</text:p>
          </table:table-cell>
          <table:table-cell/>
          <table:table-cell table:formula="of:=HYPERLINK(COM.MICROSOFT.CONCAT(&quot;https://www.amusement-center.com/project/egg/game/?product_id=&quot;; [.C1337]))" office:value-type="string" office:string-value="https://www.amusement-center.com/project/egg/game/?product_id=1708" calcext:value-type="string">
            <text:p>https://www.amusement-center.com/project/egg/game/?product_id=1708</text:p>
          </table:table-cell>
        </table:table-row>
        <table:table-row table:style-name="ro1">
          <table:table-cell office:value-type="string" calcext:value-type="string">
            <text:p>夢幻の心臓II</text:p>
          </table:table-cell>
          <table:table-cell office:value-type="string" calcext:value-type="string">
            <text:p>Mugen no Shinzou II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XTA0027a.bin</text:p>
          </table:table-cell>
          <table:table-cell table:number-columns-repeated="3"/>
          <table:table-cell table:formula="of:=HYPERLINK(COM.MICROSOFT.CONCAT(&quot;https://www.amusement-center.com/project/egg/game/?product_id=&quot;; [.C1338]))" office:value-type="string" office:string-value="https://www.amusement-center.com/project/egg/game/?product_id=1743" calcext:value-type="string">
            <text:p>https://www.amusement-center.com/project/egg/game/?product_id=1743</text:p>
          </table:table-cell>
        </table:table-row>
        <table:table-row table:style-name="ro1">
          <table:table-cell office:value-type="string" calcext:value-type="string">
            <text:p>夢幻の心臓III</text:p>
          </table:table-cell>
          <table:table-cell office:value-type="string" calcext:value-type="string">
            <text:p>Mugen no Shinzou II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01a.bin</text:p>
          </table:table-cell>
          <table:table-cell office:value-type="string" calcext:value-type="string">
            <text:p>XTA0001.bmp</text:p>
          </table:table-cell>
          <table:table-cell office:value-type="string" calcext:value-type="string">
            <text:p>XTA0001m.bin</text:p>
          </table:table-cell>
          <table:table-cell/>
          <table:table-cell table:formula="of:=HYPERLINK(COM.MICROSOFT.CONCAT(&quot;https://www.amusement-center.com/project/egg/game/?product_id=&quot;; [.C1339]))" office:value-type="string" office:string-value="https://www.amusement-center.com/project/egg/game/?product_id=142" calcext:value-type="string">
            <text:p>https://www.amusement-center.com/project/egg/game/?product_id=142</text:p>
          </table:table-cell>
        </table:table-row>
        <table:table-row table:style-name="ro1">
          <table:table-cell office:value-type="string" calcext:value-type="string">
            <text:p>夢幻の心臓III</text:p>
          </table:table-cell>
          <table:table-cell office:value-type="string" calcext:value-type="string">
            <text:p>Mugen no Shinzou III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22a.bin</text:p>
          </table:table-cell>
          <table:table-cell office:value-type="string" calcext:value-type="string">
            <text:p>XTA0022.bmp</text:p>
          </table:table-cell>
          <table:table-cell office:value-type="string" calcext:value-type="string">
            <text:p>XTA0022m.bin</text:p>
          </table:table-cell>
          <table:table-cell/>
          <table:table-cell table:formula="of:=HYPERLINK(COM.MICROSOFT.CONCAT(&quot;https://www.amusement-center.com/project/egg/game/?product_id=&quot;; [.C1340]))" office:value-type="string" office:string-value="https://www.amusement-center.com/project/egg/game/?product_id=1500" calcext:value-type="string">
            <text:p>https://www.amusement-center.com/project/egg/game/?product_id=1500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EL1003a.bin</text:p>
          </table:table-cell>
          <table:table-cell office:value-type="string" calcext:value-type="string">
            <text:p>TEL1003.bmp</text:p>
          </table:table-cell>
          <table:table-cell office:value-type="string" calcext:value-type="string">
            <text:p>TEL1003m.bin</text:p>
          </table:table-cell>
          <table:table-cell/>
          <table:table-cell table:formula="of:=HYPERLINK(COM.MICROSOFT.CONCAT(&quot;https://www.amusement-center.com/project/egg/game/?product_id=&quot;; [.C1341]))" office:value-type="string" office:string-value="https://www.amusement-center.com/project/egg/game/?product_id=246" calcext:value-type="string">
            <text:p>https://www.amusement-center.com/project/egg/game/?product_id=246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01a.bin</text:p>
          </table:table-cell>
          <table:table-cell office:value-type="string" calcext:value-type="string">
            <text:p>TEL0001.bmp</text:p>
          </table:table-cell>
          <table:table-cell table:number-columns-repeated="2"/>
          <table:table-cell table:formula="of:=HYPERLINK(COM.MICROSOFT.CONCAT(&quot;https://www.amusement-center.com/project/egg/game/?product_id=&quot;; [.C1342]))" office:value-type="string" office:string-value="https://www.amusement-center.com/project/egg/game/?product_id=248" calcext:value-type="string">
            <text:p>https://www.amusement-center.com/project/egg/game/?product_id=248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2a.bin</text:p>
          </table:table-cell>
          <table:table-cell office:value-type="string" calcext:value-type="string">
            <text:p>TEL2002.bmp</text:p>
          </table:table-cell>
          <table:table-cell office:value-type="string" calcext:value-type="string">
            <text:p>TEL2002m.bin</text:p>
          </table:table-cell>
          <table:table-cell/>
          <table:table-cell table:formula="of:=HYPERLINK(COM.MICROSOFT.CONCAT(&quot;https://www.amusement-center.com/project/egg/game/?product_id=&quot;; [.C1343]))" office:value-type="string" office:string-value="https://www.amusement-center.com/project/egg/game/?product_id=262" calcext:value-type="string">
            <text:p>https://www.amusement-center.com/project/egg/game/?product_id=262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01a.bin</text:p>
          </table:table-cell>
          <table:table-cell office:value-type="string" calcext:value-type="string">
            <text:p>TEL0001.bmp</text:p>
          </table:table-cell>
          <table:table-cell office:value-type="string" calcext:value-type="string">
            <text:p>TEL0001m.bin</text:p>
          </table:table-cell>
          <table:table-cell office:value-type="string" calcext:value-type="string">
            <text:p>TEL0001d.bin</text:p>
          </table:table-cell>
          <table:table-cell table:formula="of:=HYPERLINK(COM.MICROSOFT.CONCAT(&quot;https://www.amusement-center.com/project/egg/game/?product_id=&quot;; [.C1344]))" office:value-type="string" office:string-value="https://www.amusement-center.com/project/egg/game/?product_id=359" calcext:value-type="string">
            <text:p>https://www.amusement-center.com/project/egg/game/?product_id=359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37a.bin</text:p>
          </table:table-cell>
          <table:table-cell office:value-type="string" calcext:value-type="string">
            <text:p>TEL0037.bmp</text:p>
          </table:table-cell>
          <table:table-cell office:value-type="string" calcext:value-type="string">
            <text:p>TEL0037m.bin</text:p>
          </table:table-cell>
          <table:table-cell/>
          <table:table-cell table:formula="of:=HYPERLINK(COM.MICROSOFT.CONCAT(&quot;https://www.amusement-center.com/project/egg/game/?product_id=&quot;; [.C1345]))" office:value-type="string" office:string-value="https://www.amusement-center.com/project/egg/game/?product_id=650" calcext:value-type="string">
            <text:p>https://www.amusement-center.com/project/egg/game/?product_id=650</text:p>
          </table:table-cell>
        </table:table-row>
        <table:table-row table:style-name="ro1">
          <table:table-cell office:value-type="string" calcext:value-type="string">
            <text:p>夢幻戦士ヴァリス</text:p>
          </table:table-cell>
          <table:table-cell office:value-type="string" calcext:value-type="string">
            <text:p>Mugen Senshi Valis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58a.bin</text:p>
          </table:table-cell>
          <table:table-cell office:value-type="string" calcext:value-type="string">
            <text:p>TEL0058.bmp</text:p>
          </table:table-cell>
          <table:table-cell office:value-type="string" calcext:value-type="string">
            <text:p>TEL0058m.bin</text:p>
          </table:table-cell>
          <table:table-cell office:value-type="string" calcext:value-type="string">
            <text:p>TEL0058d.bin</text:p>
          </table:table-cell>
          <table:table-cell table:formula="of:=HYPERLINK(COM.MICROSOFT.CONCAT(&quot;https://www.amusement-center.com/project/egg/game/?product_id=&quot;; [.C1346]))" office:value-type="string" office:string-value="https://www.amusement-center.com/project/egg/game/?product_id=1249" calcext:value-type="string">
            <text:p>https://www.amusement-center.com/project/egg/game/?product_id=1249</text:p>
          </table:table-cell>
        </table:table-row>
        <table:table-row table:style-name="ro1">
          <table:table-cell office:value-type="string" calcext:value-type="string">
            <text:p>夢幻戦士ヴァリスII</text:p>
          </table:table-cell>
          <table:table-cell office:value-type="string" calcext:value-type="string">
            <text:p>Mugen Senshi Valis II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TEL1004a.bin</text:p>
          </table:table-cell>
          <table:table-cell office:value-type="string" calcext:value-type="string">
            <text:p>TEL1004.bmp</text:p>
          </table:table-cell>
          <table:table-cell table:number-columns-repeated="2"/>
          <table:table-cell table:formula="of:=HYPERLINK(COM.MICROSOFT.CONCAT(&quot;https://www.amusement-center.com/project/egg/game/?product_id=&quot;; [.C1347]))" office:value-type="string" office:string-value="https://www.amusement-center.com/project/egg/game/?product_id=244" calcext:value-type="string">
            <text:p>https://www.amusement-center.com/project/egg/game/?product_id=244</text:p>
          </table:table-cell>
        </table:table-row>
        <table:table-row table:style-name="ro1">
          <table:table-cell office:value-type="string" calcext:value-type="string">
            <text:p>夢幻戦士ヴァリスII</text:p>
          </table:table-cell>
          <table:table-cell office:value-type="string" calcext:value-type="string">
            <text:p>Mugen Senshi Valis II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03a.bin</text:p>
          </table:table-cell>
          <table:table-cell office:value-type="string" calcext:value-type="string">
            <text:p>TEL0003.bmp</text:p>
          </table:table-cell>
          <table:table-cell/>
          <table:table-cell office:value-type="string" calcext:value-type="string">
            <text:p>TEL0003d.bin</text:p>
          </table:table-cell>
          <table:table-cell table:formula="of:=HYPERLINK(COM.MICROSOFT.CONCAT(&quot;https://www.amusement-center.com/project/egg/game/?product_id=&quot;; [.C1348]))" office:value-type="string" office:string-value="https://www.amusement-center.com/project/egg/game/?product_id=255" calcext:value-type="string">
            <text:p>https://www.amusement-center.com/project/egg/game/?product_id=255</text:p>
          </table:table-cell>
        </table:table-row>
        <table:table-row table:style-name="ro1">
          <table:table-cell office:value-type="string" calcext:value-type="string">
            <text:p>夢幻戦士ヴァリスII</text:p>
          </table:table-cell>
          <table:table-cell office:value-type="string" calcext:value-type="string">
            <text:p>Mugen Senshi Valis II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38a.bin</text:p>
          </table:table-cell>
          <table:table-cell office:value-type="string" calcext:value-type="string">
            <text:p>TEL0038.bmp</text:p>
          </table:table-cell>
          <table:table-cell office:value-type="string" calcext:value-type="string">
            <text:p>TEL0038m.bin</text:p>
          </table:table-cell>
          <table:table-cell/>
          <table:table-cell table:formula="of:=HYPERLINK(COM.MICROSOFT.CONCAT(&quot;https://www.amusement-center.com/project/egg/game/?product_id=&quot;; [.C1349]))" office:value-type="string" office:string-value="https://www.amusement-center.com/project/egg/game/?product_id=652" calcext:value-type="string">
            <text:p>https://www.amusement-center.com/project/egg/game/?product_id=652</text:p>
          </table:table-cell>
        </table:table-row>
        <table:table-row table:style-name="ro1">
          <table:table-cell office:value-type="string" calcext:value-type="string">
            <text:p>夢幻戦士ヴァリスII</text:p>
          </table:table-cell>
          <table:table-cell office:value-type="string" calcext:value-type="string">
            <text:p>Mugen Senshi Valis II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42a.bin</text:p>
          </table:table-cell>
          <table:table-cell office:value-type="string" calcext:value-type="string">
            <text:p>TEL0042.bmp</text:p>
          </table:table-cell>
          <table:table-cell office:value-type="string" calcext:value-type="string">
            <text:p>TEL0042m.bin</text:p>
          </table:table-cell>
          <table:table-cell/>
          <table:table-cell table:formula="of:=HYPERLINK(COM.MICROSOFT.CONCAT(&quot;https://www.amusement-center.com/project/egg/game/?product_id=&quot;; [.C1350]))" office:value-type="string" office:string-value="https://www.amusement-center.com/project/egg/game/?product_id=796" calcext:value-type="string">
            <text:p>https://www.amusement-center.com/project/egg/game/?product_id=796</text:p>
          </table:table-cell>
        </table:table-row>
        <table:table-row table:style-name="ro1">
          <table:table-cell office:value-type="string" calcext:value-type="string">
            <text:p>夢幻戦士ヴァリスII</text:p>
          </table:table-cell>
          <table:table-cell office:value-type="string" calcext:value-type="string">
            <text:p>Mugen Senshi Valis II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46a.bin</text:p>
          </table:table-cell>
          <table:table-cell office:value-type="string" calcext:value-type="string">
            <text:p>TEL0046.bmp</text:p>
          </table:table-cell>
          <table:table-cell office:value-type="string" calcext:value-type="string">
            <text:p>TEL0046m.bin</text:p>
          </table:table-cell>
          <table:table-cell/>
          <table:table-cell table:formula="of:=HYPERLINK(COM.MICROSOFT.CONCAT(&quot;https://www.amusement-center.com/project/egg/game/?product_id=&quot;; [.C1351]))" office:value-type="string" office:string-value="https://www.amusement-center.com/project/egg/game/?product_id=982" calcext:value-type="string">
            <text:p>https://www.amusement-center.com/project/egg/game/?product_id=982</text:p>
          </table:table-cell>
        </table:table-row>
        <table:table-row table:style-name="ro1">
          <table:table-cell office:value-type="string" calcext:value-type="string">
            <text:p>夢幻戦士ヴァリスIII</text:p>
          </table:table-cell>
          <table:table-cell office:value-type="string" calcext:value-type="string">
            <text:p>Mugen Senshi Valis III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39a.bin</text:p>
          </table:table-cell>
          <table:table-cell office:value-type="string" calcext:value-type="string">
            <text:p>TEL0039.bmp</text:p>
          </table:table-cell>
          <table:table-cell office:value-type="string" calcext:value-type="string">
            <text:p>TEL0039m.bin</text:p>
          </table:table-cell>
          <table:table-cell/>
          <table:table-cell table:formula="of:=HYPERLINK(COM.MICROSOFT.CONCAT(&quot;https://www.amusement-center.com/project/egg/game/?product_id=&quot;; [.C1352]))" office:value-type="string" office:string-value="https://www.amusement-center.com/project/egg/game/?product_id=656" calcext:value-type="string">
            <text:p>https://www.amusement-center.com/project/egg/game/?product_id=656</text:p>
          </table:table-cell>
        </table:table-row>
        <table:table-row table:style-name="ro1">
          <table:table-cell office:value-type="string" calcext:value-type="string">
            <text:p>夢幻戦士ヴァリスIV</text:p>
          </table:table-cell>
          <table:table-cell office:value-type="string" calcext:value-type="string">
            <text:p>Mugen Senshi Valis IV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40a.bin</text:p>
          </table:table-cell>
          <table:table-cell office:value-type="string" calcext:value-type="string">
            <text:p>TEL0040.bmp</text:p>
          </table:table-cell>
          <table:table-cell office:value-type="string" calcext:value-type="string">
            <text:p>TEL0040m.bin</text:p>
          </table:table-cell>
          <table:table-cell/>
          <table:table-cell table:formula="of:=HYPERLINK(COM.MICROSOFT.CONCAT(&quot;https://www.amusement-center.com/project/egg/game/?product_id=&quot;; [.C1353]))" office:value-type="string" office:string-value="https://www.amusement-center.com/project/egg/game/?product_id=660" calcext:value-type="string">
            <text:p>https://www.amusement-center.com/project/egg/game/?product_id=660</text:p>
          </table:table-cell>
        </table:table-row>
        <table:table-row table:style-name="ro1">
          <table:table-cell office:value-type="string" calcext:value-type="string">
            <text:p>大怪獣デブラス</text:p>
          </table:table-cell>
          <table:table-cell office:value-type="string" calcext:value-type="string">
            <text:p>Daikaijuu Debura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MD0010a.bin</text:p>
          </table:table-cell>
          <table:table-cell office:value-type="string" calcext:value-type="string">
            <text:p>GMD0010.bmp</text:p>
          </table:table-cell>
          <table:table-cell office:value-type="string" calcext:value-type="string">
            <text:p>GMD0010m.bin</text:p>
          </table:table-cell>
          <table:table-cell/>
          <table:table-cell table:formula="of:=HYPERLINK(COM.MICROSOFT.CONCAT(&quot;https://www.amusement-center.com/project/egg/game/?product_id=&quot;; [.C1354]))" office:value-type="string" office:string-value="https://www.amusement-center.com/project/egg/game/?product_id=897" calcext:value-type="string">
            <text:p>https://www.amusement-center.com/project/egg/game/?product_id=897</text:p>
          </table:table-cell>
        </table:table-row>
        <table:table-row table:style-name="ro1">
          <table:table-cell office:value-type="string" calcext:value-type="string">
            <text:p>大戦略</text:p>
          </table:table-cell>
          <table:table-cell office:value-type="string" calcext:value-type="string">
            <text:p>Daisenryaku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IC1007a.bin</text:p>
          </table:table-cell>
          <table:table-cell office:value-type="string" calcext:value-type="string">
            <text:p>MIC1007.bmp</text:p>
          </table:table-cell>
          <table:table-cell table:number-columns-repeated="2"/>
          <table:table-cell table:formula="of:=HYPERLINK(COM.MICROSOFT.CONCAT(&quot;https://www.amusement-center.com/project/egg/game/?product_id=&quot;; [.C1355]))" office:value-type="string" office:string-value="https://www.amusement-center.com/project/egg/game/?product_id=239" calcext:value-type="string">
            <text:p>https://www.amusement-center.com/project/egg/game/?product_id=239</text:p>
          </table:table-cell>
        </table:table-row>
        <table:table-row table:style-name="ro1">
          <table:table-cell office:value-type="string" calcext:value-type="string">
            <text:p>大戦略</text:p>
          </table:table-cell>
          <table:table-cell office:value-type="string" calcext:value-type="string">
            <text:p>Daisenryaku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OT0036a.bin</text:p>
          </table:table-cell>
          <table:table-cell office:value-type="string" calcext:value-type="string">
            <text:p>BOT0036.bmp</text:p>
          </table:table-cell>
          <table:table-cell office:value-type="string" calcext:value-type="string">
            <text:p>BOT0036m.bin</text:p>
          </table:table-cell>
          <table:table-cell/>
          <table:table-cell table:formula="of:=HYPERLINK(COM.MICROSOFT.CONCAT(&quot;https://www.amusement-center.com/project/egg/game/?product_id=&quot;; [.C1356]))" office:value-type="string" office:string-value="https://www.amusement-center.com/project/egg/game/?product_id=993" calcext:value-type="string">
            <text:p>https://www.amusement-center.com/project/egg/game/?product_id=993</text:p>
          </table:table-cell>
        </table:table-row>
        <table:table-row table:style-name="ro1">
          <table:table-cell office:value-type="string" calcext:value-type="string">
            <text:p>大戦略88</text:p>
          </table:table-cell>
          <table:table-cell office:value-type="string" calcext:value-type="string">
            <text:p>Daisenryaku 8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YS0006a.bin</text:p>
          </table:table-cell>
          <table:table-cell office:value-type="string" calcext:value-type="string">
            <text:p>SYS0006.bmp</text:p>
          </table:table-cell>
          <table:table-cell table:number-columns-repeated="2"/>
          <table:table-cell table:formula="of:=HYPERLINK(COM.MICROSOFT.CONCAT(&quot;https://www.amusement-center.com/project/egg/game/?product_id=&quot;; [.C1357]))" office:value-type="string" office:string-value="https://www.amusement-center.com/project/egg/game/?product_id=362" calcext:value-type="string">
            <text:p>https://www.amusement-center.com/project/egg/game/?product_id=362</text:p>
          </table:table-cell>
        </table:table-row>
        <table:table-row table:style-name="ro1">
          <table:table-cell office:value-type="string" calcext:value-type="string">
            <text:p>大戦略ＦＭ</text:p>
          </table:table-cell>
          <table:table-cell office:value-type="string" calcext:value-type="string">
            <text:p>Daisenryaku F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SYS0010a.bin</text:p>
          </table:table-cell>
          <table:table-cell office:value-type="string" calcext:value-type="string">
            <text:p>SYS0010.bmp</text:p>
          </table:table-cell>
          <table:table-cell table:number-columns-repeated="2"/>
          <table:table-cell table:formula="of:=HYPERLINK(COM.MICROSOFT.CONCAT(&quot;https://www.amusement-center.com/project/egg/game/?product_id=&quot;; [.C1358]))" office:value-type="string" office:string-value="https://www.amusement-center.com/project/egg/game/?product_id=38" calcext:value-type="string">
            <text:p>https://www.amusement-center.com/project/egg/game/?product_id=38</text:p>
          </table:table-cell>
        </table:table-row>
        <table:table-row table:style-name="ro1">
          <table:table-cell office:value-type="string" calcext:value-type="string">
            <text:p>大戦略III'90</text:p>
          </table:table-cell>
          <table:table-cell office:value-type="string" calcext:value-type="string">
            <text:p>Daisenryaku III '9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29a.bin</text:p>
          </table:table-cell>
          <table:table-cell office:value-type="string" calcext:value-type="string">
            <text:p>SYS0029.bmp</text:p>
          </table:table-cell>
          <table:table-cell office:value-type="string" calcext:value-type="string">
            <text:p>SYS0029m.bin</text:p>
          </table:table-cell>
          <table:table-cell/>
          <table:table-cell table:formula="of:=HYPERLINK(COM.MICROSOFT.CONCAT(&quot;https://www.amusement-center.com/project/egg/game/?product_id=&quot;; [.C1359]))" office:value-type="string" office:string-value="https://www.amusement-center.com/project/egg/game/?product_id=564" calcext:value-type="string">
            <text:p>https://www.amusement-center.com/project/egg/game/?product_id=564</text:p>
          </table:table-cell>
        </table:table-row>
        <table:table-row table:style-name="ro1">
          <table:table-cell office:value-type="string" calcext:value-type="string">
            <text:p>大戦略III'90</text:p>
          </table:table-cell>
          <table:table-cell office:value-type="string" calcext:value-type="string">
            <text:p>Daisenryaku III '90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9a.bin</text:p>
          </table:table-cell>
          <table:table-cell office:value-type="string" calcext:value-type="string">
            <text:p>SYS0059.bmp</text:p>
          </table:table-cell>
          <table:table-cell table:number-columns-repeated="2"/>
          <table:table-cell table:formula="of:=HYPERLINK(COM.MICROSOFT.CONCAT(&quot;https://www.amusement-center.com/project/egg/game/?product_id=&quot;; [.C1360]))" office:value-type="string" office:string-value="https://www.amusement-center.com/project/egg/game/?product_id=1597" calcext:value-type="string">
            <text:p>https://www.amusement-center.com/project/egg/game/?product_id=1597</text:p>
          </table:table-cell>
        </table:table-row>
        <table:table-row table:style-name="ro1">
          <table:table-cell office:value-type="string" calcext:value-type="string">
            <text:p>大戦略X1</text:p>
          </table:table-cell>
          <table:table-cell office:value-type="string" calcext:value-type="string">
            <text:p>Daisenryaku X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YS0022a.bin</text:p>
          </table:table-cell>
          <table:table-cell office:value-type="string" calcext:value-type="string">
            <text:p>SYS0022.bmp</text:p>
          </table:table-cell>
          <table:table-cell table:number-columns-repeated="2"/>
          <table:table-cell table:formula="of:=HYPERLINK(COM.MICROSOFT.CONCAT(&quot;https://www.amusement-center.com/project/egg/game/?product_id=&quot;; [.C1361]))" office:value-type="string" office:string-value="https://www.amusement-center.com/project/egg/game/?product_id=436" calcext:value-type="string">
            <text:p>https://www.amusement-center.com/project/egg/game/?product_id=436</text:p>
          </table:table-cell>
        </table:table-row>
        <table:table-row table:style-name="ro1">
          <table:table-cell office:value-type="string" calcext:value-type="string">
            <text:p>大海令 〜南海の死闘〜</text:p>
          </table:table-cell>
          <table:table-cell office:value-type="string" calcext:value-type="string">
            <text:p>Daikairei - Nankai no Shitou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7a.bin</text:p>
          </table:table-cell>
          <table:table-cell office:value-type="string" calcext:value-type="string">
            <text:p>ART0017.bmp</text:p>
          </table:table-cell>
          <table:table-cell office:value-type="string" calcext:value-type="string">
            <text:p>ART0017m.bin</text:p>
          </table:table-cell>
          <table:table-cell/>
          <table:table-cell table:formula="of:=HYPERLINK(COM.MICROSOFT.CONCAT(&quot;https://www.amusement-center.com/project/egg/game/?product_id=&quot;; [.C1362]))" office:value-type="string" office:string-value="https://www.amusement-center.com/project/egg/game/?product_id=667" calcext:value-type="string">
            <text:p>https://www.amusement-center.com/project/egg/game/?product_id=667</text:p>
          </table:table-cell>
        </table:table-row>
        <table:table-row table:style-name="ro1">
          <table:table-cell office:value-type="string" calcext:value-type="string">
            <text:p>大海令　〜大日本帝国海軍の軌跡〜</text:p>
          </table:table-cell>
          <table:table-cell office:value-type="string" calcext:value-type="string">
            <text:p>Daikairei - Dainippon Teikokugun no Kiseki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6a.bin</text:p>
          </table:table-cell>
          <table:table-cell office:value-type="string" calcext:value-type="string">
            <text:p>ART0006.bmp</text:p>
          </table:table-cell>
          <table:table-cell office:value-type="string" calcext:value-type="string">
            <text:p>ART0006m.bin</text:p>
          </table:table-cell>
          <table:table-cell/>
          <table:table-cell table:formula="of:=HYPERLINK(COM.MICROSOFT.CONCAT(&quot;https://www.amusement-center.com/project/egg/game/?product_id=&quot;; [.C1363]))" office:value-type="string" office:string-value="https://www.amusement-center.com/project/egg/game/?product_id=559" calcext:value-type="string">
            <text:p>https://www.amusement-center.com/project/egg/game/?product_id=559</text:p>
          </table:table-cell>
        </table:table-row>
        <table:table-row table:style-name="ro1">
          <table:table-cell office:value-type="string" calcext:value-type="string">
            <text:p>大海鮮</text:p>
          </table:table-cell>
          <table:table-cell office:value-type="string" calcext:value-type="string">
            <text:p>Daikaisen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8a.bin</text:p>
          </table:table-cell>
          <table:table-cell/>
          <table:table-cell office:value-type="string" calcext:value-type="string">
            <text:p>COM5038m.bin</text:p>
          </table:table-cell>
          <table:table-cell/>
          <table:table-cell table:formula="of:=HYPERLINK(COM.MICROSOFT.CONCAT(&quot;https://www.amusement-center.com/project/egg/game/?product_id=&quot;; [.C1364]))" office:value-type="string" office:string-value="https://www.amusement-center.com/project/egg/game/?product_id=1270" calcext:value-type="string">
            <text:p>https://www.amusement-center.com/project/egg/game/?product_id=1270</text:p>
          </table:table-cell>
        </table:table-row>
        <table:table-row table:style-name="ro1">
          <table:table-cell office:value-type="string" calcext:value-type="string">
            <text:p>大満腹王</text:p>
          </table:table-cell>
          <table:table-cell office:value-type="string" calcext:value-type="string">
            <text:p>Dai Manpuku Ou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8a.bin</text:p>
          </table:table-cell>
          <table:table-cell office:value-type="string" calcext:value-type="string">
            <text:p>COM0068.bmp</text:p>
          </table:table-cell>
          <table:table-cell office:value-type="string" calcext:value-type="string">
            <text:p>COM0068m.bin</text:p>
          </table:table-cell>
          <table:table-cell/>
          <table:table-cell table:formula="of:=HYPERLINK(COM.MICROSOFT.CONCAT(&quot;https://www.amusement-center.com/project/egg/game/?product_id=&quot;; [.C1365]))" office:value-type="string" office:string-value="https://www.amusement-center.com/project/egg/game/?product_id=1073" calcext:value-type="string">
            <text:p>https://www.amusement-center.com/project/egg/game/?product_id=1073</text:p>
          </table:table-cell>
        </table:table-row>
        <table:table-row table:style-name="ro1">
          <table:table-cell office:value-type="string" calcext:value-type="string">
            <text:p>大満腹王</text:p>
          </table:table-cell>
          <table:table-cell office:value-type="string" calcext:value-type="string">
            <text:p>Dai Manpuku Ou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8a.bin</text:p>
          </table:table-cell>
          <table:table-cell office:value-type="string" calcext:value-type="string">
            <text:p>COM0068.bmp</text:p>
          </table:table-cell>
          <table:table-cell office:value-type="string" calcext:value-type="string">
            <text:p>COM0068m.bin</text:p>
          </table:table-cell>
          <table:table-cell/>
          <table:table-cell table:formula="of:=HYPERLINK(COM.MICROSOFT.CONCAT(&quot;https://www.amusement-center.com/project/egg/game/?product_id=&quot;; [.C1366]))" office:value-type="string" office:string-value="https://www.amusement-center.com/project/egg/game/?product_id=1151" calcext:value-type="string">
            <text:p>https://www.amusement-center.com/project/egg/game/?product_id=1151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AR1003a.bin</text:p>
          </table:table-cell>
          <table:table-cell office:value-type="string" calcext:value-type="string">
            <text:p>CAR1003.bmp</text:p>
          </table:table-cell>
          <table:table-cell table:number-columns-repeated="2"/>
          <table:table-cell table:formula="of:=HYPERLINK(COM.MICROSOFT.CONCAT(&quot;https://www.amusement-center.com/project/egg/game/?product_id=&quot;; [.C1367]))" office:value-type="string" office:string-value="https://www.amusement-center.com/project/egg/game/?product_id=374" calcext:value-type="string">
            <text:p>https://www.amusement-center.com/project/egg/game/?product_id=374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AR0004a.bin</text:p>
          </table:table-cell>
          <table:table-cell office:value-type="string" calcext:value-type="string">
            <text:p>CAR0004.bmp</text:p>
          </table:table-cell>
          <table:table-cell table:number-columns-repeated="2"/>
          <table:table-cell table:formula="of:=HYPERLINK(COM.MICROSOFT.CONCAT(&quot;https://www.amusement-center.com/project/egg/game/?product_id=&quot;; [.C1368]))" office:value-type="string" office:string-value="https://www.amusement-center.com/project/egg/game/?product_id=502" calcext:value-type="string">
            <text:p>https://www.amusement-center.com/project/egg/game/?product_id=502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AR1005a.bin</text:p>
          </table:table-cell>
          <table:table-cell office:value-type="string" calcext:value-type="string">
            <text:p>CAR1005.bmp</text:p>
          </table:table-cell>
          <table:table-cell table:number-columns-repeated="2"/>
          <table:table-cell table:formula="of:=HYPERLINK(COM.MICROSOFT.CONCAT(&quot;https://www.amusement-center.com/project/egg/game/?product_id=&quot;; [.C1369]))" office:value-type="string" office:string-value="https://www.amusement-center.com/project/egg/game/?product_id=1568" calcext:value-type="string">
            <text:p>https://www.amusement-center.com/project/egg/game/?product_id=1568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AR1007a.bin</text:p>
          </table:table-cell>
          <table:table-cell office:value-type="string" calcext:value-type="string">
            <text:p>CAR1007.bmp</text:p>
          </table:table-cell>
          <table:table-cell table:number-columns-repeated="2"/>
          <table:table-cell table:formula="of:=HYPERLINK(COM.MICROSOFT.CONCAT(&quot;https://www.amusement-center.com/project/egg/game/?product_id=&quot;; [.C1370]))" office:value-type="string" office:string-value="https://www.amusement-center.com/project/egg/game/?product_id=1608" calcext:value-type="string">
            <text:p>https://www.amusement-center.com/project/egg/game/?product_id=1608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CAR0005a.bin</text:p>
          </table:table-cell>
          <table:table-cell office:value-type="string" calcext:value-type="string">
            <text:p>CAR0005.bmp</text:p>
          </table:table-cell>
          <table:table-cell table:number-columns-repeated="2"/>
          <table:table-cell table:formula="of:=HYPERLINK(COM.MICROSOFT.CONCAT(&quot;https://www.amusement-center.com/project/egg/game/?product_id=&quot;; [.C1371]))" office:value-type="string" office:string-value="https://www.amusement-center.com/project/egg/game/?product_id=1613" calcext:value-type="string">
            <text:p>https://www.amusement-center.com/project/egg/game/?product_id=1613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AR0004a.bin</text:p>
          </table:table-cell>
          <table:table-cell office:value-type="string" calcext:value-type="string">
            <text:p>CAR0004.bmp</text:p>
          </table:table-cell>
          <table:table-cell table:number-columns-repeated="2"/>
          <table:table-cell table:formula="of:=HYPERLINK(COM.MICROSOFT.CONCAT(&quot;https://www.amusement-center.com/project/egg/game/?product_id=&quot;; [.C1372]))" office:value-type="string" office:string-value="https://www.amusement-center.com/project/egg/game/?product_id=1759" calcext:value-type="string">
            <text:p>https://www.amusement-center.com/project/egg/game/?product_id=1759</text:p>
          </table:table-cell>
        </table:table-row>
        <table:table-row table:style-name="ro1">
          <table:table-cell office:value-type="string" calcext:value-type="string">
            <text:p>大脱走</text:p>
          </table:table-cell>
          <table:table-cell office:value-type="string" calcext:value-type="string">
            <text:p>Daidassou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CAR0005a.bin</text:p>
          </table:table-cell>
          <table:table-cell office:value-type="string" calcext:value-type="string">
            <text:p>CAR0005.bmp</text:p>
          </table:table-cell>
          <table:table-cell table:number-columns-repeated="2"/>
          <table:table-cell table:formula="of:=HYPERLINK(COM.MICROSOFT.CONCAT(&quot;https://www.amusement-center.com/project/egg/game/?product_id=&quot;; [.C1373]))" office:value-type="string" office:string-value="https://www.amusement-center.com/project/egg/game/?product_id=1781" calcext:value-type="string">
            <text:p>https://www.amusement-center.com/project/egg/game/?product_id=1781</text:p>
          </table:table-cell>
        </table:table-row>
        <table:table-row table:style-name="ro1">
          <table:table-cell office:value-type="string" calcext:value-type="string">
            <text:p>天下御免</text:p>
          </table:table-cell>
          <table:table-cell office:value-type="string" calcext:value-type="string">
            <text:p>Tenka Gom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7a.bin</text:p>
          </table:table-cell>
          <table:table-cell office:value-type="string" calcext:value-type="string">
            <text:p>ART0007.bmp</text:p>
          </table:table-cell>
          <table:table-cell table:number-columns-repeated="2"/>
          <table:table-cell table:formula="of:=HYPERLINK(COM.MICROSOFT.CONCAT(&quot;https://www.amusement-center.com/project/egg/game/?product_id=&quot;; [.C1374]))" office:value-type="string" office:string-value="https://www.amusement-center.com/project/egg/game/?product_id=407" calcext:value-type="string">
            <text:p>https://www.amusement-center.com/project/egg/game/?product_id=407</text:p>
          </table:table-cell>
        </table:table-row>
        <table:table-row table:style-name="ro1">
          <table:table-cell office:value-type="string" calcext:value-type="string">
            <text:p>天下統一</text:p>
          </table:table-cell>
          <table:table-cell office:value-type="string" calcext:value-type="string">
            <text:p>Tenka Touitsu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YS0014a.bin</text:p>
          </table:table-cell>
          <table:table-cell office:value-type="string" calcext:value-type="string">
            <text:p>SYS0014.bmp</text:p>
          </table:table-cell>
          <table:table-cell table:number-columns-repeated="2"/>
          <table:table-cell table:formula="of:=HYPERLINK(COM.MICROSOFT.CONCAT(&quot;https://www.amusement-center.com/project/egg/game/?product_id=&quot;; [.C1375]))" office:value-type="string" office:string-value="https://www.amusement-center.com/project/egg/game/?product_id=383" calcext:value-type="string">
            <text:p>https://www.amusement-center.com/project/egg/game/?product_id=383</text:p>
          </table:table-cell>
        </table:table-row>
        <table:table-row table:style-name="ro1">
          <table:table-cell office:value-type="string" calcext:value-type="string">
            <text:p>天下統一</text:p>
          </table:table-cell>
          <table:table-cell office:value-type="string" calcext:value-type="string">
            <text:p>Tenka Touitsu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1a.bin</text:p>
          </table:table-cell>
          <table:table-cell office:value-type="string" calcext:value-type="string">
            <text:p>PSYS0001.bmp</text:p>
          </table:table-cell>
          <table:table-cell table:number-columns-repeated="2"/>
          <table:table-cell table:formula="of:=HYPERLINK(COM.MICROSOFT.CONCAT(&quot;https://www.amusement-center.com/project/egg/game/?product_id=&quot;; [.C1376]))" office:value-type="string" office:string-value="https://www.amusement-center.com/project/egg/game/?product_id=611" calcext:value-type="string">
            <text:p>https://www.amusement-center.com/project/egg/game/?product_id=611</text:p>
          </table:table-cell>
        </table:table-row>
        <table:table-row table:style-name="ro1">
          <table:table-cell office:value-type="string" calcext:value-type="string">
            <text:p>天下統一</text:p>
          </table:table-cell>
          <table:table-cell office:value-type="string" calcext:value-type="string">
            <text:p>Tenka Touitsu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57a.bin</text:p>
          </table:table-cell>
          <table:table-cell office:value-type="string" calcext:value-type="string">
            <text:p>SYS0057.bmp</text:p>
          </table:table-cell>
          <table:table-cell table:number-columns-repeated="2"/>
          <table:table-cell table:formula="of:=HYPERLINK(COM.MICROSOFT.CONCAT(&quot;https://www.amusement-center.com/project/egg/game/?product_id=&quot;; [.C1377]))" office:value-type="string" office:string-value="https://www.amusement-center.com/project/egg/game/?product_id=1520" calcext:value-type="string">
            <text:p>https://www.amusement-center.com/project/egg/game/?product_id=1520</text:p>
          </table:table-cell>
        </table:table-row>
        <table:table-row table:style-name="ro1">
          <table:table-cell office:value-type="string" calcext:value-type="string">
            <text:p>天下統一II</text:p>
          </table:table-cell>
          <table:table-cell office:value-type="string" calcext:value-type="string">
            <text:p>Tenka Touitsu II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SYS0002a.bin</text:p>
          </table:table-cell>
          <table:table-cell office:value-type="string" calcext:value-type="string">
            <text:p>PSYS0002.bmp</text:p>
          </table:table-cell>
          <table:table-cell office:value-type="string" calcext:value-type="string">
            <text:p>PSYS0002m.bin</text:p>
          </table:table-cell>
          <table:table-cell/>
          <table:table-cell table:formula="of:=HYPERLINK(COM.MICROSOFT.CONCAT(&quot;https://www.amusement-center.com/project/egg/game/?product_id=&quot;; [.C1378]))" office:value-type="string" office:string-value="https://www.amusement-center.com/project/egg/game/?product_id=613" calcext:value-type="string">
            <text:p>https://www.amusement-center.com/project/egg/game/?product_id=613</text:p>
          </table:table-cell>
        </table:table-row>
        <table:table-row table:style-name="ro1">
          <table:table-cell office:value-type="string" calcext:value-type="string">
            <text:p>天九牌 </text:p>
          </table:table-cell>
          <table:table-cell office:value-type="string" calcext:value-type="string">
            <text:p>Tenkyuuhai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HA0006a.bin</text:p>
          </table:table-cell>
          <table:table-cell office:value-type="string" calcext:value-type="string">
            <text:p>PHA0006.bmp</text:p>
          </table:table-cell>
          <table:table-cell office:value-type="string" calcext:value-type="string">
            <text:p>PHA0006m.bin</text:p>
          </table:table-cell>
          <table:table-cell/>
          <table:table-cell table:formula="of:=HYPERLINK(COM.MICROSOFT.CONCAT(&quot;https://www.amusement-center.com/project/egg/game/?product_id=&quot;; [.C1379]))" office:value-type="string" office:string-value="https://www.amusement-center.com/project/egg/game/?product_id=1059" calcext:value-type="string">
            <text:p>https://www.amusement-center.com/project/egg/game/?product_id=1059</text:p>
          </table:table-cell>
        </table:table-row>
        <table:table-row table:style-name="ro1">
          <table:table-cell office:value-type="string" calcext:value-type="string">
            <text:p>天使の詩</text:p>
          </table:table-cell>
          <table:table-cell office:value-type="string" calcext:value-type="string">
            <text:p>Tenshi no Uta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61a.bin</text:p>
          </table:table-cell>
          <table:table-cell office:value-type="string" calcext:value-type="string">
            <text:p>TEL0061.bmp</text:p>
          </table:table-cell>
          <table:table-cell office:value-type="string" calcext:value-type="string">
            <text:p>TEL0061m.bin</text:p>
          </table:table-cell>
          <table:table-cell/>
          <table:table-cell table:formula="of:=HYPERLINK(COM.MICROSOFT.CONCAT(&quot;https://www.amusement-center.com/project/egg/game/?product_id=&quot;; [.C1380]))" office:value-type="string" office:string-value="https://www.amusement-center.com/project/egg/game/?product_id=1354" calcext:value-type="string">
            <text:p>https://www.amusement-center.com/project/egg/game/?product_id=1354</text:p>
          </table:table-cell>
        </table:table-row>
        <table:table-row table:style-name="ro1">
          <table:table-cell office:value-type="string" calcext:value-type="string">
            <text:p>天使の詩 〜白き翼の祈り〜</text:p>
          </table:table-cell>
          <table:table-cell office:value-type="string" calcext:value-type="string">
            <text:p>Tenshi no Uta - Shiroki Tsubasa no Inori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EL3002a.bin</text:p>
          </table:table-cell>
          <table:table-cell office:value-type="string" calcext:value-type="string">
            <text:p>TEL3002.bmp</text:p>
          </table:table-cell>
          <table:table-cell table:number-columns-repeated="2"/>
          <table:table-cell table:formula="of:=HYPERLINK(COM.MICROSOFT.CONCAT(&quot;https://www.amusement-center.com/project/egg/game/?product_id=&quot;; [.C1381]))" office:value-type="string" office:string-value="https://www.amusement-center.com/project/egg/game/?product_id=1496" calcext:value-type="string">
            <text:p>https://www.amusement-center.com/project/egg/game/?product_id=1496</text:p>
          </table:table-cell>
        </table:table-row>
        <table:table-row table:style-name="ro1">
          <table:table-cell office:value-type="string" calcext:value-type="string">
            <text:p>天使の詩II 堕天使の選択</text:p>
          </table:table-cell>
          <table:table-cell office:value-type="string" calcext:value-type="string">
            <text:p>Tenshi no Uta II - Datenshi no Sentaku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TEL0062a.bin</text:p>
          </table:table-cell>
          <table:table-cell office:value-type="string" calcext:value-type="string">
            <text:p>TEL0062.bmp</text:p>
          </table:table-cell>
          <table:table-cell office:value-type="string" calcext:value-type="string">
            <text:p>TEL0062m.bin</text:p>
          </table:table-cell>
          <table:table-cell/>
          <table:table-cell table:formula="of:=HYPERLINK(COM.MICROSOFT.CONCAT(&quot;https://www.amusement-center.com/project/egg/game/?product_id=&quot;; [.C1382]))" office:value-type="string" office:string-value="https://www.amusement-center.com/project/egg/game/?product_id=1383" calcext:value-type="string">
            <text:p>https://www.amusement-center.com/project/egg/game/?product_id=1383</text:p>
          </table:table-cell>
        </table:table-row>
        <table:table-row table:style-name="ro1">
          <table:table-cell office:value-type="string" calcext:value-type="string">
            <text:p>天舞〜三国志正史〜</text:p>
          </table:table-cell>
          <table:table-cell office:value-type="string" calcext:value-type="string">
            <text:p>Tenma - Sangokushi Seishi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30a.bin</text:p>
          </table:table-cell>
          <table:table-cell office:value-type="string" calcext:value-type="string">
            <text:p>TEL0030.bmp</text:p>
          </table:table-cell>
          <table:table-cell table:number-columns-repeated="2"/>
          <table:table-cell table:formula="of:=HYPERLINK(COM.MICROSOFT.CONCAT(&quot;https://www.amusement-center.com/project/egg/game/?product_id=&quot;; [.C1383]))" office:value-type="string" office:string-value="https://www.amusement-center.com/project/egg/game/?product_id=389" calcext:value-type="string">
            <text:p>https://www.amusement-center.com/project/egg/game/?product_id=389</text:p>
          </table:table-cell>
        </table:table-row>
        <table:table-row table:style-name="ro1">
          <table:table-cell office:value-type="string" calcext:value-type="string">
            <text:p>天舞〜満漢全席〜</text:p>
          </table:table-cell>
          <table:table-cell office:value-type="string" calcext:value-type="string">
            <text:p>Tenma - Mankan Zenseki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L0005a.bin</text:p>
          </table:table-cell>
          <table:table-cell office:value-type="string" calcext:value-type="string">
            <text:p>PTEL0005.bmp</text:p>
          </table:table-cell>
          <table:table-cell office:value-type="string" calcext:value-type="string">
            <text:p>PTEL0005m.bin</text:p>
          </table:table-cell>
          <table:table-cell/>
          <table:table-cell table:formula="of:=HYPERLINK(COM.MICROSOFT.CONCAT(&quot;https://www.amusement-center.com/project/egg/game/?product_id=&quot;; [.C1384]))" office:value-type="string" office:string-value="https://www.amusement-center.com/project/egg/game/?product_id=634" calcext:value-type="string">
            <text:p>https://www.amusement-center.com/project/egg/game/?product_id=634</text:p>
          </table:table-cell>
        </table:table-row>
        <table:table-row table:style-name="ro1">
          <table:table-cell office:value-type="string" calcext:value-type="string">
            <text:p>天舞+シナリオ集</text:p>
          </table:table-cell>
          <table:table-cell office:value-type="string" calcext:value-type="string">
            <text:p>Tenma + Scenario-shuu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L0002a.bin</text:p>
          </table:table-cell>
          <table:table-cell office:value-type="string" calcext:value-type="string">
            <text:p>PTEL0002.bmp</text:p>
          </table:table-cell>
          <table:table-cell table:number-columns-repeated="2"/>
          <table:table-cell table:formula="of:=HYPERLINK(COM.MICROSOFT.CONCAT(&quot;https://www.amusement-center.com/project/egg/game/?product_id=&quot;; [.C1385]))" office:value-type="string" office:string-value="https://www.amusement-center.com/project/egg/game/?product_id=619" calcext:value-type="string">
            <text:p>https://www.amusement-center.com/project/egg/game/?product_id=619</text:p>
          </table:table-cell>
        </table:table-row>
        <table:table-row table:style-name="ro1">
          <table:table-cell office:value-type="string" calcext:value-type="string">
            <text:p>天舞LIMITED</text:p>
          </table:table-cell>
          <table:table-cell office:value-type="string" calcext:value-type="string">
            <text:p>Tenma Limite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L0004a.bin</text:p>
          </table:table-cell>
          <table:table-cell office:value-type="string" calcext:value-type="string">
            <text:p>PTEL0004.bmp</text:p>
          </table:table-cell>
          <table:table-cell office:value-type="string" calcext:value-type="string">
            <text:p>PTEL0004m.bin</text:p>
          </table:table-cell>
          <table:table-cell/>
          <table:table-cell table:formula="of:=HYPERLINK(COM.MICROSOFT.CONCAT(&quot;https://www.amusement-center.com/project/egg/game/?product_id=&quot;; [.C1386]))" office:value-type="string" office:string-value="https://www.amusement-center.com/project/egg/game/?product_id=627" calcext:value-type="string">
            <text:p>https://www.amusement-center.com/project/egg/game/?product_id=627</text:p>
          </table:table-cell>
        </table:table-row>
        <table:table-row table:style-name="ro1">
          <table:table-cell office:value-type="string" calcext:value-type="string">
            <text:p>太平洋の嵐DX</text:p>
          </table:table-cell>
          <table:table-cell office:value-type="string" calcext:value-type="string">
            <text:p>Taiheiyou no Arashi DX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35a.bin</text:p>
          </table:table-cell>
          <table:table-cell office:value-type="string" calcext:value-type="string">
            <text:p>SYS0035.bmp</text:p>
          </table:table-cell>
          <table:table-cell office:value-type="string" calcext:value-type="string">
            <text:p>SYS0035m.bin</text:p>
          </table:table-cell>
          <table:table-cell/>
          <table:table-cell table:formula="of:=HYPERLINK(COM.MICROSOFT.CONCAT(&quot;https://www.amusement-center.com/project/egg/game/?product_id=&quot;; [.C1387]))" office:value-type="string" office:string-value="https://www.amusement-center.com/project/egg/game/?product_id=671" calcext:value-type="string">
            <text:p>https://www.amusement-center.com/project/egg/game/?product_id=671</text:p>
          </table:table-cell>
        </table:table-row>
        <table:table-row table:style-name="ro1">
          <table:table-cell office:value-type="string" calcext:value-type="string">
            <text:p>太陽の神殿</text:p>
          </table:table-cell>
          <table:table-cell office:value-type="string" calcext:value-type="string">
            <text:p>Taiyou no Shi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10a.bin</text:p>
          </table:table-cell>
          <table:table-cell office:value-type="string" calcext:value-type="string">
            <text:p>FAL0010.bmp</text:p>
          </table:table-cell>
          <table:table-cell office:value-type="string" calcext:value-type="string">
            <text:p>FAL0010m.bin</text:p>
          </table:table-cell>
          <table:table-cell/>
          <table:table-cell table:formula="of:=HYPERLINK(COM.MICROSOFT.CONCAT(&quot;https://www.amusement-center.com/project/egg/game/?product_id=&quot;; [.C1388]))" office:value-type="string" office:string-value="https://www.amusement-center.com/project/egg/game/?product_id=70" calcext:value-type="string">
            <text:p>https://www.amusement-center.com/project/egg/game/?product_id=70</text:p>
          </table:table-cell>
        </table:table-row>
        <table:table-row table:style-name="ro1">
          <table:table-cell office:value-type="string" calcext:value-type="string">
            <text:p>太陽の神殿</text:p>
          </table:table-cell>
          <table:table-cell office:value-type="string" calcext:value-type="string">
            <text:p>Taiyou no Shinden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060a.bin</text:p>
          </table:table-cell>
          <table:table-cell office:value-type="string" calcext:value-type="string">
            <text:p>FAL0060.bmp</text:p>
          </table:table-cell>
          <table:table-cell office:value-type="string" calcext:value-type="string">
            <text:p>FAL0060m.bin</text:p>
          </table:table-cell>
          <table:table-cell office:value-type="string" calcext:value-type="string">
            <text:p>FAL0060d.bin</text:p>
          </table:table-cell>
          <table:table-cell table:formula="of:=HYPERLINK(COM.MICROSOFT.CONCAT(&quot;https://www.amusement-center.com/project/egg/game/?product_id=&quot;; [.C1389]))" office:value-type="string" office:string-value="https://www.amusement-center.com/project/egg/game/?product_id=540" calcext:value-type="string">
            <text:p>https://www.amusement-center.com/project/egg/game/?product_id=540</text:p>
          </table:table-cell>
        </table:table-row>
        <table:table-row table:style-name="ro1">
          <table:table-cell office:value-type="string" calcext:value-type="string">
            <text:p>太陽の神殿</text:p>
          </table:table-cell>
          <table:table-cell office:value-type="string" calcext:value-type="string">
            <text:p>Taiyou no Shinden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L0119a.bin</text:p>
          </table:table-cell>
          <table:table-cell office:value-type="string" calcext:value-type="string">
            <text:p>FAL0119.bmp</text:p>
          </table:table-cell>
          <table:table-cell office:value-type="string" calcext:value-type="string">
            <text:p>FAL0119m.bin</text:p>
          </table:table-cell>
          <table:table-cell office:value-type="string" calcext:value-type="string">
            <text:p>FAL0119d.bin</text:p>
          </table:table-cell>
          <table:table-cell table:formula="of:=HYPERLINK(COM.MICROSOFT.CONCAT(&quot;https://www.amusement-center.com/project/egg/game/?product_id=&quot;; [.C1390]))" office:value-type="string" office:string-value="https://www.amusement-center.com/project/egg/game/?product_id=1394" calcext:value-type="string">
            <text:p>https://www.amusement-center.com/project/egg/game/?product_id=1394</text:p>
          </table:table-cell>
        </table:table-row>
        <table:table-row table:style-name="ro1">
          <table:table-cell office:value-type="string" calcext:value-type="string">
            <text:p>女神の剣 ベルナーの章</text:p>
          </table:table-cell>
          <table:table-cell office:value-type="string" calcext:value-type="string">
            <text:p>Megami no Tsurugi - Berner no Shou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6a.bin</text:p>
          </table:table-cell>
          <table:table-cell office:value-type="string" calcext:value-type="string">
            <text:p>COM0036.bmp</text:p>
          </table:table-cell>
          <table:table-cell table:number-columns-repeated="2"/>
          <table:table-cell table:formula="of:=HYPERLINK(COM.MICROSOFT.CONCAT(&quot;https://www.amusement-center.com/project/egg/game/?product_id=&quot;; [.C1391]))" office:value-type="string" office:string-value="https://www.amusement-center.com/project/egg/game/?product_id=887" calcext:value-type="string">
            <text:p>https://www.amusement-center.com/project/egg/game/?product_id=887</text:p>
          </table:table-cell>
        </table:table-row>
        <table:table-row table:style-name="ro1">
          <table:table-cell office:value-type="string" calcext:value-type="string">
            <text:p>女神の剣 ベルナーの章 <text:s/></text:p>
          </table:table-cell>
          <table:table-cell office:value-type="string" calcext:value-type="string">
            <text:p>Megami no Tsurugi - Berner no Shou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36a.bin</text:p>
          </table:table-cell>
          <table:table-cell office:value-type="string" calcext:value-type="string">
            <text:p>COM0036.bmp</text:p>
          </table:table-cell>
          <table:table-cell table:number-columns-repeated="2"/>
          <table:table-cell table:formula="of:=HYPERLINK(COM.MICROSOFT.CONCAT(&quot;https://www.amusement-center.com/project/egg/game/?product_id=&quot;; [.C1392]))" office:value-type="string" office:string-value="https://www.amusement-center.com/project/egg/game/?product_id=797" calcext:value-type="string">
            <text:p>https://www.amusement-center.com/project/egg/game/?product_id=797</text:p>
          </table:table-cell>
        </table:table-row>
        <table:table-row table:style-name="ro1">
          <table:table-cell office:value-type="string" calcext:value-type="string">
            <text:p>妖姫伝</text:p>
          </table:table-cell>
          <table:table-cell office:value-type="string" calcext:value-type="string">
            <text:p>Youkid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OT0004a.bin</text:p>
          </table:table-cell>
          <table:table-cell office:value-type="string" calcext:value-type="string">
            <text:p>HOT0004.bmp</text:p>
          </table:table-cell>
          <table:table-cell table:number-columns-repeated="2"/>
          <table:table-cell table:formula="of:=HYPERLINK(COM.MICROSOFT.CONCAT(&quot;https://www.amusement-center.com/project/egg/game/?product_id=&quot;; [.C1393]))" office:value-type="string" office:string-value="https://www.amusement-center.com/project/egg/game/?product_id=100" calcext:value-type="string">
            <text:p>https://www.amusement-center.com/project/egg/game/?product_id=100</text:p>
          </table:table-cell>
        </table:table-row>
        <table:table-row table:style-name="ro1">
          <table:table-cell office:value-type="string" calcext:value-type="string">
            <text:p>妖怪探偵ちまちま</text:p>
          </table:table-cell>
          <table:table-cell office:value-type="string" calcext:value-type="string">
            <text:p>Youkai Tantei Chima Chim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11a.bin</text:p>
          </table:table-cell>
          <table:table-cell office:value-type="string" calcext:value-type="string">
            <text:p>BOT0011.bmp</text:p>
          </table:table-cell>
          <table:table-cell table:number-columns-repeated="2"/>
          <table:table-cell table:formula="of:=HYPERLINK(COM.MICROSOFT.CONCAT(&quot;https://www.amusement-center.com/project/egg/game/?product_id=&quot;; [.C1394]))" office:value-type="string" office:string-value="https://www.amusement-center.com/project/egg/game/?product_id=206" calcext:value-type="string">
            <text:p>https://www.amusement-center.com/project/egg/game/?product_id=206</text:p>
          </table:table-cell>
        </table:table-row>
        <table:table-row table:style-name="ro1">
          <table:table-cell office:value-type="string" calcext:value-type="string">
            <text:p>妖怪探偵ちまちま</text:p>
          </table:table-cell>
          <table:table-cell office:value-type="string" calcext:value-type="string">
            <text:p>Youkai Tantei Chima Chim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1004a.bin</text:p>
          </table:table-cell>
          <table:table-cell office:value-type="string" calcext:value-type="string">
            <text:p>BOT1004.bmp</text:p>
          </table:table-cell>
          <table:table-cell table:number-columns-repeated="2"/>
          <table:table-cell table:formula="of:=HYPERLINK(COM.MICROSOFT.CONCAT(&quot;https://www.amusement-center.com/project/egg/game/?product_id=&quot;; [.C1395]))" office:value-type="string" office:string-value="https://www.amusement-center.com/project/egg/game/?product_id=207" calcext:value-type="string">
            <text:p>https://www.amusement-center.com/project/egg/game/?product_id=207</text:p>
          </table:table-cell>
        </table:table-row>
        <table:table-row table:style-name="ro1">
          <table:table-cell office:value-type="string" calcext:value-type="string">
            <text:p>妖怪探偵ちまちま</text:p>
          </table:table-cell>
          <table:table-cell office:value-type="string" calcext:value-type="string">
            <text:p>Youkai Tantei Chima Chima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BOT0035a.bin</text:p>
          </table:table-cell>
          <table:table-cell office:value-type="string" calcext:value-type="string">
            <text:p>BOT0035.bmp</text:p>
          </table:table-cell>
          <table:table-cell table:number-columns-repeated="2"/>
          <table:table-cell table:formula="of:=HYPERLINK(COM.MICROSOFT.CONCAT(&quot;https://www.amusement-center.com/project/egg/game/?product_id=&quot;; [.C1396]))" office:value-type="string" office:string-value="https://www.amusement-center.com/project/egg/game/?product_id=877" calcext:value-type="string">
            <text:p>https://www.amusement-center.com/project/egg/game/?product_id=877</text:p>
          </table:table-cell>
        </table:table-row>
        <table:table-row table:style-name="ro1">
          <table:table-cell office:value-type="string" calcext:value-type="string">
            <text:p>妖怪探偵ちまちま</text:p>
          </table:table-cell>
          <table:table-cell office:value-type="string" calcext:value-type="string">
            <text:p>Youkai Tantei Chima Chim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11a.bin</text:p>
          </table:table-cell>
          <table:table-cell office:value-type="string" calcext:value-type="string">
            <text:p>BOT0011.bmp</text:p>
          </table:table-cell>
          <table:table-cell office:value-type="string" calcext:value-type="string">
            <text:p>BOT0011m.bin</text:p>
          </table:table-cell>
          <table:table-cell/>
          <table:table-cell table:formula="of:=HYPERLINK(COM.MICROSOFT.CONCAT(&quot;https://www.amusement-center.com/project/egg/game/?product_id=&quot;; [.C1397]))" office:value-type="string" office:string-value="https://www.amusement-center.com/project/egg/game/?product_id=1300" calcext:value-type="string">
            <text:p>https://www.amusement-center.com/project/egg/game/?product_id=1300</text:p>
          </table:table-cell>
        </table:table-row>
        <table:table-row table:style-name="ro1">
          <table:table-cell office:value-type="string" calcext:value-type="string">
            <text:p>妖撃隊</text:p>
          </table:table-cell>
          <table:table-cell office:value-type="string" calcext:value-type="string">
            <text:p>Yougekitai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L0003a.bin</text:p>
          </table:table-cell>
          <table:table-cell office:value-type="string" calcext:value-type="string">
            <text:p>PTEL0003.bmp</text:p>
          </table:table-cell>
          <table:table-cell office:value-type="string" calcext:value-type="string">
            <text:p>PTEL0003m.bin</text:p>
          </table:table-cell>
          <table:table-cell/>
          <table:table-cell table:formula="of:=HYPERLINK(COM.MICROSOFT.CONCAT(&quot;https://www.amusement-center.com/project/egg/game/?product_id=&quot;; [.C1398]))" office:value-type="string" office:string-value="https://www.amusement-center.com/project/egg/game/?product_id=624" calcext:value-type="string">
            <text:p>https://www.amusement-center.com/project/egg/game/?product_id=624</text:p>
          </table:table-cell>
        </table:table-row>
        <table:table-row table:style-name="ro1">
          <table:table-cell office:value-type="string" calcext:value-type="string">
            <text:p>妖獣機甲兵ワードラゴン</text:p>
          </table:table-cell>
          <table:table-cell office:value-type="string" calcext:value-type="string">
            <text:p>Youjuu Kikouhei WerDragon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ARS0004a.bin</text:p>
          </table:table-cell>
          <table:table-cell office:value-type="string" calcext:value-type="string">
            <text:p>ARS0004.bmp</text:p>
          </table:table-cell>
          <table:table-cell office:value-type="string" calcext:value-type="string">
            <text:p>ARS0004m.bin</text:p>
          </table:table-cell>
          <table:table-cell/>
          <table:table-cell table:formula="of:=HYPERLINK(COM.MICROSOFT.CONCAT(&quot;https://www.amusement-center.com/project/egg/game/?product_id=&quot;; [.C1399]))" office:value-type="string" office:string-value="https://www.amusement-center.com/project/egg/game/?product_id=875" calcext:value-type="string">
            <text:p>https://www.amusement-center.com/project/egg/game/?product_id=875</text:p>
          </table:table-cell>
        </table:table-row>
        <table:table-row table:style-name="ro1">
          <table:table-cell office:value-type="string" calcext:value-type="string">
            <text:p>将棋竜王戦</text:p>
          </table:table-cell>
          <table:table-cell office:value-type="string" calcext:value-type="string">
            <text:p>Shougi Ryuuou-se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IMX0005a.bin</text:p>
          </table:table-cell>
          <table:table-cell office:value-type="string" calcext:value-type="string">
            <text:p>IMX0005.bmp</text:p>
          </table:table-cell>
          <table:table-cell office:value-type="string" calcext:value-type="string">
            <text:p>IMX0005m.bin</text:p>
          </table:table-cell>
          <table:table-cell/>
          <table:table-cell table:formula="of:=HYPERLINK(COM.MICROSOFT.CONCAT(&quot;https://www.amusement-center.com/project/egg/game/?product_id=&quot;; [.C1400]))" office:value-type="string" office:string-value="https://www.amusement-center.com/project/egg/game/?product_id=980" calcext:value-type="string">
            <text:p>https://www.amusement-center.com/project/egg/game/?product_id=980</text:p>
          </table:table-cell>
        </table:table-row>
        <table:table-row table:style-name="ro1">
          <table:table-cell office:value-type="string" calcext:value-type="string">
            <text:p>平安妖怪伝</text:p>
          </table:table-cell>
          <table:table-cell office:value-type="string" calcext:value-type="string">
            <text:p>Heian Youkaiden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25a.bin</text:p>
          </table:table-cell>
          <table:table-cell office:value-type="string" calcext:value-type="string">
            <text:p>COM1025.bmp</text:p>
          </table:table-cell>
          <table:table-cell office:value-type="string" calcext:value-type="string">
            <text:p>COM1025m.bin</text:p>
          </table:table-cell>
          <table:table-cell/>
          <table:table-cell table:formula="of:=HYPERLINK(COM.MICROSOFT.CONCAT(&quot;https://www.amusement-center.com/project/egg/game/?product_id=&quot;; [.C1401]))" office:value-type="string" office:string-value="https://www.amusement-center.com/project/egg/game/?product_id=1399" calcext:value-type="string">
            <text:p>https://www.amusement-center.com/project/egg/game/?product_id=1399</text:p>
          </table:table-cell>
        </table:table-row>
        <table:table-row table:style-name="ro1">
          <table:table-cell office:value-type="string" calcext:value-type="string">
            <text:p>幻世喜譚</text:p>
          </table:table-cell>
          <table:table-cell office:value-type="string" calcext:value-type="string">
            <text:p>Gensei Ki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COM0020a.bin</text:p>
          </table:table-cell>
          <table:table-cell office:value-type="string" calcext:value-type="string">
            <text:p>PCOM0020.bmp</text:p>
          </table:table-cell>
          <table:table-cell office:value-type="string" calcext:value-type="string">
            <text:p>PCOM0020m.bin</text:p>
          </table:table-cell>
          <table:table-cell/>
          <table:table-cell table:formula="of:=HYPERLINK(COM.MICROSOFT.CONCAT(&quot;https://www.amusement-center.com/project/egg/game/?product_id=&quot;; [.C1402]))" office:value-type="string" office:string-value="https://www.amusement-center.com/project/egg/game/?product_id=607" calcext:value-type="string">
            <text:p>https://www.amusement-center.com/project/egg/game/?product_id=607</text:p>
          </table:table-cell>
        </table:table-row>
        <table:table-row table:style-name="ro1">
          <table:table-cell office:value-type="string" calcext:value-type="string">
            <text:p>幻世快盗伝</text:p>
          </table:table-cell>
          <table:table-cell office:value-type="string" calcext:value-type="string">
            <text:p>Gensei Kaitouden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0a.bin</text:p>
          </table:table-cell>
          <table:table-cell office:value-type="string" calcext:value-type="string">
            <text:p>COM0060.bmp</text:p>
          </table:table-cell>
          <table:table-cell office:value-type="string" calcext:value-type="string">
            <text:p>COM0060m.bin</text:p>
          </table:table-cell>
          <table:table-cell/>
          <table:table-cell table:formula="of:=HYPERLINK(COM.MICROSOFT.CONCAT(&quot;https://www.amusement-center.com/project/egg/game/?product_id=&quot;; [.C1403]))" office:value-type="string" office:string-value="https://www.amusement-center.com/project/egg/game/?product_id=1464" calcext:value-type="string">
            <text:p>https://www.amusement-center.com/project/egg/game/?product_id=1464</text:p>
          </table:table-cell>
        </table:table-row>
        <table:table-row table:style-name="ro1">
          <table:table-cell office:value-type="string" calcext:value-type="string">
            <text:p>幻世快盗伝 </text:p>
          </table:table-cell>
          <table:table-cell office:value-type="string" calcext:value-type="string">
            <text:p>Gensei Kaitoude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0a.bin</text:p>
          </table:table-cell>
          <table:table-cell office:value-type="string" calcext:value-type="string">
            <text:p>COM0060.bmp</text:p>
          </table:table-cell>
          <table:table-cell office:value-type="string" calcext:value-type="string">
            <text:p>COM0060m.bin</text:p>
          </table:table-cell>
          <table:table-cell/>
          <table:table-cell table:formula="of:=HYPERLINK(COM.MICROSOFT.CONCAT(&quot;https://www.amusement-center.com/project/egg/game/?product_id=&quot;; [.C1404]))" office:value-type="string" office:string-value="https://www.amusement-center.com/project/egg/game/?product_id=992" calcext:value-type="string">
            <text:p>https://www.amusement-center.com/project/egg/game/?product_id=992</text:p>
          </table:table-cell>
        </table:table-row>
        <table:table-row table:style-name="ro1">
          <table:table-cell office:value-type="string" calcext:value-type="string">
            <text:p>幻世捕物帳</text:p>
          </table:table-cell>
          <table:table-cell office:value-type="string" calcext:value-type="string">
            <text:p>Gensei Kaitouden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82a.bin</text:p>
          </table:table-cell>
          <table:table-cell office:value-type="string" calcext:value-type="string">
            <text:p>COM0082.bmp</text:p>
          </table:table-cell>
          <table:table-cell table:number-columns-repeated="2"/>
          <table:table-cell table:formula="of:=HYPERLINK(COM.MICROSOFT.CONCAT(&quot;https://www.amusement-center.com/project/egg/game/?product_id=&quot;; [.C1405]))" office:value-type="string" office:string-value="https://www.amusement-center.com/project/egg/game/?product_id=1784" calcext:value-type="string">
            <text:p>https://www.amusement-center.com/project/egg/game/?product_id=1784</text:p>
          </table:table-cell>
        </table:table-row>
        <table:table-row table:style-name="ro1">
          <table:table-cell office:value-type="string" calcext:value-type="string">
            <text:p>幻世牌遊記</text:p>
          </table:table-cell>
          <table:table-cell office:value-type="string" calcext:value-type="string">
            <text:p>Gensei Haiyuuki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M5033a.bin</text:p>
          </table:table-cell>
          <table:table-cell/>
          <table:table-cell office:value-type="string" calcext:value-type="string">
            <text:p>COM5033m.bin</text:p>
          </table:table-cell>
          <table:table-cell/>
          <table:table-cell table:formula="of:=HYPERLINK(COM.MICROSOFT.CONCAT(&quot;https://www.amusement-center.com/project/egg/game/?product_id=&quot;; [.C1406]))" office:value-type="string" office:string-value="https://www.amusement-center.com/project/egg/game/?product_id=1266" calcext:value-type="string">
            <text:p>https://www.amusement-center.com/project/egg/game/?product_id=1266</text:p>
          </table:table-cell>
        </table:table-row>
        <table:table-row table:style-name="ro1">
          <table:table-cell office:value-type="string" calcext:value-type="string">
            <text:p>幻世風狂伝</text:p>
          </table:table-cell>
          <table:table-cell office:value-type="string" calcext:value-type="string">
            <text:p>Gensei Fuukyouden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6a.bin</text:p>
          </table:table-cell>
          <table:table-cell office:value-type="string" calcext:value-type="string">
            <text:p>COM0056.bmp</text:p>
          </table:table-cell>
          <table:table-cell office:value-type="string" calcext:value-type="string">
            <text:p>COM0056m.bin</text:p>
          </table:table-cell>
          <table:table-cell/>
          <table:table-cell table:formula="of:=HYPERLINK(COM.MICROSOFT.CONCAT(&quot;https://www.amusement-center.com/project/egg/game/?product_id=&quot;; [.C1407]))" office:value-type="string" office:string-value="https://www.amusement-center.com/project/egg/game/?product_id=1077" calcext:value-type="string">
            <text:p>https://www.amusement-center.com/project/egg/game/?product_id=1077</text:p>
          </table:table-cell>
        </table:table-row>
        <table:table-row table:style-name="ro1">
          <table:table-cell office:value-type="string" calcext:value-type="string">
            <text:p>幻世風狂伝 </text:p>
          </table:table-cell>
          <table:table-cell office:value-type="string" calcext:value-type="string">
            <text:p>Gensei Fuukyouden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6a.bin</text:p>
          </table:table-cell>
          <table:table-cell office:value-type="string" calcext:value-type="string">
            <text:p>COM0056.bmp</text:p>
          </table:table-cell>
          <table:table-cell office:value-type="string" calcext:value-type="string">
            <text:p>COM0056m.bin</text:p>
          </table:table-cell>
          <table:table-cell/>
          <table:table-cell table:formula="of:=HYPERLINK(COM.MICROSOFT.CONCAT(&quot;https://www.amusement-center.com/project/egg/game/?product_id=&quot;; [.C1408]))" office:value-type="string" office:string-value="https://www.amusement-center.com/project/egg/game/?product_id=966" calcext:value-type="string">
            <text:p>https://www.amusement-center.com/project/egg/game/?product_id=966</text:p>
          </table:table-cell>
        </table:table-row>
        <table:table-row table:style-name="ro1">
          <table:table-cell office:value-type="string" calcext:value-type="string">
            <text:p>幻影都市</text:p>
          </table:table-cell>
          <table:table-cell office:value-type="string" calcext:value-type="string">
            <text:p>Gen-ei Toshi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08a.bin</text:p>
          </table:table-cell>
          <table:table-cell office:value-type="string" calcext:value-type="string">
            <text:p>MIC0008.bmp</text:p>
          </table:table-cell>
          <table:table-cell office:value-type="string" calcext:value-type="string">
            <text:p>MIC0008m.bin</text:p>
          </table:table-cell>
          <table:table-cell/>
          <table:table-cell table:formula="of:=HYPERLINK(COM.MICROSOFT.CONCAT(&quot;https://www.amusement-center.com/project/egg/game/?product_id=&quot;; [.C1409]))" office:value-type="string" office:string-value="https://www.amusement-center.com/project/egg/game/?product_id=230" calcext:value-type="string">
            <text:p>https://www.amusement-center.com/project/egg/game/?product_id=230</text:p>
          </table:table-cell>
        </table:table-row>
        <table:table-row table:style-name="ro1">
          <table:table-cell office:value-type="string" calcext:value-type="string">
            <text:p>幻影都市</text:p>
          </table:table-cell>
          <table:table-cell office:value-type="string" calcext:value-type="string">
            <text:p>Gen-ei Toshi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28a.bin</text:p>
          </table:table-cell>
          <table:table-cell office:value-type="string" calcext:value-type="string">
            <text:p>MIC0028.bmp</text:p>
          </table:table-cell>
          <table:table-cell office:value-type="string" calcext:value-type="string">
            <text:p>MIC0028m.bin</text:p>
          </table:table-cell>
          <table:table-cell/>
          <table:table-cell table:formula="of:=HYPERLINK(COM.MICROSOFT.CONCAT(&quot;https://www.amusement-center.com/project/egg/game/?product_id=&quot;; [.C1410]))" office:value-type="string" office:string-value="https://www.amusement-center.com/project/egg/game/?product_id=793" calcext:value-type="string">
            <text:p>https://www.amusement-center.com/project/egg/game/?product_id=793</text:p>
          </table:table-cell>
        </table:table-row>
        <table:table-row table:style-name="ro1">
          <table:table-cell office:value-type="string" calcext:value-type="string">
            <text:p>幻影都市</text:p>
          </table:table-cell>
          <table:table-cell office:value-type="string" calcext:value-type="string">
            <text:p>Gen-ei Toshi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42a.bin</text:p>
          </table:table-cell>
          <table:table-cell office:value-type="string" calcext:value-type="string">
            <text:p>MIC0042.bmp</text:p>
          </table:table-cell>
          <table:table-cell office:value-type="string" calcext:value-type="string">
            <text:p>MIC0042m.bin</text:p>
          </table:table-cell>
          <table:table-cell/>
          <table:table-cell table:formula="of:=HYPERLINK(COM.MICROSOFT.CONCAT(&quot;https://www.amusement-center.com/project/egg/game/?product_id=&quot;; [.C1411]))" office:value-type="string" office:string-value="https://www.amusement-center.com/project/egg/game/?product_id=1442" calcext:value-type="string">
            <text:p>https://www.amusement-center.com/project/egg/game/?product_id=1442</text:p>
          </table:table-cell>
        </table:table-row>
        <table:table-row table:style-name="ro1">
          <table:table-cell office:value-type="string" calcext:value-type="string">
            <text:p>幻獣鬼</text:p>
          </table:table-cell>
          <table:table-cell office:value-type="string" calcext:value-type="string">
            <text:p>Genjuuk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18a.bin</text:p>
          </table:table-cell>
          <table:table-cell office:value-type="string" calcext:value-type="string">
            <text:p>TAE0018.bmp</text:p>
          </table:table-cell>
          <table:table-cell table:number-columns-repeated="2"/>
          <table:table-cell table:formula="of:=HYPERLINK(COM.MICROSOFT.CONCAT(&quot;https://www.amusement-center.com/project/egg/game/?product_id=&quot;; [.C1412]))" office:value-type="string" office:string-value="https://www.amusement-center.com/project/egg/game/?product_id=66" calcext:value-type="string">
            <text:p>https://www.amusement-center.com/project/egg/game/?product_id=66</text:p>
          </table:table-cell>
        </table:table-row>
        <table:table-row table:style-name="ro1">
          <table:table-cell office:value-type="string" calcext:value-type="string">
            <text:p>幻獣鬼 アンデッドライン</text:p>
          </table:table-cell>
          <table:table-cell office:value-type="string" calcext:value-type="string">
            <text:p>Genjuuki - Undead Line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41a.bin</text:p>
          </table:table-cell>
          <table:table-cell office:value-type="string" calcext:value-type="string">
            <text:p>TAE0041.bmp</text:p>
          </table:table-cell>
          <table:table-cell table:number-columns-repeated="2"/>
          <table:table-cell table:formula="of:=HYPERLINK(COM.MICROSOFT.CONCAT(&quot;https://www.amusement-center.com/project/egg/game/?product_id=&quot;; [.C1413]))" office:value-type="string" office:string-value="https://www.amusement-center.com/project/egg/game/?product_id=1621" calcext:value-type="string">
            <text:p>https://www.amusement-center.com/project/egg/game/?product_id=1621</text:p>
          </table:table-cell>
        </table:table-row>
        <table:table-row table:style-name="ro1">
          <table:table-cell office:value-type="string" calcext:value-type="string">
            <text:p>幻獣鬼 アンデッドライン</text:p>
          </table:table-cell>
          <table:table-cell office:value-type="string" calcext:value-type="string">
            <text:p>Genjuuki - Undead Line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AE0041a.bin</text:p>
          </table:table-cell>
          <table:table-cell office:value-type="string" calcext:value-type="string">
            <text:p>TAE0041.bmp</text:p>
          </table:table-cell>
          <table:table-cell table:number-columns-repeated="2"/>
          <table:table-cell table:formula="of:=HYPERLINK(COM.MICROSOFT.CONCAT(&quot;https://www.amusement-center.com/project/egg/game/?product_id=&quot;; [.C1414]))" office:value-type="string" office:string-value="https://www.amusement-center.com/project/egg/game/?product_id=1779" calcext:value-type="string">
            <text:p>https://www.amusement-center.com/project/egg/game/?product_id=1779</text:p>
          </table:table-cell>
        </table:table-row>
        <table:table-row table:style-name="ro1">
          <table:table-cell office:value-type="string" calcext:value-type="string">
            <text:p>幽霊君</text:p>
          </table:table-cell>
          <table:table-cell office:value-type="string" calcext:value-type="string">
            <text:p>Yuurei-k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AC1001a.bin</text:p>
          </table:table-cell>
          <table:table-cell office:value-type="string" calcext:value-type="string">
            <text:p>SAC1001.bmp</text:p>
          </table:table-cell>
          <table:table-cell table:number-columns-repeated="2"/>
          <table:table-cell table:formula="of:=HYPERLINK(COM.MICROSOFT.CONCAT(&quot;https://www.amusement-center.com/project/egg/game/?product_id=&quot;; [.C1415]))" office:value-type="string" office:string-value="https://www.amusement-center.com/project/egg/game/?product_id=162" calcext:value-type="string">
            <text:p>https://www.amusement-center.com/project/egg/game/?product_id=162</text:p>
          </table:table-cell>
        </table:table-row>
        <table:table-row table:style-name="ro1">
          <table:table-cell office:value-type="string" calcext:value-type="string">
            <text:p>幽霊君</text:p>
          </table:table-cell>
          <table:table-cell office:value-type="string" calcext:value-type="string">
            <text:p>Yuurei-kun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AC1001a.bin</text:p>
          </table:table-cell>
          <table:table-cell office:value-type="string" calcext:value-type="string">
            <text:p>SAC1001.bmp</text:p>
          </table:table-cell>
          <table:table-cell table:number-columns-repeated="2"/>
          <table:table-cell table:formula="of:=HYPERLINK(COM.MICROSOFT.CONCAT(&quot;https://www.amusement-center.com/project/egg/game/?product_id=&quot;; [.C1416]))" office:value-type="string" office:string-value="https://www.amusement-center.com/project/egg/game/?product_id=1780" calcext:value-type="string">
            <text:p>https://www.amusement-center.com/project/egg/game/?product_id=1780</text:p>
          </table:table-cell>
        </table:table-row>
        <table:table-row table:style-name="ro1">
          <table:table-cell office:value-type="string" calcext:value-type="string">
            <text:p>弁慶外伝</text:p>
          </table:table-cell>
          <table:table-cell office:value-type="string" calcext:value-type="string">
            <text:p>Benkei - Gaiden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SNT0029a.bin</text:p>
          </table:table-cell>
          <table:table-cell office:value-type="string" calcext:value-type="string">
            <text:p>SNT0029.bmp</text:p>
          </table:table-cell>
          <table:table-cell office:value-type="string" calcext:value-type="string">
            <text:p>SNT0029m.bin</text:p>
          </table:table-cell>
          <table:table-cell/>
          <table:table-cell table:formula="of:=HYPERLINK(COM.MICROSOFT.CONCAT(&quot;https://www.amusement-center.com/project/egg/game/?product_id=&quot;; [.C1417]))" office:value-type="string" office:string-value="https://www.amusement-center.com/project/egg/game/?product_id=1438" calcext:value-type="string">
            <text:p>https://www.amusement-center.com/project/egg/game/?product_id=1438</text:p>
          </table:table-cell>
        </table:table-row>
        <table:table-row table:style-name="ro1">
          <table:table-cell office:value-type="string" calcext:value-type="string">
            <text:p>式鬼の刻 -中国編 第二章- <text:s/></text:p>
          </table:table-cell>
          <table:table-cell office:value-type="string" calcext:value-type="string">
            <text:p>Shiki no Koku - Chuugoku-hen Dai-ni-shou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9a.bin</text:p>
          </table:table-cell>
          <table:table-cell office:value-type="string" calcext:value-type="string">
            <text:p>COM0019.bmp</text:p>
          </table:table-cell>
          <table:table-cell office:value-type="string" calcext:value-type="string">
            <text:p>COM0019m.bin</text:p>
          </table:table-cell>
          <table:table-cell/>
          <table:table-cell table:formula="of:=HYPERLINK(COM.MICROSOFT.CONCAT(&quot;https://www.amusement-center.com/project/egg/game/?product_id=&quot;; [.C1418]))" office:value-type="string" office:string-value="https://www.amusement-center.com/project/egg/game/?product_id=728" calcext:value-type="string">
            <text:p>https://www.amusement-center.com/project/egg/game/?product_id=728</text:p>
          </table:table-cell>
        </table:table-row>
        <table:table-row table:style-name="ro1">
          <table:table-cell office:value-type="string" calcext:value-type="string">
            <text:p>式鬼の刻　−中国編 第一章− </text:p>
          </table:table-cell>
          <table:table-cell office:value-type="string" calcext:value-type="string">
            <text:p>Shiki no Koku - Chuugoku-hen Dai-ichi-shou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8a.bin</text:p>
          </table:table-cell>
          <table:table-cell/>
          <table:table-cell office:value-type="string" calcext:value-type="string">
            <text:p>COM0018m.bin</text:p>
          </table:table-cell>
          <table:table-cell/>
          <table:table-cell table:formula="of:=HYPERLINK(COM.MICROSOFT.CONCAT(&quot;https://www.amusement-center.com/project/egg/game/?product_id=&quot;; [.C1419]))" office:value-type="string" office:string-value="https://www.amusement-center.com/project/egg/game/?product_id=819" calcext:value-type="string">
            <text:p>https://www.amusement-center.com/project/egg/game/?product_id=819</text:p>
          </table:table-cell>
        </table:table-row>
        <table:table-row table:style-name="ro1">
          <table:table-cell office:value-type="string" calcext:value-type="string">
            <text:p>式鬼の刻　−中国編 第一章− <text:s/></text:p>
          </table:table-cell>
          <table:table-cell office:value-type="string" calcext:value-type="string">
            <text:p>Shiki no Koku - Chuugoku-hen Dai-ichi-shou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8a.bin</text:p>
          </table:table-cell>
          <table:table-cell office:value-type="string" calcext:value-type="string">
            <text:p>COM0018.bmp</text:p>
          </table:table-cell>
          <table:table-cell office:value-type="string" calcext:value-type="string">
            <text:p>COM0018m.bin</text:p>
          </table:table-cell>
          <table:table-cell/>
          <table:table-cell table:formula="of:=HYPERLINK(COM.MICROSOFT.CONCAT(&quot;https://www.amusement-center.com/project/egg/game/?product_id=&quot;; [.C1420]))" office:value-type="string" office:string-value="https://www.amusement-center.com/project/egg/game/?product_id=722" calcext:value-type="string">
            <text:p>https://www.amusement-center.com/project/egg/game/?product_id=722</text:p>
          </table:table-cell>
        </table:table-row>
        <table:table-row table:style-name="ro1">
          <table:table-cell office:value-type="string" calcext:value-type="string">
            <text:p>式鬼の刻　−中国編 第三章−</text:p>
          </table:table-cell>
          <table:table-cell office:value-type="string" calcext:value-type="string">
            <text:p>Shiki no Koku - Chuugoku-hen Dai-san-shou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0a.bin</text:p>
          </table:table-cell>
          <table:table-cell office:value-type="string" calcext:value-type="string">
            <text:p>COM0020.bmp</text:p>
          </table:table-cell>
          <table:table-cell office:value-type="string" calcext:value-type="string">
            <text:p>COM0020m.bin</text:p>
          </table:table-cell>
          <table:table-cell/>
          <table:table-cell table:formula="of:=HYPERLINK(COM.MICROSOFT.CONCAT(&quot;https://www.amusement-center.com/project/egg/game/?product_id=&quot;; [.C1421]))" office:value-type="string" office:string-value="https://www.amusement-center.com/project/egg/game/?product_id=732" calcext:value-type="string">
            <text:p>https://www.amusement-center.com/project/egg/game/?product_id=732</text:p>
          </table:table-cell>
        </table:table-row>
        <table:table-row table:style-name="ro1">
          <table:table-cell office:value-type="string" calcext:value-type="string">
            <text:p>式鬼の刻　−中国編 第三章−</text:p>
          </table:table-cell>
          <table:table-cell office:value-type="string" calcext:value-type="string">
            <text:p>Shiki no Koku - Chuugoku-hen Dai-san-shou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0a.bin</text:p>
          </table:table-cell>
          <table:table-cell office:value-type="string" calcext:value-type="string">
            <text:p>COM0020.bmp</text:p>
          </table:table-cell>
          <table:table-cell office:value-type="string" calcext:value-type="string">
            <text:p>COM0020m.bin</text:p>
          </table:table-cell>
          <table:table-cell/>
          <table:table-cell table:formula="of:=HYPERLINK(COM.MICROSOFT.CONCAT(&quot;https://www.amusement-center.com/project/egg/game/?product_id=&quot;; [.C1422]))" office:value-type="string" office:string-value="https://www.amusement-center.com/project/egg/game/?product_id=1156" calcext:value-type="string">
            <text:p>https://www.amusement-center.com/project/egg/game/?product_id=1156</text:p>
          </table:table-cell>
        </table:table-row>
        <table:table-row table:style-name="ro1">
          <table:table-cell office:value-type="string" calcext:value-type="string">
            <text:p>式鬼の刻　−中国編 第二章−</text:p>
          </table:table-cell>
          <table:table-cell office:value-type="string" calcext:value-type="string">
            <text:p>Shiki no Koku - Chuugoku-hen Dai-ni-shou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9a.bin</text:p>
          </table:table-cell>
          <table:table-cell office:value-type="string" calcext:value-type="string">
            <text:p>COM0019.bmp</text:p>
          </table:table-cell>
          <table:table-cell office:value-type="string" calcext:value-type="string">
            <text:p>COM0019m.bin</text:p>
          </table:table-cell>
          <table:table-cell/>
          <table:table-cell table:formula="of:=HYPERLINK(COM.MICROSOFT.CONCAT(&quot;https://www.amusement-center.com/project/egg/game/?product_id=&quot;; [.C1423]))" office:value-type="string" office:string-value="https://www.amusement-center.com/project/egg/game/?product_id=1039" calcext:value-type="string">
            <text:p>https://www.amusement-center.com/project/egg/game/?product_id=1039</text:p>
          </table:table-cell>
        </table:table-row>
        <table:table-row table:style-name="ro1">
          <table:table-cell office:value-type="string" calcext:value-type="string">
            <text:p>式鬼の刻　−中国編 第四章−</text:p>
          </table:table-cell>
          <table:table-cell office:value-type="string" calcext:value-type="string">
            <text:p>Shiki no Koku - Chuugoku-hen Dai-yon-shou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1a.bin</text:p>
          </table:table-cell>
          <table:table-cell office:value-type="string" calcext:value-type="string">
            <text:p>COM0021.bmp</text:p>
          </table:table-cell>
          <table:table-cell office:value-type="string" calcext:value-type="string">
            <text:p>COM0021m.bin</text:p>
          </table:table-cell>
          <table:table-cell/>
          <table:table-cell table:formula="of:=HYPERLINK(COM.MICROSOFT.CONCAT(&quot;https://www.amusement-center.com/project/egg/game/?product_id=&quot;; [.C1424]))" office:value-type="string" office:string-value="https://www.amusement-center.com/project/egg/game/?product_id=750" calcext:value-type="string">
            <text:p>https://www.amusement-center.com/project/egg/game/?product_id=750</text:p>
          </table:table-cell>
        </table:table-row>
        <table:table-row table:style-name="ro1">
          <table:table-cell office:value-type="string" calcext:value-type="string">
            <text:p>式鬼の刻　−中国編 第四章−</text:p>
          </table:table-cell>
          <table:table-cell office:value-type="string" calcext:value-type="string">
            <text:p>Shiki no Koku - Chuugoku-hen Dai-yon-shou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1a.bin</text:p>
          </table:table-cell>
          <table:table-cell office:value-type="string" calcext:value-type="string">
            <text:p>COM0021.bmp</text:p>
          </table:table-cell>
          <table:table-cell office:value-type="string" calcext:value-type="string">
            <text:p>COM0021m.bin</text:p>
          </table:table-cell>
          <table:table-cell/>
          <table:table-cell table:formula="of:=HYPERLINK(COM.MICROSOFT.CONCAT(&quot;https://www.amusement-center.com/project/egg/game/?product_id=&quot;; [.C1425]))" office:value-type="string" office:string-value="https://www.amusement-center.com/project/egg/game/?product_id=1458" calcext:value-type="string">
            <text:p>https://www.amusement-center.com/project/egg/game/?product_id=1458</text:p>
          </table:table-cell>
        </table:table-row>
        <table:table-row table:style-name="ro1">
          <table:table-cell office:value-type="string" calcext:value-type="string">
            <text:p>忍者</text:p>
          </table:table-cell>
          <table:table-cell office:value-type="string" calcext:value-type="string">
            <text:p>Ninj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7a.bin</text:p>
          </table:table-cell>
          <table:table-cell office:value-type="string" calcext:value-type="string">
            <text:p>BOT1007.bmp</text:p>
          </table:table-cell>
          <table:table-cell table:number-columns-repeated="2"/>
          <table:table-cell table:formula="of:=HYPERLINK(COM.MICROSOFT.CONCAT(&quot;https://www.amusement-center.com/project/egg/game/?product_id=&quot;; [.C1426]))" office:value-type="string" office:string-value="https://www.amusement-center.com/project/egg/game/?product_id=213" calcext:value-type="string">
            <text:p>https://www.amusement-center.com/project/egg/game/?product_id=213</text:p>
          </table:table-cell>
        </table:table-row>
        <table:table-row table:style-name="ro1">
          <table:table-cell office:value-type="string" calcext:value-type="string">
            <text:p>忍者</text:p>
          </table:table-cell>
          <table:table-cell office:value-type="string" calcext:value-type="string">
            <text:p>Ninja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7a.bin</text:p>
          </table:table-cell>
          <table:table-cell office:value-type="string" calcext:value-type="string">
            <text:p>BOT1007.bmp</text:p>
          </table:table-cell>
          <table:table-cell table:number-columns-repeated="2"/>
          <table:table-cell table:formula="of:=HYPERLINK(COM.MICROSOFT.CONCAT(&quot;https://www.amusement-center.com/project/egg/game/?product_id=&quot;; [.C1427]))" office:value-type="string" office:string-value="https://www.amusement-center.com/project/egg/game/?product_id=1522" calcext:value-type="string">
            <text:p>https://www.amusement-center.com/project/egg/game/?product_id=1522</text:p>
          </table:table-cell>
        </table:table-row>
        <table:table-row table:style-name="ro1">
          <table:table-cell office:value-type="string" calcext:value-type="string">
            <text:p>忍者 じゃじゃ丸くん </text:p>
          </table:table-cell>
          <table:table-cell office:value-type="string" calcext:value-type="string">
            <text:p>Ninja Jajamaru-kun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JLC0002a.bin</text:p>
          </table:table-cell>
          <table:table-cell office:value-type="string" calcext:value-type="string">
            <text:p>JLC0002.bmp</text:p>
          </table:table-cell>
          <table:table-cell office:value-type="string" calcext:value-type="string">
            <text:p>JLC0002m.bin</text:p>
          </table:table-cell>
          <table:table-cell/>
          <table:table-cell table:formula="of:=HYPERLINK(COM.MICROSOFT.CONCAT(&quot;https://www.amusement-center.com/project/egg/game/?product_id=&quot;; [.C1428]))" office:value-type="string" office:string-value="https://www.amusement-center.com/project/egg/game/?product_id=850" calcext:value-type="string">
            <text:p>https://www.amusement-center.com/project/egg/game/?product_id=850</text:p>
          </table:table-cell>
        </table:table-row>
        <table:table-row table:style-name="ro1">
          <table:table-cell office:value-type="string" calcext:value-type="string">
            <text:p>怒りの要塞</text:p>
          </table:table-cell>
          <table:table-cell office:value-type="string" calcext:value-type="string">
            <text:p>Ikari no Yousai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JLC0015a.bin</text:p>
          </table:table-cell>
          <table:table-cell office:value-type="string" calcext:value-type="string">
            <text:p>JLC0015.bmp</text:p>
          </table:table-cell>
          <table:table-cell office:value-type="string" calcext:value-type="string">
            <text:p>JLC0015m.bin</text:p>
          </table:table-cell>
          <table:table-cell/>
          <table:table-cell table:formula="of:=HYPERLINK(COM.MICROSOFT.CONCAT(&quot;https://www.amusement-center.com/project/egg/game/?product_id=&quot;; [.C1429]))" office:value-type="string" office:string-value="https://www.amusement-center.com/project/egg/game/?product_id=1055" calcext:value-type="string">
            <text:p>https://www.amusement-center.com/project/egg/game/?product_id=1055</text:p>
          </table:table-cell>
        </table:table-row>
        <table:table-row table:style-name="ro1">
          <table:table-cell office:value-type="string" calcext:value-type="string">
            <text:p>怨霊戦記</text:p>
          </table:table-cell>
          <table:table-cell office:value-type="string" calcext:value-type="string">
            <text:p>Onryou Senk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TW0001a.bin</text:p>
          </table:table-cell>
          <table:table-cell office:value-type="string" calcext:value-type="string">
            <text:p>STW0001.bmp</text:p>
          </table:table-cell>
          <table:table-cell table:number-columns-repeated="2"/>
          <table:table-cell table:formula="of:=HYPERLINK(COM.MICROSOFT.CONCAT(&quot;https://www.amusement-center.com/project/egg/game/?product_id=&quot;; [.C1430]))" office:value-type="string" office:string-value="https://www.amusement-center.com/project/egg/game/?product_id=171" calcext:value-type="string">
            <text:p>https://www.amusement-center.com/project/egg/game/?product_id=171</text:p>
          </table:table-cell>
        </table:table-row>
        <table:table-row table:style-name="ro1">
          <table:table-cell office:value-type="string" calcext:value-type="string">
            <text:p>怨霊戦記</text:p>
          </table:table-cell>
          <table:table-cell office:value-type="string" calcext:value-type="string">
            <text:p>Onryou Senki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TW0006a.bin</text:p>
          </table:table-cell>
          <table:table-cell office:value-type="string" calcext:value-type="string">
            <text:p>STW0006.bmp</text:p>
          </table:table-cell>
          <table:table-cell office:value-type="string" calcext:value-type="string">
            <text:p>STW0006m.bin</text:p>
          </table:table-cell>
          <table:table-cell/>
          <table:table-cell table:formula="of:=HYPERLINK(COM.MICROSOFT.CONCAT(&quot;https://www.amusement-center.com/project/egg/game/?product_id=&quot;; [.C1431]))" office:value-type="string" office:string-value="https://www.amusement-center.com/project/egg/game/?product_id=468" calcext:value-type="string">
            <text:p>https://www.amusement-center.com/project/egg/game/?product_id=468</text:p>
          </table:table-cell>
        </table:table-row>
        <table:table-row table:style-name="ro1">
          <table:table-cell office:value-type="string" calcext:value-type="string">
            <text:p>悪魔城ドラキュラ</text:p>
          </table:table-cell>
          <table:table-cell office:value-type="string" calcext:value-type="string">
            <text:p>Akumajou Dracula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NM1009a.bin</text:p>
          </table:table-cell>
          <table:table-cell office:value-type="string" calcext:value-type="string">
            <text:p>KNM1009.bmp</text:p>
          </table:table-cell>
          <table:table-cell office:value-type="string" calcext:value-type="string">
            <text:p>KNM1009m.bin</text:p>
          </table:table-cell>
          <table:table-cell/>
          <table:table-cell table:formula="of:=HYPERLINK(COM.MICROSOFT.CONCAT(&quot;https://www.amusement-center.com/project/egg/game/?product_id=&quot;; [.C1432]))" office:value-type="string" office:string-value="https://www.amusement-center.com/project/egg/game/?product_id=1182" calcext:value-type="string">
            <text:p>https://www.amusement-center.com/project/egg/game/?product_id=1182</text:p>
          </table:table-cell>
        </table:table-row>
        <table:table-row table:style-name="ro1">
          <table:table-cell office:value-type="string" calcext:value-type="string">
            <text:p>悶々怪物　モンモンモンスター</text:p>
          </table:table-cell>
          <table:table-cell office:value-type="string" calcext:value-type="string">
            <text:p>Mon Mon Kaibutsu - Mon Mon Monster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HOT1007a.bin</text:p>
          </table:table-cell>
          <table:table-cell office:value-type="string" calcext:value-type="string">
            <text:p>HOT1007.bmp</text:p>
          </table:table-cell>
          <table:table-cell table:number-columns-repeated="2"/>
          <table:table-cell table:formula="of:=HYPERLINK(COM.MICROSOFT.CONCAT(&quot;https://www.amusement-center.com/project/egg/game/?product_id=&quot;; [.C1433]))" office:value-type="string" office:string-value="https://www.amusement-center.com/project/egg/game/?product_id=1624" calcext:value-type="string">
            <text:p>https://www.amusement-center.com/project/egg/game/?product_id=1624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14a.bin</text:p>
          </table:table-cell>
          <table:table-cell office:value-type="string" calcext:value-type="string">
            <text:p>TAE0014.bmp</text:p>
          </table:table-cell>
          <table:table-cell office:value-type="string" calcext:value-type="string">
            <text:p>TAE0014m.bin</text:p>
          </table:table-cell>
          <table:table-cell/>
          <table:table-cell table:formula="of:=HYPERLINK(COM.MICROSOFT.CONCAT(&quot;https://www.amusement-center.com/project/egg/game/?product_id=&quot;; [.C1434]))" office:value-type="string" office:string-value="https://www.amusement-center.com/project/egg/game/?product_id=54" calcext:value-type="string">
            <text:p>https://www.amusement-center.com/project/egg/game/?product_id=54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9a.bin</text:p>
          </table:table-cell>
          <table:table-cell office:value-type="string" calcext:value-type="string">
            <text:p>TAE1009.bmp</text:p>
          </table:table-cell>
          <table:table-cell table:number-columns-repeated="2"/>
          <table:table-cell table:formula="of:=HYPERLINK(COM.MICROSOFT.CONCAT(&quot;https://www.amusement-center.com/project/egg/game/?product_id=&quot;; [.C1435]))" office:value-type="string" office:string-value="https://www.amusement-center.com/project/egg/game/?product_id=64" calcext:value-type="string">
            <text:p>https://www.amusement-center.com/project/egg/game/?product_id=64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21a.bin</text:p>
          </table:table-cell>
          <table:table-cell office:value-type="string" calcext:value-type="string">
            <text:p>TAE0021.bmp</text:p>
          </table:table-cell>
          <table:table-cell table:number-columns-repeated="2"/>
          <table:table-cell table:formula="of:=HYPERLINK(COM.MICROSOFT.CONCAT(&quot;https://www.amusement-center.com/project/egg/game/?product_id=&quot;; [.C1436]))" office:value-type="string" office:string-value="https://www.amusement-center.com/project/egg/game/?product_id=484" calcext:value-type="string">
            <text:p>https://www.amusement-center.com/project/egg/game/?product_id=484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AE0032a.bin</text:p>
          </table:table-cell>
          <table:table-cell office:value-type="string" calcext:value-type="string">
            <text:p>TAE0032.bmp</text:p>
          </table:table-cell>
          <table:table-cell office:value-type="string" calcext:value-type="string">
            <text:p>TAE0032m.bin</text:p>
          </table:table-cell>
          <table:table-cell/>
          <table:table-cell table:formula="of:=HYPERLINK(COM.MICROSOFT.CONCAT(&quot;https://www.amusement-center.com/project/egg/game/?product_id=&quot;; [.C1437]))" office:value-type="string" office:string-value="https://www.amusement-center.com/project/egg/game/?product_id=1349" calcext:value-type="string">
            <text:p>https://www.amusement-center.com/project/egg/game/?product_id=1349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AE0048a.bin</text:p>
          </table:table-cell>
          <table:table-cell office:value-type="string" calcext:value-type="string">
            <text:p>TAE0048.bmp</text:p>
          </table:table-cell>
          <table:table-cell office:value-type="string" calcext:value-type="string">
            <text:p>TAE0048m.bin</text:p>
          </table:table-cell>
          <table:table-cell/>
          <table:table-cell table:formula="of:=HYPERLINK(COM.MICROSOFT.CONCAT(&quot;https://www.amusement-center.com/project/egg/game/?product_id=&quot;; [.C1438]))" office:value-type="string" office:string-value="https://www.amusement-center.com/project/egg/game/?product_id=1716" calcext:value-type="string">
            <text:p>https://www.amusement-center.com/project/egg/game/?product_id=1716</text:p>
          </table:table-cell>
        </table:table-row>
        <table:table-row table:style-name="ro1">
          <table:table-cell office:value-type="string" calcext:value-type="string">
            <text:p>惑星メフィウス</text:p>
          </table:table-cell>
          <table:table-cell office:value-type="string" calcext:value-type="string">
            <text:p>Wakusei Mephius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TAE1009a.bin</text:p>
          </table:table-cell>
          <table:table-cell office:value-type="string" calcext:value-type="string">
            <text:p>TAE1009.bmp</text:p>
          </table:table-cell>
          <table:table-cell table:number-columns-repeated="2"/>
          <table:table-cell table:formula="of:=HYPERLINK(COM.MICROSOFT.CONCAT(&quot;https://www.amusement-center.com/project/egg/game/?product_id=&quot;; [.C1439]))" office:value-type="string" office:string-value="https://www.amusement-center.com/project/egg/game/?product_id=1766" calcext:value-type="string">
            <text:p>https://www.amusement-center.com/project/egg/game/?product_id=1766</text:p>
          </table:table-cell>
        </table:table-row>
        <table:table-row table:style-name="ro1">
          <table:table-cell office:value-type="string" calcext:value-type="string">
            <text:p>惑星メフィウス＋バトルシップクラプトン2</text:p>
          </table:table-cell>
          <table:table-cell office:value-type="string" calcext:value-type="string">
            <text:p>Wakusei Mephius + Battleship Clapton 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PTAE0006a.bin</text:p>
          </table:table-cell>
          <table:table-cell office:value-type="string" calcext:value-type="string">
            <text:p>PTAE0006.bmp</text:p>
          </table:table-cell>
          <table:table-cell table:number-columns-repeated="2"/>
          <table:table-cell table:formula="of:=HYPERLINK(COM.MICROSOFT.CONCAT(&quot;https://www.amusement-center.com/project/egg/game/?product_id=&quot;; [.C1440]))" office:value-type="string" office:string-value="https://www.amusement-center.com/project/egg/game/?product_id=601" calcext:value-type="string">
            <text:p>https://www.amusement-center.com/project/egg/game/?product_id=601</text:p>
          </table:table-cell>
        </table:table-row>
        <table:table-row table:style-name="ro1">
          <table:table-cell office:value-type="string" calcext:value-type="string">
            <text:p>愛・超兄貴※Full版</text:p>
          </table:table-cell>
          <table:table-cell office:value-type="string" calcext:value-type="string">
            <text:p>Ai Chou Aniki - Full-ba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03a.bin</text:p>
          </table:table-cell>
          <table:table-cell office:value-type="string" calcext:value-type="string">
            <text:p>NCS0003.bmp</text:p>
          </table:table-cell>
          <table:table-cell office:value-type="string" calcext:value-type="string">
            <text:p>NCS0003m.bin</text:p>
          </table:table-cell>
          <table:table-cell/>
          <table:table-cell table:formula="of:=HYPERLINK(COM.MICROSOFT.CONCAT(&quot;https://www.amusement-center.com/project/egg/game/?product_id=&quot;; [.C1441]))" office:value-type="string" office:string-value="https://www.amusement-center.com/project/egg/game/?product_id=299" calcext:value-type="string">
            <text:p>https://www.amusement-center.com/project/egg/game/?product_id=299</text:p>
          </table:table-cell>
        </table:table-row>
        <table:table-row table:style-name="ro1">
          <table:table-cell office:value-type="string" calcext:value-type="string">
            <text:p>愛・超兄貴※Tiny版</text:p>
          </table:table-cell>
          <table:table-cell office:value-type="string" calcext:value-type="string">
            <text:p>Ai Chou Aniki - Tiny-b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04a.bin</text:p>
          </table:table-cell>
          <table:table-cell office:value-type="string" calcext:value-type="string">
            <text:p>NCS0004.bmp</text:p>
          </table:table-cell>
          <table:table-cell table:number-columns-repeated="2"/>
          <table:table-cell table:formula="of:=HYPERLINK(COM.MICROSOFT.CONCAT(&quot;https://www.amusement-center.com/project/egg/game/?product_id=&quot;; [.C1442]))" office:value-type="string" office:string-value="https://www.amusement-center.com/project/egg/game/?product_id=300" calcext:value-type="string">
            <text:p>https://www.amusement-center.com/project/egg/game/?product_id=300</text:p>
          </table:table-cell>
        </table:table-row>
        <table:table-row table:style-name="ro1">
          <table:table-cell office:value-type="string" calcext:value-type="string">
            <text:p>戦え原始人2 ルーキーの冒険 </text:p>
          </table:table-cell>
          <table:table-cell office:value-type="string" calcext:value-type="string">
            <text:p>Tatakae Genshijin 2 - Rookie no Bouken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21a.bin</text:p>
          </table:table-cell>
          <table:table-cell office:value-type="string" calcext:value-type="string">
            <text:p>GMD0021.bmp</text:p>
          </table:table-cell>
          <table:table-cell office:value-type="string" calcext:value-type="string">
            <text:p>GMD0021m.bin</text:p>
          </table:table-cell>
          <table:table-cell/>
          <table:table-cell table:formula="of:=HYPERLINK(COM.MICROSOFT.CONCAT(&quot;https://www.amusement-center.com/project/egg/game/?product_id=&quot;; [.C1443]))" office:value-type="string" office:string-value="https://www.amusement-center.com/project/egg/game/?product_id=981" calcext:value-type="string">
            <text:p>https://www.amusement-center.com/project/egg/game/?product_id=981</text:p>
          </table:table-cell>
        </table:table-row>
        <table:table-row table:style-name="ro1">
          <table:table-cell office:value-type="string" calcext:value-type="string">
            <text:p>戦え原始人3 主役はやっぱりJOE&amp;MAC</text:p>
          </table:table-cell>
          <table:table-cell office:value-type="string" calcext:value-type="string">
            <text:p>Tatakae Genshijin 3 - Shuyaku wa Yappari Joe &amp; Mac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GMD0023a.bin</text:p>
          </table:table-cell>
          <table:table-cell office:value-type="string" calcext:value-type="string">
            <text:p>GMD0023.bmp</text:p>
          </table:table-cell>
          <table:table-cell office:value-type="string" calcext:value-type="string">
            <text:p>GMD0023m.bin</text:p>
          </table:table-cell>
          <table:table-cell/>
          <table:table-cell table:formula="of:=HYPERLINK(COM.MICROSOFT.CONCAT(&quot;https://www.amusement-center.com/project/egg/game/?product_id=&quot;; [.C1444]))" office:value-type="string" office:string-value="https://www.amusement-center.com/project/egg/game/?product_id=1034" calcext:value-type="string">
            <text:p>https://www.amusement-center.com/project/egg/game/?product_id=1034</text:p>
          </table:table-cell>
        </table:table-row>
        <table:table-row table:style-name="ro1">
          <table:table-cell office:value-type="string" calcext:value-type="string">
            <text:p>戦国秋葉原信長伝</text:p>
          </table:table-cell>
          <table:table-cell office:value-type="string" calcext:value-type="string">
            <text:p>Sengoku Akihabara Nobunaga-de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EW0001a.bin</text:p>
          </table:table-cell>
          <table:table-cell office:value-type="string" calcext:value-type="string">
            <text:p>MEW0001.bmp</text:p>
          </table:table-cell>
          <table:table-cell office:value-type="string" calcext:value-type="string">
            <text:p>MEW0001m.bin</text:p>
          </table:table-cell>
          <table:table-cell/>
          <table:table-cell table:formula="of:=HYPERLINK(COM.MICROSOFT.CONCAT(&quot;https://www.amusement-center.com/project/egg/game/?product_id=&quot;; [.C1445]))" office:value-type="string" office:string-value="https://www.amusement-center.com/project/egg/game/?product_id=507" calcext:value-type="string">
            <text:p>https://www.amusement-center.com/project/egg/game/?product_id=507</text:p>
          </table:table-cell>
        </table:table-row>
        <table:table-row table:style-name="ro1">
          <table:table-cell office:value-type="string" calcext:value-type="string">
            <text:p>戦闘伝説エルフ </text:p>
          </table:table-cell>
          <table:table-cell office:value-type="string" calcext:value-type="string">
            <text:p>Sentou Densetsu Elf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OS0004a.bin</text:p>
          </table:table-cell>
          <table:table-cell office:value-type="string" calcext:value-type="string">
            <text:p>COS0004.bmp</text:p>
          </table:table-cell>
          <table:table-cell office:value-type="string" calcext:value-type="string">
            <text:p>COS0004m.bin</text:p>
          </table:table-cell>
          <table:table-cell/>
          <table:table-cell table:formula="of:=HYPERLINK(COM.MICROSOFT.CONCAT(&quot;https://www.amusement-center.com/project/egg/game/?product_id=&quot;; [.C1446]))" office:value-type="string" office:string-value="https://www.amusement-center.com/project/egg/game/?product_id=962" calcext:value-type="string">
            <text:p>https://www.amusement-center.com/project/egg/game/?product_id=962</text:p>
          </table:table-cell>
        </table:table-row>
        <table:table-row table:style-name="ro1">
          <table:table-cell office:value-type="string" calcext:value-type="string">
            <text:p>描いて・作って・遊べる デザエモン</text:p>
          </table:table-cell>
          <table:table-cell office:value-type="string" calcext:value-type="string">
            <text:p>Kaite Tsukutte Asoberu Dezaemon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ATN0005a.bin</text:p>
          </table:table-cell>
          <table:table-cell office:value-type="string" calcext:value-type="string">
            <text:p>ATN0005.bmp</text:p>
          </table:table-cell>
          <table:table-cell office:value-type="string" calcext:value-type="string">
            <text:p>ATN0005m.bin</text:p>
          </table:table-cell>
          <table:table-cell/>
          <table:table-cell table:formula="of:=HYPERLINK(COM.MICROSOFT.CONCAT(&quot;https://www.amusement-center.com/project/egg/game/?product_id=&quot;; [.C1447]))" office:value-type="string" office:string-value="https://www.amusement-center.com/project/egg/game/?product_id=1327" calcext:value-type="string">
            <text:p>https://www.amusement-center.com/project/egg/game/?product_id=1327</text:p>
          </table:table-cell>
        </table:table-row>
        <table:table-row table:style-name="ro1">
          <table:table-cell office:value-type="string" calcext:value-type="string">
            <text:p>改造町人シュビビンマン</text:p>
          </table:table-cell>
          <table:table-cell office:value-type="string" calcext:value-type="string">
            <text:p>Kaizou Chounin Shubibinman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15a.bin</text:p>
          </table:table-cell>
          <table:table-cell office:value-type="string" calcext:value-type="string">
            <text:p>NCS0015.bmp</text:p>
          </table:table-cell>
          <table:table-cell office:value-type="string" calcext:value-type="string">
            <text:p>NCS0015m.bin</text:p>
          </table:table-cell>
          <table:table-cell/>
          <table:table-cell table:formula="of:=HYPERLINK(COM.MICROSOFT.CONCAT(&quot;https://www.amusement-center.com/project/egg/game/?product_id=&quot;; [.C1448]))" office:value-type="string" office:string-value="https://www.amusement-center.com/project/egg/game/?product_id=1227" calcext:value-type="string">
            <text:p>https://www.amusement-center.com/project/egg/game/?product_id=1227</text:p>
          </table:table-cell>
        </table:table-row>
        <table:table-row table:style-name="ro1">
          <table:table-cell office:value-type="string" calcext:value-type="string">
            <text:p>改造町人シュビビンマン2 −新たなる敵−</text:p>
          </table:table-cell>
          <table:table-cell office:value-type="string" calcext:value-type="string">
            <text:p>Kaizou Chounin Shubibinman 2 - Aratanaru Teki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8a.bin</text:p>
          </table:table-cell>
          <table:table-cell office:value-type="string" calcext:value-type="string">
            <text:p>NCS0038.bmp</text:p>
          </table:table-cell>
          <table:table-cell office:value-type="string" calcext:value-type="string">
            <text:p>NCS0038m.bin</text:p>
          </table:table-cell>
          <table:table-cell/>
          <table:table-cell table:formula="of:=HYPERLINK(COM.MICROSOFT.CONCAT(&quot;https://www.amusement-center.com/project/egg/game/?product_id=&quot;; [.C1449]))" office:value-type="string" office:string-value="https://www.amusement-center.com/project/egg/game/?product_id=1418" calcext:value-type="string">
            <text:p>https://www.amusement-center.com/project/egg/game/?product_id=1418</text:p>
          </table:table-cell>
        </table:table-row>
        <table:table-row table:style-name="ro1">
          <table:table-cell office:value-type="string" calcext:value-type="string">
            <text:p>改造町人シュビビンマン3 異界のプリンセス</text:p>
          </table:table-cell>
          <table:table-cell office:value-type="string" calcext:value-type="string">
            <text:p>Kaizou Chounin Shubibinman 3 - Ikai no Princess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6a.bin</text:p>
          </table:table-cell>
          <table:table-cell office:value-type="string" calcext:value-type="string">
            <text:p>NCS0026.bmp</text:p>
          </table:table-cell>
          <table:table-cell office:value-type="string" calcext:value-type="string">
            <text:p>NCS0026m.bin</text:p>
          </table:table-cell>
          <table:table-cell/>
          <table:table-cell table:formula="of:=HYPERLINK(COM.MICROSOFT.CONCAT(&quot;https://www.amusement-center.com/project/egg/game/?product_id=&quot;; [.C1450]))" office:value-type="string" office:string-value="https://www.amusement-center.com/project/egg/game/?product_id=1333" calcext:value-type="string">
            <text:p>https://www.amusement-center.com/project/egg/game/?product_id=1333</text:p>
          </table:table-cell>
        </table:table-row>
        <table:table-row table:style-name="ro1">
          <table:table-cell office:value-type="string" calcext:value-type="string">
            <text:p>斬 夜叉円舞曲</text:p>
          </table:table-cell>
          <table:table-cell office:value-type="string" calcext:value-type="string">
            <text:p>Zan - Yasha Enbukyoku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5a.bin</text:p>
          </table:table-cell>
          <table:table-cell office:value-type="string" calcext:value-type="string">
            <text:p>TEL2005.bmp</text:p>
          </table:table-cell>
          <table:table-cell office:value-type="string" calcext:value-type="string">
            <text:p>TEL2005m.bin</text:p>
          </table:table-cell>
          <table:table-cell/>
          <table:table-cell table:formula="of:=HYPERLINK(COM.MICROSOFT.CONCAT(&quot;https://www.amusement-center.com/project/egg/game/?product_id=&quot;; [.C1451]))" office:value-type="string" office:string-value="https://www.amusement-center.com/project/egg/game/?product_id=265" calcext:value-type="string">
            <text:p>https://www.amusement-center.com/project/egg/game/?product_id=265</text:p>
          </table:table-cell>
        </table:table-row>
        <table:table-row table:style-name="ro1">
          <table:table-cell office:value-type="string" calcext:value-type="string">
            <text:p>斬〜夜叉円舞曲〜</text:p>
          </table:table-cell>
          <table:table-cell office:value-type="string" calcext:value-type="string">
            <text:p>Zan - Yasha Enbukyoku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EL0023a.bin</text:p>
          </table:table-cell>
          <table:table-cell office:value-type="string" calcext:value-type="string">
            <text:p>TEL0023.bmp</text:p>
          </table:table-cell>
          <table:table-cell/>
          <table:table-cell office:value-type="string" calcext:value-type="string">
            <text:p>TEL0023d.bin</text:p>
          </table:table-cell>
          <table:table-cell table:formula="of:=HYPERLINK(COM.MICROSOFT.CONCAT(&quot;https://www.amusement-center.com/project/egg/game/?product_id=&quot;; [.C1452]))" office:value-type="string" office:string-value="https://www.amusement-center.com/project/egg/game/?product_id=317" calcext:value-type="string">
            <text:p>https://www.amusement-center.com/project/egg/game/?product_id=317</text:p>
          </table:table-cell>
        </table:table-row>
        <table:table-row table:style-name="ro1">
          <table:table-cell office:value-type="string" calcext:value-type="string">
            <text:p>斬〜陽炎の時代〜</text:p>
          </table:table-cell>
          <table:table-cell office:value-type="string" calcext:value-type="string">
            <text:p>Zan - Kagerou no Toki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EL0036a.bin</text:p>
          </table:table-cell>
          <table:table-cell office:value-type="string" calcext:value-type="string">
            <text:p>TEL0036.bmp</text:p>
          </table:table-cell>
          <table:table-cell office:value-type="string" calcext:value-type="string">
            <text:p>TEL0036m.bin</text:p>
          </table:table-cell>
          <table:table-cell/>
          <table:table-cell table:formula="of:=HYPERLINK(COM.MICROSOFT.CONCAT(&quot;https://www.amusement-center.com/project/egg/game/?product_id=&quot;; [.C1453]))" office:value-type="string" office:string-value="https://www.amusement-center.com/project/egg/game/?product_id=648" calcext:value-type="string">
            <text:p>https://www.amusement-center.com/project/egg/game/?product_id=648</text:p>
          </table:table-cell>
        </table:table-row>
        <table:table-row table:style-name="ro1">
          <table:table-cell office:value-type="string" calcext:value-type="string">
            <text:p>斬［ＺＡＮ］</text:p>
          </table:table-cell>
          <table:table-cell office:value-type="string" calcext:value-type="string">
            <text:p>Zan - Kagerou no Toki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19a.bin</text:p>
          </table:table-cell>
          <table:table-cell office:value-type="string" calcext:value-type="string">
            <text:p>TEL0019.bmp</text:p>
          </table:table-cell>
          <table:table-cell table:number-columns-repeated="2"/>
          <table:table-cell table:formula="of:=HYPERLINK(COM.MICROSOFT.CONCAT(&quot;https://www.amusement-center.com/project/egg/game/?product_id=&quot;; [.C1454]))" office:value-type="string" office:string-value="https://www.amusement-center.com/project/egg/game/?product_id=272" calcext:value-type="string">
            <text:p>https://www.amusement-center.com/project/egg/game/?product_id=272</text:p>
          </table:table-cell>
        </table:table-row>
        <table:table-row table:style-name="ro1">
          <table:table-cell office:value-type="string" calcext:value-type="string">
            <text:p>斬II -陽炎の時代-</text:p>
          </table:table-cell>
          <table:table-cell office:value-type="string" calcext:value-type="string">
            <text:p>Zan II - Kagerou no Toki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21a.bin</text:p>
          </table:table-cell>
          <table:table-cell office:value-type="string" calcext:value-type="string">
            <text:p>TEL0021.bmp</text:p>
          </table:table-cell>
          <table:table-cell table:number-columns-repeated="2"/>
          <table:table-cell table:formula="of:=HYPERLINK(COM.MICROSOFT.CONCAT(&quot;https://www.amusement-center.com/project/egg/game/?product_id=&quot;; [.C1455]))" office:value-type="string" office:string-value="https://www.amusement-center.com/project/egg/game/?product_id=307" calcext:value-type="string">
            <text:p>https://www.amusement-center.com/project/egg/game/?product_id=307</text:p>
          </table:table-cell>
        </table:table-row>
        <table:table-row table:style-name="ro1">
          <table:table-cell office:value-type="string" calcext:value-type="string">
            <text:p>斬Ⅲ 〜天運我にあり〜</text:p>
          </table:table-cell>
          <table:table-cell office:value-type="string" calcext:value-type="string">
            <text:p>Zan III - Ten-un Ware ni Ari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22a.bin</text:p>
          </table:table-cell>
          <table:table-cell office:value-type="string" calcext:value-type="string">
            <text:p>TEL0022.bmp</text:p>
          </table:table-cell>
          <table:table-cell office:value-type="string" calcext:value-type="string">
            <text:p>TEL0022m.bin</text:p>
          </table:table-cell>
          <table:table-cell/>
          <table:table-cell table:formula="of:=HYPERLINK(COM.MICROSOFT.CONCAT(&quot;https://www.amusement-center.com/project/egg/game/?product_id=&quot;; [.C1456]))" office:value-type="string" office:string-value="https://www.amusement-center.com/project/egg/game/?product_id=651" calcext:value-type="string">
            <text:p>https://www.amusement-center.com/project/egg/game/?product_id=651</text:p>
          </table:table-cell>
        </table:table-row>
        <table:table-row table:style-name="ro1">
          <table:table-cell office:value-type="string" calcext:value-type="string">
            <text:p>新撰組 幕末幻視行</text:p>
          </table:table-cell>
          <table:table-cell office:value-type="string" calcext:value-type="string">
            <text:p>Shinsengumi - Bakumatsu Genshikou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H0003a.bin</text:p>
          </table:table-cell>
          <table:table-cell office:value-type="string" calcext:value-type="string">
            <text:p>TEH0003.bmp</text:p>
          </table:table-cell>
          <table:table-cell table:number-columns-repeated="2"/>
          <table:table-cell table:formula="of:=HYPERLINK(COM.MICROSOFT.CONCAT(&quot;https://www.amusement-center.com/project/egg/game/?product_id=&quot;; [.C1457]))" office:value-type="string" office:string-value="https://www.amusement-center.com/project/egg/game/?product_id=1437" calcext:value-type="string">
            <text:p>https://www.amusement-center.com/project/egg/game/?product_id=1437</text:p>
          </table:table-cell>
        </table:table-row>
        <table:table-row table:style-name="ro1">
          <table:table-cell office:value-type="string" calcext:value-type="string">
            <text:p>新撰組 幕末幻視行（特典原画PDF付き）</text:p>
          </table:table-cell>
          <table:table-cell office:value-type="string" calcext:value-type="string">
            <text:p>Shinsengumi - Bakumatsu Genshikou (Tokuten Genga PDF-tsuki)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H0003a.bin</text:p>
          </table:table-cell>
          <table:table-cell office:value-type="string" calcext:value-type="string">
            <text:p>TEH0003.bmp</text:p>
          </table:table-cell>
          <table:table-cell office:value-type="string" calcext:value-type="string">
            <text:p>TEH0003m.bin</text:p>
          </table:table-cell>
          <table:table-cell/>
          <table:table-cell table:formula="of:=HYPERLINK(COM.MICROSOFT.CONCAT(&quot;https://www.amusement-center.com/project/egg/game/?product_id=&quot;; [.C1458]))" office:value-type="string" office:string-value="https://www.amusement-center.com/project/egg/game/?product_id=1436" calcext:value-type="string">
            <text:p>https://www.amusement-center.com/project/egg/game/?product_id=1436</text:p>
          </table:table-cell>
        </table:table-row>
        <table:table-row table:style-name="ro1">
          <table:table-cell office:value-type="string" calcext:value-type="string">
            <text:p>明治維新</text:p>
          </table:table-cell>
          <table:table-cell office:value-type="string" calcext:value-type="string">
            <text:p>Meiji Ishin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USE0003a.bin</text:p>
          </table:table-cell>
          <table:table-cell office:value-type="string" calcext:value-type="string">
            <text:p>USE0003.bmp</text:p>
          </table:table-cell>
          <table:table-cell office:value-type="string" calcext:value-type="string">
            <text:p>USE0003m.bin</text:p>
          </table:table-cell>
          <table:table-cell/>
          <table:table-cell table:formula="of:=HYPERLINK(COM.MICROSOFT.CONCAT(&quot;https://www.amusement-center.com/project/egg/game/?product_id=&quot;; [.C1459]))" office:value-type="string" office:string-value="https://www.amusement-center.com/project/egg/game/?product_id=1533" calcext:value-type="string">
            <text:p>https://www.amusement-center.com/project/egg/game/?product_id=1533</text:p>
          </table:table-cell>
        </table:table-row>
        <table:table-row table:style-name="ro1">
          <table:table-cell office:value-type="string" calcext:value-type="string">
            <text:p>時空の花嫁</text:p>
          </table:table-cell>
          <table:table-cell office:value-type="string" calcext:value-type="string">
            <text:p>Jikuu no Hanayom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02a.bin</text:p>
          </table:table-cell>
          <table:table-cell office:value-type="string" calcext:value-type="string">
            <text:p>KSK0002.bmp</text:p>
          </table:table-cell>
          <table:table-cell office:value-type="string" calcext:value-type="string">
            <text:p>KSK0002m.bin</text:p>
          </table:table-cell>
          <table:table-cell/>
          <table:table-cell table:formula="of:=HYPERLINK(COM.MICROSOFT.CONCAT(&quot;https://www.amusement-center.com/project/egg/game/?product_id=&quot;; [.C1460]))" office:value-type="string" office:string-value="https://www.amusement-center.com/project/egg/game/?product_id=145" calcext:value-type="string">
            <text:p>https://www.amusement-center.com/project/egg/game/?product_id=145</text:p>
          </table:table-cell>
        </table:table-row>
        <table:table-row table:style-name="ro1">
          <table:table-cell office:value-type="string" calcext:value-type="string">
            <text:p>時空の花嫁</text:p>
          </table:table-cell>
          <table:table-cell office:value-type="string" calcext:value-type="string">
            <text:p>Jikuu no Hanayome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32a.bin</text:p>
          </table:table-cell>
          <table:table-cell office:value-type="string" calcext:value-type="string">
            <text:p>KSK0032.bmp</text:p>
          </table:table-cell>
          <table:table-cell office:value-type="string" calcext:value-type="string">
            <text:p>KSK0032m.bin</text:p>
          </table:table-cell>
          <table:table-cell office:value-type="string" calcext:value-type="string">
            <text:p>KSK0032d.bin</text:p>
          </table:table-cell>
          <table:table-cell table:formula="of:=HYPERLINK(COM.MICROSOFT.CONCAT(&quot;https://www.amusement-center.com/project/egg/game/?product_id=&quot;; [.C1461]))" office:value-type="string" office:string-value="https://www.amusement-center.com/project/egg/game/?product_id=1173" calcext:value-type="string">
            <text:p>https://www.amusement-center.com/project/egg/game/?product_id=1173</text:p>
          </table:table-cell>
        </table:table-row>
        <table:table-row table:style-name="ro1">
          <table:table-cell office:value-type="string" calcext:value-type="string">
            <text:p>暗黒星雲</text:p>
          </table:table-cell>
          <table:table-cell office:value-type="string" calcext:value-type="string">
            <text:p>Ankoku Seiun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TAE0022a.bin</text:p>
          </table:table-cell>
          <table:table-cell office:value-type="string" calcext:value-type="string">
            <text:p>TAE0022.bmp</text:p>
          </table:table-cell>
          <table:table-cell table:number-columns-repeated="2"/>
          <table:table-cell table:formula="of:=HYPERLINK(COM.MICROSOFT.CONCAT(&quot;https://www.amusement-center.com/project/egg/game/?product_id=&quot;; [.C1462]))" office:value-type="string" office:string-value="https://www.amusement-center.com/project/egg/game/?product_id=494" calcext:value-type="string">
            <text:p>https://www.amusement-center.com/project/egg/game/?product_id=494</text:p>
          </table:table-cell>
        </table:table-row>
        <table:table-row table:style-name="ro1">
          <table:table-cell office:value-type="string" calcext:value-type="string">
            <text:p>暗黒星雲</text:p>
          </table:table-cell>
          <table:table-cell office:value-type="string" calcext:value-type="string">
            <text:p>Ankoku Seiun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TAE0051a.bin</text:p>
          </table:table-cell>
          <table:table-cell office:value-type="string" calcext:value-type="string">
            <text:p>TAE0051.bmp</text:p>
          </table:table-cell>
          <table:table-cell office:value-type="string" calcext:value-type="string">
            <text:p>TAE0051m.bin</text:p>
          </table:table-cell>
          <table:table-cell/>
          <table:table-cell table:formula="of:=HYPERLINK(COM.MICROSOFT.CONCAT(&quot;https://www.amusement-center.com/project/egg/game/?product_id=&quot;; [.C1463]))" office:value-type="string" office:string-value="https://www.amusement-center.com/project/egg/game/?product_id=1761" calcext:value-type="string">
            <text:p>https://www.amusement-center.com/project/egg/game/?product_id=1761</text:p>
          </table:table-cell>
        </table:table-row>
        <table:table-row table:style-name="ro1">
          <table:table-cell office:value-type="string" calcext:value-type="string">
            <text:p>未来</text:p>
          </table:table-cell>
          <table:table-cell office:value-type="string" calcext:value-type="string">
            <text:p>Mirai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BR0002a.bin</text:p>
          </table:table-cell>
          <table:table-cell office:value-type="string" calcext:value-type="string">
            <text:p>CBR0002.bmp</text:p>
          </table:table-cell>
          <table:table-cell office:value-type="string" calcext:value-type="string">
            <text:p>CBR0002m.bin</text:p>
          </table:table-cell>
          <table:table-cell/>
          <table:table-cell table:formula="of:=HYPERLINK(COM.MICROSOFT.CONCAT(&quot;https://www.amusement-center.com/project/egg/game/?product_id=&quot;; [.C1464]))" office:value-type="string" office:string-value="https://www.amusement-center.com/project/egg/game/?product_id=1601" calcext:value-type="string">
            <text:p>https://www.amusement-center.com/project/egg/game/?product_id=1601</text:p>
          </table:table-cell>
        </table:table-row>
        <table:table-row table:style-name="ro1">
          <table:table-cell office:value-type="string" calcext:value-type="string">
            <text:p>未来</text:p>
          </table:table-cell>
          <table:table-cell office:value-type="string" calcext:value-type="string">
            <text:p>Mirai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BR1004a.bin</text:p>
          </table:table-cell>
          <table:table-cell office:value-type="string" calcext:value-type="string">
            <text:p>CBR1004.bmp</text:p>
          </table:table-cell>
          <table:table-cell office:value-type="string" calcext:value-type="string">
            <text:p>CBR1004m.bin</text:p>
          </table:table-cell>
          <table:table-cell/>
          <table:table-cell table:formula="of:=HYPERLINK(COM.MICROSOFT.CONCAT(&quot;https://www.amusement-center.com/project/egg/game/?product_id=&quot;; [.C1465]))" office:value-type="string" office:string-value="https://www.amusement-center.com/project/egg/game/?product_id=1796" calcext:value-type="string">
            <text:p>https://www.amusement-center.com/project/egg/game/?product_id=1796</text:p>
          </table:table-cell>
        </table:table-row>
        <table:table-row table:style-name="ro1">
          <table:table-cell office:value-type="string" calcext:value-type="string">
            <text:p>東京トワイライトバスターズ</text:p>
          </table:table-cell>
          <table:table-cell office:value-type="string" calcext:value-type="string">
            <text:p>Tokyo Twilight Buster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TEL0001a.bin</text:p>
          </table:table-cell>
          <table:table-cell office:value-type="string" calcext:value-type="string">
            <text:p>PTEL0001.bmp</text:p>
          </table:table-cell>
          <table:table-cell table:number-columns-repeated="2"/>
          <table:table-cell table:formula="of:=HYPERLINK(COM.MICROSOFT.CONCAT(&quot;https://www.amusement-center.com/project/egg/game/?product_id=&quot;; [.C1466]))" office:value-type="string" office:string-value="https://www.amusement-center.com/project/egg/game/?product_id=615" calcext:value-type="string">
            <text:p>https://www.amusement-center.com/project/egg/game/?product_id=615</text:p>
          </table:table-cell>
        </table:table-row>
        <table:table-row table:style-name="ro1">
          <table:table-cell office:value-type="string" calcext:value-type="string">
            <text:p>栄冠は君に</text:p>
          </table:table-cell>
          <table:table-cell office:value-type="string" calcext:value-type="string">
            <text:p>Eikan wa Kimi ni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4a.bin</text:p>
          </table:table-cell>
          <table:table-cell office:value-type="string" calcext:value-type="string">
            <text:p>ART0004.bmp</text:p>
          </table:table-cell>
          <table:table-cell table:number-columns-repeated="2"/>
          <table:table-cell table:formula="of:=HYPERLINK(COM.MICROSOFT.CONCAT(&quot;https://www.amusement-center.com/project/egg/game/?product_id=&quot;; [.C1467]))" office:value-type="string" office:string-value="https://www.amusement-center.com/project/egg/game/?product_id=276" calcext:value-type="string">
            <text:p>https://www.amusement-center.com/project/egg/game/?product_id=276</text:p>
          </table:table-cell>
        </table:table-row>
        <table:table-row table:style-name="ro1">
          <table:table-cell office:value-type="string" calcext:value-type="string">
            <text:p>栄冠は君に</text:p>
          </table:table-cell>
          <table:table-cell office:value-type="string" calcext:value-type="string">
            <text:p>Eikan wa Kimi ni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6a.bin</text:p>
          </table:table-cell>
          <table:table-cell office:value-type="string" calcext:value-type="string">
            <text:p>ART0026.bmp</text:p>
          </table:table-cell>
          <table:table-cell table:number-columns-repeated="2"/>
          <table:table-cell table:formula="of:=HYPERLINK(COM.MICROSOFT.CONCAT(&quot;https://www.amusement-center.com/project/egg/game/?product_id=&quot;; [.C1468]))" office:value-type="string" office:string-value="https://www.amusement-center.com/project/egg/game/?product_id=1478" calcext:value-type="string">
            <text:p>https://www.amusement-center.com/project/egg/game/?product_id=1478</text:p>
          </table:table-cell>
        </table:table-row>
        <table:table-row table:style-name="ro1">
          <table:table-cell office:value-type="string" calcext:value-type="string">
            <text:p>栄冠は君に</text:p>
          </table:table-cell>
          <table:table-cell office:value-type="string" calcext:value-type="string">
            <text:p>Eikan wa Kimi ni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ART0031a.bin</text:p>
          </table:table-cell>
          <table:table-cell office:value-type="string" calcext:value-type="string">
            <text:p>ART0031.bmp</text:p>
          </table:table-cell>
          <table:table-cell table:number-columns-repeated="2"/>
          <table:table-cell table:formula="of:=HYPERLINK(COM.MICROSOFT.CONCAT(&quot;https://www.amusement-center.com/project/egg/game/?product_id=&quot;; [.C1469]))" office:value-type="string" office:string-value="https://www.amusement-center.com/project/egg/game/?product_id=1564" calcext:value-type="string">
            <text:p>https://www.amusement-center.com/project/egg/game/?product_id=1564</text:p>
          </table:table-cell>
        </table:table-row>
        <table:table-row table:style-name="ro1">
          <table:table-cell office:value-type="string" calcext:value-type="string">
            <text:p>栄冠は君に2</text:p>
          </table:table-cell>
          <table:table-cell office:value-type="string" calcext:value-type="string">
            <text:p>Eikan wa Kimi ni 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8a.bin</text:p>
          </table:table-cell>
          <table:table-cell office:value-type="string" calcext:value-type="string">
            <text:p>ART0008.bmp</text:p>
          </table:table-cell>
          <table:table-cell table:number-columns-repeated="2"/>
          <table:table-cell table:formula="of:=HYPERLINK(COM.MICROSOFT.CONCAT(&quot;https://www.amusement-center.com/project/egg/game/?product_id=&quot;; [.C1470]))" office:value-type="string" office:string-value="https://www.amusement-center.com/project/egg/game/?product_id=332" calcext:value-type="string">
            <text:p>https://www.amusement-center.com/project/egg/game/?product_id=332</text:p>
          </table:table-cell>
        </table:table-row>
        <table:table-row table:style-name="ro1">
          <table:table-cell office:value-type="string" calcext:value-type="string">
            <text:p>栄冠は君に2</text:p>
          </table:table-cell>
          <table:table-cell office:value-type="string" calcext:value-type="string">
            <text:p>Eikan wa Kimi ni 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8a.bin</text:p>
          </table:table-cell>
          <table:table-cell office:value-type="string" calcext:value-type="string">
            <text:p>ART0028.bmp</text:p>
          </table:table-cell>
          <table:table-cell table:number-columns-repeated="2"/>
          <table:table-cell table:formula="of:=HYPERLINK(COM.MICROSOFT.CONCAT(&quot;https://www.amusement-center.com/project/egg/game/?product_id=&quot;; [.C1471]))" office:value-type="string" office:string-value="https://www.amusement-center.com/project/egg/game/?product_id=1528" calcext:value-type="string">
            <text:p>https://www.amusement-center.com/project/egg/game/?product_id=1528</text:p>
          </table:table-cell>
        </table:table-row>
        <table:table-row table:style-name="ro1">
          <table:table-cell office:value-type="string" calcext:value-type="string">
            <text:p>栄冠は君に３</text:p>
          </table:table-cell>
          <table:table-cell office:value-type="string" calcext:value-type="string">
            <text:p>Eikan wa Kimi ni 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6a.bin</text:p>
          </table:table-cell>
          <table:table-cell office:value-type="string" calcext:value-type="string">
            <text:p>ART0016.bmp</text:p>
          </table:table-cell>
          <table:table-cell office:value-type="string" calcext:value-type="string">
            <text:p>ART0016m.bin</text:p>
          </table:table-cell>
          <table:table-cell/>
          <table:table-cell table:formula="of:=HYPERLINK(COM.MICROSOFT.CONCAT(&quot;https://www.amusement-center.com/project/egg/game/?product_id=&quot;; [.C1472]))" office:value-type="string" office:string-value="https://www.amusement-center.com/project/egg/game/?product_id=568" calcext:value-type="string">
            <text:p>https://www.amusement-center.com/project/egg/game/?product_id=568</text:p>
          </table:table-cell>
        </table:table-row>
        <table:table-row table:style-name="ro1">
          <table:table-cell office:value-type="string" calcext:value-type="string">
            <text:p>棋太平</text:p>
          </table:table-cell>
          <table:table-cell office:value-type="string" calcext:value-type="string">
            <text:p>Kitahei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PS0004a.bin</text:p>
          </table:table-cell>
          <table:table-cell office:value-type="string" calcext:value-type="string">
            <text:p>SPS0004.bmp</text:p>
          </table:table-cell>
          <table:table-cell office:value-type="string" calcext:value-type="string">
            <text:p>SPS0004m.bin</text:p>
          </table:table-cell>
          <table:table-cell/>
          <table:table-cell table:formula="of:=HYPERLINK(COM.MICROSOFT.CONCAT(&quot;https://www.amusement-center.com/project/egg/game/?product_id=&quot;; [.C1473]))" office:value-type="string" office:string-value="https://www.amusement-center.com/project/egg/game/?product_id=1097" calcext:value-type="string">
            <text:p>https://www.amusement-center.com/project/egg/game/?product_id=1097</text:p>
          </table:table-cell>
        </table:table-row>
        <table:table-row table:style-name="ro1">
          <table:table-cell office:value-type="string" calcext:value-type="string">
            <text:p>棋太平68K</text:p>
          </table:table-cell>
          <table:table-cell office:value-type="string" calcext:value-type="string">
            <text:p>Kitahei 68K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PS0002a.bin</text:p>
          </table:table-cell>
          <table:table-cell office:value-type="string" calcext:value-type="string">
            <text:p>SPS0002.bmp</text:p>
          </table:table-cell>
          <table:table-cell office:value-type="string" calcext:value-type="string">
            <text:p>SPS0002m.bin</text:p>
          </table:table-cell>
          <table:table-cell/>
          <table:table-cell table:formula="of:=HYPERLINK(COM.MICROSOFT.CONCAT(&quot;https://www.amusement-center.com/project/egg/game/?product_id=&quot;; [.C1474]))" office:value-type="string" office:string-value="https://www.amusement-center.com/project/egg/game/?product_id=1076" calcext:value-type="string">
            <text:p>https://www.amusement-center.com/project/egg/game/?product_id=1076</text:p>
          </table:table-cell>
        </table:table-row>
        <table:table-row table:style-name="ro1">
          <table:table-cell office:value-type="string" calcext:value-type="string">
            <text:p>極道陣取り</text:p>
          </table:table-cell>
          <table:table-cell office:value-type="string" calcext:value-type="string">
            <text:p>Gokudou Jintori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MCN1001a.bin</text:p>
          </table:table-cell>
          <table:table-cell office:value-type="string" calcext:value-type="string">
            <text:p>MCN1001.bmp</text:p>
          </table:table-cell>
          <table:table-cell office:value-type="string" calcext:value-type="string">
            <text:p>MCN1001m.bin</text:p>
          </table:table-cell>
          <table:table-cell/>
          <table:table-cell table:formula="of:=HYPERLINK(COM.MICROSOFT.CONCAT(&quot;https://www.amusement-center.com/project/egg/game/?product_id=&quot;; [.C1475]))" office:value-type="string" office:string-value="https://www.amusement-center.com/project/egg/game/?product_id=1170" calcext:value-type="string">
            <text:p>https://www.amusement-center.com/project/egg/game/?product_id=1170</text:p>
          </table:table-cell>
        </table:table-row>
        <table:table-row table:style-name="ro1">
          <table:table-cell office:value-type="string" calcext:value-type="string">
            <text:p>機甲師団</text:p>
          </table:table-cell>
          <table:table-cell office:value-type="string" calcext:value-type="string">
            <text:p>Kikou Shidan - Panzer Divisio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09a.bin</text:p>
          </table:table-cell>
          <table:table-cell office:value-type="string" calcext:value-type="string">
            <text:p>ART0009.bmp</text:p>
          </table:table-cell>
          <table:table-cell office:value-type="string" calcext:value-type="string">
            <text:p>ART0009m.bin</text:p>
          </table:table-cell>
          <table:table-cell/>
          <table:table-cell table:formula="of:=HYPERLINK(COM.MICROSOFT.CONCAT(&quot;https://www.amusement-center.com/project/egg/game/?product_id=&quot;; [.C1476]))" office:value-type="string" office:string-value="https://www.amusement-center.com/project/egg/game/?product_id=562" calcext:value-type="string">
            <text:p>https://www.amusement-center.com/project/egg/game/?product_id=562</text:p>
          </table:table-cell>
        </table:table-row>
        <table:table-row table:style-name="ro1">
          <table:table-cell office:value-type="string" calcext:value-type="string">
            <text:p>機甲師団II</text:p>
          </table:table-cell>
          <table:table-cell office:value-type="string" calcext:value-type="string">
            <text:p>Kikou Shidan II - Panzer Division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3a.bin</text:p>
          </table:table-cell>
          <table:table-cell office:value-type="string" calcext:value-type="string">
            <text:p>ART0013.bmp</text:p>
          </table:table-cell>
          <table:table-cell office:value-type="string" calcext:value-type="string">
            <text:p>ART0013m.bin</text:p>
          </table:table-cell>
          <table:table-cell/>
          <table:table-cell table:formula="of:=HYPERLINK(COM.MICROSOFT.CONCAT(&quot;https://www.amusement-center.com/project/egg/game/?product_id=&quot;; [.C1477]))" office:value-type="string" office:string-value="https://www.amusement-center.com/project/egg/game/?product_id=571" calcext:value-type="string">
            <text:p>https://www.amusement-center.com/project/egg/game/?product_id=571</text:p>
          </table:table-cell>
        </table:table-row>
        <table:table-row table:style-name="ro1">
          <table:table-cell office:value-type="string" calcext:value-type="string">
            <text:p>機装ルーガ</text:p>
          </table:table-cell>
          <table:table-cell office:value-type="string" calcext:value-type="string">
            <text:p>Kisou Louga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SK0028a.bin</text:p>
          </table:table-cell>
          <table:table-cell office:value-type="string" calcext:value-type="string">
            <text:p>KSK0028.bmp</text:p>
          </table:table-cell>
          <table:table-cell office:value-type="string" calcext:value-type="string">
            <text:p>KSK0028m.bin</text:p>
          </table:table-cell>
          <table:table-cell/>
          <table:table-cell table:formula="of:=HYPERLINK(COM.MICROSOFT.CONCAT(&quot;https://www.amusement-center.com/project/egg/game/?product_id=&quot;; [.C1478]))" office:value-type="string" office:string-value="https://www.amusement-center.com/project/egg/game/?product_id=1146" calcext:value-type="string">
            <text:p>https://www.amusement-center.com/project/egg/game/?product_id=1146</text:p>
          </table:table-cell>
        </table:table-row>
        <table:table-row table:style-name="ro1">
          <table:table-cell office:value-type="string" calcext:value-type="string">
            <text:p>機装ルーガII The Ends of Shangrila</text:p>
          </table:table-cell>
          <table:table-cell office:value-type="string" calcext:value-type="string">
            <text:p>Kisou Louga II - The Ends of Shangrila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SK0042a.bin</text:p>
          </table:table-cell>
          <table:table-cell office:value-type="string" calcext:value-type="string">
            <text:p>KSK0042.bmp</text:p>
          </table:table-cell>
          <table:table-cell office:value-type="string" calcext:value-type="string">
            <text:p>KSK0042m.bin</text:p>
          </table:table-cell>
          <table:table-cell/>
          <table:table-cell table:formula="of:=HYPERLINK(COM.MICROSOFT.CONCAT(&quot;https://www.amusement-center.com/project/egg/game/?product_id=&quot;; [.C1479]))" office:value-type="string" office:string-value="https://www.amusement-center.com/project/egg/game/?product_id=1432" calcext:value-type="string">
            <text:p>https://www.amusement-center.com/project/egg/game/?product_id=1432</text:p>
          </table:table-cell>
        </table:table-row>
        <table:table-row table:style-name="ro1">
          <table:table-cell office:value-type="string" calcext:value-type="string">
            <text:p>殺人倶楽部</text:p>
          </table:table-cell>
          <table:table-cell office:value-type="string" calcext:value-type="string">
            <text:p>Satsujin Club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01a.bin</text:p>
          </table:table-cell>
          <table:table-cell office:value-type="string" calcext:value-type="string">
            <text:p>RIV0001.bmp</text:p>
          </table:table-cell>
          <table:table-cell office:value-type="string" calcext:value-type="string">
            <text:p>RIV0001m.bin</text:p>
          </table:table-cell>
          <table:table-cell/>
          <table:table-cell table:formula="of:=HYPERLINK(COM.MICROSOFT.CONCAT(&quot;https://www.amusement-center.com/project/egg/game/?product_id=&quot;; [.C1480]))" office:value-type="string" office:string-value="https://www.amusement-center.com/project/egg/game/?product_id=106" calcext:value-type="string">
            <text:p>https://www.amusement-center.com/project/egg/game/?product_id=106</text:p>
          </table:table-cell>
        </table:table-row>
        <table:table-row table:style-name="ro1">
          <table:table-cell office:value-type="string" calcext:value-type="string">
            <text:p>殺人倶楽部</text:p>
          </table:table-cell>
          <table:table-cell office:value-type="string" calcext:value-type="string">
            <text:p>Satsujin Club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25a.bin</text:p>
          </table:table-cell>
          <table:table-cell office:value-type="string" calcext:value-type="string">
            <text:p>RIV0025.bmp</text:p>
          </table:table-cell>
          <table:table-cell office:value-type="string" calcext:value-type="string">
            <text:p>RIV0025m.bin</text:p>
          </table:table-cell>
          <table:table-cell/>
          <table:table-cell table:formula="of:=HYPERLINK(COM.MICROSOFT.CONCAT(&quot;https://www.amusement-center.com/project/egg/game/?product_id=&quot;; [.C1481]))" office:value-type="string" office:string-value="https://www.amusement-center.com/project/egg/game/?product_id=762" calcext:value-type="string">
            <text:p>https://www.amusement-center.com/project/egg/game/?product_id=762</text:p>
          </table:table-cell>
        </table:table-row>
        <table:table-row table:style-name="ro1">
          <table:table-cell office:value-type="string" calcext:value-type="string">
            <text:p>殺人倶楽部DX</text:p>
          </table:table-cell>
          <table:table-cell office:value-type="string" calcext:value-type="string">
            <text:p>Satsujin Club DX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18a.bin</text:p>
          </table:table-cell>
          <table:table-cell office:value-type="string" calcext:value-type="string">
            <text:p>RIV0018.bmp</text:p>
          </table:table-cell>
          <table:table-cell table:number-columns-repeated="2"/>
          <table:table-cell table:formula="of:=HYPERLINK(COM.MICROSOFT.CONCAT(&quot;https://www.amusement-center.com/project/egg/game/?product_id=&quot;; [.C1482]))" office:value-type="string" office:string-value="https://www.amusement-center.com/project/egg/game/?product_id=368" calcext:value-type="string">
            <text:p>https://www.amusement-center.com/project/egg/game/?product_id=368</text:p>
          </table:table-cell>
        </table:table-row>
        <table:table-row table:style-name="ro1">
          <table:table-cell office:value-type="string" calcext:value-type="string">
            <text:p>殺人倶楽部DX</text:p>
          </table:table-cell>
          <table:table-cell office:value-type="string" calcext:value-type="string">
            <text:p>Satsujin Club DX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32a.bin</text:p>
          </table:table-cell>
          <table:table-cell office:value-type="string" calcext:value-type="string">
            <text:p>RIV0032.bmp</text:p>
          </table:table-cell>
          <table:table-cell table:number-columns-repeated="2"/>
          <table:table-cell table:formula="of:=HYPERLINK(COM.MICROSOFT.CONCAT(&quot;https://www.amusement-center.com/project/egg/game/?product_id=&quot;; [.C1483]))" office:value-type="string" office:string-value="https://www.amusement-center.com/project/egg/game/?product_id=1371" calcext:value-type="string">
            <text:p>https://www.amusement-center.com/project/egg/game/?product_id=1371</text:p>
          </table:table-cell>
        </table:table-row>
        <table:table-row table:style-name="ro1">
          <table:table-cell office:value-type="string" calcext:value-type="string">
            <text:p>沙羅曼蛇</text:p>
          </table:table-cell>
          <table:table-cell office:value-type="string" calcext:value-type="string">
            <text:p>Saramanda - Salamander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NM0002a.bin</text:p>
          </table:table-cell>
          <table:table-cell office:value-type="string" calcext:value-type="string">
            <text:p>KNM0002.bmp</text:p>
          </table:table-cell>
          <table:table-cell office:value-type="string" calcext:value-type="string">
            <text:p>KNM0002m.bin</text:p>
          </table:table-cell>
          <table:table-cell/>
          <table:table-cell table:formula="of:=HYPERLINK(COM.MICROSOFT.CONCAT(&quot;https://www.amusement-center.com/project/egg/game/?product_id=&quot;; [.C1484]))" office:value-type="string" office:string-value="https://www.amusement-center.com/project/egg/game/?product_id=1149" calcext:value-type="string">
            <text:p>https://www.amusement-center.com/project/egg/game/?product_id=1149</text:p>
          </table:table-cell>
        </table:table-row>
        <table:table-row table:style-name="ro1">
          <table:table-cell office:value-type="string" calcext:value-type="string">
            <text:p>沙羅曼蛇</text:p>
          </table:table-cell>
          <table:table-cell office:value-type="string" calcext:value-type="string">
            <text:p>Saramanda - Salamander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05a.bin</text:p>
          </table:table-cell>
          <table:table-cell office:value-type="string" calcext:value-type="string">
            <text:p>KNM1005.bmp</text:p>
          </table:table-cell>
          <table:table-cell office:value-type="string" calcext:value-type="string">
            <text:p>KNM1005m.bin</text:p>
          </table:table-cell>
          <table:table-cell/>
          <table:table-cell table:formula="of:=HYPERLINK(COM.MICROSOFT.CONCAT(&quot;https://www.amusement-center.com/project/egg/game/?product_id=&quot;; [.C1485]))" office:value-type="string" office:string-value="https://www.amusement-center.com/project/egg/game/?product_id=1285" calcext:value-type="string">
            <text:p>https://www.amusement-center.com/project/egg/game/?product_id=1285</text:p>
          </table:table-cell>
        </table:table-row>
        <table:table-row table:style-name="ro1">
          <table:table-cell office:value-type="string" calcext:value-type="string">
            <text:p>波動の標的</text:p>
          </table:table-cell>
          <table:table-cell office:value-type="string" calcext:value-type="string">
            <text:p>Hadou no Hyouteki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TW0003a.bin</text:p>
          </table:table-cell>
          <table:table-cell office:value-type="string" calcext:value-type="string">
            <text:p>STW0003.bmp</text:p>
          </table:table-cell>
          <table:table-cell table:number-columns-repeated="2"/>
          <table:table-cell table:formula="of:=HYPERLINK(COM.MICROSOFT.CONCAT(&quot;https://www.amusement-center.com/project/egg/game/?product_id=&quot;; [.C1486]))" office:value-type="string" office:string-value="https://www.amusement-center.com/project/egg/game/?product_id=175" calcext:value-type="string">
            <text:p>https://www.amusement-center.com/project/egg/game/?product_id=175</text:p>
          </table:table-cell>
        </table:table-row>
        <table:table-row table:style-name="ro1">
          <table:table-cell office:value-type="string" calcext:value-type="string">
            <text:p>波動の標的</text:p>
          </table:table-cell>
          <table:table-cell office:value-type="string" calcext:value-type="string">
            <text:p>Hadou no Hyouteki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STW1012a.bin</text:p>
          </table:table-cell>
          <table:table-cell office:value-type="string" calcext:value-type="string">
            <text:p>STW1012.bmp</text:p>
          </table:table-cell>
          <table:table-cell table:number-columns-repeated="2"/>
          <table:table-cell table:formula="of:=HYPERLINK(COM.MICROSOFT.CONCAT(&quot;https://www.amusement-center.com/project/egg/game/?product_id=&quot;; [.C1487]))" office:value-type="string" office:string-value="https://www.amusement-center.com/project/egg/game/?product_id=1751" calcext:value-type="string">
            <text:p>https://www.amusement-center.com/project/egg/game/?product_id=1751</text:p>
          </table:table-cell>
        </table:table-row>
        <table:table-row table:style-name="ro1">
          <table:table-cell office:value-type="string" calcext:value-type="string">
            <text:p>海戦ゲーム ネイビーブルー</text:p>
          </table:table-cell>
          <table:table-cell office:value-type="string" calcext:value-type="string">
            <text:p>Kaisen Game - Navy Blue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USE0001a.bin</text:p>
          </table:table-cell>
          <table:table-cell office:value-type="string" calcext:value-type="string">
            <text:p>USE0001.bmp</text:p>
          </table:table-cell>
          <table:table-cell office:value-type="string" calcext:value-type="string">
            <text:p>USE0001m.bin</text:p>
          </table:table-cell>
          <table:table-cell/>
          <table:table-cell table:formula="of:=HYPERLINK(COM.MICROSOFT.CONCAT(&quot;https://www.amusement-center.com/project/egg/game/?product_id=&quot;; [.C1488]))" office:value-type="string" office:string-value="https://www.amusement-center.com/project/egg/game/?product_id=1524" calcext:value-type="string">
            <text:p>https://www.amusement-center.com/project/egg/game/?product_id=1524</text:p>
          </table:table-cell>
        </table:table-row>
        <table:table-row table:style-name="ro1">
          <table:table-cell office:value-type="string" calcext:value-type="string">
            <text:p>激突弾丸自動車決戦 バトルモービル</text:p>
          </table:table-cell>
          <table:table-cell office:value-type="string" calcext:value-type="string">
            <text:p>Gekitotsu Danmaru Jidousha - Battle Mobile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SAC0022a.bin</text:p>
          </table:table-cell>
          <table:table-cell office:value-type="string" calcext:value-type="string">
            <text:p>SAC0022.bmp</text:p>
          </table:table-cell>
          <table:table-cell office:value-type="string" calcext:value-type="string">
            <text:p>SAC0022m.bin</text:p>
          </table:table-cell>
          <table:table-cell/>
          <table:table-cell table:formula="of:=HYPERLINK(COM.MICROSOFT.CONCAT(&quot;https://www.amusement-center.com/project/egg/game/?product_id=&quot;; [.C1489]))" office:value-type="string" office:string-value="https://www.amusement-center.com/project/egg/game/?product_id=1098" calcext:value-type="string">
            <text:p>https://www.amusement-center.com/project/egg/game/?product_id=1098</text:p>
          </table:table-cell>
        </table:table-row>
        <table:table-row table:style-name="ro1">
          <table:table-cell office:value-type="string" calcext:value-type="string">
            <text:p>灼熱のファイヤーライブ</text:p>
          </table:table-cell>
          <table:table-cell office:value-type="string" calcext:value-type="string">
            <text:p>Shakunetsu no Fire Live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6a.bin</text:p>
          </table:table-cell>
          <table:table-cell office:value-type="string" calcext:value-type="string">
            <text:p>COM0066.bmp</text:p>
          </table:table-cell>
          <table:table-cell office:value-type="string" calcext:value-type="string">
            <text:p>COM0066m.bin</text:p>
          </table:table-cell>
          <table:table-cell/>
          <table:table-cell table:formula="of:=HYPERLINK(COM.MICROSOFT.CONCAT(&quot;https://www.amusement-center.com/project/egg/game/?product_id=&quot;; [.C1490]))" office:value-type="string" office:string-value="https://www.amusement-center.com/project/egg/game/?product_id=1133" calcext:value-type="string">
            <text:p>https://www.amusement-center.com/project/egg/game/?product_id=1133</text:p>
          </table:table-cell>
        </table:table-row>
        <table:table-row table:style-name="ro1">
          <table:table-cell office:value-type="string" calcext:value-type="string">
            <text:p>灼熱のファイヤーライブ </text:p>
          </table:table-cell>
          <table:table-cell office:value-type="string" calcext:value-type="string">
            <text:p>Shakunetsu no Fire Liv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6a.bin</text:p>
          </table:table-cell>
          <table:table-cell office:value-type="string" calcext:value-type="string">
            <text:p>COM0066.bmp</text:p>
          </table:table-cell>
          <table:table-cell office:value-type="string" calcext:value-type="string">
            <text:p>COM0066m.bin</text:p>
          </table:table-cell>
          <table:table-cell/>
          <table:table-cell table:formula="of:=HYPERLINK(COM.MICROSOFT.CONCAT(&quot;https://www.amusement-center.com/project/egg/game/?product_id=&quot;; [.C1491]))" office:value-type="string" office:string-value="https://www.amusement-center.com/project/egg/game/?product_id=1061" calcext:value-type="string">
            <text:p>https://www.amusement-center.com/project/egg/game/?product_id=1061</text:p>
          </table:table-cell>
        </table:table-row>
        <table:table-row table:style-name="ro1">
          <table:table-cell office:value-type="string" calcext:value-type="string">
            <text:p>無敵刑事大打撃〜史上最大の犯罪〜</text:p>
          </table:table-cell>
          <table:table-cell office:value-type="string" calcext:value-type="string">
            <text:p>Muteki Keiji Dai Dageki - Shijou Saidai no Hanzai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S0001a.bin</text:p>
          </table:table-cell>
          <table:table-cell office:value-type="string" calcext:value-type="string">
            <text:p>FAS0001.bmp</text:p>
          </table:table-cell>
          <table:table-cell table:number-columns-repeated="2"/>
          <table:table-cell table:formula="of:=HYPERLINK(COM.MICROSOFT.CONCAT(&quot;https://www.amusement-center.com/project/egg/game/?product_id=&quot;; [.C1492]))" office:value-type="string" office:string-value="https://www.amusement-center.com/project/egg/game/?product_id=289" calcext:value-type="string">
            <text:p>https://www.amusement-center.com/project/egg/game/?product_id=289</text:p>
          </table:table-cell>
        </table:table-row>
        <table:table-row table:style-name="ro1">
          <table:table-cell office:value-type="string" calcext:value-type="string">
            <text:p>熱血硬派くにおくん</text:p>
          </table:table-cell>
          <table:table-cell office:value-type="string" calcext:value-type="string">
            <text:p>Nekketsu Kouha Kunio-kun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1a.bin</text:p>
          </table:table-cell>
          <table:table-cell office:value-type="string" calcext:value-type="string">
            <text:p>MIL0001.bmp</text:p>
          </table:table-cell>
          <table:table-cell office:value-type="string" calcext:value-type="string">
            <text:p>MIL0001m.bin</text:p>
          </table:table-cell>
          <table:table-cell/>
          <table:table-cell table:formula="of:=HYPERLINK(COM.MICROSOFT.CONCAT(&quot;https://www.amusement-center.com/project/egg/game/?product_id=&quot;; [.C1493]))" office:value-type="string" office:string-value="https://www.amusement-center.com/project/egg/game/?product_id=822" calcext:value-type="string">
            <text:p>https://www.amusement-center.com/project/egg/game/?product_id=822</text:p>
          </table:table-cell>
        </table:table-row>
        <table:table-row table:style-name="ro1">
          <table:table-cell office:value-type="string" calcext:value-type="string">
            <text:p>熱血硬派くにおくん</text:p>
          </table:table-cell>
          <table:table-cell office:value-type="string" calcext:value-type="string">
            <text:p>Nekketsu Kouha Kunio-kun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MIL0010a.bin</text:p>
          </table:table-cell>
          <table:table-cell office:value-type="string" calcext:value-type="string">
            <text:p>MIL0010.bmp</text:p>
          </table:table-cell>
          <table:table-cell office:value-type="string" calcext:value-type="string">
            <text:p>MIL0010m.bin</text:p>
          </table:table-cell>
          <table:table-cell/>
          <table:table-cell table:formula="of:=HYPERLINK(COM.MICROSOFT.CONCAT(&quot;https://www.amusement-center.com/project/egg/game/?product_id=&quot;; [.C1494]))" office:value-type="string" office:string-value="https://www.amusement-center.com/project/egg/game/?product_id=864" calcext:value-type="string">
            <text:p>https://www.amusement-center.com/project/egg/game/?product_id=864</text:p>
          </table:table-cell>
        </table:table-row>
        <table:table-row table:style-name="ro1">
          <table:table-cell office:value-type="string" calcext:value-type="string">
            <text:p>熱血高校ドッジボール部</text:p>
          </table:table-cell>
          <table:table-cell office:value-type="string" calcext:value-type="string">
            <text:p>Nekketsu Koukou Dodgeball-bu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IL0008a.bin</text:p>
          </table:table-cell>
          <table:table-cell office:value-type="string" calcext:value-type="string">
            <text:p>MIL0008.bmp</text:p>
          </table:table-cell>
          <table:table-cell office:value-type="string" calcext:value-type="string">
            <text:p>MIL0008m.bin</text:p>
          </table:table-cell>
          <table:table-cell/>
          <table:table-cell table:formula="of:=HYPERLINK(COM.MICROSOFT.CONCAT(&quot;https://www.amusement-center.com/project/egg/game/?product_id=&quot;; [.C1495]))" office:value-type="string" office:string-value="https://www.amusement-center.com/project/egg/game/?product_id=835" calcext:value-type="string">
            <text:p>https://www.amusement-center.com/project/egg/game/?product_id=835</text:p>
          </table:table-cell>
        </table:table-row>
        <table:table-row table:style-name="ro1">
          <table:table-cell office:value-type="string" calcext:value-type="string">
            <text:p>獣神ローガス</text:p>
          </table:table-cell>
          <table:table-cell office:value-type="string" calcext:value-type="string">
            <text:p>Juushin Rogu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DM0002a.bin</text:p>
          </table:table-cell>
          <table:table-cell office:value-type="string" calcext:value-type="string">
            <text:p>RDM0002.bmp</text:p>
          </table:table-cell>
          <table:table-cell office:value-type="string" calcext:value-type="string">
            <text:p>RDM0002m.bin</text:p>
          </table:table-cell>
          <table:table-cell/>
          <table:table-cell table:formula="of:=HYPERLINK(COM.MICROSOFT.CONCAT(&quot;https://www.amusement-center.com/project/egg/game/?product_id=&quot;; [.C1496]))" office:value-type="string" office:string-value="https://www.amusement-center.com/project/egg/game/?product_id=898" calcext:value-type="string">
            <text:p>https://www.amusement-center.com/project/egg/game/?product_id=898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03a.bin</text:p>
          </table:table-cell>
          <table:table-cell office:value-type="string" calcext:value-type="string">
            <text:p>RIV0003.bmp</text:p>
          </table:table-cell>
          <table:table-cell office:value-type="string" calcext:value-type="string">
            <text:p>RIV0003m.bin</text:p>
          </table:table-cell>
          <table:table-cell/>
          <table:table-cell table:formula="of:=HYPERLINK(COM.MICROSOFT.CONCAT(&quot;https://www.amusement-center.com/project/egg/game/?product_id=&quot;; [.C1497]))" office:value-type="string" office:string-value="https://www.amusement-center.com/project/egg/game/?product_id=105" calcext:value-type="string">
            <text:p>https://www.amusement-center.com/project/egg/game/?product_id=105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11a.bin</text:p>
          </table:table-cell>
          <table:table-cell office:value-type="string" calcext:value-type="string">
            <text:p>RIV0011.bmp</text:p>
          </table:table-cell>
          <table:table-cell table:number-columns-repeated="2"/>
          <table:table-cell table:formula="of:=HYPERLINK(COM.MICROSOFT.CONCAT(&quot;https://www.amusement-center.com/project/egg/game/?product_id=&quot;; [.C1498]))" office:value-type="string" office:string-value="https://www.amusement-center.com/project/egg/game/?product_id=110" calcext:value-type="string">
            <text:p>https://www.amusement-center.com/project/egg/game/?product_id=110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M77AV</text:p>
          </table:table-cell>
          <table:table-cell office:value-type="string" calcext:value-type="string">
            <text:p>RIV0014a.bin</text:p>
          </table:table-cell>
          <table:table-cell office:value-type="string" calcext:value-type="string">
            <text:p>RIV0014.bmp</text:p>
          </table:table-cell>
          <table:table-cell table:number-columns-repeated="2"/>
          <table:table-cell table:formula="of:=HYPERLINK(COM.MICROSOFT.CONCAT(&quot;https://www.amusement-center.com/project/egg/game/?product_id=&quot;; [.C1499]))" office:value-type="string" office:string-value="https://www.amusement-center.com/project/egg/game/?product_id=113" calcext:value-type="string">
            <text:p>https://www.amusement-center.com/project/egg/game/?product_id=113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RIV1001a.bin</text:p>
          </table:table-cell>
          <table:table-cell office:value-type="string" calcext:value-type="string">
            <text:p>RIV1001.bmp</text:p>
          </table:table-cell>
          <table:table-cell table:number-columns-repeated="2"/>
          <table:table-cell table:formula="of:=HYPERLINK(COM.MICROSOFT.CONCAT(&quot;https://www.amusement-center.com/project/egg/game/?product_id=&quot;; [.C1500]))" office:value-type="string" office:string-value="https://www.amusement-center.com/project/egg/game/?product_id=115" calcext:value-type="string">
            <text:p>https://www.amusement-center.com/project/egg/game/?product_id=115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29a.bin</text:p>
          </table:table-cell>
          <table:table-cell office:value-type="string" calcext:value-type="string">
            <text:p>RIV0029.bmp</text:p>
          </table:table-cell>
          <table:table-cell table:number-columns-repeated="2"/>
          <table:table-cell table:formula="of:=HYPERLINK(COM.MICROSOFT.CONCAT(&quot;https://www.amusement-center.com/project/egg/game/?product_id=&quot;; [.C1501]))" office:value-type="string" office:string-value="https://www.amusement-center.com/project/egg/game/?product_id=1231" calcext:value-type="string">
            <text:p>https://www.amusement-center.com/project/egg/game/?product_id=1231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IV0031a.bin</text:p>
          </table:table-cell>
          <table:table-cell office:value-type="string" calcext:value-type="string">
            <text:p>RIV0031.bmp</text:p>
          </table:table-cell>
          <table:table-cell/>
          <table:table-cell office:value-type="string" calcext:value-type="string">
            <text:p>RIV0031d.bin</text:p>
          </table:table-cell>
          <table:table-cell table:formula="of:=HYPERLINK(COM.MICROSOFT.CONCAT(&quot;https://www.amusement-center.com/project/egg/game/?product_id=&quot;; [.C1502]))" office:value-type="string" office:string-value="https://www.amusement-center.com/project/egg/game/?product_id=1312" calcext:value-type="string">
            <text:p>https://www.amusement-center.com/project/egg/game/?product_id=1312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RIV1007a.bin</text:p>
          </table:table-cell>
          <table:table-cell office:value-type="string" calcext:value-type="string">
            <text:p>RIV1007.bmp</text:p>
          </table:table-cell>
          <table:table-cell office:value-type="string" calcext:value-type="string">
            <text:p>RIV1007m.bin</text:p>
          </table:table-cell>
          <table:table-cell/>
          <table:table-cell table:formula="of:=HYPERLINK(COM.MICROSOFT.CONCAT(&quot;https://www.amusement-center.com/project/egg/game/?product_id=&quot;; [.C1503]))" office:value-type="string" office:string-value="https://www.amusement-center.com/project/egg/game/?product_id=1404" calcext:value-type="string">
            <text:p>https://www.amusement-center.com/project/egg/game/?product_id=1404</text:p>
          </table:table-cell>
        </table:table-row>
        <table:table-row table:style-name="ro1">
          <table:table-cell office:value-type="string" calcext:value-type="string">
            <text:p>琥珀色の遺言</text:p>
          </table:table-cell>
          <table:table-cell office:value-type="string" calcext:value-type="string">
            <text:p>Kohakuiro no Yuigon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MSX2+</text:p>
          </table:table-cell>
          <table:table-cell office:value-type="string" calcext:value-type="string">
            <text:p>RIV1007a.bin</text:p>
          </table:table-cell>
          <table:table-cell/>
          <table:table-cell office:value-type="string" calcext:value-type="string">
            <text:p>RIV1007m.bin</text:p>
          </table:table-cell>
          <table:table-cell/>
          <table:table-cell table:formula="of:=HYPERLINK(COM.MICROSOFT.CONCAT(&quot;https://www.amusement-center.com/project/egg/game/?product_id=&quot;; [.C1504]))" office:value-type="string" office:string-value="https://www.amusement-center.com/project/egg/game/?product_id=1405" calcext:value-type="string">
            <text:p>https://www.amusement-center.com/project/egg/game/?product_id=1405</text:p>
          </table:table-cell>
        </table:table-row>
        <table:table-row table:style-name="ro1">
          <table:table-cell office:value-type="string" calcext:value-type="string">
            <text:p>琥珀色の遺言（PocketPC版）</text:p>
          </table:table-cell>
          <table:table-cell office:value-type="string" calcext:value-type="string">
            <text:p>Kohakuiro no Yuigon (Pocket PC-ban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RIV1002a.bin</text:p>
          </table:table-cell>
          <table:table-cell office:value-type="string" calcext:value-type="string">
            <text:p>RIV1002.bmp</text:p>
          </table:table-cell>
          <table:table-cell table:number-columns-repeated="2"/>
          <table:table-cell table:formula="of:=HYPERLINK(COM.MICROSOFT.CONCAT(&quot;https://www.amusement-center.com/project/egg/game/?product_id=&quot;; [.C1505]))" office:value-type="string" office:string-value="https://www.amusement-center.com/project/egg/game/?product_id=301" calcext:value-type="string">
            <text:p>https://www.amusement-center.com/project/egg/game/?product_id=301</text:p>
          </table:table-cell>
        </table:table-row>
        <table:table-row table:style-name="ro1">
          <table:table-cell office:value-type="string" calcext:value-type="string">
            <text:p>白と黒の伝説 〜アスカ編〜</text:p>
          </table:table-cell>
          <table:table-cell office:value-type="string" calcext:value-type="string">
            <text:p>Shiro to Kuro no Densetsu - Asuka-hen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09a.bin</text:p>
          </table:table-cell>
          <table:table-cell office:value-type="string" calcext:value-type="string">
            <text:p>STW1009.bmp</text:p>
          </table:table-cell>
          <table:table-cell table:number-columns-repeated="2"/>
          <table:table-cell table:formula="of:=HYPERLINK(COM.MICROSOFT.CONCAT(&quot;https://www.amusement-center.com/project/egg/game/?product_id=&quot;; [.C1506]))" office:value-type="string" office:string-value="https://www.amusement-center.com/project/egg/game/?product_id=1718" calcext:value-type="string">
            <text:p>https://www.amusement-center.com/project/egg/game/?product_id=1718</text:p>
          </table:table-cell>
        </table:table-row>
        <table:table-row table:style-name="ro1">
          <table:table-cell office:value-type="string" calcext:value-type="string">
            <text:p>白と黒の伝説 〜百鬼編〜（ゲームと音楽データ）</text:p>
          </table:table-cell>
          <table:table-cell office:value-type="string" calcext:value-type="string">
            <text:p>Shiro to Kuro no Densetsu - Hyakki-hen (Game to Ongaku Data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01a.bin</text:p>
          </table:table-cell>
          <table:table-cell office:value-type="string" calcext:value-type="string">
            <text:p>STW1001.bmp</text:p>
          </table:table-cell>
          <table:table-cell office:value-type="string" calcext:value-type="string">
            <text:p>STW1001m.bin</text:p>
          </table:table-cell>
          <table:table-cell/>
          <table:table-cell table:formula="of:=HYPERLINK(COM.MICROSOFT.CONCAT(&quot;https://www.amusement-center.com/project/egg/game/?product_id=&quot;; [.C1507]))" office:value-type="string" office:string-value="https://www.amusement-center.com/project/egg/game/?product_id=172" calcext:value-type="string">
            <text:p>https://www.amusement-center.com/project/egg/game/?product_id=172</text:p>
          </table:table-cell>
        </table:table-row>
        <table:table-row table:style-name="ro1">
          <table:table-cell office:value-type="string" calcext:value-type="string">
            <text:p>白と黒の伝説 〜百鬼編〜（ゲームのみ）</text:p>
          </table:table-cell>
          <table:table-cell office:value-type="string" calcext:value-type="string">
            <text:p>Shiro to Kuro no Densetsu - Hyakki-hen (Game to Ongaku Data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02a.bin</text:p>
          </table:table-cell>
          <table:table-cell office:value-type="string" calcext:value-type="string">
            <text:p>STW1002.bmp</text:p>
          </table:table-cell>
          <table:table-cell table:number-columns-repeated="2"/>
          <table:table-cell table:formula="of:=HYPERLINK(COM.MICROSOFT.CONCAT(&quot;https://www.amusement-center.com/project/egg/game/?product_id=&quot;; [.C1508]))" office:value-type="string" office:string-value="https://www.amusement-center.com/project/egg/game/?product_id=174" calcext:value-type="string">
            <text:p>https://www.amusement-center.com/project/egg/game/?product_id=174</text:p>
          </table:table-cell>
        </table:table-row>
        <table:table-row table:style-name="ro1">
          <table:table-cell office:value-type="string" calcext:value-type="string">
            <text:p>白と黒の伝説 〜百鬼編〜（音楽データのみ）</text:p>
          </table:table-cell>
          <table:table-cell office:value-type="string" calcext:value-type="string">
            <text:p>Shiro to Kuro no Densetsu - Hyakki-hen (Ongaku Data nomi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STW1003a.bin</text:p>
          </table:table-cell>
          <table:table-cell office:value-type="string" calcext:value-type="string">
            <text:p>STW1003.bmp</text:p>
          </table:table-cell>
          <table:table-cell table:number-columns-repeated="2"/>
          <table:table-cell table:formula="of:=HYPERLINK(COM.MICROSOFT.CONCAT(&quot;https://www.amusement-center.com/project/egg/game/?product_id=&quot;; [.C1509]))" office:value-type="string" office:string-value="https://www.amusement-center.com/project/egg/game/?product_id=173" calcext:value-type="string">
            <text:p>https://www.amusement-center.com/project/egg/game/?product_id=173</text:p>
          </table:table-cell>
        </table:table-row>
        <table:table-row table:style-name="ro1">
          <table:table-cell office:value-type="string" calcext:value-type="string">
            <text:p>白と黒の伝説 〜輪廻転生編〜</text:p>
          </table:table-cell>
          <table:table-cell office:value-type="string" calcext:value-type="string">
            <text:p>Shiro to Kuro no Densetsu - Rinnetenshou-hen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STW1008a.bin</text:p>
          </table:table-cell>
          <table:table-cell office:value-type="string" calcext:value-type="string">
            <text:p>STW1008.bmp</text:p>
          </table:table-cell>
          <table:table-cell table:number-columns-repeated="2"/>
          <table:table-cell table:formula="of:=HYPERLINK(COM.MICROSOFT.CONCAT(&quot;https://www.amusement-center.com/project/egg/game/?product_id=&quot;; [.C1510]))" office:value-type="string" office:string-value="https://www.amusement-center.com/project/egg/game/?product_id=1707" calcext:value-type="string">
            <text:p>https://www.amusement-center.com/project/egg/game/?product_id=1707</text:p>
          </table:table-cell>
        </table:table-row>
        <table:table-row table:style-name="ro1">
          <table:table-cell office:value-type="string" calcext:value-type="string">
            <text:p>白伝説</text:p>
          </table:table-cell>
          <table:table-cell office:value-type="string" calcext:value-type="string">
            <text:p>Shiro Densetsu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2a.bin</text:p>
          </table:table-cell>
          <table:table-cell office:value-type="string" calcext:value-type="string">
            <text:p>XTA0012.bmp</text:p>
          </table:table-cell>
          <table:table-cell table:number-columns-repeated="2"/>
          <table:table-cell table:formula="of:=HYPERLINK(COM.MICROSOFT.CONCAT(&quot;https://www.amusement-center.com/project/egg/game/?product_id=&quot;; [.C1511]))" office:value-type="string" office:string-value="https://www.amusement-center.com/project/egg/game/?product_id=138" calcext:value-type="string">
            <text:p>https://www.amusement-center.com/project/egg/game/?product_id=138</text:p>
          </table:table-cell>
        </table:table-row>
        <table:table-row table:style-name="ro1">
          <table:table-cell office:value-type="string" calcext:value-type="string">
            <text:p>白伝説</text:p>
          </table:table-cell>
          <table:table-cell office:value-type="string" calcext:value-type="string">
            <text:p>Shiro Densetsu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XTA0012a.bin</text:p>
          </table:table-cell>
          <table:table-cell office:value-type="string" calcext:value-type="string">
            <text:p>XTA0012.bmp</text:p>
          </table:table-cell>
          <table:table-cell table:number-columns-repeated="2"/>
          <table:table-cell table:formula="of:=HYPERLINK(COM.MICROSOFT.CONCAT(&quot;https://www.amusement-center.com/project/egg/game/?product_id=&quot;; [.C1512]))" office:value-type="string" office:string-value="https://www.amusement-center.com/project/egg/game/?product_id=1736" calcext:value-type="string">
            <text:p>https://www.amusement-center.com/project/egg/game/?product_id=1736</text:p>
          </table:table-cell>
        </table:table-row>
        <table:table-row table:style-name="ro1">
          <table:table-cell office:value-type="string" calcext:value-type="string">
            <text:p>百鬼夜行</text:p>
          </table:table-cell>
          <table:table-cell office:value-type="string" calcext:value-type="string">
            <text:p>Hyakkiyagyou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USE0002a.bin</text:p>
          </table:table-cell>
          <table:table-cell office:value-type="string" calcext:value-type="string">
            <text:p>USE0002.bmp</text:p>
          </table:table-cell>
          <table:table-cell office:value-type="string" calcext:value-type="string">
            <text:p>USE0002m.bin</text:p>
          </table:table-cell>
          <table:table-cell/>
          <table:table-cell table:formula="of:=HYPERLINK(COM.MICROSOFT.CONCAT(&quot;https://www.amusement-center.com/project/egg/game/?product_id=&quot;; [.C1513]))" office:value-type="string" office:string-value="https://www.amusement-center.com/project/egg/game/?product_id=1529" calcext:value-type="string">
            <text:p>https://www.amusement-center.com/project/egg/game/?product_id=1529</text:p>
          </table:table-cell>
        </table:table-row>
        <table:table-row table:style-name="ro1">
          <table:table-cell office:value-type="string" calcext:value-type="string">
            <text:p>真・魔王ゴルべリアス</text:p>
          </table:table-cell>
          <table:table-cell office:value-type="string" calcext:value-type="string">
            <text:p>Shin Ma-ou Golvellius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51a.bin</text:p>
          </table:table-cell>
          <table:table-cell office:value-type="string" calcext:value-type="string">
            <text:p>COM1051.bmp</text:p>
          </table:table-cell>
          <table:table-cell table:number-columns-repeated="2"/>
          <table:table-cell table:formula="of:=HYPERLINK(COM.MICROSOFT.CONCAT(&quot;https://www.amusement-center.com/project/egg/game/?product_id=&quot;; [.C1514]))" office:value-type="string" office:string-value="https://www.amusement-center.com/project/egg/game/?product_id=1652" calcext:value-type="string">
            <text:p>https://www.amusement-center.com/project/egg/game/?product_id=1652</text:p>
          </table:table-cell>
        </table:table-row>
        <table:table-row table:style-name="ro1">
          <table:table-cell office:value-type="string" calcext:value-type="string">
            <text:p>真・魔王ゴルべリアス</text:p>
          </table:table-cell>
          <table:table-cell office:value-type="string" calcext:value-type="string">
            <text:p>Shin Ma-ou Golvellius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51a.bin</text:p>
          </table:table-cell>
          <table:table-cell office:value-type="string" calcext:value-type="string">
            <text:p>COM1051.bmp</text:p>
          </table:table-cell>
          <table:table-cell table:number-columns-repeated="2"/>
          <table:table-cell table:formula="of:=HYPERLINK(COM.MICROSOFT.CONCAT(&quot;https://www.amusement-center.com/project/egg/game/?product_id=&quot;; [.C1515]))" office:value-type="string" office:string-value="https://www.amusement-center.com/project/egg/game/?product_id=1687" calcext:value-type="string">
            <text:p>https://www.amusement-center.com/project/egg/game/?product_id=1687</text:p>
          </table:table-cell>
        </table:table-row>
        <table:table-row table:style-name="ro1">
          <table:table-cell office:value-type="string" calcext:value-type="string">
            <text:p>真・魔王ゴルベリアス　先取り横スクロール面</text:p>
          </table:table-cell>
          <table:table-cell office:value-type="string" calcext:value-type="string">
            <text:p>Shin Golvellius - Sakidori Yoko Scroll Men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9a.bin</text:p>
          </table:table-cell>
          <table:table-cell office:value-type="string" calcext:value-type="string">
            <text:p>COM1039.bmp</text:p>
          </table:table-cell>
          <table:table-cell office:value-type="string" calcext:value-type="string">
            <text:p>COM1039m.bin</text:p>
          </table:table-cell>
          <table:table-cell/>
          <table:table-cell table:formula="of:=HYPERLINK(COM.MICROSOFT.CONCAT(&quot;https://www.amusement-center.com/project/egg/game/?product_id=&quot;; [.C1516]))" office:value-type="string" office:string-value="https://www.amusement-center.com/project/egg/game/?product_id=1567" calcext:value-type="string">
            <text:p>https://www.amusement-center.com/project/egg/game/?product_id=1567</text:p>
          </table:table-cell>
        </table:table-row>
        <table:table-row table:style-name="ro1">
          <table:table-cell office:value-type="string" calcext:value-type="string">
            <text:p>真・魔王ゴルべリアス　先取り縦スクロール面</text:p>
          </table:table-cell>
          <table:table-cell office:value-type="string" calcext:value-type="string">
            <text:p>Shin Golvellius - Sakidori Tate Scroll Men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42a.bin</text:p>
          </table:table-cell>
          <table:table-cell office:value-type="string" calcext:value-type="string">
            <text:p>COM1042.bmp</text:p>
          </table:table-cell>
          <table:table-cell table:number-columns-repeated="2"/>
          <table:table-cell table:formula="of:=HYPERLINK(COM.MICROSOFT.CONCAT(&quot;https://www.amusement-center.com/project/egg/game/?product_id=&quot;; [.C1517]))" office:value-type="string" office:string-value="https://www.amusement-center.com/project/egg/game/?product_id=1576" calcext:value-type="string">
            <text:p>https://www.amusement-center.com/project/egg/game/?product_id=1576</text:p>
          </table:table-cell>
        </table:table-row>
        <table:table-row table:style-name="ro1">
          <table:table-cell office:value-type="string" calcext:value-type="string">
            <text:p>真魔王ゴルベリアス</text:p>
          </table:table-cell>
          <table:table-cell office:value-type="string" calcext:value-type="string">
            <text:p>Shin Ma-ou Golvelliu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15a.bin</text:p>
          </table:table-cell>
          <table:table-cell office:value-type="string" calcext:value-type="string">
            <text:p>COM1015.bmp</text:p>
          </table:table-cell>
          <table:table-cell table:number-columns-repeated="2"/>
          <table:table-cell table:formula="of:=HYPERLINK(COM.MICROSOFT.CONCAT(&quot;https://www.amusement-center.com/project/egg/game/?product_id=&quot;; [.C1518]))" office:value-type="string" office:string-value="https://www.amusement-center.com/project/egg/game/?product_id=385" calcext:value-type="string">
            <text:p>https://www.amusement-center.com/project/egg/game/?product_id=385</text:p>
          </table:table-cell>
        </table:table-row>
        <table:table-row table:style-name="ro1">
          <table:table-cell office:value-type="string" calcext:value-type="string">
            <text:p>真魔王ゴルベリアス PLUS</text:p>
          </table:table-cell>
          <table:table-cell office:value-type="string" calcext:value-type="string">
            <text:p>Shin Ma-ou Golvellius Plu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COM0016a.bin</text:p>
          </table:table-cell>
          <table:table-cell office:value-type="string" calcext:value-type="string">
            <text:p>PCOM0016.bmp</text:p>
          </table:table-cell>
          <table:table-cell table:number-columns-repeated="2"/>
          <table:table-cell table:formula="of:=HYPERLINK(COM.MICROSOFT.CONCAT(&quot;https://www.amusement-center.com/project/egg/game/?product_id=&quot;; [.C1519]))" office:value-type="string" office:string-value="https://www.amusement-center.com/project/egg/game/?product_id=599" calcext:value-type="string">
            <text:p>https://www.amusement-center.com/project/egg/game/?product_id=599</text:p>
          </table:table-cell>
        </table:table-row>
        <table:table-row table:style-name="ro1">
          <table:table-cell office:value-type="string" calcext:value-type="string">
            <text:p>真魔王ゴルベリアス図鑑</text:p>
          </table:table-cell>
          <table:table-cell office:value-type="string" calcext:value-type="string">
            <text:p>Shin Ma-ou Golvellius Zukan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35a.bin</text:p>
          </table:table-cell>
          <table:table-cell office:value-type="string" calcext:value-type="string">
            <text:p>COM1035.bmp</text:p>
          </table:table-cell>
          <table:table-cell office:value-type="string" calcext:value-type="string">
            <text:p>COM1035m.bin</text:p>
          </table:table-cell>
          <table:table-cell/>
          <table:table-cell table:formula="of:=HYPERLINK(COM.MICROSOFT.CONCAT(&quot;https://www.amusement-center.com/project/egg/game/?product_id=&quot;; [.C1520]))" office:value-type="string" office:string-value="https://www.amusement-center.com/project/egg/game/?product_id=1450" calcext:value-type="string">
            <text:p>https://www.amusement-center.com/project/egg/game/?product_id=1450</text:p>
          </table:table-cell>
        </table:table-row>
        <table:table-row table:style-name="ro1">
          <table:table-cell office:value-type="string" calcext:value-type="string">
            <text:p>破滅の妖刀</text:p>
          </table:table-cell>
          <table:table-cell office:value-type="string" calcext:value-type="string">
            <text:p>Hametsu no Youtou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3a.bin</text:p>
          </table:table-cell>
          <table:table-cell office:value-type="string" calcext:value-type="string">
            <text:p>COM0023.bmp</text:p>
          </table:table-cell>
          <table:table-cell office:value-type="string" calcext:value-type="string">
            <text:p>COM0023m.bin</text:p>
          </table:table-cell>
          <table:table-cell/>
          <table:table-cell table:formula="of:=HYPERLINK(COM.MICROSOFT.CONCAT(&quot;https://www.amusement-center.com/project/egg/game/?product_id=&quot;; [.C1521]))" office:value-type="string" office:string-value="https://www.amusement-center.com/project/egg/game/?product_id=759" calcext:value-type="string">
            <text:p>https://www.amusement-center.com/project/egg/game/?product_id=759</text:p>
          </table:table-cell>
        </table:table-row>
        <table:table-row table:style-name="ro1">
          <table:table-cell office:value-type="string" calcext:value-type="string">
            <text:p>破滅の妖刀 <text:s/></text:p>
          </table:table-cell>
          <table:table-cell office:value-type="string" calcext:value-type="string">
            <text:p>Hametsu no Youtou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3a.bin</text:p>
          </table:table-cell>
          <table:table-cell office:value-type="string" calcext:value-type="string">
            <text:p>COM0023.bmp</text:p>
          </table:table-cell>
          <table:table-cell office:value-type="string" calcext:value-type="string">
            <text:p>COM0023m.bin</text:p>
          </table:table-cell>
          <table:table-cell/>
          <table:table-cell table:formula="of:=HYPERLINK(COM.MICROSOFT.CONCAT(&quot;https://www.amusement-center.com/project/egg/game/?product_id=&quot;; [.C1522]))" office:value-type="string" office:string-value="https://www.amusement-center.com/project/egg/game/?product_id=949" calcext:value-type="string">
            <text:p>https://www.amusement-center.com/project/egg/game/?product_id=949</text:p>
          </table:table-cell>
        </table:table-row>
        <table:table-row table:style-name="ro1">
          <table:table-cell office:value-type="string" calcext:value-type="string">
            <text:p>破滅の妖刀II 凶変の館</text:p>
          </table:table-cell>
          <table:table-cell office:value-type="string" calcext:value-type="string">
            <text:p>Hametsu no Youtou II - Kyouhen no Yakata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8a.bin</text:p>
          </table:table-cell>
          <table:table-cell office:value-type="string" calcext:value-type="string">
            <text:p>COM0028.bmp</text:p>
          </table:table-cell>
          <table:table-cell office:value-type="string" calcext:value-type="string">
            <text:p>COM0028m.bin</text:p>
          </table:table-cell>
          <table:table-cell/>
          <table:table-cell table:formula="of:=HYPERLINK(COM.MICROSOFT.CONCAT(&quot;https://www.amusement-center.com/project/egg/game/?product_id=&quot;; [.C1523]))" office:value-type="string" office:string-value="https://www.amusement-center.com/project/egg/game/?product_id=772" calcext:value-type="string">
            <text:p>https://www.amusement-center.com/project/egg/game/?product_id=772</text:p>
          </table:table-cell>
        </table:table-row>
        <table:table-row table:style-name="ro1">
          <table:table-cell office:value-type="string" calcext:value-type="string">
            <text:p>破滅の妖刀II 凶変の館</text:p>
          </table:table-cell>
          <table:table-cell office:value-type="string" calcext:value-type="string">
            <text:p>Hametsu no Youtou II - Kyouhen no Yakata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28a.bin</text:p>
          </table:table-cell>
          <table:table-cell office:value-type="string" calcext:value-type="string">
            <text:p>COM0028.bmp</text:p>
          </table:table-cell>
          <table:table-cell office:value-type="string" calcext:value-type="string">
            <text:p>COM0028m.bin</text:p>
          </table:table-cell>
          <table:table-cell/>
          <table:table-cell table:formula="of:=HYPERLINK(COM.MICROSOFT.CONCAT(&quot;https://www.amusement-center.com/project/egg/game/?product_id=&quot;; [.C1524]))" office:value-type="string" office:string-value="https://www.amusement-center.com/project/egg/game/?product_id=1043" calcext:value-type="string">
            <text:p>https://www.amusement-center.com/project/egg/game/?product_id=1043</text:p>
          </table:table-cell>
        </table:table-row>
        <table:table-row table:style-name="ro1">
          <table:table-cell office:value-type="string" calcext:value-type="string">
            <text:p>神の聖都</text:p>
          </table:table-cell>
          <table:table-cell office:value-type="string" calcext:value-type="string">
            <text:p>Kami no Seit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PHA0001a.bin</text:p>
          </table:table-cell>
          <table:table-cell office:value-type="string" calcext:value-type="string">
            <text:p>PHA0001.bmp</text:p>
          </table:table-cell>
          <table:table-cell table:number-columns-repeated="2"/>
          <table:table-cell table:formula="of:=HYPERLINK(COM.MICROSOFT.CONCAT(&quot;https://www.amusement-center.com/project/egg/game/?product_id=&quot;; [.C1525]))" office:value-type="string" office:string-value="https://www.amusement-center.com/project/egg/game/?product_id=94" calcext:value-type="string">
            <text:p>https://www.amusement-center.com/project/egg/game/?product_id=94</text:p>
          </table:table-cell>
        </table:table-row>
        <table:table-row table:style-name="ro1">
          <table:table-cell office:value-type="string" calcext:value-type="string">
            <text:p>神の聖都</text:p>
          </table:table-cell>
          <table:table-cell office:value-type="string" calcext:value-type="string">
            <text:p>Kami no Seit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PHA1001a.bin</text:p>
          </table:table-cell>
          <table:table-cell office:value-type="string" calcext:value-type="string">
            <text:p>PHA1001.bmp</text:p>
          </table:table-cell>
          <table:table-cell table:number-columns-repeated="2"/>
          <table:table-cell table:formula="of:=HYPERLINK(COM.MICROSOFT.CONCAT(&quot;https://www.amusement-center.com/project/egg/game/?product_id=&quot;; [.C1526]))" office:value-type="string" office:string-value="https://www.amusement-center.com/project/egg/game/?product_id=96" calcext:value-type="string">
            <text:p>https://www.amusement-center.com/project/egg/game/?product_id=96</text:p>
          </table:table-cell>
        </table:table-row>
        <table:table-row table:style-name="ro1">
          <table:table-cell office:value-type="string" calcext:value-type="string">
            <text:p>神の聖都（音楽データのみ）</text:p>
          </table:table-cell>
          <table:table-cell office:value-type="string" calcext:value-type="string">
            <text:p>Kami no Seito (Ongaku Data nomi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HA1002a.bin</text:p>
          </table:table-cell>
          <table:table-cell office:value-type="string" calcext:value-type="string">
            <text:p>PHA1002.bmp</text:p>
          </table:table-cell>
          <table:table-cell table:number-columns-repeated="2"/>
          <table:table-cell table:formula="of:=HYPERLINK(COM.MICROSOFT.CONCAT(&quot;https://www.amusement-center.com/project/egg/game/?product_id=&quot;; [.C1527]))" office:value-type="string" office:string-value="https://www.amusement-center.com/project/egg/game/?product_id=95" calcext:value-type="string">
            <text:p>https://www.amusement-center.com/project/egg/game/?product_id=95</text:p>
          </table:table-cell>
        </table:table-row>
        <table:table-row table:style-name="ro1">
          <table:table-cell office:value-type="string" calcext:value-type="string">
            <text:p>神凰拳</text:p>
          </table:table-cell>
          <table:table-cell office:value-type="string" calcext:value-type="string">
            <text:p>Shin-Ouken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6a.bin</text:p>
          </table:table-cell>
          <table:table-cell office:value-type="string" calcext:value-type="string">
            <text:p>SKP0006.bmp</text:p>
          </table:table-cell>
          <table:table-cell office:value-type="string" calcext:value-type="string">
            <text:p>SKP0006m.bin</text:p>
          </table:table-cell>
          <table:table-cell/>
          <table:table-cell table:formula="of:=HYPERLINK(COM.MICROSOFT.CONCAT(&quot;https://www.amusement-center.com/project/egg/game/?product_id=&quot;; [.C1528]))" office:value-type="string" office:string-value="https://www.amusement-center.com/project/egg/game/?product_id=931" calcext:value-type="string">
            <text:p>https://www.amusement-center.com/project/egg/game/?product_id=931</text:p>
          </table:table-cell>
        </table:table-row>
        <table:table-row table:style-name="ro1">
          <table:table-cell office:value-type="string" calcext:value-type="string">
            <text:p>神凰拳</text:p>
          </table:table-cell>
          <table:table-cell office:value-type="string" calcext:value-type="string">
            <text:p>Shin-Ouken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6a.bin</text:p>
          </table:table-cell>
          <table:table-cell office:value-type="string" calcext:value-type="string">
            <text:p>SKP0006.bmp</text:p>
          </table:table-cell>
          <table:table-cell office:value-type="string" calcext:value-type="string">
            <text:p>SKP0006m.bin</text:p>
          </table:table-cell>
          <table:table-cell/>
          <table:table-cell table:formula="of:=HYPERLINK(COM.MICROSOFT.CONCAT(&quot;https://www.amusement-center.com/project/egg/game/?product_id=&quot;; [.C1529]))" office:value-type="string" office:string-value="https://www.amusement-center.com/project/egg/game/?product_id=1023" calcext:value-type="string">
            <text:p>https://www.amusement-center.com/project/egg/game/?product_id=1023</text:p>
          </table:table-cell>
        </table:table-row>
        <table:table-row table:style-name="ro1">
          <table:table-cell office:value-type="string" calcext:value-type="string">
            <text:p>神戸恋愛物語</text:p>
          </table:table-cell>
          <table:table-cell office:value-type="string" calcext:value-type="string">
            <text:p>Kobe Ren-ai Monogatari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CBR0003a.bin</text:p>
          </table:table-cell>
          <table:table-cell office:value-type="string" calcext:value-type="string">
            <text:p>CBR0003.bmp</text:p>
          </table:table-cell>
          <table:table-cell table:number-columns-repeated="2"/>
          <table:table-cell table:formula="of:=HYPERLINK(COM.MICROSOFT.CONCAT(&quot;https://www.amusement-center.com/project/egg/game/?product_id=&quot;; [.C1530]))" office:value-type="string" office:string-value="https://www.amusement-center.com/project/egg/game/?product_id=1625" calcext:value-type="string">
            <text:p>https://www.amusement-center.com/project/egg/game/?product_id=1625</text:p>
          </table:table-cell>
        </table:table-row>
        <table:table-row table:style-name="ro1">
          <table:table-cell office:value-type="string" calcext:value-type="string">
            <text:p>究極変幻バトルギャルさおり</text:p>
          </table:table-cell>
          <table:table-cell office:value-type="string" calcext:value-type="string">
            <text:p>Kyuukyoku Hengen Battle Gal Saori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2a.bin</text:p>
          </table:table-cell>
          <table:table-cell office:value-type="string" calcext:value-type="string">
            <text:p>COM0062.bmp</text:p>
          </table:table-cell>
          <table:table-cell office:value-type="string" calcext:value-type="string">
            <text:p>COM0062m.bin</text:p>
          </table:table-cell>
          <table:table-cell/>
          <table:table-cell table:formula="of:=HYPERLINK(COM.MICROSOFT.CONCAT(&quot;https://www.amusement-center.com/project/egg/game/?product_id=&quot;; [.C1531]))" office:value-type="string" office:string-value="https://www.amusement-center.com/project/egg/game/?product_id=1117" calcext:value-type="string">
            <text:p>https://www.amusement-center.com/project/egg/game/?product_id=1117</text:p>
          </table:table-cell>
        </table:table-row>
        <table:table-row table:style-name="ro1">
          <table:table-cell office:value-type="string" calcext:value-type="string">
            <text:p>究極変幻バトルギャルさおり </text:p>
          </table:table-cell>
          <table:table-cell office:value-type="string" calcext:value-type="string">
            <text:p>Kyuukyoku Hengen Battle Gal Saori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2a.bin</text:p>
          </table:table-cell>
          <table:table-cell office:value-type="string" calcext:value-type="string">
            <text:p>COM0062.bmp</text:p>
          </table:table-cell>
          <table:table-cell office:value-type="string" calcext:value-type="string">
            <text:p>COM0062m.bin</text:p>
          </table:table-cell>
          <table:table-cell/>
          <table:table-cell table:formula="of:=HYPERLINK(COM.MICROSOFT.CONCAT(&quot;https://www.amusement-center.com/project/egg/game/?product_id=&quot;; [.C1532]))" office:value-type="string" office:string-value="https://www.amusement-center.com/project/egg/game/?product_id=1004" calcext:value-type="string">
            <text:p>https://www.amusement-center.com/project/egg/game/?product_id=1004</text:p>
          </table:table-cell>
        </table:table-row>
        <table:table-row table:style-name="ro1">
          <table:table-cell office:value-type="string" calcext:value-type="string">
            <text:p>空牙</text:p>
          </table:table-cell>
          <table:table-cell office:value-type="string" calcext:value-type="string">
            <text:p>Kuuga - Operation Code 'Vapor Trail'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PPD0002a.bin</text:p>
          </table:table-cell>
          <table:table-cell office:value-type="string" calcext:value-type="string">
            <text:p>PPD0002.bmp</text:p>
          </table:table-cell>
          <table:table-cell table:number-columns-repeated="2"/>
          <table:table-cell table:formula="of:=HYPERLINK(COM.MICROSOFT.CONCAT(&quot;https://www.amusement-center.com/project/egg/game/?product_id=&quot;; [.C1533]))" office:value-type="string" office:string-value="https://www.amusement-center.com/project/egg/game/?product_id=1569" calcext:value-type="string">
            <text:p>https://www.amusement-center.com/project/egg/game/?product_id=1569</text:p>
          </table:table-cell>
        </table:table-row>
        <table:table-row table:style-name="ro1">
          <table:table-cell office:value-type="string" calcext:value-type="string">
            <text:p>空牙</text:p>
          </table:table-cell>
          <table:table-cell office:value-type="string" calcext:value-type="string">
            <text:p>Kuuga - Operation Code 'Vapor Trail'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PPD0009a.bin</text:p>
          </table:table-cell>
          <table:table-cell office:value-type="string" calcext:value-type="string">
            <text:p>PPD0009.bmp</text:p>
          </table:table-cell>
          <table:table-cell table:number-columns-repeated="2"/>
          <table:table-cell table:formula="of:=HYPERLINK(COM.MICROSOFT.CONCAT(&quot;https://www.amusement-center.com/project/egg/game/?product_id=&quot;; [.C1534]))" office:value-type="string" office:string-value="https://www.amusement-center.com/project/egg/game/?product_id=1673" calcext:value-type="string">
            <text:p>https://www.amusement-center.com/project/egg/game/?product_id=1673</text:p>
          </table:table-cell>
        </table:table-row>
        <table:table-row table:style-name="ro1">
          <table:table-cell office:value-type="string" calcext:value-type="string">
            <text:p>筋肉であそぼう</text:p>
          </table:table-cell>
          <table:table-cell office:value-type="string" calcext:value-type="string">
            <text:p>Kinniku de Asobou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5a.bin</text:p>
          </table:table-cell>
          <table:table-cell office:value-type="string" calcext:value-type="string">
            <text:p>COM0065.bmp</text:p>
          </table:table-cell>
          <table:table-cell office:value-type="string" calcext:value-type="string">
            <text:p>COM0065m.bin</text:p>
          </table:table-cell>
          <table:table-cell/>
          <table:table-cell table:formula="of:=HYPERLINK(COM.MICROSOFT.CONCAT(&quot;https://www.amusement-center.com/project/egg/game/?product_id=&quot;; [.C1535]))" office:value-type="string" office:string-value="https://www.amusement-center.com/project/egg/game/?product_id=1054" calcext:value-type="string">
            <text:p>https://www.amusement-center.com/project/egg/game/?product_id=1054</text:p>
          </table:table-cell>
        </table:table-row>
        <table:table-row table:style-name="ro1">
          <table:table-cell office:value-type="string" calcext:value-type="string">
            <text:p>筋肉であそぼう</text:p>
          </table:table-cell>
          <table:table-cell office:value-type="string" calcext:value-type="string">
            <text:p>Kinniku de Asobou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65a.bin</text:p>
          </table:table-cell>
          <table:table-cell office:value-type="string" calcext:value-type="string">
            <text:p>COM0065.bmp</text:p>
          </table:table-cell>
          <table:table-cell office:value-type="string" calcext:value-type="string">
            <text:p>COM0065m.bin</text:p>
          </table:table-cell>
          <table:table-cell/>
          <table:table-cell table:formula="of:=HYPERLINK(COM.MICROSOFT.CONCAT(&quot;https://www.amusement-center.com/project/egg/game/?product_id=&quot;; [.C1536]))" office:value-type="string" office:string-value="https://www.amusement-center.com/project/egg/game/?product_id=1782" calcext:value-type="string">
            <text:p>https://www.amusement-center.com/project/egg/game/?product_id=1782</text:p>
          </table:table-cell>
        </table:table-row>
        <table:table-row table:style-name="ro1">
          <table:table-cell office:value-type="string" calcext:value-type="string">
            <text:p>純情忍者ハナ血の爆弾丸 Vol.1</text:p>
          </table:table-cell>
          <table:table-cell office:value-type="string" calcext:value-type="string">
            <text:p>Junjou Ninja Hanaji no Bakudan Maru - Vol. 1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7a.bin</text:p>
          </table:table-cell>
          <table:table-cell office:value-type="string" calcext:value-type="string">
            <text:p>COM0077.bmp</text:p>
          </table:table-cell>
          <table:table-cell office:value-type="string" calcext:value-type="string">
            <text:p>COM0077m.bin</text:p>
          </table:table-cell>
          <table:table-cell/>
          <table:table-cell table:formula="of:=HYPERLINK(COM.MICROSOFT.CONCAT(&quot;https://www.amusement-center.com/project/egg/game/?product_id=&quot;; [.C1537]))" office:value-type="string" office:string-value="https://www.amusement-center.com/project/egg/game/?product_id=1238" calcext:value-type="string">
            <text:p>https://www.amusement-center.com/project/egg/game/?product_id=1238</text:p>
          </table:table-cell>
        </table:table-row>
        <table:table-row table:style-name="ro1">
          <table:table-cell office:value-type="string" calcext:value-type="string">
            <text:p>純情忍者ハナ血の爆弾丸 Vol.2</text:p>
          </table:table-cell>
          <table:table-cell office:value-type="string" calcext:value-type="string">
            <text:p>Junjou Ninja Hanaji no Bakudan Maru - Vol. 2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8a.bin</text:p>
          </table:table-cell>
          <table:table-cell office:value-type="string" calcext:value-type="string">
            <text:p>COM0078.bmp</text:p>
          </table:table-cell>
          <table:table-cell office:value-type="string" calcext:value-type="string">
            <text:p>COM0078m.bin</text:p>
          </table:table-cell>
          <table:table-cell/>
          <table:table-cell table:formula="of:=HYPERLINK(COM.MICROSOFT.CONCAT(&quot;https://www.amusement-center.com/project/egg/game/?product_id=&quot;; [.C1538]))" office:value-type="string" office:string-value="https://www.amusement-center.com/project/egg/game/?product_id=1245" calcext:value-type="string">
            <text:p>https://www.amusement-center.com/project/egg/game/?product_id=1245</text:p>
          </table:table-cell>
        </table:table-row>
        <table:table-row table:style-name="ro1">
          <table:table-cell office:value-type="string" calcext:value-type="string">
            <text:p>純情忍者ハナ血の爆弾丸 Vol.3</text:p>
          </table:table-cell>
          <table:table-cell office:value-type="string" calcext:value-type="string">
            <text:p>Junjou Ninja Hanaji no Bakudan Maru - Vol. 3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79a.bin</text:p>
          </table:table-cell>
          <table:table-cell office:value-type="string" calcext:value-type="string">
            <text:p>COM0079.bmp</text:p>
          </table:table-cell>
          <table:table-cell office:value-type="string" calcext:value-type="string">
            <text:p>COM0079m.bin</text:p>
          </table:table-cell>
          <table:table-cell/>
          <table:table-cell table:formula="of:=HYPERLINK(COM.MICROSOFT.CONCAT(&quot;https://www.amusement-center.com/project/egg/game/?product_id=&quot;; [.C1539]))" office:value-type="string" office:string-value="https://www.amusement-center.com/project/egg/game/?product_id=1252" calcext:value-type="string">
            <text:p>https://www.amusement-center.com/project/egg/game/?product_id=1252</text:p>
          </table:table-cell>
        </table:table-row>
        <table:table-row table:style-name="ro1">
          <table:table-cell office:value-type="string" calcext:value-type="string">
            <text:p>緋王伝</text:p>
          </table:table-cell>
          <table:table-cell office:value-type="string" calcext:value-type="string">
            <text:p>Hioude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24a.bin</text:p>
          </table:table-cell>
          <table:table-cell office:value-type="string" calcext:value-type="string">
            <text:p>TEL0024.bmp</text:p>
          </table:table-cell>
          <table:table-cell table:number-columns-repeated="2"/>
          <table:table-cell table:formula="of:=HYPERLINK(COM.MICROSOFT.CONCAT(&quot;https://www.amusement-center.com/project/egg/game/?product_id=&quot;; [.C1540]))" office:value-type="string" office:string-value="https://www.amusement-center.com/project/egg/game/?product_id=336" calcext:value-type="string">
            <text:p>https://www.amusement-center.com/project/egg/game/?product_id=336</text:p>
          </table:table-cell>
        </table:table-row>
        <table:table-row table:style-name="ro1">
          <table:table-cell office:value-type="string" calcext:value-type="string">
            <text:p>緋王伝</text:p>
          </table:table-cell>
          <table:table-cell office:value-type="string" calcext:value-type="string">
            <text:p>Hiouden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68a.bin</text:p>
          </table:table-cell>
          <table:table-cell office:value-type="string" calcext:value-type="string">
            <text:p>TEL0068.bmp</text:p>
          </table:table-cell>
          <table:table-cell table:number-columns-repeated="2"/>
          <table:table-cell table:formula="of:=HYPERLINK(COM.MICROSOFT.CONCAT(&quot;https://www.amusement-center.com/project/egg/game/?product_id=&quot;; [.C1541]))" office:value-type="string" office:string-value="https://www.amusement-center.com/project/egg/game/?product_id=1491" calcext:value-type="string">
            <text:p>https://www.amusement-center.com/project/egg/game/?product_id=1491</text:p>
          </table:table-cell>
        </table:table-row>
        <table:table-row table:style-name="ro1">
          <table:table-cell office:value-type="string" calcext:value-type="string">
            <text:p>緋王伝Ⅱ</text:p>
          </table:table-cell>
          <table:table-cell office:value-type="string" calcext:value-type="string">
            <text:p>Hiouden II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EL0035a.bin</text:p>
          </table:table-cell>
          <table:table-cell office:value-type="string" calcext:value-type="string">
            <text:p>TEL0035.bmp</text:p>
          </table:table-cell>
          <table:table-cell office:value-type="string" calcext:value-type="string">
            <text:p>TEL0035m.bin</text:p>
          </table:table-cell>
          <table:table-cell/>
          <table:table-cell table:formula="of:=HYPERLINK(COM.MICROSOFT.CONCAT(&quot;https://www.amusement-center.com/project/egg/game/?product_id=&quot;; [.C1542]))" office:value-type="string" office:string-value="https://www.amusement-center.com/project/egg/game/?product_id=647" calcext:value-type="string">
            <text:p>https://www.amusement-center.com/project/egg/game/?product_id=647</text:p>
          </table:table-cell>
        </table:table-row>
        <table:table-row table:style-name="ro1">
          <table:table-cell office:value-type="string" calcext:value-type="string">
            <text:p>美少女雀士スーチーパイ </text:p>
          </table:table-cell>
          <table:table-cell office:value-type="string" calcext:value-type="string">
            <text:p>Bishoujo Janshi Suchie-Pai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JLC0011a.bin</text:p>
          </table:table-cell>
          <table:table-cell office:value-type="string" calcext:value-type="string">
            <text:p>JLC0011.bmp</text:p>
          </table:table-cell>
          <table:table-cell office:value-type="string" calcext:value-type="string">
            <text:p>JLC0011m.bin</text:p>
          </table:table-cell>
          <table:table-cell/>
          <table:table-cell table:formula="of:=HYPERLINK(COM.MICROSOFT.CONCAT(&quot;https://www.amusement-center.com/project/egg/game/?product_id=&quot;; [.C1543]))" office:value-type="string" office:string-value="https://www.amusement-center.com/project/egg/game/?product_id=883" calcext:value-type="string">
            <text:p>https://www.amusement-center.com/project/egg/game/?product_id=883</text:p>
          </table:table-cell>
        </table:table-row>
        <table:table-row table:style-name="ro1">
          <table:table-cell office:value-type="string" calcext:value-type="string">
            <text:p>聖なる剣</text:p>
          </table:table-cell>
          <table:table-cell office:value-type="string" calcext:value-type="string">
            <text:p>Sei Naru Tsurugi - Holy Sword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C-6001</text:p>
          </table:table-cell>
          <table:table-cell office:value-type="string" calcext:value-type="string">
            <text:p>XTA0032a.bin</text:p>
          </table:table-cell>
          <table:table-cell office:value-type="string" calcext:value-type="string">
            <text:p>XTA0032.bmp</text:p>
          </table:table-cell>
          <table:table-cell table:number-columns-repeated="2"/>
          <table:table-cell table:formula="of:=HYPERLINK(COM.MICROSOFT.CONCAT(&quot;https://www.amusement-center.com/project/egg/game/?product_id=&quot;; [.C1544]))" office:value-type="string" office:string-value="https://www.amusement-center.com/project/egg/game/?product_id=1672" calcext:value-type="string">
            <text:p>https://www.amusement-center.com/project/egg/game/?product_id=1672</text:p>
          </table:table-cell>
        </table:table-row>
        <table:table-row table:style-name="ro1">
          <table:table-cell office:value-type="string" calcext:value-type="string">
            <text:p>臥竜伝</text:p>
          </table:table-cell>
          <table:table-cell office:value-type="string" calcext:value-type="string">
            <text:p>Garyuuden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HOK0003a.bin</text:p>
          </table:table-cell>
          <table:table-cell office:value-type="string" calcext:value-type="string">
            <text:p>HOK0003.bmp</text:p>
          </table:table-cell>
          <table:table-cell office:value-type="string" calcext:value-type="string">
            <text:p>HOK0003m.bin</text:p>
          </table:table-cell>
          <table:table-cell/>
          <table:table-cell table:formula="of:=HYPERLINK(COM.MICROSOFT.CONCAT(&quot;https://www.amusement-center.com/project/egg/game/?product_id=&quot;; [.C1545]))" office:value-type="string" office:string-value="https://www.amusement-center.com/project/egg/game/?product_id=702" calcext:value-type="string">
            <text:p>https://www.amusement-center.com/project/egg/game/?product_id=702</text:p>
          </table:table-cell>
        </table:table-row>
        <table:table-row table:style-name="ro1">
          <table:table-cell office:value-type="string" calcext:value-type="string">
            <text:p>英雄伝説Ⅲ 白き魔女　リニューアル</text:p>
          </table:table-cell>
          <table:table-cell office:value-type="string" calcext:value-type="string">
            <text:p>Eiyuu Densetsu III - Shiroki Majo - Renew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8a.bin</text:p>
          </table:table-cell>
          <table:table-cell office:value-type="string" calcext:value-type="string">
            <text:p>FAL0078.bmp</text:p>
          </table:table-cell>
          <table:table-cell office:value-type="string" calcext:value-type="string">
            <text:p>FAL0078m.bin</text:p>
          </table:table-cell>
          <table:table-cell/>
          <table:table-cell table:formula="of:=HYPERLINK(COM.MICROSOFT.CONCAT(&quot;https://www.amusement-center.com/project/egg/game/?product_id=&quot;; [.C1546]))" office:value-type="string" office:string-value="https://www.amusement-center.com/project/egg/game/?product_id=558" calcext:value-type="string">
            <text:p>https://www.amusement-center.com/project/egg/game/?product_id=558</text:p>
          </table:table-cell>
        </table:table-row>
        <table:table-row table:style-name="ro1">
          <table:table-cell office:value-type="string" calcext:value-type="string">
            <text:p>英雄伝説III 白き魔女 リニューアル</text:p>
          </table:table-cell>
          <table:table-cell office:value-type="string" calcext:value-type="string">
            <text:p>Eiyuu Densetsu III - Shiroki Majo - Renewal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30a.bin</text:p>
          </table:table-cell>
          <table:table-cell office:value-type="string" calcext:value-type="string">
            <text:p>FAL0130.bmp</text:p>
          </table:table-cell>
          <table:table-cell office:value-type="string" calcext:value-type="string">
            <text:p>FAL0130m.bin</text:p>
          </table:table-cell>
          <table:table-cell/>
          <table:table-cell table:formula="of:=HYPERLINK(COM.MICROSOFT.CONCAT(&quot;https://www.amusement-center.com/project/egg/game/?product_id=&quot;; [.C1547]))" office:value-type="string" office:string-value="https://www.amusement-center.com/project/egg/game/?product_id=1484" calcext:value-type="string">
            <text:p>https://www.amusement-center.com/project/egg/game/?product_id=1484</text:p>
          </table:table-cell>
        </table:table-row>
        <table:table-row table:style-name="ro1">
          <table:table-cell office:value-type="string" calcext:value-type="string">
            <text:p>英雄伝説Ⅳ 〜朱紅い雫〜</text:p>
          </table:table-cell>
          <table:table-cell office:value-type="string" calcext:value-type="string">
            <text:p>Eiyuu Densetsu IV - Akai Shizuk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079a.bin</text:p>
          </table:table-cell>
          <table:table-cell office:value-type="string" calcext:value-type="string">
            <text:p>FAL0079.bmp</text:p>
          </table:table-cell>
          <table:table-cell office:value-type="string" calcext:value-type="string">
            <text:p>FAL0079m.bin</text:p>
          </table:table-cell>
          <table:table-cell/>
          <table:table-cell table:formula="of:=HYPERLINK(COM.MICROSOFT.CONCAT(&quot;https://www.amusement-center.com/project/egg/game/?product_id=&quot;; [.C1548]))" office:value-type="string" office:string-value="https://www.amusement-center.com/project/egg/game/?product_id=575" calcext:value-type="string">
            <text:p>https://www.amusement-center.com/project/egg/game/?product_id=575</text:p>
          </table:table-cell>
        </table:table-row>
        <table:table-row table:style-name="ro1">
          <table:table-cell office:value-type="string" calcext:value-type="string">
            <text:p>英雄伝説IV 朱紅い雫</text:p>
          </table:table-cell>
          <table:table-cell office:value-type="string" calcext:value-type="string">
            <text:p>Eiyuu Densetsu IV - Akai Shizuku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L0133a.bin</text:p>
          </table:table-cell>
          <table:table-cell office:value-type="string" calcext:value-type="string">
            <text:p>FAL0133.bmp</text:p>
          </table:table-cell>
          <table:table-cell office:value-type="string" calcext:value-type="string">
            <text:p>FAL0133m.bin</text:p>
          </table:table-cell>
          <table:table-cell/>
          <table:table-cell table:formula="of:=HYPERLINK(COM.MICROSOFT.CONCAT(&quot;https://www.amusement-center.com/project/egg/game/?product_id=&quot;; [.C1549]))" office:value-type="string" office:string-value="https://www.amusement-center.com/project/egg/game/?product_id=1497" calcext:value-type="string">
            <text:p>https://www.amusement-center.com/project/egg/game/?product_id=1497</text:p>
          </table:table-cell>
        </table:table-row>
        <table:table-row table:style-name="ro1">
          <table:table-cell office:value-type="string" calcext:value-type="string">
            <text:p>英雄伝説サーガ</text:p>
          </table:table-cell>
          <table:table-cell office:value-type="string" calcext:value-type="string">
            <text:p>Eiyuu Densetsu Sag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MIC0012a.bin</text:p>
          </table:table-cell>
          <table:table-cell office:value-type="string" calcext:value-type="string">
            <text:p>MIC0012.bmp</text:p>
          </table:table-cell>
          <table:table-cell table:number-columns-repeated="2"/>
          <table:table-cell table:formula="of:=HYPERLINK(COM.MICROSOFT.CONCAT(&quot;https://www.amusement-center.com/project/egg/game/?product_id=&quot;; [.C1550]))" office:value-type="string" office:string-value="https://www.amusement-center.com/project/egg/game/?product_id=237" calcext:value-type="string">
            <text:p>https://www.amusement-center.com/project/egg/game/?product_id=237</text:p>
          </table:table-cell>
        </table:table-row>
        <table:table-row table:style-name="ro1">
          <table:table-cell office:value-type="string" calcext:value-type="string">
            <text:p>英雄伝説サーガ</text:p>
          </table:table-cell>
          <table:table-cell office:value-type="string" calcext:value-type="string">
            <text:p>Eiyuu Densetsu Sag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22a.bin</text:p>
          </table:table-cell>
          <table:table-cell office:value-type="string" calcext:value-type="string">
            <text:p>MIC0022.bmp</text:p>
          </table:table-cell>
          <table:table-cell table:number-columns-repeated="2"/>
          <table:table-cell table:formula="of:=HYPERLINK(COM.MICROSOFT.CONCAT(&quot;https://www.amusement-center.com/project/egg/game/?product_id=&quot;; [.C1551]))" office:value-type="string" office:string-value="https://www.amusement-center.com/project/egg/game/?product_id=440" calcext:value-type="string">
            <text:p>https://www.amusement-center.com/project/egg/game/?product_id=440</text:p>
          </table:table-cell>
        </table:table-row>
        <table:table-row table:style-name="ro1">
          <table:table-cell office:value-type="string" calcext:value-type="string">
            <text:p>英雄志願</text:p>
          </table:table-cell>
          <table:table-cell office:value-type="string" calcext:value-type="string">
            <text:p>Eiyuu Shiga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IC0017a.bin</text:p>
          </table:table-cell>
          <table:table-cell office:value-type="string" calcext:value-type="string">
            <text:p>MIC0017.bmp</text:p>
          </table:table-cell>
          <table:table-cell table:number-columns-repeated="2"/>
          <table:table-cell table:formula="of:=HYPERLINK(COM.MICROSOFT.CONCAT(&quot;https://www.amusement-center.com/project/egg/game/?product_id=&quot;; [.C1552]))" office:value-type="string" office:string-value="https://www.amusement-center.com/project/egg/game/?product_id=243" calcext:value-type="string">
            <text:p>https://www.amusement-center.com/project/egg/game/?product_id=243</text:p>
          </table:table-cell>
        </table:table-row>
        <table:table-row table:style-name="ro1">
          <table:table-cell office:value-type="string" calcext:value-type="string">
            <text:p>装甲格闘伝ファイティングナンバーズ</text:p>
          </table:table-cell>
          <table:table-cell office:value-type="string" calcext:value-type="string">
            <text:p>Soukou Kakutou Den - Fighting Number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7a.bin</text:p>
          </table:table-cell>
          <table:table-cell office:value-type="string" calcext:value-type="string">
            <text:p>COM0057.bmp</text:p>
          </table:table-cell>
          <table:table-cell office:value-type="string" calcext:value-type="string">
            <text:p>COM0057m.bin</text:p>
          </table:table-cell>
          <table:table-cell/>
          <table:table-cell table:formula="of:=HYPERLINK(COM.MICROSOFT.CONCAT(&quot;https://www.amusement-center.com/project/egg/game/?product_id=&quot;; [.C1553]))" office:value-type="string" office:string-value="https://www.amusement-center.com/project/egg/game/?product_id=1070" calcext:value-type="string">
            <text:p>https://www.amusement-center.com/project/egg/game/?product_id=1070</text:p>
          </table:table-cell>
        </table:table-row>
        <table:table-row table:style-name="ro1">
          <table:table-cell office:value-type="string" calcext:value-type="string">
            <text:p>装甲格闘伝ファイティングナンバーズ </text:p>
          </table:table-cell>
          <table:table-cell office:value-type="string" calcext:value-type="string">
            <text:p>Soukou Kakutou Den - Fighting Number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57a.bin</text:p>
          </table:table-cell>
          <table:table-cell office:value-type="string" calcext:value-type="string">
            <text:p>COM0057.bmp</text:p>
          </table:table-cell>
          <table:table-cell office:value-type="string" calcext:value-type="string">
            <text:p>COM0057m.bin</text:p>
          </table:table-cell>
          <table:table-cell/>
          <table:table-cell table:formula="of:=HYPERLINK(COM.MICROSOFT.CONCAT(&quot;https://www.amusement-center.com/project/egg/game/?product_id=&quot;; [.C1554]))" office:value-type="string" office:string-value="https://www.amusement-center.com/project/egg/game/?product_id=978" calcext:value-type="string">
            <text:p>https://www.amusement-center.com/project/egg/game/?product_id=978</text:p>
          </table:table-cell>
        </table:table-row>
        <table:table-row table:style-name="ro1">
          <table:table-cell office:value-type="string" calcext:value-type="string">
            <text:p>装甲騎兵ボトムズ DEAD ASH</text:p>
          </table:table-cell>
          <table:table-cell office:value-type="string" calcext:value-type="string">
            <text:p>Soukou Kihei Votoms - Dead Ash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FAM0009a.bin</text:p>
          </table:table-cell>
          <table:table-cell office:value-type="string" calcext:value-type="string">
            <text:p>FAM0009.bmp</text:p>
          </table:table-cell>
          <table:table-cell office:value-type="string" calcext:value-type="string">
            <text:p>FAM0009m.bin</text:p>
          </table:table-cell>
          <table:table-cell/>
          <table:table-cell table:formula="of:=HYPERLINK(COM.MICROSOFT.CONCAT(&quot;https://www.amusement-center.com/project/egg/game/?product_id=&quot;; [.C1555]))" office:value-type="string" office:string-value="https://www.amusement-center.com/project/egg/game/?product_id=775" calcext:value-type="string">
            <text:p>https://www.amusement-center.com/project/egg/game/?product_id=775</text:p>
          </table:table-cell>
        </table:table-row>
        <table:table-row table:style-name="ro1">
          <table:table-cell office:value-type="string" calcext:value-type="string">
            <text:p>装甲騎兵ボトムズ ブラックユニコーン</text:p>
          </table:table-cell>
          <table:table-cell office:value-type="string" calcext:value-type="string">
            <text:p>Soukou Kihei Votoms - Black Unicorn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FAM0010a.bin</text:p>
          </table:table-cell>
          <table:table-cell office:value-type="string" calcext:value-type="string">
            <text:p>FAM0010.bmp</text:p>
          </table:table-cell>
          <table:table-cell office:value-type="string" calcext:value-type="string">
            <text:p>FAM0010m.bin</text:p>
          </table:table-cell>
          <table:table-cell/>
          <table:table-cell table:formula="of:=HYPERLINK(COM.MICROSOFT.CONCAT(&quot;https://www.amusement-center.com/project/egg/game/?product_id=&quot;; [.C1556]))" office:value-type="string" office:string-value="https://www.amusement-center.com/project/egg/game/?product_id=781" calcext:value-type="string">
            <text:p>https://www.amusement-center.com/project/egg/game/?product_id=781</text:p>
          </table:table-cell>
        </table:table-row>
        <table:table-row table:style-name="ro1">
          <table:table-cell office:value-type="string" calcext:value-type="string">
            <text:p>装甲騎兵ボトムズ　リアルバトル</text:p>
          </table:table-cell>
          <table:table-cell office:value-type="string" calcext:value-type="string">
            <text:p>Soukou Kihei Votoms - Real Battle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FAM0008a.bin</text:p>
          </table:table-cell>
          <table:table-cell office:value-type="string" calcext:value-type="string">
            <text:p>FAM0008.bmp</text:p>
          </table:table-cell>
          <table:table-cell office:value-type="string" calcext:value-type="string">
            <text:p>FAM0008m.bin</text:p>
          </table:table-cell>
          <table:table-cell/>
          <table:table-cell table:formula="of:=HYPERLINK(COM.MICROSOFT.CONCAT(&quot;https://www.amusement-center.com/project/egg/game/?product_id=&quot;; [.C1557]))" office:value-type="string" office:string-value="https://www.amusement-center.com/project/egg/game/?product_id=768" calcext:value-type="string">
            <text:p>https://www.amusement-center.com/project/egg/game/?product_id=768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KSK0006a.bin</text:p>
          </table:table-cell>
          <table:table-cell office:value-type="string" calcext:value-type="string">
            <text:p>KSK0006.bmp</text:p>
          </table:table-cell>
          <table:table-cell office:value-type="string" calcext:value-type="string">
            <text:p>KSK0006m.bin</text:p>
          </table:table-cell>
          <table:table-cell/>
          <table:table-cell table:formula="of:=HYPERLINK(COM.MICROSOFT.CONCAT(&quot;https://www.amusement-center.com/project/egg/game/?product_id=&quot;; [.C1558]))" office:value-type="string" office:string-value="https://www.amusement-center.com/project/egg/game/?product_id=146" calcext:value-type="string">
            <text:p>https://www.amusement-center.com/project/egg/game/?product_id=146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KSK0022a.bin</text:p>
          </table:table-cell>
          <table:table-cell office:value-type="string" calcext:value-type="string">
            <text:p>KSK0022.bmp</text:p>
          </table:table-cell>
          <table:table-cell office:value-type="string" calcext:value-type="string">
            <text:p>KSK0022m.bin</text:p>
          </table:table-cell>
          <table:table-cell/>
          <table:table-cell table:formula="of:=HYPERLINK(COM.MICROSOFT.CONCAT(&quot;https://www.amusement-center.com/project/egg/game/?product_id=&quot;; [.C1559]))" office:value-type="string" office:string-value="https://www.amusement-center.com/project/egg/game/?product_id=481" calcext:value-type="string">
            <text:p>https://www.amusement-center.com/project/egg/game/?product_id=481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KSK0023a.bin</text:p>
          </table:table-cell>
          <table:table-cell office:value-type="string" calcext:value-type="string">
            <text:p>KSK0023.bmp</text:p>
          </table:table-cell>
          <table:table-cell office:value-type="string" calcext:value-type="string">
            <text:p>KSK0023m.bin</text:p>
          </table:table-cell>
          <table:table-cell/>
          <table:table-cell table:formula="of:=HYPERLINK(COM.MICROSOFT.CONCAT(&quot;https://www.amusement-center.com/project/egg/game/?product_id=&quot;; [.C1560]))" office:value-type="string" office:string-value="https://www.amusement-center.com/project/egg/game/?product_id=749" calcext:value-type="string">
            <text:p>https://www.amusement-center.com/project/egg/game/?product_id=749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KSK0039a.bin</text:p>
          </table:table-cell>
          <table:table-cell office:value-type="string" calcext:value-type="string">
            <text:p>KSK0039.bmp</text:p>
          </table:table-cell>
          <table:table-cell office:value-type="string" calcext:value-type="string">
            <text:p>KSK0039m.bin</text:p>
          </table:table-cell>
          <table:table-cell/>
          <table:table-cell table:formula="of:=HYPERLINK(COM.MICROSOFT.CONCAT(&quot;https://www.amusement-center.com/project/egg/game/?product_id=&quot;; [.C1561]))" office:value-type="string" office:string-value="https://www.amusement-center.com/project/egg/game/?product_id=1366" calcext:value-type="string">
            <text:p>https://www.amusement-center.com/project/egg/game/?product_id=1366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MarkIII</text:p>
          </table:table-cell>
          <table:table-cell office:value-type="string" calcext:value-type="string">
            <text:p>KSK0040a.bin</text:p>
          </table:table-cell>
          <table:table-cell office:value-type="string" calcext:value-type="string">
            <text:p>KSK0040.bmp</text:p>
          </table:table-cell>
          <table:table-cell table:number-columns-repeated="2"/>
          <table:table-cell table:formula="of:=HYPERLINK(COM.MICROSOFT.CONCAT(&quot;https://www.amusement-center.com/project/egg/game/?product_id=&quot;; [.C1562]))" office:value-type="string" office:string-value="https://www.amusement-center.com/project/egg/game/?product_id=1378" calcext:value-type="string">
            <text:p>https://www.amusement-center.com/project/egg/game/?product_id=1378</text:p>
          </table:table-cell>
        </table:table-row>
        <table:table-row table:style-name="ro1">
          <table:table-cell office:value-type="string" calcext:value-type="string">
            <text:p>覇邪の封印</text:p>
          </table:table-cell>
          <table:table-cell office:value-type="string" calcext:value-type="string">
            <text:p>Haja no Fuuin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KSK0045a.bin</text:p>
          </table:table-cell>
          <table:table-cell office:value-type="string" calcext:value-type="string">
            <text:p>KSK0045.bmp</text:p>
          </table:table-cell>
          <table:table-cell office:value-type="string" calcext:value-type="string">
            <text:p>KSK0045m.bin</text:p>
          </table:table-cell>
          <table:table-cell/>
          <table:table-cell table:formula="of:=HYPERLINK(COM.MICROSOFT.CONCAT(&quot;https://www.amusement-center.com/project/egg/game/?product_id=&quot;; [.C1563]))" office:value-type="string" office:string-value="https://www.amusement-center.com/project/egg/game/?product_id=1517" calcext:value-type="string">
            <text:p>https://www.amusement-center.com/project/egg/game/?product_id=1517</text:p>
          </table:table-cell>
        </table:table-row>
        <table:table-row table:style-name="ro1">
          <table:table-cell office:value-type="string" calcext:value-type="string">
            <text:p>覇邪の封印 </text:p>
          </table:table-cell>
          <table:table-cell office:value-type="string" calcext:value-type="string">
            <text:p>Haja no Fuui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SK0024a.bin</text:p>
          </table:table-cell>
          <table:table-cell office:value-type="string" calcext:value-type="string">
            <text:p>KSK0024.bmp</text:p>
          </table:table-cell>
          <table:table-cell office:value-type="string" calcext:value-type="string">
            <text:p>KSK0024m.bin</text:p>
          </table:table-cell>
          <table:table-cell/>
          <table:table-cell table:formula="of:=HYPERLINK(COM.MICROSOFT.CONCAT(&quot;https://www.amusement-center.com/project/egg/game/?product_id=&quot;; [.C1564]))" office:value-type="string" office:string-value="https://www.amusement-center.com/project/egg/game/?product_id=810" calcext:value-type="string">
            <text:p>https://www.amusement-center.com/project/egg/game/?product_id=810</text:p>
          </table:table-cell>
        </table:table-row>
        <table:table-row table:style-name="ro1">
          <table:table-cell office:value-type="string" calcext:value-type="string">
            <text:p>謎のマスカレード</text:p>
          </table:table-cell>
          <table:table-cell office:value-type="string" calcext:value-type="string">
            <text:p>Nazo no Masquerade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8a.bin</text:p>
          </table:table-cell>
          <table:table-cell office:value-type="string" calcext:value-type="string">
            <text:p>NCS0028.bmp</text:p>
          </table:table-cell>
          <table:table-cell office:value-type="string" calcext:value-type="string">
            <text:p>NCS0028m.bin</text:p>
          </table:table-cell>
          <table:table-cell/>
          <table:table-cell table:formula="of:=HYPERLINK(COM.MICROSOFT.CONCAT(&quot;https://www.amusement-center.com/project/egg/game/?product_id=&quot;; [.C1565]))" office:value-type="string" office:string-value="https://www.amusement-center.com/project/egg/game/?product_id=1342" calcext:value-type="string">
            <text:p>https://www.amusement-center.com/project/egg/game/?product_id=1342</text:p>
          </table:table-cell>
        </table:table-row>
        <table:table-row table:style-name="ro1">
          <table:table-cell office:value-type="string" calcext:value-type="string">
            <text:p>豪槍神雷伝説 武者</text:p>
          </table:table-cell>
          <table:table-cell office:value-type="string" calcext:value-type="string">
            <text:p>Gousou Jinrai Densetsu - Mush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SFC</text:p>
          </table:table-cell>
          <table:table-cell table:number-columns-repeated="4"/>
          <table:table-cell table:formula="of:=HYPERLINK(COM.MICROSOFT.CONCAT(&quot;https://www.amusement-center.com/project/egg/game/?product_id=&quot;; [.C1566]))" office:value-type="string" office:string-value="https://www.amusement-center.com/project/egg/game/?product_id=1806" calcext:value-type="string">
            <text:p>https://www.amusement-center.com/project/egg/game/?product_id=1806</text:p>
          </table:table-cell>
        </table:table-row>
        <table:table-row table:style-name="ro1">
          <table:table-cell office:value-type="string" calcext:value-type="string">
            <text:p>赤い相撲 -愛のどすこい伝説- <text:s/></text:p>
          </table:table-cell>
          <table:table-cell office:value-type="string" calcext:value-type="string">
            <text:p>Akai Sumou - Ai no Dosukoi Densetsu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0a.bin</text:p>
          </table:table-cell>
          <table:table-cell office:value-type="string" calcext:value-type="string">
            <text:p>COM0010.bmp</text:p>
          </table:table-cell>
          <table:table-cell office:value-type="string" calcext:value-type="string">
            <text:p>COM0010m.bin</text:p>
          </table:table-cell>
          <table:table-cell/>
          <table:table-cell table:formula="of:=HYPERLINK(COM.MICROSOFT.CONCAT(&quot;https://www.amusement-center.com/project/egg/game/?product_id=&quot;; [.C1567]))" office:value-type="string" office:string-value="https://www.amusement-center.com/project/egg/game/?product_id=711" calcext:value-type="string">
            <text:p>https://www.amusement-center.com/project/egg/game/?product_id=711</text:p>
          </table:table-cell>
        </table:table-row>
        <table:table-row table:style-name="ro1">
          <table:table-cell office:value-type="string" calcext:value-type="string">
            <text:p>赤い相撲 -愛のどすこい伝説-　第2話「嵐のドスコインガーＺ」 <text:s/></text:p>
          </table:table-cell>
          <table:table-cell office:value-type="string" calcext:value-type="string">
            <text:p>Akai Sumou - Ai no Dosukoi Densetsu - Dai-2-wa - Arashi no Dosukoinger Z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1a.bin</text:p>
          </table:table-cell>
          <table:table-cell office:value-type="string" calcext:value-type="string">
            <text:p>COM0011.bmp</text:p>
          </table:table-cell>
          <table:table-cell office:value-type="string" calcext:value-type="string">
            <text:p>COM0011m.bin</text:p>
          </table:table-cell>
          <table:table-cell/>
          <table:table-cell table:formula="of:=HYPERLINK(COM.MICROSOFT.CONCAT(&quot;https://www.amusement-center.com/project/egg/game/?product_id=&quot;; [.C1568]))" office:value-type="string" office:string-value="https://www.amusement-center.com/project/egg/game/?product_id=726" calcext:value-type="string">
            <text:p>https://www.amusement-center.com/project/egg/game/?product_id=726</text:p>
          </table:table-cell>
        </table:table-row>
        <table:table-row table:style-name="ro1">
          <table:table-cell office:value-type="string" calcext:value-type="string">
            <text:p>赤い相撲 -愛のどすこい伝説- 第3話「消えた牙雄」</text:p>
          </table:table-cell>
          <table:table-cell office:value-type="string" calcext:value-type="string">
            <text:p>Akai Sumou - Ai no Dosukoi Densetsu - Dai-3-wa - Kieta Kiba Yuu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2a.bin</text:p>
          </table:table-cell>
          <table:table-cell office:value-type="string" calcext:value-type="string">
            <text:p>COM0012.bmp</text:p>
          </table:table-cell>
          <table:table-cell office:value-type="string" calcext:value-type="string">
            <text:p>COM0012m.bin</text:p>
          </table:table-cell>
          <table:table-cell/>
          <table:table-cell table:formula="of:=HYPERLINK(COM.MICROSOFT.CONCAT(&quot;https://www.amusement-center.com/project/egg/game/?product_id=&quot;; [.C1569]))" office:value-type="string" office:string-value="https://www.amusement-center.com/project/egg/game/?product_id=1138" calcext:value-type="string">
            <text:p>https://www.amusement-center.com/project/egg/game/?product_id=1138</text:p>
          </table:table-cell>
        </table:table-row>
        <table:table-row table:style-name="ro1">
          <table:table-cell office:value-type="string" calcext:value-type="string">
            <text:p>赤い相撲　−愛のどすこい伝説−</text:p>
          </table:table-cell>
          <table:table-cell office:value-type="string" calcext:value-type="string">
            <text:p>Akai Sumou - Ai no Dosukoi Densetsu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0a.bin</text:p>
          </table:table-cell>
          <table:table-cell office:value-type="string" calcext:value-type="string">
            <text:p>COM0010.bmp</text:p>
          </table:table-cell>
          <table:table-cell office:value-type="string" calcext:value-type="string">
            <text:p>COM0010m.bin</text:p>
          </table:table-cell>
          <table:table-cell/>
          <table:table-cell table:formula="of:=HYPERLINK(COM.MICROSOFT.CONCAT(&quot;https://www.amusement-center.com/project/egg/game/?product_id=&quot;; [.C1570]))" office:value-type="string" office:string-value="https://www.amusement-center.com/project/egg/game/?product_id=882" calcext:value-type="string">
            <text:p>https://www.amusement-center.com/project/egg/game/?product_id=882</text:p>
          </table:table-cell>
        </table:table-row>
        <table:table-row table:style-name="ro1">
          <table:table-cell office:value-type="string" calcext:value-type="string">
            <text:p>赤い相撲 −愛のどすこい伝説−</text:p>
          </table:table-cell>
          <table:table-cell office:value-type="string" calcext:value-type="string">
            <text:p>Akai Sumou - Ai no Dosukoi Densetsu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0a.bin</text:p>
          </table:table-cell>
          <table:table-cell office:value-type="string" calcext:value-type="string">
            <text:p>COM0010.bmp</text:p>
          </table:table-cell>
          <table:table-cell office:value-type="string" calcext:value-type="string">
            <text:p>COM0010m.bin</text:p>
          </table:table-cell>
          <table:table-cell/>
          <table:table-cell table:formula="of:=HYPERLINK(COM.MICROSOFT.CONCAT(&quot;https://www.amusement-center.com/project/egg/game/?product_id=&quot;; [.C1571]))" office:value-type="string" office:string-value="https://www.amusement-center.com/project/egg/game/?product_id=1481" calcext:value-type="string">
            <text:p>https://www.amusement-center.com/project/egg/game/?product_id=1481</text:p>
          </table:table-cell>
        </table:table-row>
        <table:table-row table:style-name="ro1">
          <table:table-cell office:value-type="string" calcext:value-type="string">
            <text:p>赤い相撲　−愛のどすこい伝説−　第2話「嵐のドスコインガーＺ」</text:p>
          </table:table-cell>
          <table:table-cell office:value-type="string" calcext:value-type="string">
            <text:p>Akai Sumou - Ai no Dosukoi Densetsu - Dai-2-wa - Arashi no Dosukoinger Z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1a.bin</text:p>
          </table:table-cell>
          <table:table-cell office:value-type="string" calcext:value-type="string">
            <text:p>COM0011.bmp</text:p>
          </table:table-cell>
          <table:table-cell office:value-type="string" calcext:value-type="string">
            <text:p>COM0011m.bin</text:p>
          </table:table-cell>
          <table:table-cell/>
          <table:table-cell table:formula="of:=HYPERLINK(COM.MICROSOFT.CONCAT(&quot;https://www.amusement-center.com/project/egg/game/?product_id=&quot;; [.C1572]))" office:value-type="string" office:string-value="https://www.amusement-center.com/project/egg/game/?product_id=986" calcext:value-type="string">
            <text:p>https://www.amusement-center.com/project/egg/game/?product_id=986</text:p>
          </table:table-cell>
        </table:table-row>
        <table:table-row table:style-name="ro1">
          <table:table-cell office:value-type="string" calcext:value-type="string">
            <text:p>赤い相撲　−愛のどすこい伝説−　第3話「消えた牙雄」</text:p>
          </table:table-cell>
          <table:table-cell office:value-type="string" calcext:value-type="string">
            <text:p>Akai Sumou - Ai no Dosukoi Densetsu - Dai-3-wa - Kieta Kiba Yuu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COM0012a.bin</text:p>
          </table:table-cell>
          <table:table-cell office:value-type="string" calcext:value-type="string">
            <text:p>COM0012.bmp</text:p>
          </table:table-cell>
          <table:table-cell office:value-type="string" calcext:value-type="string">
            <text:p>COM0012m.bin</text:p>
          </table:table-cell>
          <table:table-cell/>
          <table:table-cell table:formula="of:=HYPERLINK(COM.MICROSOFT.CONCAT(&quot;https://www.amusement-center.com/project/egg/game/?product_id=&quot;; [.C1573]))" office:value-type="string" office:string-value="https://www.amusement-center.com/project/egg/game/?product_id=730" calcext:value-type="string">
            <text:p>https://www.amusement-center.com/project/egg/game/?product_id=730</text:p>
          </table:table-cell>
        </table:table-row>
        <table:table-row table:style-name="ro1">
          <table:table-cell office:value-type="string" calcext:value-type="string">
            <text:p>超人</text:p>
          </table:table-cell>
          <table:table-cell office:value-type="string" calcext:value-type="string">
            <text:p>Choujin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DMB0001a.bin</text:p>
          </table:table-cell>
          <table:table-cell office:value-type="string" calcext:value-type="string">
            <text:p>DMB0001.bmp</text:p>
          </table:table-cell>
          <table:table-cell table:number-columns-repeated="2"/>
          <table:table-cell table:formula="of:=HYPERLINK(COM.MICROSOFT.CONCAT(&quot;https://www.amusement-center.com/project/egg/game/?product_id=&quot;; [.C1574]))" office:value-type="string" office:string-value="https://www.amusement-center.com/project/egg/game/?product_id=1210" calcext:value-type="string">
            <text:p>https://www.amusement-center.com/project/egg/game/?product_id=1210</text:p>
          </table:table-cell>
        </table:table-row>
        <table:table-row table:style-name="ro1">
          <table:table-cell office:value-type="string" calcext:value-type="string">
            <text:p>超人ウルトラベースボール</text:p>
          </table:table-cell>
          <table:table-cell office:value-type="string" calcext:value-type="string">
            <text:p>Choujin - Ultra Baseball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E0005a.bin</text:p>
          </table:table-cell>
          <table:table-cell office:value-type="string" calcext:value-type="string">
            <text:p>CBE0005.bmp</text:p>
          </table:table-cell>
          <table:table-cell office:value-type="string" calcext:value-type="string">
            <text:p>CBE0005m.bin</text:p>
          </table:table-cell>
          <table:table-cell/>
          <table:table-cell table:formula="of:=HYPERLINK(COM.MICROSOFT.CONCAT(&quot;https://www.amusement-center.com/project/egg/game/?product_id=&quot;; [.C1575]))" office:value-type="string" office:string-value="https://www.amusement-center.com/project/egg/game/?product_id=1519" calcext:value-type="string">
            <text:p>https://www.amusement-center.com/project/egg/game/?product_id=1519</text:p>
          </table:table-cell>
        </table:table-row>
        <table:table-row table:style-name="ro1">
          <table:table-cell office:value-type="string" calcext:value-type="string">
            <text:p>超兄貴 爆烈乱闘篇</text:p>
          </table:table-cell>
          <table:table-cell office:value-type="string" calcext:value-type="string">
            <text:p>Chou Aniki - Bakuretsu Rantou-he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NCS0017a.bin</text:p>
          </table:table-cell>
          <table:table-cell office:value-type="string" calcext:value-type="string">
            <text:p>NCS0017.bmp</text:p>
          </table:table-cell>
          <table:table-cell office:value-type="string" calcext:value-type="string">
            <text:p>NCS0017m.bin</text:p>
          </table:table-cell>
          <table:table-cell/>
          <table:table-cell table:formula="of:=HYPERLINK(COM.MICROSOFT.CONCAT(&quot;https://www.amusement-center.com/project/egg/game/?product_id=&quot;; [.C1576]))" office:value-type="string" office:string-value="https://www.amusement-center.com/project/egg/game/?product_id=1234" calcext:value-type="string">
            <text:p>https://www.amusement-center.com/project/egg/game/?product_id=1234</text:p>
          </table:table-cell>
        </table:table-row>
        <table:table-row table:style-name="ro1">
          <table:table-cell office:value-type="string" calcext:value-type="string">
            <text:p>超兄貴※Full版</text:p>
          </table:table-cell>
          <table:table-cell office:value-type="string" calcext:value-type="string">
            <text:p>Chou Aniki - Full-ba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01a.bin</text:p>
          </table:table-cell>
          <table:table-cell office:value-type="string" calcext:value-type="string">
            <text:p>NCS0001.bmp</text:p>
          </table:table-cell>
          <table:table-cell office:value-type="string" calcext:value-type="string">
            <text:p>NCS0001m.bin</text:p>
          </table:table-cell>
          <table:table-cell/>
          <table:table-cell table:formula="of:=HYPERLINK(COM.MICROSOFT.CONCAT(&quot;https://www.amusement-center.com/project/egg/game/?product_id=&quot;; [.C1577]))" office:value-type="string" office:string-value="https://www.amusement-center.com/project/egg/game/?product_id=297" calcext:value-type="string">
            <text:p>https://www.amusement-center.com/project/egg/game/?product_id=297</text:p>
          </table:table-cell>
        </table:table-row>
        <table:table-row table:style-name="ro1">
          <table:table-cell office:value-type="string" calcext:value-type="string">
            <text:p>超兄貴※Tiny版</text:p>
          </table:table-cell>
          <table:table-cell office:value-type="string" calcext:value-type="string">
            <text:p>Chou Aniki - Tiny-ba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02a.bin</text:p>
          </table:table-cell>
          <table:table-cell office:value-type="string" calcext:value-type="string">
            <text:p>NCS0002.bmp</text:p>
          </table:table-cell>
          <table:table-cell table:number-columns-repeated="2"/>
          <table:table-cell table:formula="of:=HYPERLINK(COM.MICROSOFT.CONCAT(&quot;https://www.amusement-center.com/project/egg/game/?product_id=&quot;; [.C1578]))" office:value-type="string" office:string-value="https://www.amusement-center.com/project/egg/game/?product_id=298" calcext:value-type="string">
            <text:p>https://www.amusement-center.com/project/egg/game/?product_id=298</text:p>
          </table:table-cell>
        </table:table-row>
        <table:table-row table:style-name="ro1">
          <table:table-cell office:value-type="string" calcext:value-type="string">
            <text:p>超惑星戦記メタファイト </text:p>
          </table:table-cell>
          <table:table-cell office:value-type="string" calcext:value-type="string">
            <text:p>Chou Wakusei Senki - Metafight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NT0012a.bin</text:p>
          </table:table-cell>
          <table:table-cell office:value-type="string" calcext:value-type="string">
            <text:p>SNT0012.bmp</text:p>
          </table:table-cell>
          <table:table-cell office:value-type="string" calcext:value-type="string">
            <text:p>SNT0012m.bin</text:p>
          </table:table-cell>
          <table:table-cell/>
          <table:table-cell table:formula="of:=HYPERLINK(COM.MICROSOFT.CONCAT(&quot;https://www.amusement-center.com/project/egg/game/?product_id=&quot;; [.C1579]))" office:value-type="string" office:string-value="https://www.amusement-center.com/project/egg/game/?product_id=830" calcext:value-type="string">
            <text:p>https://www.amusement-center.com/project/egg/game/?product_id=830</text:p>
          </table:table-cell>
        </table:table-row>
        <table:table-row table:style-name="ro1">
          <table:table-cell office:value-type="string" calcext:value-type="string">
            <text:p>超戦士ザイダー</text:p>
          </table:table-cell>
          <table:table-cell office:value-type="string" calcext:value-type="string">
            <text:p>Chousenshi Zai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OS0001a.bin</text:p>
          </table:table-cell>
          <table:table-cell office:value-type="string" calcext:value-type="string">
            <text:p>COS0001.bmp</text:p>
          </table:table-cell>
          <table:table-cell office:value-type="string" calcext:value-type="string">
            <text:p>COS0001m.bin</text:p>
          </table:table-cell>
          <table:table-cell/>
          <table:table-cell table:formula="of:=HYPERLINK(COM.MICROSOFT.CONCAT(&quot;https://www.amusement-center.com/project/egg/game/?product_id=&quot;; [.C1580]))" office:value-type="string" office:string-value="https://www.amusement-center.com/project/egg/game/?product_id=30" calcext:value-type="string">
            <text:p>https://www.amusement-center.com/project/egg/game/?product_id=30</text:p>
          </table:table-cell>
        </table:table-row>
        <table:table-row table:style-name="ro1">
          <table:table-cell office:value-type="string" calcext:value-type="string">
            <text:p>超戦士ザイダー</text:p>
          </table:table-cell>
          <table:table-cell office:value-type="string" calcext:value-type="string">
            <text:p>Chousenshi Zaider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OS0013a.bin</text:p>
          </table:table-cell>
          <table:table-cell office:value-type="string" calcext:value-type="string">
            <text:p>COS0013.bmp</text:p>
          </table:table-cell>
          <table:table-cell office:value-type="string" calcext:value-type="string">
            <text:p>COS0013m.bin</text:p>
          </table:table-cell>
          <table:table-cell/>
          <table:table-cell table:formula="of:=HYPERLINK(COM.MICROSOFT.CONCAT(&quot;https://www.amusement-center.com/project/egg/game/?product_id=&quot;; [.C1581]))" office:value-type="string" office:string-value="https://www.amusement-center.com/project/egg/game/?product_id=1653" calcext:value-type="string">
            <text:p>https://www.amusement-center.com/project/egg/game/?product_id=1653</text:p>
          </table:table-cell>
        </table:table-row>
        <table:table-row table:style-name="ro1">
          <table:table-cell office:value-type="string" calcext:value-type="string">
            <text:p>超戦士ザイダー</text:p>
          </table:table-cell>
          <table:table-cell office:value-type="string" calcext:value-type="string">
            <text:p>Chousenshi Zaider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COS0013a.bin</text:p>
          </table:table-cell>
          <table:table-cell office:value-type="string" calcext:value-type="string">
            <text:p>COS0013.bmp</text:p>
          </table:table-cell>
          <table:table-cell office:value-type="string" calcext:value-type="string">
            <text:p>COS0013m.bin</text:p>
          </table:table-cell>
          <table:table-cell/>
          <table:table-cell table:formula="of:=HYPERLINK(COM.MICROSOFT.CONCAT(&quot;https://www.amusement-center.com/project/egg/game/?product_id=&quot;; [.C1582]))" office:value-type="string" office:string-value="https://www.amusement-center.com/project/egg/game/?product_id=1690" calcext:value-type="string">
            <text:p>https://www.amusement-center.com/project/egg/game/?product_id=1690</text:p>
          </table:table-cell>
        </table:table-row>
        <table:table-row table:style-name="ro1">
          <table:table-cell office:value-type="string" calcext:value-type="string">
            <text:p>超戦士ザイダー・バトルオブペガス</text:p>
          </table:table-cell>
          <table:table-cell office:value-type="string" calcext:value-type="string">
            <text:p>Chousenshi Zaider - Battle of Pegas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S1001a.bin</text:p>
          </table:table-cell>
          <table:table-cell office:value-type="string" calcext:value-type="string">
            <text:p>COS1001.bmp</text:p>
          </table:table-cell>
          <table:table-cell table:number-columns-repeated="2"/>
          <table:table-cell table:formula="of:=HYPERLINK(COM.MICROSOFT.CONCAT(&quot;https://www.amusement-center.com/project/egg/game/?product_id=&quot;; [.C1583]))" office:value-type="string" office:string-value="https://www.amusement-center.com/project/egg/game/?product_id=32" calcext:value-type="string">
            <text:p>https://www.amusement-center.com/project/egg/game/?product_id=32</text:p>
          </table:table-cell>
        </table:table-row>
        <table:table-row table:style-name="ro1">
          <table:table-cell office:value-type="string" calcext:value-type="string">
            <text:p>超戦士ザイダー・バトルオブペガス</text:p>
          </table:table-cell>
          <table:table-cell office:value-type="string" calcext:value-type="string">
            <text:p>Chousenshi Zaider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S1002a.bin</text:p>
          </table:table-cell>
          <table:table-cell office:value-type="string" calcext:value-type="string">
            <text:p>COS1002.bmp</text:p>
          </table:table-cell>
          <table:table-cell table:number-columns-repeated="2"/>
          <table:table-cell table:formula="of:=HYPERLINK(COM.MICROSOFT.CONCAT(&quot;https://www.amusement-center.com/project/egg/game/?product_id=&quot;; [.C1584]))" office:value-type="string" office:string-value="https://www.amusement-center.com/project/egg/game/?product_id=1586" calcext:value-type="string">
            <text:p>https://www.amusement-center.com/project/egg/game/?product_id=1586</text:p>
          </table:table-cell>
        </table:table-row>
        <table:table-row table:style-name="ro1">
          <table:table-cell office:value-type="string" calcext:value-type="string">
            <text:p>超鉄ブリキンガー</text:p>
          </table:table-cell>
          <table:table-cell office:value-type="string" calcext:value-type="string">
            <text:p>Chou Tetsu Brikin'ger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3a.bin</text:p>
          </table:table-cell>
          <table:table-cell office:value-type="string" calcext:value-type="string">
            <text:p>SKP0003.bmp</text:p>
          </table:table-cell>
          <table:table-cell office:value-type="string" calcext:value-type="string">
            <text:p>SKP0003m.bin</text:p>
          </table:table-cell>
          <table:table-cell/>
          <table:table-cell table:formula="of:=HYPERLINK(COM.MICROSOFT.CONCAT(&quot;https://www.amusement-center.com/project/egg/game/?product_id=&quot;; [.C1585]))" office:value-type="string" office:string-value="https://www.amusement-center.com/project/egg/game/?product_id=920" calcext:value-type="string">
            <text:p>https://www.amusement-center.com/project/egg/game/?product_id=920</text:p>
          </table:table-cell>
        </table:table-row>
        <table:table-row table:style-name="ro1">
          <table:table-cell office:value-type="string" calcext:value-type="string">
            <text:p>超鉄ブリキンガー</text:p>
          </table:table-cell>
          <table:table-cell office:value-type="string" calcext:value-type="string">
            <text:p>Chou Tetsu Brikin'ger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3a.bin</text:p>
          </table:table-cell>
          <table:table-cell office:value-type="string" calcext:value-type="string">
            <text:p>SKP0003.bmp</text:p>
          </table:table-cell>
          <table:table-cell office:value-type="string" calcext:value-type="string">
            <text:p>SKP0003m.bin</text:p>
          </table:table-cell>
          <table:table-cell/>
          <table:table-cell table:formula="of:=HYPERLINK(COM.MICROSOFT.CONCAT(&quot;https://www.amusement-center.com/project/egg/game/?product_id=&quot;; [.C1586]))" office:value-type="string" office:string-value="https://www.amusement-center.com/project/egg/game/?product_id=1019" calcext:value-type="string">
            <text:p>https://www.amusement-center.com/project/egg/game/?product_id=1019</text:p>
          </table:table-cell>
        </table:table-row>
        <table:table-row table:style-name="ro1">
          <table:table-cell office:value-type="string" calcext:value-type="string">
            <text:p>超闘竜列伝ディノランド</text:p>
          </table:table-cell>
          <table:table-cell office:value-type="string" calcext:value-type="string">
            <text:p>Chou Touryuu Retsuden - Dino Land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TEL2007a.bin</text:p>
          </table:table-cell>
          <table:table-cell office:value-type="string" calcext:value-type="string">
            <text:p>TEL2007.bmp</text:p>
          </table:table-cell>
          <table:table-cell office:value-type="string" calcext:value-type="string">
            <text:p>TEL2007m.bin</text:p>
          </table:table-cell>
          <table:table-cell/>
          <table:table-cell table:formula="of:=HYPERLINK(COM.MICROSOFT.CONCAT(&quot;https://www.amusement-center.com/project/egg/game/?product_id=&quot;; [.C1587]))" office:value-type="string" office:string-value="https://www.amusement-center.com/project/egg/game/?product_id=1479" calcext:value-type="string">
            <text:p>https://www.amusement-center.com/project/egg/game/?product_id=1479</text:p>
          </table:table-cell>
        </table:table-row>
        <table:table-row table:style-name="ro1">
          <table:table-cell office:value-type="string" calcext:value-type="string">
            <text:p>遊兎伝</text:p>
          </table:table-cell>
          <table:table-cell office:value-type="string" calcext:value-type="string">
            <text:p>Youtode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24a.bin</text:p>
          </table:table-cell>
          <table:table-cell office:value-type="string" calcext:value-type="string">
            <text:p>SYS0024.bmp</text:p>
          </table:table-cell>
          <table:table-cell table:number-columns-repeated="2"/>
          <table:table-cell table:formula="of:=HYPERLINK(COM.MICROSOFT.CONCAT(&quot;https://www.amusement-center.com/project/egg/game/?product_id=&quot;; [.C1588]))" office:value-type="string" office:string-value="https://www.amusement-center.com/project/egg/game/?product_id=444" calcext:value-type="string">
            <text:p>https://www.amusement-center.com/project/egg/game/?product_id=444</text:p>
          </table:table-cell>
        </table:table-row>
        <table:table-row table:style-name="ro1">
          <table:table-cell office:value-type="string" calcext:value-type="string">
            <text:p>道化師殺人事件</text:p>
          </table:table-cell>
          <table:table-cell office:value-type="string" calcext:value-type="string">
            <text:p>Doukeshi Satsujin Jik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04a.bin</text:p>
          </table:table-cell>
          <table:table-cell office:value-type="string" calcext:value-type="string">
            <text:p>THR0004.bmp</text:p>
          </table:table-cell>
          <table:table-cell table:number-columns-repeated="2"/>
          <table:table-cell table:formula="of:=HYPERLINK(COM.MICROSOFT.CONCAT(&quot;https://www.amusement-center.com/project/egg/game/?product_id=&quot;; [.C1589]))" office:value-type="string" office:string-value="https://www.amusement-center.com/project/egg/game/?product_id=168" calcext:value-type="string">
            <text:p>https://www.amusement-center.com/project/egg/game/?product_id=168</text:p>
          </table:table-cell>
        </table:table-row>
        <table:table-row table:style-name="ro1">
          <table:table-cell office:value-type="string" calcext:value-type="string">
            <text:p>道化師殺人事件</text:p>
          </table:table-cell>
          <table:table-cell office:value-type="string" calcext:value-type="string">
            <text:p>Doukeshi Satsujin Ji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THR0005a.bin</text:p>
          </table:table-cell>
          <table:table-cell office:value-type="string" calcext:value-type="string">
            <text:p>THR0005.bmp</text:p>
          </table:table-cell>
          <table:table-cell table:number-columns-repeated="2"/>
          <table:table-cell table:formula="of:=HYPERLINK(COM.MICROSOFT.CONCAT(&quot;https://www.amusement-center.com/project/egg/game/?product_id=&quot;; [.C1590]))" office:value-type="string" office:string-value="https://www.amusement-center.com/project/egg/game/?product_id=169" calcext:value-type="string">
            <text:p>https://www.amusement-center.com/project/egg/game/?product_id=169</text:p>
          </table:table-cell>
        </table:table-row>
        <table:table-row table:style-name="ro1">
          <table:table-cell office:value-type="string" calcext:value-type="string">
            <text:p>道化師殺人事件</text:p>
          </table:table-cell>
          <table:table-cell office:value-type="string" calcext:value-type="string">
            <text:p>Doukeshi Satsujin Jiken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THR0010a.bin</text:p>
          </table:table-cell>
          <table:table-cell office:value-type="string" calcext:value-type="string">
            <text:p>THR0010.bmp</text:p>
          </table:table-cell>
          <table:table-cell office:value-type="string" calcext:value-type="string">
            <text:p>THR0010m.bin</text:p>
          </table:table-cell>
          <table:table-cell/>
          <table:table-cell table:formula="of:=HYPERLINK(COM.MICROSOFT.CONCAT(&quot;https://www.amusement-center.com/project/egg/game/?product_id=&quot;; [.C1591]))" office:value-type="string" office:string-value="https://www.amusement-center.com/project/egg/game/?product_id=1329" calcext:value-type="string">
            <text:p>https://www.amusement-center.com/project/egg/game/?product_id=1329</text:p>
          </table:table-cell>
        </table:table-row>
        <table:table-row table:style-name="ro1">
          <table:table-cell office:value-type="string" calcext:value-type="string">
            <text:p>重装機兵ヴァルケン</text:p>
          </table:table-cell>
          <table:table-cell office:value-type="string" calcext:value-type="string">
            <text:p>Juusou Kihei - Valken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NCS0014a.bin</text:p>
          </table:table-cell>
          <table:table-cell office:value-type="string" calcext:value-type="string">
            <text:p>NCS0014.bmp</text:p>
          </table:table-cell>
          <table:table-cell table:number-columns-repeated="2"/>
          <table:table-cell table:formula="of:=HYPERLINK(COM.MICROSOFT.CONCAT(&quot;https://www.amusement-center.com/project/egg/game/?product_id=&quot;; [.C1592]))" office:value-type="string" office:string-value="https://www.amusement-center.com/project/egg/game/?product_id=1226" calcext:value-type="string">
            <text:p>https://www.amusement-center.com/project/egg/game/?product_id=1226</text:p>
          </table:table-cell>
        </table:table-row>
        <table:table-row table:style-name="ro1">
          <table:table-cell office:value-type="string" calcext:value-type="string">
            <text:p>重装機兵レイノス</text:p>
          </table:table-cell>
          <table:table-cell office:value-type="string" calcext:value-type="string">
            <text:p>Juusou Kihei - Leynos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23a.bin</text:p>
          </table:table-cell>
          <table:table-cell office:value-type="string" calcext:value-type="string">
            <text:p>NCS0023.bmp</text:p>
          </table:table-cell>
          <table:table-cell office:value-type="string" calcext:value-type="string">
            <text:p>NCS0023m.bin</text:p>
          </table:table-cell>
          <table:table-cell/>
          <table:table-cell table:formula="of:=HYPERLINK(COM.MICROSOFT.CONCAT(&quot;https://www.amusement-center.com/project/egg/game/?product_id=&quot;; [.C1593]))" office:value-type="string" office:string-value="https://www.amusement-center.com/project/egg/game/?product_id=1306" calcext:value-type="string">
            <text:p>https://www.amusement-center.com/project/egg/game/?product_id=1306</text:p>
          </table:table-cell>
        </table:table-row>
        <table:table-row table:style-name="ro1">
          <table:table-cell office:value-type="string" calcext:value-type="string">
            <text:p>銀河</text:p>
          </table:table-cell>
          <table:table-cell office:value-type="string" calcext:value-type="string">
            <text:p>Ginga Eiyuu Densetsu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3a.bin</text:p>
          </table:table-cell>
          <table:table-cell office:value-type="string" calcext:value-type="string">
            <text:p>SYS0043.bmp</text:p>
          </table:table-cell>
          <table:table-cell office:value-type="string" calcext:value-type="string">
            <text:p>SYS0043m.bin</text:p>
          </table:table-cell>
          <table:table-cell/>
          <table:table-cell table:formula="of:=HYPERLINK(COM.MICROSOFT.CONCAT(&quot;https://www.amusement-center.com/project/egg/game/?product_id=&quot;; [.C1594]))" office:value-type="string" office:string-value="https://www.amusement-center.com/project/egg/game/?product_id=1072" calcext:value-type="string">
            <text:p>https://www.amusement-center.com/project/egg/game/?product_id=1072</text:p>
          </table:table-cell>
        </table:table-row>
        <table:table-row table:style-name="ro1">
          <table:table-cell office:value-type="string" calcext:value-type="string">
            <text:p>銀河英雄伝説</text:p>
          </table:table-cell>
          <table:table-cell office:value-type="string" calcext:value-type="string">
            <text:p>Ginga Eiyuu Densetsu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7a.bin</text:p>
          </table:table-cell>
          <table:table-cell office:value-type="string" calcext:value-type="string">
            <text:p>BOT0007.bmp</text:p>
          </table:table-cell>
          <table:table-cell office:value-type="string" calcext:value-type="string">
            <text:p>BOT0007m.bin</text:p>
          </table:table-cell>
          <table:table-cell/>
          <table:table-cell table:formula="of:=HYPERLINK(COM.MICROSOFT.CONCAT(&quot;https://www.amusement-center.com/project/egg/game/?product_id=&quot;; [.C1595]))" office:value-type="string" office:string-value="https://www.amusement-center.com/project/egg/game/?product_id=202" calcext:value-type="string">
            <text:p>https://www.amusement-center.com/project/egg/game/?product_id=202</text:p>
          </table:table-cell>
        </table:table-row>
        <table:table-row table:style-name="ro1">
          <table:table-cell office:value-type="string" calcext:value-type="string">
            <text:p>銀河英雄伝説</text:p>
          </table:table-cell>
          <table:table-cell office:value-type="string" calcext:value-type="string">
            <text:p>Ginga Eiyuu Densetsu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8a.bin</text:p>
          </table:table-cell>
          <table:table-cell office:value-type="string" calcext:value-type="string">
            <text:p>BOT1008.bmp</text:p>
          </table:table-cell>
          <table:table-cell table:number-columns-repeated="2"/>
          <table:table-cell table:formula="of:=HYPERLINK(COM.MICROSOFT.CONCAT(&quot;https://www.amusement-center.com/project/egg/game/?product_id=&quot;; [.C1596]))" office:value-type="string" office:string-value="https://www.amusement-center.com/project/egg/game/?product_id=216" calcext:value-type="string">
            <text:p>https://www.amusement-center.com/project/egg/game/?product_id=216</text:p>
          </table:table-cell>
        </table:table-row>
        <table:table-row table:style-name="ro1">
          <table:table-cell office:value-type="string" calcext:value-type="string">
            <text:p>銀河英雄伝説　特別セット</text:p>
          </table:table-cell>
          <table:table-cell office:value-type="string" calcext:value-type="string">
            <text:p>Ginga Eiyuu Densetsu - Tokubetsu S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0a.bin</text:p>
          </table:table-cell>
          <table:table-cell office:value-type="string" calcext:value-type="string">
            <text:p>BOT1010.bmp</text:p>
          </table:table-cell>
          <table:table-cell table:number-columns-repeated="2"/>
          <table:table-cell table:formula="of:=HYPERLINK(COM.MICROSOFT.CONCAT(&quot;https://www.amusement-center.com/project/egg/game/?product_id=&quot;; [.C1597]))" office:value-type="string" office:string-value="https://www.amusement-center.com/project/egg/game/?product_id=214" calcext:value-type="string">
            <text:p>https://www.amusement-center.com/project/egg/game/?product_id=214</text:p>
          </table:table-cell>
        </table:table-row>
        <table:table-row table:style-name="ro1">
          <table:table-cell office:value-type="string" calcext:value-type="string">
            <text:p>銀河英雄伝説II</text:p>
          </table:table-cell>
          <table:table-cell office:value-type="string" calcext:value-type="string">
            <text:p>Ginga Eiyuu Densetsu II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BOT0008a.bin</text:p>
          </table:table-cell>
          <table:table-cell office:value-type="string" calcext:value-type="string">
            <text:p>BOT0008.bmp</text:p>
          </table:table-cell>
          <table:table-cell office:value-type="string" calcext:value-type="string">
            <text:p>BOT0008m.bin</text:p>
          </table:table-cell>
          <table:table-cell/>
          <table:table-cell table:formula="of:=HYPERLINK(COM.MICROSOFT.CONCAT(&quot;https://www.amusement-center.com/project/egg/game/?product_id=&quot;; [.C1598]))" office:value-type="string" office:string-value="https://www.amusement-center.com/project/egg/game/?product_id=209" calcext:value-type="string">
            <text:p>https://www.amusement-center.com/project/egg/game/?product_id=209</text:p>
          </table:table-cell>
        </table:table-row>
        <table:table-row table:style-name="ro1">
          <table:table-cell office:value-type="string" calcext:value-type="string">
            <text:p>銀河英雄伝説Ⅱ</text:p>
          </table:table-cell>
          <table:table-cell office:value-type="string" calcext:value-type="string">
            <text:p>Ginga Eiyuu Densetsu I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2a.bin</text:p>
          </table:table-cell>
          <table:table-cell office:value-type="string" calcext:value-type="string">
            <text:p>BOT1012.bmp</text:p>
          </table:table-cell>
          <table:table-cell table:number-columns-repeated="2"/>
          <table:table-cell table:formula="of:=HYPERLINK(COM.MICROSOFT.CONCAT(&quot;https://www.amusement-center.com/project/egg/game/?product_id=&quot;; [.C1599]))" office:value-type="string" office:string-value="https://www.amusement-center.com/project/egg/game/?product_id=220" calcext:value-type="string">
            <text:p>https://www.amusement-center.com/project/egg/game/?product_id=220</text:p>
          </table:table-cell>
        </table:table-row>
        <table:table-row table:style-name="ro1">
          <table:table-cell office:value-type="string" calcext:value-type="string">
            <text:p>銀河英雄伝説ⅡDX kit</text:p>
          </table:table-cell>
          <table:table-cell office:value-type="string" calcext:value-type="string">
            <text:p>Ginga Eiyuu Densetsu II - DX ki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3a.bin</text:p>
          </table:table-cell>
          <table:table-cell office:value-type="string" calcext:value-type="string">
            <text:p>BOT1013.bmp</text:p>
          </table:table-cell>
          <table:table-cell table:number-columns-repeated="2"/>
          <table:table-cell table:formula="of:=HYPERLINK(COM.MICROSOFT.CONCAT(&quot;https://www.amusement-center.com/project/egg/game/?product_id=&quot;; [.C1600]))" office:value-type="string" office:string-value="https://www.amusement-center.com/project/egg/game/?product_id=218" calcext:value-type="string">
            <text:p>https://www.amusement-center.com/project/egg/game/?product_id=218</text:p>
          </table:table-cell>
        </table:table-row>
        <table:table-row table:style-name="ro1">
          <table:table-cell office:value-type="string" calcext:value-type="string">
            <text:p>銀河英雄伝説ⅡDX set</text:p>
          </table:table-cell>
          <table:table-cell office:value-type="string" calcext:value-type="string">
            <text:p>Ginga Eiyuu Densetsu II - DX se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14a.bin</text:p>
          </table:table-cell>
          <table:table-cell office:value-type="string" calcext:value-type="string">
            <text:p>BOT1014.bmp</text:p>
          </table:table-cell>
          <table:table-cell table:number-columns-repeated="2"/>
          <table:table-cell table:formula="of:=HYPERLINK(COM.MICROSOFT.CONCAT(&quot;https://www.amusement-center.com/project/egg/game/?product_id=&quot;; [.C1601]))" office:value-type="string" office:string-value="https://www.amusement-center.com/project/egg/game/?product_id=219" calcext:value-type="string">
            <text:p>https://www.amusement-center.com/project/egg/game/?product_id=219</text:p>
          </table:table-cell>
        </table:table-row>
        <table:table-row table:style-name="ro1">
          <table:table-cell office:value-type="string" calcext:value-type="string">
            <text:p>銀河英雄伝説パワーアップ＆シナリオ集</text:p>
          </table:table-cell>
          <table:table-cell office:value-type="string" calcext:value-type="string">
            <text:p>Ginga Eiyuu Densetsu - Power-up &amp; Scenario-he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BOT1009a.bin</text:p>
          </table:table-cell>
          <table:table-cell office:value-type="string" calcext:value-type="string">
            <text:p>BOT1009.bmp</text:p>
          </table:table-cell>
          <table:table-cell table:number-columns-repeated="2"/>
          <table:table-cell table:formula="of:=HYPERLINK(COM.MICROSOFT.CONCAT(&quot;https://www.amusement-center.com/project/egg/game/?product_id=&quot;; [.C1602]))" office:value-type="string" office:string-value="https://www.amusement-center.com/project/egg/game/?product_id=217" calcext:value-type="string">
            <text:p>https://www.amusement-center.com/project/egg/game/?product_id=217</text:p>
          </table:table-cell>
        </table:table-row>
        <table:table-row table:style-name="ro1">
          <table:table-cell office:value-type="string" calcext:value-type="string">
            <text:p>鍵穴殺人事件</text:p>
          </table:table-cell>
          <table:table-cell office:value-type="string" calcext:value-type="string">
            <text:p>Kagianna Satsujin Jike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THR0009a.bin</text:p>
          </table:table-cell>
          <table:table-cell office:value-type="string" calcext:value-type="string">
            <text:p>THR0009.bmp</text:p>
          </table:table-cell>
          <table:table-cell table:number-columns-repeated="2"/>
          <table:table-cell table:formula="of:=HYPERLINK(COM.MICROSOFT.CONCAT(&quot;https://www.amusement-center.com/project/egg/game/?product_id=&quot;; [.C1603]))" office:value-type="string" office:string-value="https://www.amusement-center.com/project/egg/game/?product_id=1137" calcext:value-type="string">
            <text:p>https://www.amusement-center.com/project/egg/game/?product_id=1137</text:p>
          </table:table-cell>
        </table:table-row>
        <table:table-row table:style-name="ro1">
          <table:table-cell office:value-type="string" calcext:value-type="string">
            <text:p>関ヶ原</text:p>
          </table:table-cell>
          <table:table-cell office:value-type="string" calcext:value-type="string">
            <text:p>Sekigahar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10a.bin</text:p>
          </table:table-cell>
          <table:table-cell office:value-type="string" calcext:value-type="string">
            <text:p>ART0010.bmp</text:p>
          </table:table-cell>
          <table:table-cell office:value-type="string" calcext:value-type="string">
            <text:p>ART0010m.bin</text:p>
          </table:table-cell>
          <table:table-cell/>
          <table:table-cell table:formula="of:=HYPERLINK(COM.MICROSOFT.CONCAT(&quot;https://www.amusement-center.com/project/egg/game/?product_id=&quot;; [.C1604]))" office:value-type="string" office:string-value="https://www.amusement-center.com/project/egg/game/?product_id=410" calcext:value-type="string">
            <text:p>https://www.amusement-center.com/project/egg/game/?product_id=410</text:p>
          </table:table-cell>
        </table:table-row>
        <table:table-row table:style-name="ro1">
          <table:table-cell office:value-type="string" calcext:value-type="string">
            <text:p>関ヶ原</text:p>
          </table:table-cell>
          <table:table-cell office:value-type="string" calcext:value-type="string">
            <text:p>Sekigahara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ART0027a.bin</text:p>
          </table:table-cell>
          <table:table-cell office:value-type="string" calcext:value-type="string">
            <text:p>ART0027.bmp</text:p>
          </table:table-cell>
          <table:table-cell office:value-type="string" calcext:value-type="string">
            <text:p>ART0027m.bin</text:p>
          </table:table-cell>
          <table:table-cell/>
          <table:table-cell table:formula="of:=HYPERLINK(COM.MICROSOFT.CONCAT(&quot;https://www.amusement-center.com/project/egg/game/?product_id=&quot;; [.C1605]))" office:value-type="string" office:string-value="https://www.amusement-center.com/project/egg/game/?product_id=1501" calcext:value-type="string">
            <text:p>https://www.amusement-center.com/project/egg/game/?product_id=1501</text:p>
          </table:table-cell>
        </table:table-row>
        <table:table-row table:style-name="ro1">
          <table:table-cell office:value-type="string" calcext:value-type="string">
            <text:p>闇の壱与伝説</text:p>
          </table:table-cell>
          <table:table-cell office:value-type="string" calcext:value-type="string">
            <text:p>Yami no Iyo Densetsu - Jo-ouzuka Satsujin Jik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HOT0006a.bin</text:p>
          </table:table-cell>
          <table:table-cell office:value-type="string" calcext:value-type="string">
            <text:p>HOT0006.bmp</text:p>
          </table:table-cell>
          <table:table-cell table:number-columns-repeated="2"/>
          <table:table-cell table:formula="of:=HYPERLINK(COM.MICROSOFT.CONCAT(&quot;https://www.amusement-center.com/project/egg/game/?product_id=&quot;; [.C1606]))" office:value-type="string" office:string-value="https://www.amusement-center.com/project/egg/game/?product_id=99" calcext:value-type="string">
            <text:p>https://www.amusement-center.com/project/egg/game/?product_id=99</text:p>
          </table:table-cell>
        </table:table-row>
        <table:table-row table:style-name="ro1">
          <table:table-cell office:value-type="string" calcext:value-type="string">
            <text:p>闇の血族</text:p>
          </table:table-cell>
          <table:table-cell office:value-type="string" calcext:value-type="string">
            <text:p>Yami no Ketsuzoku - The Predestined Homicides #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1a.bin</text:p>
          </table:table-cell>
          <table:table-cell office:value-type="string" calcext:value-type="string">
            <text:p>SAC0011.bmp</text:p>
          </table:table-cell>
          <table:table-cell table:number-columns-repeated="2"/>
          <table:table-cell table:formula="of:=HYPERLINK(COM.MICROSOFT.CONCAT(&quot;https://www.amusement-center.com/project/egg/game/?product_id=&quot;; [.C1607]))" office:value-type="string" office:string-value="https://www.amusement-center.com/project/egg/game/?product_id=314" calcext:value-type="string">
            <text:p>https://www.amusement-center.com/project/egg/game/?product_id=314</text:p>
          </table:table-cell>
        </table:table-row>
        <table:table-row table:style-name="ro1">
          <table:table-cell office:value-type="string" calcext:value-type="string">
            <text:p>闇の血族</text:p>
          </table:table-cell>
          <table:table-cell office:value-type="string" calcext:value-type="string">
            <text:p>Yami no Ketsuzoku - The Predestined Homicides #1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1a.bin</text:p>
          </table:table-cell>
          <table:table-cell office:value-type="string" calcext:value-type="string">
            <text:p>SAC0011.bmp</text:p>
          </table:table-cell>
          <table:table-cell table:number-columns-repeated="2"/>
          <table:table-cell table:formula="of:=HYPERLINK(COM.MICROSOFT.CONCAT(&quot;https://www.amusement-center.com/project/egg/game/?product_id=&quot;; [.C1608]))" office:value-type="string" office:string-value="https://www.amusement-center.com/project/egg/game/?product_id=1667" calcext:value-type="string">
            <text:p>https://www.amusement-center.com/project/egg/game/?product_id=1667</text:p>
          </table:table-cell>
        </table:table-row>
        <table:table-row table:style-name="ro1">
          <table:table-cell office:value-type="string" calcext:value-type="string">
            <text:p>闇の血族　−完結編−</text:p>
          </table:table-cell>
          <table:table-cell office:value-type="string" calcext:value-type="string">
            <text:p>Yami no Ketsuzoku - The Predestined Homicides #2 - Kanketsu-he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2a.bin</text:p>
          </table:table-cell>
          <table:table-cell office:value-type="string" calcext:value-type="string">
            <text:p>SAC0012.bmp</text:p>
          </table:table-cell>
          <table:table-cell table:number-columns-repeated="2"/>
          <table:table-cell table:formula="of:=HYPERLINK(COM.MICROSOFT.CONCAT(&quot;https://www.amusement-center.com/project/egg/game/?product_id=&quot;; [.C1609]))" office:value-type="string" office:string-value="https://www.amusement-center.com/project/egg/game/?product_id=325" calcext:value-type="string">
            <text:p>https://www.amusement-center.com/project/egg/game/?product_id=325</text:p>
          </table:table-cell>
        </table:table-row>
        <table:table-row table:style-name="ro1">
          <table:table-cell office:value-type="string" calcext:value-type="string">
            <text:p>闇の血族　−完結編−</text:p>
          </table:table-cell>
          <table:table-cell office:value-type="string" calcext:value-type="string">
            <text:p>Yami no Ketsuzoku - The Predestined Homicides #2 - Kanketsu-hen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AC0012a.bin</text:p>
          </table:table-cell>
          <table:table-cell office:value-type="string" calcext:value-type="string">
            <text:p>SAC0012.bmp</text:p>
          </table:table-cell>
          <table:table-cell table:number-columns-repeated="2"/>
          <table:table-cell table:formula="of:=HYPERLINK(COM.MICROSOFT.CONCAT(&quot;https://www.amusement-center.com/project/egg/game/?product_id=&quot;; [.C1610]))" office:value-type="string" office:string-value="https://www.amusement-center.com/project/egg/game/?product_id=1677" calcext:value-type="string">
            <text:p>https://www.amusement-center.com/project/egg/game/?product_id=1677</text:p>
          </table:table-cell>
        </table:table-row>
        <table:table-row table:style-name="ro1">
          <table:table-cell office:value-type="string" calcext:value-type="string">
            <text:p>零戦記</text:p>
          </table:table-cell>
          <table:table-cell office:value-type="string" calcext:value-type="string">
            <text:p>Zero Senki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YS0044a.bin</text:p>
          </table:table-cell>
          <table:table-cell office:value-type="string" calcext:value-type="string">
            <text:p>SYS0044.bmp</text:p>
          </table:table-cell>
          <table:table-cell office:value-type="string" calcext:value-type="string">
            <text:p>SYS0044m.bin</text:p>
          </table:table-cell>
          <table:table-cell/>
          <table:table-cell table:formula="of:=HYPERLINK(COM.MICROSOFT.CONCAT(&quot;https://www.amusement-center.com/project/egg/game/?product_id=&quot;; [.C1611]))" office:value-type="string" office:string-value="https://www.amusement-center.com/project/egg/game/?product_id=1094" calcext:value-type="string">
            <text:p>https://www.amusement-center.com/project/egg/game/?product_id=1094</text:p>
          </table:table-cell>
        </table:table-row>
        <table:table-row table:style-name="ro1">
          <table:table-cell office:value-type="string" calcext:value-type="string">
            <text:p>電脳学園II　ハイウェイバスター！！</text:p>
          </table:table-cell>
          <table:table-cell office:value-type="string" calcext:value-type="string">
            <text:p>Dennou Gakuen II - Highway Buster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GNX0002a.bin</text:p>
          </table:table-cell>
          <table:table-cell office:value-type="string" calcext:value-type="string">
            <text:p>PGNX0002.bmp</text:p>
          </table:table-cell>
          <table:table-cell office:value-type="string" calcext:value-type="string">
            <text:p>PGNX0002m.bin</text:p>
          </table:table-cell>
          <table:table-cell/>
          <table:table-cell table:formula="of:=HYPERLINK(COM.MICROSOFT.CONCAT(&quot;https://www.amusement-center.com/project/egg/game/?product_id=&quot;; [.C1612]))" office:value-type="string" office:string-value="https://www.amusement-center.com/project/egg/game/?product_id=579" calcext:value-type="string">
            <text:p>https://www.amusement-center.com/project/egg/game/?product_id=579</text:p>
          </table:table-cell>
        </table:table-row>
        <table:table-row table:style-name="ro1">
          <table:table-cell office:value-type="string" calcext:value-type="string">
            <text:p>電脳学園III　トップをねらえ！</text:p>
          </table:table-cell>
          <table:table-cell office:value-type="string" calcext:value-type="string">
            <text:p>Dennou Gakuen III - Top o Nerae!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GNX0003a.bin</text:p>
          </table:table-cell>
          <table:table-cell office:value-type="string" calcext:value-type="string">
            <text:p>PGNX0003.bmp</text:p>
          </table:table-cell>
          <table:table-cell office:value-type="string" calcext:value-type="string">
            <text:p>PGNX0003m.bin</text:p>
          </table:table-cell>
          <table:table-cell/>
          <table:table-cell table:formula="of:=HYPERLINK(COM.MICROSOFT.CONCAT(&quot;https://www.amusement-center.com/project/egg/game/?product_id=&quot;; [.C1613]))" office:value-type="string" office:string-value="https://www.amusement-center.com/project/egg/game/?product_id=596" calcext:value-type="string">
            <text:p>https://www.amusement-center.com/project/egg/game/?product_id=596</text:p>
          </table:table-cell>
        </table:table-row>
        <table:table-row table:style-name="ro1">
          <table:table-cell office:value-type="string" calcext:value-type="string">
            <text:p>電脳学園IV　エイプハンターＪ</text:p>
          </table:table-cell>
          <table:table-cell office:value-type="string" calcext:value-type="string">
            <text:p>Dennou Gakuen IV - Ape Hunter J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GNX0004a.bin</text:p>
          </table:table-cell>
          <table:table-cell office:value-type="string" calcext:value-type="string">
            <text:p>PGNX0004.bmp</text:p>
          </table:table-cell>
          <table:table-cell office:value-type="string" calcext:value-type="string">
            <text:p>PGNX0004m.bin</text:p>
          </table:table-cell>
          <table:table-cell/>
          <table:table-cell table:formula="of:=HYPERLINK(COM.MICROSOFT.CONCAT(&quot;https://www.amusement-center.com/project/egg/game/?product_id=&quot;; [.C1614]))" office:value-type="string" office:string-value="https://www.amusement-center.com/project/egg/game/?product_id=580" calcext:value-type="string">
            <text:p>https://www.amusement-center.com/project/egg/game/?product_id=580</text:p>
          </table:table-cell>
        </table:table-row>
        <table:table-row table:style-name="ro1">
          <table:table-cell office:value-type="string" calcext:value-type="string">
            <text:p>電脳学園シナリオI</text:p>
          </table:table-cell>
          <table:table-cell office:value-type="string" calcext:value-type="string">
            <text:p>Dennou Gakuen - Scenario I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PGNX0001a.bin</text:p>
          </table:table-cell>
          <table:table-cell office:value-type="string" calcext:value-type="string">
            <text:p>PGNX0001.bmp</text:p>
          </table:table-cell>
          <table:table-cell office:value-type="string" calcext:value-type="string">
            <text:p>PGNX0001m.bin</text:p>
          </table:table-cell>
          <table:table-cell/>
          <table:table-cell table:formula="of:=HYPERLINK(COM.MICROSOFT.CONCAT(&quot;https://www.amusement-center.com/project/egg/game/?product_id=&quot;; [.C1615]))" office:value-type="string" office:string-value="https://www.amusement-center.com/project/egg/game/?product_id=578" calcext:value-type="string">
            <text:p>https://www.amusement-center.com/project/egg/game/?product_id=578</text:p>
          </table:table-cell>
        </table:table-row>
        <table:table-row table:style-name="ro1">
          <table:table-cell office:value-type="string" calcext:value-type="string">
            <text:p>電脳水滸伝</text:p>
          </table:table-cell>
          <table:table-cell office:value-type="string" calcext:value-type="string">
            <text:p>Dennou Suikoden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FM-7</text:p>
          </table:table-cell>
          <table:table-cell office:value-type="string" calcext:value-type="string">
            <text:p>HOT0012a.bin</text:p>
          </table:table-cell>
          <table:table-cell office:value-type="string" calcext:value-type="string">
            <text:p>HOT0012.bmp</text:p>
          </table:table-cell>
          <table:table-cell table:number-columns-repeated="2"/>
          <table:table-cell table:formula="of:=HYPERLINK(COM.MICROSOFT.CONCAT(&quot;https://www.amusement-center.com/project/egg/game/?product_id=&quot;; [.C1616]))" office:value-type="string" office:string-value="https://www.amusement-center.com/project/egg/game/?product_id=551" calcext:value-type="string">
            <text:p>https://www.amusement-center.com/project/egg/game/?product_id=551</text:p>
          </table:table-cell>
        </table:table-row>
        <table:table-row table:style-name="ro1">
          <table:table-cell office:value-type="string" calcext:value-type="string">
            <text:p>韋駄天いかせ男−麦子に逢いたい−</text:p>
          </table:table-cell>
          <table:table-cell office:value-type="string" calcext:value-type="string">
            <text:p>Idaten - Ikase Otoko - Mugiko ni Aitai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M1001a.bin</text:p>
          </table:table-cell>
          <table:table-cell office:value-type="string" calcext:value-type="string">
            <text:p>FAM1001.bmp</text:p>
          </table:table-cell>
          <table:table-cell table:number-columns-repeated="2"/>
          <table:table-cell table:formula="of:=HYPERLINK(COM.MICROSOFT.CONCAT(&quot;https://www.amusement-center.com/project/egg/game/?product_id=&quot;; [.C1617]))" office:value-type="string" office:string-value="https://www.amusement-center.com/project/egg/game/?product_id=285" calcext:value-type="string">
            <text:p>https://www.amusement-center.com/project/egg/game/?product_id=285</text:p>
          </table:table-cell>
        </table:table-row>
        <table:table-row table:style-name="ro1">
          <table:table-cell office:value-type="string" calcext:value-type="string">
            <text:p>韋駄天いかせ男２ −人生の意味−</text:p>
          </table:table-cell>
          <table:table-cell office:value-type="string" calcext:value-type="string">
            <text:p>Idaten - Ikase Otoko 2 - Jinsei no Imi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M1002a.bin</text:p>
          </table:table-cell>
          <table:table-cell office:value-type="string" calcext:value-type="string">
            <text:p>FAM1002.bmp</text:p>
          </table:table-cell>
          <table:table-cell table:number-columns-repeated="2"/>
          <table:table-cell table:formula="of:=HYPERLINK(COM.MICROSOFT.CONCAT(&quot;https://www.amusement-center.com/project/egg/game/?product_id=&quot;; [.C1618]))" office:value-type="string" office:string-value="https://www.amusement-center.com/project/egg/game/?product_id=287" calcext:value-type="string">
            <text:p>https://www.amusement-center.com/project/egg/game/?product_id=287</text:p>
          </table:table-cell>
        </table:table-row>
        <table:table-row table:style-name="ro1">
          <table:table-cell office:value-type="string" calcext:value-type="string">
            <text:p>韋駄天いかせ男３−戦後編−</text:p>
          </table:table-cell>
          <table:table-cell office:value-type="string" calcext:value-type="string">
            <text:p>Idaten - Ikase Otoko 3 - Sengo-h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S1007a.bin</text:p>
          </table:table-cell>
          <table:table-cell office:value-type="string" calcext:value-type="string">
            <text:p>FAS1007.bmp</text:p>
          </table:table-cell>
          <table:table-cell table:number-columns-repeated="2"/>
          <table:table-cell table:formula="of:=HYPERLINK(COM.MICROSOFT.CONCAT(&quot;https://www.amusement-center.com/project/egg/game/?product_id=&quot;; [.C1619]))" office:value-type="string" office:string-value="https://www.amusement-center.com/project/egg/game/?product_id=288" calcext:value-type="string">
            <text:p>https://www.amusement-center.com/project/egg/game/?product_id=288</text:p>
          </table:table-cell>
        </table:table-row>
        <table:table-row table:style-name="ro1">
          <table:table-cell office:value-type="string" calcext:value-type="string">
            <text:p>風の伝説ザナドゥ※Full版</text:p>
          </table:table-cell>
          <table:table-cell office:value-type="string" calcext:value-type="string">
            <text:p>Kaze no Densetsu Xanadu - Full-ba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PFAL0002a.bin</text:p>
          </table:table-cell>
          <table:table-cell office:value-type="string" calcext:value-type="string">
            <text:p>PFAL0002.bmp</text:p>
          </table:table-cell>
          <table:table-cell table:number-columns-repeated="2"/>
          <table:table-cell table:formula="of:=HYPERLINK(COM.MICROSOFT.CONCAT(&quot;https://www.amusement-center.com/project/egg/game/?product_id=&quot;; [.C1620]))" office:value-type="string" office:string-value="https://www.amusement-center.com/project/egg/game/?product_id=641" calcext:value-type="string">
            <text:p>https://www.amusement-center.com/project/egg/game/?product_id=641</text:p>
          </table:table-cell>
        </table:table-row>
        <table:table-row table:style-name="ro1">
          <table:table-cell office:value-type="string" calcext:value-type="string">
            <text:p>風の伝説ザナドゥ※Tiny版</text:p>
          </table:table-cell>
          <table:table-cell office:value-type="string" calcext:value-type="string">
            <text:p>Kaze no Densetsu Xanadu - Tiny-ba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PFAL0003a.bin</text:p>
          </table:table-cell>
          <table:table-cell office:value-type="string" calcext:value-type="string">
            <text:p>PFAL0003.bmp</text:p>
          </table:table-cell>
          <table:table-cell table:number-columns-repeated="2"/>
          <table:table-cell table:formula="of:=HYPERLINK(COM.MICROSOFT.CONCAT(&quot;https://www.amusement-center.com/project/egg/game/?product_id=&quot;; [.C1621]))" office:value-type="string" office:string-value="https://www.amusement-center.com/project/egg/game/?product_id=642" calcext:value-type="string">
            <text:p>https://www.amusement-center.com/project/egg/game/?product_id=642</text:p>
          </table:table-cell>
        </table:table-row>
        <table:table-row table:style-name="ro1">
          <table:table-cell office:value-type="string" calcext:value-type="string">
            <text:p>風の伝説ザナドゥⅡ※Full版</text:p>
          </table:table-cell>
          <table:table-cell office:value-type="string" calcext:value-type="string">
            <text:p>Kaze no Densetsu Xanadu II - Full-ban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PFAL0004a.bin</text:p>
          </table:table-cell>
          <table:table-cell office:value-type="string" calcext:value-type="string">
            <text:p>PFAL0004.bmp</text:p>
          </table:table-cell>
          <table:table-cell table:number-columns-repeated="2"/>
          <table:table-cell table:formula="of:=HYPERLINK(COM.MICROSOFT.CONCAT(&quot;https://www.amusement-center.com/project/egg/game/?product_id=&quot;; [.C1622]))" office:value-type="string" office:string-value="https://www.amusement-center.com/project/egg/game/?product_id=644" calcext:value-type="string">
            <text:p>https://www.amusement-center.com/project/egg/game/?product_id=644</text:p>
          </table:table-cell>
        </table:table-row>
        <table:table-row table:style-name="ro1">
          <table:table-cell office:value-type="string" calcext:value-type="string">
            <text:p>風の伝説ザナドゥⅡ※Tiny版</text:p>
          </table:table-cell>
          <table:table-cell office:value-type="string" calcext:value-type="string">
            <text:p>Kaze no Densetsu Xanadu II - Tiny-ban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PFAL0005a.bin</text:p>
          </table:table-cell>
          <table:table-cell office:value-type="string" calcext:value-type="string">
            <text:p>PFAL0005.bmp</text:p>
          </table:table-cell>
          <table:table-cell table:number-columns-repeated="2"/>
          <table:table-cell table:formula="of:=HYPERLINK(COM.MICROSOFT.CONCAT(&quot;https://www.amusement-center.com/project/egg/game/?product_id=&quot;; [.C1623]))" office:value-type="string" office:string-value="https://www.amusement-center.com/project/egg/game/?product_id=645" calcext:value-type="string">
            <text:p>https://www.amusement-center.com/project/egg/game/?product_id=645</text:p>
          </table:table-cell>
        </table:table-row>
        <table:table-row table:style-name="ro1">
          <table:table-cell office:value-type="string" calcext:value-type="string">
            <text:p>飛装騎兵カイザード</text:p>
          </table:table-cell>
          <table:table-cell office:value-type="string" calcext:value-type="string">
            <text:p>Hisou Kihei X-SERD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35a.bin</text:p>
          </table:table-cell>
          <table:table-cell office:value-type="string" calcext:value-type="string">
            <text:p>NCS0035.bmp</text:p>
          </table:table-cell>
          <table:table-cell office:value-type="string" calcext:value-type="string">
            <text:p>NCS0035m.bin</text:p>
          </table:table-cell>
          <table:table-cell/>
          <table:table-cell table:formula="of:=HYPERLINK(COM.MICROSOFT.CONCAT(&quot;https://www.amusement-center.com/project/egg/game/?product_id=&quot;; [.C1624]))" office:value-type="string" office:string-value="https://www.amusement-center.com/project/egg/game/?product_id=1392" calcext:value-type="string">
            <text:p>https://www.amusement-center.com/project/egg/game/?product_id=1392</text:p>
          </table:table-cell>
        </table:table-row>
        <table:table-row table:style-name="ro1">
          <table:table-cell office:value-type="string" calcext:value-type="string">
            <text:p>飛車</text:p>
          </table:table-cell>
          <table:table-cell office:value-type="string" calcext:value-type="string">
            <text:p>Hisha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PC-6001mkII</text:p>
          </table:table-cell>
          <table:table-cell office:value-type="string" calcext:value-type="string">
            <text:p>CAR0007a.bin</text:p>
          </table:table-cell>
          <table:table-cell office:value-type="string" calcext:value-type="string">
            <text:p>CAR0007.bmp</text:p>
          </table:table-cell>
          <table:table-cell table:number-columns-repeated="2"/>
          <table:table-cell table:formula="of:=HYPERLINK(COM.MICROSOFT.CONCAT(&quot;https://www.amusement-center.com/project/egg/game/?product_id=&quot;; [.C1625]))" office:value-type="string" office:string-value="https://www.amusement-center.com/project/egg/game/?product_id=1715" calcext:value-type="string">
            <text:p>https://www.amusement-center.com/project/egg/game/?product_id=1715</text:p>
          </table:table-cell>
        </table:table-row>
        <table:table-row table:style-name="ro1">
          <table:table-cell office:value-type="string" calcext:value-type="string">
            <text:p>飛龍の拳 奥義の書</text:p>
          </table:table-cell>
          <table:table-cell office:value-type="string" calcext:value-type="string">
            <text:p>Hiryuu no Ken - Ougi no Sho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E0001a.bin</text:p>
          </table:table-cell>
          <table:table-cell office:value-type="string" calcext:value-type="string">
            <text:p>CBE0001.bmp</text:p>
          </table:table-cell>
          <table:table-cell table:number-columns-repeated="2"/>
          <table:table-cell table:formula="of:=HYPERLINK(COM.MICROSOFT.CONCAT(&quot;https://www.amusement-center.com/project/egg/game/?product_id=&quot;; [.C1626]))" office:value-type="string" office:string-value="https://www.amusement-center.com/project/egg/game/?product_id=1451" calcext:value-type="string">
            <text:p>https://www.amusement-center.com/project/egg/game/?product_id=1451</text:p>
          </table:table-cell>
        </table:table-row>
        <table:table-row table:style-name="ro1">
          <table:table-cell office:value-type="string" calcext:value-type="string">
            <text:p>飛龍の拳II ドラゴンの翼</text:p>
          </table:table-cell>
          <table:table-cell office:value-type="string" calcext:value-type="string">
            <text:p>Hiryuu no Ken II - Dragon no Tsubasa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BE0004a.bin</text:p>
          </table:table-cell>
          <table:table-cell office:value-type="string" calcext:value-type="string">
            <text:p>CBE0004.bmp</text:p>
          </table:table-cell>
          <table:table-cell office:value-type="string" calcext:value-type="string">
            <text:p>CBE0004m.bin</text:p>
          </table:table-cell>
          <table:table-cell/>
          <table:table-cell table:formula="of:=HYPERLINK(COM.MICROSOFT.CONCAT(&quot;https://www.amusement-center.com/project/egg/game/?product_id=&quot;; [.C1627]))" office:value-type="string" office:string-value="https://www.amusement-center.com/project/egg/game/?product_id=1482" calcext:value-type="string">
            <text:p>https://www.amusement-center.com/project/egg/game/?product_id=1482</text:p>
          </table:table-cell>
        </table:table-row>
        <table:table-row table:style-name="ro1">
          <table:table-cell office:value-type="string" calcext:value-type="string">
            <text:p>餓狼伝説</text:p>
          </table:table-cell>
          <table:table-cell office:value-type="string" calcext:value-type="string">
            <text:p>Garou Densetsu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1a.bin</text:p>
          </table:table-cell>
          <table:table-cell office:value-type="string" calcext:value-type="string">
            <text:p>SKP0001.bmp</text:p>
          </table:table-cell>
          <table:table-cell office:value-type="string" calcext:value-type="string">
            <text:p>SKP0001m.bin</text:p>
          </table:table-cell>
          <table:table-cell/>
          <table:table-cell table:formula="of:=HYPERLINK(COM.MICROSOFT.CONCAT(&quot;https://www.amusement-center.com/project/egg/game/?product_id=&quot;; [.C1628]))" office:value-type="string" office:string-value="https://www.amusement-center.com/project/egg/game/?product_id=917" calcext:value-type="string">
            <text:p>https://www.amusement-center.com/project/egg/game/?product_id=917</text:p>
          </table:table-cell>
        </table:table-row>
        <table:table-row table:style-name="ro1">
          <table:table-cell office:value-type="string" calcext:value-type="string">
            <text:p>餓狼伝説</text:p>
          </table:table-cell>
          <table:table-cell office:value-type="string" calcext:value-type="string">
            <text:p>Garou Densetsu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NEOGEO</text:p>
          </table:table-cell>
          <table:table-cell office:value-type="string" calcext:value-type="string">
            <text:p>SKP0001a.bin</text:p>
          </table:table-cell>
          <table:table-cell office:value-type="string" calcext:value-type="string">
            <text:p>SKP0001.bmp</text:p>
          </table:table-cell>
          <table:table-cell office:value-type="string" calcext:value-type="string">
            <text:p>SKP0001m.bin</text:p>
          </table:table-cell>
          <table:table-cell/>
          <table:table-cell table:formula="of:=HYPERLINK(COM.MICROSOFT.CONCAT(&quot;https://www.amusement-center.com/project/egg/game/?product_id=&quot;; [.C1629]))" office:value-type="string" office:string-value="https://www.amusement-center.com/project/egg/game/?product_id=1020" calcext:value-type="string">
            <text:p>https://www.amusement-center.com/project/egg/game/?product_id=1020</text:p>
          </table:table-cell>
        </table:table-row>
        <table:table-row table:style-name="ro1">
          <table:table-cell office:value-type="string" calcext:value-type="string">
            <text:p>魔京伝 </text:p>
          </table:table-cell>
          <table:table-cell office:value-type="string" calcext:value-type="string">
            <text:p>Makyouden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NIC0003a.bin</text:p>
          </table:table-cell>
          <table:table-cell office:value-type="string" calcext:value-type="string">
            <text:p>NIC0003.bmp</text:p>
          </table:table-cell>
          <table:table-cell office:value-type="string" calcext:value-type="string">
            <text:p>NIC0003m.bin</text:p>
          </table:table-cell>
          <table:table-cell/>
          <table:table-cell table:formula="of:=HYPERLINK(COM.MICROSOFT.CONCAT(&quot;https://www.amusement-center.com/project/egg/game/?product_id=&quot;; [.C1630]))" office:value-type="string" office:string-value="https://www.amusement-center.com/project/egg/game/?product_id=725" calcext:value-type="string">
            <text:p>https://www.amusement-center.com/project/egg/game/?product_id=725</text:p>
          </table:table-cell>
        </table:table-row>
        <table:table-row table:style-name="ro1">
          <table:table-cell office:value-type="string" calcext:value-type="string">
            <text:p>魔城伝説</text:p>
          </table:table-cell>
          <table:table-cell office:value-type="string" calcext:value-type="string">
            <text:p>Knightmare - Majou Densetsu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0a.bin</text:p>
          </table:table-cell>
          <table:table-cell office:value-type="string" calcext:value-type="string">
            <text:p>KNM1010.bmp</text:p>
          </table:table-cell>
          <table:table-cell office:value-type="string" calcext:value-type="string">
            <text:p>KNM1010m.bin</text:p>
          </table:table-cell>
          <table:table-cell/>
          <table:table-cell table:formula="of:=HYPERLINK(COM.MICROSOFT.CONCAT(&quot;https://www.amusement-center.com/project/egg/game/?product_id=&quot;; [.C1631]))" office:value-type="string" office:string-value="https://www.amusement-center.com/project/egg/game/?product_id=1183" calcext:value-type="string">
            <text:p>https://www.amusement-center.com/project/egg/game/?product_id=1183</text:p>
          </table:table-cell>
        </table:table-row>
        <table:table-row table:style-name="ro1">
          <table:table-cell office:value-type="string" calcext:value-type="string">
            <text:p>魔城伝説II ガリウスの迷宮</text:p>
          </table:table-cell>
          <table:table-cell office:value-type="string" calcext:value-type="string">
            <text:p>Knightmare II - Majou Densetsu - Galious no Meikyuu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KNM1013a.bin</text:p>
          </table:table-cell>
          <table:table-cell office:value-type="string" calcext:value-type="string">
            <text:p>KNM1013.bmp</text:p>
          </table:table-cell>
          <table:table-cell office:value-type="string" calcext:value-type="string">
            <text:p>KNM1013m.bin</text:p>
          </table:table-cell>
          <table:table-cell/>
          <table:table-cell table:formula="of:=HYPERLINK(COM.MICROSOFT.CONCAT(&quot;https://www.amusement-center.com/project/egg/game/?product_id=&quot;; [.C1632]))" office:value-type="string" office:string-value="https://www.amusement-center.com/project/egg/game/?product_id=1275" calcext:value-type="string">
            <text:p>https://www.amusement-center.com/project/egg/game/?product_id=1275</text:p>
          </table:table-cell>
        </table:table-row>
        <table:table-row table:style-name="ro1">
          <table:table-cell office:value-type="string" calcext:value-type="string">
            <text:p>魔宮殿</text:p>
          </table:table-cell>
          <table:table-cell office:value-type="string" calcext:value-type="string">
            <text:p>Makyuu Den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MSX2</text:p>
          </table:table-cell>
          <table:table-cell table:number-columns-repeated="4"/>
          <table:table-cell table:formula="of:=HYPERLINK(COM.MICROSOFT.CONCAT(&quot;https://www.amusement-center.com/project/egg/game/?product_id=&quot;; [.C1633]))" office:value-type="string" office:string-value="https://www.amusement-center.com/project/egg/game/?product_id=1730" calcext:value-type="string">
            <text:p>https://www.amusement-center.com/project/egg/game/?product_id=1730</text:p>
          </table:table-cell>
        </table:table-row>
        <table:table-row table:style-name="ro1">
          <table:table-cell office:value-type="string" calcext:value-type="string">
            <text:p>魔導師ラルバ</text:p>
          </table:table-cell>
          <table:table-cell office:value-type="string" calcext:value-type="string">
            <text:p>Madoushi Lulb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01a.bin</text:p>
          </table:table-cell>
          <table:table-cell office:value-type="string" calcext:value-type="string">
            <text:p>COM1001.bmp</text:p>
          </table:table-cell>
          <table:table-cell table:number-columns-repeated="2"/>
          <table:table-cell table:formula="of:=HYPERLINK(COM.MICROSOFT.CONCAT(&quot;https://www.amusement-center.com/project/egg/game/?product_id=&quot;; [.C1634]))" office:value-type="string" office:string-value="https://www.amusement-center.com/project/egg/game/?product_id=294" calcext:value-type="string">
            <text:p>https://www.amusement-center.com/project/egg/game/?product_id=294</text:p>
          </table:table-cell>
        </table:table-row>
        <table:table-row table:style-name="ro1">
          <table:table-cell office:value-type="string" calcext:value-type="string">
            <text:p>魔導師ラルバ</text:p>
          </table:table-cell>
          <table:table-cell office:value-type="string" calcext:value-type="string">
            <text:p>Madoushi Lulba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01a.bin</text:p>
          </table:table-cell>
          <table:table-cell office:value-type="string" calcext:value-type="string">
            <text:p>COM1001.bmp</text:p>
          </table:table-cell>
          <table:table-cell table:number-columns-repeated="2"/>
          <table:table-cell table:formula="of:=HYPERLINK(COM.MICROSOFT.CONCAT(&quot;https://www.amusement-center.com/project/egg/game/?product_id=&quot;; [.C1635]))" office:value-type="string" office:string-value="https://www.amusement-center.com/project/egg/game/?product_id=1276" calcext:value-type="string">
            <text:p>https://www.amusement-center.com/project/egg/game/?product_id=1276</text:p>
          </table:table-cell>
        </table:table-row>
        <table:table-row table:style-name="ro1">
          <table:table-cell office:value-type="string" calcext:value-type="string">
            <text:p>魔導師ラルバ（PocketPC版）</text:p>
          </table:table-cell>
          <table:table-cell office:value-type="string" calcext:value-type="string">
            <text:p>Madoushi Lulba - PocketPC-ba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COM1005a.bin</text:p>
          </table:table-cell>
          <table:table-cell office:value-type="string" calcext:value-type="string">
            <text:p>COM1005.bmp</text:p>
          </table:table-cell>
          <table:table-cell table:number-columns-repeated="2"/>
          <table:table-cell table:formula="of:=HYPERLINK(COM.MICROSOFT.CONCAT(&quot;https://www.amusement-center.com/project/egg/game/?product_id=&quot;; [.C1636]))" office:value-type="string" office:string-value="https://www.amusement-center.com/project/egg/game/?product_id=302" calcext:value-type="string">
            <text:p>https://www.amusement-center.com/project/egg/game/?product_id=302</text:p>
          </table:table-cell>
        </table:table-row>
        <table:table-row table:style-name="ro1">
          <table:table-cell office:value-type="string" calcext:value-type="string">
            <text:p>魔晶伝紀 ラ・ヴァルー</text:p>
          </table:table-cell>
          <table:table-cell office:value-type="string" calcext:value-type="string">
            <text:p>Mashou Denki La Valeu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03a.bin</text:p>
          </table:table-cell>
          <table:table-cell office:value-type="string" calcext:value-type="string">
            <text:p>KSK1003.bmp</text:p>
          </table:table-cell>
          <table:table-cell table:number-columns-repeated="2"/>
          <table:table-cell table:formula="of:=HYPERLINK(COM.MICROSOFT.CONCAT(&quot;https://www.amusement-center.com/project/egg/game/?product_id=&quot;; [.C1637]))" office:value-type="string" office:string-value="https://www.amusement-center.com/project/egg/game/?product_id=150" calcext:value-type="string">
            <text:p>https://www.amusement-center.com/project/egg/game/?product_id=150</text:p>
          </table:table-cell>
        </table:table-row>
        <table:table-row table:style-name="ro1">
          <table:table-cell office:value-type="string" calcext:value-type="string">
            <text:p>魔晶伝紀 ラ・ヴァルー</text:p>
          </table:table-cell>
          <table:table-cell office:value-type="string" calcext:value-type="string">
            <text:p>Mashou Denki La Valeur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KSK1012a.bin</text:p>
          </table:table-cell>
          <table:table-cell office:value-type="string" calcext:value-type="string">
            <text:p>KSK1012.bmp</text:p>
          </table:table-cell>
          <table:table-cell table:number-columns-repeated="2"/>
          <table:table-cell table:formula="of:=HYPERLINK(COM.MICROSOFT.CONCAT(&quot;https://www.amusement-center.com/project/egg/game/?product_id=&quot;; [.C1638]))" office:value-type="string" office:string-value="https://www.amusement-center.com/project/egg/game/?product_id=1580" calcext:value-type="string">
            <text:p>https://www.amusement-center.com/project/egg/game/?product_id=1580</text:p>
          </table:table-cell>
        </table:table-row>
        <table:table-row table:style-name="ro1">
          <table:table-cell office:value-type="string" calcext:value-type="string">
            <text:p>魔晶伝紀ラ・ヴァルー</text:p>
          </table:table-cell>
          <table:table-cell office:value-type="string" calcext:value-type="string">
            <text:p>Mashou Denki La Valeur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KSK0035a.bin</text:p>
          </table:table-cell>
          <table:table-cell office:value-type="string" calcext:value-type="string">
            <text:p>KSK0035.bmp</text:p>
          </table:table-cell>
          <table:table-cell office:value-type="string" calcext:value-type="string">
            <text:p>KSK0035m.bin</text:p>
          </table:table-cell>
          <table:table-cell/>
          <table:table-cell table:formula="of:=HYPERLINK(COM.MICROSOFT.CONCAT(&quot;https://www.amusement-center.com/project/egg/game/?product_id=&quot;; [.C1639]))" office:value-type="string" office:string-value="https://www.amusement-center.com/project/egg/game/?product_id=1320" calcext:value-type="string">
            <text:p>https://www.amusement-center.com/project/egg/game/?product_id=1320</text:p>
          </table:table-cell>
        </table:table-row>
        <table:table-row table:style-name="ro1">
          <table:table-cell office:value-type="string" calcext:value-type="string">
            <text:p>魔晶伝紀ラ・ヴァルー</text:p>
          </table:table-cell>
          <table:table-cell office:value-type="string" calcext:value-type="string">
            <text:p>Mashou Denki La Valeur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KSK0037a.bin</text:p>
          </table:table-cell>
          <table:table-cell office:value-type="string" calcext:value-type="string">
            <text:p>KSK0037.bmp</text:p>
          </table:table-cell>
          <table:table-cell office:value-type="string" calcext:value-type="string">
            <text:p>KSK0037m.bin</text:p>
          </table:table-cell>
          <table:table-cell/>
          <table:table-cell table:formula="of:=HYPERLINK(COM.MICROSOFT.CONCAT(&quot;https://www.amusement-center.com/project/egg/game/?product_id=&quot;; [.C1640]))" office:value-type="string" office:string-value="https://www.amusement-center.com/project/egg/game/?product_id=1358" calcext:value-type="string">
            <text:p>https://www.amusement-center.com/project/egg/game/?product_id=1358</text:p>
          </table:table-cell>
        </table:table-row>
        <table:table-row table:style-name="ro1">
          <table:table-cell office:value-type="string" calcext:value-type="string">
            <text:p>魔物ハンター妖子 ―遠き呼び声―</text:p>
          </table:table-cell>
          <table:table-cell office:value-type="string" calcext:value-type="string">
            <text:p>Mamono Hunter - Youko - Tooki Yobigoe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21a.bin</text:p>
          </table:table-cell>
          <table:table-cell office:value-type="string" calcext:value-type="string">
            <text:p>NCS0021.bmp</text:p>
          </table:table-cell>
          <table:table-cell office:value-type="string" calcext:value-type="string">
            <text:p>NCS0021m.bin</text:p>
          </table:table-cell>
          <table:table-cell/>
          <table:table-cell table:formula="of:=HYPERLINK(COM.MICROSOFT.CONCAT(&quot;https://www.amusement-center.com/project/egg/game/?product_id=&quot;; [.C1641]))" office:value-type="string" office:string-value="https://www.amusement-center.com/project/egg/game/?product_id=1279" calcext:value-type="string">
            <text:p>https://www.amusement-center.com/project/egg/game/?product_id=1279</text:p>
          </table:table-cell>
        </table:table-row>
        <table:table-row table:style-name="ro1">
          <table:table-cell office:value-type="string" calcext:value-type="string">
            <text:p>魔物ハンター妖子 ―魔界からの転校生―</text:p>
          </table:table-cell>
          <table:table-cell office:value-type="string" calcext:value-type="string">
            <text:p>Mamono Hunter - Youko - Makai kara no Tenkousei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NCS0019a.bin</text:p>
          </table:table-cell>
          <table:table-cell office:value-type="string" calcext:value-type="string">
            <text:p>NCS0019.bmp</text:p>
          </table:table-cell>
          <table:table-cell office:value-type="string" calcext:value-type="string">
            <text:p>NCS0019m.bin</text:p>
          </table:table-cell>
          <table:table-cell/>
          <table:table-cell table:formula="of:=HYPERLINK(COM.MICROSOFT.CONCAT(&quot;https://www.amusement-center.com/project/egg/game/?product_id=&quot;; [.C1642]))" office:value-type="string" office:string-value="https://www.amusement-center.com/project/egg/game/?product_id=1274" calcext:value-type="string">
            <text:p>https://www.amusement-center.com/project/egg/game/?product_id=1274</text:p>
          </table:table-cell>
        </table:table-row>
        <table:table-row table:style-name="ro1">
          <table:table-cell office:value-type="string" calcext:value-type="string">
            <text:p>魔物ハンター妖子 第7の警鐘</text:p>
          </table:table-cell>
          <table:table-cell office:value-type="string" calcext:value-type="string">
            <text:p>Mamono Hunter Youko - Dai 7 no Keishou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Mega Drive</text:p>
          </table:table-cell>
          <table:table-cell office:value-type="string" calcext:value-type="string">
            <text:p>NCS0040a.bin</text:p>
          </table:table-cell>
          <table:table-cell office:value-type="string" calcext:value-type="string">
            <text:p>NCS0040.bmp</text:p>
          </table:table-cell>
          <table:table-cell table:number-columns-repeated="2"/>
          <table:table-cell table:formula="of:=HYPERLINK(COM.MICROSOFT.CONCAT(&quot;https://www.amusement-center.com/project/egg/game/?product_id=&quot;; [.C1643]))" office:value-type="string" office:string-value="https://www.amusement-center.com/project/egg/game/?product_id=1456" calcext:value-type="string">
            <text:p>https://www.amusement-center.com/project/egg/game/?product_id=1456</text:p>
          </table:table-cell>
        </table:table-row>
        <table:table-row table:style-name="ro1">
          <table:table-cell office:value-type="string" calcext:value-type="string">
            <text:p>魔王ゴルベリアス</text:p>
          </table:table-cell>
          <table:table-cell office:value-type="string" calcext:value-type="string">
            <text:p>Maou Golvelliu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3a.bin</text:p>
          </table:table-cell>
          <table:table-cell office:value-type="string" calcext:value-type="string">
            <text:p>COM1003.bmp</text:p>
          </table:table-cell>
          <table:table-cell table:number-columns-repeated="2"/>
          <table:table-cell table:formula="of:=HYPERLINK(COM.MICROSOFT.CONCAT(&quot;https://www.amusement-center.com/project/egg/game/?product_id=&quot;; [.C1644]))" office:value-type="string" office:string-value="https://www.amusement-center.com/project/egg/game/?product_id=293" calcext:value-type="string">
            <text:p>https://www.amusement-center.com/project/egg/game/?product_id=293</text:p>
          </table:table-cell>
        </table:table-row>
        <table:table-row table:style-name="ro1">
          <table:table-cell office:value-type="string" calcext:value-type="string">
            <text:p>魔王ゴルベリアス</text:p>
          </table:table-cell>
          <table:table-cell office:value-type="string" calcext:value-type="string">
            <text:p>Maou Golvellius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MarkIII</text:p>
          </table:table-cell>
          <table:table-cell office:value-type="string" calcext:value-type="string">
            <text:p>COM4001a.bin</text:p>
          </table:table-cell>
          <table:table-cell office:value-type="string" calcext:value-type="string">
            <text:p>COM4001.bmp</text:p>
          </table:table-cell>
          <table:table-cell office:value-type="string" calcext:value-type="string">
            <text:p>COM4001m.bin</text:p>
          </table:table-cell>
          <table:table-cell/>
          <table:table-cell table:formula="of:=HYPERLINK(COM.MICROSOFT.CONCAT(&quot;https://www.amusement-center.com/project/egg/game/?product_id=&quot;; [.C1645]))" office:value-type="string" office:string-value="https://www.amusement-center.com/project/egg/game/?product_id=1177" calcext:value-type="string">
            <text:p>https://www.amusement-center.com/project/egg/game/?product_id=1177</text:p>
          </table:table-cell>
        </table:table-row>
        <table:table-row table:style-name="ro1">
          <table:table-cell office:value-type="string" calcext:value-type="string">
            <text:p>魔王ゴルベリアス</text:p>
          </table:table-cell>
          <table:table-cell office:value-type="string" calcext:value-type="string">
            <text:p>Maou Golvellius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MSX</text:p>
          </table:table-cell>
          <table:table-cell office:value-type="string" calcext:value-type="string">
            <text:p>COM1003a.bin</text:p>
          </table:table-cell>
          <table:table-cell office:value-type="string" calcext:value-type="string">
            <text:p>COM1003.bmp</text:p>
          </table:table-cell>
          <table:table-cell table:number-columns-repeated="2"/>
          <table:table-cell table:formula="of:=HYPERLINK(COM.MICROSOFT.CONCAT(&quot;https://www.amusement-center.com/project/egg/game/?product_id=&quot;; [.C1646]))" office:value-type="string" office:string-value="https://www.amusement-center.com/project/egg/game/?product_id=1382" calcext:value-type="string">
            <text:p>https://www.amusement-center.com/project/egg/game/?product_id=1382</text:p>
          </table:table-cell>
        </table:table-row>
        <table:table-row table:style-name="ro1">
          <table:table-cell office:value-type="string" calcext:value-type="string">
            <text:p>魔界八犬伝SHADA</text:p>
          </table:table-cell>
          <table:table-cell office:value-type="string" calcext:value-type="string">
            <text:p>Makai Hekkenden Shada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PC Engine</text:p>
          </table:table-cell>
          <table:table-cell office:value-type="string" calcext:value-type="string">
            <text:p>GMD0026a.bin</text:p>
          </table:table-cell>
          <table:table-cell office:value-type="string" calcext:value-type="string">
            <text:p>GMD0026.bmp</text:p>
          </table:table-cell>
          <table:table-cell office:value-type="string" calcext:value-type="string">
            <text:p>GMD0026m.bin</text:p>
          </table:table-cell>
          <table:table-cell/>
          <table:table-cell table:formula="of:=HYPERLINK(COM.MICROSOFT.CONCAT(&quot;https://www.amusement-center.com/project/egg/game/?product_id=&quot;; [.C1647]))" office:value-type="string" office:string-value="https://www.amusement-center.com/project/egg/game/?product_id=1379" calcext:value-type="string">
            <text:p>https://www.amusement-center.com/project/egg/game/?product_id=1379</text:p>
          </table:table-cell>
        </table:table-row>
        <table:table-row table:style-name="ro1">
          <table:table-cell office:value-type="string" calcext:value-type="string">
            <text:p>魔界復活</text:p>
          </table:table-cell>
          <table:table-cell office:value-type="string" calcext:value-type="string">
            <text:p>Makai Fukkatsu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STW0002a.bin</text:p>
          </table:table-cell>
          <table:table-cell office:value-type="string" calcext:value-type="string">
            <text:p>STW0002.bmp</text:p>
          </table:table-cell>
          <table:table-cell table:number-columns-repeated="2"/>
          <table:table-cell table:formula="of:=HYPERLINK(COM.MICROSOFT.CONCAT(&quot;https://www.amusement-center.com/project/egg/game/?product_id=&quot;; [.C1648]))" office:value-type="string" office:string-value="https://www.amusement-center.com/project/egg/game/?product_id=178" calcext:value-type="string">
            <text:p>https://www.amusement-center.com/project/egg/game/?product_id=178</text:p>
          </table:table-cell>
        </table:table-row>
        <table:table-row table:style-name="ro1">
          <table:table-cell office:value-type="string" calcext:value-type="string">
            <text:p>麻雀狂時代SPECIAL</text:p>
          </table:table-cell>
          <table:table-cell office:value-type="string" calcext:value-type="string">
            <text:p>Mahjong Kyou Jidai - Special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MCN0002a.bin</text:p>
          </table:table-cell>
          <table:table-cell office:value-type="string" calcext:value-type="string">
            <text:p>MCN0002.bmp</text:p>
          </table:table-cell>
          <table:table-cell office:value-type="string" calcext:value-type="string">
            <text:p>MCN0002m.bin</text:p>
          </table:table-cell>
          <table:table-cell/>
          <table:table-cell table:formula="of:=HYPERLINK(COM.MICROSOFT.CONCAT(&quot;https://www.amusement-center.com/project/egg/game/?product_id=&quot;; [.C1649]))" office:value-type="string" office:string-value="https://www.amusement-center.com/project/egg/game/?product_id=1115" calcext:value-type="string">
            <text:p>https://www.amusement-center.com/project/egg/game/?product_id=1115</text:p>
          </table:table-cell>
        </table:table-row>
        <table:table-row table:style-name="ro1">
          <table:table-cell office:value-type="string" calcext:value-type="string">
            <text:p>麻雀狂時代SPECIALII 冒険編</text:p>
          </table:table-cell>
          <table:table-cell office:value-type="string" calcext:value-type="string">
            <text:p>Mahjong Kyou Jidai - Special II - Bouken-he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MCN0004a.bin</text:p>
          </table:table-cell>
          <table:table-cell office:value-type="string" calcext:value-type="string">
            <text:p>MCN0004.bmp</text:p>
          </table:table-cell>
          <table:table-cell table:number-columns-repeated="2"/>
          <table:table-cell table:formula="of:=HYPERLINK(COM.MICROSOFT.CONCAT(&quot;https://www.amusement-center.com/project/egg/game/?product_id=&quot;; [.C1650]))" office:value-type="string" office:string-value="https://www.amusement-center.com/project/egg/game/?product_id=1140" calcext:value-type="string">
            <text:p>https://www.amusement-center.com/project/egg/game/?product_id=1140</text:p>
          </table:table-cell>
        </table:table-row>
        <table:table-row table:style-name="ro1">
          <table:table-cell office:value-type="string" calcext:value-type="string">
            <text:p>麻雀王伝説 <text:s/></text:p>
          </table:table-cell>
          <table:table-cell office:value-type="string" calcext:value-type="string">
            <text:p>Majong Ou Densetsu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NTB0002a.bin</text:p>
          </table:table-cell>
          <table:table-cell office:value-type="string" calcext:value-type="string">
            <text:p>NTB0002.bmp</text:p>
          </table:table-cell>
          <table:table-cell office:value-type="string" calcext:value-type="string">
            <text:p>NTB0002m.bin</text:p>
          </table:table-cell>
          <table:table-cell/>
          <table:table-cell table:formula="of:=HYPERLINK(COM.MICROSOFT.CONCAT(&quot;https://www.amusement-center.com/project/egg/game/?product_id=&quot;; [.C1651]))" office:value-type="string" office:string-value="https://www.amusement-center.com/project/egg/game/?product_id=773" calcext:value-type="string">
            <text:p>https://www.amusement-center.com/project/egg/game/?product_id=773</text:p>
          </table:table-cell>
        </table:table-row>
        <table:table-row table:style-name="ro1">
          <table:table-cell office:value-type="string" calcext:value-type="string">
            <text:p>黄金の墓</text:p>
          </table:table-cell>
          <table:table-cell office:value-type="string" calcext:value-type="string">
            <text:p>Ougon no Hak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C-8801</text:p>
          </table:table-cell>
          <table:table-cell office:value-type="string" calcext:value-type="string">
            <text:p>ROM0001a.bin</text:p>
          </table:table-cell>
          <table:table-cell office:value-type="string" calcext:value-type="string">
            <text:p>ROM0001.bmp</text:p>
          </table:table-cell>
          <table:table-cell table:number-columns-repeated="2"/>
          <table:table-cell table:formula="of:=HYPERLINK(COM.MICROSOFT.CONCAT(&quot;https://www.amusement-center.com/project/egg/game/?product_id=&quot;; [.C1652]))" office:value-type="string" office:string-value="https://www.amusement-center.com/project/egg/game/?product_id=500" calcext:value-type="string">
            <text:p>https://www.amusement-center.com/project/egg/game/?product_id=500</text:p>
          </table:table-cell>
        </table:table-row>
        <table:table-row table:style-name="ro1">
          <table:table-cell office:value-type="string" calcext:value-type="string">
            <text:p>黄金の羅針盤</text:p>
          </table:table-cell>
          <table:table-cell office:value-type="string" calcext:value-type="string">
            <text:p>Ougon no Rashinba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RIV0004a.bin</text:p>
          </table:table-cell>
          <table:table-cell office:value-type="string" calcext:value-type="string">
            <text:p>RIV0004.bmp</text:p>
          </table:table-cell>
          <table:table-cell table:number-columns-repeated="2"/>
          <table:table-cell table:formula="of:=HYPERLINK(COM.MICROSOFT.CONCAT(&quot;https://www.amusement-center.com/project/egg/game/?product_id=&quot;; [.C1653]))" office:value-type="string" office:string-value="https://www.amusement-center.com/project/egg/game/?product_id=108" calcext:value-type="string">
            <text:p>https://www.amusement-center.com/project/egg/game/?product_id=108</text:p>
          </table:table-cell>
        </table:table-row>
        <table:table-row table:style-name="ro1">
          <table:table-cell office:value-type="string" calcext:value-type="string">
            <text:p>黄金の羅針盤 翔洋丸桑港航路殺人事件</text:p>
          </table:table-cell>
          <table:table-cell office:value-type="string" calcext:value-type="string">
            <text:p>Ougon no Rashinban - Shouyou-maru Soukou Kouro Satsujin Jiken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RIV0030a.bin</text:p>
          </table:table-cell>
          <table:table-cell office:value-type="string" calcext:value-type="string">
            <text:p>RIV0030.bmp</text:p>
          </table:table-cell>
          <table:table-cell table:number-columns-repeated="2"/>
          <table:table-cell table:formula="of:=HYPERLINK(COM.MICROSOFT.CONCAT(&quot;https://www.amusement-center.com/project/egg/game/?product_id=&quot;; [.C1654]))" office:value-type="string" office:string-value="https://www.amusement-center.com/project/egg/game/?product_id=1290" calcext:value-type="string">
            <text:p>https://www.amusement-center.com/project/egg/game/?product_id=1290</text:p>
          </table:table-cell>
        </table:table-row>
        <table:table-row table:style-name="ro1">
          <table:table-cell office:value-type="string" calcext:value-type="string">
            <text:p>龍の花園</text:p>
          </table:table-cell>
          <table:table-cell office:value-type="string" calcext:value-type="string">
            <text:p>Ryuu no Hanazon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X2</text:p>
          </table:table-cell>
          <table:table-cell office:value-type="string" calcext:value-type="string">
            <text:p>FAS1001a.bin</text:p>
          </table:table-cell>
          <table:table-cell office:value-type="string" calcext:value-type="string">
            <text:p>FAS1001.bmp</text:p>
          </table:table-cell>
          <table:table-cell table:number-columns-repeated="2"/>
          <table:table-cell table:formula="of:=HYPERLINK(COM.MICROSOFT.CONCAT(&quot;https://www.amusement-center.com/project/egg/game/?product_id=&quot;; [.C1655]))" office:value-type="string" office:string-value="https://www.amusement-center.com/project/egg/game/?product_id=120" calcext:value-type="string">
            <text:p>https://www.amusement-center.com/project/egg/game/?product_id=120</text:p>
          </table:table-cell>
        </table:table-row>
        <table:table-row table:style-name="ro1">
          <table:table-cell office:value-type="string" calcext:value-type="string">
            <text:p>ソフトでハードな物語</text:p>
          </table:table-cell>
          <table:table-cell office:value-type="string" calcext:value-type="string">
            <text:p>Soft de Hard na Monogatari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31a.bin</text:p>
          </table:table-cell>
          <table:table-cell office:value-type="string" calcext:value-type="string">
            <text:p>SAC0031.bmp</text:p>
          </table:table-cell>
          <table:table-cell office:value-type="string" calcext:value-type="string">
            <text:p>SAC0031m.bin</text:p>
          </table:table-cell>
          <table:table-cell/>
          <table:table-cell table:formula="of:=HYPERLINK(COM.MICROSOFT.CONCAT(&quot;https://www.amusement-center.com/project/egg/game/?product_id=&quot;; [.C1656]))" office:value-type="string" office:string-value="https://www.amusement-center.com/project/egg/game/?product_id=1808" calcext:value-type="string">
            <text:p>https://www.amusement-center.com/project/egg/game/?product_id=1808</text:p>
          </table:table-cell>
        </table:table-row>
        <table:table-row table:style-name="ro1">
          <table:table-cell office:value-type="string" calcext:value-type="string">
            <text:p>メルヘンヴェールII</text:p>
          </table:table-cell>
          <table:table-cell office:value-type="string" calcext:value-type="string">
            <text:p>Maerchen Veil II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PC-9801</text:p>
          </table:table-cell>
          <table:table-cell office:value-type="string" calcext:value-type="string">
            <text:p>SAC0032a.bin</text:p>
          </table:table-cell>
          <table:table-cell office:value-type="string" calcext:value-type="string">
            <text:p>SAC0032.bmp</text:p>
          </table:table-cell>
          <table:table-cell office:value-type="string" calcext:value-type="string">
            <text:p>SAC0032m.bin</text:p>
          </table:table-cell>
          <table:table-cell/>
          <table:table-cell table:formula="of:=HYPERLINK(COM.MICROSOFT.CONCAT(&quot;https://www.amusement-center.com/project/egg/game/?product_id=&quot;; [.C1657]))" office:value-type="string" office:string-value="https://www.amusement-center.com/project/egg/game/?product_id=1809" calcext:value-type="string">
            <text:p>https://www.amusement-center.com/project/egg/game/?product_id=1809</text:p>
          </table:table-cell>
        </table:table-row>
        <table:table-row table:style-name="ro1">
          <table:table-cell office:value-type="string" calcext:value-type="string">
            <text:p>コットン</text:p>
          </table:table-cell>
          <table:table-cell office:value-type="string" calcext:value-type="string">
            <text:p>Cotton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X68000</text:p>
          </table:table-cell>
          <table:table-cell office:value-type="string" calcext:value-type="string">
            <text:p>SCS0002a.bin</text:p>
          </table:table-cell>
          <table:table-cell office:value-type="string" calcext:value-type="string">
            <text:p>SCS0002.bmp</text:p>
          </table:table-cell>
          <table:table-cell office:value-type="string" calcext:value-type="string">
            <text:p>SCS0002m.bin</text:p>
          </table:table-cell>
          <table:table-cell/>
          <table:table-cell table:formula="of:=HYPERLINK(COM.MICROSOFT.CONCAT(&quot;https://www.amusement-center.com/project/egg/game/?product_id=&quot;; [.C1658]))" office:value-type="string" office:string-value="https://www.amusement-center.com/project/egg/game/?product_id=1810" calcext:value-type="string">
            <text:p>https://www.amusement-center.com/project/egg/game/?product_id=1810</text:p>
          </table:table-cell>
        </table:table-row>
        <table:table-row table:style-name="ro1">
          <table:table-cell office:value-type="string" calcext:value-type="string">
            <text:p>ソードワールドSFC2 いにしえの巨人伝説</text:p>
          </table:table-cell>
          <table:table-cell office:value-type="string" calcext:value-type="string">
            <text:p>Sword World SFC 2 - Inishie no Kyojin Densetsu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TAE0058a.bin</text:p>
          </table:table-cell>
          <table:table-cell/>
          <table:table-cell office:value-type="string" calcext:value-type="string">
            <text:p>TAE0058m.bin</text:p>
          </table:table-cell>
          <table:table-cell/>
          <table:table-cell table:formula="of:=HYPERLINK(COM.MICROSOFT.CONCAT(&quot;https://www.amusement-center.com/project/egg/game/?product_id=&quot;; [.C1659]))" office:value-type="string" office:string-value="https://www.amusement-center.com/project/egg/game/?product_id=1811" calcext:value-type="string">
            <text:p>https://www.amusement-center.com/project/egg/game/?product_id=1811</text:p>
          </table:table-cell>
        </table:table-row>
      </table:table>
      <table:table table:name="Compile Station" table:style-name="ta1"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l-Do・ra・do</text:p>
          </table:table-cell>
          <table:table-cell/>
        </table:table-row>
        <table:table-row table:style-name="ro2">
          <table:table-cell office:value-type="string" calcext:value-type="string">
            <text:p>RUN! RUN! IVAN!</text:p>
          </table:table-cell>
          <table:table-cell/>
        </table:table-row>
        <table:table-row table:style-name="ro2">
          <table:table-cell office:value-type="string" calcext:value-type="string">
            <text:p>GO! GO! IVAN</text:p>
          </table:table-cell>
          <table:table-cell/>
        </table:table-row>
        <table:table-row table:style-name="ro1">
          <table:table-cell office:value-type="string" calcext:value-type="string">
            <text:p>JUMPHERO外伝4 ～ブッちぎりアクションワールド～</text:p>
          </table:table-cell>
          <table:table-cell office:value-type="string" calcext:value-type="string">
            <text:p>Jump Hero Gaiden 4 – Bucchigiri Action World</text:p>
          </table:table-cell>
        </table:table-row>
        <table:table-row table:style-name="ro2">
          <table:table-cell office:value-type="string" calcext:value-type="string">
            <text:p>Mystic Arts</text:p>
          </table:table-cell>
          <table:table-cell/>
        </table:table-row>
        <table:table-row table:style-name="ro1">
          <table:table-cell office:value-type="string" calcext:value-type="string">
            <text:p>オプション☆モンスター</text:p>
          </table:table-cell>
          <table:table-cell office:value-type="string" calcext:value-type="string">
            <text:p>Option Monster</text:p>
          </table:table-cell>
        </table:table-row>
        <table:table-row table:style-name="ro1">
          <table:table-cell office:value-type="string" calcext:value-type="string">
            <text:p>オプション☆モンスターMINIMUM</text:p>
          </table:table-cell>
          <table:table-cell office:value-type="string" calcext:value-type="string">
            <text:p>Option Monster – Minimum</text:p>
          </table:table-cell>
        </table:table-row>
        <table:table-row table:style-name="ro1">
          <table:table-cell office:value-type="string" calcext:value-type="string">
            <text:p>たぬキッズMINI</text:p>
          </table:table-cell>
          <table:table-cell/>
        </table:table-row>
        <table:table-row table:style-name="ro1">
          <table:table-cell office:value-type="string" calcext:value-type="string">
            <text:p>たぬキッズRACE</text:p>
          </table:table-cell>
          <table:table-cell/>
        </table:table-row>
        <table:table-row table:style-name="ro1">
          <table:table-cell office:value-type="string" calcext:value-type="string">
            <text:p>バケツリレーチャンプ</text:p>
          </table:table-cell>
          <table:table-cell/>
        </table:table-row>
        <table:table-row table:style-name="ro1">
          <table:table-cell office:value-type="string" calcext:value-type="string">
            <text:p>ボンバースルーGOGO! ～ジャンプヒーロー外伝2～</text:p>
          </table:table-cell>
          <table:table-cell/>
        </table:table-row>
        <table:table-row table:style-name="ro1">
          <table:table-cell office:value-type="string" calcext:value-type="string">
            <text:p>幻世快進劇</text:p>
          </table:table-cell>
          <table:table-cell/>
        </table:table-row>
        <table:table-row table:style-name="ro1">
          <table:table-cell office:value-type="string" calcext:value-type="string">
            <text:p>GEO CONFLICT ADVENTURE-孤影の精霊-</text:p>
          </table:table-cell>
          <table:table-cell/>
        </table:table-row>
        <table:table-row table:style-name="ro1">
          <table:table-cell office:value-type="string" calcext:value-type="string">
            <text:p>JUMPHERO外伝3 ～トビっきりアドベンチャー～</text:p>
          </table:table-cell>
          <table:table-cell/>
        </table:table-row>
        <table:table-row table:style-name="ro1">
          <table:table-cell office:value-type="string" calcext:value-type="string">
            <text:p>あっぷるそーす JOURNEY</text:p>
          </table:table-cell>
          <table:table-cell/>
        </table:table-row>
        <table:table-row table:style-name="ro1">
          <table:table-cell office:value-type="string" calcext:value-type="string">
            <text:p>あっぷるそーす アングラー</text:p>
          </table:table-cell>
          <table:table-cell/>
        </table:table-row>
        <table:table-row table:style-name="ro1">
          <table:table-cell office:value-type="string" calcext:value-type="string">
            <text:p>あっぷるそーす スナイパー</text:p>
          </table:table-cell>
          <table:table-cell/>
        </table:table-row>
        <table:table-row table:style-name="ro1">
          <table:table-cell office:value-type="string" calcext:value-type="string">
            <text:p>あっぷるそーす ぼくらの無人島</text:p>
          </table:table-cell>
          <table:table-cell/>
        </table:table-row>
        <table:table-row table:style-name="ro1">
          <table:table-cell office:value-type="string" calcext:value-type="string">
            <text:p>あっぷるそーす めざせ!!宇宙英雄</text:p>
          </table:table-cell>
          <table:table-cell/>
        </table:table-row>
        <table:table-row table:style-name="ro1">
          <table:table-cell office:value-type="string" calcext:value-type="string">
            <text:p>あっぷるそーす 森のクリスマス</text:p>
          </table:table-cell>
          <table:table-cell/>
        </table:table-row>
        <table:table-row table:style-name="ro1">
          <table:table-cell office:value-type="string" calcext:value-type="string">
            <text:p>フロートランドのおとぎばなし- The Book of TIPPLE -</text:p>
          </table:table-cell>
          <table:table-cell/>
        </table:table-row>
        <table:table-row table:style-name="ro1">
          <table:table-cell office:value-type="string" calcext:value-type="string">
            <text:p>Pa☆パ☆ぱずる たぬキッズ</text:p>
          </table:table-cell>
          <table:table-cell/>
        </table:table-row>
        <table:table-row table:style-name="ro1">
          <table:table-cell office:value-type="string" calcext:value-type="string">
            <text:p>Pa☆パ☆ぱずる たぬキッズ 2nd</text:p>
          </table:table-cell>
          <table:table-cell/>
        </table:table-row>
        <table:table-row table:style-name="ro1">
          <table:table-cell office:value-type="string" calcext:value-type="string">
            <text:p>Pa☆パ☆ぱずる たぬキッズ 3rd</text:p>
          </table:table-cell>
          <table:table-cell/>
        </table:table-row>
        <table:table-row table:style-name="ro1">
          <table:table-cell office:value-type="string" calcext:value-type="string">
            <text:p>幻世酔虎伝</text:p>
          </table:table-cell>
          <table:table-cell/>
        </table:table-row>
        <table:table-row table:style-name="ro2">
          <table:table-cell office:value-type="string" calcext:value-type="string">
            <text:p>Wander Wonder</text:p>
          </table:table-cell>
          <table:table-cell/>
        </table:table-row>
        <table:table-row table:style-name="ro1">
          <table:table-cell office:value-type="string" calcext:value-type="string">
            <text:p>After Devil Force ～狂王の後継者～</text:p>
          </table:table-cell>
          <table:table-cell/>
        </table:table-row>
        <table:table-row table:style-name="ro1">
          <table:table-cell office:value-type="string" calcext:value-type="string">
            <text:p>DEVIL FORCE III ～剣と花束～</text:p>
          </table:table-cell>
          <table:table-cell/>
        </table:table-row>
        <table:table-row table:style-name="ro2">
          <table:table-cell office:value-type="string" calcext:value-type="string">
            <text:p>GEO CONFLICT 4 - The End of Reincarnation - </text:p>
          </table:table-cell>
          <table:table-cell/>
        </table:table-row>
        <table:table-row table:style-name="ro2">
          <table:table-cell office:value-type="string" calcext:value-type="string">
            <text:p>GEO CONFLICT 3 - Hell's Gate Crusaders -</text:p>
          </table:table-cell>
          <table:table-cell/>
        </table:table-row>
        <table:table-row table:style-name="ro2">
          <table:table-cell office:value-type="string" calcext:value-type="string">
            <text:p>After Devil Force外伝　THE SWORD BATTLE OF QUAUDA</text:p>
          </table:table-cell>
          <table:table-cell/>
        </table:table-row>
        <table:table-row table:style-name="ro2">
          <table:table-cell office:value-type="string" calcext:value-type="string">
            <text:p>Jino-Brodiaea's WanderNumber</text:p>
          </table:table-cell>
          <table:table-cell/>
        </table:table-row>
        <table:table-row table:style-name="ro1">
          <table:table-cell office:value-type="string" calcext:value-type="string">
            <text:p>てんしんらんまんセイギマン</text:p>
          </table:table-cell>
          <table:table-cell/>
        </table:table-row>
        <table:table-row table:style-name="ro1">
          <table:table-cell office:value-type="string" calcext:value-type="string">
            <text:p>フロートランドのおとぎばなし</text:p>
          </table:table-cell>
          <table:table-cell/>
        </table:table-row>
        <table:table-row table:style-name="ro1">
          <table:table-cell office:value-type="string" calcext:value-type="string">
            <text:p>幻世牌遊記</text:p>
          </table:table-cell>
          <table:table-cell/>
        </table:table-row>
        <table:table-row table:style-name="ro1">
          <table:table-cell office:value-type="string" calcext:value-type="string">
            <text:p>さる山天国２</text:p>
          </table:table-cell>
          <table:table-cell/>
        </table:table-row>
        <table:table-row table:style-name="ro1">
          <table:table-cell office:value-type="string" calcext:value-type="string">
            <text:p>ポリポリ！スピード大作戦</text:p>
          </table:table-cell>
          <table:table-cell/>
        </table:table-row>
        <table:table-row table:style-name="ro1">
          <table:table-cell office:value-type="string" calcext:value-type="string">
            <text:p>大海鮮</text:p>
          </table:table-cell>
          <table:table-cell/>
        </table:table-row>
        <table:table-row table:style-name="ro1">
          <table:table-cell office:value-type="string" calcext:value-type="string">
            <text:p>クイズつなひきチャンプ</text:p>
          </table:table-cell>
          <table:table-cell/>
        </table:table-row>
      </table:table>
      <table:named-expressions/>
      <table:database-ranges>
        <table:database-range table:name="__Anonymous_Sheet_DB__0" table:target-range-address="egg_data.A1:egg_data.H16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23:13:19.2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3:05:27.599000000</dc:date>
    <meta:editing-duration>P9DT8H30M36S</meta:editing-duration>
    <meta:editing-cycles>23</meta:editing-cycles>
    <meta:generator>LibreOffice/7.3.3.2$Windows_X86_64 LibreOffice_project/d1d0ea68f081ee2800a922cac8f79445e4603348</meta:generator>
    <meta:document-statistic meta:table-count="2" meta:cell-count="12688" meta:object-count="0"/>
  </office:meta>
</office:document-meta>
</file>